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2.133cm"/>
    </style:style>
    <style:style style:name="co6" style:family="table-column">
      <style:table-column-properties fo:break-before="auto" style:column-width="3.249cm"/>
    </style:style>
    <style:style style:name="co7" style:family="table-column">
      <style:table-column-properties fo:break-before="auto" style:column-width="2.187cm"/>
    </style:style>
    <style:style style:name="co8" style:family="table-column">
      <style:table-column-properties fo:break-before="auto" style:column-width="3.794cm"/>
    </style:style>
    <style:style style:name="co9" style:family="table-column">
      <style:table-column-properties fo:break-before="auto" style:column-width="2.485cm"/>
    </style:style>
    <style:style style:name="co10" style:family="table-column">
      <style:table-column-properties fo:break-before="auto" style:column-width="2.676cm"/>
    </style:style>
    <style:style style:name="co11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1.942cm"/>
    </style:style>
    <style:style style:name="co13" style:family="table-column">
      <style:table-column-properties fo:break-before="auto" style:column-width="3.14cm"/>
    </style:style>
    <style:style style:name="co14" style:family="table-column">
      <style:table-column-properties fo:break-before="auto" style:column-width="1.588cm"/>
    </style:style>
    <style:style style:name="co15" style:family="table-column">
      <style:table-column-properties fo:break-before="auto" style:column-width="2.104cm"/>
    </style:style>
    <style:style style:name="co16" style:family="table-column">
      <style:table-column-properties fo:break-before="auto" style:column-width="2.295cm"/>
    </style:style>
    <style:style style:name="co17" style:family="table-column">
      <style:table-column-properties fo:break-before="auto" style:column-width="2.268cm"/>
    </style:style>
    <style:style style:name="co18" style:family="table-column">
      <style:table-column-properties fo:break-before="auto" style:column-width="2.649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2006p_flux_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3" table:default-cell-style-name="Default"/>
        <table:table-column table:style-name="co3" table:number-columns-repeated="5" table:default-cell-style-name="Default"/>
        <table:table-column table:style-name="co5" table:number-columns-repeated="4" table:default-cell-style-name="Default"/>
        <table:table-column table:style-name="co12" table:number-columns-repeated="2" table:default-cell-style-name="Default"/>
        <table:table-column table:style-name="co14" table:default-cell-style-name="Default"/>
        <table:table-column table:style-name="co15" table:number-columns-repeated="9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number-columns-repeated="4" table:default-cell-style-name="Default"/>
        <table:table-column table:style-name="co5" table:default-cell-style-name="Default"/>
        <table:table-column table:style-name="co18" table:number-columns-repeated="2" table:default-cell-style-name="Default"/>
        <table:table-row table:style-name="ro1">
          <table:table-cell office:value-type="string" calcext:value-type="string">
            <text:p>DO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SIDUE_P</text:p>
          </table:table-cell>
          <table:table-cell office:value-type="string" calcext:value-type="string">
            <text:p>HUMUS_P</text:p>
          </table:table-cell>
          <table:table-cell office:value-type="string" calcext:value-type="string">
            <text:p>FERTZR_P</text:p>
          </table:table-cell>
          <table:table-cell office:value-type="string" calcext:value-type="string">
            <text:p>NET_PL_EXCH_P</text:p>
          </table:table-cell>
          <table:table-cell office:value-type="string" calcext:value-type="string">
            <text:p>EXCH_PO4</text:p>
          </table:table-cell>
          <table:table-cell office:value-type="string" calcext:value-type="string">
            <text:p>SUR_DOP+SED_FLX</text:p>
          </table:table-cell>
          <table:table-cell office:value-type="string" calcext:value-type="string">
            <text:p>SUB_DOP_FLX</text:p>
          </table:table-cell>
          <table:table-cell office:value-type="string" calcext:value-type="string">
            <text:p>SUR_DIP_FLX</text:p>
          </table:table-cell>
          <table:table-cell office:value-type="string" calcext:value-type="string">
            <text:p>SUB_DIP_FLX</text:p>
          </table:table-cell>
          <table:table-cell office:value-type="string" calcext:value-type="string">
            <text:p>PRECIP_P</text:p>
          </table:table-cell>
          <table:table-cell office:value-type="string" calcext:value-type="string">
            <text:p>MICRO_P</text:p>
          </table:table-cell>
          <table:table-cell office:value-type="string" calcext:value-type="string">
            <text:p>FIRE_POX_EMIT</text:p>
          </table:table-cell>
          <table:table-cell office:value-type="string" calcext:value-type="string">
            <text:p>PO4_1</text:p>
          </table:table-cell>
          <table:table-cell office:value-type="string" calcext:value-type="string">
            <text:p>PO4_2</text:p>
          </table:table-cell>
          <table:table-cell office:value-type="string" calcext:value-type="string">
            <text:p>PO4_3</text:p>
          </table:table-cell>
          <table:table-cell office:value-type="string" calcext:value-type="string">
            <text:p>PO4_4</text:p>
          </table:table-cell>
          <table:table-cell office:value-type="string" calcext:value-type="string">
            <text:p>PO4_5</text:p>
          </table:table-cell>
          <table:table-cell office:value-type="string" calcext:value-type="string">
            <text:p>PO4_6</text:p>
          </table:table-cell>
          <table:table-cell office:value-type="string" calcext:value-type="string">
            <text:p>PO4_7</text:p>
          </table:table-cell>
          <table:table-cell office:value-type="string" calcext:value-type="string">
            <text:p>PO4_8</text:p>
          </table:table-cell>
          <table:table-cell office:value-type="string" calcext:value-type="string">
            <text:p>PO4_9</text:p>
          </table:table-cell>
          <table:table-cell office:value-type="string" calcext:value-type="string">
            <text:p>PO4_10</text:p>
          </table:table-cell>
          <table:table-cell office:value-type="string" calcext:value-type="string">
            <text:p>PO4_11</text:p>
          </table:table-cell>
          <table:table-cell office:value-type="string" calcext:value-type="string">
            <text:p>PO4_12</text:p>
          </table:table-cell>
          <table:table-cell office:value-type="string" calcext:value-type="string">
            <text:p>PO4_13</text:p>
          </table:table-cell>
          <table:table-cell office:value-type="string" calcext:value-type="string">
            <text:p>PO4_14</text:p>
          </table:table-cell>
          <table:table-cell office:value-type="string" calcext:value-type="string">
            <text:p>PO4_15</text:p>
          </table:table-cell>
          <table:table-cell office:value-type="string" calcext:value-type="string">
            <text:p>EXCH_P_1</text:p>
          </table:table-cell>
          <table:table-cell office:value-type="string" calcext:value-type="string">
            <text:p>EXCH_P_2</text:p>
          </table:table-cell>
          <table:table-cell office:value-type="string" calcext:value-type="string">
            <text:p>EXCH_P_3</text:p>
          </table:table-cell>
          <table:table-cell office:value-type="string" calcext:value-type="string">
            <text:p>EXCH_P_4</text:p>
          </table:table-cell>
          <table:table-cell office:value-type="string" calcext:value-type="string">
            <text:p>EXCH_P_5</text:p>
          </table:table-cell>
          <table:table-cell office:value-type="string" calcext:value-type="string">
            <text:p>EXCH_P_6</text:p>
          </table:table-cell>
          <table:table-cell office:value-type="string" calcext:value-type="string">
            <text:p>EXCH_P_7</text:p>
          </table:table-cell>
          <table:table-cell office:value-type="string" calcext:value-type="string">
            <text:p>EXCH_P_8</text:p>
          </table:table-cell>
          <table:table-cell office:value-type="string" calcext:value-type="string">
            <text:p>EXCH_P_9</text:p>
          </table:table-cell>
          <table:table-cell office:value-type="string" calcext:value-type="string">
            <text:p>EXCH_P_10</text:p>
          </table:table-cell>
          <table:table-cell office:value-type="string" calcext:value-type="string">
            <text:p>EXCH_P_11</text:p>
          </table:table-cell>
          <table:table-cell office:value-type="string" calcext:value-type="string">
            <text:p>EXCH_P_12</text:p>
          </table:table-cell>
          <table:table-cell office:value-type="string" calcext:value-type="string">
            <text:p>EXCH_P_13</text:p>
          </table:table-cell>
          <table:table-cell office:value-type="string" calcext:value-type="string">
            <text:p>EXCH_P_14</text:p>
          </table:table-cell>
          <table:table-cell office:value-type="string" calcext:value-type="string">
            <text:p>EXCH_P_15</text:p>
          </table:table-cell>
          <table:table-cell office:value-type="string" calcext:value-type="string">
            <text:p>PO4_RES</text:p>
          </table:table-cell>
          <table:table-cell office:value-type="string" calcext:value-type="string">
            <text:p>EXCH_P_RES</text:p>
          </table:table-cell>
          <table:table-cell office:value-type="string" calcext:value-type="string">
            <text:p>ECO_HVST_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2006" calcext:value-type="float">
            <text:p>1012006</text:p>
          </table:table-cell>
          <table:table-cell office:value-type="float" office:value="0.8474212" calcext:value-type="float">
            <text:p>0.8474212</text:p>
          </table:table-cell>
          <table:table-cell office:value-type="float" office:value="134.4155" calcext:value-type="float">
            <text:p>134.4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69066" calcext:value-type="float">
            <text:p>42.69066</text:p>
          </table:table-cell>
          <table:table-cell office:value-type="float" office:value="0" calcext:value-type="float">
            <text:p>0</text:p>
          </table:table-cell>
          <table:table-cell office:value-type="float" office:value="0.00000007610294" calcext:value-type="float">
            <text:p>7.610294E-08</text:p>
          </table:table-cell>
          <table:table-cell office:value-type="float" office:value="0" calcext:value-type="float">
            <text:p>0</text:p>
          </table:table-cell>
          <table:table-cell office:value-type="float" office:value="0.00003200305" calcext:value-type="float">
            <text:p>3.200305E-05</text:p>
          </table:table-cell>
          <table:table-cell office:value-type="float" office:value="1168.152" calcext:value-type="float">
            <text:p>1168.152</text:p>
          </table:table-cell>
          <table:table-cell office:value-type="float" office:value="1.005931" calcext:value-type="float">
            <text:p>1.005931</text:p>
          </table:table-cell>
          <table:table-cell office:value-type="float" office:value="0" calcext:value-type="float">
            <text:p>0</text:p>
          </table:table-cell>
          <table:table-cell office:value-type="float" office:value="0.1825991" calcext:value-type="float">
            <text:p>0.1825991</text:p>
          </table:table-cell>
          <table:table-cell office:value-type="float" office:value="0.2952201" calcext:value-type="float">
            <text:p>0.2952201</text:p>
          </table:table-cell>
          <table:table-cell office:value-type="float" office:value="0.2382418" calcext:value-type="float">
            <text:p>0.2382418</text:p>
          </table:table-cell>
          <table:table-cell office:value-type="float" office:value="0.07911405" calcext:value-type="float">
            <text:p>0.07911405</text:p>
          </table:table-cell>
          <table:table-cell office:value-type="float" office:value="0.06333369" calcext:value-type="float">
            <text:p>0.06333369</text:p>
          </table:table-cell>
          <table:table-cell office:value-type="float" office:value="0.02956895" calcext:value-type="float">
            <text:p>0.02956895</text:p>
          </table:table-cell>
          <table:table-cell office:value-type="float" office:value="0.03333202" calcext:value-type="float">
            <text:p>0.03333202</text:p>
          </table:table-cell>
          <table:table-cell office:value-type="float" office:value="0.08561938" calcext:value-type="float">
            <text:p>0.08561938</text:p>
          </table:table-cell>
          <table:table-cell office:value-type="float" office:value="0.1554344" calcext:value-type="float">
            <text:p>0.1554344</text:p>
          </table:table-cell>
          <table:table-cell office:value-type="float" office:value="0.1677322" calcext:value-type="float">
            <text:p>0.1677322</text:p>
          </table:table-cell>
          <table:table-cell office:value-type="float" office:value="0.1708062" calcext:value-type="float">
            <text:p>0.1708062</text:p>
          </table:table-cell>
          <table:table-cell office:value-type="float" office:value="0.1774951" calcext:value-type="float">
            <text:p>0.1774951</text:p>
          </table:table-cell>
          <table:table-cell office:value-type="float" office:value="0.1879184" calcext:value-type="float">
            <text:p>0.1879184</text:p>
          </table:table-cell>
          <table:table-cell office:value-type="float" office:value="0.1914931" calcext:value-type="float">
            <text:p>0.1914931</text:p>
          </table:table-cell>
          <table:table-cell office:value-type="float" office:value="0" calcext:value-type="float">
            <text:p>0</text:p>
          </table:table-cell>
          <table:table-cell office:value-type="float" office:value="48.47053" calcext:value-type="float">
            <text:p>48.47053</text:p>
          </table:table-cell>
          <table:table-cell office:value-type="float" office:value="45.91332" calcext:value-type="float">
            <text:p>45.91332</text:p>
          </table:table-cell>
          <table:table-cell office:value-type="float" office:value="37.69041" calcext:value-type="float">
            <text:p>37.69041</text:p>
          </table:table-cell>
          <table:table-cell office:value-type="float" office:value="12.37377" calcext:value-type="float">
            <text:p>12.37377</text:p>
          </table:table-cell>
          <table:table-cell office:value-type="float" office:value="10.21625" calcext:value-type="float">
            <text:p>10.21625</text:p>
          </table:table-cell>
          <table:table-cell office:value-type="float" office:value="3.53607" calcext:value-type="float">
            <text:p>3.53607</text:p>
          </table:table-cell>
          <table:table-cell office:value-type="float" office:value="3.080866" calcext:value-type="float">
            <text:p>3.080866</text:p>
          </table:table-cell>
          <table:table-cell office:value-type="float" office:value="6.130834" calcext:value-type="float">
            <text:p>6.130834</text:p>
          </table:table-cell>
          <table:table-cell office:value-type="float" office:value="8.963736" calcext:value-type="float">
            <text:p>8.963736</text:p>
          </table:table-cell>
          <table:table-cell office:value-type="float" office:value="10.10277" calcext:value-type="float">
            <text:p>10.10277</text:p>
          </table:table-cell>
          <table:table-cell office:value-type="float" office:value="10.41234" calcext:value-type="float">
            <text:p>10.41234</text:p>
          </table:table-cell>
          <table:table-cell office:value-type="float" office:value="11.00522" calcext:value-type="float">
            <text:p>11.00522</text:p>
          </table:table-cell>
          <table:table-cell office:value-type="float" office:value="11.97686" calcext:value-type="float">
            <text:p>11.97686</text:p>
          </table:table-cell>
          <table:table-cell office:value-type="float" office:value="12.24268" calcext:value-type="float">
            <text:p>12.24268</text:p>
          </table:table-cell>
          <table:table-cell office:value-type="float" office:value="0" calcext:value-type="float">
            <text:p>0</text:p>
          </table:table-cell>
          <table:table-cell office:value-type="float" office:value="18.12155" calcext:value-type="float">
            <text:p>18.121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2006" calcext:value-type="float">
            <text:p>2012006</text:p>
          </table:table-cell>
          <table:table-cell office:value-type="float" office:value="0.8471505" calcext:value-type="float">
            <text:p>0.8471505</text:p>
          </table:table-cell>
          <table:table-cell office:value-type="float" office:value="134.4151" calcext:value-type="float">
            <text:p>134.41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69605" calcext:value-type="float">
            <text:p>42.69605</text:p>
          </table:table-cell>
          <table:table-cell office:value-type="float" office:value="0" calcext:value-type="float">
            <text:p>0</text:p>
          </table:table-cell>
          <table:table-cell office:value-type="float" office:value="0.000001918134" calcext:value-type="float">
            <text:p>1.918134E-06</text:p>
          </table:table-cell>
          <table:table-cell office:value-type="float" office:value="0" calcext:value-type="float">
            <text:p>0</text:p>
          </table:table-cell>
          <table:table-cell office:value-type="float" office:value="0.0002065419" calcext:value-type="float">
            <text:p>0.0002065419</text:p>
          </table:table-cell>
          <table:table-cell office:value-type="float" office:value="1168.147" calcext:value-type="float">
            <text:p>1168.147</text:p>
          </table:table-cell>
          <table:table-cell office:value-type="float" office:value="1.005534" calcext:value-type="float">
            <text:p>1.005534</text:p>
          </table:table-cell>
          <table:table-cell office:value-type="float" office:value="0" calcext:value-type="float">
            <text:p>0</text:p>
          </table:table-cell>
          <table:table-cell office:value-type="float" office:value="0.3410978" calcext:value-type="float">
            <text:p>0.3410978</text:p>
          </table:table-cell>
          <table:table-cell office:value-type="float" office:value="0.3353238" calcext:value-type="float">
            <text:p>0.3353238</text:p>
          </table:table-cell>
          <table:table-cell office:value-type="float" office:value="0.2462004" calcext:value-type="float">
            <text:p>0.2462004</text:p>
          </table:table-cell>
          <table:table-cell office:value-type="float" office:value="0.07882733" calcext:value-type="float">
            <text:p>0.07882733</text:p>
          </table:table-cell>
          <table:table-cell office:value-type="float" office:value="0.06327406" calcext:value-type="float">
            <text:p>0.06327406</text:p>
          </table:table-cell>
          <table:table-cell office:value-type="float" office:value="0.02959141" calcext:value-type="float">
            <text:p>0.02959141</text:p>
          </table:table-cell>
          <table:table-cell office:value-type="float" office:value="0.03305693" calcext:value-type="float">
            <text:p>0.03305693</text:p>
          </table:table-cell>
          <table:table-cell office:value-type="float" office:value="0.0853107" calcext:value-type="float">
            <text:p>0.0853107</text:p>
          </table:table-cell>
          <table:table-cell office:value-type="float" office:value="0.1554649" calcext:value-type="float">
            <text:p>0.1554649</text:p>
          </table:table-cell>
          <table:table-cell office:value-type="float" office:value="0.1677652" calcext:value-type="float">
            <text:p>0.1677652</text:p>
          </table:table-cell>
          <table:table-cell office:value-type="float" office:value="0.1708415" calcext:value-type="float">
            <text:p>0.1708415</text:p>
          </table:table-cell>
          <table:table-cell office:value-type="float" office:value="0.1774553" calcext:value-type="float">
            <text:p>0.1774553</text:p>
          </table:table-cell>
          <table:table-cell office:value-type="float" office:value="0.1879322" calcext:value-type="float">
            <text:p>0.1879322</text:p>
          </table:table-cell>
          <table:table-cell office:value-type="float" office:value="0.1915134" calcext:value-type="float">
            <text:p>0.1915134</text:p>
          </table:table-cell>
          <table:table-cell office:value-type="float" office:value="0" calcext:value-type="float">
            <text:p>0</text:p>
          </table:table-cell>
          <table:table-cell office:value-type="float" office:value="48.40982" calcext:value-type="float">
            <text:p>48.40982</text:p>
          </table:table-cell>
          <table:table-cell office:value-type="float" office:value="45.85854" calcext:value-type="float">
            <text:p>45.85854</text:p>
          </table:table-cell>
          <table:table-cell office:value-type="float" office:value="37.65823" calcext:value-type="float">
            <text:p>37.65823</text:p>
          </table:table-cell>
          <table:table-cell office:value-type="float" office:value="12.36335" calcext:value-type="float">
            <text:p>12.36335</text:p>
          </table:table-cell>
          <table:table-cell office:value-type="float" office:value="10.20732" calcext:value-type="float">
            <text:p>10.20732</text:p>
          </table:table-cell>
          <table:table-cell office:value-type="float" office:value="3.53545" calcext:value-type="float">
            <text:p>3.53545</text:p>
          </table:table-cell>
          <table:table-cell office:value-type="float" office:value="3.081229" calcext:value-type="float">
            <text:p>3.081229</text:p>
          </table:table-cell>
          <table:table-cell office:value-type="float" office:value="6.133504" calcext:value-type="float">
            <text:p>6.133504</text:p>
          </table:table-cell>
          <table:table-cell office:value-type="float" office:value="8.968374" calcext:value-type="float">
            <text:p>8.968374</text:p>
          </table:table-cell>
          <table:table-cell office:value-type="float" office:value="10.10645" calcext:value-type="float">
            <text:p>10.10645</text:p>
          </table:table-cell>
          <table:table-cell office:value-type="float" office:value="10.41597" calcext:value-type="float">
            <text:p>10.41597</text:p>
          </table:table-cell>
          <table:table-cell office:value-type="float" office:value="11.00824" calcext:value-type="float">
            <text:p>11.00824</text:p>
          </table:table-cell>
          <table:table-cell office:value-type="float" office:value="11.97888" calcext:value-type="float">
            <text:p>11.97888</text:p>
          </table:table-cell>
          <table:table-cell office:value-type="float" office:value="12.23922" calcext:value-type="float">
            <text:p>12.23922</text:p>
          </table:table-cell>
          <table:table-cell office:value-type="float" office:value="0" calcext:value-type="float">
            <text:p>0</text:p>
          </table:table-cell>
          <table:table-cell office:value-type="float" office:value="12.8654" calcext:value-type="float">
            <text:p>12.86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12006" calcext:value-type="float">
            <text:p>3012006</text:p>
          </table:table-cell>
          <table:table-cell office:value-type="float" office:value="0.8468733" calcext:value-type="float">
            <text:p>0.8468733</text:p>
          </table:table-cell>
          <table:table-cell office:value-type="float" office:value="134.4148" calcext:value-type="float">
            <text:p>134.4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7024" calcext:value-type="float">
            <text:p>42.7024</text:p>
          </table:table-cell>
          <table:table-cell office:value-type="float" office:value="0" calcext:value-type="float">
            <text:p>0</text:p>
          </table:table-cell>
          <table:table-cell office:value-type="float" office:value="0.000003472681" calcext:value-type="float">
            <text:p>3.472681E-06</text:p>
          </table:table-cell>
          <table:table-cell office:value-type="float" office:value="0" calcext:value-type="float">
            <text:p>0</text:p>
          </table:table-cell>
          <table:table-cell office:value-type="float" office:value="0.0001968687" calcext:value-type="float">
            <text:p>0.0001968687</text:p>
          </table:table-cell>
          <table:table-cell office:value-type="float" office:value="1168.142" calcext:value-type="float">
            <text:p>1168.142</text:p>
          </table:table-cell>
          <table:table-cell office:value-type="float" office:value="1.005121" calcext:value-type="float">
            <text:p>1.005121</text:p>
          </table:table-cell>
          <table:table-cell office:value-type="float" office:value="0" calcext:value-type="float">
            <text:p>0</text:p>
          </table:table-cell>
          <table:table-cell office:value-type="float" office:value="0.2717181" calcext:value-type="float">
            <text:p>0.2717181</text:p>
          </table:table-cell>
          <table:table-cell office:value-type="float" office:value="0.3227897" calcext:value-type="float">
            <text:p>0.3227897</text:p>
          </table:table-cell>
          <table:table-cell office:value-type="float" office:value="0.2444967" calcext:value-type="float">
            <text:p>0.2444967</text:p>
          </table:table-cell>
          <table:table-cell office:value-type="float" office:value="0.0791971" calcext:value-type="float">
            <text:p>0.0791971</text:p>
          </table:table-cell>
          <table:table-cell office:value-type="float" office:value="0.06327804" calcext:value-type="float">
            <text:p>0.06327804</text:p>
          </table:table-cell>
          <table:table-cell office:value-type="float" office:value="0.02956078" calcext:value-type="float">
            <text:p>0.02956078</text:p>
          </table:table-cell>
          <table:table-cell office:value-type="float" office:value="0.03372546" calcext:value-type="float">
            <text:p>0.03372546</text:p>
          </table:table-cell>
          <table:table-cell office:value-type="float" office:value="0.0854801" calcext:value-type="float">
            <text:p>0.0854801</text:p>
          </table:table-cell>
          <table:table-cell office:value-type="float" office:value="0.1554866" calcext:value-type="float">
            <text:p>0.1554866</text:p>
          </table:table-cell>
          <table:table-cell office:value-type="float" office:value="0.1677982" calcext:value-type="float">
            <text:p>0.1677982</text:p>
          </table:table-cell>
          <table:table-cell office:value-type="float" office:value="0.170877" calcext:value-type="float">
            <text:p>0.170877</text:p>
          </table:table-cell>
          <table:table-cell office:value-type="float" office:value="0.1774785" calcext:value-type="float">
            <text:p>0.1774785</text:p>
          </table:table-cell>
          <table:table-cell office:value-type="float" office:value="0.1879584" calcext:value-type="float">
            <text:p>0.1879584</text:p>
          </table:table-cell>
          <table:table-cell office:value-type="float" office:value="0.1915318" calcext:value-type="float">
            <text:p>0.1915318</text:p>
          </table:table-cell>
          <table:table-cell office:value-type="float" office:value="0" calcext:value-type="float">
            <text:p>0</text:p>
          </table:table-cell>
          <table:table-cell office:value-type="float" office:value="48.38649" calcext:value-type="float">
            <text:p>48.38649</text:p>
          </table:table-cell>
          <table:table-cell office:value-type="float" office:value="45.8185" calcext:value-type="float">
            <text:p>45.8185</text:p>
          </table:table-cell>
          <table:table-cell office:value-type="float" office:value="37.62542" calcext:value-type="float">
            <text:p>37.62542</text:p>
          </table:table-cell>
          <table:table-cell office:value-type="float" office:value="12.35319" calcext:value-type="float">
            <text:p>12.35319</text:p>
          </table:table-cell>
          <table:table-cell office:value-type="float" office:value="10.19819" calcext:value-type="float">
            <text:p>10.19819</text:p>
          </table:table-cell>
          <table:table-cell office:value-type="float" office:value="3.534826" calcext:value-type="float">
            <text:p>3.534826</text:p>
          </table:table-cell>
          <table:table-cell office:value-type="float" office:value="3.081916" calcext:value-type="float">
            <text:p>3.081916</text:p>
          </table:table-cell>
          <table:table-cell office:value-type="float" office:value="6.136193" calcext:value-type="float">
            <text:p>6.136193</text:p>
          </table:table-cell>
          <table:table-cell office:value-type="float" office:value="8.973014" calcext:value-type="float">
            <text:p>8.973014</text:p>
          </table:table-cell>
          <table:table-cell office:value-type="float" office:value="10.1101" calcext:value-type="float">
            <text:p>10.1101</text:p>
          </table:table-cell>
          <table:table-cell office:value-type="float" office:value="10.41959" calcext:value-type="float">
            <text:p>10.41959</text:p>
          </table:table-cell>
          <table:table-cell office:value-type="float" office:value="11.01126" calcext:value-type="float">
            <text:p>11.01126</text:p>
          </table:table-cell>
          <table:table-cell office:value-type="float" office:value="11.98089" calcext:value-type="float">
            <text:p>11.98089</text:p>
          </table:table-cell>
          <table:table-cell office:value-type="float" office:value="12.24402" calcext:value-type="float">
            <text:p>12.24402</text:p>
          </table:table-cell>
          <table:table-cell office:value-type="float" office:value="0" calcext:value-type="float">
            <text:p>0</text:p>
          </table:table-cell>
          <table:table-cell office:value-type="float" office:value="15.47063" calcext:value-type="float">
            <text:p>15.470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2006" calcext:value-type="float">
            <text:p>4012006</text:p>
          </table:table-cell>
          <table:table-cell office:value-type="float" office:value="0.8465537" calcext:value-type="float">
            <text:p>0.8465537</text:p>
          </table:table-cell>
          <table:table-cell office:value-type="float" office:value="134.4146" calcext:value-type="float">
            <text:p>134.4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70763" calcext:value-type="float">
            <text:p>42.70763</text:p>
          </table:table-cell>
          <table:table-cell office:value-type="float" office:value="0" calcext:value-type="float">
            <text:p>0</text:p>
          </table:table-cell>
          <table:table-cell office:value-type="float" office:value="0.000005027464" calcext:value-type="float">
            <text:p>5.027464E-06</text:p>
          </table:table-cell>
          <table:table-cell office:value-type="float" office:value="0" calcext:value-type="float">
            <text:p>0</text:p>
          </table:table-cell>
          <table:table-cell office:value-type="float" office:value="0.0001902815" calcext:value-type="float">
            <text:p>0.0001902815</text:p>
          </table:table-cell>
          <table:table-cell office:value-type="float" office:value="1168.137" calcext:value-type="float">
            <text:p>1168.137</text:p>
          </table:table-cell>
          <table:table-cell office:value-type="float" office:value="1.004817" calcext:value-type="float">
            <text:p>1.004817</text:p>
          </table:table-cell>
          <table:table-cell office:value-type="float" office:value="0" calcext:value-type="float">
            <text:p>0</text:p>
          </table:table-cell>
          <table:table-cell office:value-type="float" office:value="0.2823308" calcext:value-type="float">
            <text:p>0.2823308</text:p>
          </table:table-cell>
          <table:table-cell office:value-type="float" office:value="0.2995792" calcext:value-type="float">
            <text:p>0.2995792</text:p>
          </table:table-cell>
          <table:table-cell office:value-type="float" office:value="0.2400438" calcext:value-type="float">
            <text:p>0.2400438</text:p>
          </table:table-cell>
          <table:table-cell office:value-type="float" office:value="0.0882974" calcext:value-type="float">
            <text:p>0.0882974</text:p>
          </table:table-cell>
          <table:table-cell office:value-type="float" office:value="0.06377879" calcext:value-type="float">
            <text:p>0.06377879</text:p>
          </table:table-cell>
          <table:table-cell office:value-type="float" office:value="0.02971615" calcext:value-type="float">
            <text:p>0.02971615</text:p>
          </table:table-cell>
          <table:table-cell office:value-type="float" office:value="0.0338634" calcext:value-type="float">
            <text:p>0.0338634</text:p>
          </table:table-cell>
          <table:table-cell office:value-type="float" office:value="0.08557113" calcext:value-type="float">
            <text:p>0.08557113</text:p>
          </table:table-cell>
          <table:table-cell office:value-type="float" office:value="0.1555274" calcext:value-type="float">
            <text:p>0.1555274</text:p>
          </table:table-cell>
          <table:table-cell office:value-type="float" office:value="0.1678312" calcext:value-type="float">
            <text:p>0.1678312</text:p>
          </table:table-cell>
          <table:table-cell office:value-type="float" office:value="0.1709125" calcext:value-type="float">
            <text:p>0.1709125</text:p>
          </table:table-cell>
          <table:table-cell office:value-type="float" office:value="0.177514" calcext:value-type="float">
            <text:p>0.177514</text:p>
          </table:table-cell>
          <table:table-cell office:value-type="float" office:value="0.1879856" calcext:value-type="float">
            <text:p>0.1879856</text:p>
          </table:table-cell>
          <table:table-cell office:value-type="float" office:value="0.1915499" calcext:value-type="float">
            <text:p>0.1915499</text:p>
          </table:table-cell>
          <table:table-cell office:value-type="float" office:value="0" calcext:value-type="float">
            <text:p>0</text:p>
          </table:table-cell>
          <table:table-cell office:value-type="float" office:value="48.33466" calcext:value-type="float">
            <text:p>48.33466</text:p>
          </table:table-cell>
          <table:table-cell office:value-type="float" office:value="45.76253" calcext:value-type="float">
            <text:p>45.76253</text:p>
          </table:table-cell>
          <table:table-cell office:value-type="float" office:value="37.58871" calcext:value-type="float">
            <text:p>37.58871</text:p>
          </table:table-cell>
          <table:table-cell office:value-type="float" office:value="12.34355" calcext:value-type="float">
            <text:p>12.34355</text:p>
          </table:table-cell>
          <table:table-cell office:value-type="float" office:value="10.18889" calcext:value-type="float">
            <text:p>10.18889</text:p>
          </table:table-cell>
          <table:table-cell office:value-type="float" office:value="3.534204" calcext:value-type="float">
            <text:p>3.534204</text:p>
          </table:table-cell>
          <table:table-cell office:value-type="float" office:value="3.082668" calcext:value-type="float">
            <text:p>3.082668</text:p>
          </table:table-cell>
          <table:table-cell office:value-type="float" office:value="6.138915" calcext:value-type="float">
            <text:p>6.138915</text:p>
          </table:table-cell>
          <table:table-cell office:value-type="float" office:value="8.977654" calcext:value-type="float">
            <text:p>8.977654</text:p>
          </table:table-cell>
          <table:table-cell office:value-type="float" office:value="10.11374" calcext:value-type="float">
            <text:p>10.11374</text:p>
          </table:table-cell>
          <table:table-cell office:value-type="float" office:value="10.42321" calcext:value-type="float">
            <text:p>10.42321</text:p>
          </table:table-cell>
          <table:table-cell office:value-type="float" office:value="11.01429" calcext:value-type="float">
            <text:p>11.01429</text:p>
          </table:table-cell>
          <table:table-cell office:value-type="float" office:value="11.98291" calcext:value-type="float">
            <text:p>11.98291</text:p>
          </table:table-cell>
          <table:table-cell office:value-type="float" office:value="12.26129" calcext:value-type="float">
            <text:p>12.26129</text:p>
          </table:table-cell>
          <table:table-cell office:value-type="float" office:value="0" calcext:value-type="float">
            <text:p>0</text:p>
          </table:table-cell>
          <table:table-cell office:value-type="float" office:value="21.62389" calcext:value-type="float">
            <text:p>21.623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12006" calcext:value-type="float">
            <text:p>5012006</text:p>
          </table:table-cell>
          <table:table-cell office:value-type="float" office:value="0.8462807" calcext:value-type="float">
            <text:p>0.8462807</text:p>
          </table:table-cell>
          <table:table-cell office:value-type="float" office:value="134.4142" calcext:value-type="float">
            <text:p>134.4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71346" calcext:value-type="float">
            <text:p>42.71346</text:p>
          </table:table-cell>
          <table:table-cell office:value-type="float" office:value="0" calcext:value-type="float">
            <text:p>0</text:p>
          </table:table-cell>
          <table:table-cell office:value-type="float" office:value="0.000006582504" calcext:value-type="float">
            <text:p>6.582504E-06</text:p>
          </table:table-cell>
          <table:table-cell office:value-type="float" office:value="0" calcext:value-type="float">
            <text:p>0</text:p>
          </table:table-cell>
          <table:table-cell office:value-type="float" office:value="0.0001854147" calcext:value-type="float">
            <text:p>0.0001854147</text:p>
          </table:table-cell>
          <table:table-cell office:value-type="float" office:value="1168.132" calcext:value-type="float">
            <text:p>1168.132</text:p>
          </table:table-cell>
          <table:table-cell office:value-type="float" office:value="1.004414" calcext:value-type="float">
            <text:p>1.004414</text:p>
          </table:table-cell>
          <table:table-cell office:value-type="float" office:value="0" calcext:value-type="float">
            <text:p>0</text:p>
          </table:table-cell>
          <table:table-cell office:value-type="float" office:value="0.3614684" calcext:value-type="float">
            <text:p>0.3614684</text:p>
          </table:table-cell>
          <table:table-cell office:value-type="float" office:value="0.3397193" calcext:value-type="float">
            <text:p>0.3397193</text:p>
          </table:table-cell>
          <table:table-cell office:value-type="float" office:value="0.2436465" calcext:value-type="float">
            <text:p>0.2436465</text:p>
          </table:table-cell>
          <table:table-cell office:value-type="float" office:value="0.08104152" calcext:value-type="float">
            <text:p>0.08104152</text:p>
          </table:table-cell>
          <table:table-cell office:value-type="float" office:value="0.06546948" calcext:value-type="float">
            <text:p>0.06546948</text:p>
          </table:table-cell>
          <table:table-cell office:value-type="float" office:value="0.02996833" calcext:value-type="float">
            <text:p>0.02996833</text:p>
          </table:table-cell>
          <table:table-cell office:value-type="float" office:value="0.03389134" calcext:value-type="float">
            <text:p>0.03389134</text:p>
          </table:table-cell>
          <table:table-cell office:value-type="float" office:value="0.08559065" calcext:value-type="float">
            <text:p>0.08559065</text:p>
          </table:table-cell>
          <table:table-cell office:value-type="float" office:value="0.1555735" calcext:value-type="float">
            <text:p>0.1555735</text:p>
          </table:table-cell>
          <table:table-cell office:value-type="float" office:value="0.1678642" calcext:value-type="float">
            <text:p>0.1678642</text:p>
          </table:table-cell>
          <table:table-cell office:value-type="float" office:value="0.1709482" calcext:value-type="float">
            <text:p>0.1709482</text:p>
          </table:table-cell>
          <table:table-cell office:value-type="float" office:value="0.1775493" calcext:value-type="float">
            <text:p>0.1775493</text:p>
          </table:table-cell>
          <table:table-cell office:value-type="float" office:value="0.1880046" calcext:value-type="float">
            <text:p>0.1880046</text:p>
          </table:table-cell>
          <table:table-cell office:value-type="float" office:value="0.1915695" calcext:value-type="float">
            <text:p>0.1915695</text:p>
          </table:table-cell>
          <table:table-cell office:value-type="float" office:value="0" calcext:value-type="float">
            <text:p>0</text:p>
          </table:table-cell>
          <table:table-cell office:value-type="float" office:value="48.30853" calcext:value-type="float">
            <text:p>48.30853</text:p>
          </table:table-cell>
          <table:table-cell office:value-type="float" office:value="45.71419" calcext:value-type="float">
            <text:p>45.71419</text:p>
          </table:table-cell>
          <table:table-cell office:value-type="float" office:value="37.55157" calcext:value-type="float">
            <text:p>37.55157</text:p>
          </table:table-cell>
          <table:table-cell office:value-type="float" office:value="12.33467" calcext:value-type="float">
            <text:p>12.33467</text:p>
          </table:table-cell>
          <table:table-cell office:value-type="float" office:value="10.17974" calcext:value-type="float">
            <text:p>10.17974</text:p>
          </table:table-cell>
          <table:table-cell office:value-type="float" office:value="3.533642" calcext:value-type="float">
            <text:p>3.533642</text:p>
          </table:table-cell>
          <table:table-cell office:value-type="float" office:value="3.083429" calcext:value-type="float">
            <text:p>3.083429</text:p>
          </table:table-cell>
          <table:table-cell office:value-type="float" office:value="6.14164" calcext:value-type="float">
            <text:p>6.14164</text:p>
          </table:table-cell>
          <table:table-cell office:value-type="float" office:value="8.982293" calcext:value-type="float">
            <text:p>8.982293</text:p>
          </table:table-cell>
          <table:table-cell office:value-type="float" office:value="10.11738" calcext:value-type="float">
            <text:p>10.11738</text:p>
          </table:table-cell>
          <table:table-cell office:value-type="float" office:value="10.42683" calcext:value-type="float">
            <text:p>10.42683</text:p>
          </table:table-cell>
          <table:table-cell office:value-type="float" office:value="11.01731" calcext:value-type="float">
            <text:p>11.01731</text:p>
          </table:table-cell>
          <table:table-cell office:value-type="float" office:value="11.98493" calcext:value-type="float">
            <text:p>11.98493</text:p>
          </table:table-cell>
          <table:table-cell office:value-type="float" office:value="12.25882" calcext:value-type="float">
            <text:p>12.25882</text:p>
          </table:table-cell>
          <table:table-cell office:value-type="float" office:value="0" calcext:value-type="float">
            <text:p>0</text:p>
          </table:table-cell>
          <table:table-cell office:value-type="float" office:value="20.02709" calcext:value-type="float">
            <text:p>20.027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12006" calcext:value-type="float">
            <text:p>6012006</text:p>
          </table:table-cell>
          <table:table-cell office:value-type="float" office:value="0.8459985" calcext:value-type="float">
            <text:p>0.8459985</text:p>
          </table:table-cell>
          <table:table-cell office:value-type="float" office:value="134.4139" calcext:value-type="float">
            <text:p>134.4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71956" calcext:value-type="float">
            <text:p>42.71956</text:p>
          </table:table-cell>
          <table:table-cell office:value-type="float" office:value="0" calcext:value-type="float">
            <text:p>0</text:p>
          </table:table-cell>
          <table:table-cell office:value-type="float" office:value="0.000008137991" calcext:value-type="float">
            <text:p>8.137991E-06</text:p>
          </table:table-cell>
          <table:table-cell office:value-type="float" office:value="0" calcext:value-type="float">
            <text:p>0</text:p>
          </table:table-cell>
          <table:table-cell office:value-type="float" office:value="0.0001808308" calcext:value-type="float">
            <text:p>0.0001808308</text:p>
          </table:table-cell>
          <table:table-cell office:value-type="float" office:value="1168.127" calcext:value-type="float">
            <text:p>1168.127</text:p>
          </table:table-cell>
          <table:table-cell office:value-type="float" office:value="1.004009" calcext:value-type="float">
            <text:p>1.004009</text:p>
          </table:table-cell>
          <table:table-cell office:value-type="float" office:value="0" calcext:value-type="float">
            <text:p>0</text:p>
          </table:table-cell>
          <table:table-cell office:value-type="float" office:value="0.2702545" calcext:value-type="float">
            <text:p>0.2702545</text:p>
          </table:table-cell>
          <table:table-cell office:value-type="float" office:value="0.3195017" calcext:value-type="float">
            <text:p>0.3195017</text:p>
          </table:table-cell>
          <table:table-cell office:value-type="float" office:value="0.2422238" calcext:value-type="float">
            <text:p>0.2422238</text:p>
          </table:table-cell>
          <table:table-cell office:value-type="float" office:value="0.08022839" calcext:value-type="float">
            <text:p>0.08022839</text:p>
          </table:table-cell>
          <table:table-cell office:value-type="float" office:value="0.06587008" calcext:value-type="float">
            <text:p>0.06587008</text:p>
          </table:table-cell>
          <table:table-cell office:value-type="float" office:value="0.02983407" calcext:value-type="float">
            <text:p>0.02983407</text:p>
          </table:table-cell>
          <table:table-cell office:value-type="float" office:value="0.03391374" calcext:value-type="float">
            <text:p>0.03391374</text:p>
          </table:table-cell>
          <table:table-cell office:value-type="float" office:value="0.08559176" calcext:value-type="float">
            <text:p>0.08559176</text:p>
          </table:table-cell>
          <table:table-cell office:value-type="float" office:value="0.1556165" calcext:value-type="float">
            <text:p>0.1556165</text:p>
          </table:table-cell>
          <table:table-cell office:value-type="float" office:value="0.1678975" calcext:value-type="float">
            <text:p>0.1678975</text:p>
          </table:table-cell>
          <table:table-cell office:value-type="float" office:value="0.1709839" calcext:value-type="float">
            <text:p>0.1709839</text:p>
          </table:table-cell>
          <table:table-cell office:value-type="float" office:value="0.1775695" calcext:value-type="float">
            <text:p>0.1775695</text:p>
          </table:table-cell>
          <table:table-cell office:value-type="float" office:value="0.1880288" calcext:value-type="float">
            <text:p>0.1880288</text:p>
          </table:table-cell>
          <table:table-cell office:value-type="float" office:value="0.1915868" calcext:value-type="float">
            <text:p>0.1915868</text:p>
          </table:table-cell>
          <table:table-cell office:value-type="float" office:value="0" calcext:value-type="float">
            <text:p>0</text:p>
          </table:table-cell>
          <table:table-cell office:value-type="float" office:value="48.28273" calcext:value-type="float">
            <text:p>48.28273</text:p>
          </table:table-cell>
          <table:table-cell office:value-type="float" office:value="45.67308" calcext:value-type="float">
            <text:p>45.67308</text:p>
          </table:table-cell>
          <table:table-cell office:value-type="float" office:value="37.5155" calcext:value-type="float">
            <text:p>37.5155</text:p>
          </table:table-cell>
          <table:table-cell office:value-type="float" office:value="12.3242" calcext:value-type="float">
            <text:p>12.3242</text:p>
          </table:table-cell>
          <table:table-cell office:value-type="float" office:value="10.17115" calcext:value-type="float">
            <text:p>10.17115</text:p>
          </table:table-cell>
          <table:table-cell office:value-type="float" office:value="3.533077" calcext:value-type="float">
            <text:p>3.533077</text:p>
          </table:table-cell>
          <table:table-cell office:value-type="float" office:value="3.084196" calcext:value-type="float">
            <text:p>3.084196</text:p>
          </table:table-cell>
          <table:table-cell office:value-type="float" office:value="6.144367" calcext:value-type="float">
            <text:p>6.144367</text:p>
          </table:table-cell>
          <table:table-cell office:value-type="float" office:value="8.986932" calcext:value-type="float">
            <text:p>8.986932</text:p>
          </table:table-cell>
          <table:table-cell office:value-type="float" office:value="10.12103" calcext:value-type="float">
            <text:p>10.12103</text:p>
          </table:table-cell>
          <table:table-cell office:value-type="float" office:value="10.43045" calcext:value-type="float">
            <text:p>10.43045</text:p>
          </table:table-cell>
          <table:table-cell office:value-type="float" office:value="11.02034" calcext:value-type="float">
            <text:p>11.02034</text:p>
          </table:table-cell>
          <table:table-cell office:value-type="float" office:value="11.98694" calcext:value-type="float">
            <text:p>11.98694</text:p>
          </table:table-cell>
          <table:table-cell office:value-type="float" office:value="12.26465" calcext:value-type="float">
            <text:p>12.26465</text:p>
          </table:table-cell>
          <table:table-cell office:value-type="float" office:value="0" calcext:value-type="float">
            <text:p>0</text:p>
          </table:table-cell>
          <table:table-cell office:value-type="float" office:value="19.90254" calcext:value-type="float">
            <text:p>19.902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2006" calcext:value-type="float">
            <text:p>7012006</text:p>
          </table:table-cell>
          <table:table-cell office:value-type="float" office:value="0.8457024" calcext:value-type="float">
            <text:p>0.8457024</text:p>
          </table:table-cell>
          <table:table-cell office:value-type="float" office:value="134.4137" calcext:value-type="float">
            <text:p>134.4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72506" calcext:value-type="float">
            <text:p>42.72506</text:p>
          </table:table-cell>
          <table:table-cell office:value-type="float" office:value="0" calcext:value-type="float">
            <text:p>0</text:p>
          </table:table-cell>
          <table:table-cell office:value-type="float" office:value="0.00000969489" calcext:value-type="float">
            <text:p>9.69489E-06</text:p>
          </table:table-cell>
          <table:table-cell office:value-type="float" office:value="0" calcext:value-type="float">
            <text:p>0</text:p>
          </table:table-cell>
          <table:table-cell office:value-type="float" office:value="0.000177783" calcext:value-type="float">
            <text:p>0.000177783</text:p>
          </table:table-cell>
          <table:table-cell office:value-type="float" office:value="1168.123" calcext:value-type="float">
            <text:p>1168.123</text:p>
          </table:table-cell>
          <table:table-cell office:value-type="float" office:value="1.003641" calcext:value-type="float">
            <text:p>1.003641</text:p>
          </table:table-cell>
          <table:table-cell office:value-type="float" office:value="0" calcext:value-type="float">
            <text:p>0</text:p>
          </table:table-cell>
          <table:table-cell office:value-type="float" office:value="0.2589267" calcext:value-type="float">
            <text:p>0.2589267</text:p>
          </table:table-cell>
          <table:table-cell office:value-type="float" office:value="0.3042265" calcext:value-type="float">
            <text:p>0.3042265</text:p>
          </table:table-cell>
          <table:table-cell office:value-type="float" office:value="0.2406563" calcext:value-type="float">
            <text:p>0.2406563</text:p>
          </table:table-cell>
          <table:table-cell office:value-type="float" office:value="0.0839495" calcext:value-type="float">
            <text:p>0.0839495</text:p>
          </table:table-cell>
          <table:table-cell office:value-type="float" office:value="0.06630279" calcext:value-type="float">
            <text:p>0.06630279</text:p>
          </table:table-cell>
          <table:table-cell office:value-type="float" office:value="0.02987868" calcext:value-type="float">
            <text:p>0.02987868</text:p>
          </table:table-cell>
          <table:table-cell office:value-type="float" office:value="0.03392951" calcext:value-type="float">
            <text:p>0.03392951</text:p>
          </table:table-cell>
          <table:table-cell office:value-type="float" office:value="0.08559753" calcext:value-type="float">
            <text:p>0.08559753</text:p>
          </table:table-cell>
          <table:table-cell office:value-type="float" office:value="0.1556553" calcext:value-type="float">
            <text:p>0.1556553</text:p>
          </table:table-cell>
          <table:table-cell office:value-type="float" office:value="0.1679315" calcext:value-type="float">
            <text:p>0.1679315</text:p>
          </table:table-cell>
          <table:table-cell office:value-type="float" office:value="0.1710198" calcext:value-type="float">
            <text:p>0.1710198</text:p>
          </table:table-cell>
          <table:table-cell office:value-type="float" office:value="0.1775996" calcext:value-type="float">
            <text:p>0.1775996</text:p>
          </table:table-cell>
          <table:table-cell office:value-type="float" office:value="0.1880515" calcext:value-type="float">
            <text:p>0.1880515</text:p>
          </table:table-cell>
          <table:table-cell office:value-type="float" office:value="0.1916058" calcext:value-type="float">
            <text:p>0.1916058</text:p>
          </table:table-cell>
          <table:table-cell office:value-type="float" office:value="0" calcext:value-type="float">
            <text:p>0</text:p>
          </table:table-cell>
          <table:table-cell office:value-type="float" office:value="48.24172" calcext:value-type="float">
            <text:p>48.24172</text:p>
          </table:table-cell>
          <table:table-cell office:value-type="float" office:value="45.6227" calcext:value-type="float">
            <text:p>45.6227</text:p>
          </table:table-cell>
          <table:table-cell office:value-type="float" office:value="37.47808" calcext:value-type="float">
            <text:p>37.47808</text:p>
          </table:table-cell>
          <table:table-cell office:value-type="float" office:value="12.31378" calcext:value-type="float">
            <text:p>12.31378</text:p>
          </table:table-cell>
          <table:table-cell office:value-type="float" office:value="10.16266" calcext:value-type="float">
            <text:p>10.16266</text:p>
          </table:table-cell>
          <table:table-cell office:value-type="float" office:value="3.532497" calcext:value-type="float">
            <text:p>3.532497</text:p>
          </table:table-cell>
          <table:table-cell office:value-type="float" office:value="3.084985" calcext:value-type="float">
            <text:p>3.084985</text:p>
          </table:table-cell>
          <table:table-cell office:value-type="float" office:value="6.147085" calcext:value-type="float">
            <text:p>6.147085</text:p>
          </table:table-cell>
          <table:table-cell office:value-type="float" office:value="8.991571" calcext:value-type="float">
            <text:p>8.991571</text:p>
          </table:table-cell>
          <table:table-cell office:value-type="float" office:value="10.12467" calcext:value-type="float">
            <text:p>10.12467</text:p>
          </table:table-cell>
          <table:table-cell office:value-type="float" office:value="10.43407" calcext:value-type="float">
            <text:p>10.43407</text:p>
          </table:table-cell>
          <table:table-cell office:value-type="float" office:value="11.02333" calcext:value-type="float">
            <text:p>11.02333</text:p>
          </table:table-cell>
          <table:table-cell office:value-type="float" office:value="11.98896" calcext:value-type="float">
            <text:p>11.98896</text:p>
          </table:table-cell>
          <table:table-cell office:value-type="float" office:value="12.27432" calcext:value-type="float">
            <text:p>12.27432</text:p>
          </table:table-cell>
          <table:table-cell office:value-type="float" office:value="0" calcext:value-type="float">
            <text:p>0</text:p>
          </table:table-cell>
          <table:table-cell office:value-type="float" office:value="21.77621" calcext:value-type="float">
            <text:p>21.776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12006" calcext:value-type="float">
            <text:p>8012006</text:p>
          </table:table-cell>
          <table:table-cell office:value-type="float" office:value="0.8454306" calcext:value-type="float">
            <text:p>0.8454306</text:p>
          </table:table-cell>
          <table:table-cell office:value-type="float" office:value="134.4133" calcext:value-type="float">
            <text:p>134.4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73078" calcext:value-type="float">
            <text:p>42.73078</text:p>
          </table:table-cell>
          <table:table-cell office:value-type="float" office:value="0" calcext:value-type="float">
            <text:p>0</text:p>
          </table:table-cell>
          <table:table-cell office:value-type="float" office:value="0.00001125277" calcext:value-type="float">
            <text:p>1.125277E-05</text:p>
          </table:table-cell>
          <table:table-cell office:value-type="float" office:value="0" calcext:value-type="float">
            <text:p>0</text:p>
          </table:table-cell>
          <table:table-cell office:value-type="float" office:value="0.0001756657" calcext:value-type="float">
            <text:p>0.0001756657</text:p>
          </table:table-cell>
          <table:table-cell office:value-type="float" office:value="1168.118" calcext:value-type="float">
            <text:p>1168.118</text:p>
          </table:table-cell>
          <table:table-cell office:value-type="float" office:value="1.003229" calcext:value-type="float">
            <text:p>1.003229</text:p>
          </table:table-cell>
          <table:table-cell office:value-type="float" office:value="0" calcext:value-type="float">
            <text:p>0</text:p>
          </table:table-cell>
          <table:table-cell office:value-type="float" office:value="0.3183078" calcext:value-type="float">
            <text:p>0.3183078</text:p>
          </table:table-cell>
          <table:table-cell office:value-type="float" office:value="0.3338449" calcext:value-type="float">
            <text:p>0.3338449</text:p>
          </table:table-cell>
          <table:table-cell office:value-type="float" office:value="0.2417857" calcext:value-type="float">
            <text:p>0.2417857</text:p>
          </table:table-cell>
          <table:table-cell office:value-type="float" office:value="0.07927162" calcext:value-type="float">
            <text:p>0.07927162</text:p>
          </table:table-cell>
          <table:table-cell office:value-type="float" office:value="0.06599808" calcext:value-type="float">
            <text:p>0.06599808</text:p>
          </table:table-cell>
          <table:table-cell office:value-type="float" office:value="0.03000052" calcext:value-type="float">
            <text:p>0.03000052</text:p>
          </table:table-cell>
          <table:table-cell office:value-type="float" office:value="0.03393248" calcext:value-type="float">
            <text:p>0.03393248</text:p>
          </table:table-cell>
          <table:table-cell office:value-type="float" office:value="0.08559497" calcext:value-type="float">
            <text:p>0.08559497</text:p>
          </table:table-cell>
          <table:table-cell office:value-type="float" office:value="0.1556901" calcext:value-type="float">
            <text:p>0.1556901</text:p>
          </table:table-cell>
          <table:table-cell office:value-type="float" office:value="0.1679668" calcext:value-type="float">
            <text:p>0.1679668</text:p>
          </table:table-cell>
          <table:table-cell office:value-type="float" office:value="0.1710559" calcext:value-type="float">
            <text:p>0.1710559</text:p>
          </table:table-cell>
          <table:table-cell office:value-type="float" office:value="0.1776358" calcext:value-type="float">
            <text:p>0.1776358</text:p>
          </table:table-cell>
          <table:table-cell office:value-type="float" office:value="0.1880699" calcext:value-type="float">
            <text:p>0.1880699</text:p>
          </table:table-cell>
          <table:table-cell office:value-type="float" office:value="0.1916257" calcext:value-type="float">
            <text:p>0.1916257</text:p>
          </table:table-cell>
          <table:table-cell office:value-type="float" office:value="0" calcext:value-type="float">
            <text:p>0</text:p>
          </table:table-cell>
          <table:table-cell office:value-type="float" office:value="48.21083" calcext:value-type="float">
            <text:p>48.21083</text:p>
          </table:table-cell>
          <table:table-cell office:value-type="float" office:value="45.57573" calcext:value-type="float">
            <text:p>45.57573</text:p>
          </table:table-cell>
          <table:table-cell office:value-type="float" office:value="37.44065" calcext:value-type="float">
            <text:p>37.44065</text:p>
          </table:table-cell>
          <table:table-cell office:value-type="float" office:value="12.30363" calcext:value-type="float">
            <text:p>12.30363</text:p>
          </table:table-cell>
          <table:table-cell office:value-type="float" office:value="10.15413" calcext:value-type="float">
            <text:p>10.15413</text:p>
          </table:table-cell>
          <table:table-cell office:value-type="float" office:value="3.531942" calcext:value-type="float">
            <text:p>3.531942</text:p>
          </table:table-cell>
          <table:table-cell office:value-type="float" office:value="3.085774" calcext:value-type="float">
            <text:p>3.085774</text:p>
          </table:table-cell>
          <table:table-cell office:value-type="float" office:value="6.149781" calcext:value-type="float">
            <text:p>6.149781</text:p>
          </table:table-cell>
          <table:table-cell office:value-type="float" office:value="8.996211" calcext:value-type="float">
            <text:p>8.996211</text:p>
          </table:table-cell>
          <table:table-cell office:value-type="float" office:value="10.12832" calcext:value-type="float">
            <text:p>10.12832</text:p>
          </table:table-cell>
          <table:table-cell office:value-type="float" office:value="10.43769" calcext:value-type="float">
            <text:p>10.43769</text:p>
          </table:table-cell>
          <table:table-cell office:value-type="float" office:value="11.02628" calcext:value-type="float">
            <text:p>11.02628</text:p>
          </table:table-cell>
          <table:table-cell office:value-type="float" office:value="11.99097" calcext:value-type="float">
            <text:p>11.99097</text:p>
          </table:table-cell>
          <table:table-cell office:value-type="float" office:value="12.27271" calcext:value-type="float">
            <text:p>12.27271</text:p>
          </table:table-cell>
          <table:table-cell office:value-type="float" office:value="0" calcext:value-type="float">
            <text:p>0</text:p>
          </table:table-cell>
          <table:table-cell office:value-type="float" office:value="20.1806" calcext:value-type="float">
            <text:p>20.18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12006" calcext:value-type="float">
            <text:p>9012006</text:p>
          </table:table-cell>
          <table:table-cell office:value-type="float" office:value="0.8451672" calcext:value-type="float">
            <text:p>0.8451672</text:p>
          </table:table-cell>
          <table:table-cell office:value-type="float" office:value="134.413" calcext:value-type="float">
            <text:p>134.4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73712" calcext:value-type="float">
            <text:p>42.73712</text:p>
          </table:table-cell>
          <table:table-cell office:value-type="float" office:value="0" calcext:value-type="float">
            <text:p>0</text:p>
          </table:table-cell>
          <table:table-cell office:value-type="float" office:value="0.00001301735" calcext:value-type="float">
            <text:p>1.301735E-05</text:p>
          </table:table-cell>
          <table:table-cell office:value-type="float" office:value="0" calcext:value-type="float">
            <text:p>0</text:p>
          </table:table-cell>
          <table:table-cell office:value-type="float" office:value="0.0004239746" calcext:value-type="float">
            <text:p>0.0004239746</text:p>
          </table:table-cell>
          <table:table-cell office:value-type="float" office:value="1168.114" calcext:value-type="float">
            <text:p>1168.114</text:p>
          </table:table-cell>
          <table:table-cell office:value-type="float" office:value="1.002795" calcext:value-type="float">
            <text:p>1.002795</text:p>
          </table:table-cell>
          <table:table-cell office:value-type="float" office:value="0" calcext:value-type="float">
            <text:p>0</text:p>
          </table:table-cell>
          <table:table-cell office:value-type="float" office:value="0.5192939" calcext:value-type="float">
            <text:p>0.5192939</text:p>
          </table:table-cell>
          <table:table-cell office:value-type="float" office:value="0.3525899" calcext:value-type="float">
            <text:p>0.3525899</text:p>
          </table:table-cell>
          <table:table-cell office:value-type="float" office:value="0.2397789" calcext:value-type="float">
            <text:p>0.2397789</text:p>
          </table:table-cell>
          <table:table-cell office:value-type="float" office:value="0.0787573" calcext:value-type="float">
            <text:p>0.0787573</text:p>
          </table:table-cell>
          <table:table-cell office:value-type="float" office:value="0.0655927" calcext:value-type="float">
            <text:p>0.0655927</text:p>
          </table:table-cell>
          <table:table-cell office:value-type="float" office:value="0.02974978" calcext:value-type="float">
            <text:p>0.02974978</text:p>
          </table:table-cell>
          <table:table-cell office:value-type="float" office:value="0.03394268" calcext:value-type="float">
            <text:p>0.03394268</text:p>
          </table:table-cell>
          <table:table-cell office:value-type="float" office:value="0.08560098" calcext:value-type="float">
            <text:p>0.08560098</text:p>
          </table:table-cell>
          <table:table-cell office:value-type="float" office:value="0.1557237" calcext:value-type="float">
            <text:p>0.1557237</text:p>
          </table:table-cell>
          <table:table-cell office:value-type="float" office:value="0.1680041" calcext:value-type="float">
            <text:p>0.1680041</text:p>
          </table:table-cell>
          <table:table-cell office:value-type="float" office:value="0.171092" calcext:value-type="float">
            <text:p>0.171092</text:p>
          </table:table-cell>
          <table:table-cell office:value-type="float" office:value="0.1776627" calcext:value-type="float">
            <text:p>0.1776627</text:p>
          </table:table-cell>
          <table:table-cell office:value-type="float" office:value="0.1880739" calcext:value-type="float">
            <text:p>0.1880739</text:p>
          </table:table-cell>
          <table:table-cell office:value-type="float" office:value="0.1916444" calcext:value-type="float">
            <text:p>0.1916444</text:p>
          </table:table-cell>
          <table:table-cell office:value-type="float" office:value="0" calcext:value-type="float">
            <text:p>0</text:p>
          </table:table-cell>
          <table:table-cell office:value-type="float" office:value="48.20638" calcext:value-type="float">
            <text:p>48.20638</text:p>
          </table:table-cell>
          <table:table-cell office:value-type="float" office:value="45.53741" calcext:value-type="float">
            <text:p>45.53741</text:p>
          </table:table-cell>
          <table:table-cell office:value-type="float" office:value="37.40432" calcext:value-type="float">
            <text:p>37.40432</text:p>
          </table:table-cell>
          <table:table-cell office:value-type="float" office:value="12.29271" calcext:value-type="float">
            <text:p>12.29271</text:p>
          </table:table-cell>
          <table:table-cell office:value-type="float" office:value="10.14556" calcext:value-type="float">
            <text:p>10.14556</text:p>
          </table:table-cell>
          <table:table-cell office:value-type="float" office:value="3.531369" calcext:value-type="float">
            <text:p>3.531369</text:p>
          </table:table-cell>
          <table:table-cell office:value-type="float" office:value="3.086563" calcext:value-type="float">
            <text:p>3.086563</text:p>
          </table:table-cell>
          <table:table-cell office:value-type="float" office:value="6.152476" calcext:value-type="float">
            <text:p>6.152476</text:p>
          </table:table-cell>
          <table:table-cell office:value-type="float" office:value="9.000851" calcext:value-type="float">
            <text:p>9.000851</text:p>
          </table:table-cell>
          <table:table-cell office:value-type="float" office:value="10.13196" calcext:value-type="float">
            <text:p>10.13196</text:p>
          </table:table-cell>
          <table:table-cell office:value-type="float" office:value="10.44131" calcext:value-type="float">
            <text:p>10.44131</text:p>
          </table:table-cell>
          <table:table-cell office:value-type="float" office:value="11.02922" calcext:value-type="float">
            <text:p>11.02922</text:p>
          </table:table-cell>
          <table:table-cell office:value-type="float" office:value="11.99298" calcext:value-type="float">
            <text:p>11.99298</text:p>
          </table:table-cell>
          <table:table-cell office:value-type="float" office:value="12.26538" calcext:value-type="float">
            <text:p>12.26538</text:p>
          </table:table-cell>
          <table:table-cell office:value-type="float" office:value="0" calcext:value-type="float">
            <text:p>0</text:p>
          </table:table-cell>
          <table:table-cell office:value-type="float" office:value="47.06197" calcext:value-type="float">
            <text:p>47.061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2006" calcext:value-type="float">
            <text:p>10012006</text:p>
          </table:table-cell>
          <table:table-cell office:value-type="float" office:value="0.8448981" calcext:value-type="float">
            <text:p>0.8448981</text:p>
          </table:table-cell>
          <table:table-cell office:value-type="float" office:value="134.4127" calcext:value-type="float">
            <text:p>134.4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74359" calcext:value-type="float">
            <text:p>42.74359</text:p>
          </table:table-cell>
          <table:table-cell office:value-type="float" office:value="0" calcext:value-type="float">
            <text:p>0</text:p>
          </table:table-cell>
          <table:table-cell office:value-type="float" office:value="0.00001301735" calcext:value-type="float">
            <text:p>1.301735E-05</text:p>
          </table:table-cell>
          <table:table-cell office:value-type="float" office:value="0" calcext:value-type="float">
            <text:p>0</text:p>
          </table:table-cell>
          <table:table-cell office:value-type="float" office:value="0.0004152817" calcext:value-type="float">
            <text:p>0.0004152817</text:p>
          </table:table-cell>
          <table:table-cell office:value-type="float" office:value="1168.109" calcext:value-type="float">
            <text:p>1168.109</text:p>
          </table:table-cell>
          <table:table-cell office:value-type="float" office:value="1.002362" calcext:value-type="float">
            <text:p>1.002362</text:p>
          </table:table-cell>
          <table:table-cell office:value-type="float" office:value="0" calcext:value-type="float">
            <text:p>0</text:p>
          </table:table-cell>
          <table:table-cell office:value-type="float" office:value="0.3153499" calcext:value-type="float">
            <text:p>0.3153499</text:p>
          </table:table-cell>
          <table:table-cell office:value-type="float" office:value="0.3330529" calcext:value-type="float">
            <text:p>0.3330529</text:p>
          </table:table-cell>
          <table:table-cell office:value-type="float" office:value="0.238771" calcext:value-type="float">
            <text:p>0.238771</text:p>
          </table:table-cell>
          <table:table-cell office:value-type="float" office:value="0.07851005" calcext:value-type="float">
            <text:p>0.07851005</text:p>
          </table:table-cell>
          <table:table-cell office:value-type="float" office:value="0.06536348" calcext:value-type="float">
            <text:p>0.06536348</text:p>
          </table:table-cell>
          <table:table-cell office:value-type="float" office:value="0.02955373" calcext:value-type="float">
            <text:p>0.02955373</text:p>
          </table:table-cell>
          <table:table-cell office:value-type="float" office:value="0.03395681" calcext:value-type="float">
            <text:p>0.03395681</text:p>
          </table:table-cell>
          <table:table-cell office:value-type="float" office:value="0.08563598" calcext:value-type="float">
            <text:p>0.08563598</text:p>
          </table:table-cell>
          <table:table-cell office:value-type="float" office:value="0.1557595" calcext:value-type="float">
            <text:p>0.1557595</text:p>
          </table:table-cell>
          <table:table-cell office:value-type="float" office:value="0.1680434" calcext:value-type="float">
            <text:p>0.1680434</text:p>
          </table:table-cell>
          <table:table-cell office:value-type="float" office:value="0.1711282" calcext:value-type="float">
            <text:p>0.1711282</text:p>
          </table:table-cell>
          <table:table-cell office:value-type="float" office:value="0.1776838" calcext:value-type="float">
            <text:p>0.1776838</text:p>
          </table:table-cell>
          <table:table-cell office:value-type="float" office:value="0.1881068" calcext:value-type="float">
            <text:p>0.1881068</text:p>
          </table:table-cell>
          <table:table-cell office:value-type="float" office:value="0.1916602" calcext:value-type="float">
            <text:p>0.1916602</text:p>
          </table:table-cell>
          <table:table-cell office:value-type="float" office:value="0" calcext:value-type="float">
            <text:p>0</text:p>
          </table:table-cell>
          <table:table-cell office:value-type="float" office:value="48.17659" calcext:value-type="float">
            <text:p>48.17659</text:p>
          </table:table-cell>
          <table:table-cell office:value-type="float" office:value="45.50835" calcext:value-type="float">
            <text:p>45.50835</text:p>
          </table:table-cell>
          <table:table-cell office:value-type="float" office:value="37.36915" calcext:value-type="float">
            <text:p>37.36915</text:p>
          </table:table-cell>
          <table:table-cell office:value-type="float" office:value="12.28201" calcext:value-type="float">
            <text:p>12.28201</text:p>
          </table:table-cell>
          <table:table-cell office:value-type="float" office:value="10.13707" calcext:value-type="float">
            <text:p>10.13707</text:p>
          </table:table-cell>
          <table:table-cell office:value-type="float" office:value="3.530738" calcext:value-type="float">
            <text:p>3.530738</text:p>
          </table:table-cell>
          <table:table-cell office:value-type="float" office:value="3.087352" calcext:value-type="float">
            <text:p>3.087352</text:p>
          </table:table-cell>
          <table:table-cell office:value-type="float" office:value="6.15517" calcext:value-type="float">
            <text:p>6.15517</text:p>
          </table:table-cell>
          <table:table-cell office:value-type="float" office:value="9.005464" calcext:value-type="float">
            <text:p>9.005464</text:p>
          </table:table-cell>
          <table:table-cell office:value-type="float" office:value="10.13561" calcext:value-type="float">
            <text:p>10.13561</text:p>
          </table:table-cell>
          <table:table-cell office:value-type="float" office:value="10.44493" calcext:value-type="float">
            <text:p>10.44493</text:p>
          </table:table-cell>
          <table:table-cell office:value-type="float" office:value="11.03217" calcext:value-type="float">
            <text:p>11.03217</text:p>
          </table:table-cell>
          <table:table-cell office:value-type="float" office:value="11.99493" calcext:value-type="float">
            <text:p>11.99493</text:p>
          </table:table-cell>
          <table:table-cell office:value-type="float" office:value="12.26798" calcext:value-type="float">
            <text:p>12.26798</text:p>
          </table:table-cell>
          <table:table-cell office:value-type="float" office:value="0" calcext:value-type="float">
            <text:p>0</text:p>
          </table:table-cell>
          <table:table-cell office:value-type="float" office:value="33.22295" calcext:value-type="float">
            <text:p>33.222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12006" calcext:value-type="float">
            <text:p>11012006</text:p>
          </table:table-cell>
          <table:table-cell office:value-type="float" office:value="0.8445968" calcext:value-type="float">
            <text:p>0.8445968</text:p>
          </table:table-cell>
          <table:table-cell office:value-type="float" office:value="134.4125" calcext:value-type="float">
            <text:p>134.4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74923" calcext:value-type="float">
            <text:p>42.74923</text:p>
          </table:table-cell>
          <table:table-cell office:value-type="float" office:value="0" calcext:value-type="float">
            <text:p>0</text:p>
          </table:table-cell>
          <table:table-cell office:value-type="float" office:value="0.00001301735" calcext:value-type="float">
            <text:p>1.301735E-05</text:p>
          </table:table-cell>
          <table:table-cell office:value-type="float" office:value="0" calcext:value-type="float">
            <text:p>0</text:p>
          </table:table-cell>
          <table:table-cell office:value-type="float" office:value="0.0003992176" calcext:value-type="float">
            <text:p>0.0003992176</text:p>
          </table:table-cell>
          <table:table-cell office:value-type="float" office:value="1168.104" calcext:value-type="float">
            <text:p>1168.104</text:p>
          </table:table-cell>
          <table:table-cell office:value-type="float" office:value="1.001985" calcext:value-type="float">
            <text:p>1.001985</text:p>
          </table:table-cell>
          <table:table-cell office:value-type="float" office:value="0" calcext:value-type="float">
            <text:p>0</text:p>
          </table:table-cell>
          <table:table-cell office:value-type="float" office:value="0.226455" calcext:value-type="float">
            <text:p>0.226455</text:p>
          </table:table-cell>
          <table:table-cell office:value-type="float" office:value="0.2913808" calcext:value-type="float">
            <text:p>0.2913808</text:p>
          </table:table-cell>
          <table:table-cell office:value-type="float" office:value="0.2373463" calcext:value-type="float">
            <text:p>0.2373463</text:p>
          </table:table-cell>
          <table:table-cell office:value-type="float" office:value="0.08096293" calcext:value-type="float">
            <text:p>0.08096293</text:p>
          </table:table-cell>
          <table:table-cell office:value-type="float" office:value="0.06555434" calcext:value-type="float">
            <text:p>0.06555434</text:p>
          </table:table-cell>
          <table:table-cell office:value-type="float" office:value="0.02954375" calcext:value-type="float">
            <text:p>0.02954375</text:p>
          </table:table-cell>
          <table:table-cell office:value-type="float" office:value="0.03396168" calcext:value-type="float">
            <text:p>0.03396168</text:p>
          </table:table-cell>
          <table:table-cell office:value-type="float" office:value="0.08568257" calcext:value-type="float">
            <text:p>0.08568257</text:p>
          </table:table-cell>
          <table:table-cell office:value-type="float" office:value="0.1558013" calcext:value-type="float">
            <text:p>0.1558013</text:p>
          </table:table-cell>
          <table:table-cell office:value-type="float" office:value="0.1680849" calcext:value-type="float">
            <text:p>0.1680849</text:p>
          </table:table-cell>
          <table:table-cell office:value-type="float" office:value="0.1711644" calcext:value-type="float">
            <text:p>0.1711644</text:p>
          </table:table-cell>
          <table:table-cell office:value-type="float" office:value="0.1777111" calcext:value-type="float">
            <text:p>0.1777111</text:p>
          </table:table-cell>
          <table:table-cell office:value-type="float" office:value="0.1881345" calcext:value-type="float">
            <text:p>0.1881345</text:p>
          </table:table-cell>
          <table:table-cell office:value-type="float" office:value="0.1916785" calcext:value-type="float">
            <text:p>0.1916785</text:p>
          </table:table-cell>
          <table:table-cell office:value-type="float" office:value="0" calcext:value-type="float">
            <text:p>0</text:p>
          </table:table-cell>
          <table:table-cell office:value-type="float" office:value="48.13617" calcext:value-type="float">
            <text:p>48.13617</text:p>
          </table:table-cell>
          <table:table-cell office:value-type="float" office:value="45.46316" calcext:value-type="float">
            <text:p>45.46316</text:p>
          </table:table-cell>
          <table:table-cell office:value-type="float" office:value="37.33244" calcext:value-type="float">
            <text:p>37.33244</text:p>
          </table:table-cell>
          <table:table-cell office:value-type="float" office:value="12.2714" calcext:value-type="float">
            <text:p>12.2714</text:p>
          </table:table-cell>
          <table:table-cell office:value-type="float" office:value="10.12862" calcext:value-type="float">
            <text:p>10.12862</text:p>
          </table:table-cell>
          <table:table-cell office:value-type="float" office:value="3.530084" calcext:value-type="float">
            <text:p>3.530084</text:p>
          </table:table-cell>
          <table:table-cell office:value-type="float" office:value="3.088141" calcext:value-type="float">
            <text:p>3.088141</text:p>
          </table:table-cell>
          <table:table-cell office:value-type="float" office:value="6.157864" calcext:value-type="float">
            <text:p>6.157864</text:p>
          </table:table-cell>
          <table:table-cell office:value-type="float" office:value="9.010056" calcext:value-type="float">
            <text:p>9.010056</text:p>
          </table:table-cell>
          <table:table-cell office:value-type="float" office:value="10.13925" calcext:value-type="float">
            <text:p>10.13925</text:p>
          </table:table-cell>
          <table:table-cell office:value-type="float" office:value="10.44855" calcext:value-type="float">
            <text:p>10.44855</text:p>
          </table:table-cell>
          <table:table-cell office:value-type="float" office:value="11.03511" calcext:value-type="float">
            <text:p>11.03511</text:p>
          </table:table-cell>
          <table:table-cell office:value-type="float" office:value="11.99689" calcext:value-type="float">
            <text:p>11.99689</text:p>
          </table:table-cell>
          <table:table-cell office:value-type="float" office:value="12.28233" calcext:value-type="float">
            <text:p>12.28233</text:p>
          </table:table-cell>
          <table:table-cell office:value-type="float" office:value="0" calcext:value-type="float">
            <text:p>0</text:p>
          </table:table-cell>
          <table:table-cell office:value-type="float" office:value="29.96368" calcext:value-type="float">
            <text:p>29.963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12006" calcext:value-type="float">
            <text:p>12012006</text:p>
          </table:table-cell>
          <table:table-cell office:value-type="float" office:value="0.8442736" calcext:value-type="float">
            <text:p>0.8442736</text:p>
          </table:table-cell>
          <table:table-cell office:value-type="float" office:value="134.4122" calcext:value-type="float">
            <text:p>134.4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75406" calcext:value-type="float">
            <text:p>42.75406</text:p>
          </table:table-cell>
          <table:table-cell office:value-type="float" office:value="0" calcext:value-type="float">
            <text:p>0</text:p>
          </table:table-cell>
          <table:table-cell office:value-type="float" office:value="0.00001301737" calcext:value-type="float">
            <text:p>1.301737E-05</text:p>
          </table:table-cell>
          <table:table-cell office:value-type="float" office:value="0" calcext:value-type="float">
            <text:p>0</text:p>
          </table:table-cell>
          <table:table-cell office:value-type="float" office:value="0.0003874037" calcext:value-type="float">
            <text:p>0.0003874037</text:p>
          </table:table-cell>
          <table:table-cell office:value-type="float" office:value="1168.1" calcext:value-type="float">
            <text:p>1168.1</text:p>
          </table:table-cell>
          <table:table-cell office:value-type="float" office:value="1.00169" calcext:value-type="float">
            <text:p>1.00169</text:p>
          </table:table-cell>
          <table:table-cell office:value-type="float" office:value="0" calcext:value-type="float">
            <text:p>0</text:p>
          </table:table-cell>
          <table:table-cell office:value-type="float" office:value="0.2840454" calcext:value-type="float">
            <text:p>0.2840454</text:p>
          </table:table-cell>
          <table:table-cell office:value-type="float" office:value="0.2957197" calcext:value-type="float">
            <text:p>0.2957197</text:p>
          </table:table-cell>
          <table:table-cell office:value-type="float" office:value="0.2365923" calcext:value-type="float">
            <text:p>0.2365923</text:p>
          </table:table-cell>
          <table:table-cell office:value-type="float" office:value="0.08911775" calcext:value-type="float">
            <text:p>0.08911775</text:p>
          </table:table-cell>
          <table:table-cell office:value-type="float" office:value="0.06707269" calcext:value-type="float">
            <text:p>0.06707269</text:p>
          </table:table-cell>
          <table:table-cell office:value-type="float" office:value="0.03009334" calcext:value-type="float">
            <text:p>0.03009334</text:p>
          </table:table-cell>
          <table:table-cell office:value-type="float" office:value="0.03395128" calcext:value-type="float">
            <text:p>0.03395128</text:p>
          </table:table-cell>
          <table:table-cell office:value-type="float" office:value="0.08571225" calcext:value-type="float">
            <text:p>0.08571225</text:p>
          </table:table-cell>
          <table:table-cell office:value-type="float" office:value="0.1558475" calcext:value-type="float">
            <text:p>0.1558475</text:p>
          </table:table-cell>
          <table:table-cell office:value-type="float" office:value="0.1681284" calcext:value-type="float">
            <text:p>0.1681284</text:p>
          </table:table-cell>
          <table:table-cell office:value-type="float" office:value="0.1712008" calcext:value-type="float">
            <text:p>0.1712008</text:p>
          </table:table-cell>
          <table:table-cell office:value-type="float" office:value="0.1777532" calcext:value-type="float">
            <text:p>0.1777532</text:p>
          </table:table-cell>
          <table:table-cell office:value-type="float" office:value="0.1881579" calcext:value-type="float">
            <text:p>0.1881579</text:p>
          </table:table-cell>
          <table:table-cell office:value-type="float" office:value="0.1916978" calcext:value-type="float">
            <text:p>0.1916978</text:p>
          </table:table-cell>
          <table:table-cell office:value-type="float" office:value="0" calcext:value-type="float">
            <text:p>0</text:p>
          </table:table-cell>
          <table:table-cell office:value-type="float" office:value="48.08805" calcext:value-type="float">
            <text:p>48.08805</text:p>
          </table:table-cell>
          <table:table-cell office:value-type="float" office:value="45.40113" calcext:value-type="float">
            <text:p>45.40113</text:p>
          </table:table-cell>
          <table:table-cell office:value-type="float" office:value="37.2924" calcext:value-type="float">
            <text:p>37.2924</text:p>
          </table:table-cell>
          <table:table-cell office:value-type="float" office:value="12.26222" calcext:value-type="float">
            <text:p>12.26222</text:p>
          </table:table-cell>
          <table:table-cell office:value-type="float" office:value="10.12017" calcext:value-type="float">
            <text:p>10.12017</text:p>
          </table:table-cell>
          <table:table-cell office:value-type="float" office:value="3.529482" calcext:value-type="float">
            <text:p>3.529482</text:p>
          </table:table-cell>
          <table:table-cell office:value-type="float" office:value="3.08893" calcext:value-type="float">
            <text:p>3.08893</text:p>
          </table:table-cell>
          <table:table-cell office:value-type="float" office:value="6.160574" calcext:value-type="float">
            <text:p>6.160574</text:p>
          </table:table-cell>
          <table:table-cell office:value-type="float" office:value="9.014651" calcext:value-type="float">
            <text:p>9.014651</text:p>
          </table:table-cell>
          <table:table-cell office:value-type="float" office:value="10.1429" calcext:value-type="float">
            <text:p>10.1429</text:p>
          </table:table-cell>
          <table:table-cell office:value-type="float" office:value="10.45217" calcext:value-type="float">
            <text:p>10.45217</text:p>
          </table:table-cell>
          <table:table-cell office:value-type="float" office:value="11.03806" calcext:value-type="float">
            <text:p>11.03806</text:p>
          </table:table-cell>
          <table:table-cell office:value-type="float" office:value="11.99889" calcext:value-type="float">
            <text:p>11.99889</text:p>
          </table:table-cell>
          <table:table-cell office:value-type="float" office:value="12.29611" calcext:value-type="float">
            <text:p>12.29611</text:p>
          </table:table-cell>
          <table:table-cell office:value-type="float" office:value="0" calcext:value-type="float">
            <text:p>0</text:p>
          </table:table-cell>
          <table:table-cell office:value-type="float" office:value="30.70664" calcext:value-type="float">
            <text:p>30.706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12006" calcext:value-type="float">
            <text:p>13012006</text:p>
          </table:table-cell>
          <table:table-cell office:value-type="float" office:value="0.8439772" calcext:value-type="float">
            <text:p>0.8439772</text:p>
          </table:table-cell>
          <table:table-cell office:value-type="float" office:value="134.4119" calcext:value-type="float">
            <text:p>134.4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75918" calcext:value-type="float">
            <text:p>42.75918</text:p>
          </table:table-cell>
          <table:table-cell office:value-type="float" office:value="0" calcext:value-type="float">
            <text:p>0</text:p>
          </table:table-cell>
          <table:table-cell office:value-type="float" office:value="0.00001301737" calcext:value-type="float">
            <text:p>1.301737E-05</text:p>
          </table:table-cell>
          <table:table-cell office:value-type="float" office:value="0" calcext:value-type="float">
            <text:p>0</text:p>
          </table:table-cell>
          <table:table-cell office:value-type="float" office:value="0.0003781273" calcext:value-type="float">
            <text:p>0.0003781273</text:p>
          </table:table-cell>
          <table:table-cell office:value-type="float" office:value="1168.095" calcext:value-type="float">
            <text:p>1168.095</text:p>
          </table:table-cell>
          <table:table-cell office:value-type="float" office:value="1.001335" calcext:value-type="float">
            <text:p>1.001335</text:p>
          </table:table-cell>
          <table:table-cell office:value-type="float" office:value="0" calcext:value-type="float">
            <text:p>0</text:p>
          </table:table-cell>
          <table:table-cell office:value-type="float" office:value="0.3815129" calcext:value-type="float">
            <text:p>0.3815129</text:p>
          </table:table-cell>
          <table:table-cell office:value-type="float" office:value="0.3266103" calcext:value-type="float">
            <text:p>0.3266103</text:p>
          </table:table-cell>
          <table:table-cell office:value-type="float" office:value="0.2391403" calcext:value-type="float">
            <text:p>0.2391403</text:p>
          </table:table-cell>
          <table:table-cell office:value-type="float" office:value="0.08749568" calcext:value-type="float">
            <text:p>0.08749568</text:p>
          </table:table-cell>
          <table:table-cell office:value-type="float" office:value="0.06722461" calcext:value-type="float">
            <text:p>0.06722461</text:p>
          </table:table-cell>
          <table:table-cell office:value-type="float" office:value="0.03058608" calcext:value-type="float">
            <text:p>0.03058608</text:p>
          </table:table-cell>
          <table:table-cell office:value-type="float" office:value="0.03394124" calcext:value-type="float">
            <text:p>0.03394124</text:p>
          </table:table-cell>
          <table:table-cell office:value-type="float" office:value="0.08568349" calcext:value-type="float">
            <text:p>0.08568349</text:p>
          </table:table-cell>
          <table:table-cell office:value-type="float" office:value="0.1558899" calcext:value-type="float">
            <text:p>0.1558899</text:p>
          </table:table-cell>
          <table:table-cell office:value-type="float" office:value="0.1681738" calcext:value-type="float">
            <text:p>0.1681738</text:p>
          </table:table-cell>
          <table:table-cell office:value-type="float" office:value="0.1712373" calcext:value-type="float">
            <text:p>0.1712373</text:p>
          </table:table-cell>
          <table:table-cell office:value-type="float" office:value="0.1777933" calcext:value-type="float">
            <text:p>0.1777933</text:p>
          </table:table-cell>
          <table:table-cell office:value-type="float" office:value="0.1881792" calcext:value-type="float">
            <text:p>0.1881792</text:p>
          </table:table-cell>
          <table:table-cell office:value-type="float" office:value="0.1917163" calcext:value-type="float">
            <text:p>0.1917163</text:p>
          </table:table-cell>
          <table:table-cell office:value-type="float" office:value="0" calcext:value-type="float">
            <text:p>0</text:p>
          </table:table-cell>
          <table:table-cell office:value-type="float" office:value="48.05315" calcext:value-type="float">
            <text:p>48.05315</text:p>
          </table:table-cell>
          <table:table-cell office:value-type="float" office:value="45.34243" calcext:value-type="float">
            <text:p>45.34243</text:p>
          </table:table-cell>
          <table:table-cell office:value-type="float" office:value="37.25173" calcext:value-type="float">
            <text:p>37.25173</text:p>
          </table:table-cell>
          <table:table-cell office:value-type="float" office:value="12.25404" calcext:value-type="float">
            <text:p>12.25404</text:p>
          </table:table-cell>
          <table:table-cell office:value-type="float" office:value="10.11173" calcext:value-type="float">
            <text:p>10.11173</text:p>
          </table:table-cell>
          <table:table-cell office:value-type="float" office:value="3.529021" calcext:value-type="float">
            <text:p>3.529021</text:p>
          </table:table-cell>
          <table:table-cell office:value-type="float" office:value="3.08972" calcext:value-type="float">
            <text:p>3.08972</text:p>
          </table:table-cell>
          <table:table-cell office:value-type="float" office:value="6.163267" calcext:value-type="float">
            <text:p>6.163267</text:p>
          </table:table-cell>
          <table:table-cell office:value-type="float" office:value="9.019244" calcext:value-type="float">
            <text:p>9.019244</text:p>
          </table:table-cell>
          <table:table-cell office:value-type="float" office:value="10.14654" calcext:value-type="float">
            <text:p>10.14654</text:p>
          </table:table-cell>
          <table:table-cell office:value-type="float" office:value="10.45579" calcext:value-type="float">
            <text:p>10.45579</text:p>
          </table:table-cell>
          <table:table-cell office:value-type="float" office:value="11.04101" calcext:value-type="float">
            <text:p>11.04101</text:p>
          </table:table-cell>
          <table:table-cell office:value-type="float" office:value="12.00089" calcext:value-type="float">
            <text:p>12.00089</text:p>
          </table:table-cell>
          <table:table-cell office:value-type="float" office:value="12.30146" calcext:value-type="float">
            <text:p>12.30146</text:p>
          </table:table-cell>
          <table:table-cell office:value-type="float" office:value="0" calcext:value-type="float">
            <text:p>0</text:p>
          </table:table-cell>
          <table:table-cell office:value-type="float" office:value="28.16436" calcext:value-type="float">
            <text:p>28.164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12006" calcext:value-type="float">
            <text:p>14012006</text:p>
          </table:table-cell>
          <table:table-cell office:value-type="float" office:value="0.8436698" calcext:value-type="float">
            <text:p>0.8436698</text:p>
          </table:table-cell>
          <table:table-cell office:value-type="float" office:value="134.4116" calcext:value-type="float">
            <text:p>134.4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76451" calcext:value-type="float">
            <text:p>42.76451</text:p>
          </table:table-cell>
          <table:table-cell office:value-type="float" office:value="0" calcext:value-type="float">
            <text:p>0</text:p>
          </table:table-cell>
          <table:table-cell office:value-type="float" office:value="0.00001301737" calcext:value-type="float">
            <text:p>1.301737E-05</text:p>
          </table:table-cell>
          <table:table-cell office:value-type="float" office:value="0" calcext:value-type="float">
            <text:p>0</text:p>
          </table:table-cell>
          <table:table-cell office:value-type="float" office:value="0.000370115" calcext:value-type="float">
            <text:p>0.000370115</text:p>
          </table:table-cell>
          <table:table-cell office:value-type="float" office:value="1168.091" calcext:value-type="float">
            <text:p>1168.091</text:p>
          </table:table-cell>
          <table:table-cell office:value-type="float" office:value="1.000979" calcext:value-type="float">
            <text:p>1.000979</text:p>
          </table:table-cell>
          <table:table-cell office:value-type="float" office:value="0" calcext:value-type="float">
            <text:p>0</text:p>
          </table:table-cell>
          <table:table-cell office:value-type="float" office:value="0.2453273" calcext:value-type="float">
            <text:p>0.2453273</text:p>
          </table:table-cell>
          <table:table-cell office:value-type="float" office:value="0.2959003" calcext:value-type="float">
            <text:p>0.2959003</text:p>
          </table:table-cell>
          <table:table-cell office:value-type="float" office:value="0.2344019" calcext:value-type="float">
            <text:p>0.2344019</text:p>
          </table:table-cell>
          <table:table-cell office:value-type="float" office:value="0.0908701" calcext:value-type="float">
            <text:p>0.0908701</text:p>
          </table:table-cell>
          <table:table-cell office:value-type="float" office:value="0.06737179" calcext:value-type="float">
            <text:p>0.06737179</text:p>
          </table:table-cell>
          <table:table-cell office:value-type="float" office:value="0.03049145" calcext:value-type="float">
            <text:p>0.03049145</text:p>
          </table:table-cell>
          <table:table-cell office:value-type="float" office:value="0.03395421" calcext:value-type="float">
            <text:p>0.03395421</text:p>
          </table:table-cell>
          <table:table-cell office:value-type="float" office:value="0.08563211" calcext:value-type="float">
            <text:p>0.08563211</text:p>
          </table:table-cell>
          <table:table-cell office:value-type="float" office:value="0.1559203" calcext:value-type="float">
            <text:p>0.1559203</text:p>
          </table:table-cell>
          <table:table-cell office:value-type="float" office:value="0.1682206" calcext:value-type="float">
            <text:p>0.1682206</text:p>
          </table:table-cell>
          <table:table-cell office:value-type="float" office:value="0.1712737" calcext:value-type="float">
            <text:p>0.1712737</text:p>
          </table:table-cell>
          <table:table-cell office:value-type="float" office:value="0.1778052" calcext:value-type="float">
            <text:p>0.1778052</text:p>
          </table:table-cell>
          <table:table-cell office:value-type="float" office:value="0.188204" calcext:value-type="float">
            <text:p>0.188204</text:p>
          </table:table-cell>
          <table:table-cell office:value-type="float" office:value="0.1917341" calcext:value-type="float">
            <text:p>0.1917341</text:p>
          </table:table-cell>
          <table:table-cell office:value-type="float" office:value="0" calcext:value-type="float">
            <text:p>0</text:p>
          </table:table-cell>
          <table:table-cell office:value-type="float" office:value="48.02814" calcext:value-type="float">
            <text:p>48.02814</text:p>
          </table:table-cell>
          <table:table-cell office:value-type="float" office:value="45.28783" calcext:value-type="float">
            <text:p>45.28783</text:p>
          </table:table-cell>
          <table:table-cell office:value-type="float" office:value="37.21064" calcext:value-type="float">
            <text:p>37.21064</text:p>
          </table:table-cell>
          <table:table-cell office:value-type="float" office:value="12.24559" calcext:value-type="float">
            <text:p>12.24559</text:p>
          </table:table-cell>
          <table:table-cell office:value-type="float" office:value="10.10312" calcext:value-type="float">
            <text:p>10.10312</text:p>
          </table:table-cell>
          <table:table-cell office:value-type="float" office:value="3.528582" calcext:value-type="float">
            <text:p>3.528582</text:p>
          </table:table-cell>
          <table:table-cell office:value-type="float" office:value="3.09052" calcext:value-type="float">
            <text:p>3.09052</text:p>
          </table:table-cell>
          <table:table-cell office:value-type="float" office:value="6.165946" calcext:value-type="float">
            <text:p>6.165946</text:p>
          </table:table-cell>
          <table:table-cell office:value-type="float" office:value="9.023838" calcext:value-type="float">
            <text:p>9.023838</text:p>
          </table:table-cell>
          <table:table-cell office:value-type="float" office:value="10.15019" calcext:value-type="float">
            <text:p>10.15019</text:p>
          </table:table-cell>
          <table:table-cell office:value-type="float" office:value="10.45941" calcext:value-type="float">
            <text:p>10.45941</text:p>
          </table:table-cell>
          <table:table-cell office:value-type="float" office:value="11.04396" calcext:value-type="float">
            <text:p>11.04396</text:p>
          </table:table-cell>
          <table:table-cell office:value-type="float" office:value="12.00288" calcext:value-type="float">
            <text:p>12.00288</text:p>
          </table:table-cell>
          <table:table-cell office:value-type="float" office:value="12.31487" calcext:value-type="float">
            <text:p>12.31487</text:p>
          </table:table-cell>
          <table:table-cell office:value-type="float" office:value="0" calcext:value-type="float">
            <text:p>0</text:p>
          </table:table-cell>
          <table:table-cell office:value-type="float" office:value="27.88379" calcext:value-type="float">
            <text:p>27.883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12006" calcext:value-type="float">
            <text:p>15012006</text:p>
          </table:table-cell>
          <table:table-cell office:value-type="float" office:value="0.8432348" calcext:value-type="float">
            <text:p>0.8432348</text:p>
          </table:table-cell>
          <table:table-cell office:value-type="float" office:value="134.4113" calcext:value-type="float">
            <text:p>134.4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76929" calcext:value-type="float">
            <text:p>42.76929</text:p>
          </table:table-cell>
          <table:table-cell office:value-type="float" office:value="0" calcext:value-type="float">
            <text:p>0</text:p>
          </table:table-cell>
          <table:table-cell office:value-type="float" office:value="0.000013018" calcext:value-type="float">
            <text:p>1.3018E-05</text:p>
          </table:table-cell>
          <table:table-cell office:value-type="float" office:value="0" calcext:value-type="float">
            <text:p>0</text:p>
          </table:table-cell>
          <table:table-cell office:value-type="float" office:value="0.0003650107" calcext:value-type="float">
            <text:p>0.0003650107</text:p>
          </table:table-cell>
          <table:table-cell office:value-type="float" office:value="1168.087" calcext:value-type="float">
            <text:p>1168.087</text:p>
          </table:table-cell>
          <table:table-cell office:value-type="float" office:value="1.000805" calcext:value-type="float">
            <text:p>1.000805</text:p>
          </table:table-cell>
          <table:table-cell office:value-type="float" office:value="0" calcext:value-type="float">
            <text:p>0</text:p>
          </table:table-cell>
          <table:table-cell office:value-type="float" office:value="0.2837206" calcext:value-type="float">
            <text:p>0.2837206</text:p>
          </table:table-cell>
          <table:table-cell office:value-type="float" office:value="0.3185196" calcext:value-type="float">
            <text:p>0.3185196</text:p>
          </table:table-cell>
          <table:table-cell office:value-type="float" office:value="0.2112448" calcext:value-type="float">
            <text:p>0.2112448</text:p>
          </table:table-cell>
          <table:table-cell office:value-type="float" office:value="0.09304373" calcext:value-type="float">
            <text:p>0.09304373</text:p>
          </table:table-cell>
          <table:table-cell office:value-type="float" office:value="0.06853263" calcext:value-type="float">
            <text:p>0.06853263</text:p>
          </table:table-cell>
          <table:table-cell office:value-type="float" office:value="0.03128647" calcext:value-type="float">
            <text:p>0.03128647</text:p>
          </table:table-cell>
          <table:table-cell office:value-type="float" office:value="0.03397322" calcext:value-type="float">
            <text:p>0.03397322</text:p>
          </table:table-cell>
          <table:table-cell office:value-type="float" office:value="0.0855599" calcext:value-type="float">
            <text:p>0.0855599</text:p>
          </table:table-cell>
          <table:table-cell office:value-type="float" office:value="0.1559378" calcext:value-type="float">
            <text:p>0.1559378</text:p>
          </table:table-cell>
          <table:table-cell office:value-type="float" office:value="0.168269" calcext:value-type="float">
            <text:p>0.168269</text:p>
          </table:table-cell>
          <table:table-cell office:value-type="float" office:value="0.1713102" calcext:value-type="float">
            <text:p>0.1713102</text:p>
          </table:table-cell>
          <table:table-cell office:value-type="float" office:value="0.1778429" calcext:value-type="float">
            <text:p>0.1778429</text:p>
          </table:table-cell>
          <table:table-cell office:value-type="float" office:value="0.1882256" calcext:value-type="float">
            <text:p>0.1882256</text:p>
          </table:table-cell>
          <table:table-cell office:value-type="float" office:value="0.1917539" calcext:value-type="float">
            <text:p>0.1917539</text:p>
          </table:table-cell>
          <table:table-cell office:value-type="float" office:value="0" calcext:value-type="float">
            <text:p>0</text:p>
          </table:table-cell>
          <table:table-cell office:value-type="float" office:value="47.98248" calcext:value-type="float">
            <text:p>47.98248</text:p>
          </table:table-cell>
          <table:table-cell office:value-type="float" office:value="45.232" calcext:value-type="float">
            <text:p>45.232</text:p>
          </table:table-cell>
          <table:table-cell office:value-type="float" office:value="37.16177" calcext:value-type="float">
            <text:p>37.16177</text:p>
          </table:table-cell>
          <table:table-cell office:value-type="float" office:value="12.23833" calcext:value-type="float">
            <text:p>12.23833</text:p>
          </table:table-cell>
          <table:table-cell office:value-type="float" office:value="10.09459" calcext:value-type="float">
            <text:p>10.09459</text:p>
          </table:table-cell>
          <table:table-cell office:value-type="float" office:value="3.528219" calcext:value-type="float">
            <text:p>3.528219</text:p>
          </table:table-cell>
          <table:table-cell office:value-type="float" office:value="3.091327" calcext:value-type="float">
            <text:p>3.091327</text:p>
          </table:table-cell>
          <table:table-cell office:value-type="float" office:value="6.168625" calcext:value-type="float">
            <text:p>6.168625</text:p>
          </table:table-cell>
          <table:table-cell office:value-type="float" office:value="9.028432" calcext:value-type="float">
            <text:p>9.028432</text:p>
          </table:table-cell>
          <table:table-cell office:value-type="float" office:value="10.15383" calcext:value-type="float">
            <text:p>10.15383</text:p>
          </table:table-cell>
          <table:table-cell office:value-type="float" office:value="10.46303" calcext:value-type="float">
            <text:p>10.46303</text:p>
          </table:table-cell>
          <table:table-cell office:value-type="float" office:value="11.0469" calcext:value-type="float">
            <text:p>11.0469</text:p>
          </table:table-cell>
          <table:table-cell office:value-type="float" office:value="12.00489" calcext:value-type="float">
            <text:p>12.00489</text:p>
          </table:table-cell>
          <table:table-cell office:value-type="float" office:value="12.33103" calcext:value-type="float">
            <text:p>12.33103</text:p>
          </table:table-cell>
          <table:table-cell office:value-type="float" office:value="0" calcext:value-type="float">
            <text:p>0</text:p>
          </table:table-cell>
          <table:table-cell office:value-type="float" office:value="35.92397" calcext:value-type="float">
            <text:p>35.923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12006" calcext:value-type="float">
            <text:p>16012006</text:p>
          </table:table-cell>
          <table:table-cell office:value-type="float" office:value="0.8429461" calcext:value-type="float">
            <text:p>0.8429461</text:p>
          </table:table-cell>
          <table:table-cell office:value-type="float" office:value="134.411" calcext:value-type="float">
            <text:p>134.4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77431" calcext:value-type="float">
            <text:p>42.77431</text:p>
          </table:table-cell>
          <table:table-cell office:value-type="float" office:value="0" calcext:value-type="float">
            <text:p>0</text:p>
          </table:table-cell>
          <table:table-cell office:value-type="float" office:value="0.00001302011" calcext:value-type="float">
            <text:p>1.302011E-05</text:p>
          </table:table-cell>
          <table:table-cell office:value-type="float" office:value="0" calcext:value-type="float">
            <text:p>0</text:p>
          </table:table-cell>
          <table:table-cell office:value-type="float" office:value="0.0003616874" calcext:value-type="float">
            <text:p>0.0003616874</text:p>
          </table:table-cell>
          <table:table-cell office:value-type="float" office:value="1168.083" calcext:value-type="float">
            <text:p>1168.083</text:p>
          </table:table-cell>
          <table:table-cell office:value-type="float" office:value="1.000394" calcext:value-type="float">
            <text:p>1.000394</text:p>
          </table:table-cell>
          <table:table-cell office:value-type="float" office:value="0" calcext:value-type="float">
            <text:p>0</text:p>
          </table:table-cell>
          <table:table-cell office:value-type="float" office:value="0.3619169" calcext:value-type="float">
            <text:p>0.3619169</text:p>
          </table:table-cell>
          <table:table-cell office:value-type="float" office:value="0.3431147" calcext:value-type="float">
            <text:p>0.3431147</text:p>
          </table:table-cell>
          <table:table-cell office:value-type="float" office:value="0.2286494" calcext:value-type="float">
            <text:p>0.2286494</text:p>
          </table:table-cell>
          <table:table-cell office:value-type="float" office:value="0.08648758" calcext:value-type="float">
            <text:p>0.08648758</text:p>
          </table:table-cell>
          <table:table-cell office:value-type="float" office:value="0.06719605" calcext:value-type="float">
            <text:p>0.06719605</text:p>
          </table:table-cell>
          <table:table-cell office:value-type="float" office:value="0.0311164" calcext:value-type="float">
            <text:p>0.0311164</text:p>
          </table:table-cell>
          <table:table-cell office:value-type="float" office:value="0.03401756" calcext:value-type="float">
            <text:p>0.03401756</text:p>
          </table:table-cell>
          <table:table-cell office:value-type="float" office:value="0.08544949" calcext:value-type="float">
            <text:p>0.08544949</text:p>
          </table:table-cell>
          <table:table-cell office:value-type="float" office:value="0.1559248" calcext:value-type="float">
            <text:p>0.1559248</text:p>
          </table:table-cell>
          <table:table-cell office:value-type="float" office:value="0.1683195" calcext:value-type="float">
            <text:p>0.1683195</text:p>
          </table:table-cell>
          <table:table-cell office:value-type="float" office:value="0.1713468" calcext:value-type="float">
            <text:p>0.1713468</text:p>
          </table:table-cell>
          <table:table-cell office:value-type="float" office:value="0.177883" calcext:value-type="float">
            <text:p>0.177883</text:p>
          </table:table-cell>
          <table:table-cell office:value-type="float" office:value="0.1882417" calcext:value-type="float">
            <text:p>0.1882417</text:p>
          </table:table-cell>
          <table:table-cell office:value-type="float" office:value="0.1917747" calcext:value-type="float">
            <text:p>0.1917747</text:p>
          </table:table-cell>
          <table:table-cell office:value-type="float" office:value="0" calcext:value-type="float">
            <text:p>0</text:p>
          </table:table-cell>
          <table:table-cell office:value-type="float" office:value="47.94349" calcext:value-type="float">
            <text:p>47.94349</text:p>
          </table:table-cell>
          <table:table-cell office:value-type="float" office:value="45.18092" calcext:value-type="float">
            <text:p>45.18092</text:p>
          </table:table-cell>
          <table:table-cell office:value-type="float" office:value="37.11208" calcext:value-type="float">
            <text:p>37.11208</text:p>
          </table:table-cell>
          <table:table-cell office:value-type="float" office:value="12.23135" calcext:value-type="float">
            <text:p>12.23135</text:p>
          </table:table-cell>
          <table:table-cell office:value-type="float" office:value="10.08612" calcext:value-type="float">
            <text:p>10.08612</text:p>
          </table:table-cell>
          <table:table-cell office:value-type="float" office:value="3.527993" calcext:value-type="float">
            <text:p>3.527993</text:p>
          </table:table-cell>
          <table:table-cell office:value-type="float" office:value="3.09217" calcext:value-type="float">
            <text:p>3.09217</text:p>
          </table:table-cell>
          <table:table-cell office:value-type="float" office:value="6.171278" calcext:value-type="float">
            <text:p>6.171278</text:p>
          </table:table-cell>
          <table:table-cell office:value-type="float" office:value="9.033026" calcext:value-type="float">
            <text:p>9.033026</text:p>
          </table:table-cell>
          <table:table-cell office:value-type="float" office:value="10.15748" calcext:value-type="float">
            <text:p>10.15748</text:p>
          </table:table-cell>
          <table:table-cell office:value-type="float" office:value="10.46665" calcext:value-type="float">
            <text:p>10.46665</text:p>
          </table:table-cell>
          <table:table-cell office:value-type="float" office:value="11.04984" calcext:value-type="float">
            <text:p>11.04984</text:p>
          </table:table-cell>
          <table:table-cell office:value-type="float" office:value="12.0069" calcext:value-type="float">
            <text:p>12.0069</text:p>
          </table:table-cell>
          <table:table-cell office:value-type="float" office:value="12.33094" calcext:value-type="float">
            <text:p>12.33094</text:p>
          </table:table-cell>
          <table:table-cell office:value-type="float" office:value="0" calcext:value-type="float">
            <text:p>0</text:p>
          </table:table-cell>
          <table:table-cell office:value-type="float" office:value="29.16451" calcext:value-type="float">
            <text:p>29.164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12006" calcext:value-type="float">
            <text:p>17012006</text:p>
          </table:table-cell>
          <table:table-cell office:value-type="float" office:value="0.8426717" calcext:value-type="float">
            <text:p>0.8426717</text:p>
          </table:table-cell>
          <table:table-cell office:value-type="float" office:value="134.4107" calcext:value-type="float">
            <text:p>134.4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7801" calcext:value-type="float">
            <text:p>42.7801</text:p>
          </table:table-cell>
          <table:table-cell office:value-type="float" office:value="0" calcext:value-type="float">
            <text:p>0</text:p>
          </table:table-cell>
          <table:table-cell office:value-type="float" office:value="0.00001355045" calcext:value-type="float">
            <text:p>1.355045E-05</text:p>
          </table:table-cell>
          <table:table-cell office:value-type="float" office:value="0" calcext:value-type="float">
            <text:p>0</text:p>
          </table:table-cell>
          <table:table-cell office:value-type="float" office:value="0.0006013236" calcext:value-type="float">
            <text:p>0.0006013236</text:p>
          </table:table-cell>
          <table:table-cell office:value-type="float" office:value="1168.079" calcext:value-type="float">
            <text:p>1168.079</text:p>
          </table:table-cell>
          <table:table-cell office:value-type="float" office:value="0.9999588" calcext:value-type="float">
            <text:p>0.9999588</text:p>
          </table:table-cell>
          <table:table-cell office:value-type="float" office:value="0" calcext:value-type="float">
            <text:p>0</text:p>
          </table:table-cell>
          <table:table-cell office:value-type="float" office:value="0.4828468" calcext:value-type="float">
            <text:p>0.4828468</text:p>
          </table:table-cell>
          <table:table-cell office:value-type="float" office:value="0.3495058" calcext:value-type="float">
            <text:p>0.3495058</text:p>
          </table:table-cell>
          <table:table-cell office:value-type="float" office:value="0.2360253" calcext:value-type="float">
            <text:p>0.2360253</text:p>
          </table:table-cell>
          <table:table-cell office:value-type="float" office:value="0.0830147" calcext:value-type="float">
            <text:p>0.0830147</text:p>
          </table:table-cell>
          <table:table-cell office:value-type="float" office:value="0.06554233" calcext:value-type="float">
            <text:p>0.06554233</text:p>
          </table:table-cell>
          <table:table-cell office:value-type="float" office:value="0.02996035" calcext:value-type="float">
            <text:p>0.02996035</text:p>
          </table:table-cell>
          <table:table-cell office:value-type="float" office:value="0.0340669" calcext:value-type="float">
            <text:p>0.0340669</text:p>
          </table:table-cell>
          <table:table-cell office:value-type="float" office:value="0.08543672" calcext:value-type="float">
            <text:p>0.08543672</text:p>
          </table:table-cell>
          <table:table-cell office:value-type="float" office:value="0.1558886" calcext:value-type="float">
            <text:p>0.1558886</text:p>
          </table:table-cell>
          <table:table-cell office:value-type="float" office:value="0.1683755" calcext:value-type="float">
            <text:p>0.1683755</text:p>
          </table:table-cell>
          <table:table-cell office:value-type="float" office:value="0.1713829" calcext:value-type="float">
            <text:p>0.1713829</text:p>
          </table:table-cell>
          <table:table-cell office:value-type="float" office:value="0.177911" calcext:value-type="float">
            <text:p>0.177911</text:p>
          </table:table-cell>
          <table:table-cell office:value-type="float" office:value="0.1882538" calcext:value-type="float">
            <text:p>0.1882538</text:p>
          </table:table-cell>
          <table:table-cell office:value-type="float" office:value="0.1917909" calcext:value-type="float">
            <text:p>0.1917909</text:p>
          </table:table-cell>
          <table:table-cell office:value-type="float" office:value="0" calcext:value-type="float">
            <text:p>0</text:p>
          </table:table-cell>
          <table:table-cell office:value-type="float" office:value="47.9429" calcext:value-type="float">
            <text:p>47.9429</text:p>
          </table:table-cell>
          <table:table-cell office:value-type="float" office:value="45.13707" calcext:value-type="float">
            <text:p>45.13707</text:p>
          </table:table-cell>
          <table:table-cell office:value-type="float" office:value="37.06958" calcext:value-type="float">
            <text:p>37.06958</text:p>
          </table:table-cell>
          <table:table-cell office:value-type="float" office:value="12.2219" calcext:value-type="float">
            <text:p>12.2219</text:p>
          </table:table-cell>
          <table:table-cell office:value-type="float" office:value="10.07713" calcext:value-type="float">
            <text:p>10.07713</text:p>
          </table:table-cell>
          <table:table-cell office:value-type="float" office:value="3.527522" calcext:value-type="float">
            <text:p>3.527522</text:p>
          </table:table-cell>
          <table:table-cell office:value-type="float" office:value="3.093039" calcext:value-type="float">
            <text:p>3.093039</text:p>
          </table:table-cell>
          <table:table-cell office:value-type="float" office:value="6.173926" calcext:value-type="float">
            <text:p>6.173926</text:p>
          </table:table-cell>
          <table:table-cell office:value-type="float" office:value="9.037619" calcext:value-type="float">
            <text:p>9.037619</text:p>
          </table:table-cell>
          <table:table-cell office:value-type="float" office:value="10.16107" calcext:value-type="float">
            <text:p>10.16107</text:p>
          </table:table-cell>
          <table:table-cell office:value-type="float" office:value="10.47017" calcext:value-type="float">
            <text:p>10.47017</text:p>
          </table:table-cell>
          <table:table-cell office:value-type="float" office:value="11.0528" calcext:value-type="float">
            <text:p>11.0528</text:p>
          </table:table-cell>
          <table:table-cell office:value-type="float" office:value="12.00885" calcext:value-type="float">
            <text:p>12.00885</text:p>
          </table:table-cell>
          <table:table-cell office:value-type="float" office:value="12.32594" calcext:value-type="float">
            <text:p>12.32594</text:p>
          </table:table-cell>
          <table:table-cell office:value-type="float" office:value="0" calcext:value-type="float">
            <text:p>0</text:p>
          </table:table-cell>
          <table:table-cell office:value-type="float" office:value="25.73484" calcext:value-type="float">
            <text:p>25.734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12006" calcext:value-type="float">
            <text:p>18012006</text:p>
          </table:table-cell>
          <table:table-cell office:value-type="float" office:value="0.8423849" calcext:value-type="float">
            <text:p>0.8423849</text:p>
          </table:table-cell>
          <table:table-cell office:value-type="float" office:value="134.4104" calcext:value-type="float">
            <text:p>134.4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78576" calcext:value-type="float">
            <text:p>42.78576</text:p>
          </table:table-cell>
          <table:table-cell office:value-type="float" office:value="0" calcext:value-type="float">
            <text:p>0</text:p>
          </table:table-cell>
          <table:table-cell office:value-type="float" office:value="0.00001355047" calcext:value-type="float">
            <text:p>1.355047E-05</text:p>
          </table:table-cell>
          <table:table-cell office:value-type="float" office:value="0" calcext:value-type="float">
            <text:p>0</text:p>
          </table:table-cell>
          <table:table-cell office:value-type="float" office:value="0.0005939202" calcext:value-type="float">
            <text:p>0.0005939202</text:p>
          </table:table-cell>
          <table:table-cell office:value-type="float" office:value="1168.075" calcext:value-type="float">
            <text:p>1168.075</text:p>
          </table:table-cell>
          <table:table-cell office:value-type="float" office:value="0.9995261" calcext:value-type="float">
            <text:p>0.9995261</text:p>
          </table:table-cell>
          <table:table-cell office:value-type="float" office:value="0" calcext:value-type="float">
            <text:p>0</text:p>
          </table:table-cell>
          <table:table-cell office:value-type="float" office:value="0.2144176" calcext:value-type="float">
            <text:p>0.2144176</text:p>
          </table:table-cell>
          <table:table-cell office:value-type="float" office:value="0.2966697" calcext:value-type="float">
            <text:p>0.2966697</text:p>
          </table:table-cell>
          <table:table-cell office:value-type="float" office:value="0.237977" calcext:value-type="float">
            <text:p>0.237977</text:p>
          </table:table-cell>
          <table:table-cell office:value-type="float" office:value="0.08650801" calcext:value-type="float">
            <text:p>0.08650801</text:p>
          </table:table-cell>
          <table:table-cell office:value-type="float" office:value="0.06532241" calcext:value-type="float">
            <text:p>0.06532241</text:p>
          </table:table-cell>
          <table:table-cell office:value-type="float" office:value="0.02968487" calcext:value-type="float">
            <text:p>0.02968487</text:p>
          </table:table-cell>
          <table:table-cell office:value-type="float" office:value="0.03405653" calcext:value-type="float">
            <text:p>0.03405653</text:p>
          </table:table-cell>
          <table:table-cell office:value-type="float" office:value="0.08558726" calcext:value-type="float">
            <text:p>0.08558726</text:p>
          </table:table-cell>
          <table:table-cell office:value-type="float" office:value="0.1558996" calcext:value-type="float">
            <text:p>0.1558996</text:p>
          </table:table-cell>
          <table:table-cell office:value-type="float" office:value="0.1684391" calcext:value-type="float">
            <text:p>0.1684391</text:p>
          </table:table-cell>
          <table:table-cell office:value-type="float" office:value="0.1714188" calcext:value-type="float">
            <text:p>0.1714188</text:p>
          </table:table-cell>
          <table:table-cell office:value-type="float" office:value="0.1779183" calcext:value-type="float">
            <text:p>0.1779183</text:p>
          </table:table-cell>
          <table:table-cell office:value-type="float" office:value="0.188282" calcext:value-type="float">
            <text:p>0.188282</text:p>
          </table:table-cell>
          <table:table-cell office:value-type="float" office:value="0.1918088" calcext:value-type="float">
            <text:p>0.1918088</text:p>
          </table:table-cell>
          <table:table-cell office:value-type="float" office:value="0" calcext:value-type="float">
            <text:p>0</text:p>
          </table:table-cell>
          <table:table-cell office:value-type="float" office:value="47.91714" calcext:value-type="float">
            <text:p>47.91714</text:p>
          </table:table-cell>
          <table:table-cell office:value-type="float" office:value="45.09454" calcext:value-type="float">
            <text:p>45.09454</text:p>
          </table:table-cell>
          <table:table-cell office:value-type="float" office:value="37.02975" calcext:value-type="float">
            <text:p>37.02975</text:p>
          </table:table-cell>
          <table:table-cell office:value-type="float" office:value="12.2122" calcext:value-type="float">
            <text:p>12.2122</text:p>
          </table:table-cell>
          <table:table-cell office:value-type="float" office:value="10.068" calcext:value-type="float">
            <text:p>10.068</text:p>
          </table:table-cell>
          <table:table-cell office:value-type="float" office:value="3.526882" calcext:value-type="float">
            <text:p>3.526882</text:p>
          </table:table-cell>
          <table:table-cell office:value-type="float" office:value="3.093897" calcext:value-type="float">
            <text:p>3.093897</text:p>
          </table:table-cell>
          <table:table-cell office:value-type="float" office:value="6.176601" calcext:value-type="float">
            <text:p>6.176601</text:p>
          </table:table-cell>
          <table:table-cell office:value-type="float" office:value="9.042212" calcext:value-type="float">
            <text:p>9.042212</text:p>
          </table:table-cell>
          <table:table-cell office:value-type="float" office:value="10.16463" calcext:value-type="float">
            <text:p>10.16463</text:p>
          </table:table-cell>
          <table:table-cell office:value-type="float" office:value="10.47368" calcext:value-type="float">
            <text:p>10.47368</text:p>
          </table:table-cell>
          <table:table-cell office:value-type="float" office:value="11.05574" calcext:value-type="float">
            <text:p>11.05574</text:p>
          </table:table-cell>
          <table:table-cell office:value-type="float" office:value="12.01079" calcext:value-type="float">
            <text:p>12.01079</text:p>
          </table:table-cell>
          <table:table-cell office:value-type="float" office:value="12.33417" calcext:value-type="float">
            <text:p>12.33417</text:p>
          </table:table-cell>
          <table:table-cell office:value-type="float" office:value="0" calcext:value-type="float">
            <text:p>0</text:p>
          </table:table-cell>
          <table:table-cell office:value-type="float" office:value="25.11707" calcext:value-type="float">
            <text:p>25.117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12006" calcext:value-type="float">
            <text:p>19012006</text:p>
          </table:table-cell>
          <table:table-cell office:value-type="float" office:value="0.8420848" calcext:value-type="float">
            <text:p>0.8420848</text:p>
          </table:table-cell>
          <table:table-cell office:value-type="float" office:value="134.4101" calcext:value-type="float">
            <text:p>134.4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79065" calcext:value-type="float">
            <text:p>42.79065</text:p>
          </table:table-cell>
          <table:table-cell office:value-type="float" office:value="0" calcext:value-type="float">
            <text:p>0</text:p>
          </table:table-cell>
          <table:table-cell office:value-type="float" office:value="0.00001355047" calcext:value-type="float">
            <text:p>1.355047E-05</text:p>
          </table:table-cell>
          <table:table-cell office:value-type="float" office:value="0" calcext:value-type="float">
            <text:p>0</text:p>
          </table:table-cell>
          <table:table-cell office:value-type="float" office:value="0.0005778301" calcext:value-type="float">
            <text:p>0.0005778301</text:p>
          </table:table-cell>
          <table:table-cell office:value-type="float" office:value="1168.071" calcext:value-type="float">
            <text:p>1168.071</text:p>
          </table:table-cell>
          <table:table-cell office:value-type="float" office:value="0.9991167" calcext:value-type="float">
            <text:p>0.9991167</text:p>
          </table:table-cell>
          <table:table-cell office:value-type="float" office:value="0" calcext:value-type="float">
            <text:p>0</text:p>
          </table:table-cell>
          <table:table-cell office:value-type="float" office:value="0.2898105" calcext:value-type="float">
            <text:p>0.2898105</text:p>
          </table:table-cell>
          <table:table-cell office:value-type="float" office:value="0.3057944" calcext:value-type="float">
            <text:p>0.3057944</text:p>
          </table:table-cell>
          <table:table-cell office:value-type="float" office:value="0.2402123" calcext:value-type="float">
            <text:p>0.2402123</text:p>
          </table:table-cell>
          <table:table-cell office:value-type="float" office:value="0.08847698" calcext:value-type="float">
            <text:p>0.08847698</text:p>
          </table:table-cell>
          <table:table-cell office:value-type="float" office:value="0.0662772" calcext:value-type="float">
            <text:p>0.0662772</text:p>
          </table:table-cell>
          <table:table-cell office:value-type="float" office:value="0.03008319" calcext:value-type="float">
            <text:p>0.03008319</text:p>
          </table:table-cell>
          <table:table-cell office:value-type="float" office:value="0.03403252" calcext:value-type="float">
            <text:p>0.03403252</text:p>
          </table:table-cell>
          <table:table-cell office:value-type="float" office:value="0.08569397" calcext:value-type="float">
            <text:p>0.08569397</text:p>
          </table:table-cell>
          <table:table-cell office:value-type="float" office:value="0.1559512" calcext:value-type="float">
            <text:p>0.1559512</text:p>
          </table:table-cell>
          <table:table-cell office:value-type="float" office:value="0.1685102" calcext:value-type="float">
            <text:p>0.1685102</text:p>
          </table:table-cell>
          <table:table-cell office:value-type="float" office:value="0.1714546" calcext:value-type="float">
            <text:p>0.1714546</text:p>
          </table:table-cell>
          <table:table-cell office:value-type="float" office:value="0.1779599" calcext:value-type="float">
            <text:p>0.1779599</text:p>
          </table:table-cell>
          <table:table-cell office:value-type="float" office:value="0.1883034" calcext:value-type="float">
            <text:p>0.1883034</text:p>
          </table:table-cell>
          <table:table-cell office:value-type="float" office:value="0.1918288" calcext:value-type="float">
            <text:p>0.1918288</text:p>
          </table:table-cell>
          <table:table-cell office:value-type="float" office:value="0" calcext:value-type="float">
            <text:p>0</text:p>
          </table:table-cell>
          <table:table-cell office:value-type="float" office:value="47.86397" calcext:value-type="float">
            <text:p>47.86397</text:p>
          </table:table-cell>
          <table:table-cell office:value-type="float" office:value="45.03719" calcext:value-type="float">
            <text:p>45.03719</text:p>
          </table:table-cell>
          <table:table-cell office:value-type="float" office:value="36.99041" calcext:value-type="float">
            <text:p>36.99041</text:p>
          </table:table-cell>
          <table:table-cell office:value-type="float" office:value="12.20382" calcext:value-type="float">
            <text:p>12.20382</text:p>
          </table:table-cell>
          <table:table-cell office:value-type="float" office:value="10.05901" calcext:value-type="float">
            <text:p>10.05901</text:p>
          </table:table-cell>
          <table:table-cell office:value-type="float" office:value="3.526273" calcext:value-type="float">
            <text:p>3.526273</text:p>
          </table:table-cell>
          <table:table-cell office:value-type="float" office:value="3.094743" calcext:value-type="float">
            <text:p>3.094743</text:p>
          </table:table-cell>
          <table:table-cell office:value-type="float" office:value="6.179294" calcext:value-type="float">
            <text:p>6.179294</text:p>
          </table:table-cell>
          <table:table-cell office:value-type="float" office:value="9.046806" calcext:value-type="float">
            <text:p>9.046806</text:p>
          </table:table-cell>
          <table:table-cell office:value-type="float" office:value="10.1682" calcext:value-type="float">
            <text:p>10.1682</text:p>
          </table:table-cell>
          <table:table-cell office:value-type="float" office:value="10.47719" calcext:value-type="float">
            <text:p>10.47719</text:p>
          </table:table-cell>
          <table:table-cell office:value-type="float" office:value="11.05868" calcext:value-type="float">
            <text:p>11.05868</text:p>
          </table:table-cell>
          <table:table-cell office:value-type="float" office:value="12.01272" calcext:value-type="float">
            <text:p>12.01272</text:p>
          </table:table-cell>
          <table:table-cell office:value-type="float" office:value="12.33949" calcext:value-type="float">
            <text:p>12.33949</text:p>
          </table:table-cell>
          <table:table-cell office:value-type="float" office:value="0" calcext:value-type="float">
            <text:p>0</text:p>
          </table:table-cell>
          <table:table-cell office:value-type="float" office:value="24.10838" calcext:value-type="float">
            <text:p>24.108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12006" calcext:value-type="float">
            <text:p>20012006</text:p>
          </table:table-cell>
          <table:table-cell office:value-type="float" office:value="0.8418169" calcext:value-type="float">
            <text:p>0.8418169</text:p>
          </table:table-cell>
          <table:table-cell office:value-type="float" office:value="134.4098" calcext:value-type="float">
            <text:p>134.4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79626" calcext:value-type="float">
            <text:p>42.79626</text:p>
          </table:table-cell>
          <table:table-cell office:value-type="float" office:value="0" calcext:value-type="float">
            <text:p>0</text:p>
          </table:table-cell>
          <table:table-cell office:value-type="float" office:value="0.00001370342" calcext:value-type="float">
            <text:p>1.370342E-05</text:p>
          </table:table-cell>
          <table:table-cell office:value-type="float" office:value="0" calcext:value-type="float">
            <text:p>0</text:p>
          </table:table-cell>
          <table:table-cell office:value-type="float" office:value="0.0006360866" calcext:value-type="float">
            <text:p>0.0006360866</text:p>
          </table:table-cell>
          <table:table-cell office:value-type="float" office:value="1168.066" calcext:value-type="float">
            <text:p>1168.066</text:p>
          </table:table-cell>
          <table:table-cell office:value-type="float" office:value="0.9986591" calcext:value-type="float">
            <text:p>0.9986591</text:p>
          </table:table-cell>
          <table:table-cell office:value-type="float" office:value="0" calcext:value-type="float">
            <text:p>0</text:p>
          </table:table-cell>
          <table:table-cell office:value-type="float" office:value="0.4798973" calcext:value-type="float">
            <text:p>0.4798973</text:p>
          </table:table-cell>
          <table:table-cell office:value-type="float" office:value="0.3442755" calcext:value-type="float">
            <text:p>0.3442755</text:p>
          </table:table-cell>
          <table:table-cell office:value-type="float" office:value="0.2376304" calcext:value-type="float">
            <text:p>0.2376304</text:p>
          </table:table-cell>
          <table:table-cell office:value-type="float" office:value="0.08109723" calcext:value-type="float">
            <text:p>0.08109723</text:p>
          </table:table-cell>
          <table:table-cell office:value-type="float" office:value="0.06528686" calcext:value-type="float">
            <text:p>0.06528686</text:p>
          </table:table-cell>
          <table:table-cell office:value-type="float" office:value="0.02980656" calcext:value-type="float">
            <text:p>0.02980656</text:p>
          </table:table-cell>
          <table:table-cell office:value-type="float" office:value="0.03404032" calcext:value-type="float">
            <text:p>0.03404032</text:p>
          </table:table-cell>
          <table:table-cell office:value-type="float" office:value="0.08571752" calcext:value-type="float">
            <text:p>0.08571752</text:p>
          </table:table-cell>
          <table:table-cell office:value-type="float" office:value="0.1560109" calcext:value-type="float">
            <text:p>0.1560109</text:p>
          </table:table-cell>
          <table:table-cell office:value-type="float" office:value="0.1685874" calcext:value-type="float">
            <text:p>0.1685874</text:p>
          </table:table-cell>
          <table:table-cell office:value-type="float" office:value="0.1714904" calcext:value-type="float">
            <text:p>0.1714904</text:p>
          </table:table-cell>
          <table:table-cell office:value-type="float" office:value="0.1779979" calcext:value-type="float">
            <text:p>0.1779979</text:p>
          </table:table-cell>
          <table:table-cell office:value-type="float" office:value="0.1883166" calcext:value-type="float">
            <text:p>0.1883166</text:p>
          </table:table-cell>
          <table:table-cell office:value-type="float" office:value="0.1918482" calcext:value-type="float">
            <text:p>0.1918482</text:p>
          </table:table-cell>
          <table:table-cell office:value-type="float" office:value="0" calcext:value-type="float">
            <text:p>0</text:p>
          </table:table-cell>
          <table:table-cell office:value-type="float" office:value="47.84501" calcext:value-type="float">
            <text:p>47.84501</text:p>
          </table:table-cell>
          <table:table-cell office:value-type="float" office:value="44.98875" calcext:value-type="float">
            <text:p>44.98875</text:p>
          </table:table-cell>
          <table:table-cell office:value-type="float" office:value="36.95187" calcext:value-type="float">
            <text:p>36.95187</text:p>
          </table:table-cell>
          <table:table-cell office:value-type="float" office:value="12.1946" calcext:value-type="float">
            <text:p>12.1946</text:p>
          </table:table-cell>
          <table:table-cell office:value-type="float" office:value="10.05011" calcext:value-type="float">
            <text:p>10.05011</text:p>
          </table:table-cell>
          <table:table-cell office:value-type="float" office:value="3.525707" calcext:value-type="float">
            <text:p>3.525707</text:p>
          </table:table-cell>
          <table:table-cell office:value-type="float" office:value="3.095586" calcext:value-type="float">
            <text:p>3.095586</text:p>
          </table:table-cell>
          <table:table-cell office:value-type="float" office:value="6.181988" calcext:value-type="float">
            <text:p>6.181988</text:p>
          </table:table-cell>
          <table:table-cell office:value-type="float" office:value="9.0514" calcext:value-type="float">
            <text:p>9.0514</text:p>
          </table:table-cell>
          <table:table-cell office:value-type="float" office:value="10.17177" calcext:value-type="float">
            <text:p>10.17177</text:p>
          </table:table-cell>
          <table:table-cell office:value-type="float" office:value="10.48069" calcext:value-type="float">
            <text:p>10.48069</text:p>
          </table:table-cell>
          <table:table-cell office:value-type="float" office:value="11.06163" calcext:value-type="float">
            <text:p>11.06163</text:p>
          </table:table-cell>
          <table:table-cell office:value-type="float" office:value="12.01466" calcext:value-type="float">
            <text:p>12.01466</text:p>
          </table:table-cell>
          <table:table-cell office:value-type="float" office:value="12.33118" calcext:value-type="float">
            <text:p>12.33118</text:p>
          </table:table-cell>
          <table:table-cell office:value-type="float" office:value="0" calcext:value-type="float">
            <text:p>0</text:p>
          </table:table-cell>
          <table:table-cell office:value-type="float" office:value="33.52761" calcext:value-type="float">
            <text:p>33.527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12006" calcext:value-type="float">
            <text:p>21012006</text:p>
          </table:table-cell>
          <table:table-cell office:value-type="float" office:value="0.8415294" calcext:value-type="float">
            <text:p>0.8415294</text:p>
          </table:table-cell>
          <table:table-cell office:value-type="float" office:value="134.4095" calcext:value-type="float">
            <text:p>134.40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80196" calcext:value-type="float">
            <text:p>42.80196</text:p>
          </table:table-cell>
          <table:table-cell office:value-type="float" office:value="0" calcext:value-type="float">
            <text:p>0</text:p>
          </table:table-cell>
          <table:table-cell office:value-type="float" office:value="0.00001370406" calcext:value-type="float">
            <text:p>1.370406E-05</text:p>
          </table:table-cell>
          <table:table-cell office:value-type="float" office:value="0" calcext:value-type="float">
            <text:p>0</text:p>
          </table:table-cell>
          <table:table-cell office:value-type="float" office:value="0.000627746" calcext:value-type="float">
            <text:p>0.000627746</text:p>
          </table:table-cell>
          <table:table-cell office:value-type="float" office:value="1168.062" calcext:value-type="float">
            <text:p>1168.062</text:p>
          </table:table-cell>
          <table:table-cell office:value-type="float" office:value="0.9982226" calcext:value-type="float">
            <text:p>0.9982226</text:p>
          </table:table-cell>
          <table:table-cell office:value-type="float" office:value="0" calcext:value-type="float">
            <text:p>0</text:p>
          </table:table-cell>
          <table:table-cell office:value-type="float" office:value="0.259418" calcext:value-type="float">
            <text:p>0.259418</text:p>
          </table:table-cell>
          <table:table-cell office:value-type="float" office:value="0.3072543" calcext:value-type="float">
            <text:p>0.3072543</text:p>
          </table:table-cell>
          <table:table-cell office:value-type="float" office:value="0.238241" calcext:value-type="float">
            <text:p>0.238241</text:p>
          </table:table-cell>
          <table:table-cell office:value-type="float" office:value="0.08560735" calcext:value-type="float">
            <text:p>0.08560735</text:p>
          </table:table-cell>
          <table:table-cell office:value-type="float" office:value="0.06516279" calcext:value-type="float">
            <text:p>0.06516279</text:p>
          </table:table-cell>
          <table:table-cell office:value-type="float" office:value="0.02964147" calcext:value-type="float">
            <text:p>0.02964147</text:p>
          </table:table-cell>
          <table:table-cell office:value-type="float" office:value="0.03405338" calcext:value-type="float">
            <text:p>0.03405338</text:p>
          </table:table-cell>
          <table:table-cell office:value-type="float" office:value="0.08579236" calcext:value-type="float">
            <text:p>0.08579236</text:p>
          </table:table-cell>
          <table:table-cell office:value-type="float" office:value="0.1560406" calcext:value-type="float">
            <text:p>0.1560406</text:p>
          </table:table-cell>
          <table:table-cell office:value-type="float" office:value="0.1686692" calcext:value-type="float">
            <text:p>0.1686692</text:p>
          </table:table-cell>
          <table:table-cell office:value-type="float" office:value="0.1715265" calcext:value-type="float">
            <text:p>0.1715265</text:p>
          </table:table-cell>
          <table:table-cell office:value-type="float" office:value="0.178014" calcext:value-type="float">
            <text:p>0.178014</text:p>
          </table:table-cell>
          <table:table-cell office:value-type="float" office:value="0.1883448" calcext:value-type="float">
            <text:p>0.1883448</text:p>
          </table:table-cell>
          <table:table-cell office:value-type="float" office:value="0.1918644" calcext:value-type="float">
            <text:p>0.1918644</text:p>
          </table:table-cell>
          <table:table-cell office:value-type="float" office:value="0" calcext:value-type="float">
            <text:p>0</text:p>
          </table:table-cell>
          <table:table-cell office:value-type="float" office:value="47.81866" calcext:value-type="float">
            <text:p>47.81866</text:p>
          </table:table-cell>
          <table:table-cell office:value-type="float" office:value="44.94511" calcext:value-type="float">
            <text:p>44.94511</text:p>
          </table:table-cell>
          <table:table-cell office:value-type="float" office:value="36.91341" calcext:value-type="float">
            <text:p>36.91341</text:p>
          </table:table-cell>
          <table:table-cell office:value-type="float" office:value="12.18473" calcext:value-type="float">
            <text:p>12.18473</text:p>
          </table:table-cell>
          <table:table-cell office:value-type="float" office:value="10.04112" calcext:value-type="float">
            <text:p>10.04112</text:p>
          </table:table-cell>
          <table:table-cell office:value-type="float" office:value="3.525055" calcext:value-type="float">
            <text:p>3.525055</text:p>
          </table:table-cell>
          <table:table-cell office:value-type="float" office:value="3.09643" calcext:value-type="float">
            <text:p>3.09643</text:p>
          </table:table-cell>
          <table:table-cell office:value-type="float" office:value="6.184704" calcext:value-type="float">
            <text:p>6.184704</text:p>
          </table:table-cell>
          <table:table-cell office:value-type="float" office:value="9.055994" calcext:value-type="float">
            <text:p>9.055994</text:p>
          </table:table-cell>
          <table:table-cell office:value-type="float" office:value="10.17534" calcext:value-type="float">
            <text:p>10.17534</text:p>
          </table:table-cell>
          <table:table-cell office:value-type="float" office:value="10.4842" calcext:value-type="float">
            <text:p>10.4842</text:p>
          </table:table-cell>
          <table:table-cell office:value-type="float" office:value="11.06458" calcext:value-type="float">
            <text:p>11.06458</text:p>
          </table:table-cell>
          <table:table-cell office:value-type="float" office:value="12.0166" calcext:value-type="float">
            <text:p>12.0166</text:p>
          </table:table-cell>
          <table:table-cell office:value-type="float" office:value="12.33896" calcext:value-type="float">
            <text:p>12.33896</text:p>
          </table:table-cell>
          <table:table-cell office:value-type="float" office:value="0" calcext:value-type="float">
            <text:p>0</text:p>
          </table:table-cell>
          <table:table-cell office:value-type="float" office:value="27.76163" calcext:value-type="float">
            <text:p>27.761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12006" calcext:value-type="float">
            <text:p>22012006</text:p>
          </table:table-cell>
          <table:table-cell office:value-type="float" office:value="0.841262" calcext:value-type="float">
            <text:p>0.841262</text:p>
          </table:table-cell>
          <table:table-cell office:value-type="float" office:value="134.4091" calcext:value-type="float">
            <text:p>134.40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80777" calcext:value-type="float">
            <text:p>42.80777</text:p>
          </table:table-cell>
          <table:table-cell office:value-type="float" office:value="0" calcext:value-type="float">
            <text:p>0</text:p>
          </table:table-cell>
          <table:table-cell office:value-type="float" office:value="0.00001378522" calcext:value-type="float">
            <text:p>1.378522E-05</text:p>
          </table:table-cell>
          <table:table-cell office:value-type="float" office:value="0" calcext:value-type="float">
            <text:p>0</text:p>
          </table:table-cell>
          <table:table-cell office:value-type="float" office:value="0.0006499837" calcext:value-type="float">
            <text:p>0.0006499837</text:p>
          </table:table-cell>
          <table:table-cell office:value-type="float" office:value="1168.057" calcext:value-type="float">
            <text:p>1168.057</text:p>
          </table:table-cell>
          <table:table-cell office:value-type="float" office:value="0.997766" calcext:value-type="float">
            <text:p>0.997766</text:p>
          </table:table-cell>
          <table:table-cell office:value-type="float" office:value="0" calcext:value-type="float">
            <text:p>0</text:p>
          </table:table-cell>
          <table:table-cell office:value-type="float" office:value="0.4536487" calcext:value-type="float">
            <text:p>0.4536487</text:p>
          </table:table-cell>
          <table:table-cell office:value-type="float" office:value="0.3432345" calcext:value-type="float">
            <text:p>0.3432345</text:p>
          </table:table-cell>
          <table:table-cell office:value-type="float" office:value="0.235835" calcext:value-type="float">
            <text:p>0.235835</text:p>
          </table:table-cell>
          <table:table-cell office:value-type="float" office:value="0.08051147" calcext:value-type="float">
            <text:p>0.08051147</text:p>
          </table:table-cell>
          <table:table-cell office:value-type="float" office:value="0.0648274" calcext:value-type="float">
            <text:p>0.0648274</text:p>
          </table:table-cell>
          <table:table-cell office:value-type="float" office:value="0.0295714" calcext:value-type="float">
            <text:p>0.0295714</text:p>
          </table:table-cell>
          <table:table-cell office:value-type="float" office:value="0.03405089" calcext:value-type="float">
            <text:p>0.03405089</text:p>
          </table:table-cell>
          <table:table-cell office:value-type="float" office:value="0.08584451" calcext:value-type="float">
            <text:p>0.08584451</text:p>
          </table:table-cell>
          <table:table-cell office:value-type="float" office:value="0.156095" calcext:value-type="float">
            <text:p>0.156095</text:p>
          </table:table-cell>
          <table:table-cell office:value-type="float" office:value="0.1687597" calcext:value-type="float">
            <text:p>0.1687597</text:p>
          </table:table-cell>
          <table:table-cell office:value-type="float" office:value="0.1715627" calcext:value-type="float">
            <text:p>0.1715627</text:p>
          </table:table-cell>
          <table:table-cell office:value-type="float" office:value="0.1780545" calcext:value-type="float">
            <text:p>0.1780545</text:p>
          </table:table-cell>
          <table:table-cell office:value-type="float" office:value="0.188361" calcext:value-type="float">
            <text:p>0.188361</text:p>
          </table:table-cell>
          <table:table-cell office:value-type="float" office:value="0.1918834" calcext:value-type="float">
            <text:p>0.1918834</text:p>
          </table:table-cell>
          <table:table-cell office:value-type="float" office:value="0" calcext:value-type="float">
            <text:p>0</text:p>
          </table:table-cell>
          <table:table-cell office:value-type="float" office:value="47.80193" calcext:value-type="float">
            <text:p>47.80193</text:p>
          </table:table-cell>
          <table:table-cell office:value-type="float" office:value="44.90066" calcext:value-type="float">
            <text:p>44.90066</text:p>
          </table:table-cell>
          <table:table-cell office:value-type="float" office:value="36.87563" calcext:value-type="float">
            <text:p>36.87563</text:p>
          </table:table-cell>
          <table:table-cell office:value-type="float" office:value="12.17525" calcext:value-type="float">
            <text:p>12.17525</text:p>
          </table:table-cell>
          <table:table-cell office:value-type="float" office:value="10.03224" calcext:value-type="float">
            <text:p>10.03224</text:p>
          </table:table-cell>
          <table:table-cell office:value-type="float" office:value="3.524406" calcext:value-type="float">
            <text:p>3.524406</text:p>
          </table:table-cell>
          <table:table-cell office:value-type="float" office:value="3.097263" calcext:value-type="float">
            <text:p>3.097263</text:p>
          </table:table-cell>
          <table:table-cell office:value-type="float" office:value="6.187429" calcext:value-type="float">
            <text:p>6.187429</text:p>
          </table:table-cell>
          <table:table-cell office:value-type="float" office:value="9.060587" calcext:value-type="float">
            <text:p>9.060587</text:p>
          </table:table-cell>
          <table:table-cell office:value-type="float" office:value="10.17891" calcext:value-type="float">
            <text:p>10.17891</text:p>
          </table:table-cell>
          <table:table-cell office:value-type="float" office:value="10.48771" calcext:value-type="float">
            <text:p>10.48771</text:p>
          </table:table-cell>
          <table:table-cell office:value-type="float" office:value="11.06753" calcext:value-type="float">
            <text:p>11.06753</text:p>
          </table:table-cell>
          <table:table-cell office:value-type="float" office:value="12.01854" calcext:value-type="float">
            <text:p>12.01854</text:p>
          </table:table-cell>
          <table:table-cell office:value-type="float" office:value="12.33077" calcext:value-type="float">
            <text:p>12.33077</text:p>
          </table:table-cell>
          <table:table-cell office:value-type="float" office:value="0" calcext:value-type="float">
            <text:p>0</text:p>
          </table:table-cell>
          <table:table-cell office:value-type="float" office:value="94.69393" calcext:value-type="float">
            <text:p>94.693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12006" calcext:value-type="float">
            <text:p>23012006</text:p>
          </table:table-cell>
          <table:table-cell office:value-type="float" office:value="0.8409736" calcext:value-type="float">
            <text:p>0.8409736</text:p>
          </table:table-cell>
          <table:table-cell office:value-type="float" office:value="134.4088" calcext:value-type="float">
            <text:p>134.40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81345" calcext:value-type="float">
            <text:p>42.81345</text:p>
          </table:table-cell>
          <table:table-cell office:value-type="float" office:value="0" calcext:value-type="float">
            <text:p>0</text:p>
          </table:table-cell>
          <table:table-cell office:value-type="float" office:value="0.00001378584" calcext:value-type="float">
            <text:p>1.378584E-05</text:p>
          </table:table-cell>
          <table:table-cell office:value-type="float" office:value="0" calcext:value-type="float">
            <text:p>0</text:p>
          </table:table-cell>
          <table:table-cell office:value-type="float" office:value="0.0006415544" calcext:value-type="float">
            <text:p>0.0006415544</text:p>
          </table:table-cell>
          <table:table-cell office:value-type="float" office:value="1168.052" calcext:value-type="float">
            <text:p>1168.052</text:p>
          </table:table-cell>
          <table:table-cell office:value-type="float" office:value="0.9973181" calcext:value-type="float">
            <text:p>0.9973181</text:p>
          </table:table-cell>
          <table:table-cell office:value-type="float" office:value="0" calcext:value-type="float">
            <text:p>0</text:p>
          </table:table-cell>
          <table:table-cell office:value-type="float" office:value="0.2407678" calcext:value-type="float">
            <text:p>0.2407678</text:p>
          </table:table-cell>
          <table:table-cell office:value-type="float" office:value="0.3001516" calcext:value-type="float">
            <text:p>0.3001516</text:p>
          </table:table-cell>
          <table:table-cell office:value-type="float" office:value="0.2377727" calcext:value-type="float">
            <text:p>0.2377727</text:p>
          </table:table-cell>
          <table:table-cell office:value-type="float" office:value="0.08449607" calcext:value-type="float">
            <text:p>0.08449607</text:p>
          </table:table-cell>
          <table:table-cell office:value-type="float" office:value="0.06474966" calcext:value-type="float">
            <text:p>0.06474966</text:p>
          </table:table-cell>
          <table:table-cell office:value-type="float" office:value="0.02954477" calcext:value-type="float">
            <text:p>0.02954477</text:p>
          </table:table-cell>
          <table:table-cell office:value-type="float" office:value="0.03405954" calcext:value-type="float">
            <text:p>0.03405954</text:p>
          </table:table-cell>
          <table:table-cell office:value-type="float" office:value="0.08590794" calcext:value-type="float">
            <text:p>0.08590794</text:p>
          </table:table-cell>
          <table:table-cell office:value-type="float" office:value="0.156168" calcext:value-type="float">
            <text:p>0.156168</text:p>
          </table:table-cell>
          <table:table-cell office:value-type="float" office:value="0.1688555" calcext:value-type="float">
            <text:p>0.1688555</text:p>
          </table:table-cell>
          <table:table-cell office:value-type="float" office:value="0.1715988" calcext:value-type="float">
            <text:p>0.1715988</text:p>
          </table:table-cell>
          <table:table-cell office:value-type="float" office:value="0.1780711" calcext:value-type="float">
            <text:p>0.1780711</text:p>
          </table:table-cell>
          <table:table-cell office:value-type="float" office:value="0.1883875" calcext:value-type="float">
            <text:p>0.1883875</text:p>
          </table:table-cell>
          <table:table-cell office:value-type="float" office:value="0.1919007" calcext:value-type="float">
            <text:p>0.1919007</text:p>
          </table:table-cell>
          <table:table-cell office:value-type="float" office:value="0" calcext:value-type="float">
            <text:p>0</text:p>
          </table:table-cell>
          <table:table-cell office:value-type="float" office:value="47.77239" calcext:value-type="float">
            <text:p>47.77239</text:p>
          </table:table-cell>
          <table:table-cell office:value-type="float" office:value="44.85651" calcext:value-type="float">
            <text:p>44.85651</text:p>
          </table:table-cell>
          <table:table-cell office:value-type="float" office:value="36.838" calcext:value-type="float">
            <text:p>36.838</text:p>
          </table:table-cell>
          <table:table-cell office:value-type="float" office:value="12.16537" calcext:value-type="float">
            <text:p>12.16537</text:p>
          </table:table-cell>
          <table:table-cell office:value-type="float" office:value="10.02336" calcext:value-type="float">
            <text:p>10.02336</text:p>
          </table:table-cell>
          <table:table-cell office:value-type="float" office:value="3.523741" calcext:value-type="float">
            <text:p>3.523741</text:p>
          </table:table-cell>
          <table:table-cell office:value-type="float" office:value="3.098088" calcext:value-type="float">
            <text:p>3.098088</text:p>
          </table:table-cell>
          <table:table-cell office:value-type="float" office:value="6.190156" calcext:value-type="float">
            <text:p>6.190156</text:p>
          </table:table-cell>
          <table:table-cell office:value-type="float" office:value="9.065182" calcext:value-type="float">
            <text:p>9.065182</text:p>
          </table:table-cell>
          <table:table-cell office:value-type="float" office:value="10.18248" calcext:value-type="float">
            <text:p>10.18248</text:p>
          </table:table-cell>
          <table:table-cell office:value-type="float" office:value="10.49121" calcext:value-type="float">
            <text:p>10.49121</text:p>
          </table:table-cell>
          <table:table-cell office:value-type="float" office:value="11.07047" calcext:value-type="float">
            <text:p>11.07047</text:p>
          </table:table-cell>
          <table:table-cell office:value-type="float" office:value="12.02048" calcext:value-type="float">
            <text:p>12.02048</text:p>
          </table:table-cell>
          <table:table-cell office:value-type="float" office:value="12.34106" calcext:value-type="float">
            <text:p>12.34106</text:p>
          </table:table-cell>
          <table:table-cell office:value-type="float" office:value="0" calcext:value-type="float">
            <text:p>0</text:p>
          </table:table-cell>
          <table:table-cell office:value-type="float" office:value="48.29289" calcext:value-type="float">
            <text:p>48.292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12006" calcext:value-type="float">
            <text:p>24012006</text:p>
          </table:table-cell>
          <table:table-cell office:value-type="float" office:value="0.8405107" calcext:value-type="float">
            <text:p>0.8405107</text:p>
          </table:table-cell>
          <table:table-cell office:value-type="float" office:value="134.4084" calcext:value-type="float">
            <text:p>134.40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81861" calcext:value-type="float">
            <text:p>42.81861</text:p>
          </table:table-cell>
          <table:table-cell office:value-type="float" office:value="0" calcext:value-type="float">
            <text:p>0</text:p>
          </table:table-cell>
          <table:table-cell office:value-type="float" office:value="0.00001378665" calcext:value-type="float">
            <text:p>1.378665E-05</text:p>
          </table:table-cell>
          <table:table-cell office:value-type="float" office:value="0" calcext:value-type="float">
            <text:p>0</text:p>
          </table:table-cell>
          <table:table-cell office:value-type="float" office:value="0.0006257942" calcext:value-type="float">
            <text:p>0.0006257942</text:p>
          </table:table-cell>
          <table:table-cell office:value-type="float" office:value="1168.047" calcext:value-type="float">
            <text:p>1168.047</text:p>
          </table:table-cell>
          <table:table-cell office:value-type="float" office:value="0.9969973" calcext:value-type="float">
            <text:p>0.9969973</text:p>
          </table:table-cell>
          <table:table-cell office:value-type="float" office:value="0" calcext:value-type="float">
            <text:p>0</text:p>
          </table:table-cell>
          <table:table-cell office:value-type="float" office:value="0.3613657" calcext:value-type="float">
            <text:p>0.3613657</text:p>
          </table:table-cell>
          <table:table-cell office:value-type="float" office:value="0.3190542" calcext:value-type="float">
            <text:p>0.3190542</text:p>
          </table:table-cell>
          <table:table-cell office:value-type="float" office:value="0.2412613" calcext:value-type="float">
            <text:p>0.2412613</text:p>
          </table:table-cell>
          <table:table-cell office:value-type="float" office:value="0.08673447" calcext:value-type="float">
            <text:p>0.08673447</text:p>
          </table:table-cell>
          <table:table-cell office:value-type="float" office:value="0.06614686" calcext:value-type="float">
            <text:p>0.06614686</text:p>
          </table:table-cell>
          <table:table-cell office:value-type="float" office:value="0.02995623" calcext:value-type="float">
            <text:p>0.02995623</text:p>
          </table:table-cell>
          <table:table-cell office:value-type="float" office:value="0.03407945" calcext:value-type="float">
            <text:p>0.03407945</text:p>
          </table:table-cell>
          <table:table-cell office:value-type="float" office:value="0.08595003" calcext:value-type="float">
            <text:p>0.08595003</text:p>
          </table:table-cell>
          <table:table-cell office:value-type="float" office:value="0.1562461" calcext:value-type="float">
            <text:p>0.1562461</text:p>
          </table:table-cell>
          <table:table-cell office:value-type="float" office:value="0.1689534" calcext:value-type="float">
            <text:p>0.1689534</text:p>
          </table:table-cell>
          <table:table-cell office:value-type="float" office:value="0.1716351" calcext:value-type="float">
            <text:p>0.1716351</text:p>
          </table:table-cell>
          <table:table-cell office:value-type="float" office:value="0.1781179" calcext:value-type="float">
            <text:p>0.1781179</text:p>
          </table:table-cell>
          <table:table-cell office:value-type="float" office:value="0.1884079" calcext:value-type="float">
            <text:p>0.1884079</text:p>
          </table:table-cell>
          <table:table-cell office:value-type="float" office:value="0.1919206" calcext:value-type="float">
            <text:p>0.1919206</text:p>
          </table:table-cell>
          <table:table-cell office:value-type="float" office:value="0" calcext:value-type="float">
            <text:p>0</text:p>
          </table:table-cell>
          <table:table-cell office:value-type="float" office:value="47.72947" calcext:value-type="float">
            <text:p>47.72947</text:p>
          </table:table-cell>
          <table:table-cell office:value-type="float" office:value="44.80066" calcext:value-type="float">
            <text:p>44.80066</text:p>
          </table:table-cell>
          <table:table-cell office:value-type="float" office:value="36.80061" calcext:value-type="float">
            <text:p>36.80061</text:p>
          </table:table-cell>
          <table:table-cell office:value-type="float" office:value="12.15688" calcext:value-type="float">
            <text:p>12.15688</text:p>
          </table:table-cell>
          <table:table-cell office:value-type="float" office:value="10.01466" calcext:value-type="float">
            <text:p>10.01466</text:p>
          </table:table-cell>
          <table:table-cell office:value-type="float" office:value="3.523113" calcext:value-type="float">
            <text:p>3.523113</text:p>
          </table:table-cell>
          <table:table-cell office:value-type="float" office:value="3.098904" calcext:value-type="float">
            <text:p>3.098904</text:p>
          </table:table-cell>
          <table:table-cell office:value-type="float" office:value="6.192881" calcext:value-type="float">
            <text:p>6.192881</text:p>
          </table:table-cell>
          <table:table-cell office:value-type="float" office:value="9.069775" calcext:value-type="float">
            <text:p>9.069775</text:p>
          </table:table-cell>
          <table:table-cell office:value-type="float" office:value="10.18605" calcext:value-type="float">
            <text:p>10.18605</text:p>
          </table:table-cell>
          <table:table-cell office:value-type="float" office:value="10.49472" calcext:value-type="float">
            <text:p>10.49472</text:p>
          </table:table-cell>
          <table:table-cell office:value-type="float" office:value="11.07341" calcext:value-type="float">
            <text:p>11.07341</text:p>
          </table:table-cell>
          <table:table-cell office:value-type="float" office:value="12.02242" calcext:value-type="float">
            <text:p>12.02242</text:p>
          </table:table-cell>
          <table:table-cell office:value-type="float" office:value="12.34702" calcext:value-type="float">
            <text:p>12.34702</text:p>
          </table:table-cell>
          <table:table-cell office:value-type="float" office:value="0" calcext:value-type="float">
            <text:p>0</text:p>
          </table:table-cell>
          <table:table-cell office:value-type="float" office:value="52.0281" calcext:value-type="float">
            <text:p>52.02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12006" calcext:value-type="float">
            <text:p>25012006</text:p>
          </table:table-cell>
          <table:table-cell office:value-type="float" office:value="0.8401097" calcext:value-type="float">
            <text:p>0.8401097</text:p>
          </table:table-cell>
          <table:table-cell office:value-type="float" office:value="134.4081" calcext:value-type="float">
            <text:p>134.40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82447" calcext:value-type="float">
            <text:p>42.82447</text:p>
          </table:table-cell>
          <table:table-cell office:value-type="float" office:value="0" calcext:value-type="float">
            <text:p>0</text:p>
          </table:table-cell>
          <table:table-cell office:value-type="float" office:value="0.00001378717" calcext:value-type="float">
            <text:p>1.378717E-05</text:p>
          </table:table-cell>
          <table:table-cell office:value-type="float" office:value="0" calcext:value-type="float">
            <text:p>0</text:p>
          </table:table-cell>
          <table:table-cell office:value-type="float" office:value="0.0006114717" calcext:value-type="float">
            <text:p>0.0006114717</text:p>
          </table:table-cell>
          <table:table-cell office:value-type="float" office:value="1168.043" calcext:value-type="float">
            <text:p>1168.043</text:p>
          </table:table-cell>
          <table:table-cell office:value-type="float" office:value="0.9965751" calcext:value-type="float">
            <text:p>0.9965751</text:p>
          </table:table-cell>
          <table:table-cell office:value-type="float" office:value="0" calcext:value-type="float">
            <text:p>0</text:p>
          </table:table-cell>
          <table:table-cell office:value-type="float" office:value="0.2747717" calcext:value-type="float">
            <text:p>0.2747717</text:p>
          </table:table-cell>
          <table:table-cell office:value-type="float" office:value="0.310128" calcext:value-type="float">
            <text:p>0.310128</text:p>
          </table:table-cell>
          <table:table-cell office:value-type="float" office:value="0.2405054" calcext:value-type="float">
            <text:p>0.2405054</text:p>
          </table:table-cell>
          <table:table-cell office:value-type="float" office:value="0.08420185" calcext:value-type="float">
            <text:p>0.08420185</text:p>
          </table:table-cell>
          <table:table-cell office:value-type="float" office:value="0.06579813" calcext:value-type="float">
            <text:p>0.06579813</text:p>
          </table:table-cell>
          <table:table-cell office:value-type="float" office:value="0.02986733" calcext:value-type="float">
            <text:p>0.02986733</text:p>
          </table:table-cell>
          <table:table-cell office:value-type="float" office:value="0.03412874" calcext:value-type="float">
            <text:p>0.03412874</text:p>
          </table:table-cell>
          <table:table-cell office:value-type="float" office:value="0.08597749" calcext:value-type="float">
            <text:p>0.08597749</text:p>
          </table:table-cell>
          <table:table-cell office:value-type="float" office:value="0.1563192" calcext:value-type="float">
            <text:p>0.1563192</text:p>
          </table:table-cell>
          <table:table-cell office:value-type="float" office:value="0.1690521" calcext:value-type="float">
            <text:p>0.1690521</text:p>
          </table:table-cell>
          <table:table-cell office:value-type="float" office:value="0.1716717" calcext:value-type="float">
            <text:p>0.1716717</text:p>
          </table:table-cell>
          <table:table-cell office:value-type="float" office:value="0.1781365" calcext:value-type="float">
            <text:p>0.1781365</text:p>
          </table:table-cell>
          <table:table-cell office:value-type="float" office:value="0.1884299" calcext:value-type="float">
            <text:p>0.1884299</text:p>
          </table:table-cell>
          <table:table-cell office:value-type="float" office:value="0.1919385" calcext:value-type="float">
            <text:p>0.1919385</text:p>
          </table:table-cell>
          <table:table-cell office:value-type="float" office:value="0" calcext:value-type="float">
            <text:p>0</text:p>
          </table:table-cell>
          <table:table-cell office:value-type="float" office:value="47.7146" calcext:value-type="float">
            <text:p>47.7146</text:p>
          </table:table-cell>
          <table:table-cell office:value-type="float" office:value="44.75387" calcext:value-type="float">
            <text:p>44.75387</text:p>
          </table:table-cell>
          <table:table-cell office:value-type="float" office:value="36.76396" calcext:value-type="float">
            <text:p>36.76396</text:p>
          </table:table-cell>
          <table:table-cell office:value-type="float" office:value="12.14815" calcext:value-type="float">
            <text:p>12.14815</text:p>
          </table:table-cell>
          <table:table-cell office:value-type="float" office:value="10.00621" calcext:value-type="float">
            <text:p>10.00621</text:p>
          </table:table-cell>
          <table:table-cell office:value-type="float" office:value="3.522546" calcext:value-type="float">
            <text:p>3.522546</text:p>
          </table:table-cell>
          <table:table-cell office:value-type="float" office:value="3.099736" calcext:value-type="float">
            <text:p>3.099736</text:p>
          </table:table-cell>
          <table:table-cell office:value-type="float" office:value="6.195606" calcext:value-type="float">
            <text:p>6.195606</text:p>
          </table:table-cell>
          <table:table-cell office:value-type="float" office:value="9.074368" calcext:value-type="float">
            <text:p>9.074368</text:p>
          </table:table-cell>
          <table:table-cell office:value-type="float" office:value="10.18962" calcext:value-type="float">
            <text:p>10.18962</text:p>
          </table:table-cell>
          <table:table-cell office:value-type="float" office:value="10.49823" calcext:value-type="float">
            <text:p>10.49823</text:p>
          </table:table-cell>
          <table:table-cell office:value-type="float" office:value="11.07636" calcext:value-type="float">
            <text:p>11.07636</text:p>
          </table:table-cell>
          <table:table-cell office:value-type="float" office:value="12.02435" calcext:value-type="float">
            <text:p>12.02435</text:p>
          </table:table-cell>
          <table:table-cell office:value-type="float" office:value="12.35113" calcext:value-type="float">
            <text:p>12.35113</text:p>
          </table:table-cell>
          <table:table-cell office:value-type="float" office:value="0" calcext:value-type="float">
            <text:p>0</text:p>
          </table:table-cell>
          <table:table-cell office:value-type="float" office:value="68.65055" calcext:value-type="float">
            <text:p>68.650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12006" calcext:value-type="float">
            <text:p>26012006</text:p>
          </table:table-cell>
          <table:table-cell office:value-type="float" office:value="0.8395313" calcext:value-type="float">
            <text:p>0.8395313</text:p>
          </table:table-cell>
          <table:table-cell office:value-type="float" office:value="134.4076" calcext:value-type="float">
            <text:p>134.40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83014" calcext:value-type="float">
            <text:p>42.83014</text:p>
          </table:table-cell>
          <table:table-cell office:value-type="float" office:value="0" calcext:value-type="float">
            <text:p>0</text:p>
          </table:table-cell>
          <table:table-cell office:value-type="float" office:value="0.00001378767" calcext:value-type="float">
            <text:p>1.378767E-05</text:p>
          </table:table-cell>
          <table:table-cell office:value-type="float" office:value="0" calcext:value-type="float">
            <text:p>0</text:p>
          </table:table-cell>
          <table:table-cell office:value-type="float" office:value="0.0005992036" calcext:value-type="float">
            <text:p>0.0005992036</text:p>
          </table:table-cell>
          <table:table-cell office:value-type="float" office:value="1168.038" calcext:value-type="float">
            <text:p>1168.038</text:p>
          </table:table-cell>
          <table:table-cell office:value-type="float" office:value="0.9962246" calcext:value-type="float">
            <text:p>0.9962246</text:p>
          </table:table-cell>
          <table:table-cell office:value-type="float" office:value="0" calcext:value-type="float">
            <text:p>0</text:p>
          </table:table-cell>
          <table:table-cell office:value-type="float" office:value="0.2940356" calcext:value-type="float">
            <text:p>0.2940356</text:p>
          </table:table-cell>
          <table:table-cell office:value-type="float" office:value="0.3260368" calcext:value-type="float">
            <text:p>0.3260368</text:p>
          </table:table-cell>
          <table:table-cell office:value-type="float" office:value="0.2438766" calcext:value-type="float">
            <text:p>0.2438766</text:p>
          </table:table-cell>
          <table:table-cell office:value-type="float" office:value="0.08206416" calcext:value-type="float">
            <text:p>0.08206416</text:p>
          </table:table-cell>
          <table:table-cell office:value-type="float" office:value="0.06611719" calcext:value-type="float">
            <text:p>0.06611719</text:p>
          </table:table-cell>
          <table:table-cell office:value-type="float" office:value="0.02995448" calcext:value-type="float">
            <text:p>0.02995448</text:p>
          </table:table-cell>
          <table:table-cell office:value-type="float" office:value="0.03417882" calcext:value-type="float">
            <text:p>0.03417882</text:p>
          </table:table-cell>
          <table:table-cell office:value-type="float" office:value="0.08603668" calcext:value-type="float">
            <text:p>0.08603668</text:p>
          </table:table-cell>
          <table:table-cell office:value-type="float" office:value="0.1564013" calcext:value-type="float">
            <text:p>0.1564013</text:p>
          </table:table-cell>
          <table:table-cell office:value-type="float" office:value="0.1691509" calcext:value-type="float">
            <text:p>0.1691509</text:p>
          </table:table-cell>
          <table:table-cell office:value-type="float" office:value="0.1717086" calcext:value-type="float">
            <text:p>0.1717086</text:p>
          </table:table-cell>
          <table:table-cell office:value-type="float" office:value="0.1781695" calcext:value-type="float">
            <text:p>0.1781695</text:p>
          </table:table-cell>
          <table:table-cell office:value-type="float" office:value="0.1884485" calcext:value-type="float">
            <text:p>0.1884485</text:p>
          </table:table-cell>
          <table:table-cell office:value-type="float" office:value="0.1919588" calcext:value-type="float">
            <text:p>0.1919588</text:p>
          </table:table-cell>
          <table:table-cell office:value-type="float" office:value="0" calcext:value-type="float">
            <text:p>0</text:p>
          </table:table-cell>
          <table:table-cell office:value-type="float" office:value="47.68134" calcext:value-type="float">
            <text:p>47.68134</text:p>
          </table:table-cell>
          <table:table-cell office:value-type="float" office:value="44.70711" calcext:value-type="float">
            <text:p>44.70711</text:p>
          </table:table-cell>
          <table:table-cell office:value-type="float" office:value="36.72818" calcext:value-type="float">
            <text:p>36.72818</text:p>
          </table:table-cell>
          <table:table-cell office:value-type="float" office:value="12.13885" calcext:value-type="float">
            <text:p>12.13885</text:p>
          </table:table-cell>
          <table:table-cell office:value-type="float" office:value="9.997812" calcext:value-type="float">
            <text:p>9.997812</text:p>
          </table:table-cell>
          <table:table-cell office:value-type="float" office:value="3.521975" calcext:value-type="float">
            <text:p>3.521975</text:p>
          </table:table-cell>
          <table:table-cell office:value-type="float" office:value="3.100579" calcext:value-type="float">
            <text:p>3.100579</text:p>
          </table:table-cell>
          <table:table-cell office:value-type="float" office:value="6.198331" calcext:value-type="float">
            <text:p>6.198331</text:p>
          </table:table-cell>
          <table:table-cell office:value-type="float" office:value="9.078961" calcext:value-type="float">
            <text:p>9.078961</text:p>
          </table:table-cell>
          <table:table-cell office:value-type="float" office:value="10.19318" calcext:value-type="float">
            <text:p>10.19318</text:p>
          </table:table-cell>
          <table:table-cell office:value-type="float" office:value="10.50173" calcext:value-type="float">
            <text:p>10.50173</text:p>
          </table:table-cell>
          <table:table-cell office:value-type="float" office:value="11.07928" calcext:value-type="float">
            <text:p>11.07928</text:p>
          </table:table-cell>
          <table:table-cell office:value-type="float" office:value="12.02629" calcext:value-type="float">
            <text:p>12.02629</text:p>
          </table:table-cell>
          <table:table-cell office:value-type="float" office:value="12.35342" calcext:value-type="float">
            <text:p>12.35342</text:p>
          </table:table-cell>
          <table:table-cell office:value-type="float" office:value="0" calcext:value-type="float">
            <text:p>0</text:p>
          </table:table-cell>
          <table:table-cell office:value-type="float" office:value="91.25574" calcext:value-type="float">
            <text:p>91.255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12006" calcext:value-type="float">
            <text:p>27012006</text:p>
          </table:table-cell>
          <table:table-cell office:value-type="float" office:value="0.8386165" calcext:value-type="float">
            <text:p>0.8386165</text:p>
          </table:table-cell>
          <table:table-cell office:value-type="float" office:value="134.4068" calcext:value-type="float">
            <text:p>134.4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8363" calcext:value-type="float">
            <text:p>42.8363</text:p>
          </table:table-cell>
          <table:table-cell office:value-type="float" office:value="0" calcext:value-type="float">
            <text:p>0</text:p>
          </table:table-cell>
          <table:table-cell office:value-type="float" office:value="0.00001378769" calcext:value-type="float">
            <text:p>1.378769E-05</text:p>
          </table:table-cell>
          <table:table-cell office:value-type="float" office:value="0" calcext:value-type="float">
            <text:p>0</text:p>
          </table:table-cell>
          <table:table-cell office:value-type="float" office:value="0.0005883996" calcext:value-type="float">
            <text:p>0.0005883996</text:p>
          </table:table-cell>
          <table:table-cell office:value-type="float" office:value="1168.033" calcext:value-type="float">
            <text:p>1168.033</text:p>
          </table:table-cell>
          <table:table-cell office:value-type="float" office:value="0.9959613" calcext:value-type="float">
            <text:p>0.9959613</text:p>
          </table:table-cell>
          <table:table-cell office:value-type="float" office:value="0" calcext:value-type="float">
            <text:p>0</text:p>
          </table:table-cell>
          <table:table-cell office:value-type="float" office:value="0.3411556" calcext:value-type="float">
            <text:p>0.3411556</text:p>
          </table:table-cell>
          <table:table-cell office:value-type="float" office:value="0.3407157" calcext:value-type="float">
            <text:p>0.3407157</text:p>
          </table:table-cell>
          <table:table-cell office:value-type="float" office:value="0.2472223" calcext:value-type="float">
            <text:p>0.2472223</text:p>
          </table:table-cell>
          <table:table-cell office:value-type="float" office:value="0.08290952" calcext:value-type="float">
            <text:p>0.08290952</text:p>
          </table:table-cell>
          <table:table-cell office:value-type="float" office:value="0.06758225" calcext:value-type="float">
            <text:p>0.06758225</text:p>
          </table:table-cell>
          <table:table-cell office:value-type="float" office:value="0.03036454" calcext:value-type="float">
            <text:p>0.03036454</text:p>
          </table:table-cell>
          <table:table-cell office:value-type="float" office:value="0.03436181" calcext:value-type="float">
            <text:p>0.03436181</text:p>
          </table:table-cell>
          <table:table-cell office:value-type="float" office:value="0.08612741" calcext:value-type="float">
            <text:p>0.08612741</text:p>
          </table:table-cell>
          <table:table-cell office:value-type="float" office:value="0.1564763" calcext:value-type="float">
            <text:p>0.1564763</text:p>
          </table:table-cell>
          <table:table-cell office:value-type="float" office:value="0.1692492" calcext:value-type="float">
            <text:p>0.1692492</text:p>
          </table:table-cell>
          <table:table-cell office:value-type="float" office:value="0.1717459" calcext:value-type="float">
            <text:p>0.1717459</text:p>
          </table:table-cell>
          <table:table-cell office:value-type="float" office:value="0.1782054" calcext:value-type="float">
            <text:p>0.1782054</text:p>
          </table:table-cell>
          <table:table-cell office:value-type="float" office:value="0.1884672" calcext:value-type="float">
            <text:p>0.1884672</text:p>
          </table:table-cell>
          <table:table-cell office:value-type="float" office:value="0.1919788" calcext:value-type="float">
            <text:p>0.1919788</text:p>
          </table:table-cell>
          <table:table-cell office:value-type="float" office:value="0" calcext:value-type="float">
            <text:p>0</text:p>
          </table:table-cell>
          <table:table-cell office:value-type="float" office:value="47.66286" calcext:value-type="float">
            <text:p>47.66286</text:p>
          </table:table-cell>
          <table:table-cell office:value-type="float" office:value="44.66585" calcext:value-type="float">
            <text:p>44.66585</text:p>
          </table:table-cell>
          <table:table-cell office:value-type="float" office:value="36.69476" calcext:value-type="float">
            <text:p>36.69476</text:p>
          </table:table-cell>
          <table:table-cell office:value-type="float" office:value="12.12946" calcext:value-type="float">
            <text:p>12.12946</text:p>
          </table:table-cell>
          <table:table-cell office:value-type="float" office:value="9.989898" calcext:value-type="float">
            <text:p>9.989898</text:p>
          </table:table-cell>
          <table:table-cell office:value-type="float" office:value="3.521468" calcext:value-type="float">
            <text:p>3.521468</text:p>
          </table:table-cell>
          <table:table-cell office:value-type="float" office:value="3.101443" calcext:value-type="float">
            <text:p>3.101443</text:p>
          </table:table-cell>
          <table:table-cell office:value-type="float" office:value="6.201057" calcext:value-type="float">
            <text:p>6.201057</text:p>
          </table:table-cell>
          <table:table-cell office:value-type="float" office:value="9.083555" calcext:value-type="float">
            <text:p>9.083555</text:p>
          </table:table-cell>
          <table:table-cell office:value-type="float" office:value="10.19676" calcext:value-type="float">
            <text:p>10.19676</text:p>
          </table:table-cell>
          <table:table-cell office:value-type="float" office:value="10.50524" calcext:value-type="float">
            <text:p>10.50524</text:p>
          </table:table-cell>
          <table:table-cell office:value-type="float" office:value="11.08215" calcext:value-type="float">
            <text:p>11.08215</text:p>
          </table:table-cell>
          <table:table-cell office:value-type="float" office:value="12.02823" calcext:value-type="float">
            <text:p>12.02823</text:p>
          </table:table-cell>
          <table:table-cell office:value-type="float" office:value="12.35512" calcext:value-type="float">
            <text:p>12.35512</text:p>
          </table:table-cell>
          <table:table-cell office:value-type="float" office:value="0" calcext:value-type="float">
            <text:p>0</text:p>
          </table:table-cell>
          <table:table-cell office:value-type="float" office:value="78.20796" calcext:value-type="float">
            <text:p>78.207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12006" calcext:value-type="float">
            <text:p>28012006</text:p>
          </table:table-cell>
          <table:table-cell office:value-type="float" office:value="0.8379748" calcext:value-type="float">
            <text:p>0.8379748</text:p>
          </table:table-cell>
          <table:table-cell office:value-type="float" office:value="134.4061" calcext:value-type="float">
            <text:p>134.40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8406" calcext:value-type="float">
            <text:p>42.8406</text:p>
          </table:table-cell>
          <table:table-cell office:value-type="float" office:value="0" calcext:value-type="float">
            <text:p>0</text:p>
          </table:table-cell>
          <table:table-cell office:value-type="float" office:value="0.00001379246" calcext:value-type="float">
            <text:p>1.379246E-05</text:p>
          </table:table-cell>
          <table:table-cell office:value-type="float" office:value="0" calcext:value-type="float">
            <text:p>0</text:p>
          </table:table-cell>
          <table:table-cell office:value-type="float" office:value="0.0005788386" calcext:value-type="float">
            <text:p>0.0005788386</text:p>
          </table:table-cell>
          <table:table-cell office:value-type="float" office:value="1168.029" calcext:value-type="float">
            <text:p>1168.029</text:p>
          </table:table-cell>
          <table:table-cell office:value-type="float" office:value="0.9954366" calcext:value-type="float">
            <text:p>0.9954366</text:p>
          </table:table-cell>
          <table:table-cell office:value-type="float" office:value="0" calcext:value-type="float">
            <text:p>0</text:p>
          </table:table-cell>
          <table:table-cell office:value-type="float" office:value="0.1711772" calcext:value-type="float">
            <text:p>0.1711772</text:p>
          </table:table-cell>
          <table:table-cell office:value-type="float" office:value="0.2487937" calcext:value-type="float">
            <text:p>0.2487937</text:p>
          </table:table-cell>
          <table:table-cell office:value-type="float" office:value="0.2309978" calcext:value-type="float">
            <text:p>0.2309978</text:p>
          </table:table-cell>
          <table:table-cell office:value-type="float" office:value="0.1244194" calcext:value-type="float">
            <text:p>0.1244194</text:p>
          </table:table-cell>
          <table:table-cell office:value-type="float" office:value="0.08412729" calcext:value-type="float">
            <text:p>0.08412729</text:p>
          </table:table-cell>
          <table:table-cell office:value-type="float" office:value="0.03500822" calcext:value-type="float">
            <text:p>0.03500822</text:p>
          </table:table-cell>
          <table:table-cell office:value-type="float" office:value="0.0341287" calcext:value-type="float">
            <text:p>0.0341287</text:p>
          </table:table-cell>
          <table:table-cell office:value-type="float" office:value="0.08616263" calcext:value-type="float">
            <text:p>0.08616263</text:p>
          </table:table-cell>
          <table:table-cell office:value-type="float" office:value="0.1565524" calcext:value-type="float">
            <text:p>0.1565524</text:p>
          </table:table-cell>
          <table:table-cell office:value-type="float" office:value="0.1693481" calcext:value-type="float">
            <text:p>0.1693481</text:p>
          </table:table-cell>
          <table:table-cell office:value-type="float" office:value="0.1717833" calcext:value-type="float">
            <text:p>0.1717833</text:p>
          </table:table-cell>
          <table:table-cell office:value-type="float" office:value="0.1782117" calcext:value-type="float">
            <text:p>0.1782117</text:p>
          </table:table-cell>
          <table:table-cell office:value-type="float" office:value="0.1884872" calcext:value-type="float">
            <text:p>0.1884872</text:p>
          </table:table-cell>
          <table:table-cell office:value-type="float" office:value="0.1919974" calcext:value-type="float">
            <text:p>0.1919974</text:p>
          </table:table-cell>
          <table:table-cell office:value-type="float" office:value="0" calcext:value-type="float">
            <text:p>0</text:p>
          </table:table-cell>
          <table:table-cell office:value-type="float" office:value="47.56865" calcext:value-type="float">
            <text:p>47.56865</text:p>
          </table:table-cell>
          <table:table-cell office:value-type="float" office:value="44.59277" calcext:value-type="float">
            <text:p>44.59277</text:p>
          </table:table-cell>
          <table:table-cell office:value-type="float" office:value="36.65306" calcext:value-type="float">
            <text:p>36.65306</text:p>
          </table:table-cell>
          <table:table-cell office:value-type="float" office:value="12.12976" calcext:value-type="float">
            <text:p>12.12976</text:p>
          </table:table-cell>
          <table:table-cell office:value-type="float" office:value="9.984567" calcext:value-type="float">
            <text:p>9.984567</text:p>
          </table:table-cell>
          <table:table-cell office:value-type="float" office:value="3.521244" calcext:value-type="float">
            <text:p>3.521244</text:p>
          </table:table-cell>
          <table:table-cell office:value-type="float" office:value="3.102288" calcext:value-type="float">
            <text:p>3.102288</text:p>
          </table:table-cell>
          <table:table-cell office:value-type="float" office:value="6.203796" calcext:value-type="float">
            <text:p>6.203796</text:p>
          </table:table-cell>
          <table:table-cell office:value-type="float" office:value="9.08815" calcext:value-type="float">
            <text:p>9.08815</text:p>
          </table:table-cell>
          <table:table-cell office:value-type="float" office:value="10.20032" calcext:value-type="float">
            <text:p>10.20032</text:p>
          </table:table-cell>
          <table:table-cell office:value-type="float" office:value="10.50875" calcext:value-type="float">
            <text:p>10.50875</text:p>
          </table:table-cell>
          <table:table-cell office:value-type="float" office:value="11.08501" calcext:value-type="float">
            <text:p>11.08501</text:p>
          </table:table-cell>
          <table:table-cell office:value-type="float" office:value="12.03017" calcext:value-type="float">
            <text:p>12.03017</text:p>
          </table:table-cell>
          <table:table-cell office:value-type="float" office:value="12.35685" calcext:value-type="float">
            <text:p>12.35685</text:p>
          </table:table-cell>
          <table:table-cell office:value-type="float" office:value="0" calcext:value-type="float">
            <text:p>0</text:p>
          </table:table-cell>
          <table:table-cell office:value-type="float" office:value="9.611743" calcext:value-type="float">
            <text:p>9.6117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12006" calcext:value-type="float">
            <text:p>29012006</text:p>
          </table:table-cell>
          <table:table-cell office:value-type="float" office:value="0.8373814" calcext:value-type="float">
            <text:p>0.8373814</text:p>
          </table:table-cell>
          <table:table-cell office:value-type="float" office:value="134.4055" calcext:value-type="float">
            <text:p>134.4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84562" calcext:value-type="float">
            <text:p>42.84562</text:p>
          </table:table-cell>
          <table:table-cell office:value-type="float" office:value="0" calcext:value-type="float">
            <text:p>0</text:p>
          </table:table-cell>
          <table:table-cell office:value-type="float" office:value="0.00001379246" calcext:value-type="float">
            <text:p>1.379246E-05</text:p>
          </table:table-cell>
          <table:table-cell office:value-type="float" office:value="0" calcext:value-type="float">
            <text:p>0</text:p>
          </table:table-cell>
          <table:table-cell office:value-type="float" office:value="0.0005703669" calcext:value-type="float">
            <text:p>0.0005703669</text:p>
          </table:table-cell>
          <table:table-cell office:value-type="float" office:value="1168.026" calcext:value-type="float">
            <text:p>1168.026</text:p>
          </table:table-cell>
          <table:table-cell office:value-type="float" office:value="0.9950041" calcext:value-type="float">
            <text:p>0.9950041</text:p>
          </table:table-cell>
          <table:table-cell office:value-type="float" office:value="0" calcext:value-type="float">
            <text:p>0</text:p>
          </table:table-cell>
          <table:table-cell office:value-type="float" office:value="0.2876622" calcext:value-type="float">
            <text:p>0.2876622</text:p>
          </table:table-cell>
          <table:table-cell office:value-type="float" office:value="0.3128606" calcext:value-type="float">
            <text:p>0.3128606</text:p>
          </table:table-cell>
          <table:table-cell office:value-type="float" office:value="0.2396083" calcext:value-type="float">
            <text:p>0.2396083</text:p>
          </table:table-cell>
          <table:table-cell office:value-type="float" office:value="0.09568099" calcext:value-type="float">
            <text:p>0.09568099</text:p>
          </table:table-cell>
          <table:table-cell office:value-type="float" office:value="0.07345679" calcext:value-type="float">
            <text:p>0.07345679</text:p>
          </table:table-cell>
          <table:table-cell office:value-type="float" office:value="0.03454753" calcext:value-type="float">
            <text:p>0.03454753</text:p>
          </table:table-cell>
          <table:table-cell office:value-type="float" office:value="0.03487773" calcext:value-type="float">
            <text:p>0.03487773</text:p>
          </table:table-cell>
          <table:table-cell office:value-type="float" office:value="0.08554859" calcext:value-type="float">
            <text:p>0.08554859</text:p>
          </table:table-cell>
          <table:table-cell office:value-type="float" office:value="0.1565277" calcext:value-type="float">
            <text:p>0.1565277</text:p>
          </table:table-cell>
          <table:table-cell office:value-type="float" office:value="0.1694544" calcext:value-type="float">
            <text:p>0.1694544</text:p>
          </table:table-cell>
          <table:table-cell office:value-type="float" office:value="0.1718213" calcext:value-type="float">
            <text:p>0.1718213</text:p>
          </table:table-cell>
          <table:table-cell office:value-type="float" office:value="0.1782616" calcext:value-type="float">
            <text:p>0.1782616</text:p>
          </table:table-cell>
          <table:table-cell office:value-type="float" office:value="0.1885073" calcext:value-type="float">
            <text:p>0.1885073</text:p>
          </table:table-cell>
          <table:table-cell office:value-type="float" office:value="0.1920158" calcext:value-type="float">
            <text:p>0.1920158</text:p>
          </table:table-cell>
          <table:table-cell office:value-type="float" office:value="0" calcext:value-type="float">
            <text:p>0</text:p>
          </table:table-cell>
          <table:table-cell office:value-type="float" office:value="47.5018" calcext:value-type="float">
            <text:p>47.5018</text:p>
          </table:table-cell>
          <table:table-cell office:value-type="float" office:value="44.52578" calcext:value-type="float">
            <text:p>44.52578</text:p>
          </table:table-cell>
          <table:table-cell office:value-type="float" office:value="36.60802" calcext:value-type="float">
            <text:p>36.60802</text:p>
          </table:table-cell>
          <table:table-cell office:value-type="float" office:value="12.13191" calcext:value-type="float">
            <text:p>12.13191</text:p>
          </table:table-cell>
          <table:table-cell office:value-type="float" office:value="9.981466" calcext:value-type="float">
            <text:p>9.981466</text:p>
          </table:table-cell>
          <table:table-cell office:value-type="float" office:value="3.522516" calcext:value-type="float">
            <text:p>3.522516</text:p>
          </table:table-cell>
          <table:table-cell office:value-type="float" office:value="3.103333" calcext:value-type="float">
            <text:p>3.103333</text:p>
          </table:table-cell>
          <table:table-cell office:value-type="float" office:value="6.206486" calcext:value-type="float">
            <text:p>6.206486</text:p>
          </table:table-cell>
          <table:table-cell office:value-type="float" office:value="9.092744" calcext:value-type="float">
            <text:p>9.092744</text:p>
          </table:table-cell>
          <table:table-cell office:value-type="float" office:value="10.20389" calcext:value-type="float">
            <text:p>10.20389</text:p>
          </table:table-cell>
          <table:table-cell office:value-type="float" office:value="10.51226" calcext:value-type="float">
            <text:p>10.51226</text:p>
          </table:table-cell>
          <table:table-cell office:value-type="float" office:value="11.08789" calcext:value-type="float">
            <text:p>11.08789</text:p>
          </table:table-cell>
          <table:table-cell office:value-type="float" office:value="12.03211" calcext:value-type="float">
            <text:p>12.03211</text:p>
          </table:table-cell>
          <table:table-cell office:value-type="float" office:value="12.35817" calcext:value-type="float">
            <text:p>12.35817</text:p>
          </table:table-cell>
          <table:table-cell office:value-type="float" office:value="0" calcext:value-type="float">
            <text:p>0</text:p>
          </table:table-cell>
          <table:table-cell office:value-type="float" office:value="23.02072" calcext:value-type="float">
            <text:p>23.020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12006" calcext:value-type="float">
            <text:p>30012006</text:p>
          </table:table-cell>
          <table:table-cell office:value-type="float" office:value="0.8370449" calcext:value-type="float">
            <text:p>0.8370449</text:p>
          </table:table-cell>
          <table:table-cell office:value-type="float" office:value="134.4051" calcext:value-type="float">
            <text:p>134.40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85097" calcext:value-type="float">
            <text:p>42.85097</text:p>
          </table:table-cell>
          <table:table-cell office:value-type="float" office:value="0" calcext:value-type="float">
            <text:p>0</text:p>
          </table:table-cell>
          <table:table-cell office:value-type="float" office:value="0.00001379246" calcext:value-type="float">
            <text:p>1.379246E-05</text:p>
          </table:table-cell>
          <table:table-cell office:value-type="float" office:value="0" calcext:value-type="float">
            <text:p>0</text:p>
          </table:table-cell>
          <table:table-cell office:value-type="float" office:value="0.0005627683" calcext:value-type="float">
            <text:p>0.0005627683</text:p>
          </table:table-cell>
          <table:table-cell office:value-type="float" office:value="1168.022" calcext:value-type="float">
            <text:p>1168.022</text:p>
          </table:table-cell>
          <table:table-cell office:value-type="float" office:value="0.9944621" calcext:value-type="float">
            <text:p>0.9944621</text:p>
          </table:table-cell>
          <table:table-cell office:value-type="float" office:value="0" calcext:value-type="float">
            <text:p>0</text:p>
          </table:table-cell>
          <table:table-cell office:value-type="float" office:value="0.3467734" calcext:value-type="float">
            <text:p>0.3467734</text:p>
          </table:table-cell>
          <table:table-cell office:value-type="float" office:value="0.3326491" calcext:value-type="float">
            <text:p>0.3326491</text:p>
          </table:table-cell>
          <table:table-cell office:value-type="float" office:value="0.2372487" calcext:value-type="float">
            <text:p>0.2372487</text:p>
          </table:table-cell>
          <table:table-cell office:value-type="float" office:value="0.08469547" calcext:value-type="float">
            <text:p>0.08469547</text:p>
          </table:table-cell>
          <table:table-cell office:value-type="float" office:value="0.06716124" calcext:value-type="float">
            <text:p>0.06716124</text:p>
          </table:table-cell>
          <table:table-cell office:value-type="float" office:value="0.031427" calcext:value-type="float">
            <text:p>0.031427</text:p>
          </table:table-cell>
          <table:table-cell office:value-type="float" office:value="0.03467042" calcext:value-type="float">
            <text:p>0.03467042</text:p>
          </table:table-cell>
          <table:table-cell office:value-type="float" office:value="0.08538755" calcext:value-type="float">
            <text:p>0.08538755</text:p>
          </table:table-cell>
          <table:table-cell office:value-type="float" office:value="0.1563879" calcext:value-type="float">
            <text:p>0.1563879</text:p>
          </table:table-cell>
          <table:table-cell office:value-type="float" office:value="0.1695653" calcext:value-type="float">
            <text:p>0.1695653</text:p>
          </table:table-cell>
          <table:table-cell office:value-type="float" office:value="0.1718601" calcext:value-type="float">
            <text:p>0.1718601</text:p>
          </table:table-cell>
          <table:table-cell office:value-type="float" office:value="0.1783023" calcext:value-type="float">
            <text:p>0.1783023</text:p>
          </table:table-cell>
          <table:table-cell office:value-type="float" office:value="0.1885276" calcext:value-type="float">
            <text:p>0.1885276</text:p>
          </table:table-cell>
          <table:table-cell office:value-type="float" office:value="0.192033" calcext:value-type="float">
            <text:p>0.192033</text:p>
          </table:table-cell>
          <table:table-cell office:value-type="float" office:value="0" calcext:value-type="float">
            <text:p>0</text:p>
          </table:table-cell>
          <table:table-cell office:value-type="float" office:value="47.46903" calcext:value-type="float">
            <text:p>47.46903</text:p>
          </table:table-cell>
          <table:table-cell office:value-type="float" office:value="44.47331" calcext:value-type="float">
            <text:p>44.47331</text:p>
          </table:table-cell>
          <table:table-cell office:value-type="float" office:value="36.56684" calcext:value-type="float">
            <text:p>36.56684</text:p>
          </table:table-cell>
          <table:table-cell office:value-type="float" office:value="12.12422" calcext:value-type="float">
            <text:p>12.12422</text:p>
          </table:table-cell>
          <table:table-cell office:value-type="float" office:value="9.973761" calcext:value-type="float">
            <text:p>9.973761</text:p>
          </table:table-cell>
          <table:table-cell office:value-type="float" office:value="3.522679" calcext:value-type="float">
            <text:p>3.522679</text:p>
          </table:table-cell>
          <table:table-cell office:value-type="float" office:value="3.104446" calcext:value-type="float">
            <text:p>3.104446</text:p>
          </table:table-cell>
          <table:table-cell office:value-type="float" office:value="6.209105" calcext:value-type="float">
            <text:p>6.209105</text:p>
          </table:table-cell>
          <table:table-cell office:value-type="float" office:value="9.097355" calcext:value-type="float">
            <text:p>9.097355</text:p>
          </table:table-cell>
          <table:table-cell office:value-type="float" office:value="10.20746" calcext:value-type="float">
            <text:p>10.20746</text:p>
          </table:table-cell>
          <table:table-cell office:value-type="float" office:value="10.51576" calcext:value-type="float">
            <text:p>10.51576</text:p>
          </table:table-cell>
          <table:table-cell office:value-type="float" office:value="11.09075" calcext:value-type="float">
            <text:p>11.09075</text:p>
          </table:table-cell>
          <table:table-cell office:value-type="float" office:value="12.03405" calcext:value-type="float">
            <text:p>12.03405</text:p>
          </table:table-cell>
          <table:table-cell office:value-type="float" office:value="12.35547" calcext:value-type="float">
            <text:p>12.35547</text:p>
          </table:table-cell>
          <table:table-cell office:value-type="float" office:value="0" calcext:value-type="float">
            <text:p>0</text:p>
          </table:table-cell>
          <table:table-cell office:value-type="float" office:value="20.77194" calcext:value-type="float">
            <text:p>20.771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12006" calcext:value-type="float">
            <text:p>31012006</text:p>
          </table:table-cell>
          <table:table-cell office:value-type="float" office:value="0.8365584" calcext:value-type="float">
            <text:p>0.8365584</text:p>
          </table:table-cell>
          <table:table-cell office:value-type="float" office:value="134.4047" calcext:value-type="float">
            <text:p>134.4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85618" calcext:value-type="float">
            <text:p>42.85618</text:p>
          </table:table-cell>
          <table:table-cell office:value-type="float" office:value="0" calcext:value-type="float">
            <text:p>0</text:p>
          </table:table-cell>
          <table:table-cell office:value-type="float" office:value="0.0000141987" calcext:value-type="float">
            <text:p>1.41987E-05</text:p>
          </table:table-cell>
          <table:table-cell office:value-type="float" office:value="0" calcext:value-type="float">
            <text:p>0</text:p>
          </table:table-cell>
          <table:table-cell office:value-type="float" office:value="0.0007426286" calcext:value-type="float">
            <text:p>0.0007426286</text:p>
          </table:table-cell>
          <table:table-cell office:value-type="float" office:value="1168.018" calcext:value-type="float">
            <text:p>1168.018</text:p>
          </table:table-cell>
          <table:table-cell office:value-type="float" office:value="0.994038" calcext:value-type="float">
            <text:p>0.994038</text:p>
          </table:table-cell>
          <table:table-cell office:value-type="float" office:value="0" calcext:value-type="float">
            <text:p>0</text:p>
          </table:table-cell>
          <table:table-cell office:value-type="float" office:value="0.2460421" calcext:value-type="float">
            <text:p>0.2460421</text:p>
          </table:table-cell>
          <table:table-cell office:value-type="float" office:value="0.3103496" calcext:value-type="float">
            <text:p>0.3103496</text:p>
          </table:table-cell>
          <table:table-cell office:value-type="float" office:value="0.2395114" calcext:value-type="float">
            <text:p>0.2395114</text:p>
          </table:table-cell>
          <table:table-cell office:value-type="float" office:value="0.08774949" calcext:value-type="float">
            <text:p>0.08774949</text:p>
          </table:table-cell>
          <table:table-cell office:value-type="float" office:value="0.06665052" calcext:value-type="float">
            <text:p>0.06665052</text:p>
          </table:table-cell>
          <table:table-cell office:value-type="float" office:value="0.03073593" calcext:value-type="float">
            <text:p>0.03073593</text:p>
          </table:table-cell>
          <table:table-cell office:value-type="float" office:value="0.03443533" calcext:value-type="float">
            <text:p>0.03443533</text:p>
          </table:table-cell>
          <table:table-cell office:value-type="float" office:value="0.0856519" calcext:value-type="float">
            <text:p>0.0856519</text:p>
          </table:table-cell>
          <table:table-cell office:value-type="float" office:value="0.1562317" calcext:value-type="float">
            <text:p>0.1562317</text:p>
          </table:table-cell>
          <table:table-cell office:value-type="float" office:value="0.1696882" calcext:value-type="float">
            <text:p>0.1696882</text:p>
          </table:table-cell>
          <table:table-cell office:value-type="float" office:value="0.1718999" calcext:value-type="float">
            <text:p>0.1718999</text:p>
          </table:table-cell>
          <table:table-cell office:value-type="float" office:value="0.1783143" calcext:value-type="float">
            <text:p>0.1783143</text:p>
          </table:table-cell>
          <table:table-cell office:value-type="float" office:value="0.1885444" calcext:value-type="float">
            <text:p>0.1885444</text:p>
          </table:table-cell>
          <table:table-cell office:value-type="float" office:value="0.1920501" calcext:value-type="float">
            <text:p>0.1920501</text:p>
          </table:table-cell>
          <table:table-cell office:value-type="float" office:value="0" calcext:value-type="float">
            <text:p>0</text:p>
          </table:table-cell>
          <table:table-cell office:value-type="float" office:value="47.43776" calcext:value-type="float">
            <text:p>47.43776</text:p>
          </table:table-cell>
          <table:table-cell office:value-type="float" office:value="44.42211" calcext:value-type="float">
            <text:p>44.42211</text:p>
          </table:table-cell>
          <table:table-cell office:value-type="float" office:value="36.52555" calcext:value-type="float">
            <text:p>36.52555</text:p>
          </table:table-cell>
          <table:table-cell office:value-type="float" office:value="12.11514" calcext:value-type="float">
            <text:p>12.11514</text:p>
          </table:table-cell>
          <table:table-cell office:value-type="float" office:value="9.9647" calcext:value-type="float">
            <text:p>9.9647</text:p>
          </table:table-cell>
          <table:table-cell office:value-type="float" office:value="3.522287" calcext:value-type="float">
            <text:p>3.522287</text:p>
          </table:table-cell>
          <table:table-cell office:value-type="float" office:value="3.105465" calcext:value-type="float">
            <text:p>3.105465</text:p>
          </table:table-cell>
          <table:table-cell office:value-type="float" office:value="6.21176" calcext:value-type="float">
            <text:p>6.21176</text:p>
          </table:table-cell>
          <table:table-cell office:value-type="float" office:value="9.101933" calcext:value-type="float">
            <text:p>9.101933</text:p>
          </table:table-cell>
          <table:table-cell office:value-type="float" office:value="10.21103" calcext:value-type="float">
            <text:p>10.21103</text:p>
          </table:table-cell>
          <table:table-cell office:value-type="float" office:value="10.51927" calcext:value-type="float">
            <text:p>10.51927</text:p>
          </table:table-cell>
          <table:table-cell office:value-type="float" office:value="11.09362" calcext:value-type="float">
            <text:p>11.09362</text:p>
          </table:table-cell>
          <table:table-cell office:value-type="float" office:value="12.03598" calcext:value-type="float">
            <text:p>12.03598</text:p>
          </table:table-cell>
          <table:table-cell office:value-type="float" office:value="12.36199" calcext:value-type="float">
            <text:p>12.36199</text:p>
          </table:table-cell>
          <table:table-cell office:value-type="float" office:value="0" calcext:value-type="float">
            <text:p>0</text:p>
          </table:table-cell>
          <table:table-cell office:value-type="float" office:value="39.07487" calcext:value-type="float">
            <text:p>39.074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006" calcext:value-type="float">
            <text:p>1022006</text:p>
          </table:table-cell>
          <table:table-cell office:value-type="float" office:value="0.8359366" calcext:value-type="float">
            <text:p>0.8359366</text:p>
          </table:table-cell>
          <table:table-cell office:value-type="float" office:value="134.4041" calcext:value-type="float">
            <text:p>134.4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86148" calcext:value-type="float">
            <text:p>42.86148</text:p>
          </table:table-cell>
          <table:table-cell office:value-type="float" office:value="0" calcext:value-type="float">
            <text:p>0</text:p>
          </table:table-cell>
          <table:table-cell office:value-type="float" office:value="0.0000141987" calcext:value-type="float">
            <text:p>1.41987E-05</text:p>
          </table:table-cell>
          <table:table-cell office:value-type="float" office:value="0" calcext:value-type="float">
            <text:p>0</text:p>
          </table:table-cell>
          <table:table-cell office:value-type="float" office:value="0.0007269355" calcext:value-type="float">
            <text:p>0.0007269355</text:p>
          </table:table-cell>
          <table:table-cell office:value-type="float" office:value="1168.014" calcext:value-type="float">
            <text:p>1168.014</text:p>
          </table:table-cell>
          <table:table-cell office:value-type="float" office:value="0.9936303" calcext:value-type="float">
            <text:p>0.9936303</text:p>
          </table:table-cell>
          <table:table-cell office:value-type="float" office:value="0" calcext:value-type="float">
            <text:p>0</text:p>
          </table:table-cell>
          <table:table-cell office:value-type="float" office:value="0.2910424" calcext:value-type="float">
            <text:p>0.2910424</text:p>
          </table:table-cell>
          <table:table-cell office:value-type="float" office:value="0.3241528" calcext:value-type="float">
            <text:p>0.3241528</text:p>
          </table:table-cell>
          <table:table-cell office:value-type="float" office:value="0.2419427" calcext:value-type="float">
            <text:p>0.2419427</text:p>
          </table:table-cell>
          <table:table-cell office:value-type="float" office:value="0.08263537" calcext:value-type="float">
            <text:p>0.08263537</text:p>
          </table:table-cell>
          <table:table-cell office:value-type="float" office:value="0.06641585" calcext:value-type="float">
            <text:p>0.06641585</text:p>
          </table:table-cell>
          <table:table-cell office:value-type="float" office:value="0.03057014" calcext:value-type="float">
            <text:p>0.03057014</text:p>
          </table:table-cell>
          <table:table-cell office:value-type="float" office:value="0.03442801" calcext:value-type="float">
            <text:p>0.03442801</text:p>
          </table:table-cell>
          <table:table-cell office:value-type="float" office:value="0.08582415" calcext:value-type="float">
            <text:p>0.08582415</text:p>
          </table:table-cell>
          <table:table-cell office:value-type="float" office:value="0.1561973" calcext:value-type="float">
            <text:p>0.1561973</text:p>
          </table:table-cell>
          <table:table-cell office:value-type="float" office:value="0.1698306" calcext:value-type="float">
            <text:p>0.1698306</text:p>
          </table:table-cell>
          <table:table-cell office:value-type="float" office:value="0.1719398" calcext:value-type="float">
            <text:p>0.1719398</text:p>
          </table:table-cell>
          <table:table-cell office:value-type="float" office:value="0.1783515" calcext:value-type="float">
            <text:p>0.1783515</text:p>
          </table:table-cell>
          <table:table-cell office:value-type="float" office:value="0.1885657" calcext:value-type="float">
            <text:p>0.1885657</text:p>
          </table:table-cell>
          <table:table-cell office:value-type="float" office:value="0.1920698" calcext:value-type="float">
            <text:p>0.1920698</text:p>
          </table:table-cell>
          <table:table-cell office:value-type="float" office:value="0" calcext:value-type="float">
            <text:p>0</text:p>
          </table:table-cell>
          <table:table-cell office:value-type="float" office:value="47.39665" calcext:value-type="float">
            <text:p>47.39665</text:p>
          </table:table-cell>
          <table:table-cell office:value-type="float" office:value="44.37223" calcext:value-type="float">
            <text:p>44.37223</text:p>
          </table:table-cell>
          <table:table-cell office:value-type="float" office:value="36.48657" calcext:value-type="float">
            <text:p>36.48657</text:p>
          </table:table-cell>
          <table:table-cell office:value-type="float" office:value="12.10596" calcext:value-type="float">
            <text:p>12.10596</text:p>
          </table:table-cell>
          <table:table-cell office:value-type="float" office:value="9.955797" calcext:value-type="float">
            <text:p>9.955797</text:p>
          </table:table-cell>
          <table:table-cell office:value-type="float" office:value="3.521885" calcext:value-type="float">
            <text:p>3.521885</text:p>
          </table:table-cell>
          <table:table-cell office:value-type="float" office:value="3.106445" calcext:value-type="float">
            <text:p>3.106445</text:p>
          </table:table-cell>
          <table:table-cell office:value-type="float" office:value="6.214469" calcext:value-type="float">
            <text:p>6.214469</text:p>
          </table:table-cell>
          <table:table-cell office:value-type="float" office:value="9.106528" calcext:value-type="float">
            <text:p>9.106528</text:p>
          </table:table-cell>
          <table:table-cell office:value-type="float" office:value="10.2146" calcext:value-type="float">
            <text:p>10.2146</text:p>
          </table:table-cell>
          <table:table-cell office:value-type="float" office:value="10.52278" calcext:value-type="float">
            <text:p>10.52278</text:p>
          </table:table-cell>
          <table:table-cell office:value-type="float" office:value="11.09649" calcext:value-type="float">
            <text:p>11.09649</text:p>
          </table:table-cell>
          <table:table-cell office:value-type="float" office:value="12.03792" calcext:value-type="float">
            <text:p>12.03792</text:p>
          </table:table-cell>
          <table:table-cell office:value-type="float" office:value="12.3637" calcext:value-type="float">
            <text:p>12.3637</text:p>
          </table:table-cell>
          <table:table-cell office:value-type="float" office:value="0" calcext:value-type="float">
            <text:p>0</text:p>
          </table:table-cell>
          <table:table-cell office:value-type="float" office:value="41.52471" calcext:value-type="float">
            <text:p>41.524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0.8352503" calcext:value-type="float">
            <text:p>0.8352503</text:p>
          </table:table-cell>
          <table:table-cell office:value-type="float" office:value="134.4035" calcext:value-type="float">
            <text:p>134.40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86708" calcext:value-type="float">
            <text:p>42.86708</text:p>
          </table:table-cell>
          <table:table-cell office:value-type="float" office:value="0" calcext:value-type="float">
            <text:p>0</text:p>
          </table:table-cell>
          <table:table-cell office:value-type="float" office:value="0.0000141987" calcext:value-type="float">
            <text:p>1.41987E-05</text:p>
          </table:table-cell>
          <table:table-cell office:value-type="float" office:value="0" calcext:value-type="float">
            <text:p>0</text:p>
          </table:table-cell>
          <table:table-cell office:value-type="float" office:value="0.0007138" calcext:value-type="float">
            <text:p>0.0007138</text:p>
          </table:table-cell>
          <table:table-cell office:value-type="float" office:value="1168.009" calcext:value-type="float">
            <text:p>1168.009</text:p>
          </table:table-cell>
          <table:table-cell office:value-type="float" office:value="0.9932466" calcext:value-type="float">
            <text:p>0.9932466</text:p>
          </table:table-cell>
          <table:table-cell office:value-type="float" office:value="0" calcext:value-type="float">
            <text:p>0</text:p>
          </table:table-cell>
          <table:table-cell office:value-type="float" office:value="0.3459303" calcext:value-type="float">
            <text:p>0.3459303</text:p>
          </table:table-cell>
          <table:table-cell office:value-type="float" office:value="0.3337976" calcext:value-type="float">
            <text:p>0.3337976</text:p>
          </table:table-cell>
          <table:table-cell office:value-type="float" office:value="0.2417899" calcext:value-type="float">
            <text:p>0.2417899</text:p>
          </table:table-cell>
          <table:table-cell office:value-type="float" office:value="0.08177907" calcext:value-type="float">
            <text:p>0.08177907</text:p>
          </table:table-cell>
          <table:table-cell office:value-type="float" office:value="0.0664681" calcext:value-type="float">
            <text:p>0.0664681</text:p>
          </table:table-cell>
          <table:table-cell office:value-type="float" office:value="0.03040936" calcext:value-type="float">
            <text:p>0.03040936</text:p>
          </table:table-cell>
          <table:table-cell office:value-type="float" office:value="0.03447802" calcext:value-type="float">
            <text:p>0.03447802</text:p>
          </table:table-cell>
          <table:table-cell office:value-type="float" office:value="0.08598727" calcext:value-type="float">
            <text:p>0.08598727</text:p>
          </table:table-cell>
          <table:table-cell office:value-type="float" office:value="0.1562385" calcext:value-type="float">
            <text:p>0.1562385</text:p>
          </table:table-cell>
          <table:table-cell office:value-type="float" office:value="0.1699961" calcext:value-type="float">
            <text:p>0.1699961</text:p>
          </table:table-cell>
          <table:table-cell office:value-type="float" office:value="0.1719799" calcext:value-type="float">
            <text:p>0.1719799</text:p>
          </table:table-cell>
          <table:table-cell office:value-type="float" office:value="0.1783907" calcext:value-type="float">
            <text:p>0.1783907</text:p>
          </table:table-cell>
          <table:table-cell office:value-type="float" office:value="0.188586" calcext:value-type="float">
            <text:p>0.188586</text:p>
          </table:table-cell>
          <table:table-cell office:value-type="float" office:value="0.1920886" calcext:value-type="float">
            <text:p>0.1920886</text:p>
          </table:table-cell>
          <table:table-cell office:value-type="float" office:value="0" calcext:value-type="float">
            <text:p>0</text:p>
          </table:table-cell>
          <table:table-cell office:value-type="float" office:value="47.36972" calcext:value-type="float">
            <text:p>47.36972</text:p>
          </table:table-cell>
          <table:table-cell office:value-type="float" office:value="44.32572" calcext:value-type="float">
            <text:p>44.32572</text:p>
          </table:table-cell>
          <table:table-cell office:value-type="float" office:value="36.44901" calcext:value-type="float">
            <text:p>36.44901</text:p>
          </table:table-cell>
          <table:table-cell office:value-type="float" office:value="12.09565" calcext:value-type="float">
            <text:p>12.09565</text:p>
          </table:table-cell>
          <table:table-cell office:value-type="float" office:value="9.947005" calcext:value-type="float">
            <text:p>9.947005</text:p>
          </table:table-cell>
          <table:table-cell office:value-type="float" office:value="3.521428" calcext:value-type="float">
            <text:p>3.521428</text:p>
          </table:table-cell>
          <table:table-cell office:value-type="float" office:value="3.107424" calcext:value-type="float">
            <text:p>3.107424</text:p>
          </table:table-cell>
          <table:table-cell office:value-type="float" office:value="6.21721" calcext:value-type="float">
            <text:p>6.21721</text:p>
          </table:table-cell>
          <table:table-cell office:value-type="float" office:value="9.111121" calcext:value-type="float">
            <text:p>9.111121</text:p>
          </table:table-cell>
          <table:table-cell office:value-type="float" office:value="10.21817" calcext:value-type="float">
            <text:p>10.21817</text:p>
          </table:table-cell>
          <table:table-cell office:value-type="float" office:value="10.52628" calcext:value-type="float">
            <text:p>10.52628</text:p>
          </table:table-cell>
          <table:table-cell office:value-type="float" office:value="11.09936" calcext:value-type="float">
            <text:p>11.09936</text:p>
          </table:table-cell>
          <table:table-cell office:value-type="float" office:value="12.03986" calcext:value-type="float">
            <text:p>12.03986</text:p>
          </table:table-cell>
          <table:table-cell office:value-type="float" office:value="12.36448" calcext:value-type="float">
            <text:p>12.36448</text:p>
          </table:table-cell>
          <table:table-cell office:value-type="float" office:value="0" calcext:value-type="float">
            <text:p>0</text:p>
          </table:table-cell>
          <table:table-cell office:value-type="float" office:value="44.15336" calcext:value-type="float">
            <text:p>44.153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22006" calcext:value-type="float">
            <text:p>3022006</text:p>
          </table:table-cell>
          <table:table-cell office:value-type="float" office:value="0.8347248" calcext:value-type="float">
            <text:p>0.8347248</text:p>
          </table:table-cell>
          <table:table-cell office:value-type="float" office:value="134.4029" calcext:value-type="float">
            <text:p>134.4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87286" calcext:value-type="float">
            <text:p>42.87286</text:p>
          </table:table-cell>
          <table:table-cell office:value-type="float" office:value="0" calcext:value-type="float">
            <text:p>0</text:p>
          </table:table-cell>
          <table:table-cell office:value-type="float" office:value="0.0000141987" calcext:value-type="float">
            <text:p>1.41987E-05</text:p>
          </table:table-cell>
          <table:table-cell office:value-type="float" office:value="0" calcext:value-type="float">
            <text:p>0</text:p>
          </table:table-cell>
          <table:table-cell office:value-type="float" office:value="0.0007027846" calcext:value-type="float">
            <text:p>0.0007027846</text:p>
          </table:table-cell>
          <table:table-cell office:value-type="float" office:value="1168.005" calcext:value-type="float">
            <text:p>1168.005</text:p>
          </table:table-cell>
          <table:table-cell office:value-type="float" office:value="0.9927714" calcext:value-type="float">
            <text:p>0.9927714</text:p>
          </table:table-cell>
          <table:table-cell office:value-type="float" office:value="0" calcext:value-type="float">
            <text:p>0</text:p>
          </table:table-cell>
          <table:table-cell office:value-type="float" office:value="0.3961806" calcext:value-type="float">
            <text:p>0.3961806</text:p>
          </table:table-cell>
          <table:table-cell office:value-type="float" office:value="0.3394237" calcext:value-type="float">
            <text:p>0.3394237</text:p>
          </table:table-cell>
          <table:table-cell office:value-type="float" office:value="0.2387806" calcext:value-type="float">
            <text:p>0.2387806</text:p>
          </table:table-cell>
          <table:table-cell office:value-type="float" office:value="0.08114891" calcext:value-type="float">
            <text:p>0.08114891</text:p>
          </table:table-cell>
          <table:table-cell office:value-type="float" office:value="0.06594485" calcext:value-type="float">
            <text:p>0.06594485</text:p>
          </table:table-cell>
          <table:table-cell office:value-type="float" office:value="0.0301902" calcext:value-type="float">
            <text:p>0.0301902</text:p>
          </table:table-cell>
          <table:table-cell office:value-type="float" office:value="0.03447198" calcext:value-type="float">
            <text:p>0.03447198</text:p>
          </table:table-cell>
          <table:table-cell office:value-type="float" office:value="0.08619553" calcext:value-type="float">
            <text:p>0.08619553</text:p>
          </table:table-cell>
          <table:table-cell office:value-type="float" office:value="0.1564197" calcext:value-type="float">
            <text:p>0.1564197</text:p>
          </table:table-cell>
          <table:table-cell office:value-type="float" office:value="0.1701804" calcext:value-type="float">
            <text:p>0.1701804</text:p>
          </table:table-cell>
          <table:table-cell office:value-type="float" office:value="0.1720208" calcext:value-type="float">
            <text:p>0.1720208</text:p>
          </table:table-cell>
          <table:table-cell office:value-type="float" office:value="0.1784263" calcext:value-type="float">
            <text:p>0.1784263</text:p>
          </table:table-cell>
          <table:table-cell office:value-type="float" office:value="0.1886071" calcext:value-type="float">
            <text:p>0.1886071</text:p>
          </table:table-cell>
          <table:table-cell office:value-type="float" office:value="0.1921062" calcext:value-type="float">
            <text:p>0.1921062</text:p>
          </table:table-cell>
          <table:table-cell office:value-type="float" office:value="0" calcext:value-type="float">
            <text:p>0</text:p>
          </table:table-cell>
          <table:table-cell office:value-type="float" office:value="47.35341" calcext:value-type="float">
            <text:p>47.35341</text:p>
          </table:table-cell>
          <table:table-cell office:value-type="float" office:value="44.28032" calcext:value-type="float">
            <text:p>44.28032</text:p>
          </table:table-cell>
          <table:table-cell office:value-type="float" office:value="36.41148" calcext:value-type="float">
            <text:p>36.41148</text:p>
          </table:table-cell>
          <table:table-cell office:value-type="float" office:value="12.08536" calcext:value-type="float">
            <text:p>12.08536</text:p>
          </table:table-cell>
          <table:table-cell office:value-type="float" office:value="9.938336" calcext:value-type="float">
            <text:p>9.938336</text:p>
          </table:table-cell>
          <table:table-cell office:value-type="float" office:value="3.520929" calcext:value-type="float">
            <text:p>3.520929</text:p>
          </table:table-cell>
          <table:table-cell office:value-type="float" office:value="3.108395" calcext:value-type="float">
            <text:p>3.108395</text:p>
          </table:table-cell>
          <table:table-cell office:value-type="float" office:value="6.219984" calcext:value-type="float">
            <text:p>6.219984</text:p>
          </table:table-cell>
          <table:table-cell office:value-type="float" office:value="9.115742" calcext:value-type="float">
            <text:p>9.115742</text:p>
          </table:table-cell>
          <table:table-cell office:value-type="float" office:value="10.22174" calcext:value-type="float">
            <text:p>10.22174</text:p>
          </table:table-cell>
          <table:table-cell office:value-type="float" office:value="10.52979" calcext:value-type="float">
            <text:p>10.52979</text:p>
          </table:table-cell>
          <table:table-cell office:value-type="float" office:value="11.10222" calcext:value-type="float">
            <text:p>11.10222</text:p>
          </table:table-cell>
          <table:table-cell office:value-type="float" office:value="12.0418" calcext:value-type="float">
            <text:p>12.0418</text:p>
          </table:table-cell>
          <table:table-cell office:value-type="float" office:value="12.36371" calcext:value-type="float">
            <text:p>12.36371</text:p>
          </table:table-cell>
          <table:table-cell office:value-type="float" office:value="0" calcext:value-type="float">
            <text:p>0</text:p>
          </table:table-cell>
          <table:table-cell office:value-type="float" office:value="39.50788" calcext:value-type="float">
            <text:p>39.507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2006" calcext:value-type="float">
            <text:p>4022006</text:p>
          </table:table-cell>
          <table:table-cell office:value-type="float" office:value="0.8343762" calcext:value-type="float">
            <text:p>0.8343762</text:p>
          </table:table-cell>
          <table:table-cell office:value-type="float" office:value="134.4025" calcext:value-type="float">
            <text:p>134.4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87881" calcext:value-type="float">
            <text:p>42.87881</text:p>
          </table:table-cell>
          <table:table-cell office:value-type="float" office:value="0" calcext:value-type="float">
            <text:p>0</text:p>
          </table:table-cell>
          <table:table-cell office:value-type="float" office:value="0.0000141987" calcext:value-type="float">
            <text:p>1.41987E-05</text:p>
          </table:table-cell>
          <table:table-cell office:value-type="float" office:value="0" calcext:value-type="float">
            <text:p>0</text:p>
          </table:table-cell>
          <table:table-cell office:value-type="float" office:value="0.0006932651" calcext:value-type="float">
            <text:p>0.0006932651</text:p>
          </table:table-cell>
          <table:table-cell office:value-type="float" office:value="1168" calcext:value-type="float">
            <text:p>1168</text:p>
          </table:table-cell>
          <table:table-cell office:value-type="float" office:value="0.9922392" calcext:value-type="float">
            <text:p>0.9922392</text:p>
          </table:table-cell>
          <table:table-cell office:value-type="float" office:value="0" calcext:value-type="float">
            <text:p>0</text:p>
          </table:table-cell>
          <table:table-cell office:value-type="float" office:value="0.4267058" calcext:value-type="float">
            <text:p>0.4267058</text:p>
          </table:table-cell>
          <table:table-cell office:value-type="float" office:value="0.3334236" calcext:value-type="float">
            <text:p>0.3334236</text:p>
          </table:table-cell>
          <table:table-cell office:value-type="float" office:value="0.2349781" calcext:value-type="float">
            <text:p>0.2349781</text:p>
          </table:table-cell>
          <table:table-cell office:value-type="float" office:value="0.08203194" calcext:value-type="float">
            <text:p>0.08203194</text:p>
          </table:table-cell>
          <table:table-cell office:value-type="float" office:value="0.06479722" calcext:value-type="float">
            <text:p>0.06479722</text:p>
          </table:table-cell>
          <table:table-cell office:value-type="float" office:value="0.02996553" calcext:value-type="float">
            <text:p>0.02996553</text:p>
          </table:table-cell>
          <table:table-cell office:value-type="float" office:value="0.03441154" calcext:value-type="float">
            <text:p>0.03441154</text:p>
          </table:table-cell>
          <table:table-cell office:value-type="float" office:value="0.08630063" calcext:value-type="float">
            <text:p>0.08630063</text:p>
          </table:table-cell>
          <table:table-cell office:value-type="float" office:value="0.1565184" calcext:value-type="float">
            <text:p>0.1565184</text:p>
          </table:table-cell>
          <table:table-cell office:value-type="float" office:value="0.1703693" calcext:value-type="float">
            <text:p>0.1703693</text:p>
          </table:table-cell>
          <table:table-cell office:value-type="float" office:value="0.1720621" calcext:value-type="float">
            <text:p>0.1720621</text:p>
          </table:table-cell>
          <table:table-cell office:value-type="float" office:value="0.1784495" calcext:value-type="float">
            <text:p>0.1784495</text:p>
          </table:table-cell>
          <table:table-cell office:value-type="float" office:value="0.1886301" calcext:value-type="float">
            <text:p>0.1886301</text:p>
          </table:table-cell>
          <table:table-cell office:value-type="float" office:value="0.1921218" calcext:value-type="float">
            <text:p>0.1921218</text:p>
          </table:table-cell>
          <table:table-cell office:value-type="float" office:value="0" calcext:value-type="float">
            <text:p>0</text:p>
          </table:table-cell>
          <table:table-cell office:value-type="float" office:value="47.35236" calcext:value-type="float">
            <text:p>47.35236</text:p>
          </table:table-cell>
          <table:table-cell office:value-type="float" office:value="44.23635" calcext:value-type="float">
            <text:p>44.23635</text:p>
          </table:table-cell>
          <table:table-cell office:value-type="float" office:value="36.37311" calcext:value-type="float">
            <text:p>36.37311</text:p>
          </table:table-cell>
          <table:table-cell office:value-type="float" office:value="12.07532" calcext:value-type="float">
            <text:p>12.07532</text:p>
          </table:table-cell>
          <table:table-cell office:value-type="float" office:value="9.929462" calcext:value-type="float">
            <text:p>9.929462</text:p>
          </table:table-cell>
          <table:table-cell office:value-type="float" office:value="3.520378" calcext:value-type="float">
            <text:p>3.520378</text:p>
          </table:table-cell>
          <table:table-cell office:value-type="float" office:value="3.109343" calcext:value-type="float">
            <text:p>3.109343</text:p>
          </table:table-cell>
          <table:table-cell office:value-type="float" office:value="6.22277" calcext:value-type="float">
            <text:p>6.22277</text:p>
          </table:table-cell>
          <table:table-cell office:value-type="float" office:value="9.120381" calcext:value-type="float">
            <text:p>9.120381</text:p>
          </table:table-cell>
          <table:table-cell office:value-type="float" office:value="10.22531" calcext:value-type="float">
            <text:p>10.22531</text:p>
          </table:table-cell>
          <table:table-cell office:value-type="float" office:value="10.5333" calcext:value-type="float">
            <text:p>10.5333</text:p>
          </table:table-cell>
          <table:table-cell office:value-type="float" office:value="11.1051" calcext:value-type="float">
            <text:p>11.1051</text:p>
          </table:table-cell>
          <table:table-cell office:value-type="float" office:value="12.04374" calcext:value-type="float">
            <text:p>12.04374</text:p>
          </table:table-cell>
          <table:table-cell office:value-type="float" office:value="12.36218" calcext:value-type="float">
            <text:p>12.36218</text:p>
          </table:table-cell>
          <table:table-cell office:value-type="float" office:value="0" calcext:value-type="float">
            <text:p>0</text:p>
          </table:table-cell>
          <table:table-cell office:value-type="float" office:value="31.34049" calcext:value-type="float">
            <text:p>31.340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22006" calcext:value-type="float">
            <text:p>5022006</text:p>
          </table:table-cell>
          <table:table-cell office:value-type="float" office:value="0.8340899" calcext:value-type="float">
            <text:p>0.8340899</text:p>
          </table:table-cell>
          <table:table-cell office:value-type="float" office:value="134.4022" calcext:value-type="float">
            <text:p>134.4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88495" calcext:value-type="float">
            <text:p>42.88495</text:p>
          </table:table-cell>
          <table:table-cell office:value-type="float" office:value="0" calcext:value-type="float">
            <text:p>0</text:p>
          </table:table-cell>
          <table:table-cell office:value-type="float" office:value="0.0000141987" calcext:value-type="float">
            <text:p>1.41987E-05</text:p>
          </table:table-cell>
          <table:table-cell office:value-type="float" office:value="0" calcext:value-type="float">
            <text:p>0</text:p>
          </table:table-cell>
          <table:table-cell office:value-type="float" office:value="0.0006851454" calcext:value-type="float">
            <text:p>0.0006851454</text:p>
          </table:table-cell>
          <table:table-cell office:value-type="float" office:value="1167.994" calcext:value-type="float">
            <text:p>1167.994</text:p>
          </table:table-cell>
          <table:table-cell office:value-type="float" office:value="0.9917102" calcext:value-type="float">
            <text:p>0.9917102</text:p>
          </table:table-cell>
          <table:table-cell office:value-type="float" office:value="0" calcext:value-type="float">
            <text:p>0</text:p>
          </table:table-cell>
          <table:table-cell office:value-type="float" office:value="0.4048788" calcext:value-type="float">
            <text:p>0.4048788</text:p>
          </table:table-cell>
          <table:table-cell office:value-type="float" office:value="0.3356465" calcext:value-type="float">
            <text:p>0.3356465</text:p>
          </table:table-cell>
          <table:table-cell office:value-type="float" office:value="0.2311597" calcext:value-type="float">
            <text:p>0.2311597</text:p>
          </table:table-cell>
          <table:table-cell office:value-type="float" office:value="0.0794201" calcext:value-type="float">
            <text:p>0.0794201</text:p>
          </table:table-cell>
          <table:table-cell office:value-type="float" office:value="0.06371961" calcext:value-type="float">
            <text:p>0.06371961</text:p>
          </table:table-cell>
          <table:table-cell office:value-type="float" office:value="0.02975063" calcext:value-type="float">
            <text:p>0.02975063</text:p>
          </table:table-cell>
          <table:table-cell office:value-type="float" office:value="0.03431802" calcext:value-type="float">
            <text:p>0.03431802</text:p>
          </table:table-cell>
          <table:table-cell office:value-type="float" office:value="0.08635514" calcext:value-type="float">
            <text:p>0.08635514</text:p>
          </table:table-cell>
          <table:table-cell office:value-type="float" office:value="0.1566783" calcext:value-type="float">
            <text:p>0.1566783</text:p>
          </table:table-cell>
          <table:table-cell office:value-type="float" office:value="0.1705915" calcext:value-type="float">
            <text:p>0.1705915</text:p>
          </table:table-cell>
          <table:table-cell office:value-type="float" office:value="0.172105" calcext:value-type="float">
            <text:p>0.172105</text:p>
          </table:table-cell>
          <table:table-cell office:value-type="float" office:value="0.1784733" calcext:value-type="float">
            <text:p>0.1784733</text:p>
          </table:table-cell>
          <table:table-cell office:value-type="float" office:value="0.1886502" calcext:value-type="float">
            <text:p>0.1886502</text:p>
          </table:table-cell>
          <table:table-cell office:value-type="float" office:value="0.1921392" calcext:value-type="float">
            <text:p>0.1921392</text:p>
          </table:table-cell>
          <table:table-cell office:value-type="float" office:value="0" calcext:value-type="float">
            <text:p>0</text:p>
          </table:table-cell>
          <table:table-cell office:value-type="float" office:value="47.34735" calcext:value-type="float">
            <text:p>47.34735</text:p>
          </table:table-cell>
          <table:table-cell office:value-type="float" office:value="44.19857" calcext:value-type="float">
            <text:p>44.19857</text:p>
          </table:table-cell>
          <table:table-cell office:value-type="float" office:value="36.33475" calcext:value-type="float">
            <text:p>36.33475</text:p>
          </table:table-cell>
          <table:table-cell office:value-type="float" office:value="12.06526" calcext:value-type="float">
            <text:p>12.06526</text:p>
          </table:table-cell>
          <table:table-cell office:value-type="float" office:value="9.920433" calcext:value-type="float">
            <text:p>9.920433</text:p>
          </table:table-cell>
          <table:table-cell office:value-type="float" office:value="3.519775" calcext:value-type="float">
            <text:p>3.519775</text:p>
          </table:table-cell>
          <table:table-cell office:value-type="float" office:value="3.110253" calcext:value-type="float">
            <text:p>3.110253</text:p>
          </table:table-cell>
          <table:table-cell office:value-type="float" office:value="6.225559" calcext:value-type="float">
            <text:p>6.225559</text:p>
          </table:table-cell>
          <table:table-cell office:value-type="float" office:value="9.125041" calcext:value-type="float">
            <text:p>9.125041</text:p>
          </table:table-cell>
          <table:table-cell office:value-type="float" office:value="10.22888" calcext:value-type="float">
            <text:p>10.22888</text:p>
          </table:table-cell>
          <table:table-cell office:value-type="float" office:value="10.53681" calcext:value-type="float">
            <text:p>10.53681</text:p>
          </table:table-cell>
          <table:table-cell office:value-type="float" office:value="11.10797" calcext:value-type="float">
            <text:p>11.10797</text:p>
          </table:table-cell>
          <table:table-cell office:value-type="float" office:value="12.04568" calcext:value-type="float">
            <text:p>12.04568</text:p>
          </table:table-cell>
          <table:table-cell office:value-type="float" office:value="12.3576" calcext:value-type="float">
            <text:p>12.3576</text:p>
          </table:table-cell>
          <table:table-cell office:value-type="float" office:value="0" calcext:value-type="float">
            <text:p>0</text:p>
          </table:table-cell>
          <table:table-cell office:value-type="float" office:value="24.10871" calcext:value-type="float">
            <text:p>24.108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22006" calcext:value-type="float">
            <text:p>6022006</text:p>
          </table:table-cell>
          <table:table-cell office:value-type="float" office:value="0.8337966" calcext:value-type="float">
            <text:p>0.8337966</text:p>
          </table:table-cell>
          <table:table-cell office:value-type="float" office:value="134.4019" calcext:value-type="float">
            <text:p>134.4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8909" calcext:value-type="float">
            <text:p>42.8909</text:p>
          </table:table-cell>
          <table:table-cell office:value-type="float" office:value="0" calcext:value-type="float">
            <text:p>0</text:p>
          </table:table-cell>
          <table:table-cell office:value-type="float" office:value="0.00001419894" calcext:value-type="float">
            <text:p>1.419894E-05</text:p>
          </table:table-cell>
          <table:table-cell office:value-type="float" office:value="0" calcext:value-type="float">
            <text:p>0</text:p>
          </table:table-cell>
          <table:table-cell office:value-type="float" office:value="0.000678706" calcext:value-type="float">
            <text:p>0.000678706</text:p>
          </table:table-cell>
          <table:table-cell office:value-type="float" office:value="1167.99" calcext:value-type="float">
            <text:p>1167.99</text:p>
          </table:table-cell>
          <table:table-cell office:value-type="float" office:value="0.9912054" calcext:value-type="float">
            <text:p>0.9912054</text:p>
          </table:table-cell>
          <table:table-cell office:value-type="float" office:value="0" calcext:value-type="float">
            <text:p>0</text:p>
          </table:table-cell>
          <table:table-cell office:value-type="float" office:value="0.2544108" calcext:value-type="float">
            <text:p>0.2544108</text:p>
          </table:table-cell>
          <table:table-cell office:value-type="float" office:value="0.3050114" calcext:value-type="float">
            <text:p>0.3050114</text:p>
          </table:table-cell>
          <table:table-cell office:value-type="float" office:value="0.2329732" calcext:value-type="float">
            <text:p>0.2329732</text:p>
          </table:table-cell>
          <table:table-cell office:value-type="float" office:value="0.07964052" calcext:value-type="float">
            <text:p>0.07964052</text:p>
          </table:table-cell>
          <table:table-cell office:value-type="float" office:value="0.06334296" calcext:value-type="float">
            <text:p>0.06334296</text:p>
          </table:table-cell>
          <table:table-cell office:value-type="float" office:value="0.02965519" calcext:value-type="float">
            <text:p>0.02965519</text:p>
          </table:table-cell>
          <table:table-cell office:value-type="float" office:value="0.03423946" calcext:value-type="float">
            <text:p>0.03423946</text:p>
          </table:table-cell>
          <table:table-cell office:value-type="float" office:value="0.08640075" calcext:value-type="float">
            <text:p>0.08640075</text:p>
          </table:table-cell>
          <table:table-cell office:value-type="float" office:value="0.1568472" calcext:value-type="float">
            <text:p>0.1568472</text:p>
          </table:table-cell>
          <table:table-cell office:value-type="float" office:value="0.170821" calcext:value-type="float">
            <text:p>0.170821</text:p>
          </table:table-cell>
          <table:table-cell office:value-type="float" office:value="0.1721493" calcext:value-type="float">
            <text:p>0.1721493</text:p>
          </table:table-cell>
          <table:table-cell office:value-type="float" office:value="0.1784937" calcext:value-type="float">
            <text:p>0.1784937</text:p>
          </table:table-cell>
          <table:table-cell office:value-type="float" office:value="0.1886725" calcext:value-type="float">
            <text:p>0.1886725</text:p>
          </table:table-cell>
          <table:table-cell office:value-type="float" office:value="0.1921566" calcext:value-type="float">
            <text:p>0.1921566</text:p>
          </table:table-cell>
          <table:table-cell office:value-type="float" office:value="0" calcext:value-type="float">
            <text:p>0</text:p>
          </table:table-cell>
          <table:table-cell office:value-type="float" office:value="47.32291" calcext:value-type="float">
            <text:p>47.32291</text:p>
          </table:table-cell>
          <table:table-cell office:value-type="float" office:value="44.16093" calcext:value-type="float">
            <text:p>44.16093</text:p>
          </table:table-cell>
          <table:table-cell office:value-type="float" office:value="36.29684" calcext:value-type="float">
            <text:p>36.29684</text:p>
          </table:table-cell>
          <table:table-cell office:value-type="float" office:value="12.05491" calcext:value-type="float">
            <text:p>12.05491</text:p>
          </table:table-cell>
          <table:table-cell office:value-type="float" office:value="9.911286" calcext:value-type="float">
            <text:p>9.911286</text:p>
          </table:table-cell>
          <table:table-cell office:value-type="float" office:value="3.51915" calcext:value-type="float">
            <text:p>3.51915</text:p>
          </table:table-cell>
          <table:table-cell office:value-type="float" office:value="3.11113" calcext:value-type="float">
            <text:p>3.11113</text:p>
          </table:table-cell>
          <table:table-cell office:value-type="float" office:value="6.22833" calcext:value-type="float">
            <text:p>6.22833</text:p>
          </table:table-cell>
          <table:table-cell office:value-type="float" office:value="9.129721" calcext:value-type="float">
            <text:p>9.129721</text:p>
          </table:table-cell>
          <table:table-cell office:value-type="float" office:value="10.23244" calcext:value-type="float">
            <text:p>10.23244</text:p>
          </table:table-cell>
          <table:table-cell office:value-type="float" office:value="10.54031" calcext:value-type="float">
            <text:p>10.54031</text:p>
          </table:table-cell>
          <table:table-cell office:value-type="float" office:value="11.11083" calcext:value-type="float">
            <text:p>11.11083</text:p>
          </table:table-cell>
          <table:table-cell office:value-type="float" office:value="12.04761" calcext:value-type="float">
            <text:p>12.04761</text:p>
          </table:table-cell>
          <table:table-cell office:value-type="float" office:value="12.36212" calcext:value-type="float">
            <text:p>12.36212</text:p>
          </table:table-cell>
          <table:table-cell office:value-type="float" office:value="0" calcext:value-type="float">
            <text:p>0</text:p>
          </table:table-cell>
          <table:table-cell office:value-type="float" office:value="21.60115" calcext:value-type="float">
            <text:p>21.601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22006" calcext:value-type="float">
            <text:p>7022006</text:p>
          </table:table-cell>
          <table:table-cell office:value-type="float" office:value="0.8334649" calcext:value-type="float">
            <text:p>0.8334649</text:p>
          </table:table-cell>
          <table:table-cell office:value-type="float" office:value="134.4016" calcext:value-type="float">
            <text:p>134.4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89603" calcext:value-type="float">
            <text:p>42.89603</text:p>
          </table:table-cell>
          <table:table-cell office:value-type="float" office:value="0" calcext:value-type="float">
            <text:p>0</text:p>
          </table:table-cell>
          <table:table-cell office:value-type="float" office:value="0.00001420133" calcext:value-type="float">
            <text:p>1.420133E-05</text:p>
          </table:table-cell>
          <table:table-cell office:value-type="float" office:value="0" calcext:value-type="float">
            <text:p>0</text:p>
          </table:table-cell>
          <table:table-cell office:value-type="float" office:value="0.0006756261" calcext:value-type="float">
            <text:p>0.0006756261</text:p>
          </table:table-cell>
          <table:table-cell office:value-type="float" office:value="1167.985" calcext:value-type="float">
            <text:p>1167.985</text:p>
          </table:table-cell>
          <table:table-cell office:value-type="float" office:value="0.9907646" calcext:value-type="float">
            <text:p>0.9907646</text:p>
          </table:table-cell>
          <table:table-cell office:value-type="float" office:value="0" calcext:value-type="float">
            <text:p>0</text:p>
          </table:table-cell>
          <table:table-cell office:value-type="float" office:value="0.3110833" calcext:value-type="float">
            <text:p>0.3110833</text:p>
          </table:table-cell>
          <table:table-cell office:value-type="float" office:value="0.296418" calcext:value-type="float">
            <text:p>0.296418</text:p>
          </table:table-cell>
          <table:table-cell office:value-type="float" office:value="0.2339383" calcext:value-type="float">
            <text:p>0.2339383</text:p>
          </table:table-cell>
          <table:table-cell office:value-type="float" office:value="0.08716492" calcext:value-type="float">
            <text:p>0.08716492</text:p>
          </table:table-cell>
          <table:table-cell office:value-type="float" office:value="0.06480019" calcext:value-type="float">
            <text:p>0.06480019</text:p>
          </table:table-cell>
          <table:table-cell office:value-type="float" office:value="0.02978509" calcext:value-type="float">
            <text:p>0.02978509</text:p>
          </table:table-cell>
          <table:table-cell office:value-type="float" office:value="0.03420838" calcext:value-type="float">
            <text:p>0.03420838</text:p>
          </table:table-cell>
          <table:table-cell office:value-type="float" office:value="0.08642653" calcext:value-type="float">
            <text:p>0.08642653</text:p>
          </table:table-cell>
          <table:table-cell office:value-type="float" office:value="0.1569588" calcext:value-type="float">
            <text:p>0.1569588</text:p>
          </table:table-cell>
          <table:table-cell office:value-type="float" office:value="0.1710266" calcext:value-type="float">
            <text:p>0.1710266</text:p>
          </table:table-cell>
          <table:table-cell office:value-type="float" office:value="0.1721944" calcext:value-type="float">
            <text:p>0.1721944</text:p>
          </table:table-cell>
          <table:table-cell office:value-type="float" office:value="0.1785337" calcext:value-type="float">
            <text:p>0.1785337</text:p>
          </table:table-cell>
          <table:table-cell office:value-type="float" office:value="0.1886939" calcext:value-type="float">
            <text:p>0.1886939</text:p>
          </table:table-cell>
          <table:table-cell office:value-type="float" office:value="0.1921745" calcext:value-type="float">
            <text:p>0.1921745</text:p>
          </table:table-cell>
          <table:table-cell office:value-type="float" office:value="0" calcext:value-type="float">
            <text:p>0</text:p>
          </table:table-cell>
          <table:table-cell office:value-type="float" office:value="47.28484" calcext:value-type="float">
            <text:p>47.28484</text:p>
          </table:table-cell>
          <table:table-cell office:value-type="float" office:value="44.10573" calcext:value-type="float">
            <text:p>44.10573</text:p>
          </table:table-cell>
          <table:table-cell office:value-type="float" office:value="36.25895" calcext:value-type="float">
            <text:p>36.25895</text:p>
          </table:table-cell>
          <table:table-cell office:value-type="float" office:value="12.04549" calcext:value-type="float">
            <text:p>12.04549</text:p>
          </table:table-cell>
          <table:table-cell office:value-type="float" office:value="9.902301" calcext:value-type="float">
            <text:p>9.902301</text:p>
          </table:table-cell>
          <table:table-cell office:value-type="float" office:value="3.518507" calcext:value-type="float">
            <text:p>3.518507</text:p>
          </table:table-cell>
          <table:table-cell office:value-type="float" office:value="3.111976" calcext:value-type="float">
            <text:p>3.111976</text:p>
          </table:table-cell>
          <table:table-cell office:value-type="float" office:value="6.231103" calcext:value-type="float">
            <text:p>6.231103</text:p>
          </table:table-cell>
          <table:table-cell office:value-type="float" office:value="9.134383" calcext:value-type="float">
            <text:p>9.134383</text:p>
          </table:table-cell>
          <table:table-cell office:value-type="float" office:value="10.23601" calcext:value-type="float">
            <text:p>10.23601</text:p>
          </table:table-cell>
          <table:table-cell office:value-type="float" office:value="10.54382" calcext:value-type="float">
            <text:p>10.54382</text:p>
          </table:table-cell>
          <table:table-cell office:value-type="float" office:value="11.1137" calcext:value-type="float">
            <text:p>11.1137</text:p>
          </table:table-cell>
          <table:table-cell office:value-type="float" office:value="12.04955" calcext:value-type="float">
            <text:p>12.04955</text:p>
          </table:table-cell>
          <table:table-cell office:value-type="float" office:value="12.37086" calcext:value-type="float">
            <text:p>12.37086</text:p>
          </table:table-cell>
          <table:table-cell office:value-type="float" office:value="0" calcext:value-type="float">
            <text:p>0</text:p>
          </table:table-cell>
          <table:table-cell office:value-type="float" office:value="23.819" calcext:value-type="float">
            <text:p>23.8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22006" calcext:value-type="float">
            <text:p>8022006</text:p>
          </table:table-cell>
          <table:table-cell office:value-type="float" office:value="0.8331726" calcext:value-type="float">
            <text:p>0.8331726</text:p>
          </table:table-cell>
          <table:table-cell office:value-type="float" office:value="134.4012" calcext:value-type="float">
            <text:p>134.4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90175" calcext:value-type="float">
            <text:p>42.90175</text:p>
          </table:table-cell>
          <table:table-cell office:value-type="float" office:value="0" calcext:value-type="float">
            <text:p>0</text:p>
          </table:table-cell>
          <table:table-cell office:value-type="float" office:value="0.00001420607" calcext:value-type="float">
            <text:p>1.420607E-05</text:p>
          </table:table-cell>
          <table:table-cell office:value-type="float" office:value="0" calcext:value-type="float">
            <text:p>0</text:p>
          </table:table-cell>
          <table:table-cell office:value-type="float" office:value="0.0006747553" calcext:value-type="float">
            <text:p>0.0006747553</text:p>
          </table:table-cell>
          <table:table-cell office:value-type="float" office:value="1167.981" calcext:value-type="float">
            <text:p>1167.981</text:p>
          </table:table-cell>
          <table:table-cell office:value-type="float" office:value="0.9902716" calcext:value-type="float">
            <text:p>0.9902716</text:p>
          </table:table-cell>
          <table:table-cell office:value-type="float" office:value="0" calcext:value-type="float">
            <text:p>0</text:p>
          </table:table-cell>
          <table:table-cell office:value-type="float" office:value="0.4696453" calcext:value-type="float">
            <text:p>0.4696453</text:p>
          </table:table-cell>
          <table:table-cell office:value-type="float" office:value="0.3273176" calcext:value-type="float">
            <text:p>0.3273176</text:p>
          </table:table-cell>
          <table:table-cell office:value-type="float" office:value="0.2336292" calcext:value-type="float">
            <text:p>0.2336292</text:p>
          </table:table-cell>
          <table:table-cell office:value-type="float" office:value="0.08288916" calcext:value-type="float">
            <text:p>0.08288916</text:p>
          </table:table-cell>
          <table:table-cell office:value-type="float" office:value="0.06452549" calcext:value-type="float">
            <text:p>0.06452549</text:p>
          </table:table-cell>
          <table:table-cell office:value-type="float" office:value="0.02971412" calcext:value-type="float">
            <text:p>0.02971412</text:p>
          </table:table-cell>
          <table:table-cell office:value-type="float" office:value="0.03419895" calcext:value-type="float">
            <text:p>0.03419895</text:p>
          </table:table-cell>
          <table:table-cell office:value-type="float" office:value="0.08639237" calcext:value-type="float">
            <text:p>0.08639237</text:p>
          </table:table-cell>
          <table:table-cell office:value-type="float" office:value="0.1570344" calcext:value-type="float">
            <text:p>0.1570344</text:p>
          </table:table-cell>
          <table:table-cell office:value-type="float" office:value="0.1712139" calcext:value-type="float">
            <text:p>0.1712139</text:p>
          </table:table-cell>
          <table:table-cell office:value-type="float" office:value="0.1722398" calcext:value-type="float">
            <text:p>0.1722398</text:p>
          </table:table-cell>
          <table:table-cell office:value-type="float" office:value="0.1785649" calcext:value-type="float">
            <text:p>0.1785649</text:p>
          </table:table-cell>
          <table:table-cell office:value-type="float" office:value="0.1887126" calcext:value-type="float">
            <text:p>0.1887126</text:p>
          </table:table-cell>
          <table:table-cell office:value-type="float" office:value="0.1921913" calcext:value-type="float">
            <text:p>0.1921913</text:p>
          </table:table-cell>
          <table:table-cell office:value-type="float" office:value="0" calcext:value-type="float">
            <text:p>0</text:p>
          </table:table-cell>
          <table:table-cell office:value-type="float" office:value="47.27397" calcext:value-type="float">
            <text:p>47.27397</text:p>
          </table:table-cell>
          <table:table-cell office:value-type="float" office:value="44.05722" calcext:value-type="float">
            <text:p>44.05722</text:p>
          </table:table-cell>
          <table:table-cell office:value-type="float" office:value="36.22126" calcext:value-type="float">
            <text:p>36.22126</text:p>
          </table:table-cell>
          <table:table-cell office:value-type="float" office:value="12.03693" calcext:value-type="float">
            <text:p>12.03693</text:p>
          </table:table-cell>
          <table:table-cell office:value-type="float" office:value="9.893621" calcext:value-type="float">
            <text:p>9.893621</text:p>
          </table:table-cell>
          <table:table-cell office:value-type="float" office:value="3.517907" calcext:value-type="float">
            <text:p>3.517907</text:p>
          </table:table-cell>
          <table:table-cell office:value-type="float" office:value="3.112819" calcext:value-type="float">
            <text:p>3.112819</text:p>
          </table:table-cell>
          <table:table-cell office:value-type="float" office:value="6.233848" calcext:value-type="float">
            <text:p>6.233848</text:p>
          </table:table-cell>
          <table:table-cell office:value-type="float" office:value="9.139046" calcext:value-type="float">
            <text:p>9.139046</text:p>
          </table:table-cell>
          <table:table-cell office:value-type="float" office:value="10.23958" calcext:value-type="float">
            <text:p>10.23958</text:p>
          </table:table-cell>
          <table:table-cell office:value-type="float" office:value="10.54733" calcext:value-type="float">
            <text:p>10.54733</text:p>
          </table:table-cell>
          <table:table-cell office:value-type="float" office:value="11.11657" calcext:value-type="float">
            <text:p>11.11657</text:p>
          </table:table-cell>
          <table:table-cell office:value-type="float" office:value="12.05149" calcext:value-type="float">
            <text:p>12.05149</text:p>
          </table:table-cell>
          <table:table-cell office:value-type="float" office:value="12.36635" calcext:value-type="float">
            <text:p>12.36635</text:p>
          </table:table-cell>
          <table:table-cell office:value-type="float" office:value="0" calcext:value-type="float">
            <text:p>0</text:p>
          </table:table-cell>
          <table:table-cell office:value-type="float" office:value="21.79754" calcext:value-type="float">
            <text:p>21.797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22006" calcext:value-type="float">
            <text:p>9022006</text:p>
          </table:table-cell>
          <table:table-cell office:value-type="float" office:value="0.832899" calcext:value-type="float">
            <text:p>0.832899</text:p>
          </table:table-cell>
          <table:table-cell office:value-type="float" office:value="134.4009" calcext:value-type="float">
            <text:p>134.4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90796" calcext:value-type="float">
            <text:p>42.90796</text:p>
          </table:table-cell>
          <table:table-cell office:value-type="float" office:value="0" calcext:value-type="float">
            <text:p>0</text:p>
          </table:table-cell>
          <table:table-cell office:value-type="float" office:value="0.00001421215" calcext:value-type="float">
            <text:p>1.421215E-05</text:p>
          </table:table-cell>
          <table:table-cell office:value-type="float" office:value="0" calcext:value-type="float">
            <text:p>0</text:p>
          </table:table-cell>
          <table:table-cell office:value-type="float" office:value="0.0006751374" calcext:value-type="float">
            <text:p>0.0006751374</text:p>
          </table:table-cell>
          <table:table-cell office:value-type="float" office:value="1167.977" calcext:value-type="float">
            <text:p>1167.977</text:p>
          </table:table-cell>
          <table:table-cell office:value-type="float" office:value="0.9897716" calcext:value-type="float">
            <text:p>0.9897716</text:p>
          </table:table-cell>
          <table:table-cell office:value-type="float" office:value="0" calcext:value-type="float">
            <text:p>0</text:p>
          </table:table-cell>
          <table:table-cell office:value-type="float" office:value="0.3075064" calcext:value-type="float">
            <text:p>0.3075064</text:p>
          </table:table-cell>
          <table:table-cell office:value-type="float" office:value="0.322571" calcext:value-type="float">
            <text:p>0.322571</text:p>
          </table:table-cell>
          <table:table-cell office:value-type="float" office:value="0.2307508" calcext:value-type="float">
            <text:p>0.2307508</text:p>
          </table:table-cell>
          <table:table-cell office:value-type="float" office:value="0.07915402" calcext:value-type="float">
            <text:p>0.07915402</text:p>
          </table:table-cell>
          <table:table-cell office:value-type="float" office:value="0.06358426" calcext:value-type="float">
            <text:p>0.06358426</text:p>
          </table:table-cell>
          <table:table-cell office:value-type="float" office:value="0.02955837" calcext:value-type="float">
            <text:p>0.02955837</text:p>
          </table:table-cell>
          <table:table-cell office:value-type="float" office:value="0.03418984" calcext:value-type="float">
            <text:p>0.03418984</text:p>
          </table:table-cell>
          <table:table-cell office:value-type="float" office:value="0.08640195" calcext:value-type="float">
            <text:p>0.08640195</text:p>
          </table:table-cell>
          <table:table-cell office:value-type="float" office:value="0.1571064" calcext:value-type="float">
            <text:p>0.1571064</text:p>
          </table:table-cell>
          <table:table-cell office:value-type="float" office:value="0.1713867" calcext:value-type="float">
            <text:p>0.1713867</text:p>
          </table:table-cell>
          <table:table-cell office:value-type="float" office:value="0.1722858" calcext:value-type="float">
            <text:p>0.1722858</text:p>
          </table:table-cell>
          <table:table-cell office:value-type="float" office:value="0.1785874" calcext:value-type="float">
            <text:p>0.1785874</text:p>
          </table:table-cell>
          <table:table-cell office:value-type="float" office:value="0.1887318" calcext:value-type="float">
            <text:p>0.1887318</text:p>
          </table:table-cell>
          <table:table-cell office:value-type="float" office:value="0.1922092" calcext:value-type="float">
            <text:p>0.1922092</text:p>
          </table:table-cell>
          <table:table-cell office:value-type="float" office:value="0" calcext:value-type="float">
            <text:p>0</text:p>
          </table:table-cell>
          <table:table-cell office:value-type="float" office:value="47.2572" calcext:value-type="float">
            <text:p>47.2572</text:p>
          </table:table-cell>
          <table:table-cell office:value-type="float" office:value="44.02275" calcext:value-type="float">
            <text:p>44.02275</text:p>
          </table:table-cell>
          <table:table-cell office:value-type="float" office:value="36.18433" calcext:value-type="float">
            <text:p>36.18433</text:p>
          </table:table-cell>
          <table:table-cell office:value-type="float" office:value="12.02732" calcext:value-type="float">
            <text:p>12.02732</text:p>
          </table:table-cell>
          <table:table-cell office:value-type="float" office:value="9.884895" calcext:value-type="float">
            <text:p>9.884895</text:p>
          </table:table-cell>
          <table:table-cell office:value-type="float" office:value="3.517266" calcext:value-type="float">
            <text:p>3.517266</text:p>
          </table:table-cell>
          <table:table-cell office:value-type="float" office:value="3.113663" calcext:value-type="float">
            <text:p>3.113663</text:p>
          </table:table-cell>
          <table:table-cell office:value-type="float" office:value="6.236573" calcext:value-type="float">
            <text:p>6.236573</text:p>
          </table:table-cell>
          <table:table-cell office:value-type="float" office:value="9.143707" calcext:value-type="float">
            <text:p>9.143707</text:p>
          </table:table-cell>
          <table:table-cell office:value-type="float" office:value="10.24315" calcext:value-type="float">
            <text:p>10.24315</text:p>
          </table:table-cell>
          <table:table-cell office:value-type="float" office:value="10.55083" calcext:value-type="float">
            <text:p>10.55083</text:p>
          </table:table-cell>
          <table:table-cell office:value-type="float" office:value="11.11944" calcext:value-type="float">
            <text:p>11.11944</text:p>
          </table:table-cell>
          <table:table-cell office:value-type="float" office:value="12.05343" calcext:value-type="float">
            <text:p>12.05343</text:p>
          </table:table-cell>
          <table:table-cell office:value-type="float" office:value="12.36566" calcext:value-type="float">
            <text:p>12.36566</text:p>
          </table:table-cell>
          <table:table-cell office:value-type="float" office:value="0" calcext:value-type="float">
            <text:p>0</text:p>
          </table:table-cell>
          <table:table-cell office:value-type="float" office:value="19.2924" calcext:value-type="float">
            <text:p>19.29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22006" calcext:value-type="float">
            <text:p>10022006</text:p>
          </table:table-cell>
          <table:table-cell office:value-type="float" office:value="0.8326143" calcext:value-type="float">
            <text:p>0.8326143</text:p>
          </table:table-cell>
          <table:table-cell office:value-type="float" office:value="134.4006" calcext:value-type="float">
            <text:p>134.4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91362" calcext:value-type="float">
            <text:p>42.91362</text:p>
          </table:table-cell>
          <table:table-cell office:value-type="float" office:value="0" calcext:value-type="float">
            <text:p>0</text:p>
          </table:table-cell>
          <table:table-cell office:value-type="float" office:value="0.00001422094" calcext:value-type="float">
            <text:p>1.422094E-05</text:p>
          </table:table-cell>
          <table:table-cell office:value-type="float" office:value="0" calcext:value-type="float">
            <text:p>0</text:p>
          </table:table-cell>
          <table:table-cell office:value-type="float" office:value="0.0006780578" calcext:value-type="float">
            <text:p>0.0006780578</text:p>
          </table:table-cell>
          <table:table-cell office:value-type="float" office:value="1167.972" calcext:value-type="float">
            <text:p>1167.972</text:p>
          </table:table-cell>
          <table:table-cell office:value-type="float" office:value="0.989277" calcext:value-type="float">
            <text:p>0.989277</text:p>
          </table:table-cell>
          <table:table-cell office:value-type="float" office:value="0" calcext:value-type="float">
            <text:p>0</text:p>
          </table:table-cell>
          <table:table-cell office:value-type="float" office:value="0.3706546" calcext:value-type="float">
            <text:p>0.3706546</text:p>
          </table:table-cell>
          <table:table-cell office:value-type="float" office:value="0.3227729" calcext:value-type="float">
            <text:p>0.3227729</text:p>
          </table:table-cell>
          <table:table-cell office:value-type="float" office:value="0.2330272" calcext:value-type="float">
            <text:p>0.2330272</text:p>
          </table:table-cell>
          <table:table-cell office:value-type="float" office:value="0.07987551" calcext:value-type="float">
            <text:p>0.07987551</text:p>
          </table:table-cell>
          <table:table-cell office:value-type="float" office:value="0.06345865" calcext:value-type="float">
            <text:p>0.06345865</text:p>
          </table:table-cell>
          <table:table-cell office:value-type="float" office:value="0.02952548" calcext:value-type="float">
            <text:p>0.02952548</text:p>
          </table:table-cell>
          <table:table-cell office:value-type="float" office:value="0.03417798" calcext:value-type="float">
            <text:p>0.03417798</text:p>
          </table:table-cell>
          <table:table-cell office:value-type="float" office:value="0.08643769" calcext:value-type="float">
            <text:p>0.08643769</text:p>
          </table:table-cell>
          <table:table-cell office:value-type="float" office:value="0.1571622" calcext:value-type="float">
            <text:p>0.1571622</text:p>
          </table:table-cell>
          <table:table-cell office:value-type="float" office:value="0.1715485" calcext:value-type="float">
            <text:p>0.1715485</text:p>
          </table:table-cell>
          <table:table-cell office:value-type="float" office:value="0.1723326" calcext:value-type="float">
            <text:p>0.1723326</text:p>
          </table:table-cell>
          <table:table-cell office:value-type="float" office:value="0.1786221" calcext:value-type="float">
            <text:p>0.1786221</text:p>
          </table:table-cell>
          <table:table-cell office:value-type="float" office:value="0.1887506" calcext:value-type="float">
            <text:p>0.1887506</text:p>
          </table:table-cell>
          <table:table-cell office:value-type="float" office:value="0.1922273" calcext:value-type="float">
            <text:p>0.1922273</text:p>
          </table:table-cell>
          <table:table-cell office:value-type="float" office:value="0" calcext:value-type="float">
            <text:p>0</text:p>
          </table:table-cell>
          <table:table-cell office:value-type="float" office:value="47.23032" calcext:value-type="float">
            <text:p>47.23032</text:p>
          </table:table-cell>
          <table:table-cell office:value-type="float" office:value="43.978" calcext:value-type="float">
            <text:p>43.978</text:p>
          </table:table-cell>
          <table:table-cell office:value-type="float" office:value="36.14762" calcext:value-type="float">
            <text:p>36.14762</text:p>
          </table:table-cell>
          <table:table-cell office:value-type="float" office:value="12.01725" calcext:value-type="float">
            <text:p>12.01725</text:p>
          </table:table-cell>
          <table:table-cell office:value-type="float" office:value="9.876073" calcext:value-type="float">
            <text:p>9.876073</text:p>
          </table:table-cell>
          <table:table-cell office:value-type="float" office:value="3.516611" calcext:value-type="float">
            <text:p>3.516611</text:p>
          </table:table-cell>
          <table:table-cell office:value-type="float" office:value="3.114485" calcext:value-type="float">
            <text:p>3.114485</text:p>
          </table:table-cell>
          <table:table-cell office:value-type="float" office:value="6.239298" calcext:value-type="float">
            <text:p>6.239298</text:p>
          </table:table-cell>
          <table:table-cell office:value-type="float" office:value="9.148362" calcext:value-type="float">
            <text:p>9.148362</text:p>
          </table:table-cell>
          <table:table-cell office:value-type="float" office:value="10.24672" calcext:value-type="float">
            <text:p>10.24672</text:p>
          </table:table-cell>
          <table:table-cell office:value-type="float" office:value="10.55434" calcext:value-type="float">
            <text:p>10.55434</text:p>
          </table:table-cell>
          <table:table-cell office:value-type="float" office:value="11.12231" calcext:value-type="float">
            <text:p>11.12231</text:p>
          </table:table-cell>
          <table:table-cell office:value-type="float" office:value="12.05537" calcext:value-type="float">
            <text:p>12.05537</text:p>
          </table:table-cell>
          <table:table-cell office:value-type="float" office:value="12.36676" calcext:value-type="float">
            <text:p>12.36676</text:p>
          </table:table-cell>
          <table:table-cell office:value-type="float" office:value="0" calcext:value-type="float">
            <text:p>0</text:p>
          </table:table-cell>
          <table:table-cell office:value-type="float" office:value="18.90922" calcext:value-type="float">
            <text:p>18.909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22006" calcext:value-type="float">
            <text:p>11022006</text:p>
          </table:table-cell>
          <table:table-cell office:value-type="float" office:value="0.8323608" calcext:value-type="float">
            <text:p>0.8323608</text:p>
          </table:table-cell>
          <table:table-cell office:value-type="float" office:value="134.4003" calcext:value-type="float">
            <text:p>134.4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92015" calcext:value-type="float">
            <text:p>42.92015</text:p>
          </table:table-cell>
          <table:table-cell office:value-type="float" office:value="0" calcext:value-type="float">
            <text:p>0</text:p>
          </table:table-cell>
          <table:table-cell office:value-type="float" office:value="0.0000142313" calcext:value-type="float">
            <text:p>1.42313E-05</text:p>
          </table:table-cell>
          <table:table-cell office:value-type="float" office:value="0" calcext:value-type="float">
            <text:p>0</text:p>
          </table:table-cell>
          <table:table-cell office:value-type="float" office:value="0.0006824437" calcext:value-type="float">
            <text:p>0.0006824437</text:p>
          </table:table-cell>
          <table:table-cell office:value-type="float" office:value="1167.968" calcext:value-type="float">
            <text:p>1167.968</text:p>
          </table:table-cell>
          <table:table-cell office:value-type="float" office:value="0.9887566" calcext:value-type="float">
            <text:p>0.9887566</text:p>
          </table:table-cell>
          <table:table-cell office:value-type="float" office:value="0" calcext:value-type="float">
            <text:p>0</text:p>
          </table:table-cell>
          <table:table-cell office:value-type="float" office:value="0.5300463" calcext:value-type="float">
            <text:p>0.5300463</text:p>
          </table:table-cell>
          <table:table-cell office:value-type="float" office:value="0.3554608" calcext:value-type="float">
            <text:p>0.3554608</text:p>
          </table:table-cell>
          <table:table-cell office:value-type="float" office:value="0.2300822" calcext:value-type="float">
            <text:p>0.2300822</text:p>
          </table:table-cell>
          <table:table-cell office:value-type="float" office:value="0.07860745" calcext:value-type="float">
            <text:p>0.07860745</text:p>
          </table:table-cell>
          <table:table-cell office:value-type="float" office:value="0.06317843" calcext:value-type="float">
            <text:p>0.06317843</text:p>
          </table:table-cell>
          <table:table-cell office:value-type="float" office:value="0.0295031" calcext:value-type="float">
            <text:p>0.0295031</text:p>
          </table:table-cell>
          <table:table-cell office:value-type="float" office:value="0.03416396" calcext:value-type="float">
            <text:p>0.03416396</text:p>
          </table:table-cell>
          <table:table-cell office:value-type="float" office:value="0.08646926" calcext:value-type="float">
            <text:p>0.08646926</text:p>
          </table:table-cell>
          <table:table-cell office:value-type="float" office:value="0.1572196" calcext:value-type="float">
            <text:p>0.1572196</text:p>
          </table:table-cell>
          <table:table-cell office:value-type="float" office:value="0.171701" calcext:value-type="float">
            <text:p>0.171701</text:p>
          </table:table-cell>
          <table:table-cell office:value-type="float" office:value="0.1723797" calcext:value-type="float">
            <text:p>0.1723797</text:p>
          </table:table-cell>
          <table:table-cell office:value-type="float" office:value="0.178642" calcext:value-type="float">
            <text:p>0.178642</text:p>
          </table:table-cell>
          <table:table-cell office:value-type="float" office:value="0.1887675" calcext:value-type="float">
            <text:p>0.1887675</text:p>
          </table:table-cell>
          <table:table-cell office:value-type="float" office:value="0.1922448" calcext:value-type="float">
            <text:p>0.1922448</text:p>
          </table:table-cell>
          <table:table-cell office:value-type="float" office:value="0" calcext:value-type="float">
            <text:p>0</text:p>
          </table:table-cell>
          <table:table-cell office:value-type="float" office:value="47.23605" calcext:value-type="float">
            <text:p>47.23605</text:p>
          </table:table-cell>
          <table:table-cell office:value-type="float" office:value="43.94492" calcext:value-type="float">
            <text:p>43.94492</text:p>
          </table:table-cell>
          <table:table-cell office:value-type="float" office:value="36.11198" calcext:value-type="float">
            <text:p>36.11198</text:p>
          </table:table-cell>
          <table:table-cell office:value-type="float" office:value="12.00733" calcext:value-type="float">
            <text:p>12.00733</text:p>
          </table:table-cell>
          <table:table-cell office:value-type="float" office:value="9.86736" calcext:value-type="float">
            <text:p>9.86736</text:p>
          </table:table-cell>
          <table:table-cell office:value-type="float" office:value="3.515956" calcext:value-type="float">
            <text:p>3.515956</text:p>
          </table:table-cell>
          <table:table-cell office:value-type="float" office:value="3.115301" calcext:value-type="float">
            <text:p>3.115301</text:p>
          </table:table-cell>
          <table:table-cell office:value-type="float" office:value="6.242023" calcext:value-type="float">
            <text:p>6.242023</text:p>
          </table:table-cell>
          <table:table-cell office:value-type="float" office:value="9.153002" calcext:value-type="float">
            <text:p>9.153002</text:p>
          </table:table-cell>
          <table:table-cell office:value-type="float" office:value="10.25029" calcext:value-type="float">
            <text:p>10.25029</text:p>
          </table:table-cell>
          <table:table-cell office:value-type="float" office:value="10.55785" calcext:value-type="float">
            <text:p>10.55785</text:p>
          </table:table-cell>
          <table:table-cell office:value-type="float" office:value="11.12517" calcext:value-type="float">
            <text:p>11.12517</text:p>
          </table:table-cell>
          <table:table-cell office:value-type="float" office:value="12.05731" calcext:value-type="float">
            <text:p>12.05731</text:p>
          </table:table-cell>
          <table:table-cell office:value-type="float" office:value="12.35613" calcext:value-type="float">
            <text:p>12.35613</text:p>
          </table:table-cell>
          <table:table-cell office:value-type="float" office:value="0" calcext:value-type="float">
            <text:p>0</text:p>
          </table:table-cell>
          <table:table-cell office:value-type="float" office:value="15.99428" calcext:value-type="float">
            <text:p>15.994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22006" calcext:value-type="float">
            <text:p>12022006</text:p>
          </table:table-cell>
          <table:table-cell office:value-type="float" office:value="0.8321314" calcext:value-type="float">
            <text:p>0.8321314</text:p>
          </table:table-cell>
          <table:table-cell office:value-type="float" office:value="134.4001" calcext:value-type="float">
            <text:p>134.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92758" calcext:value-type="float">
            <text:p>42.92758</text:p>
          </table:table-cell>
          <table:table-cell office:value-type="float" office:value="0" calcext:value-type="float">
            <text:p>0</text:p>
          </table:table-cell>
          <table:table-cell office:value-type="float" office:value="0.00001424296" calcext:value-type="float">
            <text:p>1.424296E-05</text:p>
          </table:table-cell>
          <table:table-cell office:value-type="float" office:value="0" calcext:value-type="float">
            <text:p>0</text:p>
          </table:table-cell>
          <table:table-cell office:value-type="float" office:value="0.0006877035" calcext:value-type="float">
            <text:p>0.0006877035</text:p>
          </table:table-cell>
          <table:table-cell office:value-type="float" office:value="1167.963" calcext:value-type="float">
            <text:p>1167.963</text:p>
          </table:table-cell>
          <table:table-cell office:value-type="float" office:value="0.9882309" calcext:value-type="float">
            <text:p>0.9882309</text:p>
          </table:table-cell>
          <table:table-cell office:value-type="float" office:value="0" calcext:value-type="float">
            <text:p>0</text:p>
          </table:table-cell>
          <table:table-cell office:value-type="float" office:value="0.3934098" calcext:value-type="float">
            <text:p>0.3934098</text:p>
          </table:table-cell>
          <table:table-cell office:value-type="float" office:value="0.4152579" calcext:value-type="float">
            <text:p>0.4152579</text:p>
          </table:table-cell>
          <table:table-cell office:value-type="float" office:value="0.2362767" calcext:value-type="float">
            <text:p>0.2362767</text:p>
          </table:table-cell>
          <table:table-cell office:value-type="float" office:value="0.07811275" calcext:value-type="float">
            <text:p>0.07811275</text:p>
          </table:table-cell>
          <table:table-cell office:value-type="float" office:value="0.06279104" calcext:value-type="float">
            <text:p>0.06279104</text:p>
          </table:table-cell>
          <table:table-cell office:value-type="float" office:value="0.02949746" calcext:value-type="float">
            <text:p>0.02949746</text:p>
          </table:table-cell>
          <table:table-cell office:value-type="float" office:value="0.03418719" calcext:value-type="float">
            <text:p>0.03418719</text:p>
          </table:table-cell>
          <table:table-cell office:value-type="float" office:value="0.08649471" calcext:value-type="float">
            <text:p>0.08649471</text:p>
          </table:table-cell>
          <table:table-cell office:value-type="float" office:value="0.1572897" calcext:value-type="float">
            <text:p>0.1572897</text:p>
          </table:table-cell>
          <table:table-cell office:value-type="float" office:value="0.1718455" calcext:value-type="float">
            <text:p>0.1718455</text:p>
          </table:table-cell>
          <table:table-cell office:value-type="float" office:value="0.1724269" calcext:value-type="float">
            <text:p>0.1724269</text:p>
          </table:table-cell>
          <table:table-cell office:value-type="float" office:value="0.1786619" calcext:value-type="float">
            <text:p>0.1786619</text:p>
          </table:table-cell>
          <table:table-cell office:value-type="float" office:value="0.1887857" calcext:value-type="float">
            <text:p>0.1887857</text:p>
          </table:table-cell>
          <table:table-cell office:value-type="float" office:value="0.192262" calcext:value-type="float">
            <text:p>0.192262</text:p>
          </table:table-cell>
          <table:table-cell office:value-type="float" office:value="0" calcext:value-type="float">
            <text:p>0</text:p>
          </table:table-cell>
          <table:table-cell office:value-type="float" office:value="47.23143" calcext:value-type="float">
            <text:p>47.23143</text:p>
          </table:table-cell>
          <table:table-cell office:value-type="float" office:value="43.93503" calcext:value-type="float">
            <text:p>43.93503</text:p>
          </table:table-cell>
          <table:table-cell office:value-type="float" office:value="36.07787" calcext:value-type="float">
            <text:p>36.07787</text:p>
          </table:table-cell>
          <table:table-cell office:value-type="float" office:value="11.99737" calcext:value-type="float">
            <text:p>11.99737</text:p>
          </table:table-cell>
          <table:table-cell office:value-type="float" office:value="9.858684" calcext:value-type="float">
            <text:p>9.858684</text:p>
          </table:table-cell>
          <table:table-cell office:value-type="float" office:value="3.515302" calcext:value-type="float">
            <text:p>3.515302</text:p>
          </table:table-cell>
          <table:table-cell office:value-type="float" office:value="3.116117" calcext:value-type="float">
            <text:p>3.116117</text:p>
          </table:table-cell>
          <table:table-cell office:value-type="float" office:value="6.24475" calcext:value-type="float">
            <text:p>6.24475</text:p>
          </table:table-cell>
          <table:table-cell office:value-type="float" office:value="9.15764" calcext:value-type="float">
            <text:p>9.15764</text:p>
          </table:table-cell>
          <table:table-cell office:value-type="float" office:value="10.25386" calcext:value-type="float">
            <text:p>10.25386</text:p>
          </table:table-cell>
          <table:table-cell office:value-type="float" office:value="10.56135" calcext:value-type="float">
            <text:p>10.56135</text:p>
          </table:table-cell>
          <table:table-cell office:value-type="float" office:value="11.12805" calcext:value-type="float">
            <text:p>11.12805</text:p>
          </table:table-cell>
          <table:table-cell office:value-type="float" office:value="12.05924" calcext:value-type="float">
            <text:p>12.05924</text:p>
          </table:table-cell>
          <table:table-cell office:value-type="float" office:value="12.3443" calcext:value-type="float">
            <text:p>12.3443</text:p>
          </table:table-cell>
          <table:table-cell office:value-type="float" office:value="0" calcext:value-type="float">
            <text:p>0</text:p>
          </table:table-cell>
          <table:table-cell office:value-type="float" office:value="12.96853" calcext:value-type="float">
            <text:p>12.968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022006" calcext:value-type="float">
            <text:p>13022006</text:p>
          </table:table-cell>
          <table:table-cell office:value-type="float" office:value="0.8318039" calcext:value-type="float">
            <text:p>0.8318039</text:p>
          </table:table-cell>
          <table:table-cell office:value-type="float" office:value="134.3998" calcext:value-type="float">
            <text:p>134.3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9338" calcext:value-type="float">
            <text:p>42.9338</text:p>
          </table:table-cell>
          <table:table-cell office:value-type="float" office:value="0" calcext:value-type="float">
            <text:p>0</text:p>
          </table:table-cell>
          <table:table-cell office:value-type="float" office:value="0.00001426564" calcext:value-type="float">
            <text:p>1.426564E-05</text:p>
          </table:table-cell>
          <table:table-cell office:value-type="float" office:value="0" calcext:value-type="float">
            <text:p>0</text:p>
          </table:table-cell>
          <table:table-cell office:value-type="float" office:value="0.0006983356" calcext:value-type="float">
            <text:p>0.0006983356</text:p>
          </table:table-cell>
          <table:table-cell office:value-type="float" office:value="1167.957" calcext:value-type="float">
            <text:p>1167.957</text:p>
          </table:table-cell>
          <table:table-cell office:value-type="float" office:value="0.987892" calcext:value-type="float">
            <text:p>0.987892</text:p>
          </table:table-cell>
          <table:table-cell office:value-type="float" office:value="0" calcext:value-type="float">
            <text:p>0</text:p>
          </table:table-cell>
          <table:table-cell office:value-type="float" office:value="0.2769767" calcext:value-type="float">
            <text:p>0.2769767</text:p>
          </table:table-cell>
          <table:table-cell office:value-type="float" office:value="0.267251" calcext:value-type="float">
            <text:p>0.267251</text:p>
          </table:table-cell>
          <table:table-cell office:value-type="float" office:value="0.2288558" calcext:value-type="float">
            <text:p>0.2288558</text:p>
          </table:table-cell>
          <table:table-cell office:value-type="float" office:value="0.07796227" calcext:value-type="float">
            <text:p>0.07796227</text:p>
          </table:table-cell>
          <table:table-cell office:value-type="float" office:value="0.06259516" calcext:value-type="float">
            <text:p>0.06259516</text:p>
          </table:table-cell>
          <table:table-cell office:value-type="float" office:value="0.02949069" calcext:value-type="float">
            <text:p>0.02949069</text:p>
          </table:table-cell>
          <table:table-cell office:value-type="float" office:value="0.03427535" calcext:value-type="float">
            <text:p>0.03427535</text:p>
          </table:table-cell>
          <table:table-cell office:value-type="float" office:value="0.0865043" calcext:value-type="float">
            <text:p>0.0865043</text:p>
          </table:table-cell>
          <table:table-cell office:value-type="float" office:value="0.1573571" calcext:value-type="float">
            <text:p>0.1573571</text:p>
          </table:table-cell>
          <table:table-cell office:value-type="float" office:value="0.1719735" calcext:value-type="float">
            <text:p>0.1719735</text:p>
          </table:table-cell>
          <table:table-cell office:value-type="float" office:value="0.1724741" calcext:value-type="float">
            <text:p>0.1724741</text:p>
          </table:table-cell>
          <table:table-cell office:value-type="float" office:value="0.1787005" calcext:value-type="float">
            <text:p>0.1787005</text:p>
          </table:table-cell>
          <table:table-cell office:value-type="float" office:value="0.1888131" calcext:value-type="float">
            <text:p>0.1888131</text:p>
          </table:table-cell>
          <table:table-cell office:value-type="float" office:value="0.1922778" calcext:value-type="float">
            <text:p>0.1922778</text:p>
          </table:table-cell>
          <table:table-cell office:value-type="float" office:value="0" calcext:value-type="float">
            <text:p>0</text:p>
          </table:table-cell>
          <table:table-cell office:value-type="float" office:value="47.18991" calcext:value-type="float">
            <text:p>47.18991</text:p>
          </table:table-cell>
          <table:table-cell office:value-type="float" office:value="43.89958" calcext:value-type="float">
            <text:p>43.89958</text:p>
          </table:table-cell>
          <table:table-cell office:value-type="float" office:value="36.04767" calcext:value-type="float">
            <text:p>36.04767</text:p>
          </table:table-cell>
          <table:table-cell office:value-type="float" office:value="11.98758" calcext:value-type="float">
            <text:p>11.98758</text:p>
          </table:table-cell>
          <table:table-cell office:value-type="float" office:value="9.850062" calcext:value-type="float">
            <text:p>9.850062</text:p>
          </table:table-cell>
          <table:table-cell office:value-type="float" office:value="3.514654" calcext:value-type="float">
            <text:p>3.514654</text:p>
          </table:table-cell>
          <table:table-cell office:value-type="float" office:value="3.116934" calcext:value-type="float">
            <text:p>3.116934</text:p>
          </table:table-cell>
          <table:table-cell office:value-type="float" office:value="6.247442" calcext:value-type="float">
            <text:p>6.247442</text:p>
          </table:table-cell>
          <table:table-cell office:value-type="float" office:value="9.16228" calcext:value-type="float">
            <text:p>9.16228</text:p>
          </table:table-cell>
          <table:table-cell office:value-type="float" office:value="10.25742" calcext:value-type="float">
            <text:p>10.25742</text:p>
          </table:table-cell>
          <table:table-cell office:value-type="float" office:value="10.56486" calcext:value-type="float">
            <text:p>10.56486</text:p>
          </table:table-cell>
          <table:table-cell office:value-type="float" office:value="11.13091" calcext:value-type="float">
            <text:p>11.13091</text:p>
          </table:table-cell>
          <table:table-cell office:value-type="float" office:value="12.06118" calcext:value-type="float">
            <text:p>12.06118</text:p>
          </table:table-cell>
          <table:table-cell office:value-type="float" office:value="12.3637" calcext:value-type="float">
            <text:p>12.3637</text:p>
          </table:table-cell>
          <table:table-cell office:value-type="float" office:value="0" calcext:value-type="float">
            <text:p>0</text:p>
          </table:table-cell>
          <table:table-cell office:value-type="float" office:value="21.94444" calcext:value-type="float">
            <text:p>21.944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22006" calcext:value-type="float">
            <text:p>14022006</text:p>
          </table:table-cell>
          <table:table-cell office:value-type="float" office:value="0.8314086" calcext:value-type="float">
            <text:p>0.8314086</text:p>
          </table:table-cell>
          <table:table-cell office:value-type="float" office:value="134.3995" calcext:value-type="float">
            <text:p>134.3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93871" calcext:value-type="float">
            <text:p>42.93871</text:p>
          </table:table-cell>
          <table:table-cell office:value-type="float" office:value="0" calcext:value-type="float">
            <text:p>0</text:p>
          </table:table-cell>
          <table:table-cell office:value-type="float" office:value="0.0000302697" calcext:value-type="float">
            <text:p>3.02697E-05</text:p>
          </table:table-cell>
          <table:table-cell office:value-type="float" office:value="0" calcext:value-type="float">
            <text:p>0</text:p>
          </table:table-cell>
          <table:table-cell office:value-type="float" office:value="0.001326179" calcext:value-type="float">
            <text:p>0.001326179</text:p>
          </table:table-cell>
          <table:table-cell office:value-type="float" office:value="1167.952" calcext:value-type="float">
            <text:p>1167.952</text:p>
          </table:table-cell>
          <table:table-cell office:value-type="float" office:value="0.987599" calcext:value-type="float">
            <text:p>0.987599</text:p>
          </table:table-cell>
          <table:table-cell office:value-type="float" office:value="0" calcext:value-type="float">
            <text:p>0</text:p>
          </table:table-cell>
          <table:table-cell office:value-type="float" office:value="0.3090368" calcext:value-type="float">
            <text:p>0.3090368</text:p>
          </table:table-cell>
          <table:table-cell office:value-type="float" office:value="0.2829591" calcext:value-type="float">
            <text:p>0.2829591</text:p>
          </table:table-cell>
          <table:table-cell office:value-type="float" office:value="0.2252632" calcext:value-type="float">
            <text:p>0.2252632</text:p>
          </table:table-cell>
          <table:table-cell office:value-type="float" office:value="0.0879861" calcext:value-type="float">
            <text:p>0.0879861</text:p>
          </table:table-cell>
          <table:table-cell office:value-type="float" office:value="0.06470739" calcext:value-type="float">
            <text:p>0.06470739</text:p>
          </table:table-cell>
          <table:table-cell office:value-type="float" office:value="0.02969536" calcext:value-type="float">
            <text:p>0.02969536</text:p>
          </table:table-cell>
          <table:table-cell office:value-type="float" office:value="0.03458549" calcext:value-type="float">
            <text:p>0.03458549</text:p>
          </table:table-cell>
          <table:table-cell office:value-type="float" office:value="0.08667447" calcext:value-type="float">
            <text:p>0.08667447</text:p>
          </table:table-cell>
          <table:table-cell office:value-type="float" office:value="0.1576606" calcext:value-type="float">
            <text:p>0.1576606</text:p>
          </table:table-cell>
          <table:table-cell office:value-type="float" office:value="0.1720964" calcext:value-type="float">
            <text:p>0.1720964</text:p>
          </table:table-cell>
          <table:table-cell office:value-type="float" office:value="0.1725187" calcext:value-type="float">
            <text:p>0.1725187</text:p>
          </table:table-cell>
          <table:table-cell office:value-type="float" office:value="0.1787413" calcext:value-type="float">
            <text:p>0.1787413</text:p>
          </table:table-cell>
          <table:table-cell office:value-type="float" office:value="0.1888358" calcext:value-type="float">
            <text:p>0.1888358</text:p>
          </table:table-cell>
          <table:table-cell office:value-type="float" office:value="0.1922956" calcext:value-type="float">
            <text:p>0.1922956</text:p>
          </table:table-cell>
          <table:table-cell office:value-type="float" office:value="0" calcext:value-type="float">
            <text:p>0</text:p>
          </table:table-cell>
          <table:table-cell office:value-type="float" office:value="47.15951" calcext:value-type="float">
            <text:p>47.15951</text:p>
          </table:table-cell>
          <table:table-cell office:value-type="float" office:value="43.8381" calcext:value-type="float">
            <text:p>43.8381</text:p>
          </table:table-cell>
          <table:table-cell office:value-type="float" office:value="36.00915" calcext:value-type="float">
            <text:p>36.00915</text:p>
          </table:table-cell>
          <table:table-cell office:value-type="float" office:value="11.97874" calcext:value-type="float">
            <text:p>11.97874</text:p>
          </table:table-cell>
          <table:table-cell office:value-type="float" office:value="9.841635" calcext:value-type="float">
            <text:p>9.841635</text:p>
          </table:table-cell>
          <table:table-cell office:value-type="float" office:value="3.514037" calcext:value-type="float">
            <text:p>3.514037</text:p>
          </table:table-cell>
          <table:table-cell office:value-type="float" office:value="3.11777" calcext:value-type="float">
            <text:p>3.11777</text:p>
          </table:table-cell>
          <table:table-cell office:value-type="float" office:value="6.250126" calcext:value-type="float">
            <text:p>6.250126</text:p>
          </table:table-cell>
          <table:table-cell office:value-type="float" office:value="9.166895" calcext:value-type="float">
            <text:p>9.166895</text:p>
          </table:table-cell>
          <table:table-cell office:value-type="float" office:value="10.261" calcext:value-type="float">
            <text:p>10.261</text:p>
          </table:table-cell>
          <table:table-cell office:value-type="float" office:value="10.56837" calcext:value-type="float">
            <text:p>10.56837</text:p>
          </table:table-cell>
          <table:table-cell office:value-type="float" office:value="11.13378" calcext:value-type="float">
            <text:p>11.13378</text:p>
          </table:table-cell>
          <table:table-cell office:value-type="float" office:value="12.06312" calcext:value-type="float">
            <text:p>12.06312</text:p>
          </table:table-cell>
          <table:table-cell office:value-type="float" office:value="12.38392" calcext:value-type="float">
            <text:p>12.38392</text:p>
          </table:table-cell>
          <table:table-cell office:value-type="float" office:value="0" calcext:value-type="float">
            <text:p>0</text:p>
          </table:table-cell>
          <table:table-cell office:value-type="float" office:value="31.26193" calcext:value-type="float">
            <text:p>31.261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22006" calcext:value-type="float">
            <text:p>15022006</text:p>
          </table:table-cell>
          <table:table-cell office:value-type="float" office:value="0.8310244" calcext:value-type="float">
            <text:p>0.8310244</text:p>
          </table:table-cell>
          <table:table-cell office:value-type="float" office:value="134.3991" calcext:value-type="float">
            <text:p>134.39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94477" calcext:value-type="float">
            <text:p>42.94477</text:p>
          </table:table-cell>
          <table:table-cell office:value-type="float" office:value="0" calcext:value-type="float">
            <text:p>0</text:p>
          </table:table-cell>
          <table:table-cell office:value-type="float" office:value="0.00004983835" calcext:value-type="float">
            <text:p>4.983835E-05</text:p>
          </table:table-cell>
          <table:table-cell office:value-type="float" office:value="0" calcext:value-type="float">
            <text:p>0</text:p>
          </table:table-cell>
          <table:table-cell office:value-type="float" office:value="0.002211554" calcext:value-type="float">
            <text:p>0.002211554</text:p>
          </table:table-cell>
          <table:table-cell office:value-type="float" office:value="1167.947" calcext:value-type="float">
            <text:p>1167.947</text:p>
          </table:table-cell>
          <table:table-cell office:value-type="float" office:value="0.9871423" calcext:value-type="float">
            <text:p>0.9871423</text:p>
          </table:table-cell>
          <table:table-cell office:value-type="float" office:value="0" calcext:value-type="float">
            <text:p>0</text:p>
          </table:table-cell>
          <table:table-cell office:value-type="float" office:value="0.4032117" calcext:value-type="float">
            <text:p>0.4032117</text:p>
          </table:table-cell>
          <table:table-cell office:value-type="float" office:value="0.3218778" calcext:value-type="float">
            <text:p>0.3218778</text:p>
          </table:table-cell>
          <table:table-cell office:value-type="float" office:value="0.235922" calcext:value-type="float">
            <text:p>0.235922</text:p>
          </table:table-cell>
          <table:table-cell office:value-type="float" office:value="0.08110914" calcext:value-type="float">
            <text:p>0.08110914</text:p>
          </table:table-cell>
          <table:table-cell office:value-type="float" office:value="0.06478869" calcext:value-type="float">
            <text:p>0.06478869</text:p>
          </table:table-cell>
          <table:table-cell office:value-type="float" office:value="0.02980443" calcext:value-type="float">
            <text:p>0.02980443</text:p>
          </table:table-cell>
          <table:table-cell office:value-type="float" office:value="0.03476571" calcext:value-type="float">
            <text:p>0.03476571</text:p>
          </table:table-cell>
          <table:table-cell office:value-type="float" office:value="0.0868375" calcext:value-type="float">
            <text:p>0.0868375</text:p>
          </table:table-cell>
          <table:table-cell office:value-type="float" office:value="0.1580079" calcext:value-type="float">
            <text:p>0.1580079</text:p>
          </table:table-cell>
          <table:table-cell office:value-type="float" office:value="0.1722275" calcext:value-type="float">
            <text:p>0.1722275</text:p>
          </table:table-cell>
          <table:table-cell office:value-type="float" office:value="0.1725619" calcext:value-type="float">
            <text:p>0.1725619</text:p>
          </table:table-cell>
          <table:table-cell office:value-type="float" office:value="0.17877" calcext:value-type="float">
            <text:p>0.17877</text:p>
          </table:table-cell>
          <table:table-cell office:value-type="float" office:value="0.1888519" calcext:value-type="float">
            <text:p>0.1888519</text:p>
          </table:table-cell>
          <table:table-cell office:value-type="float" office:value="0.192316" calcext:value-type="float">
            <text:p>0.192316</text:p>
          </table:table-cell>
          <table:table-cell office:value-type="float" office:value="0" calcext:value-type="float">
            <text:p>0</text:p>
          </table:table-cell>
          <table:table-cell office:value-type="float" office:value="47.14049" calcext:value-type="float">
            <text:p>47.14049</text:p>
          </table:table-cell>
          <table:table-cell office:value-type="float" office:value="43.79231" calcext:value-type="float">
            <text:p>43.79231</text:p>
          </table:table-cell>
          <table:table-cell office:value-type="float" office:value="35.97588" calcext:value-type="float">
            <text:p>35.97588</text:p>
          </table:table-cell>
          <table:table-cell office:value-type="float" office:value="11.97143" calcext:value-type="float">
            <text:p>11.97143</text:p>
          </table:table-cell>
          <table:table-cell office:value-type="float" office:value="9.83422" calcext:value-type="float">
            <text:p>9.83422</text:p>
          </table:table-cell>
          <table:table-cell office:value-type="float" office:value="3.513491" calcext:value-type="float">
            <text:p>3.513491</text:p>
          </table:table-cell>
          <table:table-cell office:value-type="float" office:value="3.11866" calcext:value-type="float">
            <text:p>3.11866</text:p>
          </table:table-cell>
          <table:table-cell office:value-type="float" office:value="6.252826" calcext:value-type="float">
            <text:p>6.252826</text:p>
          </table:table-cell>
          <table:table-cell office:value-type="float" office:value="9.171531" calcext:value-type="float">
            <text:p>9.171531</text:p>
          </table:table-cell>
          <table:table-cell office:value-type="float" office:value="10.26457" calcext:value-type="float">
            <text:p>10.26457</text:p>
          </table:table-cell>
          <table:table-cell office:value-type="float" office:value="10.57187" calcext:value-type="float">
            <text:p>10.57187</text:p>
          </table:table-cell>
          <table:table-cell office:value-type="float" office:value="11.13665" calcext:value-type="float">
            <text:p>11.13665</text:p>
          </table:table-cell>
          <table:table-cell office:value-type="float" office:value="12.06506" calcext:value-type="float">
            <text:p>12.06506</text:p>
          </table:table-cell>
          <table:table-cell office:value-type="float" office:value="12.3831" calcext:value-type="float">
            <text:p>12.3831</text:p>
          </table:table-cell>
          <table:table-cell office:value-type="float" office:value="0" calcext:value-type="float">
            <text:p>0</text:p>
          </table:table-cell>
          <table:table-cell office:value-type="float" office:value="30.04088" calcext:value-type="float">
            <text:p>30.040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022006" calcext:value-type="float">
            <text:p>16022006</text:p>
          </table:table-cell>
          <table:table-cell office:value-type="float" office:value="0.8307816" calcext:value-type="float">
            <text:p>0.8307816</text:p>
          </table:table-cell>
          <table:table-cell office:value-type="float" office:value="134.3988" calcext:value-type="float">
            <text:p>134.3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95192" calcext:value-type="float">
            <text:p>42.95192</text:p>
          </table:table-cell>
          <table:table-cell office:value-type="float" office:value="0" calcext:value-type="float">
            <text:p>0</text:p>
          </table:table-cell>
          <table:table-cell office:value-type="float" office:value="0.00005518769" calcext:value-type="float">
            <text:p>5.518769E-05</text:p>
          </table:table-cell>
          <table:table-cell office:value-type="float" office:value="0" calcext:value-type="float">
            <text:p>0</text:p>
          </table:table-cell>
          <table:table-cell office:value-type="float" office:value="0.002594096" calcext:value-type="float">
            <text:p>0.002594096</text:p>
          </table:table-cell>
          <table:table-cell office:value-type="float" office:value="1167.941" calcext:value-type="float">
            <text:p>1167.941</text:p>
          </table:table-cell>
          <table:table-cell office:value-type="float" office:value="0.9866084" calcext:value-type="float">
            <text:p>0.9866084</text:p>
          </table:table-cell>
          <table:table-cell office:value-type="float" office:value="0" calcext:value-type="float">
            <text:p>0</text:p>
          </table:table-cell>
          <table:table-cell office:value-type="float" office:value="0.4412093" calcext:value-type="float">
            <text:p>0.4412093</text:p>
          </table:table-cell>
          <table:table-cell office:value-type="float" office:value="0.394006" calcext:value-type="float">
            <text:p>0.394006</text:p>
          </table:table-cell>
          <table:table-cell office:value-type="float" office:value="0.235476" calcext:value-type="float">
            <text:p>0.235476</text:p>
          </table:table-cell>
          <table:table-cell office:value-type="float" office:value="0.07852764" calcext:value-type="float">
            <text:p>0.07852764</text:p>
          </table:table-cell>
          <table:table-cell office:value-type="float" office:value="0.06390338" calcext:value-type="float">
            <text:p>0.06390338</text:p>
          </table:table-cell>
          <table:table-cell office:value-type="float" office:value="0.02962363" calcext:value-type="float">
            <text:p>0.02962363</text:p>
          </table:table-cell>
          <table:table-cell office:value-type="float" office:value="0.03456149" calcext:value-type="float">
            <text:p>0.03456149</text:p>
          </table:table-cell>
          <table:table-cell office:value-type="float" office:value="0.08678997" calcext:value-type="float">
            <text:p>0.08678997</text:p>
          </table:table-cell>
          <table:table-cell office:value-type="float" office:value="0.1579714" calcext:value-type="float">
            <text:p>0.1579714</text:p>
          </table:table-cell>
          <table:table-cell office:value-type="float" office:value="0.172328" calcext:value-type="float">
            <text:p>0.172328</text:p>
          </table:table-cell>
          <table:table-cell office:value-type="float" office:value="0.1726055" calcext:value-type="float">
            <text:p>0.1726055</text:p>
          </table:table-cell>
          <table:table-cell office:value-type="float" office:value="0.17879" calcext:value-type="float">
            <text:p>0.17879</text:p>
          </table:table-cell>
          <table:table-cell office:value-type="float" office:value="0.1888722" calcext:value-type="float">
            <text:p>0.1888722</text:p>
          </table:table-cell>
          <table:table-cell office:value-type="float" office:value="0.1923329" calcext:value-type="float">
            <text:p>0.1923329</text:p>
          </table:table-cell>
          <table:table-cell office:value-type="float" office:value="0" calcext:value-type="float">
            <text:p>0</text:p>
          </table:table-cell>
          <table:table-cell office:value-type="float" office:value="47.14574" calcext:value-type="float">
            <text:p>47.14574</text:p>
          </table:table-cell>
          <table:table-cell office:value-type="float" office:value="43.7684" calcext:value-type="float">
            <text:p>43.7684</text:p>
          </table:table-cell>
          <table:table-cell office:value-type="float" office:value="35.9447" calcext:value-type="float">
            <text:p>35.9447</text:p>
          </table:table-cell>
          <table:table-cell office:value-type="float" office:value="11.9626" calcext:value-type="float">
            <text:p>11.9626</text:p>
          </table:table-cell>
          <table:table-cell office:value-type="float" office:value="9.826734" calcext:value-type="float">
            <text:p>9.826734</text:p>
          </table:table-cell>
          <table:table-cell office:value-type="float" office:value="3.512945" calcext:value-type="float">
            <text:p>3.512945</text:p>
          </table:table-cell>
          <table:table-cell office:value-type="float" office:value="3.119516" calcext:value-type="float">
            <text:p>3.119516</text:p>
          </table:table-cell>
          <table:table-cell office:value-type="float" office:value="6.255518" calcext:value-type="float">
            <text:p>6.255518</text:p>
          </table:table-cell>
          <table:table-cell office:value-type="float" office:value="9.176122" calcext:value-type="float">
            <text:p>9.176122</text:p>
          </table:table-cell>
          <table:table-cell office:value-type="float" office:value="10.26807" calcext:value-type="float">
            <text:p>10.26807</text:p>
          </table:table-cell>
          <table:table-cell office:value-type="float" office:value="10.57538" calcext:value-type="float">
            <text:p>10.57538</text:p>
          </table:table-cell>
          <table:table-cell office:value-type="float" office:value="11.13952" calcext:value-type="float">
            <text:p>11.13952</text:p>
          </table:table-cell>
          <table:table-cell office:value-type="float" office:value="12.067" calcext:value-type="float">
            <text:p>12.067</text:p>
          </table:table-cell>
          <table:table-cell office:value-type="float" office:value="12.37213" calcext:value-type="float">
            <text:p>12.37213</text:p>
          </table:table-cell>
          <table:table-cell office:value-type="float" office:value="0" calcext:value-type="float">
            <text:p>0</text:p>
          </table:table-cell>
          <table:table-cell office:value-type="float" office:value="21.22282" calcext:value-type="float">
            <text:p>21.222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022006" calcext:value-type="float">
            <text:p>17022006</text:p>
          </table:table-cell>
          <table:table-cell office:value-type="float" office:value="0.8306015" calcext:value-type="float">
            <text:p>0.8306015</text:p>
          </table:table-cell>
          <table:table-cell office:value-type="float" office:value="134.3986" calcext:value-type="float">
            <text:p>134.3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96025" calcext:value-type="float">
            <text:p>42.96025</text:p>
          </table:table-cell>
          <table:table-cell office:value-type="float" office:value="0" calcext:value-type="float">
            <text:p>0</text:p>
          </table:table-cell>
          <table:table-cell office:value-type="float" office:value="0.00005523581" calcext:value-type="float">
            <text:p>5.523581E-05</text:p>
          </table:table-cell>
          <table:table-cell office:value-type="float" office:value="0" calcext:value-type="float">
            <text:p>0</text:p>
          </table:table-cell>
          <table:table-cell office:value-type="float" office:value="0.002616653" calcext:value-type="float">
            <text:p>0.002616653</text:p>
          </table:table-cell>
          <table:table-cell office:value-type="float" office:value="1167.935" calcext:value-type="float">
            <text:p>1167.935</text:p>
          </table:table-cell>
          <table:table-cell office:value-type="float" office:value="0.9861132" calcext:value-type="float">
            <text:p>0.9861132</text:p>
          </table:table-cell>
          <table:table-cell office:value-type="float" office:value="0" calcext:value-type="float">
            <text:p>0</text:p>
          </table:table-cell>
          <table:table-cell office:value-type="float" office:value="0.335595" calcext:value-type="float">
            <text:p>0.335595</text:p>
          </table:table-cell>
          <table:table-cell office:value-type="float" office:value="0.3869915" calcext:value-type="float">
            <text:p>0.3869915</text:p>
          </table:table-cell>
          <table:table-cell office:value-type="float" office:value="0.2845158" calcext:value-type="float">
            <text:p>0.2845158</text:p>
          </table:table-cell>
          <table:table-cell office:value-type="float" office:value="0.07850447" calcext:value-type="float">
            <text:p>0.07850447</text:p>
          </table:table-cell>
          <table:table-cell office:value-type="float" office:value="0.06330822" calcext:value-type="float">
            <text:p>0.06330822</text:p>
          </table:table-cell>
          <table:table-cell office:value-type="float" office:value="0.02948121" calcext:value-type="float">
            <text:p>0.02948121</text:p>
          </table:table-cell>
          <table:table-cell office:value-type="float" office:value="0.03437571" calcext:value-type="float">
            <text:p>0.03437571</text:p>
          </table:table-cell>
          <table:table-cell office:value-type="float" office:value="0.08668236" calcext:value-type="float">
            <text:p>0.08668236</text:p>
          </table:table-cell>
          <table:table-cell office:value-type="float" office:value="0.1577614" calcext:value-type="float">
            <text:p>0.1577614</text:p>
          </table:table-cell>
          <table:table-cell office:value-type="float" office:value="0.1723926" calcext:value-type="float">
            <text:p>0.1723926</text:p>
          </table:table-cell>
          <table:table-cell office:value-type="float" office:value="0.1726494" calcext:value-type="float">
            <text:p>0.1726494</text:p>
          </table:table-cell>
          <table:table-cell office:value-type="float" office:value="0.1788158" calcext:value-type="float">
            <text:p>0.1788158</text:p>
          </table:table-cell>
          <table:table-cell office:value-type="float" office:value="0.1888918" calcext:value-type="float">
            <text:p>0.1888918</text:p>
          </table:table-cell>
          <table:table-cell office:value-type="float" office:value="0.1923498" calcext:value-type="float">
            <text:p>0.1923498</text:p>
          </table:table-cell>
          <table:table-cell office:value-type="float" office:value="0" calcext:value-type="float">
            <text:p>0</text:p>
          </table:table-cell>
          <table:table-cell office:value-type="float" office:value="47.14172" calcext:value-type="float">
            <text:p>47.14172</text:p>
          </table:table-cell>
          <table:table-cell office:value-type="float" office:value="43.76515" calcext:value-type="float">
            <text:p>43.76515</text:p>
          </table:table-cell>
          <table:table-cell office:value-type="float" office:value="35.92385" calcext:value-type="float">
            <text:p>35.92385</text:p>
          </table:table-cell>
          <table:table-cell office:value-type="float" office:value="11.95355" calcext:value-type="float">
            <text:p>11.95355</text:p>
          </table:table-cell>
          <table:table-cell office:value-type="float" office:value="9.819092" calcext:value-type="float">
            <text:p>9.819092</text:p>
          </table:table-cell>
          <table:table-cell office:value-type="float" office:value="3.512358" calcext:value-type="float">
            <text:p>3.512358</text:p>
          </table:table-cell>
          <table:table-cell office:value-type="float" office:value="3.120322" calcext:value-type="float">
            <text:p>3.120322</text:p>
          </table:table-cell>
          <table:table-cell office:value-type="float" office:value="6.258171" calcext:value-type="float">
            <text:p>6.258171</text:p>
          </table:table-cell>
          <table:table-cell office:value-type="float" office:value="9.18065" calcext:value-type="float">
            <text:p>9.18065</text:p>
          </table:table-cell>
          <table:table-cell office:value-type="float" office:value="10.27156" calcext:value-type="float">
            <text:p>10.27156</text:p>
          </table:table-cell>
          <table:table-cell office:value-type="float" office:value="10.57889" calcext:value-type="float">
            <text:p>10.57889</text:p>
          </table:table-cell>
          <table:table-cell office:value-type="float" office:value="11.14238" calcext:value-type="float">
            <text:p>11.14238</text:p>
          </table:table-cell>
          <table:table-cell office:value-type="float" office:value="12.06893" calcext:value-type="float">
            <text:p>12.06893</text:p>
          </table:table-cell>
          <table:table-cell office:value-type="float" office:value="12.35399" calcext:value-type="float">
            <text:p>12.35399</text:p>
          </table:table-cell>
          <table:table-cell office:value-type="float" office:value="0" calcext:value-type="float">
            <text:p>0</text:p>
          </table:table-cell>
          <table:table-cell office:value-type="float" office:value="13.54809" calcext:value-type="float">
            <text:p>13.548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22006" calcext:value-type="float">
            <text:p>18022006</text:p>
          </table:table-cell>
          <table:table-cell office:value-type="float" office:value="0.83045" calcext:value-type="float">
            <text:p>0.83045</text:p>
          </table:table-cell>
          <table:table-cell office:value-type="float" office:value="134.3984" calcext:value-type="float">
            <text:p>134.3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96885" calcext:value-type="float">
            <text:p>42.96885</text:p>
          </table:table-cell>
          <table:table-cell office:value-type="float" office:value="0" calcext:value-type="float">
            <text:p>0</text:p>
          </table:table-cell>
          <table:table-cell office:value-type="float" office:value="0.00005527586" calcext:value-type="float">
            <text:p>5.527586E-05</text:p>
          </table:table-cell>
          <table:table-cell office:value-type="float" office:value="0" calcext:value-type="float">
            <text:p>0</text:p>
          </table:table-cell>
          <table:table-cell office:value-type="float" office:value="0.002635423" calcext:value-type="float">
            <text:p>0.002635423</text:p>
          </table:table-cell>
          <table:table-cell office:value-type="float" office:value="1167.927" calcext:value-type="float">
            <text:p>1167.927</text:p>
          </table:table-cell>
          <table:table-cell office:value-type="float" office:value="0.9856713" calcext:value-type="float">
            <text:p>0.9856713</text:p>
          </table:table-cell>
          <table:table-cell office:value-type="float" office:value="0" calcext:value-type="float">
            <text:p>0</text:p>
          </table:table-cell>
          <table:table-cell office:value-type="float" office:value="0.3134942" calcext:value-type="float">
            <text:p>0.3134942</text:p>
          </table:table-cell>
          <table:table-cell office:value-type="float" office:value="0.3464536" calcext:value-type="float">
            <text:p>0.3464536</text:p>
          </table:table-cell>
          <table:table-cell office:value-type="float" office:value="0.2713624" calcext:value-type="float">
            <text:p>0.2713624</text:p>
          </table:table-cell>
          <table:table-cell office:value-type="float" office:value="0.08459358" calcext:value-type="float">
            <text:p>0.08459358</text:p>
          </table:table-cell>
          <table:table-cell office:value-type="float" office:value="0.06262653" calcext:value-type="float">
            <text:p>0.06262653</text:p>
          </table:table-cell>
          <table:table-cell office:value-type="float" office:value="0.02942865" calcext:value-type="float">
            <text:p>0.02942865</text:p>
          </table:table-cell>
          <table:table-cell office:value-type="float" office:value="0.03433787" calcext:value-type="float">
            <text:p>0.03433787</text:p>
          </table:table-cell>
          <table:table-cell office:value-type="float" office:value="0.0866498" calcext:value-type="float">
            <text:p>0.0866498</text:p>
          </table:table-cell>
          <table:table-cell office:value-type="float" office:value="0.1577168" calcext:value-type="float">
            <text:p>0.1577168</text:p>
          </table:table-cell>
          <table:table-cell office:value-type="float" office:value="0.1724416" calcext:value-type="float">
            <text:p>0.1724416</text:p>
          </table:table-cell>
          <table:table-cell office:value-type="float" office:value="0.1726899" calcext:value-type="float">
            <text:p>0.1726899</text:p>
          </table:table-cell>
          <table:table-cell office:value-type="float" office:value="0.1788462" calcext:value-type="float">
            <text:p>0.1788462</text:p>
          </table:table-cell>
          <table:table-cell office:value-type="float" office:value="0.1889135" calcext:value-type="float">
            <text:p>0.1889135</text:p>
          </table:table-cell>
          <table:table-cell office:value-type="float" office:value="0.1923667" calcext:value-type="float">
            <text:p>0.1923667</text:p>
          </table:table-cell>
          <table:table-cell office:value-type="float" office:value="0" calcext:value-type="float">
            <text:p>0</text:p>
          </table:table-cell>
          <table:table-cell office:value-type="float" office:value="47.12751" calcext:value-type="float">
            <text:p>47.12751</text:p>
          </table:table-cell>
          <table:table-cell office:value-type="float" office:value="43.74971" calcext:value-type="float">
            <text:p>43.74971</text:p>
          </table:table-cell>
          <table:table-cell office:value-type="float" office:value="35.91874" calcext:value-type="float">
            <text:p>35.91874</text:p>
          </table:table-cell>
          <table:table-cell office:value-type="float" office:value="11.94651" calcext:value-type="float">
            <text:p>11.94651</text:p>
          </table:table-cell>
          <table:table-cell office:value-type="float" office:value="9.811455" calcext:value-type="float">
            <text:p>9.811455</text:p>
          </table:table-cell>
          <table:table-cell office:value-type="float" office:value="3.511764" calcext:value-type="float">
            <text:p>3.511764</text:p>
          </table:table-cell>
          <table:table-cell office:value-type="float" office:value="3.121097" calcext:value-type="float">
            <text:p>3.121097</text:p>
          </table:table-cell>
          <table:table-cell office:value-type="float" office:value="6.26081" calcext:value-type="float">
            <text:p>6.26081</text:p>
          </table:table-cell>
          <table:table-cell office:value-type="float" office:value="9.185113" calcext:value-type="float">
            <text:p>9.185113</text:p>
          </table:table-cell>
          <table:table-cell office:value-type="float" office:value="10.27505" calcext:value-type="float">
            <text:p>10.27505</text:p>
          </table:table-cell>
          <table:table-cell office:value-type="float" office:value="10.5824" calcext:value-type="float">
            <text:p>10.5824</text:p>
          </table:table-cell>
          <table:table-cell office:value-type="float" office:value="11.14525" calcext:value-type="float">
            <text:p>11.14525</text:p>
          </table:table-cell>
          <table:table-cell office:value-type="float" office:value="12.07087" calcext:value-type="float">
            <text:p>12.07087</text:p>
          </table:table-cell>
          <table:table-cell office:value-type="float" office:value="12.3426" calcext:value-type="float">
            <text:p>12.3426</text:p>
          </table:table-cell>
          <table:table-cell office:value-type="float" office:value="0" calcext:value-type="float">
            <text:p>0</text:p>
          </table:table-cell>
          <table:table-cell office:value-type="float" office:value="10.7418" calcext:value-type="float">
            <text:p>10.74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22006" calcext:value-type="float">
            <text:p>19022006</text:p>
          </table:table-cell>
          <table:table-cell office:value-type="float" office:value="0.8302773" calcext:value-type="float">
            <text:p>0.8302773</text:p>
          </table:table-cell>
          <table:table-cell office:value-type="float" office:value="134.3981" calcext:value-type="float">
            <text:p>134.39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97699" calcext:value-type="float">
            <text:p>42.97699</text:p>
          </table:table-cell>
          <table:table-cell office:value-type="float" office:value="0" calcext:value-type="float">
            <text:p>0</text:p>
          </table:table-cell>
          <table:table-cell office:value-type="float" office:value="0.00005531301" calcext:value-type="float">
            <text:p>5.531301E-05</text:p>
          </table:table-cell>
          <table:table-cell office:value-type="float" office:value="0" calcext:value-type="float">
            <text:p>0</text:p>
          </table:table-cell>
          <table:table-cell office:value-type="float" office:value="0.00265282" calcext:value-type="float">
            <text:p>0.00265282</text:p>
          </table:table-cell>
          <table:table-cell office:value-type="float" office:value="1167.92" calcext:value-type="float">
            <text:p>1167.92</text:p>
          </table:table-cell>
          <table:table-cell office:value-type="float" office:value="0.9851505" calcext:value-type="float">
            <text:p>0.9851505</text:p>
          </table:table-cell>
          <table:table-cell office:value-type="float" office:value="0" calcext:value-type="float">
            <text:p>0</text:p>
          </table:table-cell>
          <table:table-cell office:value-type="float" office:value="0.3084549" calcext:value-type="float">
            <text:p>0.3084549</text:p>
          </table:table-cell>
          <table:table-cell office:value-type="float" office:value="0.3188769" calcext:value-type="float">
            <text:p>0.3188769</text:p>
          </table:table-cell>
          <table:table-cell office:value-type="float" office:value="0.2307238" calcext:value-type="float">
            <text:p>0.2307238</text:p>
          </table:table-cell>
          <table:table-cell office:value-type="float" office:value="0.08749361" calcext:value-type="float">
            <text:p>0.08749361</text:p>
          </table:table-cell>
          <table:table-cell office:value-type="float" office:value="0.06349193" calcext:value-type="float">
            <text:p>0.06349193</text:p>
          </table:table-cell>
          <table:table-cell office:value-type="float" office:value="0.02940243" calcext:value-type="float">
            <text:p>0.02940243</text:p>
          </table:table-cell>
          <table:table-cell office:value-type="float" office:value="0.03437889" calcext:value-type="float">
            <text:p>0.03437889</text:p>
          </table:table-cell>
          <table:table-cell office:value-type="float" office:value="0.0866417" calcext:value-type="float">
            <text:p>0.0866417</text:p>
          </table:table-cell>
          <table:table-cell office:value-type="float" office:value="0.1577256" calcext:value-type="float">
            <text:p>0.1577256</text:p>
          </table:table-cell>
          <table:table-cell office:value-type="float" office:value="0.1724839" calcext:value-type="float">
            <text:p>0.1724839</text:p>
          </table:table-cell>
          <table:table-cell office:value-type="float" office:value="0.1727294" calcext:value-type="float">
            <text:p>0.1727294</text:p>
          </table:table-cell>
          <table:table-cell office:value-type="float" office:value="0.1788757" calcext:value-type="float">
            <text:p>0.1788757</text:p>
          </table:table-cell>
          <table:table-cell office:value-type="float" office:value="0.1889354" calcext:value-type="float">
            <text:p>0.1889354</text:p>
          </table:table-cell>
          <table:table-cell office:value-type="float" office:value="0.1923843" calcext:value-type="float">
            <text:p>0.1923843</text:p>
          </table:table-cell>
          <table:table-cell office:value-type="float" office:value="0" calcext:value-type="float">
            <text:p>0</text:p>
          </table:table-cell>
          <table:table-cell office:value-type="float" office:value="47.11795" calcext:value-type="float">
            <text:p>47.11795</text:p>
          </table:table-cell>
          <table:table-cell office:value-type="float" office:value="43.72844" calcext:value-type="float">
            <text:p>43.72844</text:p>
          </table:table-cell>
          <table:table-cell office:value-type="float" office:value="35.9047" calcext:value-type="float">
            <text:p>35.9047</text:p>
          </table:table-cell>
          <table:table-cell office:value-type="float" office:value="11.94316" calcext:value-type="float">
            <text:p>11.94316</text:p>
          </table:table-cell>
          <table:table-cell office:value-type="float" office:value="9.80413" calcext:value-type="float">
            <text:p>9.80413</text:p>
          </table:table-cell>
          <table:table-cell office:value-type="float" office:value="3.51117" calcext:value-type="float">
            <text:p>3.51117</text:p>
          </table:table-cell>
          <table:table-cell office:value-type="float" office:value="3.121872" calcext:value-type="float">
            <text:p>3.121872</text:p>
          </table:table-cell>
          <table:table-cell office:value-type="float" office:value="6.263413" calcext:value-type="float">
            <text:p>6.263413</text:p>
          </table:table-cell>
          <table:table-cell office:value-type="float" office:value="9.189569" calcext:value-type="float">
            <text:p>9.189569</text:p>
          </table:table-cell>
          <table:table-cell office:value-type="float" office:value="10.27855" calcext:value-type="float">
            <text:p>10.27855</text:p>
          </table:table-cell>
          <table:table-cell office:value-type="float" office:value="10.5859" calcext:value-type="float">
            <text:p>10.5859</text:p>
          </table:table-cell>
          <table:table-cell office:value-type="float" office:value="11.14813" calcext:value-type="float">
            <text:p>11.14813</text:p>
          </table:table-cell>
          <table:table-cell office:value-type="float" office:value="12.07281" calcext:value-type="float">
            <text:p>12.07281</text:p>
          </table:table-cell>
          <table:table-cell office:value-type="float" office:value="12.33817" calcext:value-type="float">
            <text:p>12.33817</text:p>
          </table:table-cell>
          <table:table-cell office:value-type="float" office:value="0" calcext:value-type="float">
            <text:p>0</text:p>
          </table:table-cell>
          <table:table-cell office:value-type="float" office:value="11.58832" calcext:value-type="float">
            <text:p>11.588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22006" calcext:value-type="float">
            <text:p>20022006</text:p>
          </table:table-cell>
          <table:table-cell office:value-type="float" office:value="0.8298728" calcext:value-type="float">
            <text:p>0.8298728</text:p>
          </table:table-cell>
          <table:table-cell office:value-type="float" office:value="134.3979" calcext:value-type="float">
            <text:p>134.3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98436" calcext:value-type="float">
            <text:p>42.98436</text:p>
          </table:table-cell>
          <table:table-cell office:value-type="float" office:value="0" calcext:value-type="float">
            <text:p>0</text:p>
          </table:table-cell>
          <table:table-cell office:value-type="float" office:value="0.00005535423" calcext:value-type="float">
            <text:p>5.535423E-05</text:p>
          </table:table-cell>
          <table:table-cell office:value-type="float" office:value="0" calcext:value-type="float">
            <text:p>0</text:p>
          </table:table-cell>
          <table:table-cell office:value-type="float" office:value="0.002672155" calcext:value-type="float">
            <text:p>0.002672155</text:p>
          </table:table-cell>
          <table:table-cell office:value-type="float" office:value="1167.913" calcext:value-type="float">
            <text:p>1167.913</text:p>
          </table:table-cell>
          <table:table-cell office:value-type="float" office:value="0.9841064" calcext:value-type="float">
            <text:p>0.9841064</text:p>
          </table:table-cell>
          <table:table-cell office:value-type="float" office:value="0" calcext:value-type="float">
            <text:p>0</text:p>
          </table:table-cell>
          <table:table-cell office:value-type="float" office:value="0.3603899" calcext:value-type="float">
            <text:p>0.3603899</text:p>
          </table:table-cell>
          <table:table-cell office:value-type="float" office:value="0.2727387" calcext:value-type="float">
            <text:p>0.2727387</text:p>
          </table:table-cell>
          <table:table-cell office:value-type="float" office:value="0.2187164" calcext:value-type="float">
            <text:p>0.2187164</text:p>
          </table:table-cell>
          <table:table-cell office:value-type="float" office:value="0.07875295" calcext:value-type="float">
            <text:p>0.07875295</text:p>
          </table:table-cell>
          <table:table-cell office:value-type="float" office:value="0.06424118" calcext:value-type="float">
            <text:p>0.06424118</text:p>
          </table:table-cell>
          <table:table-cell office:value-type="float" office:value="0.0294018" calcext:value-type="float">
            <text:p>0.0294018</text:p>
          </table:table-cell>
          <table:table-cell office:value-type="float" office:value="0.03443208" calcext:value-type="float">
            <text:p>0.03443208</text:p>
          </table:table-cell>
          <table:table-cell office:value-type="float" office:value="0.08664858" calcext:value-type="float">
            <text:p>0.08664858</text:p>
          </table:table-cell>
          <table:table-cell office:value-type="float" office:value="0.157752" calcext:value-type="float">
            <text:p>0.157752</text:p>
          </table:table-cell>
          <table:table-cell office:value-type="float" office:value="0.1725228" calcext:value-type="float">
            <text:p>0.1725228</text:p>
          </table:table-cell>
          <table:table-cell office:value-type="float" office:value="0.1727682" calcext:value-type="float">
            <text:p>0.1727682</text:p>
          </table:table-cell>
          <table:table-cell office:value-type="float" office:value="0.1789069" calcext:value-type="float">
            <text:p>0.1789069</text:p>
          </table:table-cell>
          <table:table-cell office:value-type="float" office:value="0.1889607" calcext:value-type="float">
            <text:p>0.1889607</text:p>
          </table:table-cell>
          <table:table-cell office:value-type="float" office:value="0.1924008" calcext:value-type="float">
            <text:p>0.1924008</text:p>
          </table:table-cell>
          <table:table-cell office:value-type="float" office:value="0" calcext:value-type="float">
            <text:p>0</text:p>
          </table:table-cell>
          <table:table-cell office:value-type="float" office:value="47.11719" calcext:value-type="float">
            <text:p>47.11719</text:p>
          </table:table-cell>
          <table:table-cell office:value-type="float" office:value="43.69355" calcext:value-type="float">
            <text:p>43.69355</text:p>
          </table:table-cell>
          <table:table-cell office:value-type="float" office:value="35.8853" calcext:value-type="float">
            <text:p>35.8853</text:p>
          </table:table-cell>
          <table:table-cell office:value-type="float" office:value="11.93889" calcext:value-type="float">
            <text:p>11.93889</text:p>
          </table:table-cell>
          <table:table-cell office:value-type="float" office:value="9.797341" calcext:value-type="float">
            <text:p>9.797341</text:p>
          </table:table-cell>
          <table:table-cell office:value-type="float" office:value="3.510576" calcext:value-type="float">
            <text:p>3.510576</text:p>
          </table:table-cell>
          <table:table-cell office:value-type="float" office:value="3.122656" calcext:value-type="float">
            <text:p>3.122656</text:p>
          </table:table-cell>
          <table:table-cell office:value-type="float" office:value="6.266016" calcext:value-type="float">
            <text:p>6.266016</text:p>
          </table:table-cell>
          <table:table-cell office:value-type="float" office:value="9.194026" calcext:value-type="float">
            <text:p>9.194026</text:p>
          </table:table-cell>
          <table:table-cell office:value-type="float" office:value="10.28204" calcext:value-type="float">
            <text:p>10.28204</text:p>
          </table:table-cell>
          <table:table-cell office:value-type="float" office:value="10.58941" calcext:value-type="float">
            <text:p>10.58941</text:p>
          </table:table-cell>
          <table:table-cell office:value-type="float" office:value="11.15099" calcext:value-type="float">
            <text:p>11.15099</text:p>
          </table:table-cell>
          <table:table-cell office:value-type="float" office:value="12.07475" calcext:value-type="float">
            <text:p>12.07475</text:p>
          </table:table-cell>
          <table:table-cell office:value-type="float" office:value="12.34768" calcext:value-type="float">
            <text:p>12.34768</text:p>
          </table:table-cell>
          <table:table-cell office:value-type="float" office:value="0" calcext:value-type="float">
            <text:p>0</text:p>
          </table:table-cell>
          <table:table-cell office:value-type="float" office:value="23.19193" calcext:value-type="float">
            <text:p>23.191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022006" calcext:value-type="float">
            <text:p>21022006</text:p>
          </table:table-cell>
          <table:table-cell office:value-type="float" office:value="0.8294181" calcext:value-type="float">
            <text:p>0.8294181</text:p>
          </table:table-cell>
          <table:table-cell office:value-type="float" office:value="134.3977" calcext:value-type="float">
            <text:p>134.3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99125" calcext:value-type="float">
            <text:p>42.99125</text:p>
          </table:table-cell>
          <table:table-cell office:value-type="float" office:value="0" calcext:value-type="float">
            <text:p>0</text:p>
          </table:table-cell>
          <table:table-cell office:value-type="float" office:value="0.00005640617" calcext:value-type="float">
            <text:p>5.640617E-05</text:p>
          </table:table-cell>
          <table:table-cell office:value-type="float" office:value="0" calcext:value-type="float">
            <text:p>0</text:p>
          </table:table-cell>
          <table:table-cell office:value-type="float" office:value="0.00278359" calcext:value-type="float">
            <text:p>0.00278359</text:p>
          </table:table-cell>
          <table:table-cell office:value-type="float" office:value="1167.906" calcext:value-type="float">
            <text:p>1167.906</text:p>
          </table:table-cell>
          <table:table-cell office:value-type="float" office:value="0.9829759" calcext:value-type="float">
            <text:p>0.9829759</text:p>
          </table:table-cell>
          <table:table-cell office:value-type="float" office:value="0" calcext:value-type="float">
            <text:p>0</text:p>
          </table:table-cell>
          <table:table-cell office:value-type="float" office:value="0.3723902" calcext:value-type="float">
            <text:p>0.3723902</text:p>
          </table:table-cell>
          <table:table-cell office:value-type="float" office:value="0.2685664" calcext:value-type="float">
            <text:p>0.2685664</text:p>
          </table:table-cell>
          <table:table-cell office:value-type="float" office:value="0.2220124" calcext:value-type="float">
            <text:p>0.2220124</text:p>
          </table:table-cell>
          <table:table-cell office:value-type="float" office:value="0.07556474" calcext:value-type="float">
            <text:p>0.07556474</text:p>
          </table:table-cell>
          <table:table-cell office:value-type="float" office:value="0.06307114" calcext:value-type="float">
            <text:p>0.06307114</text:p>
          </table:table-cell>
          <table:table-cell office:value-type="float" office:value="0.02939314" calcext:value-type="float">
            <text:p>0.02939314</text:p>
          </table:table-cell>
          <table:table-cell office:value-type="float" office:value="0.03448351" calcext:value-type="float">
            <text:p>0.03448351</text:p>
          </table:table-cell>
          <table:table-cell office:value-type="float" office:value="0.08667254" calcext:value-type="float">
            <text:p>0.08667254</text:p>
          </table:table-cell>
          <table:table-cell office:value-type="float" office:value="0.1578624" calcext:value-type="float">
            <text:p>0.1578624</text:p>
          </table:table-cell>
          <table:table-cell office:value-type="float" office:value="0.1725622" calcext:value-type="float">
            <text:p>0.1725622</text:p>
          </table:table-cell>
          <table:table-cell office:value-type="float" office:value="0.1728051" calcext:value-type="float">
            <text:p>0.1728051</text:p>
          </table:table-cell>
          <table:table-cell office:value-type="float" office:value="0.1789374" calcext:value-type="float">
            <text:p>0.1789374</text:p>
          </table:table-cell>
          <table:table-cell office:value-type="float" office:value="0.1889841" calcext:value-type="float">
            <text:p>0.1889841</text:p>
          </table:table-cell>
          <table:table-cell office:value-type="float" office:value="0.192418" calcext:value-type="float">
            <text:p>0.192418</text:p>
          </table:table-cell>
          <table:table-cell office:value-type="float" office:value="0" calcext:value-type="float">
            <text:p>0</text:p>
          </table:table-cell>
          <table:table-cell office:value-type="float" office:value="47.1207" calcext:value-type="float">
            <text:p>47.1207</text:p>
          </table:table-cell>
          <table:table-cell office:value-type="float" office:value="43.65445" calcext:value-type="float">
            <text:p>43.65445</text:p>
          </table:table-cell>
          <table:table-cell office:value-type="float" office:value="35.86196" calcext:value-type="float">
            <text:p>35.86196</text:p>
          </table:table-cell>
          <table:table-cell office:value-type="float" office:value="11.93252" calcext:value-type="float">
            <text:p>11.93252</text:p>
          </table:table-cell>
          <table:table-cell office:value-type="float" office:value="9.790384" calcext:value-type="float">
            <text:p>9.790384</text:p>
          </table:table-cell>
          <table:table-cell office:value-type="float" office:value="3.509982" calcext:value-type="float">
            <text:p>3.509982</text:p>
          </table:table-cell>
          <table:table-cell office:value-type="float" office:value="3.123445" calcext:value-type="float">
            <text:p>3.123445</text:p>
          </table:table-cell>
          <table:table-cell office:value-type="float" office:value="6.268617" calcext:value-type="float">
            <text:p>6.268617</text:p>
          </table:table-cell>
          <table:table-cell office:value-type="float" office:value="9.198483" calcext:value-type="float">
            <text:p>9.198483</text:p>
          </table:table-cell>
          <table:table-cell office:value-type="float" office:value="10.28553" calcext:value-type="float">
            <text:p>10.28553</text:p>
          </table:table-cell>
          <table:table-cell office:value-type="float" office:value="10.5928" calcext:value-type="float">
            <text:p>10.5928</text:p>
          </table:table-cell>
          <table:table-cell office:value-type="float" office:value="11.15386" calcext:value-type="float">
            <text:p>11.15386</text:p>
          </table:table-cell>
          <table:table-cell office:value-type="float" office:value="12.07668" calcext:value-type="float">
            <text:p>12.07668</text:p>
          </table:table-cell>
          <table:table-cell office:value-type="float" office:value="12.3583" calcext:value-type="float">
            <text:p>12.3583</text:p>
          </table:table-cell>
          <table:table-cell office:value-type="float" office:value="0" calcext:value-type="float">
            <text:p>0</text:p>
          </table:table-cell>
          <table:table-cell office:value-type="float" office:value="31.48051" calcext:value-type="float">
            <text:p>31.480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022006" calcext:value-type="float">
            <text:p>22022006</text:p>
          </table:table-cell>
          <table:table-cell office:value-type="float" office:value="0.828861" calcext:value-type="float">
            <text:p>0.828861</text:p>
          </table:table-cell>
          <table:table-cell office:value-type="float" office:value="134.3974" calcext:value-type="float">
            <text:p>134.39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99776" calcext:value-type="float">
            <text:p>42.99776</text:p>
          </table:table-cell>
          <table:table-cell office:value-type="float" office:value="0" calcext:value-type="float">
            <text:p>0</text:p>
          </table:table-cell>
          <table:table-cell office:value-type="float" office:value="0.0000576709" calcext:value-type="float">
            <text:p>5.76709E-05</text:p>
          </table:table-cell>
          <table:table-cell office:value-type="float" office:value="0" calcext:value-type="float">
            <text:p>0</text:p>
          </table:table-cell>
          <table:table-cell office:value-type="float" office:value="0.002923546" calcext:value-type="float">
            <text:p>0.002923546</text:p>
          </table:table-cell>
          <table:table-cell office:value-type="float" office:value="1167.899" calcext:value-type="float">
            <text:p>1167.899</text:p>
          </table:table-cell>
          <table:table-cell office:value-type="float" office:value="0.9816785" calcext:value-type="float">
            <text:p>0.9816785</text:p>
          </table:table-cell>
          <table:table-cell office:value-type="float" office:value="0" calcext:value-type="float">
            <text:p>0</text:p>
          </table:table-cell>
          <table:table-cell office:value-type="float" office:value="0.4044237" calcext:value-type="float">
            <text:p>0.4044237</text:p>
          </table:table-cell>
          <table:table-cell office:value-type="float" office:value="0.2825868" calcext:value-type="float">
            <text:p>0.2825868</text:p>
          </table:table-cell>
          <table:table-cell office:value-type="float" office:value="0.2135904" calcext:value-type="float">
            <text:p>0.2135904</text:p>
          </table:table-cell>
          <table:table-cell office:value-type="float" office:value="0.07529785" calcext:value-type="float">
            <text:p>0.07529785</text:p>
          </table:table-cell>
          <table:table-cell office:value-type="float" office:value="0.06219403" calcext:value-type="float">
            <text:p>0.06219403</text:p>
          </table:table-cell>
          <table:table-cell office:value-type="float" office:value="0.02937274" calcext:value-type="float">
            <text:p>0.02937274</text:p>
          </table:table-cell>
          <table:table-cell office:value-type="float" office:value="0.0345171" calcext:value-type="float">
            <text:p>0.0345171</text:p>
          </table:table-cell>
          <table:table-cell office:value-type="float" office:value="0.08667642" calcext:value-type="float">
            <text:p>0.08667642</text:p>
          </table:table-cell>
          <table:table-cell office:value-type="float" office:value="0.157928" calcext:value-type="float">
            <text:p>0.157928</text:p>
          </table:table-cell>
          <table:table-cell office:value-type="float" office:value="0.172603" calcext:value-type="float">
            <text:p>0.172603</text:p>
          </table:table-cell>
          <table:table-cell office:value-type="float" office:value="0.1728421" calcext:value-type="float">
            <text:p>0.1728421</text:p>
          </table:table-cell>
          <table:table-cell office:value-type="float" office:value="0.1789687" calcext:value-type="float">
            <text:p>0.1789687</text:p>
          </table:table-cell>
          <table:table-cell office:value-type="float" office:value="0.1890072" calcext:value-type="float">
            <text:p>0.1890072</text:p>
          </table:table-cell>
          <table:table-cell office:value-type="float" office:value="0.1924357" calcext:value-type="float">
            <text:p>0.1924357</text:p>
          </table:table-cell>
          <table:table-cell office:value-type="float" office:value="0" calcext:value-type="float">
            <text:p>0</text:p>
          </table:table-cell>
          <table:table-cell office:value-type="float" office:value="47.12781" calcext:value-type="float">
            <text:p>47.12781</text:p>
          </table:table-cell>
          <table:table-cell office:value-type="float" office:value="43.61211" calcext:value-type="float">
            <text:p>43.61211</text:p>
          </table:table-cell>
          <table:table-cell office:value-type="float" office:value="35.83447" calcext:value-type="float">
            <text:p>35.83447</text:p>
          </table:table-cell>
          <table:table-cell office:value-type="float" office:value="11.92525" calcext:value-type="float">
            <text:p>11.92525</text:p>
          </table:table-cell>
          <table:table-cell office:value-type="float" office:value="9.782981" calcext:value-type="float">
            <text:p>9.782981</text:p>
          </table:table-cell>
          <table:table-cell office:value-type="float" office:value="3.509387" calcext:value-type="float">
            <text:p>3.509387</text:p>
          </table:table-cell>
          <table:table-cell office:value-type="float" office:value="3.124234" calcext:value-type="float">
            <text:p>3.124234</text:p>
          </table:table-cell>
          <table:table-cell office:value-type="float" office:value="6.271221" calcext:value-type="float">
            <text:p>6.271221</text:p>
          </table:table-cell>
          <table:table-cell office:value-type="float" office:value="9.202938" calcext:value-type="float">
            <text:p>9.202938</text:p>
          </table:table-cell>
          <table:table-cell office:value-type="float" office:value="10.28903" calcext:value-type="float">
            <text:p>10.28903</text:p>
          </table:table-cell>
          <table:table-cell office:value-type="float" office:value="10.59619" calcext:value-type="float">
            <text:p>10.59619</text:p>
          </table:table-cell>
          <table:table-cell office:value-type="float" office:value="11.15669" calcext:value-type="float">
            <text:p>11.15669</text:p>
          </table:table-cell>
          <table:table-cell office:value-type="float" office:value="12.07862" calcext:value-type="float">
            <text:p>12.07862</text:p>
          </table:table-cell>
          <table:table-cell office:value-type="float" office:value="12.37051" calcext:value-type="float">
            <text:p>12.37051</text:p>
          </table:table-cell>
          <table:table-cell office:value-type="float" office:value="0" calcext:value-type="float">
            <text:p>0</text:p>
          </table:table-cell>
          <table:table-cell office:value-type="float" office:value="40.02023" calcext:value-type="float">
            <text:p>40.020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022006" calcext:value-type="float">
            <text:p>23022006</text:p>
          </table:table-cell>
          <table:table-cell office:value-type="float" office:value="0.8283809" calcext:value-type="float">
            <text:p>0.8283809</text:p>
          </table:table-cell>
          <table:table-cell office:value-type="float" office:value="134.3971" calcext:value-type="float">
            <text:p>134.39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00399" calcext:value-type="float">
            <text:p>43.00399</text:p>
          </table:table-cell>
          <table:table-cell office:value-type="float" office:value="0" calcext:value-type="float">
            <text:p>0</text:p>
          </table:table-cell>
          <table:table-cell office:value-type="float" office:value="0.00005922333" calcext:value-type="float">
            <text:p>5.922333E-05</text:p>
          </table:table-cell>
          <table:table-cell office:value-type="float" office:value="0" calcext:value-type="float">
            <text:p>0</text:p>
          </table:table-cell>
          <table:table-cell office:value-type="float" office:value="0.003098065" calcext:value-type="float">
            <text:p>0.003098065</text:p>
          </table:table-cell>
          <table:table-cell office:value-type="float" office:value="1167.893" calcext:value-type="float">
            <text:p>1167.893</text:p>
          </table:table-cell>
          <table:table-cell office:value-type="float" office:value="0.9805948" calcext:value-type="float">
            <text:p>0.9805948</text:p>
          </table:table-cell>
          <table:table-cell office:value-type="float" office:value="0" calcext:value-type="float">
            <text:p>0</text:p>
          </table:table-cell>
          <table:table-cell office:value-type="float" office:value="0.3691924" calcext:value-type="float">
            <text:p>0.3691924</text:p>
          </table:table-cell>
          <table:table-cell office:value-type="float" office:value="0.2984959" calcext:value-type="float">
            <text:p>0.2984959</text:p>
          </table:table-cell>
          <table:table-cell office:value-type="float" office:value="0.2134792" calcext:value-type="float">
            <text:p>0.2134792</text:p>
          </table:table-cell>
          <table:table-cell office:value-type="float" office:value="0.07732833" calcext:value-type="float">
            <text:p>0.07732833</text:p>
          </table:table-cell>
          <table:table-cell office:value-type="float" office:value="0.06161612" calcext:value-type="float">
            <text:p>0.06161612</text:p>
          </table:table-cell>
          <table:table-cell office:value-type="float" office:value="0.02935377" calcext:value-type="float">
            <text:p>0.02935377</text:p>
          </table:table-cell>
          <table:table-cell office:value-type="float" office:value="0.03452126" calcext:value-type="float">
            <text:p>0.03452126</text:p>
          </table:table-cell>
          <table:table-cell office:value-type="float" office:value="0.08668359" calcext:value-type="float">
            <text:p>0.08668359</text:p>
          </table:table-cell>
          <table:table-cell office:value-type="float" office:value="0.1579677" calcext:value-type="float">
            <text:p>0.1579677</text:p>
          </table:table-cell>
          <table:table-cell office:value-type="float" office:value="0.1726455" calcext:value-type="float">
            <text:p>0.1726455</text:p>
          </table:table-cell>
          <table:table-cell office:value-type="float" office:value="0.1728787" calcext:value-type="float">
            <text:p>0.1728787</text:p>
          </table:table-cell>
          <table:table-cell office:value-type="float" office:value="0.1789989" calcext:value-type="float">
            <text:p>0.1789989</text:p>
          </table:table-cell>
          <table:table-cell office:value-type="float" office:value="0.1890288" calcext:value-type="float">
            <text:p>0.1890288</text:p>
          </table:table-cell>
          <table:table-cell office:value-type="float" office:value="0.1924543" calcext:value-type="float">
            <text:p>0.1924543</text:p>
          </table:table-cell>
          <table:table-cell office:value-type="float" office:value="0" calcext:value-type="float">
            <text:p>0</text:p>
          </table:table-cell>
          <table:table-cell office:value-type="float" office:value="47.13295" calcext:value-type="float">
            <text:p>47.13295</text:p>
          </table:table-cell>
          <table:table-cell office:value-type="float" office:value="43.57319" calcext:value-type="float">
            <text:p>43.57319</text:p>
          </table:table-cell>
          <table:table-cell office:value-type="float" office:value="35.80082" calcext:value-type="float">
            <text:p>35.80082</text:p>
          </table:table-cell>
          <table:table-cell office:value-type="float" office:value="11.91751" calcext:value-type="float">
            <text:p>11.91751</text:p>
          </table:table-cell>
          <table:table-cell office:value-type="float" office:value="9.775254" calcext:value-type="float">
            <text:p>9.775254</text:p>
          </table:table-cell>
          <table:table-cell office:value-type="float" office:value="3.508794" calcext:value-type="float">
            <text:p>3.508794</text:p>
          </table:table-cell>
          <table:table-cell office:value-type="float" office:value="3.125023" calcext:value-type="float">
            <text:p>3.125023</text:p>
          </table:table-cell>
          <table:table-cell office:value-type="float" office:value="6.273806" calcext:value-type="float">
            <text:p>6.273806</text:p>
          </table:table-cell>
          <table:table-cell office:value-type="float" office:value="9.207349" calcext:value-type="float">
            <text:p>9.207349</text:p>
          </table:table-cell>
          <table:table-cell office:value-type="float" office:value="10.29252" calcext:value-type="float">
            <text:p>10.29252</text:p>
          </table:table-cell>
          <table:table-cell office:value-type="float" office:value="10.59959" calcext:value-type="float">
            <text:p>10.59959</text:p>
          </table:table-cell>
          <table:table-cell office:value-type="float" office:value="11.15948" calcext:value-type="float">
            <text:p>11.15948</text:p>
          </table:table-cell>
          <table:table-cell office:value-type="float" office:value="12.08056" calcext:value-type="float">
            <text:p>12.08056</text:p>
          </table:table-cell>
          <table:table-cell office:value-type="float" office:value="12.38003" calcext:value-type="float">
            <text:p>12.38003</text:p>
          </table:table-cell>
          <table:table-cell office:value-type="float" office:value="0" calcext:value-type="float">
            <text:p>0</text:p>
          </table:table-cell>
          <table:table-cell office:value-type="float" office:value="41.59027" calcext:value-type="float">
            <text:p>41.590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022006" calcext:value-type="float">
            <text:p>24022006</text:p>
          </table:table-cell>
          <table:table-cell office:value-type="float" office:value="0.8274937" calcext:value-type="float">
            <text:p>0.8274937</text:p>
          </table:table-cell>
          <table:table-cell office:value-type="float" office:value="134.3967" calcext:value-type="float">
            <text:p>134.39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01015" calcext:value-type="float">
            <text:p>43.01015</text:p>
          </table:table-cell>
          <table:table-cell office:value-type="float" office:value="0" calcext:value-type="float">
            <text:p>0</text:p>
          </table:table-cell>
          <table:table-cell office:value-type="float" office:value="0.00006017038" calcext:value-type="float">
            <text:p>6.017038E-05</text:p>
          </table:table-cell>
          <table:table-cell office:value-type="float" office:value="0" calcext:value-type="float">
            <text:p>0</text:p>
          </table:table-cell>
          <table:table-cell office:value-type="float" office:value="0.003219411" calcext:value-type="float">
            <text:p>0.003219411</text:p>
          </table:table-cell>
          <table:table-cell office:value-type="float" office:value="1167.887" calcext:value-type="float">
            <text:p>1167.887</text:p>
          </table:table-cell>
          <table:table-cell office:value-type="float" office:value="0.9788268" calcext:value-type="float">
            <text:p>0.9788268</text:p>
          </table:table-cell>
          <table:table-cell office:value-type="float" office:value="0" calcext:value-type="float">
            <text:p>0</text:p>
          </table:table-cell>
          <table:table-cell office:value-type="float" office:value="0.4771278" calcext:value-type="float">
            <text:p>0.4771278</text:p>
          </table:table-cell>
          <table:table-cell office:value-type="float" office:value="0.2987597" calcext:value-type="float">
            <text:p>0.2987597</text:p>
          </table:table-cell>
          <table:table-cell office:value-type="float" office:value="0.2207197" calcext:value-type="float">
            <text:p>0.2207197</text:p>
          </table:table-cell>
          <table:table-cell office:value-type="float" office:value="0.07122726" calcext:value-type="float">
            <text:p>0.07122726</text:p>
          </table:table-cell>
          <table:table-cell office:value-type="float" office:value="0.06028481" calcext:value-type="float">
            <text:p>0.06028481</text:p>
          </table:table-cell>
          <table:table-cell office:value-type="float" office:value="0.02941225" calcext:value-type="float">
            <text:p>0.02941225</text:p>
          </table:table-cell>
          <table:table-cell office:value-type="float" office:value="0.03449354" calcext:value-type="float">
            <text:p>0.03449354</text:p>
          </table:table-cell>
          <table:table-cell office:value-type="float" office:value="0.08670649" calcext:value-type="float">
            <text:p>0.08670649</text:p>
          </table:table-cell>
          <table:table-cell office:value-type="float" office:value="0.1579722" calcext:value-type="float">
            <text:p>0.1579722</text:p>
          </table:table-cell>
          <table:table-cell office:value-type="float" office:value="0.1726857" calcext:value-type="float">
            <text:p>0.1726857</text:p>
          </table:table-cell>
          <table:table-cell office:value-type="float" office:value="0.1729154" calcext:value-type="float">
            <text:p>0.1729154</text:p>
          </table:table-cell>
          <table:table-cell office:value-type="float" office:value="0.1790322" calcext:value-type="float">
            <text:p>0.1790322</text:p>
          </table:table-cell>
          <table:table-cell office:value-type="float" office:value="0.1890532" calcext:value-type="float">
            <text:p>0.1890532</text:p>
          </table:table-cell>
          <table:table-cell office:value-type="float" office:value="0.1924719" calcext:value-type="float">
            <text:p>0.1924719</text:p>
          </table:table-cell>
          <table:table-cell office:value-type="float" office:value="0" calcext:value-type="float">
            <text:p>0</text:p>
          </table:table-cell>
          <table:table-cell office:value-type="float" office:value="47.14644" calcext:value-type="float">
            <text:p>47.14644</text:p>
          </table:table-cell>
          <table:table-cell office:value-type="float" office:value="43.5363" calcext:value-type="float">
            <text:p>43.5363</text:p>
          </table:table-cell>
          <table:table-cell office:value-type="float" office:value="35.76473" calcext:value-type="float">
            <text:p>35.76473</text:p>
          </table:table-cell>
          <table:table-cell office:value-type="float" office:value="11.90842" calcext:value-type="float">
            <text:p>11.90842</text:p>
          </table:table-cell>
          <table:table-cell office:value-type="float" office:value="9.767152" calcext:value-type="float">
            <text:p>9.767152</text:p>
          </table:table-cell>
          <table:table-cell office:value-type="float" office:value="3.508199" calcext:value-type="float">
            <text:p>3.508199</text:p>
          </table:table-cell>
          <table:table-cell office:value-type="float" office:value="3.125812" calcext:value-type="float">
            <text:p>3.125812</text:p>
          </table:table-cell>
          <table:table-cell office:value-type="float" office:value="6.276386" calcext:value-type="float">
            <text:p>6.276386</text:p>
          </table:table-cell>
          <table:table-cell office:value-type="float" office:value="9.21174" calcext:value-type="float">
            <text:p>9.21174</text:p>
          </table:table-cell>
          <table:table-cell office:value-type="float" office:value="10.29597" calcext:value-type="float">
            <text:p>10.29597</text:p>
          </table:table-cell>
          <table:table-cell office:value-type="float" office:value="10.60298" calcext:value-type="float">
            <text:p>10.60298</text:p>
          </table:table-cell>
          <table:table-cell office:value-type="float" office:value="11.16228" calcext:value-type="float">
            <text:p>11.16228</text:p>
          </table:table-cell>
          <table:table-cell office:value-type="float" office:value="12.0825" calcext:value-type="float">
            <text:p>12.0825</text:p>
          </table:table-cell>
          <table:table-cell office:value-type="float" office:value="12.39664" calcext:value-type="float">
            <text:p>12.39664</text:p>
          </table:table-cell>
          <table:table-cell office:value-type="float" office:value="0" calcext:value-type="float">
            <text:p>0</text:p>
          </table:table-cell>
          <table:table-cell office:value-type="float" office:value="56.80292" calcext:value-type="float">
            <text:p>56.802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22006" calcext:value-type="float">
            <text:p>25022006</text:p>
          </table:table-cell>
          <table:table-cell office:value-type="float" office:value="0.8270493" calcext:value-type="float">
            <text:p>0.8270493</text:p>
          </table:table-cell>
          <table:table-cell office:value-type="float" office:value="134.3964" calcext:value-type="float">
            <text:p>134.39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01621" calcext:value-type="float">
            <text:p>43.01621</text:p>
          </table:table-cell>
          <table:table-cell office:value-type="float" office:value="0" calcext:value-type="float">
            <text:p>0</text:p>
          </table:table-cell>
          <table:table-cell office:value-type="float" office:value="0.00006074904" calcext:value-type="float">
            <text:p>6.074904E-05</text:p>
          </table:table-cell>
          <table:table-cell office:value-type="float" office:value="0" calcext:value-type="float">
            <text:p>0</text:p>
          </table:table-cell>
          <table:table-cell office:value-type="float" office:value="0.003306382" calcext:value-type="float">
            <text:p>0.003306382</text:p>
          </table:table-cell>
          <table:table-cell office:value-type="float" office:value="1167.882" calcext:value-type="float">
            <text:p>1167.882</text:p>
          </table:table-cell>
          <table:table-cell office:value-type="float" office:value="0.9778651" calcext:value-type="float">
            <text:p>0.9778651</text:p>
          </table:table-cell>
          <table:table-cell office:value-type="float" office:value="0" calcext:value-type="float">
            <text:p>0</text:p>
          </table:table-cell>
          <table:table-cell office:value-type="float" office:value="0.362868" calcext:value-type="float">
            <text:p>0.362868</text:p>
          </table:table-cell>
          <table:table-cell office:value-type="float" office:value="0.3030423" calcext:value-type="float">
            <text:p>0.3030423</text:p>
          </table:table-cell>
          <table:table-cell office:value-type="float" office:value="0.2273856" calcext:value-type="float">
            <text:p>0.2273856</text:p>
          </table:table-cell>
          <table:table-cell office:value-type="float" office:value="0.07236569" calcext:value-type="float">
            <text:p>0.07236569</text:p>
          </table:table-cell>
          <table:table-cell office:value-type="float" office:value="0.06288751" calcext:value-type="float">
            <text:p>0.06288751</text:p>
          </table:table-cell>
          <table:table-cell office:value-type="float" office:value="0.02963693" calcext:value-type="float">
            <text:p>0.02963693</text:p>
          </table:table-cell>
          <table:table-cell office:value-type="float" office:value="0.03443797" calcext:value-type="float">
            <text:p>0.03443797</text:p>
          </table:table-cell>
          <table:table-cell office:value-type="float" office:value="0.08673507" calcext:value-type="float">
            <text:p>0.08673507</text:p>
          </table:table-cell>
          <table:table-cell office:value-type="float" office:value="0.1579811" calcext:value-type="float">
            <text:p>0.1579811</text:p>
          </table:table-cell>
          <table:table-cell office:value-type="float" office:value="0.1727235" calcext:value-type="float">
            <text:p>0.1727235</text:p>
          </table:table-cell>
          <table:table-cell office:value-type="float" office:value="0.1729517" calcext:value-type="float">
            <text:p>0.1729517</text:p>
          </table:table-cell>
          <table:table-cell office:value-type="float" office:value="0.1790602" calcext:value-type="float">
            <text:p>0.1790602</text:p>
          </table:table-cell>
          <table:table-cell office:value-type="float" office:value="0.1890724" calcext:value-type="float">
            <text:p>0.1890724</text:p>
          </table:table-cell>
          <table:table-cell office:value-type="float" office:value="0.192491" calcext:value-type="float">
            <text:p>0.192491</text:p>
          </table:table-cell>
          <table:table-cell office:value-type="float" office:value="0" calcext:value-type="float">
            <text:p>0</text:p>
          </table:table-cell>
          <table:table-cell office:value-type="float" office:value="47.15503" calcext:value-type="float">
            <text:p>47.15503</text:p>
          </table:table-cell>
          <table:table-cell office:value-type="float" office:value="43.50003" calcext:value-type="float">
            <text:p>43.50003</text:p>
          </table:table-cell>
          <table:table-cell office:value-type="float" office:value="35.73035" calcext:value-type="float">
            <text:p>35.73035</text:p>
          </table:table-cell>
          <table:table-cell office:value-type="float" office:value="11.89689" calcext:value-type="float">
            <text:p>11.89689</text:p>
          </table:table-cell>
          <table:table-cell office:value-type="float" office:value="9.758854" calcext:value-type="float">
            <text:p>9.758854</text:p>
          </table:table-cell>
          <table:table-cell office:value-type="float" office:value="3.507634" calcext:value-type="float">
            <text:p>3.507634</text:p>
          </table:table-cell>
          <table:table-cell office:value-type="float" office:value="3.126592" calcext:value-type="float">
            <text:p>3.126592</text:p>
          </table:table-cell>
          <table:table-cell office:value-type="float" office:value="6.278942" calcext:value-type="float">
            <text:p>6.278942</text:p>
          </table:table-cell>
          <table:table-cell office:value-type="float" office:value="9.216127" calcext:value-type="float">
            <text:p>9.216127</text:p>
          </table:table-cell>
          <table:table-cell office:value-type="float" office:value="10.29939" calcext:value-type="float">
            <text:p>10.29939</text:p>
          </table:table-cell>
          <table:table-cell office:value-type="float" office:value="10.60637" calcext:value-type="float">
            <text:p>10.60637</text:p>
          </table:table-cell>
          <table:table-cell office:value-type="float" office:value="11.16506" calcext:value-type="float">
            <text:p>11.16506</text:p>
          </table:table-cell>
          <table:table-cell office:value-type="float" office:value="12.08444" calcext:value-type="float">
            <text:p>12.08444</text:p>
          </table:table-cell>
          <table:table-cell office:value-type="float" office:value="12.40125" calcext:value-type="float">
            <text:p>12.40125</text:p>
          </table:table-cell>
          <table:table-cell office:value-type="float" office:value="0" calcext:value-type="float">
            <text:p>0</text:p>
          </table:table-cell>
          <table:table-cell office:value-type="float" office:value="48.35393" calcext:value-type="float">
            <text:p>48.353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022006" calcext:value-type="float">
            <text:p>26022006</text:p>
          </table:table-cell>
          <table:table-cell office:value-type="float" office:value="0.8263375" calcext:value-type="float">
            <text:p>0.8263375</text:p>
          </table:table-cell>
          <table:table-cell office:value-type="float" office:value="134.396" calcext:value-type="float">
            <text:p>134.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02236" calcext:value-type="float">
            <text:p>43.02236</text:p>
          </table:table-cell>
          <table:table-cell office:value-type="float" office:value="0" calcext:value-type="float">
            <text:p>0</text:p>
          </table:table-cell>
          <table:table-cell office:value-type="float" office:value="0.00006095813" calcext:value-type="float">
            <text:p>6.095813E-05</text:p>
          </table:table-cell>
          <table:table-cell office:value-type="float" office:value="0" calcext:value-type="float">
            <text:p>0</text:p>
          </table:table-cell>
          <table:table-cell office:value-type="float" office:value="0.003351228" calcext:value-type="float">
            <text:p>0.003351228</text:p>
          </table:table-cell>
          <table:table-cell office:value-type="float" office:value="1167.877" calcext:value-type="float">
            <text:p>1167.877</text:p>
          </table:table-cell>
          <table:table-cell office:value-type="float" office:value="0.9764996" calcext:value-type="float">
            <text:p>0.9764996</text:p>
          </table:table-cell>
          <table:table-cell office:value-type="float" office:value="0" calcext:value-type="float">
            <text:p>0</text:p>
          </table:table-cell>
          <table:table-cell office:value-type="float" office:value="0.4030367" calcext:value-type="float">
            <text:p>0.4030367</text:p>
          </table:table-cell>
          <table:table-cell office:value-type="float" office:value="0.2912188" calcext:value-type="float">
            <text:p>0.2912188</text:p>
          </table:table-cell>
          <table:table-cell office:value-type="float" office:value="0.2342075" calcext:value-type="float">
            <text:p>0.2342075</text:p>
          </table:table-cell>
          <table:table-cell office:value-type="float" office:value="0.07811175" calcext:value-type="float">
            <text:p>0.07811175</text:p>
          </table:table-cell>
          <table:table-cell office:value-type="float" office:value="0.06395285" calcext:value-type="float">
            <text:p>0.06395285</text:p>
          </table:table-cell>
          <table:table-cell office:value-type="float" office:value="0.02976055" calcext:value-type="float">
            <text:p>0.02976055</text:p>
          </table:table-cell>
          <table:table-cell office:value-type="float" office:value="0.03435291" calcext:value-type="float">
            <text:p>0.03435291</text:p>
          </table:table-cell>
          <table:table-cell office:value-type="float" office:value="0.0867669" calcext:value-type="float">
            <text:p>0.0867669</text:p>
          </table:table-cell>
          <table:table-cell office:value-type="float" office:value="0.1580065" calcext:value-type="float">
            <text:p>0.1580065</text:p>
          </table:table-cell>
          <table:table-cell office:value-type="float" office:value="0.1727593" calcext:value-type="float">
            <text:p>0.1727593</text:p>
          </table:table-cell>
          <table:table-cell office:value-type="float" office:value="0.1729883" calcext:value-type="float">
            <text:p>0.1729883</text:p>
          </table:table-cell>
          <table:table-cell office:value-type="float" office:value="0.1790912" calcext:value-type="float">
            <text:p>0.1790912</text:p>
          </table:table-cell>
          <table:table-cell office:value-type="float" office:value="0.1890923" calcext:value-type="float">
            <text:p>0.1890923</text:p>
          </table:table-cell>
          <table:table-cell office:value-type="float" office:value="0.1925097" calcext:value-type="float">
            <text:p>0.1925097</text:p>
          </table:table-cell>
          <table:table-cell office:value-type="float" office:value="0" calcext:value-type="float">
            <text:p>0</text:p>
          </table:table-cell>
          <table:table-cell office:value-type="float" office:value="47.16137" calcext:value-type="float">
            <text:p>47.16137</text:p>
          </table:table-cell>
          <table:table-cell office:value-type="float" office:value="43.46291" calcext:value-type="float">
            <text:p>43.46291</text:p>
          </table:table-cell>
          <table:table-cell office:value-type="float" office:value="35.69729" calcext:value-type="float">
            <text:p>35.69729</text:p>
          </table:table-cell>
          <table:table-cell office:value-type="float" office:value="11.88639" calcext:value-type="float">
            <text:p>11.88639</text:p>
          </table:table-cell>
          <table:table-cell office:value-type="float" office:value="9.751055" calcext:value-type="float">
            <text:p>9.751055</text:p>
          </table:table-cell>
          <table:table-cell office:value-type="float" office:value="3.507092" calcext:value-type="float">
            <text:p>3.507092</text:p>
          </table:table-cell>
          <table:table-cell office:value-type="float" office:value="3.12735" calcext:value-type="float">
            <text:p>3.12735</text:p>
          </table:table-cell>
          <table:table-cell office:value-type="float" office:value="6.281497" calcext:value-type="float">
            <text:p>6.281497</text:p>
          </table:table-cell>
          <table:table-cell office:value-type="float" office:value="9.220515" calcext:value-type="float">
            <text:p>9.220515</text:p>
          </table:table-cell>
          <table:table-cell office:value-type="float" office:value="10.3028" calcext:value-type="float">
            <text:p>10.3028</text:p>
          </table:table-cell>
          <table:table-cell office:value-type="float" office:value="10.60977" calcext:value-type="float">
            <text:p>10.60977</text:p>
          </table:table-cell>
          <table:table-cell office:value-type="float" office:value="11.16786" calcext:value-type="float">
            <text:p>11.16786</text:p>
          </table:table-cell>
          <table:table-cell office:value-type="float" office:value="12.08637" calcext:value-type="float">
            <text:p>12.08637</text:p>
          </table:table-cell>
          <table:table-cell office:value-type="float" office:value="12.40486" calcext:value-type="float">
            <text:p>12.40486</text:p>
          </table:table-cell>
          <table:table-cell office:value-type="float" office:value="0" calcext:value-type="float">
            <text:p>0</text:p>
          </table:table-cell>
          <table:table-cell office:value-type="float" office:value="53.30956" calcext:value-type="float">
            <text:p>53.309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022006" calcext:value-type="float">
            <text:p>27022006</text:p>
          </table:table-cell>
          <table:table-cell office:value-type="float" office:value="0.8251819" calcext:value-type="float">
            <text:p>0.8251819</text:p>
          </table:table-cell>
          <table:table-cell office:value-type="float" office:value="134.3951" calcext:value-type="float">
            <text:p>134.3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02877" calcext:value-type="float">
            <text:p>43.02877</text:p>
          </table:table-cell>
          <table:table-cell office:value-type="float" office:value="0" calcext:value-type="float">
            <text:p>0</text:p>
          </table:table-cell>
          <table:table-cell office:value-type="float" office:value="0.00006100978" calcext:value-type="float">
            <text:p>6.100978E-05</text:p>
          </table:table-cell>
          <table:table-cell office:value-type="float" office:value="0" calcext:value-type="float">
            <text:p>0</text:p>
          </table:table-cell>
          <table:table-cell office:value-type="float" office:value="0.003375478" calcext:value-type="float">
            <text:p>0.003375478</text:p>
          </table:table-cell>
          <table:table-cell office:value-type="float" office:value="1167.872" calcext:value-type="float">
            <text:p>1167.872</text:p>
          </table:table-cell>
          <table:table-cell office:value-type="float" office:value="0.9746479" calcext:value-type="float">
            <text:p>0.9746479</text:p>
          </table:table-cell>
          <table:table-cell office:value-type="float" office:value="0" calcext:value-type="float">
            <text:p>0</text:p>
          </table:table-cell>
          <table:table-cell office:value-type="float" office:value="0.4808175" calcext:value-type="float">
            <text:p>0.4808175</text:p>
          </table:table-cell>
          <table:table-cell office:value-type="float" office:value="0.3125862" calcext:value-type="float">
            <text:p>0.3125862</text:p>
          </table:table-cell>
          <table:table-cell office:value-type="float" office:value="0.2443281" calcext:value-type="float">
            <text:p>0.2443281</text:p>
          </table:table-cell>
          <table:table-cell office:value-type="float" office:value="0.08172046" calcext:value-type="float">
            <text:p>0.08172046</text:p>
          </table:table-cell>
          <table:table-cell office:value-type="float" office:value="0.06599375" calcext:value-type="float">
            <text:p>0.06599375</text:p>
          </table:table-cell>
          <table:table-cell office:value-type="float" office:value="0.0301534" calcext:value-type="float">
            <text:p>0.0301534</text:p>
          </table:table-cell>
          <table:table-cell office:value-type="float" office:value="0.03442445" calcext:value-type="float">
            <text:p>0.03442445</text:p>
          </table:table-cell>
          <table:table-cell office:value-type="float" office:value="0.08683535" calcext:value-type="float">
            <text:p>0.08683535</text:p>
          </table:table-cell>
          <table:table-cell office:value-type="float" office:value="0.1580531" calcext:value-type="float">
            <text:p>0.1580531</text:p>
          </table:table-cell>
          <table:table-cell office:value-type="float" office:value="0.1727944" calcext:value-type="float">
            <text:p>0.1727944</text:p>
          </table:table-cell>
          <table:table-cell office:value-type="float" office:value="0.1730241" calcext:value-type="float">
            <text:p>0.1730241</text:p>
          </table:table-cell>
          <table:table-cell office:value-type="float" office:value="0.1791231" calcext:value-type="float">
            <text:p>0.1791231</text:p>
          </table:table-cell>
          <table:table-cell office:value-type="float" office:value="0.1891108" calcext:value-type="float">
            <text:p>0.1891108</text:p>
          </table:table-cell>
          <table:table-cell office:value-type="float" office:value="0.1925288" calcext:value-type="float">
            <text:p>0.1925288</text:p>
          </table:table-cell>
          <table:table-cell office:value-type="float" office:value="0" calcext:value-type="float">
            <text:p>0</text:p>
          </table:table-cell>
          <table:table-cell office:value-type="float" office:value="47.17567" calcext:value-type="float">
            <text:p>47.17567</text:p>
          </table:table-cell>
          <table:table-cell office:value-type="float" office:value="43.42458" calcext:value-type="float">
            <text:p>43.42458</text:p>
          </table:table-cell>
          <table:table-cell office:value-type="float" office:value="35.66672" calcext:value-type="float">
            <text:p>35.66672</text:p>
          </table:table-cell>
          <table:table-cell office:value-type="float" office:value="11.87762" calcext:value-type="float">
            <text:p>11.87762</text:p>
          </table:table-cell>
          <table:table-cell office:value-type="float" office:value="9.743841" calcext:value-type="float">
            <text:p>9.743841</text:p>
          </table:table-cell>
          <table:table-cell office:value-type="float" office:value="3.506602" calcext:value-type="float">
            <text:p>3.506602</text:p>
          </table:table-cell>
          <table:table-cell office:value-type="float" office:value="3.128112" calcext:value-type="float">
            <text:p>3.128112</text:p>
          </table:table-cell>
          <table:table-cell office:value-type="float" office:value="6.28407" calcext:value-type="float">
            <text:p>6.28407</text:p>
          </table:table-cell>
          <table:table-cell office:value-type="float" office:value="9.224904" calcext:value-type="float">
            <text:p>9.224904</text:p>
          </table:table-cell>
          <table:table-cell office:value-type="float" office:value="10.30622" calcext:value-type="float">
            <text:p>10.30622</text:p>
          </table:table-cell>
          <table:table-cell office:value-type="float" office:value="10.61316" calcext:value-type="float">
            <text:p>10.61316</text:p>
          </table:table-cell>
          <table:table-cell office:value-type="float" office:value="11.17065" calcext:value-type="float">
            <text:p>11.17065</text:p>
          </table:table-cell>
          <table:table-cell office:value-type="float" office:value="12.08829" calcext:value-type="float">
            <text:p>12.08829</text:p>
          </table:table-cell>
          <table:table-cell office:value-type="float" office:value="12.40651" calcext:value-type="float">
            <text:p>12.40651</text:p>
          </table:table-cell>
          <table:table-cell office:value-type="float" office:value="0" calcext:value-type="float">
            <text:p>0</text:p>
          </table:table-cell>
          <table:table-cell office:value-type="float" office:value="67.66074" calcext:value-type="float">
            <text:p>67.660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022006" calcext:value-type="float">
            <text:p>28022006</text:p>
          </table:table-cell>
          <table:table-cell office:value-type="float" office:value="0.8240693" calcext:value-type="float">
            <text:p>0.8240693</text:p>
          </table:table-cell>
          <table:table-cell office:value-type="float" office:value="134.3942" calcext:value-type="float">
            <text:p>134.39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03554" calcext:value-type="float">
            <text:p>43.03554</text:p>
          </table:table-cell>
          <table:table-cell office:value-type="float" office:value="0" calcext:value-type="float">
            <text:p>0</text:p>
          </table:table-cell>
          <table:table-cell office:value-type="float" office:value="0.00006105574" calcext:value-type="float">
            <text:p>6.105574E-05</text:p>
          </table:table-cell>
          <table:table-cell office:value-type="float" office:value="0" calcext:value-type="float">
            <text:p>0</text:p>
          </table:table-cell>
          <table:table-cell office:value-type="float" office:value="0.003397057" calcext:value-type="float">
            <text:p>0.003397057</text:p>
          </table:table-cell>
          <table:table-cell office:value-type="float" office:value="1167.867" calcext:value-type="float">
            <text:p>1167.867</text:p>
          </table:table-cell>
          <table:table-cell office:value-type="float" office:value="0.9729937" calcext:value-type="float">
            <text:p>0.9729937</text:p>
          </table:table-cell>
          <table:table-cell office:value-type="float" office:value="0" calcext:value-type="float">
            <text:p>0</text:p>
          </table:table-cell>
          <table:table-cell office:value-type="float" office:value="0.4540276" calcext:value-type="float">
            <text:p>0.4540276</text:p>
          </table:table-cell>
          <table:table-cell office:value-type="float" office:value="0.3162005" calcext:value-type="float">
            <text:p>0.3162005</text:p>
          </table:table-cell>
          <table:table-cell office:value-type="float" office:value="0.2471901" calcext:value-type="float">
            <text:p>0.2471901</text:p>
          </table:table-cell>
          <table:table-cell office:value-type="float" office:value="0.08289517" calcext:value-type="float">
            <text:p>0.08289517</text:p>
          </table:table-cell>
          <table:table-cell office:value-type="float" office:value="0.06733173" calcext:value-type="float">
            <text:p>0.06733173</text:p>
          </table:table-cell>
          <table:table-cell office:value-type="float" office:value="0.03064105" calcext:value-type="float">
            <text:p>0.03064105</text:p>
          </table:table-cell>
          <table:table-cell office:value-type="float" office:value="0.0346279" calcext:value-type="float">
            <text:p>0.0346279</text:p>
          </table:table-cell>
          <table:table-cell office:value-type="float" office:value="0.08695167" calcext:value-type="float">
            <text:p>0.08695167</text:p>
          </table:table-cell>
          <table:table-cell office:value-type="float" office:value="0.1581208" calcext:value-type="float">
            <text:p>0.1581208</text:p>
          </table:table-cell>
          <table:table-cell office:value-type="float" office:value="0.1728316" calcext:value-type="float">
            <text:p>0.1728316</text:p>
          </table:table-cell>
          <table:table-cell office:value-type="float" office:value="0.1730599" calcext:value-type="float">
            <text:p>0.1730599</text:p>
          </table:table-cell>
          <table:table-cell office:value-type="float" office:value="0.1791524" calcext:value-type="float">
            <text:p>0.1791524</text:p>
          </table:table-cell>
          <table:table-cell office:value-type="float" office:value="0.1891302" calcext:value-type="float">
            <text:p>0.1891302</text:p>
          </table:table-cell>
          <table:table-cell office:value-type="float" office:value="0.1925473" calcext:value-type="float">
            <text:p>0.1925473</text:p>
          </table:table-cell>
          <table:table-cell office:value-type="float" office:value="0" calcext:value-type="float">
            <text:p>0</text:p>
          </table:table-cell>
          <table:table-cell office:value-type="float" office:value="47.19073" calcext:value-type="float">
            <text:p>47.19073</text:p>
          </table:table-cell>
          <table:table-cell office:value-type="float" office:value="43.39044" calcext:value-type="float">
            <text:p>43.39044</text:p>
          </table:table-cell>
          <table:table-cell office:value-type="float" office:value="35.63885" calcext:value-type="float">
            <text:p>35.63885</text:p>
          </table:table-cell>
          <table:table-cell office:value-type="float" office:value="11.86983" calcext:value-type="float">
            <text:p>11.86983</text:p>
          </table:table-cell>
          <table:table-cell office:value-type="float" office:value="9.737394" calcext:value-type="float">
            <text:p>9.737394</text:p>
          </table:table-cell>
          <table:table-cell office:value-type="float" office:value="3.506234" calcext:value-type="float">
            <text:p>3.506234</text:p>
          </table:table-cell>
          <table:table-cell office:value-type="float" office:value="3.128908" calcext:value-type="float">
            <text:p>3.128908</text:p>
          </table:table-cell>
          <table:table-cell office:value-type="float" office:value="6.286665" calcext:value-type="float">
            <text:p>6.286665</text:p>
          </table:table-cell>
          <table:table-cell office:value-type="float" office:value="9.229266" calcext:value-type="float">
            <text:p>9.229266</text:p>
          </table:table-cell>
          <table:table-cell office:value-type="float" office:value="10.30964" calcext:value-type="float">
            <text:p>10.30964</text:p>
          </table:table-cell>
          <table:table-cell office:value-type="float" office:value="10.61656" calcext:value-type="float">
            <text:p>10.61656</text:p>
          </table:table-cell>
          <table:table-cell office:value-type="float" office:value="11.17344" calcext:value-type="float">
            <text:p>11.17344</text:p>
          </table:table-cell>
          <table:table-cell office:value-type="float" office:value="12.09015" calcext:value-type="float">
            <text:p>12.09015</text:p>
          </table:table-cell>
          <table:table-cell office:value-type="float" office:value="12.40814" calcext:value-type="float">
            <text:p>12.40814</text:p>
          </table:table-cell>
          <table:table-cell office:value-type="float" office:value="0" calcext:value-type="float">
            <text:p>0</text:p>
          </table:table-cell>
          <table:table-cell office:value-type="float" office:value="73.09855" calcext:value-type="float">
            <text:p>73.098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32006" calcext:value-type="float">
            <text:p>1032006</text:p>
          </table:table-cell>
          <table:table-cell office:value-type="float" office:value="0.8223673" calcext:value-type="float">
            <text:p>0.8223673</text:p>
          </table:table-cell>
          <table:table-cell office:value-type="float" office:value="134.3928" calcext:value-type="float">
            <text:p>134.3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04277" calcext:value-type="float">
            <text:p>43.04277</text:p>
          </table:table-cell>
          <table:table-cell office:value-type="float" office:value="0" calcext:value-type="float">
            <text:p>0</text:p>
          </table:table-cell>
          <table:table-cell office:value-type="float" office:value="0.00006109688" calcext:value-type="float">
            <text:p>6.109688E-05</text:p>
          </table:table-cell>
          <table:table-cell office:value-type="float" office:value="0" calcext:value-type="float">
            <text:p>0</text:p>
          </table:table-cell>
          <table:table-cell office:value-type="float" office:value="0.003416375" calcext:value-type="float">
            <text:p>0.003416375</text:p>
          </table:table-cell>
          <table:table-cell office:value-type="float" office:value="1167.863" calcext:value-type="float">
            <text:p>1167.863</text:p>
          </table:table-cell>
          <table:table-cell office:value-type="float" office:value="0.9706702" calcext:value-type="float">
            <text:p>0.9706702</text:p>
          </table:table-cell>
          <table:table-cell office:value-type="float" office:value="0" calcext:value-type="float">
            <text:p>0</text:p>
          </table:table-cell>
          <table:table-cell office:value-type="float" office:value="0.5409138" calcext:value-type="float">
            <text:p>0.5409138</text:p>
          </table:table-cell>
          <table:table-cell office:value-type="float" office:value="0.3290147" calcext:value-type="float">
            <text:p>0.3290147</text:p>
          </table:table-cell>
          <table:table-cell office:value-type="float" office:value="0.2553746" calcext:value-type="float">
            <text:p>0.2553746</text:p>
          </table:table-cell>
          <table:table-cell office:value-type="float" office:value="0.08554178" calcext:value-type="float">
            <text:p>0.08554178</text:p>
          </table:table-cell>
          <table:table-cell office:value-type="float" office:value="0.06962653" calcext:value-type="float">
            <text:p>0.06962653</text:p>
          </table:table-cell>
          <table:table-cell office:value-type="float" office:value="0.03131255" calcext:value-type="float">
            <text:p>0.03131255</text:p>
          </table:table-cell>
          <table:table-cell office:value-type="float" office:value="0.03489775" calcext:value-type="float">
            <text:p>0.03489775</text:p>
          </table:table-cell>
          <table:table-cell office:value-type="float" office:value="0.08708713" calcext:value-type="float">
            <text:p>0.08708713</text:p>
          </table:table-cell>
          <table:table-cell office:value-type="float" office:value="0.1582059" calcext:value-type="float">
            <text:p>0.1582059</text:p>
          </table:table-cell>
          <table:table-cell office:value-type="float" office:value="0.1728717" calcext:value-type="float">
            <text:p>0.1728717</text:p>
          </table:table-cell>
          <table:table-cell office:value-type="float" office:value="0.1730963" calcext:value-type="float">
            <text:p>0.1730963</text:p>
          </table:table-cell>
          <table:table-cell office:value-type="float" office:value="0.1791841" calcext:value-type="float">
            <text:p>0.1791841</text:p>
          </table:table-cell>
          <table:table-cell office:value-type="float" office:value="0.1891496" calcext:value-type="float">
            <text:p>0.1891496</text:p>
          </table:table-cell>
          <table:table-cell office:value-type="float" office:value="0.192565" calcext:value-type="float">
            <text:p>0.192565</text:p>
          </table:table-cell>
          <table:table-cell office:value-type="float" office:value="0" calcext:value-type="float">
            <text:p>0</text:p>
          </table:table-cell>
          <table:table-cell office:value-type="float" office:value="47.21535" calcext:value-type="float">
            <text:p>47.21535</text:p>
          </table:table-cell>
          <table:table-cell office:value-type="float" office:value="43.35981" calcext:value-type="float">
            <text:p>43.35981</text:p>
          </table:table-cell>
          <table:table-cell office:value-type="float" office:value="35.6132" calcext:value-type="float">
            <text:p>35.6132</text:p>
          </table:table-cell>
          <table:table-cell office:value-type="float" office:value="11.86274" calcext:value-type="float">
            <text:p>11.86274</text:p>
          </table:table-cell>
          <table:table-cell office:value-type="float" office:value="9.731588" calcext:value-type="float">
            <text:p>9.731588</text:p>
          </table:table-cell>
          <table:table-cell office:value-type="float" office:value="3.505988" calcext:value-type="float">
            <text:p>3.505988</text:p>
          </table:table-cell>
          <table:table-cell office:value-type="float" office:value="3.129751" calcext:value-type="float">
            <text:p>3.129751</text:p>
          </table:table-cell>
          <table:table-cell office:value-type="float" office:value="6.289285" calcext:value-type="float">
            <text:p>6.289285</text:p>
          </table:table-cell>
          <table:table-cell office:value-type="float" office:value="9.233654" calcext:value-type="float">
            <text:p>9.233654</text:p>
          </table:table-cell>
          <table:table-cell office:value-type="float" office:value="10.31306" calcext:value-type="float">
            <text:p>10.31306</text:p>
          </table:table-cell>
          <table:table-cell office:value-type="float" office:value="10.61995" calcext:value-type="float">
            <text:p>10.61995</text:p>
          </table:table-cell>
          <table:table-cell office:value-type="float" office:value="11.17623" calcext:value-type="float">
            <text:p>11.17623</text:p>
          </table:table-cell>
          <table:table-cell office:value-type="float" office:value="12.09201" calcext:value-type="float">
            <text:p>12.09201</text:p>
          </table:table-cell>
          <table:table-cell office:value-type="float" office:value="12.40979" calcext:value-type="float">
            <text:p>12.40979</text:p>
          </table:table-cell>
          <table:table-cell office:value-type="float" office:value="0" calcext:value-type="float">
            <text:p>0</text:p>
          </table:table-cell>
          <table:table-cell office:value-type="float" office:value="88.45414" calcext:value-type="float">
            <text:p>88.454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32006" calcext:value-type="float">
            <text:p>2032006</text:p>
          </table:table-cell>
          <table:table-cell office:value-type="float" office:value="0.8211951" calcext:value-type="float">
            <text:p>0.8211951</text:p>
          </table:table-cell>
          <table:table-cell office:value-type="float" office:value="134.3915" calcext:value-type="float">
            <text:p>134.39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05007" calcext:value-type="float">
            <text:p>43.05007</text:p>
          </table:table-cell>
          <table:table-cell office:value-type="float" office:value="0" calcext:value-type="float">
            <text:p>0</text:p>
          </table:table-cell>
          <table:table-cell office:value-type="float" office:value="0.00006113393" calcext:value-type="float">
            <text:p>6.113393E-05</text:p>
          </table:table-cell>
          <table:table-cell office:value-type="float" office:value="0" calcext:value-type="float">
            <text:p>0</text:p>
          </table:table-cell>
          <table:table-cell office:value-type="float" office:value="0.003433765" calcext:value-type="float">
            <text:p>0.003433765</text:p>
          </table:table-cell>
          <table:table-cell office:value-type="float" office:value="1167.858" calcext:value-type="float">
            <text:p>1167.858</text:p>
          </table:table-cell>
          <table:table-cell office:value-type="float" office:value="0.9690851" calcext:value-type="float">
            <text:p>0.9690851</text:p>
          </table:table-cell>
          <table:table-cell office:value-type="float" office:value="0" calcext:value-type="float">
            <text:p>0</text:p>
          </table:table-cell>
          <table:table-cell office:value-type="float" office:value="0.4349118" calcext:value-type="float">
            <text:p>0.4349118</text:p>
          </table:table-cell>
          <table:table-cell office:value-type="float" office:value="0.3180462" calcext:value-type="float">
            <text:p>0.3180462</text:p>
          </table:table-cell>
          <table:table-cell office:value-type="float" office:value="0.2508495" calcext:value-type="float">
            <text:p>0.2508495</text:p>
          </table:table-cell>
          <table:table-cell office:value-type="float" office:value="0.08461848" calcext:value-type="float">
            <text:p>0.08461848</text:p>
          </table:table-cell>
          <table:table-cell office:value-type="float" office:value="0.06952492" calcext:value-type="float">
            <text:p>0.06952492</text:p>
          </table:table-cell>
          <table:table-cell office:value-type="float" office:value="0.03151961" calcext:value-type="float">
            <text:p>0.03151961</text:p>
          </table:table-cell>
          <table:table-cell office:value-type="float" office:value="0.03507795" calcext:value-type="float">
            <text:p>0.03507795</text:p>
          </table:table-cell>
          <table:table-cell office:value-type="float" office:value="0.08724602" calcext:value-type="float">
            <text:p>0.08724602</text:p>
          </table:table-cell>
          <table:table-cell office:value-type="float" office:value="0.1583058" calcext:value-type="float">
            <text:p>0.1583058</text:p>
          </table:table-cell>
          <table:table-cell office:value-type="float" office:value="0.1729162" calcext:value-type="float">
            <text:p>0.1729162</text:p>
          </table:table-cell>
          <table:table-cell office:value-type="float" office:value="0.1731331" calcext:value-type="float">
            <text:p>0.1731331</text:p>
          </table:table-cell>
          <table:table-cell office:value-type="float" office:value="0.1792114" calcext:value-type="float">
            <text:p>0.1792114</text:p>
          </table:table-cell>
          <table:table-cell office:value-type="float" office:value="0.1891698" calcext:value-type="float">
            <text:p>0.1891698</text:p>
          </table:table-cell>
          <table:table-cell office:value-type="float" office:value="0.1925825" calcext:value-type="float">
            <text:p>0.1925825</text:p>
          </table:table-cell>
          <table:table-cell office:value-type="float" office:value="0" calcext:value-type="float">
            <text:p>0</text:p>
          </table:table-cell>
          <table:table-cell office:value-type="float" office:value="47.23438" calcext:value-type="float">
            <text:p>47.23438</text:p>
          </table:table-cell>
          <table:table-cell office:value-type="float" office:value="43.32966" calcext:value-type="float">
            <text:p>43.32966</text:p>
          </table:table-cell>
          <table:table-cell office:value-type="float" office:value="35.58845" calcext:value-type="float">
            <text:p>35.58845</text:p>
          </table:table-cell>
          <table:table-cell office:value-type="float" office:value="11.85609" calcext:value-type="float">
            <text:p>11.85609</text:p>
          </table:table-cell>
          <table:table-cell office:value-type="float" office:value="9.726311" calcext:value-type="float">
            <text:p>9.726311</text:p>
          </table:table-cell>
          <table:table-cell office:value-type="float" office:value="3.505871" calcext:value-type="float">
            <text:p>3.505871</text:p>
          </table:table-cell>
          <table:table-cell office:value-type="float" office:value="3.130649" calcext:value-type="float">
            <text:p>3.130649</text:p>
          </table:table-cell>
          <table:table-cell office:value-type="float" office:value="6.291931" calcext:value-type="float">
            <text:p>6.291931</text:p>
          </table:table-cell>
          <table:table-cell office:value-type="float" office:value="9.238042" calcext:value-type="float">
            <text:p>9.238042</text:p>
          </table:table-cell>
          <table:table-cell office:value-type="float" office:value="10.31647" calcext:value-type="float">
            <text:p>10.31647</text:p>
          </table:table-cell>
          <table:table-cell office:value-type="float" office:value="10.62334" calcext:value-type="float">
            <text:p>10.62334</text:p>
          </table:table-cell>
          <table:table-cell office:value-type="float" office:value="11.17902" calcext:value-type="float">
            <text:p>11.17902</text:p>
          </table:table-cell>
          <table:table-cell office:value-type="float" office:value="12.09387" calcext:value-type="float">
            <text:p>12.09387</text:p>
          </table:table-cell>
          <table:table-cell office:value-type="float" office:value="12.41143" calcext:value-type="float">
            <text:p>12.41143</text:p>
          </table:table-cell>
          <table:table-cell office:value-type="float" office:value="0" calcext:value-type="float">
            <text:p>0</text:p>
          </table:table-cell>
          <table:table-cell office:value-type="float" office:value="82.12099" calcext:value-type="float">
            <text:p>82.120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32006" calcext:value-type="float">
            <text:p>3032006</text:p>
          </table:table-cell>
          <table:table-cell office:value-type="float" office:value="0.8203607" calcext:value-type="float">
            <text:p>0.8203607</text:p>
          </table:table-cell>
          <table:table-cell office:value-type="float" office:value="134.3906" calcext:value-type="float">
            <text:p>134.39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05699" calcext:value-type="float">
            <text:p>43.05699</text:p>
          </table:table-cell>
          <table:table-cell office:value-type="float" office:value="0" calcext:value-type="float">
            <text:p>0</text:p>
          </table:table-cell>
          <table:table-cell office:value-type="float" office:value="0.00006116716" calcext:value-type="float">
            <text:p>6.116716E-05</text:p>
          </table:table-cell>
          <table:table-cell office:value-type="float" office:value="0" calcext:value-type="float">
            <text:p>0</text:p>
          </table:table-cell>
          <table:table-cell office:value-type="float" office:value="0.003449374" calcext:value-type="float">
            <text:p>0.003449374</text:p>
          </table:table-cell>
          <table:table-cell office:value-type="float" office:value="1167.853" calcext:value-type="float">
            <text:p>1167.853</text:p>
          </table:table-cell>
          <table:table-cell office:value-type="float" office:value="0.9678037" calcext:value-type="float">
            <text:p>0.9678037</text:p>
          </table:table-cell>
          <table:table-cell office:value-type="float" office:value="0" calcext:value-type="float">
            <text:p>0</text:p>
          </table:table-cell>
          <table:table-cell office:value-type="float" office:value="0.3698595" calcext:value-type="float">
            <text:p>0.3698595</text:p>
          </table:table-cell>
          <table:table-cell office:value-type="float" office:value="0.3079743" calcext:value-type="float">
            <text:p>0.3079743</text:p>
          </table:table-cell>
          <table:table-cell office:value-type="float" office:value="0.2452001" calcext:value-type="float">
            <text:p>0.2452001</text:p>
          </table:table-cell>
          <table:table-cell office:value-type="float" office:value="0.0824882" calcext:value-type="float">
            <text:p>0.0824882</text:p>
          </table:table-cell>
          <table:table-cell office:value-type="float" office:value="0.0678404" calcext:value-type="float">
            <text:p>0.0678404</text:p>
          </table:table-cell>
          <table:table-cell office:value-type="float" office:value="0.03107433" calcext:value-type="float">
            <text:p>0.03107433</text:p>
          </table:table-cell>
          <table:table-cell office:value-type="float" office:value="0.03499886" calcext:value-type="float">
            <text:p>0.03499886</text:p>
          </table:table-cell>
          <table:table-cell office:value-type="float" office:value="0.08732033" calcext:value-type="float">
            <text:p>0.08732033</text:p>
          </table:table-cell>
          <table:table-cell office:value-type="float" office:value="0.1584055" calcext:value-type="float">
            <text:p>0.1584055</text:p>
          </table:table-cell>
          <table:table-cell office:value-type="float" office:value="0.1729639" calcext:value-type="float">
            <text:p>0.1729639</text:p>
          </table:table-cell>
          <table:table-cell office:value-type="float" office:value="0.173171" calcext:value-type="float">
            <text:p>0.173171</text:p>
          </table:table-cell>
          <table:table-cell office:value-type="float" office:value="0.1792406" calcext:value-type="float">
            <text:p>0.1792406</text:p>
          </table:table-cell>
          <table:table-cell office:value-type="float" office:value="0.1891901" calcext:value-type="float">
            <text:p>0.1891901</text:p>
          </table:table-cell>
          <table:table-cell office:value-type="float" office:value="0.1925996" calcext:value-type="float">
            <text:p>0.1925996</text:p>
          </table:table-cell>
          <table:table-cell office:value-type="float" office:value="0" calcext:value-type="float">
            <text:p>0</text:p>
          </table:table-cell>
          <table:table-cell office:value-type="float" office:value="47.24092" calcext:value-type="float">
            <text:p>47.24092</text:p>
          </table:table-cell>
          <table:table-cell office:value-type="float" office:value="43.29678" calcext:value-type="float">
            <text:p>43.29678</text:p>
          </table:table-cell>
          <table:table-cell office:value-type="float" office:value="35.56163" calcext:value-type="float">
            <text:p>35.56163</text:p>
          </table:table-cell>
          <table:table-cell office:value-type="float" office:value="11.84874" calcext:value-type="float">
            <text:p>11.84874</text:p>
          </table:table-cell>
          <table:table-cell office:value-type="float" office:value="9.720619" calcext:value-type="float">
            <text:p>9.720619</text:p>
          </table:table-cell>
          <table:table-cell office:value-type="float" office:value="3.505713" calcext:value-type="float">
            <text:p>3.505713</text:p>
          </table:table-cell>
          <table:table-cell office:value-type="float" office:value="3.131559" calcext:value-type="float">
            <text:p>3.131559</text:p>
          </table:table-cell>
          <table:table-cell office:value-type="float" office:value="6.294611" calcext:value-type="float">
            <text:p>6.294611</text:p>
          </table:table-cell>
          <table:table-cell office:value-type="float" office:value="9.24243" calcext:value-type="float">
            <text:p>9.24243</text:p>
          </table:table-cell>
          <table:table-cell office:value-type="float" office:value="10.31989" calcext:value-type="float">
            <text:p>10.31989</text:p>
          </table:table-cell>
          <table:table-cell office:value-type="float" office:value="10.62674" calcext:value-type="float">
            <text:p>10.62674</text:p>
          </table:table-cell>
          <table:table-cell office:value-type="float" office:value="11.18181" calcext:value-type="float">
            <text:p>11.18181</text:p>
          </table:table-cell>
          <table:table-cell office:value-type="float" office:value="12.09573" calcext:value-type="float">
            <text:p>12.09573</text:p>
          </table:table-cell>
          <table:table-cell office:value-type="float" office:value="12.41307" calcext:value-type="float">
            <text:p>12.41307</text:p>
          </table:table-cell>
          <table:table-cell office:value-type="float" office:value="0" calcext:value-type="float">
            <text:p>0</text:p>
          </table:table-cell>
          <table:table-cell office:value-type="float" office:value="73.37974" calcext:value-type="float">
            <text:p>73.379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032006" calcext:value-type="float">
            <text:p>4032006</text:p>
          </table:table-cell>
          <table:table-cell office:value-type="float" office:value="0.8197975" calcext:value-type="float">
            <text:p>0.8197975</text:p>
          </table:table-cell>
          <table:table-cell office:value-type="float" office:value="134.3899" calcext:value-type="float">
            <text:p>134.38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06354" calcext:value-type="float">
            <text:p>43.06354</text:p>
          </table:table-cell>
          <table:table-cell office:value-type="float" office:value="0" calcext:value-type="float">
            <text:p>0</text:p>
          </table:table-cell>
          <table:table-cell office:value-type="float" office:value="0.00006119759" calcext:value-type="float">
            <text:p>6.119759E-05</text:p>
          </table:table-cell>
          <table:table-cell office:value-type="float" office:value="0" calcext:value-type="float">
            <text:p>0</text:p>
          </table:table-cell>
          <table:table-cell office:value-type="float" office:value="0.003463666" calcext:value-type="float">
            <text:p>0.003463666</text:p>
          </table:table-cell>
          <table:table-cell office:value-type="float" office:value="1167.848" calcext:value-type="float">
            <text:p>1167.848</text:p>
          </table:table-cell>
          <table:table-cell office:value-type="float" office:value="0.9670388" calcext:value-type="float">
            <text:p>0.9670388</text:p>
          </table:table-cell>
          <table:table-cell office:value-type="float" office:value="0" calcext:value-type="float">
            <text:p>0</text:p>
          </table:table-cell>
          <table:table-cell office:value-type="float" office:value="0.2961146" calcext:value-type="float">
            <text:p>0.2961146</text:p>
          </table:table-cell>
          <table:table-cell office:value-type="float" office:value="0.3045917" calcext:value-type="float">
            <text:p>0.3045917</text:p>
          </table:table-cell>
          <table:table-cell office:value-type="float" office:value="0.2399319" calcext:value-type="float">
            <text:p>0.2399319</text:p>
          </table:table-cell>
          <table:table-cell office:value-type="float" office:value="0.08083794" calcext:value-type="float">
            <text:p>0.08083794</text:p>
          </table:table-cell>
          <table:table-cell office:value-type="float" office:value="0.06675868" calcext:value-type="float">
            <text:p>0.06675868</text:p>
          </table:table-cell>
          <table:table-cell office:value-type="float" office:value="0.03082107" calcext:value-type="float">
            <text:p>0.03082107</text:p>
          </table:table-cell>
          <table:table-cell office:value-type="float" office:value="0.03493918" calcext:value-type="float">
            <text:p>0.03493918</text:p>
          </table:table-cell>
          <table:table-cell office:value-type="float" office:value="0.0873428" calcext:value-type="float">
            <text:p>0.0873428</text:p>
          </table:table-cell>
          <table:table-cell office:value-type="float" office:value="0.1584882" calcext:value-type="float">
            <text:p>0.1584882</text:p>
          </table:table-cell>
          <table:table-cell office:value-type="float" office:value="0.1730127" calcext:value-type="float">
            <text:p>0.1730127</text:p>
          </table:table-cell>
          <table:table-cell office:value-type="float" office:value="0.1732094" calcext:value-type="float">
            <text:p>0.1732094</text:p>
          </table:table-cell>
          <table:table-cell office:value-type="float" office:value="0.1792738" calcext:value-type="float">
            <text:p>0.1792738</text:p>
          </table:table-cell>
          <table:table-cell office:value-type="float" office:value="0.1892098" calcext:value-type="float">
            <text:p>0.1892098</text:p>
          </table:table-cell>
          <table:table-cell office:value-type="float" office:value="0.1926175" calcext:value-type="float">
            <text:p>0.1926175</text:p>
          </table:table-cell>
          <table:table-cell office:value-type="float" office:value="0" calcext:value-type="float">
            <text:p>0</text:p>
          </table:table-cell>
          <table:table-cell office:value-type="float" office:value="47.23049" calcext:value-type="float">
            <text:p>47.23049</text:p>
          </table:table-cell>
          <table:table-cell office:value-type="float" office:value="43.26119" calcext:value-type="float">
            <text:p>43.26119</text:p>
          </table:table-cell>
          <table:table-cell office:value-type="float" office:value="35.53377" calcext:value-type="float">
            <text:p>35.53377</text:p>
          </table:table-cell>
          <table:table-cell office:value-type="float" office:value="11.84102" calcext:value-type="float">
            <text:p>11.84102</text:p>
          </table:table-cell>
          <table:table-cell office:value-type="float" office:value="9.714607" calcext:value-type="float">
            <text:p>9.714607</text:p>
          </table:table-cell>
          <table:table-cell office:value-type="float" office:value="3.505486" calcext:value-type="float">
            <text:p>3.505486</text:p>
          </table:table-cell>
          <table:table-cell office:value-type="float" office:value="3.132451" calcext:value-type="float">
            <text:p>3.132451</text:p>
          </table:table-cell>
          <table:table-cell office:value-type="float" office:value="6.29729" calcext:value-type="float">
            <text:p>6.29729</text:p>
          </table:table-cell>
          <table:table-cell office:value-type="float" office:value="9.246818" calcext:value-type="float">
            <text:p>9.246818</text:p>
          </table:table-cell>
          <table:table-cell office:value-type="float" office:value="10.32331" calcext:value-type="float">
            <text:p>10.32331</text:p>
          </table:table-cell>
          <table:table-cell office:value-type="float" office:value="10.63013" calcext:value-type="float">
            <text:p>10.63013</text:p>
          </table:table-cell>
          <table:table-cell office:value-type="float" office:value="11.18461" calcext:value-type="float">
            <text:p>11.18461</text:p>
          </table:table-cell>
          <table:table-cell office:value-type="float" office:value="12.09759" calcext:value-type="float">
            <text:p>12.09759</text:p>
          </table:table-cell>
          <table:table-cell office:value-type="float" office:value="12.4147" calcext:value-type="float">
            <text:p>12.4147</text:p>
          </table:table-cell>
          <table:table-cell office:value-type="float" office:value="0" calcext:value-type="float">
            <text:p>0</text:p>
          </table:table-cell>
          <table:table-cell office:value-type="float" office:value="58.48487" calcext:value-type="float">
            <text:p>58.484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32006" calcext:value-type="float">
            <text:p>5032006</text:p>
          </table:table-cell>
          <table:table-cell office:value-type="float" office:value="0.8188703" calcext:value-type="float">
            <text:p>0.8188703</text:p>
          </table:table-cell>
          <table:table-cell office:value-type="float" office:value="134.389" calcext:value-type="float">
            <text:p>134.3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07006" calcext:value-type="float">
            <text:p>43.07006</text:p>
          </table:table-cell>
          <table:table-cell office:value-type="float" office:value="0" calcext:value-type="float">
            <text:p>0</text:p>
          </table:table-cell>
          <table:table-cell office:value-type="float" office:value="0.00006122531" calcext:value-type="float">
            <text:p>6.122531E-05</text:p>
          </table:table-cell>
          <table:table-cell office:value-type="float" office:value="0" calcext:value-type="float">
            <text:p>0</text:p>
          </table:table-cell>
          <table:table-cell office:value-type="float" office:value="0.003476672" calcext:value-type="float">
            <text:p>0.003476672</text:p>
          </table:table-cell>
          <table:table-cell office:value-type="float" office:value="1167.844" calcext:value-type="float">
            <text:p>1167.844</text:p>
          </table:table-cell>
          <table:table-cell office:value-type="float" office:value="0.9666706" calcext:value-type="float">
            <text:p>0.9666706</text:p>
          </table:table-cell>
          <table:table-cell office:value-type="float" office:value="0" calcext:value-type="float">
            <text:p>0</text:p>
          </table:table-cell>
          <table:table-cell office:value-type="float" office:value="0.4156454" calcext:value-type="float">
            <text:p>0.4156454</text:p>
          </table:table-cell>
          <table:table-cell office:value-type="float" office:value="0.321354" calcext:value-type="float">
            <text:p>0.321354</text:p>
          </table:table-cell>
          <table:table-cell office:value-type="float" office:value="0.2445518" calcext:value-type="float">
            <text:p>0.2445518</text:p>
          </table:table-cell>
          <table:table-cell office:value-type="float" office:value="0.08233003" calcext:value-type="float">
            <text:p>0.08233003</text:p>
          </table:table-cell>
          <table:table-cell office:value-type="float" office:value="0.06755114" calcext:value-type="float">
            <text:p>0.06755114</text:p>
          </table:table-cell>
          <table:table-cell office:value-type="float" office:value="0.03087442" calcext:value-type="float">
            <text:p>0.03087442</text:p>
          </table:table-cell>
          <table:table-cell office:value-type="float" office:value="0.03492408" calcext:value-type="float">
            <text:p>0.03492408</text:p>
          </table:table-cell>
          <table:table-cell office:value-type="float" office:value="0.08734142" calcext:value-type="float">
            <text:p>0.08734142</text:p>
          </table:table-cell>
          <table:table-cell office:value-type="float" office:value="0.1585533" calcext:value-type="float">
            <text:p>0.1585533</text:p>
          </table:table-cell>
          <table:table-cell office:value-type="float" office:value="0.1730606" calcext:value-type="float">
            <text:p>0.1730606</text:p>
          </table:table-cell>
          <table:table-cell office:value-type="float" office:value="0.1732483" calcext:value-type="float">
            <text:p>0.1732483</text:p>
          </table:table-cell>
          <table:table-cell office:value-type="float" office:value="0.1793135" calcext:value-type="float">
            <text:p>0.1793135</text:p>
          </table:table-cell>
          <table:table-cell office:value-type="float" office:value="0.1892297" calcext:value-type="float">
            <text:p>0.1892297</text:p>
          </table:table-cell>
          <table:table-cell office:value-type="float" office:value="0.192635" calcext:value-type="float">
            <text:p>0.192635</text:p>
          </table:table-cell>
          <table:table-cell office:value-type="float" office:value="0" calcext:value-type="float">
            <text:p>0</text:p>
          </table:table-cell>
          <table:table-cell office:value-type="float" office:value="47.21439" calcext:value-type="float">
            <text:p>47.21439</text:p>
          </table:table-cell>
          <table:table-cell office:value-type="float" office:value="43.22707" calcext:value-type="float">
            <text:p>43.22707</text:p>
          </table:table-cell>
          <table:table-cell office:value-type="float" office:value="35.50578" calcext:value-type="float">
            <text:p>35.50578</text:p>
          </table:table-cell>
          <table:table-cell office:value-type="float" office:value="11.83308" calcext:value-type="float">
            <text:p>11.83308</text:p>
          </table:table-cell>
          <table:table-cell office:value-type="float" office:value="9.708379" calcext:value-type="float">
            <text:p>9.708379</text:p>
          </table:table-cell>
          <table:table-cell office:value-type="float" office:value="3.505198" calcext:value-type="float">
            <text:p>3.505198</text:p>
          </table:table-cell>
          <table:table-cell office:value-type="float" office:value="3.133322" calcext:value-type="float">
            <text:p>3.133322</text:p>
          </table:table-cell>
          <table:table-cell office:value-type="float" office:value="6.29997" calcext:value-type="float">
            <text:p>6.29997</text:p>
          </table:table-cell>
          <table:table-cell office:value-type="float" office:value="9.251205" calcext:value-type="float">
            <text:p>9.251205</text:p>
          </table:table-cell>
          <table:table-cell office:value-type="float" office:value="10.32673" calcext:value-type="float">
            <text:p>10.32673</text:p>
          </table:table-cell>
          <table:table-cell office:value-type="float" office:value="10.63352" calcext:value-type="float">
            <text:p>10.63352</text:p>
          </table:table-cell>
          <table:table-cell office:value-type="float" office:value="11.18739" calcext:value-type="float">
            <text:p>11.18739</text:p>
          </table:table-cell>
          <table:table-cell office:value-type="float" office:value="12.09945" calcext:value-type="float">
            <text:p>12.09945</text:p>
          </table:table-cell>
          <table:table-cell office:value-type="float" office:value="12.41635" calcext:value-type="float">
            <text:p>12.41635</text:p>
          </table:table-cell>
          <table:table-cell office:value-type="float" office:value="0" calcext:value-type="float">
            <text:p>0</text:p>
          </table:table-cell>
          <table:table-cell office:value-type="float" office:value="64.23249" calcext:value-type="float">
            <text:p>64.232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32006" calcext:value-type="float">
            <text:p>6032006</text:p>
          </table:table-cell>
          <table:table-cell office:value-type="float" office:value="0.8178518" calcext:value-type="float">
            <text:p>0.8178518</text:p>
          </table:table-cell>
          <table:table-cell office:value-type="float" office:value="134.388" calcext:value-type="float">
            <text:p>134.3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07705" calcext:value-type="float">
            <text:p>43.07705</text:p>
          </table:table-cell>
          <table:table-cell office:value-type="float" office:value="0" calcext:value-type="float">
            <text:p>0</text:p>
          </table:table-cell>
          <table:table-cell office:value-type="float" office:value="0.00006125056" calcext:value-type="float">
            <text:p>6.125056E-05</text:p>
          </table:table-cell>
          <table:table-cell office:value-type="float" office:value="0" calcext:value-type="float">
            <text:p>0</text:p>
          </table:table-cell>
          <table:table-cell office:value-type="float" office:value="0.003488527" calcext:value-type="float">
            <text:p>0.003488527</text:p>
          </table:table-cell>
          <table:table-cell office:value-type="float" office:value="1167.839" calcext:value-type="float">
            <text:p>1167.839</text:p>
          </table:table-cell>
          <table:table-cell office:value-type="float" office:value="0.9652901" calcext:value-type="float">
            <text:p>0.9652901</text:p>
          </table:table-cell>
          <table:table-cell office:value-type="float" office:value="0" calcext:value-type="float">
            <text:p>0</text:p>
          </table:table-cell>
          <table:table-cell office:value-type="float" office:value="0.4392793" calcext:value-type="float">
            <text:p>0.4392793</text:p>
          </table:table-cell>
          <table:table-cell office:value-type="float" office:value="0.3167435" calcext:value-type="float">
            <text:p>0.3167435</text:p>
          </table:table-cell>
          <table:table-cell office:value-type="float" office:value="0.245916" calcext:value-type="float">
            <text:p>0.245916</text:p>
          </table:table-cell>
          <table:table-cell office:value-type="float" office:value="0.08287264" calcext:value-type="float">
            <text:p>0.08287264</text:p>
          </table:table-cell>
          <table:table-cell office:value-type="float" office:value="0.06792528" calcext:value-type="float">
            <text:p>0.06792528</text:p>
          </table:table-cell>
          <table:table-cell office:value-type="float" office:value="0.03103113" calcext:value-type="float">
            <text:p>0.03103113</text:p>
          </table:table-cell>
          <table:table-cell office:value-type="float" office:value="0.03499047" calcext:value-type="float">
            <text:p>0.03499047</text:p>
          </table:table-cell>
          <table:table-cell office:value-type="float" office:value="0.08738991" calcext:value-type="float">
            <text:p>0.08738991</text:p>
          </table:table-cell>
          <table:table-cell office:value-type="float" office:value="0.1586139" calcext:value-type="float">
            <text:p>0.1586139</text:p>
          </table:table-cell>
          <table:table-cell office:value-type="float" office:value="0.1731065" calcext:value-type="float">
            <text:p>0.1731065</text:p>
          </table:table-cell>
          <table:table-cell office:value-type="float" office:value="0.1732874" calcext:value-type="float">
            <text:p>0.1732874</text:p>
          </table:table-cell>
          <table:table-cell office:value-type="float" office:value="0.1793367" calcext:value-type="float">
            <text:p>0.1793367</text:p>
          </table:table-cell>
          <table:table-cell office:value-type="float" office:value="0.1892497" calcext:value-type="float">
            <text:p>0.1892497</text:p>
          </table:table-cell>
          <table:table-cell office:value-type="float" office:value="0.1926525" calcext:value-type="float">
            <text:p>0.1926525</text:p>
          </table:table-cell>
          <table:table-cell office:value-type="float" office:value="0" calcext:value-type="float">
            <text:p>0</text:p>
          </table:table-cell>
          <table:table-cell office:value-type="float" office:value="47.22944" calcext:value-type="float">
            <text:p>47.22944</text:p>
          </table:table-cell>
          <table:table-cell office:value-type="float" office:value="43.19467" calcext:value-type="float">
            <text:p>43.19467</text:p>
          </table:table-cell>
          <table:table-cell office:value-type="float" office:value="35.47885" calcext:value-type="float">
            <text:p>35.47885</text:p>
          </table:table-cell>
          <table:table-cell office:value-type="float" office:value="11.82558" calcext:value-type="float">
            <text:p>11.82558</text:p>
          </table:table-cell>
          <table:table-cell office:value-type="float" office:value="9.702444" calcext:value-type="float">
            <text:p>9.702444</text:p>
          </table:table-cell>
          <table:table-cell office:value-type="float" office:value="3.504952" calcext:value-type="float">
            <text:p>3.504952</text:p>
          </table:table-cell>
          <table:table-cell office:value-type="float" office:value="3.1342" calcext:value-type="float">
            <text:p>3.1342</text:p>
          </table:table-cell>
          <table:table-cell office:value-type="float" office:value="6.302649" calcext:value-type="float">
            <text:p>6.302649</text:p>
          </table:table-cell>
          <table:table-cell office:value-type="float" office:value="9.255594" calcext:value-type="float">
            <text:p>9.255594</text:p>
          </table:table-cell>
          <table:table-cell office:value-type="float" office:value="10.33014" calcext:value-type="float">
            <text:p>10.33014</text:p>
          </table:table-cell>
          <table:table-cell office:value-type="float" office:value="10.63692" calcext:value-type="float">
            <text:p>10.63692</text:p>
          </table:table-cell>
          <table:table-cell office:value-type="float" office:value="11.19019" calcext:value-type="float">
            <text:p>11.19019</text:p>
          </table:table-cell>
          <table:table-cell office:value-type="float" office:value="12.10131" calcext:value-type="float">
            <text:p>12.10131</text:p>
          </table:table-cell>
          <table:table-cell office:value-type="float" office:value="12.41798" calcext:value-type="float">
            <text:p>12.41798</text:p>
          </table:table-cell>
          <table:table-cell office:value-type="float" office:value="0" calcext:value-type="float">
            <text:p>0</text:p>
          </table:table-cell>
          <table:table-cell office:value-type="float" office:value="69.4134" calcext:value-type="float">
            <text:p>69.41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32006" calcext:value-type="float">
            <text:p>7032006</text:p>
          </table:table-cell>
          <table:table-cell office:value-type="float" office:value="0.8169525" calcext:value-type="float">
            <text:p>0.8169525</text:p>
          </table:table-cell>
          <table:table-cell office:value-type="float" office:value="134.3869" calcext:value-type="float">
            <text:p>134.38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08398" calcext:value-type="float">
            <text:p>43.08398</text:p>
          </table:table-cell>
          <table:table-cell office:value-type="float" office:value="0" calcext:value-type="float">
            <text:p>0</text:p>
          </table:table-cell>
          <table:table-cell office:value-type="float" office:value="0.00006127363" calcext:value-type="float">
            <text:p>6.127363E-05</text:p>
          </table:table-cell>
          <table:table-cell office:value-type="float" office:value="0" calcext:value-type="float">
            <text:p>0</text:p>
          </table:table-cell>
          <table:table-cell office:value-type="float" office:value="0.003499371" calcext:value-type="float">
            <text:p>0.003499371</text:p>
          </table:table-cell>
          <table:table-cell office:value-type="float" office:value="1167.834" calcext:value-type="float">
            <text:p>1167.834</text:p>
          </table:table-cell>
          <table:table-cell office:value-type="float" office:value="0.9640262" calcext:value-type="float">
            <text:p>0.9640262</text:p>
          </table:table-cell>
          <table:table-cell office:value-type="float" office:value="0" calcext:value-type="float">
            <text:p>0</text:p>
          </table:table-cell>
          <table:table-cell office:value-type="float" office:value="0.3833815" calcext:value-type="float">
            <text:p>0.3833815</text:p>
          </table:table-cell>
          <table:table-cell office:value-type="float" office:value="0.312565" calcext:value-type="float">
            <text:p>0.312565</text:p>
          </table:table-cell>
          <table:table-cell office:value-type="float" office:value="0.245179" calcext:value-type="float">
            <text:p>0.245179</text:p>
          </table:table-cell>
          <table:table-cell office:value-type="float" office:value="0.08263031" calcext:value-type="float">
            <text:p>0.08263031</text:p>
          </table:table-cell>
          <table:table-cell office:value-type="float" office:value="0.06784385" calcext:value-type="float">
            <text:p>0.06784385</text:p>
          </table:table-cell>
          <table:table-cell office:value-type="float" office:value="0.03108869" calcext:value-type="float">
            <text:p>0.03108869</text:p>
          </table:table-cell>
          <table:table-cell office:value-type="float" office:value="0.03503907" calcext:value-type="float">
            <text:p>0.03503907</text:p>
          </table:table-cell>
          <table:table-cell office:value-type="float" office:value="0.08745418" calcext:value-type="float">
            <text:p>0.08745418</text:p>
          </table:table-cell>
          <table:table-cell office:value-type="float" office:value="0.1586784" calcext:value-type="float">
            <text:p>0.1586784</text:p>
          </table:table-cell>
          <table:table-cell office:value-type="float" office:value="0.1731514" calcext:value-type="float">
            <text:p>0.1731514</text:p>
          </table:table-cell>
          <table:table-cell office:value-type="float" office:value="0.173326" calcext:value-type="float">
            <text:p>0.173326</text:p>
          </table:table-cell>
          <table:table-cell office:value-type="float" office:value="0.1793653" calcext:value-type="float">
            <text:p>0.1793653</text:p>
          </table:table-cell>
          <table:table-cell office:value-type="float" office:value="0.1892698" calcext:value-type="float">
            <text:p>0.1892698</text:p>
          </table:table-cell>
          <table:table-cell office:value-type="float" office:value="0.19267" calcext:value-type="float">
            <text:p>0.19267</text:p>
          </table:table-cell>
          <table:table-cell office:value-type="float" office:value="0" calcext:value-type="float">
            <text:p>0</text:p>
          </table:table-cell>
          <table:table-cell office:value-type="float" office:value="47.23498" calcext:value-type="float">
            <text:p>47.23498</text:p>
          </table:table-cell>
          <table:table-cell office:value-type="float" office:value="43.16206" calcext:value-type="float">
            <text:p>43.16206</text:p>
          </table:table-cell>
          <table:table-cell office:value-type="float" office:value="35.45224" calcext:value-type="float">
            <text:p>35.45224</text:p>
          </table:table-cell>
          <table:table-cell office:value-type="float" office:value="11.81826" calcext:value-type="float">
            <text:p>11.81826</text:p>
          </table:table-cell>
          <table:table-cell office:value-type="float" office:value="9.696668" calcext:value-type="float">
            <text:p>9.696668</text:p>
          </table:table-cell>
          <table:table-cell office:value-type="float" office:value="3.504746" calcext:value-type="float">
            <text:p>3.504746</text:p>
          </table:table-cell>
          <table:table-cell office:value-type="float" office:value="3.135098" calcext:value-type="float">
            <text:p>3.135098</text:p>
          </table:table-cell>
          <table:table-cell office:value-type="float" office:value="6.305328" calcext:value-type="float">
            <text:p>6.305328</text:p>
          </table:table-cell>
          <table:table-cell office:value-type="float" office:value="9.259982" calcext:value-type="float">
            <text:p>9.259982</text:p>
          </table:table-cell>
          <table:table-cell office:value-type="float" office:value="10.33356" calcext:value-type="float">
            <text:p>10.33356</text:p>
          </table:table-cell>
          <table:table-cell office:value-type="float" office:value="10.64031" calcext:value-type="float">
            <text:p>10.64031</text:p>
          </table:table-cell>
          <table:table-cell office:value-type="float" office:value="11.19297" calcext:value-type="float">
            <text:p>11.19297</text:p>
          </table:table-cell>
          <table:table-cell office:value-type="float" office:value="12.10318" calcext:value-type="float">
            <text:p>12.10318</text:p>
          </table:table-cell>
          <table:table-cell office:value-type="float" office:value="12.41962" calcext:value-type="float">
            <text:p>12.41962</text:p>
          </table:table-cell>
          <table:table-cell office:value-type="float" office:value="0" calcext:value-type="float">
            <text:p>0</text:p>
          </table:table-cell>
          <table:table-cell office:value-type="float" office:value="68.4416" calcext:value-type="float">
            <text:p>68.44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032006" calcext:value-type="float">
            <text:p>8032006</text:p>
          </table:table-cell>
          <table:table-cell office:value-type="float" office:value="0.8164089" calcext:value-type="float">
            <text:p>0.8164089</text:p>
          </table:table-cell>
          <table:table-cell office:value-type="float" office:value="134.3862" calcext:value-type="float">
            <text:p>134.38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09038" calcext:value-type="float">
            <text:p>43.09038</text:p>
          </table:table-cell>
          <table:table-cell office:value-type="float" office:value="0" calcext:value-type="float">
            <text:p>0</text:p>
          </table:table-cell>
          <table:table-cell office:value-type="float" office:value="0.00006129486" calcext:value-type="float">
            <text:p>6.129486E-05</text:p>
          </table:table-cell>
          <table:table-cell office:value-type="float" office:value="0" calcext:value-type="float">
            <text:p>0</text:p>
          </table:table-cell>
          <table:table-cell office:value-type="float" office:value="0.003509292" calcext:value-type="float">
            <text:p>0.003509292</text:p>
          </table:table-cell>
          <table:table-cell office:value-type="float" office:value="1167.829" calcext:value-type="float">
            <text:p>1167.829</text:p>
          </table:table-cell>
          <table:table-cell office:value-type="float" office:value="0.9633847" calcext:value-type="float">
            <text:p>0.9633847</text:p>
          </table:table-cell>
          <table:table-cell office:value-type="float" office:value="0" calcext:value-type="float">
            <text:p>0</text:p>
          </table:table-cell>
          <table:table-cell office:value-type="float" office:value="0.2348395" calcext:value-type="float">
            <text:p>0.2348395</text:p>
          </table:table-cell>
          <table:table-cell office:value-type="float" office:value="0.3116525" calcext:value-type="float">
            <text:p>0.3116525</text:p>
          </table:table-cell>
          <table:table-cell office:value-type="float" office:value="0.2379682" calcext:value-type="float">
            <text:p>0.2379682</text:p>
          </table:table-cell>
          <table:table-cell office:value-type="float" office:value="0.08057" calcext:value-type="float">
            <text:p>0.08057</text:p>
          </table:table-cell>
          <table:table-cell office:value-type="float" office:value="0.06653477" calcext:value-type="float">
            <text:p>0.06653477</text:p>
          </table:table-cell>
          <table:table-cell office:value-type="float" office:value="0.03087827" calcext:value-type="float">
            <text:p>0.03087827</text:p>
          </table:table-cell>
          <table:table-cell office:value-type="float" office:value="0.03502526" calcext:value-type="float">
            <text:p>0.03502526</text:p>
          </table:table-cell>
          <table:table-cell office:value-type="float" office:value="0.08749919" calcext:value-type="float">
            <text:p>0.08749919</text:p>
          </table:table-cell>
          <table:table-cell office:value-type="float" office:value="0.1587445" calcext:value-type="float">
            <text:p>0.1587445</text:p>
          </table:table-cell>
          <table:table-cell office:value-type="float" office:value="0.1731962" calcext:value-type="float">
            <text:p>0.1731962</text:p>
          </table:table-cell>
          <table:table-cell office:value-type="float" office:value="0.1733649" calcext:value-type="float">
            <text:p>0.1733649</text:p>
          </table:table-cell>
          <table:table-cell office:value-type="float" office:value="0.1794084" calcext:value-type="float">
            <text:p>0.1794084</text:p>
          </table:table-cell>
          <table:table-cell office:value-type="float" office:value="0.1892897" calcext:value-type="float">
            <text:p>0.1892897</text:p>
          </table:table-cell>
          <table:table-cell office:value-type="float" office:value="0.1926875" calcext:value-type="float">
            <text:p>0.1926875</text:p>
          </table:table-cell>
          <table:table-cell office:value-type="float" office:value="0" calcext:value-type="float">
            <text:p>0</text:p>
          </table:table-cell>
          <table:table-cell office:value-type="float" office:value="47.19917" calcext:value-type="float">
            <text:p>47.19917</text:p>
          </table:table-cell>
          <table:table-cell office:value-type="float" office:value="43.12789" calcext:value-type="float">
            <text:p>43.12789</text:p>
          </table:table-cell>
          <table:table-cell office:value-type="float" office:value="35.42505" calcext:value-type="float">
            <text:p>35.42505</text:p>
          </table:table-cell>
          <table:table-cell office:value-type="float" office:value="11.81076" calcext:value-type="float">
            <text:p>11.81076</text:p>
          </table:table-cell>
          <table:table-cell office:value-type="float" office:value="9.690813" calcext:value-type="float">
            <text:p>9.690813</text:p>
          </table:table-cell>
          <table:table-cell office:value-type="float" office:value="3.504542" calcext:value-type="float">
            <text:p>3.504542</text:p>
          </table:table-cell>
          <table:table-cell office:value-type="float" office:value="3.135996" calcext:value-type="float">
            <text:p>3.135996</text:p>
          </table:table-cell>
          <table:table-cell office:value-type="float" office:value="6.308007" calcext:value-type="float">
            <text:p>6.308007</text:p>
          </table:table-cell>
          <table:table-cell office:value-type="float" office:value="9.264371" calcext:value-type="float">
            <text:p>9.264371</text:p>
          </table:table-cell>
          <table:table-cell office:value-type="float" office:value="10.33698" calcext:value-type="float">
            <text:p>10.33698</text:p>
          </table:table-cell>
          <table:table-cell office:value-type="float" office:value="10.64371" calcext:value-type="float">
            <text:p>10.64371</text:p>
          </table:table-cell>
          <table:table-cell office:value-type="float" office:value="11.19577" calcext:value-type="float">
            <text:p>11.19577</text:p>
          </table:table-cell>
          <table:table-cell office:value-type="float" office:value="12.10504" calcext:value-type="float">
            <text:p>12.10504</text:p>
          </table:table-cell>
          <table:table-cell office:value-type="float" office:value="12.42126" calcext:value-type="float">
            <text:p>12.42126</text:p>
          </table:table-cell>
          <table:table-cell office:value-type="float" office:value="0" calcext:value-type="float">
            <text:p>0</text:p>
          </table:table-cell>
          <table:table-cell office:value-type="float" office:value="52.70254" calcext:value-type="float">
            <text:p>52.702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032006" calcext:value-type="float">
            <text:p>9032006</text:p>
          </table:table-cell>
          <table:table-cell office:value-type="float" office:value="0.8155584" calcext:value-type="float">
            <text:p>0.8155584</text:p>
          </table:table-cell>
          <table:table-cell office:value-type="float" office:value="134.3854" calcext:value-type="float">
            <text:p>134.38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09689" calcext:value-type="float">
            <text:p>43.09689</text:p>
          </table:table-cell>
          <table:table-cell office:value-type="float" office:value="0" calcext:value-type="float">
            <text:p>0</text:p>
          </table:table-cell>
          <table:table-cell office:value-type="float" office:value="0.00006131417" calcext:value-type="float">
            <text:p>6.131417E-05</text:p>
          </table:table-cell>
          <table:table-cell office:value-type="float" office:value="0" calcext:value-type="float">
            <text:p>0</text:p>
          </table:table-cell>
          <table:table-cell office:value-type="float" office:value="0.003518356" calcext:value-type="float">
            <text:p>0.003518356</text:p>
          </table:table-cell>
          <table:table-cell office:value-type="float" office:value="1167.824" calcext:value-type="float">
            <text:p>1167.824</text:p>
          </table:table-cell>
          <table:table-cell office:value-type="float" office:value="0.9630372" calcext:value-type="float">
            <text:p>0.9630372</text:p>
          </table:table-cell>
          <table:table-cell office:value-type="float" office:value="0" calcext:value-type="float">
            <text:p>0</text:p>
          </table:table-cell>
          <table:table-cell office:value-type="float" office:value="0.3887881" calcext:value-type="float">
            <text:p>0.3887881</text:p>
          </table:table-cell>
          <table:table-cell office:value-type="float" office:value="0.3218514" calcext:value-type="float">
            <text:p>0.3218514</text:p>
          </table:table-cell>
          <table:table-cell office:value-type="float" office:value="0.2426073" calcext:value-type="float">
            <text:p>0.2426073</text:p>
          </table:table-cell>
          <table:table-cell office:value-type="float" office:value="0.08168802" calcext:value-type="float">
            <text:p>0.08168802</text:p>
          </table:table-cell>
          <table:table-cell office:value-type="float" office:value="0.06702793" calcext:value-type="float">
            <text:p>0.06702793</text:p>
          </table:table-cell>
          <table:table-cell office:value-type="float" office:value="0.03083528" calcext:value-type="float">
            <text:p>0.03083528</text:p>
          </table:table-cell>
          <table:table-cell office:value-type="float" office:value="0.03498254" calcext:value-type="float">
            <text:p>0.03498254</text:p>
          </table:table-cell>
          <table:table-cell office:value-type="float" office:value="0.08748592" calcext:value-type="float">
            <text:p>0.08748592</text:p>
          </table:table-cell>
          <table:table-cell office:value-type="float" office:value="0.1588006" calcext:value-type="float">
            <text:p>0.1588006</text:p>
          </table:table-cell>
          <table:table-cell office:value-type="float" office:value="0.1732405" calcext:value-type="float">
            <text:p>0.1732405</text:p>
          </table:table-cell>
          <table:table-cell office:value-type="float" office:value="0.1734035" calcext:value-type="float">
            <text:p>0.1734035</text:p>
          </table:table-cell>
          <table:table-cell office:value-type="float" office:value="0.1794415" calcext:value-type="float">
            <text:p>0.1794415</text:p>
          </table:table-cell>
          <table:table-cell office:value-type="float" office:value="0.1893097" calcext:value-type="float">
            <text:p>0.1893097</text:p>
          </table:table-cell>
          <table:table-cell office:value-type="float" office:value="0.192705" calcext:value-type="float">
            <text:p>0.192705</text:p>
          </table:table-cell>
          <table:table-cell office:value-type="float" office:value="0" calcext:value-type="float">
            <text:p>0</text:p>
          </table:table-cell>
          <table:table-cell office:value-type="float" office:value="47.18338" calcext:value-type="float">
            <text:p>47.18338</text:p>
          </table:table-cell>
          <table:table-cell office:value-type="float" office:value="43.09343" calcext:value-type="float">
            <text:p>43.09343</text:p>
          </table:table-cell>
          <table:table-cell office:value-type="float" office:value="35.39706" calcext:value-type="float">
            <text:p>35.39706</text:p>
          </table:table-cell>
          <table:table-cell office:value-type="float" office:value="11.80286" calcext:value-type="float">
            <text:p>11.80286</text:p>
          </table:table-cell>
          <table:table-cell office:value-type="float" office:value="9.684588" calcext:value-type="float">
            <text:p>9.684588</text:p>
          </table:table-cell>
          <table:table-cell office:value-type="float" office:value="3.504259" calcext:value-type="float">
            <text:p>3.504259</text:p>
          </table:table-cell>
          <table:table-cell office:value-type="float" office:value="3.136872" calcext:value-type="float">
            <text:p>3.136872</text:p>
          </table:table-cell>
          <table:table-cell office:value-type="float" office:value="6.310687" calcext:value-type="float">
            <text:p>6.310687</text:p>
          </table:table-cell>
          <table:table-cell office:value-type="float" office:value="9.268759" calcext:value-type="float">
            <text:p>9.268759</text:p>
          </table:table-cell>
          <table:table-cell office:value-type="float" office:value="10.3404" calcext:value-type="float">
            <text:p>10.3404</text:p>
          </table:table-cell>
          <table:table-cell office:value-type="float" office:value="10.6471" calcext:value-type="float">
            <text:p>10.6471</text:p>
          </table:table-cell>
          <table:table-cell office:value-type="float" office:value="11.19856" calcext:value-type="float">
            <text:p>11.19856</text:p>
          </table:table-cell>
          <table:table-cell office:value-type="float" office:value="12.1069" calcext:value-type="float">
            <text:p>12.1069</text:p>
          </table:table-cell>
          <table:table-cell office:value-type="float" office:value="12.4229" calcext:value-type="float">
            <text:p>12.4229</text:p>
          </table:table-cell>
          <table:table-cell office:value-type="float" office:value="0" calcext:value-type="float">
            <text:p>0</text:p>
          </table:table-cell>
          <table:table-cell office:value-type="float" office:value="58.70166" calcext:value-type="float">
            <text:p>58.701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32006" calcext:value-type="float">
            <text:p>10032006</text:p>
          </table:table-cell>
          <table:table-cell office:value-type="float" office:value="0.8143323" calcext:value-type="float">
            <text:p>0.8143323</text:p>
          </table:table-cell>
          <table:table-cell office:value-type="float" office:value="134.3842" calcext:value-type="float">
            <text:p>134.38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10401" calcext:value-type="float">
            <text:p>43.10401</text:p>
          </table:table-cell>
          <table:table-cell office:value-type="float" office:value="0" calcext:value-type="float">
            <text:p>0</text:p>
          </table:table-cell>
          <table:table-cell office:value-type="float" office:value="0.00006133189" calcext:value-type="float">
            <text:p>6.133189E-05</text:p>
          </table:table-cell>
          <table:table-cell office:value-type="float" office:value="0" calcext:value-type="float">
            <text:p>0</text:p>
          </table:table-cell>
          <table:table-cell office:value-type="float" office:value="0.003526683" calcext:value-type="float">
            <text:p>0.003526683</text:p>
          </table:table-cell>
          <table:table-cell office:value-type="float" office:value="1167.82" calcext:value-type="float">
            <text:p>1167.82</text:p>
          </table:table-cell>
          <table:table-cell office:value-type="float" office:value="0.9616035" calcext:value-type="float">
            <text:p>0.9616035</text:p>
          </table:table-cell>
          <table:table-cell office:value-type="float" office:value="0" calcext:value-type="float">
            <text:p>0</text:p>
          </table:table-cell>
          <table:table-cell office:value-type="float" office:value="0.4930952" calcext:value-type="float">
            <text:p>0.4930952</text:p>
          </table:table-cell>
          <table:table-cell office:value-type="float" office:value="0.3241933" calcext:value-type="float">
            <text:p>0.3241933</text:p>
          </table:table-cell>
          <table:table-cell office:value-type="float" office:value="0.2489142" calcext:value-type="float">
            <text:p>0.2489142</text:p>
          </table:table-cell>
          <table:table-cell office:value-type="float" office:value="0.08375365" calcext:value-type="float">
            <text:p>0.08375365</text:p>
          </table:table-cell>
          <table:table-cell office:value-type="float" office:value="0.06845208" calcext:value-type="float">
            <text:p>0.06845208</text:p>
          </table:table-cell>
          <table:table-cell office:value-type="float" office:value="0.03120466" calcext:value-type="float">
            <text:p>0.03120466</text:p>
          </table:table-cell>
          <table:table-cell office:value-type="float" office:value="0.0351068" calcext:value-type="float">
            <text:p>0.0351068</text:p>
          </table:table-cell>
          <table:table-cell office:value-type="float" office:value="0.08752761" calcext:value-type="float">
            <text:p>0.08752761</text:p>
          </table:table-cell>
          <table:table-cell office:value-type="float" office:value="0.1588527" calcext:value-type="float">
            <text:p>0.1588527</text:p>
          </table:table-cell>
          <table:table-cell office:value-type="float" office:value="0.1732831" calcext:value-type="float">
            <text:p>0.1732831</text:p>
          </table:table-cell>
          <table:table-cell office:value-type="float" office:value="0.1734422" calcext:value-type="float">
            <text:p>0.1734422</text:p>
          </table:table-cell>
          <table:table-cell office:value-type="float" office:value="0.1794646" calcext:value-type="float">
            <text:p>0.1794646</text:p>
          </table:table-cell>
          <table:table-cell office:value-type="float" office:value="0.1893297" calcext:value-type="float">
            <text:p>0.1893297</text:p>
          </table:table-cell>
          <table:table-cell office:value-type="float" office:value="0.1927225" calcext:value-type="float">
            <text:p>0.1927225</text:p>
          </table:table-cell>
          <table:table-cell office:value-type="float" office:value="0" calcext:value-type="float">
            <text:p>0</text:p>
          </table:table-cell>
          <table:table-cell office:value-type="float" office:value="47.20172" calcext:value-type="float">
            <text:p>47.20172</text:p>
          </table:table-cell>
          <table:table-cell office:value-type="float" office:value="43.06212" calcext:value-type="float">
            <text:p>43.06212</text:p>
          </table:table-cell>
          <table:table-cell office:value-type="float" office:value="35.37088" calcext:value-type="float">
            <text:p>35.37088</text:p>
          </table:table-cell>
          <table:table-cell office:value-type="float" office:value="11.79553" calcext:value-type="float">
            <text:p>11.79553</text:p>
          </table:table-cell>
          <table:table-cell office:value-type="float" office:value="9.678745" calcext:value-type="float">
            <text:p>9.678745</text:p>
          </table:table-cell>
          <table:table-cell office:value-type="float" office:value="3.504025" calcext:value-type="float">
            <text:p>3.504025</text:p>
          </table:table-cell>
          <table:table-cell office:value-type="float" office:value="3.13776" calcext:value-type="float">
            <text:p>3.13776</text:p>
          </table:table-cell>
          <table:table-cell office:value-type="float" office:value="6.313365" calcext:value-type="float">
            <text:p>6.313365</text:p>
          </table:table-cell>
          <table:table-cell office:value-type="float" office:value="9.273147" calcext:value-type="float">
            <text:p>9.273147</text:p>
          </table:table-cell>
          <table:table-cell office:value-type="float" office:value="10.34381" calcext:value-type="float">
            <text:p>10.34381</text:p>
          </table:table-cell>
          <table:table-cell office:value-type="float" office:value="10.65049" calcext:value-type="float">
            <text:p>10.65049</text:p>
          </table:table-cell>
          <table:table-cell office:value-type="float" office:value="11.20135" calcext:value-type="float">
            <text:p>11.20135</text:p>
          </table:table-cell>
          <table:table-cell office:value-type="float" office:value="12.10876" calcext:value-type="float">
            <text:p>12.10876</text:p>
          </table:table-cell>
          <table:table-cell office:value-type="float" office:value="12.42455" calcext:value-type="float">
            <text:p>12.42455</text:p>
          </table:table-cell>
          <table:table-cell office:value-type="float" office:value="0" calcext:value-type="float">
            <text:p>0</text:p>
          </table:table-cell>
          <table:table-cell office:value-type="float" office:value="74.16883" calcext:value-type="float">
            <text:p>74.168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032006" calcext:value-type="float">
            <text:p>11032006</text:p>
          </table:table-cell>
          <table:table-cell office:value-type="float" office:value="0.8129141" calcext:value-type="float">
            <text:p>0.8129141</text:p>
          </table:table-cell>
          <table:table-cell office:value-type="float" office:value="134.3827" calcext:value-type="float">
            <text:p>134.38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11146" calcext:value-type="float">
            <text:p>43.11146</text:p>
          </table:table-cell>
          <table:table-cell office:value-type="float" office:value="0" calcext:value-type="float">
            <text:p>0</text:p>
          </table:table-cell>
          <table:table-cell office:value-type="float" office:value="0.00006134817" calcext:value-type="float">
            <text:p>6.134817E-05</text:p>
          </table:table-cell>
          <table:table-cell office:value-type="float" office:value="0" calcext:value-type="float">
            <text:p>0</text:p>
          </table:table-cell>
          <table:table-cell office:value-type="float" office:value="0.003534332" calcext:value-type="float">
            <text:p>0.003534332</text:p>
          </table:table-cell>
          <table:table-cell office:value-type="float" office:value="1167.815" calcext:value-type="float">
            <text:p>1167.815</text:p>
          </table:table-cell>
          <table:table-cell office:value-type="float" office:value="0.9598355" calcext:value-type="float">
            <text:p>0.9598355</text:p>
          </table:table-cell>
          <table:table-cell office:value-type="float" office:value="0" calcext:value-type="float">
            <text:p>0</text:p>
          </table:table-cell>
          <table:table-cell office:value-type="float" office:value="0.4587679" calcext:value-type="float">
            <text:p>0.4587679</text:p>
          </table:table-cell>
          <table:table-cell office:value-type="float" office:value="0.3246219" calcext:value-type="float">
            <text:p>0.3246219</text:p>
          </table:table-cell>
          <table:table-cell office:value-type="float" office:value="0.2530392" calcext:value-type="float">
            <text:p>0.2530392</text:p>
          </table:table-cell>
          <table:table-cell office:value-type="float" office:value="0.08551245" calcext:value-type="float">
            <text:p>0.08551245</text:p>
          </table:table-cell>
          <table:table-cell office:value-type="float" office:value="0.07003671" calcext:value-type="float">
            <text:p>0.07003671</text:p>
          </table:table-cell>
          <table:table-cell office:value-type="float" office:value="0.03178687" calcext:value-type="float">
            <text:p>0.03178687</text:p>
          </table:table-cell>
          <table:table-cell office:value-type="float" office:value="0.03534476" calcext:value-type="float">
            <text:p>0.03534476</text:p>
          </table:table-cell>
          <table:table-cell office:value-type="float" office:value="0.08763978" calcext:value-type="float">
            <text:p>0.08763978</text:p>
          </table:table-cell>
          <table:table-cell office:value-type="float" office:value="0.1589161" calcext:value-type="float">
            <text:p>0.1589161</text:p>
          </table:table-cell>
          <table:table-cell office:value-type="float" office:value="0.1733255" calcext:value-type="float">
            <text:p>0.1733255</text:p>
          </table:table-cell>
          <table:table-cell office:value-type="float" office:value="0.1734804" calcext:value-type="float">
            <text:p>0.1734804</text:p>
          </table:table-cell>
          <table:table-cell office:value-type="float" office:value="0.1794923" calcext:value-type="float">
            <text:p>0.1794923</text:p>
          </table:table-cell>
          <table:table-cell office:value-type="float" office:value="0.1893496" calcext:value-type="float">
            <text:p>0.1893496</text:p>
          </table:table-cell>
          <table:table-cell office:value-type="float" office:value="0.19274" calcext:value-type="float">
            <text:p>0.19274</text:p>
          </table:table-cell>
          <table:table-cell office:value-type="float" office:value="0" calcext:value-type="float">
            <text:p>0</text:p>
          </table:table-cell>
          <table:table-cell office:value-type="float" office:value="47.22114" calcext:value-type="float">
            <text:p>47.22114</text:p>
          </table:table-cell>
          <table:table-cell office:value-type="float" office:value="43.03376" calcext:value-type="float">
            <text:p>43.03376</text:p>
          </table:table-cell>
          <table:table-cell office:value-type="float" office:value="35.34697" calcext:value-type="float">
            <text:p>35.34697</text:p>
          </table:table-cell>
          <table:table-cell office:value-type="float" office:value="11.78908" calcext:value-type="float">
            <text:p>11.78908</text:p>
          </table:table-cell>
          <table:table-cell office:value-type="float" office:value="9.673601" calcext:value-type="float">
            <text:p>9.673601</text:p>
          </table:table-cell>
          <table:table-cell office:value-type="float" office:value="3.503918" calcext:value-type="float">
            <text:p>3.503918</text:p>
          </table:table-cell>
          <table:table-cell office:value-type="float" office:value="3.138687" calcext:value-type="float">
            <text:p>3.138687</text:p>
          </table:table-cell>
          <table:table-cell office:value-type="float" office:value="6.316045" calcext:value-type="float">
            <text:p>6.316045</text:p>
          </table:table-cell>
          <table:table-cell office:value-type="float" office:value="9.277534" calcext:value-type="float">
            <text:p>9.277534</text:p>
          </table:table-cell>
          <table:table-cell office:value-type="float" office:value="10.34723" calcext:value-type="float">
            <text:p>10.34723</text:p>
          </table:table-cell>
          <table:table-cell office:value-type="float" office:value="10.65389" calcext:value-type="float">
            <text:p>10.65389</text:p>
          </table:table-cell>
          <table:table-cell office:value-type="float" office:value="11.20414" calcext:value-type="float">
            <text:p>11.20414</text:p>
          </table:table-cell>
          <table:table-cell office:value-type="float" office:value="12.11062" calcext:value-type="float">
            <text:p>12.11062</text:p>
          </table:table-cell>
          <table:table-cell office:value-type="float" office:value="12.42618" calcext:value-type="float">
            <text:p>12.42618</text:p>
          </table:table-cell>
          <table:table-cell office:value-type="float" office:value="0" calcext:value-type="float">
            <text:p>0</text:p>
          </table:table-cell>
          <table:table-cell office:value-type="float" office:value="83.53109" calcext:value-type="float">
            <text:p>83.531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032006" calcext:value-type="float">
            <text:p>12032006</text:p>
          </table:table-cell>
          <table:table-cell office:value-type="float" office:value="0.812302" calcext:value-type="float">
            <text:p>0.812302</text:p>
          </table:table-cell>
          <table:table-cell office:value-type="float" office:value="134.3818" calcext:value-type="float">
            <text:p>134.38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11815" calcext:value-type="float">
            <text:p>43.11815</text:p>
          </table:table-cell>
          <table:table-cell office:value-type="float" office:value="0" calcext:value-type="float">
            <text:p>0</text:p>
          </table:table-cell>
          <table:table-cell office:value-type="float" office:value="0.00006136328" calcext:value-type="float">
            <text:p>6.136328E-05</text:p>
          </table:table-cell>
          <table:table-cell office:value-type="float" office:value="0" calcext:value-type="float">
            <text:p>0</text:p>
          </table:table-cell>
          <table:table-cell office:value-type="float" office:value="0.003541357" calcext:value-type="float">
            <text:p>0.003541357</text:p>
          </table:table-cell>
          <table:table-cell office:value-type="float" office:value="1167.811" calcext:value-type="float">
            <text:p>1167.811</text:p>
          </table:table-cell>
          <table:table-cell office:value-type="float" office:value="0.9591627" calcext:value-type="float">
            <text:p>0.9591627</text:p>
          </table:table-cell>
          <table:table-cell office:value-type="float" office:value="0" calcext:value-type="float">
            <text:p>0</text:p>
          </table:table-cell>
          <table:table-cell office:value-type="float" office:value="0.2390055" calcext:value-type="float">
            <text:p>0.2390055</text:p>
          </table:table-cell>
          <table:table-cell office:value-type="float" office:value="0.3115735" calcext:value-type="float">
            <text:p>0.3115735</text:p>
          </table:table-cell>
          <table:table-cell office:value-type="float" office:value="0.2410154" calcext:value-type="float">
            <text:p>0.2410154</text:p>
          </table:table-cell>
          <table:table-cell office:value-type="float" office:value="0.08193164" calcext:value-type="float">
            <text:p>0.08193164</text:p>
          </table:table-cell>
          <table:table-cell office:value-type="float" office:value="0.06777267" calcext:value-type="float">
            <text:p>0.06777267</text:p>
          </table:table-cell>
          <table:table-cell office:value-type="float" office:value="0.03144323" calcext:value-type="float">
            <text:p>0.03144323</text:p>
          </table:table-cell>
          <table:table-cell office:value-type="float" office:value="0.03535074" calcext:value-type="float">
            <text:p>0.03535074</text:p>
          </table:table-cell>
          <table:table-cell office:value-type="float" office:value="0.08774605" calcext:value-type="float">
            <text:p>0.08774605</text:p>
          </table:table-cell>
          <table:table-cell office:value-type="float" office:value="0.158994" calcext:value-type="float">
            <text:p>0.158994</text:p>
          </table:table-cell>
          <table:table-cell office:value-type="float" office:value="0.173369" calcext:value-type="float">
            <text:p>0.173369</text:p>
          </table:table-cell>
          <table:table-cell office:value-type="float" office:value="0.173519" calcext:value-type="float">
            <text:p>0.173519</text:p>
          </table:table-cell>
          <table:table-cell office:value-type="float" office:value="0.1795337" calcext:value-type="float">
            <text:p>0.1795337</text:p>
          </table:table-cell>
          <table:table-cell office:value-type="float" office:value="0.1893698" calcext:value-type="float">
            <text:p>0.1893698</text:p>
          </table:table-cell>
          <table:table-cell office:value-type="float" office:value="0.1927575" calcext:value-type="float">
            <text:p>0.1927575</text:p>
          </table:table-cell>
          <table:table-cell office:value-type="float" office:value="0" calcext:value-type="float">
            <text:p>0</text:p>
          </table:table-cell>
          <table:table-cell office:value-type="float" office:value="47.1845" calcext:value-type="float">
            <text:p>47.1845</text:p>
          </table:table-cell>
          <table:table-cell office:value-type="float" office:value="43.00139" calcext:value-type="float">
            <text:p>43.00139</text:p>
          </table:table-cell>
          <table:table-cell office:value-type="float" office:value="35.32195" calcext:value-type="float">
            <text:p>35.32195</text:p>
          </table:table-cell>
          <table:table-cell office:value-type="float" office:value="11.78252" calcext:value-type="float">
            <text:p>11.78252</text:p>
          </table:table-cell>
          <table:table-cell office:value-type="float" office:value="9.668536" calcext:value-type="float">
            <text:p>9.668536</text:p>
          </table:table-cell>
          <table:table-cell office:value-type="float" office:value="3.503877" calcext:value-type="float">
            <text:p>3.503877</text:p>
          </table:table-cell>
          <table:table-cell office:value-type="float" office:value="3.139648" calcext:value-type="float">
            <text:p>3.139648</text:p>
          </table:table-cell>
          <table:table-cell office:value-type="float" office:value="6.318745" calcext:value-type="float">
            <text:p>6.318745</text:p>
          </table:table-cell>
          <table:table-cell office:value-type="float" office:value="9.281922" calcext:value-type="float">
            <text:p>9.281922</text:p>
          </table:table-cell>
          <table:table-cell office:value-type="float" office:value="10.35065" calcext:value-type="float">
            <text:p>10.35065</text:p>
          </table:table-cell>
          <table:table-cell office:value-type="float" office:value="10.65728" calcext:value-type="float">
            <text:p>10.65728</text:p>
          </table:table-cell>
          <table:table-cell office:value-type="float" office:value="11.20693" calcext:value-type="float">
            <text:p>11.20693</text:p>
          </table:table-cell>
          <table:table-cell office:value-type="float" office:value="12.11248" calcext:value-type="float">
            <text:p>12.11248</text:p>
          </table:table-cell>
          <table:table-cell office:value-type="float" office:value="12.42783" calcext:value-type="float">
            <text:p>12.42783</text:p>
          </table:table-cell>
          <table:table-cell office:value-type="float" office:value="0" calcext:value-type="float">
            <text:p>0</text:p>
          </table:table-cell>
          <table:table-cell office:value-type="float" office:value="61.18579" calcext:value-type="float">
            <text:p>61.185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032006" calcext:value-type="float">
            <text:p>13032006</text:p>
          </table:table-cell>
          <table:table-cell office:value-type="float" office:value="0.8116786" calcext:value-type="float">
            <text:p>0.8116786</text:p>
          </table:table-cell>
          <table:table-cell office:value-type="float" office:value="134.3811" calcext:value-type="float">
            <text:p>134.38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12447" calcext:value-type="float">
            <text:p>43.12447</text:p>
          </table:table-cell>
          <table:table-cell office:value-type="float" office:value="0" calcext:value-type="float">
            <text:p>0</text:p>
          </table:table-cell>
          <table:table-cell office:value-type="float" office:value="0.00006137685" calcext:value-type="float">
            <text:p>6.137685E-05</text:p>
          </table:table-cell>
          <table:table-cell office:value-type="float" office:value="0" calcext:value-type="float">
            <text:p>0</text:p>
          </table:table-cell>
          <table:table-cell office:value-type="float" office:value="0.003547686" calcext:value-type="float">
            <text:p>0.003547686</text:p>
          </table:table-cell>
          <table:table-cell office:value-type="float" office:value="1167.806" calcext:value-type="float">
            <text:p>1167.806</text:p>
          </table:table-cell>
          <table:table-cell office:value-type="float" office:value="0.9587342" calcext:value-type="float">
            <text:p>0.9587342</text:p>
          </table:table-cell>
          <table:table-cell office:value-type="float" office:value="0" calcext:value-type="float">
            <text:p>0</text:p>
          </table:table-cell>
          <table:table-cell office:value-type="float" office:value="0.4296912" calcext:value-type="float">
            <text:p>0.4296912</text:p>
          </table:table-cell>
          <table:table-cell office:value-type="float" office:value="0.3232539" calcext:value-type="float">
            <text:p>0.3232539</text:p>
          </table:table-cell>
          <table:table-cell office:value-type="float" office:value="0.2386768" calcext:value-type="float">
            <text:p>0.2386768</text:p>
          </table:table-cell>
          <table:table-cell office:value-type="float" office:value="0.081091" calcext:value-type="float">
            <text:p>0.081091</text:p>
          </table:table-cell>
          <table:table-cell office:value-type="float" office:value="0.06660499" calcext:value-type="float">
            <text:p>0.06660499</text:p>
          </table:table-cell>
          <table:table-cell office:value-type="float" office:value="0.03092282" calcext:value-type="float">
            <text:p>0.03092282</text:p>
          </table:table-cell>
          <table:table-cell office:value-type="float" office:value="0.03515778" calcext:value-type="float">
            <text:p>0.03515778</text:p>
          </table:table-cell>
          <table:table-cell office:value-type="float" office:value="0.08771629" calcext:value-type="float">
            <text:p>0.08771629</text:p>
          </table:table-cell>
          <table:table-cell office:value-type="float" office:value="0.1590599" calcext:value-type="float">
            <text:p>0.1590599</text:p>
          </table:table-cell>
          <table:table-cell office:value-type="float" office:value="0.1734137" calcext:value-type="float">
            <text:p>0.1734137</text:p>
          </table:table-cell>
          <table:table-cell office:value-type="float" office:value="0.1735578" calcext:value-type="float">
            <text:p>0.1735578</text:p>
          </table:table-cell>
          <table:table-cell office:value-type="float" office:value="0.1795774" calcext:value-type="float">
            <text:p>0.1795774</text:p>
          </table:table-cell>
          <table:table-cell office:value-type="float" office:value="0.18939" calcext:value-type="float">
            <text:p>0.18939</text:p>
          </table:table-cell>
          <table:table-cell office:value-type="float" office:value="0.1927744" calcext:value-type="float">
            <text:p>0.1927744</text:p>
          </table:table-cell>
          <table:table-cell office:value-type="float" office:value="0" calcext:value-type="float">
            <text:p>0</text:p>
          </table:table-cell>
          <table:table-cell office:value-type="float" office:value="47.15253" calcext:value-type="float">
            <text:p>47.15253</text:p>
          </table:table-cell>
          <table:table-cell office:value-type="float" office:value="42.96497" calcext:value-type="float">
            <text:p>42.96497</text:p>
          </table:table-cell>
          <table:table-cell office:value-type="float" office:value="35.29412" calcext:value-type="float">
            <text:p>35.29412</text:p>
          </table:table-cell>
          <table:table-cell office:value-type="float" office:value="11.77499" calcext:value-type="float">
            <text:p>11.77499</text:p>
          </table:table-cell>
          <table:table-cell office:value-type="float" office:value="9.662605" calcext:value-type="float">
            <text:p>9.662605</text:p>
          </table:table-cell>
          <table:table-cell office:value-type="float" office:value="3.50368" calcext:value-type="float">
            <text:p>3.50368</text:p>
          </table:table-cell>
          <table:table-cell office:value-type="float" office:value="3.140572" calcext:value-type="float">
            <text:p>3.140572</text:p>
          </table:table-cell>
          <table:table-cell office:value-type="float" office:value="6.321442" calcext:value-type="float">
            <text:p>6.321442</text:p>
          </table:table-cell>
          <table:table-cell office:value-type="float" office:value="9.28631" calcext:value-type="float">
            <text:p>9.28631</text:p>
          </table:table-cell>
          <table:table-cell office:value-type="float" office:value="10.35406" calcext:value-type="float">
            <text:p>10.35406</text:p>
          </table:table-cell>
          <table:table-cell office:value-type="float" office:value="10.66068" calcext:value-type="float">
            <text:p>10.66068</text:p>
          </table:table-cell>
          <table:table-cell office:value-type="float" office:value="11.20973" calcext:value-type="float">
            <text:p>11.20973</text:p>
          </table:table-cell>
          <table:table-cell office:value-type="float" office:value="12.11434" calcext:value-type="float">
            <text:p>12.11434</text:p>
          </table:table-cell>
          <table:table-cell office:value-type="float" office:value="12.42726" calcext:value-type="float">
            <text:p>12.42726</text:p>
          </table:table-cell>
          <table:table-cell office:value-type="float" office:value="0" calcext:value-type="float">
            <text:p>0</text:p>
          </table:table-cell>
          <table:table-cell office:value-type="float" office:value="53.32429" calcext:value-type="float">
            <text:p>53.324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032006" calcext:value-type="float">
            <text:p>14032006</text:p>
          </table:table-cell>
          <table:table-cell office:value-type="float" office:value="0.8109601" calcext:value-type="float">
            <text:p>0.8109601</text:p>
          </table:table-cell>
          <table:table-cell office:value-type="float" office:value="134.3804" calcext:value-type="float">
            <text:p>134.38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13131" calcext:value-type="float">
            <text:p>43.13131</text:p>
          </table:table-cell>
          <table:table-cell office:value-type="float" office:value="0" calcext:value-type="float">
            <text:p>0</text:p>
          </table:table-cell>
          <table:table-cell office:value-type="float" office:value="0.0000613886" calcext:value-type="float">
            <text:p>6.13886E-05</text:p>
          </table:table-cell>
          <table:table-cell office:value-type="float" office:value="0" calcext:value-type="float">
            <text:p>0</text:p>
          </table:table-cell>
          <table:table-cell office:value-type="float" office:value="0.003553104" calcext:value-type="float">
            <text:p>0.003553104</text:p>
          </table:table-cell>
          <table:table-cell office:value-type="float" office:value="1167.801" calcext:value-type="float">
            <text:p>1167.801</text:p>
          </table:table-cell>
          <table:table-cell office:value-type="float" office:value="0.9583166" calcext:value-type="float">
            <text:p>0.9583166</text:p>
          </table:table-cell>
          <table:table-cell office:value-type="float" office:value="0" calcext:value-type="float">
            <text:p>0</text:p>
          </table:table-cell>
          <table:table-cell office:value-type="float" office:value="0.3994891" calcext:value-type="float">
            <text:p>0.3994891</text:p>
          </table:table-cell>
          <table:table-cell office:value-type="float" office:value="0.3127287" calcext:value-type="float">
            <text:p>0.3127287</text:p>
          </table:table-cell>
          <table:table-cell office:value-type="float" office:value="0.238983" calcext:value-type="float">
            <text:p>0.238983</text:p>
          </table:table-cell>
          <table:table-cell office:value-type="float" office:value="0.08085532" calcext:value-type="float">
            <text:p>0.08085532</text:p>
          </table:table-cell>
          <table:table-cell office:value-type="float" office:value="0.06635508" calcext:value-type="float">
            <text:p>0.06635508</text:p>
          </table:table-cell>
          <table:table-cell office:value-type="float" office:value="0.03072974" calcext:value-type="float">
            <text:p>0.03072974</text:p>
          </table:table-cell>
          <table:table-cell office:value-type="float" office:value="0.03505213" calcext:value-type="float">
            <text:p>0.03505213</text:p>
          </table:table-cell>
          <table:table-cell office:value-type="float" office:value="0.08767" calcext:value-type="float">
            <text:p>0.08767</text:p>
          </table:table-cell>
          <table:table-cell office:value-type="float" office:value="0.1591047" calcext:value-type="float">
            <text:p>0.1591047</text:p>
          </table:table-cell>
          <table:table-cell office:value-type="float" office:value="0.1734566" calcext:value-type="float">
            <text:p>0.1734566</text:p>
          </table:table-cell>
          <table:table-cell office:value-type="float" office:value="0.1735962" calcext:value-type="float">
            <text:p>0.1735962</text:p>
          </table:table-cell>
          <table:table-cell office:value-type="float" office:value="0.1795976" calcext:value-type="float">
            <text:p>0.1795976</text:p>
          </table:table-cell>
          <table:table-cell office:value-type="float" office:value="0.1894118" calcext:value-type="float">
            <text:p>0.1894118</text:p>
          </table:table-cell>
          <table:table-cell office:value-type="float" office:value="0.1927909" calcext:value-type="float">
            <text:p>0.1927909</text:p>
          </table:table-cell>
          <table:table-cell office:value-type="float" office:value="0" calcext:value-type="float">
            <text:p>0</text:p>
          </table:table-cell>
          <table:table-cell office:value-type="float" office:value="47.16212" calcext:value-type="float">
            <text:p>47.16212</text:p>
          </table:table-cell>
          <table:table-cell office:value-type="float" office:value="42.93225" calcext:value-type="float">
            <text:p>42.93225</text:p>
          </table:table-cell>
          <table:table-cell office:value-type="float" office:value="35.26614" calcext:value-type="float">
            <text:p>35.26614</text:p>
          </table:table-cell>
          <table:table-cell office:value-type="float" office:value="11.76715" calcext:value-type="float">
            <text:p>11.76715</text:p>
          </table:table-cell>
          <table:table-cell office:value-type="float" office:value="9.656392" calcext:value-type="float">
            <text:p>9.656392</text:p>
          </table:table-cell>
          <table:table-cell office:value-type="float" office:value="3.503401" calcext:value-type="float">
            <text:p>3.503401</text:p>
          </table:table-cell>
          <table:table-cell office:value-type="float" office:value="3.141459" calcext:value-type="float">
            <text:p>3.141459</text:p>
          </table:table-cell>
          <table:table-cell office:value-type="float" office:value="6.324119" calcext:value-type="float">
            <text:p>6.324119</text:p>
          </table:table-cell>
          <table:table-cell office:value-type="float" office:value="9.290699" calcext:value-type="float">
            <text:p>9.290699</text:p>
          </table:table-cell>
          <table:table-cell office:value-type="float" office:value="10.35748" calcext:value-type="float">
            <text:p>10.35748</text:p>
          </table:table-cell>
          <table:table-cell office:value-type="float" office:value="10.66407" calcext:value-type="float">
            <text:p>10.66407</text:p>
          </table:table-cell>
          <table:table-cell office:value-type="float" office:value="11.21251" calcext:value-type="float">
            <text:p>11.21251</text:p>
          </table:table-cell>
          <table:table-cell office:value-type="float" office:value="12.1162" calcext:value-type="float">
            <text:p>12.1162</text:p>
          </table:table-cell>
          <table:table-cell office:value-type="float" office:value="12.4311" calcext:value-type="float">
            <text:p>12.4311</text:p>
          </table:table-cell>
          <table:table-cell office:value-type="float" office:value="0" calcext:value-type="float">
            <text:p>0</text:p>
          </table:table-cell>
          <table:table-cell office:value-type="float" office:value="54.80032" calcext:value-type="float">
            <text:p>54.800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032006" calcext:value-type="float">
            <text:p>15032006</text:p>
          </table:table-cell>
          <table:table-cell office:value-type="float" office:value="0.8100306" calcext:value-type="float">
            <text:p>0.8100306</text:p>
          </table:table-cell>
          <table:table-cell office:value-type="float" office:value="134.3795" calcext:value-type="float">
            <text:p>134.37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13821" calcext:value-type="float">
            <text:p>43.13821</text:p>
          </table:table-cell>
          <table:table-cell office:value-type="float" office:value="0" calcext:value-type="float">
            <text:p>0</text:p>
          </table:table-cell>
          <table:table-cell office:value-type="float" office:value="0.0000614002" calcext:value-type="float">
            <text:p>6.14002E-05</text:p>
          </table:table-cell>
          <table:table-cell office:value-type="float" office:value="0" calcext:value-type="float">
            <text:p>0</text:p>
          </table:table-cell>
          <table:table-cell office:value-type="float" office:value="0.003558592" calcext:value-type="float">
            <text:p>0.003558592</text:p>
          </table:table-cell>
          <table:table-cell office:value-type="float" office:value="1167.796" calcext:value-type="float">
            <text:p>1167.796</text:p>
          </table:table-cell>
          <table:table-cell office:value-type="float" office:value="0.957099" calcext:value-type="float">
            <text:p>0.957099</text:p>
          </table:table-cell>
          <table:table-cell office:value-type="float" office:value="0" calcext:value-type="float">
            <text:p>0</text:p>
          </table:table-cell>
          <table:table-cell office:value-type="float" office:value="0.3280751" calcext:value-type="float">
            <text:p>0.3280751</text:p>
          </table:table-cell>
          <table:table-cell office:value-type="float" office:value="0.3154692" calcext:value-type="float">
            <text:p>0.3154692</text:p>
          </table:table-cell>
          <table:table-cell office:value-type="float" office:value="0.2429381" calcext:value-type="float">
            <text:p>0.2429381</text:p>
          </table:table-cell>
          <table:table-cell office:value-type="float" office:value="0.08185593" calcext:value-type="float">
            <text:p>0.08185593</text:p>
          </table:table-cell>
          <table:table-cell office:value-type="float" office:value="0.0669565" calcext:value-type="float">
            <text:p>0.0669565</text:p>
          </table:table-cell>
          <table:table-cell office:value-type="float" office:value="0.03085841" calcext:value-type="float">
            <text:p>0.03085841</text:p>
          </table:table-cell>
          <table:table-cell office:value-type="float" office:value="0.03507248" calcext:value-type="float">
            <text:p>0.03507248</text:p>
          </table:table-cell>
          <table:table-cell office:value-type="float" office:value="0.08766374" calcext:value-type="float">
            <text:p>0.08766374</text:p>
          </table:table-cell>
          <table:table-cell office:value-type="float" office:value="0.1591417" calcext:value-type="float">
            <text:p>0.1591417</text:p>
          </table:table-cell>
          <table:table-cell office:value-type="float" office:value="0.1734973" calcext:value-type="float">
            <text:p>0.1734973</text:p>
          </table:table-cell>
          <table:table-cell office:value-type="float" office:value="0.1736344" calcext:value-type="float">
            <text:p>0.1736344</text:p>
          </table:table-cell>
          <table:table-cell office:value-type="float" office:value="0.1796262" calcext:value-type="float">
            <text:p>0.1796262</text:p>
          </table:table-cell>
          <table:table-cell office:value-type="float" office:value="0.1894309" calcext:value-type="float">
            <text:p>0.1894309</text:p>
          </table:table-cell>
          <table:table-cell office:value-type="float" office:value="0.1928091" calcext:value-type="float">
            <text:p>0.1928091</text:p>
          </table:table-cell>
          <table:table-cell office:value-type="float" office:value="0" calcext:value-type="float">
            <text:p>0</text:p>
          </table:table-cell>
          <table:table-cell office:value-type="float" office:value="47.17433" calcext:value-type="float">
            <text:p>47.17433</text:p>
          </table:table-cell>
          <table:table-cell office:value-type="float" office:value="42.89917" calcext:value-type="float">
            <text:p>42.89917</text:p>
          </table:table-cell>
          <table:table-cell office:value-type="float" office:value="35.2389" calcext:value-type="float">
            <text:p>35.2389</text:p>
          </table:table-cell>
          <table:table-cell office:value-type="float" office:value="11.75949" calcext:value-type="float">
            <text:p>11.75949</text:p>
          </table:table-cell>
          <table:table-cell office:value-type="float" office:value="9.650285" calcext:value-type="float">
            <text:p>9.650285</text:p>
          </table:table-cell>
          <table:table-cell office:value-type="float" office:value="3.503121" calcext:value-type="float">
            <text:p>3.503121</text:p>
          </table:table-cell>
          <table:table-cell office:value-type="float" office:value="3.142338" calcext:value-type="float">
            <text:p>3.142338</text:p>
          </table:table-cell>
          <table:table-cell office:value-type="float" office:value="6.326799" calcext:value-type="float">
            <text:p>6.326799</text:p>
          </table:table-cell>
          <table:table-cell office:value-type="float" office:value="9.295087" calcext:value-type="float">
            <text:p>9.295087</text:p>
          </table:table-cell>
          <table:table-cell office:value-type="float" office:value="10.3609" calcext:value-type="float">
            <text:p>10.3609</text:p>
          </table:table-cell>
          <table:table-cell office:value-type="float" office:value="10.66746" calcext:value-type="float">
            <text:p>10.66746</text:p>
          </table:table-cell>
          <table:table-cell office:value-type="float" office:value="11.2153" calcext:value-type="float">
            <text:p>11.2153</text:p>
          </table:table-cell>
          <table:table-cell office:value-type="float" office:value="12.11806" calcext:value-type="float">
            <text:p>12.11806</text:p>
          </table:table-cell>
          <table:table-cell office:value-type="float" office:value="12.43274" calcext:value-type="float">
            <text:p>12.43274</text:p>
          </table:table-cell>
          <table:table-cell office:value-type="float" office:value="0" calcext:value-type="float">
            <text:p>0</text:p>
          </table:table-cell>
          <table:table-cell office:value-type="float" office:value="64.72287" calcext:value-type="float">
            <text:p>64.722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032006" calcext:value-type="float">
            <text:p>16032006</text:p>
          </table:table-cell>
          <table:table-cell office:value-type="float" office:value="0.8094378" calcext:value-type="float">
            <text:p>0.8094378</text:p>
          </table:table-cell>
          <table:table-cell office:value-type="float" office:value="134.3786" calcext:value-type="float">
            <text:p>134.37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14492" calcext:value-type="float">
            <text:p>43.14492</text:p>
          </table:table-cell>
          <table:table-cell office:value-type="float" office:value="0" calcext:value-type="float">
            <text:p>0</text:p>
          </table:table-cell>
          <table:table-cell office:value-type="float" office:value="0.00006141137" calcext:value-type="float">
            <text:p>6.141137E-05</text:p>
          </table:table-cell>
          <table:table-cell office:value-type="float" office:value="0" calcext:value-type="float">
            <text:p>0</text:p>
          </table:table-cell>
          <table:table-cell office:value-type="float" office:value="0.003563701" calcext:value-type="float">
            <text:p>0.003563701</text:p>
          </table:table-cell>
          <table:table-cell office:value-type="float" office:value="1167.791" calcext:value-type="float">
            <text:p>1167.791</text:p>
          </table:table-cell>
          <table:table-cell office:value-type="float" office:value="0.9564064" calcext:value-type="float">
            <text:p>0.9564064</text:p>
          </table:table-cell>
          <table:table-cell office:value-type="float" office:value="0" calcext:value-type="float">
            <text:p>0</text:p>
          </table:table-cell>
          <table:table-cell office:value-type="float" office:value="0.3293803" calcext:value-type="float">
            <text:p>0.3293803</text:p>
          </table:table-cell>
          <table:table-cell office:value-type="float" office:value="0.3061815" calcext:value-type="float">
            <text:p>0.3061815</text:p>
          </table:table-cell>
          <table:table-cell office:value-type="float" office:value="0.2370876" calcext:value-type="float">
            <text:p>0.2370876</text:p>
          </table:table-cell>
          <table:table-cell office:value-type="float" office:value="0.08066458" calcext:value-type="float">
            <text:p>0.08066458</text:p>
          </table:table-cell>
          <table:table-cell office:value-type="float" office:value="0.06653424" calcext:value-type="float">
            <text:p>0.06653424</text:p>
          </table:table-cell>
          <table:table-cell office:value-type="float" office:value="0.03098506" calcext:value-type="float">
            <text:p>0.03098506</text:p>
          </table:table-cell>
          <table:table-cell office:value-type="float" office:value="0.03517114" calcext:value-type="float">
            <text:p>0.03517114</text:p>
          </table:table-cell>
          <table:table-cell office:value-type="float" office:value="0.08772012" calcext:value-type="float">
            <text:p>0.08772012</text:p>
          </table:table-cell>
          <table:table-cell office:value-type="float" office:value="0.1591859" calcext:value-type="float">
            <text:p>0.1591859</text:p>
          </table:table-cell>
          <table:table-cell office:value-type="float" office:value="0.1735362" calcext:value-type="float">
            <text:p>0.1735362</text:p>
          </table:table-cell>
          <table:table-cell office:value-type="float" office:value="0.173672" calcext:value-type="float">
            <text:p>0.173672</text:p>
          </table:table-cell>
          <table:table-cell office:value-type="float" office:value="0.179654" calcext:value-type="float">
            <text:p>0.179654</text:p>
          </table:table-cell>
          <table:table-cell office:value-type="float" office:value="0.1894502" calcext:value-type="float">
            <text:p>0.1894502</text:p>
          </table:table-cell>
          <table:table-cell office:value-type="float" office:value="0.1928269" calcext:value-type="float">
            <text:p>0.1928269</text:p>
          </table:table-cell>
          <table:table-cell office:value-type="float" office:value="0" calcext:value-type="float">
            <text:p>0</text:p>
          </table:table-cell>
          <table:table-cell office:value-type="float" office:value="47.16628" calcext:value-type="float">
            <text:p>47.16628</text:p>
          </table:table-cell>
          <table:table-cell office:value-type="float" office:value="42.86688" calcext:value-type="float">
            <text:p>42.86688</text:p>
          </table:table-cell>
          <table:table-cell office:value-type="float" office:value="35.2126" calcext:value-type="float">
            <text:p>35.2126</text:p>
          </table:table-cell>
          <table:table-cell office:value-type="float" office:value="11.75229" calcext:value-type="float">
            <text:p>11.75229</text:p>
          </table:table-cell>
          <table:table-cell office:value-type="float" office:value="9.644562" calcext:value-type="float">
            <text:p>9.644562</text:p>
          </table:table-cell>
          <table:table-cell office:value-type="float" office:value="3.502914" calcext:value-type="float">
            <text:p>3.502914</text:p>
          </table:table-cell>
          <table:table-cell office:value-type="float" office:value="3.143234" calcext:value-type="float">
            <text:p>3.143234</text:p>
          </table:table-cell>
          <table:table-cell office:value-type="float" office:value="6.329479" calcext:value-type="float">
            <text:p>6.329479</text:p>
          </table:table-cell>
          <table:table-cell office:value-type="float" office:value="9.299475" calcext:value-type="float">
            <text:p>9.299475</text:p>
          </table:table-cell>
          <table:table-cell office:value-type="float" office:value="10.36432" calcext:value-type="float">
            <text:p>10.36432</text:p>
          </table:table-cell>
          <table:table-cell office:value-type="float" office:value="10.67076" calcext:value-type="float">
            <text:p>10.67076</text:p>
          </table:table-cell>
          <table:table-cell office:value-type="float" office:value="11.21801" calcext:value-type="float">
            <text:p>11.21801</text:p>
          </table:table-cell>
          <table:table-cell office:value-type="float" office:value="12.11992" calcext:value-type="float">
            <text:p>12.11992</text:p>
          </table:table-cell>
          <table:table-cell office:value-type="float" office:value="12.43428" calcext:value-type="float">
            <text:p>12.43428</text:p>
          </table:table-cell>
          <table:table-cell office:value-type="float" office:value="0" calcext:value-type="float">
            <text:p>0</text:p>
          </table:table-cell>
          <table:table-cell office:value-type="float" office:value="51.27719" calcext:value-type="float">
            <text:p>51.277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032006" calcext:value-type="float">
            <text:p>17032006</text:p>
          </table:table-cell>
          <table:table-cell office:value-type="float" office:value="0.8088093" calcext:value-type="float">
            <text:p>0.8088093</text:p>
          </table:table-cell>
          <table:table-cell office:value-type="float" office:value="134.3779" calcext:value-type="float">
            <text:p>134.37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15148" calcext:value-type="float">
            <text:p>43.15148</text:p>
          </table:table-cell>
          <table:table-cell office:value-type="float" office:value="0" calcext:value-type="float">
            <text:p>0</text:p>
          </table:table-cell>
          <table:table-cell office:value-type="float" office:value="0.00006142192" calcext:value-type="float">
            <text:p>6.142192E-05</text:p>
          </table:table-cell>
          <table:table-cell office:value-type="float" office:value="0" calcext:value-type="float">
            <text:p>0</text:p>
          </table:table-cell>
          <table:table-cell office:value-type="float" office:value="0.003568468" calcext:value-type="float">
            <text:p>0.003568468</text:p>
          </table:table-cell>
          <table:table-cell office:value-type="float" office:value="1167.786" calcext:value-type="float">
            <text:p>1167.786</text:p>
          </table:table-cell>
          <table:table-cell office:value-type="float" office:value="0.9554792" calcext:value-type="float">
            <text:p>0.9554792</text:p>
          </table:table-cell>
          <table:table-cell office:value-type="float" office:value="0" calcext:value-type="float">
            <text:p>0</text:p>
          </table:table-cell>
          <table:table-cell office:value-type="float" office:value="0.3764558" calcext:value-type="float">
            <text:p>0.3764558</text:p>
          </table:table-cell>
          <table:table-cell office:value-type="float" office:value="0.3025286" calcext:value-type="float">
            <text:p>0.3025286</text:p>
          </table:table-cell>
          <table:table-cell office:value-type="float" office:value="0.2369408" calcext:value-type="float">
            <text:p>0.2369408</text:p>
          </table:table-cell>
          <table:table-cell office:value-type="float" office:value="0.08011863" calcext:value-type="float">
            <text:p>0.08011863</text:p>
          </table:table-cell>
          <table:table-cell office:value-type="float" office:value="0.06572199" calcext:value-type="float">
            <text:p>0.06572199</text:p>
          </table:table-cell>
          <table:table-cell office:value-type="float" office:value="0.03063599" calcext:value-type="float">
            <text:p>0.03063599</text:p>
          </table:table-cell>
          <table:table-cell office:value-type="float" office:value="0.03505163" calcext:value-type="float">
            <text:p>0.03505163</text:p>
          </table:table-cell>
          <table:table-cell office:value-type="float" office:value="0.08770862" calcext:value-type="float">
            <text:p>0.08770862</text:p>
          </table:table-cell>
          <table:table-cell office:value-type="float" office:value="0.1592323" calcext:value-type="float">
            <text:p>0.1592323</text:p>
          </table:table-cell>
          <table:table-cell office:value-type="float" office:value="0.1735751" calcext:value-type="float">
            <text:p>0.1735751</text:p>
          </table:table-cell>
          <table:table-cell office:value-type="float" office:value="0.1737092" calcext:value-type="float">
            <text:p>0.1737092</text:p>
          </table:table-cell>
          <table:table-cell office:value-type="float" office:value="0.1796804" calcext:value-type="float">
            <text:p>0.1796804</text:p>
          </table:table-cell>
          <table:table-cell office:value-type="float" office:value="0.1894702" calcext:value-type="float">
            <text:p>0.1894702</text:p>
          </table:table-cell>
          <table:table-cell office:value-type="float" office:value="0.1928436" calcext:value-type="float">
            <text:p>0.1928436</text:p>
          </table:table-cell>
          <table:table-cell office:value-type="float" office:value="0" calcext:value-type="float">
            <text:p>0</text:p>
          </table:table-cell>
          <table:table-cell office:value-type="float" office:value="47.16718" calcext:value-type="float">
            <text:p>47.16718</text:p>
          </table:table-cell>
          <table:table-cell office:value-type="float" office:value="42.83318" calcext:value-type="float">
            <text:p>42.83318</text:p>
          </table:table-cell>
          <table:table-cell office:value-type="float" office:value="35.18469" calcext:value-type="float">
            <text:p>35.18469</text:p>
          </table:table-cell>
          <table:table-cell office:value-type="float" office:value="11.74444" calcext:value-type="float">
            <text:p>11.74444</text:p>
          </table:table-cell>
          <table:table-cell office:value-type="float" office:value="9.638347" calcext:value-type="float">
            <text:p>9.638347</text:p>
          </table:table-cell>
          <table:table-cell office:value-type="float" office:value="3.502634" calcext:value-type="float">
            <text:p>3.502634</text:p>
          </table:table-cell>
          <table:table-cell office:value-type="float" office:value="3.144117" calcext:value-type="float">
            <text:p>3.144117</text:p>
          </table:table-cell>
          <table:table-cell office:value-type="float" office:value="6.332149" calcext:value-type="float">
            <text:p>6.332149</text:p>
          </table:table-cell>
          <table:table-cell office:value-type="float" office:value="9.303823" calcext:value-type="float">
            <text:p>9.303823</text:p>
          </table:table-cell>
          <table:table-cell office:value-type="float" office:value="10.36773" calcext:value-type="float">
            <text:p>10.36773</text:p>
          </table:table-cell>
          <table:table-cell office:value-type="float" office:value="10.67404" calcext:value-type="float">
            <text:p>10.67404</text:p>
          </table:table-cell>
          <table:table-cell office:value-type="float" office:value="11.22073" calcext:value-type="float">
            <text:p>11.22073</text:p>
          </table:table-cell>
          <table:table-cell office:value-type="float" office:value="12.12178" calcext:value-type="float">
            <text:p>12.12178</text:p>
          </table:table-cell>
          <table:table-cell office:value-type="float" office:value="12.43587" calcext:value-type="float">
            <text:p>12.43587</text:p>
          </table:table-cell>
          <table:table-cell office:value-type="float" office:value="0" calcext:value-type="float">
            <text:p>0</text:p>
          </table:table-cell>
          <table:table-cell office:value-type="float" office:value="51.31792" calcext:value-type="float">
            <text:p>51.317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032006" calcext:value-type="float">
            <text:p>18032006</text:p>
          </table:table-cell>
          <table:table-cell office:value-type="float" office:value="0.8083239" calcext:value-type="float">
            <text:p>0.8083239</text:p>
          </table:table-cell>
          <table:table-cell office:value-type="float" office:value="134.3773" calcext:value-type="float">
            <text:p>134.3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15791" calcext:value-type="float">
            <text:p>43.15791</text:p>
          </table:table-cell>
          <table:table-cell office:value-type="float" office:value="0" calcext:value-type="float">
            <text:p>0</text:p>
          </table:table-cell>
          <table:table-cell office:value-type="float" office:value="0.00006143239" calcext:value-type="float">
            <text:p>6.143239E-05</text:p>
          </table:table-cell>
          <table:table-cell office:value-type="float" office:value="0" calcext:value-type="float">
            <text:p>0</text:p>
          </table:table-cell>
          <table:table-cell office:value-type="float" office:value="0.003573111" calcext:value-type="float">
            <text:p>0.003573111</text:p>
          </table:table-cell>
          <table:table-cell office:value-type="float" office:value="1167.781" calcext:value-type="float">
            <text:p>1167.781</text:p>
          </table:table-cell>
          <table:table-cell office:value-type="float" office:value="0.954661" calcext:value-type="float">
            <text:p>0.954661</text:p>
          </table:table-cell>
          <table:table-cell office:value-type="float" office:value="0" calcext:value-type="float">
            <text:p>0</text:p>
          </table:table-cell>
          <table:table-cell office:value-type="float" office:value="0.3005503" calcext:value-type="float">
            <text:p>0.3005503</text:p>
          </table:table-cell>
          <table:table-cell office:value-type="float" office:value="0.2977709" calcext:value-type="float">
            <text:p>0.2977709</text:p>
          </table:table-cell>
          <table:table-cell office:value-type="float" office:value="0.2340573" calcext:value-type="float">
            <text:p>0.2340573</text:p>
          </table:table-cell>
          <table:table-cell office:value-type="float" office:value="0.07919466" calcext:value-type="float">
            <text:p>0.07919466</text:p>
          </table:table-cell>
          <table:table-cell office:value-type="float" office:value="0.06515063" calcext:value-type="float">
            <text:p>0.06515063</text:p>
          </table:table-cell>
          <table:table-cell office:value-type="float" office:value="0.03054182" calcext:value-type="float">
            <text:p>0.03054182</text:p>
          </table:table-cell>
          <table:table-cell office:value-type="float" office:value="0.03503957" calcext:value-type="float">
            <text:p>0.03503957</text:p>
          </table:table-cell>
          <table:table-cell office:value-type="float" office:value="0.08770386" calcext:value-type="float">
            <text:p>0.08770386</text:p>
          </table:table-cell>
          <table:table-cell office:value-type="float" office:value="0.1592711" calcext:value-type="float">
            <text:p>0.1592711</text:p>
          </table:table-cell>
          <table:table-cell office:value-type="float" office:value="0.1736128" calcext:value-type="float">
            <text:p>0.1736128</text:p>
          </table:table-cell>
          <table:table-cell office:value-type="float" office:value="0.1737462" calcext:value-type="float">
            <text:p>0.1737462</text:p>
          </table:table-cell>
          <table:table-cell office:value-type="float" office:value="0.1797098" calcext:value-type="float">
            <text:p>0.1797098</text:p>
          </table:table-cell>
          <table:table-cell office:value-type="float" office:value="0.1894903" calcext:value-type="float">
            <text:p>0.1894903</text:p>
          </table:table-cell>
          <table:table-cell office:value-type="float" office:value="0.1928605" calcext:value-type="float">
            <text:p>0.1928605</text:p>
          </table:table-cell>
          <table:table-cell office:value-type="float" office:value="0" calcext:value-type="float">
            <text:p>0</text:p>
          </table:table-cell>
          <table:table-cell office:value-type="float" office:value="47.16092" calcext:value-type="float">
            <text:p>47.16092</text:p>
          </table:table-cell>
          <table:table-cell office:value-type="float" office:value="42.79842" calcext:value-type="float">
            <text:p>42.79842</text:p>
          </table:table-cell>
          <table:table-cell office:value-type="float" office:value="35.15688" calcext:value-type="float">
            <text:p>35.15688</text:p>
          </table:table-cell>
          <table:table-cell office:value-type="float" office:value="11.73659" calcext:value-type="float">
            <text:p>11.73659</text:p>
          </table:table-cell>
          <table:table-cell office:value-type="float" office:value="9.632102" calcext:value-type="float">
            <text:p>9.632102</text:p>
          </table:table-cell>
          <table:table-cell office:value-type="float" office:value="3.502333" calcext:value-type="float">
            <text:p>3.502333</text:p>
          </table:table-cell>
          <table:table-cell office:value-type="float" office:value="3.144988" calcext:value-type="float">
            <text:p>3.144988</text:p>
          </table:table-cell>
          <table:table-cell office:value-type="float" office:value="6.334793" calcext:value-type="float">
            <text:p>6.334793</text:p>
          </table:table-cell>
          <table:table-cell office:value-type="float" office:value="9.308165" calcext:value-type="float">
            <text:p>9.308165</text:p>
          </table:table-cell>
          <table:table-cell office:value-type="float" office:value="10.37115" calcext:value-type="float">
            <text:p>10.37115</text:p>
          </table:table-cell>
          <table:table-cell office:value-type="float" office:value="10.67732" calcext:value-type="float">
            <text:p>10.67732</text:p>
          </table:table-cell>
          <table:table-cell office:value-type="float" office:value="11.22344" calcext:value-type="float">
            <text:p>11.22344</text:p>
          </table:table-cell>
          <table:table-cell office:value-type="float" office:value="12.12364" calcext:value-type="float">
            <text:p>12.12364</text:p>
          </table:table-cell>
          <table:table-cell office:value-type="float" office:value="12.43743" calcext:value-type="float">
            <text:p>12.43743</text:p>
          </table:table-cell>
          <table:table-cell office:value-type="float" office:value="0" calcext:value-type="float">
            <text:p>0</text:p>
          </table:table-cell>
          <table:table-cell office:value-type="float" office:value="43.37137" calcext:value-type="float">
            <text:p>43.371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032006" calcext:value-type="float">
            <text:p>19032006</text:p>
          </table:table-cell>
          <table:table-cell office:value-type="float" office:value="0.807859" calcext:value-type="float">
            <text:p>0.807859</text:p>
          </table:table-cell>
          <table:table-cell office:value-type="float" office:value="134.3768" calcext:value-type="float">
            <text:p>134.37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16405" calcext:value-type="float">
            <text:p>43.16405</text:p>
          </table:table-cell>
          <table:table-cell office:value-type="float" office:value="0" calcext:value-type="float">
            <text:p>0</text:p>
          </table:table-cell>
          <table:table-cell office:value-type="float" office:value="0.00006144289" calcext:value-type="float">
            <text:p>6.144289E-05</text:p>
          </table:table-cell>
          <table:table-cell office:value-type="float" office:value="0" calcext:value-type="float">
            <text:p>0</text:p>
          </table:table-cell>
          <table:table-cell office:value-type="float" office:value="0.003577563" calcext:value-type="float">
            <text:p>0.003577563</text:p>
          </table:table-cell>
          <table:table-cell office:value-type="float" office:value="1167.776" calcext:value-type="float">
            <text:p>1167.776</text:p>
          </table:table-cell>
          <table:table-cell office:value-type="float" office:value="0.9540461" calcext:value-type="float">
            <text:p>0.9540461</text:p>
          </table:table-cell>
          <table:table-cell office:value-type="float" office:value="0" calcext:value-type="float">
            <text:p>0</text:p>
          </table:table-cell>
          <table:table-cell office:value-type="float" office:value="0.2596192" calcext:value-type="float">
            <text:p>0.2596192</text:p>
          </table:table-cell>
          <table:table-cell office:value-type="float" office:value="0.3101684" calcext:value-type="float">
            <text:p>0.3101684</text:p>
          </table:table-cell>
          <table:table-cell office:value-type="float" office:value="0.2329827" calcext:value-type="float">
            <text:p>0.2329827</text:p>
          </table:table-cell>
          <table:table-cell office:value-type="float" office:value="0.07876723" calcext:value-type="float">
            <text:p>0.07876723</text:p>
          </table:table-cell>
          <table:table-cell office:value-type="float" office:value="0.06478937" calcext:value-type="float">
            <text:p>0.06478937</text:p>
          </table:table-cell>
          <table:table-cell office:value-type="float" office:value="0.03039438" calcext:value-type="float">
            <text:p>0.03039438</text:p>
          </table:table-cell>
          <table:table-cell office:value-type="float" office:value="0.03498747" calcext:value-type="float">
            <text:p>0.03498747</text:p>
          </table:table-cell>
          <table:table-cell office:value-type="float" office:value="0.08768877" calcext:value-type="float">
            <text:p>0.08768877</text:p>
          </table:table-cell>
          <table:table-cell office:value-type="float" office:value="0.1593063" calcext:value-type="float">
            <text:p>0.1593063</text:p>
          </table:table-cell>
          <table:table-cell office:value-type="float" office:value="0.1736504" calcext:value-type="float">
            <text:p>0.1736504</text:p>
          </table:table-cell>
          <table:table-cell office:value-type="float" office:value="0.1737828" calcext:value-type="float">
            <text:p>0.1737828</text:p>
          </table:table-cell>
          <table:table-cell office:value-type="float" office:value="0.1797535" calcext:value-type="float">
            <text:p>0.1797535</text:p>
          </table:table-cell>
          <table:table-cell office:value-type="float" office:value="0.1895097" calcext:value-type="float">
            <text:p>0.1895097</text:p>
          </table:table-cell>
          <table:table-cell office:value-type="float" office:value="0.1928773" calcext:value-type="float">
            <text:p>0.1928773</text:p>
          </table:table-cell>
          <table:table-cell office:value-type="float" office:value="0" calcext:value-type="float">
            <text:p>0</text:p>
          </table:table-cell>
          <table:table-cell office:value-type="float" office:value="47.13107" calcext:value-type="float">
            <text:p>47.13107</text:p>
          </table:table-cell>
          <table:table-cell office:value-type="float" office:value="42.76348" calcext:value-type="float">
            <text:p>42.76348</text:p>
          </table:table-cell>
          <table:table-cell office:value-type="float" office:value="35.12859" calcext:value-type="float">
            <text:p>35.12859</text:p>
          </table:table-cell>
          <table:table-cell office:value-type="float" office:value="11.7285" calcext:value-type="float">
            <text:p>11.7285</text:p>
          </table:table-cell>
          <table:table-cell office:value-type="float" office:value="9.625683" calcext:value-type="float">
            <text:p>9.625683</text:p>
          </table:table-cell>
          <table:table-cell office:value-type="float" office:value="3.501993" calcext:value-type="float">
            <text:p>3.501993</text:p>
          </table:table-cell>
          <table:table-cell office:value-type="float" office:value="3.145846" calcext:value-type="float">
            <text:p>3.145846</text:p>
          </table:table-cell>
          <table:table-cell office:value-type="float" office:value="6.337426" calcext:value-type="float">
            <text:p>6.337426</text:p>
          </table:table-cell>
          <table:table-cell office:value-type="float" office:value="9.312508" calcext:value-type="float">
            <text:p>9.312508</text:p>
          </table:table-cell>
          <table:table-cell office:value-type="float" office:value="10.37456" calcext:value-type="float">
            <text:p>10.37456</text:p>
          </table:table-cell>
          <table:table-cell office:value-type="float" office:value="10.6806" calcext:value-type="float">
            <text:p>10.6806</text:p>
          </table:table-cell>
          <table:table-cell office:value-type="float" office:value="11.22615" calcext:value-type="float">
            <text:p>11.22615</text:p>
          </table:table-cell>
          <table:table-cell office:value-type="float" office:value="12.1255" calcext:value-type="float">
            <text:p>12.1255</text:p>
          </table:table-cell>
          <table:table-cell office:value-type="float" office:value="12.43839" calcext:value-type="float">
            <text:p>12.43839</text:p>
          </table:table-cell>
          <table:table-cell office:value-type="float" office:value="0" calcext:value-type="float">
            <text:p>0</text:p>
          </table:table-cell>
          <table:table-cell office:value-type="float" office:value="39.46608" calcext:value-type="float">
            <text:p>39.466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032006" calcext:value-type="float">
            <text:p>20032006</text:p>
          </table:table-cell>
          <table:table-cell office:value-type="float" office:value="0.8074633" calcext:value-type="float">
            <text:p>0.8074633</text:p>
          </table:table-cell>
          <table:table-cell office:value-type="float" office:value="134.3764" calcext:value-type="float">
            <text:p>134.37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16951" calcext:value-type="float">
            <text:p>43.16951</text:p>
          </table:table-cell>
          <table:table-cell office:value-type="float" office:value="0" calcext:value-type="float">
            <text:p>0</text:p>
          </table:table-cell>
          <table:table-cell office:value-type="float" office:value="0.00006145314" calcext:value-type="float">
            <text:p>6.145314E-05</text:p>
          </table:table-cell>
          <table:table-cell office:value-type="float" office:value="0" calcext:value-type="float">
            <text:p>0</text:p>
          </table:table-cell>
          <table:table-cell office:value-type="float" office:value="0.003581756" calcext:value-type="float">
            <text:p>0.003581756</text:p>
          </table:table-cell>
          <table:table-cell office:value-type="float" office:value="1167.771" calcext:value-type="float">
            <text:p>1167.771</text:p>
          </table:table-cell>
          <table:table-cell office:value-type="float" office:value="0.9535252" calcext:value-type="float">
            <text:p>0.9535252</text:p>
          </table:table-cell>
          <table:table-cell office:value-type="float" office:value="0" calcext:value-type="float">
            <text:p>0</text:p>
          </table:table-cell>
          <table:table-cell office:value-type="float" office:value="0.2372144" calcext:value-type="float">
            <text:p>0.2372144</text:p>
          </table:table-cell>
          <table:table-cell office:value-type="float" office:value="0.2920014" calcext:value-type="float">
            <text:p>0.2920014</text:p>
          </table:table-cell>
          <table:table-cell office:value-type="float" office:value="0.2331229" calcext:value-type="float">
            <text:p>0.2331229</text:p>
          </table:table-cell>
          <table:table-cell office:value-type="float" office:value="0.07953405" calcext:value-type="float">
            <text:p>0.07953405</text:p>
          </table:table-cell>
          <table:table-cell office:value-type="float" office:value="0.06418131" calcext:value-type="float">
            <text:p>0.06418131</text:p>
          </table:table-cell>
          <table:table-cell office:value-type="float" office:value="0.03020866" calcext:value-type="float">
            <text:p>0.03020866</text:p>
          </table:table-cell>
          <table:table-cell office:value-type="float" office:value="0.0349227" calcext:value-type="float">
            <text:p>0.0349227</text:p>
          </table:table-cell>
          <table:table-cell office:value-type="float" office:value="0.08766956" calcext:value-type="float">
            <text:p>0.08766956</text:p>
          </table:table-cell>
          <table:table-cell office:value-type="float" office:value="0.1593377" calcext:value-type="float">
            <text:p>0.1593377</text:p>
          </table:table-cell>
          <table:table-cell office:value-type="float" office:value="0.1736859" calcext:value-type="float">
            <text:p>0.1736859</text:p>
          </table:table-cell>
          <table:table-cell office:value-type="float" office:value="0.1738191" calcext:value-type="float">
            <text:p>0.1738191</text:p>
          </table:table-cell>
          <table:table-cell office:value-type="float" office:value="0.1797847" calcext:value-type="float">
            <text:p>0.1797847</text:p>
          </table:table-cell>
          <table:table-cell office:value-type="float" office:value="0.18953" calcext:value-type="float">
            <text:p>0.18953</text:p>
          </table:table-cell>
          <table:table-cell office:value-type="float" office:value="0.1928936" calcext:value-type="float">
            <text:p>0.1928936</text:p>
          </table:table-cell>
          <table:table-cell office:value-type="float" office:value="0" calcext:value-type="float">
            <text:p>0</text:p>
          </table:table-cell>
          <table:table-cell office:value-type="float" office:value="47.0641" calcext:value-type="float">
            <text:p>47.0641</text:p>
          </table:table-cell>
          <table:table-cell office:value-type="float" office:value="42.72218" calcext:value-type="float">
            <text:p>42.72218</text:p>
          </table:table-cell>
          <table:table-cell office:value-type="float" office:value="35.0998" calcext:value-type="float">
            <text:p>35.0998</text:p>
          </table:table-cell>
          <table:table-cell office:value-type="float" office:value="11.72032" calcext:value-type="float">
            <text:p>11.72032</text:p>
          </table:table-cell>
          <table:table-cell office:value-type="float" office:value="9.619116" calcext:value-type="float">
            <text:p>9.619116</text:p>
          </table:table-cell>
          <table:table-cell office:value-type="float" office:value="3.501616" calcext:value-type="float">
            <text:p>3.501616</text:p>
          </table:table-cell>
          <table:table-cell office:value-type="float" office:value="3.146692" calcext:value-type="float">
            <text:p>3.146692</text:p>
          </table:table-cell>
          <table:table-cell office:value-type="float" office:value="6.340058" calcext:value-type="float">
            <text:p>6.340058</text:p>
          </table:table-cell>
          <table:table-cell office:value-type="float" office:value="9.316849" calcext:value-type="float">
            <text:p>9.316849</text:p>
          </table:table-cell>
          <table:table-cell office:value-type="float" office:value="10.37798" calcext:value-type="float">
            <text:p>10.37798</text:p>
          </table:table-cell>
          <table:table-cell office:value-type="float" office:value="10.68388" calcext:value-type="float">
            <text:p>10.68388</text:p>
          </table:table-cell>
          <table:table-cell office:value-type="float" office:value="11.22887" calcext:value-type="float">
            <text:p>11.22887</text:p>
          </table:table-cell>
          <table:table-cell office:value-type="float" office:value="12.12736" calcext:value-type="float">
            <text:p>12.12736</text:p>
          </table:table-cell>
          <table:table-cell office:value-type="float" office:value="12.43944" calcext:value-type="float">
            <text:p>12.43944</text:p>
          </table:table-cell>
          <table:table-cell office:value-type="float" office:value="0" calcext:value-type="float">
            <text:p>0</text:p>
          </table:table-cell>
          <table:table-cell office:value-type="float" office:value="34.24358" calcext:value-type="float">
            <text:p>34.243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032006" calcext:value-type="float">
            <text:p>21032006</text:p>
          </table:table-cell>
          <table:table-cell office:value-type="float" office:value="0.8070319" calcext:value-type="float">
            <text:p>0.8070319</text:p>
          </table:table-cell>
          <table:table-cell office:value-type="float" office:value="134.3759" calcext:value-type="float">
            <text:p>134.37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1749" calcext:value-type="float">
            <text:p>43.1749</text:p>
          </table:table-cell>
          <table:table-cell office:value-type="float" office:value="0" calcext:value-type="float">
            <text:p>0</text:p>
          </table:table-cell>
          <table:table-cell office:value-type="float" office:value="0.00006146296" calcext:value-type="float">
            <text:p>6.146296E-05</text:p>
          </table:table-cell>
          <table:table-cell office:value-type="float" office:value="0" calcext:value-type="float">
            <text:p>0</text:p>
          </table:table-cell>
          <table:table-cell office:value-type="float" office:value="0.003585707" calcext:value-type="float">
            <text:p>0.003585707</text:p>
          </table:table-cell>
          <table:table-cell office:value-type="float" office:value="1167.766" calcext:value-type="float">
            <text:p>1167.766</text:p>
          </table:table-cell>
          <table:table-cell office:value-type="float" office:value="0.9530664" calcext:value-type="float">
            <text:p>0.9530664</text:p>
          </table:table-cell>
          <table:table-cell office:value-type="float" office:value="0" calcext:value-type="float">
            <text:p>0</text:p>
          </table:table-cell>
          <table:table-cell office:value-type="float" office:value="0.2580611" calcext:value-type="float">
            <text:p>0.2580611</text:p>
          </table:table-cell>
          <table:table-cell office:value-type="float" office:value="0.2978975" calcext:value-type="float">
            <text:p>0.2978975</text:p>
          </table:table-cell>
          <table:table-cell office:value-type="float" office:value="0.2336155" calcext:value-type="float">
            <text:p>0.2336155</text:p>
          </table:table-cell>
          <table:table-cell office:value-type="float" office:value="0.08286092" calcext:value-type="float">
            <text:p>0.08286092</text:p>
          </table:table-cell>
          <table:table-cell office:value-type="float" office:value="0.06443596" calcext:value-type="float">
            <text:p>0.06443596</text:p>
          </table:table-cell>
          <table:table-cell office:value-type="float" office:value="0.03012186" calcext:value-type="float">
            <text:p>0.03012186</text:p>
          </table:table-cell>
          <table:table-cell office:value-type="float" office:value="0.03486964" calcext:value-type="float">
            <text:p>0.03486964</text:p>
          </table:table-cell>
          <table:table-cell office:value-type="float" office:value="0.08764536" calcext:value-type="float">
            <text:p>0.08764536</text:p>
          </table:table-cell>
          <table:table-cell office:value-type="float" office:value="0.1593654" calcext:value-type="float">
            <text:p>0.1593654</text:p>
          </table:table-cell>
          <table:table-cell office:value-type="float" office:value="0.1737201" calcext:value-type="float">
            <text:p>0.1737201</text:p>
          </table:table-cell>
          <table:table-cell office:value-type="float" office:value="0.1738544" calcext:value-type="float">
            <text:p>0.1738544</text:p>
          </table:table-cell>
          <table:table-cell office:value-type="float" office:value="0.1798181" calcext:value-type="float">
            <text:p>0.1798181</text:p>
          </table:table-cell>
          <table:table-cell office:value-type="float" office:value="0.1895507" calcext:value-type="float">
            <text:p>0.1895507</text:p>
          </table:table-cell>
          <table:table-cell office:value-type="float" office:value="0.1929097" calcext:value-type="float">
            <text:p>0.1929097</text:p>
          </table:table-cell>
          <table:table-cell office:value-type="float" office:value="0" calcext:value-type="float">
            <text:p>0</text:p>
          </table:table-cell>
          <table:table-cell office:value-type="float" office:value="47.00867" calcext:value-type="float">
            <text:p>47.00867</text:p>
          </table:table-cell>
          <table:table-cell office:value-type="float" office:value="42.67803" calcext:value-type="float">
            <text:p>42.67803</text:p>
          </table:table-cell>
          <table:table-cell office:value-type="float" office:value="35.06976" calcext:value-type="float">
            <text:p>35.06976</text:p>
          </table:table-cell>
          <table:table-cell office:value-type="float" office:value="11.71273" calcext:value-type="float">
            <text:p>11.71273</text:p>
          </table:table-cell>
          <table:table-cell office:value-type="float" office:value="9.612384" calcext:value-type="float">
            <text:p>9.612384</text:p>
          </table:table-cell>
          <table:table-cell office:value-type="float" office:value="3.501198" calcext:value-type="float">
            <text:p>3.501198</text:p>
          </table:table-cell>
          <table:table-cell office:value-type="float" office:value="3.147521" calcext:value-type="float">
            <text:p>3.147521</text:p>
          </table:table-cell>
          <table:table-cell office:value-type="float" office:value="6.342672" calcext:value-type="float">
            <text:p>6.342672</text:p>
          </table:table-cell>
          <table:table-cell office:value-type="float" office:value="9.321169" calcext:value-type="float">
            <text:p>9.321169</text:p>
          </table:table-cell>
          <table:table-cell office:value-type="float" office:value="10.38139" calcext:value-type="float">
            <text:p>10.38139</text:p>
          </table:table-cell>
          <table:table-cell office:value-type="float" office:value="10.68717" calcext:value-type="float">
            <text:p>10.68717</text:p>
          </table:table-cell>
          <table:table-cell office:value-type="float" office:value="11.23158" calcext:value-type="float">
            <text:p>11.23158</text:p>
          </table:table-cell>
          <table:table-cell office:value-type="float" office:value="12.12922" calcext:value-type="float">
            <text:p>12.12922</text:p>
          </table:table-cell>
          <table:table-cell office:value-type="float" office:value="12.44063" calcext:value-type="float">
            <text:p>12.44063</text:p>
          </table:table-cell>
          <table:table-cell office:value-type="float" office:value="0" calcext:value-type="float">
            <text:p>0</text:p>
          </table:table-cell>
          <table:table-cell office:value-type="float" office:value="33.5625" calcext:value-type="float">
            <text:p>33.56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032006" calcext:value-type="float">
            <text:p>22032006</text:p>
          </table:table-cell>
          <table:table-cell office:value-type="float" office:value="0.8065294" calcext:value-type="float">
            <text:p>0.8065294</text:p>
          </table:table-cell>
          <table:table-cell office:value-type="float" office:value="134.3754" calcext:value-type="float">
            <text:p>134.37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18048" calcext:value-type="float">
            <text:p>43.18048</text:p>
          </table:table-cell>
          <table:table-cell office:value-type="float" office:value="0" calcext:value-type="float">
            <text:p>0</text:p>
          </table:table-cell>
          <table:table-cell office:value-type="float" office:value="0.00006147257" calcext:value-type="float">
            <text:p>6.147257E-05</text:p>
          </table:table-cell>
          <table:table-cell office:value-type="float" office:value="0" calcext:value-type="float">
            <text:p>0</text:p>
          </table:table-cell>
          <table:table-cell office:value-type="float" office:value="0.003589397" calcext:value-type="float">
            <text:p>0.003589397</text:p>
          </table:table-cell>
          <table:table-cell office:value-type="float" office:value="1167.762" calcext:value-type="float">
            <text:p>1167.762</text:p>
          </table:table-cell>
          <table:table-cell office:value-type="float" office:value="0.9526724" calcext:value-type="float">
            <text:p>0.9526724</text:p>
          </table:table-cell>
          <table:table-cell office:value-type="float" office:value="0" calcext:value-type="float">
            <text:p>0</text:p>
          </table:table-cell>
          <table:table-cell office:value-type="float" office:value="0.3230261" calcext:value-type="float">
            <text:p>0.3230261</text:p>
          </table:table-cell>
          <table:table-cell office:value-type="float" office:value="0.3081744" calcext:value-type="float">
            <text:p>0.3081744</text:p>
          </table:table-cell>
          <table:table-cell office:value-type="float" office:value="0.2342402" calcext:value-type="float">
            <text:p>0.2342402</text:p>
          </table:table-cell>
          <table:table-cell office:value-type="float" office:value="0.08295485" calcext:value-type="float">
            <text:p>0.08295485</text:p>
          </table:table-cell>
          <table:table-cell office:value-type="float" office:value="0.0647715" calcext:value-type="float">
            <text:p>0.0647715</text:p>
          </table:table-cell>
          <table:table-cell office:value-type="float" office:value="0.03025711" calcext:value-type="float">
            <text:p>0.03025711</text:p>
          </table:table-cell>
          <table:table-cell office:value-type="float" office:value="0.0348363" calcext:value-type="float">
            <text:p>0.0348363</text:p>
          </table:table-cell>
          <table:table-cell office:value-type="float" office:value="0.08763782" calcext:value-type="float">
            <text:p>0.08763782</text:p>
          </table:table-cell>
          <table:table-cell office:value-type="float" office:value="0.1593921" calcext:value-type="float">
            <text:p>0.1593921</text:p>
          </table:table-cell>
          <table:table-cell office:value-type="float" office:value="0.1737535" calcext:value-type="float">
            <text:p>0.1737535</text:p>
          </table:table-cell>
          <table:table-cell office:value-type="float" office:value="0.1738895" calcext:value-type="float">
            <text:p>0.1738895</text:p>
          </table:table-cell>
          <table:table-cell office:value-type="float" office:value="0.1798543" calcext:value-type="float">
            <text:p>0.1798543</text:p>
          </table:table-cell>
          <table:table-cell office:value-type="float" office:value="0.1895714" calcext:value-type="float">
            <text:p>0.1895714</text:p>
          </table:table-cell>
          <table:table-cell office:value-type="float" office:value="0.1929256" calcext:value-type="float">
            <text:p>0.1929256</text:p>
          </table:table-cell>
          <table:table-cell office:value-type="float" office:value="0" calcext:value-type="float">
            <text:p>0</text:p>
          </table:table-cell>
          <table:table-cell office:value-type="float" office:value="46.967" calcext:value-type="float">
            <text:p>46.967</text:p>
          </table:table-cell>
          <table:table-cell office:value-type="float" office:value="42.63575" calcext:value-type="float">
            <text:p>42.63575</text:p>
          </table:table-cell>
          <table:table-cell office:value-type="float" office:value="35.03951" calcext:value-type="float">
            <text:p>35.03951</text:p>
          </table:table-cell>
          <table:table-cell office:value-type="float" office:value="11.70556" calcext:value-type="float">
            <text:p>11.70556</text:p>
          </table:table-cell>
          <table:table-cell office:value-type="float" office:value="9.60564" calcext:value-type="float">
            <text:p>9.60564</text:p>
          </table:table-cell>
          <table:table-cell office:value-type="float" office:value="3.500792" calcext:value-type="float">
            <text:p>3.500792</text:p>
          </table:table-cell>
          <table:table-cell office:value-type="float" office:value="3.148341" calcext:value-type="float">
            <text:p>3.148341</text:p>
          </table:table-cell>
          <table:table-cell office:value-type="float" office:value="6.34527" calcext:value-type="float">
            <text:p>6.34527</text:p>
          </table:table-cell>
          <table:table-cell office:value-type="float" office:value="9.325488" calcext:value-type="float">
            <text:p>9.325488</text:p>
          </table:table-cell>
          <table:table-cell office:value-type="float" office:value="10.38473" calcext:value-type="float">
            <text:p>10.38473</text:p>
          </table:table-cell>
          <table:table-cell office:value-type="float" office:value="10.69045" calcext:value-type="float">
            <text:p>10.69045</text:p>
          </table:table-cell>
          <table:table-cell office:value-type="float" office:value="11.23429" calcext:value-type="float">
            <text:p>11.23429</text:p>
          </table:table-cell>
          <table:table-cell office:value-type="float" office:value="12.13109" calcext:value-type="float">
            <text:p>12.13109</text:p>
          </table:table-cell>
          <table:table-cell office:value-type="float" office:value="12.44091" calcext:value-type="float">
            <text:p>12.44091</text:p>
          </table:table-cell>
          <table:table-cell office:value-type="float" office:value="0" calcext:value-type="float">
            <text:p>0</text:p>
          </table:table-cell>
          <table:table-cell office:value-type="float" office:value="35.91581" calcext:value-type="float">
            <text:p>35.915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032006" calcext:value-type="float">
            <text:p>23032006</text:p>
          </table:table-cell>
          <table:table-cell office:value-type="float" office:value="0.8059781" calcext:value-type="float">
            <text:p>0.8059781</text:p>
          </table:table-cell>
          <table:table-cell office:value-type="float" office:value="134.3749" calcext:value-type="float">
            <text:p>134.37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18653" calcext:value-type="float">
            <text:p>43.18653</text:p>
          </table:table-cell>
          <table:table-cell office:value-type="float" office:value="0" calcext:value-type="float">
            <text:p>0</text:p>
          </table:table-cell>
          <table:table-cell office:value-type="float" office:value="0.00006148202" calcext:value-type="float">
            <text:p>6.148202E-05</text:p>
          </table:table-cell>
          <table:table-cell office:value-type="float" office:value="0" calcext:value-type="float">
            <text:p>0</text:p>
          </table:table-cell>
          <table:table-cell office:value-type="float" office:value="0.003592793" calcext:value-type="float">
            <text:p>0.003592793</text:p>
          </table:table-cell>
          <table:table-cell office:value-type="float" office:value="1167.757" calcext:value-type="float">
            <text:p>1167.757</text:p>
          </table:table-cell>
          <table:table-cell office:value-type="float" office:value="0.9523258" calcext:value-type="float">
            <text:p>0.9523258</text:p>
          </table:table-cell>
          <table:table-cell office:value-type="float" office:value="0" calcext:value-type="float">
            <text:p>0</text:p>
          </table:table-cell>
          <table:table-cell office:value-type="float" office:value="0.3796016" calcext:value-type="float">
            <text:p>0.3796016</text:p>
          </table:table-cell>
          <table:table-cell office:value-type="float" office:value="0.3162638" calcext:value-type="float">
            <text:p>0.3162638</text:p>
          </table:table-cell>
          <table:table-cell office:value-type="float" office:value="0.2340872" calcext:value-type="float">
            <text:p>0.2340872</text:p>
          </table:table-cell>
          <table:table-cell office:value-type="float" office:value="0.07983686" calcext:value-type="float">
            <text:p>0.07983686</text:p>
          </table:table-cell>
          <table:table-cell office:value-type="float" office:value="0.06469074" calcext:value-type="float">
            <text:p>0.06469074</text:p>
          </table:table-cell>
          <table:table-cell office:value-type="float" office:value="0.03030123" calcext:value-type="float">
            <text:p>0.03030123</text:p>
          </table:table-cell>
          <table:table-cell office:value-type="float" office:value="0.03478266" calcext:value-type="float">
            <text:p>0.03478266</text:p>
          </table:table-cell>
          <table:table-cell office:value-type="float" office:value="0.08764789" calcext:value-type="float">
            <text:p>0.08764789</text:p>
          </table:table-cell>
          <table:table-cell office:value-type="float" office:value="0.1594231" calcext:value-type="float">
            <text:p>0.1594231</text:p>
          </table:table-cell>
          <table:table-cell office:value-type="float" office:value="0.173785" calcext:value-type="float">
            <text:p>0.173785</text:p>
          </table:table-cell>
          <table:table-cell office:value-type="float" office:value="0.173925" calcext:value-type="float">
            <text:p>0.173925</text:p>
          </table:table-cell>
          <table:table-cell office:value-type="float" office:value="0.1798884" calcext:value-type="float">
            <text:p>0.1798884</text:p>
          </table:table-cell>
          <table:table-cell office:value-type="float" office:value="0.1895925" calcext:value-type="float">
            <text:p>0.1895925</text:p>
          </table:table-cell>
          <table:table-cell office:value-type="float" office:value="0.1929414" calcext:value-type="float">
            <text:p>0.1929414</text:p>
          </table:table-cell>
          <table:table-cell office:value-type="float" office:value="0" calcext:value-type="float">
            <text:p>0</text:p>
          </table:table-cell>
          <table:table-cell office:value-type="float" office:value="46.95473" calcext:value-type="float">
            <text:p>46.95473</text:p>
          </table:table-cell>
          <table:table-cell office:value-type="float" office:value="42.59773" calcext:value-type="float">
            <text:p>42.59773</text:p>
          </table:table-cell>
          <table:table-cell office:value-type="float" office:value="35.00974" calcext:value-type="float">
            <text:p>35.00974</text:p>
          </table:table-cell>
          <table:table-cell office:value-type="float" office:value="11.69791" calcext:value-type="float">
            <text:p>11.69791</text:p>
          </table:table-cell>
          <table:table-cell office:value-type="float" office:value="9.598885" calcext:value-type="float">
            <text:p>9.598885</text:p>
          </table:table-cell>
          <table:table-cell office:value-type="float" office:value="3.500406" calcext:value-type="float">
            <text:p>3.500406</text:p>
          </table:table-cell>
          <table:table-cell office:value-type="float" office:value="3.149154" calcext:value-type="float">
            <text:p>3.149154</text:p>
          </table:table-cell>
          <table:table-cell office:value-type="float" office:value="6.347857" calcext:value-type="float">
            <text:p>6.347857</text:p>
          </table:table-cell>
          <table:table-cell office:value-type="float" office:value="9.329807" calcext:value-type="float">
            <text:p>9.329807</text:p>
          </table:table-cell>
          <table:table-cell office:value-type="float" office:value="10.38807" calcext:value-type="float">
            <text:p>10.38807</text:p>
          </table:table-cell>
          <table:table-cell office:value-type="float" office:value="10.69373" calcext:value-type="float">
            <text:p>10.69373</text:p>
          </table:table-cell>
          <table:table-cell office:value-type="float" office:value="11.237" calcext:value-type="float">
            <text:p>11.237</text:p>
          </table:table-cell>
          <table:table-cell office:value-type="float" office:value="12.13295" calcext:value-type="float">
            <text:p>12.13295</text:p>
          </table:table-cell>
          <table:table-cell office:value-type="float" office:value="12.44318" calcext:value-type="float">
            <text:p>12.44318</text:p>
          </table:table-cell>
          <table:table-cell office:value-type="float" office:value="0" calcext:value-type="float">
            <text:p>0</text:p>
          </table:table-cell>
          <table:table-cell office:value-type="float" office:value="32.61836" calcext:value-type="float">
            <text:p>32.618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4032006" calcext:value-type="float">
            <text:p>24032006</text:p>
          </table:table-cell>
          <table:table-cell office:value-type="float" office:value="0.8055322" calcext:value-type="float">
            <text:p>0.8055322</text:p>
          </table:table-cell>
          <table:table-cell office:value-type="float" office:value="134.3744" calcext:value-type="float">
            <text:p>134.3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19272" calcext:value-type="float">
            <text:p>43.19272</text:p>
          </table:table-cell>
          <table:table-cell office:value-type="float" office:value="0" calcext:value-type="float">
            <text:p>0</text:p>
          </table:table-cell>
          <table:table-cell office:value-type="float" office:value="0.00006149128" calcext:value-type="float">
            <text:p>6.149128E-05</text:p>
          </table:table-cell>
          <table:table-cell office:value-type="float" office:value="0" calcext:value-type="float">
            <text:p>0</text:p>
          </table:table-cell>
          <table:table-cell office:value-type="float" office:value="0.00359614" calcext:value-type="float">
            <text:p>0.00359614</text:p>
          </table:table-cell>
          <table:table-cell office:value-type="float" office:value="1167.752" calcext:value-type="float">
            <text:p>1167.752</text:p>
          </table:table-cell>
          <table:table-cell office:value-type="float" office:value="0.9518791" calcext:value-type="float">
            <text:p>0.9518791</text:p>
          </table:table-cell>
          <table:table-cell office:value-type="float" office:value="0" calcext:value-type="float">
            <text:p>0</text:p>
          </table:table-cell>
          <table:table-cell office:value-type="float" office:value="0.3800142" calcext:value-type="float">
            <text:p>0.3800142</text:p>
          </table:table-cell>
          <table:table-cell office:value-type="float" office:value="0.3140671" calcext:value-type="float">
            <text:p>0.3140671</text:p>
          </table:table-cell>
          <table:table-cell office:value-type="float" office:value="0.2308342" calcext:value-type="float">
            <text:p>0.2308342</text:p>
          </table:table-cell>
          <table:table-cell office:value-type="float" office:value="0.07826497" calcext:value-type="float">
            <text:p>0.07826497</text:p>
          </table:table-cell>
          <table:table-cell office:value-type="float" office:value="0.06415636" calcext:value-type="float">
            <text:p>0.06415636</text:p>
          </table:table-cell>
          <table:table-cell office:value-type="float" office:value="0.03014786" calcext:value-type="float">
            <text:p>0.03014786</text:p>
          </table:table-cell>
          <table:table-cell office:value-type="float" office:value="0.03475027" calcext:value-type="float">
            <text:p>0.03475027</text:p>
          </table:table-cell>
          <table:table-cell office:value-type="float" office:value="0.08765634" calcext:value-type="float">
            <text:p>0.08765634</text:p>
          </table:table-cell>
          <table:table-cell office:value-type="float" office:value="0.1594594" calcext:value-type="float">
            <text:p>0.1594594</text:p>
          </table:table-cell>
          <table:table-cell office:value-type="float" office:value="0.1738171" calcext:value-type="float">
            <text:p>0.1738171</text:p>
          </table:table-cell>
          <table:table-cell office:value-type="float" office:value="0.17396" calcext:value-type="float">
            <text:p>0.17396</text:p>
          </table:table-cell>
          <table:table-cell office:value-type="float" office:value="0.1799159" calcext:value-type="float">
            <text:p>0.1799159</text:p>
          </table:table-cell>
          <table:table-cell office:value-type="float" office:value="0.1896123" calcext:value-type="float">
            <text:p>0.1896123</text:p>
          </table:table-cell>
          <table:table-cell office:value-type="float" office:value="0.1929581" calcext:value-type="float">
            <text:p>0.1929581</text:p>
          </table:table-cell>
          <table:table-cell office:value-type="float" office:value="0" calcext:value-type="float">
            <text:p>0</text:p>
          </table:table-cell>
          <table:table-cell office:value-type="float" office:value="46.94958" calcext:value-type="float">
            <text:p>46.94958</text:p>
          </table:table-cell>
          <table:table-cell office:value-type="float" office:value="42.56218" calcext:value-type="float">
            <text:p>42.56218</text:p>
          </table:table-cell>
          <table:table-cell office:value-type="float" office:value="34.98026" calcext:value-type="float">
            <text:p>34.98026</text:p>
          </table:table-cell>
          <table:table-cell office:value-type="float" office:value="11.68956" calcext:value-type="float">
            <text:p>11.68956</text:p>
          </table:table-cell>
          <table:table-cell office:value-type="float" office:value="9.592102" calcext:value-type="float">
            <text:p>9.592102</text:p>
          </table:table-cell>
          <table:table-cell office:value-type="float" office:value="3.50001" calcext:value-type="float">
            <text:p>3.50001</text:p>
          </table:table-cell>
          <table:table-cell office:value-type="float" office:value="3.149957" calcext:value-type="float">
            <text:p>3.149957</text:p>
          </table:table-cell>
          <table:table-cell office:value-type="float" office:value="6.350443" calcext:value-type="float">
            <text:p>6.350443</text:p>
          </table:table-cell>
          <table:table-cell office:value-type="float" office:value="9.334127" calcext:value-type="float">
            <text:p>9.334127</text:p>
          </table:table-cell>
          <table:table-cell office:value-type="float" office:value="10.39141" calcext:value-type="float">
            <text:p>10.39141</text:p>
          </table:table-cell>
          <table:table-cell office:value-type="float" office:value="10.69701" calcext:value-type="float">
            <text:p>10.69701</text:p>
          </table:table-cell>
          <table:table-cell office:value-type="float" office:value="11.23972" calcext:value-type="float">
            <text:p>11.23972</text:p>
          </table:table-cell>
          <table:table-cell office:value-type="float" office:value="12.13481" calcext:value-type="float">
            <text:p>12.13481</text:p>
          </table:table-cell>
          <table:table-cell office:value-type="float" office:value="12.44459" calcext:value-type="float">
            <text:p>12.44459</text:p>
          </table:table-cell>
          <table:table-cell office:value-type="float" office:value="0" calcext:value-type="float">
            <text:p>0</text:p>
          </table:table-cell>
          <table:table-cell office:value-type="float" office:value="49.29894" calcext:value-type="float">
            <text:p>49.29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032006" calcext:value-type="float">
            <text:p>25032006</text:p>
          </table:table-cell>
          <table:table-cell office:value-type="float" office:value="0.8050317" calcext:value-type="float">
            <text:p>0.8050317</text:p>
          </table:table-cell>
          <table:table-cell office:value-type="float" office:value="134.3739" calcext:value-type="float">
            <text:p>134.37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19885" calcext:value-type="float">
            <text:p>43.19885</text:p>
          </table:table-cell>
          <table:table-cell office:value-type="float" office:value="0" calcext:value-type="float">
            <text:p>0</text:p>
          </table:table-cell>
          <table:table-cell office:value-type="float" office:value="0.00006150056" calcext:value-type="float">
            <text:p>6.150056E-05</text:p>
          </table:table-cell>
          <table:table-cell office:value-type="float" office:value="0" calcext:value-type="float">
            <text:p>0</text:p>
          </table:table-cell>
          <table:table-cell office:value-type="float" office:value="0.003599471" calcext:value-type="float">
            <text:p>0.003599471</text:p>
          </table:table-cell>
          <table:table-cell office:value-type="float" office:value="1167.747" calcext:value-type="float">
            <text:p>1167.747</text:p>
          </table:table-cell>
          <table:table-cell office:value-type="float" office:value="0.9514501" calcext:value-type="float">
            <text:p>0.9514501</text:p>
          </table:table-cell>
          <table:table-cell office:value-type="float" office:value="0" calcext:value-type="float">
            <text:p>0</text:p>
          </table:table-cell>
          <table:table-cell office:value-type="float" office:value="0.3581979" calcext:value-type="float">
            <text:p>0.3581979</text:p>
          </table:table-cell>
          <table:table-cell office:value-type="float" office:value="0.3161876" calcext:value-type="float">
            <text:p>0.3161876</text:p>
          </table:table-cell>
          <table:table-cell office:value-type="float" office:value="0.2309624" calcext:value-type="float">
            <text:p>0.2309624</text:p>
          </table:table-cell>
          <table:table-cell office:value-type="float" office:value="0.07829601" calcext:value-type="float">
            <text:p>0.07829601</text:p>
          </table:table-cell>
          <table:table-cell office:value-type="float" office:value="0.06413826" calcext:value-type="float">
            <text:p>0.06413826</text:p>
          </table:table-cell>
          <table:table-cell office:value-type="float" office:value="0.0300679" calcext:value-type="float">
            <text:p>0.0300679</text:p>
          </table:table-cell>
          <table:table-cell office:value-type="float" office:value="0.03473606" calcext:value-type="float">
            <text:p>0.03473606</text:p>
          </table:table-cell>
          <table:table-cell office:value-type="float" office:value="0.08765402" calcext:value-type="float">
            <text:p>0.08765402</text:p>
          </table:table-cell>
          <table:table-cell office:value-type="float" office:value="0.1594967" calcext:value-type="float">
            <text:p>0.1594967</text:p>
          </table:table-cell>
          <table:table-cell office:value-type="float" office:value="0.1738496" calcext:value-type="float">
            <text:p>0.1738496</text:p>
          </table:table-cell>
          <table:table-cell office:value-type="float" office:value="0.1739951" calcext:value-type="float">
            <text:p>0.1739951</text:p>
          </table:table-cell>
          <table:table-cell office:value-type="float" office:value="0.1799442" calcext:value-type="float">
            <text:p>0.1799442</text:p>
          </table:table-cell>
          <table:table-cell office:value-type="float" office:value="0.1896318" calcext:value-type="float">
            <text:p>0.1896318</text:p>
          </table:table-cell>
          <table:table-cell office:value-type="float" office:value="0.1929753" calcext:value-type="float">
            <text:p>0.1929753</text:p>
          </table:table-cell>
          <table:table-cell office:value-type="float" office:value="0" calcext:value-type="float">
            <text:p>0</text:p>
          </table:table-cell>
          <table:table-cell office:value-type="float" office:value="46.94093" calcext:value-type="float">
            <text:p>46.94093</text:p>
          </table:table-cell>
          <table:table-cell office:value-type="float" office:value="42.52683" calcext:value-type="float">
            <text:p>42.52683</text:p>
          </table:table-cell>
          <table:table-cell office:value-type="float" office:value="34.95086" calcext:value-type="float">
            <text:p>34.95086</text:p>
          </table:table-cell>
          <table:table-cell office:value-type="float" office:value="11.68108" calcext:value-type="float">
            <text:p>11.68108</text:p>
          </table:table-cell>
          <table:table-cell office:value-type="float" office:value="9.585282" calcext:value-type="float">
            <text:p>9.585282</text:p>
          </table:table-cell>
          <table:table-cell office:value-type="float" office:value="3.499576" calcext:value-type="float">
            <text:p>3.499576</text:p>
          </table:table-cell>
          <table:table-cell office:value-type="float" office:value="3.150746" calcext:value-type="float">
            <text:p>3.150746</text:p>
          </table:table-cell>
          <table:table-cell office:value-type="float" office:value="6.353029" calcext:value-type="float">
            <text:p>6.353029</text:p>
          </table:table-cell>
          <table:table-cell office:value-type="float" office:value="9.338408" calcext:value-type="float">
            <text:p>9.338408</text:p>
          </table:table-cell>
          <table:table-cell office:value-type="float" office:value="10.39476" calcext:value-type="float">
            <text:p>10.39476</text:p>
          </table:table-cell>
          <table:table-cell office:value-type="float" office:value="10.70029" calcext:value-type="float">
            <text:p>10.70029</text:p>
          </table:table-cell>
          <table:table-cell office:value-type="float" office:value="11.24243" calcext:value-type="float">
            <text:p>11.24243</text:p>
          </table:table-cell>
          <table:table-cell office:value-type="float" office:value="12.13667" calcext:value-type="float">
            <text:p>12.13667</text:p>
          </table:table-cell>
          <table:table-cell office:value-type="float" office:value="12.44713" calcext:value-type="float">
            <text:p>12.44713</text:p>
          </table:table-cell>
          <table:table-cell office:value-type="float" office:value="0" calcext:value-type="float">
            <text:p>0</text:p>
          </table:table-cell>
          <table:table-cell office:value-type="float" office:value="46.70737" calcext:value-type="float">
            <text:p>46.707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032006" calcext:value-type="float">
            <text:p>26032006</text:p>
          </table:table-cell>
          <table:table-cell office:value-type="float" office:value="0.8042916" calcext:value-type="float">
            <text:p>0.8042916</text:p>
          </table:table-cell>
          <table:table-cell office:value-type="float" office:value="134.3733" calcext:value-type="float">
            <text:p>134.37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20525" calcext:value-type="float">
            <text:p>43.20525</text:p>
          </table:table-cell>
          <table:table-cell office:value-type="float" office:value="0" calcext:value-type="float">
            <text:p>0</text:p>
          </table:table-cell>
          <table:table-cell office:value-type="float" office:value="0.00006150961" calcext:value-type="float">
            <text:p>6.150961E-05</text:p>
          </table:table-cell>
          <table:table-cell office:value-type="float" office:value="0" calcext:value-type="float">
            <text:p>0</text:p>
          </table:table-cell>
          <table:table-cell office:value-type="float" office:value="0.003602738" calcext:value-type="float">
            <text:p>0.003602738</text:p>
          </table:table-cell>
          <table:table-cell office:value-type="float" office:value="1167.743" calcext:value-type="float">
            <text:p>1167.743</text:p>
          </table:table-cell>
          <table:table-cell office:value-type="float" office:value="0.9510679" calcext:value-type="float">
            <text:p>0.9510679</text:p>
          </table:table-cell>
          <table:table-cell office:value-type="float" office:value="0" calcext:value-type="float">
            <text:p>0</text:p>
          </table:table-cell>
          <table:table-cell office:value-type="float" office:value="0.2892528" calcext:value-type="float">
            <text:p>0.2892528</text:p>
          </table:table-cell>
          <table:table-cell office:value-type="float" office:value="0.3189147" calcext:value-type="float">
            <text:p>0.3189147</text:p>
          </table:table-cell>
          <table:table-cell office:value-type="float" office:value="0.2356248" calcext:value-type="float">
            <text:p>0.2356248</text:p>
          </table:table-cell>
          <table:table-cell office:value-type="float" office:value="0.07972835" calcext:value-type="float">
            <text:p>0.07972835</text:p>
          </table:table-cell>
          <table:table-cell office:value-type="float" office:value="0.0649823" calcext:value-type="float">
            <text:p>0.0649823</text:p>
          </table:table-cell>
          <table:table-cell office:value-type="float" office:value="0.03026948" calcext:value-type="float">
            <text:p>0.03026948</text:p>
          </table:table-cell>
          <table:table-cell office:value-type="float" office:value="0.03479299" calcext:value-type="float">
            <text:p>0.03479299</text:p>
          </table:table-cell>
          <table:table-cell office:value-type="float" office:value="0.08767615" calcext:value-type="float">
            <text:p>0.08767615</text:p>
          </table:table-cell>
          <table:table-cell office:value-type="float" office:value="0.1595351" calcext:value-type="float">
            <text:p>0.1595351</text:p>
          </table:table-cell>
          <table:table-cell office:value-type="float" office:value="0.1738825" calcext:value-type="float">
            <text:p>0.1738825</text:p>
          </table:table-cell>
          <table:table-cell office:value-type="float" office:value="0.1740298" calcext:value-type="float">
            <text:p>0.1740298</text:p>
          </table:table-cell>
          <table:table-cell office:value-type="float" office:value="0.1799735" calcext:value-type="float">
            <text:p>0.1799735</text:p>
          </table:table-cell>
          <table:table-cell office:value-type="float" office:value="0.1896516" calcext:value-type="float">
            <text:p>0.1896516</text:p>
          </table:table-cell>
          <table:table-cell office:value-type="float" office:value="0.1929926" calcext:value-type="float">
            <text:p>0.1929926</text:p>
          </table:table-cell>
          <table:table-cell office:value-type="float" office:value="0" calcext:value-type="float">
            <text:p>0</text:p>
          </table:table-cell>
          <table:table-cell office:value-type="float" office:value="46.94213" calcext:value-type="float">
            <text:p>46.94213</text:p>
          </table:table-cell>
          <table:table-cell office:value-type="float" office:value="42.49387" calcext:value-type="float">
            <text:p>42.49387</text:p>
          </table:table-cell>
          <table:table-cell office:value-type="float" office:value="34.92253" calcext:value-type="float">
            <text:p>34.92253</text:p>
          </table:table-cell>
          <table:table-cell office:value-type="float" office:value="11.6729" calcext:value-type="float">
            <text:p>11.6729</text:p>
          </table:table-cell>
          <table:table-cell office:value-type="float" office:value="9.578622" calcext:value-type="float">
            <text:p>9.578622</text:p>
          </table:table-cell>
          <table:table-cell office:value-type="float" office:value="3.499149" calcext:value-type="float">
            <text:p>3.499149</text:p>
          </table:table-cell>
          <table:table-cell office:value-type="float" office:value="3.151537" calcext:value-type="float">
            <text:p>3.151537</text:p>
          </table:table-cell>
          <table:table-cell office:value-type="float" office:value="6.355617" calcext:value-type="float">
            <text:p>6.355617</text:p>
          </table:table-cell>
          <table:table-cell office:value-type="float" office:value="9.342682" calcext:value-type="float">
            <text:p>9.342682</text:p>
          </table:table-cell>
          <table:table-cell office:value-type="float" office:value="10.39809" calcext:value-type="float">
            <text:p>10.39809</text:p>
          </table:table-cell>
          <table:table-cell office:value-type="float" office:value="10.70357" calcext:value-type="float">
            <text:p>10.70357</text:p>
          </table:table-cell>
          <table:table-cell office:value-type="float" office:value="11.24515" calcext:value-type="float">
            <text:p>11.24515</text:p>
          </table:table-cell>
          <table:table-cell office:value-type="float" office:value="12.13853" calcext:value-type="float">
            <text:p>12.13853</text:p>
          </table:table-cell>
          <table:table-cell office:value-type="float" office:value="12.44991" calcext:value-type="float">
            <text:p>12.44991</text:p>
          </table:table-cell>
          <table:table-cell office:value-type="float" office:value="0" calcext:value-type="float">
            <text:p>0</text:p>
          </table:table-cell>
          <table:table-cell office:value-type="float" office:value="53.56687" calcext:value-type="float">
            <text:p>53.566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7032006" calcext:value-type="float">
            <text:p>27032006</text:p>
          </table:table-cell>
          <table:table-cell office:value-type="float" office:value="0.8036835" calcext:value-type="float">
            <text:p>0.8036835</text:p>
          </table:table-cell>
          <table:table-cell office:value-type="float" office:value="134.3725" calcext:value-type="float">
            <text:p>134.3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21129" calcext:value-type="float">
            <text:p>43.21129</text:p>
          </table:table-cell>
          <table:table-cell office:value-type="float" office:value="0" calcext:value-type="float">
            <text:p>0</text:p>
          </table:table-cell>
          <table:table-cell office:value-type="float" office:value="0.00006151875" calcext:value-type="float">
            <text:p>6.151875E-05</text:p>
          </table:table-cell>
          <table:table-cell office:value-type="float" office:value="0" calcext:value-type="float">
            <text:p>0</text:p>
          </table:table-cell>
          <table:table-cell office:value-type="float" office:value="0.003606022" calcext:value-type="float">
            <text:p>0.003606022</text:p>
          </table:table-cell>
          <table:table-cell office:value-type="float" office:value="1167.738" calcext:value-type="float">
            <text:p>1167.738</text:p>
          </table:table-cell>
          <table:table-cell office:value-type="float" office:value="0.950566" calcext:value-type="float">
            <text:p>0.950566</text:p>
          </table:table-cell>
          <table:table-cell office:value-type="float" office:value="0" calcext:value-type="float">
            <text:p>0</text:p>
          </table:table-cell>
          <table:table-cell office:value-type="float" office:value="0.2646378" calcext:value-type="float">
            <text:p>0.2646378</text:p>
          </table:table-cell>
          <table:table-cell office:value-type="float" office:value="0.3099022" calcext:value-type="float">
            <text:p>0.3099022</text:p>
          </table:table-cell>
          <table:table-cell office:value-type="float" office:value="0.2350287" calcext:value-type="float">
            <text:p>0.2350287</text:p>
          </table:table-cell>
          <table:table-cell office:value-type="float" office:value="0.07942394" calcext:value-type="float">
            <text:p>0.07942394</text:p>
          </table:table-cell>
          <table:table-cell office:value-type="float" office:value="0.0651155" calcext:value-type="float">
            <text:p>0.0651155</text:p>
          </table:table-cell>
          <table:table-cell office:value-type="float" office:value="0.03049745" calcext:value-type="float">
            <text:p>0.03049745</text:p>
          </table:table-cell>
          <table:table-cell office:value-type="float" office:value="0.03492794" calcext:value-type="float">
            <text:p>0.03492794</text:p>
          </table:table-cell>
          <table:table-cell office:value-type="float" office:value="0.08775041" calcext:value-type="float">
            <text:p>0.08775041</text:p>
          </table:table-cell>
          <table:table-cell office:value-type="float" office:value="0.1595827" calcext:value-type="float">
            <text:p>0.1595827</text:p>
          </table:table-cell>
          <table:table-cell office:value-type="float" office:value="0.1739161" calcext:value-type="float">
            <text:p>0.1739161</text:p>
          </table:table-cell>
          <table:table-cell office:value-type="float" office:value="0.1740643" calcext:value-type="float">
            <text:p>0.1740643</text:p>
          </table:table-cell>
          <table:table-cell office:value-type="float" office:value="0.1799964" calcext:value-type="float">
            <text:p>0.1799964</text:p>
          </table:table-cell>
          <table:table-cell office:value-type="float" office:value="0.1896703" calcext:value-type="float">
            <text:p>0.1896703</text:p>
          </table:table-cell>
          <table:table-cell office:value-type="float" office:value="0.1930102" calcext:value-type="float">
            <text:p>0.1930102</text:p>
          </table:table-cell>
          <table:table-cell office:value-type="float" office:value="0" calcext:value-type="float">
            <text:p>0</text:p>
          </table:table-cell>
          <table:table-cell office:value-type="float" office:value="46.901" calcext:value-type="float">
            <text:p>46.901</text:p>
          </table:table-cell>
          <table:table-cell office:value-type="float" office:value="42.4596" calcext:value-type="float">
            <text:p>42.4596</text:p>
          </table:table-cell>
          <table:table-cell office:value-type="float" office:value="34.89544" calcext:value-type="float">
            <text:p>34.89544</text:p>
          </table:table-cell>
          <table:table-cell office:value-type="float" office:value="11.66526" calcext:value-type="float">
            <text:p>11.66526</text:p>
          </table:table-cell>
          <table:table-cell office:value-type="float" office:value="9.572405" calcext:value-type="float">
            <text:p>9.572405</text:p>
          </table:table-cell>
          <table:table-cell office:value-type="float" office:value="3.498811" calcext:value-type="float">
            <text:p>3.498811</text:p>
          </table:table-cell>
          <table:table-cell office:value-type="float" office:value="3.152355" calcext:value-type="float">
            <text:p>3.152355</text:p>
          </table:table-cell>
          <table:table-cell office:value-type="float" office:value="6.358204" calcext:value-type="float">
            <text:p>6.358204</text:p>
          </table:table-cell>
          <table:table-cell office:value-type="float" office:value="9.346954" calcext:value-type="float">
            <text:p>9.346954</text:p>
          </table:table-cell>
          <table:table-cell office:value-type="float" office:value="10.40143" calcext:value-type="float">
            <text:p>10.40143</text:p>
          </table:table-cell>
          <table:table-cell office:value-type="float" office:value="10.70685" calcext:value-type="float">
            <text:p>10.70685</text:p>
          </table:table-cell>
          <table:table-cell office:value-type="float" office:value="11.24785" calcext:value-type="float">
            <text:p>11.24785</text:p>
          </table:table-cell>
          <table:table-cell office:value-type="float" office:value="12.14039" calcext:value-type="float">
            <text:p>12.14039</text:p>
          </table:table-cell>
          <table:table-cell office:value-type="float" office:value="12.45147" calcext:value-type="float">
            <text:p>12.45147</text:p>
          </table:table-cell>
          <table:table-cell office:value-type="float" office:value="0" calcext:value-type="float">
            <text:p>0</text:p>
          </table:table-cell>
          <table:table-cell office:value-type="float" office:value="48.39199" calcext:value-type="float">
            <text:p>48.391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8032006" calcext:value-type="float">
            <text:p>28032006</text:p>
          </table:table-cell>
          <table:table-cell office:value-type="float" office:value="0.8030646" calcext:value-type="float">
            <text:p>0.8030646</text:p>
          </table:table-cell>
          <table:table-cell office:value-type="float" office:value="134.3719" calcext:value-type="float">
            <text:p>134.3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21741" calcext:value-type="float">
            <text:p>43.21741</text:p>
          </table:table-cell>
          <table:table-cell office:value-type="float" office:value="0" calcext:value-type="float">
            <text:p>0</text:p>
          </table:table-cell>
          <table:table-cell office:value-type="float" office:value="0.00006152783" calcext:value-type="float">
            <text:p>6.152783E-05</text:p>
          </table:table-cell>
          <table:table-cell office:value-type="float" office:value="0" calcext:value-type="float">
            <text:p>0</text:p>
          </table:table-cell>
          <table:table-cell office:value-type="float" office:value="0.003609139" calcext:value-type="float">
            <text:p>0.003609139</text:p>
          </table:table-cell>
          <table:table-cell office:value-type="float" office:value="1167.733" calcext:value-type="float">
            <text:p>1167.733</text:p>
          </table:table-cell>
          <table:table-cell office:value-type="float" office:value="0.9501413" calcext:value-type="float">
            <text:p>0.9501413</text:p>
          </table:table-cell>
          <table:table-cell office:value-type="float" office:value="0" calcext:value-type="float">
            <text:p>0</text:p>
          </table:table-cell>
          <table:table-cell office:value-type="float" office:value="0.3081521" calcext:value-type="float">
            <text:p>0.3081521</text:p>
          </table:table-cell>
          <table:table-cell office:value-type="float" office:value="0.3184576" calcext:value-type="float">
            <text:p>0.3184576</text:p>
          </table:table-cell>
          <table:table-cell office:value-type="float" office:value="0.2351735" calcext:value-type="float">
            <text:p>0.2351735</text:p>
          </table:table-cell>
          <table:table-cell office:value-type="float" office:value="0.07927084" calcext:value-type="float">
            <text:p>0.07927084</text:p>
          </table:table-cell>
          <table:table-cell office:value-type="float" office:value="0.06502631" calcext:value-type="float">
            <text:p>0.06502631</text:p>
          </table:table-cell>
          <table:table-cell office:value-type="float" office:value="0.03043862" calcext:value-type="float">
            <text:p>0.03043862</text:p>
          </table:table-cell>
          <table:table-cell office:value-type="float" office:value="0.03494977" calcext:value-type="float">
            <text:p>0.03494977</text:p>
          </table:table-cell>
          <table:table-cell office:value-type="float" office:value="0.08779408" calcext:value-type="float">
            <text:p>0.08779408</text:p>
          </table:table-cell>
          <table:table-cell office:value-type="float" office:value="0.1596372" calcext:value-type="float">
            <text:p>0.1596372</text:p>
          </table:table-cell>
          <table:table-cell office:value-type="float" office:value="0.1739514" calcext:value-type="float">
            <text:p>0.1739514</text:p>
          </table:table-cell>
          <table:table-cell office:value-type="float" office:value="0.1740998" calcext:value-type="float">
            <text:p>0.1740998</text:p>
          </table:table-cell>
          <table:table-cell office:value-type="float" office:value="0.1800317" calcext:value-type="float">
            <text:p>0.1800317</text:p>
          </table:table-cell>
          <table:table-cell office:value-type="float" office:value="0.18969" calcext:value-type="float">
            <text:p>0.18969</text:p>
          </table:table-cell>
          <table:table-cell office:value-type="float" office:value="0.1930271" calcext:value-type="float">
            <text:p>0.1930271</text:p>
          </table:table-cell>
          <table:table-cell office:value-type="float" office:value="0" calcext:value-type="float">
            <text:p>0</text:p>
          </table:table-cell>
          <table:table-cell office:value-type="float" office:value="46.87318" calcext:value-type="float">
            <text:p>46.87318</text:p>
          </table:table-cell>
          <table:table-cell office:value-type="float" office:value="42.42479" calcext:value-type="float">
            <text:p>42.42479</text:p>
          </table:table-cell>
          <table:table-cell office:value-type="float" office:value="34.86781" calcext:value-type="float">
            <text:p>34.86781</text:p>
          </table:table-cell>
          <table:table-cell office:value-type="float" office:value="11.65735" calcext:value-type="float">
            <text:p>11.65735</text:p>
          </table:table-cell>
          <table:table-cell office:value-type="float" office:value="9.566082" calcext:value-type="float">
            <text:p>9.566082</text:p>
          </table:table-cell>
          <table:table-cell office:value-type="float" office:value="3.498471" calcext:value-type="float">
            <text:p>3.498471</text:p>
          </table:table-cell>
          <table:table-cell office:value-type="float" office:value="3.153191" calcext:value-type="float">
            <text:p>3.153191</text:p>
          </table:table-cell>
          <table:table-cell office:value-type="float" office:value="6.360791" calcext:value-type="float">
            <text:p>6.360791</text:p>
          </table:table-cell>
          <table:table-cell office:value-type="float" office:value="9.351229" calcext:value-type="float">
            <text:p>9.351229</text:p>
          </table:table-cell>
          <table:table-cell office:value-type="float" office:value="10.40478" calcext:value-type="float">
            <text:p>10.40478</text:p>
          </table:table-cell>
          <table:table-cell office:value-type="float" office:value="10.71013" calcext:value-type="float">
            <text:p>10.71013</text:p>
          </table:table-cell>
          <table:table-cell office:value-type="float" office:value="11.25057" calcext:value-type="float">
            <text:p>11.25057</text:p>
          </table:table-cell>
          <table:table-cell office:value-type="float" office:value="12.14225" calcext:value-type="float">
            <text:p>12.14225</text:p>
          </table:table-cell>
          <table:table-cell office:value-type="float" office:value="12.45303" calcext:value-type="float">
            <text:p>12.45303</text:p>
          </table:table-cell>
          <table:table-cell office:value-type="float" office:value="0" calcext:value-type="float">
            <text:p>0</text:p>
          </table:table-cell>
          <table:table-cell office:value-type="float" office:value="47.86596" calcext:value-type="float">
            <text:p>47.865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9032006" calcext:value-type="float">
            <text:p>29032006</text:p>
          </table:table-cell>
          <table:table-cell office:value-type="float" office:value="0.8020743" calcext:value-type="float">
            <text:p>0.8020743</text:p>
          </table:table-cell>
          <table:table-cell office:value-type="float" office:value="134.371" calcext:value-type="float">
            <text:p>134.3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22387" calcext:value-type="float">
            <text:p>43.22387</text:p>
          </table:table-cell>
          <table:table-cell office:value-type="float" office:value="0" calcext:value-type="float">
            <text:p>0</text:p>
          </table:table-cell>
          <table:table-cell office:value-type="float" office:value="0.00006153694" calcext:value-type="float">
            <text:p>6.153694E-05</text:p>
          </table:table-cell>
          <table:table-cell office:value-type="float" office:value="0" calcext:value-type="float">
            <text:p>0</text:p>
          </table:table-cell>
          <table:table-cell office:value-type="float" office:value="0.003612093" calcext:value-type="float">
            <text:p>0.003612093</text:p>
          </table:table-cell>
          <table:table-cell office:value-type="float" office:value="1167.728" calcext:value-type="float">
            <text:p>1167.728</text:p>
          </table:table-cell>
          <table:table-cell office:value-type="float" office:value="0.9499053" calcext:value-type="float">
            <text:p>0.9499053</text:p>
          </table:table-cell>
          <table:table-cell office:value-type="float" office:value="0" calcext:value-type="float">
            <text:p>0</text:p>
          </table:table-cell>
          <table:table-cell office:value-type="float" office:value="0.4220682" calcext:value-type="float">
            <text:p>0.4220682</text:p>
          </table:table-cell>
          <table:table-cell office:value-type="float" office:value="0.3251026" calcext:value-type="float">
            <text:p>0.3251026</text:p>
          </table:table-cell>
          <table:table-cell office:value-type="float" office:value="0.2416535" calcext:value-type="float">
            <text:p>0.2416535</text:p>
          </table:table-cell>
          <table:table-cell office:value-type="float" office:value="0.08126317" calcext:value-type="float">
            <text:p>0.08126317</text:p>
          </table:table-cell>
          <table:table-cell office:value-type="float" office:value="0.06634451" calcext:value-type="float">
            <text:p>0.06634451</text:p>
          </table:table-cell>
          <table:table-cell office:value-type="float" office:value="0.03070421" calcext:value-type="float">
            <text:p>0.03070421</text:p>
          </table:table-cell>
          <table:table-cell office:value-type="float" office:value="0.03504202" calcext:value-type="float">
            <text:p>0.03504202</text:p>
          </table:table-cell>
          <table:table-cell office:value-type="float" office:value="0.08783512" calcext:value-type="float">
            <text:p>0.08783512</text:p>
          </table:table-cell>
          <table:table-cell office:value-type="float" office:value="0.1596902" calcext:value-type="float">
            <text:p>0.1596902</text:p>
          </table:table-cell>
          <table:table-cell office:value-type="float" office:value="0.1739871" calcext:value-type="float">
            <text:p>0.1739871</text:p>
          </table:table-cell>
          <table:table-cell office:value-type="float" office:value="0.174135" calcext:value-type="float">
            <text:p>0.174135</text:p>
          </table:table-cell>
          <table:table-cell office:value-type="float" office:value="0.1800567" calcext:value-type="float">
            <text:p>0.1800567</text:p>
          </table:table-cell>
          <table:table-cell office:value-type="float" office:value="0.1897098" calcext:value-type="float">
            <text:p>0.1897098</text:p>
          </table:table-cell>
          <table:table-cell office:value-type="float" office:value="0.193044" calcext:value-type="float">
            <text:p>0.193044</text:p>
          </table:table-cell>
          <table:table-cell office:value-type="float" office:value="0" calcext:value-type="float">
            <text:p>0</text:p>
          </table:table-cell>
          <table:table-cell office:value-type="float" office:value="46.86477" calcext:value-type="float">
            <text:p>46.86477</text:p>
          </table:table-cell>
          <table:table-cell office:value-type="float" office:value="42.39227" calcext:value-type="float">
            <text:p>42.39227</text:p>
          </table:table-cell>
          <table:table-cell office:value-type="float" office:value="34.84101" calcext:value-type="float">
            <text:p>34.84101</text:p>
          </table:table-cell>
          <table:table-cell office:value-type="float" office:value="11.64967" calcext:value-type="float">
            <text:p>11.64967</text:p>
          </table:table-cell>
          <table:table-cell office:value-type="float" office:value="9.559916" calcext:value-type="float">
            <text:p>9.559916</text:p>
          </table:table-cell>
          <table:table-cell office:value-type="float" office:value="3.498145" calcext:value-type="float">
            <text:p>3.498145</text:p>
          </table:table-cell>
          <table:table-cell office:value-type="float" office:value="3.154035" calcext:value-type="float">
            <text:p>3.154035</text:p>
          </table:table-cell>
          <table:table-cell office:value-type="float" office:value="6.363378" calcext:value-type="float">
            <text:p>6.363378</text:p>
          </table:table-cell>
          <table:table-cell office:value-type="float" office:value="9.355502" calcext:value-type="float">
            <text:p>9.355502</text:p>
          </table:table-cell>
          <table:table-cell office:value-type="float" office:value="10.40812" calcext:value-type="float">
            <text:p>10.40812</text:p>
          </table:table-cell>
          <table:table-cell office:value-type="float" office:value="10.71341" calcext:value-type="float">
            <text:p>10.71341</text:p>
          </table:table-cell>
          <table:table-cell office:value-type="float" office:value="11.25328" calcext:value-type="float">
            <text:p>11.25328</text:p>
          </table:table-cell>
          <table:table-cell office:value-type="float" office:value="12.14411" calcext:value-type="float">
            <text:p>12.14411</text:p>
          </table:table-cell>
          <table:table-cell office:value-type="float" office:value="12.4546" calcext:value-type="float">
            <text:p>12.4546</text:p>
          </table:table-cell>
          <table:table-cell office:value-type="float" office:value="0" calcext:value-type="float">
            <text:p>0</text:p>
          </table:table-cell>
          <table:table-cell office:value-type="float" office:value="62.44784" calcext:value-type="float">
            <text:p>62.447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0032006" calcext:value-type="float">
            <text:p>30032006</text:p>
          </table:table-cell>
          <table:table-cell office:value-type="float" office:value="0.7972594" calcext:value-type="float">
            <text:p>0.7972594</text:p>
          </table:table-cell>
          <table:table-cell office:value-type="float" office:value="134.3054" calcext:value-type="float">
            <text:p>134.30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21734" calcext:value-type="float">
            <text:p>43.21734</text:p>
          </table:table-cell>
          <table:table-cell office:value-type="float" office:value="0.06783325" calcext:value-type="float">
            <text:p>0.06783325</text:p>
          </table:table-cell>
          <table:table-cell office:value-type="float" office:value="0.00006324748" calcext:value-type="float">
            <text:p>6.324748E-05</text:p>
          </table:table-cell>
          <table:table-cell office:value-type="float" office:value="0.09965263" calcext:value-type="float">
            <text:p>0.09965263</text:p>
          </table:table-cell>
          <table:table-cell office:value-type="float" office:value="0.003782784" calcext:value-type="float">
            <text:p>0.003782784</text:p>
          </table:table-cell>
          <table:table-cell office:value-type="float" office:value="1167.636" calcext:value-type="float">
            <text:p>1167.636</text:p>
          </table:table-cell>
          <table:table-cell office:value-type="float" office:value="0.9490625" calcext:value-type="float">
            <text:p>0.9490625</text:p>
          </table:table-cell>
          <table:table-cell office:value-type="float" office:value="0" calcext:value-type="float">
            <text:p>0</text:p>
          </table:table-cell>
          <table:table-cell office:value-type="float" office:value="0.1460316" calcext:value-type="float">
            <text:p>0.1460316</text:p>
          </table:table-cell>
          <table:table-cell office:value-type="float" office:value="0.2309249" calcext:value-type="float">
            <text:p>0.2309249</text:p>
          </table:table-cell>
          <table:table-cell office:value-type="float" office:value="0.2158345" calcext:value-type="float">
            <text:p>0.2158345</text:p>
          </table:table-cell>
          <table:table-cell office:value-type="float" office:value="0.1377693" calcext:value-type="float">
            <text:p>0.1377693</text:p>
          </table:table-cell>
          <table:table-cell office:value-type="float" office:value="0.1171277" calcext:value-type="float">
            <text:p>0.1171277</text:p>
          </table:table-cell>
          <table:table-cell office:value-type="float" office:value="0.04824403" calcext:value-type="float">
            <text:p>0.04824403</text:p>
          </table:table-cell>
          <table:table-cell office:value-type="float" office:value="0.0330555" calcext:value-type="float">
            <text:p>0.0330555</text:p>
          </table:table-cell>
          <table:table-cell office:value-type="float" office:value="0.08754485" calcext:value-type="float">
            <text:p>0.08754485</text:p>
          </table:table-cell>
          <table:table-cell office:value-type="float" office:value="0.1597427" calcext:value-type="float">
            <text:p>0.1597427</text:p>
          </table:table-cell>
          <table:table-cell office:value-type="float" office:value="0.1740247" calcext:value-type="float">
            <text:p>0.1740247</text:p>
          </table:table-cell>
          <table:table-cell office:value-type="float" office:value="0.1741785" calcext:value-type="float">
            <text:p>0.1741785</text:p>
          </table:table-cell>
          <table:table-cell office:value-type="float" office:value="0.1800838" calcext:value-type="float">
            <text:p>0.1800838</text:p>
          </table:table-cell>
          <table:table-cell office:value-type="float" office:value="0.189724" calcext:value-type="float">
            <text:p>0.189724</text:p>
          </table:table-cell>
          <table:table-cell office:value-type="float" office:value="0.1930582" calcext:value-type="float">
            <text:p>0.1930582</text:p>
          </table:table-cell>
          <table:table-cell office:value-type="float" office:value="0" calcext:value-type="float">
            <text:p>0</text:p>
          </table:table-cell>
          <table:table-cell office:value-type="float" office:value="47.20878" calcext:value-type="float">
            <text:p>47.20878</text:p>
          </table:table-cell>
          <table:table-cell office:value-type="float" office:value="42.25216" calcext:value-type="float">
            <text:p>42.25216</text:p>
          </table:table-cell>
          <table:table-cell office:value-type="float" office:value="34.63627" calcext:value-type="float">
            <text:p>34.63627</text:p>
          </table:table-cell>
          <table:table-cell office:value-type="float" office:value="11.64067" calcext:value-type="float">
            <text:p>11.64067</text:p>
          </table:table-cell>
          <table:table-cell office:value-type="float" office:value="9.505123" calcext:value-type="float">
            <text:p>9.505123</text:p>
          </table:table-cell>
          <table:table-cell office:value-type="float" office:value="3.498441" calcext:value-type="float">
            <text:p>3.498441</text:p>
          </table:table-cell>
          <table:table-cell office:value-type="float" office:value="3.172214" calcext:value-type="float">
            <text:p>3.172214</text:p>
          </table:table-cell>
          <table:table-cell office:value-type="float" office:value="6.370223" calcext:value-type="float">
            <text:p>6.370223</text:p>
          </table:table-cell>
          <table:table-cell office:value-type="float" office:value="9.360862" calcext:value-type="float">
            <text:p>9.360862</text:p>
          </table:table-cell>
          <table:table-cell office:value-type="float" office:value="10.41134" calcext:value-type="float">
            <text:p>10.41134</text:p>
          </table:table-cell>
          <table:table-cell office:value-type="float" office:value="10.71771" calcext:value-type="float">
            <text:p>10.71771</text:p>
          </table:table-cell>
          <table:table-cell office:value-type="float" office:value="11.25681" calcext:value-type="float">
            <text:p>11.25681</text:p>
          </table:table-cell>
          <table:table-cell office:value-type="float" office:value="12.1462" calcext:value-type="float">
            <text:p>12.1462</text:p>
          </table:table-cell>
          <table:table-cell office:value-type="float" office:value="12.43337" calcext:value-type="float">
            <text:p>12.43337</text:p>
          </table:table-cell>
          <table:table-cell office:value-type="float" office:value="0" calcext:value-type="float">
            <text:p>0</text:p>
          </table:table-cell>
          <table:table-cell office:value-type="float" office:value="12.07982" calcext:value-type="float">
            <text:p>12.07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032006" calcext:value-type="float">
            <text:p>31032006</text:p>
          </table:table-cell>
          <table:table-cell office:value-type="float" office:value="0.7961464" calcext:value-type="float">
            <text:p>0.7961464</text:p>
          </table:table-cell>
          <table:table-cell office:value-type="float" office:value="134.3042" calcext:value-type="float">
            <text:p>134.30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22303" calcext:value-type="float">
            <text:p>43.22303</text:p>
          </table:table-cell>
          <table:table-cell office:value-type="float" office:value="0.06783325" calcext:value-type="float">
            <text:p>0.06783325</text:p>
          </table:table-cell>
          <table:table-cell office:value-type="float" office:value="0.00006478906" calcext:value-type="float">
            <text:p>6.478906E-05</text:p>
          </table:table-cell>
          <table:table-cell office:value-type="float" office:value="0.09965263" calcext:value-type="float">
            <text:p>0.09965263</text:p>
          </table:table-cell>
          <table:table-cell office:value-type="float" office:value="0.00377284" calcext:value-type="float">
            <text:p>0.00377284</text:p>
          </table:table-cell>
          <table:table-cell office:value-type="float" office:value="1167.633" calcext:value-type="float">
            <text:p>1167.633</text:p>
          </table:table-cell>
          <table:table-cell office:value-type="float" office:value="0.9488671" calcext:value-type="float">
            <text:p>0.9488671</text:p>
          </table:table-cell>
          <table:table-cell office:value-type="float" office:value="0" calcext:value-type="float">
            <text:p>0</text:p>
          </table:table-cell>
          <table:table-cell office:value-type="float" office:value="0.2944217" calcext:value-type="float">
            <text:p>0.2944217</text:p>
          </table:table-cell>
          <table:table-cell office:value-type="float" office:value="0.3052456" calcext:value-type="float">
            <text:p>0.3052456</text:p>
          </table:table-cell>
          <table:table-cell office:value-type="float" office:value="0.231842" calcext:value-type="float">
            <text:p>0.231842</text:p>
          </table:table-cell>
          <table:table-cell office:value-type="float" office:value="0.09516476" calcext:value-type="float">
            <text:p>0.09516476</text:p>
          </table:table-cell>
          <table:table-cell office:value-type="float" office:value="0.07717858" calcext:value-type="float">
            <text:p>0.07717858</text:p>
          </table:table-cell>
          <table:table-cell office:value-type="float" office:value="0.03773611" calcext:value-type="float">
            <text:p>0.03773611</text:p>
          </table:table-cell>
          <table:table-cell office:value-type="float" office:value="0.03636609" calcext:value-type="float">
            <text:p>0.03636609</text:p>
          </table:table-cell>
          <table:table-cell office:value-type="float" office:value="0.08700885" calcext:value-type="float">
            <text:p>0.08700885</text:p>
          </table:table-cell>
          <table:table-cell office:value-type="float" office:value="0.1596607" calcext:value-type="float">
            <text:p>0.1596607</text:p>
          </table:table-cell>
          <table:table-cell office:value-type="float" office:value="0.1740648" calcext:value-type="float">
            <text:p>0.1740648</text:p>
          </table:table-cell>
          <table:table-cell office:value-type="float" office:value="0.1742141" calcext:value-type="float">
            <text:p>0.1742141</text:p>
          </table:table-cell>
          <table:table-cell office:value-type="float" office:value="0.1801394" calcext:value-type="float">
            <text:p>0.1801394</text:p>
          </table:table-cell>
          <table:table-cell office:value-type="float" office:value="0.1897473" calcext:value-type="float">
            <text:p>0.1897473</text:p>
          </table:table-cell>
          <table:table-cell office:value-type="float" office:value="0.1930757" calcext:value-type="float">
            <text:p>0.1930757</text:p>
          </table:table-cell>
          <table:table-cell office:value-type="float" office:value="0" calcext:value-type="float">
            <text:p>0</text:p>
          </table:table-cell>
          <table:table-cell office:value-type="float" office:value="47.14768" calcext:value-type="float">
            <text:p>47.14768</text:p>
          </table:table-cell>
          <table:table-cell office:value-type="float" office:value="42.18918" calcext:value-type="float">
            <text:p>42.18918</text:p>
          </table:table-cell>
          <table:table-cell office:value-type="float" office:value="34.59366" calcext:value-type="float">
            <text:p>34.59366</text:p>
          </table:table-cell>
          <table:table-cell office:value-type="float" office:value="11.64836" calcext:value-type="float">
            <text:p>11.64836</text:p>
          </table:table-cell>
          <table:table-cell office:value-type="float" office:value="9.512006" calcext:value-type="float">
            <text:p>9.512006</text:p>
          </table:table-cell>
          <table:table-cell office:value-type="float" office:value="3.502721" calcext:value-type="float">
            <text:p>3.502721</text:p>
          </table:table-cell>
          <table:table-cell office:value-type="float" office:value="3.173616" calcext:value-type="float">
            <text:p>3.173616</text:p>
          </table:table-cell>
          <table:table-cell office:value-type="float" office:value="6.372717" calcext:value-type="float">
            <text:p>6.372717</text:p>
          </table:table-cell>
          <table:table-cell office:value-type="float" office:value="9.365135" calcext:value-type="float">
            <text:p>9.365135</text:p>
          </table:table-cell>
          <table:table-cell office:value-type="float" office:value="10.41468" calcext:value-type="float">
            <text:p>10.41468</text:p>
          </table:table-cell>
          <table:table-cell office:value-type="float" office:value="10.72099" calcext:value-type="float">
            <text:p>10.72099</text:p>
          </table:table-cell>
          <table:table-cell office:value-type="float" office:value="11.25953" calcext:value-type="float">
            <text:p>11.25953</text:p>
          </table:table-cell>
          <table:table-cell office:value-type="float" office:value="12.14798" calcext:value-type="float">
            <text:p>12.14798</text:p>
          </table:table-cell>
          <table:table-cell office:value-type="float" office:value="12.43494" calcext:value-type="float">
            <text:p>12.43494</text:p>
          </table:table-cell>
          <table:table-cell office:value-type="float" office:value="0" calcext:value-type="float">
            <text:p>0</text:p>
          </table:table-cell>
          <table:table-cell office:value-type="float" office:value="39.26981" calcext:value-type="float">
            <text:p>39.269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42006" calcext:value-type="float">
            <text:p>1042006</text:p>
          </table:table-cell>
          <table:table-cell office:value-type="float" office:value="0.7947258" calcext:value-type="float">
            <text:p>0.7947258</text:p>
          </table:table-cell>
          <table:table-cell office:value-type="float" office:value="134.3029" calcext:value-type="float">
            <text:p>134.3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22857" calcext:value-type="float">
            <text:p>43.22857</text:p>
          </table:table-cell>
          <table:table-cell office:value-type="float" office:value="0.06783325" calcext:value-type="float">
            <text:p>0.06783325</text:p>
          </table:table-cell>
          <table:table-cell office:value-type="float" office:value="0.00006633143" calcext:value-type="float">
            <text:p>6.633143E-05</text:p>
          </table:table-cell>
          <table:table-cell office:value-type="float" office:value="0.09965263" calcext:value-type="float">
            <text:p>0.09965263</text:p>
          </table:table-cell>
          <table:table-cell office:value-type="float" office:value="0.003764183" calcext:value-type="float">
            <text:p>0.003764183</text:p>
          </table:table-cell>
          <table:table-cell office:value-type="float" office:value="1167.63" calcext:value-type="float">
            <text:p>1167.63</text:p>
          </table:table-cell>
          <table:table-cell office:value-type="float" office:value="0.9490153" calcext:value-type="float">
            <text:p>0.9490153</text:p>
          </table:table-cell>
          <table:table-cell office:value-type="float" office:value="0" calcext:value-type="float">
            <text:p>0</text:p>
          </table:table-cell>
          <table:table-cell office:value-type="float" office:value="0.1510847" calcext:value-type="float">
            <text:p>0.1510847</text:p>
          </table:table-cell>
          <table:table-cell office:value-type="float" office:value="0.2781" calcext:value-type="float">
            <text:p>0.2781</text:p>
          </table:table-cell>
          <table:table-cell office:value-type="float" office:value="0.2420059" calcext:value-type="float">
            <text:p>0.2420059</text:p>
          </table:table-cell>
          <table:table-cell office:value-type="float" office:value="0.1020014" calcext:value-type="float">
            <text:p>0.1020014</text:p>
          </table:table-cell>
          <table:table-cell office:value-type="float" office:value="0.0703756" calcext:value-type="float">
            <text:p>0.0703756</text:p>
          </table:table-cell>
          <table:table-cell office:value-type="float" office:value="0.03300757" calcext:value-type="float">
            <text:p>0.03300757</text:p>
          </table:table-cell>
          <table:table-cell office:value-type="float" office:value="0.03604241" calcext:value-type="float">
            <text:p>0.03604241</text:p>
          </table:table-cell>
          <table:table-cell office:value-type="float" office:value="0.08656139" calcext:value-type="float">
            <text:p>0.08656139</text:p>
          </table:table-cell>
          <table:table-cell office:value-type="float" office:value="0.1595356" calcext:value-type="float">
            <text:p>0.1595356</text:p>
          </table:table-cell>
          <table:table-cell office:value-type="float" office:value="0.1741111" calcext:value-type="float">
            <text:p>0.1741111</text:p>
          </table:table-cell>
          <table:table-cell office:value-type="float" office:value="0.1742504" calcext:value-type="float">
            <text:p>0.1742504</text:p>
          </table:table-cell>
          <table:table-cell office:value-type="float" office:value="0.1801721" calcext:value-type="float">
            <text:p>0.1801721</text:p>
          </table:table-cell>
          <table:table-cell office:value-type="float" office:value="0.1897683" calcext:value-type="float">
            <text:p>0.1897683</text:p>
          </table:table-cell>
          <table:table-cell office:value-type="float" office:value="0.1930926" calcext:value-type="float">
            <text:p>0.1930926</text:p>
          </table:table-cell>
          <table:table-cell office:value-type="float" office:value="0" calcext:value-type="float">
            <text:p>0</text:p>
          </table:table-cell>
          <table:table-cell office:value-type="float" office:value="47.13299" calcext:value-type="float">
            <text:p>47.13299</text:p>
          </table:table-cell>
          <table:table-cell office:value-type="float" office:value="42.14243" calcext:value-type="float">
            <text:p>42.14243</text:p>
          </table:table-cell>
          <table:table-cell office:value-type="float" office:value="34.55667" calcext:value-type="float">
            <text:p>34.55667</text:p>
          </table:table-cell>
          <table:table-cell office:value-type="float" office:value="11.64249" calcext:value-type="float">
            <text:p>11.64249</text:p>
          </table:table-cell>
          <table:table-cell office:value-type="float" office:value="9.507062" calcext:value-type="float">
            <text:p>9.507062</text:p>
          </table:table-cell>
          <table:table-cell office:value-type="float" office:value="3.503579" calcext:value-type="float">
            <text:p>3.503579</text:p>
          </table:table-cell>
          <table:table-cell office:value-type="float" office:value="3.175004" calcext:value-type="float">
            <text:p>3.175004</text:p>
          </table:table-cell>
          <table:table-cell office:value-type="float" office:value="6.375163" calcext:value-type="float">
            <text:p>6.375163</text:p>
          </table:table-cell>
          <table:table-cell office:value-type="float" office:value="9.36939" calcext:value-type="float">
            <text:p>9.36939</text:p>
          </table:table-cell>
          <table:table-cell office:value-type="float" office:value="10.41802" calcext:value-type="float">
            <text:p>10.41802</text:p>
          </table:table-cell>
          <table:table-cell office:value-type="float" office:value="10.72427" calcext:value-type="float">
            <text:p>10.72427</text:p>
          </table:table-cell>
          <table:table-cell office:value-type="float" office:value="11.26224" calcext:value-type="float">
            <text:p>11.26224</text:p>
          </table:table-cell>
          <table:table-cell office:value-type="float" office:value="12.14976" calcext:value-type="float">
            <text:p>12.14976</text:p>
          </table:table-cell>
          <table:table-cell office:value-type="float" office:value="12.4365" calcext:value-type="float">
            <text:p>12.4365</text:p>
          </table:table-cell>
          <table:table-cell office:value-type="float" office:value="0" calcext:value-type="float">
            <text:p>0</text:p>
          </table:table-cell>
          <table:table-cell office:value-type="float" office:value="64.87961" calcext:value-type="float">
            <text:p>64.879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42006" calcext:value-type="float">
            <text:p>2042006</text:p>
          </table:table-cell>
          <table:table-cell office:value-type="float" office:value="0.7935671" calcext:value-type="float">
            <text:p>0.7935671</text:p>
          </table:table-cell>
          <table:table-cell office:value-type="float" office:value="134.3015" calcext:value-type="float">
            <text:p>134.3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23362" calcext:value-type="float">
            <text:p>43.23362</text:p>
          </table:table-cell>
          <table:table-cell office:value-type="float" office:value="0.06783325" calcext:value-type="float">
            <text:p>0.06783325</text:p>
          </table:table-cell>
          <table:table-cell office:value-type="float" office:value="0.00006787326" calcext:value-type="float">
            <text:p>6.787326E-05</text:p>
          </table:table-cell>
          <table:table-cell office:value-type="float" office:value="0.09965263" calcext:value-type="float">
            <text:p>0.09965263</text:p>
          </table:table-cell>
          <table:table-cell office:value-type="float" office:value="0.003756499" calcext:value-type="float">
            <text:p>0.003756499</text:p>
          </table:table-cell>
          <table:table-cell office:value-type="float" office:value="1167.627" calcext:value-type="float">
            <text:p>1167.627</text:p>
          </table:table-cell>
          <table:table-cell office:value-type="float" office:value="0.9487252" calcext:value-type="float">
            <text:p>0.9487252</text:p>
          </table:table-cell>
          <table:table-cell office:value-type="float" office:value="0" calcext:value-type="float">
            <text:p>0</text:p>
          </table:table-cell>
          <table:table-cell office:value-type="float" office:value="0.1946454" calcext:value-type="float">
            <text:p>0.1946454</text:p>
          </table:table-cell>
          <table:table-cell office:value-type="float" office:value="0.2794067" calcext:value-type="float">
            <text:p>0.2794067</text:p>
          </table:table-cell>
          <table:table-cell office:value-type="float" office:value="0.237565" calcext:value-type="float">
            <text:p>0.237565</text:p>
          </table:table-cell>
          <table:table-cell office:value-type="float" office:value="0.112315" calcext:value-type="float">
            <text:p>0.112315</text:p>
          </table:table-cell>
          <table:table-cell office:value-type="float" office:value="0.07913735" calcext:value-type="float">
            <text:p>0.07913735</text:p>
          </table:table-cell>
          <table:table-cell office:value-type="float" office:value="0.03756289" calcext:value-type="float">
            <text:p>0.03756289</text:p>
          </table:table-cell>
          <table:table-cell office:value-type="float" office:value="0.03685927" calcext:value-type="float">
            <text:p>0.03685927</text:p>
          </table:table-cell>
          <table:table-cell office:value-type="float" office:value="0.08534955" calcext:value-type="float">
            <text:p>0.08534955</text:p>
          </table:table-cell>
          <table:table-cell office:value-type="float" office:value="0.1589373" calcext:value-type="float">
            <text:p>0.1589373</text:p>
          </table:table-cell>
          <table:table-cell office:value-type="float" office:value="0.1741679" calcext:value-type="float">
            <text:p>0.1741679</text:p>
          </table:table-cell>
          <table:table-cell office:value-type="float" office:value="0.1742876" calcext:value-type="float">
            <text:p>0.1742876</text:p>
          </table:table-cell>
          <table:table-cell office:value-type="float" office:value="0.1801802" calcext:value-type="float">
            <text:p>0.1801802</text:p>
          </table:table-cell>
          <table:table-cell office:value-type="float" office:value="0.1897886" calcext:value-type="float">
            <text:p>0.1897886</text:p>
          </table:table-cell>
          <table:table-cell office:value-type="float" office:value="0.1931096" calcext:value-type="float">
            <text:p>0.1931096</text:p>
          </table:table-cell>
          <table:table-cell office:value-type="float" office:value="0" calcext:value-type="float">
            <text:p>0</text:p>
          </table:table-cell>
          <table:table-cell office:value-type="float" office:value="47.03471" calcext:value-type="float">
            <text:p>47.03471</text:p>
          </table:table-cell>
          <table:table-cell office:value-type="float" office:value="42.08246" calcext:value-type="float">
            <text:p>42.08246</text:p>
          </table:table-cell>
          <table:table-cell office:value-type="float" office:value="34.52164" calcext:value-type="float">
            <text:p>34.52164</text:p>
          </table:table-cell>
          <table:table-cell office:value-type="float" office:value="11.6493" calcext:value-type="float">
            <text:p>11.6493</text:p>
          </table:table-cell>
          <table:table-cell office:value-type="float" office:value="9.505157" calcext:value-type="float">
            <text:p>9.505157</text:p>
          </table:table-cell>
          <table:table-cell office:value-type="float" office:value="3.504952" calcext:value-type="float">
            <text:p>3.504952</text:p>
          </table:table-cell>
          <table:table-cell office:value-type="float" office:value="3.176429" calcext:value-type="float">
            <text:p>3.176429</text:p>
          </table:table-cell>
          <table:table-cell office:value-type="float" office:value="6.377523" calcext:value-type="float">
            <text:p>6.377523</text:p>
          </table:table-cell>
          <table:table-cell office:value-type="float" office:value="9.373635" calcext:value-type="float">
            <text:p>9.373635</text:p>
          </table:table-cell>
          <table:table-cell office:value-type="float" office:value="10.42136" calcext:value-type="float">
            <text:p>10.42136</text:p>
          </table:table-cell>
          <table:table-cell office:value-type="float" office:value="10.72755" calcext:value-type="float">
            <text:p>10.72755</text:p>
          </table:table-cell>
          <table:table-cell office:value-type="float" office:value="11.26496" calcext:value-type="float">
            <text:p>11.26496</text:p>
          </table:table-cell>
          <table:table-cell office:value-type="float" office:value="12.15154" calcext:value-type="float">
            <text:p>12.15154</text:p>
          </table:table-cell>
          <table:table-cell office:value-type="float" office:value="12.43807" calcext:value-type="float">
            <text:p>12.43807</text:p>
          </table:table-cell>
          <table:table-cell office:value-type="float" office:value="0" calcext:value-type="float">
            <text:p>0</text:p>
          </table:table-cell>
          <table:table-cell office:value-type="float" office:value="66.53237" calcext:value-type="float">
            <text:p>66.532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042006" calcext:value-type="float">
            <text:p>3042006</text:p>
          </table:table-cell>
          <table:table-cell office:value-type="float" office:value="0.792206" calcext:value-type="float">
            <text:p>0.792206</text:p>
          </table:table-cell>
          <table:table-cell office:value-type="float" office:value="134.3" calcext:value-type="float">
            <text:p>134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23935" calcext:value-type="float">
            <text:p>43.23935</text:p>
          </table:table-cell>
          <table:table-cell office:value-type="float" office:value="0.06783325" calcext:value-type="float">
            <text:p>0.06783325</text:p>
          </table:table-cell>
          <table:table-cell office:value-type="float" office:value="0.00006941483" calcext:value-type="float">
            <text:p>6.941483E-05</text:p>
          </table:table-cell>
          <table:table-cell office:value-type="float" office:value="0.09965263" calcext:value-type="float">
            <text:p>0.09965263</text:p>
          </table:table-cell>
          <table:table-cell office:value-type="float" office:value="0.00374958" calcext:value-type="float">
            <text:p>0.00374958</text:p>
          </table:table-cell>
          <table:table-cell office:value-type="float" office:value="1167.623" calcext:value-type="float">
            <text:p>1167.623</text:p>
          </table:table-cell>
          <table:table-cell office:value-type="float" office:value="0.9487241" calcext:value-type="float">
            <text:p>0.9487241</text:p>
          </table:table-cell>
          <table:table-cell office:value-type="float" office:value="0" calcext:value-type="float">
            <text:p>0</text:p>
          </table:table-cell>
          <table:table-cell office:value-type="float" office:value="0.3662614" calcext:value-type="float">
            <text:p>0.3662614</text:p>
          </table:table-cell>
          <table:table-cell office:value-type="float" office:value="0.327018" calcext:value-type="float">
            <text:p>0.327018</text:p>
          </table:table-cell>
          <table:table-cell office:value-type="float" office:value="0.2349742" calcext:value-type="float">
            <text:p>0.2349742</text:p>
          </table:table-cell>
          <table:table-cell office:value-type="float" office:value="0.08996926" calcext:value-type="float">
            <text:p>0.08996926</text:p>
          </table:table-cell>
          <table:table-cell office:value-type="float" office:value="0.07017562" calcext:value-type="float">
            <text:p>0.07017562</text:p>
          </table:table-cell>
          <table:table-cell office:value-type="float" office:value="0.03354606" calcext:value-type="float">
            <text:p>0.03354606</text:p>
          </table:table-cell>
          <table:table-cell office:value-type="float" office:value="0.03628735" calcext:value-type="float">
            <text:p>0.03628735</text:p>
          </table:table-cell>
          <table:table-cell office:value-type="float" office:value="0.08645932" calcext:value-type="float">
            <text:p>0.08645932</text:p>
          </table:table-cell>
          <table:table-cell office:value-type="float" office:value="0.1578274" calcext:value-type="float">
            <text:p>0.1578274</text:p>
          </table:table-cell>
          <table:table-cell office:value-type="float" office:value="0.1742509" calcext:value-type="float">
            <text:p>0.1742509</text:p>
          </table:table-cell>
          <table:table-cell office:value-type="float" office:value="0.174326" calcext:value-type="float">
            <text:p>0.174326</text:p>
          </table:table-cell>
          <table:table-cell office:value-type="float" office:value="0.1802438" calcext:value-type="float">
            <text:p>0.1802438</text:p>
          </table:table-cell>
          <table:table-cell office:value-type="float" office:value="0.1898082" calcext:value-type="float">
            <text:p>0.1898082</text:p>
          </table:table-cell>
          <table:table-cell office:value-type="float" office:value="0.1931264" calcext:value-type="float">
            <text:p>0.1931264</text:p>
          </table:table-cell>
          <table:table-cell office:value-type="float" office:value="0" calcext:value-type="float">
            <text:p>0</text:p>
          </table:table-cell>
          <table:table-cell office:value-type="float" office:value="47.00976" calcext:value-type="float">
            <text:p>47.00976</text:p>
          </table:table-cell>
          <table:table-cell office:value-type="float" office:value="42.03419" calcext:value-type="float">
            <text:p>42.03419</text:p>
          </table:table-cell>
          <table:table-cell office:value-type="float" office:value="34.48672" calcext:value-type="float">
            <text:p>34.48672</text:p>
          </table:table-cell>
          <table:table-cell office:value-type="float" office:value="11.64884" calcext:value-type="float">
            <text:p>11.64884</text:p>
          </table:table-cell>
          <table:table-cell office:value-type="float" office:value="9.501628" calcext:value-type="float">
            <text:p>9.501628</text:p>
          </table:table-cell>
          <table:table-cell office:value-type="float" office:value="3.506109" calcext:value-type="float">
            <text:p>3.506109</text:p>
          </table:table-cell>
          <table:table-cell office:value-type="float" office:value="3.177929" calcext:value-type="float">
            <text:p>3.177929</text:p>
          </table:table-cell>
          <table:table-cell office:value-type="float" office:value="6.379855" calcext:value-type="float">
            <text:p>6.379855</text:p>
          </table:table-cell>
          <table:table-cell office:value-type="float" office:value="9.377719" calcext:value-type="float">
            <text:p>9.377719</text:p>
          </table:table-cell>
          <table:table-cell office:value-type="float" office:value="10.4247" calcext:value-type="float">
            <text:p>10.4247</text:p>
          </table:table-cell>
          <table:table-cell office:value-type="float" office:value="10.73083" calcext:value-type="float">
            <text:p>10.73083</text:p>
          </table:table-cell>
          <table:table-cell office:value-type="float" office:value="11.26767" calcext:value-type="float">
            <text:p>11.26767</text:p>
          </table:table-cell>
          <table:table-cell office:value-type="float" office:value="12.15333" calcext:value-type="float">
            <text:p>12.15333</text:p>
          </table:table-cell>
          <table:table-cell office:value-type="float" office:value="12.43964" calcext:value-type="float">
            <text:p>12.43964</text:p>
          </table:table-cell>
          <table:table-cell office:value-type="float" office:value="0" calcext:value-type="float">
            <text:p>0</text:p>
          </table:table-cell>
          <table:table-cell office:value-type="float" office:value="75.56246" calcext:value-type="float">
            <text:p>75.562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42006" calcext:value-type="float">
            <text:p>4042006</text:p>
          </table:table-cell>
          <table:table-cell office:value-type="float" office:value="0.7908016" calcext:value-type="float">
            <text:p>0.7908016</text:p>
          </table:table-cell>
          <table:table-cell office:value-type="float" office:value="134.2985" calcext:value-type="float">
            <text:p>134.29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24548" calcext:value-type="float">
            <text:p>43.24548</text:p>
          </table:table-cell>
          <table:table-cell office:value-type="float" office:value="0.06783325" calcext:value-type="float">
            <text:p>0.06783325</text:p>
          </table:table-cell>
          <table:table-cell office:value-type="float" office:value="0.0000709564" calcext:value-type="float">
            <text:p>7.09564E-05</text:p>
          </table:table-cell>
          <table:table-cell office:value-type="float" office:value="0.09965263" calcext:value-type="float">
            <text:p>0.09965263</text:p>
          </table:table-cell>
          <table:table-cell office:value-type="float" office:value="0.003743291" calcext:value-type="float">
            <text:p>0.003743291</text:p>
          </table:table-cell>
          <table:table-cell office:value-type="float" office:value="1167.619" calcext:value-type="float">
            <text:p>1167.619</text:p>
          </table:table-cell>
          <table:table-cell office:value-type="float" office:value="0.9487287" calcext:value-type="float">
            <text:p>0.9487287</text:p>
          </table:table-cell>
          <table:table-cell office:value-type="float" office:value="0" calcext:value-type="float">
            <text:p>0</text:p>
          </table:table-cell>
          <table:table-cell office:value-type="float" office:value="0.4065469" calcext:value-type="float">
            <text:p>0.4065469</text:p>
          </table:table-cell>
          <table:table-cell office:value-type="float" office:value="0.339163" calcext:value-type="float">
            <text:p>0.339163</text:p>
          </table:table-cell>
          <table:table-cell office:value-type="float" office:value="0.2333111" calcext:value-type="float">
            <text:p>0.2333111</text:p>
          </table:table-cell>
          <table:table-cell office:value-type="float" office:value="0.08469352" calcext:value-type="float">
            <text:p>0.08469352</text:p>
          </table:table-cell>
          <table:table-cell office:value-type="float" office:value="0.06717189" calcext:value-type="float">
            <text:p>0.06717189</text:p>
          </table:table-cell>
          <table:table-cell office:value-type="float" office:value="0.03203568" calcext:value-type="float">
            <text:p>0.03203568</text:p>
          </table:table-cell>
          <table:table-cell office:value-type="float" office:value="0.03587401" calcext:value-type="float">
            <text:p>0.03587401</text:p>
          </table:table-cell>
          <table:table-cell office:value-type="float" office:value="0.08759934" calcext:value-type="float">
            <text:p>0.08759934</text:p>
          </table:table-cell>
          <table:table-cell office:value-type="float" office:value="0.1579448" calcext:value-type="float">
            <text:p>0.1579448</text:p>
          </table:table-cell>
          <table:table-cell office:value-type="float" office:value="0.1744313" calcext:value-type="float">
            <text:p>0.1744313</text:p>
          </table:table-cell>
          <table:table-cell office:value-type="float" office:value="0.1743662" calcext:value-type="float">
            <text:p>0.1743662</text:p>
          </table:table-cell>
          <table:table-cell office:value-type="float" office:value="0.1802805" calcext:value-type="float">
            <text:p>0.1802805</text:p>
          </table:table-cell>
          <table:table-cell office:value-type="float" office:value="0.1898278" calcext:value-type="float">
            <text:p>0.1898278</text:p>
          </table:table-cell>
          <table:table-cell office:value-type="float" office:value="0.1931432" calcext:value-type="float">
            <text:p>0.1931432</text:p>
          </table:table-cell>
          <table:table-cell office:value-type="float" office:value="0" calcext:value-type="float">
            <text:p>0</text:p>
          </table:table-cell>
          <table:table-cell office:value-type="float" office:value="47.02793" calcext:value-type="float">
            <text:p>47.02793</text:p>
          </table:table-cell>
          <table:table-cell office:value-type="float" office:value="41.99389" calcext:value-type="float">
            <text:p>41.99389</text:p>
          </table:table-cell>
          <table:table-cell office:value-type="float" office:value="34.45253" calcext:value-type="float">
            <text:p>34.45253</text:p>
          </table:table-cell>
          <table:table-cell office:value-type="float" office:value="11.64184" calcext:value-type="float">
            <text:p>11.64184</text:p>
          </table:table-cell>
          <table:table-cell office:value-type="float" office:value="9.495364" calcext:value-type="float">
            <text:p>9.495364</text:p>
          </table:table-cell>
          <table:table-cell office:value-type="float" office:value="3.506287" calcext:value-type="float">
            <text:p>3.506287</text:p>
          </table:table-cell>
          <table:table-cell office:value-type="float" office:value="3.179202" calcext:value-type="float">
            <text:p>3.179202</text:p>
          </table:table-cell>
          <table:table-cell office:value-type="float" office:value="6.382526" calcext:value-type="float">
            <text:p>6.382526</text:p>
          </table:table-cell>
          <table:table-cell office:value-type="float" office:value="9.381901" calcext:value-type="float">
            <text:p>9.381901</text:p>
          </table:table-cell>
          <table:table-cell office:value-type="float" office:value="10.42804" calcext:value-type="float">
            <text:p>10.42804</text:p>
          </table:table-cell>
          <table:table-cell office:value-type="float" office:value="10.73411" calcext:value-type="float">
            <text:p>10.73411</text:p>
          </table:table-cell>
          <table:table-cell office:value-type="float" office:value="11.27038" calcext:value-type="float">
            <text:p>11.27038</text:p>
          </table:table-cell>
          <table:table-cell office:value-type="float" office:value="12.15511" calcext:value-type="float">
            <text:p>12.15511</text:p>
          </table:table-cell>
          <table:table-cell office:value-type="float" office:value="12.44122" calcext:value-type="float">
            <text:p>12.44122</text:p>
          </table:table-cell>
          <table:table-cell office:value-type="float" office:value="0" calcext:value-type="float">
            <text:p>0</text:p>
          </table:table-cell>
          <table:table-cell office:value-type="float" office:value="81.93245" calcext:value-type="float">
            <text:p>81.932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42006" calcext:value-type="float">
            <text:p>5042006</text:p>
          </table:table-cell>
          <table:table-cell office:value-type="float" office:value="0.7889345" calcext:value-type="float">
            <text:p>0.7889345</text:p>
          </table:table-cell>
          <table:table-cell office:value-type="float" office:value="134.2964" calcext:value-type="float">
            <text:p>134.29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25223" calcext:value-type="float">
            <text:p>43.25223</text:p>
          </table:table-cell>
          <table:table-cell office:value-type="float" office:value="0.06783325" calcext:value-type="float">
            <text:p>0.06783325</text:p>
          </table:table-cell>
          <table:table-cell office:value-type="float" office:value="0.00007249798" calcext:value-type="float">
            <text:p>7.249798E-05</text:p>
          </table:table-cell>
          <table:table-cell office:value-type="float" office:value="0.09965263" calcext:value-type="float">
            <text:p>0.09965263</text:p>
          </table:table-cell>
          <table:table-cell office:value-type="float" office:value="0.003737564" calcext:value-type="float">
            <text:p>0.003737564</text:p>
          </table:table-cell>
          <table:table-cell office:value-type="float" office:value="1167.615" calcext:value-type="float">
            <text:p>1167.615</text:p>
          </table:table-cell>
          <table:table-cell office:value-type="float" office:value="0.9486694" calcext:value-type="float">
            <text:p>0.9486694</text:p>
          </table:table-cell>
          <table:table-cell office:value-type="float" office:value="0" calcext:value-type="float">
            <text:p>0</text:p>
          </table:table-cell>
          <table:table-cell office:value-type="float" office:value="0.7428232" calcext:value-type="float">
            <text:p>0.7428232</text:p>
          </table:table-cell>
          <table:table-cell office:value-type="float" office:value="0.3344222" calcext:value-type="float">
            <text:p>0.3344222</text:p>
          </table:table-cell>
          <table:table-cell office:value-type="float" office:value="0.2435987" calcext:value-type="float">
            <text:p>0.2435987</text:p>
          </table:table-cell>
          <table:table-cell office:value-type="float" office:value="0.08560435" calcext:value-type="float">
            <text:p>0.08560435</text:p>
          </table:table-cell>
          <table:table-cell office:value-type="float" office:value="0.06856314" calcext:value-type="float">
            <text:p>0.06856314</text:p>
          </table:table-cell>
          <table:table-cell office:value-type="float" office:value="0.03217538" calcext:value-type="float">
            <text:p>0.03217538</text:p>
          </table:table-cell>
          <table:table-cell office:value-type="float" office:value="0.03593471" calcext:value-type="float">
            <text:p>0.03593471</text:p>
          </table:table-cell>
          <table:table-cell office:value-type="float" office:value="0.08801888" calcext:value-type="float">
            <text:p>0.08801888</text:p>
          </table:table-cell>
          <table:table-cell office:value-type="float" office:value="0.1583634" calcext:value-type="float">
            <text:p>0.1583634</text:p>
          </table:table-cell>
          <table:table-cell office:value-type="float" office:value="0.1746752" calcext:value-type="float">
            <text:p>0.1746752</text:p>
          </table:table-cell>
          <table:table-cell office:value-type="float" office:value="0.1744094" calcext:value-type="float">
            <text:p>0.1744094</text:p>
          </table:table-cell>
          <table:table-cell office:value-type="float" office:value="0.1802866" calcext:value-type="float">
            <text:p>0.1802866</text:p>
          </table:table-cell>
          <table:table-cell office:value-type="float" office:value="0.1898473" calcext:value-type="float">
            <text:p>0.1898473</text:p>
          </table:table-cell>
          <table:table-cell office:value-type="float" office:value="0.1931599" calcext:value-type="float">
            <text:p>0.1931599</text:p>
          </table:table-cell>
          <table:table-cell office:value-type="float" office:value="0" calcext:value-type="float">
            <text:p>0</text:p>
          </table:table-cell>
          <table:table-cell office:value-type="float" office:value="47.07558" calcext:value-type="float">
            <text:p>47.07558</text:p>
          </table:table-cell>
          <table:table-cell office:value-type="float" office:value="41.95837" calcext:value-type="float">
            <text:p>41.95837</text:p>
          </table:table-cell>
          <table:table-cell office:value-type="float" office:value="34.42056" calcext:value-type="float">
            <text:p>34.42056</text:p>
          </table:table-cell>
          <table:table-cell office:value-type="float" office:value="11.63434" calcext:value-type="float">
            <text:p>11.63434</text:p>
          </table:table-cell>
          <table:table-cell office:value-type="float" office:value="9.488897" calcext:value-type="float">
            <text:p>9.488897</text:p>
          </table:table-cell>
          <table:table-cell office:value-type="float" office:value="3.5063" calcext:value-type="float">
            <text:p>3.5063</text:p>
          </table:table-cell>
          <table:table-cell office:value-type="float" office:value="3.180399" calcext:value-type="float">
            <text:p>3.180399</text:p>
          </table:table-cell>
          <table:table-cell office:value-type="float" office:value="6.385306" calcext:value-type="float">
            <text:p>6.385306</text:p>
          </table:table-cell>
          <table:table-cell office:value-type="float" office:value="9.386187" calcext:value-type="float">
            <text:p>9.386187</text:p>
          </table:table-cell>
          <table:table-cell office:value-type="float" office:value="10.43138" calcext:value-type="float">
            <text:p>10.43138</text:p>
          </table:table-cell>
          <table:table-cell office:value-type="float" office:value="10.73739" calcext:value-type="float">
            <text:p>10.73739</text:p>
          </table:table-cell>
          <table:table-cell office:value-type="float" office:value="11.2731" calcext:value-type="float">
            <text:p>11.2731</text:p>
          </table:table-cell>
          <table:table-cell office:value-type="float" office:value="12.15689" calcext:value-type="float">
            <text:p>12.15689</text:p>
          </table:table-cell>
          <table:table-cell office:value-type="float" office:value="12.44279" calcext:value-type="float">
            <text:p>12.44279</text:p>
          </table:table-cell>
          <table:table-cell office:value-type="float" office:value="0" calcext:value-type="float">
            <text:p>0</text:p>
          </table:table-cell>
          <table:table-cell office:value-type="float" office:value="98.43071" calcext:value-type="float">
            <text:p>98.430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042006" calcext:value-type="float">
            <text:p>6042006</text:p>
          </table:table-cell>
          <table:table-cell office:value-type="float" office:value="0.7853101" calcext:value-type="float">
            <text:p>0.7853101</text:p>
          </table:table-cell>
          <table:table-cell office:value-type="float" office:value="134.2937" calcext:value-type="float">
            <text:p>134.29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25955" calcext:value-type="float">
            <text:p>43.25955</text:p>
          </table:table-cell>
          <table:table-cell office:value-type="float" office:value="0.06783325" calcext:value-type="float">
            <text:p>0.06783325</text:p>
          </table:table-cell>
          <table:table-cell office:value-type="float" office:value="0.00007404184" calcext:value-type="float">
            <text:p>7.404184E-05</text:p>
          </table:table-cell>
          <table:table-cell office:value-type="float" office:value="0.09965263" calcext:value-type="float">
            <text:p>0.09965263</text:p>
          </table:table-cell>
          <table:table-cell office:value-type="float" office:value="0.003732428" calcext:value-type="float">
            <text:p>0.003732428</text:p>
          </table:table-cell>
          <table:table-cell office:value-type="float" office:value="1167.612" calcext:value-type="float">
            <text:p>1167.612</text:p>
          </table:table-cell>
          <table:table-cell office:value-type="float" office:value="0.9443308" calcext:value-type="float">
            <text:p>0.9443308</text:p>
          </table:table-cell>
          <table:table-cell office:value-type="float" office:value="0" calcext:value-type="float">
            <text:p>0</text:p>
          </table:table-cell>
          <table:table-cell office:value-type="float" office:value="0.1712334" calcext:value-type="float">
            <text:p>0.1712334</text:p>
          </table:table-cell>
          <table:table-cell office:value-type="float" office:value="0.2788013" calcext:value-type="float">
            <text:p>0.2788013</text:p>
          </table:table-cell>
          <table:table-cell office:value-type="float" office:value="0.2570828" calcext:value-type="float">
            <text:p>0.2570828</text:p>
          </table:table-cell>
          <table:table-cell office:value-type="float" office:value="0.1322147" calcext:value-type="float">
            <text:p>0.1322147</text:p>
          </table:table-cell>
          <table:table-cell office:value-type="float" office:value="0.08524747" calcext:value-type="float">
            <text:p>0.08524747</text:p>
          </table:table-cell>
          <table:table-cell office:value-type="float" office:value="0.0366356" calcext:value-type="float">
            <text:p>0.0366356</text:p>
          </table:table-cell>
          <table:table-cell office:value-type="float" office:value="0.03618927" calcext:value-type="float">
            <text:p>0.03618927</text:p>
          </table:table-cell>
          <table:table-cell office:value-type="float" office:value="0.0882729" calcext:value-type="float">
            <text:p>0.0882729</text:p>
          </table:table-cell>
          <table:table-cell office:value-type="float" office:value="0.1590915" calcext:value-type="float">
            <text:p>0.1590915</text:p>
          </table:table-cell>
          <table:table-cell office:value-type="float" office:value="0.1750034" calcext:value-type="float">
            <text:p>0.1750034</text:p>
          </table:table-cell>
          <table:table-cell office:value-type="float" office:value="0.1744568" calcext:value-type="float">
            <text:p>0.1744568</text:p>
          </table:table-cell>
          <table:table-cell office:value-type="float" office:value="0.1802956" calcext:value-type="float">
            <text:p>0.1802956</text:p>
          </table:table-cell>
          <table:table-cell office:value-type="float" office:value="0.1898662" calcext:value-type="float">
            <text:p>0.1898662</text:p>
          </table:table-cell>
          <table:table-cell office:value-type="float" office:value="0.1931767" calcext:value-type="float">
            <text:p>0.1931767</text:p>
          </table:table-cell>
          <table:table-cell office:value-type="float" office:value="0" calcext:value-type="float">
            <text:p>0</text:p>
          </table:table-cell>
          <table:table-cell office:value-type="float" office:value="47.10926" calcext:value-type="float">
            <text:p>47.10926</text:p>
          </table:table-cell>
          <table:table-cell office:value-type="float" office:value="41.92188" calcext:value-type="float">
            <text:p>41.92188</text:p>
          </table:table-cell>
          <table:table-cell office:value-type="float" office:value="34.39431" calcext:value-type="float">
            <text:p>34.39431</text:p>
          </table:table-cell>
          <table:table-cell office:value-type="float" office:value="11.63198" calcext:value-type="float">
            <text:p>11.63198</text:p>
          </table:table-cell>
          <table:table-cell office:value-type="float" office:value="9.484523" calcext:value-type="float">
            <text:p>9.484523</text:p>
          </table:table-cell>
          <table:table-cell office:value-type="float" office:value="3.506574" calcext:value-type="float">
            <text:p>3.506574</text:p>
          </table:table-cell>
          <table:table-cell office:value-type="float" office:value="3.181607" calcext:value-type="float">
            <text:p>3.181607</text:p>
          </table:table-cell>
          <table:table-cell office:value-type="float" office:value="6.388117" calcext:value-type="float">
            <text:p>6.388117</text:p>
          </table:table-cell>
          <table:table-cell office:value-type="float" office:value="9.390629" calcext:value-type="float">
            <text:p>9.390629</text:p>
          </table:table-cell>
          <table:table-cell office:value-type="float" office:value="10.43472" calcext:value-type="float">
            <text:p>10.43472</text:p>
          </table:table-cell>
          <table:table-cell office:value-type="float" office:value="10.74067" calcext:value-type="float">
            <text:p>10.74067</text:p>
          </table:table-cell>
          <table:table-cell office:value-type="float" office:value="11.27581" calcext:value-type="float">
            <text:p>11.27581</text:p>
          </table:table-cell>
          <table:table-cell office:value-type="float" office:value="12.15868" calcext:value-type="float">
            <text:p>12.15868</text:p>
          </table:table-cell>
          <table:table-cell office:value-type="float" office:value="12.44437" calcext:value-type="float">
            <text:p>12.44437</text:p>
          </table:table-cell>
          <table:table-cell office:value-type="float" office:value="0" calcext:value-type="float">
            <text:p>0</text:p>
          </table:table-cell>
          <table:table-cell office:value-type="float" office:value="32.85058" calcext:value-type="float">
            <text:p>32.850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042006" calcext:value-type="float">
            <text:p>7042006</text:p>
          </table:table-cell>
          <table:table-cell office:value-type="float" office:value="0.7839471" calcext:value-type="float">
            <text:p>0.7839471</text:p>
          </table:table-cell>
          <table:table-cell office:value-type="float" office:value="134.2918" calcext:value-type="float">
            <text:p>134.29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26629" calcext:value-type="float">
            <text:p>43.26629</text:p>
          </table:table-cell>
          <table:table-cell office:value-type="float" office:value="0.06783325" calcext:value-type="float">
            <text:p>0.06783325</text:p>
          </table:table-cell>
          <table:table-cell office:value-type="float" office:value="0.00007558432" calcext:value-type="float">
            <text:p>7.558432E-05</text:p>
          </table:table-cell>
          <table:table-cell office:value-type="float" office:value="0.09965263" calcext:value-type="float">
            <text:p>0.09965263</text:p>
          </table:table-cell>
          <table:table-cell office:value-type="float" office:value="0.003727936" calcext:value-type="float">
            <text:p>0.003727936</text:p>
          </table:table-cell>
          <table:table-cell office:value-type="float" office:value="1167.609" calcext:value-type="float">
            <text:p>1167.609</text:p>
          </table:table-cell>
          <table:table-cell office:value-type="float" office:value="0.9441119" calcext:value-type="float">
            <text:p>0.9441119</text:p>
          </table:table-cell>
          <table:table-cell office:value-type="float" office:value="0" calcext:value-type="float">
            <text:p>0</text:p>
          </table:table-cell>
          <table:table-cell office:value-type="float" office:value="0.2859997" calcext:value-type="float">
            <text:p>0.2859997</text:p>
          </table:table-cell>
          <table:table-cell office:value-type="float" office:value="0.3120614" calcext:value-type="float">
            <text:p>0.3120614</text:p>
          </table:table-cell>
          <table:table-cell office:value-type="float" office:value="0.2424665" calcext:value-type="float">
            <text:p>0.2424665</text:p>
          </table:table-cell>
          <table:table-cell office:value-type="float" office:value="0.09767255" calcext:value-type="float">
            <text:p>0.09767255</text:p>
          </table:table-cell>
          <table:table-cell office:value-type="float" office:value="0.07533839" calcext:value-type="float">
            <text:p>0.07533839</text:p>
          </table:table-cell>
          <table:table-cell office:value-type="float" office:value="0.03596736" calcext:value-type="float">
            <text:p>0.03596736</text:p>
          </table:table-cell>
          <table:table-cell office:value-type="float" office:value="0.03687472" calcext:value-type="float">
            <text:p>0.03687472</text:p>
          </table:table-cell>
          <table:table-cell office:value-type="float" office:value="0.08747762" calcext:value-type="float">
            <text:p>0.08747762</text:p>
          </table:table-cell>
          <table:table-cell office:value-type="float" office:value="0.1589864" calcext:value-type="float">
            <text:p>0.1589864</text:p>
          </table:table-cell>
          <table:table-cell office:value-type="float" office:value="0.1753809" calcext:value-type="float">
            <text:p>0.1753809</text:p>
          </table:table-cell>
          <table:table-cell office:value-type="float" office:value="0.1745119" calcext:value-type="float">
            <text:p>0.1745119</text:p>
          </table:table-cell>
          <table:table-cell office:value-type="float" office:value="0.1803465" calcext:value-type="float">
            <text:p>0.1803465</text:p>
          </table:table-cell>
          <table:table-cell office:value-type="float" office:value="0.1898846" calcext:value-type="float">
            <text:p>0.1898846</text:p>
          </table:table-cell>
          <table:table-cell office:value-type="float" office:value="0.1931934" calcext:value-type="float">
            <text:p>0.1931934</text:p>
          </table:table-cell>
          <table:table-cell office:value-type="float" office:value="0" calcext:value-type="float">
            <text:p>0</text:p>
          </table:table-cell>
          <table:table-cell office:value-type="float" office:value="47.05371" calcext:value-type="float">
            <text:p>47.05371</text:p>
          </table:table-cell>
          <table:table-cell office:value-type="float" office:value="41.87466" calcext:value-type="float">
            <text:p>41.87466</text:p>
          </table:table-cell>
          <table:table-cell office:value-type="float" office:value="34.36615" calcext:value-type="float">
            <text:p>34.36615</text:p>
          </table:table-cell>
          <table:table-cell office:value-type="float" office:value="11.63901" calcext:value-type="float">
            <text:p>11.63901</text:p>
          </table:table-cell>
          <table:table-cell office:value-type="float" office:value="9.485041" calcext:value-type="float">
            <text:p>9.485041</text:p>
          </table:table-cell>
          <table:table-cell office:value-type="float" office:value="3.50834" calcext:value-type="float">
            <text:p>3.50834</text:p>
          </table:table-cell>
          <table:table-cell office:value-type="float" office:value="3.183056" calcext:value-type="float">
            <text:p>3.183056</text:p>
          </table:table-cell>
          <table:table-cell office:value-type="float" office:value="6.390857" calcext:value-type="float">
            <text:p>6.390857</text:p>
          </table:table-cell>
          <table:table-cell office:value-type="float" office:value="9.39515" calcext:value-type="float">
            <text:p>9.39515</text:p>
          </table:table-cell>
          <table:table-cell office:value-type="float" office:value="10.43807" calcext:value-type="float">
            <text:p>10.43807</text:p>
          </table:table-cell>
          <table:table-cell office:value-type="float" office:value="10.74395" calcext:value-type="float">
            <text:p>10.74395</text:p>
          </table:table-cell>
          <table:table-cell office:value-type="float" office:value="11.27853" calcext:value-type="float">
            <text:p>11.27853</text:p>
          </table:table-cell>
          <table:table-cell office:value-type="float" office:value="12.16046" calcext:value-type="float">
            <text:p>12.16046</text:p>
          </table:table-cell>
          <table:table-cell office:value-type="float" office:value="12.44594" calcext:value-type="float">
            <text:p>12.44594</text:p>
          </table:table-cell>
          <table:table-cell office:value-type="float" office:value="0" calcext:value-type="float">
            <text:p>0</text:p>
          </table:table-cell>
          <table:table-cell office:value-type="float" office:value="50.11301" calcext:value-type="float">
            <text:p>50.113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042006" calcext:value-type="float">
            <text:p>8042006</text:p>
          </table:table-cell>
          <table:table-cell office:value-type="float" office:value="0.7826502" calcext:value-type="float">
            <text:p>0.7826502</text:p>
          </table:table-cell>
          <table:table-cell office:value-type="float" office:value="134.29" calcext:value-type="float">
            <text:p>134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27284" calcext:value-type="float">
            <text:p>43.27284</text:p>
          </table:table-cell>
          <table:table-cell office:value-type="float" office:value="0.06783325" calcext:value-type="float">
            <text:p>0.06783325</text:p>
          </table:table-cell>
          <table:table-cell office:value-type="float" office:value="0.00007712769" calcext:value-type="float">
            <text:p>7.712769E-05</text:p>
          </table:table-cell>
          <table:table-cell office:value-type="float" office:value="0.09965263" calcext:value-type="float">
            <text:p>0.09965263</text:p>
          </table:table-cell>
          <table:table-cell office:value-type="float" office:value="0.003724346" calcext:value-type="float">
            <text:p>0.003724346</text:p>
          </table:table-cell>
          <table:table-cell office:value-type="float" office:value="1167.606" calcext:value-type="float">
            <text:p>1167.606</text:p>
          </table:table-cell>
          <table:table-cell office:value-type="float" office:value="0.9438704" calcext:value-type="float">
            <text:p>0.9438704</text:p>
          </table:table-cell>
          <table:table-cell office:value-type="float" office:value="0" calcext:value-type="float">
            <text:p>0</text:p>
          </table:table-cell>
          <table:table-cell office:value-type="float" office:value="0.5524368" calcext:value-type="float">
            <text:p>0.5524368</text:p>
          </table:table-cell>
          <table:table-cell office:value-type="float" office:value="0.3152227" calcext:value-type="float">
            <text:p>0.3152227</text:p>
          </table:table-cell>
          <table:table-cell office:value-type="float" office:value="0.2396351" calcext:value-type="float">
            <text:p>0.2396351</text:p>
          </table:table-cell>
          <table:table-cell office:value-type="float" office:value="0.08652327" calcext:value-type="float">
            <text:p>0.08652327</text:p>
          </table:table-cell>
          <table:table-cell office:value-type="float" office:value="0.06953846" calcext:value-type="float">
            <text:p>0.06953846</text:p>
          </table:table-cell>
          <table:table-cell office:value-type="float" office:value="0.03334068" calcext:value-type="float">
            <text:p>0.03334068</text:p>
          </table:table-cell>
          <table:table-cell office:value-type="float" office:value="0.03636259" calcext:value-type="float">
            <text:p>0.03636259</text:p>
          </table:table-cell>
          <table:table-cell office:value-type="float" office:value="0.08778252" calcext:value-type="float">
            <text:p>0.08778252</text:p>
          </table:table-cell>
          <table:table-cell office:value-type="float" office:value="0.1588672" calcext:value-type="float">
            <text:p>0.1588672</text:p>
          </table:table-cell>
          <table:table-cell office:value-type="float" office:value="0.1757892" calcext:value-type="float">
            <text:p>0.1757892</text:p>
          </table:table-cell>
          <table:table-cell office:value-type="float" office:value="0.1745759" calcext:value-type="float">
            <text:p>0.1745759</text:p>
          </table:table-cell>
          <table:table-cell office:value-type="float" office:value="0.1803709" calcext:value-type="float">
            <text:p>0.1803709</text:p>
          </table:table-cell>
          <table:table-cell office:value-type="float" office:value="0.1899024" calcext:value-type="float">
            <text:p>0.1899024</text:p>
          </table:table-cell>
          <table:table-cell office:value-type="float" office:value="0.1932101" calcext:value-type="float">
            <text:p>0.1932101</text:p>
          </table:table-cell>
          <table:table-cell office:value-type="float" office:value="0" calcext:value-type="float">
            <text:p>0</text:p>
          </table:table-cell>
          <table:table-cell office:value-type="float" office:value="47.06487" calcext:value-type="float">
            <text:p>47.06487</text:p>
          </table:table-cell>
          <table:table-cell office:value-type="float" office:value="41.83335" calcext:value-type="float">
            <text:p>41.83335</text:p>
          </table:table-cell>
          <table:table-cell office:value-type="float" office:value="34.33447" calcext:value-type="float">
            <text:p>34.33447</text:p>
          </table:table-cell>
          <table:table-cell office:value-type="float" office:value="11.63422" calcext:value-type="float">
            <text:p>11.63422</text:p>
          </table:table-cell>
          <table:table-cell office:value-type="float" office:value="9.480442" calcext:value-type="float">
            <text:p>9.480442</text:p>
          </table:table-cell>
          <table:table-cell office:value-type="float" office:value="3.509077" calcext:value-type="float">
            <text:p>3.509077</text:p>
          </table:table-cell>
          <table:table-cell office:value-type="float" office:value="3.184454" calcext:value-type="float">
            <text:p>3.184454</text:p>
          </table:table-cell>
          <table:table-cell office:value-type="float" office:value="6.393534" calcext:value-type="float">
            <text:p>6.393534</text:p>
          </table:table-cell>
          <table:table-cell office:value-type="float" office:value="9.399638" calcext:value-type="float">
            <text:p>9.399638</text:p>
          </table:table-cell>
          <table:table-cell office:value-type="float" office:value="10.44141" calcext:value-type="float">
            <text:p>10.44141</text:p>
          </table:table-cell>
          <table:table-cell office:value-type="float" office:value="10.74724" calcext:value-type="float">
            <text:p>10.74724</text:p>
          </table:table-cell>
          <table:table-cell office:value-type="float" office:value="11.28123" calcext:value-type="float">
            <text:p>11.28123</text:p>
          </table:table-cell>
          <table:table-cell office:value-type="float" office:value="12.16224" calcext:value-type="float">
            <text:p>12.16224</text:p>
          </table:table-cell>
          <table:table-cell office:value-type="float" office:value="12.44752" calcext:value-type="float">
            <text:p>12.44752</text:p>
          </table:table-cell>
          <table:table-cell office:value-type="float" office:value="0" calcext:value-type="float">
            <text:p>0</text:p>
          </table:table-cell>
          <table:table-cell office:value-type="float" office:value="63.6662" calcext:value-type="float">
            <text:p>63.66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042006" calcext:value-type="float">
            <text:p>9042006</text:p>
          </table:table-cell>
          <table:table-cell office:value-type="float" office:value="0.7803795" calcext:value-type="float">
            <text:p>0.7803795</text:p>
          </table:table-cell>
          <table:table-cell office:value-type="float" office:value="134.2878" calcext:value-type="float">
            <text:p>134.2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27993" calcext:value-type="float">
            <text:p>43.27993</text:p>
          </table:table-cell>
          <table:table-cell office:value-type="float" office:value="0.06783325" calcext:value-type="float">
            <text:p>0.06783325</text:p>
          </table:table-cell>
          <table:table-cell office:value-type="float" office:value="0.00007867241" calcext:value-type="float">
            <text:p>7.867241E-05</text:p>
          </table:table-cell>
          <table:table-cell office:value-type="float" office:value="0.09965263" calcext:value-type="float">
            <text:p>0.09965263</text:p>
          </table:table-cell>
          <table:table-cell office:value-type="float" office:value="0.003721989" calcext:value-type="float">
            <text:p>0.003721989</text:p>
          </table:table-cell>
          <table:table-cell office:value-type="float" office:value="1167.602" calcext:value-type="float">
            <text:p>1167.602</text:p>
          </table:table-cell>
          <table:table-cell office:value-type="float" office:value="0.9408385" calcext:value-type="float">
            <text:p>0.9408385</text:p>
          </table:table-cell>
          <table:table-cell office:value-type="float" office:value="0" calcext:value-type="float">
            <text:p>0</text:p>
          </table:table-cell>
          <table:table-cell office:value-type="float" office:value="0.7895006" calcext:value-type="float">
            <text:p>0.7895006</text:p>
          </table:table-cell>
          <table:table-cell office:value-type="float" office:value="0.3213579" calcext:value-type="float">
            <text:p>0.3213579</text:p>
          </table:table-cell>
          <table:table-cell office:value-type="float" office:value="0.2467638" calcext:value-type="float">
            <text:p>0.2467638</text:p>
          </table:table-cell>
          <table:table-cell office:value-type="float" office:value="0.08697794" calcext:value-type="float">
            <text:p>0.08697794</text:p>
          </table:table-cell>
          <table:table-cell office:value-type="float" office:value="0.06967057" calcext:value-type="float">
            <text:p>0.06967057</text:p>
          </table:table-cell>
          <table:table-cell office:value-type="float" office:value="0.03297168" calcext:value-type="float">
            <text:p>0.03297168</text:p>
          </table:table-cell>
          <table:table-cell office:value-type="float" office:value="0.03618662" calcext:value-type="float">
            <text:p>0.03618662</text:p>
          </table:table-cell>
          <table:table-cell office:value-type="float" office:value="0.08808559" calcext:value-type="float">
            <text:p>0.08808559</text:p>
          </table:table-cell>
          <table:table-cell office:value-type="float" office:value="0.1592227" calcext:value-type="float">
            <text:p>0.1592227</text:p>
          </table:table-cell>
          <table:table-cell office:value-type="float" office:value="0.1762827" calcext:value-type="float">
            <text:p>0.1762827</text:p>
          </table:table-cell>
          <table:table-cell office:value-type="float" office:value="0.1746525" calcext:value-type="float">
            <text:p>0.1746525</text:p>
          </table:table-cell>
          <table:table-cell office:value-type="float" office:value="0.1803885" calcext:value-type="float">
            <text:p>0.1803885</text:p>
          </table:table-cell>
          <table:table-cell office:value-type="float" office:value="0.1899197" calcext:value-type="float">
            <text:p>0.1899197</text:p>
          </table:table-cell>
          <table:table-cell office:value-type="float" office:value="0.1932268" calcext:value-type="float">
            <text:p>0.1932268</text:p>
          </table:table-cell>
          <table:table-cell office:value-type="float" office:value="0" calcext:value-type="float">
            <text:p>0</text:p>
          </table:table-cell>
          <table:table-cell office:value-type="float" office:value="47.12149" calcext:value-type="float">
            <text:p>47.12149</text:p>
          </table:table-cell>
          <table:table-cell office:value-type="float" office:value="41.79687" calcext:value-type="float">
            <text:p>41.79687</text:p>
          </table:table-cell>
          <table:table-cell office:value-type="float" office:value="34.30414" calcext:value-type="float">
            <text:p>34.30414</text:p>
          </table:table-cell>
          <table:table-cell office:value-type="float" office:value="11.62723" calcext:value-type="float">
            <text:p>11.62723</text:p>
          </table:table-cell>
          <table:table-cell office:value-type="float" office:value="9.474701" calcext:value-type="float">
            <text:p>9.474701</text:p>
          </table:table-cell>
          <table:table-cell office:value-type="float" office:value="3.509368" calcext:value-type="float">
            <text:p>3.509368</text:p>
          </table:table-cell>
          <table:table-cell office:value-type="float" office:value="3.185721" calcext:value-type="float">
            <text:p>3.185721</text:p>
          </table:table-cell>
          <table:table-cell office:value-type="float" office:value="6.396278" calcext:value-type="float">
            <text:p>6.396278</text:p>
          </table:table-cell>
          <table:table-cell office:value-type="float" office:value="9.404167" calcext:value-type="float">
            <text:p>9.404167</text:p>
          </table:table-cell>
          <table:table-cell office:value-type="float" office:value="10.44475" calcext:value-type="float">
            <text:p>10.44475</text:p>
          </table:table-cell>
          <table:table-cell office:value-type="float" office:value="10.75052" calcext:value-type="float">
            <text:p>10.75052</text:p>
          </table:table-cell>
          <table:table-cell office:value-type="float" office:value="11.28395" calcext:value-type="float">
            <text:p>11.28395</text:p>
          </table:table-cell>
          <table:table-cell office:value-type="float" office:value="12.16403" calcext:value-type="float">
            <text:p>12.16403</text:p>
          </table:table-cell>
          <table:table-cell office:value-type="float" office:value="12.44909" calcext:value-type="float">
            <text:p>12.44909</text:p>
          </table:table-cell>
          <table:table-cell office:value-type="float" office:value="0" calcext:value-type="float">
            <text:p>0</text:p>
          </table:table-cell>
          <table:table-cell office:value-type="float" office:value="88.22067" calcext:value-type="float">
            <text:p>88.220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42006" calcext:value-type="float">
            <text:p>10042006</text:p>
          </table:table-cell>
          <table:table-cell office:value-type="float" office:value="0.7767065" calcext:value-type="float">
            <text:p>0.7767065</text:p>
          </table:table-cell>
          <table:table-cell office:value-type="float" office:value="134.2847" calcext:value-type="float">
            <text:p>134.28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28813" calcext:value-type="float">
            <text:p>43.28813</text:p>
          </table:table-cell>
          <table:table-cell office:value-type="float" office:value="0.06783325" calcext:value-type="float">
            <text:p>0.06783325</text:p>
          </table:table-cell>
          <table:table-cell office:value-type="float" office:value="0.0000802189" calcext:value-type="float">
            <text:p>8.02189E-05</text:p>
          </table:table-cell>
          <table:table-cell office:value-type="float" office:value="0.09965263" calcext:value-type="float">
            <text:p>0.09965263</text:p>
          </table:table-cell>
          <table:table-cell office:value-type="float" office:value="0.003721321" calcext:value-type="float">
            <text:p>0.003721321</text:p>
          </table:table-cell>
          <table:table-cell office:value-type="float" office:value="1167.598" calcext:value-type="float">
            <text:p>1167.598</text:p>
          </table:table-cell>
          <table:table-cell office:value-type="float" office:value="0.9359145" calcext:value-type="float">
            <text:p>0.9359145</text:p>
          </table:table-cell>
          <table:table-cell office:value-type="float" office:value="0" calcext:value-type="float">
            <text:p>0</text:p>
          </table:table-cell>
          <table:table-cell office:value-type="float" office:value="1.059489" calcext:value-type="float">
            <text:p>1.059489</text:p>
          </table:table-cell>
          <table:table-cell office:value-type="float" office:value="0.3489625" calcext:value-type="float">
            <text:p>0.3489625</text:p>
          </table:table-cell>
          <table:table-cell office:value-type="float" office:value="0.2630776" calcext:value-type="float">
            <text:p>0.2630776</text:p>
          </table:table-cell>
          <table:table-cell office:value-type="float" office:value="0.09206998" calcext:value-type="float">
            <text:p>0.09206998</text:p>
          </table:table-cell>
          <table:table-cell office:value-type="float" office:value="0.07316633" calcext:value-type="float">
            <text:p>0.07316633</text:p>
          </table:table-cell>
          <table:table-cell office:value-type="float" office:value="0.03388919" calcext:value-type="float">
            <text:p>0.03388919</text:p>
          </table:table-cell>
          <table:table-cell office:value-type="float" office:value="0.0364215" calcext:value-type="float">
            <text:p>0.0364215</text:p>
          </table:table-cell>
          <table:table-cell office:value-type="float" office:value="0.08840889" calcext:value-type="float">
            <text:p>0.08840889</text:p>
          </table:table-cell>
          <table:table-cell office:value-type="float" office:value="0.159593" calcext:value-type="float">
            <text:p>0.159593</text:p>
          </table:table-cell>
          <table:table-cell office:value-type="float" office:value="0.1768449" calcext:value-type="float">
            <text:p>0.1768449</text:p>
          </table:table-cell>
          <table:table-cell office:value-type="float" office:value="0.1747492" calcext:value-type="float">
            <text:p>0.1747492</text:p>
          </table:table-cell>
          <table:table-cell office:value-type="float" office:value="0.180419" calcext:value-type="float">
            <text:p>0.180419</text:p>
          </table:table-cell>
          <table:table-cell office:value-type="float" office:value="0.1899361" calcext:value-type="float">
            <text:p>0.1899361</text:p>
          </table:table-cell>
          <table:table-cell office:value-type="float" office:value="0.1932436" calcext:value-type="float">
            <text:p>0.1932436</text:p>
          </table:table-cell>
          <table:table-cell office:value-type="float" office:value="0" calcext:value-type="float">
            <text:p>0</text:p>
          </table:table-cell>
          <table:table-cell office:value-type="float" office:value="47.20841" calcext:value-type="float">
            <text:p>47.20841</text:p>
          </table:table-cell>
          <table:table-cell office:value-type="float" office:value="41.76964" calcext:value-type="float">
            <text:p>41.76964</text:p>
          </table:table-cell>
          <table:table-cell office:value-type="float" office:value="34.27934" calcext:value-type="float">
            <text:p>34.27934</text:p>
          </table:table-cell>
          <table:table-cell office:value-type="float" office:value="11.62169" calcext:value-type="float">
            <text:p>11.62169</text:p>
          </table:table-cell>
          <table:table-cell office:value-type="float" office:value="9.469904" calcext:value-type="float">
            <text:p>9.469904</text:p>
          </table:table-cell>
          <table:table-cell office:value-type="float" office:value="3.509753" calcext:value-type="float">
            <text:p>3.509753</text:p>
          </table:table-cell>
          <table:table-cell office:value-type="float" office:value="3.186983" calcext:value-type="float">
            <text:p>3.186983</text:p>
          </table:table-cell>
          <table:table-cell office:value-type="float" office:value="6.399075" calcext:value-type="float">
            <text:p>6.399075</text:p>
          </table:table-cell>
          <table:table-cell office:value-type="float" office:value="9.408732" calcext:value-type="float">
            <text:p>9.408732</text:p>
          </table:table-cell>
          <table:table-cell office:value-type="float" office:value="10.44809" calcext:value-type="float">
            <text:p>10.44809</text:p>
          </table:table-cell>
          <table:table-cell office:value-type="float" office:value="10.7538" calcext:value-type="float">
            <text:p>10.7538</text:p>
          </table:table-cell>
          <table:table-cell office:value-type="float" office:value="11.28666" calcext:value-type="float">
            <text:p>11.28666</text:p>
          </table:table-cell>
          <table:table-cell office:value-type="float" office:value="12.16581" calcext:value-type="float">
            <text:p>12.16581</text:p>
          </table:table-cell>
          <table:table-cell office:value-type="float" office:value="12.45067" calcext:value-type="float">
            <text:p>12.45067</text:p>
          </table:table-cell>
          <table:table-cell office:value-type="float" office:value="0" calcext:value-type="float">
            <text:p>0</text:p>
          </table:table-cell>
          <table:table-cell office:value-type="float" office:value="122.904" calcext:value-type="float">
            <text:p>122.9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042006" calcext:value-type="float">
            <text:p>11042006</text:p>
          </table:table-cell>
          <table:table-cell office:value-type="float" office:value="0.7735705" calcext:value-type="float">
            <text:p>0.7735705</text:p>
          </table:table-cell>
          <table:table-cell office:value-type="float" office:value="134.2813" calcext:value-type="float">
            <text:p>134.28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29708" calcext:value-type="float">
            <text:p>43.29708</text:p>
          </table:table-cell>
          <table:table-cell office:value-type="float" office:value="0.06783325" calcext:value-type="float">
            <text:p>0.06783325</text:p>
          </table:table-cell>
          <table:table-cell office:value-type="float" office:value="0.00008176782" calcext:value-type="float">
            <text:p>8.176782E-05</text:p>
          </table:table-cell>
          <table:table-cell office:value-type="float" office:value="0.09965263" calcext:value-type="float">
            <text:p>0.09965263</text:p>
          </table:table-cell>
          <table:table-cell office:value-type="float" office:value="0.003722985" calcext:value-type="float">
            <text:p>0.003722985</text:p>
          </table:table-cell>
          <table:table-cell office:value-type="float" office:value="1167.595" calcext:value-type="float">
            <text:p>1167.595</text:p>
          </table:table-cell>
          <table:table-cell office:value-type="float" office:value="0.9327872" calcext:value-type="float">
            <text:p>0.9327872</text:p>
          </table:table-cell>
          <table:table-cell office:value-type="float" office:value="0" calcext:value-type="float">
            <text:p>0</text:p>
          </table:table-cell>
          <table:table-cell office:value-type="float" office:value="0.7919377" calcext:value-type="float">
            <text:p>0.7919377</text:p>
          </table:table-cell>
          <table:table-cell office:value-type="float" office:value="0.3486297" calcext:value-type="float">
            <text:p>0.3486297</text:p>
          </table:table-cell>
          <table:table-cell office:value-type="float" office:value="0.268839" calcext:value-type="float">
            <text:p>0.268839</text:p>
          </table:table-cell>
          <table:table-cell office:value-type="float" office:value="0.09481546" calcext:value-type="float">
            <text:p>0.09481546</text:p>
          </table:table-cell>
          <table:table-cell office:value-type="float" office:value="0.07577127" calcext:value-type="float">
            <text:p>0.07577127</text:p>
          </table:table-cell>
          <table:table-cell office:value-type="float" office:value="0.0349214" calcext:value-type="float">
            <text:p>0.0349214</text:p>
          </table:table-cell>
          <table:table-cell office:value-type="float" office:value="0.03684537" calcext:value-type="float">
            <text:p>0.03684537</text:p>
          </table:table-cell>
          <table:table-cell office:value-type="float" office:value="0.08875132" calcext:value-type="float">
            <text:p>0.08875132</text:p>
          </table:table-cell>
          <table:table-cell office:value-type="float" office:value="0.1598872" calcext:value-type="float">
            <text:p>0.1598872</text:p>
          </table:table-cell>
          <table:table-cell office:value-type="float" office:value="0.1774562" calcext:value-type="float">
            <text:p>0.1774562</text:p>
          </table:table-cell>
          <table:table-cell office:value-type="float" office:value="0.1748678" calcext:value-type="float">
            <text:p>0.1748678</text:p>
          </table:table-cell>
          <table:table-cell office:value-type="float" office:value="0.1804409" calcext:value-type="float">
            <text:p>0.1804409</text:p>
          </table:table-cell>
          <table:table-cell office:value-type="float" office:value="0.1899515" calcext:value-type="float">
            <text:p>0.1899515</text:p>
          </table:table-cell>
          <table:table-cell office:value-type="float" office:value="0.1932603" calcext:value-type="float">
            <text:p>0.1932603</text:p>
          </table:table-cell>
          <table:table-cell office:value-type="float" office:value="0" calcext:value-type="float">
            <text:p>0</text:p>
          </table:table-cell>
          <table:table-cell office:value-type="float" office:value="47.28378" calcext:value-type="float">
            <text:p>47.28378</text:p>
          </table:table-cell>
          <table:table-cell office:value-type="float" office:value="41.74937" calcext:value-type="float">
            <text:p>41.74937</text:p>
          </table:table-cell>
          <table:table-cell office:value-type="float" office:value="34.26028" calcext:value-type="float">
            <text:p>34.26028</text:p>
          </table:table-cell>
          <table:table-cell office:value-type="float" office:value="11.61827" calcext:value-type="float">
            <text:p>11.61827</text:p>
          </table:table-cell>
          <table:table-cell office:value-type="float" office:value="9.466768" calcext:value-type="float">
            <text:p>9.466768</text:p>
          </table:table-cell>
          <table:table-cell office:value-type="float" office:value="3.510462" calcext:value-type="float">
            <text:p>3.510462</text:p>
          </table:table-cell>
          <table:table-cell office:value-type="float" office:value="3.188327" calcext:value-type="float">
            <text:p>3.188327</text:p>
          </table:table-cell>
          <table:table-cell office:value-type="float" office:value="6.401941" calcext:value-type="float">
            <text:p>6.401941</text:p>
          </table:table-cell>
          <table:table-cell office:value-type="float" office:value="9.413316" calcext:value-type="float">
            <text:p>9.413316</text:p>
          </table:table-cell>
          <table:table-cell office:value-type="float" office:value="10.4515" calcext:value-type="float">
            <text:p>10.4515</text:p>
          </table:table-cell>
          <table:table-cell office:value-type="float" office:value="10.75712" calcext:value-type="float">
            <text:p>10.75712</text:p>
          </table:table-cell>
          <table:table-cell office:value-type="float" office:value="11.28938" calcext:value-type="float">
            <text:p>11.28938</text:p>
          </table:table-cell>
          <table:table-cell office:value-type="float" office:value="12.16759" calcext:value-type="float">
            <text:p>12.16759</text:p>
          </table:table-cell>
          <table:table-cell office:value-type="float" office:value="12.45225" calcext:value-type="float">
            <text:p>12.45225</text:p>
          </table:table-cell>
          <table:table-cell office:value-type="float" office:value="0" calcext:value-type="float">
            <text:p>0</text:p>
          </table:table-cell>
          <table:table-cell office:value-type="float" office:value="133.6673" calcext:value-type="float">
            <text:p>133.66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042006" calcext:value-type="float">
            <text:p>12042006</text:p>
          </table:table-cell>
          <table:table-cell office:value-type="float" office:value="0.7703645" calcext:value-type="float">
            <text:p>0.7703645</text:p>
          </table:table-cell>
          <table:table-cell office:value-type="float" office:value="134.2776" calcext:value-type="float">
            <text:p>134.2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30622" calcext:value-type="float">
            <text:p>43.30622</text:p>
          </table:table-cell>
          <table:table-cell office:value-type="float" office:value="0.06783325" calcext:value-type="float">
            <text:p>0.06783325</text:p>
          </table:table-cell>
          <table:table-cell office:value-type="float" office:value="0.00008267967" calcext:value-type="float">
            <text:p>8.267967E-05</text:p>
          </table:table-cell>
          <table:table-cell office:value-type="float" office:value="0.09965263" calcext:value-type="float">
            <text:p>0.09965263</text:p>
          </table:table-cell>
          <table:table-cell office:value-type="float" office:value="0.003728601" calcext:value-type="float">
            <text:p>0.003728601</text:p>
          </table:table-cell>
          <table:table-cell office:value-type="float" office:value="1167.591" calcext:value-type="float">
            <text:p>1167.591</text:p>
          </table:table-cell>
          <table:table-cell office:value-type="float" office:value="0.9297675" calcext:value-type="float">
            <text:p>0.9297675</text:p>
          </table:table-cell>
          <table:table-cell office:value-type="float" office:value="0" calcext:value-type="float">
            <text:p>0</text:p>
          </table:table-cell>
          <table:table-cell office:value-type="float" office:value="0.7209204" calcext:value-type="float">
            <text:p>0.7209204</text:p>
          </table:table-cell>
          <table:table-cell office:value-type="float" office:value="0.3534991" calcext:value-type="float">
            <text:p>0.3534991</text:p>
          </table:table-cell>
          <table:table-cell office:value-type="float" office:value="0.2742732" calcext:value-type="float">
            <text:p>0.2742732</text:p>
          </table:table-cell>
          <table:table-cell office:value-type="float" office:value="0.09695192" calcext:value-type="float">
            <text:p>0.09695192</text:p>
          </table:table-cell>
          <table:table-cell office:value-type="float" office:value="0.07762934" calcext:value-type="float">
            <text:p>0.07762934</text:p>
          </table:table-cell>
          <table:table-cell office:value-type="float" office:value="0.03557553" calcext:value-type="float">
            <text:p>0.03557553</text:p>
          </table:table-cell>
          <table:table-cell office:value-type="float" office:value="0.03715675" calcext:value-type="float">
            <text:p>0.03715675</text:p>
          </table:table-cell>
          <table:table-cell office:value-type="float" office:value="0.08904784" calcext:value-type="float">
            <text:p>0.08904784</text:p>
          </table:table-cell>
          <table:table-cell office:value-type="float" office:value="0.1601228" calcext:value-type="float">
            <text:p>0.1601228</text:p>
          </table:table-cell>
          <table:table-cell office:value-type="float" office:value="0.1780193" calcext:value-type="float">
            <text:p>0.1780193</text:p>
          </table:table-cell>
          <table:table-cell office:value-type="float" office:value="0.1749973" calcext:value-type="float">
            <text:p>0.1749973</text:p>
          </table:table-cell>
          <table:table-cell office:value-type="float" office:value="0.1804657" calcext:value-type="float">
            <text:p>0.1804657</text:p>
          </table:table-cell>
          <table:table-cell office:value-type="float" office:value="0.189963" calcext:value-type="float">
            <text:p>0.189963</text:p>
          </table:table-cell>
          <table:table-cell office:value-type="float" office:value="0.193277" calcext:value-type="float">
            <text:p>0.193277</text:p>
          </table:table-cell>
          <table:table-cell office:value-type="float" office:value="0" calcext:value-type="float">
            <text:p>0</text:p>
          </table:table-cell>
          <table:table-cell office:value-type="float" office:value="47.34268" calcext:value-type="float">
            <text:p>47.34268</text:p>
          </table:table-cell>
          <table:table-cell office:value-type="float" office:value="41.73101" calcext:value-type="float">
            <text:p>41.73101</text:p>
          </table:table-cell>
          <table:table-cell office:value-type="float" office:value="34.24334" calcext:value-type="float">
            <text:p>34.24334</text:p>
          </table:table-cell>
          <table:table-cell office:value-type="float" office:value="11.61577" calcext:value-type="float">
            <text:p>11.61577</text:p>
          </table:table-cell>
          <table:table-cell office:value-type="float" office:value="9.464483" calcext:value-type="float">
            <text:p>9.464483</text:p>
          </table:table-cell>
          <table:table-cell office:value-type="float" office:value="3.511376" calcext:value-type="float">
            <text:p>3.511376</text:p>
          </table:table-cell>
          <table:table-cell office:value-type="float" office:value="3.189744" calcext:value-type="float">
            <text:p>3.189744</text:p>
          </table:table-cell>
          <table:table-cell office:value-type="float" office:value="6.404873" calcext:value-type="float">
            <text:p>6.404873</text:p>
          </table:table-cell>
          <table:table-cell office:value-type="float" office:value="9.41791" calcext:value-type="float">
            <text:p>9.41791</text:p>
          </table:table-cell>
          <table:table-cell office:value-type="float" office:value="10.45492" calcext:value-type="float">
            <text:p>10.45492</text:p>
          </table:table-cell>
          <table:table-cell office:value-type="float" office:value="10.76052" calcext:value-type="float">
            <text:p>10.76052</text:p>
          </table:table-cell>
          <table:table-cell office:value-type="float" office:value="11.29209" calcext:value-type="float">
            <text:p>11.29209</text:p>
          </table:table-cell>
          <table:table-cell office:value-type="float" office:value="12.16938" calcext:value-type="float">
            <text:p>12.16938</text:p>
          </table:table-cell>
          <table:table-cell office:value-type="float" office:value="12.45383" calcext:value-type="float">
            <text:p>12.45383</text:p>
          </table:table-cell>
          <table:table-cell office:value-type="float" office:value="0" calcext:value-type="float">
            <text:p>0</text:p>
          </table:table-cell>
          <table:table-cell office:value-type="float" office:value="141.6047" calcext:value-type="float">
            <text:p>141.60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042006" calcext:value-type="float">
            <text:p>13042006</text:p>
          </table:table-cell>
          <table:table-cell office:value-type="float" office:value="0.7667103" calcext:value-type="float">
            <text:p>0.7667103</text:p>
          </table:table-cell>
          <table:table-cell office:value-type="float" office:value="134.2733" calcext:value-type="float">
            <text:p>134.27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31586" calcext:value-type="float">
            <text:p>43.31586</text:p>
          </table:table-cell>
          <table:table-cell office:value-type="float" office:value="0.06783325" calcext:value-type="float">
            <text:p>0.06783325</text:p>
          </table:table-cell>
          <table:table-cell office:value-type="float" office:value="0.00008271525" calcext:value-type="float">
            <text:p>8.271525E-05</text:p>
          </table:table-cell>
          <table:table-cell office:value-type="float" office:value="0.09965263" calcext:value-type="float">
            <text:p>0.09965263</text:p>
          </table:table-cell>
          <table:table-cell office:value-type="float" office:value="0.003745384" calcext:value-type="float">
            <text:p>0.003745384</text:p>
          </table:table-cell>
          <table:table-cell office:value-type="float" office:value="1167.587" calcext:value-type="float">
            <text:p>1167.587</text:p>
          </table:table-cell>
          <table:table-cell office:value-type="float" office:value="0.9260989" calcext:value-type="float">
            <text:p>0.9260989</text:p>
          </table:table-cell>
          <table:table-cell office:value-type="float" office:value="0" calcext:value-type="float">
            <text:p>0</text:p>
          </table:table-cell>
          <table:table-cell office:value-type="float" office:value="0.6850994" calcext:value-type="float">
            <text:p>0.6850994</text:p>
          </table:table-cell>
          <table:table-cell office:value-type="float" office:value="0.3695303" calcext:value-type="float">
            <text:p>0.3695303</text:p>
          </table:table-cell>
          <table:table-cell office:value-type="float" office:value="0.2848135" calcext:value-type="float">
            <text:p>0.2848135</text:p>
          </table:table-cell>
          <table:table-cell office:value-type="float" office:value="0.1009472" calcext:value-type="float">
            <text:p>0.1009472</text:p>
          </table:table-cell>
          <table:table-cell office:value-type="float" office:value="0.08060357" calcext:value-type="float">
            <text:p>0.08060357</text:p>
          </table:table-cell>
          <table:table-cell office:value-type="float" office:value="0.03648278" calcext:value-type="float">
            <text:p>0.03648278</text:p>
          </table:table-cell>
          <table:table-cell office:value-type="float" office:value="0.03750866" calcext:value-type="float">
            <text:p>0.03750866</text:p>
          </table:table-cell>
          <table:table-cell office:value-type="float" office:value="0.08931851" calcext:value-type="float">
            <text:p>0.08931851</text:p>
          </table:table-cell>
          <table:table-cell office:value-type="float" office:value="0.1603295" calcext:value-type="float">
            <text:p>0.1603295</text:p>
          </table:table-cell>
          <table:table-cell office:value-type="float" office:value="0.1784935" calcext:value-type="float">
            <text:p>0.1784935</text:p>
          </table:table-cell>
          <table:table-cell office:value-type="float" office:value="0.1751415" calcext:value-type="float">
            <text:p>0.1751415</text:p>
          </table:table-cell>
          <table:table-cell office:value-type="float" office:value="0.1804918" calcext:value-type="float">
            <text:p>0.1804918</text:p>
          </table:table-cell>
          <table:table-cell office:value-type="float" office:value="0.1899725" calcext:value-type="float">
            <text:p>0.1899725</text:p>
          </table:table-cell>
          <table:table-cell office:value-type="float" office:value="0.1932937" calcext:value-type="float">
            <text:p>0.1932937</text:p>
          </table:table-cell>
          <table:table-cell office:value-type="float" office:value="0" calcext:value-type="float">
            <text:p>0</text:p>
          </table:table-cell>
          <table:table-cell office:value-type="float" office:value="47.39639" calcext:value-type="float">
            <text:p>47.39639</text:p>
          </table:table-cell>
          <table:table-cell office:value-type="float" office:value="41.71788" calcext:value-type="float">
            <text:p>41.71788</text:p>
          </table:table-cell>
          <table:table-cell office:value-type="float" office:value="34.22976" calcext:value-type="float">
            <text:p>34.22976</text:p>
          </table:table-cell>
          <table:table-cell office:value-type="float" office:value="11.61454" calcext:value-type="float">
            <text:p>11.61454</text:p>
          </table:table-cell>
          <table:table-cell office:value-type="float" office:value="9.463206" calcext:value-type="float">
            <text:p>9.463206</text:p>
          </table:table-cell>
          <table:table-cell office:value-type="float" office:value="3.512491" calcext:value-type="float">
            <text:p>3.512491</text:p>
          </table:table-cell>
          <table:table-cell office:value-type="float" office:value="3.191231" calcext:value-type="float">
            <text:p>3.191231</text:p>
          </table:table-cell>
          <table:table-cell office:value-type="float" office:value="6.407861" calcext:value-type="float">
            <text:p>6.407861</text:p>
          </table:table-cell>
          <table:table-cell office:value-type="float" office:value="9.422503" calcext:value-type="float">
            <text:p>9.422503</text:p>
          </table:table-cell>
          <table:table-cell office:value-type="float" office:value="10.45835" calcext:value-type="float">
            <text:p>10.45835</text:p>
          </table:table-cell>
          <table:table-cell office:value-type="float" office:value="10.76391" calcext:value-type="float">
            <text:p>10.76391</text:p>
          </table:table-cell>
          <table:table-cell office:value-type="float" office:value="11.29481" calcext:value-type="float">
            <text:p>11.29481</text:p>
          </table:table-cell>
          <table:table-cell office:value-type="float" office:value="12.17116" calcext:value-type="float">
            <text:p>12.17116</text:p>
          </table:table-cell>
          <table:table-cell office:value-type="float" office:value="12.45543" calcext:value-type="float">
            <text:p>12.45543</text:p>
          </table:table-cell>
          <table:table-cell office:value-type="float" office:value="0" calcext:value-type="float">
            <text:p>0</text:p>
          </table:table-cell>
          <table:table-cell office:value-type="float" office:value="166.578" calcext:value-type="float">
            <text:p>166.5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042006" calcext:value-type="float">
            <text:p>14042006</text:p>
          </table:table-cell>
          <table:table-cell office:value-type="float" office:value="0.7628938" calcext:value-type="float">
            <text:p>0.7628938</text:p>
          </table:table-cell>
          <table:table-cell office:value-type="float" office:value="134.2685" calcext:value-type="float">
            <text:p>134.26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32671" calcext:value-type="float">
            <text:p>43.32671</text:p>
          </table:table-cell>
          <table:table-cell office:value-type="float" office:value="0.06783325" calcext:value-type="float">
            <text:p>0.06783325</text:p>
          </table:table-cell>
          <table:table-cell office:value-type="float" office:value="0.0001810225" calcext:value-type="float">
            <text:p>0.0001810225</text:p>
          </table:table-cell>
          <table:table-cell office:value-type="float" office:value="0.09965263" calcext:value-type="float">
            <text:p>0.09965263</text:p>
          </table:table-cell>
          <table:table-cell office:value-type="float" office:value="0.006072234" calcext:value-type="float">
            <text:p>0.006072234</text:p>
          </table:table-cell>
          <table:table-cell office:value-type="float" office:value="1167.583" calcext:value-type="float">
            <text:p>1167.583</text:p>
          </table:table-cell>
          <table:table-cell office:value-type="float" office:value="0.922208" calcext:value-type="float">
            <text:p>0.922208</text:p>
          </table:table-cell>
          <table:table-cell office:value-type="float" office:value="0" calcext:value-type="float">
            <text:p>0</text:p>
          </table:table-cell>
          <table:table-cell office:value-type="float" office:value="0.6075338" calcext:value-type="float">
            <text:p>0.6075338</text:p>
          </table:table-cell>
          <table:table-cell office:value-type="float" office:value="0.4020803" calcext:value-type="float">
            <text:p>0.4020803</text:p>
          </table:table-cell>
          <table:table-cell office:value-type="float" office:value="0.3093363" calcext:value-type="float">
            <text:p>0.3093363</text:p>
          </table:table-cell>
          <table:table-cell office:value-type="float" office:value="0.1104143" calcext:value-type="float">
            <text:p>0.1104143</text:p>
          </table:table-cell>
          <table:table-cell office:value-type="float" office:value="0.08740496" calcext:value-type="float">
            <text:p>0.08740496</text:p>
          </table:table-cell>
          <table:table-cell office:value-type="float" office:value="0.03876683" calcext:value-type="float">
            <text:p>0.03876683</text:p>
          </table:table-cell>
          <table:table-cell office:value-type="float" office:value="0.03892965" calcext:value-type="float">
            <text:p>0.03892965</text:p>
          </table:table-cell>
          <table:table-cell office:value-type="float" office:value="0.09038545" calcext:value-type="float">
            <text:p>0.09038545</text:p>
          </table:table-cell>
          <table:table-cell office:value-type="float" office:value="0.1615353" calcext:value-type="float">
            <text:p>0.1615353</text:p>
          </table:table-cell>
          <table:table-cell office:value-type="float" office:value="0.1790258" calcext:value-type="float">
            <text:p>0.1790258</text:p>
          </table:table-cell>
          <table:table-cell office:value-type="float" office:value="0.1752736" calcext:value-type="float">
            <text:p>0.1752736</text:p>
          </table:table-cell>
          <table:table-cell office:value-type="float" office:value="0.1805213" calcext:value-type="float">
            <text:p>0.1805213</text:p>
          </table:table-cell>
          <table:table-cell office:value-type="float" office:value="0.1899857" calcext:value-type="float">
            <text:p>0.1899857</text:p>
          </table:table-cell>
          <table:table-cell office:value-type="float" office:value="0.1933104" calcext:value-type="float">
            <text:p>0.1933104</text:p>
          </table:table-cell>
          <table:table-cell office:value-type="float" office:value="0" calcext:value-type="float">
            <text:p>0</text:p>
          </table:table-cell>
          <table:table-cell office:value-type="float" office:value="47.44183" calcext:value-type="float">
            <text:p>47.44183</text:p>
          </table:table-cell>
          <table:table-cell office:value-type="float" office:value="41.71663" calcext:value-type="float">
            <text:p>41.71663</text:p>
          </table:table-cell>
          <table:table-cell office:value-type="float" office:value="34.22505" calcext:value-type="float">
            <text:p>34.22505</text:p>
          </table:table-cell>
          <table:table-cell office:value-type="float" office:value="11.61635" calcext:value-type="float">
            <text:p>11.61635</text:p>
          </table:table-cell>
          <table:table-cell office:value-type="float" office:value="9.464197" calcext:value-type="float">
            <text:p>9.464197</text:p>
          </table:table-cell>
          <table:table-cell office:value-type="float" office:value="3.513974" calcext:value-type="float">
            <text:p>3.513974</text:p>
          </table:table-cell>
          <table:table-cell office:value-type="float" office:value="3.192859" calcext:value-type="float">
            <text:p>3.192859</text:p>
          </table:table-cell>
          <table:table-cell office:value-type="float" office:value="6.410969" calcext:value-type="float">
            <text:p>6.410969</text:p>
          </table:table-cell>
          <table:table-cell office:value-type="float" office:value="9.427176" calcext:value-type="float">
            <text:p>9.427176</text:p>
          </table:table-cell>
          <table:table-cell office:value-type="float" office:value="10.4618" calcext:value-type="float">
            <text:p>10.4618</text:p>
          </table:table-cell>
          <table:table-cell office:value-type="float" office:value="10.76731" calcext:value-type="float">
            <text:p>10.76731</text:p>
          </table:table-cell>
          <table:table-cell office:value-type="float" office:value="11.29752" calcext:value-type="float">
            <text:p>11.29752</text:p>
          </table:table-cell>
          <table:table-cell office:value-type="float" office:value="12.17294" calcext:value-type="float">
            <text:p>12.17294</text:p>
          </table:table-cell>
          <table:table-cell office:value-type="float" office:value="12.45703" calcext:value-type="float">
            <text:p>12.45703</text:p>
          </table:table-cell>
          <table:table-cell office:value-type="float" office:value="0" calcext:value-type="float">
            <text:p>0</text:p>
          </table:table-cell>
          <table:table-cell office:value-type="float" office:value="176.4781" calcext:value-type="float">
            <text:p>176.47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042006" calcext:value-type="float">
            <text:p>15042006</text:p>
          </table:table-cell>
          <table:table-cell office:value-type="float" office:value="0.7602336" calcext:value-type="float">
            <text:p>0.7602336</text:p>
          </table:table-cell>
          <table:table-cell office:value-type="float" office:value="134.2646" calcext:value-type="float">
            <text:p>134.26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33745" calcext:value-type="float">
            <text:p>43.33745</text:p>
          </table:table-cell>
          <table:table-cell office:value-type="float" office:value="0.06783325" calcext:value-type="float">
            <text:p>0.06783325</text:p>
          </table:table-cell>
          <table:table-cell office:value-type="float" office:value="0.0002081889" calcext:value-type="float">
            <text:p>0.0002081889</text:p>
          </table:table-cell>
          <table:table-cell office:value-type="float" office:value="0.09965263" calcext:value-type="float">
            <text:p>0.09965263</text:p>
          </table:table-cell>
          <table:table-cell office:value-type="float" office:value="0.007315741" calcext:value-type="float">
            <text:p>0.007315741</text:p>
          </table:table-cell>
          <table:table-cell office:value-type="float" office:value="1167.58" calcext:value-type="float">
            <text:p>1167.58</text:p>
          </table:table-cell>
          <table:table-cell office:value-type="float" office:value="0.9211313" calcext:value-type="float">
            <text:p>0.9211313</text:p>
          </table:table-cell>
          <table:table-cell office:value-type="float" office:value="0" calcext:value-type="float">
            <text:p>0</text:p>
          </table:table-cell>
          <table:table-cell office:value-type="float" office:value="0.3348181" calcext:value-type="float">
            <text:p>0.3348181</text:p>
          </table:table-cell>
          <table:table-cell office:value-type="float" office:value="0.3672454" calcext:value-type="float">
            <text:p>0.3672454</text:p>
          </table:table-cell>
          <table:table-cell office:value-type="float" office:value="0.2910894" calcext:value-type="float">
            <text:p>0.2910894</text:p>
          </table:table-cell>
          <table:table-cell office:value-type="float" office:value="0.1055769" calcext:value-type="float">
            <text:p>0.1055769</text:p>
          </table:table-cell>
          <table:table-cell office:value-type="float" office:value="0.08630186" calcext:value-type="float">
            <text:p>0.08630186</text:p>
          </table:table-cell>
          <table:table-cell office:value-type="float" office:value="0.03890089" calcext:value-type="float">
            <text:p>0.03890089</text:p>
          </table:table-cell>
          <table:table-cell office:value-type="float" office:value="0.03942867" calcext:value-type="float">
            <text:p>0.03942867</text:p>
          </table:table-cell>
          <table:table-cell office:value-type="float" office:value="0.0908329" calcext:value-type="float">
            <text:p>0.0908329</text:p>
          </table:table-cell>
          <table:table-cell office:value-type="float" office:value="0.1621336" calcext:value-type="float">
            <text:p>0.1621336</text:p>
          </table:table-cell>
          <table:table-cell office:value-type="float" office:value="0.1794734" calcext:value-type="float">
            <text:p>0.1794734</text:p>
          </table:table-cell>
          <table:table-cell office:value-type="float" office:value="0.1753762" calcext:value-type="float">
            <text:p>0.1753762</text:p>
          </table:table-cell>
          <table:table-cell office:value-type="float" office:value="0.1805651" calcext:value-type="float">
            <text:p>0.1805651</text:p>
          </table:table-cell>
          <table:table-cell office:value-type="float" office:value="0.1900054" calcext:value-type="float">
            <text:p>0.1900054</text:p>
          </table:table-cell>
          <table:table-cell office:value-type="float" office:value="0.1933271" calcext:value-type="float">
            <text:p>0.1933271</text:p>
          </table:table-cell>
          <table:table-cell office:value-type="float" office:value="0" calcext:value-type="float">
            <text:p>0</text:p>
          </table:table-cell>
          <table:table-cell office:value-type="float" office:value="47.45413" calcext:value-type="float">
            <text:p>47.45413</text:p>
          </table:table-cell>
          <table:table-cell office:value-type="float" office:value="41.71408" calcext:value-type="float">
            <text:p>41.71408</text:p>
          </table:table-cell>
          <table:table-cell office:value-type="float" office:value="34.22244" calcext:value-type="float">
            <text:p>34.22244</text:p>
          </table:table-cell>
          <table:table-cell office:value-type="float" office:value="11.61924" calcext:value-type="float">
            <text:p>11.61924</text:p>
          </table:table-cell>
          <table:table-cell office:value-type="float" office:value="9.466419" calcext:value-type="float">
            <text:p>9.466419</text:p>
          </table:table-cell>
          <table:table-cell office:value-type="float" office:value="3.515694" calcext:value-type="float">
            <text:p>3.515694</text:p>
          </table:table-cell>
          <table:table-cell office:value-type="float" office:value="3.19462" calcext:value-type="float">
            <text:p>3.19462</text:p>
          </table:table-cell>
          <table:table-cell office:value-type="float" office:value="6.414187" calcext:value-type="float">
            <text:p>6.414187</text:p>
          </table:table-cell>
          <table:table-cell office:value-type="float" office:value="9.431901" calcext:value-type="float">
            <text:p>9.431901</text:p>
          </table:table-cell>
          <table:table-cell office:value-type="float" office:value="10.46522" calcext:value-type="float">
            <text:p>10.46522</text:p>
          </table:table-cell>
          <table:table-cell office:value-type="float" office:value="10.77068" calcext:value-type="float">
            <text:p>10.77068</text:p>
          </table:table-cell>
          <table:table-cell office:value-type="float" office:value="11.30023" calcext:value-type="float">
            <text:p>11.30023</text:p>
          </table:table-cell>
          <table:table-cell office:value-type="float" office:value="12.17473" calcext:value-type="float">
            <text:p>12.17473</text:p>
          </table:table-cell>
          <table:table-cell office:value-type="float" office:value="12.45861" calcext:value-type="float">
            <text:p>12.45861</text:p>
          </table:table-cell>
          <table:table-cell office:value-type="float" office:value="0" calcext:value-type="float">
            <text:p>0</text:p>
          </table:table-cell>
          <table:table-cell office:value-type="float" office:value="151.3127" calcext:value-type="float">
            <text:p>151.31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042006" calcext:value-type="float">
            <text:p>16042006</text:p>
          </table:table-cell>
          <table:table-cell office:value-type="float" office:value="0.7584118" calcext:value-type="float">
            <text:p>0.7584118</text:p>
          </table:table-cell>
          <table:table-cell office:value-type="float" office:value="134.2615" calcext:value-type="float">
            <text:p>134.26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347" calcext:value-type="float">
            <text:p>43.347</text:p>
          </table:table-cell>
          <table:table-cell office:value-type="float" office:value="0.06783325" calcext:value-type="float">
            <text:p>0.06783325</text:p>
          </table:table-cell>
          <table:table-cell office:value-type="float" office:value="0.0002187371" calcext:value-type="float">
            <text:p>0.0002187371</text:p>
          </table:table-cell>
          <table:table-cell office:value-type="float" office:value="0.09965263" calcext:value-type="float">
            <text:p>0.09965263</text:p>
          </table:table-cell>
          <table:table-cell office:value-type="float" office:value="0.008092226" calcext:value-type="float">
            <text:p>0.008092226</text:p>
          </table:table-cell>
          <table:table-cell office:value-type="float" office:value="1167.576" calcext:value-type="float">
            <text:p>1167.576</text:p>
          </table:table-cell>
          <table:table-cell office:value-type="float" office:value="0.9203943" calcext:value-type="float">
            <text:p>0.9203943</text:p>
          </table:table-cell>
          <table:table-cell office:value-type="float" office:value="0" calcext:value-type="float">
            <text:p>0</text:p>
          </table:table-cell>
          <table:table-cell office:value-type="float" office:value="0.3637916" calcext:value-type="float">
            <text:p>0.3637916</text:p>
          </table:table-cell>
          <table:table-cell office:value-type="float" office:value="0.3333032" calcext:value-type="float">
            <text:p>0.3333032</text:p>
          </table:table-cell>
          <table:table-cell office:value-type="float" office:value="0.2696135" calcext:value-type="float">
            <text:p>0.2696135</text:p>
          </table:table-cell>
          <table:table-cell office:value-type="float" office:value="0.09745055" calcext:value-type="float">
            <text:p>0.09745055</text:p>
          </table:table-cell>
          <table:table-cell office:value-type="float" office:value="0.0811266" calcext:value-type="float">
            <text:p>0.0811266</text:p>
          </table:table-cell>
          <table:table-cell office:value-type="float" office:value="0.03746373" calcext:value-type="float">
            <text:p>0.03746373</text:p>
          </table:table-cell>
          <table:table-cell office:value-type="float" office:value="0.03881728" calcext:value-type="float">
            <text:p>0.03881728</text:p>
          </table:table-cell>
          <table:table-cell office:value-type="float" office:value="0.09081649" calcext:value-type="float">
            <text:p>0.09081649</text:p>
          </table:table-cell>
          <table:table-cell office:value-type="float" office:value="0.1622286" calcext:value-type="float">
            <text:p>0.1622286</text:p>
          </table:table-cell>
          <table:table-cell office:value-type="float" office:value="0.1797698" calcext:value-type="float">
            <text:p>0.1797698</text:p>
          </table:table-cell>
          <table:table-cell office:value-type="float" office:value="0.175455" calcext:value-type="float">
            <text:p>0.175455</text:p>
          </table:table-cell>
          <table:table-cell office:value-type="float" office:value="0.180604" calcext:value-type="float">
            <text:p>0.180604</text:p>
          </table:table-cell>
          <table:table-cell office:value-type="float" office:value="0.1900289" calcext:value-type="float">
            <text:p>0.1900289</text:p>
          </table:table-cell>
          <table:table-cell office:value-type="float" office:value="0.1933437" calcext:value-type="float">
            <text:p>0.1933437</text:p>
          </table:table-cell>
          <table:table-cell office:value-type="float" office:value="0" calcext:value-type="float">
            <text:p>0</text:p>
          </table:table-cell>
          <table:table-cell office:value-type="float" office:value="47.46022" calcext:value-type="float">
            <text:p>47.46022</text:p>
          </table:table-cell>
          <table:table-cell office:value-type="float" office:value="41.69912" calcext:value-type="float">
            <text:p>41.69912</text:p>
          </table:table-cell>
          <table:table-cell office:value-type="float" office:value="34.21239" calcext:value-type="float">
            <text:p>34.21239</text:p>
          </table:table-cell>
          <table:table-cell office:value-type="float" office:value="11.61956" calcext:value-type="float">
            <text:p>11.61956</text:p>
          </table:table-cell>
          <table:table-cell office:value-type="float" office:value="9.467349" calcext:value-type="float">
            <text:p>9.467349</text:p>
          </table:table-cell>
          <table:table-cell office:value-type="float" office:value="3.517187" calcext:value-type="float">
            <text:p>3.517187</text:p>
          </table:table-cell>
          <table:table-cell office:value-type="float" office:value="3.196297" calcext:value-type="float">
            <text:p>3.196297</text:p>
          </table:table-cell>
          <table:table-cell office:value-type="float" office:value="6.41739" calcext:value-type="float">
            <text:p>6.41739</text:p>
          </table:table-cell>
          <table:table-cell office:value-type="float" office:value="9.436592" calcext:value-type="float">
            <text:p>9.436592</text:p>
          </table:table-cell>
          <table:table-cell office:value-type="float" office:value="10.46864" calcext:value-type="float">
            <text:p>10.46864</text:p>
          </table:table-cell>
          <table:table-cell office:value-type="float" office:value="10.77396" calcext:value-type="float">
            <text:p>10.77396</text:p>
          </table:table-cell>
          <table:table-cell office:value-type="float" office:value="11.30294" calcext:value-type="float">
            <text:p>11.30294</text:p>
          </table:table-cell>
          <table:table-cell office:value-type="float" office:value="12.17651" calcext:value-type="float">
            <text:p>12.17651</text:p>
          </table:table-cell>
          <table:table-cell office:value-type="float" office:value="12.46019" calcext:value-type="float">
            <text:p>12.46019</text:p>
          </table:table-cell>
          <table:table-cell office:value-type="float" office:value="0" calcext:value-type="float">
            <text:p>0</text:p>
          </table:table-cell>
          <table:table-cell office:value-type="float" office:value="126.5067" calcext:value-type="float">
            <text:p>126.50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042006" calcext:value-type="float">
            <text:p>17042006</text:p>
          </table:table-cell>
          <table:table-cell office:value-type="float" office:value="0.7567594" calcext:value-type="float">
            <text:p>0.7567594</text:p>
          </table:table-cell>
          <table:table-cell office:value-type="float" office:value="134.2586" calcext:value-type="float">
            <text:p>134.25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35567" calcext:value-type="float">
            <text:p>43.35567</text:p>
          </table:table-cell>
          <table:table-cell office:value-type="float" office:value="0.06783325" calcext:value-type="float">
            <text:p>0.06783325</text:p>
          </table:table-cell>
          <table:table-cell office:value-type="float" office:value="0.0002248335" calcext:value-type="float">
            <text:p>0.0002248335</text:p>
          </table:table-cell>
          <table:table-cell office:value-type="float" office:value="0.09965263" calcext:value-type="float">
            <text:p>0.09965263</text:p>
          </table:table-cell>
          <table:table-cell office:value-type="float" office:value="0.008630791" calcext:value-type="float">
            <text:p>0.008630791</text:p>
          </table:table-cell>
          <table:table-cell office:value-type="float" office:value="1167.573" calcext:value-type="float">
            <text:p>1167.573</text:p>
          </table:table-cell>
          <table:table-cell office:value-type="float" office:value="0.9193508" calcext:value-type="float">
            <text:p>0.9193508</text:p>
          </table:table-cell>
          <table:table-cell office:value-type="float" office:value="0" calcext:value-type="float">
            <text:p>0</text:p>
          </table:table-cell>
          <table:table-cell office:value-type="float" office:value="0.3204262" calcext:value-type="float">
            <text:p>0.3204262</text:p>
          </table:table-cell>
          <table:table-cell office:value-type="float" office:value="0.3247064" calcext:value-type="float">
            <text:p>0.3247064</text:p>
          </table:table-cell>
          <table:table-cell office:value-type="float" office:value="0.2627476" calcext:value-type="float">
            <text:p>0.2627476</text:p>
          </table:table-cell>
          <table:table-cell office:value-type="float" office:value="0.09392458" calcext:value-type="float">
            <text:p>0.09392458</text:p>
          </table:table-cell>
          <table:table-cell office:value-type="float" office:value="0.0781446" calcext:value-type="float">
            <text:p>0.0781446</text:p>
          </table:table-cell>
          <table:table-cell office:value-type="float" office:value="0.03630805" calcext:value-type="float">
            <text:p>0.03630805</text:p>
          </table:table-cell>
          <table:table-cell office:value-type="float" office:value="0.03814975" calcext:value-type="float">
            <text:p>0.03814975</text:p>
          </table:table-cell>
          <table:table-cell office:value-type="float" office:value="0.09058878" calcext:value-type="float">
            <text:p>0.09058878</text:p>
          </table:table-cell>
          <table:table-cell office:value-type="float" office:value="0.1621484" calcext:value-type="float">
            <text:p>0.1621484</text:p>
          </table:table-cell>
          <table:table-cell office:value-type="float" office:value="0.1799632" calcext:value-type="float">
            <text:p>0.1799632</text:p>
          </table:table-cell>
          <table:table-cell office:value-type="float" office:value="0.1755197" calcext:value-type="float">
            <text:p>0.1755197</text:p>
          </table:table-cell>
          <table:table-cell office:value-type="float" office:value="0.1806436" calcext:value-type="float">
            <text:p>0.1806436</text:p>
          </table:table-cell>
          <table:table-cell office:value-type="float" office:value="0.1900546" calcext:value-type="float">
            <text:p>0.1900546</text:p>
          </table:table-cell>
          <table:table-cell office:value-type="float" office:value="0.1933604" calcext:value-type="float">
            <text:p>0.1933604</text:p>
          </table:table-cell>
          <table:table-cell office:value-type="float" office:value="0" calcext:value-type="float">
            <text:p>0</text:p>
          </table:table-cell>
          <table:table-cell office:value-type="float" office:value="47.46142" calcext:value-type="float">
            <text:p>47.46142</text:p>
          </table:table-cell>
          <table:table-cell office:value-type="float" office:value="41.67752" calcext:value-type="float">
            <text:p>41.67752</text:p>
          </table:table-cell>
          <table:table-cell office:value-type="float" office:value="34.19717" calcext:value-type="float">
            <text:p>34.19717</text:p>
          </table:table-cell>
          <table:table-cell office:value-type="float" office:value="11.6176" calcext:value-type="float">
            <text:p>11.6176</text:p>
          </table:table-cell>
          <table:table-cell office:value-type="float" office:value="9.466664" calcext:value-type="float">
            <text:p>9.466664</text:p>
          </table:table-cell>
          <table:table-cell office:value-type="float" office:value="3.51833" calcext:value-type="float">
            <text:p>3.51833</text:p>
          </table:table-cell>
          <table:table-cell office:value-type="float" office:value="3.197805" calcext:value-type="float">
            <text:p>3.197805</text:p>
          </table:table-cell>
          <table:table-cell office:value-type="float" office:value="6.420529" calcext:value-type="float">
            <text:p>6.420529</text:p>
          </table:table-cell>
          <table:table-cell office:value-type="float" office:value="9.441208" calcext:value-type="float">
            <text:p>9.441208</text:p>
          </table:table-cell>
          <table:table-cell office:value-type="float" office:value="10.47205" calcext:value-type="float">
            <text:p>10.47205</text:p>
          </table:table-cell>
          <table:table-cell office:value-type="float" office:value="10.77724" calcext:value-type="float">
            <text:p>10.77724</text:p>
          </table:table-cell>
          <table:table-cell office:value-type="float" office:value="11.30566" calcext:value-type="float">
            <text:p>11.30566</text:p>
          </table:table-cell>
          <table:table-cell office:value-type="float" office:value="12.17829" calcext:value-type="float">
            <text:p>12.17829</text:p>
          </table:table-cell>
          <table:table-cell office:value-type="float" office:value="12.46176" calcext:value-type="float">
            <text:p>12.46176</text:p>
          </table:table-cell>
          <table:table-cell office:value-type="float" office:value="0" calcext:value-type="float">
            <text:p>0</text:p>
          </table:table-cell>
          <table:table-cell office:value-type="float" office:value="115.0605" calcext:value-type="float">
            <text:p>115.06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042006" calcext:value-type="float">
            <text:p>18042006</text:p>
          </table:table-cell>
          <table:table-cell office:value-type="float" office:value="0.755214" calcext:value-type="float">
            <text:p>0.755214</text:p>
          </table:table-cell>
          <table:table-cell office:value-type="float" office:value="134.2558" calcext:value-type="float">
            <text:p>134.2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36397" calcext:value-type="float">
            <text:p>43.36397</text:p>
          </table:table-cell>
          <table:table-cell office:value-type="float" office:value="0.06783325" calcext:value-type="float">
            <text:p>0.06783325</text:p>
          </table:table-cell>
          <table:table-cell office:value-type="float" office:value="0.0002285233" calcext:value-type="float">
            <text:p>0.0002285233</text:p>
          </table:table-cell>
          <table:table-cell office:value-type="float" office:value="0.09965263" calcext:value-type="float">
            <text:p>0.09965263</text:p>
          </table:table-cell>
          <table:table-cell office:value-type="float" office:value="0.009002366" calcext:value-type="float">
            <text:p>0.009002366</text:p>
          </table:table-cell>
          <table:table-cell office:value-type="float" office:value="1167.568" calcext:value-type="float">
            <text:p>1167.568</text:p>
          </table:table-cell>
          <table:table-cell office:value-type="float" office:value="0.9183728" calcext:value-type="float">
            <text:p>0.9183728</text:p>
          </table:table-cell>
          <table:table-cell office:value-type="float" office:value="0" calcext:value-type="float">
            <text:p>0</text:p>
          </table:table-cell>
          <table:table-cell office:value-type="float" office:value="0.3125334" calcext:value-type="float">
            <text:p>0.3125334</text:p>
          </table:table-cell>
          <table:table-cell office:value-type="float" office:value="0.3188962" calcext:value-type="float">
            <text:p>0.3188962</text:p>
          </table:table-cell>
          <table:table-cell office:value-type="float" office:value="0.2588094" calcext:value-type="float">
            <text:p>0.2588094</text:p>
          </table:table-cell>
          <table:table-cell office:value-type="float" office:value="0.09228215" calcext:value-type="float">
            <text:p>0.09228215</text:p>
          </table:table-cell>
          <table:table-cell office:value-type="float" office:value="0.07682574" calcext:value-type="float">
            <text:p>0.07682574</text:p>
          </table:table-cell>
          <table:table-cell office:value-type="float" office:value="0.03578397" calcext:value-type="float">
            <text:p>0.03578397</text:p>
          </table:table-cell>
          <table:table-cell office:value-type="float" office:value="0.03779298" calcext:value-type="float">
            <text:p>0.03779298</text:p>
          </table:table-cell>
          <table:table-cell office:value-type="float" office:value="0.09039076" calcext:value-type="float">
            <text:p>0.09039076</text:p>
          </table:table-cell>
          <table:table-cell office:value-type="float" office:value="0.1620397" calcext:value-type="float">
            <text:p>0.1620397</text:p>
          </table:table-cell>
          <table:table-cell office:value-type="float" office:value="0.180094" calcext:value-type="float">
            <text:p>0.180094</text:p>
          </table:table-cell>
          <table:table-cell office:value-type="float" office:value="0.1755751" calcext:value-type="float">
            <text:p>0.1755751</text:p>
          </table:table-cell>
          <table:table-cell office:value-type="float" office:value="0.1806828" calcext:value-type="float">
            <text:p>0.1806828</text:p>
          </table:table-cell>
          <table:table-cell office:value-type="float" office:value="0.1900813" calcext:value-type="float">
            <text:p>0.1900813</text:p>
          </table:table-cell>
          <table:table-cell office:value-type="float" office:value="0.1933771" calcext:value-type="float">
            <text:p>0.1933771</text:p>
          </table:table-cell>
          <table:table-cell office:value-type="float" office:value="0" calcext:value-type="float">
            <text:p>0</text:p>
          </table:table-cell>
          <table:table-cell office:value-type="float" office:value="47.45862" calcext:value-type="float">
            <text:p>47.45862</text:p>
          </table:table-cell>
          <table:table-cell office:value-type="float" office:value="41.65438" calcext:value-type="float">
            <text:p>41.65438</text:p>
          </table:table-cell>
          <table:table-cell office:value-type="float" office:value="34.18055" calcext:value-type="float">
            <text:p>34.18055</text:p>
          </table:table-cell>
          <table:table-cell office:value-type="float" office:value="11.61489" calcext:value-type="float">
            <text:p>11.61489</text:p>
          </table:table-cell>
          <table:table-cell office:value-type="float" office:value="9.465261" calcext:value-type="float">
            <text:p>9.465261</text:p>
          </table:table-cell>
          <table:table-cell office:value-type="float" office:value="3.519288" calcext:value-type="float">
            <text:p>3.519288</text:p>
          </table:table-cell>
          <table:table-cell office:value-type="float" office:value="3.199198" calcext:value-type="float">
            <text:p>3.199198</text:p>
          </table:table-cell>
          <table:table-cell office:value-type="float" office:value="6.423597" calcext:value-type="float">
            <text:p>6.423597</text:p>
          </table:table-cell>
          <table:table-cell office:value-type="float" office:value="9.445749" calcext:value-type="float">
            <text:p>9.445749</text:p>
          </table:table-cell>
          <table:table-cell office:value-type="float" office:value="10.47546" calcext:value-type="float">
            <text:p>10.47546</text:p>
          </table:table-cell>
          <table:table-cell office:value-type="float" office:value="10.78052" calcext:value-type="float">
            <text:p>10.78052</text:p>
          </table:table-cell>
          <table:table-cell office:value-type="float" office:value="11.30831" calcext:value-type="float">
            <text:p>11.30831</text:p>
          </table:table-cell>
          <table:table-cell office:value-type="float" office:value="12.18007" calcext:value-type="float">
            <text:p>12.18007</text:p>
          </table:table-cell>
          <table:table-cell office:value-type="float" office:value="12.46333" calcext:value-type="float">
            <text:p>12.46333</text:p>
          </table:table-cell>
          <table:table-cell office:value-type="float" office:value="0" calcext:value-type="float">
            <text:p>0</text:p>
          </table:table-cell>
          <table:table-cell office:value-type="float" office:value="105.8469" calcext:value-type="float">
            <text:p>105.84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042006" calcext:value-type="float">
            <text:p>19042006</text:p>
          </table:table-cell>
          <table:table-cell office:value-type="float" office:value="0.7532407" calcext:value-type="float">
            <text:p>0.7532407</text:p>
          </table:table-cell>
          <table:table-cell office:value-type="float" office:value="134.2525" calcext:value-type="float">
            <text:p>134.25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37228" calcext:value-type="float">
            <text:p>43.37228</text:p>
          </table:table-cell>
          <table:table-cell office:value-type="float" office:value="0.06783325" calcext:value-type="float">
            <text:p>0.06783325</text:p>
          </table:table-cell>
          <table:table-cell office:value-type="float" office:value="0.0002307992" calcext:value-type="float">
            <text:p>0.0002307992</text:p>
          </table:table-cell>
          <table:table-cell office:value-type="float" office:value="0.09965263" calcext:value-type="float">
            <text:p>0.09965263</text:p>
          </table:table-cell>
          <table:table-cell office:value-type="float" office:value="0.009260752" calcext:value-type="float">
            <text:p>0.009260752</text:p>
          </table:table-cell>
          <table:table-cell office:value-type="float" office:value="1167.564" calcext:value-type="float">
            <text:p>1167.564</text:p>
          </table:table-cell>
          <table:table-cell office:value-type="float" office:value="0.917011" calcext:value-type="float">
            <text:p>0.917011</text:p>
          </table:table-cell>
          <table:table-cell office:value-type="float" office:value="0" calcext:value-type="float">
            <text:p>0</text:p>
          </table:table-cell>
          <table:table-cell office:value-type="float" office:value="0.345862" calcext:value-type="float">
            <text:p>0.345862</text:p>
          </table:table-cell>
          <table:table-cell office:value-type="float" office:value="0.3349254" calcext:value-type="float">
            <text:p>0.3349254</text:p>
          </table:table-cell>
          <table:table-cell office:value-type="float" office:value="0.2684159" calcext:value-type="float">
            <text:p>0.2684159</text:p>
          </table:table-cell>
          <table:table-cell office:value-type="float" office:value="0.09504335" calcext:value-type="float">
            <text:p>0.09504335</text:p>
          </table:table-cell>
          <table:table-cell office:value-type="float" office:value="0.07816178" calcext:value-type="float">
            <text:p>0.07816178</text:p>
          </table:table-cell>
          <table:table-cell office:value-type="float" office:value="0.03579801" calcext:value-type="float">
            <text:p>0.03579801</text:p>
          </table:table-cell>
          <table:table-cell office:value-type="float" office:value="0.03763904" calcext:value-type="float">
            <text:p>0.03763904</text:p>
          </table:table-cell>
          <table:table-cell office:value-type="float" office:value="0.09025383" calcext:value-type="float">
            <text:p>0.09025383</text:p>
          </table:table-cell>
          <table:table-cell office:value-type="float" office:value="0.1619581" calcext:value-type="float">
            <text:p>0.1619581</text:p>
          </table:table-cell>
          <table:table-cell office:value-type="float" office:value="0.1801888" calcext:value-type="float">
            <text:p>0.1801888</text:p>
          </table:table-cell>
          <table:table-cell office:value-type="float" office:value="0.1756248" calcext:value-type="float">
            <text:p>0.1756248</text:p>
          </table:table-cell>
          <table:table-cell office:value-type="float" office:value="0.1807199" calcext:value-type="float">
            <text:p>0.1807199</text:p>
          </table:table-cell>
          <table:table-cell office:value-type="float" office:value="0.1901048" calcext:value-type="float">
            <text:p>0.1901048</text:p>
          </table:table-cell>
          <table:table-cell office:value-type="float" office:value="0.1933938" calcext:value-type="float">
            <text:p>0.1933938</text:p>
          </table:table-cell>
          <table:table-cell office:value-type="float" office:value="0" calcext:value-type="float">
            <text:p>0</text:p>
          </table:table-cell>
          <table:table-cell office:value-type="float" office:value="47.46243" calcext:value-type="float">
            <text:p>47.46243</text:p>
          </table:table-cell>
          <table:table-cell office:value-type="float" office:value="41.63285" calcext:value-type="float">
            <text:p>41.63285</text:p>
          </table:table-cell>
          <table:table-cell office:value-type="float" office:value="34.16401" calcext:value-type="float">
            <text:p>34.16401</text:p>
          </table:table-cell>
          <table:table-cell office:value-type="float" office:value="11.61193" calcext:value-type="float">
            <text:p>11.61193</text:p>
          </table:table-cell>
          <table:table-cell office:value-type="float" office:value="9.463554" calcext:value-type="float">
            <text:p>9.463554</text:p>
          </table:table-cell>
          <table:table-cell office:value-type="float" office:value="3.520131" calcext:value-type="float">
            <text:p>3.520131</text:p>
          </table:table-cell>
          <table:table-cell office:value-type="float" office:value="3.200521" calcext:value-type="float">
            <text:p>3.200521</text:p>
          </table:table-cell>
          <table:table-cell office:value-type="float" office:value="6.426615" calcext:value-type="float">
            <text:p>6.426615</text:p>
          </table:table-cell>
          <table:table-cell office:value-type="float" office:value="9.45025" calcext:value-type="float">
            <text:p>9.45025</text:p>
          </table:table-cell>
          <table:table-cell office:value-type="float" office:value="10.4788" calcext:value-type="float">
            <text:p>10.4788</text:p>
          </table:table-cell>
          <table:table-cell office:value-type="float" office:value="10.7838" calcext:value-type="float">
            <text:p>10.7838</text:p>
          </table:table-cell>
          <table:table-cell office:value-type="float" office:value="11.31095" calcext:value-type="float">
            <text:p>11.31095</text:p>
          </table:table-cell>
          <table:table-cell office:value-type="float" office:value="12.18186" calcext:value-type="float">
            <text:p>12.18186</text:p>
          </table:table-cell>
          <table:table-cell office:value-type="float" office:value="12.4649" calcext:value-type="float">
            <text:p>12.4649</text:p>
          </table:table-cell>
          <table:table-cell office:value-type="float" office:value="0" calcext:value-type="float">
            <text:p>0</text:p>
          </table:table-cell>
          <table:table-cell office:value-type="float" office:value="112.7241" calcext:value-type="float">
            <text:p>112.72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042006" calcext:value-type="float">
            <text:p>20042006</text:p>
          </table:table-cell>
          <table:table-cell office:value-type="float" office:value="0.7512034" calcext:value-type="float">
            <text:p>0.7512034</text:p>
          </table:table-cell>
          <table:table-cell office:value-type="float" office:value="134.2492" calcext:value-type="float">
            <text:p>134.2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38092" calcext:value-type="float">
            <text:p>43.38092</text:p>
          </table:table-cell>
          <table:table-cell office:value-type="float" office:value="0.06783325" calcext:value-type="float">
            <text:p>0.06783325</text:p>
          </table:table-cell>
          <table:table-cell office:value-type="float" office:value="0.0002322329" calcext:value-type="float">
            <text:p>0.0002322329</text:p>
          </table:table-cell>
          <table:table-cell office:value-type="float" office:value="0.09965263" calcext:value-type="float">
            <text:p>0.09965263</text:p>
          </table:table-cell>
          <table:table-cell office:value-type="float" office:value="0.009443859" calcext:value-type="float">
            <text:p>0.009443859</text:p>
          </table:table-cell>
          <table:table-cell office:value-type="float" office:value="1167.559" calcext:value-type="float">
            <text:p>1167.559</text:p>
          </table:table-cell>
          <table:table-cell office:value-type="float" office:value="0.9157544" calcext:value-type="float">
            <text:p>0.9157544</text:p>
          </table:table-cell>
          <table:table-cell office:value-type="float" office:value="0" calcext:value-type="float">
            <text:p>0</text:p>
          </table:table-cell>
          <table:table-cell office:value-type="float" office:value="0.3344715" calcext:value-type="float">
            <text:p>0.3344715</text:p>
          </table:table-cell>
          <table:table-cell office:value-type="float" office:value="0.3383206" calcext:value-type="float">
            <text:p>0.3383206</text:p>
          </table:table-cell>
          <table:table-cell office:value-type="float" office:value="0.2721107" calcext:value-type="float">
            <text:p>0.2721107</text:p>
          </table:table-cell>
          <table:table-cell office:value-type="float" office:value="0.09683366" calcext:value-type="float">
            <text:p>0.09683366</text:p>
          </table:table-cell>
          <table:table-cell office:value-type="float" office:value="0.07964829" calcext:value-type="float">
            <text:p>0.07964829</text:p>
          </table:table-cell>
          <table:table-cell office:value-type="float" office:value="0.03626876" calcext:value-type="float">
            <text:p>0.03626876</text:p>
          </table:table-cell>
          <table:table-cell office:value-type="float" office:value="0.03774549" calcext:value-type="float">
            <text:p>0.03774549</text:p>
          </table:table-cell>
          <table:table-cell office:value-type="float" office:value="0.09026043" calcext:value-type="float">
            <text:p>0.09026043</text:p>
          </table:table-cell>
          <table:table-cell office:value-type="float" office:value="0.1619234" calcext:value-type="float">
            <text:p>0.1619234</text:p>
          </table:table-cell>
          <table:table-cell office:value-type="float" office:value="0.1802617" calcext:value-type="float">
            <text:p>0.1802617</text:p>
          </table:table-cell>
          <table:table-cell office:value-type="float" office:value="0.1756706" calcext:value-type="float">
            <text:p>0.1756706</text:p>
          </table:table-cell>
          <table:table-cell office:value-type="float" office:value="0.180755" calcext:value-type="float">
            <text:p>0.180755</text:p>
          </table:table-cell>
          <table:table-cell office:value-type="float" office:value="0.1901271" calcext:value-type="float">
            <text:p>0.1901271</text:p>
          </table:table-cell>
          <table:table-cell office:value-type="float" office:value="0.1934104" calcext:value-type="float">
            <text:p>0.1934104</text:p>
          </table:table-cell>
          <table:table-cell office:value-type="float" office:value="0" calcext:value-type="float">
            <text:p>0</text:p>
          </table:table-cell>
          <table:table-cell office:value-type="float" office:value="47.46688" calcext:value-type="float">
            <text:p>47.46688</text:p>
          </table:table-cell>
          <table:table-cell office:value-type="float" office:value="41.61495" calcext:value-type="float">
            <text:p>41.61495</text:p>
          </table:table-cell>
          <table:table-cell office:value-type="float" office:value="34.15012" calcext:value-type="float">
            <text:p>34.15012</text:p>
          </table:table-cell>
          <table:table-cell office:value-type="float" office:value="11.60999" calcext:value-type="float">
            <text:p>11.60999</text:p>
          </table:table-cell>
          <table:table-cell office:value-type="float" office:value="9.462461" calcext:value-type="float">
            <text:p>9.462461</text:p>
          </table:table-cell>
          <table:table-cell office:value-type="float" office:value="3.521065" calcext:value-type="float">
            <text:p>3.521065</text:p>
          </table:table-cell>
          <table:table-cell office:value-type="float" office:value="3.201843" calcext:value-type="float">
            <text:p>3.201843</text:p>
          </table:table-cell>
          <table:table-cell office:value-type="float" office:value="6.429618" calcext:value-type="float">
            <text:p>6.429618</text:p>
          </table:table-cell>
          <table:table-cell office:value-type="float" office:value="9.454705" calcext:value-type="float">
            <text:p>9.454705</text:p>
          </table:table-cell>
          <table:table-cell office:value-type="float" office:value="10.48215" calcext:value-type="float">
            <text:p>10.48215</text:p>
          </table:table-cell>
          <table:table-cell office:value-type="float" office:value="10.78708" calcext:value-type="float">
            <text:p>10.78708</text:p>
          </table:table-cell>
          <table:table-cell office:value-type="float" office:value="11.31358" calcext:value-type="float">
            <text:p>11.31358</text:p>
          </table:table-cell>
          <table:table-cell office:value-type="float" office:value="12.18364" calcext:value-type="float">
            <text:p>12.18364</text:p>
          </table:table-cell>
          <table:table-cell office:value-type="float" office:value="12.46648" calcext:value-type="float">
            <text:p>12.46648</text:p>
          </table:table-cell>
          <table:table-cell office:value-type="float" office:value="0" calcext:value-type="float">
            <text:p>0</text:p>
          </table:table-cell>
          <table:table-cell office:value-type="float" office:value="116.7691" calcext:value-type="float">
            <text:p>116.76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1042006" calcext:value-type="float">
            <text:p>21042006</text:p>
          </table:table-cell>
          <table:table-cell office:value-type="float" office:value="0.7489835" calcext:value-type="float">
            <text:p>0.7489835</text:p>
          </table:table-cell>
          <table:table-cell office:value-type="float" office:value="134.2455" calcext:value-type="float">
            <text:p>134.24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38975" calcext:value-type="float">
            <text:p>43.38975</text:p>
          </table:table-cell>
          <table:table-cell office:value-type="float" office:value="0.06783325" calcext:value-type="float">
            <text:p>0.06783325</text:p>
          </table:table-cell>
          <table:table-cell office:value-type="float" office:value="0.0002331744" calcext:value-type="float">
            <text:p>0.0002331744</text:p>
          </table:table-cell>
          <table:table-cell office:value-type="float" office:value="0.09965263" calcext:value-type="float">
            <text:p>0.09965263</text:p>
          </table:table-cell>
          <table:table-cell office:value-type="float" office:value="0.009577319" calcext:value-type="float">
            <text:p>0.009577319</text:p>
          </table:table-cell>
          <table:table-cell office:value-type="float" office:value="1167.555" calcext:value-type="float">
            <text:p>1167.555</text:p>
          </table:table-cell>
          <table:table-cell office:value-type="float" office:value="0.9143184" calcext:value-type="float">
            <text:p>0.9143184</text:p>
          </table:table-cell>
          <table:table-cell office:value-type="float" office:value="0" calcext:value-type="float">
            <text:p>0</text:p>
          </table:table-cell>
          <table:table-cell office:value-type="float" office:value="0.3488429" calcext:value-type="float">
            <text:p>0.3488429</text:p>
          </table:table-cell>
          <table:table-cell office:value-type="float" office:value="0.3477311" calcext:value-type="float">
            <text:p>0.3477311</text:p>
          </table:table-cell>
          <table:table-cell office:value-type="float" office:value="0.2780493" calcext:value-type="float">
            <text:p>0.2780493</text:p>
          </table:table-cell>
          <table:table-cell office:value-type="float" office:value="0.09885026" calcext:value-type="float">
            <text:p>0.09885026</text:p>
          </table:table-cell>
          <table:table-cell office:value-type="float" office:value="0.08099029" calcext:value-type="float">
            <text:p>0.08099029</text:p>
          </table:table-cell>
          <table:table-cell office:value-type="float" office:value="0.03659999" calcext:value-type="float">
            <text:p>0.03659999</text:p>
          </table:table-cell>
          <table:table-cell office:value-type="float" office:value="0.03784486" calcext:value-type="float">
            <text:p>0.03784486</text:p>
          </table:table-cell>
          <table:table-cell office:value-type="float" office:value="0.09031959" calcext:value-type="float">
            <text:p>0.09031959</text:p>
          </table:table-cell>
          <table:table-cell office:value-type="float" office:value="0.161936" calcext:value-type="float">
            <text:p>0.161936</text:p>
          </table:table-cell>
          <table:table-cell office:value-type="float" office:value="0.1803229" calcext:value-type="float">
            <text:p>0.1803229</text:p>
          </table:table-cell>
          <table:table-cell office:value-type="float" office:value="0.1757142" calcext:value-type="float">
            <text:p>0.1757142</text:p>
          </table:table-cell>
          <table:table-cell office:value-type="float" office:value="0.1807895" calcext:value-type="float">
            <text:p>0.1807895</text:p>
          </table:table-cell>
          <table:table-cell office:value-type="float" office:value="0.1901484" calcext:value-type="float">
            <text:p>0.1901484</text:p>
          </table:table-cell>
          <table:table-cell office:value-type="float" office:value="0.1934271" calcext:value-type="float">
            <text:p>0.1934271</text:p>
          </table:table-cell>
          <table:table-cell office:value-type="float" office:value="0" calcext:value-type="float">
            <text:p>0</text:p>
          </table:table-cell>
          <table:table-cell office:value-type="float" office:value="47.47226" calcext:value-type="float">
            <text:p>47.47226</text:p>
          </table:table-cell>
          <table:table-cell office:value-type="float" office:value="41.59871" calcext:value-type="float">
            <text:p>41.59871</text:p>
          </table:table-cell>
          <table:table-cell office:value-type="float" office:value="34.13735" calcext:value-type="float">
            <text:p>34.13735</text:p>
          </table:table-cell>
          <table:table-cell office:value-type="float" office:value="11.60848" calcext:value-type="float">
            <text:p>11.60848</text:p>
          </table:table-cell>
          <table:table-cell office:value-type="float" office:value="9.461761" calcext:value-type="float">
            <text:p>9.461761</text:p>
          </table:table-cell>
          <table:table-cell office:value-type="float" office:value="3.52207" calcext:value-type="float">
            <text:p>3.52207</text:p>
          </table:table-cell>
          <table:table-cell office:value-type="float" office:value="3.203187" calcext:value-type="float">
            <text:p>3.203187</text:p>
          </table:table-cell>
          <table:table-cell office:value-type="float" office:value="6.432619" calcext:value-type="float">
            <text:p>6.432619</text:p>
          </table:table-cell>
          <table:table-cell office:value-type="float" office:value="9.459163" calcext:value-type="float">
            <text:p>9.459163</text:p>
          </table:table-cell>
          <table:table-cell office:value-type="float" office:value="10.48548" calcext:value-type="float">
            <text:p>10.48548</text:p>
          </table:table-cell>
          <table:table-cell office:value-type="float" office:value="10.79036" calcext:value-type="float">
            <text:p>10.79036</text:p>
          </table:table-cell>
          <table:table-cell office:value-type="float" office:value="11.31622" calcext:value-type="float">
            <text:p>11.31622</text:p>
          </table:table-cell>
          <table:table-cell office:value-type="float" office:value="12.18542" calcext:value-type="float">
            <text:p>12.18542</text:p>
          </table:table-cell>
          <table:table-cell office:value-type="float" office:value="12.46806" calcext:value-type="float">
            <text:p>12.46806</text:p>
          </table:table-cell>
          <table:table-cell office:value-type="float" office:value="0" calcext:value-type="float">
            <text:p>0</text:p>
          </table:table-cell>
          <table:table-cell office:value-type="float" office:value="122.0468" calcext:value-type="float">
            <text:p>122.04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042006" calcext:value-type="float">
            <text:p>22042006</text:p>
          </table:table-cell>
          <table:table-cell office:value-type="float" office:value="0.7466848" calcext:value-type="float">
            <text:p>0.7466848</text:p>
          </table:table-cell>
          <table:table-cell office:value-type="float" office:value="134.2417" calcext:value-type="float">
            <text:p>134.24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39886" calcext:value-type="float">
            <text:p>43.39886</text:p>
          </table:table-cell>
          <table:table-cell office:value-type="float" office:value="0.06783325" calcext:value-type="float">
            <text:p>0.06783325</text:p>
          </table:table-cell>
          <table:table-cell office:value-type="float" office:value="0.0002337967" calcext:value-type="float">
            <text:p>0.0002337967</text:p>
          </table:table-cell>
          <table:table-cell office:value-type="float" office:value="0.09965263" calcext:value-type="float">
            <text:p>0.09965263</text:p>
          </table:table-cell>
          <table:table-cell office:value-type="float" office:value="0.009677102" calcext:value-type="float">
            <text:p>0.009677102</text:p>
          </table:table-cell>
          <table:table-cell office:value-type="float" office:value="1167.551" calcext:value-type="float">
            <text:p>1167.551</text:p>
          </table:table-cell>
          <table:table-cell office:value-type="float" office:value="0.9129778" calcext:value-type="float">
            <text:p>0.9129778</text:p>
          </table:table-cell>
          <table:table-cell office:value-type="float" office:value="0" calcext:value-type="float">
            <text:p>0</text:p>
          </table:table-cell>
          <table:table-cell office:value-type="float" office:value="0.3391429" calcext:value-type="float">
            <text:p>0.3391429</text:p>
          </table:table-cell>
          <table:table-cell office:value-type="float" office:value="0.3503499" calcext:value-type="float">
            <text:p>0.3503499</text:p>
          </table:table-cell>
          <table:table-cell office:value-type="float" office:value="0.2813008" calcext:value-type="float">
            <text:p>0.2813008</text:p>
          </table:table-cell>
          <table:table-cell office:value-type="float" office:value="0.1006075" calcext:value-type="float">
            <text:p>0.1006075</text:p>
          </table:table-cell>
          <table:table-cell office:value-type="float" office:value="0.0825371" calcext:value-type="float">
            <text:p>0.0825371</text:p>
          </table:table-cell>
          <table:table-cell office:value-type="float" office:value="0.03714534" calcext:value-type="float">
            <text:p>0.03714534</text:p>
          </table:table-cell>
          <table:table-cell office:value-type="float" office:value="0.038051" calcext:value-type="float">
            <text:p>0.038051</text:p>
          </table:table-cell>
          <table:table-cell office:value-type="float" office:value="0.09042564" calcext:value-type="float">
            <text:p>0.09042564</text:p>
          </table:table-cell>
          <table:table-cell office:value-type="float" office:value="0.1619824" calcext:value-type="float">
            <text:p>0.1619824</text:p>
          </table:table-cell>
          <table:table-cell office:value-type="float" office:value="0.1803782" calcext:value-type="float">
            <text:p>0.1803782</text:p>
          </table:table-cell>
          <table:table-cell office:value-type="float" office:value="0.1757563" calcext:value-type="float">
            <text:p>0.1757563</text:p>
          </table:table-cell>
          <table:table-cell office:value-type="float" office:value="0.180823" calcext:value-type="float">
            <text:p>0.180823</text:p>
          </table:table-cell>
          <table:table-cell office:value-type="float" office:value="0.1901698" calcext:value-type="float">
            <text:p>0.1901698</text:p>
          </table:table-cell>
          <table:table-cell office:value-type="float" office:value="0.1934438" calcext:value-type="float">
            <text:p>0.1934438</text:p>
          </table:table-cell>
          <table:table-cell office:value-type="float" office:value="0" calcext:value-type="float">
            <text:p>0</text:p>
          </table:table-cell>
          <table:table-cell office:value-type="float" office:value="47.47733" calcext:value-type="float">
            <text:p>47.47733</text:p>
          </table:table-cell>
          <table:table-cell office:value-type="float" office:value="41.58501" calcext:value-type="float">
            <text:p>41.58501</text:p>
          </table:table-cell>
          <table:table-cell office:value-type="float" office:value="34.12661" calcext:value-type="float">
            <text:p>34.12661</text:p>
          </table:table-cell>
          <table:table-cell office:value-type="float" office:value="11.60787" calcext:value-type="float">
            <text:p>11.60787</text:p>
          </table:table-cell>
          <table:table-cell office:value-type="float" office:value="9.461697" calcext:value-type="float">
            <text:p>9.461697</text:p>
          </table:table-cell>
          <table:table-cell office:value-type="float" office:value="3.523198" calcext:value-type="float">
            <text:p>3.523198</text:p>
          </table:table-cell>
          <table:table-cell office:value-type="float" office:value="3.204563" calcext:value-type="float">
            <text:p>3.204563</text:p>
          </table:table-cell>
          <table:table-cell office:value-type="float" office:value="6.435622" calcext:value-type="float">
            <text:p>6.435622</text:p>
          </table:table-cell>
          <table:table-cell office:value-type="float" office:value="9.463619" calcext:value-type="float">
            <text:p>9.463619</text:p>
          </table:table-cell>
          <table:table-cell office:value-type="float" office:value="10.48882" calcext:value-type="float">
            <text:p>10.48882</text:p>
          </table:table-cell>
          <table:table-cell office:value-type="float" office:value="10.79364" calcext:value-type="float">
            <text:p>10.79364</text:p>
          </table:table-cell>
          <table:table-cell office:value-type="float" office:value="11.31886" calcext:value-type="float">
            <text:p>11.31886</text:p>
          </table:table-cell>
          <table:table-cell office:value-type="float" office:value="12.18721" calcext:value-type="float">
            <text:p>12.18721</text:p>
          </table:table-cell>
          <table:table-cell office:value-type="float" office:value="12.46963" calcext:value-type="float">
            <text:p>12.46963</text:p>
          </table:table-cell>
          <table:table-cell office:value-type="float" office:value="0" calcext:value-type="float">
            <text:p>0</text:p>
          </table:table-cell>
          <table:table-cell office:value-type="float" office:value="126.0671" calcext:value-type="float">
            <text:p>126.06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042006" calcext:value-type="float">
            <text:p>23042006</text:p>
          </table:table-cell>
          <table:table-cell office:value-type="float" office:value="0.7443232" calcext:value-type="float">
            <text:p>0.7443232</text:p>
          </table:table-cell>
          <table:table-cell office:value-type="float" office:value="134.2377" calcext:value-type="float">
            <text:p>134.2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40816" calcext:value-type="float">
            <text:p>43.40816</text:p>
          </table:table-cell>
          <table:table-cell office:value-type="float" office:value="0.06783325" calcext:value-type="float">
            <text:p>0.06783325</text:p>
          </table:table-cell>
          <table:table-cell office:value-type="float" office:value="0.0002342084" calcext:value-type="float">
            <text:p>0.0002342084</text:p>
          </table:table-cell>
          <table:table-cell office:value-type="float" office:value="0.09965263" calcext:value-type="float">
            <text:p>0.09965263</text:p>
          </table:table-cell>
          <table:table-cell office:value-type="float" office:value="0.009752588" calcext:value-type="float">
            <text:p>0.009752588</text:p>
          </table:table-cell>
          <table:table-cell office:value-type="float" office:value="1167.547" calcext:value-type="float">
            <text:p>1167.547</text:p>
          </table:table-cell>
          <table:table-cell office:value-type="float" office:value="0.9117336" calcext:value-type="float">
            <text:p>0.9117336</text:p>
          </table:table-cell>
          <table:table-cell office:value-type="float" office:value="0" calcext:value-type="float">
            <text:p>0</text:p>
          </table:table-cell>
          <table:table-cell office:value-type="float" office:value="0.3290344" calcext:value-type="float">
            <text:p>0.3290344</text:p>
          </table:table-cell>
          <table:table-cell office:value-type="float" office:value="0.3519866" calcext:value-type="float">
            <text:p>0.3519866</text:p>
          </table:table-cell>
          <table:table-cell office:value-type="float" office:value="0.2839359" calcext:value-type="float">
            <text:p>0.2839359</text:p>
          </table:table-cell>
          <table:table-cell office:value-type="float" office:value="0.1021256" calcext:value-type="float">
            <text:p>0.1021256</text:p>
          </table:table-cell>
          <table:table-cell office:value-type="float" office:value="0.08391325" calcext:value-type="float">
            <text:p>0.08391325</text:p>
          </table:table-cell>
          <table:table-cell office:value-type="float" office:value="0.03764928" calcext:value-type="float">
            <text:p>0.03764928</text:p>
          </table:table-cell>
          <table:table-cell office:value-type="float" office:value="0.03825885" calcext:value-type="float">
            <text:p>0.03825885</text:p>
          </table:table-cell>
          <table:table-cell office:value-type="float" office:value="0.09056284" calcext:value-type="float">
            <text:p>0.09056284</text:p>
          </table:table-cell>
          <table:table-cell office:value-type="float" office:value="0.1620487" calcext:value-type="float">
            <text:p>0.1620487</text:p>
          </table:table-cell>
          <table:table-cell office:value-type="float" office:value="0.1804314" calcext:value-type="float">
            <text:p>0.1804314</text:p>
          </table:table-cell>
          <table:table-cell office:value-type="float" office:value="0.175798" calcext:value-type="float">
            <text:p>0.175798</text:p>
          </table:table-cell>
          <table:table-cell office:value-type="float" office:value="0.1808558" calcext:value-type="float">
            <text:p>0.1808558</text:p>
          </table:table-cell>
          <table:table-cell office:value-type="float" office:value="0.1901902" calcext:value-type="float">
            <text:p>0.1901902</text:p>
          </table:table-cell>
          <table:table-cell office:value-type="float" office:value="0.1934604" calcext:value-type="float">
            <text:p>0.1934604</text:p>
          </table:table-cell>
          <table:table-cell office:value-type="float" office:value="0" calcext:value-type="float">
            <text:p>0</text:p>
          </table:table-cell>
          <table:table-cell office:value-type="float" office:value="47.48132" calcext:value-type="float">
            <text:p>47.48132</text:p>
          </table:table-cell>
          <table:table-cell office:value-type="float" office:value="41.57254" calcext:value-type="float">
            <text:p>41.57254</text:p>
          </table:table-cell>
          <table:table-cell office:value-type="float" office:value="34.11717" calcext:value-type="float">
            <text:p>34.11717</text:p>
          </table:table-cell>
          <table:table-cell office:value-type="float" office:value="11.60791" calcext:value-type="float">
            <text:p>11.60791</text:p>
          </table:table-cell>
          <table:table-cell office:value-type="float" office:value="9.462215" calcext:value-type="float">
            <text:p>9.462215</text:p>
          </table:table-cell>
          <table:table-cell office:value-type="float" office:value="3.524447" calcext:value-type="float">
            <text:p>3.524447</text:p>
          </table:table-cell>
          <table:table-cell office:value-type="float" office:value="3.205983" calcext:value-type="float">
            <text:p>3.205983</text:p>
          </table:table-cell>
          <table:table-cell office:value-type="float" office:value="6.438646" calcext:value-type="float">
            <text:p>6.438646</text:p>
          </table:table-cell>
          <table:table-cell office:value-type="float" office:value="9.468076" calcext:value-type="float">
            <text:p>9.468076</text:p>
          </table:table-cell>
          <table:table-cell office:value-type="float" office:value="10.49217" calcext:value-type="float">
            <text:p>10.49217</text:p>
          </table:table-cell>
          <table:table-cell office:value-type="float" office:value="10.79693" calcext:value-type="float">
            <text:p>10.79693</text:p>
          </table:table-cell>
          <table:table-cell office:value-type="float" office:value="11.32149" calcext:value-type="float">
            <text:p>11.32149</text:p>
          </table:table-cell>
          <table:table-cell office:value-type="float" office:value="12.18899" calcext:value-type="float">
            <text:p>12.18899</text:p>
          </table:table-cell>
          <table:table-cell office:value-type="float" office:value="12.47121" calcext:value-type="float">
            <text:p>12.47121</text:p>
          </table:table-cell>
          <table:table-cell office:value-type="float" office:value="0" calcext:value-type="float">
            <text:p>0</text:p>
          </table:table-cell>
          <table:table-cell office:value-type="float" office:value="132.3484" calcext:value-type="float">
            <text:p>132.34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4042006" calcext:value-type="float">
            <text:p>24042006</text:p>
          </table:table-cell>
          <table:table-cell office:value-type="float" office:value="0.7423858" calcext:value-type="float">
            <text:p>0.7423858</text:p>
          </table:table-cell>
          <table:table-cell office:value-type="float" office:value="134.2343" calcext:value-type="float">
            <text:p>134.2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41703" calcext:value-type="float">
            <text:p>43.41703</text:p>
          </table:table-cell>
          <table:table-cell office:value-type="float" office:value="0.06783325" calcext:value-type="float">
            <text:p>0.06783325</text:p>
          </table:table-cell>
          <table:table-cell office:value-type="float" office:value="0.0002344362" calcext:value-type="float">
            <text:p>0.0002344362</text:p>
          </table:table-cell>
          <table:table-cell office:value-type="float" office:value="0.09965263" calcext:value-type="float">
            <text:p>0.09965263</text:p>
          </table:table-cell>
          <table:table-cell office:value-type="float" office:value="0.009804199" calcext:value-type="float">
            <text:p>0.009804199</text:p>
          </table:table-cell>
          <table:table-cell office:value-type="float" office:value="1167.543" calcext:value-type="float">
            <text:p>1167.543</text:p>
          </table:table-cell>
          <table:table-cell office:value-type="float" office:value="0.9109576" calcext:value-type="float">
            <text:p>0.9109576</text:p>
          </table:table-cell>
          <table:table-cell office:value-type="float" office:value="0" calcext:value-type="float">
            <text:p>0</text:p>
          </table:table-cell>
          <table:table-cell office:value-type="float" office:value="0.1350519" calcext:value-type="float">
            <text:p>0.1350519</text:p>
          </table:table-cell>
          <table:table-cell office:value-type="float" office:value="0.2932399" calcext:value-type="float">
            <text:p>0.2932399</text:p>
          </table:table-cell>
          <table:table-cell office:value-type="float" office:value="0.2728395" calcext:value-type="float">
            <text:p>0.2728395</text:p>
          </table:table-cell>
          <table:table-cell office:value-type="float" office:value="0.09886982" calcext:value-type="float">
            <text:p>0.09886982</text:p>
          </table:table-cell>
          <table:table-cell office:value-type="float" office:value="0.08208156" calcext:value-type="float">
            <text:p>0.08208156</text:p>
          </table:table-cell>
          <table:table-cell office:value-type="float" office:value="0.03745965" calcext:value-type="float">
            <text:p>0.03745965</text:p>
          </table:table-cell>
          <table:table-cell office:value-type="float" office:value="0.03829542" calcext:value-type="float">
            <text:p>0.03829542</text:p>
          </table:table-cell>
          <table:table-cell office:value-type="float" office:value="0.09068874" calcext:value-type="float">
            <text:p>0.09068874</text:p>
          </table:table-cell>
          <table:table-cell office:value-type="float" office:value="0.1621357" calcext:value-type="float">
            <text:p>0.1621357</text:p>
          </table:table-cell>
          <table:table-cell office:value-type="float" office:value="0.1804833" calcext:value-type="float">
            <text:p>0.1804833</text:p>
          </table:table-cell>
          <table:table-cell office:value-type="float" office:value="0.1758389" calcext:value-type="float">
            <text:p>0.1758389</text:p>
          </table:table-cell>
          <table:table-cell office:value-type="float" office:value="0.1809144" calcext:value-type="float">
            <text:p>0.1809144</text:p>
          </table:table-cell>
          <table:table-cell office:value-type="float" office:value="0.1902098" calcext:value-type="float">
            <text:p>0.1902098</text:p>
          </table:table-cell>
          <table:table-cell office:value-type="float" office:value="0.1934771" calcext:value-type="float">
            <text:p>0.1934771</text:p>
          </table:table-cell>
          <table:table-cell office:value-type="float" office:value="0" calcext:value-type="float">
            <text:p>0</text:p>
          </table:table-cell>
          <table:table-cell office:value-type="float" office:value="47.46368" calcext:value-type="float">
            <text:p>47.46368</text:p>
          </table:table-cell>
          <table:table-cell office:value-type="float" office:value="41.55634" calcext:value-type="float">
            <text:p>41.55634</text:p>
          </table:table-cell>
          <table:table-cell office:value-type="float" office:value="34.10674" calcext:value-type="float">
            <text:p>34.10674</text:p>
          </table:table-cell>
          <table:table-cell office:value-type="float" office:value="11.60788" calcext:value-type="float">
            <text:p>11.60788</text:p>
          </table:table-cell>
          <table:table-cell office:value-type="float" office:value="9.462894" calcext:value-type="float">
            <text:p>9.462894</text:p>
          </table:table-cell>
          <table:table-cell office:value-type="float" office:value="3.52577" calcext:value-type="float">
            <text:p>3.52577</text:p>
          </table:table-cell>
          <table:table-cell office:value-type="float" office:value="3.207437" calcext:value-type="float">
            <text:p>3.207437</text:p>
          </table:table-cell>
          <table:table-cell office:value-type="float" office:value="6.441695" calcext:value-type="float">
            <text:p>6.441695</text:p>
          </table:table-cell>
          <table:table-cell office:value-type="float" office:value="9.472531" calcext:value-type="float">
            <text:p>9.472531</text:p>
          </table:table-cell>
          <table:table-cell office:value-type="float" office:value="10.49551" calcext:value-type="float">
            <text:p>10.49551</text:p>
          </table:table-cell>
          <table:table-cell office:value-type="float" office:value="10.80012" calcext:value-type="float">
            <text:p>10.80012</text:p>
          </table:table-cell>
          <table:table-cell office:value-type="float" office:value="11.32413" calcext:value-type="float">
            <text:p>11.32413</text:p>
          </table:table-cell>
          <table:table-cell office:value-type="float" office:value="12.19077" calcext:value-type="float">
            <text:p>12.19077</text:p>
          </table:table-cell>
          <table:table-cell office:value-type="float" office:value="12.47278" calcext:value-type="float">
            <text:p>12.47278</text:p>
          </table:table-cell>
          <table:table-cell office:value-type="float" office:value="0" calcext:value-type="float">
            <text:p>0</text:p>
          </table:table-cell>
          <table:table-cell office:value-type="float" office:value="122.0623" calcext:value-type="float">
            <text:p>122.06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042006" calcext:value-type="float">
            <text:p>25042006</text:p>
          </table:table-cell>
          <table:table-cell office:value-type="float" office:value="0.7414037" calcext:value-type="float">
            <text:p>0.7414037</text:p>
          </table:table-cell>
          <table:table-cell office:value-type="float" office:value="134.2322" calcext:value-type="float">
            <text:p>134.2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42365" calcext:value-type="float">
            <text:p>43.42365</text:p>
          </table:table-cell>
          <table:table-cell office:value-type="float" office:value="0.06783325" calcext:value-type="float">
            <text:p>0.06783325</text:p>
          </table:table-cell>
          <table:table-cell office:value-type="float" office:value="0.000234528" calcext:value-type="float">
            <text:p>0.000234528</text:p>
          </table:table-cell>
          <table:table-cell office:value-type="float" office:value="0.09965263" calcext:value-type="float">
            <text:p>0.09965263</text:p>
          </table:table-cell>
          <table:table-cell office:value-type="float" office:value="0.009835569" calcext:value-type="float">
            <text:p>0.009835569</text:p>
          </table:table-cell>
          <table:table-cell office:value-type="float" office:value="1167.539" calcext:value-type="float">
            <text:p>1167.539</text:p>
          </table:table-cell>
          <table:table-cell office:value-type="float" office:value="0.910512" calcext:value-type="float">
            <text:p>0.910512</text:p>
          </table:table-cell>
          <table:table-cell office:value-type="float" office:value="0" calcext:value-type="float">
            <text:p>0</text:p>
          </table:table-cell>
          <table:table-cell office:value-type="float" office:value="0.2282028" calcext:value-type="float">
            <text:p>0.2282028</text:p>
          </table:table-cell>
          <table:table-cell office:value-type="float" office:value="0.2940966" calcext:value-type="float">
            <text:p>0.2940966</text:p>
          </table:table-cell>
          <table:table-cell office:value-type="float" office:value="0.2435725" calcext:value-type="float">
            <text:p>0.2435725</text:p>
          </table:table-cell>
          <table:table-cell office:value-type="float" office:value="0.1021571" calcext:value-type="float">
            <text:p>0.1021571</text:p>
          </table:table-cell>
          <table:table-cell office:value-type="float" office:value="0.07618901" calcext:value-type="float">
            <text:p>0.07618901</text:p>
          </table:table-cell>
          <table:table-cell office:value-type="float" office:value="0.03592943" calcext:value-type="float">
            <text:p>0.03592943</text:p>
          </table:table-cell>
          <table:table-cell office:value-type="float" office:value="0.03773015" calcext:value-type="float">
            <text:p>0.03773015</text:p>
          </table:table-cell>
          <table:table-cell office:value-type="float" office:value="0.09062833" calcext:value-type="float">
            <text:p>0.09062833</text:p>
          </table:table-cell>
          <table:table-cell office:value-type="float" office:value="0.1622146" calcext:value-type="float">
            <text:p>0.1622146</text:p>
          </table:table-cell>
          <table:table-cell office:value-type="float" office:value="0.180535" calcext:value-type="float">
            <text:p>0.180535</text:p>
          </table:table-cell>
          <table:table-cell office:value-type="float" office:value="0.1758787" calcext:value-type="float">
            <text:p>0.1758787</text:p>
          </table:table-cell>
          <table:table-cell office:value-type="float" office:value="0.1809382" calcext:value-type="float">
            <text:p>0.1809382</text:p>
          </table:table-cell>
          <table:table-cell office:value-type="float" office:value="0.1902291" calcext:value-type="float">
            <text:p>0.1902291</text:p>
          </table:table-cell>
          <table:table-cell office:value-type="float" office:value="0.1934938" calcext:value-type="float">
            <text:p>0.1934938</text:p>
          </table:table-cell>
          <table:table-cell office:value-type="float" office:value="0" calcext:value-type="float">
            <text:p>0</text:p>
          </table:table-cell>
          <table:table-cell office:value-type="float" office:value="47.38474" calcext:value-type="float">
            <text:p>47.38474</text:p>
          </table:table-cell>
          <table:table-cell office:value-type="float" office:value="41.51255" calcext:value-type="float">
            <text:p>41.51255</text:p>
          </table:table-cell>
          <table:table-cell office:value-type="float" office:value="34.08699" calcext:value-type="float">
            <text:p>34.08699</text:p>
          </table:table-cell>
          <table:table-cell office:value-type="float" office:value="11.60887" calcext:value-type="float">
            <text:p>11.60887</text:p>
          </table:table-cell>
          <table:table-cell office:value-type="float" office:value="9.462115" calcext:value-type="float">
            <text:p>9.462115</text:p>
          </table:table-cell>
          <table:table-cell office:value-type="float" office:value="3.526885" calcext:value-type="float">
            <text:p>3.526885</text:p>
          </table:table-cell>
          <table:table-cell office:value-type="float" office:value="3.208837" calcext:value-type="float">
            <text:p>3.208837</text:p>
          </table:table-cell>
          <table:table-cell office:value-type="float" office:value="6.444745" calcext:value-type="float">
            <text:p>6.444745</text:p>
          </table:table-cell>
          <table:table-cell office:value-type="float" office:value="9.476989" calcext:value-type="float">
            <text:p>9.476989</text:p>
          </table:table-cell>
          <table:table-cell office:value-type="float" office:value="10.49885" calcext:value-type="float">
            <text:p>10.49885</text:p>
          </table:table-cell>
          <table:table-cell office:value-type="float" office:value="10.80328" calcext:value-type="float">
            <text:p>10.80328</text:p>
          </table:table-cell>
          <table:table-cell office:value-type="float" office:value="11.32677" calcext:value-type="float">
            <text:p>11.32677</text:p>
          </table:table-cell>
          <table:table-cell office:value-type="float" office:value="12.19256" calcext:value-type="float">
            <text:p>12.19256</text:p>
          </table:table-cell>
          <table:table-cell office:value-type="float" office:value="12.47435" calcext:value-type="float">
            <text:p>12.47435</text:p>
          </table:table-cell>
          <table:table-cell office:value-type="float" office:value="0" calcext:value-type="float">
            <text:p>0</text:p>
          </table:table-cell>
          <table:table-cell office:value-type="float" office:value="88.98477" calcext:value-type="float">
            <text:p>88.984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6042006" calcext:value-type="float">
            <text:p>26042006</text:p>
          </table:table-cell>
          <table:table-cell office:value-type="float" office:value="0.7401084" calcext:value-type="float">
            <text:p>0.7401084</text:p>
          </table:table-cell>
          <table:table-cell office:value-type="float" office:value="134.2299" calcext:value-type="float">
            <text:p>134.2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43082" calcext:value-type="float">
            <text:p>43.43082</text:p>
          </table:table-cell>
          <table:table-cell office:value-type="float" office:value="0.06783325" calcext:value-type="float">
            <text:p>0.06783325</text:p>
          </table:table-cell>
          <table:table-cell office:value-type="float" office:value="0.0002345766" calcext:value-type="float">
            <text:p>0.0002345766</text:p>
          </table:table-cell>
          <table:table-cell office:value-type="float" office:value="0.09965263" calcext:value-type="float">
            <text:p>0.09965263</text:p>
          </table:table-cell>
          <table:table-cell office:value-type="float" office:value="0.009858576" calcext:value-type="float">
            <text:p>0.009858576</text:p>
          </table:table-cell>
          <table:table-cell office:value-type="float" office:value="1167.535" calcext:value-type="float">
            <text:p>1167.535</text:p>
          </table:table-cell>
          <table:table-cell office:value-type="float" office:value="0.9099682" calcext:value-type="float">
            <text:p>0.9099682</text:p>
          </table:table-cell>
          <table:table-cell office:value-type="float" office:value="0" calcext:value-type="float">
            <text:p>0</text:p>
          </table:table-cell>
          <table:table-cell office:value-type="float" office:value="0.4985593" calcext:value-type="float">
            <text:p>0.4985593</text:p>
          </table:table-cell>
          <table:table-cell office:value-type="float" office:value="0.3128407" calcext:value-type="float">
            <text:p>0.3128407</text:p>
          </table:table-cell>
          <table:table-cell office:value-type="float" office:value="0.2477489" calcext:value-type="float">
            <text:p>0.2477489</text:p>
          </table:table-cell>
          <table:table-cell office:value-type="float" office:value="0.09262871" calcext:value-type="float">
            <text:p>0.09262871</text:p>
          </table:table-cell>
          <table:table-cell office:value-type="float" office:value="0.07362273" calcext:value-type="float">
            <text:p>0.07362273</text:p>
          </table:table-cell>
          <table:table-cell office:value-type="float" office:value="0.0351224" calcext:value-type="float">
            <text:p>0.0351224</text:p>
          </table:table-cell>
          <table:table-cell office:value-type="float" office:value="0.03720821" calcext:value-type="float">
            <text:p>0.03720821</text:p>
          </table:table-cell>
          <table:table-cell office:value-type="float" office:value="0.09031317" calcext:value-type="float">
            <text:p>0.09031317</text:p>
          </table:table-cell>
          <table:table-cell office:value-type="float" office:value="0.1622348" calcext:value-type="float">
            <text:p>0.1622348</text:p>
          </table:table-cell>
          <table:table-cell office:value-type="float" office:value="0.1805826" calcext:value-type="float">
            <text:p>0.1805826</text:p>
          </table:table-cell>
          <table:table-cell office:value-type="float" office:value="0.1759182" calcext:value-type="float">
            <text:p>0.1759182</text:p>
          </table:table-cell>
          <table:table-cell office:value-type="float" office:value="0.1809643" calcext:value-type="float">
            <text:p>0.1809643</text:p>
          </table:table-cell>
          <table:table-cell office:value-type="float" office:value="0.1902484" calcext:value-type="float">
            <text:p>0.1902484</text:p>
          </table:table-cell>
          <table:table-cell office:value-type="float" office:value="0.1935103" calcext:value-type="float">
            <text:p>0.1935103</text:p>
          </table:table-cell>
          <table:table-cell office:value-type="float" office:value="0" calcext:value-type="float">
            <text:p>0</text:p>
          </table:table-cell>
          <table:table-cell office:value-type="float" office:value="47.38477" calcext:value-type="float">
            <text:p>47.38477</text:p>
          </table:table-cell>
          <table:table-cell office:value-type="float" office:value="41.47654" calcext:value-type="float">
            <text:p>41.47654</text:p>
          </table:table-cell>
          <table:table-cell office:value-type="float" office:value="34.06196" calcext:value-type="float">
            <text:p>34.06196</text:p>
          </table:table-cell>
          <table:table-cell office:value-type="float" office:value="11.60703" calcext:value-type="float">
            <text:p>11.60703</text:p>
          </table:table-cell>
          <table:table-cell office:value-type="float" office:value="9.459293" calcext:value-type="float">
            <text:p>9.459293</text:p>
          </table:table-cell>
          <table:table-cell office:value-type="float" office:value="3.527665" calcext:value-type="float">
            <text:p>3.527665</text:p>
          </table:table-cell>
          <table:table-cell office:value-type="float" office:value="3.210088" calcext:value-type="float">
            <text:p>3.210088</text:p>
          </table:table-cell>
          <table:table-cell office:value-type="float" office:value="6.447734" calcext:value-type="float">
            <text:p>6.447734</text:p>
          </table:table-cell>
          <table:table-cell office:value-type="float" office:value="9.481441" calcext:value-type="float">
            <text:p>9.481441</text:p>
          </table:table-cell>
          <table:table-cell office:value-type="float" office:value="10.50219" calcext:value-type="float">
            <text:p>10.50219</text:p>
          </table:table-cell>
          <table:table-cell office:value-type="float" office:value="10.80645" calcext:value-type="float">
            <text:p>10.80645</text:p>
          </table:table-cell>
          <table:table-cell office:value-type="float" office:value="11.32941" calcext:value-type="float">
            <text:p>11.32941</text:p>
          </table:table-cell>
          <table:table-cell office:value-type="float" office:value="12.19434" calcext:value-type="float">
            <text:p>12.19434</text:p>
          </table:table-cell>
          <table:table-cell office:value-type="float" office:value="12.47589" calcext:value-type="float">
            <text:p>12.47589</text:p>
          </table:table-cell>
          <table:table-cell office:value-type="float" office:value="0" calcext:value-type="float">
            <text:p>0</text:p>
          </table:table-cell>
          <table:table-cell office:value-type="float" office:value="94.81898" calcext:value-type="float">
            <text:p>94.818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7042006" calcext:value-type="float">
            <text:p>27042006</text:p>
          </table:table-cell>
          <table:table-cell office:value-type="float" office:value="0.7385911" calcext:value-type="float">
            <text:p>0.7385911</text:p>
          </table:table-cell>
          <table:table-cell office:value-type="float" office:value="134.227" calcext:value-type="float">
            <text:p>134.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43835" calcext:value-type="float">
            <text:p>43.43835</text:p>
          </table:table-cell>
          <table:table-cell office:value-type="float" office:value="0.06783325" calcext:value-type="float">
            <text:p>0.06783325</text:p>
          </table:table-cell>
          <table:table-cell office:value-type="float" office:value="0.0002346197" calcext:value-type="float">
            <text:p>0.0002346197</text:p>
          </table:table-cell>
          <table:table-cell office:value-type="float" office:value="0.09965263" calcext:value-type="float">
            <text:p>0.09965263</text:p>
          </table:table-cell>
          <table:table-cell office:value-type="float" office:value="0.009878932" calcext:value-type="float">
            <text:p>0.009878932</text:p>
          </table:table-cell>
          <table:table-cell office:value-type="float" office:value="1167.531" calcext:value-type="float">
            <text:p>1167.531</text:p>
          </table:table-cell>
          <table:table-cell office:value-type="float" office:value="0.9089846" calcext:value-type="float">
            <text:p>0.9089846</text:p>
          </table:table-cell>
          <table:table-cell office:value-type="float" office:value="0" calcext:value-type="float">
            <text:p>0</text:p>
          </table:table-cell>
          <table:table-cell office:value-type="float" office:value="0.3592456" calcext:value-type="float">
            <text:p>0.3592456</text:p>
          </table:table-cell>
          <table:table-cell office:value-type="float" office:value="0.3197053" calcext:value-type="float">
            <text:p>0.3197053</text:p>
          </table:table-cell>
          <table:table-cell office:value-type="float" office:value="0.2550814" calcext:value-type="float">
            <text:p>0.2550814</text:p>
          </table:table-cell>
          <table:table-cell office:value-type="float" office:value="0.09241668" calcext:value-type="float">
            <text:p>0.09241668</text:p>
          </table:table-cell>
          <table:table-cell office:value-type="float" office:value="0.07449201" calcext:value-type="float">
            <text:p>0.07449201</text:p>
          </table:table-cell>
          <table:table-cell office:value-type="float" office:value="0.03512899" calcext:value-type="float">
            <text:p>0.03512899</text:p>
          </table:table-cell>
          <table:table-cell office:value-type="float" office:value="0.0372146" calcext:value-type="float">
            <text:p>0.0372146</text:p>
          </table:table-cell>
          <table:table-cell office:value-type="float" office:value="0.09015541" calcext:value-type="float">
            <text:p>0.09015541</text:p>
          </table:table-cell>
          <table:table-cell office:value-type="float" office:value="0.1622169" calcext:value-type="float">
            <text:p>0.1622169</text:p>
          </table:table-cell>
          <table:table-cell office:value-type="float" office:value="0.1806235" calcext:value-type="float">
            <text:p>0.1806235</text:p>
          </table:table-cell>
          <table:table-cell office:value-type="float" office:value="0.1759565" calcext:value-type="float">
            <text:p>0.1759565</text:p>
          </table:table-cell>
          <table:table-cell office:value-type="float" office:value="0.1809891" calcext:value-type="float">
            <text:p>0.1809891</text:p>
          </table:table-cell>
          <table:table-cell office:value-type="float" office:value="0.1902677" calcext:value-type="float">
            <text:p>0.1902677</text:p>
          </table:table-cell>
          <table:table-cell office:value-type="float" office:value="0.1935261" calcext:value-type="float">
            <text:p>0.1935261</text:p>
          </table:table-cell>
          <table:table-cell office:value-type="float" office:value="0" calcext:value-type="float">
            <text:p>0</text:p>
          </table:table-cell>
          <table:table-cell office:value-type="float" office:value="47.39502" calcext:value-type="float">
            <text:p>47.39502</text:p>
          </table:table-cell>
          <table:table-cell office:value-type="float" office:value="41.4478" calcext:value-type="float">
            <text:p>41.4478</text:p>
          </table:table-cell>
          <table:table-cell office:value-type="float" office:value="34.03973" calcext:value-type="float">
            <text:p>34.03973</text:p>
          </table:table-cell>
          <table:table-cell office:value-type="float" office:value="11.60351" calcext:value-type="float">
            <text:p>11.60351</text:p>
          </table:table-cell>
          <table:table-cell office:value-type="float" office:value="9.456289" calcext:value-type="float">
            <text:p>9.456289</text:p>
          </table:table-cell>
          <table:table-cell office:value-type="float" office:value="3.528394" calcext:value-type="float">
            <text:p>3.528394</text:p>
          </table:table-cell>
          <table:table-cell office:value-type="float" office:value="3.211308" calcext:value-type="float">
            <text:p>3.211308</text:p>
          </table:table-cell>
          <table:table-cell office:value-type="float" office:value="6.450657" calcext:value-type="float">
            <text:p>6.450657</text:p>
          </table:table-cell>
          <table:table-cell office:value-type="float" office:value="9.485854" calcext:value-type="float">
            <text:p>9.485854</text:p>
          </table:table-cell>
          <table:table-cell office:value-type="float" office:value="10.50553" calcext:value-type="float">
            <text:p>10.50553</text:p>
          </table:table-cell>
          <table:table-cell office:value-type="float" office:value="10.80962" calcext:value-type="float">
            <text:p>10.80962</text:p>
          </table:table-cell>
          <table:table-cell office:value-type="float" office:value="11.33204" calcext:value-type="float">
            <text:p>11.33204</text:p>
          </table:table-cell>
          <table:table-cell office:value-type="float" office:value="12.19612" calcext:value-type="float">
            <text:p>12.19612</text:p>
          </table:table-cell>
          <table:table-cell office:value-type="float" office:value="12.47738" calcext:value-type="float">
            <text:p>12.47738</text:p>
          </table:table-cell>
          <table:table-cell office:value-type="float" office:value="0" calcext:value-type="float">
            <text:p>0</text:p>
          </table:table-cell>
          <table:table-cell office:value-type="float" office:value="105.3623" calcext:value-type="float">
            <text:p>105.36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8042006" calcext:value-type="float">
            <text:p>28042006</text:p>
          </table:table-cell>
          <table:table-cell office:value-type="float" office:value="0.7373744" calcext:value-type="float">
            <text:p>0.7373744</text:p>
          </table:table-cell>
          <table:table-cell office:value-type="float" office:value="134.2247" calcext:value-type="float">
            <text:p>134.22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44297" calcext:value-type="float">
            <text:p>43.44297</text:p>
          </table:table-cell>
          <table:table-cell office:value-type="float" office:value="0.06783325" calcext:value-type="float">
            <text:p>0.06783325</text:p>
          </table:table-cell>
          <table:table-cell office:value-type="float" office:value="0.0002346596" calcext:value-type="float">
            <text:p>0.0002346596</text:p>
          </table:table-cell>
          <table:table-cell office:value-type="float" office:value="0.09965263" calcext:value-type="float">
            <text:p>0.09965263</text:p>
          </table:table-cell>
          <table:table-cell office:value-type="float" office:value="0.00989708" calcext:value-type="float">
            <text:p>0.00989708</text:p>
          </table:table-cell>
          <table:table-cell office:value-type="float" office:value="1167.528" calcext:value-type="float">
            <text:p>1167.528</text:p>
          </table:table-cell>
          <table:table-cell office:value-type="float" office:value="0.9087184" calcext:value-type="float">
            <text:p>0.9087184</text:p>
          </table:table-cell>
          <table:table-cell office:value-type="float" office:value="0" calcext:value-type="float">
            <text:p>0</text:p>
          </table:table-cell>
          <table:table-cell office:value-type="float" office:value="0.1454244" calcext:value-type="float">
            <text:p>0.1454244</text:p>
          </table:table-cell>
          <table:table-cell office:value-type="float" office:value="0.2181962" calcext:value-type="float">
            <text:p>0.2181962</text:p>
          </table:table-cell>
          <table:table-cell office:value-type="float" office:value="0.2158062" calcext:value-type="float">
            <text:p>0.2158062</text:p>
          </table:table-cell>
          <table:table-cell office:value-type="float" office:value="0.1365613" calcext:value-type="float">
            <text:p>0.1365613</text:p>
          </table:table-cell>
          <table:table-cell office:value-type="float" office:value="0.09956726" calcext:value-type="float">
            <text:p>0.09956726</text:p>
          </table:table-cell>
          <table:table-cell office:value-type="float" office:value="0.046955" calcext:value-type="float">
            <text:p>0.046955</text:p>
          </table:table-cell>
          <table:table-cell office:value-type="float" office:value="0.0377083" calcext:value-type="float">
            <text:p>0.0377083</text:p>
          </table:table-cell>
          <table:table-cell office:value-type="float" office:value="0.0900934" calcext:value-type="float">
            <text:p>0.0900934</text:p>
          </table:table-cell>
          <table:table-cell office:value-type="float" office:value="0.1622104" calcext:value-type="float">
            <text:p>0.1622104</text:p>
          </table:table-cell>
          <table:table-cell office:value-type="float" office:value="0.1806599" calcext:value-type="float">
            <text:p>0.1806599</text:p>
          </table:table-cell>
          <table:table-cell office:value-type="float" office:value="0.1759941" calcext:value-type="float">
            <text:p>0.1759941</text:p>
          </table:table-cell>
          <table:table-cell office:value-type="float" office:value="0.1810261" calcext:value-type="float">
            <text:p>0.1810261</text:p>
          </table:table-cell>
          <table:table-cell office:value-type="float" office:value="0.1902869" calcext:value-type="float">
            <text:p>0.1902869</text:p>
          </table:table-cell>
          <table:table-cell office:value-type="float" office:value="0.193542" calcext:value-type="float">
            <text:p>0.193542</text:p>
          </table:table-cell>
          <table:table-cell office:value-type="float" office:value="0" calcext:value-type="float">
            <text:p>0</text:p>
          </table:table-cell>
          <table:table-cell office:value-type="float" office:value="47.26667" calcext:value-type="float">
            <text:p>47.26667</text:p>
          </table:table-cell>
          <table:table-cell office:value-type="float" office:value="41.3716" calcext:value-type="float">
            <text:p>41.3716</text:p>
          </table:table-cell>
          <table:table-cell office:value-type="float" office:value="34.0051" calcext:value-type="float">
            <text:p>34.0051</text:p>
          </table:table-cell>
          <table:table-cell office:value-type="float" office:value="11.61488" calcext:value-type="float">
            <text:p>11.61488</text:p>
          </table:table-cell>
          <table:table-cell office:value-type="float" office:value="9.45912" calcext:value-type="float">
            <text:p>9.45912</text:p>
          </table:table-cell>
          <table:table-cell office:value-type="float" office:value="3.529911" calcext:value-type="float">
            <text:p>3.529911</text:p>
          </table:table-cell>
          <table:table-cell office:value-type="float" office:value="3.212576" calcext:value-type="float">
            <text:p>3.212576</text:p>
          </table:table-cell>
          <table:table-cell office:value-type="float" office:value="6.453566" calcext:value-type="float">
            <text:p>6.453566</text:p>
          </table:table-cell>
          <table:table-cell office:value-type="float" office:value="9.490242" calcext:value-type="float">
            <text:p>9.490242</text:p>
          </table:table-cell>
          <table:table-cell office:value-type="float" office:value="10.50887" calcext:value-type="float">
            <text:p>10.50887</text:p>
          </table:table-cell>
          <table:table-cell office:value-type="float" office:value="10.81279" calcext:value-type="float">
            <text:p>10.81279</text:p>
          </table:table-cell>
          <table:table-cell office:value-type="float" office:value="11.33467" calcext:value-type="float">
            <text:p>11.33467</text:p>
          </table:table-cell>
          <table:table-cell office:value-type="float" office:value="12.19791" calcext:value-type="float">
            <text:p>12.19791</text:p>
          </table:table-cell>
          <table:table-cell office:value-type="float" office:value="12.47888" calcext:value-type="float">
            <text:p>12.47888</text:p>
          </table:table-cell>
          <table:table-cell office:value-type="float" office:value="0" calcext:value-type="float">
            <text:p>0</text:p>
          </table:table-cell>
          <table:table-cell office:value-type="float" office:value="90.57133" calcext:value-type="float">
            <text:p>90.571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9042006" calcext:value-type="float">
            <text:p>29042006</text:p>
          </table:table-cell>
          <table:table-cell office:value-type="float" office:value="0.736184" calcext:value-type="float">
            <text:p>0.736184</text:p>
          </table:table-cell>
          <table:table-cell office:value-type="float" office:value="134.2224" calcext:value-type="float">
            <text:p>134.2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44838" calcext:value-type="float">
            <text:p>43.44838</text:p>
          </table:table-cell>
          <table:table-cell office:value-type="float" office:value="0.06783325" calcext:value-type="float">
            <text:p>0.06783325</text:p>
          </table:table-cell>
          <table:table-cell office:value-type="float" office:value="0.0002346943" calcext:value-type="float">
            <text:p>0.0002346943</text:p>
          </table:table-cell>
          <table:table-cell office:value-type="float" office:value="0.09965263" calcext:value-type="float">
            <text:p>0.09965263</text:p>
          </table:table-cell>
          <table:table-cell office:value-type="float" office:value="0.009913323" calcext:value-type="float">
            <text:p>0.009913323</text:p>
          </table:table-cell>
          <table:table-cell office:value-type="float" office:value="1167.526" calcext:value-type="float">
            <text:p>1167.526</text:p>
          </table:table-cell>
          <table:table-cell office:value-type="float" office:value="0.9085699" calcext:value-type="float">
            <text:p>0.9085699</text:p>
          </table:table-cell>
          <table:table-cell office:value-type="float" office:value="0" calcext:value-type="float">
            <text:p>0</text:p>
          </table:table-cell>
          <table:table-cell office:value-type="float" office:value="0.2337575" calcext:value-type="float">
            <text:p>0.2337575</text:p>
          </table:table-cell>
          <table:table-cell office:value-type="float" office:value="0.2823657" calcext:value-type="float">
            <text:p>0.2823657</text:p>
          </table:table-cell>
          <table:table-cell office:value-type="float" office:value="0.2309528" calcext:value-type="float">
            <text:p>0.2309528</text:p>
          </table:table-cell>
          <table:table-cell office:value-type="float" office:value="0.1060903" calcext:value-type="float">
            <text:p>0.1060903</text:p>
          </table:table-cell>
          <table:table-cell office:value-type="float" office:value="0.08194221" calcext:value-type="float">
            <text:p>0.08194221</text:p>
          </table:table-cell>
          <table:table-cell office:value-type="float" office:value="0.04072832" calcext:value-type="float">
            <text:p>0.04072832</text:p>
          </table:table-cell>
          <table:table-cell office:value-type="float" office:value="0.03866924" calcext:value-type="float">
            <text:p>0.03866924</text:p>
          </table:table-cell>
          <table:table-cell office:value-type="float" office:value="0.08894867" calcext:value-type="float">
            <text:p>0.08894867</text:p>
          </table:table-cell>
          <table:table-cell office:value-type="float" office:value="0.1620977" calcext:value-type="float">
            <text:p>0.1620977</text:p>
          </table:table-cell>
          <table:table-cell office:value-type="float" office:value="0.1806952" calcext:value-type="float">
            <text:p>0.1806952</text:p>
          </table:table-cell>
          <table:table-cell office:value-type="float" office:value="0.1760307" calcext:value-type="float">
            <text:p>0.1760307</text:p>
          </table:table-cell>
          <table:table-cell office:value-type="float" office:value="0.1810735" calcext:value-type="float">
            <text:p>0.1810735</text:p>
          </table:table-cell>
          <table:table-cell office:value-type="float" office:value="0.1903062" calcext:value-type="float">
            <text:p>0.1903062</text:p>
          </table:table-cell>
          <table:table-cell office:value-type="float" office:value="0.1935578" calcext:value-type="float">
            <text:p>0.1935578</text:p>
          </table:table-cell>
          <table:table-cell office:value-type="float" office:value="0" calcext:value-type="float">
            <text:p>0</text:p>
          </table:table-cell>
          <table:table-cell office:value-type="float" office:value="47.1685" calcext:value-type="float">
            <text:p>47.1685</text:p>
          </table:table-cell>
          <table:table-cell office:value-type="float" office:value="41.2993" calcext:value-type="float">
            <text:p>41.2993</text:p>
          </table:table-cell>
          <table:table-cell office:value-type="float" office:value="33.96328" calcext:value-type="float">
            <text:p>33.96328</text:p>
          </table:table-cell>
          <table:table-cell office:value-type="float" office:value="11.62815" calcext:value-type="float">
            <text:p>11.62815</text:p>
          </table:table-cell>
          <table:table-cell office:value-type="float" office:value="9.465989" calcext:value-type="float">
            <text:p>9.465989</text:p>
          </table:table-cell>
          <table:table-cell office:value-type="float" office:value="3.534651" calcext:value-type="float">
            <text:p>3.534651</text:p>
          </table:table-cell>
          <table:table-cell office:value-type="float" office:value="3.214657" calcext:value-type="float">
            <text:p>3.214657</text:p>
          </table:table-cell>
          <table:table-cell office:value-type="float" office:value="6.456366" calcext:value-type="float">
            <text:p>6.456366</text:p>
          </table:table-cell>
          <table:table-cell office:value-type="float" office:value="9.494627" calcext:value-type="float">
            <text:p>9.494627</text:p>
          </table:table-cell>
          <table:table-cell office:value-type="float" office:value="10.51221" calcext:value-type="float">
            <text:p>10.51221</text:p>
          </table:table-cell>
          <table:table-cell office:value-type="float" office:value="10.81596" calcext:value-type="float">
            <text:p>10.81596</text:p>
          </table:table-cell>
          <table:table-cell office:value-type="float" office:value="11.33731" calcext:value-type="float">
            <text:p>11.33731</text:p>
          </table:table-cell>
          <table:table-cell office:value-type="float" office:value="12.19969" calcext:value-type="float">
            <text:p>12.19969</text:p>
          </table:table-cell>
          <table:table-cell office:value-type="float" office:value="12.48037" calcext:value-type="float">
            <text:p>12.48037</text:p>
          </table:table-cell>
          <table:table-cell office:value-type="float" office:value="0" calcext:value-type="float">
            <text:p>0</text:p>
          </table:table-cell>
          <table:table-cell office:value-type="float" office:value="87.82786" calcext:value-type="float">
            <text:p>87.827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042006" calcext:value-type="float">
            <text:p>30042006</text:p>
          </table:table-cell>
          <table:table-cell office:value-type="float" office:value="0.7350777" calcext:value-type="float">
            <text:p>0.7350777</text:p>
          </table:table-cell>
          <table:table-cell office:value-type="float" office:value="134.2203" calcext:value-type="float">
            <text:p>134.2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45381" calcext:value-type="float">
            <text:p>43.45381</text:p>
          </table:table-cell>
          <table:table-cell office:value-type="float" office:value="0.06783325" calcext:value-type="float">
            <text:p>0.06783325</text:p>
          </table:table-cell>
          <table:table-cell office:value-type="float" office:value="0.0002347254" calcext:value-type="float">
            <text:p>0.0002347254</text:p>
          </table:table-cell>
          <table:table-cell office:value-type="float" office:value="0.09965263" calcext:value-type="float">
            <text:p>0.09965263</text:p>
          </table:table-cell>
          <table:table-cell office:value-type="float" office:value="0.009927939" calcext:value-type="float">
            <text:p>0.009927939</text:p>
          </table:table-cell>
          <table:table-cell office:value-type="float" office:value="1167.523" calcext:value-type="float">
            <text:p>1167.523</text:p>
          </table:table-cell>
          <table:table-cell office:value-type="float" office:value="0.9083474" calcext:value-type="float">
            <text:p>0.9083474</text:p>
          </table:table-cell>
          <table:table-cell office:value-type="float" office:value="0" calcext:value-type="float">
            <text:p>0</text:p>
          </table:table-cell>
          <table:table-cell office:value-type="float" office:value="0.2429184" calcext:value-type="float">
            <text:p>0.2429184</text:p>
          </table:table-cell>
          <table:table-cell office:value-type="float" office:value="0.296277" calcext:value-type="float">
            <text:p>0.296277</text:p>
          </table:table-cell>
          <table:table-cell office:value-type="float" office:value="0.2344387" calcext:value-type="float">
            <text:p>0.2344387</text:p>
          </table:table-cell>
          <table:table-cell office:value-type="float" office:value="0.09706333" calcext:value-type="float">
            <text:p>0.09706333</text:p>
          </table:table-cell>
          <table:table-cell office:value-type="float" office:value="0.07390586" calcext:value-type="float">
            <text:p>0.07390586</text:p>
          </table:table-cell>
          <table:table-cell office:value-type="float" office:value="0.03653882" calcext:value-type="float">
            <text:p>0.03653882</text:p>
          </table:table-cell>
          <table:table-cell office:value-type="float" office:value="0.03763403" calcext:value-type="float">
            <text:p>0.03763403</text:p>
          </table:table-cell>
          <table:table-cell office:value-type="float" office:value="0.08761603" calcext:value-type="float">
            <text:p>0.08761603</text:p>
          </table:table-cell>
          <table:table-cell office:value-type="float" office:value="0.1618252" calcext:value-type="float">
            <text:p>0.1618252</text:p>
          </table:table-cell>
          <table:table-cell office:value-type="float" office:value="0.1807305" calcext:value-type="float">
            <text:p>0.1807305</text:p>
          </table:table-cell>
          <table:table-cell office:value-type="float" office:value="0.1760671" calcext:value-type="float">
            <text:p>0.1760671</text:p>
          </table:table-cell>
          <table:table-cell office:value-type="float" office:value="0.1811064" calcext:value-type="float">
            <text:p>0.1811064</text:p>
          </table:table-cell>
          <table:table-cell office:value-type="float" office:value="0.1903253" calcext:value-type="float">
            <text:p>0.1903253</text:p>
          </table:table-cell>
          <table:table-cell office:value-type="float" office:value="0.1935737" calcext:value-type="float">
            <text:p>0.1935737</text:p>
          </table:table-cell>
          <table:table-cell office:value-type="float" office:value="0" calcext:value-type="float">
            <text:p>0</text:p>
          </table:table-cell>
          <table:table-cell office:value-type="float" office:value="47.09531" calcext:value-type="float">
            <text:p>47.09531</text:p>
          </table:table-cell>
          <table:table-cell office:value-type="float" office:value="41.24622" calcext:value-type="float">
            <text:p>41.24622</text:p>
          </table:table-cell>
          <table:table-cell office:value-type="float" office:value="33.92798" calcext:value-type="float">
            <text:p>33.92798</text:p>
          </table:table-cell>
          <table:table-cell office:value-type="float" office:value="11.62944" calcext:value-type="float">
            <text:p>11.62944</text:p>
          </table:table-cell>
          <table:table-cell office:value-type="float" office:value="9.46408" calcext:value-type="float">
            <text:p>9.46408</text:p>
          </table:table-cell>
          <table:table-cell office:value-type="float" office:value="3.53663" calcext:value-type="float">
            <text:p>3.53663</text:p>
          </table:table-cell>
          <table:table-cell office:value-type="float" office:value="3.216528" calcext:value-type="float">
            <text:p>3.216528</text:p>
          </table:table-cell>
          <table:table-cell office:value-type="float" office:value="6.458977" calcext:value-type="float">
            <text:p>6.458977</text:p>
          </table:table-cell>
          <table:table-cell office:value-type="float" office:value="9.498987" calcext:value-type="float">
            <text:p>9.498987</text:p>
          </table:table-cell>
          <table:table-cell office:value-type="float" office:value="10.51556" calcext:value-type="float">
            <text:p>10.51556</text:p>
          </table:table-cell>
          <table:table-cell office:value-type="float" office:value="10.81912" calcext:value-type="float">
            <text:p>10.81912</text:p>
          </table:table-cell>
          <table:table-cell office:value-type="float" office:value="11.33995" calcext:value-type="float">
            <text:p>11.33995</text:p>
          </table:table-cell>
          <table:table-cell office:value-type="float" office:value="12.20147" calcext:value-type="float">
            <text:p>12.20147</text:p>
          </table:table-cell>
          <table:table-cell office:value-type="float" office:value="12.48186" calcext:value-type="float">
            <text:p>12.48186</text:p>
          </table:table-cell>
          <table:table-cell office:value-type="float" office:value="0" calcext:value-type="float">
            <text:p>0</text:p>
          </table:table-cell>
          <table:table-cell office:value-type="float" office:value="82.22543" calcext:value-type="float">
            <text:p>82.225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52006" calcext:value-type="float">
            <text:p>1052006</text:p>
          </table:table-cell>
          <table:table-cell office:value-type="float" office:value="0.7335849" calcext:value-type="float">
            <text:p>0.7335849</text:p>
          </table:table-cell>
          <table:table-cell office:value-type="float" office:value="134.2179" calcext:value-type="float">
            <text:p>134.2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45984" calcext:value-type="float">
            <text:p>43.45984</text:p>
          </table:table-cell>
          <table:table-cell office:value-type="float" office:value="0.06783325" calcext:value-type="float">
            <text:p>0.06783325</text:p>
          </table:table-cell>
          <table:table-cell office:value-type="float" office:value="0.0002347534" calcext:value-type="float">
            <text:p>0.0002347534</text:p>
          </table:table-cell>
          <table:table-cell office:value-type="float" office:value="0.09965263" calcext:value-type="float">
            <text:p>0.09965263</text:p>
          </table:table-cell>
          <table:table-cell office:value-type="float" office:value="0.009941142" calcext:value-type="float">
            <text:p>0.009941142</text:p>
          </table:table-cell>
          <table:table-cell office:value-type="float" office:value="1167.519" calcext:value-type="float">
            <text:p>1167.519</text:p>
          </table:table-cell>
          <table:table-cell office:value-type="float" office:value="0.9085488" calcext:value-type="float">
            <text:p>0.9085488</text:p>
          </table:table-cell>
          <table:table-cell office:value-type="float" office:value="0" calcext:value-type="float">
            <text:p>0</text:p>
          </table:table-cell>
          <table:table-cell office:value-type="float" office:value="0.4141903" calcext:value-type="float">
            <text:p>0.4141903</text:p>
          </table:table-cell>
          <table:table-cell office:value-type="float" office:value="0.321008" calcext:value-type="float">
            <text:p>0.321008</text:p>
          </table:table-cell>
          <table:table-cell office:value-type="float" office:value="0.2411311" calcext:value-type="float">
            <text:p>0.2411311</text:p>
          </table:table-cell>
          <table:table-cell office:value-type="float" office:value="0.08952682" calcext:value-type="float">
            <text:p>0.08952682</text:p>
          </table:table-cell>
          <table:table-cell office:value-type="float" office:value="0.07146957" calcext:value-type="float">
            <text:p>0.07146957</text:p>
          </table:table-cell>
          <table:table-cell office:value-type="float" office:value="0.03482925" calcext:value-type="float">
            <text:p>0.03482925</text:p>
          </table:table-cell>
          <table:table-cell office:value-type="float" office:value="0.03726796" calcext:value-type="float">
            <text:p>0.03726796</text:p>
          </table:table-cell>
          <table:table-cell office:value-type="float" office:value="0.08755484" calcext:value-type="float">
            <text:p>0.08755484</text:p>
          </table:table-cell>
          <table:table-cell office:value-type="float" office:value="0.1607634" calcext:value-type="float">
            <text:p>0.1607634</text:p>
          </table:table-cell>
          <table:table-cell office:value-type="float" office:value="0.1807674" calcext:value-type="float">
            <text:p>0.1807674</text:p>
          </table:table-cell>
          <table:table-cell office:value-type="float" office:value="0.1761035" calcext:value-type="float">
            <text:p>0.1761035</text:p>
          </table:table-cell>
          <table:table-cell office:value-type="float" office:value="0.181146" calcext:value-type="float">
            <text:p>0.181146</text:p>
          </table:table-cell>
          <table:table-cell office:value-type="float" office:value="0.1903446" calcext:value-type="float">
            <text:p>0.1903446</text:p>
          </table:table-cell>
          <table:table-cell office:value-type="float" office:value="0.1935895" calcext:value-type="float">
            <text:p>0.1935895</text:p>
          </table:table-cell>
          <table:table-cell office:value-type="float" office:value="0" calcext:value-type="float">
            <text:p>0</text:p>
          </table:table-cell>
          <table:table-cell office:value-type="float" office:value="47.08381" calcext:value-type="float">
            <text:p>47.08381</text:p>
          </table:table-cell>
          <table:table-cell office:value-type="float" office:value="41.20403" calcext:value-type="float">
            <text:p>41.20403</text:p>
          </table:table-cell>
          <table:table-cell office:value-type="float" office:value="33.8956" calcext:value-type="float">
            <text:p>33.8956</text:p>
          </table:table-cell>
          <table:table-cell office:value-type="float" office:value="11.62554" calcext:value-type="float">
            <text:p>11.62554</text:p>
          </table:table-cell>
          <table:table-cell office:value-type="float" office:value="9.459584" calcext:value-type="float">
            <text:p>9.459584</text:p>
          </table:table-cell>
          <table:table-cell office:value-type="float" office:value="3.53771" calcext:value-type="float">
            <text:p>3.53771</text:p>
          </table:table-cell>
          <table:table-cell office:value-type="float" office:value="3.218187" calcext:value-type="float">
            <text:p>3.218187</text:p>
          </table:table-cell>
          <table:table-cell office:value-type="float" office:value="6.461399" calcext:value-type="float">
            <text:p>6.461399</text:p>
          </table:table-cell>
          <table:table-cell office:value-type="float" office:value="9.503261" calcext:value-type="float">
            <text:p>9.503261</text:p>
          </table:table-cell>
          <table:table-cell office:value-type="float" office:value="10.5189" calcext:value-type="float">
            <text:p>10.5189</text:p>
          </table:table-cell>
          <table:table-cell office:value-type="float" office:value="10.82229" calcext:value-type="float">
            <text:p>10.82229</text:p>
          </table:table-cell>
          <table:table-cell office:value-type="float" office:value="11.34258" calcext:value-type="float">
            <text:p>11.34258</text:p>
          </table:table-cell>
          <table:table-cell office:value-type="float" office:value="12.20326" calcext:value-type="float">
            <text:p>12.20326</text:p>
          </table:table-cell>
          <table:table-cell office:value-type="float" office:value="12.48336" calcext:value-type="float">
            <text:p>12.48336</text:p>
          </table:table-cell>
          <table:table-cell office:value-type="float" office:value="0" calcext:value-type="float">
            <text:p>0</text:p>
          </table:table-cell>
          <table:table-cell office:value-type="float" office:value="95.13815" calcext:value-type="float">
            <text:p>95.138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52006" calcext:value-type="float">
            <text:p>2052006</text:p>
          </table:table-cell>
          <table:table-cell office:value-type="float" office:value="0.7315496" calcext:value-type="float">
            <text:p>0.7315496</text:p>
          </table:table-cell>
          <table:table-cell office:value-type="float" office:value="134.2148" calcext:value-type="float">
            <text:p>134.2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46691" calcext:value-type="float">
            <text:p>43.46691</text:p>
          </table:table-cell>
          <table:table-cell office:value-type="float" office:value="0.06783325" calcext:value-type="float">
            <text:p>0.06783325</text:p>
          </table:table-cell>
          <table:table-cell office:value-type="float" office:value="0.0002347786" calcext:value-type="float">
            <text:p>0.0002347786</text:p>
          </table:table-cell>
          <table:table-cell office:value-type="float" office:value="0.09965263" calcext:value-type="float">
            <text:p>0.09965263</text:p>
          </table:table-cell>
          <table:table-cell office:value-type="float" office:value="0.009953121" calcext:value-type="float">
            <text:p>0.009953121</text:p>
          </table:table-cell>
          <table:table-cell office:value-type="float" office:value="1167.516" calcext:value-type="float">
            <text:p>1167.516</text:p>
          </table:table-cell>
          <table:table-cell office:value-type="float" office:value="0.9075244" calcext:value-type="float">
            <text:p>0.9075244</text:p>
          </table:table-cell>
          <table:table-cell office:value-type="float" office:value="0" calcext:value-type="float">
            <text:p>0</text:p>
          </table:table-cell>
          <table:table-cell office:value-type="float" office:value="0.4017683" calcext:value-type="float">
            <text:p>0.4017683</text:p>
          </table:table-cell>
          <table:table-cell office:value-type="float" office:value="0.32529" calcext:value-type="float">
            <text:p>0.32529</text:p>
          </table:table-cell>
          <table:table-cell office:value-type="float" office:value="0.2530511" calcext:value-type="float">
            <text:p>0.2530511</text:p>
          </table:table-cell>
          <table:table-cell office:value-type="float" office:value="0.09106693" calcext:value-type="float">
            <text:p>0.09106693</text:p>
          </table:table-cell>
          <table:table-cell office:value-type="float" office:value="0.07300089" calcext:value-type="float">
            <text:p>0.07300089</text:p>
          </table:table-cell>
          <table:table-cell office:value-type="float" office:value="0.03452144" calcext:value-type="float">
            <text:p>0.03452144</text:p>
          </table:table-cell>
          <table:table-cell office:value-type="float" office:value="0.03696423" calcext:value-type="float">
            <text:p>0.03696423</text:p>
          </table:table-cell>
          <table:table-cell office:value-type="float" office:value="0.08891778" calcext:value-type="float">
            <text:p>0.08891778</text:p>
          </table:table-cell>
          <table:table-cell office:value-type="float" office:value="0.1608379" calcext:value-type="float">
            <text:p>0.1608379</text:p>
          </table:table-cell>
          <table:table-cell office:value-type="float" office:value="0.180839" calcext:value-type="float">
            <text:p>0.180839</text:p>
          </table:table-cell>
          <table:table-cell office:value-type="float" office:value="0.1761418" calcext:value-type="float">
            <text:p>0.1761418</text:p>
          </table:table-cell>
          <table:table-cell office:value-type="float" office:value="0.1811685" calcext:value-type="float">
            <text:p>0.1811685</text:p>
          </table:table-cell>
          <table:table-cell office:value-type="float" office:value="0.1903637" calcext:value-type="float">
            <text:p>0.1903637</text:p>
          </table:table-cell>
          <table:table-cell office:value-type="float" office:value="0.1936053" calcext:value-type="float">
            <text:p>0.1936053</text:p>
          </table:table-cell>
          <table:table-cell office:value-type="float" office:value="0" calcext:value-type="float">
            <text:p>0</text:p>
          </table:table-cell>
          <table:table-cell office:value-type="float" office:value="47.1189" calcext:value-type="float">
            <text:p>47.1189</text:p>
          </table:table-cell>
          <table:table-cell office:value-type="float" office:value="41.1707" calcext:value-type="float">
            <text:p>41.1707</text:p>
          </table:table-cell>
          <table:table-cell office:value-type="float" office:value="33.86812" calcext:value-type="float">
            <text:p>33.86812</text:p>
          </table:table-cell>
          <table:table-cell office:value-type="float" office:value="11.62006" calcext:value-type="float">
            <text:p>11.62006</text:p>
          </table:table-cell>
          <table:table-cell office:value-type="float" office:value="9.454926" calcext:value-type="float">
            <text:p>9.454926</text:p>
          </table:table-cell>
          <table:table-cell office:value-type="float" office:value="3.538398" calcext:value-type="float">
            <text:p>3.538398</text:p>
          </table:table-cell>
          <table:table-cell office:value-type="float" office:value="3.219651" calcext:value-type="float">
            <text:p>3.219651</text:p>
          </table:table-cell>
          <table:table-cell office:value-type="float" office:value="6.464159" calcext:value-type="float">
            <text:p>6.464159</text:p>
          </table:table-cell>
          <table:table-cell office:value-type="float" office:value="9.507519" calcext:value-type="float">
            <text:p>9.507519</text:p>
          </table:table-cell>
          <table:table-cell office:value-type="float" office:value="10.52224" calcext:value-type="float">
            <text:p>10.52224</text:p>
          </table:table-cell>
          <table:table-cell office:value-type="float" office:value="10.82546" calcext:value-type="float">
            <text:p>10.82546</text:p>
          </table:table-cell>
          <table:table-cell office:value-type="float" office:value="11.34522" calcext:value-type="float">
            <text:p>11.34522</text:p>
          </table:table-cell>
          <table:table-cell office:value-type="float" office:value="12.20504" calcext:value-type="float">
            <text:p>12.20504</text:p>
          </table:table-cell>
          <table:table-cell office:value-type="float" office:value="12.48486" calcext:value-type="float">
            <text:p>12.48486</text:p>
          </table:table-cell>
          <table:table-cell office:value-type="float" office:value="0" calcext:value-type="float">
            <text:p>0</text:p>
          </table:table-cell>
          <table:table-cell office:value-type="float" office:value="115.7023" calcext:value-type="float">
            <text:p>115.70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052006" calcext:value-type="float">
            <text:p>3052006</text:p>
          </table:table-cell>
          <table:table-cell office:value-type="float" office:value="0.729825" calcext:value-type="float">
            <text:p>0.729825</text:p>
          </table:table-cell>
          <table:table-cell office:value-type="float" office:value="134.2116" calcext:value-type="float">
            <text:p>134.2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47433" calcext:value-type="float">
            <text:p>43.47433</text:p>
          </table:table-cell>
          <table:table-cell office:value-type="float" office:value="0.06783325" calcext:value-type="float">
            <text:p>0.06783325</text:p>
          </table:table-cell>
          <table:table-cell office:value-type="float" office:value="0.0002348015" calcext:value-type="float">
            <text:p>0.0002348015</text:p>
          </table:table-cell>
          <table:table-cell office:value-type="float" office:value="0.09965263" calcext:value-type="float">
            <text:p>0.09965263</text:p>
          </table:table-cell>
          <table:table-cell office:value-type="float" office:value="0.009964062" calcext:value-type="float">
            <text:p>0.009964062</text:p>
          </table:table-cell>
          <table:table-cell office:value-type="float" office:value="1167.513" calcext:value-type="float">
            <text:p>1167.513</text:p>
          </table:table-cell>
          <table:table-cell office:value-type="float" office:value="0.9066932" calcext:value-type="float">
            <text:p>0.9066932</text:p>
          </table:table-cell>
          <table:table-cell office:value-type="float" office:value="0" calcext:value-type="float">
            <text:p>0</text:p>
          </table:table-cell>
          <table:table-cell office:value-type="float" office:value="0.4001377" calcext:value-type="float">
            <text:p>0.4001377</text:p>
          </table:table-cell>
          <table:table-cell office:value-type="float" office:value="0.3124777" calcext:value-type="float">
            <text:p>0.3124777</text:p>
          </table:table-cell>
          <table:table-cell office:value-type="float" office:value="0.2510903" calcext:value-type="float">
            <text:p>0.2510903</text:p>
          </table:table-cell>
          <table:table-cell office:value-type="float" office:value="0.0910436" calcext:value-type="float">
            <text:p>0.0910436</text:p>
          </table:table-cell>
          <table:table-cell office:value-type="float" office:value="0.0736818" calcext:value-type="float">
            <text:p>0.0736818</text:p>
          </table:table-cell>
          <table:table-cell office:value-type="float" office:value="0.03493188" calcext:value-type="float">
            <text:p>0.03493188</text:p>
          </table:table-cell>
          <table:table-cell office:value-type="float" office:value="0.03716599" calcext:value-type="float">
            <text:p>0.03716599</text:p>
          </table:table-cell>
          <table:table-cell office:value-type="float" office:value="0.08945446" calcext:value-type="float">
            <text:p>0.08945446</text:p>
          </table:table-cell>
          <table:table-cell office:value-type="float" office:value="0.1606964" calcext:value-type="float">
            <text:p>0.1606964</text:p>
          </table:table-cell>
          <table:table-cell office:value-type="float" office:value="0.1809571" calcext:value-type="float">
            <text:p>0.1809571</text:p>
          </table:table-cell>
          <table:table-cell office:value-type="float" office:value="0.176183" calcext:value-type="float">
            <text:p>0.176183</text:p>
          </table:table-cell>
          <table:table-cell office:value-type="float" office:value="0.1811785" calcext:value-type="float">
            <text:p>0.1811785</text:p>
          </table:table-cell>
          <table:table-cell office:value-type="float" office:value="0.1903829" calcext:value-type="float">
            <text:p>0.1903829</text:p>
          </table:table-cell>
          <table:table-cell office:value-type="float" office:value="0.1936212" calcext:value-type="float">
            <text:p>0.1936212</text:p>
          </table:table-cell>
          <table:table-cell office:value-type="float" office:value="0" calcext:value-type="float">
            <text:p>0</text:p>
          </table:table-cell>
          <table:table-cell office:value-type="float" office:value="47.13454" calcext:value-type="float">
            <text:p>47.13454</text:p>
          </table:table-cell>
          <table:table-cell office:value-type="float" office:value="41.14141" calcext:value-type="float">
            <text:p>41.14141</text:p>
          </table:table-cell>
          <table:table-cell office:value-type="float" office:value="33.84461" calcext:value-type="float">
            <text:p>33.84461</text:p>
          </table:table-cell>
          <table:table-cell office:value-type="float" office:value="11.61567" calcext:value-type="float">
            <text:p>11.61567</text:p>
          </table:table-cell>
          <table:table-cell office:value-type="float" office:value="9.451304" calcext:value-type="float">
            <text:p>9.451304</text:p>
          </table:table-cell>
          <table:table-cell office:value-type="float" office:value="3.539173" calcext:value-type="float">
            <text:p>3.539173</text:p>
          </table:table-cell>
          <table:table-cell office:value-type="float" office:value="3.221102" calcext:value-type="float">
            <text:p>3.221102</text:p>
          </table:table-cell>
          <table:table-cell office:value-type="float" office:value="6.467115" calcext:value-type="float">
            <text:p>6.467115</text:p>
          </table:table-cell>
          <table:table-cell office:value-type="float" office:value="9.511818" calcext:value-type="float">
            <text:p>9.511818</text:p>
          </table:table-cell>
          <table:table-cell office:value-type="float" office:value="10.52558" calcext:value-type="float">
            <text:p>10.52558</text:p>
          </table:table-cell>
          <table:table-cell office:value-type="float" office:value="10.82862" calcext:value-type="float">
            <text:p>10.82862</text:p>
          </table:table-cell>
          <table:table-cell office:value-type="float" office:value="11.34785" calcext:value-type="float">
            <text:p>11.34785</text:p>
          </table:table-cell>
          <table:table-cell office:value-type="float" office:value="12.20682" calcext:value-type="float">
            <text:p>12.20682</text:p>
          </table:table-cell>
          <table:table-cell office:value-type="float" office:value="12.48636" calcext:value-type="float">
            <text:p>12.48636</text:p>
          </table:table-cell>
          <table:table-cell office:value-type="float" office:value="0" calcext:value-type="float">
            <text:p>0</text:p>
          </table:table-cell>
          <table:table-cell office:value-type="float" office:value="113.9532" calcext:value-type="float">
            <text:p>113.95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052006" calcext:value-type="float">
            <text:p>4052006</text:p>
          </table:table-cell>
          <table:table-cell office:value-type="float" office:value="0.7281508" calcext:value-type="float">
            <text:p>0.7281508</text:p>
          </table:table-cell>
          <table:table-cell office:value-type="float" office:value="134.2085" calcext:value-type="float">
            <text:p>134.20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48156" calcext:value-type="float">
            <text:p>43.48156</text:p>
          </table:table-cell>
          <table:table-cell office:value-type="float" office:value="0.06783325" calcext:value-type="float">
            <text:p>0.06783325</text:p>
          </table:table-cell>
          <table:table-cell office:value-type="float" office:value="0.0002348231" calcext:value-type="float">
            <text:p>0.0002348231</text:p>
          </table:table-cell>
          <table:table-cell office:value-type="float" office:value="0.09965263" calcext:value-type="float">
            <text:p>0.09965263</text:p>
          </table:table-cell>
          <table:table-cell office:value-type="float" office:value="0.009974157" calcext:value-type="float">
            <text:p>0.009974157</text:p>
          </table:table-cell>
          <table:table-cell office:value-type="float" office:value="1167.51" calcext:value-type="float">
            <text:p>1167.51</text:p>
          </table:table-cell>
          <table:table-cell office:value-type="float" office:value="0.9056041" calcext:value-type="float">
            <text:p>0.9056041</text:p>
          </table:table-cell>
          <table:table-cell office:value-type="float" office:value="0" calcext:value-type="float">
            <text:p>0</text:p>
          </table:table-cell>
          <table:table-cell office:value-type="float" office:value="0.3441356" calcext:value-type="float">
            <text:p>0.3441356</text:p>
          </table:table-cell>
          <table:table-cell office:value-type="float" office:value="0.3099117" calcext:value-type="float">
            <text:p>0.3099117</text:p>
          </table:table-cell>
          <table:table-cell office:value-type="float" office:value="0.2504666" calcext:value-type="float">
            <text:p>0.2504666</text:p>
          </table:table-cell>
          <table:table-cell office:value-type="float" office:value="0.09096204" calcext:value-type="float">
            <text:p>0.09096204</text:p>
          </table:table-cell>
          <table:table-cell office:value-type="float" office:value="0.07357365" calcext:value-type="float">
            <text:p>0.07357365</text:p>
          </table:table-cell>
          <table:table-cell office:value-type="float" office:value="0.03497852" calcext:value-type="float">
            <text:p>0.03497852</text:p>
          </table:table-cell>
          <table:table-cell office:value-type="float" office:value="0.03724793" calcext:value-type="float">
            <text:p>0.03724793</text:p>
          </table:table-cell>
          <table:table-cell office:value-type="float" office:value="0.08963213" calcext:value-type="float">
            <text:p>0.08963213</text:p>
          </table:table-cell>
          <table:table-cell office:value-type="float" office:value="0.1606445" calcext:value-type="float">
            <text:p>0.1606445</text:p>
          </table:table-cell>
          <table:table-cell office:value-type="float" office:value="0.1811107" calcext:value-type="float">
            <text:p>0.1811107</text:p>
          </table:table-cell>
          <table:table-cell office:value-type="float" office:value="0.176229" calcext:value-type="float">
            <text:p>0.176229</text:p>
          </table:table-cell>
          <table:table-cell office:value-type="float" office:value="0.181207" calcext:value-type="float">
            <text:p>0.181207</text:p>
          </table:table-cell>
          <table:table-cell office:value-type="float" office:value="0.1904018" calcext:value-type="float">
            <text:p>0.1904018</text:p>
          </table:table-cell>
          <table:table-cell office:value-type="float" office:value="0.193637" calcext:value-type="float">
            <text:p>0.193637</text:p>
          </table:table-cell>
          <table:table-cell office:value-type="float" office:value="0" calcext:value-type="float">
            <text:p>0</text:p>
          </table:table-cell>
          <table:table-cell office:value-type="float" office:value="47.14068" calcext:value-type="float">
            <text:p>47.14068</text:p>
          </table:table-cell>
          <table:table-cell office:value-type="float" office:value="41.11012" calcext:value-type="float">
            <text:p>41.11012</text:p>
          </table:table-cell>
          <table:table-cell office:value-type="float" office:value="33.82016" calcext:value-type="float">
            <text:p>33.82016</text:p>
          </table:table-cell>
          <table:table-cell office:value-type="float" office:value="11.61107" calcext:value-type="float">
            <text:p>11.61107</text:p>
          </table:table-cell>
          <table:table-cell office:value-type="float" office:value="9.447623" calcext:value-type="float">
            <text:p>9.447623</text:p>
          </table:table-cell>
          <table:table-cell office:value-type="float" office:value="3.539975" calcext:value-type="float">
            <text:p>3.539975</text:p>
          </table:table-cell>
          <table:table-cell office:value-type="float" office:value="3.222558" calcext:value-type="float">
            <text:p>3.222558</text:p>
          </table:table-cell>
          <table:table-cell office:value-type="float" office:value="6.470101" calcext:value-type="float">
            <text:p>6.470101</text:p>
          </table:table-cell>
          <table:table-cell office:value-type="float" office:value="9.516157" calcext:value-type="float">
            <text:p>9.516157</text:p>
          </table:table-cell>
          <table:table-cell office:value-type="float" office:value="10.52892" calcext:value-type="float">
            <text:p>10.52892</text:p>
          </table:table-cell>
          <table:table-cell office:value-type="float" office:value="10.83179" calcext:value-type="float">
            <text:p>10.83179</text:p>
          </table:table-cell>
          <table:table-cell office:value-type="float" office:value="11.35049" calcext:value-type="float">
            <text:p>11.35049</text:p>
          </table:table-cell>
          <table:table-cell office:value-type="float" office:value="12.20861" calcext:value-type="float">
            <text:p>12.20861</text:p>
          </table:table-cell>
          <table:table-cell office:value-type="float" office:value="12.48785" calcext:value-type="float">
            <text:p>12.48785</text:p>
          </table:table-cell>
          <table:table-cell office:value-type="float" office:value="0" calcext:value-type="float">
            <text:p>0</text:p>
          </table:table-cell>
          <table:table-cell office:value-type="float" office:value="114.6253" calcext:value-type="float">
            <text:p>114.62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52006" calcext:value-type="float">
            <text:p>5052006</text:p>
          </table:table-cell>
          <table:table-cell office:value-type="float" office:value="0.7264796" calcext:value-type="float">
            <text:p>0.7264796</text:p>
          </table:table-cell>
          <table:table-cell office:value-type="float" office:value="134.2055" calcext:value-type="float">
            <text:p>134.2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4888" calcext:value-type="float">
            <text:p>43.4888</text:p>
          </table:table-cell>
          <table:table-cell office:value-type="float" office:value="0.06783325" calcext:value-type="float">
            <text:p>0.06783325</text:p>
          </table:table-cell>
          <table:table-cell office:value-type="float" office:value="0.0002348427" calcext:value-type="float">
            <text:p>0.0002348427</text:p>
          </table:table-cell>
          <table:table-cell office:value-type="float" office:value="0.09965263" calcext:value-type="float">
            <text:p>0.09965263</text:p>
          </table:table-cell>
          <table:table-cell office:value-type="float" office:value="0.009983632" calcext:value-type="float">
            <text:p>0.009983632</text:p>
          </table:table-cell>
          <table:table-cell office:value-type="float" office:value="1167.506" calcext:value-type="float">
            <text:p>1167.506</text:p>
          </table:table-cell>
          <table:table-cell office:value-type="float" office:value="0.9045306" calcext:value-type="float">
            <text:p>0.9045306</text:p>
          </table:table-cell>
          <table:table-cell office:value-type="float" office:value="0" calcext:value-type="float">
            <text:p>0</text:p>
          </table:table-cell>
          <table:table-cell office:value-type="float" office:value="0.3312477" calcext:value-type="float">
            <text:p>0.3312477</text:p>
          </table:table-cell>
          <table:table-cell office:value-type="float" office:value="0.3100096" calcext:value-type="float">
            <text:p>0.3100096</text:p>
          </table:table-cell>
          <table:table-cell office:value-type="float" office:value="0.2508795" calcext:value-type="float">
            <text:p>0.2508795</text:p>
          </table:table-cell>
          <table:table-cell office:value-type="float" office:value="0.09133278" calcext:value-type="float">
            <text:p>0.09133278</text:p>
          </table:table-cell>
          <table:table-cell office:value-type="float" office:value="0.07380112" calcext:value-type="float">
            <text:p>0.07380112</text:p>
          </table:table-cell>
          <table:table-cell office:value-type="float" office:value="0.03510858" calcext:value-type="float">
            <text:p>0.03510858</text:p>
          </table:table-cell>
          <table:table-cell office:value-type="float" office:value="0.03731797" calcext:value-type="float">
            <text:p>0.03731797</text:p>
          </table:table-cell>
          <table:table-cell office:value-type="float" office:value="0.0897321" calcext:value-type="float">
            <text:p>0.0897321</text:p>
          </table:table-cell>
          <table:table-cell office:value-type="float" office:value="0.1608901" calcext:value-type="float">
            <text:p>0.1608901</text:p>
          </table:table-cell>
          <table:table-cell office:value-type="float" office:value="0.1813389" calcext:value-type="float">
            <text:p>0.1813389</text:p>
          </table:table-cell>
          <table:table-cell office:value-type="float" office:value="0.176283" calcext:value-type="float">
            <text:p>0.176283</text:p>
          </table:table-cell>
          <table:table-cell office:value-type="float" office:value="0.181237" calcext:value-type="float">
            <text:p>0.181237</text:p>
          </table:table-cell>
          <table:table-cell office:value-type="float" office:value="0.1904206" calcext:value-type="float">
            <text:p>0.1904206</text:p>
          </table:table-cell>
          <table:table-cell office:value-type="float" office:value="0.1936529" calcext:value-type="float">
            <text:p>0.1936529</text:p>
          </table:table-cell>
          <table:table-cell office:value-type="float" office:value="0" calcext:value-type="float">
            <text:p>0</text:p>
          </table:table-cell>
          <table:table-cell office:value-type="float" office:value="47.14323" calcext:value-type="float">
            <text:p>47.14323</text:p>
          </table:table-cell>
          <table:table-cell office:value-type="float" office:value="41.07903" calcext:value-type="float">
            <text:p>41.07903</text:p>
          </table:table-cell>
          <table:table-cell office:value-type="float" office:value="33.79601" calcext:value-type="float">
            <text:p>33.79601</text:p>
          </table:table-cell>
          <table:table-cell office:value-type="float" office:value="11.60662" calcext:value-type="float">
            <text:p>11.60662</text:p>
          </table:table-cell>
          <table:table-cell office:value-type="float" office:value="9.444055" calcext:value-type="float">
            <text:p>9.444055</text:p>
          </table:table-cell>
          <table:table-cell office:value-type="float" office:value="3.540798" calcext:value-type="float">
            <text:p>3.540798</text:p>
          </table:table-cell>
          <table:table-cell office:value-type="float" office:value="3.224014" calcext:value-type="float">
            <text:p>3.224014</text:p>
          </table:table-cell>
          <table:table-cell office:value-type="float" office:value="6.473063" calcext:value-type="float">
            <text:p>6.473063</text:p>
          </table:table-cell>
          <table:table-cell office:value-type="float" office:value="9.520555" calcext:value-type="float">
            <text:p>9.520555</text:p>
          </table:table-cell>
          <table:table-cell office:value-type="float" office:value="10.53226" calcext:value-type="float">
            <text:p>10.53226</text:p>
          </table:table-cell>
          <table:table-cell office:value-type="float" office:value="10.83496" calcext:value-type="float">
            <text:p>10.83496</text:p>
          </table:table-cell>
          <table:table-cell office:value-type="float" office:value="11.35313" calcext:value-type="float">
            <text:p>11.35313</text:p>
          </table:table-cell>
          <table:table-cell office:value-type="float" office:value="12.21039" calcext:value-type="float">
            <text:p>12.21039</text:p>
          </table:table-cell>
          <table:table-cell office:value-type="float" office:value="12.48934" calcext:value-type="float">
            <text:p>12.48934</text:p>
          </table:table-cell>
          <table:table-cell office:value-type="float" office:value="0" calcext:value-type="float">
            <text:p>0</text:p>
          </table:table-cell>
          <table:table-cell office:value-type="float" office:value="115.2768" calcext:value-type="float">
            <text:p>115.27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052006" calcext:value-type="float">
            <text:p>6052006</text:p>
          </table:table-cell>
          <table:table-cell office:value-type="float" office:value="0.7245332" calcext:value-type="float">
            <text:p>0.7245332</text:p>
          </table:table-cell>
          <table:table-cell office:value-type="float" office:value="134.2021" calcext:value-type="float">
            <text:p>134.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49629" calcext:value-type="float">
            <text:p>43.49629</text:p>
          </table:table-cell>
          <table:table-cell office:value-type="float" office:value="0.06783325" calcext:value-type="float">
            <text:p>0.06783325</text:p>
          </table:table-cell>
          <table:table-cell office:value-type="float" office:value="0.0002348622" calcext:value-type="float">
            <text:p>0.0002348622</text:p>
          </table:table-cell>
          <table:table-cell office:value-type="float" office:value="0.09965263" calcext:value-type="float">
            <text:p>0.09965263</text:p>
          </table:table-cell>
          <table:table-cell office:value-type="float" office:value="0.009992882" calcext:value-type="float">
            <text:p>0.009992882</text:p>
          </table:table-cell>
          <table:table-cell office:value-type="float" office:value="1167.503" calcext:value-type="float">
            <text:p>1167.503</text:p>
          </table:table-cell>
          <table:table-cell office:value-type="float" office:value="0.903276" calcext:value-type="float">
            <text:p>0.903276</text:p>
          </table:table-cell>
          <table:table-cell office:value-type="float" office:value="0" calcext:value-type="float">
            <text:p>0</text:p>
          </table:table-cell>
          <table:table-cell office:value-type="float" office:value="0.3419818" calcext:value-type="float">
            <text:p>0.3419818</text:p>
          </table:table-cell>
          <table:table-cell office:value-type="float" office:value="0.3182814" calcext:value-type="float">
            <text:p>0.3182814</text:p>
          </table:table-cell>
          <table:table-cell office:value-type="float" office:value="0.2563765" calcext:value-type="float">
            <text:p>0.2563765</text:p>
          </table:table-cell>
          <table:table-cell office:value-type="float" office:value="0.09340243" calcext:value-type="float">
            <text:p>0.09340243</text:p>
          </table:table-cell>
          <table:table-cell office:value-type="float" office:value="0.07512555" calcext:value-type="float">
            <text:p>0.07512555</text:p>
          </table:table-cell>
          <table:table-cell office:value-type="float" office:value="0.03546017" calcext:value-type="float">
            <text:p>0.03546017</text:p>
          </table:table-cell>
          <table:table-cell office:value-type="float" office:value="0.03741556" calcext:value-type="float">
            <text:p>0.03741556</text:p>
          </table:table-cell>
          <table:table-cell office:value-type="float" office:value="0.08986673" calcext:value-type="float">
            <text:p>0.08986673</text:p>
          </table:table-cell>
          <table:table-cell office:value-type="float" office:value="0.1612404" calcext:value-type="float">
            <text:p>0.1612404</text:p>
          </table:table-cell>
          <table:table-cell office:value-type="float" office:value="0.1816021" calcext:value-type="float">
            <text:p>0.1816021</text:p>
          </table:table-cell>
          <table:table-cell office:value-type="float" office:value="0.17635" calcext:value-type="float">
            <text:p>0.17635</text:p>
          </table:table-cell>
          <table:table-cell office:value-type="float" office:value="0.1812673" calcext:value-type="float">
            <text:p>0.1812673</text:p>
          </table:table-cell>
          <table:table-cell office:value-type="float" office:value="0.1904392" calcext:value-type="float">
            <text:p>0.1904392</text:p>
          </table:table-cell>
          <table:table-cell office:value-type="float" office:value="0.1936687" calcext:value-type="float">
            <text:p>0.1936687</text:p>
          </table:table-cell>
          <table:table-cell office:value-type="float" office:value="0" calcext:value-type="float">
            <text:p>0</text:p>
          </table:table-cell>
          <table:table-cell office:value-type="float" office:value="47.14779" calcext:value-type="float">
            <text:p>47.14779</text:p>
          </table:table-cell>
          <table:table-cell office:value-type="float" office:value="41.05013" calcext:value-type="float">
            <text:p>41.05013</text:p>
          </table:table-cell>
          <table:table-cell office:value-type="float" office:value="33.77324" calcext:value-type="float">
            <text:p>33.77324</text:p>
          </table:table-cell>
          <table:table-cell office:value-type="float" office:value="11.60261" calcext:value-type="float">
            <text:p>11.60261</text:p>
          </table:table-cell>
          <table:table-cell office:value-type="float" office:value="9.440805" calcext:value-type="float">
            <text:p>9.440805</text:p>
          </table:table-cell>
          <table:table-cell office:value-type="float" office:value="3.541654" calcext:value-type="float">
            <text:p>3.541654</text:p>
          </table:table-cell>
          <table:table-cell office:value-type="float" office:value="3.225464" calcext:value-type="float">
            <text:p>3.225464</text:p>
          </table:table-cell>
          <table:table-cell office:value-type="float" office:value="6.476008" calcext:value-type="float">
            <text:p>6.476008</text:p>
          </table:table-cell>
          <table:table-cell office:value-type="float" office:value="9.525033" calcext:value-type="float">
            <text:p>9.525033</text:p>
          </table:table-cell>
          <table:table-cell office:value-type="float" office:value="10.5356" calcext:value-type="float">
            <text:p>10.5356</text:p>
          </table:table-cell>
          <table:table-cell office:value-type="float" office:value="10.83813" calcext:value-type="float">
            <text:p>10.83813</text:p>
          </table:table-cell>
          <table:table-cell office:value-type="float" office:value="11.35576" calcext:value-type="float">
            <text:p>11.35576</text:p>
          </table:table-cell>
          <table:table-cell office:value-type="float" office:value="12.21217" calcext:value-type="float">
            <text:p>12.21217</text:p>
          </table:table-cell>
          <table:table-cell office:value-type="float" office:value="12.49085" calcext:value-type="float">
            <text:p>12.49085</text:p>
          </table:table-cell>
          <table:table-cell office:value-type="float" office:value="0" calcext:value-type="float">
            <text:p>0</text:p>
          </table:table-cell>
          <table:table-cell office:value-type="float" office:value="122.0564" calcext:value-type="float">
            <text:p>122.05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052006" calcext:value-type="float">
            <text:p>7052006</text:p>
          </table:table-cell>
          <table:table-cell office:value-type="float" office:value="0.7228556" calcext:value-type="float">
            <text:p>0.7228556</text:p>
          </table:table-cell>
          <table:table-cell office:value-type="float" office:value="134.1988" calcext:value-type="float">
            <text:p>134.1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50395" calcext:value-type="float">
            <text:p>43.50395</text:p>
          </table:table-cell>
          <table:table-cell office:value-type="float" office:value="0.06783325" calcext:value-type="float">
            <text:p>0.06783325</text:p>
          </table:table-cell>
          <table:table-cell office:value-type="float" office:value="0.0002348818" calcext:value-type="float">
            <text:p>0.0002348818</text:p>
          </table:table-cell>
          <table:table-cell office:value-type="float" office:value="0.09965263" calcext:value-type="float">
            <text:p>0.09965263</text:p>
          </table:table-cell>
          <table:table-cell office:value-type="float" office:value="0.01000237" calcext:value-type="float">
            <text:p>0.01000237</text:p>
          </table:table-cell>
          <table:table-cell office:value-type="float" office:value="1167.499" calcext:value-type="float">
            <text:p>1167.499</text:p>
          </table:table-cell>
          <table:table-cell office:value-type="float" office:value="0.9023033" calcext:value-type="float">
            <text:p>0.9023033</text:p>
          </table:table-cell>
          <table:table-cell office:value-type="float" office:value="0" calcext:value-type="float">
            <text:p>0</text:p>
          </table:table-cell>
          <table:table-cell office:value-type="float" office:value="0.3044465" calcext:value-type="float">
            <text:p>0.3044465</text:p>
          </table:table-cell>
          <table:table-cell office:value-type="float" office:value="0.3122803" calcext:value-type="float">
            <text:p>0.3122803</text:p>
          </table:table-cell>
          <table:table-cell office:value-type="float" office:value="0.2532393" calcext:value-type="float">
            <text:p>0.2532393</text:p>
          </table:table-cell>
          <table:table-cell office:value-type="float" office:value="0.09245959" calcext:value-type="float">
            <text:p>0.09245959</text:p>
          </table:table-cell>
          <table:table-cell office:value-type="float" office:value="0.07499237" calcext:value-type="float">
            <text:p>0.07499237</text:p>
          </table:table-cell>
          <table:table-cell office:value-type="float" office:value="0.0355787" calcext:value-type="float">
            <text:p>0.0355787</text:p>
          </table:table-cell>
          <table:table-cell office:value-type="float" office:value="0.0375117" calcext:value-type="float">
            <text:p>0.0375117</text:p>
          </table:table-cell>
          <table:table-cell office:value-type="float" office:value="0.09004716" calcext:value-type="float">
            <text:p>0.09004716</text:p>
          </table:table-cell>
          <table:table-cell office:value-type="float" office:value="0.1615904" calcext:value-type="float">
            <text:p>0.1615904</text:p>
          </table:table-cell>
          <table:table-cell office:value-type="float" office:value="0.1819297" calcext:value-type="float">
            <text:p>0.1819297</text:p>
          </table:table-cell>
          <table:table-cell office:value-type="float" office:value="0.1764269" calcext:value-type="float">
            <text:p>0.1764269</text:p>
          </table:table-cell>
          <table:table-cell office:value-type="float" office:value="0.181297" calcext:value-type="float">
            <text:p>0.181297</text:p>
          </table:table-cell>
          <table:table-cell office:value-type="float" office:value="0.1904572" calcext:value-type="float">
            <text:p>0.1904572</text:p>
          </table:table-cell>
          <table:table-cell office:value-type="float" office:value="0.1936846" calcext:value-type="float">
            <text:p>0.1936846</text:p>
          </table:table-cell>
          <table:table-cell office:value-type="float" office:value="0" calcext:value-type="float">
            <text:p>0</text:p>
          </table:table-cell>
          <table:table-cell office:value-type="float" office:value="47.14842" calcext:value-type="float">
            <text:p>47.14842</text:p>
          </table:table-cell>
          <table:table-cell office:value-type="float" office:value="41.02216" calcext:value-type="float">
            <text:p>41.02216</text:p>
          </table:table-cell>
          <table:table-cell office:value-type="float" office:value="33.75172" calcext:value-type="float">
            <text:p>33.75172</text:p>
          </table:table-cell>
          <table:table-cell office:value-type="float" office:value="11.59916" calcext:value-type="float">
            <text:p>11.59916</text:p>
          </table:table-cell>
          <table:table-cell office:value-type="float" office:value="9.438011" calcext:value-type="float">
            <text:p>9.438011</text:p>
          </table:table-cell>
          <table:table-cell office:value-type="float" office:value="3.542604" calcext:value-type="float">
            <text:p>3.542604</text:p>
          </table:table-cell>
          <table:table-cell office:value-type="float" office:value="3.226925" calcext:value-type="float">
            <text:p>3.226925</text:p>
          </table:table-cell>
          <table:table-cell office:value-type="float" office:value="6.478999" calcext:value-type="float">
            <text:p>6.478999</text:p>
          </table:table-cell>
          <table:table-cell office:value-type="float" office:value="9.529583" calcext:value-type="float">
            <text:p>9.529583</text:p>
          </table:table-cell>
          <table:table-cell office:value-type="float" office:value="10.53894" calcext:value-type="float">
            <text:p>10.53894</text:p>
          </table:table-cell>
          <table:table-cell office:value-type="float" office:value="10.8413" calcext:value-type="float">
            <text:p>10.8413</text:p>
          </table:table-cell>
          <table:table-cell office:value-type="float" office:value="11.3584" calcext:value-type="float">
            <text:p>11.3584</text:p>
          </table:table-cell>
          <table:table-cell office:value-type="float" office:value="12.21395" calcext:value-type="float">
            <text:p>12.21395</text:p>
          </table:table-cell>
          <table:table-cell office:value-type="float" office:value="12.49234" calcext:value-type="float">
            <text:p>12.49234</text:p>
          </table:table-cell>
          <table:table-cell office:value-type="float" office:value="0" calcext:value-type="float">
            <text:p>0</text:p>
          </table:table-cell>
          <table:table-cell office:value-type="float" office:value="118.5386" calcext:value-type="float">
            <text:p>118.53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052006" calcext:value-type="float">
            <text:p>8052006</text:p>
          </table:table-cell>
          <table:table-cell office:value-type="float" office:value="0.7204612" calcext:value-type="float">
            <text:p>0.7204612</text:p>
          </table:table-cell>
          <table:table-cell office:value-type="float" office:value="134.1949" calcext:value-type="float">
            <text:p>134.19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51165" calcext:value-type="float">
            <text:p>43.51165</text:p>
          </table:table-cell>
          <table:table-cell office:value-type="float" office:value="0.06783325" calcext:value-type="float">
            <text:p>0.06783325</text:p>
          </table:table-cell>
          <table:table-cell office:value-type="float" office:value="0.0002349041" calcext:value-type="float">
            <text:p>0.0002349041</text:p>
          </table:table-cell>
          <table:table-cell office:value-type="float" office:value="0.09965263" calcext:value-type="float">
            <text:p>0.09965263</text:p>
          </table:table-cell>
          <table:table-cell office:value-type="float" office:value="0.01001274" calcext:value-type="float">
            <text:p>0.01001274</text:p>
          </table:table-cell>
          <table:table-cell office:value-type="float" office:value="1167.496" calcext:value-type="float">
            <text:p>1167.496</text:p>
          </table:table-cell>
          <table:table-cell office:value-type="float" office:value="0.9009805" calcext:value-type="float">
            <text:p>0.9009805</text:p>
          </table:table-cell>
          <table:table-cell office:value-type="float" office:value="0" calcext:value-type="float">
            <text:p>0</text:p>
          </table:table-cell>
          <table:table-cell office:value-type="float" office:value="0.1658998" calcext:value-type="float">
            <text:p>0.1658998</text:p>
          </table:table-cell>
          <table:table-cell office:value-type="float" office:value="0.3095044" calcext:value-type="float">
            <text:p>0.3095044</text:p>
          </table:table-cell>
          <table:table-cell office:value-type="float" office:value="0.2679492" calcext:value-type="float">
            <text:p>0.2679492</text:p>
          </table:table-cell>
          <table:table-cell office:value-type="float" office:value="0.1049709" calcext:value-type="float">
            <text:p>0.1049709</text:p>
          </table:table-cell>
          <table:table-cell office:value-type="float" office:value="0.0786134" calcext:value-type="float">
            <text:p>0.0786134</text:p>
          </table:table-cell>
          <table:table-cell office:value-type="float" office:value="0.03631618" calcext:value-type="float">
            <text:p>0.03631618</text:p>
          </table:table-cell>
          <table:table-cell office:value-type="float" office:value="0.03768517" calcext:value-type="float">
            <text:p>0.03768517</text:p>
          </table:table-cell>
          <table:table-cell office:value-type="float" office:value="0.09019624" calcext:value-type="float">
            <text:p>0.09019624</text:p>
          </table:table-cell>
          <table:table-cell office:value-type="float" office:value="0.1618397" calcext:value-type="float">
            <text:p>0.1618397</text:p>
          </table:table-cell>
          <table:table-cell office:value-type="float" office:value="0.1822836" calcext:value-type="float">
            <text:p>0.1822836</text:p>
          </table:table-cell>
          <table:table-cell office:value-type="float" office:value="0.176518" calcext:value-type="float">
            <text:p>0.176518</text:p>
          </table:table-cell>
          <table:table-cell office:value-type="float" office:value="0.181335" calcext:value-type="float">
            <text:p>0.181335</text:p>
          </table:table-cell>
          <table:table-cell office:value-type="float" office:value="0.190475" calcext:value-type="float">
            <text:p>0.190475</text:p>
          </table:table-cell>
          <table:table-cell office:value-type="float" office:value="0.1937004" calcext:value-type="float">
            <text:p>0.1937004</text:p>
          </table:table-cell>
          <table:table-cell office:value-type="float" office:value="0" calcext:value-type="float">
            <text:p>0</text:p>
          </table:table-cell>
          <table:table-cell office:value-type="float" office:value="47.13235" calcext:value-type="float">
            <text:p>47.13235</text:p>
          </table:table-cell>
          <table:table-cell office:value-type="float" office:value="40.9955" calcext:value-type="float">
            <text:p>40.9955</text:p>
          </table:table-cell>
          <table:table-cell office:value-type="float" office:value="33.73207" calcext:value-type="float">
            <text:p>33.73207</text:p>
          </table:table-cell>
          <table:table-cell office:value-type="float" office:value="11.59644" calcext:value-type="float">
            <text:p>11.59644</text:p>
          </table:table-cell>
          <table:table-cell office:value-type="float" office:value="9.435599" calcext:value-type="float">
            <text:p>9.435599</text:p>
          </table:table-cell>
          <table:table-cell office:value-type="float" office:value="3.543586" calcext:value-type="float">
            <text:p>3.543586</text:p>
          </table:table-cell>
          <table:table-cell office:value-type="float" office:value="3.228392" calcext:value-type="float">
            <text:p>3.228392</text:p>
          </table:table-cell>
          <table:table-cell office:value-type="float" office:value="6.481994" calcext:value-type="float">
            <text:p>6.481994</text:p>
          </table:table-cell>
          <table:table-cell office:value-type="float" office:value="9.534153" calcext:value-type="float">
            <text:p>9.534153</text:p>
          </table:table-cell>
          <table:table-cell office:value-type="float" office:value="10.54228" calcext:value-type="float">
            <text:p>10.54228</text:p>
          </table:table-cell>
          <table:table-cell office:value-type="float" office:value="10.84446" calcext:value-type="float">
            <text:p>10.84446</text:p>
          </table:table-cell>
          <table:table-cell office:value-type="float" office:value="11.36103" calcext:value-type="float">
            <text:p>11.36103</text:p>
          </table:table-cell>
          <table:table-cell office:value-type="float" office:value="12.21574" calcext:value-type="float">
            <text:p>12.21574</text:p>
          </table:table-cell>
          <table:table-cell office:value-type="float" office:value="12.49384" calcext:value-type="float">
            <text:p>12.49384</text:p>
          </table:table-cell>
          <table:table-cell office:value-type="float" office:value="0" calcext:value-type="float">
            <text:p>0</text:p>
          </table:table-cell>
          <table:table-cell office:value-type="float" office:value="132.8776" calcext:value-type="float">
            <text:p>132.87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052006" calcext:value-type="float">
            <text:p>9052006</text:p>
          </table:table-cell>
          <table:table-cell office:value-type="float" office:value="0.7181018" calcext:value-type="float">
            <text:p>0.7181018</text:p>
          </table:table-cell>
          <table:table-cell office:value-type="float" office:value="134.191" calcext:value-type="float">
            <text:p>134.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51997" calcext:value-type="float">
            <text:p>43.51997</text:p>
          </table:table-cell>
          <table:table-cell office:value-type="float" office:value="0.06783325" calcext:value-type="float">
            <text:p>0.06783325</text:p>
          </table:table-cell>
          <table:table-cell office:value-type="float" office:value="0.0002349295" calcext:value-type="float">
            <text:p>0.0002349295</text:p>
          </table:table-cell>
          <table:table-cell office:value-type="float" office:value="0.09965263" calcext:value-type="float">
            <text:p>0.09965263</text:p>
          </table:table-cell>
          <table:table-cell office:value-type="float" office:value="0.01002472" calcext:value-type="float">
            <text:p>0.01002472</text:p>
          </table:table-cell>
          <table:table-cell office:value-type="float" office:value="1167.493" calcext:value-type="float">
            <text:p>1167.493</text:p>
          </table:table-cell>
          <table:table-cell office:value-type="float" office:value="0.9005547" calcext:value-type="float">
            <text:p>0.9005547</text:p>
          </table:table-cell>
          <table:table-cell office:value-type="float" office:value="0" calcext:value-type="float">
            <text:p>0</text:p>
          </table:table-cell>
          <table:table-cell office:value-type="float" office:value="0.5772075" calcext:value-type="float">
            <text:p>0.5772075</text:p>
          </table:table-cell>
          <table:table-cell office:value-type="float" office:value="0.3332143" calcext:value-type="float">
            <text:p>0.3332143</text:p>
          </table:table-cell>
          <table:table-cell office:value-type="float" office:value="0.2668622" calcext:value-type="float">
            <text:p>0.2668622</text:p>
          </table:table-cell>
          <table:table-cell office:value-type="float" office:value="0.1010398" calcext:value-type="float">
            <text:p>0.1010398</text:p>
          </table:table-cell>
          <table:table-cell office:value-type="float" office:value="0.07981195" calcext:value-type="float">
            <text:p>0.07981195</text:p>
          </table:table-cell>
          <table:table-cell office:value-type="float" office:value="0.03728016" calcext:value-type="float">
            <text:p>0.03728016</text:p>
          </table:table-cell>
          <table:table-cell office:value-type="float" office:value="0.03798865" calcext:value-type="float">
            <text:p>0.03798865</text:p>
          </table:table-cell>
          <table:table-cell office:value-type="float" office:value="0.09029639" calcext:value-type="float">
            <text:p>0.09029639</text:p>
          </table:table-cell>
          <table:table-cell office:value-type="float" office:value="0.1620017" calcext:value-type="float">
            <text:p>0.1620017</text:p>
          </table:table-cell>
          <table:table-cell office:value-type="float" office:value="0.1826452" calcext:value-type="float">
            <text:p>0.1826452</text:p>
          </table:table-cell>
          <table:table-cell office:value-type="float" office:value="0.1766241" calcext:value-type="float">
            <text:p>0.1766241</text:p>
          </table:table-cell>
          <table:table-cell office:value-type="float" office:value="0.1813669" calcext:value-type="float">
            <text:p>0.1813669</text:p>
          </table:table-cell>
          <table:table-cell office:value-type="float" office:value="0.1904919" calcext:value-type="float">
            <text:p>0.1904919</text:p>
          </table:table-cell>
          <table:table-cell office:value-type="float" office:value="0.1937163" calcext:value-type="float">
            <text:p>0.1937163</text:p>
          </table:table-cell>
          <table:table-cell office:value-type="float" office:value="0" calcext:value-type="float">
            <text:p>0</text:p>
          </table:table-cell>
          <table:table-cell office:value-type="float" office:value="47.13222" calcext:value-type="float">
            <text:p>47.13222</text:p>
          </table:table-cell>
          <table:table-cell office:value-type="float" office:value="40.96754" calcext:value-type="float">
            <text:p>40.96754</text:p>
          </table:table-cell>
          <table:table-cell office:value-type="float" office:value="33.71539" calcext:value-type="float">
            <text:p>33.71539</text:p>
          </table:table-cell>
          <table:table-cell office:value-type="float" office:value="11.59807" calcext:value-type="float">
            <text:p>11.59807</text:p>
          </table:table-cell>
          <table:table-cell office:value-type="float" office:value="9.434855" calcext:value-type="float">
            <text:p>9.434855</text:p>
          </table:table-cell>
          <table:table-cell office:value-type="float" office:value="3.544971" calcext:value-type="float">
            <text:p>3.544971</text:p>
          </table:table-cell>
          <table:table-cell office:value-type="float" office:value="3.229928" calcext:value-type="float">
            <text:p>3.229928</text:p>
          </table:table-cell>
          <table:table-cell office:value-type="float" office:value="6.485018" calcext:value-type="float">
            <text:p>6.485018</text:p>
          </table:table-cell>
          <table:table-cell office:value-type="float" office:value="9.538746" calcext:value-type="float">
            <text:p>9.538746</text:p>
          </table:table-cell>
          <table:table-cell office:value-type="float" office:value="10.54562" calcext:value-type="float">
            <text:p>10.54562</text:p>
          </table:table-cell>
          <table:table-cell office:value-type="float" office:value="10.84774" calcext:value-type="float">
            <text:p>10.84774</text:p>
          </table:table-cell>
          <table:table-cell office:value-type="float" office:value="11.36367" calcext:value-type="float">
            <text:p>11.36367</text:p>
          </table:table-cell>
          <table:table-cell office:value-type="float" office:value="12.21745" calcext:value-type="float">
            <text:p>12.21745</text:p>
          </table:table-cell>
          <table:table-cell office:value-type="float" office:value="12.49535" calcext:value-type="float">
            <text:p>12.49535</text:p>
          </table:table-cell>
          <table:table-cell office:value-type="float" office:value="0" calcext:value-type="float">
            <text:p>0</text:p>
          </table:table-cell>
          <table:table-cell office:value-type="float" office:value="137.665" calcext:value-type="float">
            <text:p>137.6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52006" calcext:value-type="float">
            <text:p>10052006</text:p>
          </table:table-cell>
          <table:table-cell office:value-type="float" office:value="0.7158616" calcext:value-type="float">
            <text:p>0.7158616</text:p>
          </table:table-cell>
          <table:table-cell office:value-type="float" office:value="134.187" calcext:value-type="float">
            <text:p>134.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52866" calcext:value-type="float">
            <text:p>43.52866</text:p>
          </table:table-cell>
          <table:table-cell office:value-type="float" office:value="0.06783325" calcext:value-type="float">
            <text:p>0.06783325</text:p>
          </table:table-cell>
          <table:table-cell office:value-type="float" office:value="0.0002349602" calcext:value-type="float">
            <text:p>0.0002349602</text:p>
          </table:table-cell>
          <table:table-cell office:value-type="float" office:value="0.09965263" calcext:value-type="float">
            <text:p>0.09965263</text:p>
          </table:table-cell>
          <table:table-cell office:value-type="float" office:value="0.01003927" calcext:value-type="float">
            <text:p>0.01003927</text:p>
          </table:table-cell>
          <table:table-cell office:value-type="float" office:value="1167.489" calcext:value-type="float">
            <text:p>1167.489</text:p>
          </table:table-cell>
          <table:table-cell office:value-type="float" office:value="0.8993455" calcext:value-type="float">
            <text:p>0.8993455</text:p>
          </table:table-cell>
          <table:table-cell office:value-type="float" office:value="0" calcext:value-type="float">
            <text:p>0</text:p>
          </table:table-cell>
          <table:table-cell office:value-type="float" office:value="0.359723" calcext:value-type="float">
            <text:p>0.359723</text:p>
          </table:table-cell>
          <table:table-cell office:value-type="float" office:value="0.3288427" calcext:value-type="float">
            <text:p>0.3288427</text:p>
          </table:table-cell>
          <table:table-cell office:value-type="float" office:value="0.2660921" calcext:value-type="float">
            <text:p>0.2660921</text:p>
          </table:table-cell>
          <table:table-cell office:value-type="float" office:value="0.09901309" calcext:value-type="float">
            <text:p>0.09901309</text:p>
          </table:table-cell>
          <table:table-cell office:value-type="float" office:value="0.07978736" calcext:value-type="float">
            <text:p>0.07978736</text:p>
          </table:table-cell>
          <table:table-cell office:value-type="float" office:value="0.03723874" calcext:value-type="float">
            <text:p>0.03723874</text:p>
          </table:table-cell>
          <table:table-cell office:value-type="float" office:value="0.03814439" calcext:value-type="float">
            <text:p>0.03814439</text:p>
          </table:table-cell>
          <table:table-cell office:value-type="float" office:value="0.09050298" calcext:value-type="float">
            <text:p>0.09050298</text:p>
          </table:table-cell>
          <table:table-cell office:value-type="float" office:value="0.1620948" calcext:value-type="float">
            <text:p>0.1620948</text:p>
          </table:table-cell>
          <table:table-cell office:value-type="float" office:value="0.1829972" calcext:value-type="float">
            <text:p>0.1829972</text:p>
          </table:table-cell>
          <table:table-cell office:value-type="float" office:value="0.1767471" calcext:value-type="float">
            <text:p>0.1767471</text:p>
          </table:table-cell>
          <table:table-cell office:value-type="float" office:value="0.181391" calcext:value-type="float">
            <text:p>0.181391</text:p>
          </table:table-cell>
          <table:table-cell office:value-type="float" office:value="0.1905079" calcext:value-type="float">
            <text:p>0.1905079</text:p>
          </table:table-cell>
          <table:table-cell office:value-type="float" office:value="0.1937321" calcext:value-type="float">
            <text:p>0.1937321</text:p>
          </table:table-cell>
          <table:table-cell office:value-type="float" office:value="0" calcext:value-type="float">
            <text:p>0</text:p>
          </table:table-cell>
          <table:table-cell office:value-type="float" office:value="47.15207" calcext:value-type="float">
            <text:p>47.15207</text:p>
          </table:table-cell>
          <table:table-cell office:value-type="float" office:value="40.94542" calcext:value-type="float">
            <text:p>40.94542</text:p>
          </table:table-cell>
          <table:table-cell office:value-type="float" office:value="33.69913" calcext:value-type="float">
            <text:p>33.69913</text:p>
          </table:table-cell>
          <table:table-cell office:value-type="float" office:value="11.59765" calcext:value-type="float">
            <text:p>11.59765</text:p>
          </table:table-cell>
          <table:table-cell office:value-type="float" office:value="9.434189" calcext:value-type="float">
            <text:p>9.434189</text:p>
          </table:table-cell>
          <table:table-cell office:value-type="float" office:value="3.546381" calcext:value-type="float">
            <text:p>3.546381</text:p>
          </table:table-cell>
          <table:table-cell office:value-type="float" office:value="3.231519" calcext:value-type="float">
            <text:p>3.231519</text:p>
          </table:table-cell>
          <table:table-cell office:value-type="float" office:value="6.48807" calcext:value-type="float">
            <text:p>6.48807</text:p>
          </table:table-cell>
          <table:table-cell office:value-type="float" office:value="9.543341" calcext:value-type="float">
            <text:p>9.543341</text:p>
          </table:table-cell>
          <table:table-cell office:value-type="float" office:value="10.54896" calcext:value-type="float">
            <text:p>10.54896</text:p>
          </table:table-cell>
          <table:table-cell office:value-type="float" office:value="10.85102" calcext:value-type="float">
            <text:p>10.85102</text:p>
          </table:table-cell>
          <table:table-cell office:value-type="float" office:value="11.3663" calcext:value-type="float">
            <text:p>11.3663</text:p>
          </table:table-cell>
          <table:table-cell office:value-type="float" office:value="12.21915" calcext:value-type="float">
            <text:p>12.21915</text:p>
          </table:table-cell>
          <table:table-cell office:value-type="float" office:value="12.49685" calcext:value-type="float">
            <text:p>12.49685</text:p>
          </table:table-cell>
          <table:table-cell office:value-type="float" office:value="0" calcext:value-type="float">
            <text:p>0</text:p>
          </table:table-cell>
          <table:table-cell office:value-type="float" office:value="134.8726" calcext:value-type="float">
            <text:p>134.87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052006" calcext:value-type="float">
            <text:p>11052006</text:p>
          </table:table-cell>
          <table:table-cell office:value-type="float" office:value="0.7137648" calcext:value-type="float">
            <text:p>0.7137648</text:p>
          </table:table-cell>
          <table:table-cell office:value-type="float" office:value="134.1831" calcext:value-type="float">
            <text:p>134.1831</text:p>
          </table:table-cell>
          <table:table-cell office:value-type="float" office:value="0" calcext:value-type="float">
            <text:p>0</text:p>
          </table:table-cell>
          <table:table-cell office:value-type="float" office:value="-0.0001477881" calcext:value-type="float">
            <text:p>-0.0001477881</text:p>
          </table:table-cell>
          <table:table-cell office:value-type="float" office:value="43.53709" calcext:value-type="float">
            <text:p>43.53709</text:p>
          </table:table-cell>
          <table:table-cell office:value-type="float" office:value="0.06783325" calcext:value-type="float">
            <text:p>0.06783325</text:p>
          </table:table-cell>
          <table:table-cell office:value-type="float" office:value="0.0002349986" calcext:value-type="float">
            <text:p>0.0002349986</text:p>
          </table:table-cell>
          <table:table-cell office:value-type="float" office:value="0.09965263" calcext:value-type="float">
            <text:p>0.09965263</text:p>
          </table:table-cell>
          <table:table-cell office:value-type="float" office:value="0.0100574" calcext:value-type="float">
            <text:p>0.0100574</text:p>
          </table:table-cell>
          <table:table-cell office:value-type="float" office:value="1167.486" calcext:value-type="float">
            <text:p>1167.486</text:p>
          </table:table-cell>
          <table:table-cell office:value-type="float" office:value="0.8981803" calcext:value-type="float">
            <text:p>0.8981803</text:p>
          </table:table-cell>
          <table:table-cell office:value-type="float" office:value="0" calcext:value-type="float">
            <text:p>0</text:p>
          </table:table-cell>
          <table:table-cell office:value-type="float" office:value="0.3554503" calcext:value-type="float">
            <text:p>0.3554503</text:p>
          </table:table-cell>
          <table:table-cell office:value-type="float" office:value="0.3216196" calcext:value-type="float">
            <text:p>0.3216196</text:p>
          </table:table-cell>
          <table:table-cell office:value-type="float" office:value="0.2641878" calcext:value-type="float">
            <text:p>0.2641878</text:p>
          </table:table-cell>
          <table:table-cell office:value-type="float" office:value="0.09766744" calcext:value-type="float">
            <text:p>0.09766744</text:p>
          </table:table-cell>
          <table:table-cell office:value-type="float" office:value="0.07915459" calcext:value-type="float">
            <text:p>0.07915459</text:p>
          </table:table-cell>
          <table:table-cell office:value-type="float" office:value="0.03702996" calcext:value-type="float">
            <text:p>0.03702996</text:p>
          </table:table-cell>
          <table:table-cell office:value-type="float" office:value="0.03812941" calcext:value-type="float">
            <text:p>0.03812941</text:p>
          </table:table-cell>
          <table:table-cell office:value-type="float" office:value="0.09069659" calcext:value-type="float">
            <text:p>0.09069659</text:p>
          </table:table-cell>
          <table:table-cell office:value-type="float" office:value="0.1622847" calcext:value-type="float">
            <text:p>0.1622847</text:p>
          </table:table-cell>
          <table:table-cell office:value-type="float" office:value="0.1833667" calcext:value-type="float">
            <text:p>0.1833667</text:p>
          </table:table-cell>
          <table:table-cell office:value-type="float" office:value="0.1768781" calcext:value-type="float">
            <text:p>0.1768781</text:p>
          </table:table-cell>
          <table:table-cell office:value-type="float" office:value="0.1814189" calcext:value-type="float">
            <text:p>0.1814189</text:p>
          </table:table-cell>
          <table:table-cell office:value-type="float" office:value="0.1905235" calcext:value-type="float">
            <text:p>0.1905235</text:p>
          </table:table-cell>
          <table:table-cell office:value-type="float" office:value="0.193748" calcext:value-type="float">
            <text:p>0.193748</text:p>
          </table:table-cell>
          <table:table-cell office:value-type="float" office:value="0" calcext:value-type="float">
            <text:p>0</text:p>
          </table:table-cell>
          <table:table-cell office:value-type="float" office:value="47.15896" calcext:value-type="float">
            <text:p>47.15896</text:p>
          </table:table-cell>
          <table:table-cell office:value-type="float" office:value="40.92159" calcext:value-type="float">
            <text:p>40.92159</text:p>
          </table:table-cell>
          <table:table-cell office:value-type="float" office:value="33.682" calcext:value-type="float">
            <text:p>33.682</text:p>
          </table:table-cell>
          <table:table-cell office:value-type="float" office:value="11.59633" calcext:value-type="float">
            <text:p>11.59633</text:p>
          </table:table-cell>
          <table:table-cell office:value-type="float" office:value="9.433296" calcext:value-type="float">
            <text:p>9.433296</text:p>
          </table:table-cell>
          <table:table-cell office:value-type="float" office:value="3.547735" calcext:value-type="float">
            <text:p>3.547735</text:p>
          </table:table-cell>
          <table:table-cell office:value-type="float" office:value="3.23311" calcext:value-type="float">
            <text:p>3.23311</text:p>
          </table:table-cell>
          <table:table-cell office:value-type="float" office:value="6.491154" calcext:value-type="float">
            <text:p>6.491154</text:p>
          </table:table-cell>
          <table:table-cell office:value-type="float" office:value="9.547935" calcext:value-type="float">
            <text:p>9.547935</text:p>
          </table:table-cell>
          <table:table-cell office:value-type="float" office:value="10.55238" calcext:value-type="float">
            <text:p>10.55238</text:p>
          </table:table-cell>
          <table:table-cell office:value-type="float" office:value="10.8543" calcext:value-type="float">
            <text:p>10.8543</text:p>
          </table:table-cell>
          <table:table-cell office:value-type="float" office:value="11.36895" calcext:value-type="float">
            <text:p>11.36895</text:p>
          </table:table-cell>
          <table:table-cell office:value-type="float" office:value="12.22086" calcext:value-type="float">
            <text:p>12.22086</text:p>
          </table:table-cell>
          <table:table-cell office:value-type="float" office:value="12.49834" calcext:value-type="float">
            <text:p>12.49834</text:p>
          </table:table-cell>
          <table:table-cell office:value-type="float" office:value="0" calcext:value-type="float">
            <text:p>0</text:p>
          </table:table-cell>
          <table:table-cell office:value-type="float" office:value="131.1847" calcext:value-type="float">
            <text:p>131.18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052006" calcext:value-type="float">
            <text:p>12052006</text:p>
          </table:table-cell>
          <table:table-cell office:value-type="float" office:value="0.7113158" calcext:value-type="float">
            <text:p>0.7113158</text:p>
          </table:table-cell>
          <table:table-cell office:value-type="float" office:value="134.1787" calcext:value-type="float">
            <text:p>134.1787</text:p>
          </table:table-cell>
          <table:table-cell office:value-type="float" office:value="0" calcext:value-type="float">
            <text:p>0</text:p>
          </table:table-cell>
          <table:table-cell office:value-type="float" office:value="-0.0009613886" calcext:value-type="float">
            <text:p>-0.0009613886</text:p>
          </table:table-cell>
          <table:table-cell office:value-type="float" office:value="43.5456" calcext:value-type="float">
            <text:p>43.5456</text:p>
          </table:table-cell>
          <table:table-cell office:value-type="float" office:value="0.06783325" calcext:value-type="float">
            <text:p>0.06783325</text:p>
          </table:table-cell>
          <table:table-cell office:value-type="float" office:value="0.0002754467" calcext:value-type="float">
            <text:p>0.0002754467</text:p>
          </table:table-cell>
          <table:table-cell office:value-type="float" office:value="0.09965263" calcext:value-type="float">
            <text:p>0.09965263</text:p>
          </table:table-cell>
          <table:table-cell office:value-type="float" office:value="0.01094837" calcext:value-type="float">
            <text:p>0.01094837</text:p>
          </table:table-cell>
          <table:table-cell office:value-type="float" office:value="1167.482" calcext:value-type="float">
            <text:p>1167.482</text:p>
          </table:table-cell>
          <table:table-cell office:value-type="float" office:value="0.8964607" calcext:value-type="float">
            <text:p>0.8964607</text:p>
          </table:table-cell>
          <table:table-cell office:value-type="float" office:value="0" calcext:value-type="float">
            <text:p>0</text:p>
          </table:table-cell>
          <table:table-cell office:value-type="float" office:value="0.3576879" calcext:value-type="float">
            <text:p>0.3576879</text:p>
          </table:table-cell>
          <table:table-cell office:value-type="float" office:value="0.3346747" calcext:value-type="float">
            <text:p>0.3346747</text:p>
          </table:table-cell>
          <table:table-cell office:value-type="float" office:value="0.2596546" calcext:value-type="float">
            <text:p>0.2596546</text:p>
          </table:table-cell>
          <table:table-cell office:value-type="float" office:value="0.1023857" calcext:value-type="float">
            <text:p>0.1023857</text:p>
          </table:table-cell>
          <table:table-cell office:value-type="float" office:value="0.08246356" calcext:value-type="float">
            <text:p>0.08246356</text:p>
          </table:table-cell>
          <table:table-cell office:value-type="float" office:value="0.0377365" calcext:value-type="float">
            <text:p>0.0377365</text:p>
          </table:table-cell>
          <table:table-cell office:value-type="float" office:value="0.03860387" calcext:value-type="float">
            <text:p>0.03860387</text:p>
          </table:table-cell>
          <table:table-cell office:value-type="float" office:value="0.09113374" calcext:value-type="float">
            <text:p>0.09113374</text:p>
          </table:table-cell>
          <table:table-cell office:value-type="float" office:value="0.162827" calcext:value-type="float">
            <text:p>0.162827</text:p>
          </table:table-cell>
          <table:table-cell office:value-type="float" office:value="0.1837486" calcext:value-type="float">
            <text:p>0.1837486</text:p>
          </table:table-cell>
          <table:table-cell office:value-type="float" office:value="0.1770156" calcext:value-type="float">
            <text:p>0.1770156</text:p>
          </table:table-cell>
          <table:table-cell office:value-type="float" office:value="0.1814482" calcext:value-type="float">
            <text:p>0.1814482</text:p>
          </table:table-cell>
          <table:table-cell office:value-type="float" office:value="0.1905339" calcext:value-type="float">
            <text:p>0.1905339</text:p>
          </table:table-cell>
          <table:table-cell office:value-type="float" office:value="0.1937638" calcext:value-type="float">
            <text:p>0.1937638</text:p>
          </table:table-cell>
          <table:table-cell office:value-type="float" office:value="0" calcext:value-type="float">
            <text:p>0</text:p>
          </table:table-cell>
          <table:table-cell office:value-type="float" office:value="47.16733" calcext:value-type="float">
            <text:p>47.16733</text:p>
          </table:table-cell>
          <table:table-cell office:value-type="float" office:value="40.89844" calcext:value-type="float">
            <text:p>40.89844</text:p>
          </table:table-cell>
          <table:table-cell office:value-type="float" office:value="33.66478" calcext:value-type="float">
            <text:p>33.66478</text:p>
          </table:table-cell>
          <table:table-cell office:value-type="float" office:value="11.59521" calcext:value-type="float">
            <text:p>11.59521</text:p>
          </table:table-cell>
          <table:table-cell office:value-type="float" office:value="9.432525" calcext:value-type="float">
            <text:p>9.432525</text:p>
          </table:table-cell>
          <table:table-cell office:value-type="float" office:value="3.549062" calcext:value-type="float">
            <text:p>3.549062</text:p>
          </table:table-cell>
          <table:table-cell office:value-type="float" office:value="3.234698" calcext:value-type="float">
            <text:p>3.234698</text:p>
          </table:table-cell>
          <table:table-cell office:value-type="float" office:value="6.494274" calcext:value-type="float">
            <text:p>6.494274</text:p>
          </table:table-cell>
          <table:table-cell office:value-type="float" office:value="9.552532" calcext:value-type="float">
            <text:p>9.552532</text:p>
          </table:table-cell>
          <table:table-cell office:value-type="float" office:value="10.55579" calcext:value-type="float">
            <text:p>10.55579</text:p>
          </table:table-cell>
          <table:table-cell office:value-type="float" office:value="10.85758" calcext:value-type="float">
            <text:p>10.85758</text:p>
          </table:table-cell>
          <table:table-cell office:value-type="float" office:value="11.37158" calcext:value-type="float">
            <text:p>11.37158</text:p>
          </table:table-cell>
          <table:table-cell office:value-type="float" office:value="12.22256" calcext:value-type="float">
            <text:p>12.22256</text:p>
          </table:table-cell>
          <table:table-cell office:value-type="float" office:value="12.49985" calcext:value-type="float">
            <text:p>12.49985</text:p>
          </table:table-cell>
          <table:table-cell office:value-type="float" office:value="0" calcext:value-type="float">
            <text:p>0</text:p>
          </table:table-cell>
          <table:table-cell office:value-type="float" office:value="139.6905" calcext:value-type="float">
            <text:p>139.69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052006" calcext:value-type="float">
            <text:p>13052006</text:p>
          </table:table-cell>
          <table:table-cell office:value-type="float" office:value="0.7089384" calcext:value-type="float">
            <text:p>0.7089384</text:p>
          </table:table-cell>
          <table:table-cell office:value-type="float" office:value="134.1741" calcext:value-type="float">
            <text:p>134.1741</text:p>
          </table:table-cell>
          <table:table-cell office:value-type="float" office:value="0" calcext:value-type="float">
            <text:p>0</text:p>
          </table:table-cell>
          <table:table-cell office:value-type="float" office:value="-0.006760181" calcext:value-type="float">
            <text:p>-0.006760181</text:p>
          </table:table-cell>
          <table:table-cell office:value-type="float" office:value="43.55339" calcext:value-type="float">
            <text:p>43.55339</text:p>
          </table:table-cell>
          <table:table-cell office:value-type="float" office:value="0.06783325" calcext:value-type="float">
            <text:p>0.06783325</text:p>
          </table:table-cell>
          <table:table-cell office:value-type="float" office:value="0.0003316398" calcext:value-type="float">
            <text:p>0.0003316398</text:p>
          </table:table-cell>
          <table:table-cell office:value-type="float" office:value="0.09965263" calcext:value-type="float">
            <text:p>0.09965263</text:p>
          </table:table-cell>
          <table:table-cell office:value-type="float" office:value="0.01271389" calcext:value-type="float">
            <text:p>0.01271389</text:p>
          </table:table-cell>
          <table:table-cell office:value-type="float" office:value="1167.477" calcext:value-type="float">
            <text:p>1167.477</text:p>
          </table:table-cell>
          <table:table-cell office:value-type="float" office:value="0.8949383" calcext:value-type="float">
            <text:p>0.8949383</text:p>
          </table:table-cell>
          <table:table-cell office:value-type="float" office:value="0" calcext:value-type="float">
            <text:p>0</text:p>
          </table:table-cell>
          <table:table-cell office:value-type="float" office:value="0.3279546" calcext:value-type="float">
            <text:p>0.3279546</text:p>
          </table:table-cell>
          <table:table-cell office:value-type="float" office:value="0.3233027" calcext:value-type="float">
            <text:p>0.3233027</text:p>
          </table:table-cell>
          <table:table-cell office:value-type="float" office:value="0.1378549" calcext:value-type="float">
            <text:p>0.1378549</text:p>
          </table:table-cell>
          <table:table-cell office:value-type="float" office:value="0.06965885" calcext:value-type="float">
            <text:p>0.06965885</text:p>
          </table:table-cell>
          <table:table-cell office:value-type="float" office:value="0.08481787" calcext:value-type="float">
            <text:p>0.08481787</text:p>
          </table:table-cell>
          <table:table-cell office:value-type="float" office:value="0.03899238" calcext:value-type="float">
            <text:p>0.03899238</text:p>
          </table:table-cell>
          <table:table-cell office:value-type="float" office:value="0.0396174" calcext:value-type="float">
            <text:p>0.0396174</text:p>
          </table:table-cell>
          <table:table-cell office:value-type="float" office:value="0.09182421" calcext:value-type="float">
            <text:p>0.09182421</text:p>
          </table:table-cell>
          <table:table-cell office:value-type="float" office:value="0.1637936" calcext:value-type="float">
            <text:p>0.1637936</text:p>
          </table:table-cell>
          <table:table-cell office:value-type="float" office:value="0.1842278" calcext:value-type="float">
            <text:p>0.1842278</text:p>
          </table:table-cell>
          <table:table-cell office:value-type="float" office:value="0.1771321" calcext:value-type="float">
            <text:p>0.1771321</text:p>
          </table:table-cell>
          <table:table-cell office:value-type="float" office:value="0.1814838" calcext:value-type="float">
            <text:p>0.1814838</text:p>
          </table:table-cell>
          <table:table-cell office:value-type="float" office:value="0.1905502" calcext:value-type="float">
            <text:p>0.1905502</text:p>
          </table:table-cell>
          <table:table-cell office:value-type="float" office:value="0.1937796" calcext:value-type="float">
            <text:p>0.1937796</text:p>
          </table:table-cell>
          <table:table-cell office:value-type="float" office:value="0" calcext:value-type="float">
            <text:p>0</text:p>
          </table:table-cell>
          <table:table-cell office:value-type="float" office:value="47.17294" calcext:value-type="float">
            <text:p>47.17294</text:p>
          </table:table-cell>
          <table:table-cell office:value-type="float" office:value="40.88073" calcext:value-type="float">
            <text:p>40.88073</text:p>
          </table:table-cell>
          <table:table-cell office:value-type="float" office:value="33.62766" calcext:value-type="float">
            <text:p>33.62766</text:p>
          </table:table-cell>
          <table:table-cell office:value-type="float" office:value="11.59254" calcext:value-type="float">
            <text:p>11.59254</text:p>
          </table:table-cell>
          <table:table-cell office:value-type="float" office:value="9.433534" calcext:value-type="float">
            <text:p>9.433534</text:p>
          </table:table-cell>
          <table:table-cell office:value-type="float" office:value="3.550623" calcext:value-type="float">
            <text:p>3.550623</text:p>
          </table:table-cell>
          <table:table-cell office:value-type="float" office:value="3.236396" calcext:value-type="float">
            <text:p>3.236396</text:p>
          </table:table-cell>
          <table:table-cell office:value-type="float" office:value="6.497498" calcext:value-type="float">
            <text:p>6.497498</text:p>
          </table:table-cell>
          <table:table-cell office:value-type="float" office:value="9.557225" calcext:value-type="float">
            <text:p>9.557225</text:p>
          </table:table-cell>
          <table:table-cell office:value-type="float" office:value="10.5592" calcext:value-type="float">
            <text:p>10.5592</text:p>
          </table:table-cell>
          <table:table-cell office:value-type="float" office:value="10.86086" calcext:value-type="float">
            <text:p>10.86086</text:p>
          </table:table-cell>
          <table:table-cell office:value-type="float" office:value="11.37421" calcext:value-type="float">
            <text:p>11.37421</text:p>
          </table:table-cell>
          <table:table-cell office:value-type="float" office:value="12.22427" calcext:value-type="float">
            <text:p>12.22427</text:p>
          </table:table-cell>
          <table:table-cell office:value-type="float" office:value="12.50135" calcext:value-type="float">
            <text:p>12.50135</text:p>
          </table:table-cell>
          <table:table-cell office:value-type="float" office:value="0" calcext:value-type="float">
            <text:p>0</text:p>
          </table:table-cell>
          <table:table-cell office:value-type="float" office:value="137.2965" calcext:value-type="float">
            <text:p>137.29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052006" calcext:value-type="float">
            <text:p>14052006</text:p>
          </table:table-cell>
          <table:table-cell office:value-type="float" office:value="0.7072532" calcext:value-type="float">
            <text:p>0.7072532</text:p>
          </table:table-cell>
          <table:table-cell office:value-type="float" office:value="134.1704" calcext:value-type="float">
            <text:p>134.1704</text:p>
          </table:table-cell>
          <table:table-cell office:value-type="float" office:value="0" calcext:value-type="float">
            <text:p>0</text:p>
          </table:table-cell>
          <table:table-cell office:value-type="float" office:value="-0.01477199" calcext:value-type="float">
            <text:p>-0.01477199</text:p>
          </table:table-cell>
          <table:table-cell office:value-type="float" office:value="43.55807" calcext:value-type="float">
            <text:p>43.55807</text:p>
          </table:table-cell>
          <table:table-cell office:value-type="float" office:value="0.06783325" calcext:value-type="float">
            <text:p>0.06783325</text:p>
          </table:table-cell>
          <table:table-cell office:value-type="float" office:value="0.000346044" calcext:value-type="float">
            <text:p>0.000346044</text:p>
          </table:table-cell>
          <table:table-cell office:value-type="float" office:value="0.09965263" calcext:value-type="float">
            <text:p>0.09965263</text:p>
          </table:table-cell>
          <table:table-cell office:value-type="float" office:value="0.01353751" calcext:value-type="float">
            <text:p>0.01353751</text:p>
          </table:table-cell>
          <table:table-cell office:value-type="float" office:value="1167.471" calcext:value-type="float">
            <text:p>1167.471</text:p>
          </table:table-cell>
          <table:table-cell office:value-type="float" office:value="0.8940923" calcext:value-type="float">
            <text:p>0.8940923</text:p>
          </table:table-cell>
          <table:table-cell office:value-type="float" office:value="0" calcext:value-type="float">
            <text:p>0</text:p>
          </table:table-cell>
          <table:table-cell office:value-type="float" office:value="0.2767998" calcext:value-type="float">
            <text:p>0.2767998</text:p>
          </table:table-cell>
          <table:table-cell office:value-type="float" office:value="0.2822077" calcext:value-type="float">
            <text:p>0.2822077</text:p>
          </table:table-cell>
          <table:table-cell office:value-type="float" office:value="0.09179577" calcext:value-type="float">
            <text:p>0.09179577</text:p>
          </table:table-cell>
          <table:table-cell office:value-type="float" office:value="0.04189648" calcext:value-type="float">
            <text:p>0.04189648</text:p>
          </table:table-cell>
          <table:table-cell office:value-type="float" office:value="0.05283975" calcext:value-type="float">
            <text:p>0.05283975</text:p>
          </table:table-cell>
          <table:table-cell office:value-type="float" office:value="0.03300535" calcext:value-type="float">
            <text:p>0.03300535</text:p>
          </table:table-cell>
          <table:table-cell office:value-type="float" office:value="0.03945997" calcext:value-type="float">
            <text:p>0.03945997</text:p>
          </table:table-cell>
          <table:table-cell office:value-type="float" office:value="0.09193888" calcext:value-type="float">
            <text:p>0.09193888</text:p>
          </table:table-cell>
          <table:table-cell office:value-type="float" office:value="0.1640351" calcext:value-type="float">
            <text:p>0.1640351</text:p>
          </table:table-cell>
          <table:table-cell office:value-type="float" office:value="0.1845841" calcext:value-type="float">
            <text:p>0.1845841</text:p>
          </table:table-cell>
          <table:table-cell office:value-type="float" office:value="0.1772198" calcext:value-type="float">
            <text:p>0.1772198</text:p>
          </table:table-cell>
          <table:table-cell office:value-type="float" office:value="0.1815226" calcext:value-type="float">
            <text:p>0.1815226</text:p>
          </table:table-cell>
          <table:table-cell office:value-type="float" office:value="0.1905724" calcext:value-type="float">
            <text:p>0.1905724</text:p>
          </table:table-cell>
          <table:table-cell office:value-type="float" office:value="0.1937955" calcext:value-type="float">
            <text:p>0.1937955</text:p>
          </table:table-cell>
          <table:table-cell office:value-type="float" office:value="0" calcext:value-type="float">
            <text:p>0</text:p>
          </table:table-cell>
          <table:table-cell office:value-type="float" office:value="47.17055" calcext:value-type="float">
            <text:p>47.17055</text:p>
          </table:table-cell>
          <table:table-cell office:value-type="float" office:value="40.85237" calcext:value-type="float">
            <text:p>40.85237</text:p>
          </table:table-cell>
          <table:table-cell office:value-type="float" office:value="33.55899" calcext:value-type="float">
            <text:p>33.55899</text:p>
          </table:table-cell>
          <table:table-cell office:value-type="float" office:value="11.57517" calcext:value-type="float">
            <text:p>11.57517</text:p>
          </table:table-cell>
          <table:table-cell office:value-type="float" office:value="9.429367" calcext:value-type="float">
            <text:p>9.429367</text:p>
          </table:table-cell>
          <table:table-cell office:value-type="float" office:value="3.551795" calcext:value-type="float">
            <text:p>3.551795</text:p>
          </table:table-cell>
          <table:table-cell office:value-type="float" office:value="3.238105" calcext:value-type="float">
            <text:p>3.238105</text:p>
          </table:table-cell>
          <table:table-cell office:value-type="float" office:value="6.500731" calcext:value-type="float">
            <text:p>6.500731</text:p>
          </table:table-cell>
          <table:table-cell office:value-type="float" office:value="9.561917" calcext:value-type="float">
            <text:p>9.561917</text:p>
          </table:table-cell>
          <table:table-cell office:value-type="float" office:value="10.56254" calcext:value-type="float">
            <text:p>10.56254</text:p>
          </table:table-cell>
          <table:table-cell office:value-type="float" office:value="10.86411" calcext:value-type="float">
            <text:p>10.86411</text:p>
          </table:table-cell>
          <table:table-cell office:value-type="float" office:value="11.37685" calcext:value-type="float">
            <text:p>11.37685</text:p>
          </table:table-cell>
          <table:table-cell office:value-type="float" office:value="12.22598" calcext:value-type="float">
            <text:p>12.22598</text:p>
          </table:table-cell>
          <table:table-cell office:value-type="float" office:value="12.50284" calcext:value-type="float">
            <text:p>12.50284</text:p>
          </table:table-cell>
          <table:table-cell office:value-type="float" office:value="0" calcext:value-type="float">
            <text:p>0</text:p>
          </table:table-cell>
          <table:table-cell office:value-type="float" office:value="124.0122" calcext:value-type="float">
            <text:p>124.01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052006" calcext:value-type="float">
            <text:p>15052006</text:p>
          </table:table-cell>
          <table:table-cell office:value-type="float" office:value="0.705389" calcext:value-type="float">
            <text:p>0.705389</text:p>
          </table:table-cell>
          <table:table-cell office:value-type="float" office:value="134.1664" calcext:value-type="float">
            <text:p>134.1664</text:p>
          </table:table-cell>
          <table:table-cell office:value-type="float" office:value="0" calcext:value-type="float">
            <text:p>0</text:p>
          </table:table-cell>
          <table:table-cell office:value-type="float" office:value="-0.02460971" calcext:value-type="float">
            <text:p>-0.02460971</text:p>
          </table:table-cell>
          <table:table-cell office:value-type="float" office:value="43.5608" calcext:value-type="float">
            <text:p>43.5608</text:p>
          </table:table-cell>
          <table:table-cell office:value-type="float" office:value="0.06783325" calcext:value-type="float">
            <text:p>0.06783325</text:p>
          </table:table-cell>
          <table:table-cell office:value-type="float" office:value="0.0003531508" calcext:value-type="float">
            <text:p>0.0003531508</text:p>
          </table:table-cell>
          <table:table-cell office:value-type="float" office:value="0.09965263" calcext:value-type="float">
            <text:p>0.09965263</text:p>
          </table:table-cell>
          <table:table-cell office:value-type="float" office:value="0.01408324" calcext:value-type="float">
            <text:p>0.01408324</text:p>
          </table:table-cell>
          <table:table-cell office:value-type="float" office:value="1167.465" calcext:value-type="float">
            <text:p>1167.465</text:p>
          </table:table-cell>
          <table:table-cell office:value-type="float" office:value="0.8930813" calcext:value-type="float">
            <text:p>0.8930813</text:p>
          </table:table-cell>
          <table:table-cell office:value-type="float" office:value="0" calcext:value-type="float">
            <text:p>0</text:p>
          </table:table-cell>
          <table:table-cell office:value-type="float" office:value="0.2848121" calcext:value-type="float">
            <text:p>0.2848121</text:p>
          </table:table-cell>
          <table:table-cell office:value-type="float" office:value="0.2687712" calcext:value-type="float">
            <text:p>0.2687712</text:p>
          </table:table-cell>
          <table:table-cell office:value-type="float" office:value="0.06587115" calcext:value-type="float">
            <text:p>0.06587115</text:p>
          </table:table-cell>
          <table:table-cell office:value-type="float" office:value="0.03062797" calcext:value-type="float">
            <text:p>0.03062797</text:p>
          </table:table-cell>
          <table:table-cell office:value-type="float" office:value="0.03617617" calcext:value-type="float">
            <text:p>0.03617617</text:p>
          </table:table-cell>
          <table:table-cell office:value-type="float" office:value="0.02601272" calcext:value-type="float">
            <text:p>0.02601272</text:p>
          </table:table-cell>
          <table:table-cell office:value-type="float" office:value="0.03820835" calcext:value-type="float">
            <text:p>0.03820835</text:p>
          </table:table-cell>
          <table:table-cell office:value-type="float" office:value="0.09178854" calcext:value-type="float">
            <text:p>0.09178854</text:p>
          </table:table-cell>
          <table:table-cell office:value-type="float" office:value="0.1639791" calcext:value-type="float">
            <text:p>0.1639791</text:p>
          </table:table-cell>
          <table:table-cell office:value-type="float" office:value="0.1848213" calcext:value-type="float">
            <text:p>0.1848213</text:p>
          </table:table-cell>
          <table:table-cell office:value-type="float" office:value="0.1772879" calcext:value-type="float">
            <text:p>0.1772879</text:p>
          </table:table-cell>
          <table:table-cell office:value-type="float" office:value="0.1815615" calcext:value-type="float">
            <text:p>0.1815615</text:p>
          </table:table-cell>
          <table:table-cell office:value-type="float" office:value="0.1905949" calcext:value-type="float">
            <text:p>0.1905949</text:p>
          </table:table-cell>
          <table:table-cell office:value-type="float" office:value="0.1938113" calcext:value-type="float">
            <text:p>0.1938113</text:p>
          </table:table-cell>
          <table:table-cell office:value-type="float" office:value="0" calcext:value-type="float">
            <text:p>0</text:p>
          </table:table-cell>
          <table:table-cell office:value-type="float" office:value="47.16735" calcext:value-type="float">
            <text:p>47.16735</text:p>
          </table:table-cell>
          <table:table-cell office:value-type="float" office:value="40.81514" calcext:value-type="float">
            <text:p>40.81514</text:p>
          </table:table-cell>
          <table:table-cell office:value-type="float" office:value="33.478" calcext:value-type="float">
            <text:p>33.478</text:p>
          </table:table-cell>
          <table:table-cell office:value-type="float" office:value="11.55152" calcext:value-type="float">
            <text:p>11.55152</text:p>
          </table:table-cell>
          <table:table-cell office:value-type="float" office:value="9.415434" calcext:value-type="float">
            <text:p>9.415434</text:p>
          </table:table-cell>
          <table:table-cell office:value-type="float" office:value="3.551064" calcext:value-type="float">
            <text:p>3.551064</text:p>
          </table:table-cell>
          <table:table-cell office:value-type="float" office:value="3.23967" calcext:value-type="float">
            <text:p>3.23967</text:p>
          </table:table-cell>
          <table:table-cell office:value-type="float" office:value="6.503909" calcext:value-type="float">
            <text:p>6.503909</text:p>
          </table:table-cell>
          <table:table-cell office:value-type="float" office:value="9.566534" calcext:value-type="float">
            <text:p>9.566534</text:p>
          </table:table-cell>
          <table:table-cell office:value-type="float" office:value="10.56588" calcext:value-type="float">
            <text:p>10.56588</text:p>
          </table:table-cell>
          <table:table-cell office:value-type="float" office:value="10.86728" calcext:value-type="float">
            <text:p>10.86728</text:p>
          </table:table-cell>
          <table:table-cell office:value-type="float" office:value="11.37949" calcext:value-type="float">
            <text:p>11.37949</text:p>
          </table:table-cell>
          <table:table-cell office:value-type="float" office:value="12.22768" calcext:value-type="float">
            <text:p>12.22768</text:p>
          </table:table-cell>
          <table:table-cell office:value-type="float" office:value="12.50433" calcext:value-type="float">
            <text:p>12.50433</text:p>
          </table:table-cell>
          <table:table-cell office:value-type="float" office:value="0" calcext:value-type="float">
            <text:p>0</text:p>
          </table:table-cell>
          <table:table-cell office:value-type="float" office:value="126.4747" calcext:value-type="float">
            <text:p>126.47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052006" calcext:value-type="float">
            <text:p>16052006</text:p>
          </table:table-cell>
          <table:table-cell office:value-type="float" office:value="0.7032505" calcext:value-type="float">
            <text:p>0.7032505</text:p>
          </table:table-cell>
          <table:table-cell office:value-type="float" office:value="134.1622" calcext:value-type="float">
            <text:p>134.1622</text:p>
          </table:table-cell>
          <table:table-cell office:value-type="float" office:value="0" calcext:value-type="float">
            <text:p>0</text:p>
          </table:table-cell>
          <table:table-cell office:value-type="float" office:value="-0.03684262" calcext:value-type="float">
            <text:p>-0.03684262</text:p>
          </table:table-cell>
          <table:table-cell office:value-type="float" office:value="43.56227" calcext:value-type="float">
            <text:p>43.56227</text:p>
          </table:table-cell>
          <table:table-cell office:value-type="float" office:value="0.06783325" calcext:value-type="float">
            <text:p>0.06783325</text:p>
          </table:table-cell>
          <table:table-cell office:value-type="float" office:value="0.0003572189" calcext:value-type="float">
            <text:p>0.0003572189</text:p>
          </table:table-cell>
          <table:table-cell office:value-type="float" office:value="0.09965263" calcext:value-type="float">
            <text:p>0.09965263</text:p>
          </table:table-cell>
          <table:table-cell office:value-type="float" office:value="0.01444971" calcext:value-type="float">
            <text:p>0.01444971</text:p>
          </table:table-cell>
          <table:table-cell office:value-type="float" office:value="1167.459" calcext:value-type="float">
            <text:p>1167.459</text:p>
          </table:table-cell>
          <table:table-cell office:value-type="float" office:value="0.8918537" calcext:value-type="float">
            <text:p>0.8918537</text:p>
          </table:table-cell>
          <table:table-cell office:value-type="float" office:value="0" calcext:value-type="float">
            <text:p>0</text:p>
          </table:table-cell>
          <table:table-cell office:value-type="float" office:value="0.2984129" calcext:value-type="float">
            <text:p>0.2984129</text:p>
          </table:table-cell>
          <table:table-cell office:value-type="float" office:value="0.2365064" calcext:value-type="float">
            <text:p>0.2365064</text:p>
          </table:table-cell>
          <table:table-cell office:value-type="float" office:value="0.04013071" calcext:value-type="float">
            <text:p>0.04013071</text:p>
          </table:table-cell>
          <table:table-cell office:value-type="float" office:value="0.0243999" calcext:value-type="float">
            <text:p>0.0243999</text:p>
          </table:table-cell>
          <table:table-cell office:value-type="float" office:value="0.02779821" calcext:value-type="float">
            <text:p>0.02779821</text:p>
          </table:table-cell>
          <table:table-cell office:value-type="float" office:value="0.02262054" calcext:value-type="float">
            <text:p>0.02262054</text:p>
          </table:table-cell>
          <table:table-cell office:value-type="float" office:value="0.03223875" calcext:value-type="float">
            <text:p>0.03223875</text:p>
          </table:table-cell>
          <table:table-cell office:value-type="float" office:value="0.09124286" calcext:value-type="float">
            <text:p>0.09124286</text:p>
          </table:table-cell>
          <table:table-cell office:value-type="float" office:value="0.1638646" calcext:value-type="float">
            <text:p>0.1638646</text:p>
          </table:table-cell>
          <table:table-cell office:value-type="float" office:value="0.1849778" calcext:value-type="float">
            <text:p>0.1849778</text:p>
          </table:table-cell>
          <table:table-cell office:value-type="float" office:value="0.1773441" calcext:value-type="float">
            <text:p>0.1773441</text:p>
          </table:table-cell>
          <table:table-cell office:value-type="float" office:value="0.1815984" calcext:value-type="float">
            <text:p>0.1815984</text:p>
          </table:table-cell>
          <table:table-cell office:value-type="float" office:value="0.1906165" calcext:value-type="float">
            <text:p>0.1906165</text:p>
          </table:table-cell>
          <table:table-cell office:value-type="float" office:value="0.1938272" calcext:value-type="float">
            <text:p>0.1938272</text:p>
          </table:table-cell>
          <table:table-cell office:value-type="float" office:value="0" calcext:value-type="float">
            <text:p>0</text:p>
          </table:table-cell>
          <table:table-cell office:value-type="float" office:value="47.16636" calcext:value-type="float">
            <text:p>47.16636</text:p>
          </table:table-cell>
          <table:table-cell office:value-type="float" office:value="40.77062" calcext:value-type="float">
            <text:p>40.77062</text:p>
          </table:table-cell>
          <table:table-cell office:value-type="float" office:value="33.38967" calcext:value-type="float">
            <text:p>33.38967</text:p>
          </table:table-cell>
          <table:table-cell office:value-type="float" office:value="11.52486" calcext:value-type="float">
            <text:p>11.52486</text:p>
          </table:table-cell>
          <table:table-cell office:value-type="float" office:value="9.397107" calcext:value-type="float">
            <text:p>9.397107</text:p>
          </table:table-cell>
          <table:table-cell office:value-type="float" office:value="3.549131" calcext:value-type="float">
            <text:p>3.549131</text:p>
          </table:table-cell>
          <table:table-cell office:value-type="float" office:value="3.240362" calcext:value-type="float">
            <text:p>3.240362</text:p>
          </table:table-cell>
          <table:table-cell office:value-type="float" office:value="6.50702" calcext:value-type="float">
            <text:p>6.50702</text:p>
          </table:table-cell>
          <table:table-cell office:value-type="float" office:value="9.571075" calcext:value-type="float">
            <text:p>9.571075</text:p>
          </table:table-cell>
          <table:table-cell office:value-type="float" office:value="10.56923" calcext:value-type="float">
            <text:p>10.56923</text:p>
          </table:table-cell>
          <table:table-cell office:value-type="float" office:value="10.87045" calcext:value-type="float">
            <text:p>10.87045</text:p>
          </table:table-cell>
          <table:table-cell office:value-type="float" office:value="11.38212" calcext:value-type="float">
            <text:p>11.38212</text:p>
          </table:table-cell>
          <table:table-cell office:value-type="float" office:value="12.22939" calcext:value-type="float">
            <text:p>12.22939</text:p>
          </table:table-cell>
          <table:table-cell office:value-type="float" office:value="12.50584" calcext:value-type="float">
            <text:p>12.50584</text:p>
          </table:table-cell>
          <table:table-cell office:value-type="float" office:value="0" calcext:value-type="float">
            <text:p>0</text:p>
          </table:table-cell>
          <table:table-cell office:value-type="float" office:value="132.0477" calcext:value-type="float">
            <text:p>132.04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052006" calcext:value-type="float">
            <text:p>17052006</text:p>
          </table:table-cell>
          <table:table-cell office:value-type="float" office:value="0.7006726" calcext:value-type="float">
            <text:p>0.7006726</text:p>
          </table:table-cell>
          <table:table-cell office:value-type="float" office:value="134.1573" calcext:value-type="float">
            <text:p>134.1573</text:p>
          </table:table-cell>
          <table:table-cell office:value-type="float" office:value="0" calcext:value-type="float">
            <text:p>0</text:p>
          </table:table-cell>
          <table:table-cell office:value-type="float" office:value="-0.05261515" calcext:value-type="float">
            <text:p>-0.05261515</text:p>
          </table:table-cell>
          <table:table-cell office:value-type="float" office:value="43.56209" calcext:value-type="float">
            <text:p>43.56209</text:p>
          </table:table-cell>
          <table:table-cell office:value-type="float" office:value="0.06783325" calcext:value-type="float">
            <text:p>0.06783325</text:p>
          </table:table-cell>
          <table:table-cell office:value-type="float" office:value="0.0003596254" calcext:value-type="float">
            <text:p>0.0003596254</text:p>
          </table:table-cell>
          <table:table-cell office:value-type="float" office:value="0.09965263" calcext:value-type="float">
            <text:p>0.09965263</text:p>
          </table:table-cell>
          <table:table-cell office:value-type="float" office:value="0.01469662" calcext:value-type="float">
            <text:p>0.01469662</text:p>
          </table:table-cell>
          <table:table-cell office:value-type="float" office:value="1167.452" calcext:value-type="float">
            <text:p>1167.452</text:p>
          </table:table-cell>
          <table:table-cell office:value-type="float" office:value="0.8899841" calcext:value-type="float">
            <text:p>0.8899841</text:p>
          </table:table-cell>
          <table:table-cell office:value-type="float" office:value="0" calcext:value-type="float">
            <text:p>0</text:p>
          </table:table-cell>
          <table:table-cell office:value-type="float" office:value="0.3154121" calcext:value-type="float">
            <text:p>0.3154121</text:p>
          </table:table-cell>
          <table:table-cell office:value-type="float" office:value="0.1745847" calcext:value-type="float">
            <text:p>0.1745847</text:p>
          </table:table-cell>
          <table:table-cell office:value-type="float" office:value="0.03376175" calcext:value-type="float">
            <text:p>0.03376175</text:p>
          </table:table-cell>
          <table:table-cell office:value-type="float" office:value="0.01937288" calcext:value-type="float">
            <text:p>0.01937288</text:p>
          </table:table-cell>
          <table:table-cell office:value-type="float" office:value="0.02234492" calcext:value-type="float">
            <text:p>0.02234492</text:p>
          </table:table-cell>
          <table:table-cell office:value-type="float" office:value="0.02026459" calcext:value-type="float">
            <text:p>0.02026459</text:p>
          </table:table-cell>
          <table:table-cell office:value-type="float" office:value="0.02926655" calcext:value-type="float">
            <text:p>0.02926655</text:p>
          </table:table-cell>
          <table:table-cell office:value-type="float" office:value="0.08717201" calcext:value-type="float">
            <text:p>0.08717201</text:p>
          </table:table-cell>
          <table:table-cell office:value-type="float" office:value="0.1637945" calcext:value-type="float">
            <text:p>0.1637945</text:p>
          </table:table-cell>
          <table:table-cell office:value-type="float" office:value="0.1850861" calcext:value-type="float">
            <text:p>0.1850861</text:p>
          </table:table-cell>
          <table:table-cell office:value-type="float" office:value="0.1773932" calcext:value-type="float">
            <text:p>0.1773932</text:p>
          </table:table-cell>
          <table:table-cell office:value-type="float" office:value="0.1816337" calcext:value-type="float">
            <text:p>0.1816337</text:p>
          </table:table-cell>
          <table:table-cell office:value-type="float" office:value="0.1906374" calcext:value-type="float">
            <text:p>0.1906374</text:p>
          </table:table-cell>
          <table:table-cell office:value-type="float" office:value="0.193843" calcext:value-type="float">
            <text:p>0.193843</text:p>
          </table:table-cell>
          <table:table-cell office:value-type="float" office:value="0" calcext:value-type="float">
            <text:p>0</text:p>
          </table:table-cell>
          <table:table-cell office:value-type="float" office:value="47.16847" calcext:value-type="float">
            <text:p>47.16847</text:p>
          </table:table-cell>
          <table:table-cell office:value-type="float" office:value="40.70881" calcext:value-type="float">
            <text:p>40.70881</text:p>
          </table:table-cell>
          <table:table-cell office:value-type="float" office:value="33.29312" calcext:value-type="float">
            <text:p>33.29312</text:p>
          </table:table-cell>
          <table:table-cell office:value-type="float" office:value="11.49633" calcext:value-type="float">
            <text:p>11.49633</text:p>
          </table:table-cell>
          <table:table-cell office:value-type="float" office:value="9.376415" calcext:value-type="float">
            <text:p>9.376415</text:p>
          </table:table-cell>
          <table:table-cell office:value-type="float" office:value="3.546586" calcext:value-type="float">
            <text:p>3.546586</text:p>
          </table:table-cell>
          <table:table-cell office:value-type="float" office:value="3.240094" calcext:value-type="float">
            <text:p>3.240094</text:p>
          </table:table-cell>
          <table:table-cell office:value-type="float" office:value="6.509564" calcext:value-type="float">
            <text:p>6.509564</text:p>
          </table:table-cell>
          <table:table-cell office:value-type="float" office:value="9.575552" calcext:value-type="float">
            <text:p>9.575552</text:p>
          </table:table-cell>
          <table:table-cell office:value-type="float" office:value="10.57257" calcext:value-type="float">
            <text:p>10.57257</text:p>
          </table:table-cell>
          <table:table-cell office:value-type="float" office:value="10.87362" calcext:value-type="float">
            <text:p>10.87362</text:p>
          </table:table-cell>
          <table:table-cell office:value-type="float" office:value="11.38476" calcext:value-type="float">
            <text:p>11.38476</text:p>
          </table:table-cell>
          <table:table-cell office:value-type="float" office:value="12.23109" calcext:value-type="float">
            <text:p>12.23109</text:p>
          </table:table-cell>
          <table:table-cell office:value-type="float" office:value="12.50734" calcext:value-type="float">
            <text:p>12.50734</text:p>
          </table:table-cell>
          <table:table-cell office:value-type="float" office:value="0" calcext:value-type="float">
            <text:p>0</text:p>
          </table:table-cell>
          <table:table-cell office:value-type="float" office:value="146.25" calcext:value-type="float">
            <text:p>146.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052006" calcext:value-type="float">
            <text:p>18052006</text:p>
          </table:table-cell>
          <table:table-cell office:value-type="float" office:value="0.698076" calcext:value-type="float">
            <text:p>0.698076</text:p>
          </table:table-cell>
          <table:table-cell office:value-type="float" office:value="134.1522" calcext:value-type="float">
            <text:p>134.1522</text:p>
          </table:table-cell>
          <table:table-cell office:value-type="float" office:value="0" calcext:value-type="float">
            <text:p>0</text:p>
          </table:table-cell>
          <table:table-cell office:value-type="float" office:value="-0.07051026" calcext:value-type="float">
            <text:p>-0.07051026</text:p>
          </table:table-cell>
          <table:table-cell office:value-type="float" office:value="43.5603" calcext:value-type="float">
            <text:p>43.5603</text:p>
          </table:table-cell>
          <table:table-cell office:value-type="float" office:value="0.06783325" calcext:value-type="float">
            <text:p>0.06783325</text:p>
          </table:table-cell>
          <table:table-cell office:value-type="float" office:value="0.000361086" calcext:value-type="float">
            <text:p>0.000361086</text:p>
          </table:table-cell>
          <table:table-cell office:value-type="float" office:value="0.09965263" calcext:value-type="float">
            <text:p>0.09965263</text:p>
          </table:table-cell>
          <table:table-cell office:value-type="float" office:value="0.01486591" calcext:value-type="float">
            <text:p>0.01486591</text:p>
          </table:table-cell>
          <table:table-cell office:value-type="float" office:value="1167.445" calcext:value-type="float">
            <text:p>1167.445</text:p>
          </table:table-cell>
          <table:table-cell office:value-type="float" office:value="0.8883351" calcext:value-type="float">
            <text:p>0.8883351</text:p>
          </table:table-cell>
          <table:table-cell office:value-type="float" office:value="0" calcext:value-type="float">
            <text:p>0</text:p>
          </table:table-cell>
          <table:table-cell office:value-type="float" office:value="0.2941864" calcext:value-type="float">
            <text:p>0.2941864</text:p>
          </table:table-cell>
          <table:table-cell office:value-type="float" office:value="0.1184345" calcext:value-type="float">
            <text:p>0.1184345</text:p>
          </table:table-cell>
          <table:table-cell office:value-type="float" office:value="0.03585864" calcext:value-type="float">
            <text:p>0.03585864</text:p>
          </table:table-cell>
          <table:table-cell office:value-type="float" office:value="0.01663807" calcext:value-type="float">
            <text:p>0.01663807</text:p>
          </table:table-cell>
          <table:table-cell office:value-type="float" office:value="0.01889309" calcext:value-type="float">
            <text:p>0.01889309</text:p>
          </table:table-cell>
          <table:table-cell office:value-type="float" office:value="0.01813658" calcext:value-type="float">
            <text:p>0.01813658</text:p>
          </table:table-cell>
          <table:table-cell office:value-type="float" office:value="0.02764515" calcext:value-type="float">
            <text:p>0.02764515</text:p>
          </table:table-cell>
          <table:table-cell office:value-type="float" office:value="0.08304685" calcext:value-type="float">
            <text:p>0.08304685</text:p>
          </table:table-cell>
          <table:table-cell office:value-type="float" office:value="0.1637939" calcext:value-type="float">
            <text:p>0.1637939</text:p>
          </table:table-cell>
          <table:table-cell office:value-type="float" office:value="0.1851696" calcext:value-type="float">
            <text:p>0.1851696</text:p>
          </table:table-cell>
          <table:table-cell office:value-type="float" office:value="0.1774382" calcext:value-type="float">
            <text:p>0.1774382</text:p>
          </table:table-cell>
          <table:table-cell office:value-type="float" office:value="0.1816675" calcext:value-type="float">
            <text:p>0.1816675</text:p>
          </table:table-cell>
          <table:table-cell office:value-type="float" office:value="0.1906579" calcext:value-type="float">
            <text:p>0.1906579</text:p>
          </table:table-cell>
          <table:table-cell office:value-type="float" office:value="0.1938589" calcext:value-type="float">
            <text:p>0.1938589</text:p>
          </table:table-cell>
          <table:table-cell office:value-type="float" office:value="0" calcext:value-type="float">
            <text:p>0</text:p>
          </table:table-cell>
          <table:table-cell office:value-type="float" office:value="47.16973" calcext:value-type="float">
            <text:p>47.16973</text:p>
          </table:table-cell>
          <table:table-cell office:value-type="float" office:value="40.62404" calcext:value-type="float">
            <text:p>40.62404</text:p>
          </table:table-cell>
          <table:table-cell office:value-type="float" office:value="33.1967" calcext:value-type="float">
            <text:p>33.1967</text:p>
          </table:table-cell>
          <table:table-cell office:value-type="float" office:value="11.46631" calcext:value-type="float">
            <text:p>11.46631</text:p>
          </table:table-cell>
          <table:table-cell office:value-type="float" office:value="9.354141" calcext:value-type="float">
            <text:p>9.354141</text:p>
          </table:table-cell>
          <table:table-cell office:value-type="float" office:value="3.543509" calcext:value-type="float">
            <text:p>3.543509</text:p>
          </table:table-cell>
          <table:table-cell office:value-type="float" office:value="3.239369" calcext:value-type="float">
            <text:p>3.239369</text:p>
          </table:table-cell>
          <table:table-cell office:value-type="float" office:value="6.511057" calcext:value-type="float">
            <text:p>6.511057</text:p>
          </table:table-cell>
          <table:table-cell office:value-type="float" office:value="9.580009" calcext:value-type="float">
            <text:p>9.580009</text:p>
          </table:table-cell>
          <table:table-cell office:value-type="float" office:value="10.57591" calcext:value-type="float">
            <text:p>10.57591</text:p>
          </table:table-cell>
          <table:table-cell office:value-type="float" office:value="10.87678" calcext:value-type="float">
            <text:p>10.87678</text:p>
          </table:table-cell>
          <table:table-cell office:value-type="float" office:value="11.38733" calcext:value-type="float">
            <text:p>11.38733</text:p>
          </table:table-cell>
          <table:table-cell office:value-type="float" office:value="12.2328" calcext:value-type="float">
            <text:p>12.2328</text:p>
          </table:table-cell>
          <table:table-cell office:value-type="float" office:value="12.50885" calcext:value-type="float">
            <text:p>12.50885</text:p>
          </table:table-cell>
          <table:table-cell office:value-type="float" office:value="0" calcext:value-type="float">
            <text:p>0</text:p>
          </table:table-cell>
          <table:table-cell office:value-type="float" office:value="146.2573" calcext:value-type="float">
            <text:p>146.25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9052006" calcext:value-type="float">
            <text:p>19052006</text:p>
          </table:table-cell>
          <table:table-cell office:value-type="float" office:value="0.6944536" calcext:value-type="float">
            <text:p>0.6944536</text:p>
          </table:table-cell>
          <table:table-cell office:value-type="float" office:value="134.1458" calcext:value-type="float">
            <text:p>134.1458</text:p>
          </table:table-cell>
          <table:table-cell office:value-type="float" office:value="0" calcext:value-type="float">
            <text:p>0</text:p>
          </table:table-cell>
          <table:table-cell office:value-type="float" office:value="-0.09127789" calcext:value-type="float">
            <text:p>-0.09127789</text:p>
          </table:table-cell>
          <table:table-cell office:value-type="float" office:value="43.55762" calcext:value-type="float">
            <text:p>43.55762</text:p>
          </table:table-cell>
          <table:table-cell office:value-type="float" office:value="0.06783325" calcext:value-type="float">
            <text:p>0.06783325</text:p>
          </table:table-cell>
          <table:table-cell office:value-type="float" office:value="0.000362008" calcext:value-type="float">
            <text:p>0.000362008</text:p>
          </table:table-cell>
          <table:table-cell office:value-type="float" office:value="0.09965263" calcext:value-type="float">
            <text:p>0.09965263</text:p>
          </table:table-cell>
          <table:table-cell office:value-type="float" office:value="0.01498547" calcext:value-type="float">
            <text:p>0.01498547</text:p>
          </table:table-cell>
          <table:table-cell office:value-type="float" office:value="1167.437" calcext:value-type="float">
            <text:p>1167.437</text:p>
          </table:table-cell>
          <table:table-cell office:value-type="float" office:value="0.8825047" calcext:value-type="float">
            <text:p>0.8825047</text:p>
          </table:table-cell>
          <table:table-cell office:value-type="float" office:value="0" calcext:value-type="float">
            <text:p>0</text:p>
          </table:table-cell>
          <table:table-cell office:value-type="float" office:value="0.3169572" calcext:value-type="float">
            <text:p>0.3169572</text:p>
          </table:table-cell>
          <table:table-cell office:value-type="float" office:value="0.1084251" calcext:value-type="float">
            <text:p>0.1084251</text:p>
          </table:table-cell>
          <table:table-cell office:value-type="float" office:value="0.02681657" calcext:value-type="float">
            <text:p>0.02681657</text:p>
          </table:table-cell>
          <table:table-cell office:value-type="float" office:value="0.01572421" calcext:value-type="float">
            <text:p>0.01572421</text:p>
          </table:table-cell>
          <table:table-cell office:value-type="float" office:value="0.01638049" calcext:value-type="float">
            <text:p>0.01638049</text:p>
          </table:table-cell>
          <table:table-cell office:value-type="float" office:value="0.01594737" calcext:value-type="float">
            <text:p>0.01594737</text:p>
          </table:table-cell>
          <table:table-cell office:value-type="float" office:value="0.02646041" calcext:value-type="float">
            <text:p>0.02646041</text:p>
          </table:table-cell>
          <table:table-cell office:value-type="float" office:value="0.08120623" calcext:value-type="float">
            <text:p>0.08120623</text:p>
          </table:table-cell>
          <table:table-cell office:value-type="float" office:value="0.1637436" calcext:value-type="float">
            <text:p>0.1637436</text:p>
          </table:table-cell>
          <table:table-cell office:value-type="float" office:value="0.1852411" calcext:value-type="float">
            <text:p>0.1852411</text:p>
          </table:table-cell>
          <table:table-cell office:value-type="float" office:value="0.1774806" calcext:value-type="float">
            <text:p>0.1774806</text:p>
          </table:table-cell>
          <table:table-cell office:value-type="float" office:value="0.1817008" calcext:value-type="float">
            <text:p>0.1817008</text:p>
          </table:table-cell>
          <table:table-cell office:value-type="float" office:value="0.1906779" calcext:value-type="float">
            <text:p>0.1906779</text:p>
          </table:table-cell>
          <table:table-cell office:value-type="float" office:value="0.1938747" calcext:value-type="float">
            <text:p>0.1938747</text:p>
          </table:table-cell>
          <table:table-cell office:value-type="float" office:value="0" calcext:value-type="float">
            <text:p>0</text:p>
          </table:table-cell>
          <table:table-cell office:value-type="float" office:value="47.17362" calcext:value-type="float">
            <text:p>47.17362</text:p>
          </table:table-cell>
          <table:table-cell office:value-type="float" office:value="40.53111" calcext:value-type="float">
            <text:p>40.53111</text:p>
          </table:table-cell>
          <table:table-cell office:value-type="float" office:value="33.09748" calcext:value-type="float">
            <text:p>33.09748</text:p>
          </table:table-cell>
          <table:table-cell office:value-type="float" office:value="11.43561" calcext:value-type="float">
            <text:p>11.43561</text:p>
          </table:table-cell>
          <table:table-cell office:value-type="float" office:value="9.330881" calcext:value-type="float">
            <text:p>9.330881</text:p>
          </table:table-cell>
          <table:table-cell office:value-type="float" office:value="3.539982" calcext:value-type="float">
            <text:p>3.539982</text:p>
          </table:table-cell>
          <table:table-cell office:value-type="float" office:value="3.238356" calcext:value-type="float">
            <text:p>3.238356</text:p>
          </table:table-cell>
          <table:table-cell office:value-type="float" office:value="6.511773" calcext:value-type="float">
            <text:p>6.511773</text:p>
          </table:table-cell>
          <table:table-cell office:value-type="float" office:value="9.584464" calcext:value-type="float">
            <text:p>9.584464</text:p>
          </table:table-cell>
          <table:table-cell office:value-type="float" office:value="10.57925" calcext:value-type="float">
            <text:p>10.57925</text:p>
          </table:table-cell>
          <table:table-cell office:value-type="float" office:value="10.87995" calcext:value-type="float">
            <text:p>10.87995</text:p>
          </table:table-cell>
          <table:table-cell office:value-type="float" office:value="11.38989" calcext:value-type="float">
            <text:p>11.38989</text:p>
          </table:table-cell>
          <table:table-cell office:value-type="float" office:value="12.2345" calcext:value-type="float">
            <text:p>12.2345</text:p>
          </table:table-cell>
          <table:table-cell office:value-type="float" office:value="12.51035" calcext:value-type="float">
            <text:p>12.51035</text:p>
          </table:table-cell>
          <table:table-cell office:value-type="float" office:value="0" calcext:value-type="float">
            <text:p>0</text:p>
          </table:table-cell>
          <table:table-cell office:value-type="float" office:value="181.1385" calcext:value-type="float">
            <text:p>181.13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052006" calcext:value-type="float">
            <text:p>20052006</text:p>
          </table:table-cell>
          <table:table-cell office:value-type="float" office:value="0.6922713" calcext:value-type="float">
            <text:p>0.6922713</text:p>
          </table:table-cell>
          <table:table-cell office:value-type="float" office:value="134.1407" calcext:value-type="float">
            <text:p>134.1407</text:p>
          </table:table-cell>
          <table:table-cell office:value-type="float" office:value="0" calcext:value-type="float">
            <text:p>0</text:p>
          </table:table-cell>
          <table:table-cell office:value-type="float" office:value="-0.1098099" calcext:value-type="float">
            <text:p>-0.1098099</text:p>
          </table:table-cell>
          <table:table-cell office:value-type="float" office:value="43.5544" calcext:value-type="float">
            <text:p>43.5544</text:p>
          </table:table-cell>
          <table:table-cell office:value-type="float" office:value="0.06783325" calcext:value-type="float">
            <text:p>0.06783325</text:p>
          </table:table-cell>
          <table:table-cell office:value-type="float" office:value="0.0003625942" calcext:value-type="float">
            <text:p>0.0003625942</text:p>
          </table:table-cell>
          <table:table-cell office:value-type="float" office:value="0.09965263" calcext:value-type="float">
            <text:p>0.09965263</text:p>
          </table:table-cell>
          <table:table-cell office:value-type="float" office:value="0.01507219" calcext:value-type="float">
            <text:p>0.01507219</text:p>
          </table:table-cell>
          <table:table-cell office:value-type="float" office:value="1167.429" calcext:value-type="float">
            <text:p>1167.429</text:p>
          </table:table-cell>
          <table:table-cell office:value-type="float" office:value="0.8819762" calcext:value-type="float">
            <text:p>0.8819762</text:p>
          </table:table-cell>
          <table:table-cell office:value-type="float" office:value="0" calcext:value-type="float">
            <text:p>0</text:p>
          </table:table-cell>
          <table:table-cell office:value-type="float" office:value="0.2636729" calcext:value-type="float">
            <text:p>0.2636729</text:p>
          </table:table-cell>
          <table:table-cell office:value-type="float" office:value="0.09220133" calcext:value-type="float">
            <text:p>0.09220133</text:p>
          </table:table-cell>
          <table:table-cell office:value-type="float" office:value="0.03503375" calcext:value-type="float">
            <text:p>0.03503375</text:p>
          </table:table-cell>
          <table:table-cell office:value-type="float" office:value="0.01631577" calcext:value-type="float">
            <text:p>0.01631577</text:p>
          </table:table-cell>
          <table:table-cell office:value-type="float" office:value="0.01622104" calcext:value-type="float">
            <text:p>0.01622104</text:p>
          </table:table-cell>
          <table:table-cell office:value-type="float" office:value="0.01373172" calcext:value-type="float">
            <text:p>0.01373172</text:p>
          </table:table-cell>
          <table:table-cell office:value-type="float" office:value="0.02603231" calcext:value-type="float">
            <text:p>0.02603231</text:p>
          </table:table-cell>
          <table:table-cell office:value-type="float" office:value="0.08212398" calcext:value-type="float">
            <text:p>0.08212398</text:p>
          </table:table-cell>
          <table:table-cell office:value-type="float" office:value="0.1616496" calcext:value-type="float">
            <text:p>0.1616496</text:p>
          </table:table-cell>
          <table:table-cell office:value-type="float" office:value="0.185308" calcext:value-type="float">
            <text:p>0.185308</text:p>
          </table:table-cell>
          <table:table-cell office:value-type="float" office:value="0.1775222" calcext:value-type="float">
            <text:p>0.1775222</text:p>
          </table:table-cell>
          <table:table-cell office:value-type="float" office:value="0.1817329" calcext:value-type="float">
            <text:p>0.1817329</text:p>
          </table:table-cell>
          <table:table-cell office:value-type="float" office:value="0.1906977" calcext:value-type="float">
            <text:p>0.1906977</text:p>
          </table:table-cell>
          <table:table-cell office:value-type="float" office:value="0.1938906" calcext:value-type="float">
            <text:p>0.1938906</text:p>
          </table:table-cell>
          <table:table-cell office:value-type="float" office:value="0" calcext:value-type="float">
            <text:p>0</text:p>
          </table:table-cell>
          <table:table-cell office:value-type="float" office:value="47.17052" calcext:value-type="float">
            <text:p>47.17052</text:p>
          </table:table-cell>
          <table:table-cell office:value-type="float" office:value="40.42909" calcext:value-type="float">
            <text:p>40.42909</text:p>
          </table:table-cell>
          <table:table-cell office:value-type="float" office:value="33.00057" calcext:value-type="float">
            <text:p>33.00057</text:p>
          </table:table-cell>
          <table:table-cell office:value-type="float" office:value="11.4051" calcext:value-type="float">
            <text:p>11.4051</text:p>
          </table:table-cell>
          <table:table-cell office:value-type="float" office:value="9.307151" calcext:value-type="float">
            <text:p>9.307151</text:p>
          </table:table-cell>
          <table:table-cell office:value-type="float" office:value="3.535879" calcext:value-type="float">
            <text:p>3.535879</text:p>
          </table:table-cell>
          <table:table-cell office:value-type="float" office:value="3.237164" calcext:value-type="float">
            <text:p>3.237164</text:p>
          </table:table-cell>
          <table:table-cell office:value-type="float" office:value="6.512473" calcext:value-type="float">
            <text:p>6.512473</text:p>
          </table:table-cell>
          <table:table-cell office:value-type="float" office:value="9.588675" calcext:value-type="float">
            <text:p>9.588675</text:p>
          </table:table-cell>
          <table:table-cell office:value-type="float" office:value="10.58259" calcext:value-type="float">
            <text:p>10.58259</text:p>
          </table:table-cell>
          <table:table-cell office:value-type="float" office:value="10.88312" calcext:value-type="float">
            <text:p>10.88312</text:p>
          </table:table-cell>
          <table:table-cell office:value-type="float" office:value="11.39244" calcext:value-type="float">
            <text:p>11.39244</text:p>
          </table:table-cell>
          <table:table-cell office:value-type="float" office:value="12.23621" calcext:value-type="float">
            <text:p>12.23621</text:p>
          </table:table-cell>
          <table:table-cell office:value-type="float" office:value="12.51186" calcext:value-type="float">
            <text:p>12.51186</text:p>
          </table:table-cell>
          <table:table-cell office:value-type="float" office:value="0" calcext:value-type="float">
            <text:p>0</text:p>
          </table:table-cell>
          <table:table-cell office:value-type="float" office:value="157.4508" calcext:value-type="float">
            <text:p>157.45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1052006" calcext:value-type="float">
            <text:p>21052006</text:p>
          </table:table-cell>
          <table:table-cell office:value-type="float" office:value="0.6900369" calcext:value-type="float">
            <text:p>0.6900369</text:p>
          </table:table-cell>
          <table:table-cell office:value-type="float" office:value="134.1356" calcext:value-type="float">
            <text:p>134.1356</text:p>
          </table:table-cell>
          <table:table-cell office:value-type="float" office:value="0" calcext:value-type="float">
            <text:p>0</text:p>
          </table:table-cell>
          <table:table-cell office:value-type="float" office:value="-0.1292604" calcext:value-type="float">
            <text:p>-0.1292604</text:p>
          </table:table-cell>
          <table:table-cell office:value-type="float" office:value="43.55079" calcext:value-type="float">
            <text:p>43.55079</text:p>
          </table:table-cell>
          <table:table-cell office:value-type="float" office:value="0.06783325" calcext:value-type="float">
            <text:p>0.06783325</text:p>
          </table:table-cell>
          <table:table-cell office:value-type="float" office:value="0.0003627266" calcext:value-type="float">
            <text:p>0.0003627266</text:p>
          </table:table-cell>
          <table:table-cell office:value-type="float" office:value="0.09965263" calcext:value-type="float">
            <text:p>0.09965263</text:p>
          </table:table-cell>
          <table:table-cell office:value-type="float" office:value="0.01510674" calcext:value-type="float">
            <text:p>0.01510674</text:p>
          </table:table-cell>
          <table:table-cell office:value-type="float" office:value="1167.421" calcext:value-type="float">
            <text:p>1167.421</text:p>
          </table:table-cell>
          <table:table-cell office:value-type="float" office:value="0.8810645" calcext:value-type="float">
            <text:p>0.8810645</text:p>
          </table:table-cell>
          <table:table-cell office:value-type="float" office:value="0" calcext:value-type="float">
            <text:p>0</text:p>
          </table:table-cell>
          <table:table-cell office:value-type="float" office:value="0.2752568" calcext:value-type="float">
            <text:p>0.2752568</text:p>
          </table:table-cell>
          <table:table-cell office:value-type="float" office:value="0.08619578" calcext:value-type="float">
            <text:p>0.08619578</text:p>
          </table:table-cell>
          <table:table-cell office:value-type="float" office:value="0.02393112" calcext:value-type="float">
            <text:p>0.02393112</text:p>
          </table:table-cell>
          <table:table-cell office:value-type="float" office:value="0.0148528" calcext:value-type="float">
            <text:p>0.0148528</text:p>
          </table:table-cell>
          <table:table-cell office:value-type="float" office:value="0.01465219" calcext:value-type="float">
            <text:p>0.01465219</text:p>
          </table:table-cell>
          <table:table-cell office:value-type="float" office:value="0.01298381" calcext:value-type="float">
            <text:p>0.01298381</text:p>
          </table:table-cell>
          <table:table-cell office:value-type="float" office:value="0.0251376" calcext:value-type="float">
            <text:p>0.0251376</text:p>
          </table:table-cell>
          <table:table-cell office:value-type="float" office:value="0.08305243" calcext:value-type="float">
            <text:p>0.08305243</text:p>
          </table:table-cell>
          <table:table-cell office:value-type="float" office:value="0.1583133" calcext:value-type="float">
            <text:p>0.1583133</text:p>
          </table:table-cell>
          <table:table-cell office:value-type="float" office:value="0.1853696" calcext:value-type="float">
            <text:p>0.1853696</text:p>
          </table:table-cell>
          <table:table-cell office:value-type="float" office:value="0.1775636" calcext:value-type="float">
            <text:p>0.1775636</text:p>
          </table:table-cell>
          <table:table-cell office:value-type="float" office:value="0.1817653" calcext:value-type="float">
            <text:p>0.1817653</text:p>
          </table:table-cell>
          <table:table-cell office:value-type="float" office:value="0.1907164" calcext:value-type="float">
            <text:p>0.1907164</text:p>
          </table:table-cell>
          <table:table-cell office:value-type="float" office:value="0.1939064" calcext:value-type="float">
            <text:p>0.1939064</text:p>
          </table:table-cell>
          <table:table-cell office:value-type="float" office:value="0" calcext:value-type="float">
            <text:p>0</text:p>
          </table:table-cell>
          <table:table-cell office:value-type="float" office:value="47.16658" calcext:value-type="float">
            <text:p>47.16658</text:p>
          </table:table-cell>
          <table:table-cell office:value-type="float" office:value="40.32515" calcext:value-type="float">
            <text:p>40.32515</text:p>
          </table:table-cell>
          <table:table-cell office:value-type="float" office:value="32.90356" calcext:value-type="float">
            <text:p>32.90356</text:p>
          </table:table-cell>
          <table:table-cell office:value-type="float" office:value="11.37437" calcext:value-type="float">
            <text:p>11.37437</text:p>
          </table:table-cell>
          <table:table-cell office:value-type="float" office:value="9.283288" calcext:value-type="float">
            <text:p>9.283288</text:p>
          </table:table-cell>
          <table:table-cell office:value-type="float" office:value="3.531429" calcext:value-type="float">
            <text:p>3.531429</text:p>
          </table:table-cell>
          <table:table-cell office:value-type="float" office:value="3.235889" calcext:value-type="float">
            <text:p>3.235889</text:p>
          </table:table-cell>
          <table:table-cell office:value-type="float" office:value="6.513424" calcext:value-type="float">
            <text:p>6.513424</text:p>
          </table:table-cell>
          <table:table-cell office:value-type="float" office:value="9.592234" calcext:value-type="float">
            <text:p>9.592234</text:p>
          </table:table-cell>
          <table:table-cell office:value-type="float" office:value="10.58593" calcext:value-type="float">
            <text:p>10.58593</text:p>
          </table:table-cell>
          <table:table-cell office:value-type="float" office:value="10.88629" calcext:value-type="float">
            <text:p>10.88629</text:p>
          </table:table-cell>
          <table:table-cell office:value-type="float" office:value="11.395" calcext:value-type="float">
            <text:p>11.395</text:p>
          </table:table-cell>
          <table:table-cell office:value-type="float" office:value="12.23792" calcext:value-type="float">
            <text:p>12.23792</text:p>
          </table:table-cell>
          <table:table-cell office:value-type="float" office:value="12.51335" calcext:value-type="float">
            <text:p>12.51335</text:p>
          </table:table-cell>
          <table:table-cell office:value-type="float" office:value="0" calcext:value-type="float">
            <text:p>0</text:p>
          </table:table-cell>
          <table:table-cell office:value-type="float" office:value="145.6593" calcext:value-type="float">
            <text:p>145.65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052006" calcext:value-type="float">
            <text:p>22052006</text:p>
          </table:table-cell>
          <table:table-cell office:value-type="float" office:value="0.6872846" calcext:value-type="float">
            <text:p>0.6872846</text:p>
          </table:table-cell>
          <table:table-cell office:value-type="float" office:value="134.1299" calcext:value-type="float">
            <text:p>134.1299</text:p>
          </table:table-cell>
          <table:table-cell office:value-type="float" office:value="0" calcext:value-type="float">
            <text:p>0</text:p>
          </table:table-cell>
          <table:table-cell office:value-type="float" office:value="-0.1505246" calcext:value-type="float">
            <text:p>-0.1505246</text:p>
          </table:table-cell>
          <table:table-cell office:value-type="float" office:value="43.54671" calcext:value-type="float">
            <text:p>43.54671</text:p>
          </table:table-cell>
          <table:table-cell office:value-type="float" office:value="0.06783325" calcext:value-type="float">
            <text:p>0.06783325</text:p>
          </table:table-cell>
          <table:table-cell office:value-type="float" office:value="0.0003627751" calcext:value-type="float">
            <text:p>0.0003627751</text:p>
          </table:table-cell>
          <table:table-cell office:value-type="float" office:value="0.09965263" calcext:value-type="float">
            <text:p>0.09965263</text:p>
          </table:table-cell>
          <table:table-cell office:value-type="float" office:value="0.01512968" calcext:value-type="float">
            <text:p>0.01512968</text:p>
          </table:table-cell>
          <table:table-cell office:value-type="float" office:value="1167.413" calcext:value-type="float">
            <text:p>1167.413</text:p>
          </table:table-cell>
          <table:table-cell office:value-type="float" office:value="0.8789395" calcext:value-type="float">
            <text:p>0.8789395</text:p>
          </table:table-cell>
          <table:table-cell office:value-type="float" office:value="0" calcext:value-type="float">
            <text:p>0</text:p>
          </table:table-cell>
          <table:table-cell office:value-type="float" office:value="0.2735531" calcext:value-type="float">
            <text:p>0.2735531</text:p>
          </table:table-cell>
          <table:table-cell office:value-type="float" office:value="0.07533076" calcext:value-type="float">
            <text:p>0.07533076</text:p>
          </table:table-cell>
          <table:table-cell office:value-type="float" office:value="0.02456661" calcext:value-type="float">
            <text:p>0.02456661</text:p>
          </table:table-cell>
          <table:table-cell office:value-type="float" office:value="0.01293853" calcext:value-type="float">
            <text:p>0.01293853</text:p>
          </table:table-cell>
          <table:table-cell office:value-type="float" office:value="0.01340451" calcext:value-type="float">
            <text:p>0.01340451</text:p>
          </table:table-cell>
          <table:table-cell office:value-type="float" office:value="0.01210183" calcext:value-type="float">
            <text:p>0.01210183</text:p>
          </table:table-cell>
          <table:table-cell office:value-type="float" office:value="0.02310393" calcext:value-type="float">
            <text:p>0.02310393</text:p>
          </table:table-cell>
          <table:table-cell office:value-type="float" office:value="0.08270619" calcext:value-type="float">
            <text:p>0.08270619</text:p>
          </table:table-cell>
          <table:table-cell office:value-type="float" office:value="0.1552333" calcext:value-type="float">
            <text:p>0.1552333</text:p>
          </table:table-cell>
          <table:table-cell office:value-type="float" office:value="0.1854289" calcext:value-type="float">
            <text:p>0.1854289</text:p>
          </table:table-cell>
          <table:table-cell office:value-type="float" office:value="0.1776044" calcext:value-type="float">
            <text:p>0.1776044</text:p>
          </table:table-cell>
          <table:table-cell office:value-type="float" office:value="0.1817973" calcext:value-type="float">
            <text:p>0.1817973</text:p>
          </table:table-cell>
          <table:table-cell office:value-type="float" office:value="0.1907348" calcext:value-type="float">
            <text:p>0.1907348</text:p>
          </table:table-cell>
          <table:table-cell office:value-type="float" office:value="0.1939222" calcext:value-type="float">
            <text:p>0.1939222</text:p>
          </table:table-cell>
          <table:table-cell office:value-type="float" office:value="0" calcext:value-type="float">
            <text:p>0</text:p>
          </table:table-cell>
          <table:table-cell office:value-type="float" office:value="47.16482" calcext:value-type="float">
            <text:p>47.16482</text:p>
          </table:table-cell>
          <table:table-cell office:value-type="float" office:value="40.21993" calcext:value-type="float">
            <text:p>40.21993</text:p>
          </table:table-cell>
          <table:table-cell office:value-type="float" office:value="32.80513" calcext:value-type="float">
            <text:p>32.80513</text:p>
          </table:table-cell>
          <table:table-cell office:value-type="float" office:value="11.34333" calcext:value-type="float">
            <text:p>11.34333</text:p>
          </table:table-cell>
          <table:table-cell office:value-type="float" office:value="9.258954" calcext:value-type="float">
            <text:p>9.258954</text:p>
          </table:table-cell>
          <table:table-cell office:value-type="float" office:value="3.526885" calcext:value-type="float">
            <text:p>3.526885</text:p>
          </table:table-cell>
          <table:table-cell office:value-type="float" office:value="3.234268" calcext:value-type="float">
            <text:p>3.234268</text:p>
          </table:table-cell>
          <table:table-cell office:value-type="float" office:value="6.514505" calcext:value-type="float">
            <text:p>6.514505</text:p>
          </table:table-cell>
          <table:table-cell office:value-type="float" office:value="9.595097" calcext:value-type="float">
            <text:p>9.595097</text:p>
          </table:table-cell>
          <table:table-cell office:value-type="float" office:value="10.58927" calcext:value-type="float">
            <text:p>10.58927</text:p>
          </table:table-cell>
          <table:table-cell office:value-type="float" office:value="10.88945" calcext:value-type="float">
            <text:p>10.88945</text:p>
          </table:table-cell>
          <table:table-cell office:value-type="float" office:value="11.39756" calcext:value-type="float">
            <text:p>11.39756</text:p>
          </table:table-cell>
          <table:table-cell office:value-type="float" office:value="12.23962" calcext:value-type="float">
            <text:p>12.23962</text:p>
          </table:table-cell>
          <table:table-cell office:value-type="float" office:value="12.51485" calcext:value-type="float">
            <text:p>12.51485</text:p>
          </table:table-cell>
          <table:table-cell office:value-type="float" office:value="0" calcext:value-type="float">
            <text:p>0</text:p>
          </table:table-cell>
          <table:table-cell office:value-type="float" office:value="153.5809" calcext:value-type="float">
            <text:p>153.58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052006" calcext:value-type="float">
            <text:p>23052006</text:p>
          </table:table-cell>
          <table:table-cell office:value-type="float" office:value="0.6839811" calcext:value-type="float">
            <text:p>0.6839811</text:p>
          </table:table-cell>
          <table:table-cell office:value-type="float" office:value="134.1212" calcext:value-type="float">
            <text:p>134.1212</text:p>
          </table:table-cell>
          <table:table-cell office:value-type="float" office:value="0" calcext:value-type="float">
            <text:p>0</text:p>
          </table:table-cell>
          <table:table-cell office:value-type="float" office:value="-0.1743528" calcext:value-type="float">
            <text:p>-0.1743528</text:p>
          </table:table-cell>
          <table:table-cell office:value-type="float" office:value="43.54121" calcext:value-type="float">
            <text:p>43.54121</text:p>
          </table:table-cell>
          <table:table-cell office:value-type="float" office:value="0.07012862" calcext:value-type="float">
            <text:p>0.07012862</text:p>
          </table:table-cell>
          <table:table-cell office:value-type="float" office:value="0.000363154" calcext:value-type="float">
            <text:p>0.000363154</text:p>
          </table:table-cell>
          <table:table-cell office:value-type="float" office:value="0.103013" calcext:value-type="float">
            <text:p>0.103013</text:p>
          </table:table-cell>
          <table:table-cell office:value-type="float" office:value="0.01524355" calcext:value-type="float">
            <text:p>0.01524355</text:p>
          </table:table-cell>
          <table:table-cell office:value-type="float" office:value="1167.401" calcext:value-type="float">
            <text:p>1167.401</text:p>
          </table:table-cell>
          <table:table-cell office:value-type="float" office:value="0.8758108" calcext:value-type="float">
            <text:p>0.8758108</text:p>
          </table:table-cell>
          <table:table-cell office:value-type="float" office:value="0" calcext:value-type="float">
            <text:p>0</text:p>
          </table:table-cell>
          <table:table-cell office:value-type="float" office:value="0.1267595" calcext:value-type="float">
            <text:p>0.1267595</text:p>
          </table:table-cell>
          <table:table-cell office:value-type="float" office:value="0.09562127" calcext:value-type="float">
            <text:p>0.09562127</text:p>
          </table:table-cell>
          <table:table-cell office:value-type="float" office:value="0.02255125" calcext:value-type="float">
            <text:p>0.02255125</text:p>
          </table:table-cell>
          <table:table-cell office:value-type="float" office:value="0.01259612" calcext:value-type="float">
            <text:p>0.01259612</text:p>
          </table:table-cell>
          <table:table-cell office:value-type="float" office:value="0.01243052" calcext:value-type="float">
            <text:p>0.01243052</text:p>
          </table:table-cell>
          <table:table-cell office:value-type="float" office:value="0.01128169" calcext:value-type="float">
            <text:p>0.01128169</text:p>
          </table:table-cell>
          <table:table-cell office:value-type="float" office:value="0.02076415" calcext:value-type="float">
            <text:p>0.02076415</text:p>
          </table:table-cell>
          <table:table-cell office:value-type="float" office:value="0.07857142" calcext:value-type="float">
            <text:p>0.07857142</text:p>
          </table:table-cell>
          <table:table-cell office:value-type="float" office:value="0.152819" calcext:value-type="float">
            <text:p>0.152819</text:p>
          </table:table-cell>
          <table:table-cell office:value-type="float" office:value="0.1854865" calcext:value-type="float">
            <text:p>0.1854865</text:p>
          </table:table-cell>
          <table:table-cell office:value-type="float" office:value="0.177645" calcext:value-type="float">
            <text:p>0.177645</text:p>
          </table:table-cell>
          <table:table-cell office:value-type="float" office:value="0.1818357" calcext:value-type="float">
            <text:p>0.1818357</text:p>
          </table:table-cell>
          <table:table-cell office:value-type="float" office:value="0.190748" calcext:value-type="float">
            <text:p>0.190748</text:p>
          </table:table-cell>
          <table:table-cell office:value-type="float" office:value="0.193938" calcext:value-type="float">
            <text:p>0.193938</text:p>
          </table:table-cell>
          <table:table-cell office:value-type="float" office:value="0" calcext:value-type="float">
            <text:p>0</text:p>
          </table:table-cell>
          <table:table-cell office:value-type="float" office:value="47.15237" calcext:value-type="float">
            <text:p>47.15237</text:p>
          </table:table-cell>
          <table:table-cell office:value-type="float" office:value="40.10686" calcext:value-type="float">
            <text:p>40.10686</text:p>
          </table:table-cell>
          <table:table-cell office:value-type="float" office:value="32.70211" calcext:value-type="float">
            <text:p>32.70211</text:p>
          </table:table-cell>
          <table:table-cell office:value-type="float" office:value="11.31143" calcext:value-type="float">
            <text:p>11.31143</text:p>
          </table:table-cell>
          <table:table-cell office:value-type="float" office:value="9.23263" calcext:value-type="float">
            <text:p>9.23263</text:p>
          </table:table-cell>
          <table:table-cell office:value-type="float" office:value="3.522112" calcext:value-type="float">
            <text:p>3.522112</text:p>
          </table:table-cell>
          <table:table-cell office:value-type="float" office:value="3.232903" calcext:value-type="float">
            <text:p>3.232903</text:p>
          </table:table-cell>
          <table:table-cell office:value-type="float" office:value="6.515051" calcext:value-type="float">
            <text:p>6.515051</text:p>
          </table:table-cell>
          <table:table-cell office:value-type="float" office:value="9.597407" calcext:value-type="float">
            <text:p>9.597407</text:p>
          </table:table-cell>
          <table:table-cell office:value-type="float" office:value="10.59261" calcext:value-type="float">
            <text:p>10.59261</text:p>
          </table:table-cell>
          <table:table-cell office:value-type="float" office:value="10.89265" calcext:value-type="float">
            <text:p>10.89265</text:p>
          </table:table-cell>
          <table:table-cell office:value-type="float" office:value="11.40014" calcext:value-type="float">
            <text:p>11.40014</text:p>
          </table:table-cell>
          <table:table-cell office:value-type="float" office:value="12.24133" calcext:value-type="float">
            <text:p>12.24133</text:p>
          </table:table-cell>
          <table:table-cell office:value-type="float" office:value="12.51559" calcext:value-type="float">
            <text:p>12.51559</text:p>
          </table:table-cell>
          <table:table-cell office:value-type="float" office:value="0" calcext:value-type="float">
            <text:p>0</text:p>
          </table:table-cell>
          <table:table-cell office:value-type="float" office:value="7.477577" calcext:value-type="float">
            <text:p>7.4775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4052006" calcext:value-type="float">
            <text:p>24052006</text:p>
          </table:table-cell>
          <table:table-cell office:value-type="float" office:value="0.6813899" calcext:value-type="float">
            <text:p>0.6813899</text:p>
          </table:table-cell>
          <table:table-cell office:value-type="float" office:value="134.1156" calcext:value-type="float">
            <text:p>134.1156</text:p>
          </table:table-cell>
          <table:table-cell office:value-type="float" office:value="0" calcext:value-type="float">
            <text:p>0</text:p>
          </table:table-cell>
          <table:table-cell office:value-type="float" office:value="-0.1997843" calcext:value-type="float">
            <text:p>-0.1997843</text:p>
          </table:table-cell>
          <table:table-cell office:value-type="float" office:value="43.53382" calcext:value-type="float">
            <text:p>43.53382</text:p>
          </table:table-cell>
          <table:table-cell office:value-type="float" office:value="0.07012862" calcext:value-type="float">
            <text:p>0.07012862</text:p>
          </table:table-cell>
          <table:table-cell office:value-type="float" office:value="0.0003631708" calcext:value-type="float">
            <text:p>0.0003631708</text:p>
          </table:table-cell>
          <table:table-cell office:value-type="float" office:value="0.103013" calcext:value-type="float">
            <text:p>0.103013</text:p>
          </table:table-cell>
          <table:table-cell office:value-type="float" office:value="0.01525157" calcext:value-type="float">
            <text:p>0.01525157</text:p>
          </table:table-cell>
          <table:table-cell office:value-type="float" office:value="1167.392" calcext:value-type="float">
            <text:p>1167.392</text:p>
          </table:table-cell>
          <table:table-cell office:value-type="float" office:value="0.8754906" calcext:value-type="float">
            <text:p>0.8754906</text:p>
          </table:table-cell>
          <table:table-cell office:value-type="float" office:value="0" calcext:value-type="float">
            <text:p>0</text:p>
          </table:table-cell>
          <table:table-cell office:value-type="float" office:value="0.4460238" calcext:value-type="float">
            <text:p>0.4460238</text:p>
          </table:table-cell>
          <table:table-cell office:value-type="float" office:value="0.06790036" calcext:value-type="float">
            <text:p>0.06790036</text:p>
          </table:table-cell>
          <table:table-cell office:value-type="float" office:value="0.02110049" calcext:value-type="float">
            <text:p>0.02110049</text:p>
          </table:table-cell>
          <table:table-cell office:value-type="float" office:value="0.01073009" calcext:value-type="float">
            <text:p>0.01073009</text:p>
          </table:table-cell>
          <table:table-cell office:value-type="float" office:value="0.01103311" calcext:value-type="float">
            <text:p>0.01103311</text:p>
          </table:table-cell>
          <table:table-cell office:value-type="float" office:value="0.010067" calcext:value-type="float">
            <text:p>0.010067</text:p>
          </table:table-cell>
          <table:table-cell office:value-type="float" office:value="0.02178072" calcext:value-type="float">
            <text:p>0.02178072</text:p>
          </table:table-cell>
          <table:table-cell office:value-type="float" office:value="0.07600835" calcext:value-type="float">
            <text:p>0.07600835</text:p>
          </table:table-cell>
          <table:table-cell office:value-type="float" office:value="0.1511666" calcext:value-type="float">
            <text:p>0.1511666</text:p>
          </table:table-cell>
          <table:table-cell office:value-type="float" office:value="0.1855457" calcext:value-type="float">
            <text:p>0.1855457</text:p>
          </table:table-cell>
          <table:table-cell office:value-type="float" office:value="0.1776855" calcext:value-type="float">
            <text:p>0.1776855</text:p>
          </table:table-cell>
          <table:table-cell office:value-type="float" office:value="0.1818676" calcext:value-type="float">
            <text:p>0.1818676</text:p>
          </table:table-cell>
          <table:table-cell office:value-type="float" office:value="0.1907699" calcext:value-type="float">
            <text:p>0.1907699</text:p>
          </table:table-cell>
          <table:table-cell office:value-type="float" office:value="0.1939539" calcext:value-type="float">
            <text:p>0.1939539</text:p>
          </table:table-cell>
          <table:table-cell office:value-type="float" office:value="0" calcext:value-type="float">
            <text:p>0</text:p>
          </table:table-cell>
          <table:table-cell office:value-type="float" office:value="47.13572" calcext:value-type="float">
            <text:p>47.13572</text:p>
          </table:table-cell>
          <table:table-cell office:value-type="float" office:value="39.97612" calcext:value-type="float">
            <text:p>39.97612</text:p>
          </table:table-cell>
          <table:table-cell office:value-type="float" office:value="32.58884" calcext:value-type="float">
            <text:p>32.58884</text:p>
          </table:table-cell>
          <table:table-cell office:value-type="float" office:value="11.27694" calcext:value-type="float">
            <text:p>11.27694</text:p>
          </table:table-cell>
          <table:table-cell office:value-type="float" office:value="9.206092" calcext:value-type="float">
            <text:p>9.206092</text:p>
          </table:table-cell>
          <table:table-cell office:value-type="float" office:value="3.517027" calcext:value-type="float">
            <text:p>3.517027</text:p>
          </table:table-cell>
          <table:table-cell office:value-type="float" office:value="3.230634" calcext:value-type="float">
            <text:p>3.230634</text:p>
          </table:table-cell>
          <table:table-cell office:value-type="float" office:value="6.514684" calcext:value-type="float">
            <text:p>6.514684</text:p>
          </table:table-cell>
          <table:table-cell office:value-type="float" office:value="9.599278" calcext:value-type="float">
            <text:p>9.599278</text:p>
          </table:table-cell>
          <table:table-cell office:value-type="float" office:value="10.59595" calcext:value-type="float">
            <text:p>10.59595</text:p>
          </table:table-cell>
          <table:table-cell office:value-type="float" office:value="10.89582" calcext:value-type="float">
            <text:p>10.89582</text:p>
          </table:table-cell>
          <table:table-cell office:value-type="float" office:value="11.4027" calcext:value-type="float">
            <text:p>11.4027</text:p>
          </table:table-cell>
          <table:table-cell office:value-type="float" office:value="12.24304" calcext:value-type="float">
            <text:p>12.24304</text:p>
          </table:table-cell>
          <table:table-cell office:value-type="float" office:value="12.51711" calcext:value-type="float">
            <text:p>12.51711</text:p>
          </table:table-cell>
          <table:table-cell office:value-type="float" office:value="0" calcext:value-type="float">
            <text:p>0</text:p>
          </table:table-cell>
          <table:table-cell office:value-type="float" office:value="75.06631" calcext:value-type="float">
            <text:p>75.066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052006" calcext:value-type="float">
            <text:p>25052006</text:p>
          </table:table-cell>
          <table:table-cell office:value-type="float" office:value="0.6784217" calcext:value-type="float">
            <text:p>0.6784217</text:p>
          </table:table-cell>
          <table:table-cell office:value-type="float" office:value="134.1093" calcext:value-type="float">
            <text:p>134.1093</text:p>
          </table:table-cell>
          <table:table-cell office:value-type="float" office:value="0" calcext:value-type="float">
            <text:p>0</text:p>
          </table:table-cell>
          <table:table-cell office:value-type="float" office:value="-0.2256264" calcext:value-type="float">
            <text:p>-0.2256264</text:p>
          </table:table-cell>
          <table:table-cell office:value-type="float" office:value="43.52673" calcext:value-type="float">
            <text:p>43.52673</text:p>
          </table:table-cell>
          <table:table-cell office:value-type="float" office:value="0.07012862" calcext:value-type="float">
            <text:p>0.07012862</text:p>
          </table:table-cell>
          <table:table-cell office:value-type="float" office:value="0.0003631875" calcext:value-type="float">
            <text:p>0.0003631875</text:p>
          </table:table-cell>
          <table:table-cell office:value-type="float" office:value="0.103013" calcext:value-type="float">
            <text:p>0.103013</text:p>
          </table:table-cell>
          <table:table-cell office:value-type="float" office:value="0.01525962" calcext:value-type="float">
            <text:p>0.01525962</text:p>
          </table:table-cell>
          <table:table-cell office:value-type="float" office:value="1167.382" calcext:value-type="float">
            <text:p>1167.382</text:p>
          </table:table-cell>
          <table:table-cell office:value-type="float" office:value="0.8733435" calcext:value-type="float">
            <text:p>0.8733435</text:p>
          </table:table-cell>
          <table:table-cell office:value-type="float" office:value="0" calcext:value-type="float">
            <text:p>0</text:p>
          </table:table-cell>
          <table:table-cell office:value-type="float" office:value="0.2999516" calcext:value-type="float">
            <text:p>0.2999516</text:p>
          </table:table-cell>
          <table:table-cell office:value-type="float" office:value="0.05967826" calcext:value-type="float">
            <text:p>0.05967826</text:p>
          </table:table-cell>
          <table:table-cell office:value-type="float" office:value="0.0206343" calcext:value-type="float">
            <text:p>0.0206343</text:p>
          </table:table-cell>
          <table:table-cell office:value-type="float" office:value="0.01012071" calcext:value-type="float">
            <text:p>0.01012071</text:p>
          </table:table-cell>
          <table:table-cell office:value-type="float" office:value="0.01006682" calcext:value-type="float">
            <text:p>0.01006682</text:p>
          </table:table-cell>
          <table:table-cell office:value-type="float" office:value="0.009178284" calcext:value-type="float">
            <text:p>0.009178284</text:p>
          </table:table-cell>
          <table:table-cell office:value-type="float" office:value="0.02011034" calcext:value-type="float">
            <text:p>0.02011034</text:p>
          </table:table-cell>
          <table:table-cell office:value-type="float" office:value="0.07380729" calcext:value-type="float">
            <text:p>0.07380729</text:p>
          </table:table-cell>
          <table:table-cell office:value-type="float" office:value="0.1497618" calcext:value-type="float">
            <text:p>0.1497618</text:p>
          </table:table-cell>
          <table:table-cell office:value-type="float" office:value="0.1856064" calcext:value-type="float">
            <text:p>0.1856064</text:p>
          </table:table-cell>
          <table:table-cell office:value-type="float" office:value="0.1777263" calcext:value-type="float">
            <text:p>0.1777263</text:p>
          </table:table-cell>
          <table:table-cell office:value-type="float" office:value="0.1818945" calcext:value-type="float">
            <text:p>0.1818945</text:p>
          </table:table-cell>
          <table:table-cell office:value-type="float" office:value="0.1907894" calcext:value-type="float">
            <text:p>0.1907894</text:p>
          </table:table-cell>
          <table:table-cell office:value-type="float" office:value="0.1939697" calcext:value-type="float">
            <text:p>0.1939697</text:p>
          </table:table-cell>
          <table:table-cell office:value-type="float" office:value="0" calcext:value-type="float">
            <text:p>0</text:p>
          </table:table-cell>
          <table:table-cell office:value-type="float" office:value="47.14579" calcext:value-type="float">
            <text:p>47.14579</text:p>
          </table:table-cell>
          <table:table-cell office:value-type="float" office:value="39.85273" calcext:value-type="float">
            <text:p>39.85273</text:p>
          </table:table-cell>
          <table:table-cell office:value-type="float" office:value="32.47985" calcext:value-type="float">
            <text:p>32.47985</text:p>
          </table:table-cell>
          <table:table-cell office:value-type="float" office:value="11.2417" calcext:value-type="float">
            <text:p>11.2417</text:p>
          </table:table-cell>
          <table:table-cell office:value-type="float" office:value="9.178469" calcext:value-type="float">
            <text:p>9.178469</text:p>
          </table:table-cell>
          <table:table-cell office:value-type="float" office:value="3.51153" calcext:value-type="float">
            <text:p>3.51153</text:p>
          </table:table-cell>
          <table:table-cell office:value-type="float" office:value="3.228312" calcext:value-type="float">
            <text:p>3.228312</text:p>
          </table:table-cell>
          <table:table-cell office:value-type="float" office:value="6.513772" calcext:value-type="float">
            <text:p>6.513772</text:p>
          </table:table-cell>
          <table:table-cell office:value-type="float" office:value="9.600832" calcext:value-type="float">
            <text:p>9.600832</text:p>
          </table:table-cell>
          <table:table-cell office:value-type="float" office:value="10.59929" calcext:value-type="float">
            <text:p>10.59929</text:p>
          </table:table-cell>
          <table:table-cell office:value-type="float" office:value="10.89899" calcext:value-type="float">
            <text:p>10.89899</text:p>
          </table:table-cell>
          <table:table-cell office:value-type="float" office:value="11.40527" calcext:value-type="float">
            <text:p>11.40527</text:p>
          </table:table-cell>
          <table:table-cell office:value-type="float" office:value="12.24475" calcext:value-type="float">
            <text:p>12.24475</text:p>
          </table:table-cell>
          <table:table-cell office:value-type="float" office:value="12.51862" calcext:value-type="float">
            <text:p>12.51862</text:p>
          </table:table-cell>
          <table:table-cell office:value-type="float" office:value="0" calcext:value-type="float">
            <text:p>0</text:p>
          </table:table-cell>
          <table:table-cell office:value-type="float" office:value="118.2706" calcext:value-type="float">
            <text:p>118.27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6052006" calcext:value-type="float">
            <text:p>26052006</text:p>
          </table:table-cell>
          <table:table-cell office:value-type="float" office:value="0.6760091" calcext:value-type="float">
            <text:p>0.6760091</text:p>
          </table:table-cell>
          <table:table-cell office:value-type="float" office:value="134.1036" calcext:value-type="float">
            <text:p>134.1036</text:p>
          </table:table-cell>
          <table:table-cell office:value-type="float" office:value="0" calcext:value-type="float">
            <text:p>0</text:p>
          </table:table-cell>
          <table:table-cell office:value-type="float" office:value="-0.2510517" calcext:value-type="float">
            <text:p>-0.2510517</text:p>
          </table:table-cell>
          <table:table-cell office:value-type="float" office:value="43.51918" calcext:value-type="float">
            <text:p>43.51918</text:p>
          </table:table-cell>
          <table:table-cell office:value-type="float" office:value="0.07012862" calcext:value-type="float">
            <text:p>0.07012862</text:p>
          </table:table-cell>
          <table:table-cell office:value-type="float" office:value="0.0003632043" calcext:value-type="float">
            <text:p>0.0003632043</text:p>
          </table:table-cell>
          <table:table-cell office:value-type="float" office:value="0.103013" calcext:value-type="float">
            <text:p>0.103013</text:p>
          </table:table-cell>
          <table:table-cell office:value-type="float" office:value="0.01526745" calcext:value-type="float">
            <text:p>0.01526745</text:p>
          </table:table-cell>
          <table:table-cell office:value-type="float" office:value="1167.371" calcext:value-type="float">
            <text:p>1167.371</text:p>
          </table:table-cell>
          <table:table-cell office:value-type="float" office:value="0.8728308" calcext:value-type="float">
            <text:p>0.8728308</text:p>
          </table:table-cell>
          <table:table-cell office:value-type="float" office:value="0" calcext:value-type="float">
            <text:p>0</text:p>
          </table:table-cell>
          <table:table-cell office:value-type="float" office:value="0.1594983" calcext:value-type="float">
            <text:p>0.1594983</text:p>
          </table:table-cell>
          <table:table-cell office:value-type="float" office:value="0.05468869" calcext:value-type="float">
            <text:p>0.05468869</text:p>
          </table:table-cell>
          <table:table-cell office:value-type="float" office:value="0.02013818" calcext:value-type="float">
            <text:p>0.02013818</text:p>
          </table:table-cell>
          <table:table-cell office:value-type="float" office:value="0.00914344" calcext:value-type="float">
            <text:p>0.00914344</text:p>
          </table:table-cell>
          <table:table-cell office:value-type="float" office:value="0.009315934" calcext:value-type="float">
            <text:p>0.009315934</text:p>
          </table:table-cell>
          <table:table-cell office:value-type="float" office:value="0.008439917" calcext:value-type="float">
            <text:p>0.008439917</text:p>
          </table:table-cell>
          <table:table-cell office:value-type="float" office:value="0.01872702" calcext:value-type="float">
            <text:p>0.01872702</text:p>
          </table:table-cell>
          <table:table-cell office:value-type="float" office:value="0.06986865" calcext:value-type="float">
            <text:p>0.06986865</text:p>
          </table:table-cell>
          <table:table-cell office:value-type="float" office:value="0.1500721" calcext:value-type="float">
            <text:p>0.1500721</text:p>
          </table:table-cell>
          <table:table-cell office:value-type="float" office:value="0.185652" calcext:value-type="float">
            <text:p>0.185652</text:p>
          </table:table-cell>
          <table:table-cell office:value-type="float" office:value="0.1777674" calcext:value-type="float">
            <text:p>0.1777674</text:p>
          </table:table-cell>
          <table:table-cell office:value-type="float" office:value="0.1819499" calcext:value-type="float">
            <text:p>0.1819499</text:p>
          </table:table-cell>
          <table:table-cell office:value-type="float" office:value="0.1908081" calcext:value-type="float">
            <text:p>0.1908081</text:p>
          </table:table-cell>
          <table:table-cell office:value-type="float" office:value="0.1939856" calcext:value-type="float">
            <text:p>0.1939856</text:p>
          </table:table-cell>
          <table:table-cell office:value-type="float" office:value="0" calcext:value-type="float">
            <text:p>0</text:p>
          </table:table-cell>
          <table:table-cell office:value-type="float" office:value="47.13983" calcext:value-type="float">
            <text:p>47.13983</text:p>
          </table:table-cell>
          <table:table-cell office:value-type="float" office:value="39.72919" calcext:value-type="float">
            <text:p>39.72919</text:p>
          </table:table-cell>
          <table:table-cell office:value-type="float" office:value="32.37273" calcext:value-type="float">
            <text:p>32.37273</text:p>
          </table:table-cell>
          <table:table-cell office:value-type="float" office:value="11.20688" calcext:value-type="float">
            <text:p>11.20688</text:p>
          </table:table-cell>
          <table:table-cell office:value-type="float" office:value="9.150908" calcext:value-type="float">
            <text:p>9.150908</text:p>
          </table:table-cell>
          <table:table-cell office:value-type="float" office:value="3.505842" calcext:value-type="float">
            <text:p>3.505842</text:p>
          </table:table-cell>
          <table:table-cell office:value-type="float" office:value="3.225604" calcext:value-type="float">
            <text:p>3.225604</text:p>
          </table:table-cell>
          <table:table-cell office:value-type="float" office:value="6.512213" calcext:value-type="float">
            <text:p>6.512213</text:p>
          </table:table-cell>
          <table:table-cell office:value-type="float" office:value="9.60216" calcext:value-type="float">
            <text:p>9.60216</text:p>
          </table:table-cell>
          <table:table-cell office:value-type="float" office:value="10.60263" calcext:value-type="float">
            <text:p>10.60263</text:p>
          </table:table-cell>
          <table:table-cell office:value-type="float" office:value="10.90216" calcext:value-type="float">
            <text:p>10.90216</text:p>
          </table:table-cell>
          <table:table-cell office:value-type="float" office:value="11.40783" calcext:value-type="float">
            <text:p>11.40783</text:p>
          </table:table-cell>
          <table:table-cell office:value-type="float" office:value="12.24645" calcext:value-type="float">
            <text:p>12.24645</text:p>
          </table:table-cell>
          <table:table-cell office:value-type="float" office:value="12.52012" calcext:value-type="float">
            <text:p>12.52012</text:p>
          </table:table-cell>
          <table:table-cell office:value-type="float" office:value="0" calcext:value-type="float">
            <text:p>0</text:p>
          </table:table-cell>
          <table:table-cell office:value-type="float" office:value="132.582" calcext:value-type="float">
            <text:p>132.5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7052006" calcext:value-type="float">
            <text:p>27052006</text:p>
          </table:table-cell>
          <table:table-cell office:value-type="float" office:value="0.6735601" calcext:value-type="float">
            <text:p>0.6735601</text:p>
          </table:table-cell>
          <table:table-cell office:value-type="float" office:value="134.098" calcext:value-type="float">
            <text:p>134.098</text:p>
          </table:table-cell>
          <table:table-cell office:value-type="float" office:value="0" calcext:value-type="float">
            <text:p>0</text:p>
          </table:table-cell>
          <table:table-cell office:value-type="float" office:value="-0.2772926" calcext:value-type="float">
            <text:p>-0.2772926</text:p>
          </table:table-cell>
          <table:table-cell office:value-type="float" office:value="43.51118" calcext:value-type="float">
            <text:p>43.51118</text:p>
          </table:table-cell>
          <table:table-cell office:value-type="float" office:value="0.07012862" calcext:value-type="float">
            <text:p>0.07012862</text:p>
          </table:table-cell>
          <table:table-cell office:value-type="float" office:value="0.0003632211" calcext:value-type="float">
            <text:p>0.0003632211</text:p>
          </table:table-cell>
          <table:table-cell office:value-type="float" office:value="0.103013" calcext:value-type="float">
            <text:p>0.103013</text:p>
          </table:table-cell>
          <table:table-cell office:value-type="float" office:value="0.01527503" calcext:value-type="float">
            <text:p>0.01527503</text:p>
          </table:table-cell>
          <table:table-cell office:value-type="float" office:value="1167.36" calcext:value-type="float">
            <text:p>1167.36</text:p>
          </table:table-cell>
          <table:table-cell office:value-type="float" office:value="0.8726472" calcext:value-type="float">
            <text:p>0.8726472</text:p>
          </table:table-cell>
          <table:table-cell office:value-type="float" office:value="0" calcext:value-type="float">
            <text:p>0</text:p>
          </table:table-cell>
          <table:table-cell office:value-type="float" office:value="0.4082326" calcext:value-type="float">
            <text:p>0.4082326</text:p>
          </table:table-cell>
          <table:table-cell office:value-type="float" office:value="0.0495501" calcext:value-type="float">
            <text:p>0.0495501</text:p>
          </table:table-cell>
          <table:table-cell office:value-type="float" office:value="0.02046669" calcext:value-type="float">
            <text:p>0.02046669</text:p>
          </table:table-cell>
          <table:table-cell office:value-type="float" office:value="0.009160812" calcext:value-type="float">
            <text:p>0.009160812</text:p>
          </table:table-cell>
          <table:table-cell office:value-type="float" office:value="0.008738862" calcext:value-type="float">
            <text:p>0.008738862</text:p>
          </table:table-cell>
          <table:table-cell office:value-type="float" office:value="0.007891153" calcext:value-type="float">
            <text:p>0.007891153</text:p>
          </table:table-cell>
          <table:table-cell office:value-type="float" office:value="0.01703403" calcext:value-type="float">
            <text:p>0.01703403</text:p>
          </table:table-cell>
          <table:table-cell office:value-type="float" office:value="0.06652792" calcext:value-type="float">
            <text:p>0.06652792</text:p>
          </table:table-cell>
          <table:table-cell office:value-type="float" office:value="0.1483587" calcext:value-type="float">
            <text:p>0.1483587</text:p>
          </table:table-cell>
          <table:table-cell office:value-type="float" office:value="0.1846278" calcext:value-type="float">
            <text:p>0.1846278</text:p>
          </table:table-cell>
          <table:table-cell office:value-type="float" office:value="0.1778088" calcext:value-type="float">
            <text:p>0.1778088</text:p>
          </table:table-cell>
          <table:table-cell office:value-type="float" office:value="0.181963" calcext:value-type="float">
            <text:p>0.181963</text:p>
          </table:table-cell>
          <table:table-cell office:value-type="float" office:value="0.190827" calcext:value-type="float">
            <text:p>0.190827</text:p>
          </table:table-cell>
          <table:table-cell office:value-type="float" office:value="0.1940014" calcext:value-type="float">
            <text:p>0.1940014</text:p>
          </table:table-cell>
          <table:table-cell office:value-type="float" office:value="0" calcext:value-type="float">
            <text:p>0</text:p>
          </table:table-cell>
          <table:table-cell office:value-type="float" office:value="47.12522" calcext:value-type="float">
            <text:p>47.12522</text:p>
          </table:table-cell>
          <table:table-cell office:value-type="float" office:value="39.6046" calcext:value-type="float">
            <text:p>39.6046</text:p>
          </table:table-cell>
          <table:table-cell office:value-type="float" office:value="32.26701" calcext:value-type="float">
            <text:p>32.26701</text:p>
          </table:table-cell>
          <table:table-cell office:value-type="float" office:value="11.17229" calcext:value-type="float">
            <text:p>11.17229</text:p>
          </table:table-cell>
          <table:table-cell office:value-type="float" office:value="9.123398" calcext:value-type="float">
            <text:p>9.123398</text:p>
          </table:table-cell>
          <table:table-cell office:value-type="float" office:value="3.500031" calcext:value-type="float">
            <text:p>3.500031</text:p>
          </table:table-cell>
          <table:table-cell office:value-type="float" office:value="3.222582" calcext:value-type="float">
            <text:p>3.222582</text:p>
          </table:table-cell>
          <table:table-cell office:value-type="float" office:value="6.509627" calcext:value-type="float">
            <text:p>6.509627</text:p>
          </table:table-cell>
          <table:table-cell office:value-type="float" office:value="9.60367" calcext:value-type="float">
            <text:p>9.60367</text:p>
          </table:table-cell>
          <table:table-cell office:value-type="float" office:value="10.60587" calcext:value-type="float">
            <text:p>10.60587</text:p>
          </table:table-cell>
          <table:table-cell office:value-type="float" office:value="10.90532" calcext:value-type="float">
            <text:p>10.90532</text:p>
          </table:table-cell>
          <table:table-cell office:value-type="float" office:value="11.41038" calcext:value-type="float">
            <text:p>11.41038</text:p>
          </table:table-cell>
          <table:table-cell office:value-type="float" office:value="12.24816" calcext:value-type="float">
            <text:p>12.24816</text:p>
          </table:table-cell>
          <table:table-cell office:value-type="float" office:value="12.52164" calcext:value-type="float">
            <text:p>12.52164</text:p>
          </table:table-cell>
          <table:table-cell office:value-type="float" office:value="0" calcext:value-type="float">
            <text:p>0</text:p>
          </table:table-cell>
          <table:table-cell office:value-type="float" office:value="143.2693" calcext:value-type="float">
            <text:p>143.26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8052006" calcext:value-type="float">
            <text:p>28052006</text:p>
          </table:table-cell>
          <table:table-cell office:value-type="float" office:value="0.6706188" calcext:value-type="float">
            <text:p>0.6706188</text:p>
          </table:table-cell>
          <table:table-cell office:value-type="float" office:value="134.0914" calcext:value-type="float">
            <text:p>134.0914</text:p>
          </table:table-cell>
          <table:table-cell office:value-type="float" office:value="0" calcext:value-type="float">
            <text:p>0</text:p>
          </table:table-cell>
          <table:table-cell office:value-type="float" office:value="-0.3062679" calcext:value-type="float">
            <text:p>-0.3062679</text:p>
          </table:table-cell>
          <table:table-cell office:value-type="float" office:value="43.50271" calcext:value-type="float">
            <text:p>43.50271</text:p>
          </table:table-cell>
          <table:table-cell office:value-type="float" office:value="0.07012862" calcext:value-type="float">
            <text:p>0.07012862</text:p>
          </table:table-cell>
          <table:table-cell office:value-type="float" office:value="0.0003632379" calcext:value-type="float">
            <text:p>0.0003632379</text:p>
          </table:table-cell>
          <table:table-cell office:value-type="float" office:value="0.103013" calcext:value-type="float">
            <text:p>0.103013</text:p>
          </table:table-cell>
          <table:table-cell office:value-type="float" office:value="0.01528227" calcext:value-type="float">
            <text:p>0.01528227</text:p>
          </table:table-cell>
          <table:table-cell office:value-type="float" office:value="1167.349" calcext:value-type="float">
            <text:p>1167.349</text:p>
          </table:table-cell>
          <table:table-cell office:value-type="float" office:value="0.8708395" calcext:value-type="float">
            <text:p>0.8708395</text:p>
          </table:table-cell>
          <table:table-cell office:value-type="float" office:value="0" calcext:value-type="float">
            <text:p>0</text:p>
          </table:table-cell>
          <table:table-cell office:value-type="float" office:value="0.2988811" calcext:value-type="float">
            <text:p>0.2988811</text:p>
          </table:table-cell>
          <table:table-cell office:value-type="float" office:value="0.04232931" calcext:value-type="float">
            <text:p>0.04232931</text:p>
          </table:table-cell>
          <table:table-cell office:value-type="float" office:value="0.02122016" calcext:value-type="float">
            <text:p>0.02122016</text:p>
          </table:table-cell>
          <table:table-cell office:value-type="float" office:value="0.009600174" calcext:value-type="float">
            <text:p>0.009600174</text:p>
          </table:table-cell>
          <table:table-cell office:value-type="float" office:value="0.00838629" calcext:value-type="float">
            <text:p>0.00838629</text:p>
          </table:table-cell>
          <table:table-cell office:value-type="float" office:value="0.007560056" calcext:value-type="float">
            <text:p>0.007560056</text:p>
          </table:table-cell>
          <table:table-cell office:value-type="float" office:value="0.01580004" calcext:value-type="float">
            <text:p>0.01580004</text:p>
          </table:table-cell>
          <table:table-cell office:value-type="float" office:value="0.06223864" calcext:value-type="float">
            <text:p>0.06223864</text:p>
          </table:table-cell>
          <table:table-cell office:value-type="float" office:value="0.1456339" calcext:value-type="float">
            <text:p>0.1456339</text:p>
          </table:table-cell>
          <table:table-cell office:value-type="float" office:value="0.181774" calcext:value-type="float">
            <text:p>0.181774</text:p>
          </table:table-cell>
          <table:table-cell office:value-type="float" office:value="0.1778501" calcext:value-type="float">
            <text:p>0.1778501</text:p>
          </table:table-cell>
          <table:table-cell office:value-type="float" office:value="0.1819939" calcext:value-type="float">
            <text:p>0.1819939</text:p>
          </table:table-cell>
          <table:table-cell office:value-type="float" office:value="0.190846" calcext:value-type="float">
            <text:p>0.190846</text:p>
          </table:table-cell>
          <table:table-cell office:value-type="float" office:value="0.1940173" calcext:value-type="float">
            <text:p>0.1940173</text:p>
          </table:table-cell>
          <table:table-cell office:value-type="float" office:value="0" calcext:value-type="float">
            <text:p>0</text:p>
          </table:table-cell>
          <table:table-cell office:value-type="float" office:value="47.13293" calcext:value-type="float">
            <text:p>47.13293</text:p>
          </table:table-cell>
          <table:table-cell office:value-type="float" office:value="39.48213" calcext:value-type="float">
            <text:p>39.48213</text:p>
          </table:table-cell>
          <table:table-cell office:value-type="float" office:value="32.16408" calcext:value-type="float">
            <text:p>32.16408</text:p>
          </table:table-cell>
          <table:table-cell office:value-type="float" office:value="11.13835" calcext:value-type="float">
            <text:p>11.13835</text:p>
          </table:table-cell>
          <table:table-cell office:value-type="float" office:value="9.096169" calcext:value-type="float">
            <text:p>9.096169</text:p>
          </table:table-cell>
          <table:table-cell office:value-type="float" office:value="3.494155" calcext:value-type="float">
            <text:p>3.494155</text:p>
          </table:table-cell>
          <table:table-cell office:value-type="float" office:value="3.219285" calcext:value-type="float">
            <text:p>3.219285</text:p>
          </table:table-cell>
          <table:table-cell office:value-type="float" office:value="6.506188" calcext:value-type="float">
            <text:p>6.506188</text:p>
          </table:table-cell>
          <table:table-cell office:value-type="float" office:value="9.604452" calcext:value-type="float">
            <text:p>9.604452</text:p>
          </table:table-cell>
          <table:table-cell office:value-type="float" office:value="10.60862" calcext:value-type="float">
            <text:p>10.60862</text:p>
          </table:table-cell>
          <table:table-cell office:value-type="float" office:value="10.90849" calcext:value-type="float">
            <text:p>10.90849</text:p>
          </table:table-cell>
          <table:table-cell office:value-type="float" office:value="11.41294" calcext:value-type="float">
            <text:p>11.41294</text:p>
          </table:table-cell>
          <table:table-cell office:value-type="float" office:value="12.24986" calcext:value-type="float">
            <text:p>12.24986</text:p>
          </table:table-cell>
          <table:table-cell office:value-type="float" office:value="12.52315" calcext:value-type="float">
            <text:p>12.52315</text:p>
          </table:table-cell>
          <table:table-cell office:value-type="float" office:value="0" calcext:value-type="float">
            <text:p>0</text:p>
          </table:table-cell>
          <table:table-cell office:value-type="float" office:value="154.4307" calcext:value-type="float">
            <text:p>154.43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9052006" calcext:value-type="float">
            <text:p>29052006</text:p>
          </table:table-cell>
          <table:table-cell office:value-type="float" office:value="0.6679158" calcext:value-type="float">
            <text:p>0.6679158</text:p>
          </table:table-cell>
          <table:table-cell office:value-type="float" office:value="134.0848" calcext:value-type="float">
            <text:p>134.0848</text:p>
          </table:table-cell>
          <table:table-cell office:value-type="float" office:value="0" calcext:value-type="float">
            <text:p>0</text:p>
          </table:table-cell>
          <table:table-cell office:value-type="float" office:value="-0.3364674" calcext:value-type="float">
            <text:p>-0.3364674</text:p>
          </table:table-cell>
          <table:table-cell office:value-type="float" office:value="43.4933" calcext:value-type="float">
            <text:p>43.4933</text:p>
          </table:table-cell>
          <table:table-cell office:value-type="float" office:value="0.07012862" calcext:value-type="float">
            <text:p>0.07012862</text:p>
          </table:table-cell>
          <table:table-cell office:value-type="float" office:value="0.0003632546" calcext:value-type="float">
            <text:p>0.0003632546</text:p>
          </table:table-cell>
          <table:table-cell office:value-type="float" office:value="0.103013" calcext:value-type="float">
            <text:p>0.103013</text:p>
          </table:table-cell>
          <table:table-cell office:value-type="float" office:value="0.01528915" calcext:value-type="float">
            <text:p>0.01528915</text:p>
          </table:table-cell>
          <table:table-cell office:value-type="float" office:value="1167.337" calcext:value-type="float">
            <text:p>1167.337</text:p>
          </table:table-cell>
          <table:table-cell office:value-type="float" office:value="0.869831" calcext:value-type="float">
            <text:p>0.869831</text:p>
          </table:table-cell>
          <table:table-cell office:value-type="float" office:value="0" calcext:value-type="float">
            <text:p>0</text:p>
          </table:table-cell>
          <table:table-cell office:value-type="float" office:value="0.2836322" calcext:value-type="float">
            <text:p>0.2836322</text:p>
          </table:table-cell>
          <table:table-cell office:value-type="float" office:value="0.03856245" calcext:value-type="float">
            <text:p>0.03856245</text:p>
          </table:table-cell>
          <table:table-cell office:value-type="float" office:value="0.0208299" calcext:value-type="float">
            <text:p>0.0208299</text:p>
          </table:table-cell>
          <table:table-cell office:value-type="float" office:value="0.009474913" calcext:value-type="float">
            <text:p>0.009474913</text:p>
          </table:table-cell>
          <table:table-cell office:value-type="float" office:value="0.008330427" calcext:value-type="float">
            <text:p>0.008330427</text:p>
          </table:table-cell>
          <table:table-cell office:value-type="float" office:value="0.007244488" calcext:value-type="float">
            <text:p>0.007244488</text:p>
          </table:table-cell>
          <table:table-cell office:value-type="float" office:value="0.0145326" calcext:value-type="float">
            <text:p>0.0145326</text:p>
          </table:table-cell>
          <table:table-cell office:value-type="float" office:value="0.05698631" calcext:value-type="float">
            <text:p>0.05698631</text:p>
          </table:table-cell>
          <table:table-cell office:value-type="float" office:value="0.143567" calcext:value-type="float">
            <text:p>0.143567</text:p>
          </table:table-cell>
          <table:table-cell office:value-type="float" office:value="0.1782843" calcext:value-type="float">
            <text:p>0.1782843</text:p>
          </table:table-cell>
          <table:table-cell office:value-type="float" office:value="0.1778911" calcext:value-type="float">
            <text:p>0.1778911</text:p>
          </table:table-cell>
          <table:table-cell office:value-type="float" office:value="0.1820233" calcext:value-type="float">
            <text:p>0.1820233</text:p>
          </table:table-cell>
          <table:table-cell office:value-type="float" office:value="0.1908651" calcext:value-type="float">
            <text:p>0.1908651</text:p>
          </table:table-cell>
          <table:table-cell office:value-type="float" office:value="0.1940331" calcext:value-type="float">
            <text:p>0.1940331</text:p>
          </table:table-cell>
          <table:table-cell office:value-type="float" office:value="0" calcext:value-type="float">
            <text:p>0</text:p>
          </table:table-cell>
          <table:table-cell office:value-type="float" office:value="47.13415" calcext:value-type="float">
            <text:p>47.13415</text:p>
          </table:table-cell>
          <table:table-cell office:value-type="float" office:value="39.36111" calcext:value-type="float">
            <text:p>39.36111</text:p>
          </table:table-cell>
          <table:table-cell office:value-type="float" office:value="32.06329" calcext:value-type="float">
            <text:p>32.06329</text:p>
          </table:table-cell>
          <table:table-cell office:value-type="float" office:value="11.10512" calcext:value-type="float">
            <text:p>11.10512</text:p>
          </table:table-cell>
          <table:table-cell office:value-type="float" office:value="9.069354" calcext:value-type="float">
            <text:p>9.069354</text:p>
          </table:table-cell>
          <table:table-cell office:value-type="float" office:value="3.488273" calcext:value-type="float">
            <text:p>3.488273</text:p>
          </table:table-cell>
          <table:table-cell office:value-type="float" office:value="3.215713" calcext:value-type="float">
            <text:p>3.215713</text:p>
          </table:table-cell>
          <table:table-cell office:value-type="float" office:value="6.501682" calcext:value-type="float">
            <text:p>6.501682</text:p>
          </table:table-cell>
          <table:table-cell office:value-type="float" office:value="9.604748" calcext:value-type="float">
            <text:p>9.604748</text:p>
          </table:table-cell>
          <table:table-cell office:value-type="float" office:value="10.61063" calcext:value-type="float">
            <text:p>10.61063</text:p>
          </table:table-cell>
          <table:table-cell office:value-type="float" office:value="10.91166" calcext:value-type="float">
            <text:p>10.91166</text:p>
          </table:table-cell>
          <table:table-cell office:value-type="float" office:value="11.41549" calcext:value-type="float">
            <text:p>11.41549</text:p>
          </table:table-cell>
          <table:table-cell office:value-type="float" office:value="12.25157" calcext:value-type="float">
            <text:p>12.25157</text:p>
          </table:table-cell>
          <table:table-cell office:value-type="float" office:value="12.52467" calcext:value-type="float">
            <text:p>12.52467</text:p>
          </table:table-cell>
          <table:table-cell office:value-type="float" office:value="0" calcext:value-type="float">
            <text:p>0</text:p>
          </table:table-cell>
          <table:table-cell office:value-type="float" office:value="156.0214" calcext:value-type="float">
            <text:p>156.02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052006" calcext:value-type="float">
            <text:p>30052006</text:p>
          </table:table-cell>
          <table:table-cell office:value-type="float" office:value="0.6653678" calcext:value-type="float">
            <text:p>0.6653678</text:p>
          </table:table-cell>
          <table:table-cell office:value-type="float" office:value="134.0783" calcext:value-type="float">
            <text:p>134.0783</text:p>
          </table:table-cell>
          <table:table-cell office:value-type="float" office:value="0" calcext:value-type="float">
            <text:p>0</text:p>
          </table:table-cell>
          <table:table-cell office:value-type="float" office:value="-0.3683048" calcext:value-type="float">
            <text:p>-0.3683048</text:p>
          </table:table-cell>
          <table:table-cell office:value-type="float" office:value="43.48282" calcext:value-type="float">
            <text:p>43.48282</text:p>
          </table:table-cell>
          <table:table-cell office:value-type="float" office:value="0.07012862" calcext:value-type="float">
            <text:p>0.07012862</text:p>
          </table:table-cell>
          <table:table-cell office:value-type="float" office:value="0.000363267" calcext:value-type="float">
            <text:p>0.000363267</text:p>
          </table:table-cell>
          <table:table-cell office:value-type="float" office:value="0.103013" calcext:value-type="float">
            <text:p>0.103013</text:p>
          </table:table-cell>
          <table:table-cell office:value-type="float" office:value="0.01529567" calcext:value-type="float">
            <text:p>0.01529567</text:p>
          </table:table-cell>
          <table:table-cell office:value-type="float" office:value="1167.324" calcext:value-type="float">
            <text:p>1167.324</text:p>
          </table:table-cell>
          <table:table-cell office:value-type="float" office:value="0.8690654" calcext:value-type="float">
            <text:p>0.8690654</text:p>
          </table:table-cell>
          <table:table-cell office:value-type="float" office:value="0" calcext:value-type="float">
            <text:p>0</text:p>
          </table:table-cell>
          <table:table-cell office:value-type="float" office:value="0.26237" calcext:value-type="float">
            <text:p>0.26237</text:p>
          </table:table-cell>
          <table:table-cell office:value-type="float" office:value="0.03450781" calcext:value-type="float">
            <text:p>0.03450781</text:p>
          </table:table-cell>
          <table:table-cell office:value-type="float" office:value="0.02060688" calcext:value-type="float">
            <text:p>0.02060688</text:p>
          </table:table-cell>
          <table:table-cell office:value-type="float" office:value="0.009398189" calcext:value-type="float">
            <text:p>0.009398189</text:p>
          </table:table-cell>
          <table:table-cell office:value-type="float" office:value="0.008285898" calcext:value-type="float">
            <text:p>0.008285898</text:p>
          </table:table-cell>
          <table:table-cell office:value-type="float" office:value="0.006929132" calcext:value-type="float">
            <text:p>0.006929132</text:p>
          </table:table-cell>
          <table:table-cell office:value-type="float" office:value="0.01332493" calcext:value-type="float">
            <text:p>0.01332493</text:p>
          </table:table-cell>
          <table:table-cell office:value-type="float" office:value="0.05175724" calcext:value-type="float">
            <text:p>0.05175724</text:p>
          </table:table-cell>
          <table:table-cell office:value-type="float" office:value="0.138775" calcext:value-type="float">
            <text:p>0.138775</text:p>
          </table:table-cell>
          <table:table-cell office:value-type="float" office:value="0.1750438" calcext:value-type="float">
            <text:p>0.1750438</text:p>
          </table:table-cell>
          <table:table-cell office:value-type="float" office:value="0.1779324" calcext:value-type="float">
            <text:p>0.1779324</text:p>
          </table:table-cell>
          <table:table-cell office:value-type="float" office:value="0.1820552" calcext:value-type="float">
            <text:p>0.1820552</text:p>
          </table:table-cell>
          <table:table-cell office:value-type="float" office:value="0.1908834" calcext:value-type="float">
            <text:p>0.1908834</text:p>
          </table:table-cell>
          <table:table-cell office:value-type="float" office:value="0.194049" calcext:value-type="float">
            <text:p>0.194049</text:p>
          </table:table-cell>
          <table:table-cell office:value-type="float" office:value="0" calcext:value-type="float">
            <text:p>0</text:p>
          </table:table-cell>
          <table:table-cell office:value-type="float" office:value="47.13192" calcext:value-type="float">
            <text:p>47.13192</text:p>
          </table:table-cell>
          <table:table-cell office:value-type="float" office:value="39.24148" calcext:value-type="float">
            <text:p>39.24148</text:p>
          </table:table-cell>
          <table:table-cell office:value-type="float" office:value="31.96452" calcext:value-type="float">
            <text:p>31.96452</text:p>
          </table:table-cell>
          <table:table-cell office:value-type="float" office:value="11.07256" calcext:value-type="float">
            <text:p>11.07256</text:p>
          </table:table-cell>
          <table:table-cell office:value-type="float" office:value="9.042913" calcext:value-type="float">
            <text:p>9.042913</text:p>
          </table:table-cell>
          <table:table-cell office:value-type="float" office:value="3.482382" calcext:value-type="float">
            <text:p>3.482382</text:p>
          </table:table-cell>
          <table:table-cell office:value-type="float" office:value="3.211897" calcext:value-type="float">
            <text:p>3.211897</text:p>
          </table:table-cell>
          <table:table-cell office:value-type="float" office:value="6.495912" calcext:value-type="float">
            <text:p>6.495912</text:p>
          </table:table-cell>
          <table:table-cell office:value-type="float" office:value="9.604391" calcext:value-type="float">
            <text:p>9.604391</text:p>
          </table:table-cell>
          <table:table-cell office:value-type="float" office:value="10.61189" calcext:value-type="float">
            <text:p>10.61189</text:p>
          </table:table-cell>
          <table:table-cell office:value-type="float" office:value="10.91483" calcext:value-type="float">
            <text:p>10.91483</text:p>
          </table:table-cell>
          <table:table-cell office:value-type="float" office:value="11.41805" calcext:value-type="float">
            <text:p>11.41805</text:p>
          </table:table-cell>
          <table:table-cell office:value-type="float" office:value="12.25327" calcext:value-type="float">
            <text:p>12.25327</text:p>
          </table:table-cell>
          <table:table-cell office:value-type="float" office:value="12.52617" calcext:value-type="float">
            <text:p>12.52617</text:p>
          </table:table-cell>
          <table:table-cell office:value-type="float" office:value="0" calcext:value-type="float">
            <text:p>0</text:p>
          </table:table-cell>
          <table:table-cell office:value-type="float" office:value="156.4991" calcext:value-type="float">
            <text:p>156.49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1052006" calcext:value-type="float">
            <text:p>31052006</text:p>
          </table:table-cell>
          <table:table-cell office:value-type="float" office:value="0.6629153" calcext:value-type="float">
            <text:p>0.6629153</text:p>
          </table:table-cell>
          <table:table-cell office:value-type="float" office:value="134.0719" calcext:value-type="float">
            <text:p>134.0719</text:p>
          </table:table-cell>
          <table:table-cell office:value-type="float" office:value="0" calcext:value-type="float">
            <text:p>0</text:p>
          </table:table-cell>
          <table:table-cell office:value-type="float" office:value="-0.4019586" calcext:value-type="float">
            <text:p>-0.4019586</text:p>
          </table:table-cell>
          <table:table-cell office:value-type="float" office:value="43.4711" calcext:value-type="float">
            <text:p>43.4711</text:p>
          </table:table-cell>
          <table:table-cell office:value-type="float" office:value="0.07012862" calcext:value-type="float">
            <text:p>0.07012862</text:p>
          </table:table-cell>
          <table:table-cell office:value-type="float" office:value="0.0003632782" calcext:value-type="float">
            <text:p>0.0003632782</text:p>
          </table:table-cell>
          <table:table-cell office:value-type="float" office:value="0.103013" calcext:value-type="float">
            <text:p>0.103013</text:p>
          </table:table-cell>
          <table:table-cell office:value-type="float" office:value="0.01530184" calcext:value-type="float">
            <text:p>0.01530184</text:p>
          </table:table-cell>
          <table:table-cell office:value-type="float" office:value="1167.312" calcext:value-type="float">
            <text:p>1167.312</text:p>
          </table:table-cell>
          <table:table-cell office:value-type="float" office:value="0.8683572" calcext:value-type="float">
            <text:p>0.8683572</text:p>
          </table:table-cell>
          <table:table-cell office:value-type="float" office:value="0" calcext:value-type="float">
            <text:p>0</text:p>
          </table:table-cell>
          <table:table-cell office:value-type="float" office:value="0.2527401" calcext:value-type="float">
            <text:p>0.2527401</text:p>
          </table:table-cell>
          <table:table-cell office:value-type="float" office:value="0.03181575" calcext:value-type="float">
            <text:p>0.03181575</text:p>
          </table:table-cell>
          <table:table-cell office:value-type="float" office:value="0.02056299" calcext:value-type="float">
            <text:p>0.02056299</text:p>
          </table:table-cell>
          <table:table-cell office:value-type="float" office:value="0.009397896" calcext:value-type="float">
            <text:p>0.009397896</text:p>
          </table:table-cell>
          <table:table-cell office:value-type="float" office:value="0.008286523" calcext:value-type="float">
            <text:p>0.008286523</text:p>
          </table:table-cell>
          <table:table-cell office:value-type="float" office:value="0.006642661" calcext:value-type="float">
            <text:p>0.006642661</text:p>
          </table:table-cell>
          <table:table-cell office:value-type="float" office:value="0.01212736" calcext:value-type="float">
            <text:p>0.01212736</text:p>
          </table:table-cell>
          <table:table-cell office:value-type="float" office:value="0.04667602" calcext:value-type="float">
            <text:p>0.04667602</text:p>
          </table:table-cell>
          <table:table-cell office:value-type="float" office:value="0.1321163" calcext:value-type="float">
            <text:p>0.1321163</text:p>
          </table:table-cell>
          <table:table-cell office:value-type="float" office:value="0.1724741" calcext:value-type="float">
            <text:p>0.1724741</text:p>
          </table:table-cell>
          <table:table-cell office:value-type="float" office:value="0.1779736" calcext:value-type="float">
            <text:p>0.1779736</text:p>
          </table:table-cell>
          <table:table-cell office:value-type="float" office:value="0.1820879" calcext:value-type="float">
            <text:p>0.1820879</text:p>
          </table:table-cell>
          <table:table-cell office:value-type="float" office:value="0.1909015" calcext:value-type="float">
            <text:p>0.1909015</text:p>
          </table:table-cell>
          <table:table-cell office:value-type="float" office:value="0.1940648" calcext:value-type="float">
            <text:p>0.1940648</text:p>
          </table:table-cell>
          <table:table-cell office:value-type="float" office:value="0" calcext:value-type="float">
            <text:p>0</text:p>
          </table:table-cell>
          <table:table-cell office:value-type="float" office:value="47.1277" calcext:value-type="float">
            <text:p>47.1277</text:p>
          </table:table-cell>
          <table:table-cell office:value-type="float" office:value="39.12399" calcext:value-type="float">
            <text:p>39.12399</text:p>
          </table:table-cell>
          <table:table-cell office:value-type="float" office:value="31.86785" calcext:value-type="float">
            <text:p>31.86785</text:p>
          </table:table-cell>
          <table:table-cell office:value-type="float" office:value="11.04062" calcext:value-type="float">
            <text:p>11.04062</text:p>
          </table:table-cell>
          <table:table-cell office:value-type="float" office:value="9.016956" calcext:value-type="float">
            <text:p>9.016956</text:p>
          </table:table-cell>
          <table:table-cell office:value-type="float" office:value="3.476486" calcext:value-type="float">
            <text:p>3.476486</text:p>
          </table:table-cell>
          <table:table-cell office:value-type="float" office:value="3.207854" calcext:value-type="float">
            <text:p>3.207854</text:p>
          </table:table-cell>
          <table:table-cell office:value-type="float" office:value="6.488895" calcext:value-type="float">
            <text:p>6.488895</text:p>
          </table:table-cell>
          <table:table-cell office:value-type="float" office:value="9.602758" calcext:value-type="float">
            <text:p>9.602758</text:p>
          </table:table-cell>
          <table:table-cell office:value-type="float" office:value="10.61251" calcext:value-type="float">
            <text:p>10.61251</text:p>
          </table:table-cell>
          <table:table-cell office:value-type="float" office:value="10.91799" calcext:value-type="float">
            <text:p>10.91799</text:p>
          </table:table-cell>
          <table:table-cell office:value-type="float" office:value="11.42061" calcext:value-type="float">
            <text:p>11.42061</text:p>
          </table:table-cell>
          <table:table-cell office:value-type="float" office:value="12.25498" calcext:value-type="float">
            <text:p>12.25498</text:p>
          </table:table-cell>
          <table:table-cell office:value-type="float" office:value="12.52768" calcext:value-type="float">
            <text:p>12.52768</text:p>
          </table:table-cell>
          <table:table-cell office:value-type="float" office:value="0" calcext:value-type="float">
            <text:p>0</text:p>
          </table:table-cell>
          <table:table-cell office:value-type="float" office:value="156.9702" calcext:value-type="float">
            <text:p>156.97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62006" calcext:value-type="float">
            <text:p>1062006</text:p>
          </table:table-cell>
          <table:table-cell office:value-type="float" office:value="0.6607035" calcext:value-type="float">
            <text:p>0.6607035</text:p>
          </table:table-cell>
          <table:table-cell office:value-type="float" office:value="134.0658" calcext:value-type="float">
            <text:p>134.0658</text:p>
          </table:table-cell>
          <table:table-cell office:value-type="float" office:value="0" calcext:value-type="float">
            <text:p>0</text:p>
          </table:table-cell>
          <table:table-cell office:value-type="float" office:value="-0.4369281" calcext:value-type="float">
            <text:p>-0.4369281</text:p>
          </table:table-cell>
          <table:table-cell office:value-type="float" office:value="43.45815" calcext:value-type="float">
            <text:p>43.45815</text:p>
          </table:table-cell>
          <table:table-cell office:value-type="float" office:value="0.07012862" calcext:value-type="float">
            <text:p>0.07012862</text:p>
          </table:table-cell>
          <table:table-cell office:value-type="float" office:value="0.0003632894" calcext:value-type="float">
            <text:p>0.0003632894</text:p>
          </table:table-cell>
          <table:table-cell office:value-type="float" office:value="0.103013" calcext:value-type="float">
            <text:p>0.103013</text:p>
          </table:table-cell>
          <table:table-cell office:value-type="float" office:value="0.01530766" calcext:value-type="float">
            <text:p>0.01530766</text:p>
          </table:table-cell>
          <table:table-cell office:value-type="float" office:value="1167.299" calcext:value-type="float">
            <text:p>1167.299</text:p>
          </table:table-cell>
          <table:table-cell office:value-type="float" office:value="0.8677793" calcext:value-type="float">
            <text:p>0.8677793</text:p>
          </table:table-cell>
          <table:table-cell office:value-type="float" office:value="0" calcext:value-type="float">
            <text:p>0</text:p>
          </table:table-cell>
          <table:table-cell office:value-type="float" office:value="0.2486117" calcext:value-type="float">
            <text:p>0.2486117</text:p>
          </table:table-cell>
          <table:table-cell office:value-type="float" office:value="0.03164298" calcext:value-type="float">
            <text:p>0.03164298</text:p>
          </table:table-cell>
          <table:table-cell office:value-type="float" office:value="0.02030661" calcext:value-type="float">
            <text:p>0.02030661</text:p>
          </table:table-cell>
          <table:table-cell office:value-type="float" office:value="0.00927925" calcext:value-type="float">
            <text:p>0.00927925</text:p>
          </table:table-cell>
          <table:table-cell office:value-type="float" office:value="0.008190232" calcext:value-type="float">
            <text:p>0.008190232</text:p>
          </table:table-cell>
          <table:table-cell office:value-type="float" office:value="0.0063775" calcext:value-type="float">
            <text:p>0.0063775</text:p>
          </table:table-cell>
          <table:table-cell office:value-type="float" office:value="0.01100726" calcext:value-type="float">
            <text:p>0.01100726</text:p>
          </table:table-cell>
          <table:table-cell office:value-type="float" office:value="0.0427059" calcext:value-type="float">
            <text:p>0.0427059</text:p>
          </table:table-cell>
          <table:table-cell office:value-type="float" office:value="0.1234764" calcext:value-type="float">
            <text:p>0.1234764</text:p>
          </table:table-cell>
          <table:table-cell office:value-type="float" office:value="0.1708131" calcext:value-type="float">
            <text:p>0.1708131</text:p>
          </table:table-cell>
          <table:table-cell office:value-type="float" office:value="0.1780152" calcext:value-type="float">
            <text:p>0.1780152</text:p>
          </table:table-cell>
          <table:table-cell office:value-type="float" office:value="0.1821212" calcext:value-type="float">
            <text:p>0.1821212</text:p>
          </table:table-cell>
          <table:table-cell office:value-type="float" office:value="0.19092" calcext:value-type="float">
            <text:p>0.19092</text:p>
          </table:table-cell>
          <table:table-cell office:value-type="float" office:value="0.1940806" calcext:value-type="float">
            <text:p>0.1940806</text:p>
          </table:table-cell>
          <table:table-cell office:value-type="float" office:value="0" calcext:value-type="float">
            <text:p>0</text:p>
          </table:table-cell>
          <table:table-cell office:value-type="float" office:value="47.1222" calcext:value-type="float">
            <text:p>47.1222</text:p>
          </table:table-cell>
          <table:table-cell office:value-type="float" office:value="39.00905" calcext:value-type="float">
            <text:p>39.00905</text:p>
          </table:table-cell>
          <table:table-cell office:value-type="float" office:value="31.77317" calcext:value-type="float">
            <text:p>31.77317</text:p>
          </table:table-cell>
          <table:table-cell office:value-type="float" office:value="11.00922" calcext:value-type="float">
            <text:p>11.00922</text:p>
          </table:table-cell>
          <table:table-cell office:value-type="float" office:value="8.991469" calcext:value-type="float">
            <text:p>8.991469</text:p>
          </table:table-cell>
          <table:table-cell office:value-type="float" office:value="3.4706" calcext:value-type="float">
            <text:p>3.4706</text:p>
          </table:table-cell>
          <table:table-cell office:value-type="float" office:value="3.203616" calcext:value-type="float">
            <text:p>3.203616</text:p>
          </table:table-cell>
          <table:table-cell office:value-type="float" office:value="6.48081" calcext:value-type="float">
            <text:p>6.48081</text:p>
          </table:table-cell>
          <table:table-cell office:value-type="float" office:value="9.599488" calcext:value-type="float">
            <text:p>9.599488</text:p>
          </table:table-cell>
          <table:table-cell office:value-type="float" office:value="10.61268" calcext:value-type="float">
            <text:p>10.61268</text:p>
          </table:table-cell>
          <table:table-cell office:value-type="float" office:value="10.92116" calcext:value-type="float">
            <text:p>10.92116</text:p>
          </table:table-cell>
          <table:table-cell office:value-type="float" office:value="11.42318" calcext:value-type="float">
            <text:p>11.42318</text:p>
          </table:table-cell>
          <table:table-cell office:value-type="float" office:value="12.25668" calcext:value-type="float">
            <text:p>12.25668</text:p>
          </table:table-cell>
          <table:table-cell office:value-type="float" office:value="12.52917" calcext:value-type="float">
            <text:p>12.52917</text:p>
          </table:table-cell>
          <table:table-cell office:value-type="float" office:value="0" calcext:value-type="float">
            <text:p>0</text:p>
          </table:table-cell>
          <table:table-cell office:value-type="float" office:value="154.1429" calcext:value-type="float">
            <text:p>154.14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62006" calcext:value-type="float">
            <text:p>2062006</text:p>
          </table:table-cell>
          <table:table-cell office:value-type="float" office:value="0.6584774" calcext:value-type="float">
            <text:p>0.6584774</text:p>
          </table:table-cell>
          <table:table-cell office:value-type="float" office:value="134.0595" calcext:value-type="float">
            <text:p>134.0595</text:p>
          </table:table-cell>
          <table:table-cell office:value-type="float" office:value="0" calcext:value-type="float">
            <text:p>0</text:p>
          </table:table-cell>
          <table:table-cell office:value-type="float" office:value="-0.473861" calcext:value-type="float">
            <text:p>-0.473861</text:p>
          </table:table-cell>
          <table:table-cell office:value-type="float" office:value="43.444" calcext:value-type="float">
            <text:p>43.444</text:p>
          </table:table-cell>
          <table:table-cell office:value-type="float" office:value="0.07012862" calcext:value-type="float">
            <text:p>0.07012862</text:p>
          </table:table-cell>
          <table:table-cell office:value-type="float" office:value="0.0003633006" calcext:value-type="float">
            <text:p>0.0003633006</text:p>
          </table:table-cell>
          <table:table-cell office:value-type="float" office:value="0.103013" calcext:value-type="float">
            <text:p>0.103013</text:p>
          </table:table-cell>
          <table:table-cell office:value-type="float" office:value="0.01531317" calcext:value-type="float">
            <text:p>0.01531317</text:p>
          </table:table-cell>
          <table:table-cell office:value-type="float" office:value="1167.285" calcext:value-type="float">
            <text:p>1167.285</text:p>
          </table:table-cell>
          <table:table-cell office:value-type="float" office:value="0.8669914" calcext:value-type="float">
            <text:p>0.8669914</text:p>
          </table:table-cell>
          <table:table-cell office:value-type="float" office:value="0" calcext:value-type="float">
            <text:p>0</text:p>
          </table:table-cell>
          <table:table-cell office:value-type="float" office:value="0.1489945" calcext:value-type="float">
            <text:p>0.1489945</text:p>
          </table:table-cell>
          <table:table-cell office:value-type="float" office:value="0.03524784" calcext:value-type="float">
            <text:p>0.03524784</text:p>
          </table:table-cell>
          <table:table-cell office:value-type="float" office:value="0.02071478" calcext:value-type="float">
            <text:p>0.02071478</text:p>
          </table:table-cell>
          <table:table-cell office:value-type="float" office:value="0.009451284" calcext:value-type="float">
            <text:p>0.009451284</text:p>
          </table:table-cell>
          <table:table-cell office:value-type="float" office:value="0.008305579" calcext:value-type="float">
            <text:p>0.008305579</text:p>
          </table:table-cell>
          <table:table-cell office:value-type="float" office:value="0.006201056" calcext:value-type="float">
            <text:p>0.006201056</text:p>
          </table:table-cell>
          <table:table-cell office:value-type="float" office:value="0.0100305" calcext:value-type="float">
            <text:p>0.0100305</text:p>
          </table:table-cell>
          <table:table-cell office:value-type="float" office:value="0.03933307" calcext:value-type="float">
            <text:p>0.03933307</text:p>
          </table:table-cell>
          <table:table-cell office:value-type="float" office:value="0.1129509" calcext:value-type="float">
            <text:p>0.1129509</text:p>
          </table:table-cell>
          <table:table-cell office:value-type="float" office:value="0.1698146" calcext:value-type="float">
            <text:p>0.1698146</text:p>
          </table:table-cell>
          <table:table-cell office:value-type="float" office:value="0.1780569" calcext:value-type="float">
            <text:p>0.1780569</text:p>
          </table:table-cell>
          <table:table-cell office:value-type="float" office:value="0.1821938" calcext:value-type="float">
            <text:p>0.1821938</text:p>
          </table:table-cell>
          <table:table-cell office:value-type="float" office:value="0.1909383" calcext:value-type="float">
            <text:p>0.1909383</text:p>
          </table:table-cell>
          <table:table-cell office:value-type="float" office:value="0.1940965" calcext:value-type="float">
            <text:p>0.1940965</text:p>
          </table:table-cell>
          <table:table-cell office:value-type="float" office:value="0" calcext:value-type="float">
            <text:p>0</text:p>
          </table:table-cell>
          <table:table-cell office:value-type="float" office:value="47.11453" calcext:value-type="float">
            <text:p>47.11453</text:p>
          </table:table-cell>
          <table:table-cell office:value-type="float" office:value="38.89762" calcext:value-type="float">
            <text:p>38.89762</text:p>
          </table:table-cell>
          <table:table-cell office:value-type="float" office:value="31.68102" calcext:value-type="float">
            <text:p>31.68102</text:p>
          </table:table-cell>
          <table:table-cell office:value-type="float" office:value="10.97851" calcext:value-type="float">
            <text:p>10.97851</text:p>
          </table:table-cell>
          <table:table-cell office:value-type="float" office:value="8.966486" calcext:value-type="float">
            <text:p>8.966486</text:p>
          </table:table-cell>
          <table:table-cell office:value-type="float" office:value="3.46473" calcext:value-type="float">
            <text:p>3.46473</text:p>
          </table:table-cell>
          <table:table-cell office:value-type="float" office:value="3.1992" calcext:value-type="float">
            <text:p>3.1992</text:p>
          </table:table-cell>
          <table:table-cell office:value-type="float" office:value="6.471855" calcext:value-type="float">
            <text:p>6.471855</text:p>
          </table:table-cell>
          <table:table-cell office:value-type="float" office:value="9.594164" calcext:value-type="float">
            <text:p>9.594164</text:p>
          </table:table-cell>
          <table:table-cell office:value-type="float" office:value="10.61258" calcext:value-type="float">
            <text:p>10.61258</text:p>
          </table:table-cell>
          <table:table-cell office:value-type="float" office:value="10.92433" calcext:value-type="float">
            <text:p>10.92433</text:p>
          </table:table-cell>
          <table:table-cell office:value-type="float" office:value="11.42573" calcext:value-type="float">
            <text:p>11.42573</text:p>
          </table:table-cell>
          <table:table-cell office:value-type="float" office:value="12.25839" calcext:value-type="float">
            <text:p>12.25839</text:p>
          </table:table-cell>
          <table:table-cell office:value-type="float" office:value="12.53067" calcext:value-type="float">
            <text:p>12.53067</text:p>
          </table:table-cell>
          <table:table-cell office:value-type="float" office:value="0" calcext:value-type="float">
            <text:p>0</text:p>
          </table:table-cell>
          <table:table-cell office:value-type="float" office:value="156.1826" calcext:value-type="float">
            <text:p>156.18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062006" calcext:value-type="float">
            <text:p>3062006</text:p>
          </table:table-cell>
          <table:table-cell office:value-type="float" office:value="0.6565992" calcext:value-type="float">
            <text:p>0.6565992</text:p>
          </table:table-cell>
          <table:table-cell office:value-type="float" office:value="134.0539" calcext:value-type="float">
            <text:p>134.0539</text:p>
          </table:table-cell>
          <table:table-cell office:value-type="float" office:value="0" calcext:value-type="float">
            <text:p>0</text:p>
          </table:table-cell>
          <table:table-cell office:value-type="float" office:value="-0.5134985" calcext:value-type="float">
            <text:p>-0.5134985</text:p>
          </table:table-cell>
          <table:table-cell office:value-type="float" office:value="43.4271" calcext:value-type="float">
            <text:p>43.4271</text:p>
          </table:table-cell>
          <table:table-cell office:value-type="float" office:value="0.07012862" calcext:value-type="float">
            <text:p>0.07012862</text:p>
          </table:table-cell>
          <table:table-cell office:value-type="float" office:value="0.0003633119" calcext:value-type="float">
            <text:p>0.0003633119</text:p>
          </table:table-cell>
          <table:table-cell office:value-type="float" office:value="0.103013" calcext:value-type="float">
            <text:p>0.103013</text:p>
          </table:table-cell>
          <table:table-cell office:value-type="float" office:value="0.01531839" calcext:value-type="float">
            <text:p>0.01531839</text:p>
          </table:table-cell>
          <table:table-cell office:value-type="float" office:value="1167.271" calcext:value-type="float">
            <text:p>1167.271</text:p>
          </table:table-cell>
          <table:table-cell office:value-type="float" office:value="0.8672038" calcext:value-type="float">
            <text:p>0.8672038</text:p>
          </table:table-cell>
          <table:table-cell office:value-type="float" office:value="0" calcext:value-type="float">
            <text:p>0</text:p>
          </table:table-cell>
          <table:table-cell office:value-type="float" office:value="0.373854" calcext:value-type="float">
            <text:p>0.373854</text:p>
          </table:table-cell>
          <table:table-cell office:value-type="float" office:value="0.03466635" calcext:value-type="float">
            <text:p>0.03466635</text:p>
          </table:table-cell>
          <table:table-cell office:value-type="float" office:value="0.0195326" calcext:value-type="float">
            <text:p>0.0195326</text:p>
          </table:table-cell>
          <table:table-cell office:value-type="float" office:value="0.008947781" calcext:value-type="float">
            <text:p>0.008947781</text:p>
          </table:table-cell>
          <table:table-cell office:value-type="float" office:value="0.007922254" calcext:value-type="float">
            <text:p>0.007922254</text:p>
          </table:table-cell>
          <table:table-cell office:value-type="float" office:value="0.005887112" calcext:value-type="float">
            <text:p>0.005887112</text:p>
          </table:table-cell>
          <table:table-cell office:value-type="float" office:value="0.009261528" calcext:value-type="float">
            <text:p>0.009261528</text:p>
          </table:table-cell>
          <table:table-cell office:value-type="float" office:value="0.03650314" calcext:value-type="float">
            <text:p>0.03650314</text:p>
          </table:table-cell>
          <table:table-cell office:value-type="float" office:value="0.1019289" calcext:value-type="float">
            <text:p>0.1019289</text:p>
          </table:table-cell>
          <table:table-cell office:value-type="float" office:value="0.1689197" calcext:value-type="float">
            <text:p>0.1689197</text:p>
          </table:table-cell>
          <table:table-cell office:value-type="float" office:value="0.1780983" calcext:value-type="float">
            <text:p>0.1780983</text:p>
          </table:table-cell>
          <table:table-cell office:value-type="float" office:value="0.1821922" calcext:value-type="float">
            <text:p>0.1821922</text:p>
          </table:table-cell>
          <table:table-cell office:value-type="float" office:value="0.1909567" calcext:value-type="float">
            <text:p>0.1909567</text:p>
          </table:table-cell>
          <table:table-cell office:value-type="float" office:value="0.1941124" calcext:value-type="float">
            <text:p>0.1941124</text:p>
          </table:table-cell>
          <table:table-cell office:value-type="float" office:value="0" calcext:value-type="float">
            <text:p>0</text:p>
          </table:table-cell>
          <table:table-cell office:value-type="float" office:value="47.06942" calcext:value-type="float">
            <text:p>47.06942</text:p>
          </table:table-cell>
          <table:table-cell office:value-type="float" office:value="38.76725" calcext:value-type="float">
            <text:p>38.76725</text:p>
          </table:table-cell>
          <table:table-cell office:value-type="float" office:value="31.58497" calcext:value-type="float">
            <text:p>31.58497</text:p>
          </table:table-cell>
          <table:table-cell office:value-type="float" office:value="10.94787" calcext:value-type="float">
            <text:p>10.94787</text:p>
          </table:table-cell>
          <table:table-cell office:value-type="float" office:value="8.941838" calcext:value-type="float">
            <text:p>8.941838</text:p>
          </table:table-cell>
          <table:table-cell office:value-type="float" office:value="3.458888" calcext:value-type="float">
            <text:p>3.458888</text:p>
          </table:table-cell>
          <table:table-cell office:value-type="float" office:value="3.194632" calcext:value-type="float">
            <text:p>3.194632</text:p>
          </table:table-cell>
          <table:table-cell office:value-type="float" office:value="6.462243" calcext:value-type="float">
            <text:p>6.462243</text:p>
          </table:table-cell>
          <table:table-cell office:value-type="float" office:value="9.586554" calcext:value-type="float">
            <text:p>9.586554</text:p>
          </table:table-cell>
          <table:table-cell office:value-type="float" office:value="10.61233" calcext:value-type="float">
            <text:p>10.61233</text:p>
          </table:table-cell>
          <table:table-cell office:value-type="float" office:value="10.9275" calcext:value-type="float">
            <text:p>10.9275</text:p>
          </table:table-cell>
          <table:table-cell office:value-type="float" office:value="11.42829" calcext:value-type="float">
            <text:p>11.42829</text:p>
          </table:table-cell>
          <table:table-cell office:value-type="float" office:value="12.2601" calcext:value-type="float">
            <text:p>12.2601</text:p>
          </table:table-cell>
          <table:table-cell office:value-type="float" office:value="12.53218" calcext:value-type="float">
            <text:p>12.53218</text:p>
          </table:table-cell>
          <table:table-cell office:value-type="float" office:value="0" calcext:value-type="float">
            <text:p>0</text:p>
          </table:table-cell>
          <table:table-cell office:value-type="float" office:value="150.9095" calcext:value-type="float">
            <text:p>150.90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062006" calcext:value-type="float">
            <text:p>4062006</text:p>
          </table:table-cell>
          <table:table-cell office:value-type="float" office:value="0.6546853" calcext:value-type="float">
            <text:p>0.6546853</text:p>
          </table:table-cell>
          <table:table-cell office:value-type="float" office:value="134.0479" calcext:value-type="float">
            <text:p>134.0479</text:p>
          </table:table-cell>
          <table:table-cell office:value-type="float" office:value="0" calcext:value-type="float">
            <text:p>0</text:p>
          </table:table-cell>
          <table:table-cell office:value-type="float" office:value="-0.5547166" calcext:value-type="float">
            <text:p>-0.5547166</text:p>
          </table:table-cell>
          <table:table-cell office:value-type="float" office:value="43.40967" calcext:value-type="float">
            <text:p>43.40967</text:p>
          </table:table-cell>
          <table:table-cell office:value-type="float" office:value="0.07012862" calcext:value-type="float">
            <text:p>0.07012862</text:p>
          </table:table-cell>
          <table:table-cell office:value-type="float" office:value="0.0003633231" calcext:value-type="float">
            <text:p>0.0003633231</text:p>
          </table:table-cell>
          <table:table-cell office:value-type="float" office:value="0.103013" calcext:value-type="float">
            <text:p>0.103013</text:p>
          </table:table-cell>
          <table:table-cell office:value-type="float" office:value="0.01532333" calcext:value-type="float">
            <text:p>0.01532333</text:p>
          </table:table-cell>
          <table:table-cell office:value-type="float" office:value="1167.256" calcext:value-type="float">
            <text:p>1167.256</text:p>
          </table:table-cell>
          <table:table-cell office:value-type="float" office:value="0.8666559" calcext:value-type="float">
            <text:p>0.8666559</text:p>
          </table:table-cell>
          <table:table-cell office:value-type="float" office:value="0" calcext:value-type="float">
            <text:p>0</text:p>
          </table:table-cell>
          <table:table-cell office:value-type="float" office:value="0.2661246" calcext:value-type="float">
            <text:p>0.2661246</text:p>
          </table:table-cell>
          <table:table-cell office:value-type="float" office:value="0.03193163" calcext:value-type="float">
            <text:p>0.03193163</text:p>
          </table:table-cell>
          <table:table-cell office:value-type="float" office:value="0.02001283" calcext:value-type="float">
            <text:p>0.02001283</text:p>
          </table:table-cell>
          <table:table-cell office:value-type="float" office:value="0.009143803" calcext:value-type="float">
            <text:p>0.009143803</text:p>
          </table:table-cell>
          <table:table-cell office:value-type="float" office:value="0.008087731" calcext:value-type="float">
            <text:p>0.008087731</text:p>
          </table:table-cell>
          <table:table-cell office:value-type="float" office:value="0.005714925" calcext:value-type="float">
            <text:p>0.005714925</text:p>
          </table:table-cell>
          <table:table-cell office:value-type="float" office:value="0.008402907" calcext:value-type="float">
            <text:p>0.008402907</text:p>
          </table:table-cell>
          <table:table-cell office:value-type="float" office:value="0.03424143" calcext:value-type="float">
            <text:p>0.03424143</text:p>
          </table:table-cell>
          <table:table-cell office:value-type="float" office:value="0.09263063" calcext:value-type="float">
            <text:p>0.09263063</text:p>
          </table:table-cell>
          <table:table-cell office:value-type="float" office:value="0.1648192" calcext:value-type="float">
            <text:p>0.1648192</text:p>
          </table:table-cell>
          <table:table-cell office:value-type="float" office:value="0.1781393" calcext:value-type="float">
            <text:p>0.1781393</text:p>
          </table:table-cell>
          <table:table-cell office:value-type="float" office:value="0.182221" calcext:value-type="float">
            <text:p>0.182221</text:p>
          </table:table-cell>
          <table:table-cell office:value-type="float" office:value="0.190975" calcext:value-type="float">
            <text:p>0.190975</text:p>
          </table:table-cell>
          <table:table-cell office:value-type="float" office:value="0.1941282" calcext:value-type="float">
            <text:p>0.1941282</text:p>
          </table:table-cell>
          <table:table-cell office:value-type="float" office:value="0" calcext:value-type="float">
            <text:p>0</text:p>
          </table:table-cell>
          <table:table-cell office:value-type="float" office:value="47.07068" calcext:value-type="float">
            <text:p>47.07068</text:p>
          </table:table-cell>
          <table:table-cell office:value-type="float" office:value="38.64977" calcext:value-type="float">
            <text:p>38.64977</text:p>
          </table:table-cell>
          <table:table-cell office:value-type="float" office:value="31.48992" calcext:value-type="float">
            <text:p>31.48992</text:p>
          </table:table-cell>
          <table:table-cell office:value-type="float" office:value="10.9171" calcext:value-type="float">
            <text:p>10.9171</text:p>
          </table:table-cell>
          <table:table-cell office:value-type="float" office:value="8.917253" calcext:value-type="float">
            <text:p>8.917253</text:p>
          </table:table-cell>
          <table:table-cell office:value-type="float" office:value="3.453049" calcext:value-type="float">
            <text:p>3.453049</text:p>
          </table:table-cell>
          <table:table-cell office:value-type="float" office:value="3.189948" calcext:value-type="float">
            <text:p>3.189948</text:p>
          </table:table-cell>
          <table:table-cell office:value-type="float" office:value="6.45217" calcext:value-type="float">
            <text:p>6.45217</text:p>
          </table:table-cell>
          <table:table-cell office:value-type="float" office:value="9.576838" calcext:value-type="float">
            <text:p>9.576838</text:p>
          </table:table-cell>
          <table:table-cell office:value-type="float" office:value="10.61146" calcext:value-type="float">
            <text:p>10.61146</text:p>
          </table:table-cell>
          <table:table-cell office:value-type="float" office:value="10.93067" calcext:value-type="float">
            <text:p>10.93067</text:p>
          </table:table-cell>
          <table:table-cell office:value-type="float" office:value="11.43085" calcext:value-type="float">
            <text:p>11.43085</text:p>
          </table:table-cell>
          <table:table-cell office:value-type="float" office:value="12.2618" calcext:value-type="float">
            <text:p>12.2618</text:p>
          </table:table-cell>
          <table:table-cell office:value-type="float" office:value="12.53367" calcext:value-type="float">
            <text:p>12.53367</text:p>
          </table:table-cell>
          <table:table-cell office:value-type="float" office:value="0" calcext:value-type="float">
            <text:p>0</text:p>
          </table:table-cell>
          <table:table-cell office:value-type="float" office:value="154.702" calcext:value-type="float">
            <text:p>154.7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062006" calcext:value-type="float">
            <text:p>5062006</text:p>
          </table:table-cell>
          <table:table-cell office:value-type="float" office:value="0.6529065" calcext:value-type="float">
            <text:p>0.6529065</text:p>
          </table:table-cell>
          <table:table-cell office:value-type="float" office:value="134.0419" calcext:value-type="float">
            <text:p>134.0419</text:p>
          </table:table-cell>
          <table:table-cell office:value-type="float" office:value="0" calcext:value-type="float">
            <text:p>0</text:p>
          </table:table-cell>
          <table:table-cell office:value-type="float" office:value="-0.597331" calcext:value-type="float">
            <text:p>-0.597331</text:p>
          </table:table-cell>
          <table:table-cell office:value-type="float" office:value="43.39108" calcext:value-type="float">
            <text:p>43.39108</text:p>
          </table:table-cell>
          <table:table-cell office:value-type="float" office:value="0.07012862" calcext:value-type="float">
            <text:p>0.07012862</text:p>
          </table:table-cell>
          <table:table-cell office:value-type="float" office:value="0.0003633343" calcext:value-type="float">
            <text:p>0.0003633343</text:p>
          </table:table-cell>
          <table:table-cell office:value-type="float" office:value="0.103013" calcext:value-type="float">
            <text:p>0.103013</text:p>
          </table:table-cell>
          <table:table-cell office:value-type="float" office:value="0.01532816" calcext:value-type="float">
            <text:p>0.01532816</text:p>
          </table:table-cell>
          <table:table-cell office:value-type="float" office:value="1167.24" calcext:value-type="float">
            <text:p>1167.24</text:p>
          </table:table-cell>
          <table:table-cell office:value-type="float" office:value="0.8661162" calcext:value-type="float">
            <text:p>0.8661162</text:p>
          </table:table-cell>
          <table:table-cell office:value-type="float" office:value="0" calcext:value-type="float">
            <text:p>0</text:p>
          </table:table-cell>
          <table:table-cell office:value-type="float" office:value="0.2439621" calcext:value-type="float">
            <text:p>0.2439621</text:p>
          </table:table-cell>
          <table:table-cell office:value-type="float" office:value="0.03168437" calcext:value-type="float">
            <text:p>0.03168437</text:p>
          </table:table-cell>
          <table:table-cell office:value-type="float" office:value="0.01998288" calcext:value-type="float">
            <text:p>0.01998288</text:p>
          </table:table-cell>
          <table:table-cell office:value-type="float" office:value="0.009139059" calcext:value-type="float">
            <text:p>0.009139059</text:p>
          </table:table-cell>
          <table:table-cell office:value-type="float" office:value="0.008086349" calcext:value-type="float">
            <text:p>0.008086349</text:p>
          </table:table-cell>
          <table:table-cell office:value-type="float" office:value="0.0055217" calcext:value-type="float">
            <text:p>0.0055217</text:p>
          </table:table-cell>
          <table:table-cell office:value-type="float" office:value="0.007731528" calcext:value-type="float">
            <text:p>0.007731528</text:p>
          </table:table-cell>
          <table:table-cell office:value-type="float" office:value="0.03216649" calcext:value-type="float">
            <text:p>0.03216649</text:p>
          </table:table-cell>
          <table:table-cell office:value-type="float" office:value="0.08300887" calcext:value-type="float">
            <text:p>0.08300887</text:p>
          </table:table-cell>
          <table:table-cell office:value-type="float" office:value="0.1630156" calcext:value-type="float">
            <text:p>0.1630156</text:p>
          </table:table-cell>
          <table:table-cell office:value-type="float" office:value="0.1774067" calcext:value-type="float">
            <text:p>0.1774067</text:p>
          </table:table-cell>
          <table:table-cell office:value-type="float" office:value="0.1822527" calcext:value-type="float">
            <text:p>0.1822527</text:p>
          </table:table-cell>
          <table:table-cell office:value-type="float" office:value="0.1909932" calcext:value-type="float">
            <text:p>0.1909932</text:p>
          </table:table-cell>
          <table:table-cell office:value-type="float" office:value="0.194144" calcext:value-type="float">
            <text:p>0.194144</text:p>
          </table:table-cell>
          <table:table-cell office:value-type="float" office:value="0" calcext:value-type="float">
            <text:p>0</text:p>
          </table:table-cell>
          <table:table-cell office:value-type="float" office:value="47.06482" calcext:value-type="float">
            <text:p>47.06482</text:p>
          </table:table-cell>
          <table:table-cell office:value-type="float" office:value="38.53875" calcext:value-type="float">
            <text:p>38.53875</text:p>
          </table:table-cell>
          <table:table-cell office:value-type="float" office:value="31.39874" calcext:value-type="float">
            <text:p>31.39874</text:p>
          </table:table-cell>
          <table:table-cell office:value-type="float" office:value="10.88705" calcext:value-type="float">
            <text:p>10.88705</text:p>
          </table:table-cell>
          <table:table-cell office:value-type="float" office:value="8.893062" calcext:value-type="float">
            <text:p>8.893062</text:p>
          </table:table-cell>
          <table:table-cell office:value-type="float" office:value="3.447221" calcext:value-type="float">
            <text:p>3.447221</text:p>
          </table:table-cell>
          <table:table-cell office:value-type="float" office:value="3.185147" calcext:value-type="float">
            <text:p>3.185147</text:p>
          </table:table-cell>
          <table:table-cell office:value-type="float" office:value="6.441552" calcext:value-type="float">
            <text:p>6.441552</text:p>
          </table:table-cell>
          <table:table-cell office:value-type="float" office:value="9.565134" calcext:value-type="float">
            <text:p>9.565134</text:p>
          </table:table-cell>
          <table:table-cell office:value-type="float" office:value="10.60994" calcext:value-type="float">
            <text:p>10.60994</text:p>
          </table:table-cell>
          <table:table-cell office:value-type="float" office:value="10.93376" calcext:value-type="float">
            <text:p>10.93376</text:p>
          </table:table-cell>
          <table:table-cell office:value-type="float" office:value="11.4334" calcext:value-type="float">
            <text:p>11.4334</text:p>
          </table:table-cell>
          <table:table-cell office:value-type="float" office:value="12.26351" calcext:value-type="float">
            <text:p>12.26351</text:p>
          </table:table-cell>
          <table:table-cell office:value-type="float" office:value="12.53518" calcext:value-type="float">
            <text:p>12.53518</text:p>
          </table:table-cell>
          <table:table-cell office:value-type="float" office:value="0" calcext:value-type="float">
            <text:p>0</text:p>
          </table:table-cell>
          <table:table-cell office:value-type="float" office:value="155.6201" calcext:value-type="float">
            <text:p>155.62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062006" calcext:value-type="float">
            <text:p>6062006</text:p>
          </table:table-cell>
          <table:table-cell office:value-type="float" office:value="0.6511213" calcext:value-type="float">
            <text:p>0.6511213</text:p>
          </table:table-cell>
          <table:table-cell office:value-type="float" office:value="134.0358" calcext:value-type="float">
            <text:p>134.0358</text:p>
          </table:table-cell>
          <table:table-cell office:value-type="float" office:value="0" calcext:value-type="float">
            <text:p>0</text:p>
          </table:table-cell>
          <table:table-cell office:value-type="float" office:value="-0.6424261" calcext:value-type="float">
            <text:p>-0.6424261</text:p>
          </table:table-cell>
          <table:table-cell office:value-type="float" office:value="43.37133" calcext:value-type="float">
            <text:p>43.37133</text:p>
          </table:table-cell>
          <table:table-cell office:value-type="float" office:value="0.07012862" calcext:value-type="float">
            <text:p>0.07012862</text:p>
          </table:table-cell>
          <table:table-cell office:value-type="float" office:value="0.0003633454" calcext:value-type="float">
            <text:p>0.0003633454</text:p>
          </table:table-cell>
          <table:table-cell office:value-type="float" office:value="0.103013" calcext:value-type="float">
            <text:p>0.103013</text:p>
          </table:table-cell>
          <table:table-cell office:value-type="float" office:value="0.01533282" calcext:value-type="float">
            <text:p>0.01533282</text:p>
          </table:table-cell>
          <table:table-cell office:value-type="float" office:value="1167.224" calcext:value-type="float">
            <text:p>1167.224</text:p>
          </table:table-cell>
          <table:table-cell office:value-type="float" office:value="0.8650581" calcext:value-type="float">
            <text:p>0.8650581</text:p>
          </table:table-cell>
          <table:table-cell office:value-type="float" office:value="0" calcext:value-type="float">
            <text:p>0</text:p>
          </table:table-cell>
          <table:table-cell office:value-type="float" office:value="0.2474924" calcext:value-type="float">
            <text:p>0.2474924</text:p>
          </table:table-cell>
          <table:table-cell office:value-type="float" office:value="0.03302088" calcext:value-type="float">
            <text:p>0.03302088</text:p>
          </table:table-cell>
          <table:table-cell office:value-type="float" office:value="0.02074672" calcext:value-type="float">
            <text:p>0.02074672</text:p>
          </table:table-cell>
          <table:table-cell office:value-type="float" office:value="0.009484786" calcext:value-type="float">
            <text:p>0.009484786</text:p>
          </table:table-cell>
          <table:table-cell office:value-type="float" office:value="0.008321664" calcext:value-type="float">
            <text:p>0.008321664</text:p>
          </table:table-cell>
          <table:table-cell office:value-type="float" office:value="0.005357795" calcext:value-type="float">
            <text:p>0.005357795</text:p>
          </table:table-cell>
          <table:table-cell office:value-type="float" office:value="0.007124784" calcext:value-type="float">
            <text:p>0.007124784</text:p>
          </table:table-cell>
          <table:table-cell office:value-type="float" office:value="0.03108251" calcext:value-type="float">
            <text:p>0.03108251</text:p>
          </table:table-cell>
          <table:table-cell office:value-type="float" office:value="0.0752518" calcext:value-type="float">
            <text:p>0.0752518</text:p>
          </table:table-cell>
          <table:table-cell office:value-type="float" office:value="0.1584517" calcext:value-type="float">
            <text:p>0.1584517</text:p>
          </table:table-cell>
          <table:table-cell office:value-type="float" office:value="0.1725551" calcext:value-type="float">
            <text:p>0.1725551</text:p>
          </table:table-cell>
          <table:table-cell office:value-type="float" office:value="0.182285" calcext:value-type="float">
            <text:p>0.182285</text:p>
          </table:table-cell>
          <table:table-cell office:value-type="float" office:value="0.1910115" calcext:value-type="float">
            <text:p>0.1910115</text:p>
          </table:table-cell>
          <table:table-cell office:value-type="float" office:value="0.1941599" calcext:value-type="float">
            <text:p>0.1941599</text:p>
          </table:table-cell>
          <table:table-cell office:value-type="float" office:value="0" calcext:value-type="float">
            <text:p>0</text:p>
          </table:table-cell>
          <table:table-cell office:value-type="float" office:value="47.05807" calcext:value-type="float">
            <text:p>47.05807</text:p>
          </table:table-cell>
          <table:table-cell office:value-type="float" office:value="38.43385" calcext:value-type="float">
            <text:p>38.43385</text:p>
          </table:table-cell>
          <table:table-cell office:value-type="float" office:value="31.31135" calcext:value-type="float">
            <text:p>31.31135</text:p>
          </table:table-cell>
          <table:table-cell office:value-type="float" office:value="10.85796" calcext:value-type="float">
            <text:p>10.85796</text:p>
          </table:table-cell>
          <table:table-cell office:value-type="float" office:value="8.869489" calcext:value-type="float">
            <text:p>8.869489</text:p>
          </table:table-cell>
          <table:table-cell office:value-type="float" office:value="3.441428" calcext:value-type="float">
            <text:p>3.441428</text:p>
          </table:table-cell>
          <table:table-cell office:value-type="float" office:value="3.180267" calcext:value-type="float">
            <text:p>3.180267</text:p>
          </table:table-cell>
          <table:table-cell office:value-type="float" office:value="6.430673" calcext:value-type="float">
            <text:p>6.430673</text:p>
          </table:table-cell>
          <table:table-cell office:value-type="float" office:value="9.551587" calcext:value-type="float">
            <text:p>9.551587</text:p>
          </table:table-cell>
          <table:table-cell office:value-type="float" office:value="10.60775" calcext:value-type="float">
            <text:p>10.60775</text:p>
          </table:table-cell>
          <table:table-cell office:value-type="float" office:value="10.93612" calcext:value-type="float">
            <text:p>10.93612</text:p>
          </table:table-cell>
          <table:table-cell office:value-type="float" office:value="11.43597" calcext:value-type="float">
            <text:p>11.43597</text:p>
          </table:table-cell>
          <table:table-cell office:value-type="float" office:value="12.26521" calcext:value-type="float">
            <text:p>12.26521</text:p>
          </table:table-cell>
          <table:table-cell office:value-type="float" office:value="12.53668" calcext:value-type="float">
            <text:p>12.53668</text:p>
          </table:table-cell>
          <table:table-cell office:value-type="float" office:value="0" calcext:value-type="float">
            <text:p>0</text:p>
          </table:table-cell>
          <table:table-cell office:value-type="float" office:value="158.2871" calcext:value-type="float">
            <text:p>158.28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062006" calcext:value-type="float">
            <text:p>7062006</text:p>
          </table:table-cell>
          <table:table-cell office:value-type="float" office:value="0.6493392" calcext:value-type="float">
            <text:p>0.6493392</text:p>
          </table:table-cell>
          <table:table-cell office:value-type="float" office:value="134.0293" calcext:value-type="float">
            <text:p>134.0293</text:p>
          </table:table-cell>
          <table:table-cell office:value-type="float" office:value="0" calcext:value-type="float">
            <text:p>0</text:p>
          </table:table-cell>
          <table:table-cell office:value-type="float" office:value="-0.690253" calcext:value-type="float">
            <text:p>-0.690253</text:p>
          </table:table-cell>
          <table:table-cell office:value-type="float" office:value="43.35015" calcext:value-type="float">
            <text:p>43.35015</text:p>
          </table:table-cell>
          <table:table-cell office:value-type="float" office:value="0.07012862" calcext:value-type="float">
            <text:p>0.07012862</text:p>
          </table:table-cell>
          <table:table-cell office:value-type="float" office:value="0.0003633566" calcext:value-type="float">
            <text:p>0.0003633566</text:p>
          </table:table-cell>
          <table:table-cell office:value-type="float" office:value="0.103013" calcext:value-type="float">
            <text:p>0.103013</text:p>
          </table:table-cell>
          <table:table-cell office:value-type="float" office:value="0.01533739" calcext:value-type="float">
            <text:p>0.01533739</text:p>
          </table:table-cell>
          <table:table-cell office:value-type="float" office:value="1167.207" calcext:value-type="float">
            <text:p>1167.207</text:p>
          </table:table-cell>
          <table:table-cell office:value-type="float" office:value="0.8635857" calcext:value-type="float">
            <text:p>0.8635857</text:p>
          </table:table-cell>
          <table:table-cell office:value-type="float" office:value="0" calcext:value-type="float">
            <text:p>0</text:p>
          </table:table-cell>
          <table:table-cell office:value-type="float" office:value="0.2453769" calcext:value-type="float">
            <text:p>0.2453769</text:p>
          </table:table-cell>
          <table:table-cell office:value-type="float" office:value="0.03423763" calcext:value-type="float">
            <text:p>0.03423763</text:p>
          </table:table-cell>
          <table:table-cell office:value-type="float" office:value="0.02112281" calcext:value-type="float">
            <text:p>0.02112281</text:p>
          </table:table-cell>
          <table:table-cell office:value-type="float" office:value="0.009686705" calcext:value-type="float">
            <text:p>0.009686705</text:p>
          </table:table-cell>
          <table:table-cell office:value-type="float" office:value="0.008492183" calcext:value-type="float">
            <text:p>0.008492183</text:p>
          </table:table-cell>
          <table:table-cell office:value-type="float" office:value="0.005227792" calcext:value-type="float">
            <text:p>0.005227792</text:p>
          </table:table-cell>
          <table:table-cell office:value-type="float" office:value="0.006603951" calcext:value-type="float">
            <text:p>0.006603951</text:p>
          </table:table-cell>
          <table:table-cell office:value-type="float" office:value="0.03137212" calcext:value-type="float">
            <text:p>0.03137212</text:p>
          </table:table-cell>
          <table:table-cell office:value-type="float" office:value="0.0699401" calcext:value-type="float">
            <text:p>0.0699401</text:p>
          </table:table-cell>
          <table:table-cell office:value-type="float" office:value="0.151924" calcext:value-type="float">
            <text:p>0.151924</text:p>
          </table:table-cell>
          <table:table-cell office:value-type="float" office:value="0.1644013" calcext:value-type="float">
            <text:p>0.1644013</text:p>
          </table:table-cell>
          <table:table-cell office:value-type="float" office:value="0.1823165" calcext:value-type="float">
            <text:p>0.1823165</text:p>
          </table:table-cell>
          <table:table-cell office:value-type="float" office:value="0.1910299" calcext:value-type="float">
            <text:p>0.1910299</text:p>
          </table:table-cell>
          <table:table-cell office:value-type="float" office:value="0.1941757" calcext:value-type="float">
            <text:p>0.1941757</text:p>
          </table:table-cell>
          <table:table-cell office:value-type="float" office:value="0" calcext:value-type="float">
            <text:p>0</text:p>
          </table:table-cell>
          <table:table-cell office:value-type="float" office:value="47.05132" calcext:value-type="float">
            <text:p>47.05132</text:p>
          </table:table-cell>
          <table:table-cell office:value-type="float" office:value="38.3361" calcext:value-type="float">
            <text:p>38.3361</text:p>
          </table:table-cell>
          <table:table-cell office:value-type="float" office:value="31.22793" calcext:value-type="float">
            <text:p>31.22793</text:p>
          </table:table-cell>
          <table:table-cell office:value-type="float" office:value="10.82998" calcext:value-type="float">
            <text:p>10.82998</text:p>
          </table:table-cell>
          <table:table-cell office:value-type="float" office:value="8.846708" calcext:value-type="float">
            <text:p>8.846708</text:p>
          </table:table-cell>
          <table:table-cell office:value-type="float" office:value="3.43571" calcext:value-type="float">
            <text:p>3.43571</text:p>
          </table:table-cell>
          <table:table-cell office:value-type="float" office:value="3.175333" calcext:value-type="float">
            <text:p>3.175333</text:p>
          </table:table-cell>
          <table:table-cell office:value-type="float" office:value="6.419801" calcext:value-type="float">
            <text:p>6.419801</text:p>
          </table:table-cell>
          <table:table-cell office:value-type="float" office:value="9.536748" calcext:value-type="float">
            <text:p>9.536748</text:p>
          </table:table-cell>
          <table:table-cell office:value-type="float" office:value="10.60433" calcext:value-type="float">
            <text:p>10.60433</text:p>
          </table:table-cell>
          <table:table-cell office:value-type="float" office:value="10.93682" calcext:value-type="float">
            <text:p>10.93682</text:p>
          </table:table-cell>
          <table:table-cell office:value-type="float" office:value="11.43852" calcext:value-type="float">
            <text:p>11.43852</text:p>
          </table:table-cell>
          <table:table-cell office:value-type="float" office:value="12.26692" calcext:value-type="float">
            <text:p>12.26692</text:p>
          </table:table-cell>
          <table:table-cell office:value-type="float" office:value="12.5382" calcext:value-type="float">
            <text:p>12.5382</text:p>
          </table:table-cell>
          <table:table-cell office:value-type="float" office:value="0" calcext:value-type="float">
            <text:p>0</text:p>
          </table:table-cell>
          <table:table-cell office:value-type="float" office:value="161.7369" calcext:value-type="float">
            <text:p>161.73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062006" calcext:value-type="float">
            <text:p>8062006</text:p>
          </table:table-cell>
          <table:table-cell office:value-type="float" office:value="0.6477545" calcext:value-type="float">
            <text:p>0.6477545</text:p>
          </table:table-cell>
          <table:table-cell office:value-type="float" office:value="134.0228" calcext:value-type="float">
            <text:p>134.0228</text:p>
          </table:table-cell>
          <table:table-cell office:value-type="float" office:value="0" calcext:value-type="float">
            <text:p>0</text:p>
          </table:table-cell>
          <table:table-cell office:value-type="float" office:value="-0.7406282" calcext:value-type="float">
            <text:p>-0.7406282</text:p>
          </table:table-cell>
          <table:table-cell office:value-type="float" office:value="43.32733" calcext:value-type="float">
            <text:p>43.32733</text:p>
          </table:table-cell>
          <table:table-cell office:value-type="float" office:value="0.07012862" calcext:value-type="float">
            <text:p>0.07012862</text:p>
          </table:table-cell>
          <table:table-cell office:value-type="float" office:value="0.0003633678" calcext:value-type="float">
            <text:p>0.0003633678</text:p>
          </table:table-cell>
          <table:table-cell office:value-type="float" office:value="0.103013" calcext:value-type="float">
            <text:p>0.103013</text:p>
          </table:table-cell>
          <table:table-cell office:value-type="float" office:value="0.01534183" calcext:value-type="float">
            <text:p>0.01534183</text:p>
          </table:table-cell>
          <table:table-cell office:value-type="float" office:value="1167.189" calcext:value-type="float">
            <text:p>1167.189</text:p>
          </table:table-cell>
          <table:table-cell office:value-type="float" office:value="0.8620946" calcext:value-type="float">
            <text:p>0.8620946</text:p>
          </table:table-cell>
          <table:table-cell office:value-type="float" office:value="0" calcext:value-type="float">
            <text:p>0</text:p>
          </table:table-cell>
          <table:table-cell office:value-type="float" office:value="0.2347879" calcext:value-type="float">
            <text:p>0.2347879</text:p>
          </table:table-cell>
          <table:table-cell office:value-type="float" office:value="0.03464897" calcext:value-type="float">
            <text:p>0.03464897</text:p>
          </table:table-cell>
          <table:table-cell office:value-type="float" office:value="0.02081683" calcext:value-type="float">
            <text:p>0.02081683</text:p>
          </table:table-cell>
          <table:table-cell office:value-type="float" office:value="0.00959482" calcext:value-type="float">
            <text:p>0.00959482</text:p>
          </table:table-cell>
          <table:table-cell office:value-type="float" office:value="0.008453222" calcext:value-type="float">
            <text:p>0.008453222</text:p>
          </table:table-cell>
          <table:table-cell office:value-type="float" office:value="0.00509967" calcext:value-type="float">
            <text:p>0.00509967</text:p>
          </table:table-cell>
          <table:table-cell office:value-type="float" office:value="0.006171211" calcext:value-type="float">
            <text:p>0.006171211</text:p>
          </table:table-cell>
          <table:table-cell office:value-type="float" office:value="0.03036719" calcext:value-type="float">
            <text:p>0.03036719</text:p>
          </table:table-cell>
          <table:table-cell office:value-type="float" office:value="0.06774821" calcext:value-type="float">
            <text:p>0.06774821</text:p>
          </table:table-cell>
          <table:table-cell office:value-type="float" office:value="0.1437618" calcext:value-type="float">
            <text:p>0.1437618</text:p>
          </table:table-cell>
          <table:table-cell office:value-type="float" office:value="0.1546821" calcext:value-type="float">
            <text:p>0.1546821</text:p>
          </table:table-cell>
          <table:table-cell office:value-type="float" office:value="0.1823479" calcext:value-type="float">
            <text:p>0.1823479</text:p>
          </table:table-cell>
          <table:table-cell office:value-type="float" office:value="0.1910483" calcext:value-type="float">
            <text:p>0.1910483</text:p>
          </table:table-cell>
          <table:table-cell office:value-type="float" office:value="0.1941914" calcext:value-type="float">
            <text:p>0.1941914</text:p>
          </table:table-cell>
          <table:table-cell office:value-type="float" office:value="0" calcext:value-type="float">
            <text:p>0</text:p>
          </table:table-cell>
          <table:table-cell office:value-type="float" office:value="47.04339" calcext:value-type="float">
            <text:p>47.04339</text:p>
          </table:table-cell>
          <table:table-cell office:value-type="float" office:value="38.24534" calcext:value-type="float">
            <text:p>38.24534</text:p>
          </table:table-cell>
          <table:table-cell office:value-type="float" office:value="31.14817" calcext:value-type="float">
            <text:p>31.14817</text:p>
          </table:table-cell>
          <table:table-cell office:value-type="float" office:value="10.80306" calcext:value-type="float">
            <text:p>10.80306</text:p>
          </table:table-cell>
          <table:table-cell office:value-type="float" office:value="8.824676" calcext:value-type="float">
            <text:p>8.824676</text:p>
          </table:table-cell>
          <table:table-cell office:value-type="float" office:value="3.430076" calcext:value-type="float">
            <text:p>3.430076</text:p>
          </table:table-cell>
          <table:table-cell office:value-type="float" office:value="3.170367" calcext:value-type="float">
            <text:p>3.170367</text:p>
          </table:table-cell>
          <table:table-cell office:value-type="float" office:value="6.408884" calcext:value-type="float">
            <text:p>6.408884</text:p>
          </table:table-cell>
          <table:table-cell office:value-type="float" office:value="9.521225" calcext:value-type="float">
            <text:p>9.521225</text:p>
          </table:table-cell>
          <table:table-cell office:value-type="float" office:value="10.59931" calcext:value-type="float">
            <text:p>10.59931</text:p>
          </table:table-cell>
          <table:table-cell office:value-type="float" office:value="10.9353" calcext:value-type="float">
            <text:p>10.9353</text:p>
          </table:table-cell>
          <table:table-cell office:value-type="float" office:value="11.44108" calcext:value-type="float">
            <text:p>11.44108</text:p>
          </table:table-cell>
          <table:table-cell office:value-type="float" office:value="12.26862" calcext:value-type="float">
            <text:p>12.26862</text:p>
          </table:table-cell>
          <table:table-cell office:value-type="float" office:value="12.53965" calcext:value-type="float">
            <text:p>12.53965</text:p>
          </table:table-cell>
          <table:table-cell office:value-type="float" office:value="0" calcext:value-type="float">
            <text:p>0</text:p>
          </table:table-cell>
          <table:table-cell office:value-type="float" office:value="163.2445" calcext:value-type="float">
            <text:p>163.24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062006" calcext:value-type="float">
            <text:p>9062006</text:p>
          </table:table-cell>
          <table:table-cell office:value-type="float" office:value="0.6459253" calcext:value-type="float">
            <text:p>0.6459253</text:p>
          </table:table-cell>
          <table:table-cell office:value-type="float" office:value="134.0159" calcext:value-type="float">
            <text:p>134.0159</text:p>
          </table:table-cell>
          <table:table-cell office:value-type="float" office:value="0" calcext:value-type="float">
            <text:p>0</text:p>
          </table:table-cell>
          <table:table-cell office:value-type="float" office:value="-0.7938728" calcext:value-type="float">
            <text:p>-0.7938728</text:p>
          </table:table-cell>
          <table:table-cell office:value-type="float" office:value="43.30293" calcext:value-type="float">
            <text:p>43.30293</text:p>
          </table:table-cell>
          <table:table-cell office:value-type="float" office:value="0.07012862" calcext:value-type="float">
            <text:p>0.07012862</text:p>
          </table:table-cell>
          <table:table-cell office:value-type="float" office:value="0.000363379" calcext:value-type="float">
            <text:p>0.000363379</text:p>
          </table:table-cell>
          <table:table-cell office:value-type="float" office:value="0.103013" calcext:value-type="float">
            <text:p>0.103013</text:p>
          </table:table-cell>
          <table:table-cell office:value-type="float" office:value="0.01534611" calcext:value-type="float">
            <text:p>0.01534611</text:p>
          </table:table-cell>
          <table:table-cell office:value-type="float" office:value="1167.171" calcext:value-type="float">
            <text:p>1167.171</text:p>
          </table:table-cell>
          <table:table-cell office:value-type="float" office:value="0.8587664" calcext:value-type="float">
            <text:p>0.8587664</text:p>
          </table:table-cell>
          <table:table-cell office:value-type="float" office:value="0" calcext:value-type="float">
            <text:p>0</text:p>
          </table:table-cell>
          <table:table-cell office:value-type="float" office:value="0.2411706" calcext:value-type="float">
            <text:p>0.2411706</text:p>
          </table:table-cell>
          <table:table-cell office:value-type="float" office:value="0.03738436" calcext:value-type="float">
            <text:p>0.03738436</text:p>
          </table:table-cell>
          <table:table-cell office:value-type="float" office:value="0.0222838" calcext:value-type="float">
            <text:p>0.0222838</text:p>
          </table:table-cell>
          <table:table-cell office:value-type="float" office:value="0.01028355" calcext:value-type="float">
            <text:p>0.01028355</text:p>
          </table:table-cell>
          <table:table-cell office:value-type="float" office:value="0.008959739" calcext:value-type="float">
            <text:p>0.008959739</text:p>
          </table:table-cell>
          <table:table-cell office:value-type="float" office:value="0.005044177" calcext:value-type="float">
            <text:p>0.005044177</text:p>
          </table:table-cell>
          <table:table-cell office:value-type="float" office:value="0.005804261" calcext:value-type="float">
            <text:p>0.005804261</text:p>
          </table:table-cell>
          <table:table-cell office:value-type="float" office:value="0.02918116" calcext:value-type="float">
            <text:p>0.02918116</text:p>
          </table:table-cell>
          <table:table-cell office:value-type="float" office:value="0.067573" calcext:value-type="float">
            <text:p>0.067573</text:p>
          </table:table-cell>
          <table:table-cell office:value-type="float" office:value="0.1339472" calcext:value-type="float">
            <text:p>0.1339472</text:p>
          </table:table-cell>
          <table:table-cell office:value-type="float" office:value="0.1463128" calcext:value-type="float">
            <text:p>0.1463128</text:p>
          </table:table-cell>
          <table:table-cell office:value-type="float" office:value="0.1823788" calcext:value-type="float">
            <text:p>0.1823788</text:p>
          </table:table-cell>
          <table:table-cell office:value-type="float" office:value="0.1910669" calcext:value-type="float">
            <text:p>0.1910669</text:p>
          </table:table-cell>
          <table:table-cell office:value-type="float" office:value="0.1942067" calcext:value-type="float">
            <text:p>0.1942067</text:p>
          </table:table-cell>
          <table:table-cell office:value-type="float" office:value="0" calcext:value-type="float">
            <text:p>0</text:p>
          </table:table-cell>
          <table:table-cell office:value-type="float" office:value="47.03574" calcext:value-type="float">
            <text:p>47.03574</text:p>
          </table:table-cell>
          <table:table-cell office:value-type="float" office:value="38.16227" calcext:value-type="float">
            <text:p>38.16227</text:p>
          </table:table-cell>
          <table:table-cell office:value-type="float" office:value="31.07229" calcext:value-type="float">
            <text:p>31.07229</text:p>
          </table:table-cell>
          <table:table-cell office:value-type="float" office:value="10.7772" calcext:value-type="float">
            <text:p>10.7772</text:p>
          </table:table-cell>
          <table:table-cell office:value-type="float" office:value="8.803425" calcext:value-type="float">
            <text:p>8.803425</text:p>
          </table:table-cell>
          <table:table-cell office:value-type="float" office:value="3.424538" calcext:value-type="float">
            <text:p>3.424538</text:p>
          </table:table-cell>
          <table:table-cell office:value-type="float" office:value="3.165399" calcext:value-type="float">
            <text:p>3.165399</text:p>
          </table:table-cell>
          <table:table-cell office:value-type="float" office:value="6.397758" calcext:value-type="float">
            <text:p>6.397758</text:p>
          </table:table-cell>
          <table:table-cell office:value-type="float" office:value="9.505556" calcext:value-type="float">
            <text:p>9.505556</text:p>
          </table:table-cell>
          <table:table-cell office:value-type="float" office:value="10.59229" calcext:value-type="float">
            <text:p>10.59229</text:p>
          </table:table-cell>
          <table:table-cell office:value-type="float" office:value="10.93158" calcext:value-type="float">
            <text:p>10.93158</text:p>
          </table:table-cell>
          <table:table-cell office:value-type="float" office:value="11.44364" calcext:value-type="float">
            <text:p>11.44364</text:p>
          </table:table-cell>
          <table:table-cell office:value-type="float" office:value="12.27033" calcext:value-type="float">
            <text:p>12.27033</text:p>
          </table:table-cell>
          <table:table-cell office:value-type="float" office:value="12.5411" calcext:value-type="float">
            <text:p>12.5411</text:p>
          </table:table-cell>
          <table:table-cell office:value-type="float" office:value="0" calcext:value-type="float">
            <text:p>0</text:p>
          </table:table-cell>
          <table:table-cell office:value-type="float" office:value="167.9145" calcext:value-type="float">
            <text:p>167.91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62006" calcext:value-type="float">
            <text:p>10062006</text:p>
          </table:table-cell>
          <table:table-cell office:value-type="float" office:value="0.6449821" calcext:value-type="float">
            <text:p>0.6449821</text:p>
          </table:table-cell>
          <table:table-cell office:value-type="float" office:value="134.0099" calcext:value-type="float">
            <text:p>134.0099</text:p>
          </table:table-cell>
          <table:table-cell office:value-type="float" office:value="0" calcext:value-type="float">
            <text:p>0</text:p>
          </table:table-cell>
          <table:table-cell office:value-type="float" office:value="-0.8458275" calcext:value-type="float">
            <text:p>-0.8458275</text:p>
          </table:table-cell>
          <table:table-cell office:value-type="float" office:value="43.2775" calcext:value-type="float">
            <text:p>43.2775</text:p>
          </table:table-cell>
          <table:table-cell office:value-type="float" office:value="0.07012862" calcext:value-type="float">
            <text:p>0.07012862</text:p>
          </table:table-cell>
          <table:table-cell office:value-type="float" office:value="0.0003633901" calcext:value-type="float">
            <text:p>0.0003633901</text:p>
          </table:table-cell>
          <table:table-cell office:value-type="float" office:value="0.103013" calcext:value-type="float">
            <text:p>0.103013</text:p>
          </table:table-cell>
          <table:table-cell office:value-type="float" office:value="0.01535023" calcext:value-type="float">
            <text:p>0.01535023</text:p>
          </table:table-cell>
          <table:table-cell office:value-type="float" office:value="1167.151" calcext:value-type="float">
            <text:p>1167.151</text:p>
          </table:table-cell>
          <table:table-cell office:value-type="float" office:value="0.8572333" calcext:value-type="float">
            <text:p>0.8572333</text:p>
          </table:table-cell>
          <table:table-cell office:value-type="float" office:value="0" calcext:value-type="float">
            <text:p>0</text:p>
          </table:table-cell>
          <table:table-cell office:value-type="float" office:value="0.2264723" calcext:value-type="float">
            <text:p>0.2264723</text:p>
          </table:table-cell>
          <table:table-cell office:value-type="float" office:value="0.03486028" calcext:value-type="float">
            <text:p>0.03486028</text:p>
          </table:table-cell>
          <table:table-cell office:value-type="float" office:value="0.01994374" calcext:value-type="float">
            <text:p>0.01994374</text:p>
          </table:table-cell>
          <table:table-cell office:value-type="float" office:value="0.009298733" calcext:value-type="float">
            <text:p>0.009298733</text:p>
          </table:table-cell>
          <table:table-cell office:value-type="float" office:value="0.008262273" calcext:value-type="float">
            <text:p>0.008262273</text:p>
          </table:table-cell>
          <table:table-cell office:value-type="float" office:value="0.00488415" calcext:value-type="float">
            <text:p>0.00488415</text:p>
          </table:table-cell>
          <table:table-cell office:value-type="float" office:value="0.005509601" calcext:value-type="float">
            <text:p>0.005509601</text:p>
          </table:table-cell>
          <table:table-cell office:value-type="float" office:value="0.02795791" calcext:value-type="float">
            <text:p>0.02795791</text:p>
          </table:table-cell>
          <table:table-cell office:value-type="float" office:value="0.06903967" calcext:value-type="float">
            <text:p>0.06903967</text:p>
          </table:table-cell>
          <table:table-cell office:value-type="float" office:value="0.1236181" calcext:value-type="float">
            <text:p>0.1236181</text:p>
          </table:table-cell>
          <table:table-cell office:value-type="float" office:value="0.1509153" calcext:value-type="float">
            <text:p>0.1509153</text:p>
          </table:table-cell>
          <table:table-cell office:value-type="float" office:value="0.1816562" calcext:value-type="float">
            <text:p>0.1816562</text:p>
          </table:table-cell>
          <table:table-cell office:value-type="float" office:value="0.1910854" calcext:value-type="float">
            <text:p>0.1910854</text:p>
          </table:table-cell>
          <table:table-cell office:value-type="float" office:value="0.1942217" calcext:value-type="float">
            <text:p>0.1942217</text:p>
          </table:table-cell>
          <table:table-cell office:value-type="float" office:value="0" calcext:value-type="float">
            <text:p>0</text:p>
          </table:table-cell>
          <table:table-cell office:value-type="float" office:value="47.02619" calcext:value-type="float">
            <text:p>47.02619</text:p>
          </table:table-cell>
          <table:table-cell office:value-type="float" office:value="38.08403" calcext:value-type="float">
            <text:p>38.08403</text:p>
          </table:table-cell>
          <table:table-cell office:value-type="float" office:value="30.99952" calcext:value-type="float">
            <text:p>30.99952</text:p>
          </table:table-cell>
          <table:table-cell office:value-type="float" office:value="10.75223" calcext:value-type="float">
            <text:p>10.75223</text:p>
          </table:table-cell>
          <table:table-cell office:value-type="float" office:value="8.782776" calcext:value-type="float">
            <text:p>8.782776</text:p>
          </table:table-cell>
          <table:table-cell office:value-type="float" office:value="3.419101" calcext:value-type="float">
            <text:p>3.419101</text:p>
          </table:table-cell>
          <table:table-cell office:value-type="float" office:value="3.160444" calcext:value-type="float">
            <text:p>3.160444</text:p>
          </table:table-cell>
          <table:table-cell office:value-type="float" office:value="6.386437" calcext:value-type="float">
            <text:p>6.386437</text:p>
          </table:table-cell>
          <table:table-cell office:value-type="float" office:value="9.490236" calcext:value-type="float">
            <text:p>9.490236</text:p>
          </table:table-cell>
          <table:table-cell office:value-type="float" office:value="10.5831" calcext:value-type="float">
            <text:p>10.5831</text:p>
          </table:table-cell>
          <table:table-cell office:value-type="float" office:value="10.92727" calcext:value-type="float">
            <text:p>10.92727</text:p>
          </table:table-cell>
          <table:table-cell office:value-type="float" office:value="11.44615" calcext:value-type="float">
            <text:p>11.44615</text:p>
          </table:table-cell>
          <table:table-cell office:value-type="float" office:value="12.27204" calcext:value-type="float">
            <text:p>12.27204</text:p>
          </table:table-cell>
          <table:table-cell office:value-type="float" office:value="12.54253" calcext:value-type="float">
            <text:p>12.54253</text:p>
          </table:table-cell>
          <table:table-cell office:value-type="float" office:value="0" calcext:value-type="float">
            <text:p>0</text:p>
          </table:table-cell>
          <table:table-cell office:value-type="float" office:value="155.3108" calcext:value-type="float">
            <text:p>155.31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062006" calcext:value-type="float">
            <text:p>11062006</text:p>
          </table:table-cell>
          <table:table-cell office:value-type="float" office:value="0.6444427" calcext:value-type="float">
            <text:p>0.6444427</text:p>
          </table:table-cell>
          <table:table-cell office:value-type="float" office:value="134.0046" calcext:value-type="float">
            <text:p>134.0046</text:p>
          </table:table-cell>
          <table:table-cell office:value-type="float" office:value="0" calcext:value-type="float">
            <text:p>0</text:p>
          </table:table-cell>
          <table:table-cell office:value-type="float" office:value="-0.8982186" calcext:value-type="float">
            <text:p>-0.8982186</text:p>
          </table:table-cell>
          <table:table-cell office:value-type="float" office:value="43.25145" calcext:value-type="float">
            <text:p>43.25145</text:p>
          </table:table-cell>
          <table:table-cell office:value-type="float" office:value="0.07012862" calcext:value-type="float">
            <text:p>0.07012862</text:p>
          </table:table-cell>
          <table:table-cell office:value-type="float" office:value="0.0003634004" calcext:value-type="float">
            <text:p>0.0003634004</text:p>
          </table:table-cell>
          <table:table-cell office:value-type="float" office:value="0.103013" calcext:value-type="float">
            <text:p>0.103013</text:p>
          </table:table-cell>
          <table:table-cell office:value-type="float" office:value="0.01535414" calcext:value-type="float">
            <text:p>0.01535414</text:p>
          </table:table-cell>
          <table:table-cell office:value-type="float" office:value="1167.132" calcext:value-type="float">
            <text:p>1167.132</text:p>
          </table:table-cell>
          <table:table-cell office:value-type="float" office:value="0.8556992" calcext:value-type="float">
            <text:p>0.8556992</text:p>
          </table:table-cell>
          <table:table-cell office:value-type="float" office:value="0" calcext:value-type="float">
            <text:p>0</text:p>
          </table:table-cell>
          <table:table-cell office:value-type="float" office:value="0.2225454" calcext:value-type="float">
            <text:p>0.2225454</text:p>
          </table:table-cell>
          <table:table-cell office:value-type="float" office:value="0.03477611" calcext:value-type="float">
            <text:p>0.03477611</text:p>
          </table:table-cell>
          <table:table-cell office:value-type="float" office:value="0.01955415" calcext:value-type="float">
            <text:p>0.01955415</text:p>
          </table:table-cell>
          <table:table-cell office:value-type="float" office:value="0.009063368" calcext:value-type="float">
            <text:p>0.009063368</text:p>
          </table:table-cell>
          <table:table-cell office:value-type="float" office:value="0.0080318" calcext:value-type="float">
            <text:p>0.0080318</text:p>
          </table:table-cell>
          <table:table-cell office:value-type="float" office:value="0.004780971" calcext:value-type="float">
            <text:p>0.004780971</text:p>
          </table:table-cell>
          <table:table-cell office:value-type="float" office:value="0.005237554" calcext:value-type="float">
            <text:p>0.005237554</text:p>
          </table:table-cell>
          <table:table-cell office:value-type="float" office:value="0.02648986" calcext:value-type="float">
            <text:p>0.02648986</text:p>
          </table:table-cell>
          <table:table-cell office:value-type="float" office:value="0.07082867" calcext:value-type="float">
            <text:p>0.07082867</text:p>
          </table:table-cell>
          <table:table-cell office:value-type="float" office:value="0.1108961" calcext:value-type="float">
            <text:p>0.1108961</text:p>
          </table:table-cell>
          <table:table-cell office:value-type="float" office:value="0.1584385" calcext:value-type="float">
            <text:p>0.1584385</text:p>
          </table:table-cell>
          <table:table-cell office:value-type="float" office:value="0.1776303" calcext:value-type="float">
            <text:p>0.1776303</text:p>
          </table:table-cell>
          <table:table-cell office:value-type="float" office:value="0.1911038" calcext:value-type="float">
            <text:p>0.1911038</text:p>
          </table:table-cell>
          <table:table-cell office:value-type="float" office:value="0.1942367" calcext:value-type="float">
            <text:p>0.1942367</text:p>
          </table:table-cell>
          <table:table-cell office:value-type="float" office:value="0" calcext:value-type="float">
            <text:p>0</text:p>
          </table:table-cell>
          <table:table-cell office:value-type="float" office:value="47.01445" calcext:value-type="float">
            <text:p>47.01445</text:p>
          </table:table-cell>
          <table:table-cell office:value-type="float" office:value="38.00853" calcext:value-type="float">
            <text:p>38.00853</text:p>
          </table:table-cell>
          <table:table-cell office:value-type="float" office:value="30.92933" calcext:value-type="float">
            <text:p>30.92933</text:p>
          </table:table-cell>
          <table:table-cell office:value-type="float" office:value="10.72798" calcext:value-type="float">
            <text:p>10.72798</text:p>
          </table:table-cell>
          <table:table-cell office:value-type="float" office:value="8.762539" calcext:value-type="float">
            <text:p>8.762539</text:p>
          </table:table-cell>
          <table:table-cell office:value-type="float" office:value="3.413729" calcext:value-type="float">
            <text:p>3.413729</text:p>
          </table:table-cell>
          <table:table-cell office:value-type="float" office:value="3.155499" calcext:value-type="float">
            <text:p>3.155499</text:p>
          </table:table-cell>
          <table:table-cell office:value-type="float" office:value="6.374839" calcext:value-type="float">
            <text:p>6.374839</text:p>
          </table:table-cell>
          <table:table-cell office:value-type="float" office:value="9.475372" calcext:value-type="float">
            <text:p>9.475372</text:p>
          </table:table-cell>
          <table:table-cell office:value-type="float" office:value="10.57141" calcext:value-type="float">
            <text:p>10.57141</text:p>
          </table:table-cell>
          <table:table-cell office:value-type="float" office:value="10.92502" calcext:value-type="float">
            <text:p>10.92502</text:p>
          </table:table-cell>
          <table:table-cell office:value-type="float" office:value="11.44802" calcext:value-type="float">
            <text:p>11.44802</text:p>
          </table:table-cell>
          <table:table-cell office:value-type="float" office:value="12.27374" calcext:value-type="float">
            <text:p>12.27374</text:p>
          </table:table-cell>
          <table:table-cell office:value-type="float" office:value="12.54396" calcext:value-type="float">
            <text:p>12.54396</text:p>
          </table:table-cell>
          <table:table-cell office:value-type="float" office:value="0" calcext:value-type="float">
            <text:p>0</text:p>
          </table:table-cell>
          <table:table-cell office:value-type="float" office:value="144.8446" calcext:value-type="float">
            <text:p>144.84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062006" calcext:value-type="float">
            <text:p>12062006</text:p>
          </table:table-cell>
          <table:table-cell office:value-type="float" office:value="0.6440991" calcext:value-type="float">
            <text:p>0.6440991</text:p>
          </table:table-cell>
          <table:table-cell office:value-type="float" office:value="133.9995" calcext:value-type="float">
            <text:p>133.9995</text:p>
          </table:table-cell>
          <table:table-cell office:value-type="float" office:value="0" calcext:value-type="float">
            <text:p>0</text:p>
          </table:table-cell>
          <table:table-cell office:value-type="float" office:value="-0.9534092" calcext:value-type="float">
            <text:p>-0.9534092</text:p>
          </table:table-cell>
          <table:table-cell office:value-type="float" office:value="43.2239" calcext:value-type="float">
            <text:p>43.2239</text:p>
          </table:table-cell>
          <table:table-cell office:value-type="float" office:value="0.07012862" calcext:value-type="float">
            <text:p>0.07012862</text:p>
          </table:table-cell>
          <table:table-cell office:value-type="float" office:value="0.0003634088" calcext:value-type="float">
            <text:p>0.0003634088</text:p>
          </table:table-cell>
          <table:table-cell office:value-type="float" office:value="0.103013" calcext:value-type="float">
            <text:p>0.103013</text:p>
          </table:table-cell>
          <table:table-cell office:value-type="float" office:value="0.01535782" calcext:value-type="float">
            <text:p>0.01535782</text:p>
          </table:table-cell>
          <table:table-cell office:value-type="float" office:value="1167.111" calcext:value-type="float">
            <text:p>1167.111</text:p>
          </table:table-cell>
          <table:table-cell office:value-type="float" office:value="0.8539553" calcext:value-type="float">
            <text:p>0.8539553</text:p>
          </table:table-cell>
          <table:table-cell office:value-type="float" office:value="0" calcext:value-type="float">
            <text:p>0</text:p>
          </table:table-cell>
          <table:table-cell office:value-type="float" office:value="0.2215917" calcext:value-type="float">
            <text:p>0.2215917</text:p>
          </table:table-cell>
          <table:table-cell office:value-type="float" office:value="0.03511823" calcext:value-type="float">
            <text:p>0.03511823</text:p>
          </table:table-cell>
          <table:table-cell office:value-type="float" office:value="0.01965193" calcext:value-type="float">
            <text:p>0.01965193</text:p>
          </table:table-cell>
          <table:table-cell office:value-type="float" office:value="0.009085472" calcext:value-type="float">
            <text:p>0.009085472</text:p>
          </table:table-cell>
          <table:table-cell office:value-type="float" office:value="0.008018604" calcext:value-type="float">
            <text:p>0.008018604</text:p>
          </table:table-cell>
          <table:table-cell office:value-type="float" office:value="0.004750121" calcext:value-type="float">
            <text:p>0.004750121</text:p>
          </table:table-cell>
          <table:table-cell office:value-type="float" office:value="0.004973627" calcext:value-type="float">
            <text:p>0.004973627</text:p>
          </table:table-cell>
          <table:table-cell office:value-type="float" office:value="0.02510657" calcext:value-type="float">
            <text:p>0.02510657</text:p>
          </table:table-cell>
          <table:table-cell office:value-type="float" office:value="0.07548773" calcext:value-type="float">
            <text:p>0.07548773</text:p>
          </table:table-cell>
          <table:table-cell office:value-type="float" office:value="0.09508754" calcext:value-type="float">
            <text:p>0.09508754</text:p>
          </table:table-cell>
          <table:table-cell office:value-type="float" office:value="0.1615164" calcext:value-type="float">
            <text:p>0.1615164</text:p>
          </table:table-cell>
          <table:table-cell office:value-type="float" office:value="0.1713581" calcext:value-type="float">
            <text:p>0.1713581</text:p>
          </table:table-cell>
          <table:table-cell office:value-type="float" office:value="0.1911219" calcext:value-type="float">
            <text:p>0.1911219</text:p>
          </table:table-cell>
          <table:table-cell office:value-type="float" office:value="0.1942517" calcext:value-type="float">
            <text:p>0.1942517</text:p>
          </table:table-cell>
          <table:table-cell office:value-type="float" office:value="0" calcext:value-type="float">
            <text:p>0</text:p>
          </table:table-cell>
          <table:table-cell office:value-type="float" office:value="47.00188" calcext:value-type="float">
            <text:p>47.00188</text:p>
          </table:table-cell>
          <table:table-cell office:value-type="float" office:value="37.93533" calcext:value-type="float">
            <text:p>37.93533</text:p>
          </table:table-cell>
          <table:table-cell office:value-type="float" office:value="30.86195" calcext:value-type="float">
            <text:p>30.86195</text:p>
          </table:table-cell>
          <table:table-cell office:value-type="float" office:value="10.70452" calcext:value-type="float">
            <text:p>10.70452</text:p>
          </table:table-cell>
          <table:table-cell office:value-type="float" office:value="8.74289" calcext:value-type="float">
            <text:p>8.74289</text:p>
          </table:table-cell>
          <table:table-cell office:value-type="float" office:value="3.408449" calcext:value-type="float">
            <text:p>3.408449</text:p>
          </table:table-cell>
          <table:table-cell office:value-type="float" office:value="3.150572" calcext:value-type="float">
            <text:p>3.150572</text:p>
          </table:table-cell>
          <table:table-cell office:value-type="float" office:value="6.362972" calcext:value-type="float">
            <text:p>6.362972</text:p>
          </table:table-cell>
          <table:table-cell office:value-type="float" office:value="9.461331" calcext:value-type="float">
            <text:p>9.461331</text:p>
          </table:table-cell>
          <table:table-cell office:value-type="float" office:value="10.5566" calcext:value-type="float">
            <text:p>10.5566</text:p>
          </table:table-cell>
          <table:table-cell office:value-type="float" office:value="10.92398" calcext:value-type="float">
            <text:p>10.92398</text:p>
          </table:table-cell>
          <table:table-cell office:value-type="float" office:value="11.44856" calcext:value-type="float">
            <text:p>11.44856</text:p>
          </table:table-cell>
          <table:table-cell office:value-type="float" office:value="12.27545" calcext:value-type="float">
            <text:p>12.27545</text:p>
          </table:table-cell>
          <table:table-cell office:value-type="float" office:value="12.54538" calcext:value-type="float">
            <text:p>12.54538</text:p>
          </table:table-cell>
          <table:table-cell office:value-type="float" office:value="0" calcext:value-type="float">
            <text:p>0</text:p>
          </table:table-cell>
          <table:table-cell office:value-type="float" office:value="140.3351" calcext:value-type="float">
            <text:p>140.33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062006" calcext:value-type="float">
            <text:p>13062006</text:p>
          </table:table-cell>
          <table:table-cell office:value-type="float" office:value="0.6437625" calcext:value-type="float">
            <text:p>0.6437625</text:p>
          </table:table-cell>
          <table:table-cell office:value-type="float" office:value="133.9942" calcext:value-type="float">
            <text:p>133.9942</text:p>
          </table:table-cell>
          <table:table-cell office:value-type="float" office:value="0" calcext:value-type="float">
            <text:p>0</text:p>
          </table:table-cell>
          <table:table-cell office:value-type="float" office:value="-1.013521" calcext:value-type="float">
            <text:p>-1.013521</text:p>
          </table:table-cell>
          <table:table-cell office:value-type="float" office:value="43.19388" calcext:value-type="float">
            <text:p>43.19388</text:p>
          </table:table-cell>
          <table:table-cell office:value-type="float" office:value="0.07012862" calcext:value-type="float">
            <text:p>0.07012862</text:p>
          </table:table-cell>
          <table:table-cell office:value-type="float" office:value="0.0003634171" calcext:value-type="float">
            <text:p>0.0003634171</text:p>
          </table:table-cell>
          <table:table-cell office:value-type="float" office:value="0.103013" calcext:value-type="float">
            <text:p>0.103013</text:p>
          </table:table-cell>
          <table:table-cell office:value-type="float" office:value="0.01536123" calcext:value-type="float">
            <text:p>0.01536123</text:p>
          </table:table-cell>
          <table:table-cell office:value-type="float" office:value="1167.09" calcext:value-type="float">
            <text:p>1167.09</text:p>
          </table:table-cell>
          <table:table-cell office:value-type="float" office:value="0.8514387" calcext:value-type="float">
            <text:p>0.8514387</text:p>
          </table:table-cell>
          <table:table-cell office:value-type="float" office:value="0" calcext:value-type="float">
            <text:p>0</text:p>
          </table:table-cell>
          <table:table-cell office:value-type="float" office:value="0.2257136" calcext:value-type="float">
            <text:p>0.2257136</text:p>
          </table:table-cell>
          <table:table-cell office:value-type="float" office:value="0.03662846" calcext:value-type="float">
            <text:p>0.03662846</text:p>
          </table:table-cell>
          <table:table-cell office:value-type="float" office:value="0.0208054" calcext:value-type="float">
            <text:p>0.0208054</text:p>
          </table:table-cell>
          <table:table-cell office:value-type="float" office:value="0.009561956" calcext:value-type="float">
            <text:p>0.009561956</text:p>
          </table:table-cell>
          <table:table-cell office:value-type="float" office:value="0.008368549" calcext:value-type="float">
            <text:p>0.008368549</text:p>
          </table:table-cell>
          <table:table-cell office:value-type="float" office:value="0.004817972" calcext:value-type="float">
            <text:p>0.004817972</text:p>
          </table:table-cell>
          <table:table-cell office:value-type="float" office:value="0.004725362" calcext:value-type="float">
            <text:p>0.004725362</text:p>
          </table:table-cell>
          <table:table-cell office:value-type="float" office:value="0.0238325" calcext:value-type="float">
            <text:p>0.0238325</text:p>
          </table:table-cell>
          <table:table-cell office:value-type="float" office:value="0.07503829" calcext:value-type="float">
            <text:p>0.07503829</text:p>
          </table:table-cell>
          <table:table-cell office:value-type="float" office:value="0.07814448" calcext:value-type="float">
            <text:p>0.07814448</text:p>
          </table:table-cell>
          <table:table-cell office:value-type="float" office:value="0.1623128" calcext:value-type="float">
            <text:p>0.1623128</text:p>
          </table:table-cell>
          <table:table-cell office:value-type="float" office:value="0.1641124" calcext:value-type="float">
            <text:p>0.1641124</text:p>
          </table:table-cell>
          <table:table-cell office:value-type="float" office:value="0.1911392" calcext:value-type="float">
            <text:p>0.1911392</text:p>
          </table:table-cell>
          <table:table-cell office:value-type="float" office:value="0.1942668" calcext:value-type="float">
            <text:p>0.1942668</text:p>
          </table:table-cell>
          <table:table-cell office:value-type="float" office:value="0" calcext:value-type="float">
            <text:p>0</text:p>
          </table:table-cell>
          <table:table-cell office:value-type="float" office:value="46.98967" calcext:value-type="float">
            <text:p>46.98967</text:p>
          </table:table-cell>
          <table:table-cell office:value-type="float" office:value="37.8645" calcext:value-type="float">
            <text:p>37.8645</text:p>
          </table:table-cell>
          <table:table-cell office:value-type="float" office:value="30.7978" calcext:value-type="float">
            <text:p>30.7978</text:p>
          </table:table-cell>
          <table:table-cell office:value-type="float" office:value="10.68209" calcext:value-type="float">
            <text:p>10.68209</text:p>
          </table:table-cell>
          <table:table-cell office:value-type="float" office:value="8.724053" calcext:value-type="float">
            <text:p>8.724053</text:p>
          </table:table-cell>
          <table:table-cell office:value-type="float" office:value="3.403291" calcext:value-type="float">
            <text:p>3.403291</text:p>
          </table:table-cell>
          <table:table-cell office:value-type="float" office:value="3.145674" calcext:value-type="float">
            <text:p>3.145674</text:p>
          </table:table-cell>
          <table:table-cell office:value-type="float" office:value="6.350882" calcext:value-type="float">
            <text:p>6.350882</text:p>
          </table:table-cell>
          <table:table-cell office:value-type="float" office:value="9.447713" calcext:value-type="float">
            <text:p>9.447713</text:p>
          </table:table-cell>
          <table:table-cell office:value-type="float" office:value="10.53815" calcext:value-type="float">
            <text:p>10.53815</text:p>
          </table:table-cell>
          <table:table-cell office:value-type="float" office:value="10.92328" calcext:value-type="float">
            <text:p>10.92328</text:p>
          </table:table-cell>
          <table:table-cell office:value-type="float" office:value="11.44741" calcext:value-type="float">
            <text:p>11.44741</text:p>
          </table:table-cell>
          <table:table-cell office:value-type="float" office:value="12.27715" calcext:value-type="float">
            <text:p>12.27715</text:p>
          </table:table-cell>
          <table:table-cell office:value-type="float" office:value="12.54681" calcext:value-type="float">
            <text:p>12.54681</text:p>
          </table:table-cell>
          <table:table-cell office:value-type="float" office:value="0" calcext:value-type="float">
            <text:p>0</text:p>
          </table:table-cell>
          <table:table-cell office:value-type="float" office:value="145.3146" calcext:value-type="float">
            <text:p>145.31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062006" calcext:value-type="float">
            <text:p>14062006</text:p>
          </table:table-cell>
          <table:table-cell office:value-type="float" office:value="0.6432907" calcext:value-type="float">
            <text:p>0.6432907</text:p>
          </table:table-cell>
          <table:table-cell office:value-type="float" office:value="133.988" calcext:value-type="float">
            <text:p>133.988</text:p>
          </table:table-cell>
          <table:table-cell office:value-type="float" office:value="0" calcext:value-type="float">
            <text:p>0</text:p>
          </table:table-cell>
          <table:table-cell office:value-type="float" office:value="-1.077603" calcext:value-type="float">
            <text:p>-1.077603</text:p>
          </table:table-cell>
          <table:table-cell office:value-type="float" office:value="43.16133" calcext:value-type="float">
            <text:p>43.16133</text:p>
          </table:table-cell>
          <table:table-cell office:value-type="float" office:value="0.07012862" calcext:value-type="float">
            <text:p>0.07012862</text:p>
          </table:table-cell>
          <table:table-cell office:value-type="float" office:value="0.0003634255" calcext:value-type="float">
            <text:p>0.0003634255</text:p>
          </table:table-cell>
          <table:table-cell office:value-type="float" office:value="0.103013" calcext:value-type="float">
            <text:p>0.103013</text:p>
          </table:table-cell>
          <table:table-cell office:value-type="float" office:value="0.01536431" calcext:value-type="float">
            <text:p>0.01536431</text:p>
          </table:table-cell>
          <table:table-cell office:value-type="float" office:value="1167.067" calcext:value-type="float">
            <text:p>1167.067</text:p>
          </table:table-cell>
          <table:table-cell office:value-type="float" office:value="0.847367" calcext:value-type="float">
            <text:p>0.847367</text:p>
          </table:table-cell>
          <table:table-cell office:value-type="float" office:value="0" calcext:value-type="float">
            <text:p>0</text:p>
          </table:table-cell>
          <table:table-cell office:value-type="float" office:value="0.2284115" calcext:value-type="float">
            <text:p>0.2284115</text:p>
          </table:table-cell>
          <table:table-cell office:value-type="float" office:value="0.03893493" calcext:value-type="float">
            <text:p>0.03893493</text:p>
          </table:table-cell>
          <table:table-cell office:value-type="float" office:value="0.02263906" calcext:value-type="float">
            <text:p>0.02263906</text:p>
          </table:table-cell>
          <table:table-cell office:value-type="float" office:value="0.0103967" calcext:value-type="float">
            <text:p>0.0103967</text:p>
          </table:table-cell>
          <table:table-cell office:value-type="float" office:value="0.009062328" calcext:value-type="float">
            <text:p>0.009062328</text:p>
          </table:table-cell>
          <table:table-cell office:value-type="float" office:value="0.004990729" calcext:value-type="float">
            <text:p>0.004990729</text:p>
          </table:table-cell>
          <table:table-cell office:value-type="float" office:value="0.004710563" calcext:value-type="float">
            <text:p>0.004710563</text:p>
          </table:table-cell>
          <table:table-cell office:value-type="float" office:value="0.02273522" calcext:value-type="float">
            <text:p>0.02273522</text:p>
          </table:table-cell>
          <table:table-cell office:value-type="float" office:value="0.07453984" calcext:value-type="float">
            <text:p>0.07453984</text:p>
          </table:table-cell>
          <table:table-cell office:value-type="float" office:value="0.06422836" calcext:value-type="float">
            <text:p>0.06422836</text:p>
          </table:table-cell>
          <table:table-cell office:value-type="float" office:value="0.1626966" calcext:value-type="float">
            <text:p>0.1626966</text:p>
          </table:table-cell>
          <table:table-cell office:value-type="float" office:value="0.1576584" calcext:value-type="float">
            <text:p>0.1576584</text:p>
          </table:table-cell>
          <table:table-cell office:value-type="float" office:value="0.1911567" calcext:value-type="float">
            <text:p>0.1911567</text:p>
          </table:table-cell>
          <table:table-cell office:value-type="float" office:value="0.1942818" calcext:value-type="float">
            <text:p>0.1942818</text:p>
          </table:table-cell>
          <table:table-cell office:value-type="float" office:value="0" calcext:value-type="float">
            <text:p>0</text:p>
          </table:table-cell>
          <table:table-cell office:value-type="float" office:value="46.97836" calcext:value-type="float">
            <text:p>46.97836</text:p>
          </table:table-cell>
          <table:table-cell office:value-type="float" office:value="37.79646" calcext:value-type="float">
            <text:p>37.79646</text:p>
          </table:table-cell>
          <table:table-cell office:value-type="float" office:value="30.73745" calcext:value-type="float">
            <text:p>30.73745</text:p>
          </table:table-cell>
          <table:table-cell office:value-type="float" office:value="10.66102" calcext:value-type="float">
            <text:p>10.66102</text:p>
          </table:table-cell>
          <table:table-cell office:value-type="float" office:value="8.706399" calcext:value-type="float">
            <text:p>8.706399</text:p>
          </table:table-cell>
          <table:table-cell office:value-type="float" office:value="3.398304" calcext:value-type="float">
            <text:p>3.398304</text:p>
          </table:table-cell>
          <table:table-cell office:value-type="float" office:value="3.140843" calcext:value-type="float">
            <text:p>3.140843</text:p>
          </table:table-cell>
          <table:table-cell office:value-type="float" office:value="6.338616" calcext:value-type="float">
            <text:p>6.338616</text:p>
          </table:table-cell>
          <table:table-cell office:value-type="float" office:value="9.43403" calcext:value-type="float">
            <text:p>9.43403</text:p>
          </table:table-cell>
          <table:table-cell office:value-type="float" office:value="10.51632" calcext:value-type="float">
            <text:p>10.51632</text:p>
          </table:table-cell>
          <table:table-cell office:value-type="float" office:value="10.9227" calcext:value-type="float">
            <text:p>10.9227</text:p>
          </table:table-cell>
          <table:table-cell office:value-type="float" office:value="11.4446" calcext:value-type="float">
            <text:p>11.4446</text:p>
          </table:table-cell>
          <table:table-cell office:value-type="float" office:value="12.27886" calcext:value-type="float">
            <text:p>12.27886</text:p>
          </table:table-cell>
          <table:table-cell office:value-type="float" office:value="12.54824" calcext:value-type="float">
            <text:p>12.54824</text:p>
          </table:table-cell>
          <table:table-cell office:value-type="float" office:value="0" calcext:value-type="float">
            <text:p>0</text:p>
          </table:table-cell>
          <table:table-cell office:value-type="float" office:value="157.6728" calcext:value-type="float">
            <text:p>157.67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062006" calcext:value-type="float">
            <text:p>15062006</text:p>
          </table:table-cell>
          <table:table-cell office:value-type="float" office:value="0.6430947" calcext:value-type="float">
            <text:p>0.6430947</text:p>
          </table:table-cell>
          <table:table-cell office:value-type="float" office:value="133.9813" calcext:value-type="float">
            <text:p>133.9813</text:p>
          </table:table-cell>
          <table:table-cell office:value-type="float" office:value="0" calcext:value-type="float">
            <text:p>0</text:p>
          </table:table-cell>
          <table:table-cell office:value-type="float" office:value="-1.143173" calcext:value-type="float">
            <text:p>-1.143173</text:p>
          </table:table-cell>
          <table:table-cell office:value-type="float" office:value="43.12702" calcext:value-type="float">
            <text:p>43.12702</text:p>
          </table:table-cell>
          <table:table-cell office:value-type="float" office:value="0.07012862" calcext:value-type="float">
            <text:p>0.07012862</text:p>
          </table:table-cell>
          <table:table-cell office:value-type="float" office:value="0.0003634339" calcext:value-type="float">
            <text:p>0.0003634339</text:p>
          </table:table-cell>
          <table:table-cell office:value-type="float" office:value="0.103013" calcext:value-type="float">
            <text:p>0.103013</text:p>
          </table:table-cell>
          <table:table-cell office:value-type="float" office:value="0.015367" calcext:value-type="float">
            <text:p>0.015367</text:p>
          </table:table-cell>
          <table:table-cell office:value-type="float" office:value="1167.044" calcext:value-type="float">
            <text:p>1167.044</text:p>
          </table:table-cell>
          <table:table-cell office:value-type="float" office:value="0.8426025" calcext:value-type="float">
            <text:p>0.8426025</text:p>
          </table:table-cell>
          <table:table-cell office:value-type="float" office:value="0" calcext:value-type="float">
            <text:p>0</text:p>
          </table:table-cell>
          <table:table-cell office:value-type="float" office:value="0.1646841" calcext:value-type="float">
            <text:p>0.1646841</text:p>
          </table:table-cell>
          <table:table-cell office:value-type="float" office:value="0.0420519" calcext:value-type="float">
            <text:p>0.0420519</text:p>
          </table:table-cell>
          <table:table-cell office:value-type="float" office:value="0.02307124" calcext:value-type="float">
            <text:p>0.02307124</text:p>
          </table:table-cell>
          <table:table-cell office:value-type="float" office:value="0.01074957" calcext:value-type="float">
            <text:p>0.01074957</text:p>
          </table:table-cell>
          <table:table-cell office:value-type="float" office:value="0.009463563" calcext:value-type="float">
            <text:p>0.009463563</text:p>
          </table:table-cell>
          <table:table-cell office:value-type="float" office:value="0.005106167" calcext:value-type="float">
            <text:p>0.005106167</text:p>
          </table:table-cell>
          <table:table-cell office:value-type="float" office:value="0.004743259" calcext:value-type="float">
            <text:p>0.004743259</text:p>
          </table:table-cell>
          <table:table-cell office:value-type="float" office:value="0.02185403" calcext:value-type="float">
            <text:p>0.02185403</text:p>
          </table:table-cell>
          <table:table-cell office:value-type="float" office:value="0.07449868" calcext:value-type="float">
            <text:p>0.07449868</text:p>
          </table:table-cell>
          <table:table-cell office:value-type="float" office:value="0.05473943" calcext:value-type="float">
            <text:p>0.05473943</text:p>
          </table:table-cell>
          <table:table-cell office:value-type="float" office:value="0.1631499" calcext:value-type="float">
            <text:p>0.1631499</text:p>
          </table:table-cell>
          <table:table-cell office:value-type="float" office:value="0.1542466" calcext:value-type="float">
            <text:p>0.1542466</text:p>
          </table:table-cell>
          <table:table-cell office:value-type="float" office:value="0.191174" calcext:value-type="float">
            <text:p>0.191174</text:p>
          </table:table-cell>
          <table:table-cell office:value-type="float" office:value="0.1942968" calcext:value-type="float">
            <text:p>0.1942968</text:p>
          </table:table-cell>
          <table:table-cell office:value-type="float" office:value="0" calcext:value-type="float">
            <text:p>0</text:p>
          </table:table-cell>
          <table:table-cell office:value-type="float" office:value="46.96642" calcext:value-type="float">
            <text:p>46.96642</text:p>
          </table:table-cell>
          <table:table-cell office:value-type="float" office:value="37.73003" calcext:value-type="float">
            <text:p>37.73003</text:p>
          </table:table-cell>
          <table:table-cell office:value-type="float" office:value="30.68039" calcext:value-type="float">
            <text:p>30.68039</text:p>
          </table:table-cell>
          <table:table-cell office:value-type="float" office:value="10.64127" calcext:value-type="float">
            <text:p>10.64127</text:p>
          </table:table-cell>
          <table:table-cell office:value-type="float" office:value="8.690003" calcext:value-type="float">
            <text:p>8.690003</text:p>
          </table:table-cell>
          <table:table-cell office:value-type="float" office:value="3.393514" calcext:value-type="float">
            <text:p>3.393514</text:p>
          </table:table-cell>
          <table:table-cell office:value-type="float" office:value="3.136133" calcext:value-type="float">
            <text:p>3.136133</text:p>
          </table:table-cell>
          <table:table-cell office:value-type="float" office:value="6.326244" calcext:value-type="float">
            <text:p>6.326244</text:p>
          </table:table-cell>
          <table:table-cell office:value-type="float" office:value="9.420405" calcext:value-type="float">
            <text:p>9.420405</text:p>
          </table:table-cell>
          <table:table-cell office:value-type="float" office:value="10.49202" calcext:value-type="float">
            <text:p>10.49202</text:p>
          </table:table-cell>
          <table:table-cell office:value-type="float" office:value="10.92222" calcext:value-type="float">
            <text:p>10.92222</text:p>
          </table:table-cell>
          <table:table-cell office:value-type="float" office:value="11.44058" calcext:value-type="float">
            <text:p>11.44058</text:p>
          </table:table-cell>
          <table:table-cell office:value-type="float" office:value="12.28054" calcext:value-type="float">
            <text:p>12.28054</text:p>
          </table:table-cell>
          <table:table-cell office:value-type="float" office:value="12.54967" calcext:value-type="float">
            <text:p>12.54967</text:p>
          </table:table-cell>
          <table:table-cell office:value-type="float" office:value="0" calcext:value-type="float">
            <text:p>0</text:p>
          </table:table-cell>
          <table:table-cell office:value-type="float" office:value="165.116" calcext:value-type="float">
            <text:p>165.1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062006" calcext:value-type="float">
            <text:p>16062006</text:p>
          </table:table-cell>
          <table:table-cell office:value-type="float" office:value="0.6436892" calcext:value-type="float">
            <text:p>0.6436892</text:p>
          </table:table-cell>
          <table:table-cell office:value-type="float" office:value="133.9758" calcext:value-type="float">
            <text:p>133.9758</text:p>
          </table:table-cell>
          <table:table-cell office:value-type="float" office:value="0" calcext:value-type="float">
            <text:p>0</text:p>
          </table:table-cell>
          <table:table-cell office:value-type="float" office:value="-1.207626" calcext:value-type="float">
            <text:p>-1.207626</text:p>
          </table:table-cell>
          <table:table-cell office:value-type="float" office:value="43.09111" calcext:value-type="float">
            <text:p>43.09111</text:p>
          </table:table-cell>
          <table:table-cell office:value-type="float" office:value="0.07012862" calcext:value-type="float">
            <text:p>0.07012862</text:p>
          </table:table-cell>
          <table:table-cell office:value-type="float" office:value="0.0003634424" calcext:value-type="float">
            <text:p>0.0003634424</text:p>
          </table:table-cell>
          <table:table-cell office:value-type="float" office:value="0.103013" calcext:value-type="float">
            <text:p>0.103013</text:p>
          </table:table-cell>
          <table:table-cell office:value-type="float" office:value="0.01536922" calcext:value-type="float">
            <text:p>0.01536922</text:p>
          </table:table-cell>
          <table:table-cell office:value-type="float" office:value="1167.02" calcext:value-type="float">
            <text:p>1167.02</text:p>
          </table:table-cell>
          <table:table-cell office:value-type="float" office:value="0.8406262" calcext:value-type="float">
            <text:p>0.8406262</text:p>
          </table:table-cell>
          <table:table-cell office:value-type="float" office:value="0" calcext:value-type="float">
            <text:p>0</text:p>
          </table:table-cell>
          <table:table-cell office:value-type="float" office:value="0.2894323" calcext:value-type="float">
            <text:p>0.2894323</text:p>
          </table:table-cell>
          <table:table-cell office:value-type="float" office:value="0.04935675" calcext:value-type="float">
            <text:p>0.04935675</text:p>
          </table:table-cell>
          <table:table-cell office:value-type="float" office:value="0.0208157" calcext:value-type="float">
            <text:p>0.0208157</text:p>
          </table:table-cell>
          <table:table-cell office:value-type="float" office:value="0.009893443" calcext:value-type="float">
            <text:p>0.009893443</text:p>
          </table:table-cell>
          <table:table-cell office:value-type="float" office:value="0.008856823" calcext:value-type="float">
            <text:p>0.008856823</text:p>
          </table:table-cell>
          <table:table-cell office:value-type="float" office:value="0.004962341" calcext:value-type="float">
            <text:p>0.004962341</text:p>
          </table:table-cell>
          <table:table-cell office:value-type="float" office:value="0.004713119" calcext:value-type="float">
            <text:p>0.004713119</text:p>
          </table:table-cell>
          <table:table-cell office:value-type="float" office:value="0.02106977" calcext:value-type="float">
            <text:p>0.02106977</text:p>
          </table:table-cell>
          <table:table-cell office:value-type="float" office:value="0.07331517" calcext:value-type="float">
            <text:p>0.07331517</text:p>
          </table:table-cell>
          <table:table-cell office:value-type="float" office:value="0.04855332" calcext:value-type="float">
            <text:p>0.04855332</text:p>
          </table:table-cell>
          <table:table-cell office:value-type="float" office:value="0.1633053" calcext:value-type="float">
            <text:p>0.1633053</text:p>
          </table:table-cell>
          <table:table-cell office:value-type="float" office:value="0.1577397" calcext:value-type="float">
            <text:p>0.1577397</text:p>
          </table:table-cell>
          <table:table-cell office:value-type="float" office:value="0.1911913" calcext:value-type="float">
            <text:p>0.1911913</text:p>
          </table:table-cell>
          <table:table-cell office:value-type="float" office:value="0.1943118" calcext:value-type="float">
            <text:p>0.1943118</text:p>
          </table:table-cell>
          <table:table-cell office:value-type="float" office:value="0" calcext:value-type="float">
            <text:p>0</text:p>
          </table:table-cell>
          <table:table-cell office:value-type="float" office:value="46.89693" calcext:value-type="float">
            <text:p>46.89693</text:p>
          </table:table-cell>
          <table:table-cell office:value-type="float" office:value="37.65615" calcext:value-type="float">
            <text:p>37.65615</text:p>
          </table:table-cell>
          <table:table-cell office:value-type="float" office:value="30.62466" calcext:value-type="float">
            <text:p>30.62466</text:p>
          </table:table-cell>
          <table:table-cell office:value-type="float" office:value="10.62222" calcext:value-type="float">
            <text:p>10.62222</text:p>
          </table:table-cell>
          <table:table-cell office:value-type="float" office:value="8.674426" calcext:value-type="float">
            <text:p>8.674426</text:p>
          </table:table-cell>
          <table:table-cell office:value-type="float" office:value="3.388861" calcext:value-type="float">
            <text:p>3.388861</text:p>
          </table:table-cell>
          <table:table-cell office:value-type="float" office:value="3.131532" calcext:value-type="float">
            <text:p>3.131532</text:p>
          </table:table-cell>
          <table:table-cell office:value-type="float" office:value="6.313798" calcext:value-type="float">
            <text:p>6.313798</text:p>
          </table:table-cell>
          <table:table-cell office:value-type="float" office:value="9.406758" calcext:value-type="float">
            <text:p>9.406758</text:p>
          </table:table-cell>
          <table:table-cell office:value-type="float" office:value="10.46612" calcext:value-type="float">
            <text:p>10.46612</text:p>
          </table:table-cell>
          <table:table-cell office:value-type="float" office:value="10.92185" calcext:value-type="float">
            <text:p>10.92185</text:p>
          </table:table-cell>
          <table:table-cell office:value-type="float" office:value="11.43668" calcext:value-type="float">
            <text:p>11.43668</text:p>
          </table:table-cell>
          <table:table-cell office:value-type="float" office:value="12.28216" calcext:value-type="float">
            <text:p>12.28216</text:p>
          </table:table-cell>
          <table:table-cell office:value-type="float" office:value="12.5511" calcext:value-type="float">
            <text:p>12.5511</text:p>
          </table:table-cell>
          <table:table-cell office:value-type="float" office:value="0" calcext:value-type="float">
            <text:p>0</text:p>
          </table:table-cell>
          <table:table-cell office:value-type="float" office:value="154.3588" calcext:value-type="float">
            <text:p>154.35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062006" calcext:value-type="float">
            <text:p>17062006</text:p>
          </table:table-cell>
          <table:table-cell office:value-type="float" office:value="0.6446977" calcext:value-type="float">
            <text:p>0.6446977</text:p>
          </table:table-cell>
          <table:table-cell office:value-type="float" office:value="133.9706" calcext:value-type="float">
            <text:p>133.9706</text:p>
          </table:table-cell>
          <table:table-cell office:value-type="float" office:value="0" calcext:value-type="float">
            <text:p>0</text:p>
          </table:table-cell>
          <table:table-cell office:value-type="float" office:value="-1.270274" calcext:value-type="float">
            <text:p>-1.270274</text:p>
          </table:table-cell>
          <table:table-cell office:value-type="float" office:value="43.05598" calcext:value-type="float">
            <text:p>43.05598</text:p>
          </table:table-cell>
          <table:table-cell office:value-type="float" office:value="0.07012862" calcext:value-type="float">
            <text:p>0.07012862</text:p>
          </table:table-cell>
          <table:table-cell office:value-type="float" office:value="0.0003634508" calcext:value-type="float">
            <text:p>0.0003634508</text:p>
          </table:table-cell>
          <table:table-cell office:value-type="float" office:value="0.103013" calcext:value-type="float">
            <text:p>0.103013</text:p>
          </table:table-cell>
          <table:table-cell office:value-type="float" office:value="0.01537091" calcext:value-type="float">
            <text:p>0.01537091</text:p>
          </table:table-cell>
          <table:table-cell office:value-type="float" office:value="1166.996" calcext:value-type="float">
            <text:p>1166.996</text:p>
          </table:table-cell>
          <table:table-cell office:value-type="float" office:value="0.8382486" calcext:value-type="float">
            <text:p>0.8382486</text:p>
          </table:table-cell>
          <table:table-cell office:value-type="float" office:value="0" calcext:value-type="float">
            <text:p>0</text:p>
          </table:table-cell>
          <table:table-cell office:value-type="float" office:value="0.2657734" calcext:value-type="float">
            <text:p>0.2657734</text:p>
          </table:table-cell>
          <table:table-cell office:value-type="float" office:value="0.03848917" calcext:value-type="float">
            <text:p>0.03848917</text:p>
          </table:table-cell>
          <table:table-cell office:value-type="float" office:value="0.02062993" calcext:value-type="float">
            <text:p>0.02062993</text:p>
          </table:table-cell>
          <table:table-cell office:value-type="float" office:value="0.009807187" calcext:value-type="float">
            <text:p>0.009807187</text:p>
          </table:table-cell>
          <table:table-cell office:value-type="float" office:value="0.008722863" calcext:value-type="float">
            <text:p>0.008722863</text:p>
          </table:table-cell>
          <table:table-cell office:value-type="float" office:value="0.004887528" calcext:value-type="float">
            <text:p>0.004887528</text:p>
          </table:table-cell>
          <table:table-cell office:value-type="float" office:value="0.004684188" calcext:value-type="float">
            <text:p>0.004684188</text:p>
          </table:table-cell>
          <table:table-cell office:value-type="float" office:value="0.02031026" calcext:value-type="float">
            <text:p>0.02031026</text:p>
          </table:table-cell>
          <table:table-cell office:value-type="float" office:value="0.07098404" calcext:value-type="float">
            <text:p>0.07098404</text:p>
          </table:table-cell>
          <table:table-cell office:value-type="float" office:value="0.04415928" calcext:value-type="float">
            <text:p>0.04415928</text:p>
          </table:table-cell>
          <table:table-cell office:value-type="float" office:value="0.1630363" calcext:value-type="float">
            <text:p>0.1630363</text:p>
          </table:table-cell>
          <table:table-cell office:value-type="float" office:value="0.163385" calcext:value-type="float">
            <text:p>0.163385</text:p>
          </table:table-cell>
          <table:table-cell office:value-type="float" office:value="0.1912086" calcext:value-type="float">
            <text:p>0.1912086</text:p>
          </table:table-cell>
          <table:table-cell office:value-type="float" office:value="0.1943268" calcext:value-type="float">
            <text:p>0.1943268</text:p>
          </table:table-cell>
          <table:table-cell office:value-type="float" office:value="0" calcext:value-type="float">
            <text:p>0</text:p>
          </table:table-cell>
          <table:table-cell office:value-type="float" office:value="46.88321" calcext:value-type="float">
            <text:p>46.88321</text:p>
          </table:table-cell>
          <table:table-cell office:value-type="float" office:value="37.5862" calcext:value-type="float">
            <text:p>37.5862</text:p>
          </table:table-cell>
          <table:table-cell office:value-type="float" office:value="30.56958" calcext:value-type="float">
            <text:p>30.56958</text:p>
          </table:table-cell>
          <table:table-cell office:value-type="float" office:value="10.60363" calcext:value-type="float">
            <text:p>10.60363</text:p>
          </table:table-cell>
          <table:table-cell office:value-type="float" office:value="8.659275" calcext:value-type="float">
            <text:p>8.659275</text:p>
          </table:table-cell>
          <table:table-cell office:value-type="float" office:value="3.38431" calcext:value-type="float">
            <text:p>3.38431</text:p>
          </table:table-cell>
          <table:table-cell office:value-type="float" office:value="3.127026" calcext:value-type="float">
            <text:p>3.127026</text:p>
          </table:table-cell>
          <table:table-cell office:value-type="float" office:value="6.301289" calcext:value-type="float">
            <text:p>6.301289</text:p>
          </table:table-cell>
          <table:table-cell office:value-type="float" office:value="9.392802" calcext:value-type="float">
            <text:p>9.392802</text:p>
          </table:table-cell>
          <table:table-cell office:value-type="float" office:value="10.43919" calcext:value-type="float">
            <text:p>10.43919</text:p>
          </table:table-cell>
          <table:table-cell office:value-type="float" office:value="10.92146" calcext:value-type="float">
            <text:p>10.92146</text:p>
          </table:table-cell>
          <table:table-cell office:value-type="float" office:value="11.4341" calcext:value-type="float">
            <text:p>11.4341</text:p>
          </table:table-cell>
          <table:table-cell office:value-type="float" office:value="12.28379" calcext:value-type="float">
            <text:p>12.28379</text:p>
          </table:table-cell>
          <table:table-cell office:value-type="float" office:value="12.55251" calcext:value-type="float">
            <text:p>12.55251</text:p>
          </table:table-cell>
          <table:table-cell office:value-type="float" office:value="0" calcext:value-type="float">
            <text:p>0</text:p>
          </table:table-cell>
          <table:table-cell office:value-type="float" office:value="146.1092" calcext:value-type="float">
            <text:p>146.10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062006" calcext:value-type="float">
            <text:p>18062006</text:p>
          </table:table-cell>
          <table:table-cell office:value-type="float" office:value="0.6454924" calcext:value-type="float">
            <text:p>0.6454924</text:p>
          </table:table-cell>
          <table:table-cell office:value-type="float" office:value="133.9648" calcext:value-type="float">
            <text:p>133.9648</text:p>
          </table:table-cell>
          <table:table-cell office:value-type="float" office:value="0" calcext:value-type="float">
            <text:p>0</text:p>
          </table:table-cell>
          <table:table-cell office:value-type="float" office:value="-1.333198" calcext:value-type="float">
            <text:p>-1.333198</text:p>
          </table:table-cell>
          <table:table-cell office:value-type="float" office:value="43.02116" calcext:value-type="float">
            <text:p>43.02116</text:p>
          </table:table-cell>
          <table:table-cell office:value-type="float" office:value="0.07012862" calcext:value-type="float">
            <text:p>0.07012862</text:p>
          </table:table-cell>
          <table:table-cell office:value-type="float" office:value="0.0003634572" calcext:value-type="float">
            <text:p>0.0003634572</text:p>
          </table:table-cell>
          <table:table-cell office:value-type="float" office:value="0.103013" calcext:value-type="float">
            <text:p>0.103013</text:p>
          </table:table-cell>
          <table:table-cell office:value-type="float" office:value="0.01537203" calcext:value-type="float">
            <text:p>0.01537203</text:p>
          </table:table-cell>
          <table:table-cell office:value-type="float" office:value="1166.973" calcext:value-type="float">
            <text:p>1166.973</text:p>
          </table:table-cell>
          <table:table-cell office:value-type="float" office:value="0.8340594" calcext:value-type="float">
            <text:p>0.8340594</text:p>
          </table:table-cell>
          <table:table-cell office:value-type="float" office:value="0" calcext:value-type="float">
            <text:p>0</text:p>
          </table:table-cell>
          <table:table-cell office:value-type="float" office:value="0.236765" calcext:value-type="float">
            <text:p>0.236765</text:p>
          </table:table-cell>
          <table:table-cell office:value-type="float" office:value="0.03780099" calcext:value-type="float">
            <text:p>0.03780099</text:p>
          </table:table-cell>
          <table:table-cell office:value-type="float" office:value="0.0220574" calcext:value-type="float">
            <text:p>0.0220574</text:p>
          </table:table-cell>
          <table:table-cell office:value-type="float" office:value="0.01064934" calcext:value-type="float">
            <text:p>0.01064934</text:p>
          </table:table-cell>
          <table:table-cell office:value-type="float" office:value="0.009452539" calcext:value-type="float">
            <text:p>0.009452539</text:p>
          </table:table-cell>
          <table:table-cell office:value-type="float" office:value="0.005087315" calcext:value-type="float">
            <text:p>0.005087315</text:p>
          </table:table-cell>
          <table:table-cell office:value-type="float" office:value="0.004719175" calcext:value-type="float">
            <text:p>0.004719175</text:p>
          </table:table-cell>
          <table:table-cell office:value-type="float" office:value="0.01949505" calcext:value-type="float">
            <text:p>0.01949505</text:p>
          </table:table-cell>
          <table:table-cell office:value-type="float" office:value="0.06875622" calcext:value-type="float">
            <text:p>0.06875622</text:p>
          </table:table-cell>
          <table:table-cell office:value-type="float" office:value="0.04146384" calcext:value-type="float">
            <text:p>0.04146384</text:p>
          </table:table-cell>
          <table:table-cell office:value-type="float" office:value="0.1626416" calcext:value-type="float">
            <text:p>0.1626416</text:p>
          </table:table-cell>
          <table:table-cell office:value-type="float" office:value="0.1670254" calcext:value-type="float">
            <text:p>0.1670254</text:p>
          </table:table-cell>
          <table:table-cell office:value-type="float" office:value="0.1912263" calcext:value-type="float">
            <text:p>0.1912263</text:p>
          </table:table-cell>
          <table:table-cell office:value-type="float" office:value="0.1943418" calcext:value-type="float">
            <text:p>0.1943418</text:p>
          </table:table-cell>
          <table:table-cell office:value-type="float" office:value="0" calcext:value-type="float">
            <text:p>0</text:p>
          </table:table-cell>
          <table:table-cell office:value-type="float" office:value="46.87303" calcext:value-type="float">
            <text:p>46.87303</text:p>
          </table:table-cell>
          <table:table-cell office:value-type="float" office:value="37.51977" calcext:value-type="float">
            <text:p>37.51977</text:p>
          </table:table-cell>
          <table:table-cell office:value-type="float" office:value="30.51595" calcext:value-type="float">
            <text:p>30.51595</text:p>
          </table:table-cell>
          <table:table-cell office:value-type="float" office:value="10.58575" calcext:value-type="float">
            <text:p>10.58575</text:p>
          </table:table-cell>
          <table:table-cell office:value-type="float" office:value="8.644767" calcext:value-type="float">
            <text:p>8.644767</text:p>
          </table:table-cell>
          <table:table-cell office:value-type="float" office:value="3.379917" calcext:value-type="float">
            <text:p>3.379917</text:p>
          </table:table-cell>
          <table:table-cell office:value-type="float" office:value="3.122647" calcext:value-type="float">
            <text:p>3.122647</text:p>
          </table:table-cell>
          <table:table-cell office:value-type="float" office:value="6.288711" calcext:value-type="float">
            <text:p>6.288711</text:p>
          </table:table-cell>
          <table:table-cell office:value-type="float" office:value="9.378389" calcext:value-type="float">
            <text:p>9.378389</text:p>
          </table:table-cell>
          <table:table-cell office:value-type="float" office:value="10.41158" calcext:value-type="float">
            <text:p>10.41158</text:p>
          </table:table-cell>
          <table:table-cell office:value-type="float" office:value="10.92098" calcext:value-type="float">
            <text:p>10.92098</text:p>
          </table:table-cell>
          <table:table-cell office:value-type="float" office:value="11.43266" calcext:value-type="float">
            <text:p>11.43266</text:p>
          </table:table-cell>
          <table:table-cell office:value-type="float" office:value="12.28542" calcext:value-type="float">
            <text:p>12.28542</text:p>
          </table:table-cell>
          <table:table-cell office:value-type="float" office:value="12.55393" calcext:value-type="float">
            <text:p>12.55393</text:p>
          </table:table-cell>
          <table:table-cell office:value-type="float" office:value="0" calcext:value-type="float">
            <text:p>0</text:p>
          </table:table-cell>
          <table:table-cell office:value-type="float" office:value="154.0302" calcext:value-type="float">
            <text:p>154.03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062006" calcext:value-type="float">
            <text:p>19062006</text:p>
          </table:table-cell>
          <table:table-cell office:value-type="float" office:value="0.6462114" calcext:value-type="float">
            <text:p>0.6462114</text:p>
          </table:table-cell>
          <table:table-cell office:value-type="float" office:value="133.9586" calcext:value-type="float">
            <text:p>133.9586</text:p>
          </table:table-cell>
          <table:table-cell office:value-type="float" office:value="0" calcext:value-type="float">
            <text:p>0</text:p>
          </table:table-cell>
          <table:table-cell office:value-type="float" office:value="-1.395872" calcext:value-type="float">
            <text:p>-1.395872</text:p>
          </table:table-cell>
          <table:table-cell office:value-type="float" office:value="42.98666" calcext:value-type="float">
            <text:p>42.98666</text:p>
          </table:table-cell>
          <table:table-cell office:value-type="float" office:value="0.07012862" calcext:value-type="float">
            <text:p>0.07012862</text:p>
          </table:table-cell>
          <table:table-cell office:value-type="float" office:value="0.0003634628" calcext:value-type="float">
            <text:p>0.0003634628</text:p>
          </table:table-cell>
          <table:table-cell office:value-type="float" office:value="0.103013" calcext:value-type="float">
            <text:p>0.103013</text:p>
          </table:table-cell>
          <table:table-cell office:value-type="float" office:value="0.01537248" calcext:value-type="float">
            <text:p>0.01537248</text:p>
          </table:table-cell>
          <table:table-cell office:value-type="float" office:value="1166.949" calcext:value-type="float">
            <text:p>1166.949</text:p>
          </table:table-cell>
          <table:table-cell office:value-type="float" office:value="0.8294075" calcext:value-type="float">
            <text:p>0.8294075</text:p>
          </table:table-cell>
          <table:table-cell office:value-type="float" office:value="0" calcext:value-type="float">
            <text:p>0</text:p>
          </table:table-cell>
          <table:table-cell office:value-type="float" office:value="0.2290272" calcext:value-type="float">
            <text:p>0.2290272</text:p>
          </table:table-cell>
          <table:table-cell office:value-type="float" office:value="0.03767945" calcext:value-type="float">
            <text:p>0.03767945</text:p>
          </table:table-cell>
          <table:table-cell office:value-type="float" office:value="0.02220736" calcext:value-type="float">
            <text:p>0.02220736</text:p>
          </table:table-cell>
          <table:table-cell office:value-type="float" office:value="0.01082325" calcext:value-type="float">
            <text:p>0.01082325</text:p>
          </table:table-cell>
          <table:table-cell office:value-type="float" office:value="0.009658907" calcext:value-type="float">
            <text:p>0.009658907</text:p>
          </table:table-cell>
          <table:table-cell office:value-type="float" office:value="0.005202938" calcext:value-type="float">
            <text:p>0.005202938</text:p>
          </table:table-cell>
          <table:table-cell office:value-type="float" office:value="0.004751878" calcext:value-type="float">
            <text:p>0.004751878</text:p>
          </table:table-cell>
          <table:table-cell office:value-type="float" office:value="0.01882157" calcext:value-type="float">
            <text:p>0.01882157</text:p>
          </table:table-cell>
          <table:table-cell office:value-type="float" office:value="0.06794514" calcext:value-type="float">
            <text:p>0.06794514</text:p>
          </table:table-cell>
          <table:table-cell office:value-type="float" office:value="0.04050229" calcext:value-type="float">
            <text:p>0.04050229</text:p>
          </table:table-cell>
          <table:table-cell office:value-type="float" office:value="0.1626895" calcext:value-type="float">
            <text:p>0.1626895</text:p>
          </table:table-cell>
          <table:table-cell office:value-type="float" office:value="0.1688444" calcext:value-type="float">
            <text:p>0.1688444</text:p>
          </table:table-cell>
          <table:table-cell office:value-type="float" office:value="0.1912439" calcext:value-type="float">
            <text:p>0.1912439</text:p>
          </table:table-cell>
          <table:table-cell office:value-type="float" office:value="0.1943568" calcext:value-type="float">
            <text:p>0.1943568</text:p>
          </table:table-cell>
          <table:table-cell office:value-type="float" office:value="0" calcext:value-type="float">
            <text:p>0</text:p>
          </table:table-cell>
          <table:table-cell office:value-type="float" office:value="46.86119" calcext:value-type="float">
            <text:p>46.86119</text:p>
          </table:table-cell>
          <table:table-cell office:value-type="float" office:value="37.4549" calcext:value-type="float">
            <text:p>37.4549</text:p>
          </table:table-cell>
          <table:table-cell office:value-type="float" office:value="30.4635" calcext:value-type="float">
            <text:p>30.4635</text:p>
          </table:table-cell>
          <table:table-cell office:value-type="float" office:value="10.5685" calcext:value-type="float">
            <text:p>10.5685</text:p>
          </table:table-cell>
          <table:table-cell office:value-type="float" office:value="8.630857" calcext:value-type="float">
            <text:p>8.630857</text:p>
          </table:table-cell>
          <table:table-cell office:value-type="float" office:value="3.375727" calcext:value-type="float">
            <text:p>3.375727</text:p>
          </table:table-cell>
          <table:table-cell office:value-type="float" office:value="3.118438" calcext:value-type="float">
            <text:p>3.118438</text:p>
          </table:table-cell>
          <table:table-cell office:value-type="float" office:value="6.276093" calcext:value-type="float">
            <text:p>6.276093</text:p>
          </table:table-cell>
          <table:table-cell office:value-type="float" office:value="9.363804" calcext:value-type="float">
            <text:p>9.363804</text:p>
          </table:table-cell>
          <table:table-cell office:value-type="float" office:value="10.38377" calcext:value-type="float">
            <text:p>10.38377</text:p>
          </table:table-cell>
          <table:table-cell office:value-type="float" office:value="10.92041" calcext:value-type="float">
            <text:p>10.92041</text:p>
          </table:table-cell>
          <table:table-cell office:value-type="float" office:value="11.43183" calcext:value-type="float">
            <text:p>11.43183</text:p>
          </table:table-cell>
          <table:table-cell office:value-type="float" office:value="12.28705" calcext:value-type="float">
            <text:p>12.28705</text:p>
          </table:table-cell>
          <table:table-cell office:value-type="float" office:value="12.55536" calcext:value-type="float">
            <text:p>12.55536</text:p>
          </table:table-cell>
          <table:table-cell office:value-type="float" office:value="0" calcext:value-type="float">
            <text:p>0</text:p>
          </table:table-cell>
          <table:table-cell office:value-type="float" office:value="158.8803" calcext:value-type="float">
            <text:p>158.88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062006" calcext:value-type="float">
            <text:p>20062006</text:p>
          </table:table-cell>
          <table:table-cell office:value-type="float" office:value="0.6465356" calcext:value-type="float">
            <text:p>0.6465356</text:p>
          </table:table-cell>
          <table:table-cell office:value-type="float" office:value="133.9519" calcext:value-type="float">
            <text:p>133.9519</text:p>
          </table:table-cell>
          <table:table-cell office:value-type="float" office:value="0" calcext:value-type="float">
            <text:p>0</text:p>
          </table:table-cell>
          <table:table-cell office:value-type="float" office:value="-1.459053" calcext:value-type="float">
            <text:p>-1.459053</text:p>
          </table:table-cell>
          <table:table-cell office:value-type="float" office:value="42.9525" calcext:value-type="float">
            <text:p>42.9525</text:p>
          </table:table-cell>
          <table:table-cell office:value-type="float" office:value="0.07012862" calcext:value-type="float">
            <text:p>0.07012862</text:p>
          </table:table-cell>
          <table:table-cell office:value-type="float" office:value="0.0003634684" calcext:value-type="float">
            <text:p>0.0003634684</text:p>
          </table:table-cell>
          <table:table-cell office:value-type="float" office:value="0.103013" calcext:value-type="float">
            <text:p>0.103013</text:p>
          </table:table-cell>
          <table:table-cell office:value-type="float" office:value="0.0153722" calcext:value-type="float">
            <text:p>0.0153722</text:p>
          </table:table-cell>
          <table:table-cell office:value-type="float" office:value="1166.926" calcext:value-type="float">
            <text:p>1166.926</text:p>
          </table:table-cell>
          <table:table-cell office:value-type="float" office:value="0.8234295" calcext:value-type="float">
            <text:p>0.8234295</text:p>
          </table:table-cell>
          <table:table-cell office:value-type="float" office:value="0" calcext:value-type="float">
            <text:p>0</text:p>
          </table:table-cell>
          <table:table-cell office:value-type="float" office:value="0.2302383" calcext:value-type="float">
            <text:p>0.2302383</text:p>
          </table:table-cell>
          <table:table-cell office:value-type="float" office:value="0.03883538" calcext:value-type="float">
            <text:p>0.03883538</text:p>
          </table:table-cell>
          <table:table-cell office:value-type="float" office:value="0.02327762" calcext:value-type="float">
            <text:p>0.02327762</text:p>
          </table:table-cell>
          <table:table-cell office:value-type="float" office:value="0.011491" calcext:value-type="float">
            <text:p>0.011491</text:p>
          </table:table-cell>
          <table:table-cell office:value-type="float" office:value="0.01019684" calcext:value-type="float">
            <text:p>0.01019684</text:p>
          </table:table-cell>
          <table:table-cell office:value-type="float" office:value="0.005426941" calcext:value-type="float">
            <text:p>0.005426941</text:p>
          </table:table-cell>
          <table:table-cell office:value-type="float" office:value="0.004813539" calcext:value-type="float">
            <text:p>0.004813539</text:p>
          </table:table-cell>
          <table:table-cell office:value-type="float" office:value="0.0183352" calcext:value-type="float">
            <text:p>0.0183352</text:p>
          </table:table-cell>
          <table:table-cell office:value-type="float" office:value="0.06792377" calcext:value-type="float">
            <text:p>0.06792377</text:p>
          </table:table-cell>
          <table:table-cell office:value-type="float" office:value="0.03924773" calcext:value-type="float">
            <text:p>0.03924773</text:p>
          </table:table-cell>
          <table:table-cell office:value-type="float" office:value="0.1630586" calcext:value-type="float">
            <text:p>0.1630586</text:p>
          </table:table-cell>
          <table:table-cell office:value-type="float" office:value="0.1698137" calcext:value-type="float">
            <text:p>0.1698137</text:p>
          </table:table-cell>
          <table:table-cell office:value-type="float" office:value="0.1912616" calcext:value-type="float">
            <text:p>0.1912616</text:p>
          </table:table-cell>
          <table:table-cell office:value-type="float" office:value="0.1943718" calcext:value-type="float">
            <text:p>0.1943718</text:p>
          </table:table-cell>
          <table:table-cell office:value-type="float" office:value="0" calcext:value-type="float">
            <text:p>0</text:p>
          </table:table-cell>
          <table:table-cell office:value-type="float" office:value="46.84963" calcext:value-type="float">
            <text:p>46.84963</text:p>
          </table:table-cell>
          <table:table-cell office:value-type="float" office:value="37.39107" calcext:value-type="float">
            <text:p>37.39107</text:p>
          </table:table-cell>
          <table:table-cell office:value-type="float" office:value="30.41218" calcext:value-type="float">
            <text:p>30.41218</text:p>
          </table:table-cell>
          <table:table-cell office:value-type="float" office:value="10.5518" calcext:value-type="float">
            <text:p>10.5518</text:p>
          </table:table-cell>
          <table:table-cell office:value-type="float" office:value="8.617369" calcext:value-type="float">
            <text:p>8.617369</text:p>
          </table:table-cell>
          <table:table-cell office:value-type="float" office:value="3.371735" calcext:value-type="float">
            <text:p>3.371735</text:p>
          </table:table-cell>
          <table:table-cell office:value-type="float" office:value="3.114429" calcext:value-type="float">
            <text:p>3.114429</text:p>
          </table:table-cell>
          <table:table-cell office:value-type="float" office:value="6.263494" calcext:value-type="float">
            <text:p>6.263494</text:p>
          </table:table-cell>
          <table:table-cell office:value-type="float" office:value="9.349232" calcext:value-type="float">
            <text:p>9.349232</text:p>
          </table:table-cell>
          <table:table-cell office:value-type="float" office:value="10.35585" calcext:value-type="float">
            <text:p>10.35585</text:p>
          </table:table-cell>
          <table:table-cell office:value-type="float" office:value="10.91993" calcext:value-type="float">
            <text:p>10.91993</text:p>
          </table:table-cell>
          <table:table-cell office:value-type="float" office:value="11.4313" calcext:value-type="float">
            <text:p>11.4313</text:p>
          </table:table-cell>
          <table:table-cell office:value-type="float" office:value="12.28868" calcext:value-type="float">
            <text:p>12.28868</text:p>
          </table:table-cell>
          <table:table-cell office:value-type="float" office:value="12.55678" calcext:value-type="float">
            <text:p>12.55678</text:p>
          </table:table-cell>
          <table:table-cell office:value-type="float" office:value="0" calcext:value-type="float">
            <text:p>0</text:p>
          </table:table-cell>
          <table:table-cell office:value-type="float" office:value="167.7357" calcext:value-type="float">
            <text:p>167.73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1062006" calcext:value-type="float">
            <text:p>21062006</text:p>
          </table:table-cell>
          <table:table-cell office:value-type="float" office:value="0.6469024" calcext:value-type="float">
            <text:p>0.6469024</text:p>
          </table:table-cell>
          <table:table-cell office:value-type="float" office:value="133.9455" calcext:value-type="float">
            <text:p>133.9455</text:p>
          </table:table-cell>
          <table:table-cell office:value-type="float" office:value="0" calcext:value-type="float">
            <text:p>0</text:p>
          </table:table-cell>
          <table:table-cell office:value-type="float" office:value="-1.521742" calcext:value-type="float">
            <text:p>-1.521742</text:p>
          </table:table-cell>
          <table:table-cell office:value-type="float" office:value="42.91859" calcext:value-type="float">
            <text:p>42.91859</text:p>
          </table:table-cell>
          <table:table-cell office:value-type="float" office:value="0.07012862" calcext:value-type="float">
            <text:p>0.07012862</text:p>
          </table:table-cell>
          <table:table-cell office:value-type="float" office:value="0.0003634736" calcext:value-type="float">
            <text:p>0.0003634736</text:p>
          </table:table-cell>
          <table:table-cell office:value-type="float" office:value="0.103013" calcext:value-type="float">
            <text:p>0.103013</text:p>
          </table:table-cell>
          <table:table-cell office:value-type="float" office:value="0.01537111" calcext:value-type="float">
            <text:p>0.01537111</text:p>
          </table:table-cell>
          <table:table-cell office:value-type="float" office:value="1166.902" calcext:value-type="float">
            <text:p>1166.902</text:p>
          </table:table-cell>
          <table:table-cell office:value-type="float" office:value="0.8184669" calcext:value-type="float">
            <text:p>0.8184669</text:p>
          </table:table-cell>
          <table:table-cell office:value-type="float" office:value="0" calcext:value-type="float">
            <text:p>0</text:p>
          </table:table-cell>
          <table:table-cell office:value-type="float" office:value="0.2179413" calcext:value-type="float">
            <text:p>0.2179413</text:p>
          </table:table-cell>
          <table:table-cell office:value-type="float" office:value="0.03698711" calcext:value-type="float">
            <text:p>0.03698711</text:p>
          </table:table-cell>
          <table:table-cell office:value-type="float" office:value="0.02200714" calcext:value-type="float">
            <text:p>0.02200714</text:p>
          </table:table-cell>
          <table:table-cell office:value-type="float" office:value="0.01095657" calcext:value-type="float">
            <text:p>0.01095657</text:p>
          </table:table-cell>
          <table:table-cell office:value-type="float" office:value="0.009853346" calcext:value-type="float">
            <text:p>0.009853346</text:p>
          </table:table-cell>
          <table:table-cell office:value-type="float" office:value="0.005449711" calcext:value-type="float">
            <text:p>0.005449711</text:p>
          </table:table-cell>
          <table:table-cell office:value-type="float" office:value="0.004842003" calcext:value-type="float">
            <text:p>0.004842003</text:p>
          </table:table-cell>
          <table:table-cell office:value-type="float" office:value="0.01796404" calcext:value-type="float">
            <text:p>0.01796404</text:p>
          </table:table-cell>
          <table:table-cell office:value-type="float" office:value="0.06805357" calcext:value-type="float">
            <text:p>0.06805357</text:p>
          </table:table-cell>
          <table:table-cell office:value-type="float" office:value="0.03797985" calcext:value-type="float">
            <text:p>0.03797985</text:p>
          </table:table-cell>
          <table:table-cell office:value-type="float" office:value="0.1635418" calcext:value-type="float">
            <text:p>0.1635418</text:p>
          </table:table-cell>
          <table:table-cell office:value-type="float" office:value="0.1704761" calcext:value-type="float">
            <text:p>0.1704761</text:p>
          </table:table-cell>
          <table:table-cell office:value-type="float" office:value="0.191279" calcext:value-type="float">
            <text:p>0.191279</text:p>
          </table:table-cell>
          <table:table-cell office:value-type="float" office:value="0.1943869" calcext:value-type="float">
            <text:p>0.1943869</text:p>
          </table:table-cell>
          <table:table-cell office:value-type="float" office:value="0" calcext:value-type="float">
            <text:p>0</text:p>
          </table:table-cell>
          <table:table-cell office:value-type="float" office:value="46.83747" calcext:value-type="float">
            <text:p>46.83747</text:p>
          </table:table-cell>
          <table:table-cell office:value-type="float" office:value="37.32735" calcext:value-type="float">
            <text:p>37.32735</text:p>
          </table:table-cell>
          <table:table-cell office:value-type="float" office:value="30.36119" calcext:value-type="float">
            <text:p>30.36119</text:p>
          </table:table-cell>
          <table:table-cell office:value-type="float" office:value="10.53537" calcext:value-type="float">
            <text:p>10.53537</text:p>
          </table:table-cell>
          <table:table-cell office:value-type="float" office:value="8.604019" calcext:value-type="float">
            <text:p>8.604019</text:p>
          </table:table-cell>
          <table:table-cell office:value-type="float" office:value="3.367921" calcext:value-type="float">
            <text:p>3.367921</text:p>
          </table:table-cell>
          <table:table-cell office:value-type="float" office:value="3.110625" calcext:value-type="float">
            <text:p>3.110625</text:p>
          </table:table-cell>
          <table:table-cell office:value-type="float" office:value="6.250945" calcext:value-type="float">
            <text:p>6.250945</text:p>
          </table:table-cell>
          <table:table-cell office:value-type="float" office:value="9.334812" calcext:value-type="float">
            <text:p>9.334812</text:p>
          </table:table-cell>
          <table:table-cell office:value-type="float" office:value="10.32784" calcext:value-type="float">
            <text:p>10.32784</text:p>
          </table:table-cell>
          <table:table-cell office:value-type="float" office:value="10.91956" calcext:value-type="float">
            <text:p>10.91956</text:p>
          </table:table-cell>
          <table:table-cell office:value-type="float" office:value="11.43096" calcext:value-type="float">
            <text:p>11.43096</text:p>
          </table:table-cell>
          <table:table-cell office:value-type="float" office:value="12.2903" calcext:value-type="float">
            <text:p>12.2903</text:p>
          </table:table-cell>
          <table:table-cell office:value-type="float" office:value="12.5582" calcext:value-type="float">
            <text:p>12.5582</text:p>
          </table:table-cell>
          <table:table-cell office:value-type="float" office:value="0" calcext:value-type="float">
            <text:p>0</text:p>
          </table:table-cell>
          <table:table-cell office:value-type="float" office:value="167.4567" calcext:value-type="float">
            <text:p>167.45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2062006" calcext:value-type="float">
            <text:p>22062006</text:p>
          </table:table-cell>
          <table:table-cell office:value-type="float" office:value="0.64728" calcext:value-type="float">
            <text:p>0.64728</text:p>
          </table:table-cell>
          <table:table-cell office:value-type="float" office:value="133.9395" calcext:value-type="float">
            <text:p>133.9395</text:p>
          </table:table-cell>
          <table:table-cell office:value-type="float" office:value="0" calcext:value-type="float">
            <text:p>0</text:p>
          </table:table-cell>
          <table:table-cell office:value-type="float" office:value="-1.584199" calcext:value-type="float">
            <text:p>-1.584199</text:p>
          </table:table-cell>
          <table:table-cell office:value-type="float" office:value="42.88475" calcext:value-type="float">
            <text:p>42.88475</text:p>
          </table:table-cell>
          <table:table-cell office:value-type="float" office:value="0.07012862" calcext:value-type="float">
            <text:p>0.07012862</text:p>
          </table:table-cell>
          <table:table-cell office:value-type="float" office:value="0.0003634765" calcext:value-type="float">
            <text:p>0.0003634765</text:p>
          </table:table-cell>
          <table:table-cell office:value-type="float" office:value="0.103013" calcext:value-type="float">
            <text:p>0.103013</text:p>
          </table:table-cell>
          <table:table-cell office:value-type="float" office:value="0.01536917" calcext:value-type="float">
            <text:p>0.01536917</text:p>
          </table:table-cell>
          <table:table-cell office:value-type="float" office:value="1166.878" calcext:value-type="float">
            <text:p>1166.878</text:p>
          </table:table-cell>
          <table:table-cell office:value-type="float" office:value="0.8142313" calcext:value-type="float">
            <text:p>0.8142313</text:p>
          </table:table-cell>
          <table:table-cell office:value-type="float" office:value="0" calcext:value-type="float">
            <text:p>0</text:p>
          </table:table-cell>
          <table:table-cell office:value-type="float" office:value="0.1637856" calcext:value-type="float">
            <text:p>0.1637856</text:p>
          </table:table-cell>
          <table:table-cell office:value-type="float" office:value="0.03953346" calcext:value-type="float">
            <text:p>0.03953346</text:p>
          </table:table-cell>
          <table:table-cell office:value-type="float" office:value="0.02142961" calcext:value-type="float">
            <text:p>0.02142961</text:p>
          </table:table-cell>
          <table:table-cell office:value-type="float" office:value="0.01065566" calcext:value-type="float">
            <text:p>0.01065566</text:p>
          </table:table-cell>
          <table:table-cell office:value-type="float" office:value="0.00960058" calcext:value-type="float">
            <text:p>0.00960058</text:p>
          </table:table-cell>
          <table:table-cell office:value-type="float" office:value="0.00544464" calcext:value-type="float">
            <text:p>0.00544464</text:p>
          </table:table-cell>
          <table:table-cell office:value-type="float" office:value="0.004853219" calcext:value-type="float">
            <text:p>0.004853219</text:p>
          </table:table-cell>
          <table:table-cell office:value-type="float" office:value="0.01760027" calcext:value-type="float">
            <text:p>0.01760027</text:p>
          </table:table-cell>
          <table:table-cell office:value-type="float" office:value="0.06726232" calcext:value-type="float">
            <text:p>0.06726232</text:p>
          </table:table-cell>
          <table:table-cell office:value-type="float" office:value="0.03651014" calcext:value-type="float">
            <text:p>0.03651014</text:p>
          </table:table-cell>
          <table:table-cell office:value-type="float" office:value="0.1637499" calcext:value-type="float">
            <text:p>0.1637499</text:p>
          </table:table-cell>
          <table:table-cell office:value-type="float" office:value="0.1708431" calcext:value-type="float">
            <text:p>0.1708431</text:p>
          </table:table-cell>
          <table:table-cell office:value-type="float" office:value="0.1912966" calcext:value-type="float">
            <text:p>0.1912966</text:p>
          </table:table-cell>
          <table:table-cell office:value-type="float" office:value="0.1944018" calcext:value-type="float">
            <text:p>0.1944018</text:p>
          </table:table-cell>
          <table:table-cell office:value-type="float" office:value="0" calcext:value-type="float">
            <text:p>0</text:p>
          </table:table-cell>
          <table:table-cell office:value-type="float" office:value="46.82319" calcext:value-type="float">
            <text:p>46.82319</text:p>
          </table:table-cell>
          <table:table-cell office:value-type="float" office:value="37.26362" calcext:value-type="float">
            <text:p>37.26362</text:p>
          </table:table-cell>
          <table:table-cell office:value-type="float" office:value="30.31023" calcext:value-type="float">
            <text:p>30.31023</text:p>
          </table:table-cell>
          <table:table-cell office:value-type="float" office:value="10.51894" calcext:value-type="float">
            <text:p>10.51894</text:p>
          </table:table-cell>
          <table:table-cell office:value-type="float" office:value="8.590687" calcext:value-type="float">
            <text:p>8.590687</text:p>
          </table:table-cell>
          <table:table-cell office:value-type="float" office:value="3.364234" calcext:value-type="float">
            <text:p>3.364234</text:p>
          </table:table-cell>
          <table:table-cell office:value-type="float" office:value="3.107005" calcext:value-type="float">
            <text:p>3.107005</text:p>
          </table:table-cell>
          <table:table-cell office:value-type="float" office:value="6.238467" calcext:value-type="float">
            <text:p>6.238467</text:p>
          </table:table-cell>
          <table:table-cell office:value-type="float" office:value="9.320427" calcext:value-type="float">
            <text:p>9.320427</text:p>
          </table:table-cell>
          <table:table-cell office:value-type="float" office:value="10.29965" calcext:value-type="float">
            <text:p>10.29965</text:p>
          </table:table-cell>
          <table:table-cell office:value-type="float" office:value="10.9193" calcext:value-type="float">
            <text:p>10.9193</text:p>
          </table:table-cell>
          <table:table-cell office:value-type="float" office:value="11.43074" calcext:value-type="float">
            <text:p>11.43074</text:p>
          </table:table-cell>
          <table:table-cell office:value-type="float" office:value="12.29193" calcext:value-type="float">
            <text:p>12.29193</text:p>
          </table:table-cell>
          <table:table-cell office:value-type="float" office:value="12.55963" calcext:value-type="float">
            <text:p>12.55963</text:p>
          </table:table-cell>
          <table:table-cell office:value-type="float" office:value="0" calcext:value-type="float">
            <text:p>0</text:p>
          </table:table-cell>
          <table:table-cell office:value-type="float" office:value="164.0507" calcext:value-type="float">
            <text:p>164.05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3062006" calcext:value-type="float">
            <text:p>23062006</text:p>
          </table:table-cell>
          <table:table-cell office:value-type="float" office:value="0.647752" calcext:value-type="float">
            <text:p>0.647752</text:p>
          </table:table-cell>
          <table:table-cell office:value-type="float" office:value="133.9347" calcext:value-type="float">
            <text:p>133.9347</text:p>
          </table:table-cell>
          <table:table-cell office:value-type="float" office:value="0" calcext:value-type="float">
            <text:p>0</text:p>
          </table:table-cell>
          <table:table-cell office:value-type="float" office:value="-1.649462" calcext:value-type="float">
            <text:p>-1.649462</text:p>
          </table:table-cell>
          <table:table-cell office:value-type="float" office:value="42.84915" calcext:value-type="float">
            <text:p>42.84915</text:p>
          </table:table-cell>
          <table:table-cell office:value-type="float" office:value="0.07012862" calcext:value-type="float">
            <text:p>0.07012862</text:p>
          </table:table-cell>
          <table:table-cell office:value-type="float" office:value="0.0003634793" calcext:value-type="float">
            <text:p>0.0003634793</text:p>
          </table:table-cell>
          <table:table-cell office:value-type="float" office:value="0.103013" calcext:value-type="float">
            <text:p>0.103013</text:p>
          </table:table-cell>
          <table:table-cell office:value-type="float" office:value="0.01536657" calcext:value-type="float">
            <text:p>0.01536657</text:p>
          </table:table-cell>
          <table:table-cell office:value-type="float" office:value="1166.854" calcext:value-type="float">
            <text:p>1166.854</text:p>
          </table:table-cell>
          <table:table-cell office:value-type="float" office:value="0.8126476" calcext:value-type="float">
            <text:p>0.8126476</text:p>
          </table:table-cell>
          <table:table-cell office:value-type="float" office:value="0" calcext:value-type="float">
            <text:p>0</text:p>
          </table:table-cell>
          <table:table-cell office:value-type="float" office:value="0.1589749" calcext:value-type="float">
            <text:p>0.1589749</text:p>
          </table:table-cell>
          <table:table-cell office:value-type="float" office:value="0.04085875" calcext:value-type="float">
            <text:p>0.04085875</text:p>
          </table:table-cell>
          <table:table-cell office:value-type="float" office:value="0.019225" calcext:value-type="float">
            <text:p>0.019225</text:p>
          </table:table-cell>
          <table:table-cell office:value-type="float" office:value="0.009414802" calcext:value-type="float">
            <text:p>0.009414802</text:p>
          </table:table-cell>
          <table:table-cell office:value-type="float" office:value="0.008548335" calcext:value-type="float">
            <text:p>0.008548335</text:p>
          </table:table-cell>
          <table:table-cell office:value-type="float" office:value="0.005173937" calcext:value-type="float">
            <text:p>0.005173937</text:p>
          </table:table-cell>
          <table:table-cell office:value-type="float" office:value="0.004798645" calcext:value-type="float">
            <text:p>0.004798645</text:p>
          </table:table-cell>
          <table:table-cell office:value-type="float" office:value="0.01715145" calcext:value-type="float">
            <text:p>0.01715145</text:p>
          </table:table-cell>
          <table:table-cell office:value-type="float" office:value="0.0654719" calcext:value-type="float">
            <text:p>0.0654719</text:p>
          </table:table-cell>
          <table:table-cell office:value-type="float" office:value="0.03535698" calcext:value-type="float">
            <text:p>0.03535698</text:p>
          </table:table-cell>
          <table:table-cell office:value-type="float" office:value="0.151333" calcext:value-type="float">
            <text:p>0.151333</text:p>
          </table:table-cell>
          <table:table-cell office:value-type="float" office:value="0.1708918" calcext:value-type="float">
            <text:p>0.1708918</text:p>
          </table:table-cell>
          <table:table-cell office:value-type="float" office:value="0.1913146" calcext:value-type="float">
            <text:p>0.1913146</text:p>
          </table:table-cell>
          <table:table-cell office:value-type="float" office:value="0.1944169" calcext:value-type="float">
            <text:p>0.1944169</text:p>
          </table:table-cell>
          <table:table-cell office:value-type="float" office:value="0" calcext:value-type="float">
            <text:p>0</text:p>
          </table:table-cell>
          <table:table-cell office:value-type="float" office:value="46.73153" calcext:value-type="float">
            <text:p>46.73153</text:p>
          </table:table-cell>
          <table:table-cell office:value-type="float" office:value="37.19363" calcext:value-type="float">
            <text:p>37.19363</text:p>
          </table:table-cell>
          <table:table-cell office:value-type="float" office:value="30.25864" calcext:value-type="float">
            <text:p>30.25864</text:p>
          </table:table-cell>
          <table:table-cell office:value-type="float" office:value="10.50231" calcext:value-type="float">
            <text:p>10.50231</text:p>
          </table:table-cell>
          <table:table-cell office:value-type="float" office:value="8.577232" calcext:value-type="float">
            <text:p>8.577232</text:p>
          </table:table-cell>
          <table:table-cell office:value-type="float" office:value="3.360623" calcext:value-type="float">
            <text:p>3.360623</text:p>
          </table:table-cell>
          <table:table-cell office:value-type="float" office:value="3.103529" calcext:value-type="float">
            <text:p>3.103529</text:p>
          </table:table-cell>
          <table:table-cell office:value-type="float" office:value="6.226031" calcext:value-type="float">
            <text:p>6.226031</text:p>
          </table:table-cell>
          <table:table-cell office:value-type="float" office:value="9.305913" calcext:value-type="float">
            <text:p>9.305913</text:p>
          </table:table-cell>
          <table:table-cell office:value-type="float" office:value="10.27137" calcext:value-type="float">
            <text:p>10.27137</text:p>
          </table:table-cell>
          <table:table-cell office:value-type="float" office:value="10.91738" calcext:value-type="float">
            <text:p>10.91738</text:p>
          </table:table-cell>
          <table:table-cell office:value-type="float" office:value="11.43057" calcext:value-type="float">
            <text:p>11.43057</text:p>
          </table:table-cell>
          <table:table-cell office:value-type="float" office:value="12.29356" calcext:value-type="float">
            <text:p>12.29356</text:p>
          </table:table-cell>
          <table:table-cell office:value-type="float" office:value="12.56106" calcext:value-type="float">
            <text:p>12.56106</text:p>
          </table:table-cell>
          <table:table-cell office:value-type="float" office:value="0" calcext:value-type="float">
            <text:p>0</text:p>
          </table:table-cell>
          <table:table-cell office:value-type="float" office:value="147.8719" calcext:value-type="float">
            <text:p>147.87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4062006" calcext:value-type="float">
            <text:p>24062006</text:p>
          </table:table-cell>
          <table:table-cell office:value-type="float" office:value="0.6482266" calcext:value-type="float">
            <text:p>0.6482266</text:p>
          </table:table-cell>
          <table:table-cell office:value-type="float" office:value="133.9303" calcext:value-type="float">
            <text:p>133.9303</text:p>
          </table:table-cell>
          <table:table-cell office:value-type="float" office:value="0" calcext:value-type="float">
            <text:p>0</text:p>
          </table:table-cell>
          <table:table-cell office:value-type="float" office:value="-1.715356" calcext:value-type="float">
            <text:p>-1.715356</text:p>
          </table:table-cell>
          <table:table-cell office:value-type="float" office:value="42.81275" calcext:value-type="float">
            <text:p>42.81275</text:p>
          </table:table-cell>
          <table:table-cell office:value-type="float" office:value="0.07012862" calcext:value-type="float">
            <text:p>0.07012862</text:p>
          </table:table-cell>
          <table:table-cell office:value-type="float" office:value="0.0003634821" calcext:value-type="float">
            <text:p>0.0003634821</text:p>
          </table:table-cell>
          <table:table-cell office:value-type="float" office:value="0.103013" calcext:value-type="float">
            <text:p>0.103013</text:p>
          </table:table-cell>
          <table:table-cell office:value-type="float" office:value="0.0153633" calcext:value-type="float">
            <text:p>0.0153633</text:p>
          </table:table-cell>
          <table:table-cell office:value-type="float" office:value="1166.83" calcext:value-type="float">
            <text:p>1166.83</text:p>
          </table:table-cell>
          <table:table-cell office:value-type="float" office:value="0.8111266" calcext:value-type="float">
            <text:p>0.8111266</text:p>
          </table:table-cell>
          <table:table-cell office:value-type="float" office:value="0" calcext:value-type="float">
            <text:p>0</text:p>
          </table:table-cell>
          <table:table-cell office:value-type="float" office:value="0.1476646" calcext:value-type="float">
            <text:p>0.1476646</text:p>
          </table:table-cell>
          <table:table-cell office:value-type="float" office:value="0.03061811" calcext:value-type="float">
            <text:p>0.03061811</text:p>
          </table:table-cell>
          <table:table-cell office:value-type="float" office:value="0.0190768" calcext:value-type="float">
            <text:p>0.0190768</text:p>
          </table:table-cell>
          <table:table-cell office:value-type="float" office:value="0.00919023" calcext:value-type="float">
            <text:p>0.00919023</text:p>
          </table:table-cell>
          <table:table-cell office:value-type="float" office:value="0.008272342" calcext:value-type="float">
            <text:p>0.008272342</text:p>
          </table:table-cell>
          <table:table-cell office:value-type="float" office:value="0.005046357" calcext:value-type="float">
            <text:p>0.005046357</text:p>
          </table:table-cell>
          <table:table-cell office:value-type="float" office:value="0.004763179" calcext:value-type="float">
            <text:p>0.004763179</text:p>
          </table:table-cell>
          <table:table-cell office:value-type="float" office:value="0.01671112" calcext:value-type="float">
            <text:p>0.01671112</text:p>
          </table:table-cell>
          <table:table-cell office:value-type="float" office:value="0.06289707" calcext:value-type="float">
            <text:p>0.06289707</text:p>
          </table:table-cell>
          <table:table-cell office:value-type="float" office:value="0.03398754" calcext:value-type="float">
            <text:p>0.03398754</text:p>
          </table:table-cell>
          <table:table-cell office:value-type="float" office:value="0.1432149" calcext:value-type="float">
            <text:p>0.1432149</text:p>
          </table:table-cell>
          <table:table-cell office:value-type="float" office:value="0.1706462" calcext:value-type="float">
            <text:p>0.1706462</text:p>
          </table:table-cell>
          <table:table-cell office:value-type="float" office:value="0.1913322" calcext:value-type="float">
            <text:p>0.1913322</text:p>
          </table:table-cell>
          <table:table-cell office:value-type="float" office:value="0.1944319" calcext:value-type="float">
            <text:p>0.1944319</text:p>
          </table:table-cell>
          <table:table-cell office:value-type="float" office:value="0" calcext:value-type="float">
            <text:p>0</text:p>
          </table:table-cell>
          <table:table-cell office:value-type="float" office:value="46.67793" calcext:value-type="float">
            <text:p>46.67793</text:p>
          </table:table-cell>
          <table:table-cell office:value-type="float" office:value="37.12715" calcext:value-type="float">
            <text:p>37.12715</text:p>
          </table:table-cell>
          <table:table-cell office:value-type="float" office:value="30.20667" calcext:value-type="float">
            <text:p>30.20667</text:p>
          </table:table-cell>
          <table:table-cell office:value-type="float" office:value="10.48545" calcext:value-type="float">
            <text:p>10.48545</text:p>
          </table:table-cell>
          <table:table-cell office:value-type="float" office:value="8.563656" calcext:value-type="float">
            <text:p>8.563656</text:p>
          </table:table-cell>
          <table:table-cell office:value-type="float" office:value="3.357041" calcext:value-type="float">
            <text:p>3.357041</text:p>
          </table:table-cell>
          <table:table-cell office:value-type="float" office:value="3.100146" calcext:value-type="float">
            <text:p>3.100146</text:p>
          </table:table-cell>
          <table:table-cell office:value-type="float" office:value="6.21363" calcext:value-type="float">
            <text:p>6.21363</text:p>
          </table:table-cell>
          <table:table-cell office:value-type="float" office:value="9.291015" calcext:value-type="float">
            <text:p>9.291015</text:p>
          </table:table-cell>
          <table:table-cell office:value-type="float" office:value="10.24289" calcext:value-type="float">
            <text:p>10.24289</text:p>
          </table:table-cell>
          <table:table-cell office:value-type="float" office:value="10.91298" calcext:value-type="float">
            <text:p>10.91298</text:p>
          </table:table-cell>
          <table:table-cell office:value-type="float" office:value="11.43034" calcext:value-type="float">
            <text:p>11.43034</text:p>
          </table:table-cell>
          <table:table-cell office:value-type="float" office:value="12.29519" calcext:value-type="float">
            <text:p>12.29519</text:p>
          </table:table-cell>
          <table:table-cell office:value-type="float" office:value="12.56247" calcext:value-type="float">
            <text:p>12.56247</text:p>
          </table:table-cell>
          <table:table-cell office:value-type="float" office:value="0" calcext:value-type="float">
            <text:p>0</text:p>
          </table:table-cell>
          <table:table-cell office:value-type="float" office:value="138.101" calcext:value-type="float">
            <text:p>138.1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062006" calcext:value-type="float">
            <text:p>25062006</text:p>
          </table:table-cell>
          <table:table-cell office:value-type="float" office:value="0.6486342" calcext:value-type="float">
            <text:p>0.6486342</text:p>
          </table:table-cell>
          <table:table-cell office:value-type="float" office:value="133.9258" calcext:value-type="float">
            <text:p>133.9258</text:p>
          </table:table-cell>
          <table:table-cell office:value-type="float" office:value="0" calcext:value-type="float">
            <text:p>0</text:p>
          </table:table-cell>
          <table:table-cell office:value-type="float" office:value="-1.782019" calcext:value-type="float">
            <text:p>-1.782019</text:p>
          </table:table-cell>
          <table:table-cell office:value-type="float" office:value="42.77584" calcext:value-type="float">
            <text:p>42.77584</text:p>
          </table:table-cell>
          <table:table-cell office:value-type="float" office:value="0.07012862" calcext:value-type="float">
            <text:p>0.07012862</text:p>
          </table:table-cell>
          <table:table-cell office:value-type="float" office:value="0.0003634837" calcext:value-type="float">
            <text:p>0.0003634837</text:p>
          </table:table-cell>
          <table:table-cell office:value-type="float" office:value="0.103013" calcext:value-type="float">
            <text:p>0.103013</text:p>
          </table:table-cell>
          <table:table-cell office:value-type="float" office:value="0.01535929" calcext:value-type="float">
            <text:p>0.01535929</text:p>
          </table:table-cell>
          <table:table-cell office:value-type="float" office:value="1166.805" calcext:value-type="float">
            <text:p>1166.805</text:p>
          </table:table-cell>
          <table:table-cell office:value-type="float" office:value="0.8087544" calcext:value-type="float">
            <text:p>0.8087544</text:p>
          </table:table-cell>
          <table:table-cell office:value-type="float" office:value="0" calcext:value-type="float">
            <text:p>0</text:p>
          </table:table-cell>
          <table:table-cell office:value-type="float" office:value="0.1495455" calcext:value-type="float">
            <text:p>0.1495455</text:p>
          </table:table-cell>
          <table:table-cell office:value-type="float" office:value="0.03038482" calcext:value-type="float">
            <text:p>0.03038482</text:p>
          </table:table-cell>
          <table:table-cell office:value-type="float" office:value="0.01916669" calcext:value-type="float">
            <text:p>0.01916669</text:p>
          </table:table-cell>
          <table:table-cell office:value-type="float" office:value="0.009274506" calcext:value-type="float">
            <text:p>0.009274506</text:p>
          </table:table-cell>
          <table:table-cell office:value-type="float" office:value="0.00835399" calcext:value-type="float">
            <text:p>0.00835399</text:p>
          </table:table-cell>
          <table:table-cell office:value-type="float" office:value="0.005113092" calcext:value-type="float">
            <text:p>0.005113092</text:p>
          </table:table-cell>
          <table:table-cell office:value-type="float" office:value="0.004774842" calcext:value-type="float">
            <text:p>0.004774842</text:p>
          </table:table-cell>
          <table:table-cell office:value-type="float" office:value="0.01623019" calcext:value-type="float">
            <text:p>0.01623019</text:p>
          </table:table-cell>
          <table:table-cell office:value-type="float" office:value="0.06074656" calcext:value-type="float">
            <text:p>0.06074656</text:p>
          </table:table-cell>
          <table:table-cell office:value-type="float" office:value="0.03375687" calcext:value-type="float">
            <text:p>0.03375687</text:p>
          </table:table-cell>
          <table:table-cell office:value-type="float" office:value="0.1341644" calcext:value-type="float">
            <text:p>0.1341644</text:p>
          </table:table-cell>
          <table:table-cell office:value-type="float" office:value="0.170324" calcext:value-type="float">
            <text:p>0.170324</text:p>
          </table:table-cell>
          <table:table-cell office:value-type="float" office:value="0.1913494" calcext:value-type="float">
            <text:p>0.1913494</text:p>
          </table:table-cell>
          <table:table-cell office:value-type="float" office:value="0.1944469" calcext:value-type="float">
            <text:p>0.1944469</text:p>
          </table:table-cell>
          <table:table-cell office:value-type="float" office:value="0" calcext:value-type="float">
            <text:p>0</text:p>
          </table:table-cell>
          <table:table-cell office:value-type="float" office:value="46.65462" calcext:value-type="float">
            <text:p>46.65462</text:p>
          </table:table-cell>
          <table:table-cell office:value-type="float" office:value="37.06263" calcext:value-type="float">
            <text:p>37.06263</text:p>
          </table:table-cell>
          <table:table-cell office:value-type="float" office:value="30.15497" calcext:value-type="float">
            <text:p>30.15497</text:p>
          </table:table-cell>
          <table:table-cell office:value-type="float" office:value="10.46866" calcext:value-type="float">
            <text:p>10.46866</text:p>
          </table:table-cell>
          <table:table-cell office:value-type="float" office:value="8.550139" calcext:value-type="float">
            <text:p>8.550139</text:p>
          </table:table-cell>
          <table:table-cell office:value-type="float" office:value="3.353522" calcext:value-type="float">
            <text:p>3.353522</text:p>
          </table:table-cell>
          <table:table-cell office:value-type="float" office:value="3.096864" calcext:value-type="float">
            <text:p>3.096864</text:p>
          </table:table-cell>
          <table:table-cell office:value-type="float" office:value="6.201274" calcext:value-type="float">
            <text:p>6.201274</text:p>
          </table:table-cell>
          <table:table-cell office:value-type="float" office:value="9.275743" calcext:value-type="float">
            <text:p>9.275743</text:p>
          </table:table-cell>
          <table:table-cell office:value-type="float" office:value="10.21439" calcext:value-type="float">
            <text:p>10.21439</text:p>
          </table:table-cell>
          <table:table-cell office:value-type="float" office:value="10.9067" calcext:value-type="float">
            <text:p>10.9067</text:p>
          </table:table-cell>
          <table:table-cell office:value-type="float" office:value="11.43009" calcext:value-type="float">
            <text:p>11.43009</text:p>
          </table:table-cell>
          <table:table-cell office:value-type="float" office:value="12.29682" calcext:value-type="float">
            <text:p>12.29682</text:p>
          </table:table-cell>
          <table:table-cell office:value-type="float" office:value="12.56388" calcext:value-type="float">
            <text:p>12.56388</text:p>
          </table:table-cell>
          <table:table-cell office:value-type="float" office:value="0" calcext:value-type="float">
            <text:p>0</text:p>
          </table:table-cell>
          <table:table-cell office:value-type="float" office:value="138.2643" calcext:value-type="float">
            <text:p>138.26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062006" calcext:value-type="float">
            <text:p>26062006</text:p>
          </table:table-cell>
          <table:table-cell office:value-type="float" office:value="0.6489816" calcext:value-type="float">
            <text:p>0.6489816</text:p>
          </table:table-cell>
          <table:table-cell office:value-type="float" office:value="133.9213" calcext:value-type="float">
            <text:p>133.9213</text:p>
          </table:table-cell>
          <table:table-cell office:value-type="float" office:value="0" calcext:value-type="float">
            <text:p>0</text:p>
          </table:table-cell>
          <table:table-cell office:value-type="float" office:value="-1.850111" calcext:value-type="float">
            <text:p>-1.850111</text:p>
          </table:table-cell>
          <table:table-cell office:value-type="float" office:value="42.73801" calcext:value-type="float">
            <text:p>42.73801</text:p>
          </table:table-cell>
          <table:table-cell office:value-type="float" office:value="0.07012862" calcext:value-type="float">
            <text:p>0.07012862</text:p>
          </table:table-cell>
          <table:table-cell office:value-type="float" office:value="0.0003634837" calcext:value-type="float">
            <text:p>0.0003634837</text:p>
          </table:table-cell>
          <table:table-cell office:value-type="float" office:value="0.103013" calcext:value-type="float">
            <text:p>0.103013</text:p>
          </table:table-cell>
          <table:table-cell office:value-type="float" office:value="0.01535445" calcext:value-type="float">
            <text:p>0.01535445</text:p>
          </table:table-cell>
          <table:table-cell office:value-type="float" office:value="1166.779" calcext:value-type="float">
            <text:p>1166.779</text:p>
          </table:table-cell>
          <table:table-cell office:value-type="float" office:value="0.8061999" calcext:value-type="float">
            <text:p>0.8061999</text:p>
          </table:table-cell>
          <table:table-cell office:value-type="float" office:value="0" calcext:value-type="float">
            <text:p>0</text:p>
          </table:table-cell>
          <table:table-cell office:value-type="float" office:value="0.1568593" calcext:value-type="float">
            <text:p>0.1568593</text:p>
          </table:table-cell>
          <table:table-cell office:value-type="float" office:value="0.03111434" calcext:value-type="float">
            <text:p>0.03111434</text:p>
          </table:table-cell>
          <table:table-cell office:value-type="float" office:value="0.0195" calcext:value-type="float">
            <text:p>0.0195</text:p>
          </table:table-cell>
          <table:table-cell office:value-type="float" office:value="0.009439853" calcext:value-type="float">
            <text:p>0.009439853</text:p>
          </table:table-cell>
          <table:table-cell office:value-type="float" office:value="0.00847363" calcext:value-type="float">
            <text:p>0.00847363</text:p>
          </table:table-cell>
          <table:table-cell office:value-type="float" office:value="0.005172765" calcext:value-type="float">
            <text:p>0.005172765</text:p>
          </table:table-cell>
          <table:table-cell office:value-type="float" office:value="0.004790489" calcext:value-type="float">
            <text:p>0.004790489</text:p>
          </table:table-cell>
          <table:table-cell office:value-type="float" office:value="0.01576008" calcext:value-type="float">
            <text:p>0.01576008</text:p>
          </table:table-cell>
          <table:table-cell office:value-type="float" office:value="0.05902232" calcext:value-type="float">
            <text:p>0.05902232</text:p>
          </table:table-cell>
          <table:table-cell office:value-type="float" office:value="0.03474264" calcext:value-type="float">
            <text:p>0.03474264</text:p>
          </table:table-cell>
          <table:table-cell office:value-type="float" office:value="0.1227491" calcext:value-type="float">
            <text:p>0.1227491</text:p>
          </table:table-cell>
          <table:table-cell office:value-type="float" office:value="0.1700895" calcext:value-type="float">
            <text:p>0.1700895</text:p>
          </table:table-cell>
          <table:table-cell office:value-type="float" office:value="0.1913665" calcext:value-type="float">
            <text:p>0.1913665</text:p>
          </table:table-cell>
          <table:table-cell office:value-type="float" office:value="0.1944619" calcext:value-type="float">
            <text:p>0.1944619</text:p>
          </table:table-cell>
          <table:table-cell office:value-type="float" office:value="0" calcext:value-type="float">
            <text:p>0</text:p>
          </table:table-cell>
          <table:table-cell office:value-type="float" office:value="46.63198" calcext:value-type="float">
            <text:p>46.63198</text:p>
          </table:table-cell>
          <table:table-cell office:value-type="float" office:value="36.99875" calcext:value-type="float">
            <text:p>36.99875</text:p>
          </table:table-cell>
          <table:table-cell office:value-type="float" office:value="30.10364" calcext:value-type="float">
            <text:p>30.10364</text:p>
          </table:table-cell>
          <table:table-cell office:value-type="float" office:value="10.45198" calcext:value-type="float">
            <text:p>10.45198</text:p>
          </table:table-cell>
          <table:table-cell office:value-type="float" office:value="8.536675" calcext:value-type="float">
            <text:p>8.536675</text:p>
          </table:table-cell>
          <table:table-cell office:value-type="float" office:value="3.350069" calcext:value-type="float">
            <text:p>3.350069</text:p>
          </table:table-cell>
          <table:table-cell office:value-type="float" office:value="3.093687" calcext:value-type="float">
            <text:p>3.093687</text:p>
          </table:table-cell>
          <table:table-cell office:value-type="float" office:value="6.188968" calcext:value-type="float">
            <text:p>6.188968</text:p>
          </table:table-cell>
          <table:table-cell office:value-type="float" office:value="9.260191" calcext:value-type="float">
            <text:p>9.260191</text:p>
          </table:table-cell>
          <table:table-cell office:value-type="float" office:value="10.18608" calcext:value-type="float">
            <text:p>10.18608</text:p>
          </table:table-cell>
          <table:table-cell office:value-type="float" office:value="10.898" calcext:value-type="float">
            <text:p>10.898</text:p>
          </table:table-cell>
          <table:table-cell office:value-type="float" office:value="11.42975" calcext:value-type="float">
            <text:p>11.42975</text:p>
          </table:table-cell>
          <table:table-cell office:value-type="float" office:value="12.29844" calcext:value-type="float">
            <text:p>12.29844</text:p>
          </table:table-cell>
          <table:table-cell office:value-type="float" office:value="12.56529" calcext:value-type="float">
            <text:p>12.56529</text:p>
          </table:table-cell>
          <table:table-cell office:value-type="float" office:value="0" calcext:value-type="float">
            <text:p>0</text:p>
          </table:table-cell>
          <table:table-cell office:value-type="float" office:value="141.4222" calcext:value-type="float">
            <text:p>141.4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7062006" calcext:value-type="float">
            <text:p>27062006</text:p>
          </table:table-cell>
          <table:table-cell office:value-type="float" office:value="0.6492611" calcext:value-type="float">
            <text:p>0.6492611</text:p>
          </table:table-cell>
          <table:table-cell office:value-type="float" office:value="133.9165" calcext:value-type="float">
            <text:p>133.9165</text:p>
          </table:table-cell>
          <table:table-cell office:value-type="float" office:value="0" calcext:value-type="float">
            <text:p>0</text:p>
          </table:table-cell>
          <table:table-cell office:value-type="float" office:value="-1.919223" calcext:value-type="float">
            <text:p>-1.919223</text:p>
          </table:table-cell>
          <table:table-cell office:value-type="float" office:value="42.69942" calcext:value-type="float">
            <text:p>42.69942</text:p>
          </table:table-cell>
          <table:table-cell office:value-type="float" office:value="0.07012862" calcext:value-type="float">
            <text:p>0.07012862</text:p>
          </table:table-cell>
          <table:table-cell office:value-type="float" office:value="0.0003634837" calcext:value-type="float">
            <text:p>0.0003634837</text:p>
          </table:table-cell>
          <table:table-cell office:value-type="float" office:value="0.103013" calcext:value-type="float">
            <text:p>0.103013</text:p>
          </table:table-cell>
          <table:table-cell office:value-type="float" office:value="0.01534867" calcext:value-type="float">
            <text:p>0.01534867</text:p>
          </table:table-cell>
          <table:table-cell office:value-type="float" office:value="1166.753" calcext:value-type="float">
            <text:p>1166.753</text:p>
          </table:table-cell>
          <table:table-cell office:value-type="float" office:value="0.803288" calcext:value-type="float">
            <text:p>0.803288</text:p>
          </table:table-cell>
          <table:table-cell office:value-type="float" office:value="0" calcext:value-type="float">
            <text:p>0</text:p>
          </table:table-cell>
          <table:table-cell office:value-type="float" office:value="0.1604775" calcext:value-type="float">
            <text:p>0.1604775</text:p>
          </table:table-cell>
          <table:table-cell office:value-type="float" office:value="0.03178098" calcext:value-type="float">
            <text:p>0.03178098</text:p>
          </table:table-cell>
          <table:table-cell office:value-type="float" office:value="0.02003561" calcext:value-type="float">
            <text:p>0.02003561</text:p>
          </table:table-cell>
          <table:table-cell office:value-type="float" office:value="0.009719202" calcext:value-type="float">
            <text:p>0.009719202</text:p>
          </table:table-cell>
          <table:table-cell office:value-type="float" office:value="0.008690003" calcext:value-type="float">
            <text:p>0.008690003</text:p>
          </table:table-cell>
          <table:table-cell office:value-type="float" office:value="0.005272707" calcext:value-type="float">
            <text:p>0.005272707</text:p>
          </table:table-cell>
          <table:table-cell office:value-type="float" office:value="0.004824603" calcext:value-type="float">
            <text:p>0.004824603</text:p>
          </table:table-cell>
          <table:table-cell office:value-type="float" office:value="0.01537731" calcext:value-type="float">
            <text:p>0.01537731</text:p>
          </table:table-cell>
          <table:table-cell office:value-type="float" office:value="0.05817098" calcext:value-type="float">
            <text:p>0.05817098</text:p>
          </table:table-cell>
          <table:table-cell office:value-type="float" office:value="0.03790408" calcext:value-type="float">
            <text:p>0.03790408</text:p>
          </table:table-cell>
          <table:table-cell office:value-type="float" office:value="0.1097583" calcext:value-type="float">
            <text:p>0.1097583</text:p>
          </table:table-cell>
          <table:table-cell office:value-type="float" office:value="0.1701445" calcext:value-type="float">
            <text:p>0.1701445</text:p>
          </table:table-cell>
          <table:table-cell office:value-type="float" office:value="0.1913837" calcext:value-type="float">
            <text:p>0.1913837</text:p>
          </table:table-cell>
          <table:table-cell office:value-type="float" office:value="0.1944769" calcext:value-type="float">
            <text:p>0.1944769</text:p>
          </table:table-cell>
          <table:table-cell office:value-type="float" office:value="0" calcext:value-type="float">
            <text:p>0</text:p>
          </table:table-cell>
          <table:table-cell office:value-type="float" office:value="46.61007" calcext:value-type="float">
            <text:p>46.61007</text:p>
          </table:table-cell>
          <table:table-cell office:value-type="float" office:value="36.93554" calcext:value-type="float">
            <text:p>36.93554</text:p>
          </table:table-cell>
          <table:table-cell office:value-type="float" office:value="30.05276" calcext:value-type="float">
            <text:p>30.05276</text:p>
          </table:table-cell>
          <table:table-cell office:value-type="float" office:value="10.43544" calcext:value-type="float">
            <text:p>10.43544</text:p>
          </table:table-cell>
          <table:table-cell office:value-type="float" office:value="8.523385" calcext:value-type="float">
            <text:p>8.523385</text:p>
          </table:table-cell>
          <table:table-cell office:value-type="float" office:value="3.346681" calcext:value-type="float">
            <text:p>3.346681</text:p>
          </table:table-cell>
          <table:table-cell office:value-type="float" office:value="3.090591" calcext:value-type="float">
            <text:p>3.090591</text:p>
          </table:table-cell>
          <table:table-cell office:value-type="float" office:value="6.176734" calcext:value-type="float">
            <text:p>6.176734</text:p>
          </table:table-cell>
          <table:table-cell office:value-type="float" office:value="9.244534" calcext:value-type="float">
            <text:p>9.244534</text:p>
          </table:table-cell>
          <table:table-cell office:value-type="float" office:value="10.15837" calcext:value-type="float">
            <text:p>10.15837</text:p>
          </table:table-cell>
          <table:table-cell office:value-type="float" office:value="10.8864" calcext:value-type="float">
            <text:p>10.8864</text:p>
          </table:table-cell>
          <table:table-cell office:value-type="float" office:value="11.42936" calcext:value-type="float">
            <text:p>11.42936</text:p>
          </table:table-cell>
          <table:table-cell office:value-type="float" office:value="12.30007" calcext:value-type="float">
            <text:p>12.30007</text:p>
          </table:table-cell>
          <table:table-cell office:value-type="float" office:value="12.56672" calcext:value-type="float">
            <text:p>12.56672</text:p>
          </table:table-cell>
          <table:table-cell office:value-type="float" office:value="0" calcext:value-type="float">
            <text:p>0</text:p>
          </table:table-cell>
          <table:table-cell office:value-type="float" office:value="147.4266" calcext:value-type="float">
            <text:p>147.42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8062006" calcext:value-type="float">
            <text:p>28062006</text:p>
          </table:table-cell>
          <table:table-cell office:value-type="float" office:value="0.6495758" calcext:value-type="float">
            <text:p>0.6495758</text:p>
          </table:table-cell>
          <table:table-cell office:value-type="float" office:value="133.9117" calcext:value-type="float">
            <text:p>133.9117</text:p>
          </table:table-cell>
          <table:table-cell office:value-type="float" office:value="0" calcext:value-type="float">
            <text:p>0</text:p>
          </table:table-cell>
          <table:table-cell office:value-type="float" office:value="-1.987678" calcext:value-type="float">
            <text:p>-1.987678</text:p>
          </table:table-cell>
          <table:table-cell office:value-type="float" office:value="42.66063" calcext:value-type="float">
            <text:p>42.66063</text:p>
          </table:table-cell>
          <table:table-cell office:value-type="float" office:value="0.07012862" calcext:value-type="float">
            <text:p>0.07012862</text:p>
          </table:table-cell>
          <table:table-cell office:value-type="float" office:value="0.0003634837" calcext:value-type="float">
            <text:p>0.0003634837</text:p>
          </table:table-cell>
          <table:table-cell office:value-type="float" office:value="0.103013" calcext:value-type="float">
            <text:p>0.103013</text:p>
          </table:table-cell>
          <table:table-cell office:value-type="float" office:value="0.01534183" calcext:value-type="float">
            <text:p>0.01534183</text:p>
          </table:table-cell>
          <table:table-cell office:value-type="float" office:value="1166.727" calcext:value-type="float">
            <text:p>1166.727</text:p>
          </table:table-cell>
          <table:table-cell office:value-type="float" office:value="0.8003433" calcext:value-type="float">
            <text:p>0.8003433</text:p>
          </table:table-cell>
          <table:table-cell office:value-type="float" office:value="0" calcext:value-type="float">
            <text:p>0</text:p>
          </table:table-cell>
          <table:table-cell office:value-type="float" office:value="0.159184" calcext:value-type="float">
            <text:p>0.159184</text:p>
          </table:table-cell>
          <table:table-cell office:value-type="float" office:value="0.0319041" calcext:value-type="float">
            <text:p>0.0319041</text:p>
          </table:table-cell>
          <table:table-cell office:value-type="float" office:value="0.02007802" calcext:value-type="float">
            <text:p>0.02007802</text:p>
          </table:table-cell>
          <table:table-cell office:value-type="float" office:value="0.009723265" calcext:value-type="float">
            <text:p>0.009723265</text:p>
          </table:table-cell>
          <table:table-cell office:value-type="float" office:value="0.008694355" calcext:value-type="float">
            <text:p>0.008694355</text:p>
          </table:table-cell>
          <table:table-cell office:value-type="float" office:value="0.005300963" calcext:value-type="float">
            <text:p>0.005300963</text:p>
          </table:table-cell>
          <table:table-cell office:value-type="float" office:value="0.004850267" calcext:value-type="float">
            <text:p>0.004850267</text:p>
          </table:table-cell>
          <table:table-cell office:value-type="float" office:value="0.0150741" calcext:value-type="float">
            <text:p>0.0150741</text:p>
          </table:table-cell>
          <table:table-cell office:value-type="float" office:value="0.05784265" calcext:value-type="float">
            <text:p>0.05784265</text:p>
          </table:table-cell>
          <table:table-cell office:value-type="float" office:value="0.04699989" calcext:value-type="float">
            <text:p>0.04699989</text:p>
          </table:table-cell>
          <table:table-cell office:value-type="float" office:value="0.09773561" calcext:value-type="float">
            <text:p>0.09773561</text:p>
          </table:table-cell>
          <table:table-cell office:value-type="float" office:value="0.1704521" calcext:value-type="float">
            <text:p>0.1704521</text:p>
          </table:table-cell>
          <table:table-cell office:value-type="float" office:value="0.1914009" calcext:value-type="float">
            <text:p>0.1914009</text:p>
          </table:table-cell>
          <table:table-cell office:value-type="float" office:value="0.1944919" calcext:value-type="float">
            <text:p>0.1944919</text:p>
          </table:table-cell>
          <table:table-cell office:value-type="float" office:value="0" calcext:value-type="float">
            <text:p>0</text:p>
          </table:table-cell>
          <table:table-cell office:value-type="float" office:value="46.5881" calcext:value-type="float">
            <text:p>46.5881</text:p>
          </table:table-cell>
          <table:table-cell office:value-type="float" office:value="36.87267" calcext:value-type="float">
            <text:p>36.87267</text:p>
          </table:table-cell>
          <table:table-cell office:value-type="float" office:value="30.00221" calcext:value-type="float">
            <text:p>30.00221</text:p>
          </table:table-cell>
          <table:table-cell office:value-type="float" office:value="10.41902" calcext:value-type="float">
            <text:p>10.41902</text:p>
          </table:table-cell>
          <table:table-cell office:value-type="float" office:value="8.51017" calcext:value-type="float">
            <text:p>8.51017</text:p>
          </table:table-cell>
          <table:table-cell office:value-type="float" office:value="3.343347" calcext:value-type="float">
            <text:p>3.343347</text:p>
          </table:table-cell>
          <table:table-cell office:value-type="float" office:value="3.087565" calcext:value-type="float">
            <text:p>3.087565</text:p>
          </table:table-cell>
          <table:table-cell office:value-type="float" office:value="6.164617" calcext:value-type="float">
            <text:p>6.164617</text:p>
          </table:table-cell>
          <table:table-cell office:value-type="float" office:value="9.228916" calcext:value-type="float">
            <text:p>9.228916</text:p>
          </table:table-cell>
          <table:table-cell office:value-type="float" office:value="10.132" calcext:value-type="float">
            <text:p>10.132</text:p>
          </table:table-cell>
          <table:table-cell office:value-type="float" office:value="10.87184" calcext:value-type="float">
            <text:p>10.87184</text:p>
          </table:table-cell>
          <table:table-cell office:value-type="float" office:value="11.42904" calcext:value-type="float">
            <text:p>11.42904</text:p>
          </table:table-cell>
          <table:table-cell office:value-type="float" office:value="12.3017" calcext:value-type="float">
            <text:p>12.3017</text:p>
          </table:table-cell>
          <table:table-cell office:value-type="float" office:value="12.56814" calcext:value-type="float">
            <text:p>12.56814</text:p>
          </table:table-cell>
          <table:table-cell office:value-type="float" office:value="0" calcext:value-type="float">
            <text:p>0</text:p>
          </table:table-cell>
          <table:table-cell office:value-type="float" office:value="150.9501" calcext:value-type="float">
            <text:p>150.95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062006" calcext:value-type="float">
            <text:p>29062006</text:p>
          </table:table-cell>
          <table:table-cell office:value-type="float" office:value="0.6504976" calcext:value-type="float">
            <text:p>0.6504976</text:p>
          </table:table-cell>
          <table:table-cell office:value-type="float" office:value="133.9063" calcext:value-type="float">
            <text:p>133.9063</text:p>
          </table:table-cell>
          <table:table-cell office:value-type="float" office:value="0" calcext:value-type="float">
            <text:p>0</text:p>
          </table:table-cell>
          <table:table-cell office:value-type="float" office:value="-2.05203" calcext:value-type="float">
            <text:p>-2.05203</text:p>
          </table:table-cell>
          <table:table-cell office:value-type="float" office:value="42.62318" calcext:value-type="float">
            <text:p>42.62318</text:p>
          </table:table-cell>
          <table:table-cell office:value-type="float" office:value="0.07012862" calcext:value-type="float">
            <text:p>0.07012862</text:p>
          </table:table-cell>
          <table:table-cell office:value-type="float" office:value="0.0003634837" calcext:value-type="float">
            <text:p>0.0003634837</text:p>
          </table:table-cell>
          <table:table-cell office:value-type="float" office:value="0.103013" calcext:value-type="float">
            <text:p>0.103013</text:p>
          </table:table-cell>
          <table:table-cell office:value-type="float" office:value="0.01533377" calcext:value-type="float">
            <text:p>0.01533377</text:p>
          </table:table-cell>
          <table:table-cell office:value-type="float" office:value="1166.701" calcext:value-type="float">
            <text:p>1166.701</text:p>
          </table:table-cell>
          <table:table-cell office:value-type="float" office:value="0.7965159" calcext:value-type="float">
            <text:p>0.7965159</text:p>
          </table:table-cell>
          <table:table-cell office:value-type="float" office:value="0" calcext:value-type="float">
            <text:p>0</text:p>
          </table:table-cell>
          <table:table-cell office:value-type="float" office:value="0.1587312" calcext:value-type="float">
            <text:p>0.1587312</text:p>
          </table:table-cell>
          <table:table-cell office:value-type="float" office:value="0.03307939" calcext:value-type="float">
            <text:p>0.03307939</text:p>
          </table:table-cell>
          <table:table-cell office:value-type="float" office:value="0.02128769" calcext:value-type="float">
            <text:p>0.02128769</text:p>
          </table:table-cell>
          <table:table-cell office:value-type="float" office:value="0.01032919" calcext:value-type="float">
            <text:p>0.01032919</text:p>
          </table:table-cell>
          <table:table-cell office:value-type="float" office:value="0.009163108" calcext:value-type="float">
            <text:p>0.009163108</text:p>
          </table:table-cell>
          <table:table-cell office:value-type="float" office:value="0.005489395" calcext:value-type="float">
            <text:p>0.005489395</text:p>
          </table:table-cell>
          <table:table-cell office:value-type="float" office:value="0.004926709" calcext:value-type="float">
            <text:p>0.004926709</text:p>
          </table:table-cell>
          <table:table-cell office:value-type="float" office:value="0.01482664" calcext:value-type="float">
            <text:p>0.01482664</text:p>
          </table:table-cell>
          <table:table-cell office:value-type="float" office:value="0.0579216" calcext:value-type="float">
            <text:p>0.0579216</text:p>
          </table:table-cell>
          <table:table-cell office:value-type="float" office:value="0.068827" calcext:value-type="float">
            <text:p>0.068827</text:p>
          </table:table-cell>
          <table:table-cell office:value-type="float" office:value="0.0871776" calcext:value-type="float">
            <text:p>0.0871776</text:p>
          </table:table-cell>
          <table:table-cell office:value-type="float" office:value="0.1709109" calcext:value-type="float">
            <text:p>0.1709109</text:p>
          </table:table-cell>
          <table:table-cell office:value-type="float" office:value="0.1914179" calcext:value-type="float">
            <text:p>0.1914179</text:p>
          </table:table-cell>
          <table:table-cell office:value-type="float" office:value="0.1945069" calcext:value-type="float">
            <text:p>0.1945069</text:p>
          </table:table-cell>
          <table:table-cell office:value-type="float" office:value="0" calcext:value-type="float">
            <text:p>0</text:p>
          </table:table-cell>
          <table:table-cell office:value-type="float" office:value="46.56674" calcext:value-type="float">
            <text:p>46.56674</text:p>
          </table:table-cell>
          <table:table-cell office:value-type="float" office:value="36.81048" calcext:value-type="float">
            <text:p>36.81048</text:p>
          </table:table-cell>
          <table:table-cell office:value-type="float" office:value="29.95222" calcext:value-type="float">
            <text:p>29.95222</text:p>
          </table:table-cell>
          <table:table-cell office:value-type="float" office:value="10.40284" calcext:value-type="float">
            <text:p>10.40284</text:p>
          </table:table-cell>
          <table:table-cell office:value-type="float" office:value="8.497081" calcext:value-type="float">
            <text:p>8.497081</text:p>
          </table:table-cell>
          <table:table-cell office:value-type="float" office:value="3.340069" calcext:value-type="float">
            <text:p>3.340069</text:p>
          </table:table-cell>
          <table:table-cell office:value-type="float" office:value="3.0846" calcext:value-type="float">
            <text:p>3.0846</text:p>
          </table:table-cell>
          <table:table-cell office:value-type="float" office:value="6.152636" calcext:value-type="float">
            <text:p>6.152636</text:p>
          </table:table-cell>
          <table:table-cell office:value-type="float" office:value="9.21342" calcext:value-type="float">
            <text:p>9.21342</text:p>
          </table:table-cell>
          <table:table-cell office:value-type="float" office:value="10.10922" calcext:value-type="float">
            <text:p>10.10922</text:p>
          </table:table-cell>
          <table:table-cell office:value-type="float" office:value="10.85473" calcext:value-type="float">
            <text:p>10.85473</text:p>
          </table:table-cell>
          <table:table-cell office:value-type="float" office:value="11.42885" calcext:value-type="float">
            <text:p>11.42885</text:p>
          </table:table-cell>
          <table:table-cell office:value-type="float" office:value="12.30333" calcext:value-type="float">
            <text:p>12.30333</text:p>
          </table:table-cell>
          <table:table-cell office:value-type="float" office:value="12.56955" calcext:value-type="float">
            <text:p>12.56955</text:p>
          </table:table-cell>
          <table:table-cell office:value-type="float" office:value="0" calcext:value-type="float">
            <text:p>0</text:p>
          </table:table-cell>
          <table:table-cell office:value-type="float" office:value="14.96289" calcext:value-type="float">
            <text:p>14.962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0062006" calcext:value-type="float">
            <text:p>30062006</text:p>
          </table:table-cell>
          <table:table-cell office:value-type="float" office:value="0.6536431" calcext:value-type="float">
            <text:p>0.6536431</text:p>
          </table:table-cell>
          <table:table-cell office:value-type="float" office:value="133.9003" calcext:value-type="float">
            <text:p>133.9003</text:p>
          </table:table-cell>
          <table:table-cell office:value-type="float" office:value="0" calcext:value-type="float">
            <text:p>0</text:p>
          </table:table-cell>
          <table:table-cell office:value-type="float" office:value="-2.111521" calcext:value-type="float">
            <text:p>-2.111521</text:p>
          </table:table-cell>
          <table:table-cell office:value-type="float" office:value="42.58818" calcext:value-type="float">
            <text:p>42.58818</text:p>
          </table:table-cell>
          <table:table-cell office:value-type="float" office:value="0.07012862" calcext:value-type="float">
            <text:p>0.07012862</text:p>
          </table:table-cell>
          <table:table-cell office:value-type="float" office:value="0.0003634837" calcext:value-type="float">
            <text:p>0.0003634837</text:p>
          </table:table-cell>
          <table:table-cell office:value-type="float" office:value="0.103013" calcext:value-type="float">
            <text:p>0.103013</text:p>
          </table:table-cell>
          <table:table-cell office:value-type="float" office:value="0.01532437" calcext:value-type="float">
            <text:p>0.01532437</text:p>
          </table:table-cell>
          <table:table-cell office:value-type="float" office:value="1166.676" calcext:value-type="float">
            <text:p>1166.676</text:p>
          </table:table-cell>
          <table:table-cell office:value-type="float" office:value="0.792053" calcext:value-type="float">
            <text:p>0.792053</text:p>
          </table:table-cell>
          <table:table-cell office:value-type="float" office:value="0" calcext:value-type="float">
            <text:p>0</text:p>
          </table:table-cell>
          <table:table-cell office:value-type="float" office:value="0.1346305" calcext:value-type="float">
            <text:p>0.1346305</text:p>
          </table:table-cell>
          <table:table-cell office:value-type="float" office:value="0.03583489" calcext:value-type="float">
            <text:p>0.03583489</text:p>
          </table:table-cell>
          <table:table-cell office:value-type="float" office:value="0.02179868" calcext:value-type="float">
            <text:p>0.02179868</text:p>
          </table:table-cell>
          <table:table-cell office:value-type="float" office:value="0.01066888" calcext:value-type="float">
            <text:p>0.01066888</text:p>
          </table:table-cell>
          <table:table-cell office:value-type="float" office:value="0.009468405" calcext:value-type="float">
            <text:p>0.009468405</text:p>
          </table:table-cell>
          <table:table-cell office:value-type="float" office:value="0.005630132" calcext:value-type="float">
            <text:p>0.005630132</text:p>
          </table:table-cell>
          <table:table-cell office:value-type="float" office:value="0.005002056" calcext:value-type="float">
            <text:p>0.005002056</text:p>
          </table:table-cell>
          <table:table-cell office:value-type="float" office:value="0.0146653" calcext:value-type="float">
            <text:p>0.0146653</text:p>
          </table:table-cell>
          <table:table-cell office:value-type="float" office:value="0.05856995" calcext:value-type="float">
            <text:p>0.05856995</text:p>
          </table:table-cell>
          <table:table-cell office:value-type="float" office:value="0.08889659" calcext:value-type="float">
            <text:p>0.08889659</text:p>
          </table:table-cell>
          <table:table-cell office:value-type="float" office:value="0.081425" calcext:value-type="float">
            <text:p>0.081425</text:p>
          </table:table-cell>
          <table:table-cell office:value-type="float" office:value="0.1672845" calcext:value-type="float">
            <text:p>0.1672845</text:p>
          </table:table-cell>
          <table:table-cell office:value-type="float" office:value="0.1914347" calcext:value-type="float">
            <text:p>0.1914347</text:p>
          </table:table-cell>
          <table:table-cell office:value-type="float" office:value="0.1945219" calcext:value-type="float">
            <text:p>0.1945219</text:p>
          </table:table-cell>
          <table:table-cell office:value-type="float" office:value="0" calcext:value-type="float">
            <text:p>0</text:p>
          </table:table-cell>
          <table:table-cell office:value-type="float" office:value="46.545" calcext:value-type="float">
            <text:p>46.545</text:p>
          </table:table-cell>
          <table:table-cell office:value-type="float" office:value="36.74877" calcext:value-type="float">
            <text:p>36.74877</text:p>
          </table:table-cell>
          <table:table-cell office:value-type="float" office:value="29.9027" calcext:value-type="float">
            <text:p>29.9027</text:p>
          </table:table-cell>
          <table:table-cell office:value-type="float" office:value="10.38686" calcext:value-type="float">
            <text:p>10.38686</text:p>
          </table:table-cell>
          <table:table-cell office:value-type="float" office:value="8.484172" calcext:value-type="float">
            <text:p>8.484172</text:p>
          </table:table-cell>
          <table:table-cell office:value-type="float" office:value="3.336849" calcext:value-type="float">
            <text:p>3.336849</text:p>
          </table:table-cell>
          <table:table-cell office:value-type="float" office:value="3.081686" calcext:value-type="float">
            <text:p>3.081686</text:p>
          </table:table-cell>
          <table:table-cell office:value-type="float" office:value="6.140815" calcext:value-type="float">
            <text:p>6.140815</text:p>
          </table:table-cell>
          <table:table-cell office:value-type="float" office:value="9.198159" calcext:value-type="float">
            <text:p>9.198159</text:p>
          </table:table-cell>
          <table:table-cell office:value-type="float" office:value="10.09176" calcext:value-type="float">
            <text:p>10.09176</text:p>
          </table:table-cell>
          <table:table-cell office:value-type="float" office:value="10.83571" calcext:value-type="float">
            <text:p>10.83571</text:p>
          </table:table-cell>
          <table:table-cell office:value-type="float" office:value="11.42839" calcext:value-type="float">
            <text:p>11.42839</text:p>
          </table:table-cell>
          <table:table-cell office:value-type="float" office:value="12.30496" calcext:value-type="float">
            <text:p>12.30496</text:p>
          </table:table-cell>
          <table:table-cell office:value-type="float" office:value="12.57097" calcext:value-type="float">
            <text:p>12.57097</text:p>
          </table:table-cell>
          <table:table-cell office:value-type="float" office:value="0" calcext:value-type="float">
            <text:p>0</text:p>
          </table:table-cell>
          <table:table-cell office:value-type="float" office:value="2.870426" calcext:value-type="float">
            <text:p>2.8704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72006" calcext:value-type="float">
            <text:p>1072006</text:p>
          </table:table-cell>
          <table:table-cell office:value-type="float" office:value="0.6556813" calcext:value-type="float">
            <text:p>0.6556813</text:p>
          </table:table-cell>
          <table:table-cell office:value-type="float" office:value="133.8954" calcext:value-type="float">
            <text:p>133.8954</text:p>
          </table:table-cell>
          <table:table-cell office:value-type="float" office:value="0" calcext:value-type="float">
            <text:p>0</text:p>
          </table:table-cell>
          <table:table-cell office:value-type="float" office:value="-2.17383" calcext:value-type="float">
            <text:p>-2.17383</text:p>
          </table:table-cell>
          <table:table-cell office:value-type="float" office:value="42.55282" calcext:value-type="float">
            <text:p>42.55282</text:p>
          </table:table-cell>
          <table:table-cell office:value-type="float" office:value="0.07012862" calcext:value-type="float">
            <text:p>0.07012862</text:p>
          </table:table-cell>
          <table:table-cell office:value-type="float" office:value="0.0003634837" calcext:value-type="float">
            <text:p>0.0003634837</text:p>
          </table:table-cell>
          <table:table-cell office:value-type="float" office:value="0.103013" calcext:value-type="float">
            <text:p>0.103013</text:p>
          </table:table-cell>
          <table:table-cell office:value-type="float" office:value="0.01531353" calcext:value-type="float">
            <text:p>0.01531353</text:p>
          </table:table-cell>
          <table:table-cell office:value-type="float" office:value="1166.652" calcext:value-type="float">
            <text:p>1166.652</text:p>
          </table:table-cell>
          <table:table-cell office:value-type="float" office:value="0.7907202" calcext:value-type="float">
            <text:p>0.7907202</text:p>
          </table:table-cell>
          <table:table-cell office:value-type="float" office:value="0" calcext:value-type="float">
            <text:p>0</text:p>
          </table:table-cell>
          <table:table-cell office:value-type="float" office:value="0.07237875" calcext:value-type="float">
            <text:p>0.07237875</text:p>
          </table:table-cell>
          <table:table-cell office:value-type="float" office:value="0.03046209" calcext:value-type="float">
            <text:p>0.03046209</text:p>
          </table:table-cell>
          <table:table-cell office:value-type="float" office:value="0.01968127" calcext:value-type="float">
            <text:p>0.01968127</text:p>
          </table:table-cell>
          <table:table-cell office:value-type="float" office:value="0.009565836" calcext:value-type="float">
            <text:p>0.009565836</text:p>
          </table:table-cell>
          <table:table-cell office:value-type="float" office:value="0.008623325" calcext:value-type="float">
            <text:p>0.008623325</text:p>
          </table:table-cell>
          <table:table-cell office:value-type="float" office:value="0.005346225" calcext:value-type="float">
            <text:p>0.005346225</text:p>
          </table:table-cell>
          <table:table-cell office:value-type="float" office:value="0.004927296" calcext:value-type="float">
            <text:p>0.004927296</text:p>
          </table:table-cell>
          <table:table-cell office:value-type="float" office:value="0.01450685" calcext:value-type="float">
            <text:p>0.01450685</text:p>
          </table:table-cell>
          <table:table-cell office:value-type="float" office:value="0.0583616" calcext:value-type="float">
            <text:p>0.0583616</text:p>
          </table:table-cell>
          <table:table-cell office:value-type="float" office:value="0.09367762" calcext:value-type="float">
            <text:p>0.09367762</text:p>
          </table:table-cell>
          <table:table-cell office:value-type="float" office:value="0.07813738" calcext:value-type="float">
            <text:p>0.07813738</text:p>
          </table:table-cell>
          <table:table-cell office:value-type="float" office:value="0.1634253" calcext:value-type="float">
            <text:p>0.1634253</text:p>
          </table:table-cell>
          <table:table-cell office:value-type="float" office:value="0.1914508" calcext:value-type="float">
            <text:p>0.1914508</text:p>
          </table:table-cell>
          <table:table-cell office:value-type="float" office:value="0.1945369" calcext:value-type="float">
            <text:p>0.1945369</text:p>
          </table:table-cell>
          <table:table-cell office:value-type="float" office:value="0" calcext:value-type="float">
            <text:p>0</text:p>
          </table:table-cell>
          <table:table-cell office:value-type="float" office:value="46.43005" calcext:value-type="float">
            <text:p>46.43005</text:p>
          </table:table-cell>
          <table:table-cell office:value-type="float" office:value="36.6834" calcext:value-type="float">
            <text:p>36.6834</text:p>
          </table:table-cell>
          <table:table-cell office:value-type="float" office:value="29.85274" calcext:value-type="float">
            <text:p>29.85274</text:p>
          </table:table-cell>
          <table:table-cell office:value-type="float" office:value="10.37075" calcext:value-type="float">
            <text:p>10.37075</text:p>
          </table:table-cell>
          <table:table-cell office:value-type="float" office:value="8.471158" calcext:value-type="float">
            <text:p>8.471158</text:p>
          </table:table-cell>
          <table:table-cell office:value-type="float" office:value="3.333637" calcext:value-type="float">
            <text:p>3.333637</text:p>
          </table:table-cell>
          <table:table-cell office:value-type="float" office:value="3.078794" calcext:value-type="float">
            <text:p>3.078794</text:p>
          </table:table-cell>
          <table:table-cell office:value-type="float" office:value="6.129161" calcext:value-type="float">
            <text:p>6.129161</text:p>
          </table:table-cell>
          <table:table-cell office:value-type="float" office:value="9.183127" calcext:value-type="float">
            <text:p>9.183127</text:p>
          </table:table-cell>
          <table:table-cell office:value-type="float" office:value="10.07694" calcext:value-type="float">
            <text:p>10.07694</text:p>
          </table:table-cell>
          <table:table-cell office:value-type="float" office:value="10.81592" calcext:value-type="float">
            <text:p>10.81592</text:p>
          </table:table-cell>
          <table:table-cell office:value-type="float" office:value="11.42677" calcext:value-type="float">
            <text:p>11.42677</text:p>
          </table:table-cell>
          <table:table-cell office:value-type="float" office:value="12.30659" calcext:value-type="float">
            <text:p>12.30659</text:p>
          </table:table-cell>
          <table:table-cell office:value-type="float" office:value="12.5724" calcext:value-type="float">
            <text:p>12.5724</text:p>
          </table:table-cell>
          <table:table-cell office:value-type="float" office:value="0" calcext:value-type="float">
            <text:p>0</text:p>
          </table:table-cell>
          <table:table-cell office:value-type="float" office:value="1.42501" calcext:value-type="float">
            <text:p>1.425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72006" calcext:value-type="float">
            <text:p>2072006</text:p>
          </table:table-cell>
          <table:table-cell office:value-type="float" office:value="0.6560714" calcext:value-type="float">
            <text:p>0.6560714</text:p>
          </table:table-cell>
          <table:table-cell office:value-type="float" office:value="133.8905" calcext:value-type="float">
            <text:p>133.8905</text:p>
          </table:table-cell>
          <table:table-cell office:value-type="float" office:value="0" calcext:value-type="float">
            <text:p>0</text:p>
          </table:table-cell>
          <table:table-cell office:value-type="float" office:value="-2.237012" calcext:value-type="float">
            <text:p>-2.237012</text:p>
          </table:table-cell>
          <table:table-cell office:value-type="float" office:value="42.51805" calcext:value-type="float">
            <text:p>42.51805</text:p>
          </table:table-cell>
          <table:table-cell office:value-type="float" office:value="0.07012862" calcext:value-type="float">
            <text:p>0.07012862</text:p>
          </table:table-cell>
          <table:table-cell office:value-type="float" office:value="0.0003634837" calcext:value-type="float">
            <text:p>0.0003634837</text:p>
          </table:table-cell>
          <table:table-cell office:value-type="float" office:value="0.103013" calcext:value-type="float">
            <text:p>0.103013</text:p>
          </table:table-cell>
          <table:table-cell office:value-type="float" office:value="0.01530108" calcext:value-type="float">
            <text:p>0.01530108</text:p>
          </table:table-cell>
          <table:table-cell office:value-type="float" office:value="1166.628" calcext:value-type="float">
            <text:p>1166.628</text:p>
          </table:table-cell>
          <table:table-cell office:value-type="float" office:value="0.7884384" calcext:value-type="float">
            <text:p>0.7884384</text:p>
          </table:table-cell>
          <table:table-cell office:value-type="float" office:value="0" calcext:value-type="float">
            <text:p>0</text:p>
          </table:table-cell>
          <table:table-cell office:value-type="float" office:value="0.1127467" calcext:value-type="float">
            <text:p>0.1127467</text:p>
          </table:table-cell>
          <table:table-cell office:value-type="float" office:value="0.02885222" calcext:value-type="float">
            <text:p>0.02885222</text:p>
          </table:table-cell>
          <table:table-cell office:value-type="float" office:value="0.01995167" calcext:value-type="float">
            <text:p>0.01995167</text:p>
          </table:table-cell>
          <table:table-cell office:value-type="float" office:value="0.009621166" calcext:value-type="float">
            <text:p>0.009621166</text:p>
          </table:table-cell>
          <table:table-cell office:value-type="float" office:value="0.008604732" calcext:value-type="float">
            <text:p>0.008604732</text:p>
          </table:table-cell>
          <table:table-cell office:value-type="float" office:value="0.005285557" calcext:value-type="float">
            <text:p>0.005285557</text:p>
          </table:table-cell>
          <table:table-cell office:value-type="float" office:value="0.004897229" calcext:value-type="float">
            <text:p>0.004897229</text:p>
          </table:table-cell>
          <table:table-cell office:value-type="float" office:value="0.0144595" calcext:value-type="float">
            <text:p>0.0144595</text:p>
          </table:table-cell>
          <table:table-cell office:value-type="float" office:value="0.05797432" calcext:value-type="float">
            <text:p>0.05797432</text:p>
          </table:table-cell>
          <table:table-cell office:value-type="float" office:value="0.09513272" calcext:value-type="float">
            <text:p>0.09513272</text:p>
          </table:table-cell>
          <table:table-cell office:value-type="float" office:value="0.07510269" calcext:value-type="float">
            <text:p>0.07510269</text:p>
          </table:table-cell>
          <table:table-cell office:value-type="float" office:value="0.1615362" calcext:value-type="float">
            <text:p>0.1615362</text:p>
          </table:table-cell>
          <table:table-cell office:value-type="float" office:value="0.1914669" calcext:value-type="float">
            <text:p>0.1914669</text:p>
          </table:table-cell>
          <table:table-cell office:value-type="float" office:value="0.194552" calcext:value-type="float">
            <text:p>0.194552</text:p>
          </table:table-cell>
          <table:table-cell office:value-type="float" office:value="0" calcext:value-type="float">
            <text:p>0</text:p>
          </table:table-cell>
          <table:table-cell office:value-type="float" office:value="46.39107" calcext:value-type="float">
            <text:p>46.39107</text:p>
          </table:table-cell>
          <table:table-cell office:value-type="float" office:value="36.62046" calcext:value-type="float">
            <text:p>36.62046</text:p>
          </table:table-cell>
          <table:table-cell office:value-type="float" office:value="29.80269" calcext:value-type="float">
            <text:p>29.80269</text:p>
          </table:table-cell>
          <table:table-cell office:value-type="float" office:value="10.35454" calcext:value-type="float">
            <text:p>10.35454</text:p>
          </table:table-cell>
          <table:table-cell office:value-type="float" office:value="8.458045" calcext:value-type="float">
            <text:p>8.458045</text:p>
          </table:table-cell>
          <table:table-cell office:value-type="float" office:value="3.330401" calcext:value-type="float">
            <text:p>3.330401</text:p>
          </table:table-cell>
          <table:table-cell office:value-type="float" office:value="3.075904" calcext:value-type="float">
            <text:p>3.075904</text:p>
          </table:table-cell>
          <table:table-cell office:value-type="float" office:value="6.117664" calcext:value-type="float">
            <text:p>6.117664</text:p>
          </table:table-cell>
          <table:table-cell office:value-type="float" office:value="9.168134" calcext:value-type="float">
            <text:p>9.168134</text:p>
          </table:table-cell>
          <table:table-cell office:value-type="float" office:value="10.06262" calcext:value-type="float">
            <text:p>10.06262</text:p>
          </table:table-cell>
          <table:table-cell office:value-type="float" office:value="10.79546" calcext:value-type="float">
            <text:p>10.79546</text:p>
          </table:table-cell>
          <table:table-cell office:value-type="float" office:value="11.42453" calcext:value-type="float">
            <text:p>11.42453</text:p>
          </table:table-cell>
          <table:table-cell office:value-type="float" office:value="12.30821" calcext:value-type="float">
            <text:p>12.30821</text:p>
          </table:table-cell>
          <table:table-cell office:value-type="float" office:value="12.57381" calcext:value-type="float">
            <text:p>12.57381</text:p>
          </table:table-cell>
          <table:table-cell office:value-type="float" office:value="0" calcext:value-type="float">
            <text:p>0</text:p>
          </table:table-cell>
          <table:table-cell office:value-type="float" office:value="1.097336" calcext:value-type="float">
            <text:p>1.0973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072006" calcext:value-type="float">
            <text:p>3072006</text:p>
          </table:table-cell>
          <table:table-cell office:value-type="float" office:value="0.6564482" calcext:value-type="float">
            <text:p>0.6564482</text:p>
          </table:table-cell>
          <table:table-cell office:value-type="float" office:value="133.8854" calcext:value-type="float">
            <text:p>133.8854</text:p>
          </table:table-cell>
          <table:table-cell office:value-type="float" office:value="0" calcext:value-type="float">
            <text:p>0</text:p>
          </table:table-cell>
          <table:table-cell office:value-type="float" office:value="-2.300064" calcext:value-type="float">
            <text:p>-2.300064</text:p>
          </table:table-cell>
          <table:table-cell office:value-type="float" office:value="42.48342" calcext:value-type="float">
            <text:p>42.48342</text:p>
          </table:table-cell>
          <table:table-cell office:value-type="float" office:value="0.07012862" calcext:value-type="float">
            <text:p>0.07012862</text:p>
          </table:table-cell>
          <table:table-cell office:value-type="float" office:value="0.0003634837" calcext:value-type="float">
            <text:p>0.0003634837</text:p>
          </table:table-cell>
          <table:table-cell office:value-type="float" office:value="0.103013" calcext:value-type="float">
            <text:p>0.103013</text:p>
          </table:table-cell>
          <table:table-cell office:value-type="float" office:value="0.0152868" calcext:value-type="float">
            <text:p>0.0152868</text:p>
          </table:table-cell>
          <table:table-cell office:value-type="float" office:value="1166.603" calcext:value-type="float">
            <text:p>1166.603</text:p>
          </table:table-cell>
          <table:table-cell office:value-type="float" office:value="0.7857405" calcext:value-type="float">
            <text:p>0.7857405</text:p>
          </table:table-cell>
          <table:table-cell office:value-type="float" office:value="0" calcext:value-type="float">
            <text:p>0</text:p>
          </table:table-cell>
          <table:table-cell office:value-type="float" office:value="0.115217" calcext:value-type="float">
            <text:p>0.115217</text:p>
          </table:table-cell>
          <table:table-cell office:value-type="float" office:value="0.02885417" calcext:value-type="float">
            <text:p>0.02885417</text:p>
          </table:table-cell>
          <table:table-cell office:value-type="float" office:value="0.01985848" calcext:value-type="float">
            <text:p>0.01985848</text:p>
          </table:table-cell>
          <table:table-cell office:value-type="float" office:value="0.009626582" calcext:value-type="float">
            <text:p>0.009626582</text:p>
          </table:table-cell>
          <table:table-cell office:value-type="float" office:value="0.008629128" calcext:value-type="float">
            <text:p>0.008629128</text:p>
          </table:table-cell>
          <table:table-cell office:value-type="float" office:value="0.005299785" calcext:value-type="float">
            <text:p>0.005299785</text:p>
          </table:table-cell>
          <table:table-cell office:value-type="float" office:value="0.004902057" calcext:value-type="float">
            <text:p>0.004902057</text:p>
          </table:table-cell>
          <table:table-cell office:value-type="float" office:value="0.01433678" calcext:value-type="float">
            <text:p>0.01433678</text:p>
          </table:table-cell>
          <table:table-cell office:value-type="float" office:value="0.05764235" calcext:value-type="float">
            <text:p>0.05764235</text:p>
          </table:table-cell>
          <table:table-cell office:value-type="float" office:value="0.09604755" calcext:value-type="float">
            <text:p>0.09604755</text:p>
          </table:table-cell>
          <table:table-cell office:value-type="float" office:value="0.07345892" calcext:value-type="float">
            <text:p>0.07345892</text:p>
          </table:table-cell>
          <table:table-cell office:value-type="float" office:value="0.1600786" calcext:value-type="float">
            <text:p>0.1600786</text:p>
          </table:table-cell>
          <table:table-cell office:value-type="float" office:value="0.191483" calcext:value-type="float">
            <text:p>0.191483</text:p>
          </table:table-cell>
          <table:table-cell office:value-type="float" office:value="0.194567" calcext:value-type="float">
            <text:p>0.194567</text:p>
          </table:table-cell>
          <table:table-cell office:value-type="float" office:value="0" calcext:value-type="float">
            <text:p>0</text:p>
          </table:table-cell>
          <table:table-cell office:value-type="float" office:value="46.36486" calcext:value-type="float">
            <text:p>46.36486</text:p>
          </table:table-cell>
          <table:table-cell office:value-type="float" office:value="36.55822" calcext:value-type="float">
            <text:p>36.55822</text:p>
          </table:table-cell>
          <table:table-cell office:value-type="float" office:value="29.75283" calcext:value-type="float">
            <text:p>29.75283</text:p>
          </table:table-cell>
          <table:table-cell office:value-type="float" office:value="10.33837" calcext:value-type="float">
            <text:p>10.33837</text:p>
          </table:table-cell>
          <table:table-cell office:value-type="float" office:value="8.44497" calcext:value-type="float">
            <text:p>8.44497</text:p>
          </table:table-cell>
          <table:table-cell office:value-type="float" office:value="3.327172" calcext:value-type="float">
            <text:p>3.327172</text:p>
          </table:table-cell>
          <table:table-cell office:value-type="float" office:value="3.073023" calcext:value-type="float">
            <text:p>3.073023</text:p>
          </table:table-cell>
          <table:table-cell office:value-type="float" office:value="6.106349" calcext:value-type="float">
            <text:p>6.106349</text:p>
          </table:table-cell>
          <table:table-cell office:value-type="float" office:value="9.153234" calcext:value-type="float">
            <text:p>9.153234</text:p>
          </table:table-cell>
          <table:table-cell office:value-type="float" office:value="10.04864" calcext:value-type="float">
            <text:p>10.04864</text:p>
          </table:table-cell>
          <table:table-cell office:value-type="float" office:value="10.77453" calcext:value-type="float">
            <text:p>10.77453</text:p>
          </table:table-cell>
          <table:table-cell office:value-type="float" office:value="11.422" calcext:value-type="float">
            <text:p>11.422</text:p>
          </table:table-cell>
          <table:table-cell office:value-type="float" office:value="12.30984" calcext:value-type="float">
            <text:p>12.30984</text:p>
          </table:table-cell>
          <table:table-cell office:value-type="float" office:value="12.57523" calcext:value-type="float">
            <text:p>12.57523</text:p>
          </table:table-cell>
          <table:table-cell office:value-type="float" office:value="0" calcext:value-type="float">
            <text:p>0</text:p>
          </table:table-cell>
          <table:table-cell office:value-type="float" office:value="0.8852454" calcext:value-type="float">
            <text:p>0.88524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072006" calcext:value-type="float">
            <text:p>4072006</text:p>
          </table:table-cell>
          <table:table-cell office:value-type="float" office:value="0.6569107" calcext:value-type="float">
            <text:p>0.6569107</text:p>
          </table:table-cell>
          <table:table-cell office:value-type="float" office:value="133.8807" calcext:value-type="float">
            <text:p>133.8807</text:p>
          </table:table-cell>
          <table:table-cell office:value-type="float" office:value="0" calcext:value-type="float">
            <text:p>0</text:p>
          </table:table-cell>
          <table:table-cell office:value-type="float" office:value="-2.363649" calcext:value-type="float">
            <text:p>-2.363649</text:p>
          </table:table-cell>
          <table:table-cell office:value-type="float" office:value="42.44852" calcext:value-type="float">
            <text:p>42.44852</text:p>
          </table:table-cell>
          <table:table-cell office:value-type="float" office:value="0.07012862" calcext:value-type="float">
            <text:p>0.07012862</text:p>
          </table:table-cell>
          <table:table-cell office:value-type="float" office:value="0.0003634837" calcext:value-type="float">
            <text:p>0.0003634837</text:p>
          </table:table-cell>
          <table:table-cell office:value-type="float" office:value="0.103013" calcext:value-type="float">
            <text:p>0.103013</text:p>
          </table:table-cell>
          <table:table-cell office:value-type="float" office:value="0.01527048" calcext:value-type="float">
            <text:p>0.01527048</text:p>
          </table:table-cell>
          <table:table-cell office:value-type="float" office:value="1166.578" calcext:value-type="float">
            <text:p>1166.578</text:p>
          </table:table-cell>
          <table:table-cell office:value-type="float" office:value="0.7835766" calcext:value-type="float">
            <text:p>0.7835766</text:p>
          </table:table-cell>
          <table:table-cell office:value-type="float" office:value="0" calcext:value-type="float">
            <text:p>0</text:p>
          </table:table-cell>
          <table:table-cell office:value-type="float" office:value="0.1017977" calcext:value-type="float">
            <text:p>0.1017977</text:p>
          </table:table-cell>
          <table:table-cell office:value-type="float" office:value="0.0275267" calcext:value-type="float">
            <text:p>0.0275267</text:p>
          </table:table-cell>
          <table:table-cell office:value-type="float" office:value="0.019176" calcext:value-type="float">
            <text:p>0.019176</text:p>
          </table:table-cell>
          <table:table-cell office:value-type="float" office:value="0.009263135" calcext:value-type="float">
            <text:p>0.009263135</text:p>
          </table:table-cell>
          <table:table-cell office:value-type="float" office:value="0.008335748" calcext:value-type="float">
            <text:p>0.008335748</text:p>
          </table:table-cell>
          <table:table-cell office:value-type="float" office:value="0.005169812" calcext:value-type="float">
            <text:p>0.005169812</text:p>
          </table:table-cell>
          <table:table-cell office:value-type="float" office:value="0.004861251" calcext:value-type="float">
            <text:p>0.004861251</text:p>
          </table:table-cell>
          <table:table-cell office:value-type="float" office:value="0.01418492" calcext:value-type="float">
            <text:p>0.01418492</text:p>
          </table:table-cell>
          <table:table-cell office:value-type="float" office:value="0.05669424" calcext:value-type="float">
            <text:p>0.05669424</text:p>
          </table:table-cell>
          <table:table-cell office:value-type="float" office:value="0.09543226" calcext:value-type="float">
            <text:p>0.09543226</text:p>
          </table:table-cell>
          <table:table-cell office:value-type="float" office:value="0.07181963" calcext:value-type="float">
            <text:p>0.07181963</text:p>
          </table:table-cell>
          <table:table-cell office:value-type="float" office:value="0.1574265" calcext:value-type="float">
            <text:p>0.1574265</text:p>
          </table:table-cell>
          <table:table-cell office:value-type="float" office:value="0.1914988" calcext:value-type="float">
            <text:p>0.1914988</text:p>
          </table:table-cell>
          <table:table-cell office:value-type="float" office:value="0.194582" calcext:value-type="float">
            <text:p>0.194582</text:p>
          </table:table-cell>
          <table:table-cell office:value-type="float" office:value="0" calcext:value-type="float">
            <text:p>0</text:p>
          </table:table-cell>
          <table:table-cell office:value-type="float" office:value="46.33704" calcext:value-type="float">
            <text:p>46.33704</text:p>
          </table:table-cell>
          <table:table-cell office:value-type="float" office:value="36.49587" calcext:value-type="float">
            <text:p>36.49587</text:p>
          </table:table-cell>
          <table:table-cell office:value-type="float" office:value="29.70291" calcext:value-type="float">
            <text:p>29.70291</text:p>
          </table:table-cell>
          <table:table-cell office:value-type="float" office:value="10.32213" calcext:value-type="float">
            <text:p>10.32213</text:p>
          </table:table-cell>
          <table:table-cell office:value-type="float" office:value="8.431885" calcext:value-type="float">
            <text:p>8.431885</text:p>
          </table:table-cell>
          <table:table-cell office:value-type="float" office:value="3.323938" calcext:value-type="float">
            <text:p>3.323938</text:p>
          </table:table-cell>
          <table:table-cell office:value-type="float" office:value="3.070146" calcext:value-type="float">
            <text:p>3.070146</text:p>
          </table:table-cell>
          <table:table-cell office:value-type="float" office:value="6.095197" calcext:value-type="float">
            <text:p>6.095197</text:p>
          </table:table-cell>
          <table:table-cell office:value-type="float" office:value="9.138362" calcext:value-type="float">
            <text:p>9.138362</text:p>
          </table:table-cell>
          <table:table-cell office:value-type="float" office:value="10.03478" calcext:value-type="float">
            <text:p>10.03478</text:p>
          </table:table-cell>
          <table:table-cell office:value-type="float" office:value="10.75344" calcext:value-type="float">
            <text:p>10.75344</text:p>
          </table:table-cell>
          <table:table-cell office:value-type="float" office:value="11.41893" calcext:value-type="float">
            <text:p>11.41893</text:p>
          </table:table-cell>
          <table:table-cell office:value-type="float" office:value="12.31147" calcext:value-type="float">
            <text:p>12.31147</text:p>
          </table:table-cell>
          <table:table-cell office:value-type="float" office:value="12.57664" calcext:value-type="float">
            <text:p>12.57664</text:p>
          </table:table-cell>
          <table:table-cell office:value-type="float" office:value="0" calcext:value-type="float">
            <text:p>0</text:p>
          </table:table-cell>
          <table:table-cell office:value-type="float" office:value="0.7029012" calcext:value-type="float">
            <text:p>0.70290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072006" calcext:value-type="float">
            <text:p>5072006</text:p>
          </table:table-cell>
          <table:table-cell office:value-type="float" office:value="0.6574057" calcext:value-type="float">
            <text:p>0.6574057</text:p>
          </table:table-cell>
          <table:table-cell office:value-type="float" office:value="133.8763" calcext:value-type="float">
            <text:p>133.8763</text:p>
          </table:table-cell>
          <table:table-cell office:value-type="float" office:value="0" calcext:value-type="float">
            <text:p>0</text:p>
          </table:table-cell>
          <table:table-cell office:value-type="float" office:value="-2.428195" calcext:value-type="float">
            <text:p>-2.428195</text:p>
          </table:table-cell>
          <table:table-cell office:value-type="float" office:value="42.41296" calcext:value-type="float">
            <text:p>42.41296</text:p>
          </table:table-cell>
          <table:table-cell office:value-type="float" office:value="0.07012862" calcext:value-type="float">
            <text:p>0.07012862</text:p>
          </table:table-cell>
          <table:table-cell office:value-type="float" office:value="0.0003634837" calcext:value-type="float">
            <text:p>0.0003634837</text:p>
          </table:table-cell>
          <table:table-cell office:value-type="float" office:value="0.103013" calcext:value-type="float">
            <text:p>0.103013</text:p>
          </table:table-cell>
          <table:table-cell office:value-type="float" office:value="0.01525191" calcext:value-type="float">
            <text:p>0.01525191</text:p>
          </table:table-cell>
          <table:table-cell office:value-type="float" office:value="1166.553" calcext:value-type="float">
            <text:p>1166.553</text:p>
          </table:table-cell>
          <table:table-cell office:value-type="float" office:value="0.7817743" calcext:value-type="float">
            <text:p>0.7817743</text:p>
          </table:table-cell>
          <table:table-cell office:value-type="float" office:value="0" calcext:value-type="float">
            <text:p>0</text:p>
          </table:table-cell>
          <table:table-cell office:value-type="float" office:value="0.09506548" calcext:value-type="float">
            <text:p>0.09506548</text:p>
          </table:table-cell>
          <table:table-cell office:value-type="float" office:value="0.02691151" calcext:value-type="float">
            <text:p>0.02691151</text:p>
          </table:table-cell>
          <table:table-cell office:value-type="float" office:value="0.01883529" calcext:value-type="float">
            <text:p>0.01883529</text:p>
          </table:table-cell>
          <table:table-cell office:value-type="float" office:value="0.009041577" calcext:value-type="float">
            <text:p>0.009041577</text:p>
          </table:table-cell>
          <table:table-cell office:value-type="float" office:value="0.008133193" calcext:value-type="float">
            <text:p>0.008133193</text:p>
          </table:table-cell>
          <table:table-cell office:value-type="float" office:value="0.005057071" calcext:value-type="float">
            <text:p>0.005057071</text:p>
          </table:table-cell>
          <table:table-cell office:value-type="float" office:value="0.004817095" calcext:value-type="float">
            <text:p>0.004817095</text:p>
          </table:table-cell>
          <table:table-cell office:value-type="float" office:value="0.01402097" calcext:value-type="float">
            <text:p>0.01402097</text:p>
          </table:table-cell>
          <table:table-cell office:value-type="float" office:value="0.0552252" calcext:value-type="float">
            <text:p>0.0552252</text:p>
          </table:table-cell>
          <table:table-cell office:value-type="float" office:value="0.0933945" calcext:value-type="float">
            <text:p>0.0933945</text:p>
          </table:table-cell>
          <table:table-cell office:value-type="float" office:value="0.07099774" calcext:value-type="float">
            <text:p>0.07099774</text:p>
          </table:table-cell>
          <table:table-cell office:value-type="float" office:value="0.1537169" calcext:value-type="float">
            <text:p>0.1537169</text:p>
          </table:table-cell>
          <table:table-cell office:value-type="float" office:value="0.1915144" calcext:value-type="float">
            <text:p>0.1915144</text:p>
          </table:table-cell>
          <table:table-cell office:value-type="float" office:value="0.194597" calcext:value-type="float">
            <text:p>0.194597</text:p>
          </table:table-cell>
          <table:table-cell office:value-type="float" office:value="0" calcext:value-type="float">
            <text:p>0</text:p>
          </table:table-cell>
          <table:table-cell office:value-type="float" office:value="46.30738" calcext:value-type="float">
            <text:p>46.30738</text:p>
          </table:table-cell>
          <table:table-cell office:value-type="float" office:value="36.43348" calcext:value-type="float">
            <text:p>36.43348</text:p>
          </table:table-cell>
          <table:table-cell office:value-type="float" office:value="29.65287" calcext:value-type="float">
            <text:p>29.65287</text:p>
          </table:table-cell>
          <table:table-cell office:value-type="float" office:value="10.30585" calcext:value-type="float">
            <text:p>10.30585</text:p>
          </table:table-cell>
          <table:table-cell office:value-type="float" office:value="8.418724" calcext:value-type="float">
            <text:p>8.418724</text:p>
          </table:table-cell>
          <table:table-cell office:value-type="float" office:value="3.32069" calcext:value-type="float">
            <text:p>3.32069</text:p>
          </table:table-cell>
          <table:table-cell office:value-type="float" office:value="3.067265" calcext:value-type="float">
            <text:p>3.067265</text:p>
          </table:table-cell>
          <table:table-cell office:value-type="float" office:value="6.084205" calcext:value-type="float">
            <text:p>6.084205</text:p>
          </table:table-cell>
          <table:table-cell office:value-type="float" office:value="9.123384" calcext:value-type="float">
            <text:p>9.123384</text:p>
          </table:table-cell>
          <table:table-cell office:value-type="float" office:value="10.02067" calcext:value-type="float">
            <text:p>10.02067</text:p>
          </table:table-cell>
          <table:table-cell office:value-type="float" office:value="10.73218" calcext:value-type="float">
            <text:p>10.73218</text:p>
          </table:table-cell>
          <table:table-cell office:value-type="float" office:value="11.41511" calcext:value-type="float">
            <text:p>11.41511</text:p>
          </table:table-cell>
          <table:table-cell office:value-type="float" office:value="12.3131" calcext:value-type="float">
            <text:p>12.3131</text:p>
          </table:table-cell>
          <table:table-cell office:value-type="float" office:value="12.57807" calcext:value-type="float">
            <text:p>12.57807</text:p>
          </table:table-cell>
          <table:table-cell office:value-type="float" office:value="0" calcext:value-type="float">
            <text:p>0</text:p>
          </table:table-cell>
          <table:table-cell office:value-type="float" office:value="0.5754973" calcext:value-type="float">
            <text:p>0.57549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072006" calcext:value-type="float">
            <text:p>6072006</text:p>
          </table:table-cell>
          <table:table-cell office:value-type="float" office:value="0.6578794" calcext:value-type="float">
            <text:p>0.6578794</text:p>
          </table:table-cell>
          <table:table-cell office:value-type="float" office:value="133.8721" calcext:value-type="float">
            <text:p>133.8721</text:p>
          </table:table-cell>
          <table:table-cell office:value-type="float" office:value="0" calcext:value-type="float">
            <text:p>0</text:p>
          </table:table-cell>
          <table:table-cell office:value-type="float" office:value="-2.493741" calcext:value-type="float">
            <text:p>-2.493741</text:p>
          </table:table-cell>
          <table:table-cell office:value-type="float" office:value="42.37664" calcext:value-type="float">
            <text:p>42.37664</text:p>
          </table:table-cell>
          <table:table-cell office:value-type="float" office:value="0.07012862" calcext:value-type="float">
            <text:p>0.07012862</text:p>
          </table:table-cell>
          <table:table-cell office:value-type="float" office:value="0.0003634837" calcext:value-type="float">
            <text:p>0.0003634837</text:p>
          </table:table-cell>
          <table:table-cell office:value-type="float" office:value="0.103013" calcext:value-type="float">
            <text:p>0.103013</text:p>
          </table:table-cell>
          <table:table-cell office:value-type="float" office:value="0.01524864" calcext:value-type="float">
            <text:p>0.01524864</text:p>
          </table:table-cell>
          <table:table-cell office:value-type="float" office:value="1166.528" calcext:value-type="float">
            <text:p>1166.528</text:p>
          </table:table-cell>
          <table:table-cell office:value-type="float" office:value="0.7800253" calcext:value-type="float">
            <text:p>0.7800253</text:p>
          </table:table-cell>
          <table:table-cell office:value-type="float" office:value="0" calcext:value-type="float">
            <text:p>0</text:p>
          </table:table-cell>
          <table:table-cell office:value-type="float" office:value="0.1015907" calcext:value-type="float">
            <text:p>0.1015907</text:p>
          </table:table-cell>
          <table:table-cell office:value-type="float" office:value="0.02972089" calcext:value-type="float">
            <text:p>0.02972089</text:p>
          </table:table-cell>
          <table:table-cell office:value-type="float" office:value="0.01895836" calcext:value-type="float">
            <text:p>0.01895836</text:p>
          </table:table-cell>
          <table:table-cell office:value-type="float" office:value="0.00908611" calcext:value-type="float">
            <text:p>0.00908611</text:p>
          </table:table-cell>
          <table:table-cell office:value-type="float" office:value="0.008147075" calcext:value-type="float">
            <text:p>0.008147075</text:p>
          </table:table-cell>
          <table:table-cell office:value-type="float" office:value="0.005035065" calcext:value-type="float">
            <text:p>0.005035065</text:p>
          </table:table-cell>
          <table:table-cell office:value-type="float" office:value="0.004799872" calcext:value-type="float">
            <text:p>0.004799872</text:p>
          </table:table-cell>
          <table:table-cell office:value-type="float" office:value="0.01386479" calcext:value-type="float">
            <text:p>0.01386479</text:p>
          </table:table-cell>
          <table:table-cell office:value-type="float" office:value="0.0539343" calcext:value-type="float">
            <text:p>0.0539343</text:p>
          </table:table-cell>
          <table:table-cell office:value-type="float" office:value="0.09170471" calcext:value-type="float">
            <text:p>0.09170471</text:p>
          </table:table-cell>
          <table:table-cell office:value-type="float" office:value="0.07133897" calcext:value-type="float">
            <text:p>0.07133897</text:p>
          </table:table-cell>
          <table:table-cell office:value-type="float" office:value="0.149179" calcext:value-type="float">
            <text:p>0.149179</text:p>
          </table:table-cell>
          <table:table-cell office:value-type="float" office:value="0.191529" calcext:value-type="float">
            <text:p>0.191529</text:p>
          </table:table-cell>
          <table:table-cell office:value-type="float" office:value="0.194612" calcext:value-type="float">
            <text:p>0.194612</text:p>
          </table:table-cell>
          <table:table-cell office:value-type="float" office:value="0" calcext:value-type="float">
            <text:p>0</text:p>
          </table:table-cell>
          <table:table-cell office:value-type="float" office:value="46.27668" calcext:value-type="float">
            <text:p>46.27668</text:p>
          </table:table-cell>
          <table:table-cell office:value-type="float" office:value="36.37123" calcext:value-type="float">
            <text:p>36.37123</text:p>
          </table:table-cell>
          <table:table-cell office:value-type="float" office:value="29.60289" calcext:value-type="float">
            <text:p>29.60289</text:p>
          </table:table-cell>
          <table:table-cell office:value-type="float" office:value="10.28953" calcext:value-type="float">
            <text:p>10.28953</text:p>
          </table:table-cell>
          <table:table-cell office:value-type="float" office:value="8.405599" calcext:value-type="float">
            <text:p>8.405599</text:p>
          </table:table-cell>
          <table:table-cell office:value-type="float" office:value="3.317432" calcext:value-type="float">
            <text:p>3.317432</text:p>
          </table:table-cell>
          <table:table-cell office:value-type="float" office:value="3.064384" calcext:value-type="float">
            <text:p>3.064384</text:p>
          </table:table-cell>
          <table:table-cell office:value-type="float" office:value="6.073359" calcext:value-type="float">
            <text:p>6.073359</text:p>
          </table:table-cell>
          <table:table-cell office:value-type="float" office:value="9.108284" calcext:value-type="float">
            <text:p>9.108284</text:p>
          </table:table-cell>
          <table:table-cell office:value-type="float" office:value="10.0062" calcext:value-type="float">
            <text:p>10.0062</text:p>
          </table:table-cell>
          <table:table-cell office:value-type="float" office:value="10.71097" calcext:value-type="float">
            <text:p>10.71097</text:p>
          </table:table-cell>
          <table:table-cell office:value-type="float" office:value="11.4103" calcext:value-type="float">
            <text:p>11.4103</text:p>
          </table:table-cell>
          <table:table-cell office:value-type="float" office:value="12.31472" calcext:value-type="float">
            <text:p>12.31472</text:p>
          </table:table-cell>
          <table:table-cell office:value-type="float" office:value="12.57948" calcext:value-type="float">
            <text:p>12.57948</text:p>
          </table:table-cell>
          <table:table-cell office:value-type="float" office:value="0" calcext:value-type="float">
            <text:p>0</text:p>
          </table:table-cell>
          <table:table-cell office:value-type="float" office:value="0.4994285" calcext:value-type="float">
            <text:p>0.49942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072006" calcext:value-type="float">
            <text:p>7072006</text:p>
          </table:table-cell>
          <table:table-cell office:value-type="float" office:value="0.6582833" calcext:value-type="float">
            <text:p>0.6582833</text:p>
          </table:table-cell>
          <table:table-cell office:value-type="float" office:value="133.8684" calcext:value-type="float">
            <text:p>133.8684</text:p>
          </table:table-cell>
          <table:table-cell office:value-type="float" office:value="0" calcext:value-type="float">
            <text:p>0</text:p>
          </table:table-cell>
          <table:table-cell office:value-type="float" office:value="-2.561535" calcext:value-type="float">
            <text:p>-2.561535</text:p>
          </table:table-cell>
          <table:table-cell office:value-type="float" office:value="42.33838" calcext:value-type="float">
            <text:p>42.33838</text:p>
          </table:table-cell>
          <table:table-cell office:value-type="float" office:value="0.07012862" calcext:value-type="float">
            <text:p>0.07012862</text:p>
          </table:table-cell>
          <table:table-cell office:value-type="float" office:value="0.0003634838" calcext:value-type="float">
            <text:p>0.0003634838</text:p>
          </table:table-cell>
          <table:table-cell office:value-type="float" office:value="0.103013" calcext:value-type="float">
            <text:p>0.103013</text:p>
          </table:table-cell>
          <table:table-cell office:value-type="float" office:value="0.01524864" calcext:value-type="float">
            <text:p>0.01524864</text:p>
          </table:table-cell>
          <table:table-cell office:value-type="float" office:value="1166.503" calcext:value-type="float">
            <text:p>1166.503</text:p>
          </table:table-cell>
          <table:table-cell office:value-type="float" office:value="0.7799277" calcext:value-type="float">
            <text:p>0.7799277</text:p>
          </table:table-cell>
          <table:table-cell office:value-type="float" office:value="0" calcext:value-type="float">
            <text:p>0</text:p>
          </table:table-cell>
          <table:table-cell office:value-type="float" office:value="0.05248794" calcext:value-type="float">
            <text:p>0.05248794</text:p>
          </table:table-cell>
          <table:table-cell office:value-type="float" office:value="0.02845347" calcext:value-type="float">
            <text:p>0.02845347</text:p>
          </table:table-cell>
          <table:table-cell office:value-type="float" office:value="0.01806932" calcext:value-type="float">
            <text:p>0.01806932</text:p>
          </table:table-cell>
          <table:table-cell office:value-type="float" office:value="0.008573549" calcext:value-type="float">
            <text:p>0.008573549</text:p>
          </table:table-cell>
          <table:table-cell office:value-type="float" office:value="0.007704899" calcext:value-type="float">
            <text:p>0.007704899</text:p>
          </table:table-cell>
          <table:table-cell office:value-type="float" office:value="0.004852271" calcext:value-type="float">
            <text:p>0.004852271</text:p>
          </table:table-cell>
          <table:table-cell office:value-type="float" office:value="0.004741059" calcext:value-type="float">
            <text:p>0.004741059</text:p>
          </table:table-cell>
          <table:table-cell office:value-type="float" office:value="0.01367181" calcext:value-type="float">
            <text:p>0.01367181</text:p>
          </table:table-cell>
          <table:table-cell office:value-type="float" office:value="0.05246826" calcext:value-type="float">
            <text:p>0.05246826</text:p>
          </table:table-cell>
          <table:table-cell office:value-type="float" office:value="0.08938839" calcext:value-type="float">
            <text:p>0.08938839</text:p>
          </table:table-cell>
          <table:table-cell office:value-type="float" office:value="0.07270127" calcext:value-type="float">
            <text:p>0.07270127</text:p>
          </table:table-cell>
          <table:table-cell office:value-type="float" office:value="0.1437423" calcext:value-type="float">
            <text:p>0.1437423</text:p>
          </table:table-cell>
          <table:table-cell office:value-type="float" office:value="0.1915437" calcext:value-type="float">
            <text:p>0.1915437</text:p>
          </table:table-cell>
          <table:table-cell office:value-type="float" office:value="0.194627" calcext:value-type="float">
            <text:p>0.194627</text:p>
          </table:table-cell>
          <table:table-cell office:value-type="float" office:value="0" calcext:value-type="float">
            <text:p>0</text:p>
          </table:table-cell>
          <table:table-cell office:value-type="float" office:value="46.14111" calcext:value-type="float">
            <text:p>46.14111</text:p>
          </table:table-cell>
          <table:table-cell office:value-type="float" office:value="36.30407" calcext:value-type="float">
            <text:p>36.30407</text:p>
          </table:table-cell>
          <table:table-cell office:value-type="float" office:value="29.55257" calcext:value-type="float">
            <text:p>29.55257</text:p>
          </table:table-cell>
          <table:table-cell office:value-type="float" office:value="10.2731" calcext:value-type="float">
            <text:p>10.2731</text:p>
          </table:table-cell>
          <table:table-cell office:value-type="float" office:value="8.392375" calcext:value-type="float">
            <text:p>8.392375</text:p>
          </table:table-cell>
          <table:table-cell office:value-type="float" office:value="3.314158" calcext:value-type="float">
            <text:p>3.314158</text:p>
          </table:table-cell>
          <table:table-cell office:value-type="float" office:value="3.061495" calcext:value-type="float">
            <text:p>3.061495</text:p>
          </table:table-cell>
          <table:table-cell office:value-type="float" office:value="6.062652" calcext:value-type="float">
            <text:p>6.062652</text:p>
          </table:table-cell>
          <table:table-cell office:value-type="float" office:value="9.093096" calcext:value-type="float">
            <text:p>9.093096</text:p>
          </table:table-cell>
          <table:table-cell office:value-type="float" office:value="9.991472" calcext:value-type="float">
            <text:p>9.991472</text:p>
          </table:table-cell>
          <table:table-cell office:value-type="float" office:value="10.69017" calcext:value-type="float">
            <text:p>10.69017</text:p>
          </table:table-cell>
          <table:table-cell office:value-type="float" office:value="11.40433" calcext:value-type="float">
            <text:p>11.40433</text:p>
          </table:table-cell>
          <table:table-cell office:value-type="float" office:value="12.31635" calcext:value-type="float">
            <text:p>12.31635</text:p>
          </table:table-cell>
          <table:table-cell office:value-type="float" office:value="12.58089" calcext:value-type="float">
            <text:p>12.58089</text:p>
          </table:table-cell>
          <table:table-cell office:value-type="float" office:value="0" calcext:value-type="float">
            <text:p>0</text:p>
          </table:table-cell>
          <table:table-cell office:value-type="float" office:value="0.4252753" calcext:value-type="float">
            <text:p>0.42527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072006" calcext:value-type="float">
            <text:p>8072006</text:p>
          </table:table-cell>
          <table:table-cell office:value-type="float" office:value="0.6587331" calcext:value-type="float">
            <text:p>0.6587331</text:p>
          </table:table-cell>
          <table:table-cell office:value-type="float" office:value="133.8647" calcext:value-type="float">
            <text:p>133.8647</text:p>
          </table:table-cell>
          <table:table-cell office:value-type="float" office:value="0" calcext:value-type="float">
            <text:p>0</text:p>
          </table:table-cell>
          <table:table-cell office:value-type="float" office:value="-2.6292" calcext:value-type="float">
            <text:p>-2.6292</text:p>
          </table:table-cell>
          <table:table-cell office:value-type="float" office:value="42.30009" calcext:value-type="float">
            <text:p>42.30009</text:p>
          </table:table-cell>
          <table:table-cell office:value-type="float" office:value="0.07012862" calcext:value-type="float">
            <text:p>0.07012862</text:p>
          </table:table-cell>
          <table:table-cell office:value-type="float" office:value="0.0003634838" calcext:value-type="float">
            <text:p>0.0003634838</text:p>
          </table:table-cell>
          <table:table-cell office:value-type="float" office:value="0.103013" calcext:value-type="float">
            <text:p>0.103013</text:p>
          </table:table-cell>
          <table:table-cell office:value-type="float" office:value="0.01524864" calcext:value-type="float">
            <text:p>0.01524864</text:p>
          </table:table-cell>
          <table:table-cell office:value-type="float" office:value="1166.478" calcext:value-type="float">
            <text:p>1166.478</text:p>
          </table:table-cell>
          <table:table-cell office:value-type="float" office:value="0.7792494" calcext:value-type="float">
            <text:p>0.7792494</text:p>
          </table:table-cell>
          <table:table-cell office:value-type="float" office:value="0" calcext:value-type="float">
            <text:p>0</text:p>
          </table:table-cell>
          <table:table-cell office:value-type="float" office:value="0.07457595" calcext:value-type="float">
            <text:p>0.07457595</text:p>
          </table:table-cell>
          <table:table-cell office:value-type="float" office:value="0.02534858" calcext:value-type="float">
            <text:p>0.02534858</text:p>
          </table:table-cell>
          <table:table-cell office:value-type="float" office:value="0.01836007" calcext:value-type="float">
            <text:p>0.01836007</text:p>
          </table:table-cell>
          <table:table-cell office:value-type="float" office:value="0.008643741" calcext:value-type="float">
            <text:p>0.008643741</text:p>
          </table:table-cell>
          <table:table-cell office:value-type="float" office:value="0.007712356" calcext:value-type="float">
            <text:p>0.007712356</text:p>
          </table:table-cell>
          <table:table-cell office:value-type="float" office:value="0.004806818" calcext:value-type="float">
            <text:p>0.004806818</text:p>
          </table:table-cell>
          <table:table-cell office:value-type="float" office:value="0.004712133" calcext:value-type="float">
            <text:p>0.004712133</text:p>
          </table:table-cell>
          <table:table-cell office:value-type="float" office:value="0.01353879" calcext:value-type="float">
            <text:p>0.01353879</text:p>
          </table:table-cell>
          <table:table-cell office:value-type="float" office:value="0.05118579" calcext:value-type="float">
            <text:p>0.05118579</text:p>
          </table:table-cell>
          <table:table-cell office:value-type="float" office:value="0.08741494" calcext:value-type="float">
            <text:p>0.08741494</text:p>
          </table:table-cell>
          <table:table-cell office:value-type="float" office:value="0.0761309" calcext:value-type="float">
            <text:p>0.0761309</text:p>
          </table:table-cell>
          <table:table-cell office:value-type="float" office:value="0.1374052" calcext:value-type="float">
            <text:p>0.1374052</text:p>
          </table:table-cell>
          <table:table-cell office:value-type="float" office:value="0.1915594" calcext:value-type="float">
            <text:p>0.1915594</text:p>
          </table:table-cell>
          <table:table-cell office:value-type="float" office:value="0.194642" calcext:value-type="float">
            <text:p>0.194642</text:p>
          </table:table-cell>
          <table:table-cell office:value-type="float" office:value="0" calcext:value-type="float">
            <text:p>0</text:p>
          </table:table-cell>
          <table:table-cell office:value-type="float" office:value="46.07685" calcext:value-type="float">
            <text:p>46.07685</text:p>
          </table:table-cell>
          <table:table-cell office:value-type="float" office:value="36.24046" calcext:value-type="float">
            <text:p>36.24046</text:p>
          </table:table-cell>
          <table:table-cell office:value-type="float" office:value="29.50215" calcext:value-type="float">
            <text:p>29.50215</text:p>
          </table:table-cell>
          <table:table-cell office:value-type="float" office:value="10.2566" calcext:value-type="float">
            <text:p>10.2566</text:p>
          </table:table-cell>
          <table:table-cell office:value-type="float" office:value="8.379118" calcext:value-type="float">
            <text:p>8.379118</text:p>
          </table:table-cell>
          <table:table-cell office:value-type="float" office:value="3.310861" calcext:value-type="float">
            <text:p>3.310861</text:p>
          </table:table-cell>
          <table:table-cell office:value-type="float" office:value="3.058595" calcext:value-type="float">
            <text:p>3.058595</text:p>
          </table:table-cell>
          <table:table-cell office:value-type="float" office:value="6.052062" calcext:value-type="float">
            <text:p>6.052062</text:p>
          </table:table-cell>
          <table:table-cell office:value-type="float" office:value="9.077744" calcext:value-type="float">
            <text:p>9.077744</text:p>
          </table:table-cell>
          <table:table-cell office:value-type="float" office:value="9.976255" calcext:value-type="float">
            <text:p>9.976255</text:p>
          </table:table-cell>
          <table:table-cell office:value-type="float" office:value="10.67001" calcext:value-type="float">
            <text:p>10.67001</text:p>
          </table:table-cell>
          <table:table-cell office:value-type="float" office:value="11.39694" calcext:value-type="float">
            <text:p>11.39694</text:p>
          </table:table-cell>
          <table:table-cell office:value-type="float" office:value="12.31798" calcext:value-type="float">
            <text:p>12.31798</text:p>
          </table:table-cell>
          <table:table-cell office:value-type="float" office:value="12.58231" calcext:value-type="float">
            <text:p>12.58231</text:p>
          </table:table-cell>
          <table:table-cell office:value-type="float" office:value="0" calcext:value-type="float">
            <text:p>0</text:p>
          </table:table-cell>
          <table:table-cell office:value-type="float" office:value="0.3850133" calcext:value-type="float">
            <text:p>0.38501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072006" calcext:value-type="float">
            <text:p>9072006</text:p>
          </table:table-cell>
          <table:table-cell office:value-type="float" office:value="0.6590851" calcext:value-type="float">
            <text:p>0.6590851</text:p>
          </table:table-cell>
          <table:table-cell office:value-type="float" office:value="133.8604" calcext:value-type="float">
            <text:p>133.8604</text:p>
          </table:table-cell>
          <table:table-cell office:value-type="float" office:value="0" calcext:value-type="float">
            <text:p>0</text:p>
          </table:table-cell>
          <table:table-cell office:value-type="float" office:value="-2.696147" calcext:value-type="float">
            <text:p>-2.696147</text:p>
          </table:table-cell>
          <table:table-cell office:value-type="float" office:value="42.26205" calcext:value-type="float">
            <text:p>42.26205</text:p>
          </table:table-cell>
          <table:table-cell office:value-type="float" office:value="0.07012862" calcext:value-type="float">
            <text:p>0.07012862</text:p>
          </table:table-cell>
          <table:table-cell office:value-type="float" office:value="0.0003634839" calcext:value-type="float">
            <text:p>0.0003634839</text:p>
          </table:table-cell>
          <table:table-cell office:value-type="float" office:value="0.103013" calcext:value-type="float">
            <text:p>0.103013</text:p>
          </table:table-cell>
          <table:table-cell office:value-type="float" office:value="0.01524864" calcext:value-type="float">
            <text:p>0.01524864</text:p>
          </table:table-cell>
          <table:table-cell office:value-type="float" office:value="1166.452" calcext:value-type="float">
            <text:p>1166.452</text:p>
          </table:table-cell>
          <table:table-cell office:value-type="float" office:value="0.7772292" calcext:value-type="float">
            <text:p>0.7772292</text:p>
          </table:table-cell>
          <table:table-cell office:value-type="float" office:value="0" calcext:value-type="float">
            <text:p>0</text:p>
          </table:table-cell>
          <table:table-cell office:value-type="float" office:value="0.08526626" calcext:value-type="float">
            <text:p>0.08526626</text:p>
          </table:table-cell>
          <table:table-cell office:value-type="float" office:value="0.03013646" calcext:value-type="float">
            <text:p>0.03013646</text:p>
          </table:table-cell>
          <table:table-cell office:value-type="float" office:value="0.01945108" calcext:value-type="float">
            <text:p>0.01945108</text:p>
          </table:table-cell>
          <table:table-cell office:value-type="float" office:value="0.009261778" calcext:value-type="float">
            <text:p>0.009261778</text:p>
          </table:table-cell>
          <table:table-cell office:value-type="float" office:value="0.00823092" calcext:value-type="float">
            <text:p>0.00823092</text:p>
          </table:table-cell>
          <table:table-cell office:value-type="float" office:value="0.005002177" calcext:value-type="float">
            <text:p>0.005002177</text:p>
          </table:table-cell>
          <table:table-cell office:value-type="float" office:value="0.004766608" calcext:value-type="float">
            <text:p>0.004766608</text:p>
          </table:table-cell>
          <table:table-cell office:value-type="float" office:value="0.01339762" calcext:value-type="float">
            <text:p>0.01339762</text:p>
          </table:table-cell>
          <table:table-cell office:value-type="float" office:value="0.05099995" calcext:value-type="float">
            <text:p>0.05099995</text:p>
          </table:table-cell>
          <table:table-cell office:value-type="float" office:value="0.08875723" calcext:value-type="float">
            <text:p>0.08875723</text:p>
          </table:table-cell>
          <table:table-cell office:value-type="float" office:value="0.08365026" calcext:value-type="float">
            <text:p>0.08365026</text:p>
          </table:table-cell>
          <table:table-cell office:value-type="float" office:value="0.1316315" calcext:value-type="float">
            <text:p>0.1316315</text:p>
          </table:table-cell>
          <table:table-cell office:value-type="float" office:value="0.1915757" calcext:value-type="float">
            <text:p>0.1915757</text:p>
          </table:table-cell>
          <table:table-cell office:value-type="float" office:value="0.194657" calcext:value-type="float">
            <text:p>0.194657</text:p>
          </table:table-cell>
          <table:table-cell office:value-type="float" office:value="0" calcext:value-type="float">
            <text:p>0</text:p>
          </table:table-cell>
          <table:table-cell office:value-type="float" office:value="46.04449" calcext:value-type="float">
            <text:p>46.04449</text:p>
          </table:table-cell>
          <table:table-cell office:value-type="float" office:value="36.17867" calcext:value-type="float">
            <text:p>36.17867</text:p>
          </table:table-cell>
          <table:table-cell office:value-type="float" office:value="29.4524" calcext:value-type="float">
            <text:p>29.4524</text:p>
          </table:table-cell>
          <table:table-cell office:value-type="float" office:value="10.24036" calcext:value-type="float">
            <text:p>10.24036</text:p>
          </table:table-cell>
          <table:table-cell office:value-type="float" office:value="8.366015" calcext:value-type="float">
            <text:p>8.366015</text:p>
          </table:table-cell>
          <table:table-cell office:value-type="float" office:value="3.307586" calcext:value-type="float">
            <text:p>3.307586</text:p>
          </table:table-cell>
          <table:table-cell office:value-type="float" office:value="3.055708" calcext:value-type="float">
            <text:p>3.055708</text:p>
          </table:table-cell>
          <table:table-cell office:value-type="float" office:value="6.041624" calcext:value-type="float">
            <text:p>6.041624</text:p>
          </table:table-cell>
          <table:table-cell office:value-type="float" office:value="9.062415" calcext:value-type="float">
            <text:p>9.062415</text:p>
          </table:table-cell>
          <table:table-cell office:value-type="float" office:value="9.961061" calcext:value-type="float">
            <text:p>9.961061</text:p>
          </table:table-cell>
          <table:table-cell office:value-type="float" office:value="10.65127" calcext:value-type="float">
            <text:p>10.65127</text:p>
          </table:table-cell>
          <table:table-cell office:value-type="float" office:value="11.38811" calcext:value-type="float">
            <text:p>11.38811</text:p>
          </table:table-cell>
          <table:table-cell office:value-type="float" office:value="12.31961" calcext:value-type="float">
            <text:p>12.31961</text:p>
          </table:table-cell>
          <table:table-cell office:value-type="float" office:value="12.58372" calcext:value-type="float">
            <text:p>12.58372</text:p>
          </table:table-cell>
          <table:table-cell office:value-type="float" office:value="0" calcext:value-type="float">
            <text:p>0</text:p>
          </table:table-cell>
          <table:table-cell office:value-type="float" office:value="0.3823318" calcext:value-type="float">
            <text:p>0.38233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72006" calcext:value-type="float">
            <text:p>10072006</text:p>
          </table:table-cell>
          <table:table-cell office:value-type="float" office:value="0.6595188" calcext:value-type="float">
            <text:p>0.6595188</text:p>
          </table:table-cell>
          <table:table-cell office:value-type="float" office:value="133.8567" calcext:value-type="float">
            <text:p>133.8567</text:p>
          </table:table-cell>
          <table:table-cell office:value-type="float" office:value="0" calcext:value-type="float">
            <text:p>0</text:p>
          </table:table-cell>
          <table:table-cell office:value-type="float" office:value="-2.764493" calcext:value-type="float">
            <text:p>-2.764493</text:p>
          </table:table-cell>
          <table:table-cell office:value-type="float" office:value="42.22254" calcext:value-type="float">
            <text:p>42.22254</text:p>
          </table:table-cell>
          <table:table-cell office:value-type="float" office:value="0.07012862" calcext:value-type="float">
            <text:p>0.07012862</text:p>
          </table:table-cell>
          <table:table-cell office:value-type="float" office:value="0.0003634839" calcext:value-type="float">
            <text:p>0.0003634839</text:p>
          </table:table-cell>
          <table:table-cell office:value-type="float" office:value="0.103013" calcext:value-type="float">
            <text:p>0.103013</text:p>
          </table:table-cell>
          <table:table-cell office:value-type="float" office:value="0.01524864" calcext:value-type="float">
            <text:p>0.01524864</text:p>
          </table:table-cell>
          <table:table-cell office:value-type="float" office:value="1166.426" calcext:value-type="float">
            <text:p>1166.426</text:p>
          </table:table-cell>
          <table:table-cell office:value-type="float" office:value="0.7776151" calcext:value-type="float">
            <text:p>0.7776151</text:p>
          </table:table-cell>
          <table:table-cell office:value-type="float" office:value="0" calcext:value-type="float">
            <text:p>0</text:p>
          </table:table-cell>
          <table:table-cell office:value-type="float" office:value="0.03868699" calcext:value-type="float">
            <text:p>0.03868699</text:p>
          </table:table-cell>
          <table:table-cell office:value-type="float" office:value="0.02465879" calcext:value-type="float">
            <text:p>0.02465879</text:p>
          </table:table-cell>
          <table:table-cell office:value-type="float" office:value="0.01755872" calcext:value-type="float">
            <text:p>0.01755872</text:p>
          </table:table-cell>
          <table:table-cell office:value-type="float" office:value="0.008283013" calcext:value-type="float">
            <text:p>0.008283013</text:p>
          </table:table-cell>
          <table:table-cell office:value-type="float" office:value="0.007458344" calcext:value-type="float">
            <text:p>0.007458344</text:p>
          </table:table-cell>
          <table:table-cell office:value-type="float" office:value="0.004753884" calcext:value-type="float">
            <text:p>0.004753884</text:p>
          </table:table-cell>
          <table:table-cell office:value-type="float" office:value="0.004703493" calcext:value-type="float">
            <text:p>0.004703493</text:p>
          </table:table-cell>
          <table:table-cell office:value-type="float" office:value="0.01312446" calcext:value-type="float">
            <text:p>0.01312446</text:p>
          </table:table-cell>
          <table:table-cell office:value-type="float" office:value="0.04981115" calcext:value-type="float">
            <text:p>0.04981115</text:p>
          </table:table-cell>
          <table:table-cell office:value-type="float" office:value="0.08722702" calcext:value-type="float">
            <text:p>0.08722702</text:p>
          </table:table-cell>
          <table:table-cell office:value-type="float" office:value="0.09356668" calcext:value-type="float">
            <text:p>0.09356668</text:p>
          </table:table-cell>
          <table:table-cell office:value-type="float" office:value="0.1258367" calcext:value-type="float">
            <text:p>0.1258367</text:p>
          </table:table-cell>
          <table:table-cell office:value-type="float" office:value="0.1915901" calcext:value-type="float">
            <text:p>0.1915901</text:p>
          </table:table-cell>
          <table:table-cell office:value-type="float" office:value="0.1946721" calcext:value-type="float">
            <text:p>0.1946721</text:p>
          </table:table-cell>
          <table:table-cell office:value-type="float" office:value="0" calcext:value-type="float">
            <text:p>0</text:p>
          </table:table-cell>
          <table:table-cell office:value-type="float" office:value="45.9039" calcext:value-type="float">
            <text:p>45.9039</text:p>
          </table:table-cell>
          <table:table-cell office:value-type="float" office:value="36.09739" calcext:value-type="float">
            <text:p>36.09739</text:p>
          </table:table-cell>
          <table:table-cell office:value-type="float" office:value="29.40196" calcext:value-type="float">
            <text:p>29.40196</text:p>
          </table:table-cell>
          <table:table-cell office:value-type="float" office:value="10.22394" calcext:value-type="float">
            <text:p>10.22394</text:p>
          </table:table-cell>
          <table:table-cell office:value-type="float" office:value="8.352835" calcext:value-type="float">
            <text:p>8.352835</text:p>
          </table:table-cell>
          <table:table-cell office:value-type="float" office:value="3.30431" calcext:value-type="float">
            <text:p>3.30431</text:p>
          </table:table-cell>
          <table:table-cell office:value-type="float" office:value="3.052816" calcext:value-type="float">
            <text:p>3.052816</text:p>
          </table:table-cell>
          <table:table-cell office:value-type="float" office:value="6.031292" calcext:value-type="float">
            <text:p>6.031292</text:p>
          </table:table-cell>
          <table:table-cell office:value-type="float" office:value="9.047174" calcext:value-type="float">
            <text:p>9.047174</text:p>
          </table:table-cell>
          <table:table-cell office:value-type="float" office:value="9.946233" calcext:value-type="float">
            <text:p>9.946233</text:p>
          </table:table-cell>
          <table:table-cell office:value-type="float" office:value="10.6348" calcext:value-type="float">
            <text:p>10.6348</text:p>
          </table:table-cell>
          <table:table-cell office:value-type="float" office:value="11.37804" calcext:value-type="float">
            <text:p>11.37804</text:p>
          </table:table-cell>
          <table:table-cell office:value-type="float" office:value="12.32118" calcext:value-type="float">
            <text:p>12.32118</text:p>
          </table:table-cell>
          <table:table-cell office:value-type="float" office:value="12.58513" calcext:value-type="float">
            <text:p>12.58513</text:p>
          </table:table-cell>
          <table:table-cell office:value-type="float" office:value="0" calcext:value-type="float">
            <text:p>0</text:p>
          </table:table-cell>
          <table:table-cell office:value-type="float" office:value="0.3424416" calcext:value-type="float">
            <text:p>0.34244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072006" calcext:value-type="float">
            <text:p>11072006</text:p>
          </table:table-cell>
          <table:table-cell office:value-type="float" office:value="0.6600773" calcext:value-type="float">
            <text:p>0.6600773</text:p>
          </table:table-cell>
          <table:table-cell office:value-type="float" office:value="133.8532" calcext:value-type="float">
            <text:p>133.8532</text:p>
          </table:table-cell>
          <table:table-cell office:value-type="float" office:value="0" calcext:value-type="float">
            <text:p>0</text:p>
          </table:table-cell>
          <table:table-cell office:value-type="float" office:value="-2.833157" calcext:value-type="float">
            <text:p>-2.833157</text:p>
          </table:table-cell>
          <table:table-cell office:value-type="float" office:value="42.18345" calcext:value-type="float">
            <text:p>42.18345</text:p>
          </table:table-cell>
          <table:table-cell office:value-type="float" office:value="0.07012862" calcext:value-type="float">
            <text:p>0.07012862</text:p>
          </table:table-cell>
          <table:table-cell office:value-type="float" office:value="0.0003634839" calcext:value-type="float">
            <text:p>0.0003634839</text:p>
          </table:table-cell>
          <table:table-cell office:value-type="float" office:value="0.103013" calcext:value-type="float">
            <text:p>0.103013</text:p>
          </table:table-cell>
          <table:table-cell office:value-type="float" office:value="0.01524864" calcext:value-type="float">
            <text:p>0.01524864</text:p>
          </table:table-cell>
          <table:table-cell office:value-type="float" office:value="1166.401" calcext:value-type="float">
            <text:p>1166.401</text:p>
          </table:table-cell>
          <table:table-cell office:value-type="float" office:value="0.7772599" calcext:value-type="float">
            <text:p>0.7772599</text:p>
          </table:table-cell>
          <table:table-cell office:value-type="float" office:value="0" calcext:value-type="float">
            <text:p>0</text:p>
          </table:table-cell>
          <table:table-cell office:value-type="float" office:value="0.06281251" calcext:value-type="float">
            <text:p>0.06281251</text:p>
          </table:table-cell>
          <table:table-cell office:value-type="float" office:value="0.02422414" calcext:value-type="float">
            <text:p>0.02422414</text:p>
          </table:table-cell>
          <table:table-cell office:value-type="float" office:value="0.01797888" calcext:value-type="float">
            <text:p>0.01797888</text:p>
          </table:table-cell>
          <table:table-cell office:value-type="float" office:value="0.008424146" calcext:value-type="float">
            <text:p>0.008424146</text:p>
          </table:table-cell>
          <table:table-cell office:value-type="float" office:value="0.007521512" calcext:value-type="float">
            <text:p>0.007521512</text:p>
          </table:table-cell>
          <table:table-cell office:value-type="float" office:value="0.004723079" calcext:value-type="float">
            <text:p>0.004723079</text:p>
          </table:table-cell>
          <table:table-cell office:value-type="float" office:value="0.004676643" calcext:value-type="float">
            <text:p>0.004676643</text:p>
          </table:table-cell>
          <table:table-cell office:value-type="float" office:value="0.01296106" calcext:value-type="float">
            <text:p>0.01296106</text:p>
          </table:table-cell>
          <table:table-cell office:value-type="float" office:value="0.04778685" calcext:value-type="float">
            <text:p>0.04778685</text:p>
          </table:table-cell>
          <table:table-cell office:value-type="float" office:value="0.07817303" calcext:value-type="float">
            <text:p>0.07817303</text:p>
          </table:table-cell>
          <table:table-cell office:value-type="float" office:value="0.1075753" calcext:value-type="float">
            <text:p>0.1075753</text:p>
          </table:table-cell>
          <table:table-cell office:value-type="float" office:value="0.1173825" calcext:value-type="float">
            <text:p>0.1173825</text:p>
          </table:table-cell>
          <table:table-cell office:value-type="float" office:value="0.1916031" calcext:value-type="float">
            <text:p>0.1916031</text:p>
          </table:table-cell>
          <table:table-cell office:value-type="float" office:value="0.194687" calcext:value-type="float">
            <text:p>0.194687</text:p>
          </table:table-cell>
          <table:table-cell office:value-type="float" office:value="0" calcext:value-type="float">
            <text:p>0</text:p>
          </table:table-cell>
          <table:table-cell office:value-type="float" office:value="45.83818" calcext:value-type="float">
            <text:p>45.83818</text:p>
          </table:table-cell>
          <table:table-cell office:value-type="float" office:value="36.02902" calcext:value-type="float">
            <text:p>36.02902</text:p>
          </table:table-cell>
          <table:table-cell office:value-type="float" office:value="29.35087" calcext:value-type="float">
            <text:p>29.35087</text:p>
          </table:table-cell>
          <table:table-cell office:value-type="float" office:value="10.2073" calcext:value-type="float">
            <text:p>10.2073</text:p>
          </table:table-cell>
          <table:table-cell office:value-type="float" office:value="8.339512" calcext:value-type="float">
            <text:p>8.339512</text:p>
          </table:table-cell>
          <table:table-cell office:value-type="float" office:value="3.300997" calcext:value-type="float">
            <text:p>3.300997</text:p>
          </table:table-cell>
          <table:table-cell office:value-type="float" office:value="3.049899" calcext:value-type="float">
            <text:p>3.049899</text:p>
          </table:table-cell>
          <table:table-cell office:value-type="float" office:value="6.021019" calcext:value-type="float">
            <text:p>6.021019</text:p>
          </table:table-cell>
          <table:table-cell office:value-type="float" office:value="9.031648" calcext:value-type="float">
            <text:p>9.031648</text:p>
          </table:table-cell>
          <table:table-cell office:value-type="float" office:value="9.930018" calcext:value-type="float">
            <text:p>9.930018</text:p>
          </table:table-cell>
          <table:table-cell office:value-type="float" office:value="10.62123" calcext:value-type="float">
            <text:p>10.62123</text:p>
          </table:table-cell>
          <table:table-cell office:value-type="float" office:value="11.36624" calcext:value-type="float">
            <text:p>11.36624</text:p>
          </table:table-cell>
          <table:table-cell office:value-type="float" office:value="12.32273" calcext:value-type="float">
            <text:p>12.32273</text:p>
          </table:table-cell>
          <table:table-cell office:value-type="float" office:value="12.58654" calcext:value-type="float">
            <text:p>12.58654</text:p>
          </table:table-cell>
          <table:table-cell office:value-type="float" office:value="0" calcext:value-type="float">
            <text:p>0</text:p>
          </table:table-cell>
          <table:table-cell office:value-type="float" office:value="0.3227685" calcext:value-type="float">
            <text:p>0.32276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072006" calcext:value-type="float">
            <text:p>12072006</text:p>
          </table:table-cell>
          <table:table-cell office:value-type="float" office:value="0.660597" calcext:value-type="float">
            <text:p>0.660597</text:p>
          </table:table-cell>
          <table:table-cell office:value-type="float" office:value="133.8491" calcext:value-type="float">
            <text:p>133.8491</text:p>
          </table:table-cell>
          <table:table-cell office:value-type="float" office:value="0" calcext:value-type="float">
            <text:p>0</text:p>
          </table:table-cell>
          <table:table-cell office:value-type="float" office:value="-2.902341" calcext:value-type="float">
            <text:p>-2.902341</text:p>
          </table:table-cell>
          <table:table-cell office:value-type="float" office:value="42.14413" calcext:value-type="float">
            <text:p>42.14413</text:p>
          </table:table-cell>
          <table:table-cell office:value-type="float" office:value="0.07012862" calcext:value-type="float">
            <text:p>0.07012862</text:p>
          </table:table-cell>
          <table:table-cell office:value-type="float" office:value="0.0003634946" calcext:value-type="float">
            <text:p>0.0003634946</text:p>
          </table:table-cell>
          <table:table-cell office:value-type="float" office:value="0.103013" calcext:value-type="float">
            <text:p>0.103013</text:p>
          </table:table-cell>
          <table:table-cell office:value-type="float" office:value="0.01524865" calcext:value-type="float">
            <text:p>0.01524865</text:p>
          </table:table-cell>
          <table:table-cell office:value-type="float" office:value="1166.375" calcext:value-type="float">
            <text:p>1166.375</text:p>
          </table:table-cell>
          <table:table-cell office:value-type="float" office:value="0.7754595" calcext:value-type="float">
            <text:p>0.7754595</text:p>
          </table:table-cell>
          <table:table-cell office:value-type="float" office:value="0" calcext:value-type="float">
            <text:p>0</text:p>
          </table:table-cell>
          <table:table-cell office:value-type="float" office:value="0.08717512" calcext:value-type="float">
            <text:p>0.08717512</text:p>
          </table:table-cell>
          <table:table-cell office:value-type="float" office:value="0.04415612" calcext:value-type="float">
            <text:p>0.04415612</text:p>
          </table:table-cell>
          <table:table-cell office:value-type="float" office:value="0.01895871" calcext:value-type="float">
            <text:p>0.01895871</text:p>
          </table:table-cell>
          <table:table-cell office:value-type="float" office:value="0.008900082" calcext:value-type="float">
            <text:p>0.008900082</text:p>
          </table:table-cell>
          <table:table-cell office:value-type="float" office:value="0.007991415" calcext:value-type="float">
            <text:p>0.007991415</text:p>
          </table:table-cell>
          <table:table-cell office:value-type="float" office:value="0.004876455" calcext:value-type="float">
            <text:p>0.004876455</text:p>
          </table:table-cell>
          <table:table-cell office:value-type="float" office:value="0.004572465" calcext:value-type="float">
            <text:p>0.004572465</text:p>
          </table:table-cell>
          <table:table-cell office:value-type="float" office:value="0.01281793" calcext:value-type="float">
            <text:p>0.01281793</text:p>
          </table:table-cell>
          <table:table-cell office:value-type="float" office:value="0.04733136" calcext:value-type="float">
            <text:p>0.04733136</text:p>
          </table:table-cell>
          <table:table-cell office:value-type="float" office:value="0.07666594" calcext:value-type="float">
            <text:p>0.07666594</text:p>
          </table:table-cell>
          <table:table-cell office:value-type="float" office:value="0.114072" calcext:value-type="float">
            <text:p>0.114072</text:p>
          </table:table-cell>
          <table:table-cell office:value-type="float" office:value="0.1098193" calcext:value-type="float">
            <text:p>0.1098193</text:p>
          </table:table-cell>
          <table:table-cell office:value-type="float" office:value="0.1916149" calcext:value-type="float">
            <text:p>0.1916149</text:p>
          </table:table-cell>
          <table:table-cell office:value-type="float" office:value="0.1947021" calcext:value-type="float">
            <text:p>0.1947021</text:p>
          </table:table-cell>
          <table:table-cell office:value-type="float" office:value="0" calcext:value-type="float">
            <text:p>0</text:p>
          </table:table-cell>
          <table:table-cell office:value-type="float" office:value="45.79827" calcext:value-type="float">
            <text:p>45.79827</text:p>
          </table:table-cell>
          <table:table-cell office:value-type="float" office:value="35.96661" calcext:value-type="float">
            <text:p>35.96661</text:p>
          </table:table-cell>
          <table:table-cell office:value-type="float" office:value="29.30071" calcext:value-type="float">
            <text:p>29.30071</text:p>
          </table:table-cell>
          <table:table-cell office:value-type="float" office:value="10.19087" calcext:value-type="float">
            <text:p>10.19087</text:p>
          </table:table-cell>
          <table:table-cell office:value-type="float" office:value="8.326404" calcext:value-type="float">
            <text:p>8.326404</text:p>
          </table:table-cell>
          <table:table-cell office:value-type="float" office:value="3.297698" calcext:value-type="float">
            <text:p>3.297698</text:p>
          </table:table-cell>
          <table:table-cell office:value-type="float" office:value="3.046992" calcext:value-type="float">
            <text:p>3.046992</text:p>
          </table:table-cell>
          <table:table-cell office:value-type="float" office:value="6.010868" calcext:value-type="float">
            <text:p>6.010868</text:p>
          </table:table-cell>
          <table:table-cell office:value-type="float" office:value="9.016061" calcext:value-type="float">
            <text:p>9.016061</text:p>
          </table:table-cell>
          <table:table-cell office:value-type="float" office:value="9.912643" calcext:value-type="float">
            <text:p>9.912643</text:p>
          </table:table-cell>
          <table:table-cell office:value-type="float" office:value="10.61014" calcext:value-type="float">
            <text:p>10.61014</text:p>
          </table:table-cell>
          <table:table-cell office:value-type="float" office:value="11.35249" calcext:value-type="float">
            <text:p>11.35249</text:p>
          </table:table-cell>
          <table:table-cell office:value-type="float" office:value="12.32428" calcext:value-type="float">
            <text:p>12.32428</text:p>
          </table:table-cell>
          <table:table-cell office:value-type="float" office:value="12.58796" calcext:value-type="float">
            <text:p>12.58796</text:p>
          </table:table-cell>
          <table:table-cell office:value-type="float" office:value="0" calcext:value-type="float">
            <text:p>0</text:p>
          </table:table-cell>
          <table:table-cell office:value-type="float" office:value="2.281391" calcext:value-type="float">
            <text:p>2.2813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072006" calcext:value-type="float">
            <text:p>13072006</text:p>
          </table:table-cell>
          <table:table-cell office:value-type="float" office:value="0.6607569" calcext:value-type="float">
            <text:p>0.6607569</text:p>
          </table:table-cell>
          <table:table-cell office:value-type="float" office:value="133.8375" calcext:value-type="float">
            <text:p>133.8375</text:p>
          </table:table-cell>
          <table:table-cell office:value-type="float" office:value="0" calcext:value-type="float">
            <text:p>0</text:p>
          </table:table-cell>
          <table:table-cell office:value-type="float" office:value="-2.978911" calcext:value-type="float">
            <text:p>-2.978911</text:p>
          </table:table-cell>
          <table:table-cell office:value-type="float" office:value="42.0977" calcext:value-type="float">
            <text:p>42.0977</text:p>
          </table:table-cell>
          <table:table-cell office:value-type="float" office:value="0.07836409" calcext:value-type="float">
            <text:p>0.07836409</text:p>
          </table:table-cell>
          <table:table-cell office:value-type="float" office:value="0.0003640437" calcext:value-type="float">
            <text:p>0.0003640437</text:p>
          </table:table-cell>
          <table:table-cell office:value-type="float" office:value="0.1150087" calcext:value-type="float">
            <text:p>0.1150087</text:p>
          </table:table-cell>
          <table:table-cell office:value-type="float" office:value="0.01525346" calcext:value-type="float">
            <text:p>0.01525346</text:p>
          </table:table-cell>
          <table:table-cell office:value-type="float" office:value="1166.338" calcext:value-type="float">
            <text:p>1166.338</text:p>
          </table:table-cell>
          <table:table-cell office:value-type="float" office:value="0.7768464" calcext:value-type="float">
            <text:p>0.7768464</text:p>
          </table:table-cell>
          <table:table-cell office:value-type="float" office:value="0" calcext:value-type="float">
            <text:p>0</text:p>
          </table:table-cell>
          <table:table-cell office:value-type="float" office:value="0.03018138" calcext:value-type="float">
            <text:p>0.03018138</text:p>
          </table:table-cell>
          <table:table-cell office:value-type="float" office:value="0.02181172" calcext:value-type="float">
            <text:p>0.02181172</text:p>
          </table:table-cell>
          <table:table-cell office:value-type="float" office:value="0.01800741" calcext:value-type="float">
            <text:p>0.01800741</text:p>
          </table:table-cell>
          <table:table-cell office:value-type="float" office:value="0.00849837" calcext:value-type="float">
            <text:p>0.00849837</text:p>
          </table:table-cell>
          <table:table-cell office:value-type="float" office:value="0.007716769" calcext:value-type="float">
            <text:p>0.007716769</text:p>
          </table:table-cell>
          <table:table-cell office:value-type="float" office:value="0.004805091" calcext:value-type="float">
            <text:p>0.004805091</text:p>
          </table:table-cell>
          <table:table-cell office:value-type="float" office:value="0.00455341" calcext:value-type="float">
            <text:p>0.00455341</text:p>
          </table:table-cell>
          <table:table-cell office:value-type="float" office:value="0.01257055" calcext:value-type="float">
            <text:p>0.01257055</text:p>
          </table:table-cell>
          <table:table-cell office:value-type="float" office:value="0.0466992" calcext:value-type="float">
            <text:p>0.0466992</text:p>
          </table:table-cell>
          <table:table-cell office:value-type="float" office:value="0.07790746" calcext:value-type="float">
            <text:p>0.07790746</text:p>
          </table:table-cell>
          <table:table-cell office:value-type="float" office:value="0.1155749" calcext:value-type="float">
            <text:p>0.1155749</text:p>
          </table:table-cell>
          <table:table-cell office:value-type="float" office:value="0.1034004" calcext:value-type="float">
            <text:p>0.1034004</text:p>
          </table:table-cell>
          <table:table-cell office:value-type="float" office:value="0.1916277" calcext:value-type="float">
            <text:p>0.1916277</text:p>
          </table:table-cell>
          <table:table-cell office:value-type="float" office:value="0.1947169" calcext:value-type="float">
            <text:p>0.1947169</text:p>
          </table:table-cell>
          <table:table-cell office:value-type="float" office:value="0" calcext:value-type="float">
            <text:p>0</text:p>
          </table:table-cell>
          <table:table-cell office:value-type="float" office:value="45.66345" calcext:value-type="float">
            <text:p>45.66345</text:p>
          </table:table-cell>
          <table:table-cell office:value-type="float" office:value="35.8028" calcext:value-type="float">
            <text:p>35.8028</text:p>
          </table:table-cell>
          <table:table-cell office:value-type="float" office:value="29.22558" calcext:value-type="float">
            <text:p>29.22558</text:p>
          </table:table-cell>
          <table:table-cell office:value-type="float" office:value="10.17068" calcext:value-type="float">
            <text:p>10.17068</text:p>
          </table:table-cell>
          <table:table-cell office:value-type="float" office:value="8.307529" calcext:value-type="float">
            <text:p>8.307529</text:p>
          </table:table-cell>
          <table:table-cell office:value-type="float" office:value="3.294369" calcext:value-type="float">
            <text:p>3.294369</text:p>
          </table:table-cell>
          <table:table-cell office:value-type="float" office:value="3.044934" calcext:value-type="float">
            <text:p>3.044934</text:p>
          </table:table-cell>
          <table:table-cell office:value-type="float" office:value="6.00129" calcext:value-type="float">
            <text:p>6.00129</text:p>
          </table:table-cell>
          <table:table-cell office:value-type="float" office:value="9.000671" calcext:value-type="float">
            <text:p>9.000671</text:p>
          </table:table-cell>
          <table:table-cell office:value-type="float" office:value="9.895831" calcext:value-type="float">
            <text:p>9.895831</text:p>
          </table:table-cell>
          <table:table-cell office:value-type="float" office:value="10.6002" calcext:value-type="float">
            <text:p>10.6002</text:p>
          </table:table-cell>
          <table:table-cell office:value-type="float" office:value="11.33734" calcext:value-type="float">
            <text:p>11.33734</text:p>
          </table:table-cell>
          <table:table-cell office:value-type="float" office:value="12.32582" calcext:value-type="float">
            <text:p>12.32582</text:p>
          </table:table-cell>
          <table:table-cell office:value-type="float" office:value="12.5866" calcext:value-type="float">
            <text:p>12.5866</text:p>
          </table:table-cell>
          <table:table-cell office:value-type="float" office:value="0" calcext:value-type="float">
            <text:p>0</text:p>
          </table:table-cell>
          <table:table-cell office:value-type="float" office:value="0.6726702" calcext:value-type="float">
            <text:p>0.67267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072006" calcext:value-type="float">
            <text:p>14072006</text:p>
          </table:table-cell>
          <table:table-cell office:value-type="float" office:value="0.661367" calcext:value-type="float">
            <text:p>0.661367</text:p>
          </table:table-cell>
          <table:table-cell office:value-type="float" office:value="133.8339" calcext:value-type="float">
            <text:p>133.8339</text:p>
          </table:table-cell>
          <table:table-cell office:value-type="float" office:value="0" calcext:value-type="float">
            <text:p>0</text:p>
          </table:table-cell>
          <table:table-cell office:value-type="float" office:value="-3.05475" calcext:value-type="float">
            <text:p>-3.05475</text:p>
          </table:table-cell>
          <table:table-cell office:value-type="float" office:value="42.05294" calcext:value-type="float">
            <text:p>42.05294</text:p>
          </table:table-cell>
          <table:table-cell office:value-type="float" office:value="0.07836409" calcext:value-type="float">
            <text:p>0.07836409</text:p>
          </table:table-cell>
          <table:table-cell office:value-type="float" office:value="0.0003640437" calcext:value-type="float">
            <text:p>0.0003640437</text:p>
          </table:table-cell>
          <table:table-cell office:value-type="float" office:value="0.1150087" calcext:value-type="float">
            <text:p>0.1150087</text:p>
          </table:table-cell>
          <table:table-cell office:value-type="float" office:value="0.01525346" calcext:value-type="float">
            <text:p>0.01525346</text:p>
          </table:table-cell>
          <table:table-cell office:value-type="float" office:value="1166.311" calcext:value-type="float">
            <text:p>1166.311</text:p>
          </table:table-cell>
          <table:table-cell office:value-type="float" office:value="0.778556" calcext:value-type="float">
            <text:p>0.778556</text:p>
          </table:table-cell>
          <table:table-cell office:value-type="float" office:value="0" calcext:value-type="float">
            <text:p>0</text:p>
          </table:table-cell>
          <table:table-cell office:value-type="float" office:value="0.02681872" calcext:value-type="float">
            <text:p>0.02681872</text:p>
          </table:table-cell>
          <table:table-cell office:value-type="float" office:value="0.02175017" calcext:value-type="float">
            <text:p>0.02175017</text:p>
          </table:table-cell>
          <table:table-cell office:value-type="float" office:value="0.01779033" calcext:value-type="float">
            <text:p>0.01779033</text:p>
          </table:table-cell>
          <table:table-cell office:value-type="float" office:value="0.008384022" calcext:value-type="float">
            <text:p>0.008384022</text:p>
          </table:table-cell>
          <table:table-cell office:value-type="float" office:value="0.00754087" calcext:value-type="float">
            <text:p>0.00754087</text:p>
          </table:table-cell>
          <table:table-cell office:value-type="float" office:value="0.004745503" calcext:value-type="float">
            <text:p>0.004745503</text:p>
          </table:table-cell>
          <table:table-cell office:value-type="float" office:value="0.004560986" calcext:value-type="float">
            <text:p>0.004560986</text:p>
          </table:table-cell>
          <table:table-cell office:value-type="float" office:value="0.01235609" calcext:value-type="float">
            <text:p>0.01235609</text:p>
          </table:table-cell>
          <table:table-cell office:value-type="float" office:value="0.04561773" calcext:value-type="float">
            <text:p>0.04561773</text:p>
          </table:table-cell>
          <table:table-cell office:value-type="float" office:value="0.07381786" calcext:value-type="float">
            <text:p>0.07381786</text:p>
          </table:table-cell>
          <table:table-cell office:value-type="float" office:value="0.113082" calcext:value-type="float">
            <text:p>0.113082</text:p>
          </table:table-cell>
          <table:table-cell office:value-type="float" office:value="0.09701312" calcext:value-type="float">
            <text:p>0.09701312</text:p>
          </table:table-cell>
          <table:table-cell office:value-type="float" office:value="0.1916413" calcext:value-type="float">
            <text:p>0.1916413</text:p>
          </table:table-cell>
          <table:table-cell office:value-type="float" office:value="0.1947319" calcext:value-type="float">
            <text:p>0.1947319</text:p>
          </table:table-cell>
          <table:table-cell office:value-type="float" office:value="0" calcext:value-type="float">
            <text:p>0</text:p>
          </table:table-cell>
          <table:table-cell office:value-type="float" office:value="45.53329" calcext:value-type="float">
            <text:p>45.53329</text:p>
          </table:table-cell>
          <table:table-cell office:value-type="float" office:value="35.67676" calcext:value-type="float">
            <text:p>35.67676</text:p>
          </table:table-cell>
          <table:table-cell office:value-type="float" office:value="29.16733" calcext:value-type="float">
            <text:p>29.16733</text:p>
          </table:table-cell>
          <table:table-cell office:value-type="float" office:value="10.15235" calcext:value-type="float">
            <text:p>10.15235</text:p>
          </table:table-cell>
          <table:table-cell office:value-type="float" office:value="8.293841" calcext:value-type="float">
            <text:p>8.293841</text:p>
          </table:table-cell>
          <table:table-cell office:value-type="float" office:value="3.291024" calcext:value-type="float">
            <text:p>3.291024</text:p>
          </table:table-cell>
          <table:table-cell office:value-type="float" office:value="3.04097" calcext:value-type="float">
            <text:p>3.04097</text:p>
          </table:table-cell>
          <table:table-cell office:value-type="float" office:value="5.991173" calcext:value-type="float">
            <text:p>5.991173</text:p>
          </table:table-cell>
          <table:table-cell office:value-type="float" office:value="8.985076" calcext:value-type="float">
            <text:p>8.985076</text:p>
          </table:table-cell>
          <table:table-cell office:value-type="float" office:value="9.878591" calcext:value-type="float">
            <text:p>9.878591</text:p>
          </table:table-cell>
          <table:table-cell office:value-type="float" office:value="10.5899" calcext:value-type="float">
            <text:p>10.5899</text:p>
          </table:table-cell>
          <table:table-cell office:value-type="float" office:value="11.32061" calcext:value-type="float">
            <text:p>11.32061</text:p>
          </table:table-cell>
          <table:table-cell office:value-type="float" office:value="12.32737" calcext:value-type="float">
            <text:p>12.32737</text:p>
          </table:table-cell>
          <table:table-cell office:value-type="float" office:value="12.58802" calcext:value-type="float">
            <text:p>12.58802</text:p>
          </table:table-cell>
          <table:table-cell office:value-type="float" office:value="0" calcext:value-type="float">
            <text:p>0</text:p>
          </table:table-cell>
          <table:table-cell office:value-type="float" office:value="1.064558" calcext:value-type="float">
            <text:p>1.0645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072006" calcext:value-type="float">
            <text:p>15072006</text:p>
          </table:table-cell>
          <table:table-cell office:value-type="float" office:value="0.6621524" calcext:value-type="float">
            <text:p>0.6621524</text:p>
          </table:table-cell>
          <table:table-cell office:value-type="float" office:value="133.8302" calcext:value-type="float">
            <text:p>133.8302</text:p>
          </table:table-cell>
          <table:table-cell office:value-type="float" office:value="0" calcext:value-type="float">
            <text:p>0</text:p>
          </table:table-cell>
          <table:table-cell office:value-type="float" office:value="-3.131172" calcext:value-type="float">
            <text:p>-3.131172</text:p>
          </table:table-cell>
          <table:table-cell office:value-type="float" office:value="42.00845" calcext:value-type="float">
            <text:p>42.00845</text:p>
          </table:table-cell>
          <table:table-cell office:value-type="float" office:value="0.07836409" calcext:value-type="float">
            <text:p>0.07836409</text:p>
          </table:table-cell>
          <table:table-cell office:value-type="float" office:value="0.0003640437" calcext:value-type="float">
            <text:p>0.0003640437</text:p>
          </table:table-cell>
          <table:table-cell office:value-type="float" office:value="0.1150087" calcext:value-type="float">
            <text:p>0.1150087</text:p>
          </table:table-cell>
          <table:table-cell office:value-type="float" office:value="0.01525346" calcext:value-type="float">
            <text:p>0.01525346</text:p>
          </table:table-cell>
          <table:table-cell office:value-type="float" office:value="1166.284" calcext:value-type="float">
            <text:p>1166.284</text:p>
          </table:table-cell>
          <table:table-cell office:value-type="float" office:value="0.7795801" calcext:value-type="float">
            <text:p>0.7795801</text:p>
          </table:table-cell>
          <table:table-cell office:value-type="float" office:value="0" calcext:value-type="float">
            <text:p>0</text:p>
          </table:table-cell>
          <table:table-cell office:value-type="float" office:value="0.03527226" calcext:value-type="float">
            <text:p>0.03527226</text:p>
          </table:table-cell>
          <table:table-cell office:value-type="float" office:value="0.02262335" calcext:value-type="float">
            <text:p>0.02262335</text:p>
          </table:table-cell>
          <table:table-cell office:value-type="float" office:value="0.01802017" calcext:value-type="float">
            <text:p>0.01802017</text:p>
          </table:table-cell>
          <table:table-cell office:value-type="float" office:value="0.008473797" calcext:value-type="float">
            <text:p>0.008473797</text:p>
          </table:table-cell>
          <table:table-cell office:value-type="float" office:value="0.007566054" calcext:value-type="float">
            <text:p>0.007566054</text:p>
          </table:table-cell>
          <table:table-cell office:value-type="float" office:value="0.004729416" calcext:value-type="float">
            <text:p>0.004729416</text:p>
          </table:table-cell>
          <table:table-cell office:value-type="float" office:value="0.00457875" calcext:value-type="float">
            <text:p>0.00457875</text:p>
          </table:table-cell>
          <table:table-cell office:value-type="float" office:value="0.01217441" calcext:value-type="float">
            <text:p>0.01217441</text:p>
          </table:table-cell>
          <table:table-cell office:value-type="float" office:value="0.04464975" calcext:value-type="float">
            <text:p>0.04464975</text:p>
          </table:table-cell>
          <table:table-cell office:value-type="float" office:value="0.06869075" calcext:value-type="float">
            <text:p>0.06869075</text:p>
          </table:table-cell>
          <table:table-cell office:value-type="float" office:value="0.1095655" calcext:value-type="float">
            <text:p>0.1095655</text:p>
          </table:table-cell>
          <table:table-cell office:value-type="float" office:value="0.090876" calcext:value-type="float">
            <text:p>0.090876</text:p>
          </table:table-cell>
          <table:table-cell office:value-type="float" office:value="0.1916551" calcext:value-type="float">
            <text:p>0.1916551</text:p>
          </table:table-cell>
          <table:table-cell office:value-type="float" office:value="0.1947469" calcext:value-type="float">
            <text:p>0.1947469</text:p>
          </table:table-cell>
          <table:table-cell office:value-type="float" office:value="0" calcext:value-type="float">
            <text:p>0</text:p>
          </table:table-cell>
          <table:table-cell office:value-type="float" office:value="45.44819" calcext:value-type="float">
            <text:p>45.44819</text:p>
          </table:table-cell>
          <table:table-cell office:value-type="float" office:value="35.58686" calcext:value-type="float">
            <text:p>35.58686</text:p>
          </table:table-cell>
          <table:table-cell office:value-type="float" office:value="29.11117" calcext:value-type="float">
            <text:p>29.11117</text:p>
          </table:table-cell>
          <table:table-cell office:value-type="float" office:value="10.13442" calcext:value-type="float">
            <text:p>10.13442</text:p>
          </table:table-cell>
          <table:table-cell office:value-type="float" office:value="8.279998" calcext:value-type="float">
            <text:p>8.279998</text:p>
          </table:table-cell>
          <table:table-cell office:value-type="float" office:value="3.287648" calcext:value-type="float">
            <text:p>3.287648</text:p>
          </table:table-cell>
          <table:table-cell office:value-type="float" office:value="3.037186" calcext:value-type="float">
            <text:p>3.037186</text:p>
          </table:table-cell>
          <table:table-cell office:value-type="float" office:value="5.981068" calcext:value-type="float">
            <text:p>5.981068</text:p>
          </table:table-cell>
          <table:table-cell office:value-type="float" office:value="8.969366" calcext:value-type="float">
            <text:p>8.969366</text:p>
          </table:table-cell>
          <table:table-cell office:value-type="float" office:value="9.86031" calcext:value-type="float">
            <text:p>9.86031</text:p>
          </table:table-cell>
          <table:table-cell office:value-type="float" office:value="10.57885" calcext:value-type="float">
            <text:p>10.57885</text:p>
          </table:table-cell>
          <table:table-cell office:value-type="float" office:value="11.3024" calcext:value-type="float">
            <text:p>11.3024</text:p>
          </table:table-cell>
          <table:table-cell office:value-type="float" office:value="12.32892" calcext:value-type="float">
            <text:p>12.32892</text:p>
          </table:table-cell>
          <table:table-cell office:value-type="float" office:value="12.58944" calcext:value-type="float">
            <text:p>12.58944</text:p>
          </table:table-cell>
          <table:table-cell office:value-type="float" office:value="0" calcext:value-type="float">
            <text:p>0</text:p>
          </table:table-cell>
          <table:table-cell office:value-type="float" office:value="1.274181" calcext:value-type="float">
            <text:p>1.2741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6072006" calcext:value-type="float">
            <text:p>16072006</text:p>
          </table:table-cell>
          <table:table-cell office:value-type="float" office:value="0.6626226" calcext:value-type="float">
            <text:p>0.6626226</text:p>
          </table:table-cell>
          <table:table-cell office:value-type="float" office:value="133.8259" calcext:value-type="float">
            <text:p>133.8259</text:p>
          </table:table-cell>
          <table:table-cell office:value-type="float" office:value="0" calcext:value-type="float">
            <text:p>0</text:p>
          </table:table-cell>
          <table:table-cell office:value-type="float" office:value="-3.206557" calcext:value-type="float">
            <text:p>-3.206557</text:p>
          </table:table-cell>
          <table:table-cell office:value-type="float" office:value="41.96449" calcext:value-type="float">
            <text:p>41.96449</text:p>
          </table:table-cell>
          <table:table-cell office:value-type="float" office:value="0.07836409" calcext:value-type="float">
            <text:p>0.07836409</text:p>
          </table:table-cell>
          <table:table-cell office:value-type="float" office:value="0.0003640437" calcext:value-type="float">
            <text:p>0.0003640437</text:p>
          </table:table-cell>
          <table:table-cell office:value-type="float" office:value="0.1150087" calcext:value-type="float">
            <text:p>0.1150087</text:p>
          </table:table-cell>
          <table:table-cell office:value-type="float" office:value="0.01525346" calcext:value-type="float">
            <text:p>0.01525346</text:p>
          </table:table-cell>
          <table:table-cell office:value-type="float" office:value="1166.256" calcext:value-type="float">
            <text:p>1166.256</text:p>
          </table:table-cell>
          <table:table-cell office:value-type="float" office:value="0.7777832" calcext:value-type="float">
            <text:p>0.7777832</text:p>
          </table:table-cell>
          <table:table-cell office:value-type="float" office:value="0" calcext:value-type="float">
            <text:p>0</text:p>
          </table:table-cell>
          <table:table-cell office:value-type="float" office:value="0.06847481" calcext:value-type="float">
            <text:p>0.06847481</text:p>
          </table:table-cell>
          <table:table-cell office:value-type="float" office:value="0.0258166" calcext:value-type="float">
            <text:p>0.0258166</text:p>
          </table:table-cell>
          <table:table-cell office:value-type="float" office:value="0.01954354" calcext:value-type="float">
            <text:p>0.01954354</text:p>
          </table:table-cell>
          <table:table-cell office:value-type="float" office:value="0.009193121" calcext:value-type="float">
            <text:p>0.009193121</text:p>
          </table:table-cell>
          <table:table-cell office:value-type="float" office:value="0.008139103" calcext:value-type="float">
            <text:p>0.008139103</text:p>
          </table:table-cell>
          <table:table-cell office:value-type="float" office:value="0.004907861" calcext:value-type="float">
            <text:p>0.004907861</text:p>
          </table:table-cell>
          <table:table-cell office:value-type="float" office:value="0.004652061" calcext:value-type="float">
            <text:p>0.004652061</text:p>
          </table:table-cell>
          <table:table-cell office:value-type="float" office:value="0.01203267" calcext:value-type="float">
            <text:p>0.01203267</text:p>
          </table:table-cell>
          <table:table-cell office:value-type="float" office:value="0.04453796" calcext:value-type="float">
            <text:p>0.04453796</text:p>
          </table:table-cell>
          <table:table-cell office:value-type="float" office:value="0.07054481" calcext:value-type="float">
            <text:p>0.07054481</text:p>
          </table:table-cell>
          <table:table-cell office:value-type="float" office:value="0.1090423" calcext:value-type="float">
            <text:p>0.1090423</text:p>
          </table:table-cell>
          <table:table-cell office:value-type="float" office:value="0.08685351" calcext:value-type="float">
            <text:p>0.08685351</text:p>
          </table:table-cell>
          <table:table-cell office:value-type="float" office:value="0.1916689" calcext:value-type="float">
            <text:p>0.1916689</text:p>
          </table:table-cell>
          <table:table-cell office:value-type="float" office:value="0.194762" calcext:value-type="float">
            <text:p>0.194762</text:p>
          </table:table-cell>
          <table:table-cell office:value-type="float" office:value="0" calcext:value-type="float">
            <text:p>0</text:p>
          </table:table-cell>
          <table:table-cell office:value-type="float" office:value="45.40866" calcext:value-type="float">
            <text:p>45.40866</text:p>
          </table:table-cell>
          <table:table-cell office:value-type="float" office:value="35.51896" calcext:value-type="float">
            <text:p>35.51896</text:p>
          </table:table-cell>
          <table:table-cell office:value-type="float" office:value="29.05811" calcext:value-type="float">
            <text:p>29.05811</text:p>
          </table:table-cell>
          <table:table-cell office:value-type="float" office:value="10.11717" calcext:value-type="float">
            <text:p>10.11717</text:p>
          </table:table-cell>
          <table:table-cell office:value-type="float" office:value="8.266485" calcext:value-type="float">
            <text:p>8.266485</text:p>
          </table:table-cell>
          <table:table-cell office:value-type="float" office:value="3.28427" calcext:value-type="float">
            <text:p>3.28427</text:p>
          </table:table-cell>
          <table:table-cell office:value-type="float" office:value="3.033632" calcext:value-type="float">
            <text:p>3.033632</text:p>
          </table:table-cell>
          <table:table-cell office:value-type="float" office:value="5.970997" calcext:value-type="float">
            <text:p>5.970997</text:p>
          </table:table-cell>
          <table:table-cell office:value-type="float" office:value="8.953672" calcext:value-type="float">
            <text:p>8.953672</text:p>
          </table:table-cell>
          <table:table-cell office:value-type="float" office:value="9.841681" calcext:value-type="float">
            <text:p>9.841681</text:p>
          </table:table-cell>
          <table:table-cell office:value-type="float" office:value="10.56732" calcext:value-type="float">
            <text:p>10.56732</text:p>
          </table:table-cell>
          <table:table-cell office:value-type="float" office:value="11.28304" calcext:value-type="float">
            <text:p>11.28304</text:p>
          </table:table-cell>
          <table:table-cell office:value-type="float" office:value="12.33047" calcext:value-type="float">
            <text:p>12.33047</text:p>
          </table:table-cell>
          <table:table-cell office:value-type="float" office:value="12.59086" calcext:value-type="float">
            <text:p>12.59086</text:p>
          </table:table-cell>
          <table:table-cell office:value-type="float" office:value="0" calcext:value-type="float">
            <text:p>0</text:p>
          </table:table-cell>
          <table:table-cell office:value-type="float" office:value="1.524006" calcext:value-type="float">
            <text:p>1.5240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7072006" calcext:value-type="float">
            <text:p>17072006</text:p>
          </table:table-cell>
          <table:table-cell office:value-type="float" office:value="0.6632459" calcext:value-type="float">
            <text:p>0.6632459</text:p>
          </table:table-cell>
          <table:table-cell office:value-type="float" office:value="133.8214" calcext:value-type="float">
            <text:p>133.8214</text:p>
          </table:table-cell>
          <table:table-cell office:value-type="float" office:value="0" calcext:value-type="float">
            <text:p>0</text:p>
          </table:table-cell>
          <table:table-cell office:value-type="float" office:value="-3.279783" calcext:value-type="float">
            <text:p>-3.279783</text:p>
          </table:table-cell>
          <table:table-cell office:value-type="float" office:value="41.92155" calcext:value-type="float">
            <text:p>41.92155</text:p>
          </table:table-cell>
          <table:table-cell office:value-type="float" office:value="0.07836409" calcext:value-type="float">
            <text:p>0.07836409</text:p>
          </table:table-cell>
          <table:table-cell office:value-type="float" office:value="0.0003640437" calcext:value-type="float">
            <text:p>0.0003640437</text:p>
          </table:table-cell>
          <table:table-cell office:value-type="float" office:value="0.1150087" calcext:value-type="float">
            <text:p>0.1150087</text:p>
          </table:table-cell>
          <table:table-cell office:value-type="float" office:value="0.01525346" calcext:value-type="float">
            <text:p>0.01525346</text:p>
          </table:table-cell>
          <table:table-cell office:value-type="float" office:value="1166.229" calcext:value-type="float">
            <text:p>1166.229</text:p>
          </table:table-cell>
          <table:table-cell office:value-type="float" office:value="0.7753105" calcext:value-type="float">
            <text:p>0.7753105</text:p>
          </table:table-cell>
          <table:table-cell office:value-type="float" office:value="0" calcext:value-type="float">
            <text:p>0</text:p>
          </table:table-cell>
          <table:table-cell office:value-type="float" office:value="0.05923036" calcext:value-type="float">
            <text:p>0.05923036</text:p>
          </table:table-cell>
          <table:table-cell office:value-type="float" office:value="0.02500746" calcext:value-type="float">
            <text:p>0.02500746</text:p>
          </table:table-cell>
          <table:table-cell office:value-type="float" office:value="0.01936638" calcext:value-type="float">
            <text:p>0.01936638</text:p>
          </table:table-cell>
          <table:table-cell office:value-type="float" office:value="0.009226454" calcext:value-type="float">
            <text:p>0.009226454</text:p>
          </table:table-cell>
          <table:table-cell office:value-type="float" office:value="0.008220101" calcext:value-type="float">
            <text:p>0.008220101</text:p>
          </table:table-cell>
          <table:table-cell office:value-type="float" office:value="0.004954072" calcext:value-type="float">
            <text:p>0.004954072</text:p>
          </table:table-cell>
          <table:table-cell office:value-type="float" office:value="0.00470723" calcext:value-type="float">
            <text:p>0.00470723</text:p>
          </table:table-cell>
          <table:table-cell office:value-type="float" office:value="0.0119284" calcext:value-type="float">
            <text:p>0.0119284</text:p>
          </table:table-cell>
          <table:table-cell office:value-type="float" office:value="0.04460303" calcext:value-type="float">
            <text:p>0.04460303</text:p>
          </table:table-cell>
          <table:table-cell office:value-type="float" office:value="0.07619305" calcext:value-type="float">
            <text:p>0.07619305</text:p>
          </table:table-cell>
          <table:table-cell office:value-type="float" office:value="0.1103438" calcext:value-type="float">
            <text:p>0.1103438</text:p>
          </table:table-cell>
          <table:table-cell office:value-type="float" office:value="0.08509939" calcext:value-type="float">
            <text:p>0.08509939</text:p>
          </table:table-cell>
          <table:table-cell office:value-type="float" office:value="0.191682" calcext:value-type="float">
            <text:p>0.191682</text:p>
          </table:table-cell>
          <table:table-cell office:value-type="float" office:value="0.194777" calcext:value-type="float">
            <text:p>0.194777</text:p>
          </table:table-cell>
          <table:table-cell office:value-type="float" office:value="0" calcext:value-type="float">
            <text:p>0</text:p>
          </table:table-cell>
          <table:table-cell office:value-type="float" office:value="45.37592" calcext:value-type="float">
            <text:p>45.37592</text:p>
          </table:table-cell>
          <table:table-cell office:value-type="float" office:value="35.4573" calcext:value-type="float">
            <text:p>35.4573</text:p>
          </table:table-cell>
          <table:table-cell office:value-type="float" office:value="29.0077" calcext:value-type="float">
            <text:p>29.0077</text:p>
          </table:table-cell>
          <table:table-cell office:value-type="float" office:value="10.1006" calcext:value-type="float">
            <text:p>10.1006</text:p>
          </table:table-cell>
          <table:table-cell office:value-type="float" office:value="8.253426" calcext:value-type="float">
            <text:p>8.253426</text:p>
          </table:table-cell>
          <table:table-cell office:value-type="float" office:value="3.280935" calcext:value-type="float">
            <text:p>3.280935</text:p>
          </table:table-cell>
          <table:table-cell office:value-type="float" office:value="3.030339" calcext:value-type="float">
            <text:p>3.030339</text:p>
          </table:table-cell>
          <table:table-cell office:value-type="float" office:value="5.961018" calcext:value-type="float">
            <text:p>5.961018</text:p>
          </table:table-cell>
          <table:table-cell office:value-type="float" office:value="8.938132" calcext:value-type="float">
            <text:p>8.938132</text:p>
          </table:table-cell>
          <table:table-cell office:value-type="float" office:value="9.824077" calcext:value-type="float">
            <text:p>9.824077</text:p>
          </table:table-cell>
          <table:table-cell office:value-type="float" office:value="10.55604" calcext:value-type="float">
            <text:p>10.55604</text:p>
          </table:table-cell>
          <table:table-cell office:value-type="float" office:value="11.26311" calcext:value-type="float">
            <text:p>11.26311</text:p>
          </table:table-cell>
          <table:table-cell office:value-type="float" office:value="12.33202" calcext:value-type="float">
            <text:p>12.33202</text:p>
          </table:table-cell>
          <table:table-cell office:value-type="float" office:value="12.59228" calcext:value-type="float">
            <text:p>12.59228</text:p>
          </table:table-cell>
          <table:table-cell office:value-type="float" office:value="0" calcext:value-type="float">
            <text:p>0</text:p>
          </table:table-cell>
          <table:table-cell office:value-type="float" office:value="1.629084" calcext:value-type="float">
            <text:p>1.6290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8072006" calcext:value-type="float">
            <text:p>18072006</text:p>
          </table:table-cell>
          <table:table-cell office:value-type="float" office:value="0.6640015" calcext:value-type="float">
            <text:p>0.6640015</text:p>
          </table:table-cell>
          <table:table-cell office:value-type="float" office:value="133.8168" calcext:value-type="float">
            <text:p>133.8168</text:p>
          </table:table-cell>
          <table:table-cell office:value-type="float" office:value="0" calcext:value-type="float">
            <text:p>0</text:p>
          </table:table-cell>
          <table:table-cell office:value-type="float" office:value="-3.350802" calcext:value-type="float">
            <text:p>-3.350802</text:p>
          </table:table-cell>
          <table:table-cell office:value-type="float" office:value="41.87984" calcext:value-type="float">
            <text:p>41.87984</text:p>
          </table:table-cell>
          <table:table-cell office:value-type="float" office:value="0.07836409" calcext:value-type="float">
            <text:p>0.07836409</text:p>
          </table:table-cell>
          <table:table-cell office:value-type="float" office:value="0.0003640437" calcext:value-type="float">
            <text:p>0.0003640437</text:p>
          </table:table-cell>
          <table:table-cell office:value-type="float" office:value="0.1150087" calcext:value-type="float">
            <text:p>0.1150087</text:p>
          </table:table-cell>
          <table:table-cell office:value-type="float" office:value="0.01525346" calcext:value-type="float">
            <text:p>0.01525346</text:p>
          </table:table-cell>
          <table:table-cell office:value-type="float" office:value="1166.201" calcext:value-type="float">
            <text:p>1166.201</text:p>
          </table:table-cell>
          <table:table-cell office:value-type="float" office:value="0.7728767" calcext:value-type="float">
            <text:p>0.7728767</text:p>
          </table:table-cell>
          <table:table-cell office:value-type="float" office:value="0" calcext:value-type="float">
            <text:p>0</text:p>
          </table:table-cell>
          <table:table-cell office:value-type="float" office:value="0.05248072" calcext:value-type="float">
            <text:p>0.05248072</text:p>
          </table:table-cell>
          <table:table-cell office:value-type="float" office:value="0.02489434" calcext:value-type="float">
            <text:p>0.02489434</text:p>
          </table:table-cell>
          <table:table-cell office:value-type="float" office:value="0.01943957" calcext:value-type="float">
            <text:p>0.01943957</text:p>
          </table:table-cell>
          <table:table-cell office:value-type="float" office:value="0.009296272" calcext:value-type="float">
            <text:p>0.009296272</text:p>
          </table:table-cell>
          <table:table-cell office:value-type="float" office:value="0.008283257" calcext:value-type="float">
            <text:p>0.008283257</text:p>
          </table:table-cell>
          <table:table-cell office:value-type="float" office:value="0.004990357" calcext:value-type="float">
            <text:p>0.004990357</text:p>
          </table:table-cell>
          <table:table-cell office:value-type="float" office:value="0.004759052" calcext:value-type="float">
            <text:p>0.004759052</text:p>
          </table:table-cell>
          <table:table-cell office:value-type="float" office:value="0.01188569" calcext:value-type="float">
            <text:p>0.01188569</text:p>
          </table:table-cell>
          <table:table-cell office:value-type="float" office:value="0.04482196" calcext:value-type="float">
            <text:p>0.04482196</text:p>
          </table:table-cell>
          <table:table-cell office:value-type="float" office:value="0.08298416" calcext:value-type="float">
            <text:p>0.08298416</text:p>
          </table:table-cell>
          <table:table-cell office:value-type="float" office:value="0.112259" calcext:value-type="float">
            <text:p>0.112259</text:p>
          </table:table-cell>
          <table:table-cell office:value-type="float" office:value="0.08506608" calcext:value-type="float">
            <text:p>0.08506608</text:p>
          </table:table-cell>
          <table:table-cell office:value-type="float" office:value="0.1917003" calcext:value-type="float">
            <text:p>0.1917003</text:p>
          </table:table-cell>
          <table:table-cell office:value-type="float" office:value="0.194792" calcext:value-type="float">
            <text:p>0.194792</text:p>
          </table:table-cell>
          <table:table-cell office:value-type="float" office:value="0" calcext:value-type="float">
            <text:p>0</text:p>
          </table:table-cell>
          <table:table-cell office:value-type="float" office:value="45.3418" calcext:value-type="float">
            <text:p>45.3418</text:p>
          </table:table-cell>
          <table:table-cell office:value-type="float" office:value="35.39671" calcext:value-type="float">
            <text:p>35.39671</text:p>
          </table:table-cell>
          <table:table-cell office:value-type="float" office:value="28.95846" calcext:value-type="float">
            <text:p>28.95846</text:p>
          </table:table-cell>
          <table:table-cell office:value-type="float" office:value="10.08444" calcext:value-type="float">
            <text:p>10.08444</text:p>
          </table:table-cell>
          <table:table-cell office:value-type="float" office:value="8.240608" calcext:value-type="float">
            <text:p>8.240608</text:p>
          </table:table-cell>
          <table:table-cell office:value-type="float" office:value="3.277643" calcext:value-type="float">
            <text:p>3.277643</text:p>
          </table:table-cell>
          <table:table-cell office:value-type="float" office:value="3.027242" calcext:value-type="float">
            <text:p>3.027242</text:p>
          </table:table-cell>
          <table:table-cell office:value-type="float" office:value="5.951159" calcext:value-type="float">
            <text:p>5.951159</text:p>
          </table:table-cell>
          <table:table-cell office:value-type="float" office:value="8.922794" calcext:value-type="float">
            <text:p>8.922794</text:p>
          </table:table-cell>
          <table:table-cell office:value-type="float" office:value="9.807884" calcext:value-type="float">
            <text:p>9.807884</text:p>
          </table:table-cell>
          <table:table-cell office:value-type="float" office:value="10.54519" calcext:value-type="float">
            <text:p>10.54519</text:p>
          </table:table-cell>
          <table:table-cell office:value-type="float" office:value="11.24311" calcext:value-type="float">
            <text:p>11.24311</text:p>
          </table:table-cell>
          <table:table-cell office:value-type="float" office:value="12.33357" calcext:value-type="float">
            <text:p>12.33357</text:p>
          </table:table-cell>
          <table:table-cell office:value-type="float" office:value="12.5937" calcext:value-type="float">
            <text:p>12.5937</text:p>
          </table:table-cell>
          <table:table-cell office:value-type="float" office:value="0" calcext:value-type="float">
            <text:p>0</text:p>
          </table:table-cell>
          <table:table-cell office:value-type="float" office:value="1.713768" calcext:value-type="float">
            <text:p>1.7137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072006" calcext:value-type="float">
            <text:p>19072006</text:p>
          </table:table-cell>
          <table:table-cell office:value-type="float" office:value="0.6795791" calcext:value-type="float">
            <text:p>0.6795791</text:p>
          </table:table-cell>
          <table:table-cell office:value-type="float" office:value="133.8116" calcext:value-type="float">
            <text:p>133.8116</text:p>
          </table:table-cell>
          <table:table-cell office:value-type="float" office:value="0" calcext:value-type="float">
            <text:p>0</text:p>
          </table:table-cell>
          <table:table-cell office:value-type="float" office:value="-3.405087" calcext:value-type="float">
            <text:p>-3.405087</text:p>
          </table:table-cell>
          <table:table-cell office:value-type="float" office:value="41.83968" calcext:value-type="float">
            <text:p>41.83968</text:p>
          </table:table-cell>
          <table:table-cell office:value-type="float" office:value="0.07836409" calcext:value-type="float">
            <text:p>0.07836409</text:p>
          </table:table-cell>
          <table:table-cell office:value-type="float" office:value="0.0003640439" calcext:value-type="float">
            <text:p>0.0003640439</text:p>
          </table:table-cell>
          <table:table-cell office:value-type="float" office:value="0.1150087" calcext:value-type="float">
            <text:p>0.1150087</text:p>
          </table:table-cell>
          <table:table-cell office:value-type="float" office:value="0.01525365" calcext:value-type="float">
            <text:p>0.01525365</text:p>
          </table:table-cell>
          <table:table-cell office:value-type="float" office:value="1166.175" calcext:value-type="float">
            <text:p>1166.175</text:p>
          </table:table-cell>
          <table:table-cell office:value-type="float" office:value="0.7690916" calcext:value-type="float">
            <text:p>0.7690916</text:p>
          </table:table-cell>
          <table:table-cell office:value-type="float" office:value="0" calcext:value-type="float">
            <text:p>0</text:p>
          </table:table-cell>
          <table:table-cell office:value-type="float" office:value="0.06133836" calcext:value-type="float">
            <text:p>0.06133836</text:p>
          </table:table-cell>
          <table:table-cell office:value-type="float" office:value="0.03066426" calcext:value-type="float">
            <text:p>0.03066426</text:p>
          </table:table-cell>
          <table:table-cell office:value-type="float" office:value="0.02103907" calcext:value-type="float">
            <text:p>0.02103907</text:p>
          </table:table-cell>
          <table:table-cell office:value-type="float" office:value="0.01011822" calcext:value-type="float">
            <text:p>0.01011822</text:p>
          </table:table-cell>
          <table:table-cell office:value-type="float" office:value="0.008934894" calcext:value-type="float">
            <text:p>0.008934894</text:p>
          </table:table-cell>
          <table:table-cell office:value-type="float" office:value="0.005231743" calcext:value-type="float">
            <text:p>0.005231743</text:p>
          </table:table-cell>
          <table:table-cell office:value-type="float" office:value="0.004839893" calcext:value-type="float">
            <text:p>0.004839893</text:p>
          </table:table-cell>
          <table:table-cell office:value-type="float" office:value="0.01185397" calcext:value-type="float">
            <text:p>0.01185397</text:p>
          </table:table-cell>
          <table:table-cell office:value-type="float" office:value="0.04499163" calcext:value-type="float">
            <text:p>0.04499163</text:p>
          </table:table-cell>
          <table:table-cell office:value-type="float" office:value="0.08941034" calcext:value-type="float">
            <text:p>0.08941034</text:p>
          </table:table-cell>
          <table:table-cell office:value-type="float" office:value="0.1141079" calcext:value-type="float">
            <text:p>0.1141079</text:p>
          </table:table-cell>
          <table:table-cell office:value-type="float" office:value="0.08756331" calcext:value-type="float">
            <text:p>0.08756331</text:p>
          </table:table-cell>
          <table:table-cell office:value-type="float" office:value="0.1917188" calcext:value-type="float">
            <text:p>0.1917188</text:p>
          </table:table-cell>
          <table:table-cell office:value-type="float" office:value="0.194807" calcext:value-type="float">
            <text:p>0.194807</text:p>
          </table:table-cell>
          <table:table-cell office:value-type="float" office:value="0" calcext:value-type="float">
            <text:p>0</text:p>
          </table:table-cell>
          <table:table-cell office:value-type="float" office:value="45.30795" calcext:value-type="float">
            <text:p>45.30795</text:p>
          </table:table-cell>
          <table:table-cell office:value-type="float" office:value="35.33723" calcext:value-type="float">
            <text:p>35.33723</text:p>
          </table:table-cell>
          <table:table-cell office:value-type="float" office:value="28.91019" calcext:value-type="float">
            <text:p>28.91019</text:p>
          </table:table-cell>
          <table:table-cell office:value-type="float" office:value="10.06861" calcext:value-type="float">
            <text:p>10.06861</text:p>
          </table:table-cell>
          <table:table-cell office:value-type="float" office:value="8.228013" calcext:value-type="float">
            <text:p>8.228013</text:p>
          </table:table-cell>
          <table:table-cell office:value-type="float" office:value="3.274408" calcext:value-type="float">
            <text:p>3.274408</text:p>
          </table:table-cell>
          <table:table-cell office:value-type="float" office:value="3.024287" calcext:value-type="float">
            <text:p>3.024287</text:p>
          </table:table-cell>
          <table:table-cell office:value-type="float" office:value="5.94144" calcext:value-type="float">
            <text:p>5.94144</text:p>
          </table:table-cell>
          <table:table-cell office:value-type="float" office:value="8.907661" calcext:value-type="float">
            <text:p>8.907661</text:p>
          </table:table-cell>
          <table:table-cell office:value-type="float" office:value="9.793137" calcext:value-type="float">
            <text:p>9.793137</text:p>
          </table:table-cell>
          <table:table-cell office:value-type="float" office:value="10.53482" calcext:value-type="float">
            <text:p>10.53482</text:p>
          </table:table-cell>
          <table:table-cell office:value-type="float" office:value="11.22349" calcext:value-type="float">
            <text:p>11.22349</text:p>
          </table:table-cell>
          <table:table-cell office:value-type="float" office:value="12.33512" calcext:value-type="float">
            <text:p>12.33512</text:p>
          </table:table-cell>
          <table:table-cell office:value-type="float" office:value="12.59511" calcext:value-type="float">
            <text:p>12.59511</text:p>
          </table:table-cell>
          <table:table-cell office:value-type="float" office:value="0" calcext:value-type="float">
            <text:p>0</text:p>
          </table:table-cell>
          <table:table-cell office:value-type="float" office:value="0.5011687" calcext:value-type="float">
            <text:p>0.50116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72006" calcext:value-type="float">
            <text:p>20072006</text:p>
          </table:table-cell>
          <table:table-cell office:value-type="float" office:value="0.6802444" calcext:value-type="float">
            <text:p>0.6802444</text:p>
          </table:table-cell>
          <table:table-cell office:value-type="float" office:value="133.8076" calcext:value-type="float">
            <text:p>133.8076</text:p>
          </table:table-cell>
          <table:table-cell office:value-type="float" office:value="0" calcext:value-type="float">
            <text:p>0</text:p>
          </table:table-cell>
          <table:table-cell office:value-type="float" office:value="-3.477126" calcext:value-type="float">
            <text:p>-3.477126</text:p>
          </table:table-cell>
          <table:table-cell office:value-type="float" office:value="41.79751" calcext:value-type="float">
            <text:p>41.79751</text:p>
          </table:table-cell>
          <table:table-cell office:value-type="float" office:value="0.07836409" calcext:value-type="float">
            <text:p>0.07836409</text:p>
          </table:table-cell>
          <table:table-cell office:value-type="float" office:value="0.0003640444" calcext:value-type="float">
            <text:p>0.0003640444</text:p>
          </table:table-cell>
          <table:table-cell office:value-type="float" office:value="0.1150087" calcext:value-type="float">
            <text:p>0.1150087</text:p>
          </table:table-cell>
          <table:table-cell office:value-type="float" office:value="0.01525365" calcext:value-type="float">
            <text:p>0.01525365</text:p>
          </table:table-cell>
          <table:table-cell office:value-type="float" office:value="1166.15" calcext:value-type="float">
            <text:p>1166.15</text:p>
          </table:table-cell>
          <table:table-cell office:value-type="float" office:value="0.7699535" calcext:value-type="float">
            <text:p>0.7699535</text:p>
          </table:table-cell>
          <table:table-cell office:value-type="float" office:value="0" calcext:value-type="float">
            <text:p>0</text:p>
          </table:table-cell>
          <table:table-cell office:value-type="float" office:value="0.02245172" calcext:value-type="float">
            <text:p>0.02245172</text:p>
          </table:table-cell>
          <table:table-cell office:value-type="float" office:value="0.02121716" calcext:value-type="float">
            <text:p>0.02121716</text:p>
          </table:table-cell>
          <table:table-cell office:value-type="float" office:value="0.0179543" calcext:value-type="float">
            <text:p>0.0179543</text:p>
          </table:table-cell>
          <table:table-cell office:value-type="float" office:value="0.008606056" calcext:value-type="float">
            <text:p>0.008606056</text:p>
          </table:table-cell>
          <table:table-cell office:value-type="float" office:value="0.007752285" calcext:value-type="float">
            <text:p>0.007752285</text:p>
          </table:table-cell>
          <table:table-cell office:value-type="float" office:value="0.004836553" calcext:value-type="float">
            <text:p>0.004836553</text:p>
          </table:table-cell>
          <table:table-cell office:value-type="float" office:value="0.004744529" calcext:value-type="float">
            <text:p>0.004744529</text:p>
          </table:table-cell>
          <table:table-cell office:value-type="float" office:value="0.01174177" calcext:value-type="float">
            <text:p>0.01174177</text:p>
          </table:table-cell>
          <table:table-cell office:value-type="float" office:value="0.04406093" calcext:value-type="float">
            <text:p>0.04406093</text:p>
          </table:table-cell>
          <table:table-cell office:value-type="float" office:value="0.08987295" calcext:value-type="float">
            <text:p>0.08987295</text:p>
          </table:table-cell>
          <table:table-cell office:value-type="float" office:value="0.113432" calcext:value-type="float">
            <text:p>0.113432</text:p>
          </table:table-cell>
          <table:table-cell office:value-type="float" office:value="0.08684418" calcext:value-type="float">
            <text:p>0.08684418</text:p>
          </table:table-cell>
          <table:table-cell office:value-type="float" office:value="0.1917355" calcext:value-type="float">
            <text:p>0.1917355</text:p>
          </table:table-cell>
          <table:table-cell office:value-type="float" office:value="0.194822" calcext:value-type="float">
            <text:p>0.194822</text:p>
          </table:table-cell>
          <table:table-cell office:value-type="float" office:value="0" calcext:value-type="float">
            <text:p>0</text:p>
          </table:table-cell>
          <table:table-cell office:value-type="float" office:value="45.17516" calcext:value-type="float">
            <text:p>45.17516</text:p>
          </table:table-cell>
          <table:table-cell office:value-type="float" office:value="35.22643" calcext:value-type="float">
            <text:p>35.22643</text:p>
          </table:table-cell>
          <table:table-cell office:value-type="float" office:value="28.8608" calcext:value-type="float">
            <text:p>28.8608</text:p>
          </table:table-cell>
          <table:table-cell office:value-type="float" office:value="10.05256" calcext:value-type="float">
            <text:p>10.05256</text:p>
          </table:table-cell>
          <table:table-cell office:value-type="float" office:value="8.215191" calcext:value-type="float">
            <text:p>8.215191</text:p>
          </table:table-cell>
          <table:table-cell office:value-type="float" office:value="3.271169" calcext:value-type="float">
            <text:p>3.271169</text:p>
          </table:table-cell>
          <table:table-cell office:value-type="float" office:value="3.021376" calcext:value-type="float">
            <text:p>3.021376</text:p>
          </table:table-cell>
          <table:table-cell office:value-type="float" office:value="5.931813" calcext:value-type="float">
            <text:p>5.931813</text:p>
          </table:table-cell>
          <table:table-cell office:value-type="float" office:value="8.892648" calcext:value-type="float">
            <text:p>8.892648</text:p>
          </table:table-cell>
          <table:table-cell office:value-type="float" office:value="9.779375" calcext:value-type="float">
            <text:p>9.779375</text:p>
          </table:table-cell>
          <table:table-cell office:value-type="float" office:value="10.5248" calcext:value-type="float">
            <text:p>10.5248</text:p>
          </table:table-cell>
          <table:table-cell office:value-type="float" office:value="11.20445" calcext:value-type="float">
            <text:p>11.20445</text:p>
          </table:table-cell>
          <table:table-cell office:value-type="float" office:value="12.33667" calcext:value-type="float">
            <text:p>12.33667</text:p>
          </table:table-cell>
          <table:table-cell office:value-type="float" office:value="12.59654" calcext:value-type="float">
            <text:p>12.59654</text:p>
          </table:table-cell>
          <table:table-cell office:value-type="float" office:value="0" calcext:value-type="float">
            <text:p>0</text:p>
          </table:table-cell>
          <table:table-cell office:value-type="float" office:value="0.07083739" calcext:value-type="float">
            <text:p>0.070837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072006" calcext:value-type="float">
            <text:p>21072006</text:p>
          </table:table-cell>
          <table:table-cell office:value-type="float" office:value="0.6810101" calcext:value-type="float">
            <text:p>0.6810101</text:p>
          </table:table-cell>
          <table:table-cell office:value-type="float" office:value="133.8041" calcext:value-type="float">
            <text:p>133.8041</text:p>
          </table:table-cell>
          <table:table-cell office:value-type="float" office:value="0" calcext:value-type="float">
            <text:p>0</text:p>
          </table:table-cell>
          <table:table-cell office:value-type="float" office:value="-3.550425" calcext:value-type="float">
            <text:p>-3.550425</text:p>
          </table:table-cell>
          <table:table-cell office:value-type="float" office:value="41.75577" calcext:value-type="float">
            <text:p>41.75577</text:p>
          </table:table-cell>
          <table:table-cell office:value-type="float" office:value="0.07836409" calcext:value-type="float">
            <text:p>0.07836409</text:p>
          </table:table-cell>
          <table:table-cell office:value-type="float" office:value="0.0003640444" calcext:value-type="float">
            <text:p>0.0003640444</text:p>
          </table:table-cell>
          <table:table-cell office:value-type="float" office:value="0.1150087" calcext:value-type="float">
            <text:p>0.1150087</text:p>
          </table:table-cell>
          <table:table-cell office:value-type="float" office:value="0.01525365" calcext:value-type="float">
            <text:p>0.01525365</text:p>
          </table:table-cell>
          <table:table-cell office:value-type="float" office:value="1166.123" calcext:value-type="float">
            <text:p>1166.123</text:p>
          </table:table-cell>
          <table:table-cell office:value-type="float" office:value="0.7701681" calcext:value-type="float">
            <text:p>0.7701681</text:p>
          </table:table-cell>
          <table:table-cell office:value-type="float" office:value="0" calcext:value-type="float">
            <text:p>0</text:p>
          </table:table-cell>
          <table:table-cell office:value-type="float" office:value="0.0340588" calcext:value-type="float">
            <text:p>0.0340588</text:p>
          </table:table-cell>
          <table:table-cell office:value-type="float" office:value="0.02157872" calcext:value-type="float">
            <text:p>0.02157872</text:p>
          </table:table-cell>
          <table:table-cell office:value-type="float" office:value="0.0173078" calcext:value-type="float">
            <text:p>0.0173078</text:p>
          </table:table-cell>
          <table:table-cell office:value-type="float" office:value="0.008206194" calcext:value-type="float">
            <text:p>0.008206194</text:p>
          </table:table-cell>
          <table:table-cell office:value-type="float" office:value="0.007375626" calcext:value-type="float">
            <text:p>0.007375626</text:p>
          </table:table-cell>
          <table:table-cell office:value-type="float" office:value="0.00466586" calcext:value-type="float">
            <text:p>0.00466586</text:p>
          </table:table-cell>
          <table:table-cell office:value-type="float" office:value="0.00467565" calcext:value-type="float">
            <text:p>0.00467565</text:p>
          </table:table-cell>
          <table:table-cell office:value-type="float" office:value="0.01166885" calcext:value-type="float">
            <text:p>0.01166885</text:p>
          </table:table-cell>
          <table:table-cell office:value-type="float" office:value="0.04248559" calcext:value-type="float">
            <text:p>0.04248559</text:p>
          </table:table-cell>
          <table:table-cell office:value-type="float" office:value="0.08311146" calcext:value-type="float">
            <text:p>0.08311146</text:p>
          </table:table-cell>
          <table:table-cell office:value-type="float" office:value="0.1079693" calcext:value-type="float">
            <text:p>0.1079693</text:p>
          </table:table-cell>
          <table:table-cell office:value-type="float" office:value="0.0812783" calcext:value-type="float">
            <text:p>0.0812783</text:p>
          </table:table-cell>
          <table:table-cell office:value-type="float" office:value="0.1917514" calcext:value-type="float">
            <text:p>0.1917514</text:p>
          </table:table-cell>
          <table:table-cell office:value-type="float" office:value="0.194837" calcext:value-type="float">
            <text:p>0.194837</text:p>
          </table:table-cell>
          <table:table-cell office:value-type="float" office:value="0" calcext:value-type="float">
            <text:p>0</text:p>
          </table:table-cell>
          <table:table-cell office:value-type="float" office:value="45.10361" calcext:value-type="float">
            <text:p>45.10361</text:p>
          </table:table-cell>
          <table:table-cell office:value-type="float" office:value="35.14543" calcext:value-type="float">
            <text:p>35.14543</text:p>
          </table:table-cell>
          <table:table-cell office:value-type="float" office:value="28.80985" calcext:value-type="float">
            <text:p>28.80985</text:p>
          </table:table-cell>
          <table:table-cell office:value-type="float" office:value="10.03603" calcext:value-type="float">
            <text:p>10.03603</text:p>
          </table:table-cell>
          <table:table-cell office:value-type="float" office:value="8.201955" calcext:value-type="float">
            <text:p>8.201955</text:p>
          </table:table-cell>
          <table:table-cell office:value-type="float" office:value="3.26787" calcext:value-type="float">
            <text:p>3.26787</text:p>
          </table:table-cell>
          <table:table-cell office:value-type="float" office:value="3.018433" calcext:value-type="float">
            <text:p>3.018433</text:p>
          </table:table-cell>
          <table:table-cell office:value-type="float" office:value="5.922201" calcext:value-type="float">
            <text:p>5.922201</text:p>
          </table:table-cell>
          <table:table-cell office:value-type="float" office:value="8.877481" calcext:value-type="float">
            <text:p>8.877481</text:p>
          </table:table-cell>
          <table:table-cell office:value-type="float" office:value="9.764938" calcext:value-type="float">
            <text:p>9.764938</text:p>
          </table:table-cell>
          <table:table-cell office:value-type="float" office:value="10.51399" calcext:value-type="float">
            <text:p>10.51399</text:p>
          </table:table-cell>
          <table:table-cell office:value-type="float" office:value="11.18455" calcext:value-type="float">
            <text:p>11.18455</text:p>
          </table:table-cell>
          <table:table-cell office:value-type="float" office:value="12.33822" calcext:value-type="float">
            <text:p>12.33822</text:p>
          </table:table-cell>
          <table:table-cell office:value-type="float" office:value="12.59795" calcext:value-type="float">
            <text:p>12.59795</text:p>
          </table:table-cell>
          <table:table-cell office:value-type="float" office:value="0" calcext:value-type="float">
            <text:p>0</text:p>
          </table:table-cell>
          <table:table-cell office:value-type="float" office:value="0.1636028" calcext:value-type="float">
            <text:p>0.16360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072006" calcext:value-type="float">
            <text:p>22072006</text:p>
          </table:table-cell>
          <table:table-cell office:value-type="float" office:value="0.681569" calcext:value-type="float">
            <text:p>0.681569</text:p>
          </table:table-cell>
          <table:table-cell office:value-type="float" office:value="133.8002" calcext:value-type="float">
            <text:p>133.8002</text:p>
          </table:table-cell>
          <table:table-cell office:value-type="float" office:value="0" calcext:value-type="float">
            <text:p>0</text:p>
          </table:table-cell>
          <table:table-cell office:value-type="float" office:value="-3.626725" calcext:value-type="float">
            <text:p>-3.626725</text:p>
          </table:table-cell>
          <table:table-cell office:value-type="float" office:value="41.71265" calcext:value-type="float">
            <text:p>41.71265</text:p>
          </table:table-cell>
          <table:table-cell office:value-type="float" office:value="0.07836409" calcext:value-type="float">
            <text:p>0.07836409</text:p>
          </table:table-cell>
          <table:table-cell office:value-type="float" office:value="0.0003640444" calcext:value-type="float">
            <text:p>0.0003640444</text:p>
          </table:table-cell>
          <table:table-cell office:value-type="float" office:value="0.1150087" calcext:value-type="float">
            <text:p>0.1150087</text:p>
          </table:table-cell>
          <table:table-cell office:value-type="float" office:value="0.01525365" calcext:value-type="float">
            <text:p>0.01525365</text:p>
          </table:table-cell>
          <table:table-cell office:value-type="float" office:value="1166.096" calcext:value-type="float">
            <text:p>1166.096</text:p>
          </table:table-cell>
          <table:table-cell office:value-type="float" office:value="0.7688866" calcext:value-type="float">
            <text:p>0.7688866</text:p>
          </table:table-cell>
          <table:table-cell office:value-type="float" office:value="0" calcext:value-type="float">
            <text:p>0</text:p>
          </table:table-cell>
          <table:table-cell office:value-type="float" office:value="0.04236473" calcext:value-type="float">
            <text:p>0.04236473</text:p>
          </table:table-cell>
          <table:table-cell office:value-type="float" office:value="0.02283081" calcext:value-type="float">
            <text:p>0.02283081</text:p>
          </table:table-cell>
          <table:table-cell office:value-type="float" office:value="0.0179879" calcext:value-type="float">
            <text:p>0.0179879</text:p>
          </table:table-cell>
          <table:table-cell office:value-type="float" office:value="0.008501584" calcext:value-type="float">
            <text:p>0.008501584</text:p>
          </table:table-cell>
          <table:table-cell office:value-type="float" office:value="0.007593372" calcext:value-type="float">
            <text:p>0.007593372</text:p>
          </table:table-cell>
          <table:table-cell office:value-type="float" office:value="0.004699227" calcext:value-type="float">
            <text:p>0.004699227</text:p>
          </table:table-cell>
          <table:table-cell office:value-type="float" office:value="0.004674623" calcext:value-type="float">
            <text:p>0.004674623</text:p>
          </table:table-cell>
          <table:table-cell office:value-type="float" office:value="0.01159228" calcext:value-type="float">
            <text:p>0.01159228</text:p>
          </table:table-cell>
          <table:table-cell office:value-type="float" office:value="0.04126621" calcext:value-type="float">
            <text:p>0.04126621</text:p>
          </table:table-cell>
          <table:table-cell office:value-type="float" office:value="0.0730188" calcext:value-type="float">
            <text:p>0.0730188</text:p>
          </table:table-cell>
          <table:table-cell office:value-type="float" office:value="0.1032747" calcext:value-type="float">
            <text:p>0.1032747</text:p>
          </table:table-cell>
          <table:table-cell office:value-type="float" office:value="0.07566056" calcext:value-type="float">
            <text:p>0.07566056</text:p>
          </table:table-cell>
          <table:table-cell office:value-type="float" office:value="0.1917651" calcext:value-type="float">
            <text:p>0.1917651</text:p>
          </table:table-cell>
          <table:table-cell office:value-type="float" office:value="0.194852" calcext:value-type="float">
            <text:p>0.194852</text:p>
          </table:table-cell>
          <table:table-cell office:value-type="float" office:value="0" calcext:value-type="float">
            <text:p>0</text:p>
          </table:table-cell>
          <table:table-cell office:value-type="float" office:value="45.0653" calcext:value-type="float">
            <text:p>45.0653</text:p>
          </table:table-cell>
          <table:table-cell office:value-type="float" office:value="35.08173" calcext:value-type="float">
            <text:p>35.08173</text:p>
          </table:table-cell>
          <table:table-cell office:value-type="float" office:value="28.75942" calcext:value-type="float">
            <text:p>28.75942</text:p>
          </table:table-cell>
          <table:table-cell office:value-type="float" office:value="10.01953" calcext:value-type="float">
            <text:p>10.01953</text:p>
          </table:table-cell>
          <table:table-cell office:value-type="float" office:value="8.188785" calcext:value-type="float">
            <text:p>8.188785</text:p>
          </table:table-cell>
          <table:table-cell office:value-type="float" office:value="3.264548" calcext:value-type="float">
            <text:p>3.264548</text:p>
          </table:table-cell>
          <table:table-cell office:value-type="float" office:value="3.015498" calcext:value-type="float">
            <text:p>3.015498</text:p>
          </table:table-cell>
          <table:table-cell office:value-type="float" office:value="5.91265" calcext:value-type="float">
            <text:p>5.91265</text:p>
          </table:table-cell>
          <table:table-cell office:value-type="float" office:value="8.862187" calcext:value-type="float">
            <text:p>8.862187</text:p>
          </table:table-cell>
          <table:table-cell office:value-type="float" office:value="9.748576" calcext:value-type="float">
            <text:p>9.748576</text:p>
          </table:table-cell>
          <table:table-cell office:value-type="float" office:value="10.50191" calcext:value-type="float">
            <text:p>10.50191</text:p>
          </table:table-cell>
          <table:table-cell office:value-type="float" office:value="11.16329" calcext:value-type="float">
            <text:p>11.16329</text:p>
          </table:table-cell>
          <table:table-cell office:value-type="float" office:value="12.33978" calcext:value-type="float">
            <text:p>12.33978</text:p>
          </table:table-cell>
          <table:table-cell office:value-type="float" office:value="12.59936" calcext:value-type="float">
            <text:p>12.59936</text:p>
          </table:table-cell>
          <table:table-cell office:value-type="float" office:value="0" calcext:value-type="float">
            <text:p>0</text:p>
          </table:table-cell>
          <table:table-cell office:value-type="float" office:value="0.2380958" calcext:value-type="float">
            <text:p>0.23809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3072006" calcext:value-type="float">
            <text:p>23072006</text:p>
          </table:table-cell>
          <table:table-cell office:value-type="float" office:value="0.6819723" calcext:value-type="float">
            <text:p>0.6819723</text:p>
          </table:table-cell>
          <table:table-cell office:value-type="float" office:value="133.796" calcext:value-type="float">
            <text:p>133.796</text:p>
          </table:table-cell>
          <table:table-cell office:value-type="float" office:value="0" calcext:value-type="float">
            <text:p>0</text:p>
          </table:table-cell>
          <table:table-cell office:value-type="float" office:value="-3.703381" calcext:value-type="float">
            <text:p>-3.703381</text:p>
          </table:table-cell>
          <table:table-cell office:value-type="float" office:value="41.66837" calcext:value-type="float">
            <text:p>41.66837</text:p>
          </table:table-cell>
          <table:table-cell office:value-type="float" office:value="0.07836409" calcext:value-type="float">
            <text:p>0.07836409</text:p>
          </table:table-cell>
          <table:table-cell office:value-type="float" office:value="0.0003640444" calcext:value-type="float">
            <text:p>0.0003640444</text:p>
          </table:table-cell>
          <table:table-cell office:value-type="float" office:value="0.1150087" calcext:value-type="float">
            <text:p>0.1150087</text:p>
          </table:table-cell>
          <table:table-cell office:value-type="float" office:value="0.01525365" calcext:value-type="float">
            <text:p>0.01525365</text:p>
          </table:table-cell>
          <table:table-cell office:value-type="float" office:value="1166.069" calcext:value-type="float">
            <text:p>1166.069</text:p>
          </table:table-cell>
          <table:table-cell office:value-type="float" office:value="0.7670465" calcext:value-type="float">
            <text:p>0.7670465</text:p>
          </table:table-cell>
          <table:table-cell office:value-type="float" office:value="0" calcext:value-type="float">
            <text:p>0</text:p>
          </table:table-cell>
          <table:table-cell office:value-type="float" office:value="0.04131539" calcext:value-type="float">
            <text:p>0.04131539</text:p>
          </table:table-cell>
          <table:table-cell office:value-type="float" office:value="0.02363676" calcext:value-type="float">
            <text:p>0.02363676</text:p>
          </table:table-cell>
          <table:table-cell office:value-type="float" office:value="0.0187281" calcext:value-type="float">
            <text:p>0.0187281</text:p>
          </table:table-cell>
          <table:table-cell office:value-type="float" office:value="0.008900575" calcext:value-type="float">
            <text:p>0.008900575</text:p>
          </table:table-cell>
          <table:table-cell office:value-type="float" office:value="0.007928926" calcext:value-type="float">
            <text:p>0.007928926</text:p>
          </table:table-cell>
          <table:table-cell office:value-type="float" office:value="0.004809179" calcext:value-type="float">
            <text:p>0.004809179</text:p>
          </table:table-cell>
          <table:table-cell office:value-type="float" office:value="0.004710472" calcext:value-type="float">
            <text:p>0.004710472</text:p>
          </table:table-cell>
          <table:table-cell office:value-type="float" office:value="0.01150475" calcext:value-type="float">
            <text:p>0.01150475</text:p>
          </table:table-cell>
          <table:table-cell office:value-type="float" office:value="0.04086994" calcext:value-type="float">
            <text:p>0.04086994</text:p>
          </table:table-cell>
          <table:table-cell office:value-type="float" office:value="0.07029917" calcext:value-type="float">
            <text:p>0.07029917</text:p>
          </table:table-cell>
          <table:table-cell office:value-type="float" office:value="0.1020435" calcext:value-type="float">
            <text:p>0.1020435</text:p>
          </table:table-cell>
          <table:table-cell office:value-type="float" office:value="0.07260741" calcext:value-type="float">
            <text:p>0.07260741</text:p>
          </table:table-cell>
          <table:table-cell office:value-type="float" office:value="0.1917771" calcext:value-type="float">
            <text:p>0.1917771</text:p>
          </table:table-cell>
          <table:table-cell office:value-type="float" office:value="0.1948668" calcext:value-type="float">
            <text:p>0.1948668</text:p>
          </table:table-cell>
          <table:table-cell office:value-type="float" office:value="0" calcext:value-type="float">
            <text:p>0</text:p>
          </table:table-cell>
          <table:table-cell office:value-type="float" office:value="45.02901" calcext:value-type="float">
            <text:p>45.02901</text:p>
          </table:table-cell>
          <table:table-cell office:value-type="float" office:value="35.02158" calcext:value-type="float">
            <text:p>35.02158</text:p>
          </table:table-cell>
          <table:table-cell office:value-type="float" office:value="28.71038" calcext:value-type="float">
            <text:p>28.71038</text:p>
          </table:table-cell>
          <table:table-cell office:value-type="float" office:value="10.00341" calcext:value-type="float">
            <text:p>10.00341</text:p>
          </table:table-cell>
          <table:table-cell office:value-type="float" office:value="8.175926" calcext:value-type="float">
            <text:p>8.175926</text:p>
          </table:table-cell>
          <table:table-cell office:value-type="float" office:value="3.261263" calcext:value-type="float">
            <text:p>3.261263</text:p>
          </table:table-cell>
          <table:table-cell office:value-type="float" office:value="3.012611" calcext:value-type="float">
            <text:p>3.012611</text:p>
          </table:table-cell>
          <table:table-cell office:value-type="float" office:value="5.903181" calcext:value-type="float">
            <text:p>5.903181</text:p>
          </table:table-cell>
          <table:table-cell office:value-type="float" office:value="8.846946" calcext:value-type="float">
            <text:p>8.846946</text:p>
          </table:table-cell>
          <table:table-cell office:value-type="float" office:value="9.730964" calcext:value-type="float">
            <text:p>9.730964</text:p>
          </table:table-cell>
          <table:table-cell office:value-type="float" office:value="10.48928" calcext:value-type="float">
            <text:p>10.48928</text:p>
          </table:table-cell>
          <table:table-cell office:value-type="float" office:value="11.14112" calcext:value-type="float">
            <text:p>11.14112</text:p>
          </table:table-cell>
          <table:table-cell office:value-type="float" office:value="12.34133" calcext:value-type="float">
            <text:p>12.34133</text:p>
          </table:table-cell>
          <table:table-cell office:value-type="float" office:value="12.60074" calcext:value-type="float">
            <text:p>12.60074</text:p>
          </table:table-cell>
          <table:table-cell office:value-type="float" office:value="0" calcext:value-type="float">
            <text:p>0</text:p>
          </table:table-cell>
          <table:table-cell office:value-type="float" office:value="0.3127557" calcext:value-type="float">
            <text:p>0.31275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4072006" calcext:value-type="float">
            <text:p>24072006</text:p>
          </table:table-cell>
          <table:table-cell office:value-type="float" office:value="0.6825823" calcext:value-type="float">
            <text:p>0.6825823</text:p>
          </table:table-cell>
          <table:table-cell office:value-type="float" office:value="133.7913" calcext:value-type="float">
            <text:p>133.7913</text:p>
          </table:table-cell>
          <table:table-cell office:value-type="float" office:value="0" calcext:value-type="float">
            <text:p>0</text:p>
          </table:table-cell>
          <table:table-cell office:value-type="float" office:value="-3.778104" calcext:value-type="float">
            <text:p>-3.778104</text:p>
          </table:table-cell>
          <table:table-cell office:value-type="float" office:value="41.62444" calcext:value-type="float">
            <text:p>41.62444</text:p>
          </table:table-cell>
          <table:table-cell office:value-type="float" office:value="0.07836409" calcext:value-type="float">
            <text:p>0.07836409</text:p>
          </table:table-cell>
          <table:table-cell office:value-type="float" office:value="0.0003640445" calcext:value-type="float">
            <text:p>0.0003640445</text:p>
          </table:table-cell>
          <table:table-cell office:value-type="float" office:value="0.1150087" calcext:value-type="float">
            <text:p>0.1150087</text:p>
          </table:table-cell>
          <table:table-cell office:value-type="float" office:value="0.01525365" calcext:value-type="float">
            <text:p>0.01525365</text:p>
          </table:table-cell>
          <table:table-cell office:value-type="float" office:value="1166.042" calcext:value-type="float">
            <text:p>1166.042</text:p>
          </table:table-cell>
          <table:table-cell office:value-type="float" office:value="0.7648866" calcext:value-type="float">
            <text:p>0.7648866</text:p>
          </table:table-cell>
          <table:table-cell office:value-type="float" office:value="0" calcext:value-type="float">
            <text:p>0</text:p>
          </table:table-cell>
          <table:table-cell office:value-type="float" office:value="0.07022357" calcext:value-type="float">
            <text:p>0.07022357</text:p>
          </table:table-cell>
          <table:table-cell office:value-type="float" office:value="0.02547672" calcext:value-type="float">
            <text:p>0.02547672</text:p>
          </table:table-cell>
          <table:table-cell office:value-type="float" office:value="0.01922672" calcext:value-type="float">
            <text:p>0.01922672</text:p>
          </table:table-cell>
          <table:table-cell office:value-type="float" office:value="0.009210468" calcext:value-type="float">
            <text:p>0.009210468</text:p>
          </table:table-cell>
          <table:table-cell office:value-type="float" office:value="0.008203559" calcext:value-type="float">
            <text:p>0.008203559</text:p>
          </table:table-cell>
          <table:table-cell office:value-type="float" office:value="0.004933923" calcext:value-type="float">
            <text:p>0.004933923</text:p>
          </table:table-cell>
          <table:table-cell office:value-type="float" office:value="0.004755692" calcext:value-type="float">
            <text:p>0.004755692</text:p>
          </table:table-cell>
          <table:table-cell office:value-type="float" office:value="0.01144497" calcext:value-type="float">
            <text:p>0.01144497</text:p>
          </table:table-cell>
          <table:table-cell office:value-type="float" office:value="0.04093941" calcext:value-type="float">
            <text:p>0.04093941</text:p>
          </table:table-cell>
          <table:table-cell office:value-type="float" office:value="0.07519793" calcext:value-type="float">
            <text:p>0.07519793</text:p>
          </table:table-cell>
          <table:table-cell office:value-type="float" office:value="0.1029421" calcext:value-type="float">
            <text:p>0.1029421</text:p>
          </table:table-cell>
          <table:table-cell office:value-type="float" office:value="0.07148375" calcext:value-type="float">
            <text:p>0.07148375</text:p>
          </table:table-cell>
          <table:table-cell office:value-type="float" office:value="0.191789" calcext:value-type="float">
            <text:p>0.191789</text:p>
          </table:table-cell>
          <table:table-cell office:value-type="float" office:value="0.1948813" calcext:value-type="float">
            <text:p>0.1948813</text:p>
          </table:table-cell>
          <table:table-cell office:value-type="float" office:value="0" calcext:value-type="float">
            <text:p>0</text:p>
          </table:table-cell>
          <table:table-cell office:value-type="float" office:value="44.99311" calcext:value-type="float">
            <text:p>44.99311</text:p>
          </table:table-cell>
          <table:table-cell office:value-type="float" office:value="34.96226" calcext:value-type="float">
            <text:p>34.96226</text:p>
          </table:table-cell>
          <table:table-cell office:value-type="float" office:value="28.6622" calcext:value-type="float">
            <text:p>28.6622</text:p>
          </table:table-cell>
          <table:table-cell office:value-type="float" office:value="9.98761" calcext:value-type="float">
            <text:p>9.98761</text:p>
          </table:table-cell>
          <table:table-cell office:value-type="float" office:value="8.16327" calcext:value-type="float">
            <text:p>8.16327</text:p>
          </table:table-cell>
          <table:table-cell office:value-type="float" office:value="3.258024" calcext:value-type="float">
            <text:p>3.258024</text:p>
          </table:table-cell>
          <table:table-cell office:value-type="float" office:value="3.009772" calcext:value-type="float">
            <text:p>3.009772</text:p>
          </table:table-cell>
          <table:table-cell office:value-type="float" office:value="5.893814" calcext:value-type="float">
            <text:p>5.893814</text:p>
          </table:table-cell>
          <table:table-cell office:value-type="float" office:value="8.831873" calcext:value-type="float">
            <text:p>8.831873</text:p>
          </table:table-cell>
          <table:table-cell office:value-type="float" office:value="9.71382" calcext:value-type="float">
            <text:p>9.71382</text:p>
          </table:table-cell>
          <table:table-cell office:value-type="float" office:value="10.47674" calcext:value-type="float">
            <text:p>10.47674</text:p>
          </table:table-cell>
          <table:table-cell office:value-type="float" office:value="11.11865" calcext:value-type="float">
            <text:p>11.11865</text:p>
          </table:table-cell>
          <table:table-cell office:value-type="float" office:value="12.34287" calcext:value-type="float">
            <text:p>12.34287</text:p>
          </table:table-cell>
          <table:table-cell office:value-type="float" office:value="12.60207" calcext:value-type="float">
            <text:p>12.60207</text:p>
          </table:table-cell>
          <table:table-cell office:value-type="float" office:value="0" calcext:value-type="float">
            <text:p>0</text:p>
          </table:table-cell>
          <table:table-cell office:value-type="float" office:value="0.3769171" calcext:value-type="float">
            <text:p>0.37691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072006" calcext:value-type="float">
            <text:p>25072006</text:p>
          </table:table-cell>
          <table:table-cell office:value-type="float" office:value="0.6829674" calcext:value-type="float">
            <text:p>0.6829674</text:p>
          </table:table-cell>
          <table:table-cell office:value-type="float" office:value="133.7872" calcext:value-type="float">
            <text:p>133.7872</text:p>
          </table:table-cell>
          <table:table-cell office:value-type="float" office:value="0" calcext:value-type="float">
            <text:p>0</text:p>
          </table:table-cell>
          <table:table-cell office:value-type="float" office:value="-3.852305" calcext:value-type="float">
            <text:p>-3.852305</text:p>
          </table:table-cell>
          <table:table-cell office:value-type="float" office:value="41.58068" calcext:value-type="float">
            <text:p>41.58068</text:p>
          </table:table-cell>
          <table:table-cell office:value-type="float" office:value="0.07836409" calcext:value-type="float">
            <text:p>0.07836409</text:p>
          </table:table-cell>
          <table:table-cell office:value-type="float" office:value="0.0003640445" calcext:value-type="float">
            <text:p>0.0003640445</text:p>
          </table:table-cell>
          <table:table-cell office:value-type="float" office:value="0.1150087" calcext:value-type="float">
            <text:p>0.1150087</text:p>
          </table:table-cell>
          <table:table-cell office:value-type="float" office:value="0.01525365" calcext:value-type="float">
            <text:p>0.01525365</text:p>
          </table:table-cell>
          <table:table-cell office:value-type="float" office:value="1166.015" calcext:value-type="float">
            <text:p>1166.015</text:p>
          </table:table-cell>
          <table:table-cell office:value-type="float" office:value="0.764976" calcext:value-type="float">
            <text:p>0.764976</text:p>
          </table:table-cell>
          <table:table-cell office:value-type="float" office:value="0" calcext:value-type="float">
            <text:p>0</text:p>
          </table:table-cell>
          <table:table-cell office:value-type="float" office:value="0.02290505" calcext:value-type="float">
            <text:p>0.02290505</text:p>
          </table:table-cell>
          <table:table-cell office:value-type="float" office:value="0.02265353" calcext:value-type="float">
            <text:p>0.02265353</text:p>
          </table:table-cell>
          <table:table-cell office:value-type="float" office:value="0.01803502" calcext:value-type="float">
            <text:p>0.01803502</text:p>
          </table:table-cell>
          <table:table-cell office:value-type="float" office:value="0.008616862" calcext:value-type="float">
            <text:p>0.008616862</text:p>
          </table:table-cell>
          <table:table-cell office:value-type="float" office:value="0.007755059" calcext:value-type="float">
            <text:p>0.007755059</text:p>
          </table:table-cell>
          <table:table-cell office:value-type="float" office:value="0.004799168" calcext:value-type="float">
            <text:p>0.004799168</text:p>
          </table:table-cell>
          <table:table-cell office:value-type="float" office:value="0.004728234" calcext:value-type="float">
            <text:p>0.004728234</text:p>
          </table:table-cell>
          <table:table-cell office:value-type="float" office:value="0.0113837" calcext:value-type="float">
            <text:p>0.0113837</text:p>
          </table:table-cell>
          <table:table-cell office:value-type="float" office:value="0.04076707" calcext:value-type="float">
            <text:p>0.04076707</text:p>
          </table:table-cell>
          <table:table-cell office:value-type="float" office:value="0.08045133" calcext:value-type="float">
            <text:p>0.08045133</text:p>
          </table:table-cell>
          <table:table-cell office:value-type="float" office:value="0.1037856" calcext:value-type="float">
            <text:p>0.1037856</text:p>
          </table:table-cell>
          <table:table-cell office:value-type="float" office:value="0.07006815" calcext:value-type="float">
            <text:p>0.07006815</text:p>
          </table:table-cell>
          <table:table-cell office:value-type="float" office:value="0.1918015" calcext:value-type="float">
            <text:p>0.1918015</text:p>
          </table:table-cell>
          <table:table-cell office:value-type="float" office:value="0.1948957" calcext:value-type="float">
            <text:p>0.1948957</text:p>
          </table:table-cell>
          <table:table-cell office:value-type="float" office:value="0" calcext:value-type="float">
            <text:p>0</text:p>
          </table:table-cell>
          <table:table-cell office:value-type="float" office:value="44.88886" calcext:value-type="float">
            <text:p>44.88886</text:p>
          </table:table-cell>
          <table:table-cell office:value-type="float" office:value="34.9025" calcext:value-type="float">
            <text:p>34.9025</text:p>
          </table:table-cell>
          <table:table-cell office:value-type="float" office:value="28.614" calcext:value-type="float">
            <text:p>28.614</text:p>
          </table:table-cell>
          <table:table-cell office:value-type="float" office:value="9.971829" calcext:value-type="float">
            <text:p>9.971829</text:p>
          </table:table-cell>
          <table:table-cell office:value-type="float" office:value="8.150612" calcext:value-type="float">
            <text:p>8.150612</text:p>
          </table:table-cell>
          <table:table-cell office:value-type="float" office:value="3.254803" calcext:value-type="float">
            <text:p>3.254803</text:p>
          </table:table-cell>
          <table:table-cell office:value-type="float" office:value="3.006956" calcext:value-type="float">
            <text:p>3.006956</text:p>
          </table:table-cell>
          <table:table-cell office:value-type="float" office:value="5.884528" calcext:value-type="float">
            <text:p>5.884528</text:p>
          </table:table-cell>
          <table:table-cell office:value-type="float" office:value="8.816986" calcext:value-type="float">
            <text:p>8.816986</text:p>
          </table:table-cell>
          <table:table-cell office:value-type="float" office:value="9.697973" calcext:value-type="float">
            <text:p>9.697973</text:p>
          </table:table-cell>
          <table:table-cell office:value-type="float" office:value="10.46455" calcext:value-type="float">
            <text:p>10.46455</text:p>
          </table:table-cell>
          <table:table-cell office:value-type="float" office:value="11.09603" calcext:value-type="float">
            <text:p>11.09603</text:p>
          </table:table-cell>
          <table:table-cell office:value-type="float" office:value="12.34435" calcext:value-type="float">
            <text:p>12.34435</text:p>
          </table:table-cell>
          <table:table-cell office:value-type="float" office:value="12.60341" calcext:value-type="float">
            <text:p>12.60341</text:p>
          </table:table-cell>
          <table:table-cell office:value-type="float" office:value="0" calcext:value-type="float">
            <text:p>0</text:p>
          </table:table-cell>
          <table:table-cell office:value-type="float" office:value="0.390468" calcext:value-type="float">
            <text:p>0.3904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6072006" calcext:value-type="float">
            <text:p>26072006</text:p>
          </table:table-cell>
          <table:table-cell office:value-type="float" office:value="0.6848108" calcext:value-type="float">
            <text:p>0.6848108</text:p>
          </table:table-cell>
          <table:table-cell office:value-type="float" office:value="133.7828" calcext:value-type="float">
            <text:p>133.7828</text:p>
          </table:table-cell>
          <table:table-cell office:value-type="float" office:value="0" calcext:value-type="float">
            <text:p>0</text:p>
          </table:table-cell>
          <table:table-cell office:value-type="float" office:value="-3.923715" calcext:value-type="float">
            <text:p>-3.923715</text:p>
          </table:table-cell>
          <table:table-cell office:value-type="float" office:value="41.53814" calcext:value-type="float">
            <text:p>41.53814</text:p>
          </table:table-cell>
          <table:table-cell office:value-type="float" office:value="0.07836409" calcext:value-type="float">
            <text:p>0.07836409</text:p>
          </table:table-cell>
          <table:table-cell office:value-type="float" office:value="0.0003640445" calcext:value-type="float">
            <text:p>0.0003640445</text:p>
          </table:table-cell>
          <table:table-cell office:value-type="float" office:value="0.1150087" calcext:value-type="float">
            <text:p>0.1150087</text:p>
          </table:table-cell>
          <table:table-cell office:value-type="float" office:value="0.01525365" calcext:value-type="float">
            <text:p>0.01525365</text:p>
          </table:table-cell>
          <table:table-cell office:value-type="float" office:value="1165.988" calcext:value-type="float">
            <text:p>1165.988</text:p>
          </table:table-cell>
          <table:table-cell office:value-type="float" office:value="0.7632305" calcext:value-type="float">
            <text:p>0.7632305</text:p>
          </table:table-cell>
          <table:table-cell office:value-type="float" office:value="0" calcext:value-type="float">
            <text:p>0</text:p>
          </table:table-cell>
          <table:table-cell office:value-type="float" office:value="0.03793795" calcext:value-type="float">
            <text:p>0.03793795</text:p>
          </table:table-cell>
          <table:table-cell office:value-type="float" office:value="0.02379795" calcext:value-type="float">
            <text:p>0.02379795</text:p>
          </table:table-cell>
          <table:table-cell office:value-type="float" office:value="0.01904739" calcext:value-type="float">
            <text:p>0.01904739</text:p>
          </table:table-cell>
          <table:table-cell office:value-type="float" office:value="0.009092444" calcext:value-type="float">
            <text:p>0.009092444</text:p>
          </table:table-cell>
          <table:table-cell office:value-type="float" office:value="0.008090197" calcext:value-type="float">
            <text:p>0.008090197</text:p>
          </table:table-cell>
          <table:table-cell office:value-type="float" office:value="0.004882555" calcext:value-type="float">
            <text:p>0.004882555</text:p>
          </table:table-cell>
          <table:table-cell office:value-type="float" office:value="0.004739369" calcext:value-type="float">
            <text:p>0.004739369</text:p>
          </table:table-cell>
          <table:table-cell office:value-type="float" office:value="0.01137287" calcext:value-type="float">
            <text:p>0.01137287</text:p>
          </table:table-cell>
          <table:table-cell office:value-type="float" office:value="0.04067792" calcext:value-type="float">
            <text:p>0.04067792</text:p>
          </table:table-cell>
          <table:table-cell office:value-type="float" office:value="0.08434556" calcext:value-type="float">
            <text:p>0.08434556</text:p>
          </table:table-cell>
          <table:table-cell office:value-type="float" office:value="0.1042855" calcext:value-type="float">
            <text:p>0.1042855</text:p>
          </table:table-cell>
          <table:table-cell office:value-type="float" office:value="0.06856101" calcext:value-type="float">
            <text:p>0.06856101</text:p>
          </table:table-cell>
          <table:table-cell office:value-type="float" office:value="0.1918223" calcext:value-type="float">
            <text:p>0.1918223</text:p>
          </table:table-cell>
          <table:table-cell office:value-type="float" office:value="0.19491" calcext:value-type="float">
            <text:p>0.19491</text:p>
          </table:table-cell>
          <table:table-cell office:value-type="float" office:value="0" calcext:value-type="float">
            <text:p>0</text:p>
          </table:table-cell>
          <table:table-cell office:value-type="float" office:value="44.84339" calcext:value-type="float">
            <text:p>44.84339</text:p>
          </table:table-cell>
          <table:table-cell office:value-type="float" office:value="34.84324" calcext:value-type="float">
            <text:p>34.84324</text:p>
          </table:table-cell>
          <table:table-cell office:value-type="float" office:value="28.56603" calcext:value-type="float">
            <text:p>28.56603</text:p>
          </table:table-cell>
          <table:table-cell office:value-type="float" office:value="9.956083" calcext:value-type="float">
            <text:p>9.956083</text:p>
          </table:table-cell>
          <table:table-cell office:value-type="float" office:value="8.137988" calcext:value-type="float">
            <text:p>8.137988</text:p>
          </table:table-cell>
          <table:table-cell office:value-type="float" office:value="3.251591" calcext:value-type="float">
            <text:p>3.251591</text:p>
          </table:table-cell>
          <table:table-cell office:value-type="float" office:value="3.00415" calcext:value-type="float">
            <text:p>3.00415</text:p>
          </table:table-cell>
          <table:table-cell office:value-type="float" office:value="5.875326" calcext:value-type="float">
            <text:p>5.875326</text:p>
          </table:table-cell>
          <table:table-cell office:value-type="float" office:value="8.802252" calcext:value-type="float">
            <text:p>8.802252</text:p>
          </table:table-cell>
          <table:table-cell office:value-type="float" office:value="9.683062" calcext:value-type="float">
            <text:p>9.683062</text:p>
          </table:table-cell>
          <table:table-cell office:value-type="float" office:value="10.45256" calcext:value-type="float">
            <text:p>10.45256</text:p>
          </table:table-cell>
          <table:table-cell office:value-type="float" office:value="11.07314" calcext:value-type="float">
            <text:p>11.07314</text:p>
          </table:table-cell>
          <table:table-cell office:value-type="float" office:value="12.34582" calcext:value-type="float">
            <text:p>12.34582</text:p>
          </table:table-cell>
          <table:table-cell office:value-type="float" office:value="12.60476" calcext:value-type="float">
            <text:p>12.60476</text:p>
          </table:table-cell>
          <table:table-cell office:value-type="float" office:value="0" calcext:value-type="float">
            <text:p>0</text:p>
          </table:table-cell>
          <table:table-cell office:value-type="float" office:value="0.3488629" calcext:value-type="float">
            <text:p>0.34886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7072006" calcext:value-type="float">
            <text:p>27072006</text:p>
          </table:table-cell>
          <table:table-cell office:value-type="float" office:value="0.6853479" calcext:value-type="float">
            <text:p>0.6853479</text:p>
          </table:table-cell>
          <table:table-cell office:value-type="float" office:value="133.7781" calcext:value-type="float">
            <text:p>133.7781</text:p>
          </table:table-cell>
          <table:table-cell office:value-type="float" office:value="0" calcext:value-type="float">
            <text:p>0</text:p>
          </table:table-cell>
          <table:table-cell office:value-type="float" office:value="-3.995476" calcext:value-type="float">
            <text:p>-3.995476</text:p>
          </table:table-cell>
          <table:table-cell office:value-type="float" office:value="41.49643" calcext:value-type="float">
            <text:p>41.49643</text:p>
          </table:table-cell>
          <table:table-cell office:value-type="float" office:value="0.07836409" calcext:value-type="float">
            <text:p>0.07836409</text:p>
          </table:table-cell>
          <table:table-cell office:value-type="float" office:value="0.0003640445" calcext:value-type="float">
            <text:p>0.0003640445</text:p>
          </table:table-cell>
          <table:table-cell office:value-type="float" office:value="0.1150087" calcext:value-type="float">
            <text:p>0.1150087</text:p>
          </table:table-cell>
          <table:table-cell office:value-type="float" office:value="0.01525365" calcext:value-type="float">
            <text:p>0.01525365</text:p>
          </table:table-cell>
          <table:table-cell office:value-type="float" office:value="1165.963" calcext:value-type="float">
            <text:p>1165.963</text:p>
          </table:table-cell>
          <table:table-cell office:value-type="float" office:value="0.7609746" calcext:value-type="float">
            <text:p>0.7609746</text:p>
          </table:table-cell>
          <table:table-cell office:value-type="float" office:value="0" calcext:value-type="float">
            <text:p>0</text:p>
          </table:table-cell>
          <table:table-cell office:value-type="float" office:value="0.03506359" calcext:value-type="float">
            <text:p>0.03506359</text:p>
          </table:table-cell>
          <table:table-cell office:value-type="float" office:value="0.02361314" calcext:value-type="float">
            <text:p>0.02361314</text:p>
          </table:table-cell>
          <table:table-cell office:value-type="float" office:value="0.01907676" calcext:value-type="float">
            <text:p>0.01907676</text:p>
          </table:table-cell>
          <table:table-cell office:value-type="float" office:value="0.009180469" calcext:value-type="float">
            <text:p>0.009180469</text:p>
          </table:table-cell>
          <table:table-cell office:value-type="float" office:value="0.008211236" calcext:value-type="float">
            <text:p>0.008211236</text:p>
          </table:table-cell>
          <table:table-cell office:value-type="float" office:value="0.004961123" calcext:value-type="float">
            <text:p>0.004961123</text:p>
          </table:table-cell>
          <table:table-cell office:value-type="float" office:value="0.004774495" calcext:value-type="float">
            <text:p>0.004774495</text:p>
          </table:table-cell>
          <table:table-cell office:value-type="float" office:value="0.01131644" calcext:value-type="float">
            <text:p>0.01131644</text:p>
          </table:table-cell>
          <table:table-cell office:value-type="float" office:value="0.04071091" calcext:value-type="float">
            <text:p>0.04071091</text:p>
          </table:table-cell>
          <table:table-cell office:value-type="float" office:value="0.08850566" calcext:value-type="float">
            <text:p>0.08850566</text:p>
          </table:table-cell>
          <table:table-cell office:value-type="float" office:value="0.1050549" calcext:value-type="float">
            <text:p>0.1050549</text:p>
          </table:table-cell>
          <table:table-cell office:value-type="float" office:value="0.0675953" calcext:value-type="float">
            <text:p>0.0675953</text:p>
          </table:table-cell>
          <table:table-cell office:value-type="float" office:value="0.1918393" calcext:value-type="float">
            <text:p>0.1918393</text:p>
          </table:table-cell>
          <table:table-cell office:value-type="float" office:value="0.1949243" calcext:value-type="float">
            <text:p>0.1949243</text:p>
          </table:table-cell>
          <table:table-cell office:value-type="float" office:value="0" calcext:value-type="float">
            <text:p>0</text:p>
          </table:table-cell>
          <table:table-cell office:value-type="float" office:value="44.8074" calcext:value-type="float">
            <text:p>44.8074</text:p>
          </table:table-cell>
          <table:table-cell office:value-type="float" office:value="34.78447" calcext:value-type="float">
            <text:p>34.78447</text:p>
          </table:table-cell>
          <table:table-cell office:value-type="float" office:value="28.51841" calcext:value-type="float">
            <text:p>28.51841</text:p>
          </table:table-cell>
          <table:table-cell office:value-type="float" office:value="9.94054" calcext:value-type="float">
            <text:p>9.94054</text:p>
          </table:table-cell>
          <table:table-cell office:value-type="float" office:value="8.125439" calcext:value-type="float">
            <text:p>8.125439</text:p>
          </table:table-cell>
          <table:table-cell office:value-type="float" office:value="3.24841" calcext:value-type="float">
            <text:p>3.24841</text:p>
          </table:table-cell>
          <table:table-cell office:value-type="float" office:value="3.001363" calcext:value-type="float">
            <text:p>3.001363</text:p>
          </table:table-cell>
          <table:table-cell office:value-type="float" office:value="5.866201" calcext:value-type="float">
            <text:p>5.866201</text:p>
          </table:table-cell>
          <table:table-cell office:value-type="float" office:value="8.78771" calcext:value-type="float">
            <text:p>8.78771</text:p>
          </table:table-cell>
          <table:table-cell office:value-type="float" office:value="9.66909" calcext:value-type="float">
            <text:p>9.66909</text:p>
          </table:table-cell>
          <table:table-cell office:value-type="float" office:value="10.4408" calcext:value-type="float">
            <text:p>10.4408</text:p>
          </table:table-cell>
          <table:table-cell office:value-type="float" office:value="11.05012" calcext:value-type="float">
            <text:p>11.05012</text:p>
          </table:table-cell>
          <table:table-cell office:value-type="float" office:value="12.34729" calcext:value-type="float">
            <text:p>12.34729</text:p>
          </table:table-cell>
          <table:table-cell office:value-type="float" office:value="12.60609" calcext:value-type="float">
            <text:p>12.60609</text:p>
          </table:table-cell>
          <table:table-cell office:value-type="float" office:value="0" calcext:value-type="float">
            <text:p>0</text:p>
          </table:table-cell>
          <table:table-cell office:value-type="float" office:value="0.4270259" calcext:value-type="float">
            <text:p>0.42702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8072006" calcext:value-type="float">
            <text:p>28072006</text:p>
          </table:table-cell>
          <table:table-cell office:value-type="float" office:value="0.6930338" calcext:value-type="float">
            <text:p>0.6930338</text:p>
          </table:table-cell>
          <table:table-cell office:value-type="float" office:value="133.7732" calcext:value-type="float">
            <text:p>133.7732</text:p>
          </table:table-cell>
          <table:table-cell office:value-type="float" office:value="0" calcext:value-type="float">
            <text:p>0</text:p>
          </table:table-cell>
          <table:table-cell office:value-type="float" office:value="-4.059833" calcext:value-type="float">
            <text:p>-4.059833</text:p>
          </table:table-cell>
          <table:table-cell office:value-type="float" office:value="41.45532" calcext:value-type="float">
            <text:p>41.45532</text:p>
          </table:table-cell>
          <table:table-cell office:value-type="float" office:value="0.07836409" calcext:value-type="float">
            <text:p>0.07836409</text:p>
          </table:table-cell>
          <table:table-cell office:value-type="float" office:value="0.0003640445" calcext:value-type="float">
            <text:p>0.0003640445</text:p>
          </table:table-cell>
          <table:table-cell office:value-type="float" office:value="0.1150087" calcext:value-type="float">
            <text:p>0.1150087</text:p>
          </table:table-cell>
          <table:table-cell office:value-type="float" office:value="0.01525365" calcext:value-type="float">
            <text:p>0.01525365</text:p>
          </table:table-cell>
          <table:table-cell office:value-type="float" office:value="1165.937" calcext:value-type="float">
            <text:p>1165.937</text:p>
          </table:table-cell>
          <table:table-cell office:value-type="float" office:value="0.75845" calcext:value-type="float">
            <text:p>0.75845</text:p>
          </table:table-cell>
          <table:table-cell office:value-type="float" office:value="0" calcext:value-type="float">
            <text:p>0</text:p>
          </table:table-cell>
          <table:table-cell office:value-type="float" office:value="0.03376197" calcext:value-type="float">
            <text:p>0.03376197</text:p>
          </table:table-cell>
          <table:table-cell office:value-type="float" office:value="0.02415738" calcext:value-type="float">
            <text:p>0.02415738</text:p>
          </table:table-cell>
          <table:table-cell office:value-type="float" office:value="0.01964783" calcext:value-type="float">
            <text:p>0.01964783</text:p>
          </table:table-cell>
          <table:table-cell office:value-type="float" office:value="0.009480107" calcext:value-type="float">
            <text:p>0.009480107</text:p>
          </table:table-cell>
          <table:table-cell office:value-type="float" office:value="0.008460083" calcext:value-type="float">
            <text:p>0.008460083</text:p>
          </table:table-cell>
          <table:table-cell office:value-type="float" office:value="0.005056968" calcext:value-type="float">
            <text:p>0.005056968</text:p>
          </table:table-cell>
          <table:table-cell office:value-type="float" office:value="0.004808745" calcext:value-type="float">
            <text:p>0.004808745</text:p>
          </table:table-cell>
          <table:table-cell office:value-type="float" office:value="0.01126907" calcext:value-type="float">
            <text:p>0.01126907</text:p>
          </table:table-cell>
          <table:table-cell office:value-type="float" office:value="0.04057835" calcext:value-type="float">
            <text:p>0.04057835</text:p>
          </table:table-cell>
          <table:table-cell office:value-type="float" office:value="0.09025017" calcext:value-type="float">
            <text:p>0.09025017</text:p>
          </table:table-cell>
          <table:table-cell office:value-type="float" office:value="0.1056088" calcext:value-type="float">
            <text:p>0.1056088</text:p>
          </table:table-cell>
          <table:table-cell office:value-type="float" office:value="0.06639747" calcext:value-type="float">
            <text:p>0.06639747</text:p>
          </table:table-cell>
          <table:table-cell office:value-type="float" office:value="0.1918522" calcext:value-type="float">
            <text:p>0.1918522</text:p>
          </table:table-cell>
          <table:table-cell office:value-type="float" office:value="0.1949387" calcext:value-type="float">
            <text:p>0.1949387</text:p>
          </table:table-cell>
          <table:table-cell office:value-type="float" office:value="0" calcext:value-type="float">
            <text:p>0</text:p>
          </table:table-cell>
          <table:table-cell office:value-type="float" office:value="44.77169" calcext:value-type="float">
            <text:p>44.77169</text:p>
          </table:table-cell>
          <table:table-cell office:value-type="float" office:value="34.72606" calcext:value-type="float">
            <text:p>34.72606</text:p>
          </table:table-cell>
          <table:table-cell office:value-type="float" office:value="28.47108" calcext:value-type="float">
            <text:p>28.47108</text:p>
          </table:table-cell>
          <table:table-cell office:value-type="float" office:value="9.925115" calcext:value-type="float">
            <text:p>9.925115</text:p>
          </table:table-cell>
          <table:table-cell office:value-type="float" office:value="8.112955" calcext:value-type="float">
            <text:p>8.112955</text:p>
          </table:table-cell>
          <table:table-cell office:value-type="float" office:value="3.24525" calcext:value-type="float">
            <text:p>3.24525</text:p>
          </table:table-cell>
          <table:table-cell office:value-type="float" office:value="2.998598" calcext:value-type="float">
            <text:p>2.998598</text:p>
          </table:table-cell>
          <table:table-cell office:value-type="float" office:value="5.85716" calcext:value-type="float">
            <text:p>5.85716</text:p>
          </table:table-cell>
          <table:table-cell office:value-type="float" office:value="8.773356" calcext:value-type="float">
            <text:p>8.773356</text:p>
          </table:table-cell>
          <table:table-cell office:value-type="float" office:value="9.655817" calcext:value-type="float">
            <text:p>9.655817</text:p>
          </table:table-cell>
          <table:table-cell office:value-type="float" office:value="10.42928" calcext:value-type="float">
            <text:p>10.42928</text:p>
          </table:table-cell>
          <table:table-cell office:value-type="float" office:value="11.02697" calcext:value-type="float">
            <text:p>11.02697</text:p>
          </table:table-cell>
          <table:table-cell office:value-type="float" office:value="12.34877" calcext:value-type="float">
            <text:p>12.34877</text:p>
          </table:table-cell>
          <table:table-cell office:value-type="float" office:value="12.60744" calcext:value-type="float">
            <text:p>12.60744</text:p>
          </table:table-cell>
          <table:table-cell office:value-type="float" office:value="0" calcext:value-type="float">
            <text:p>0</text:p>
          </table:table-cell>
          <table:table-cell office:value-type="float" office:value="0.2547888" calcext:value-type="float">
            <text:p>0.25478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9072006" calcext:value-type="float">
            <text:p>29072006</text:p>
          </table:table-cell>
          <table:table-cell office:value-type="float" office:value="0.7068019" calcext:value-type="float">
            <text:p>0.7068019</text:p>
          </table:table-cell>
          <table:table-cell office:value-type="float" office:value="133.7678" calcext:value-type="float">
            <text:p>133.7678</text:p>
          </table:table-cell>
          <table:table-cell office:value-type="float" office:value="0" calcext:value-type="float">
            <text:p>0</text:p>
          </table:table-cell>
          <table:table-cell office:value-type="float" office:value="-4.117625" calcext:value-type="float">
            <text:p>-4.117625</text:p>
          </table:table-cell>
          <table:table-cell office:value-type="float" office:value="41.41469" calcext:value-type="float">
            <text:p>41.41469</text:p>
          </table:table-cell>
          <table:table-cell office:value-type="float" office:value="0.07836409" calcext:value-type="float">
            <text:p>0.07836409</text:p>
          </table:table-cell>
          <table:table-cell office:value-type="float" office:value="0.0003640445" calcext:value-type="float">
            <text:p>0.0003640445</text:p>
          </table:table-cell>
          <table:table-cell office:value-type="float" office:value="0.1150087" calcext:value-type="float">
            <text:p>0.1150087</text:p>
          </table:table-cell>
          <table:table-cell office:value-type="float" office:value="0.01525365" calcext:value-type="float">
            <text:p>0.01525365</text:p>
          </table:table-cell>
          <table:table-cell office:value-type="float" office:value="1165.912" calcext:value-type="float">
            <text:p>1165.912</text:p>
          </table:table-cell>
          <table:table-cell office:value-type="float" office:value="0.7553465" calcext:value-type="float">
            <text:p>0.7553465</text:p>
          </table:table-cell>
          <table:table-cell office:value-type="float" office:value="0" calcext:value-type="float">
            <text:p>0</text:p>
          </table:table-cell>
          <table:table-cell office:value-type="float" office:value="0.0318654" calcext:value-type="float">
            <text:p>0.0318654</text:p>
          </table:table-cell>
          <table:table-cell office:value-type="float" office:value="0.02483604" calcext:value-type="float">
            <text:p>0.02483604</text:p>
          </table:table-cell>
          <table:table-cell office:value-type="float" office:value="0.0203899" calcext:value-type="float">
            <text:p>0.0203899</text:p>
          </table:table-cell>
          <table:table-cell office:value-type="float" office:value="0.009866098" calcext:value-type="float">
            <text:p>0.009866098</text:p>
          </table:table-cell>
          <table:table-cell office:value-type="float" office:value="0.008793914" calcext:value-type="float">
            <text:p>0.008793914</text:p>
          </table:table-cell>
          <table:table-cell office:value-type="float" office:value="0.005194268" calcext:value-type="float">
            <text:p>0.005194268</text:p>
          </table:table-cell>
          <table:table-cell office:value-type="float" office:value="0.004863089" calcext:value-type="float">
            <text:p>0.004863089</text:p>
          </table:table-cell>
          <table:table-cell office:value-type="float" office:value="0.01122766" calcext:value-type="float">
            <text:p>0.01122766</text:p>
          </table:table-cell>
          <table:table-cell office:value-type="float" office:value="0.04056833" calcext:value-type="float">
            <text:p>0.04056833</text:p>
          </table:table-cell>
          <table:table-cell office:value-type="float" office:value="0.09173781" calcext:value-type="float">
            <text:p>0.09173781</text:p>
          </table:table-cell>
          <table:table-cell office:value-type="float" office:value="0.1075883" calcext:value-type="float">
            <text:p>0.1075883</text:p>
          </table:table-cell>
          <table:table-cell office:value-type="float" office:value="0.06557414" calcext:value-type="float">
            <text:p>0.06557414</text:p>
          </table:table-cell>
          <table:table-cell office:value-type="float" office:value="0.1918639" calcext:value-type="float">
            <text:p>0.1918639</text:p>
          </table:table-cell>
          <table:table-cell office:value-type="float" office:value="0.1949529" calcext:value-type="float">
            <text:p>0.1949529</text:p>
          </table:table-cell>
          <table:table-cell office:value-type="float" office:value="0" calcext:value-type="float">
            <text:p>0</text:p>
          </table:table-cell>
          <table:table-cell office:value-type="float" office:value="44.73786" calcext:value-type="float">
            <text:p>44.73786</text:p>
          </table:table-cell>
          <table:table-cell office:value-type="float" office:value="34.66807" calcext:value-type="float">
            <text:p>34.66807</text:p>
          </table:table-cell>
          <table:table-cell office:value-type="float" office:value="28.42415" calcext:value-type="float">
            <text:p>28.42415</text:p>
          </table:table-cell>
          <table:table-cell office:value-type="float" office:value="9.909873" calcext:value-type="float">
            <text:p>9.909873</text:p>
          </table:table-cell>
          <table:table-cell office:value-type="float" office:value="8.100585" calcext:value-type="float">
            <text:p>8.100585</text:p>
          </table:table-cell>
          <table:table-cell office:value-type="float" office:value="3.242124" calcext:value-type="float">
            <text:p>3.242124</text:p>
          </table:table-cell>
          <table:table-cell office:value-type="float" office:value="2.995855" calcext:value-type="float">
            <text:p>2.995855</text:p>
          </table:table-cell>
          <table:table-cell office:value-type="float" office:value="5.848194" calcext:value-type="float">
            <text:p>5.848194</text:p>
          </table:table-cell>
          <table:table-cell office:value-type="float" office:value="8.75918" calcext:value-type="float">
            <text:p>8.75918</text:p>
          </table:table-cell>
          <table:table-cell office:value-type="float" office:value="9.64292" calcext:value-type="float">
            <text:p>9.64292</text:p>
          </table:table-cell>
          <table:table-cell office:value-type="float" office:value="10.41812" calcext:value-type="float">
            <text:p>10.41812</text:p>
          </table:table-cell>
          <table:table-cell office:value-type="float" office:value="11.00372" calcext:value-type="float">
            <text:p>11.00372</text:p>
          </table:table-cell>
          <table:table-cell office:value-type="float" office:value="12.35024" calcext:value-type="float">
            <text:p>12.35024</text:p>
          </table:table-cell>
          <table:table-cell office:value-type="float" office:value="12.60878" calcext:value-type="float">
            <text:p>12.60878</text:p>
          </table:table-cell>
          <table:table-cell office:value-type="float" office:value="0" calcext:value-type="float">
            <text:p>0</text:p>
          </table:table-cell>
          <table:table-cell office:value-type="float" office:value="0.2222698" calcext:value-type="float">
            <text:p>0.22226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0072006" calcext:value-type="float">
            <text:p>30072006</text:p>
          </table:table-cell>
          <table:table-cell office:value-type="float" office:value="0.7237571" calcext:value-type="float">
            <text:p>0.7237571</text:p>
          </table:table-cell>
          <table:table-cell office:value-type="float" office:value="133.7622" calcext:value-type="float">
            <text:p>133.7622</text:p>
          </table:table-cell>
          <table:table-cell office:value-type="float" office:value="0" calcext:value-type="float">
            <text:p>0</text:p>
          </table:table-cell>
          <table:table-cell office:value-type="float" office:value="-4.171492" calcext:value-type="float">
            <text:p>-4.171492</text:p>
          </table:table-cell>
          <table:table-cell office:value-type="float" office:value="41.37474" calcext:value-type="float">
            <text:p>41.37474</text:p>
          </table:table-cell>
          <table:table-cell office:value-type="float" office:value="0.07836409" calcext:value-type="float">
            <text:p>0.07836409</text:p>
          </table:table-cell>
          <table:table-cell office:value-type="float" office:value="0.0003640445" calcext:value-type="float">
            <text:p>0.0003640445</text:p>
          </table:table-cell>
          <table:table-cell office:value-type="float" office:value="0.1150087" calcext:value-type="float">
            <text:p>0.1150087</text:p>
          </table:table-cell>
          <table:table-cell office:value-type="float" office:value="0.01513879" calcext:value-type="float">
            <text:p>0.01513879</text:p>
          </table:table-cell>
          <table:table-cell office:value-type="float" office:value="1165.888" calcext:value-type="float">
            <text:p>1165.888</text:p>
          </table:table-cell>
          <table:table-cell office:value-type="float" office:value="0.751856" calcext:value-type="float">
            <text:p>0.751856</text:p>
          </table:table-cell>
          <table:table-cell office:value-type="float" office:value="0" calcext:value-type="float">
            <text:p>0</text:p>
          </table:table-cell>
          <table:table-cell office:value-type="float" office:value="0.04430466" calcext:value-type="float">
            <text:p>0.04430466</text:p>
          </table:table-cell>
          <table:table-cell office:value-type="float" office:value="0.02544119" calcext:value-type="float">
            <text:p>0.02544119</text:p>
          </table:table-cell>
          <table:table-cell office:value-type="float" office:value="0.02072014" calcext:value-type="float">
            <text:p>0.02072014</text:p>
          </table:table-cell>
          <table:table-cell office:value-type="float" office:value="0.01008392" calcext:value-type="float">
            <text:p>0.01008392</text:p>
          </table:table-cell>
          <table:table-cell office:value-type="float" office:value="0.009009104" calcext:value-type="float">
            <text:p>0.009009104</text:p>
          </table:table-cell>
          <table:table-cell office:value-type="float" office:value="0.00529413" calcext:value-type="float">
            <text:p>0.00529413</text:p>
          </table:table-cell>
          <table:table-cell office:value-type="float" office:value="0.004911953" calcext:value-type="float">
            <text:p>0.004911953</text:p>
          </table:table-cell>
          <table:table-cell office:value-type="float" office:value="0.01120374" calcext:value-type="float">
            <text:p>0.01120374</text:p>
          </table:table-cell>
          <table:table-cell office:value-type="float" office:value="0.04067961" calcext:value-type="float">
            <text:p>0.04067961</text:p>
          </table:table-cell>
          <table:table-cell office:value-type="float" office:value="0.09360689" calcext:value-type="float">
            <text:p>0.09360689</text:p>
          </table:table-cell>
          <table:table-cell office:value-type="float" office:value="0.1099195" calcext:value-type="float">
            <text:p>0.1099195</text:p>
          </table:table-cell>
          <table:table-cell office:value-type="float" office:value="0.06522419" calcext:value-type="float">
            <text:p>0.06522419</text:p>
          </table:table-cell>
          <table:table-cell office:value-type="float" office:value="0.1919384" calcext:value-type="float">
            <text:p>0.1919384</text:p>
          </table:table-cell>
          <table:table-cell office:value-type="float" office:value="0.1949359" calcext:value-type="float">
            <text:p>0.1949359</text:p>
          </table:table-cell>
          <table:table-cell office:value-type="float" office:value="0" calcext:value-type="float">
            <text:p>0</text:p>
          </table:table-cell>
          <table:table-cell office:value-type="float" office:value="44.70459" calcext:value-type="float">
            <text:p>44.70459</text:p>
          </table:table-cell>
          <table:table-cell office:value-type="float" office:value="34.61048" calcext:value-type="float">
            <text:p>34.61048</text:p>
          </table:table-cell>
          <table:table-cell office:value-type="float" office:value="28.37756" calcext:value-type="float">
            <text:p>28.37756</text:p>
          </table:table-cell>
          <table:table-cell office:value-type="float" office:value="9.894742" calcext:value-type="float">
            <text:p>9.894742</text:p>
          </table:table-cell>
          <table:table-cell office:value-type="float" office:value="8.088365" calcext:value-type="float">
            <text:p>8.088365</text:p>
          </table:table-cell>
          <table:table-cell office:value-type="float" office:value="3.239032" calcext:value-type="float">
            <text:p>3.239032</text:p>
          </table:table-cell>
          <table:table-cell office:value-type="float" office:value="2.993124" calcext:value-type="float">
            <text:p>2.993124</text:p>
          </table:table-cell>
          <table:table-cell office:value-type="float" office:value="5.839299" calcext:value-type="float">
            <text:p>5.839299</text:p>
          </table:table-cell>
          <table:table-cell office:value-type="float" office:value="8.745214" calcext:value-type="float">
            <text:p>8.745214</text:p>
          </table:table-cell>
          <table:table-cell office:value-type="float" office:value="9.630449" calcext:value-type="float">
            <text:p>9.630449</text:p>
          </table:table-cell>
          <table:table-cell office:value-type="float" office:value="10.40752" calcext:value-type="float">
            <text:p>10.40752</text:p>
          </table:table-cell>
          <table:table-cell office:value-type="float" office:value="10.98044" calcext:value-type="float">
            <text:p>10.98044</text:p>
          </table:table-cell>
          <table:table-cell office:value-type="float" office:value="12.35175" calcext:value-type="float">
            <text:p>12.35175</text:p>
          </table:table-cell>
          <table:table-cell office:value-type="float" office:value="12.61014" calcext:value-type="float">
            <text:p>12.61014</text:p>
          </table:table-cell>
          <table:table-cell office:value-type="float" office:value="0" calcext:value-type="float">
            <text:p>0</text:p>
          </table:table-cell>
          <table:table-cell office:value-type="float" office:value="0.2167647" calcext:value-type="float">
            <text:p>0.21676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1072006" calcext:value-type="float">
            <text:p>31072006</text:p>
          </table:table-cell>
          <table:table-cell office:value-type="float" office:value="0.7412825" calcext:value-type="float">
            <text:p>0.7412825</text:p>
          </table:table-cell>
          <table:table-cell office:value-type="float" office:value="133.7565" calcext:value-type="float">
            <text:p>133.7565</text:p>
          </table:table-cell>
          <table:table-cell office:value-type="float" office:value="0" calcext:value-type="float">
            <text:p>0</text:p>
          </table:table-cell>
          <table:table-cell office:value-type="float" office:value="-4.224588" calcext:value-type="float">
            <text:p>-4.224588</text:p>
          </table:table-cell>
          <table:table-cell office:value-type="float" office:value="41.33531" calcext:value-type="float">
            <text:p>41.33531</text:p>
          </table:table-cell>
          <table:table-cell office:value-type="float" office:value="0.07836409" calcext:value-type="float">
            <text:p>0.07836409</text:p>
          </table:table-cell>
          <table:table-cell office:value-type="float" office:value="0.0003640445" calcext:value-type="float">
            <text:p>0.0003640445</text:p>
          </table:table-cell>
          <table:table-cell office:value-type="float" office:value="0.1150087" calcext:value-type="float">
            <text:p>0.1150087</text:p>
          </table:table-cell>
          <table:table-cell office:value-type="float" office:value="0.01497269" calcext:value-type="float">
            <text:p>0.01497269</text:p>
          </table:table-cell>
          <table:table-cell office:value-type="float" office:value="1165.863" calcext:value-type="float">
            <text:p>1165.863</text:p>
          </table:table-cell>
          <table:table-cell office:value-type="float" office:value="0.7485644" calcext:value-type="float">
            <text:p>0.7485644</text:p>
          </table:table-cell>
          <table:table-cell office:value-type="float" office:value="0" calcext:value-type="float">
            <text:p>0</text:p>
          </table:table-cell>
          <table:table-cell office:value-type="float" office:value="0.05145873" calcext:value-type="float">
            <text:p>0.05145873</text:p>
          </table:table-cell>
          <table:table-cell office:value-type="float" office:value="0.02557295" calcext:value-type="float">
            <text:p>0.02557295</text:p>
          </table:table-cell>
          <table:table-cell office:value-type="float" office:value="0.02069683" calcext:value-type="float">
            <text:p>0.02069683</text:p>
          </table:table-cell>
          <table:table-cell office:value-type="float" office:value="0.01010897" calcext:value-type="float">
            <text:p>0.01010897</text:p>
          </table:table-cell>
          <table:table-cell office:value-type="float" office:value="0.009052195" calcext:value-type="float">
            <text:p>0.009052195</text:p>
          </table:table-cell>
          <table:table-cell office:value-type="float" office:value="0.005315282" calcext:value-type="float">
            <text:p>0.005315282</text:p>
          </table:table-cell>
          <table:table-cell office:value-type="float" office:value="0.004929281" calcext:value-type="float">
            <text:p>0.004929281</text:p>
          </table:table-cell>
          <table:table-cell office:value-type="float" office:value="0.01117504" calcext:value-type="float">
            <text:p>0.01117504</text:p>
          </table:table-cell>
          <table:table-cell office:value-type="float" office:value="0.04047814" calcext:value-type="float">
            <text:p>0.04047814</text:p>
          </table:table-cell>
          <table:table-cell office:value-type="float" office:value="0.09433538" calcext:value-type="float">
            <text:p>0.09433538</text:p>
          </table:table-cell>
          <table:table-cell office:value-type="float" office:value="0.1113413" calcext:value-type="float">
            <text:p>0.1113413</text:p>
          </table:table-cell>
          <table:table-cell office:value-type="float" office:value="0.06396633" calcext:value-type="float">
            <text:p>0.06396633</text:p>
          </table:table-cell>
          <table:table-cell office:value-type="float" office:value="0.1918921" calcext:value-type="float">
            <text:p>0.1918921</text:p>
          </table:table-cell>
          <table:table-cell office:value-type="float" office:value="0.1949708" calcext:value-type="float">
            <text:p>0.1949708</text:p>
          </table:table-cell>
          <table:table-cell office:value-type="float" office:value="0" calcext:value-type="float">
            <text:p>0</text:p>
          </table:table-cell>
          <table:table-cell office:value-type="float" office:value="44.67009" calcext:value-type="float">
            <text:p>44.67009</text:p>
          </table:table-cell>
          <table:table-cell office:value-type="float" office:value="34.55291" calcext:value-type="float">
            <text:p>34.55291</text:p>
          </table:table-cell>
          <table:table-cell office:value-type="float" office:value="28.33102" calcext:value-type="float">
            <text:p>28.33102</text:p>
          </table:table-cell>
          <table:table-cell office:value-type="float" office:value="9.879666" calcext:value-type="float">
            <text:p>9.879666</text:p>
          </table:table-cell>
          <table:table-cell office:value-type="float" office:value="8.076169" calcext:value-type="float">
            <text:p>8.076169</text:p>
          </table:table-cell>
          <table:table-cell office:value-type="float" office:value="3.235957" calcext:value-type="float">
            <text:p>3.235957</text:p>
          </table:table-cell>
          <table:table-cell office:value-type="float" office:value="2.990411" calcext:value-type="float">
            <text:p>2.990411</text:p>
          </table:table-cell>
          <table:table-cell office:value-type="float" office:value="5.830467" calcext:value-type="float">
            <text:p>5.830467</text:p>
          </table:table-cell>
          <table:table-cell office:value-type="float" office:value="8.731431" calcext:value-type="float">
            <text:p>8.731431</text:p>
          </table:table-cell>
          <table:table-cell office:value-type="float" office:value="9.618355" calcext:value-type="float">
            <text:p>9.618355</text:p>
          </table:table-cell>
          <table:table-cell office:value-type="float" office:value="10.39746" calcext:value-type="float">
            <text:p>10.39746</text:p>
          </table:table-cell>
          <table:table-cell office:value-type="float" office:value="10.95714" calcext:value-type="float">
            <text:p>10.95714</text:p>
          </table:table-cell>
          <table:table-cell office:value-type="float" office:value="12.35328" calcext:value-type="float">
            <text:p>12.35328</text:p>
          </table:table-cell>
          <table:table-cell office:value-type="float" office:value="12.61147" calcext:value-type="float">
            <text:p>12.61147</text:p>
          </table:table-cell>
          <table:table-cell office:value-type="float" office:value="0" calcext:value-type="float">
            <text:p>0</text:p>
          </table:table-cell>
          <table:table-cell office:value-type="float" office:value="0.2823347" calcext:value-type="float">
            <text:p>0.28233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82006" calcext:value-type="float">
            <text:p>1082006</text:p>
          </table:table-cell>
          <table:table-cell office:value-type="float" office:value="0.7576636" calcext:value-type="float">
            <text:p>0.7576636</text:p>
          </table:table-cell>
          <table:table-cell office:value-type="float" office:value="133.7511" calcext:value-type="float">
            <text:p>133.7511</text:p>
          </table:table-cell>
          <table:table-cell office:value-type="float" office:value="0" calcext:value-type="float">
            <text:p>0</text:p>
          </table:table-cell>
          <table:table-cell office:value-type="float" office:value="-4.279067" calcext:value-type="float">
            <text:p>-4.279067</text:p>
          </table:table-cell>
          <table:table-cell office:value-type="float" office:value="41.29581" calcext:value-type="float">
            <text:p>41.29581</text:p>
          </table:table-cell>
          <table:table-cell office:value-type="float" office:value="0.07836409" calcext:value-type="float">
            <text:p>0.07836409</text:p>
          </table:table-cell>
          <table:table-cell office:value-type="float" office:value="0.0003640445" calcext:value-type="float">
            <text:p>0.0003640445</text:p>
          </table:table-cell>
          <table:table-cell office:value-type="float" office:value="0.1150087" calcext:value-type="float">
            <text:p>0.1150087</text:p>
          </table:table-cell>
          <table:table-cell office:value-type="float" office:value="0.01481371" calcext:value-type="float">
            <text:p>0.01481371</text:p>
          </table:table-cell>
          <table:table-cell office:value-type="float" office:value="1165.838" calcext:value-type="float">
            <text:p>1165.838</text:p>
          </table:table-cell>
          <table:table-cell office:value-type="float" office:value="0.7461205" calcext:value-type="float">
            <text:p>0.7461205</text:p>
          </table:table-cell>
          <table:table-cell office:value-type="float" office:value="0" calcext:value-type="float">
            <text:p>0</text:p>
          </table:table-cell>
          <table:table-cell office:value-type="float" office:value="0.03112291" calcext:value-type="float">
            <text:p>0.03112291</text:p>
          </table:table-cell>
          <table:table-cell office:value-type="float" office:value="0.02450774" calcext:value-type="float">
            <text:p>0.02450774</text:p>
          </table:table-cell>
          <table:table-cell office:value-type="float" office:value="0.02027203" calcext:value-type="float">
            <text:p>0.02027203</text:p>
          </table:table-cell>
          <table:table-cell office:value-type="float" office:value="0.009915369" calcext:value-type="float">
            <text:p>0.009915369</text:p>
          </table:table-cell>
          <table:table-cell office:value-type="float" office:value="0.008903405" calcext:value-type="float">
            <text:p>0.008903405</text:p>
          </table:table-cell>
          <table:table-cell office:value-type="float" office:value="0.005252623" calcext:value-type="float">
            <text:p>0.005252623</text:p>
          </table:table-cell>
          <table:table-cell office:value-type="float" office:value="0.004912884" calcext:value-type="float">
            <text:p>0.004912884</text:p>
          </table:table-cell>
          <table:table-cell office:value-type="float" office:value="0.01116097" calcext:value-type="float">
            <text:p>0.01116097</text:p>
          </table:table-cell>
          <table:table-cell office:value-type="float" office:value="0.04015394" calcext:value-type="float">
            <text:p>0.04015394</text:p>
          </table:table-cell>
          <table:table-cell office:value-type="float" office:value="0.09407165" calcext:value-type="float">
            <text:p>0.09407165</text:p>
          </table:table-cell>
          <table:table-cell office:value-type="float" office:value="0.1115571" calcext:value-type="float">
            <text:p>0.1115571</text:p>
          </table:table-cell>
          <table:table-cell office:value-type="float" office:value="0.06176072" calcext:value-type="float">
            <text:p>0.06176072</text:p>
          </table:table-cell>
          <table:table-cell office:value-type="float" office:value="0.191898" calcext:value-type="float">
            <text:p>0.191898</text:p>
          </table:table-cell>
          <table:table-cell office:value-type="float" office:value="0.1949935" calcext:value-type="float">
            <text:p>0.1949935</text:p>
          </table:table-cell>
          <table:table-cell office:value-type="float" office:value="0" calcext:value-type="float">
            <text:p>0</text:p>
          </table:table-cell>
          <table:table-cell office:value-type="float" office:value="44.6265" calcext:value-type="float">
            <text:p>44.6265</text:p>
          </table:table-cell>
          <table:table-cell office:value-type="float" office:value="34.49521" calcext:value-type="float">
            <text:p>34.49521</text:p>
          </table:table-cell>
          <table:table-cell office:value-type="float" office:value="28.28446" calcext:value-type="float">
            <text:p>28.28446</text:p>
          </table:table-cell>
          <table:table-cell office:value-type="float" office:value="9.864563" calcext:value-type="float">
            <text:p>9.864563</text:p>
          </table:table-cell>
          <table:table-cell office:value-type="float" office:value="8.063958" calcext:value-type="float">
            <text:p>8.063958</text:p>
          </table:table-cell>
          <table:table-cell office:value-type="float" office:value="3.232883" calcext:value-type="float">
            <text:p>3.232883</text:p>
          </table:table-cell>
          <table:table-cell office:value-type="float" office:value="2.9877" calcext:value-type="float">
            <text:p>2.9877</text:p>
          </table:table-cell>
          <table:table-cell office:value-type="float" office:value="5.821684" calcext:value-type="float">
            <text:p>5.821684</text:p>
          </table:table-cell>
          <table:table-cell office:value-type="float" office:value="8.717774" calcext:value-type="float">
            <text:p>8.717774</text:p>
          </table:table-cell>
          <table:table-cell office:value-type="float" office:value="9.606382" calcext:value-type="float">
            <text:p>9.606382</text:p>
          </table:table-cell>
          <table:table-cell office:value-type="float" office:value="10.38762" calcext:value-type="float">
            <text:p>10.38762</text:p>
          </table:table-cell>
          <table:table-cell office:value-type="float" office:value="10.93351" calcext:value-type="float">
            <text:p>10.93351</text:p>
          </table:table-cell>
          <table:table-cell office:value-type="float" office:value="12.35476" calcext:value-type="float">
            <text:p>12.35476</text:p>
          </table:table-cell>
          <table:table-cell office:value-type="float" office:value="12.61282" calcext:value-type="float">
            <text:p>12.61282</text:p>
          </table:table-cell>
          <table:table-cell office:value-type="float" office:value="0" calcext:value-type="float">
            <text:p>0</text:p>
          </table:table-cell>
          <table:table-cell office:value-type="float" office:value="0.1769805" calcext:value-type="float">
            <text:p>0.17698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82006" calcext:value-type="float">
            <text:p>2082006</text:p>
          </table:table-cell>
          <table:table-cell office:value-type="float" office:value="0.7576649" calcext:value-type="float">
            <text:p>0.7576649</text:p>
          </table:table-cell>
          <table:table-cell office:value-type="float" office:value="133.7465" calcext:value-type="float">
            <text:p>133.7465</text:p>
          </table:table-cell>
          <table:table-cell office:value-type="float" office:value="0" calcext:value-type="float">
            <text:p>0</text:p>
          </table:table-cell>
          <table:table-cell office:value-type="float" office:value="-4.349936" calcext:value-type="float">
            <text:p>-4.349936</text:p>
          </table:table-cell>
          <table:table-cell office:value-type="float" office:value="41.25609" calcext:value-type="float">
            <text:p>41.25609</text:p>
          </table:table-cell>
          <table:table-cell office:value-type="float" office:value="0.07836409" calcext:value-type="float">
            <text:p>0.07836409</text:p>
          </table:table-cell>
          <table:table-cell office:value-type="float" office:value="0.0003640445" calcext:value-type="float">
            <text:p>0.0003640445</text:p>
          </table:table-cell>
          <table:table-cell office:value-type="float" office:value="0.1150087" calcext:value-type="float">
            <text:p>0.1150087</text:p>
          </table:table-cell>
          <table:table-cell office:value-type="float" office:value="0.01474216" calcext:value-type="float">
            <text:p>0.01474216</text:p>
          </table:table-cell>
          <table:table-cell office:value-type="float" office:value="1165.813" calcext:value-type="float">
            <text:p>1165.813</text:p>
          </table:table-cell>
          <table:table-cell office:value-type="float" office:value="0.7446275" calcext:value-type="float">
            <text:p>0.7446275</text:p>
          </table:table-cell>
          <table:table-cell office:value-type="float" office:value="0" calcext:value-type="float">
            <text:p>0</text:p>
          </table:table-cell>
          <table:table-cell office:value-type="float" office:value="0.02806045" calcext:value-type="float">
            <text:p>0.02806045</text:p>
          </table:table-cell>
          <table:table-cell office:value-type="float" office:value="0.02184555" calcext:value-type="float">
            <text:p>0.02184555</text:p>
          </table:table-cell>
          <table:table-cell office:value-type="float" office:value="0.0179722" calcext:value-type="float">
            <text:p>0.0179722</text:p>
          </table:table-cell>
          <table:table-cell office:value-type="float" office:value="0.008760385" calcext:value-type="float">
            <text:p>0.008760385</text:p>
          </table:table-cell>
          <table:table-cell office:value-type="float" office:value="0.008006528" calcext:value-type="float">
            <text:p>0.008006528</text:p>
          </table:table-cell>
          <table:table-cell office:value-type="float" office:value="0.00495171" calcext:value-type="float">
            <text:p>0.00495171</text:p>
          </table:table-cell>
          <table:table-cell office:value-type="float" office:value="0.004818951" calcext:value-type="float">
            <text:p>0.004818951</text:p>
          </table:table-cell>
          <table:table-cell office:value-type="float" office:value="0.01115601" calcext:value-type="float">
            <text:p>0.01115601</text:p>
          </table:table-cell>
          <table:table-cell office:value-type="float" office:value="0.03966684" calcext:value-type="float">
            <text:p>0.03966684</text:p>
          </table:table-cell>
          <table:table-cell office:value-type="float" office:value="0.09272711" calcext:value-type="float">
            <text:p>0.09272711</text:p>
          </table:table-cell>
          <table:table-cell office:value-type="float" office:value="0.1107352" calcext:value-type="float">
            <text:p>0.1107352</text:p>
          </table:table-cell>
          <table:table-cell office:value-type="float" office:value="0.0588611" calcext:value-type="float">
            <text:p>0.0588611</text:p>
          </table:table-cell>
          <table:table-cell office:value-type="float" office:value="0.1919173" calcext:value-type="float">
            <text:p>0.1919173</text:p>
          </table:table-cell>
          <table:table-cell office:value-type="float" office:value="0.1950085" calcext:value-type="float">
            <text:p>0.1950085</text:p>
          </table:table-cell>
          <table:table-cell office:value-type="float" office:value="0" calcext:value-type="float">
            <text:p>0</text:p>
          </table:table-cell>
          <table:table-cell office:value-type="float" office:value="44.58988" calcext:value-type="float">
            <text:p>44.58988</text:p>
          </table:table-cell>
          <table:table-cell office:value-type="float" office:value="34.43689" calcext:value-type="float">
            <text:p>34.43689</text:p>
          </table:table-cell>
          <table:table-cell office:value-type="float" office:value="28.23753" calcext:value-type="float">
            <text:p>28.23753</text:p>
          </table:table-cell>
          <table:table-cell office:value-type="float" office:value="9.849311" calcext:value-type="float">
            <text:p>9.849311</text:p>
          </table:table-cell>
          <table:table-cell office:value-type="float" office:value="8.051641" calcext:value-type="float">
            <text:p>8.051641</text:p>
          </table:table-cell>
          <table:table-cell office:value-type="float" office:value="3.229786" calcext:value-type="float">
            <text:p>3.229786</text:p>
          </table:table-cell>
          <table:table-cell office:value-type="float" office:value="2.984983" calcext:value-type="float">
            <text:p>2.984983</text:p>
          </table:table-cell>
          <table:table-cell office:value-type="float" office:value="5.812947" calcext:value-type="float">
            <text:p>5.812947</text:p>
          </table:table-cell>
          <table:table-cell office:value-type="float" office:value="8.704238" calcext:value-type="float">
            <text:p>8.704238</text:p>
          </table:table-cell>
          <table:table-cell office:value-type="float" office:value="9.594344" calcext:value-type="float">
            <text:p>9.594344</text:p>
          </table:table-cell>
          <table:table-cell office:value-type="float" office:value="10.3778" calcext:value-type="float">
            <text:p>10.3778</text:p>
          </table:table-cell>
          <table:table-cell office:value-type="float" office:value="10.90941" calcext:value-type="float">
            <text:p>10.90941</text:p>
          </table:table-cell>
          <table:table-cell office:value-type="float" office:value="12.35623" calcext:value-type="float">
            <text:p>12.35623</text:p>
          </table:table-cell>
          <table:table-cell office:value-type="float" office:value="12.61416" calcext:value-type="float">
            <text:p>12.61416</text:p>
          </table:table-cell>
          <table:table-cell office:value-type="float" office:value="0" calcext:value-type="float">
            <text:p>0</text:p>
          </table:table-cell>
          <table:table-cell office:value-type="float" office:value="0.07807061" calcext:value-type="float">
            <text:p>0.078070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082006" calcext:value-type="float">
            <text:p>3082006</text:p>
          </table:table-cell>
          <table:table-cell office:value-type="float" office:value="0.758143" calcext:value-type="float">
            <text:p>0.758143</text:p>
          </table:table-cell>
          <table:table-cell office:value-type="float" office:value="133.7422" calcext:value-type="float">
            <text:p>133.7422</text:p>
          </table:table-cell>
          <table:table-cell office:value-type="float" office:value="0" calcext:value-type="float">
            <text:p>0</text:p>
          </table:table-cell>
          <table:table-cell office:value-type="float" office:value="-4.421842" calcext:value-type="float">
            <text:p>-4.421842</text:p>
          </table:table-cell>
          <table:table-cell office:value-type="float" office:value="41.2155" calcext:value-type="float">
            <text:p>41.2155</text:p>
          </table:table-cell>
          <table:table-cell office:value-type="float" office:value="0.07836409" calcext:value-type="float">
            <text:p>0.07836409</text:p>
          </table:table-cell>
          <table:table-cell office:value-type="float" office:value="0.0003640445" calcext:value-type="float">
            <text:p>0.0003640445</text:p>
          </table:table-cell>
          <table:table-cell office:value-type="float" office:value="0.1150087" calcext:value-type="float">
            <text:p>0.1150087</text:p>
          </table:table-cell>
          <table:table-cell office:value-type="float" office:value="0.01474216" calcext:value-type="float">
            <text:p>0.01474216</text:p>
          </table:table-cell>
          <table:table-cell office:value-type="float" office:value="1165.787" calcext:value-type="float">
            <text:p>1165.787</text:p>
          </table:table-cell>
          <table:table-cell office:value-type="float" office:value="0.7433466" calcext:value-type="float">
            <text:p>0.7433466</text:p>
          </table:table-cell>
          <table:table-cell office:value-type="float" office:value="0" calcext:value-type="float">
            <text:p>0</text:p>
          </table:table-cell>
          <table:table-cell office:value-type="float" office:value="0.05736966" calcext:value-type="float">
            <text:p>0.05736966</text:p>
          </table:table-cell>
          <table:table-cell office:value-type="float" office:value="0.0238419" calcext:value-type="float">
            <text:p>0.0238419</text:p>
          </table:table-cell>
          <table:table-cell office:value-type="float" office:value="0.01816792" calcext:value-type="float">
            <text:p>0.01816792</text:p>
          </table:table-cell>
          <table:table-cell office:value-type="float" office:value="0.008785052" calcext:value-type="float">
            <text:p>0.008785052</text:p>
          </table:table-cell>
          <table:table-cell office:value-type="float" office:value="0.007952995" calcext:value-type="float">
            <text:p>0.007952995</text:p>
          </table:table-cell>
          <table:table-cell office:value-type="float" office:value="0.004864018" calcext:value-type="float">
            <text:p>0.004864018</text:p>
          </table:table-cell>
          <table:table-cell office:value-type="float" office:value="0.004759848" calcext:value-type="float">
            <text:p>0.004759848</text:p>
          </table:table-cell>
          <table:table-cell office:value-type="float" office:value="0.01117625" calcext:value-type="float">
            <text:p>0.01117625</text:p>
          </table:table-cell>
          <table:table-cell office:value-type="float" office:value="0.03892201" calcext:value-type="float">
            <text:p>0.03892201</text:p>
          </table:table-cell>
          <table:table-cell office:value-type="float" office:value="0.08904882" calcext:value-type="float">
            <text:p>0.08904882</text:p>
          </table:table-cell>
          <table:table-cell office:value-type="float" office:value="0.1074378" calcext:value-type="float">
            <text:p>0.1074378</text:p>
          </table:table-cell>
          <table:table-cell office:value-type="float" office:value="0.05488296" calcext:value-type="float">
            <text:p>0.05488296</text:p>
          </table:table-cell>
          <table:table-cell office:value-type="float" office:value="0.191933" calcext:value-type="float">
            <text:p>0.191933</text:p>
          </table:table-cell>
          <table:table-cell office:value-type="float" office:value="0.195023" calcext:value-type="float">
            <text:p>0.195023</text:p>
          </table:table-cell>
          <table:table-cell office:value-type="float" office:value="0" calcext:value-type="float">
            <text:p>0</text:p>
          </table:table-cell>
          <table:table-cell office:value-type="float" office:value="44.5521" calcext:value-type="float">
            <text:p>44.5521</text:p>
          </table:table-cell>
          <table:table-cell office:value-type="float" office:value="34.37852" calcext:value-type="float">
            <text:p>34.37852</text:p>
          </table:table-cell>
          <table:table-cell office:value-type="float" office:value="28.19042" calcext:value-type="float">
            <text:p>28.19042</text:p>
          </table:table-cell>
          <table:table-cell office:value-type="float" office:value="9.833867" calcext:value-type="float">
            <text:p>9.833867</text:p>
          </table:table-cell>
          <table:table-cell office:value-type="float" office:value="8.0392" calcext:value-type="float">
            <text:p>8.0392</text:p>
          </table:table-cell>
          <table:table-cell office:value-type="float" office:value="3.226647" calcext:value-type="float">
            <text:p>3.226647</text:p>
          </table:table-cell>
          <table:table-cell office:value-type="float" office:value="2.982247" calcext:value-type="float">
            <text:p>2.982247</text:p>
          </table:table-cell>
          <table:table-cell office:value-type="float" office:value="5.80425" calcext:value-type="float">
            <text:p>5.80425</text:p>
          </table:table-cell>
          <table:table-cell office:value-type="float" office:value="8.690742" calcext:value-type="float">
            <text:p>8.690742</text:p>
          </table:table-cell>
          <table:table-cell office:value-type="float" office:value="9.581856" calcext:value-type="float">
            <text:p>9.581856</text:p>
          </table:table-cell>
          <table:table-cell office:value-type="float" office:value="10.36755" calcext:value-type="float">
            <text:p>10.36755</text:p>
          </table:table-cell>
          <table:table-cell office:value-type="float" office:value="10.88458" calcext:value-type="float">
            <text:p>10.88458</text:p>
          </table:table-cell>
          <table:table-cell office:value-type="float" office:value="12.3577" calcext:value-type="float">
            <text:p>12.3577</text:p>
          </table:table-cell>
          <table:table-cell office:value-type="float" office:value="12.61548" calcext:value-type="float">
            <text:p>12.61548</text:p>
          </table:table-cell>
          <table:table-cell office:value-type="float" office:value="0" calcext:value-type="float">
            <text:p>0</text:p>
          </table:table-cell>
          <table:table-cell office:value-type="float" office:value="0.1660801" calcext:value-type="float">
            <text:p>0.16608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082006" calcext:value-type="float">
            <text:p>4082006</text:p>
          </table:table-cell>
          <table:table-cell office:value-type="float" office:value="0.7587885" calcext:value-type="float">
            <text:p>0.7587885</text:p>
          </table:table-cell>
          <table:table-cell office:value-type="float" office:value="133.7383" calcext:value-type="float">
            <text:p>133.7383</text:p>
          </table:table-cell>
          <table:table-cell office:value-type="float" office:value="0" calcext:value-type="float">
            <text:p>0</text:p>
          </table:table-cell>
          <table:table-cell office:value-type="float" office:value="-4.49626" calcext:value-type="float">
            <text:p>-4.49626</text:p>
          </table:table-cell>
          <table:table-cell office:value-type="float" office:value="41.17281" calcext:value-type="float">
            <text:p>41.17281</text:p>
          </table:table-cell>
          <table:table-cell office:value-type="float" office:value="0.07836409" calcext:value-type="float">
            <text:p>0.07836409</text:p>
          </table:table-cell>
          <table:table-cell office:value-type="float" office:value="0.0003640447" calcext:value-type="float">
            <text:p>0.0003640447</text:p>
          </table:table-cell>
          <table:table-cell office:value-type="float" office:value="0.1150087" calcext:value-type="float">
            <text:p>0.1150087</text:p>
          </table:table-cell>
          <table:table-cell office:value-type="float" office:value="0.01470248" calcext:value-type="float">
            <text:p>0.01470248</text:p>
          </table:table-cell>
          <table:table-cell office:value-type="float" office:value="1165.761" calcext:value-type="float">
            <text:p>1165.761</text:p>
          </table:table-cell>
          <table:table-cell office:value-type="float" office:value="0.7434794" calcext:value-type="float">
            <text:p>0.7434794</text:p>
          </table:table-cell>
          <table:table-cell office:value-type="float" office:value="0" calcext:value-type="float">
            <text:p>0</text:p>
          </table:table-cell>
          <table:table-cell office:value-type="float" office:value="0.04011469" calcext:value-type="float">
            <text:p>0.04011469</text:p>
          </table:table-cell>
          <table:table-cell office:value-type="float" office:value="0.02559758" calcext:value-type="float">
            <text:p>0.02559758</text:p>
          </table:table-cell>
          <table:table-cell office:value-type="float" office:value="0.01751618" calcext:value-type="float">
            <text:p>0.01751618</text:p>
          </table:table-cell>
          <table:table-cell office:value-type="float" office:value="0.008422375" calcext:value-type="float">
            <text:p>0.008422375</text:p>
          </table:table-cell>
          <table:table-cell office:value-type="float" office:value="0.007646441" calcext:value-type="float">
            <text:p>0.007646441</text:p>
          </table:table-cell>
          <table:table-cell office:value-type="float" office:value="0.004746581" calcext:value-type="float">
            <text:p>0.004746581</text:p>
          </table:table-cell>
          <table:table-cell office:value-type="float" office:value="0.004713583" calcext:value-type="float">
            <text:p>0.004713583</text:p>
          </table:table-cell>
          <table:table-cell office:value-type="float" office:value="0.01108836" calcext:value-type="float">
            <text:p>0.01108836</text:p>
          </table:table-cell>
          <table:table-cell office:value-type="float" office:value="0.03785845" calcext:value-type="float">
            <text:p>0.03785845</text:p>
          </table:table-cell>
          <table:table-cell office:value-type="float" office:value="0.08524653" calcext:value-type="float">
            <text:p>0.08524653</text:p>
          </table:table-cell>
          <table:table-cell office:value-type="float" office:value="0.1055243" calcext:value-type="float">
            <text:p>0.1055243</text:p>
          </table:table-cell>
          <table:table-cell office:value-type="float" office:value="0.04924414" calcext:value-type="float">
            <text:p>0.04924414</text:p>
          </table:table-cell>
          <table:table-cell office:value-type="float" office:value="0.1920088" calcext:value-type="float">
            <text:p>0.1920088</text:p>
          </table:table-cell>
          <table:table-cell office:value-type="float" office:value="0.195013" calcext:value-type="float">
            <text:p>0.195013</text:p>
          </table:table-cell>
          <table:table-cell office:value-type="float" office:value="0" calcext:value-type="float">
            <text:p>0</text:p>
          </table:table-cell>
          <table:table-cell office:value-type="float" office:value="44.40978" calcext:value-type="float">
            <text:p>44.40978</text:p>
          </table:table-cell>
          <table:table-cell office:value-type="float" office:value="34.31953" calcext:value-type="float">
            <text:p>34.31953</text:p>
          </table:table-cell>
          <table:table-cell office:value-type="float" office:value="28.14327" calcext:value-type="float">
            <text:p>28.14327</text:p>
          </table:table-cell>
          <table:table-cell office:value-type="float" office:value="9.8184" calcext:value-type="float">
            <text:p>9.8184</text:p>
          </table:table-cell>
          <table:table-cell office:value-type="float" office:value="8.02668" calcext:value-type="float">
            <text:p>8.02668</text:p>
          </table:table-cell>
          <table:table-cell office:value-type="float" office:value="3.223496" calcext:value-type="float">
            <text:p>3.223496</text:p>
          </table:table-cell>
          <table:table-cell office:value-type="float" office:value="2.979499" calcext:value-type="float">
            <text:p>2.979499</text:p>
          </table:table-cell>
          <table:table-cell office:value-type="float" office:value="5.795573" calcext:value-type="float">
            <text:p>5.795573</text:p>
          </table:table-cell>
          <table:table-cell office:value-type="float" office:value="8.677288" calcext:value-type="float">
            <text:p>8.677288</text:p>
          </table:table-cell>
          <table:table-cell office:value-type="float" office:value="9.568755" calcext:value-type="float">
            <text:p>9.568755</text:p>
          </table:table-cell>
          <table:table-cell office:value-type="float" office:value="10.35669" calcext:value-type="float">
            <text:p>10.35669</text:p>
          </table:table-cell>
          <table:table-cell office:value-type="float" office:value="10.85892" calcext:value-type="float">
            <text:p>10.85892</text:p>
          </table:table-cell>
          <table:table-cell office:value-type="float" office:value="12.35919" calcext:value-type="float">
            <text:p>12.35919</text:p>
          </table:table-cell>
          <table:table-cell office:value-type="float" office:value="12.61683" calcext:value-type="float">
            <text:p>12.61683</text:p>
          </table:table-cell>
          <table:table-cell office:value-type="float" office:value="0" calcext:value-type="float">
            <text:p>0</text:p>
          </table:table-cell>
          <table:table-cell office:value-type="float" office:value="0.1981167" calcext:value-type="float">
            <text:p>0.19811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082006" calcext:value-type="float">
            <text:p>5082006</text:p>
          </table:table-cell>
          <table:table-cell office:value-type="float" office:value="0.7599462" calcext:value-type="float">
            <text:p>0.7599462</text:p>
          </table:table-cell>
          <table:table-cell office:value-type="float" office:value="133.7344" calcext:value-type="float">
            <text:p>133.7344</text:p>
          </table:table-cell>
          <table:table-cell office:value-type="float" office:value="0" calcext:value-type="float">
            <text:p>0</text:p>
          </table:table-cell>
          <table:table-cell office:value-type="float" office:value="-4.571729" calcext:value-type="float">
            <text:p>-4.571729</text:p>
          </table:table-cell>
          <table:table-cell office:value-type="float" office:value="41.1282" calcext:value-type="float">
            <text:p>41.1282</text:p>
          </table:table-cell>
          <table:table-cell office:value-type="float" office:value="0.07836409" calcext:value-type="float">
            <text:p>0.07836409</text:p>
          </table:table-cell>
          <table:table-cell office:value-type="float" office:value="0.0003640456" calcext:value-type="float">
            <text:p>0.0003640456</text:p>
          </table:table-cell>
          <table:table-cell office:value-type="float" office:value="0.1150087" calcext:value-type="float">
            <text:p>0.1150087</text:p>
          </table:table-cell>
          <table:table-cell office:value-type="float" office:value="0.01454147" calcext:value-type="float">
            <text:p>0.01454147</text:p>
          </table:table-cell>
          <table:table-cell office:value-type="float" office:value="1165.735" calcext:value-type="float">
            <text:p>1165.735</text:p>
          </table:table-cell>
          <table:table-cell office:value-type="float" office:value="0.7444271" calcext:value-type="float">
            <text:p>0.7444271</text:p>
          </table:table-cell>
          <table:table-cell office:value-type="float" office:value="0" calcext:value-type="float">
            <text:p>0</text:p>
          </table:table-cell>
          <table:table-cell office:value-type="float" office:value="0.04600354" calcext:value-type="float">
            <text:p>0.04600354</text:p>
          </table:table-cell>
          <table:table-cell office:value-type="float" office:value="0.02807568" calcext:value-type="float">
            <text:p>0.02807568</text:p>
          </table:table-cell>
          <table:table-cell office:value-type="float" office:value="0.01788285" calcext:value-type="float">
            <text:p>0.01788285</text:p>
          </table:table-cell>
          <table:table-cell office:value-type="float" office:value="0.008585802" calcext:value-type="float">
            <text:p>0.008585802</text:p>
          </table:table-cell>
          <table:table-cell office:value-type="float" office:value="0.007741012" calcext:value-type="float">
            <text:p>0.007741012</text:p>
          </table:table-cell>
          <table:table-cell office:value-type="float" office:value="0.004753371" calcext:value-type="float">
            <text:p>0.004753371</text:p>
          </table:table-cell>
          <table:table-cell office:value-type="float" office:value="0.004699788" calcext:value-type="float">
            <text:p>0.004699788</text:p>
          </table:table-cell>
          <table:table-cell office:value-type="float" office:value="0.01111333" calcext:value-type="float">
            <text:p>0.01111333</text:p>
          </table:table-cell>
          <table:table-cell office:value-type="float" office:value="0.03757707" calcext:value-type="float">
            <text:p>0.03757707</text:p>
          </table:table-cell>
          <table:table-cell office:value-type="float" office:value="0.08191952" calcext:value-type="float">
            <text:p>0.08191952</text:p>
          </table:table-cell>
          <table:table-cell office:value-type="float" office:value="0.1084087" calcext:value-type="float">
            <text:p>0.1084087</text:p>
          </table:table-cell>
          <table:table-cell office:value-type="float" office:value="0.04477075" calcext:value-type="float">
            <text:p>0.04477075</text:p>
          </table:table-cell>
          <table:table-cell office:value-type="float" office:value="0.1919694" calcext:value-type="float">
            <text:p>0.1919694</text:p>
          </table:table-cell>
          <table:table-cell office:value-type="float" office:value="0.1950477" calcext:value-type="float">
            <text:p>0.1950477</text:p>
          </table:table-cell>
          <table:table-cell office:value-type="float" office:value="0" calcext:value-type="float">
            <text:p>0</text:p>
          </table:table-cell>
          <table:table-cell office:value-type="float" office:value="44.26143" calcext:value-type="float">
            <text:p>44.26143</text:p>
          </table:table-cell>
          <table:table-cell office:value-type="float" office:value="34.24174" calcext:value-type="float">
            <text:p>34.24174</text:p>
          </table:table-cell>
          <table:table-cell office:value-type="float" office:value="28.0954" calcext:value-type="float">
            <text:p>28.0954</text:p>
          </table:table-cell>
          <table:table-cell office:value-type="float" office:value="9.802726" calcext:value-type="float">
            <text:p>9.802726</text:p>
          </table:table-cell>
          <table:table-cell office:value-type="float" office:value="8.014043" calcext:value-type="float">
            <text:p>8.014043</text:p>
          </table:table-cell>
          <table:table-cell office:value-type="float" office:value="3.22032" calcext:value-type="float">
            <text:p>3.22032</text:p>
          </table:table-cell>
          <table:table-cell office:value-type="float" office:value="2.976731" calcext:value-type="float">
            <text:p>2.976731</text:p>
          </table:table-cell>
          <table:table-cell office:value-type="float" office:value="5.786905" calcext:value-type="float">
            <text:p>5.786905</text:p>
          </table:table-cell>
          <table:table-cell office:value-type="float" office:value="8.663799" calcext:value-type="float">
            <text:p>8.663799</text:p>
          </table:table-cell>
          <table:table-cell office:value-type="float" office:value="9.555099" calcext:value-type="float">
            <text:p>9.555099</text:p>
          </table:table-cell>
          <table:table-cell office:value-type="float" office:value="10.34626" calcext:value-type="float">
            <text:p>10.34626</text:p>
          </table:table-cell>
          <table:table-cell office:value-type="float" office:value="10.8318" calcext:value-type="float">
            <text:p>10.8318</text:p>
          </table:table-cell>
          <table:table-cell office:value-type="float" office:value="12.36066" calcext:value-type="float">
            <text:p>12.36066</text:p>
          </table:table-cell>
          <table:table-cell office:value-type="float" office:value="12.61817" calcext:value-type="float">
            <text:p>12.61817</text:p>
          </table:table-cell>
          <table:table-cell office:value-type="float" office:value="0" calcext:value-type="float">
            <text:p>0</text:p>
          </table:table-cell>
          <table:table-cell office:value-type="float" office:value="0.2413796" calcext:value-type="float">
            <text:p>0.24137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082006" calcext:value-type="float">
            <text:p>6082006</text:p>
          </table:table-cell>
          <table:table-cell office:value-type="float" office:value="0.7597851" calcext:value-type="float">
            <text:p>0.7597851</text:p>
          </table:table-cell>
          <table:table-cell office:value-type="float" office:value="133.7303" calcext:value-type="float">
            <text:p>133.7303</text:p>
          </table:table-cell>
          <table:table-cell office:value-type="float" office:value="0" calcext:value-type="float">
            <text:p>0</text:p>
          </table:table-cell>
          <table:table-cell office:value-type="float" office:value="-4.652711" calcext:value-type="float">
            <text:p>-4.652711</text:p>
          </table:table-cell>
          <table:table-cell office:value-type="float" office:value="41.08054" calcext:value-type="float">
            <text:p>41.08054</text:p>
          </table:table-cell>
          <table:table-cell office:value-type="float" office:value="0.07876618" calcext:value-type="float">
            <text:p>0.07876618</text:p>
          </table:table-cell>
          <table:table-cell office:value-type="float" office:value="0.0003641538" calcext:value-type="float">
            <text:p>0.0003641538</text:p>
          </table:table-cell>
          <table:table-cell office:value-type="float" office:value="0.1156042" calcext:value-type="float">
            <text:p>0.1156042</text:p>
          </table:table-cell>
          <table:table-cell office:value-type="float" office:value="0.01438509" calcext:value-type="float">
            <text:p>0.01438509</text:p>
          </table:table-cell>
          <table:table-cell office:value-type="float" office:value="1165.708" calcext:value-type="float">
            <text:p>1165.708</text:p>
          </table:table-cell>
          <table:table-cell office:value-type="float" office:value="0.7457901" calcext:value-type="float">
            <text:p>0.7457901</text:p>
          </table:table-cell>
          <table:table-cell office:value-type="float" office:value="0" calcext:value-type="float">
            <text:p>0</text:p>
          </table:table-cell>
          <table:table-cell office:value-type="float" office:value="0.1005476" calcext:value-type="float">
            <text:p>0.1005476</text:p>
          </table:table-cell>
          <table:table-cell office:value-type="float" office:value="0.03425711" calcext:value-type="float">
            <text:p>0.03425711</text:p>
          </table:table-cell>
          <table:table-cell office:value-type="float" office:value="0.0170581" calcext:value-type="float">
            <text:p>0.0170581</text:p>
          </table:table-cell>
          <table:table-cell office:value-type="float" office:value="0.008057255" calcext:value-type="float">
            <text:p>0.008057255</text:p>
          </table:table-cell>
          <table:table-cell office:value-type="float" office:value="0.007375788" calcext:value-type="float">
            <text:p>0.007375788</text:p>
          </table:table-cell>
          <table:table-cell office:value-type="float" office:value="0.004650214" calcext:value-type="float">
            <text:p>0.004650214</text:p>
          </table:table-cell>
          <table:table-cell office:value-type="float" office:value="0.004412183" calcext:value-type="float">
            <text:p>0.004412183</text:p>
          </table:table-cell>
          <table:table-cell office:value-type="float" office:value="0.01106304" calcext:value-type="float">
            <text:p>0.01106304</text:p>
          </table:table-cell>
          <table:table-cell office:value-type="float" office:value="0.03707497" calcext:value-type="float">
            <text:p>0.03707497</text:p>
          </table:table-cell>
          <table:table-cell office:value-type="float" office:value="0.07346063" calcext:value-type="float">
            <text:p>0.07346063</text:p>
          </table:table-cell>
          <table:table-cell office:value-type="float" office:value="0.1069224" calcext:value-type="float">
            <text:p>0.1069224</text:p>
          </table:table-cell>
          <table:table-cell office:value-type="float" office:value="0.04361305" calcext:value-type="float">
            <text:p>0.04361305</text:p>
          </table:table-cell>
          <table:table-cell office:value-type="float" office:value="0.191971" calcext:value-type="float">
            <text:p>0.191971</text:p>
          </table:table-cell>
          <table:table-cell office:value-type="float" office:value="0.1950682" calcext:value-type="float">
            <text:p>0.1950682</text:p>
          </table:table-cell>
          <table:table-cell office:value-type="float" office:value="0" calcext:value-type="float">
            <text:p>0</text:p>
          </table:table-cell>
          <table:table-cell office:value-type="float" office:value="44.10622" calcext:value-type="float">
            <text:p>44.10622</text:p>
          </table:table-cell>
          <table:table-cell office:value-type="float" office:value="34.10973" calcext:value-type="float">
            <text:p>34.10973</text:p>
          </table:table-cell>
          <table:table-cell office:value-type="float" office:value="28.04521" calcext:value-type="float">
            <text:p>28.04521</text:p>
          </table:table-cell>
          <table:table-cell office:value-type="float" office:value="9.786592" calcext:value-type="float">
            <text:p>9.786592</text:p>
          </table:table-cell>
          <table:table-cell office:value-type="float" office:value="8.000875" calcext:value-type="float">
            <text:p>8.000875</text:p>
          </table:table-cell>
          <table:table-cell office:value-type="float" office:value="3.217107" calcext:value-type="float">
            <text:p>3.217107</text:p>
          </table:table-cell>
          <table:table-cell office:value-type="float" office:value="2.973836" calcext:value-type="float">
            <text:p>2.973836</text:p>
          </table:table-cell>
          <table:table-cell office:value-type="float" office:value="5.778251" calcext:value-type="float">
            <text:p>5.778251</text:p>
          </table:table-cell>
          <table:table-cell office:value-type="float" office:value="8.650365" calcext:value-type="float">
            <text:p>8.650365</text:p>
          </table:table-cell>
          <table:table-cell office:value-type="float" office:value="9.540477" calcext:value-type="float">
            <text:p>9.540477</text:p>
          </table:table-cell>
          <table:table-cell office:value-type="float" office:value="10.33606" calcext:value-type="float">
            <text:p>10.33606</text:p>
          </table:table-cell>
          <table:table-cell office:value-type="float" office:value="10.80439" calcext:value-type="float">
            <text:p>10.80439</text:p>
          </table:table-cell>
          <table:table-cell office:value-type="float" office:value="12.36214" calcext:value-type="float">
            <text:p>12.36214</text:p>
          </table:table-cell>
          <table:table-cell office:value-type="float" office:value="12.61945" calcext:value-type="float">
            <text:p>12.61945</text:p>
          </table:table-cell>
          <table:table-cell office:value-type="float" office:value="0" calcext:value-type="float">
            <text:p>0</text:p>
          </table:table-cell>
          <table:table-cell office:value-type="float" office:value="1.479734" calcext:value-type="float">
            <text:p>1.4797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082006" calcext:value-type="float">
            <text:p>7082006</text:p>
          </table:table-cell>
          <table:table-cell office:value-type="float" office:value="0.757261" calcext:value-type="float">
            <text:p>0.757261</text:p>
          </table:table-cell>
          <table:table-cell office:value-type="float" office:value="133.6699" calcext:value-type="float">
            <text:p>133.6699</text:p>
          </table:table-cell>
          <table:table-cell office:value-type="float" office:value="0" calcext:value-type="float">
            <text:p>0</text:p>
          </table:table-cell>
          <table:table-cell office:value-type="float" office:value="-4.74584" calcext:value-type="float">
            <text:p>-4.74584</text:p>
          </table:table-cell>
          <table:table-cell office:value-type="float" office:value="41.0164" calcext:value-type="float">
            <text:p>41.0164</text:p>
          </table:table-cell>
          <table:table-cell office:value-type="float" office:value="0.1382285" calcext:value-type="float">
            <text:p>0.1382285</text:p>
          </table:table-cell>
          <table:table-cell office:value-type="float" office:value="0.0003645733" calcext:value-type="float">
            <text:p>0.0003645733</text:p>
          </table:table-cell>
          <table:table-cell office:value-type="float" office:value="0.2012032" calcext:value-type="float">
            <text:p>0.2012032</text:p>
          </table:table-cell>
          <table:table-cell office:value-type="float" office:value="0.01434023" calcext:value-type="float">
            <text:p>0.01434023</text:p>
          </table:table-cell>
          <table:table-cell office:value-type="float" office:value="1165.605" calcext:value-type="float">
            <text:p>1165.605</text:p>
          </table:table-cell>
          <table:table-cell office:value-type="float" office:value="0.7476764" calcext:value-type="float">
            <text:p>0.7476764</text:p>
          </table:table-cell>
          <table:table-cell office:value-type="float" office:value="0" calcext:value-type="float">
            <text:p>0</text:p>
          </table:table-cell>
          <table:table-cell office:value-type="float" office:value="0.0332494" calcext:value-type="float">
            <text:p>0.0332494</text:p>
          </table:table-cell>
          <table:table-cell office:value-type="float" office:value="0.0200926" calcext:value-type="float">
            <text:p>0.0200926</text:p>
          </table:table-cell>
          <table:table-cell office:value-type="float" office:value="0.01485082" calcext:value-type="float">
            <text:p>0.01485082</text:p>
          </table:table-cell>
          <table:table-cell office:value-type="float" office:value="0.007272019" calcext:value-type="float">
            <text:p>0.007272019</text:p>
          </table:table-cell>
          <table:table-cell office:value-type="float" office:value="0.006900285" calcext:value-type="float">
            <text:p>0.006900285</text:p>
          </table:table-cell>
          <table:table-cell office:value-type="float" office:value="0.004523939" calcext:value-type="float">
            <text:p>0.004523939</text:p>
          </table:table-cell>
          <table:table-cell office:value-type="float" office:value="0.004460676" calcext:value-type="float">
            <text:p>0.004460676</text:p>
          </table:table-cell>
          <table:table-cell office:value-type="float" office:value="0.01100675" calcext:value-type="float">
            <text:p>0.01100675</text:p>
          </table:table-cell>
          <table:table-cell office:value-type="float" office:value="0.03597694" calcext:value-type="float">
            <text:p>0.03597694</text:p>
          </table:table-cell>
          <table:table-cell office:value-type="float" office:value="0.05626595" calcext:value-type="float">
            <text:p>0.05626595</text:p>
          </table:table-cell>
          <table:table-cell office:value-type="float" office:value="0.1002804" calcext:value-type="float">
            <text:p>0.1002804</text:p>
          </table:table-cell>
          <table:table-cell office:value-type="float" office:value="0.04051837" calcext:value-type="float">
            <text:p>0.04051837</text:p>
          </table:table-cell>
          <table:table-cell office:value-type="float" office:value="0.1919883" calcext:value-type="float">
            <text:p>0.1919883</text:p>
          </table:table-cell>
          <table:table-cell office:value-type="float" office:value="0.1950803" calcext:value-type="float">
            <text:p>0.1950803</text:p>
          </table:table-cell>
          <table:table-cell office:value-type="float" office:value="0" calcext:value-type="float">
            <text:p>0</text:p>
          </table:table-cell>
          <table:table-cell office:value-type="float" office:value="44.12391" calcext:value-type="float">
            <text:p>44.12391</text:p>
          </table:table-cell>
          <table:table-cell office:value-type="float" office:value="33.90512" calcext:value-type="float">
            <text:p>33.90512</text:p>
          </table:table-cell>
          <table:table-cell office:value-type="float" office:value="27.80778" calcext:value-type="float">
            <text:p>27.80778</text:p>
          </table:table-cell>
          <table:table-cell office:value-type="float" office:value="9.752181" calcext:value-type="float">
            <text:p>9.752181</text:p>
          </table:table-cell>
          <table:table-cell office:value-type="float" office:value="7.949427" calcext:value-type="float">
            <text:p>7.949427</text:p>
          </table:table-cell>
          <table:table-cell office:value-type="float" office:value="3.213628" calcext:value-type="float">
            <text:p>3.213628</text:p>
          </table:table-cell>
          <table:table-cell office:value-type="float" office:value="2.983133" calcext:value-type="float">
            <text:p>2.983133</text:p>
          </table:table-cell>
          <table:table-cell office:value-type="float" office:value="5.773101" calcext:value-type="float">
            <text:p>5.773101</text:p>
          </table:table-cell>
          <table:table-cell office:value-type="float" office:value="8.6376" calcext:value-type="float">
            <text:p>8.6376</text:p>
          </table:table-cell>
          <table:table-cell office:value-type="float" office:value="9.523562" calcext:value-type="float">
            <text:p>9.523562</text:p>
          </table:table-cell>
          <table:table-cell office:value-type="float" office:value="10.32571" calcext:value-type="float">
            <text:p>10.32571</text:p>
          </table:table-cell>
          <table:table-cell office:value-type="float" office:value="10.77775" calcext:value-type="float">
            <text:p>10.77775</text:p>
          </table:table-cell>
          <table:table-cell office:value-type="float" office:value="12.36382" calcext:value-type="float">
            <text:p>12.36382</text:p>
          </table:table-cell>
          <table:table-cell office:value-type="float" office:value="12.60068" calcext:value-type="float">
            <text:p>12.60068</text:p>
          </table:table-cell>
          <table:table-cell office:value-type="float" office:value="0" calcext:value-type="float">
            <text:p>0</text:p>
          </table:table-cell>
          <table:table-cell office:value-type="float" office:value="0.1774924" calcext:value-type="float">
            <text:p>0.17749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082006" calcext:value-type="float">
            <text:p>8082006</text:p>
          </table:table-cell>
          <table:table-cell office:value-type="float" office:value="0.7573253" calcext:value-type="float">
            <text:p>0.7573253</text:p>
          </table:table-cell>
          <table:table-cell office:value-type="float" office:value="133.6667" calcext:value-type="float">
            <text:p>133.6667</text:p>
          </table:table-cell>
          <table:table-cell office:value-type="float" office:value="0" calcext:value-type="float">
            <text:p>0</text:p>
          </table:table-cell>
          <table:table-cell office:value-type="float" office:value="-4.838641" calcext:value-type="float">
            <text:p>-4.838641</text:p>
          </table:table-cell>
          <table:table-cell office:value-type="float" office:value="40.95854" calcext:value-type="float">
            <text:p>40.95854</text:p>
          </table:table-cell>
          <table:table-cell office:value-type="float" office:value="0.1382285" calcext:value-type="float">
            <text:p>0.1382285</text:p>
          </table:table-cell>
          <table:table-cell office:value-type="float" office:value="0.0003645737" calcext:value-type="float">
            <text:p>0.0003645737</text:p>
          </table:table-cell>
          <table:table-cell office:value-type="float" office:value="0.2012032" calcext:value-type="float">
            <text:p>0.2012032</text:p>
          </table:table-cell>
          <table:table-cell office:value-type="float" office:value="0.01429302" calcext:value-type="float">
            <text:p>0.01429302</text:p>
          </table:table-cell>
          <table:table-cell office:value-type="float" office:value="1165.575" calcext:value-type="float">
            <text:p>1165.575</text:p>
          </table:table-cell>
          <table:table-cell office:value-type="float" office:value="0.7500218" calcext:value-type="float">
            <text:p>0.7500218</text:p>
          </table:table-cell>
          <table:table-cell office:value-type="float" office:value="0" calcext:value-type="float">
            <text:p>0</text:p>
          </table:table-cell>
          <table:table-cell office:value-type="float" office:value="0.02904933" calcext:value-type="float">
            <text:p>0.02904933</text:p>
          </table:table-cell>
          <table:table-cell office:value-type="float" office:value="0.01958032" calcext:value-type="float">
            <text:p>0.01958032</text:p>
          </table:table-cell>
          <table:table-cell office:value-type="float" office:value="0.01489127" calcext:value-type="float">
            <text:p>0.01489127</text:p>
          </table:table-cell>
          <table:table-cell office:value-type="float" office:value="0.007229058" calcext:value-type="float">
            <text:p>0.007229058</text:p>
          </table:table-cell>
          <table:table-cell office:value-type="float" office:value="0.006815649" calcext:value-type="float">
            <text:p>0.006815649</text:p>
          </table:table-cell>
          <table:table-cell office:value-type="float" office:value="0.004489369" calcext:value-type="float">
            <text:p>0.004489369</text:p>
          </table:table-cell>
          <table:table-cell office:value-type="float" office:value="0.004454513" calcext:value-type="float">
            <text:p>0.004454513</text:p>
          </table:table-cell>
          <table:table-cell office:value-type="float" office:value="0.01094197" calcext:value-type="float">
            <text:p>0.01094197</text:p>
          </table:table-cell>
          <table:table-cell office:value-type="float" office:value="0.03502715" calcext:value-type="float">
            <text:p>0.03502715</text:p>
          </table:table-cell>
          <table:table-cell office:value-type="float" office:value="0.04771212" calcext:value-type="float">
            <text:p>0.04771212</text:p>
          </table:table-cell>
          <table:table-cell office:value-type="float" office:value="0.09375945" calcext:value-type="float">
            <text:p>0.09375945</text:p>
          </table:table-cell>
          <table:table-cell office:value-type="float" office:value="0.03777751" calcext:value-type="float">
            <text:p>0.03777751</text:p>
          </table:table-cell>
          <table:table-cell office:value-type="float" office:value="0.1921024" calcext:value-type="float">
            <text:p>0.1921024</text:p>
          </table:table-cell>
          <table:table-cell office:value-type="float" office:value="0.1950525" calcext:value-type="float">
            <text:p>0.1950525</text:p>
          </table:table-cell>
          <table:table-cell office:value-type="float" office:value="0" calcext:value-type="float">
            <text:p>0</text:p>
          </table:table-cell>
          <table:table-cell office:value-type="float" office:value="43.96351" calcext:value-type="float">
            <text:p>43.96351</text:p>
          </table:table-cell>
          <table:table-cell office:value-type="float" office:value="33.75423" calcext:value-type="float">
            <text:p>33.75423</text:p>
          </table:table-cell>
          <table:table-cell office:value-type="float" office:value="27.68174" calcext:value-type="float">
            <text:p>27.68174</text:p>
          </table:table-cell>
          <table:table-cell office:value-type="float" office:value="9.724474" calcext:value-type="float">
            <text:p>9.724474</text:p>
          </table:table-cell>
          <table:table-cell office:value-type="float" office:value="7.935288" calcext:value-type="float">
            <text:p>7.935288</text:p>
          </table:table-cell>
          <table:table-cell office:value-type="float" office:value="3.210292" calcext:value-type="float">
            <text:p>3.210292</text:p>
          </table:table-cell>
          <table:table-cell office:value-type="float" office:value="2.978956" calcext:value-type="float">
            <text:p>2.978956</text:p>
          </table:table-cell>
          <table:table-cell office:value-type="float" office:value="5.764337" calcext:value-type="float">
            <text:p>5.764337</text:p>
          </table:table-cell>
          <table:table-cell office:value-type="float" office:value="8.623914" calcext:value-type="float">
            <text:p>8.623914</text:p>
          </table:table-cell>
          <table:table-cell office:value-type="float" office:value="9.503775" calcext:value-type="float">
            <text:p>9.503775</text:p>
          </table:table-cell>
          <table:table-cell office:value-type="float" office:value="10.31295" calcext:value-type="float">
            <text:p>10.31295</text:p>
          </table:table-cell>
          <table:table-cell office:value-type="float" office:value="10.74922" calcext:value-type="float">
            <text:p>10.74922</text:p>
          </table:table-cell>
          <table:table-cell office:value-type="float" office:value="12.3653" calcext:value-type="float">
            <text:p>12.3653</text:p>
          </table:table-cell>
          <table:table-cell office:value-type="float" office:value="12.60201" calcext:value-type="float">
            <text:p>12.60201</text:p>
          </table:table-cell>
          <table:table-cell office:value-type="float" office:value="0" calcext:value-type="float">
            <text:p>0</text:p>
          </table:table-cell>
          <table:table-cell office:value-type="float" office:value="0.1208872" calcext:value-type="float">
            <text:p>0.12088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082006" calcext:value-type="float">
            <text:p>9082006</text:p>
          </table:table-cell>
          <table:table-cell office:value-type="float" office:value="0.7592751" calcext:value-type="float">
            <text:p>0.7592751</text:p>
          </table:table-cell>
          <table:table-cell office:value-type="float" office:value="133.6631" calcext:value-type="float">
            <text:p>133.6631</text:p>
          </table:table-cell>
          <table:table-cell office:value-type="float" office:value="0" calcext:value-type="float">
            <text:p>0</text:p>
          </table:table-cell>
          <table:table-cell office:value-type="float" office:value="-4.928047" calcext:value-type="float">
            <text:p>-4.928047</text:p>
          </table:table-cell>
          <table:table-cell office:value-type="float" office:value="40.9014" calcext:value-type="float">
            <text:p>40.9014</text:p>
          </table:table-cell>
          <table:table-cell office:value-type="float" office:value="0.1382285" calcext:value-type="float">
            <text:p>0.1382285</text:p>
          </table:table-cell>
          <table:table-cell office:value-type="float" office:value="0.0003645737" calcext:value-type="float">
            <text:p>0.0003645737</text:p>
          </table:table-cell>
          <table:table-cell office:value-type="float" office:value="0.2012032" calcext:value-type="float">
            <text:p>0.2012032</text:p>
          </table:table-cell>
          <table:table-cell office:value-type="float" office:value="0.01412631" calcext:value-type="float">
            <text:p>0.01412631</text:p>
          </table:table-cell>
          <table:table-cell office:value-type="float" office:value="1165.545" calcext:value-type="float">
            <text:p>1165.545</text:p>
          </table:table-cell>
          <table:table-cell office:value-type="float" office:value="0.7529598" calcext:value-type="float">
            <text:p>0.7529598</text:p>
          </table:table-cell>
          <table:table-cell office:value-type="float" office:value="0" calcext:value-type="float">
            <text:p>0</text:p>
          </table:table-cell>
          <table:table-cell office:value-type="float" office:value="0.0250167" calcext:value-type="float">
            <text:p>0.0250167</text:p>
          </table:table-cell>
          <table:table-cell office:value-type="float" office:value="0.02019062" calcext:value-type="float">
            <text:p>0.02019062</text:p>
          </table:table-cell>
          <table:table-cell office:value-type="float" office:value="0.01558472" calcext:value-type="float">
            <text:p>0.01558472</text:p>
          </table:table-cell>
          <table:table-cell office:value-type="float" office:value="0.00710948" calcext:value-type="float">
            <text:p>0.00710948</text:p>
          </table:table-cell>
          <table:table-cell office:value-type="float" office:value="0.007045483" calcext:value-type="float">
            <text:p>0.007045483</text:p>
          </table:table-cell>
          <table:table-cell office:value-type="float" office:value="0.004552339" calcext:value-type="float">
            <text:p>0.004552339</text:p>
          </table:table-cell>
          <table:table-cell office:value-type="float" office:value="0.004478911" calcext:value-type="float">
            <text:p>0.004478911</text:p>
          </table:table-cell>
          <table:table-cell office:value-type="float" office:value="0.01084571" calcext:value-type="float">
            <text:p>0.01084571</text:p>
          </table:table-cell>
          <table:table-cell office:value-type="float" office:value="0.03454338" calcext:value-type="float">
            <text:p>0.03454338</text:p>
          </table:table-cell>
          <table:table-cell office:value-type="float" office:value="0.04492317" calcext:value-type="float">
            <text:p>0.04492317</text:p>
          </table:table-cell>
          <table:table-cell office:value-type="float" office:value="0.09118014" calcext:value-type="float">
            <text:p>0.09118014</text:p>
          </table:table-cell>
          <table:table-cell office:value-type="float" office:value="0.03618683" calcext:value-type="float">
            <text:p>0.03618683</text:p>
          </table:table-cell>
          <table:table-cell office:value-type="float" office:value="0.1920411" calcext:value-type="float">
            <text:p>0.1920411</text:p>
          </table:table-cell>
          <table:table-cell office:value-type="float" office:value="0.1950961" calcext:value-type="float">
            <text:p>0.1950961</text:p>
          </table:table-cell>
          <table:table-cell office:value-type="float" office:value="0" calcext:value-type="float">
            <text:p>0</text:p>
          </table:table-cell>
          <table:table-cell office:value-type="float" office:value="43.82837" calcext:value-type="float">
            <text:p>43.82837</text:p>
          </table:table-cell>
          <table:table-cell office:value-type="float" office:value="33.62746" calcext:value-type="float">
            <text:p>33.62746</text:p>
          </table:table-cell>
          <table:table-cell office:value-type="float" office:value="27.57749" calcext:value-type="float">
            <text:p>27.57749</text:p>
          </table:table-cell>
          <table:table-cell office:value-type="float" office:value="9.689224" calcext:value-type="float">
            <text:p>9.689224</text:p>
          </table:table-cell>
          <table:table-cell office:value-type="float" office:value="7.920613" calcext:value-type="float">
            <text:p>7.920613</text:p>
          </table:table-cell>
          <table:table-cell office:value-type="float" office:value="3.206911" calcext:value-type="float">
            <text:p>3.206911</text:p>
          </table:table-cell>
          <table:table-cell office:value-type="float" office:value="2.974892" calcext:value-type="float">
            <text:p>2.974892</text:p>
          </table:table-cell>
          <table:table-cell office:value-type="float" office:value="5.755531" calcext:value-type="float">
            <text:p>5.755531</text:p>
          </table:table-cell>
          <table:table-cell office:value-type="float" office:value="8.610136" calcext:value-type="float">
            <text:p>8.610136</text:p>
          </table:table-cell>
          <table:table-cell office:value-type="float" office:value="9.48302" calcext:value-type="float">
            <text:p>9.48302</text:p>
          </table:table-cell>
          <table:table-cell office:value-type="float" office:value="10.29929" calcext:value-type="float">
            <text:p>10.29929</text:p>
          </table:table-cell>
          <table:table-cell office:value-type="float" office:value="10.72024" calcext:value-type="float">
            <text:p>10.72024</text:p>
          </table:table-cell>
          <table:table-cell office:value-type="float" office:value="12.36681" calcext:value-type="float">
            <text:p>12.36681</text:p>
          </table:table-cell>
          <table:table-cell office:value-type="float" office:value="12.60335" calcext:value-type="float">
            <text:p>12.60335</text:p>
          </table:table-cell>
          <table:table-cell office:value-type="float" office:value="0" calcext:value-type="float">
            <text:p>0</text:p>
          </table:table-cell>
          <table:table-cell office:value-type="float" office:value="0.1181809" calcext:value-type="float">
            <text:p>0.11818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082006" calcext:value-type="float">
            <text:p>10082006</text:p>
          </table:table-cell>
          <table:table-cell office:value-type="float" office:value="0.7667587" calcext:value-type="float">
            <text:p>0.7667587</text:p>
          </table:table-cell>
          <table:table-cell office:value-type="float" office:value="133.6595" calcext:value-type="float">
            <text:p>133.6595</text:p>
          </table:table-cell>
          <table:table-cell office:value-type="float" office:value="0" calcext:value-type="float">
            <text:p>0</text:p>
          </table:table-cell>
          <table:table-cell office:value-type="float" office:value="-5.01046" calcext:value-type="float">
            <text:p>-5.01046</text:p>
          </table:table-cell>
          <table:table-cell office:value-type="float" office:value="40.84536" calcext:value-type="float">
            <text:p>40.84536</text:p>
          </table:table-cell>
          <table:table-cell office:value-type="float" office:value="0.1382285" calcext:value-type="float">
            <text:p>0.1382285</text:p>
          </table:table-cell>
          <table:table-cell office:value-type="float" office:value="0.0003645737" calcext:value-type="float">
            <text:p>0.0003645737</text:p>
          </table:table-cell>
          <table:table-cell office:value-type="float" office:value="0.2012032" calcext:value-type="float">
            <text:p>0.2012032</text:p>
          </table:table-cell>
          <table:table-cell office:value-type="float" office:value="0.01396654" calcext:value-type="float">
            <text:p>0.01396654</text:p>
          </table:table-cell>
          <table:table-cell office:value-type="float" office:value="1165.514" calcext:value-type="float">
            <text:p>1165.514</text:p>
          </table:table-cell>
          <table:table-cell office:value-type="float" office:value="0.7556605" calcext:value-type="float">
            <text:p>0.7556605</text:p>
          </table:table-cell>
          <table:table-cell office:value-type="float" office:value="0" calcext:value-type="float">
            <text:p>0</text:p>
          </table:table-cell>
          <table:table-cell office:value-type="float" office:value="0.02065738" calcext:value-type="float">
            <text:p>0.02065738</text:p>
          </table:table-cell>
          <table:table-cell office:value-type="float" office:value="0.01985045" calcext:value-type="float">
            <text:p>0.01985045</text:p>
          </table:table-cell>
          <table:table-cell office:value-type="float" office:value="0.01553312" calcext:value-type="float">
            <text:p>0.01553312</text:p>
          </table:table-cell>
          <table:table-cell office:value-type="float" office:value="0.007130224" calcext:value-type="float">
            <text:p>0.007130224</text:p>
          </table:table-cell>
          <table:table-cell office:value-type="float" office:value="0.006894587" calcext:value-type="float">
            <text:p>0.006894587</text:p>
          </table:table-cell>
          <table:table-cell office:value-type="float" office:value="0.004518835" calcext:value-type="float">
            <text:p>0.004518835</text:p>
          </table:table-cell>
          <table:table-cell office:value-type="float" office:value="0.004486876" calcext:value-type="float">
            <text:p>0.004486876</text:p>
          </table:table-cell>
          <table:table-cell office:value-type="float" office:value="0.01073188" calcext:value-type="float">
            <text:p>0.01073188</text:p>
          </table:table-cell>
          <table:table-cell office:value-type="float" office:value="0.03412428" calcext:value-type="float">
            <text:p>0.03412428</text:p>
          </table:table-cell>
          <table:table-cell office:value-type="float" office:value="0.04418154" calcext:value-type="float">
            <text:p>0.04418154</text:p>
          </table:table-cell>
          <table:table-cell office:value-type="float" office:value="0.09024834" calcext:value-type="float">
            <text:p>0.09024834</text:p>
          </table:table-cell>
          <table:table-cell office:value-type="float" office:value="0.03532057" calcext:value-type="float">
            <text:p>0.03532057</text:p>
          </table:table-cell>
          <table:table-cell office:value-type="float" office:value="0.1920375" calcext:value-type="float">
            <text:p>0.1920375</text:p>
          </table:table-cell>
          <table:table-cell office:value-type="float" office:value="0.1951196" calcext:value-type="float">
            <text:p>0.1951196</text:p>
          </table:table-cell>
          <table:table-cell office:value-type="float" office:value="0" calcext:value-type="float">
            <text:p>0</text:p>
          </table:table-cell>
          <table:table-cell office:value-type="float" office:value="43.71045" calcext:value-type="float">
            <text:p>43.71045</text:p>
          </table:table-cell>
          <table:table-cell office:value-type="float" office:value="33.51524" calcext:value-type="float">
            <text:p>33.51524</text:p>
          </table:table-cell>
          <table:table-cell office:value-type="float" office:value="27.48368" calcext:value-type="float">
            <text:p>27.48368</text:p>
          </table:table-cell>
          <table:table-cell office:value-type="float" office:value="9.657292" calcext:value-type="float">
            <text:p>9.657292</text:p>
          </table:table-cell>
          <table:table-cell office:value-type="float" office:value="7.905555" calcext:value-type="float">
            <text:p>7.905555</text:p>
          </table:table-cell>
          <table:table-cell office:value-type="float" office:value="3.203496" calcext:value-type="float">
            <text:p>3.203496</text:p>
          </table:table-cell>
          <table:table-cell office:value-type="float" office:value="2.970945" calcext:value-type="float">
            <text:p>2.970945</text:p>
          </table:table-cell>
          <table:table-cell office:value-type="float" office:value="5.746685" calcext:value-type="float">
            <text:p>5.746685</text:p>
          </table:table-cell>
          <table:table-cell office:value-type="float" office:value="8.596333" calcext:value-type="float">
            <text:p>8.596333</text:p>
          </table:table-cell>
          <table:table-cell office:value-type="float" office:value="9.462076" calcext:value-type="float">
            <text:p>9.462076</text:p>
          </table:table-cell>
          <table:table-cell office:value-type="float" office:value="10.28538" calcext:value-type="float">
            <text:p>10.28538</text:p>
          </table:table-cell>
          <table:table-cell office:value-type="float" office:value="10.69109" calcext:value-type="float">
            <text:p>10.69109</text:p>
          </table:table-cell>
          <table:table-cell office:value-type="float" office:value="12.36828" calcext:value-type="float">
            <text:p>12.36828</text:p>
          </table:table-cell>
          <table:table-cell office:value-type="float" office:value="12.60468" calcext:value-type="float">
            <text:p>12.60468</text:p>
          </table:table-cell>
          <table:table-cell office:value-type="float" office:value="0" calcext:value-type="float">
            <text:p>0</text:p>
          </table:table-cell>
          <table:table-cell office:value-type="float" office:value="0.1013353" calcext:value-type="float">
            <text:p>0.10133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082006" calcext:value-type="float">
            <text:p>11082006</text:p>
          </table:table-cell>
          <table:table-cell office:value-type="float" office:value="0.7766409" calcext:value-type="float">
            <text:p>0.7766409</text:p>
          </table:table-cell>
          <table:table-cell office:value-type="float" office:value="133.6559" calcext:value-type="float">
            <text:p>133.6559</text:p>
          </table:table-cell>
          <table:table-cell office:value-type="float" office:value="0" calcext:value-type="float">
            <text:p>0</text:p>
          </table:table-cell>
          <table:table-cell office:value-type="float" office:value="-5.089322" calcext:value-type="float">
            <text:p>-5.089322</text:p>
          </table:table-cell>
          <table:table-cell office:value-type="float" office:value="40.79058" calcext:value-type="float">
            <text:p>40.79058</text:p>
          </table:table-cell>
          <table:table-cell office:value-type="float" office:value="0.1382285" calcext:value-type="float">
            <text:p>0.1382285</text:p>
          </table:table-cell>
          <table:table-cell office:value-type="float" office:value="0.0003645737" calcext:value-type="float">
            <text:p>0.0003645737</text:p>
          </table:table-cell>
          <table:table-cell office:value-type="float" office:value="0.2012032" calcext:value-type="float">
            <text:p>0.2012032</text:p>
          </table:table-cell>
          <table:table-cell office:value-type="float" office:value="0.01388394" calcext:value-type="float">
            <text:p>0.01388394</text:p>
          </table:table-cell>
          <table:table-cell office:value-type="float" office:value="1165.484" calcext:value-type="float">
            <text:p>1165.484</text:p>
          </table:table-cell>
          <table:table-cell office:value-type="float" office:value="0.7579663" calcext:value-type="float">
            <text:p>0.7579663</text:p>
          </table:table-cell>
          <table:table-cell office:value-type="float" office:value="0" calcext:value-type="float">
            <text:p>0</text:p>
          </table:table-cell>
          <table:table-cell office:value-type="float" office:value="0.02138261" calcext:value-type="float">
            <text:p>0.02138261</text:p>
          </table:table-cell>
          <table:table-cell office:value-type="float" office:value="0.01987015" calcext:value-type="float">
            <text:p>0.01987015</text:p>
          </table:table-cell>
          <table:table-cell office:value-type="float" office:value="0.01575043" calcext:value-type="float">
            <text:p>0.01575043</text:p>
          </table:table-cell>
          <table:table-cell office:value-type="float" office:value="0.007252327" calcext:value-type="float">
            <text:p>0.007252327</text:p>
          </table:table-cell>
          <table:table-cell office:value-type="float" office:value="0.00682687" calcext:value-type="float">
            <text:p>0.00682687</text:p>
          </table:table-cell>
          <table:table-cell office:value-type="float" office:value="0.004485138" calcext:value-type="float">
            <text:p>0.004485138</text:p>
          </table:table-cell>
          <table:table-cell office:value-type="float" office:value="0.004487629" calcext:value-type="float">
            <text:p>0.004487629</text:p>
          </table:table-cell>
          <table:table-cell office:value-type="float" office:value="0.01063787" calcext:value-type="float">
            <text:p>0.01063787</text:p>
          </table:table-cell>
          <table:table-cell office:value-type="float" office:value="0.03348609" calcext:value-type="float">
            <text:p>0.03348609</text:p>
          </table:table-cell>
          <table:table-cell office:value-type="float" office:value="0.04332887" calcext:value-type="float">
            <text:p>0.04332887</text:p>
          </table:table-cell>
          <table:table-cell office:value-type="float" office:value="0.08861838" calcext:value-type="float">
            <text:p>0.08861838</text:p>
          </table:table-cell>
          <table:table-cell office:value-type="float" office:value="0.03474131" calcext:value-type="float">
            <text:p>0.03474131</text:p>
          </table:table-cell>
          <table:table-cell office:value-type="float" office:value="0.1920515" calcext:value-type="float">
            <text:p>0.1920515</text:p>
          </table:table-cell>
          <table:table-cell office:value-type="float" office:value="0.1951353" calcext:value-type="float">
            <text:p>0.1951353</text:p>
          </table:table-cell>
          <table:table-cell office:value-type="float" office:value="0" calcext:value-type="float">
            <text:p>0</text:p>
          </table:table-cell>
          <table:table-cell office:value-type="float" office:value="43.61379" calcext:value-type="float">
            <text:p>43.61379</text:p>
          </table:table-cell>
          <table:table-cell office:value-type="float" office:value="33.41853" calcext:value-type="float">
            <text:p>33.41853</text:p>
          </table:table-cell>
          <table:table-cell office:value-type="float" office:value="27.40039" calcext:value-type="float">
            <text:p>27.40039</text:p>
          </table:table-cell>
          <table:table-cell office:value-type="float" office:value="9.628755" calcext:value-type="float">
            <text:p>9.628755</text:p>
          </table:table-cell>
          <table:table-cell office:value-type="float" office:value="7.890205" calcext:value-type="float">
            <text:p>7.890205</text:p>
          </table:table-cell>
          <table:table-cell office:value-type="float" office:value="3.200036" calcext:value-type="float">
            <text:p>3.200036</text:p>
          </table:table-cell>
          <table:table-cell office:value-type="float" office:value="2.967114" calcext:value-type="float">
            <text:p>2.967114</text:p>
          </table:table-cell>
          <table:table-cell office:value-type="float" office:value="5.737798" calcext:value-type="float">
            <text:p>5.737798</text:p>
          </table:table-cell>
          <table:table-cell office:value-type="float" office:value="8.582471" calcext:value-type="float">
            <text:p>8.582471</text:p>
          </table:table-cell>
          <table:table-cell office:value-type="float" office:value="9.441025" calcext:value-type="float">
            <text:p>9.441025</text:p>
          </table:table-cell>
          <table:table-cell office:value-type="float" office:value="10.27119" calcext:value-type="float">
            <text:p>10.27119</text:p>
          </table:table-cell>
          <table:table-cell office:value-type="float" office:value="10.66183" calcext:value-type="float">
            <text:p>10.66183</text:p>
          </table:table-cell>
          <table:table-cell office:value-type="float" office:value="12.36975" calcext:value-type="float">
            <text:p>12.36975</text:p>
          </table:table-cell>
          <table:table-cell office:value-type="float" office:value="12.60602" calcext:value-type="float">
            <text:p>12.60602</text:p>
          </table:table-cell>
          <table:table-cell office:value-type="float" office:value="0" calcext:value-type="float">
            <text:p>0</text:p>
          </table:table-cell>
          <table:table-cell office:value-type="float" office:value="0.06861507" calcext:value-type="float">
            <text:p>0.068615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082006" calcext:value-type="float">
            <text:p>12082006</text:p>
          </table:table-cell>
          <table:table-cell office:value-type="float" office:value="0.802011" calcext:value-type="float">
            <text:p>0.802011</text:p>
          </table:table-cell>
          <table:table-cell office:value-type="float" office:value="133.6522" calcext:value-type="float">
            <text:p>133.6522</text:p>
          </table:table-cell>
          <table:table-cell office:value-type="float" office:value="0" calcext:value-type="float">
            <text:p>0</text:p>
          </table:table-cell>
          <table:table-cell office:value-type="float" office:value="-5.15304" calcext:value-type="float">
            <text:p>-5.15304</text:p>
          </table:table-cell>
          <table:table-cell office:value-type="float" office:value="40.73689" calcext:value-type="float">
            <text:p>40.73689</text:p>
          </table:table-cell>
          <table:table-cell office:value-type="float" office:value="0.1382285" calcext:value-type="float">
            <text:p>0.1382285</text:p>
          </table:table-cell>
          <table:table-cell office:value-type="float" office:value="0.0003645737" calcext:value-type="float">
            <text:p>0.0003645737</text:p>
          </table:table-cell>
          <table:table-cell office:value-type="float" office:value="0.2012032" calcext:value-type="float">
            <text:p>0.2012032</text:p>
          </table:table-cell>
          <table:table-cell office:value-type="float" office:value="0.01388394" calcext:value-type="float">
            <text:p>0.01388394</text:p>
          </table:table-cell>
          <table:table-cell office:value-type="float" office:value="1165.453" calcext:value-type="float">
            <text:p>1165.453</text:p>
          </table:table-cell>
          <table:table-cell office:value-type="float" office:value="0.75902" calcext:value-type="float">
            <text:p>0.75902</text:p>
          </table:table-cell>
          <table:table-cell office:value-type="float" office:value="0" calcext:value-type="float">
            <text:p>0</text:p>
          </table:table-cell>
          <table:table-cell office:value-type="float" office:value="0.05723844" calcext:value-type="float">
            <text:p>0.05723844</text:p>
          </table:table-cell>
          <table:table-cell office:value-type="float" office:value="0.02396249" calcext:value-type="float">
            <text:p>0.02396249</text:p>
          </table:table-cell>
          <table:table-cell office:value-type="float" office:value="0.01605992" calcext:value-type="float">
            <text:p>0.01605992</text:p>
          </table:table-cell>
          <table:table-cell office:value-type="float" office:value="0.007437644" calcext:value-type="float">
            <text:p>0.007437644</text:p>
          </table:table-cell>
          <table:table-cell office:value-type="float" office:value="0.00683501" calcext:value-type="float">
            <text:p>0.00683501</text:p>
          </table:table-cell>
          <table:table-cell office:value-type="float" office:value="0.004472455" calcext:value-type="float">
            <text:p>0.004472455</text:p>
          </table:table-cell>
          <table:table-cell office:value-type="float" office:value="0.004494351" calcext:value-type="float">
            <text:p>0.004494351</text:p>
          </table:table-cell>
          <table:table-cell office:value-type="float" office:value="0.01045871" calcext:value-type="float">
            <text:p>0.01045871</text:p>
          </table:table-cell>
          <table:table-cell office:value-type="float" office:value="0.0322355" calcext:value-type="float">
            <text:p>0.0322355</text:p>
          </table:table-cell>
          <table:table-cell office:value-type="float" office:value="0.03948253" calcext:value-type="float">
            <text:p>0.03948253</text:p>
          </table:table-cell>
          <table:table-cell office:value-type="float" office:value="0.08610346" calcext:value-type="float">
            <text:p>0.08610346</text:p>
          </table:table-cell>
          <table:table-cell office:value-type="float" office:value="0.0312241" calcext:value-type="float">
            <text:p>0.0312241</text:p>
          </table:table-cell>
          <table:table-cell office:value-type="float" office:value="0.1920698" calcext:value-type="float">
            <text:p>0.1920698</text:p>
          </table:table-cell>
          <table:table-cell office:value-type="float" office:value="0.1951496" calcext:value-type="float">
            <text:p>0.1951496</text:p>
          </table:table-cell>
          <table:table-cell office:value-type="float" office:value="0" calcext:value-type="float">
            <text:p>0</text:p>
          </table:table-cell>
          <table:table-cell office:value-type="float" office:value="43.55118" calcext:value-type="float">
            <text:p>43.55118</text:p>
          </table:table-cell>
          <table:table-cell office:value-type="float" office:value="33.33613" calcext:value-type="float">
            <text:p>33.33613</text:p>
          </table:table-cell>
          <table:table-cell office:value-type="float" office:value="27.32641" calcext:value-type="float">
            <text:p>27.32641</text:p>
          </table:table-cell>
          <table:table-cell office:value-type="float" office:value="9.603337" calcext:value-type="float">
            <text:p>9.603337</text:p>
          </table:table-cell>
          <table:table-cell office:value-type="float" office:value="7.874804" calcext:value-type="float">
            <text:p>7.874804</text:p>
          </table:table-cell>
          <table:table-cell office:value-type="float" office:value="3.196538" calcext:value-type="float">
            <text:p>3.196538</text:p>
          </table:table-cell>
          <table:table-cell office:value-type="float" office:value="2.963397" calcext:value-type="float">
            <text:p>2.963397</text:p>
          </table:table-cell>
          <table:table-cell office:value-type="float" office:value="5.72888" calcext:value-type="float">
            <text:p>5.72888</text:p>
          </table:table-cell>
          <table:table-cell office:value-type="float" office:value="8.56851" calcext:value-type="float">
            <text:p>8.56851</text:p>
          </table:table-cell>
          <table:table-cell office:value-type="float" office:value="9.419717" calcext:value-type="float">
            <text:p>9.419717</text:p>
          </table:table-cell>
          <table:table-cell office:value-type="float" office:value="10.2566" calcext:value-type="float">
            <text:p>10.2566</text:p>
          </table:table-cell>
          <table:table-cell office:value-type="float" office:value="10.63239" calcext:value-type="float">
            <text:p>10.63239</text:p>
          </table:table-cell>
          <table:table-cell office:value-type="float" office:value="12.37122" calcext:value-type="float">
            <text:p>12.37122</text:p>
          </table:table-cell>
          <table:table-cell office:value-type="float" office:value="12.60734" calcext:value-type="float">
            <text:p>12.60734</text:p>
          </table:table-cell>
          <table:table-cell office:value-type="float" office:value="0" calcext:value-type="float">
            <text:p>0</text:p>
          </table:table-cell>
          <table:table-cell office:value-type="float" office:value="0.2954215" calcext:value-type="float">
            <text:p>0.29542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082006" calcext:value-type="float">
            <text:p>13082006</text:p>
          </table:table-cell>
          <table:table-cell office:value-type="float" office:value="0.8144243" calcext:value-type="float">
            <text:p>0.8144243</text:p>
          </table:table-cell>
          <table:table-cell office:value-type="float" office:value="133.6487" calcext:value-type="float">
            <text:p>133.6487</text:p>
          </table:table-cell>
          <table:table-cell office:value-type="float" office:value="0" calcext:value-type="float">
            <text:p>0</text:p>
          </table:table-cell>
          <table:table-cell office:value-type="float" office:value="-5.231896" calcext:value-type="float">
            <text:p>-5.231896</text:p>
          </table:table-cell>
          <table:table-cell office:value-type="float" office:value="40.68006" calcext:value-type="float">
            <text:p>40.68006</text:p>
          </table:table-cell>
          <table:table-cell office:value-type="float" office:value="0.1382285" calcext:value-type="float">
            <text:p>0.1382285</text:p>
          </table:table-cell>
          <table:table-cell office:value-type="float" office:value="0.0003645759" calcext:value-type="float">
            <text:p>0.0003645759</text:p>
          </table:table-cell>
          <table:table-cell office:value-type="float" office:value="0.2012032" calcext:value-type="float">
            <text:p>0.2012032</text:p>
          </table:table-cell>
          <table:table-cell office:value-type="float" office:value="0.01388394" calcext:value-type="float">
            <text:p>0.01388394</text:p>
          </table:table-cell>
          <table:table-cell office:value-type="float" office:value="1165.422" calcext:value-type="float">
            <text:p>1165.422</text:p>
          </table:table-cell>
          <table:table-cell office:value-type="float" office:value="0.7612047" calcext:value-type="float">
            <text:p>0.7612047</text:p>
          </table:table-cell>
          <table:table-cell office:value-type="float" office:value="0" calcext:value-type="float">
            <text:p>0</text:p>
          </table:table-cell>
          <table:table-cell office:value-type="float" office:value="0.01978542" calcext:value-type="float">
            <text:p>0.01978542</text:p>
          </table:table-cell>
          <table:table-cell office:value-type="float" office:value="0.019143" calcext:value-type="float">
            <text:p>0.019143</text:p>
          </table:table-cell>
          <table:table-cell office:value-type="float" office:value="0.01566854" calcext:value-type="float">
            <text:p>0.01566854</text:p>
          </table:table-cell>
          <table:table-cell office:value-type="float" office:value="0.007350667" calcext:value-type="float">
            <text:p>0.007350667</text:p>
          </table:table-cell>
          <table:table-cell office:value-type="float" office:value="0.006660133" calcext:value-type="float">
            <text:p>0.006660133</text:p>
          </table:table-cell>
          <table:table-cell office:value-type="float" office:value="0.004415638" calcext:value-type="float">
            <text:p>0.004415638</text:p>
          </table:table-cell>
          <table:table-cell office:value-type="float" office:value="0.004481412" calcext:value-type="float">
            <text:p>0.004481412</text:p>
          </table:table-cell>
          <table:table-cell office:value-type="float" office:value="0.01044543" calcext:value-type="float">
            <text:p>0.01044543</text:p>
          </table:table-cell>
          <table:table-cell office:value-type="float" office:value="0.03231517" calcext:value-type="float">
            <text:p>0.03231517</text:p>
          </table:table-cell>
          <table:table-cell office:value-type="float" office:value="0.03865149" calcext:value-type="float">
            <text:p>0.03865149</text:p>
          </table:table-cell>
          <table:table-cell office:value-type="float" office:value="0.08608164" calcext:value-type="float">
            <text:p>0.08608164</text:p>
          </table:table-cell>
          <table:table-cell office:value-type="float" office:value="0.03387261" calcext:value-type="float">
            <text:p>0.03387261</text:p>
          </table:table-cell>
          <table:table-cell office:value-type="float" office:value="0.1920872" calcext:value-type="float">
            <text:p>0.1920872</text:p>
          </table:table-cell>
          <table:table-cell office:value-type="float" office:value="0.1951641" calcext:value-type="float">
            <text:p>0.1951641</text:p>
          </table:table-cell>
          <table:table-cell office:value-type="float" office:value="0" calcext:value-type="float">
            <text:p>0</text:p>
          </table:table-cell>
          <table:table-cell office:value-type="float" office:value="43.40143" calcext:value-type="float">
            <text:p>43.40143</text:p>
          </table:table-cell>
          <table:table-cell office:value-type="float" office:value="33.20922" calcext:value-type="float">
            <text:p>33.20922</text:p>
          </table:table-cell>
          <table:table-cell office:value-type="float" office:value="27.25601" calcext:value-type="float">
            <text:p>27.25601</text:p>
          </table:table-cell>
          <table:table-cell office:value-type="float" office:value="9.580197" calcext:value-type="float">
            <text:p>9.580197</text:p>
          </table:table-cell>
          <table:table-cell office:value-type="float" office:value="7.85939" calcext:value-type="float">
            <text:p>7.85939</text:p>
          </table:table-cell>
          <table:table-cell office:value-type="float" office:value="3.193005" calcext:value-type="float">
            <text:p>3.193005</text:p>
          </table:table-cell>
          <table:table-cell office:value-type="float" office:value="2.959754" calcext:value-type="float">
            <text:p>2.959754</text:p>
          </table:table-cell>
          <table:table-cell office:value-type="float" office:value="5.719934" calcext:value-type="float">
            <text:p>5.719934</text:p>
          </table:table-cell>
          <table:table-cell office:value-type="float" office:value="8.554461" calcext:value-type="float">
            <text:p>8.554461</text:p>
          </table:table-cell>
          <table:table-cell office:value-type="float" office:value="9.397827" calcext:value-type="float">
            <text:p>9.397827</text:p>
          </table:table-cell>
          <table:table-cell office:value-type="float" office:value="10.24173" calcext:value-type="float">
            <text:p>10.24173</text:p>
          </table:table-cell>
          <table:table-cell office:value-type="float" office:value="10.60251" calcext:value-type="float">
            <text:p>10.60251</text:p>
          </table:table-cell>
          <table:table-cell office:value-type="float" office:value="12.3727" calcext:value-type="float">
            <text:p>12.3727</text:p>
          </table:table-cell>
          <table:table-cell office:value-type="float" office:value="12.60865" calcext:value-type="float">
            <text:p>12.60865</text:p>
          </table:table-cell>
          <table:table-cell office:value-type="float" office:value="0" calcext:value-type="float">
            <text:p>0</text:p>
          </table:table-cell>
          <table:table-cell office:value-type="float" office:value="0.1046553" calcext:value-type="float">
            <text:p>0.10465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082006" calcext:value-type="float">
            <text:p>14082006</text:p>
          </table:table-cell>
          <table:table-cell office:value-type="float" office:value="0.8189446" calcext:value-type="float">
            <text:p>0.8189446</text:p>
          </table:table-cell>
          <table:table-cell office:value-type="float" office:value="133.6453" calcext:value-type="float">
            <text:p>133.6453</text:p>
          </table:table-cell>
          <table:table-cell office:value-type="float" office:value="0" calcext:value-type="float">
            <text:p>0</text:p>
          </table:table-cell>
          <table:table-cell office:value-type="float" office:value="-5.314494" calcext:value-type="float">
            <text:p>-5.314494</text:p>
          </table:table-cell>
          <table:table-cell office:value-type="float" office:value="40.62564" calcext:value-type="float">
            <text:p>40.62564</text:p>
          </table:table-cell>
          <table:table-cell office:value-type="float" office:value="0.1382285" calcext:value-type="float">
            <text:p>0.1382285</text:p>
          </table:table-cell>
          <table:table-cell office:value-type="float" office:value="0.0003645759" calcext:value-type="float">
            <text:p>0.0003645759</text:p>
          </table:table-cell>
          <table:table-cell office:value-type="float" office:value="0.2012032" calcext:value-type="float">
            <text:p>0.2012032</text:p>
          </table:table-cell>
          <table:table-cell office:value-type="float" office:value="0.01374601" calcext:value-type="float">
            <text:p>0.01374601</text:p>
          </table:table-cell>
          <table:table-cell office:value-type="float" office:value="1165.392" calcext:value-type="float">
            <text:p>1165.392</text:p>
          </table:table-cell>
          <table:table-cell office:value-type="float" office:value="0.7630638" calcext:value-type="float">
            <text:p>0.7630638</text:p>
          </table:table-cell>
          <table:table-cell office:value-type="float" office:value="0" calcext:value-type="float">
            <text:p>0</text:p>
          </table:table-cell>
          <table:table-cell office:value-type="float" office:value="0.02035233" calcext:value-type="float">
            <text:p>0.02035233</text:p>
          </table:table-cell>
          <table:table-cell office:value-type="float" office:value="0.01935934" calcext:value-type="float">
            <text:p>0.01935934</text:p>
          </table:table-cell>
          <table:table-cell office:value-type="float" office:value="0.01549545" calcext:value-type="float">
            <text:p>0.01549545</text:p>
          </table:table-cell>
          <table:table-cell office:value-type="float" office:value="0.007289782" calcext:value-type="float">
            <text:p>0.007289782</text:p>
          </table:table-cell>
          <table:table-cell office:value-type="float" office:value="0.006535861" calcext:value-type="float">
            <text:p>0.006535861</text:p>
          </table:table-cell>
          <table:table-cell office:value-type="float" office:value="0.004357661" calcext:value-type="float">
            <text:p>0.004357661</text:p>
          </table:table-cell>
          <table:table-cell office:value-type="float" office:value="0.004465128" calcext:value-type="float">
            <text:p>0.004465128</text:p>
          </table:table-cell>
          <table:table-cell office:value-type="float" office:value="0.01047061" calcext:value-type="float">
            <text:p>0.01047061</text:p>
          </table:table-cell>
          <table:table-cell office:value-type="float" office:value="0.03237232" calcext:value-type="float">
            <text:p>0.03237232</text:p>
          </table:table-cell>
          <table:table-cell office:value-type="float" office:value="0.03918928" calcext:value-type="float">
            <text:p>0.03918928</text:p>
          </table:table-cell>
          <table:table-cell office:value-type="float" office:value="0.08599227" calcext:value-type="float">
            <text:p>0.08599227</text:p>
          </table:table-cell>
          <table:table-cell office:value-type="float" office:value="0.03949538" calcext:value-type="float">
            <text:p>0.03949538</text:p>
          </table:table-cell>
          <table:table-cell office:value-type="float" office:value="0.1921637" calcext:value-type="float">
            <text:p>0.1921637</text:p>
          </table:table-cell>
          <table:table-cell office:value-type="float" office:value="0.1951492" calcext:value-type="float">
            <text:p>0.1951492</text:p>
          </table:table-cell>
          <table:table-cell office:value-type="float" office:value="0" calcext:value-type="float">
            <text:p>0</text:p>
          </table:table-cell>
          <table:table-cell office:value-type="float" office:value="43.29222" calcext:value-type="float">
            <text:p>43.29222</text:p>
          </table:table-cell>
          <table:table-cell office:value-type="float" office:value="33.10777" calcext:value-type="float">
            <text:p>33.10777</text:p>
          </table:table-cell>
          <table:table-cell office:value-type="float" office:value="27.18549" calcext:value-type="float">
            <text:p>27.18549</text:p>
          </table:table-cell>
          <table:table-cell office:value-type="float" office:value="9.558134" calcext:value-type="float">
            <text:p>9.558134</text:p>
          </table:table-cell>
          <table:table-cell office:value-type="float" office:value="7.844014" calcext:value-type="float">
            <text:p>7.844014</text:p>
          </table:table-cell>
          <table:table-cell office:value-type="float" office:value="3.189433" calcext:value-type="float">
            <text:p>3.189433</text:p>
          </table:table-cell>
          <table:table-cell office:value-type="float" office:value="2.956177" calcext:value-type="float">
            <text:p>2.956177</text:p>
          </table:table-cell>
          <table:table-cell office:value-type="float" office:value="5.710947" calcext:value-type="float">
            <text:p>5.710947</text:p>
          </table:table-cell>
          <table:table-cell office:value-type="float" office:value="8.540459" calcext:value-type="float">
            <text:p>8.540459</text:p>
          </table:table-cell>
          <table:table-cell office:value-type="float" office:value="9.376054" calcext:value-type="float">
            <text:p>9.376054</text:p>
          </table:table-cell>
          <table:table-cell office:value-type="float" office:value="10.22696" calcext:value-type="float">
            <text:p>10.22696</text:p>
          </table:table-cell>
          <table:table-cell office:value-type="float" office:value="10.57403" calcext:value-type="float">
            <text:p>10.57403</text:p>
          </table:table-cell>
          <table:table-cell office:value-type="float" office:value="12.37421" calcext:value-type="float">
            <text:p>12.37421</text:p>
          </table:table-cell>
          <table:table-cell office:value-type="float" office:value="12.60993" calcext:value-type="float">
            <text:p>12.60993</text:p>
          </table:table-cell>
          <table:table-cell office:value-type="float" office:value="0" calcext:value-type="float">
            <text:p>0</text:p>
          </table:table-cell>
          <table:table-cell office:value-type="float" office:value="0.07281136" calcext:value-type="float">
            <text:p>0.072811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082006" calcext:value-type="float">
            <text:p>15082006</text:p>
          </table:table-cell>
          <table:table-cell office:value-type="float" office:value="0.8295339" calcext:value-type="float">
            <text:p>0.8295339</text:p>
          </table:table-cell>
          <table:table-cell office:value-type="float" office:value="133.642" calcext:value-type="float">
            <text:p>133.642</text:p>
          </table:table-cell>
          <table:table-cell office:value-type="float" office:value="0" calcext:value-type="float">
            <text:p>0</text:p>
          </table:table-cell>
          <table:table-cell office:value-type="float" office:value="-5.388987" calcext:value-type="float">
            <text:p>-5.388987</text:p>
          </table:table-cell>
          <table:table-cell office:value-type="float" office:value="40.57346" calcext:value-type="float">
            <text:p>40.57346</text:p>
          </table:table-cell>
          <table:table-cell office:value-type="float" office:value="0.1382285" calcext:value-type="float">
            <text:p>0.1382285</text:p>
          </table:table-cell>
          <table:table-cell office:value-type="float" office:value="0.0003645769" calcext:value-type="float">
            <text:p>0.0003645769</text:p>
          </table:table-cell>
          <table:table-cell office:value-type="float" office:value="0.2012032" calcext:value-type="float">
            <text:p>0.2012032</text:p>
          </table:table-cell>
          <table:table-cell office:value-type="float" office:value="0.01357958" calcext:value-type="float">
            <text:p>0.01357958</text:p>
          </table:table-cell>
          <table:table-cell office:value-type="float" office:value="1165.362" calcext:value-type="float">
            <text:p>1165.362</text:p>
          </table:table-cell>
          <table:table-cell office:value-type="float" office:value="0.7641605" calcext:value-type="float">
            <text:p>0.7641605</text:p>
          </table:table-cell>
          <table:table-cell office:value-type="float" office:value="0" calcext:value-type="float">
            <text:p>0</text:p>
          </table:table-cell>
          <table:table-cell office:value-type="float" office:value="0.05328486" calcext:value-type="float">
            <text:p>0.05328486</text:p>
          </table:table-cell>
          <table:table-cell office:value-type="float" office:value="0.02772199" calcext:value-type="float">
            <text:p>0.02772199</text:p>
          </table:table-cell>
          <table:table-cell office:value-type="float" office:value="0.01568902" calcext:value-type="float">
            <text:p>0.01568902</text:p>
          </table:table-cell>
          <table:table-cell office:value-type="float" office:value="0.007354802" calcext:value-type="float">
            <text:p>0.007354802</text:p>
          </table:table-cell>
          <table:table-cell office:value-type="float" office:value="0.006539813" calcext:value-type="float">
            <text:p>0.006539813</text:p>
          </table:table-cell>
          <table:table-cell office:value-type="float" office:value="0.004331919" calcext:value-type="float">
            <text:p>0.004331919</text:p>
          </table:table-cell>
          <table:table-cell office:value-type="float" office:value="0.004454501" calcext:value-type="float">
            <text:p>0.004454501</text:p>
          </table:table-cell>
          <table:table-cell office:value-type="float" office:value="0.01046632" calcext:value-type="float">
            <text:p>0.01046632</text:p>
          </table:table-cell>
          <table:table-cell office:value-type="float" office:value="0.03232683" calcext:value-type="float">
            <text:p>0.03232683</text:p>
          </table:table-cell>
          <table:table-cell office:value-type="float" office:value="0.03970344" calcext:value-type="float">
            <text:p>0.03970344</text:p>
          </table:table-cell>
          <table:table-cell office:value-type="float" office:value="0.08488325" calcext:value-type="float">
            <text:p>0.08488325</text:p>
          </table:table-cell>
          <table:table-cell office:value-type="float" office:value="0.04360234" calcext:value-type="float">
            <text:p>0.04360234</text:p>
          </table:table-cell>
          <table:table-cell office:value-type="float" office:value="0.1921302" calcext:value-type="float">
            <text:p>0.1921302</text:p>
          </table:table-cell>
          <table:table-cell office:value-type="float" office:value="0.1951821" calcext:value-type="float">
            <text:p>0.1951821</text:p>
          </table:table-cell>
          <table:table-cell office:value-type="float" office:value="0" calcext:value-type="float">
            <text:p>0</text:p>
          </table:table-cell>
          <table:table-cell office:value-type="float" office:value="43.21352" calcext:value-type="float">
            <text:p>43.21352</text:p>
          </table:table-cell>
          <table:table-cell office:value-type="float" office:value="33.02818" calcext:value-type="float">
            <text:p>33.02818</text:p>
          </table:table-cell>
          <table:table-cell office:value-type="float" office:value="27.11977" calcext:value-type="float">
            <text:p>27.11977</text:p>
          </table:table-cell>
          <table:table-cell office:value-type="float" office:value="9.537255" calcext:value-type="float">
            <text:p>9.537255</text:p>
          </table:table-cell>
          <table:table-cell office:value-type="float" office:value="7.828898" calcext:value-type="float">
            <text:p>7.828898</text:p>
          </table:table-cell>
          <table:table-cell office:value-type="float" office:value="3.185825" calcext:value-type="float">
            <text:p>3.185825</text:p>
          </table:table-cell>
          <table:table-cell office:value-type="float" office:value="2.952673" calcext:value-type="float">
            <text:p>2.952673</text:p>
          </table:table-cell>
          <table:table-cell office:value-type="float" office:value="5.701954" calcext:value-type="float">
            <text:p>5.701954</text:p>
          </table:table-cell>
          <table:table-cell office:value-type="float" office:value="8.526479" calcext:value-type="float">
            <text:p>8.526479</text:p>
          </table:table-cell>
          <table:table-cell office:value-type="float" office:value="9.354448" calcext:value-type="float">
            <text:p>9.354448</text:p>
          </table:table-cell>
          <table:table-cell office:value-type="float" office:value="10.21208" calcext:value-type="float">
            <text:p>10.21208</text:p>
          </table:table-cell>
          <table:table-cell office:value-type="float" office:value="10.54675" calcext:value-type="float">
            <text:p>10.54675</text:p>
          </table:table-cell>
          <table:table-cell office:value-type="float" office:value="12.37569" calcext:value-type="float">
            <text:p>12.37569</text:p>
          </table:table-cell>
          <table:table-cell office:value-type="float" office:value="12.61123" calcext:value-type="float">
            <text:p>12.61123</text:p>
          </table:table-cell>
          <table:table-cell office:value-type="float" office:value="0" calcext:value-type="float">
            <text:p>0</text:p>
          </table:table-cell>
          <table:table-cell office:value-type="float" office:value="0.2463954" calcext:value-type="float">
            <text:p>0.24639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6082006" calcext:value-type="float">
            <text:p>16082006</text:p>
          </table:table-cell>
          <table:table-cell office:value-type="float" office:value="0.8448915" calcext:value-type="float">
            <text:p>0.8448915</text:p>
          </table:table-cell>
          <table:table-cell office:value-type="float" office:value="133.6387" calcext:value-type="float">
            <text:p>133.6387</text:p>
          </table:table-cell>
          <table:table-cell office:value-type="float" office:value="0" calcext:value-type="float">
            <text:p>0</text:p>
          </table:table-cell>
          <table:table-cell office:value-type="float" office:value="-5.46271" calcext:value-type="float">
            <text:p>-5.46271</text:p>
          </table:table-cell>
          <table:table-cell office:value-type="float" office:value="40.51803" calcext:value-type="float">
            <text:p>40.51803</text:p>
          </table:table-cell>
          <table:table-cell office:value-type="float" office:value="0.1382285" calcext:value-type="float">
            <text:p>0.1382285</text:p>
          </table:table-cell>
          <table:table-cell office:value-type="float" office:value="0.0003649942" calcext:value-type="float">
            <text:p>0.0003649942</text:p>
          </table:table-cell>
          <table:table-cell office:value-type="float" office:value="0.2012032" calcext:value-type="float">
            <text:p>0.2012032</text:p>
          </table:table-cell>
          <table:table-cell office:value-type="float" office:value="0.01342288" calcext:value-type="float">
            <text:p>0.01342288</text:p>
          </table:table-cell>
          <table:table-cell office:value-type="float" office:value="1165.332" calcext:value-type="float">
            <text:p>1165.332</text:p>
          </table:table-cell>
          <table:table-cell office:value-type="float" office:value="0.7662067" calcext:value-type="float">
            <text:p>0.7662067</text:p>
          </table:table-cell>
          <table:table-cell office:value-type="float" office:value="0" calcext:value-type="float">
            <text:p>0</text:p>
          </table:table-cell>
          <table:table-cell office:value-type="float" office:value="0.02904706" calcext:value-type="float">
            <text:p>0.02904706</text:p>
          </table:table-cell>
          <table:table-cell office:value-type="float" office:value="0.01931397" calcext:value-type="float">
            <text:p>0.01931397</text:p>
          </table:table-cell>
          <table:table-cell office:value-type="float" office:value="0.01552093" calcext:value-type="float">
            <text:p>0.01552093</text:p>
          </table:table-cell>
          <table:table-cell office:value-type="float" office:value="0.00733659" calcext:value-type="float">
            <text:p>0.00733659</text:p>
          </table:table-cell>
          <table:table-cell office:value-type="float" office:value="0.00655501" calcext:value-type="float">
            <text:p>0.00655501</text:p>
          </table:table-cell>
          <table:table-cell office:value-type="float" office:value="0.004331967" calcext:value-type="float">
            <text:p>0.004331967</text:p>
          </table:table-cell>
          <table:table-cell office:value-type="float" office:value="0.004392625" calcext:value-type="float">
            <text:p>0.004392625</text:p>
          </table:table-cell>
          <table:table-cell office:value-type="float" office:value="0.01042627" calcext:value-type="float">
            <text:p>0.01042627</text:p>
          </table:table-cell>
          <table:table-cell office:value-type="float" office:value="0.03230017" calcext:value-type="float">
            <text:p>0.03230017</text:p>
          </table:table-cell>
          <table:table-cell office:value-type="float" office:value="0.04041701" calcext:value-type="float">
            <text:p>0.04041701</text:p>
          </table:table-cell>
          <table:table-cell office:value-type="float" office:value="0.08359601" calcext:value-type="float">
            <text:p>0.08359601</text:p>
          </table:table-cell>
          <table:table-cell office:value-type="float" office:value="0.04827871" calcext:value-type="float">
            <text:p>0.04827871</text:p>
          </table:table-cell>
          <table:table-cell office:value-type="float" office:value="0.1921369" calcext:value-type="float">
            <text:p>0.1921369</text:p>
          </table:table-cell>
          <table:table-cell office:value-type="float" office:value="0.195204" calcext:value-type="float">
            <text:p>0.195204</text:p>
          </table:table-cell>
          <table:table-cell office:value-type="float" office:value="0" calcext:value-type="float">
            <text:p>0</text:p>
          </table:table-cell>
          <table:table-cell office:value-type="float" office:value="43.04515" calcext:value-type="float">
            <text:p>43.04515</text:p>
          </table:table-cell>
          <table:table-cell office:value-type="float" office:value="32.88244" calcext:value-type="float">
            <text:p>32.88244</text:p>
          </table:table-cell>
          <table:table-cell office:value-type="float" office:value="27.04982" calcext:value-type="float">
            <text:p>27.04982</text:p>
          </table:table-cell>
          <table:table-cell office:value-type="float" office:value="9.515763" calcext:value-type="float">
            <text:p>9.515763</text:p>
          </table:table-cell>
          <table:table-cell office:value-type="float" office:value="7.81392" calcext:value-type="float">
            <text:p>7.81392</text:p>
          </table:table-cell>
          <table:table-cell office:value-type="float" office:value="3.182195" calcext:value-type="float">
            <text:p>3.182195</text:p>
          </table:table-cell>
          <table:table-cell office:value-type="float" office:value="2.948323" calcext:value-type="float">
            <text:p>2.948323</text:p>
          </table:table-cell>
          <table:table-cell office:value-type="float" office:value="5.692956" calcext:value-type="float">
            <text:p>5.692956</text:p>
          </table:table-cell>
          <table:table-cell office:value-type="float" office:value="8.51252" calcext:value-type="float">
            <text:p>8.51252</text:p>
          </table:table-cell>
          <table:table-cell office:value-type="float" office:value="9.333044" calcext:value-type="float">
            <text:p>9.333044</text:p>
          </table:table-cell>
          <table:table-cell office:value-type="float" office:value="10.19694" calcext:value-type="float">
            <text:p>10.19694</text:p>
          </table:table-cell>
          <table:table-cell office:value-type="float" office:value="10.52056" calcext:value-type="float">
            <text:p>10.52056</text:p>
          </table:table-cell>
          <table:table-cell office:value-type="float" office:value="12.37716" calcext:value-type="float">
            <text:p>12.37716</text:p>
          </table:table-cell>
          <table:table-cell office:value-type="float" office:value="12.61254" calcext:value-type="float">
            <text:p>12.61254</text:p>
          </table:table-cell>
          <table:table-cell office:value-type="float" office:value="0" calcext:value-type="float">
            <text:p>0</text:p>
          </table:table-cell>
          <table:table-cell office:value-type="float" office:value="0.1338187" calcext:value-type="float">
            <text:p>0.13381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7082006" calcext:value-type="float">
            <text:p>17082006</text:p>
          </table:table-cell>
          <table:table-cell office:value-type="float" office:value="0.8514875" calcext:value-type="float">
            <text:p>0.8514875</text:p>
          </table:table-cell>
          <table:table-cell office:value-type="float" office:value="133.6351" calcext:value-type="float">
            <text:p>133.6351</text:p>
          </table:table-cell>
          <table:table-cell office:value-type="float" office:value="0" calcext:value-type="float">
            <text:p>0</text:p>
          </table:table-cell>
          <table:table-cell office:value-type="float" office:value="-5.542858" calcext:value-type="float">
            <text:p>-5.542858</text:p>
          </table:table-cell>
          <table:table-cell office:value-type="float" office:value="40.4638" calcext:value-type="float">
            <text:p>40.4638</text:p>
          </table:table-cell>
          <table:table-cell office:value-type="float" office:value="0.1382285" calcext:value-type="float">
            <text:p>0.1382285</text:p>
          </table:table-cell>
          <table:table-cell office:value-type="float" office:value="0.0003649943" calcext:value-type="float">
            <text:p>0.0003649943</text:p>
          </table:table-cell>
          <table:table-cell office:value-type="float" office:value="0.2012032" calcext:value-type="float">
            <text:p>0.2012032</text:p>
          </table:table-cell>
          <table:table-cell office:value-type="float" office:value="0.01338434" calcext:value-type="float">
            <text:p>0.01338434</text:p>
          </table:table-cell>
          <table:table-cell office:value-type="float" office:value="1165.303" calcext:value-type="float">
            <text:p>1165.303</text:p>
          </table:table-cell>
          <table:table-cell office:value-type="float" office:value="0.7686372" calcext:value-type="float">
            <text:p>0.7686372</text:p>
          </table:table-cell>
          <table:table-cell office:value-type="float" office:value="0" calcext:value-type="float">
            <text:p>0</text:p>
          </table:table-cell>
          <table:table-cell office:value-type="float" office:value="0.02748136" calcext:value-type="float">
            <text:p>0.02748136</text:p>
          </table:table-cell>
          <table:table-cell office:value-type="float" office:value="0.01961865" calcext:value-type="float">
            <text:p>0.01961865</text:p>
          </table:table-cell>
          <table:table-cell office:value-type="float" office:value="0.01560474" calcext:value-type="float">
            <text:p>0.01560474</text:p>
          </table:table-cell>
          <table:table-cell office:value-type="float" office:value="0.007515662" calcext:value-type="float">
            <text:p>0.007515662</text:p>
          </table:table-cell>
          <table:table-cell office:value-type="float" office:value="0.006681012" calcext:value-type="float">
            <text:p>0.006681012</text:p>
          </table:table-cell>
          <table:table-cell office:value-type="float" office:value="0.004369393" calcext:value-type="float">
            <text:p>0.004369393</text:p>
          </table:table-cell>
          <table:table-cell office:value-type="float" office:value="0.004411124" calcext:value-type="float">
            <text:p>0.004411124</text:p>
          </table:table-cell>
          <table:table-cell office:value-type="float" office:value="0.0103372" calcext:value-type="float">
            <text:p>0.0103372</text:p>
          </table:table-cell>
          <table:table-cell office:value-type="float" office:value="0.03217898" calcext:value-type="float">
            <text:p>0.03217898</text:p>
          </table:table-cell>
          <table:table-cell office:value-type="float" office:value="0.04109082" calcext:value-type="float">
            <text:p>0.04109082</text:p>
          </table:table-cell>
          <table:table-cell office:value-type="float" office:value="0.08207142" calcext:value-type="float">
            <text:p>0.08207142</text:p>
          </table:table-cell>
          <table:table-cell office:value-type="float" office:value="0.0535468" calcext:value-type="float">
            <text:p>0.0535468</text:p>
          </table:table-cell>
          <table:table-cell office:value-type="float" office:value="0.1921574" calcext:value-type="float">
            <text:p>0.1921574</text:p>
          </table:table-cell>
          <table:table-cell office:value-type="float" office:value="0.195219" calcext:value-type="float">
            <text:p>0.195219</text:p>
          </table:table-cell>
          <table:table-cell office:value-type="float" office:value="0" calcext:value-type="float">
            <text:p>0</text:p>
          </table:table-cell>
          <table:table-cell office:value-type="float" office:value="42.89832" calcext:value-type="float">
            <text:p>42.89832</text:p>
          </table:table-cell>
          <table:table-cell office:value-type="float" office:value="32.74854" calcext:value-type="float">
            <text:p>32.74854</text:p>
          </table:table-cell>
          <table:table-cell office:value-type="float" office:value="26.97433" calcext:value-type="float">
            <text:p>26.97433</text:p>
          </table:table-cell>
          <table:table-cell office:value-type="float" office:value="9.494689" calcext:value-type="float">
            <text:p>9.494689</text:p>
          </table:table-cell>
          <table:table-cell office:value-type="float" office:value="7.798849" calcext:value-type="float">
            <text:p>7.798849</text:p>
          </table:table-cell>
          <table:table-cell office:value-type="float" office:value="3.178543" calcext:value-type="float">
            <text:p>3.178543</text:p>
          </table:table-cell>
          <table:table-cell office:value-type="float" office:value="2.944029" calcext:value-type="float">
            <text:p>2.944029</text:p>
          </table:table-cell>
          <table:table-cell office:value-type="float" office:value="5.683918" calcext:value-type="float">
            <text:p>5.683918</text:p>
          </table:table-cell>
          <table:table-cell office:value-type="float" office:value="8.49857" calcext:value-type="float">
            <text:p>8.49857</text:p>
          </table:table-cell>
          <table:table-cell office:value-type="float" office:value="9.311854" calcext:value-type="float">
            <text:p>9.311854</text:p>
          </table:table-cell>
          <table:table-cell office:value-type="float" office:value="10.18153" calcext:value-type="float">
            <text:p>10.18153</text:p>
          </table:table-cell>
          <table:table-cell office:value-type="float" office:value="10.49569" calcext:value-type="float">
            <text:p>10.49569</text:p>
          </table:table-cell>
          <table:table-cell office:value-type="float" office:value="12.37863" calcext:value-type="float">
            <text:p>12.37863</text:p>
          </table:table-cell>
          <table:table-cell office:value-type="float" office:value="12.61384" calcext:value-type="float">
            <text:p>12.61384</text:p>
          </table:table-cell>
          <table:table-cell office:value-type="float" office:value="0" calcext:value-type="float">
            <text:p>0</text:p>
          </table:table-cell>
          <table:table-cell office:value-type="float" office:value="0.123224" calcext:value-type="float">
            <text:p>0.1232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082006" calcext:value-type="float">
            <text:p>18082006</text:p>
          </table:table-cell>
          <table:table-cell office:value-type="float" office:value="0.8590035" calcext:value-type="float">
            <text:p>0.8590035</text:p>
          </table:table-cell>
          <table:table-cell office:value-type="float" office:value="133.6314" calcext:value-type="float">
            <text:p>133.6314</text:p>
          </table:table-cell>
          <table:table-cell office:value-type="float" office:value="0" calcext:value-type="float">
            <text:p>0</text:p>
          </table:table-cell>
          <table:table-cell office:value-type="float" office:value="-5.620831" calcext:value-type="float">
            <text:p>-5.620831</text:p>
          </table:table-cell>
          <table:table-cell office:value-type="float" office:value="40.41144" calcext:value-type="float">
            <text:p>40.41144</text:p>
          </table:table-cell>
          <table:table-cell office:value-type="float" office:value="0.1382285" calcext:value-type="float">
            <text:p>0.1382285</text:p>
          </table:table-cell>
          <table:table-cell office:value-type="float" office:value="0.0003649943" calcext:value-type="float">
            <text:p>0.0003649943</text:p>
          </table:table-cell>
          <table:table-cell office:value-type="float" office:value="0.2012032" calcext:value-type="float">
            <text:p>0.2012032</text:p>
          </table:table-cell>
          <table:table-cell office:value-type="float" office:value="0.01338434" calcext:value-type="float">
            <text:p>0.01338434</text:p>
          </table:table-cell>
          <table:table-cell office:value-type="float" office:value="1165.273" calcext:value-type="float">
            <text:p>1165.273</text:p>
          </table:table-cell>
          <table:table-cell office:value-type="float" office:value="0.7710208" calcext:value-type="float">
            <text:p>0.7710208</text:p>
          </table:table-cell>
          <table:table-cell office:value-type="float" office:value="0" calcext:value-type="float">
            <text:p>0</text:p>
          </table:table-cell>
          <table:table-cell office:value-type="float" office:value="0.0219532" calcext:value-type="float">
            <text:p>0.0219532</text:p>
          </table:table-cell>
          <table:table-cell office:value-type="float" office:value="0.01976993" calcext:value-type="float">
            <text:p>0.01976993</text:p>
          </table:table-cell>
          <table:table-cell office:value-type="float" office:value="0.01558101" calcext:value-type="float">
            <text:p>0.01558101</text:p>
          </table:table-cell>
          <table:table-cell office:value-type="float" office:value="0.007571201" calcext:value-type="float">
            <text:p>0.007571201</text:p>
          </table:table-cell>
          <table:table-cell office:value-type="float" office:value="0.006725507" calcext:value-type="float">
            <text:p>0.006725507</text:p>
          </table:table-cell>
          <table:table-cell office:value-type="float" office:value="0.004385708" calcext:value-type="float">
            <text:p>0.004385708</text:p>
          </table:table-cell>
          <table:table-cell office:value-type="float" office:value="0.004427217" calcext:value-type="float">
            <text:p>0.004427217</text:p>
          </table:table-cell>
          <table:table-cell office:value-type="float" office:value="0.01019807" calcext:value-type="float">
            <text:p>0.01019807</text:p>
          </table:table-cell>
          <table:table-cell office:value-type="float" office:value="0.03169257" calcext:value-type="float">
            <text:p>0.03169257</text:p>
          </table:table-cell>
          <table:table-cell office:value-type="float" office:value="0.04058997" calcext:value-type="float">
            <text:p>0.04058997</text:p>
          </table:table-cell>
          <table:table-cell office:value-type="float" office:value="0.07933947" calcext:value-type="float">
            <text:p>0.07933947</text:p>
          </table:table-cell>
          <table:table-cell office:value-type="float" office:value="0.05636827" calcext:value-type="float">
            <text:p>0.05636827</text:p>
          </table:table-cell>
          <table:table-cell office:value-type="float" office:value="0.1921674" calcext:value-type="float">
            <text:p>0.1921674</text:p>
          </table:table-cell>
          <table:table-cell office:value-type="float" office:value="0.1952343" calcext:value-type="float">
            <text:p>0.1952343</text:p>
          </table:table-cell>
          <table:table-cell office:value-type="float" office:value="0" calcext:value-type="float">
            <text:p>0</text:p>
          </table:table-cell>
          <table:table-cell office:value-type="float" office:value="42.78624" calcext:value-type="float">
            <text:p>42.78624</text:p>
          </table:table-cell>
          <table:table-cell office:value-type="float" office:value="32.6455" calcext:value-type="float">
            <text:p>32.6455</text:p>
          </table:table-cell>
          <table:table-cell office:value-type="float" office:value="26.89367" calcext:value-type="float">
            <text:p>26.89367</text:p>
          </table:table-cell>
          <table:table-cell office:value-type="float" office:value="9.474069" calcext:value-type="float">
            <text:p>9.474069</text:p>
          </table:table-cell>
          <table:table-cell office:value-type="float" office:value="7.783858" calcext:value-type="float">
            <text:p>7.783858</text:p>
          </table:table-cell>
          <table:table-cell office:value-type="float" office:value="3.174871" calcext:value-type="float">
            <text:p>3.174871</text:p>
          </table:table-cell>
          <table:table-cell office:value-type="float" office:value="2.93986" calcext:value-type="float">
            <text:p>2.93986</text:p>
          </table:table-cell>
          <table:table-cell office:value-type="float" office:value="5.674844" calcext:value-type="float">
            <text:p>5.674844</text:p>
          </table:table-cell>
          <table:table-cell office:value-type="float" office:value="8.484598" calcext:value-type="float">
            <text:p>8.484598</text:p>
          </table:table-cell>
          <table:table-cell office:value-type="float" office:value="9.290759" calcext:value-type="float">
            <text:p>9.290759</text:p>
          </table:table-cell>
          <table:table-cell office:value-type="float" office:value="10.16571" calcext:value-type="float">
            <text:p>10.16571</text:p>
          </table:table-cell>
          <table:table-cell office:value-type="float" office:value="10.47191" calcext:value-type="float">
            <text:p>10.47191</text:p>
          </table:table-cell>
          <table:table-cell office:value-type="float" office:value="12.38011" calcext:value-type="float">
            <text:p>12.38011</text:p>
          </table:table-cell>
          <table:table-cell office:value-type="float" office:value="12.61514" calcext:value-type="float">
            <text:p>12.61514</text:p>
          </table:table-cell>
          <table:table-cell office:value-type="float" office:value="0" calcext:value-type="float">
            <text:p>0</text:p>
          </table:table-cell>
          <table:table-cell office:value-type="float" office:value="0.1038744" calcext:value-type="float">
            <text:p>0.10387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9082006" calcext:value-type="float">
            <text:p>19082006</text:p>
          </table:table-cell>
          <table:table-cell office:value-type="float" office:value="0.869715" calcext:value-type="float">
            <text:p>0.869715</text:p>
          </table:table-cell>
          <table:table-cell office:value-type="float" office:value="133.6279" calcext:value-type="float">
            <text:p>133.6279</text:p>
          </table:table-cell>
          <table:table-cell office:value-type="float" office:value="0" calcext:value-type="float">
            <text:p>0</text:p>
          </table:table-cell>
          <table:table-cell office:value-type="float" office:value="-5.694397" calcext:value-type="float">
            <text:p>-5.694397</text:p>
          </table:table-cell>
          <table:table-cell office:value-type="float" office:value="40.36047" calcext:value-type="float">
            <text:p>40.36047</text:p>
          </table:table-cell>
          <table:table-cell office:value-type="float" office:value="0.1382285" calcext:value-type="float">
            <text:p>0.1382285</text:p>
          </table:table-cell>
          <table:table-cell office:value-type="float" office:value="0.0003649943" calcext:value-type="float">
            <text:p>0.0003649943</text:p>
          </table:table-cell>
          <table:table-cell office:value-type="float" office:value="0.2012032" calcext:value-type="float">
            <text:p>0.2012032</text:p>
          </table:table-cell>
          <table:table-cell office:value-type="float" office:value="0.01338434" calcext:value-type="float">
            <text:p>0.01338434</text:p>
          </table:table-cell>
          <table:table-cell office:value-type="float" office:value="1165.244" calcext:value-type="float">
            <text:p>1165.244</text:p>
          </table:table-cell>
          <table:table-cell office:value-type="float" office:value="0.7724156" calcext:value-type="float">
            <text:p>0.7724156</text:p>
          </table:table-cell>
          <table:table-cell office:value-type="float" office:value="0" calcext:value-type="float">
            <text:p>0</text:p>
          </table:table-cell>
          <table:table-cell office:value-type="float" office:value="0.02353973" calcext:value-type="float">
            <text:p>0.02353973</text:p>
          </table:table-cell>
          <table:table-cell office:value-type="float" office:value="0.01892012" calcext:value-type="float">
            <text:p>0.01892012</text:p>
          </table:table-cell>
          <table:table-cell office:value-type="float" office:value="0.01527275" calcext:value-type="float">
            <text:p>0.01527275</text:p>
          </table:table-cell>
          <table:table-cell office:value-type="float" office:value="0.007281979" calcext:value-type="float">
            <text:p>0.007281979</text:p>
          </table:table-cell>
          <table:table-cell office:value-type="float" office:value="0.006476057" calcext:value-type="float">
            <text:p>0.006476057</text:p>
          </table:table-cell>
          <table:table-cell office:value-type="float" office:value="0.004308552" calcext:value-type="float">
            <text:p>0.004308552</text:p>
          </table:table-cell>
          <table:table-cell office:value-type="float" office:value="0.004415141" calcext:value-type="float">
            <text:p>0.004415141</text:p>
          </table:table-cell>
          <table:table-cell office:value-type="float" office:value="0.01011465" calcext:value-type="float">
            <text:p>0.01011465</text:p>
          </table:table-cell>
          <table:table-cell office:value-type="float" office:value="0.03103912" calcext:value-type="float">
            <text:p>0.03103912</text:p>
          </table:table-cell>
          <table:table-cell office:value-type="float" office:value="0.03990164" calcext:value-type="float">
            <text:p>0.03990164</text:p>
          </table:table-cell>
          <table:table-cell office:value-type="float" office:value="0.0748093" calcext:value-type="float">
            <text:p>0.0748093</text:p>
          </table:table-cell>
          <table:table-cell office:value-type="float" office:value="0.05876931" calcext:value-type="float">
            <text:p>0.05876931</text:p>
          </table:table-cell>
          <table:table-cell office:value-type="float" office:value="0.1921848" calcext:value-type="float">
            <text:p>0.1921848</text:p>
          </table:table-cell>
          <table:table-cell office:value-type="float" office:value="0.1952488" calcext:value-type="float">
            <text:p>0.1952488</text:p>
          </table:table-cell>
          <table:table-cell office:value-type="float" office:value="0" calcext:value-type="float">
            <text:p>0</text:p>
          </table:table-cell>
          <table:table-cell office:value-type="float" office:value="42.70594" calcext:value-type="float">
            <text:p>42.70594</text:p>
          </table:table-cell>
          <table:table-cell office:value-type="float" office:value="32.56042" calcext:value-type="float">
            <text:p>32.56042</text:p>
          </table:table-cell>
          <table:table-cell office:value-type="float" office:value="26.82074" calcext:value-type="float">
            <text:p>26.82074</text:p>
          </table:table-cell>
          <table:table-cell office:value-type="float" office:value="9.453871" calcext:value-type="float">
            <text:p>9.453871</text:p>
          </table:table-cell>
          <table:table-cell office:value-type="float" office:value="7.768937" calcext:value-type="float">
            <text:p>7.768937</text:p>
          </table:table-cell>
          <table:table-cell office:value-type="float" office:value="3.171172" calcext:value-type="float">
            <text:p>3.171172</text:p>
          </table:table-cell>
          <table:table-cell office:value-type="float" office:value="2.935814" calcext:value-type="float">
            <text:p>2.935814</text:p>
          </table:table-cell>
          <table:table-cell office:value-type="float" office:value="5.665742" calcext:value-type="float">
            <text:p>5.665742</text:p>
          </table:table-cell>
          <table:table-cell office:value-type="float" office:value="8.470557" calcext:value-type="float">
            <text:p>8.470557</text:p>
          </table:table-cell>
          <table:table-cell office:value-type="float" office:value="9.269571" calcext:value-type="float">
            <text:p>9.269571</text:p>
          </table:table-cell>
          <table:table-cell office:value-type="float" office:value="10.14908" calcext:value-type="float">
            <text:p>10.14908</text:p>
          </table:table-cell>
          <table:table-cell office:value-type="float" office:value="10.44871" calcext:value-type="float">
            <text:p>10.44871</text:p>
          </table:table-cell>
          <table:table-cell office:value-type="float" office:value="12.38158" calcext:value-type="float">
            <text:p>12.38158</text:p>
          </table:table-cell>
          <table:table-cell office:value-type="float" office:value="12.61645" calcext:value-type="float">
            <text:p>12.61645</text:p>
          </table:table-cell>
          <table:table-cell office:value-type="float" office:value="0" calcext:value-type="float">
            <text:p>0</text:p>
          </table:table-cell>
          <table:table-cell office:value-type="float" office:value="0.1074051" calcext:value-type="float">
            <text:p>0.10740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082006" calcext:value-type="float">
            <text:p>20082006</text:p>
          </table:table-cell>
          <table:table-cell office:value-type="float" office:value="0.8710772" calcext:value-type="float">
            <text:p>0.8710772</text:p>
          </table:table-cell>
          <table:table-cell office:value-type="float" office:value="133.6243" calcext:value-type="float">
            <text:p>133.6243</text:p>
          </table:table-cell>
          <table:table-cell office:value-type="float" office:value="0" calcext:value-type="float">
            <text:p>0</text:p>
          </table:table-cell>
          <table:table-cell office:value-type="float" office:value="-5.775757" calcext:value-type="float">
            <text:p>-5.775757</text:p>
          </table:table-cell>
          <table:table-cell office:value-type="float" office:value="40.31074" calcext:value-type="float">
            <text:p>40.31074</text:p>
          </table:table-cell>
          <table:table-cell office:value-type="float" office:value="0.1382285" calcext:value-type="float">
            <text:p>0.1382285</text:p>
          </table:table-cell>
          <table:table-cell office:value-type="float" office:value="0.0003649943" calcext:value-type="float">
            <text:p>0.0003649943</text:p>
          </table:table-cell>
          <table:table-cell office:value-type="float" office:value="0.2012032" calcext:value-type="float">
            <text:p>0.2012032</text:p>
          </table:table-cell>
          <table:table-cell office:value-type="float" office:value="0.01322539" calcext:value-type="float">
            <text:p>0.01322539</text:p>
          </table:table-cell>
          <table:table-cell office:value-type="float" office:value="1165.214" calcext:value-type="float">
            <text:p>1165.214</text:p>
          </table:table-cell>
          <table:table-cell office:value-type="float" office:value="0.771589" calcext:value-type="float">
            <text:p>0.771589</text:p>
          </table:table-cell>
          <table:table-cell office:value-type="float" office:value="0" calcext:value-type="float">
            <text:p>0</text:p>
          </table:table-cell>
          <table:table-cell office:value-type="float" office:value="0.04569525" calcext:value-type="float">
            <text:p>0.04569525</text:p>
          </table:table-cell>
          <table:table-cell office:value-type="float" office:value="0.02007558" calcext:value-type="float">
            <text:p>0.02007558</text:p>
          </table:table-cell>
          <table:table-cell office:value-type="float" office:value="0.01581166" calcext:value-type="float">
            <text:p>0.01581166</text:p>
          </table:table-cell>
          <table:table-cell office:value-type="float" office:value="0.007458401" calcext:value-type="float">
            <text:p>0.007458401</text:p>
          </table:table-cell>
          <table:table-cell office:value-type="float" office:value="0.00657199" calcext:value-type="float">
            <text:p>0.00657199</text:p>
          </table:table-cell>
          <table:table-cell office:value-type="float" office:value="0.004304635" calcext:value-type="float">
            <text:p>0.004304635</text:p>
          </table:table-cell>
          <table:table-cell office:value-type="float" office:value="0.004416962" calcext:value-type="float">
            <text:p>0.004416962</text:p>
          </table:table-cell>
          <table:table-cell office:value-type="float" office:value="0.01007574" calcext:value-type="float">
            <text:p>0.01007574</text:p>
          </table:table-cell>
          <table:table-cell office:value-type="float" office:value="0.03060197" calcext:value-type="float">
            <text:p>0.03060197</text:p>
          </table:table-cell>
          <table:table-cell office:value-type="float" office:value="0.03944543" calcext:value-type="float">
            <text:p>0.03944543</text:p>
          </table:table-cell>
          <table:table-cell office:value-type="float" office:value="0.07050952" calcext:value-type="float">
            <text:p>0.07050952</text:p>
          </table:table-cell>
          <table:table-cell office:value-type="float" office:value="0.06247598" calcext:value-type="float">
            <text:p>0.06247598</text:p>
          </table:table-cell>
          <table:table-cell office:value-type="float" office:value="0.1922312" calcext:value-type="float">
            <text:p>0.1922312</text:p>
          </table:table-cell>
          <table:table-cell office:value-type="float" office:value="0.1952493" calcext:value-type="float">
            <text:p>0.1952493</text:p>
          </table:table-cell>
          <table:table-cell office:value-type="float" office:value="0" calcext:value-type="float">
            <text:p>0</text:p>
          </table:table-cell>
          <table:table-cell office:value-type="float" office:value="42.65762" calcext:value-type="float">
            <text:p>42.65762</text:p>
          </table:table-cell>
          <table:table-cell office:value-type="float" office:value="32.48705" calcext:value-type="float">
            <text:p>32.48705</text:p>
          </table:table-cell>
          <table:table-cell office:value-type="float" office:value="26.75606" calcext:value-type="float">
            <text:p>26.75606</text:p>
          </table:table-cell>
          <table:table-cell office:value-type="float" office:value="9.434361" calcext:value-type="float">
            <text:p>9.434361</text:p>
          </table:table-cell>
          <table:table-cell office:value-type="float" office:value="7.754205" calcext:value-type="float">
            <text:p>7.754205</text:p>
          </table:table-cell>
          <table:table-cell office:value-type="float" office:value="3.167455" calcext:value-type="float">
            <text:p>3.167455</text:p>
          </table:table-cell>
          <table:table-cell office:value-type="float" office:value="2.931901" calcext:value-type="float">
            <text:p>2.931901</text:p>
          </table:table-cell>
          <table:table-cell office:value-type="float" office:value="5.656611" calcext:value-type="float">
            <text:p>5.656611</text:p>
          </table:table-cell>
          <table:table-cell office:value-type="float" office:value="8.456457" calcext:value-type="float">
            <text:p>8.456457</text:p>
          </table:table-cell>
          <table:table-cell office:value-type="float" office:value="9.248349" calcext:value-type="float">
            <text:p>9.248349</text:p>
          </table:table-cell>
          <table:table-cell office:value-type="float" office:value="10.13146" calcext:value-type="float">
            <text:p>10.13146</text:p>
          </table:table-cell>
          <table:table-cell office:value-type="float" office:value="10.42631" calcext:value-type="float">
            <text:p>10.42631</text:p>
          </table:table-cell>
          <table:table-cell office:value-type="float" office:value="12.38305" calcext:value-type="float">
            <text:p>12.38305</text:p>
          </table:table-cell>
          <table:table-cell office:value-type="float" office:value="12.61771" calcext:value-type="float">
            <text:p>12.61771</text:p>
          </table:table-cell>
          <table:table-cell office:value-type="float" office:value="0" calcext:value-type="float">
            <text:p>0</text:p>
          </table:table-cell>
          <table:table-cell office:value-type="float" office:value="0.2974202" calcext:value-type="float">
            <text:p>0.29742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1082006" calcext:value-type="float">
            <text:p>21082006</text:p>
          </table:table-cell>
          <table:table-cell office:value-type="float" office:value="0.8730452" calcext:value-type="float">
            <text:p>0.8730452</text:p>
          </table:table-cell>
          <table:table-cell office:value-type="float" office:value="133.6204" calcext:value-type="float">
            <text:p>133.6204</text:p>
          </table:table-cell>
          <table:table-cell office:value-type="float" office:value="0" calcext:value-type="float">
            <text:p>0</text:p>
          </table:table-cell>
          <table:table-cell office:value-type="float" office:value="-5.855201" calcext:value-type="float">
            <text:p>-5.855201</text:p>
          </table:table-cell>
          <table:table-cell office:value-type="float" office:value="40.26225" calcext:value-type="float">
            <text:p>40.26225</text:p>
          </table:table-cell>
          <table:table-cell office:value-type="float" office:value="0.1382285" calcext:value-type="float">
            <text:p>0.1382285</text:p>
          </table:table-cell>
          <table:table-cell office:value-type="float" office:value="0.0003649943" calcext:value-type="float">
            <text:p>0.0003649943</text:p>
          </table:table-cell>
          <table:table-cell office:value-type="float" office:value="0.2012032" calcext:value-type="float">
            <text:p>0.2012032</text:p>
          </table:table-cell>
          <table:table-cell office:value-type="float" office:value="0.01306444" calcext:value-type="float">
            <text:p>0.01306444</text:p>
          </table:table-cell>
          <table:table-cell office:value-type="float" office:value="1165.185" calcext:value-type="float">
            <text:p>1165.185</text:p>
          </table:table-cell>
          <table:table-cell office:value-type="float" office:value="0.7693754" calcext:value-type="float">
            <text:p>0.7693754</text:p>
          </table:table-cell>
          <table:table-cell office:value-type="float" office:value="0" calcext:value-type="float">
            <text:p>0</text:p>
          </table:table-cell>
          <table:table-cell office:value-type="float" office:value="0.04635917" calcext:value-type="float">
            <text:p>0.04635917</text:p>
          </table:table-cell>
          <table:table-cell office:value-type="float" office:value="0.02112738" calcext:value-type="float">
            <text:p>0.02112738</text:p>
          </table:table-cell>
          <table:table-cell office:value-type="float" office:value="0.0165789" calcext:value-type="float">
            <text:p>0.0165789</text:p>
          </table:table-cell>
          <table:table-cell office:value-type="float" office:value="0.007824775" calcext:value-type="float">
            <text:p>0.007824775</text:p>
          </table:table-cell>
          <table:table-cell office:value-type="float" office:value="0.006860221" calcext:value-type="float">
            <text:p>0.006860221</text:p>
          </table:table-cell>
          <table:table-cell office:value-type="float" office:value="0.004374856" calcext:value-type="float">
            <text:p>0.004374856</text:p>
          </table:table-cell>
          <table:table-cell office:value-type="float" office:value="0.004452101" calcext:value-type="float">
            <text:p>0.004452101</text:p>
          </table:table-cell>
          <table:table-cell office:value-type="float" office:value="0.01000044" calcext:value-type="float">
            <text:p>0.01000044</text:p>
          </table:table-cell>
          <table:table-cell office:value-type="float" office:value="0.03033955" calcext:value-type="float">
            <text:p>0.03033955</text:p>
          </table:table-cell>
          <table:table-cell office:value-type="float" office:value="0.03925695" calcext:value-type="float">
            <text:p>0.03925695</text:p>
          </table:table-cell>
          <table:table-cell office:value-type="float" office:value="0.06776264" calcext:value-type="float">
            <text:p>0.06776264</text:p>
          </table:table-cell>
          <table:table-cell office:value-type="float" office:value="0.06700853" calcext:value-type="float">
            <text:p>0.06700853</text:p>
          </table:table-cell>
          <table:table-cell office:value-type="float" office:value="0.1922223" calcext:value-type="float">
            <text:p>0.1922223</text:p>
          </table:table-cell>
          <table:table-cell office:value-type="float" office:value="0.1952748" calcext:value-type="float">
            <text:p>0.1952748</text:p>
          </table:table-cell>
          <table:table-cell office:value-type="float" office:value="0" calcext:value-type="float">
            <text:p>0</text:p>
          </table:table-cell>
          <table:table-cell office:value-type="float" office:value="42.61914" calcext:value-type="float">
            <text:p>42.61914</text:p>
          </table:table-cell>
          <table:table-cell office:value-type="float" office:value="32.42209" calcext:value-type="float">
            <text:p>32.42209</text:p>
          </table:table-cell>
          <table:table-cell office:value-type="float" office:value="26.69846" calcext:value-type="float">
            <text:p>26.69846</text:p>
          </table:table-cell>
          <table:table-cell office:value-type="float" office:value="9.415984" calcext:value-type="float">
            <text:p>9.415984</text:p>
          </table:table-cell>
          <table:table-cell office:value-type="float" office:value="7.740083" calcext:value-type="float">
            <text:p>7.740083</text:p>
          </table:table-cell>
          <table:table-cell office:value-type="float" office:value="3.163759" calcext:value-type="float">
            <text:p>3.163759</text:p>
          </table:table-cell>
          <table:table-cell office:value-type="float" office:value="2.928164" calcext:value-type="float">
            <text:p>2.928164</text:p>
          </table:table-cell>
          <table:table-cell office:value-type="float" office:value="5.647475" calcext:value-type="float">
            <text:p>5.647475</text:p>
          </table:table-cell>
          <table:table-cell office:value-type="float" office:value="8.442341" calcext:value-type="float">
            <text:p>8.442341</text:p>
          </table:table-cell>
          <table:table-cell office:value-type="float" office:value="9.22714" calcext:value-type="float">
            <text:p>9.22714</text:p>
          </table:table-cell>
          <table:table-cell office:value-type="float" office:value="10.11311" calcext:value-type="float">
            <text:p>10.11311</text:p>
          </table:table-cell>
          <table:table-cell office:value-type="float" office:value="10.40497" calcext:value-type="float">
            <text:p>10.40497</text:p>
          </table:table-cell>
          <table:table-cell office:value-type="float" office:value="12.38452" calcext:value-type="float">
            <text:p>12.38452</text:p>
          </table:table-cell>
          <table:table-cell office:value-type="float" office:value="12.619" calcext:value-type="float">
            <text:p>12.619</text:p>
          </table:table-cell>
          <table:table-cell office:value-type="float" office:value="0" calcext:value-type="float">
            <text:p>0</text:p>
          </table:table-cell>
          <table:table-cell office:value-type="float" office:value="0.3740861" calcext:value-type="float">
            <text:p>0.37408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2082006" calcext:value-type="float">
            <text:p>22082006</text:p>
          </table:table-cell>
          <table:table-cell office:value-type="float" office:value="0.8786108" calcext:value-type="float">
            <text:p>0.8786108</text:p>
          </table:table-cell>
          <table:table-cell office:value-type="float" office:value="133.6162" calcext:value-type="float">
            <text:p>133.6162</text:p>
          </table:table-cell>
          <table:table-cell office:value-type="float" office:value="0" calcext:value-type="float">
            <text:p>0</text:p>
          </table:table-cell>
          <table:table-cell office:value-type="float" office:value="-5.929914" calcext:value-type="float">
            <text:p>-5.929914</text:p>
          </table:table-cell>
          <table:table-cell office:value-type="float" office:value="40.21488" calcext:value-type="float">
            <text:p>40.21488</text:p>
          </table:table-cell>
          <table:table-cell office:value-type="float" office:value="0.1382285" calcext:value-type="float">
            <text:p>0.1382285</text:p>
          </table:table-cell>
          <table:table-cell office:value-type="float" office:value="0.0003649943" calcext:value-type="float">
            <text:p>0.0003649943</text:p>
          </table:table-cell>
          <table:table-cell office:value-type="float" office:value="0.2012032" calcext:value-type="float">
            <text:p>0.2012032</text:p>
          </table:table-cell>
          <table:table-cell office:value-type="float" office:value="0.01293879" calcext:value-type="float">
            <text:p>0.01293879</text:p>
          </table:table-cell>
          <table:table-cell office:value-type="float" office:value="1165.156" calcext:value-type="float">
            <text:p>1165.156</text:p>
          </table:table-cell>
          <table:table-cell office:value-type="float" office:value="0.7672875" calcext:value-type="float">
            <text:p>0.7672875</text:p>
          </table:table-cell>
          <table:table-cell office:value-type="float" office:value="0" calcext:value-type="float">
            <text:p>0</text:p>
          </table:table-cell>
          <table:table-cell office:value-type="float" office:value="0.04271477" calcext:value-type="float">
            <text:p>0.04271477</text:p>
          </table:table-cell>
          <table:table-cell office:value-type="float" office:value="0.02142557" calcext:value-type="float">
            <text:p>0.02142557</text:p>
          </table:table-cell>
          <table:table-cell office:value-type="float" office:value="0.01697956" calcext:value-type="float">
            <text:p>0.01697956</text:p>
          </table:table-cell>
          <table:table-cell office:value-type="float" office:value="0.008052882" calcext:value-type="float">
            <text:p>0.008052882</text:p>
          </table:table-cell>
          <table:table-cell office:value-type="float" office:value="0.007054935" calcext:value-type="float">
            <text:p>0.007054935</text:p>
          </table:table-cell>
          <table:table-cell office:value-type="float" office:value="0.004433558" calcext:value-type="float">
            <text:p>0.004433558</text:p>
          </table:table-cell>
          <table:table-cell office:value-type="float" office:value="0.00449392" calcext:value-type="float">
            <text:p>0.00449392</text:p>
          </table:table-cell>
          <table:table-cell office:value-type="float" office:value="0.009926277" calcext:value-type="float">
            <text:p>0.009926277</text:p>
          </table:table-cell>
          <table:table-cell office:value-type="float" office:value="0.0301307" calcext:value-type="float">
            <text:p>0.0301307</text:p>
          </table:table-cell>
          <table:table-cell office:value-type="float" office:value="0.03920304" calcext:value-type="float">
            <text:p>0.03920304</text:p>
          </table:table-cell>
          <table:table-cell office:value-type="float" office:value="0.06639705" calcext:value-type="float">
            <text:p>0.06639705</text:p>
          </table:table-cell>
          <table:table-cell office:value-type="float" office:value="0.07114899" calcext:value-type="float">
            <text:p>0.07114899</text:p>
          </table:table-cell>
          <table:table-cell office:value-type="float" office:value="0.1922359" calcext:value-type="float">
            <text:p>0.1922359</text:p>
          </table:table-cell>
          <table:table-cell office:value-type="float" office:value="0.1952922" calcext:value-type="float">
            <text:p>0.1952922</text:p>
          </table:table-cell>
          <table:table-cell office:value-type="float" office:value="0" calcext:value-type="float">
            <text:p>0</text:p>
          </table:table-cell>
          <table:table-cell office:value-type="float" office:value="42.57988" calcext:value-type="float">
            <text:p>42.57988</text:p>
          </table:table-cell>
          <table:table-cell office:value-type="float" office:value="32.36196" calcext:value-type="float">
            <text:p>32.36196</text:p>
          </table:table-cell>
          <table:table-cell office:value-type="float" office:value="26.64636" calcext:value-type="float">
            <text:p>26.64636</text:p>
          </table:table-cell>
          <table:table-cell office:value-type="float" office:value="9.398821" calcext:value-type="float">
            <text:p>9.398821</text:p>
          </table:table-cell>
          <table:table-cell office:value-type="float" office:value="7.726716" calcext:value-type="float">
            <text:p>7.726716</text:p>
          </table:table-cell>
          <table:table-cell office:value-type="float" office:value="3.160131" calcext:value-type="float">
            <text:p>3.160131</text:p>
          </table:table-cell>
          <table:table-cell office:value-type="float" office:value="2.924648" calcext:value-type="float">
            <text:p>2.924648</text:p>
          </table:table-cell>
          <table:table-cell office:value-type="float" office:value="5.638323" calcext:value-type="float">
            <text:p>5.638323</text:p>
          </table:table-cell>
          <table:table-cell office:value-type="float" office:value="8.428235" calcext:value-type="float">
            <text:p>8.428235</text:p>
          </table:table-cell>
          <table:table-cell office:value-type="float" office:value="9.206003" calcext:value-type="float">
            <text:p>9.206003</text:p>
          </table:table-cell>
          <table:table-cell office:value-type="float" office:value="10.0944" calcext:value-type="float">
            <text:p>10.0944</text:p>
          </table:table-cell>
          <table:table-cell office:value-type="float" office:value="10.38475" calcext:value-type="float">
            <text:p>10.38475</text:p>
          </table:table-cell>
          <table:table-cell office:value-type="float" office:value="12.386" calcext:value-type="float">
            <text:p>12.386</text:p>
          </table:table-cell>
          <table:table-cell office:value-type="float" office:value="12.62028" calcext:value-type="float">
            <text:p>12.62028</text:p>
          </table:table-cell>
          <table:table-cell office:value-type="float" office:value="0" calcext:value-type="float">
            <text:p>0</text:p>
          </table:table-cell>
          <table:table-cell office:value-type="float" office:value="0.3346472" calcext:value-type="float">
            <text:p>0.33464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082006" calcext:value-type="float">
            <text:p>23082006</text:p>
          </table:table-cell>
          <table:table-cell office:value-type="float" office:value="0.8910108" calcext:value-type="float">
            <text:p>0.8910108</text:p>
          </table:table-cell>
          <table:table-cell office:value-type="float" office:value="133.6118" calcext:value-type="float">
            <text:p>133.6118</text:p>
          </table:table-cell>
          <table:table-cell office:value-type="float" office:value="0" calcext:value-type="float">
            <text:p>0</text:p>
          </table:table-cell>
          <table:table-cell office:value-type="float" office:value="-5.996393" calcext:value-type="float">
            <text:p>-5.996393</text:p>
          </table:table-cell>
          <table:table-cell office:value-type="float" office:value="40.16862" calcext:value-type="float">
            <text:p>40.16862</text:p>
          </table:table-cell>
          <table:table-cell office:value-type="float" office:value="0.1382285" calcext:value-type="float">
            <text:p>0.1382285</text:p>
          </table:table-cell>
          <table:table-cell office:value-type="float" office:value="0.0003649943" calcext:value-type="float">
            <text:p>0.0003649943</text:p>
          </table:table-cell>
          <table:table-cell office:value-type="float" office:value="0.2012032" calcext:value-type="float">
            <text:p>0.2012032</text:p>
          </table:table-cell>
          <table:table-cell office:value-type="float" office:value="0.01293879" calcext:value-type="float">
            <text:p>0.01293879</text:p>
          </table:table-cell>
          <table:table-cell office:value-type="float" office:value="1165.127" calcext:value-type="float">
            <text:p>1165.127</text:p>
          </table:table-cell>
          <table:table-cell office:value-type="float" office:value="0.7650146" calcext:value-type="float">
            <text:p>0.7650146</text:p>
          </table:table-cell>
          <table:table-cell office:value-type="float" office:value="0" calcext:value-type="float">
            <text:p>0</text:p>
          </table:table-cell>
          <table:table-cell office:value-type="float" office:value="0.04028397" calcext:value-type="float">
            <text:p>0.04028397</text:p>
          </table:table-cell>
          <table:table-cell office:value-type="float" office:value="0.02200806" calcext:value-type="float">
            <text:p>0.02200806</text:p>
          </table:table-cell>
          <table:table-cell office:value-type="float" office:value="0.01757051" calcext:value-type="float">
            <text:p>0.01757051</text:p>
          </table:table-cell>
          <table:table-cell office:value-type="float" office:value="0.008388316" calcext:value-type="float">
            <text:p>0.008388316</text:p>
          </table:table-cell>
          <table:table-cell office:value-type="float" office:value="0.007330124" calcext:value-type="float">
            <text:p>0.007330124</text:p>
          </table:table-cell>
          <table:table-cell office:value-type="float" office:value="0.004521867" calcext:value-type="float">
            <text:p>0.004521867</text:p>
          </table:table-cell>
          <table:table-cell office:value-type="float" office:value="0.004546747" calcext:value-type="float">
            <text:p>0.004546747</text:p>
          </table:table-cell>
          <table:table-cell office:value-type="float" office:value="0.009894622" calcext:value-type="float">
            <text:p>0.009894622</text:p>
          </table:table-cell>
          <table:table-cell office:value-type="float" office:value="0.02999359" calcext:value-type="float">
            <text:p>0.02999359</text:p>
          </table:table-cell>
          <table:table-cell office:value-type="float" office:value="0.03924455" calcext:value-type="float">
            <text:p>0.03924455</text:p>
          </table:table-cell>
          <table:table-cell office:value-type="float" office:value="0.066856" calcext:value-type="float">
            <text:p>0.066856</text:p>
          </table:table-cell>
          <table:table-cell office:value-type="float" office:value="0.0757299" calcext:value-type="float">
            <text:p>0.0757299</text:p>
          </table:table-cell>
          <table:table-cell office:value-type="float" office:value="0.1922555" calcext:value-type="float">
            <text:p>0.1922555</text:p>
          </table:table-cell>
          <table:table-cell office:value-type="float" office:value="0.1953051" calcext:value-type="float">
            <text:p>0.1953051</text:p>
          </table:table-cell>
          <table:table-cell office:value-type="float" office:value="0" calcext:value-type="float">
            <text:p>0</text:p>
          </table:table-cell>
          <table:table-cell office:value-type="float" office:value="42.54038" calcext:value-type="float">
            <text:p>42.54038</text:p>
          </table:table-cell>
          <table:table-cell office:value-type="float" office:value="32.30446" calcext:value-type="float">
            <text:p>32.30446</text:p>
          </table:table-cell>
          <table:table-cell office:value-type="float" office:value="26.59801" calcext:value-type="float">
            <text:p>26.59801</text:p>
          </table:table-cell>
          <table:table-cell office:value-type="float" office:value="9.38272" calcext:value-type="float">
            <text:p>9.38272</text:p>
          </table:table-cell>
          <table:table-cell office:value-type="float" office:value="7.714005" calcext:value-type="float">
            <text:p>7.714005</text:p>
          </table:table-cell>
          <table:table-cell office:value-type="float" office:value="3.1566" calcext:value-type="float">
            <text:p>3.1566</text:p>
          </table:table-cell>
          <table:table-cell office:value-type="float" office:value="2.921362" calcext:value-type="float">
            <text:p>2.921362</text:p>
          </table:table-cell>
          <table:table-cell office:value-type="float" office:value="5.629183" calcext:value-type="float">
            <text:p>5.629183</text:p>
          </table:table-cell>
          <table:table-cell office:value-type="float" office:value="8.41417" calcext:value-type="float">
            <text:p>8.41417</text:p>
          </table:table-cell>
          <table:table-cell office:value-type="float" office:value="9.184992" calcext:value-type="float">
            <text:p>9.184992</text:p>
          </table:table-cell>
          <table:table-cell office:value-type="float" office:value="10.07563" calcext:value-type="float">
            <text:p>10.07563</text:p>
          </table:table-cell>
          <table:table-cell office:value-type="float" office:value="10.36565" calcext:value-type="float">
            <text:p>10.36565</text:p>
          </table:table-cell>
          <table:table-cell office:value-type="float" office:value="12.38747" calcext:value-type="float">
            <text:p>12.38747</text:p>
          </table:table-cell>
          <table:table-cell office:value-type="float" office:value="12.62156" calcext:value-type="float">
            <text:p>12.62156</text:p>
          </table:table-cell>
          <table:table-cell office:value-type="float" office:value="0" calcext:value-type="float">
            <text:p>0</text:p>
          </table:table-cell>
          <table:table-cell office:value-type="float" office:value="0.2925946" calcext:value-type="float">
            <text:p>0.29259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082006" calcext:value-type="float">
            <text:p>24082006</text:p>
          </table:table-cell>
          <table:table-cell office:value-type="float" office:value="0.9138202" calcext:value-type="float">
            <text:p>0.9138202</text:p>
          </table:table-cell>
          <table:table-cell office:value-type="float" office:value="133.607" calcext:value-type="float">
            <text:p>133.607</text:p>
          </table:table-cell>
          <table:table-cell office:value-type="float" office:value="0" calcext:value-type="float">
            <text:p>0</text:p>
          </table:table-cell>
          <table:table-cell office:value-type="float" office:value="-6.050827" calcext:value-type="float">
            <text:p>-6.050827</text:p>
          </table:table-cell>
          <table:table-cell office:value-type="float" office:value="40.12367" calcext:value-type="float">
            <text:p>40.12367</text:p>
          </table:table-cell>
          <table:table-cell office:value-type="float" office:value="0.1382285" calcext:value-type="float">
            <text:p>0.1382285</text:p>
          </table:table-cell>
          <table:table-cell office:value-type="float" office:value="0.0003649943" calcext:value-type="float">
            <text:p>0.0003649943</text:p>
          </table:table-cell>
          <table:table-cell office:value-type="float" office:value="0.2012032" calcext:value-type="float">
            <text:p>0.2012032</text:p>
          </table:table-cell>
          <table:table-cell office:value-type="float" office:value="0.01289196" calcext:value-type="float">
            <text:p>0.01289196</text:p>
          </table:table-cell>
          <table:table-cell office:value-type="float" office:value="1165.098" calcext:value-type="float">
            <text:p>1165.098</text:p>
          </table:table-cell>
          <table:table-cell office:value-type="float" office:value="0.7625247" calcext:value-type="float">
            <text:p>0.7625247</text:p>
          </table:table-cell>
          <table:table-cell office:value-type="float" office:value="0" calcext:value-type="float">
            <text:p>0</text:p>
          </table:table-cell>
          <table:table-cell office:value-type="float" office:value="0.03731366" calcext:value-type="float">
            <text:p>0.03731366</text:p>
          </table:table-cell>
          <table:table-cell office:value-type="float" office:value="0.02246015" calcext:value-type="float">
            <text:p>0.02246015</text:p>
          </table:table-cell>
          <table:table-cell office:value-type="float" office:value="0.01814021" calcext:value-type="float">
            <text:p>0.01814021</text:p>
          </table:table-cell>
          <table:table-cell office:value-type="float" office:value="0.008735706" calcext:value-type="float">
            <text:p>0.008735706</text:p>
          </table:table-cell>
          <table:table-cell office:value-type="float" office:value="0.007617911" calcext:value-type="float">
            <text:p>0.007617911</text:p>
          </table:table-cell>
          <table:table-cell office:value-type="float" office:value="0.004633943" calcext:value-type="float">
            <text:p>0.004633943</text:p>
          </table:table-cell>
          <table:table-cell office:value-type="float" office:value="0.004612986" calcext:value-type="float">
            <text:p>0.004612986</text:p>
          </table:table-cell>
          <table:table-cell office:value-type="float" office:value="0.009898977" calcext:value-type="float">
            <text:p>0.009898977</text:p>
          </table:table-cell>
          <table:table-cell office:value-type="float" office:value="0.03002278" calcext:value-type="float">
            <text:p>0.03002278</text:p>
          </table:table-cell>
          <table:table-cell office:value-type="float" office:value="0.03960974" calcext:value-type="float">
            <text:p>0.03960974</text:p>
          </table:table-cell>
          <table:table-cell office:value-type="float" office:value="0.06774851" calcext:value-type="float">
            <text:p>0.06774851</text:p>
          </table:table-cell>
          <table:table-cell office:value-type="float" office:value="0.08144564" calcext:value-type="float">
            <text:p>0.08144564</text:p>
          </table:table-cell>
          <table:table-cell office:value-type="float" office:value="0.1923908" calcext:value-type="float">
            <text:p>0.1923908</text:p>
          </table:table-cell>
          <table:table-cell office:value-type="float" office:value="0.1952675" calcext:value-type="float">
            <text:p>0.1952675</text:p>
          </table:table-cell>
          <table:table-cell office:value-type="float" office:value="0" calcext:value-type="float">
            <text:p>0</text:p>
          </table:table-cell>
          <table:table-cell office:value-type="float" office:value="42.50077" calcext:value-type="float">
            <text:p>42.50077</text:p>
          </table:table-cell>
          <table:table-cell office:value-type="float" office:value="32.24883" calcext:value-type="float">
            <text:p>32.24883</text:p>
          </table:table-cell>
          <table:table-cell office:value-type="float" office:value="26.55192" calcext:value-type="float">
            <text:p>26.55192</text:p>
          </table:table-cell>
          <table:table-cell office:value-type="float" office:value="9.367472" calcext:value-type="float">
            <text:p>9.367472</text:p>
          </table:table-cell>
          <table:table-cell office:value-type="float" office:value="7.701774" calcext:value-type="float">
            <text:p>7.701774</text:p>
          </table:table-cell>
          <table:table-cell office:value-type="float" office:value="3.153189" calcext:value-type="float">
            <text:p>3.153189</text:p>
          </table:table-cell>
          <table:table-cell office:value-type="float" office:value="2.918285" calcext:value-type="float">
            <text:p>2.918285</text:p>
          </table:table-cell>
          <table:table-cell office:value-type="float" office:value="5.620095" calcext:value-type="float">
            <text:p>5.620095</text:p>
          </table:table-cell>
          <table:table-cell office:value-type="float" office:value="8.400187" calcext:value-type="float">
            <text:p>8.400187</text:p>
          </table:table-cell>
          <table:table-cell office:value-type="float" office:value="9.164137" calcext:value-type="float">
            <text:p>9.164137</text:p>
          </table:table-cell>
          <table:table-cell office:value-type="float" office:value="10.05718" calcext:value-type="float">
            <text:p>10.05718</text:p>
          </table:table-cell>
          <table:table-cell office:value-type="float" office:value="10.34783" calcext:value-type="float">
            <text:p>10.34783</text:p>
          </table:table-cell>
          <table:table-cell office:value-type="float" office:value="12.38895" calcext:value-type="float">
            <text:p>12.38895</text:p>
          </table:table-cell>
          <table:table-cell office:value-type="float" office:value="12.62286" calcext:value-type="float">
            <text:p>12.62286</text:p>
          </table:table-cell>
          <table:table-cell office:value-type="float" office:value="0" calcext:value-type="float">
            <text:p>0</text:p>
          </table:table-cell>
          <table:table-cell office:value-type="float" office:value="0.2388909" calcext:value-type="float">
            <text:p>0.23889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082006" calcext:value-type="float">
            <text:p>25082006</text:p>
          </table:table-cell>
          <table:table-cell office:value-type="float" office:value="0.9166855" calcext:value-type="float">
            <text:p>0.9166855</text:p>
          </table:table-cell>
          <table:table-cell office:value-type="float" office:value="133.6025" calcext:value-type="float">
            <text:p>133.6025</text:p>
          </table:table-cell>
          <table:table-cell office:value-type="float" office:value="0" calcext:value-type="float">
            <text:p>0</text:p>
          </table:table-cell>
          <table:table-cell office:value-type="float" office:value="-6.125535" calcext:value-type="float">
            <text:p>-6.125535</text:p>
          </table:table-cell>
          <table:table-cell office:value-type="float" office:value="40.0794" calcext:value-type="float">
            <text:p>40.0794</text:p>
          </table:table-cell>
          <table:table-cell office:value-type="float" office:value="0.1382285" calcext:value-type="float">
            <text:p>0.1382285</text:p>
          </table:table-cell>
          <table:table-cell office:value-type="float" office:value="0.0003649943" calcext:value-type="float">
            <text:p>0.0003649943</text:p>
          </table:table-cell>
          <table:table-cell office:value-type="float" office:value="0.2012032" calcext:value-type="float">
            <text:p>0.2012032</text:p>
          </table:table-cell>
          <table:table-cell office:value-type="float" office:value="0.01272185" calcext:value-type="float">
            <text:p>0.01272185</text:p>
          </table:table-cell>
          <table:table-cell office:value-type="float" office:value="1165.069" calcext:value-type="float">
            <text:p>1165.069</text:p>
          </table:table-cell>
          <table:table-cell office:value-type="float" office:value="0.7607482" calcext:value-type="float">
            <text:p>0.7607482</text:p>
          </table:table-cell>
          <table:table-cell office:value-type="float" office:value="0" calcext:value-type="float">
            <text:p>0</text:p>
          </table:table-cell>
          <table:table-cell office:value-type="float" office:value="0.02921167" calcext:value-type="float">
            <text:p>0.02921167</text:p>
          </table:table-cell>
          <table:table-cell office:value-type="float" office:value="0.02102489" calcext:value-type="float">
            <text:p>0.02102489</text:p>
          </table:table-cell>
          <table:table-cell office:value-type="float" office:value="0.01727558" calcext:value-type="float">
            <text:p>0.01727558</text:p>
          </table:table-cell>
          <table:table-cell office:value-type="float" office:value="0.008386134" calcext:value-type="float">
            <text:p>0.008386134</text:p>
          </table:table-cell>
          <table:table-cell office:value-type="float" office:value="0.007388893" calcext:value-type="float">
            <text:p>0.007388893</text:p>
          </table:table-cell>
          <table:table-cell office:value-type="float" office:value="0.004607636" calcext:value-type="float">
            <text:p>0.004607636</text:p>
          </table:table-cell>
          <table:table-cell office:value-type="float" office:value="0.004631584" calcext:value-type="float">
            <text:p>0.004631584</text:p>
          </table:table-cell>
          <table:table-cell office:value-type="float" office:value="0.00987865" calcext:value-type="float">
            <text:p>0.00987865</text:p>
          </table:table-cell>
          <table:table-cell office:value-type="float" office:value="0.02953812" calcext:value-type="float">
            <text:p>0.02953812</text:p>
          </table:table-cell>
          <table:table-cell office:value-type="float" office:value="0.03898544" calcext:value-type="float">
            <text:p>0.03898544</text:p>
          </table:table-cell>
          <table:table-cell office:value-type="float" office:value="0.06948836" calcext:value-type="float">
            <text:p>0.06948836</text:p>
          </table:table-cell>
          <table:table-cell office:value-type="float" office:value="0.07900243" calcext:value-type="float">
            <text:p>0.07900243</text:p>
          </table:table-cell>
          <table:table-cell office:value-type="float" office:value="0.1923109" calcext:value-type="float">
            <text:p>0.1923109</text:p>
          </table:table-cell>
          <table:table-cell office:value-type="float" office:value="0.195318" calcext:value-type="float">
            <text:p>0.195318</text:p>
          </table:table-cell>
          <table:table-cell office:value-type="float" office:value="0" calcext:value-type="float">
            <text:p>0</text:p>
          </table:table-cell>
          <table:table-cell office:value-type="float" office:value="42.45956" calcext:value-type="float">
            <text:p>42.45956</text:p>
          </table:table-cell>
          <table:table-cell office:value-type="float" office:value="32.19378" calcext:value-type="float">
            <text:p>32.19378</text:p>
          </table:table-cell>
          <table:table-cell office:value-type="float" office:value="26.50683" calcext:value-type="float">
            <text:p>26.50683</text:p>
          </table:table-cell>
          <table:table-cell office:value-type="float" office:value="9.352567" calcext:value-type="float">
            <text:p>9.352567</text:p>
          </table:table-cell>
          <table:table-cell office:value-type="float" office:value="7.689804" calcext:value-type="float">
            <text:p>7.689804</text:p>
          </table:table-cell>
          <table:table-cell office:value-type="float" office:value="3.14988" calcext:value-type="float">
            <text:p>3.14988</text:p>
          </table:table-cell>
          <table:table-cell office:value-type="float" office:value="2.915355" calcext:value-type="float">
            <text:p>2.915355</text:p>
          </table:table-cell>
          <table:table-cell office:value-type="float" office:value="5.611077" calcext:value-type="float">
            <text:p>5.611077</text:p>
          </table:table-cell>
          <table:table-cell office:value-type="float" office:value="8.386275" calcext:value-type="float">
            <text:p>8.386275</text:p>
          </table:table-cell>
          <table:table-cell office:value-type="float" office:value="9.143407" calcext:value-type="float">
            <text:p>9.143407</text:p>
          </table:table-cell>
          <table:table-cell office:value-type="float" office:value="10.0391" calcext:value-type="float">
            <text:p>10.0391</text:p>
          </table:table-cell>
          <table:table-cell office:value-type="float" office:value="10.33059" calcext:value-type="float">
            <text:p>10.33059</text:p>
          </table:table-cell>
          <table:table-cell office:value-type="float" office:value="12.39043" calcext:value-type="float">
            <text:p>12.39043</text:p>
          </table:table-cell>
          <table:table-cell office:value-type="float" office:value="12.62407" calcext:value-type="float">
            <text:p>12.62407</text:p>
          </table:table-cell>
          <table:table-cell office:value-type="float" office:value="0" calcext:value-type="float">
            <text:p>0</text:p>
          </table:table-cell>
          <table:table-cell office:value-type="float" office:value="0.1634873" calcext:value-type="float">
            <text:p>0.16348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6082006" calcext:value-type="float">
            <text:p>26082006</text:p>
          </table:table-cell>
          <table:table-cell office:value-type="float" office:value="0.9197029" calcext:value-type="float">
            <text:p>0.9197029</text:p>
          </table:table-cell>
          <table:table-cell office:value-type="float" office:value="133.5982" calcext:value-type="float">
            <text:p>133.5982</text:p>
          </table:table-cell>
          <table:table-cell office:value-type="float" office:value="0" calcext:value-type="float">
            <text:p>0</text:p>
          </table:table-cell>
          <table:table-cell office:value-type="float" office:value="-6.19936" calcext:value-type="float">
            <text:p>-6.19936</text:p>
          </table:table-cell>
          <table:table-cell office:value-type="float" office:value="40.03523" calcext:value-type="float">
            <text:p>40.03523</text:p>
          </table:table-cell>
          <table:table-cell office:value-type="float" office:value="0.1382285" calcext:value-type="float">
            <text:p>0.1382285</text:p>
          </table:table-cell>
          <table:table-cell office:value-type="float" office:value="0.0003649943" calcext:value-type="float">
            <text:p>0.0003649943</text:p>
          </table:table-cell>
          <table:table-cell office:value-type="float" office:value="0.2012032" calcext:value-type="float">
            <text:p>0.2012032</text:p>
          </table:table-cell>
          <table:table-cell office:value-type="float" office:value="0.01255985" calcext:value-type="float">
            <text:p>0.01255985</text:p>
          </table:table-cell>
          <table:table-cell office:value-type="float" office:value="1165.04" calcext:value-type="float">
            <text:p>1165.04</text:p>
          </table:table-cell>
          <table:table-cell office:value-type="float" office:value="0.759302" calcext:value-type="float">
            <text:p>0.759302</text:p>
          </table:table-cell>
          <table:table-cell office:value-type="float" office:value="0" calcext:value-type="float">
            <text:p>0</text:p>
          </table:table-cell>
          <table:table-cell office:value-type="float" office:value="0.05311663" calcext:value-type="float">
            <text:p>0.05311663</text:p>
          </table:table-cell>
          <table:table-cell office:value-type="float" office:value="0.02288103" calcext:value-type="float">
            <text:p>0.02288103</text:p>
          </table:table-cell>
          <table:table-cell office:value-type="float" office:value="0.01694597" calcext:value-type="float">
            <text:p>0.01694597</text:p>
          </table:table-cell>
          <table:table-cell office:value-type="float" office:value="0.008212988" calcext:value-type="float">
            <text:p>0.008212988</text:p>
          </table:table-cell>
          <table:table-cell office:value-type="float" office:value="0.007245019" calcext:value-type="float">
            <text:p>0.007245019</text:p>
          </table:table-cell>
          <table:table-cell office:value-type="float" office:value="0.004567753" calcext:value-type="float">
            <text:p>0.004567753</text:p>
          </table:table-cell>
          <table:table-cell office:value-type="float" office:value="0.004623448" calcext:value-type="float">
            <text:p>0.004623448</text:p>
          </table:table-cell>
          <table:table-cell office:value-type="float" office:value="0.009973989" calcext:value-type="float">
            <text:p>0.009973989</text:p>
          </table:table-cell>
          <table:table-cell office:value-type="float" office:value="0.02939787" calcext:value-type="float">
            <text:p>0.02939787</text:p>
          </table:table-cell>
          <table:table-cell office:value-type="float" office:value="0.03890262" calcext:value-type="float">
            <text:p>0.03890262</text:p>
          </table:table-cell>
          <table:table-cell office:value-type="float" office:value="0.07070781" calcext:value-type="float">
            <text:p>0.07070781</text:p>
          </table:table-cell>
          <table:table-cell office:value-type="float" office:value="0.07864687" calcext:value-type="float">
            <text:p>0.07864687</text:p>
          </table:table-cell>
          <table:table-cell office:value-type="float" office:value="0.1923077" calcext:value-type="float">
            <text:p>0.1923077</text:p>
          </table:table-cell>
          <table:table-cell office:value-type="float" office:value="0.1953428" calcext:value-type="float">
            <text:p>0.1953428</text:p>
          </table:table-cell>
          <table:table-cell office:value-type="float" office:value="0" calcext:value-type="float">
            <text:p>0</text:p>
          </table:table-cell>
          <table:table-cell office:value-type="float" office:value="42.41611" calcext:value-type="float">
            <text:p>42.41611</text:p>
          </table:table-cell>
          <table:table-cell office:value-type="float" office:value="32.13901" calcext:value-type="float">
            <text:p>32.13901</text:p>
          </table:table-cell>
          <table:table-cell office:value-type="float" office:value="26.46194" calcext:value-type="float">
            <text:p>26.46194</text:p>
          </table:table-cell>
          <table:table-cell office:value-type="float" office:value="9.337773" calcext:value-type="float">
            <text:p>9.337773</text:p>
          </table:table-cell>
          <table:table-cell office:value-type="float" office:value="7.677905" calcext:value-type="float">
            <text:p>7.677905</text:p>
          </table:table-cell>
          <table:table-cell office:value-type="float" office:value="3.146623" calcext:value-type="float">
            <text:p>3.146623</text:p>
          </table:table-cell>
          <table:table-cell office:value-type="float" office:value="2.912506" calcext:value-type="float">
            <text:p>2.912506</text:p>
          </table:table-cell>
          <table:table-cell office:value-type="float" office:value="5.602127" calcext:value-type="float">
            <text:p>5.602127</text:p>
          </table:table-cell>
          <table:table-cell office:value-type="float" office:value="8.372416" calcext:value-type="float">
            <text:p>8.372416</text:p>
          </table:table-cell>
          <table:table-cell office:value-type="float" office:value="9.12275" calcext:value-type="float">
            <text:p>9.12275</text:p>
          </table:table-cell>
          <table:table-cell office:value-type="float" office:value="10.02155" calcext:value-type="float">
            <text:p>10.02155</text:p>
          </table:table-cell>
          <table:table-cell office:value-type="float" office:value="10.31294" calcext:value-type="float">
            <text:p>10.31294</text:p>
          </table:table-cell>
          <table:table-cell office:value-type="float" office:value="12.3919" calcext:value-type="float">
            <text:p>12.3919</text:p>
          </table:table-cell>
          <table:table-cell office:value-type="float" office:value="12.62532" calcext:value-type="float">
            <text:p>12.62532</text:p>
          </table:table-cell>
          <table:table-cell office:value-type="float" office:value="0" calcext:value-type="float">
            <text:p>0</text:p>
          </table:table-cell>
          <table:table-cell office:value-type="float" office:value="0.3024336" calcext:value-type="float">
            <text:p>0.30243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7082006" calcext:value-type="float">
            <text:p>27082006</text:p>
          </table:table-cell>
          <table:table-cell office:value-type="float" office:value="0.9226553" calcext:value-type="float">
            <text:p>0.9226553</text:p>
          </table:table-cell>
          <table:table-cell office:value-type="float" office:value="133.5945" calcext:value-type="float">
            <text:p>133.5945</text:p>
          </table:table-cell>
          <table:table-cell office:value-type="float" office:value="0" calcext:value-type="float">
            <text:p>0</text:p>
          </table:table-cell>
          <table:table-cell office:value-type="float" office:value="-6.275894" calcext:value-type="float">
            <text:p>-6.275894</text:p>
          </table:table-cell>
          <table:table-cell office:value-type="float" office:value="39.98938" calcext:value-type="float">
            <text:p>39.98938</text:p>
          </table:table-cell>
          <table:table-cell office:value-type="float" office:value="0.1382285" calcext:value-type="float">
            <text:p>0.1382285</text:p>
          </table:table-cell>
          <table:table-cell office:value-type="float" office:value="0.000364995" calcext:value-type="float">
            <text:p>0.000364995</text:p>
          </table:table-cell>
          <table:table-cell office:value-type="float" office:value="0.2012032" calcext:value-type="float">
            <text:p>0.2012032</text:p>
          </table:table-cell>
          <table:table-cell office:value-type="float" office:value="0.01242949" calcext:value-type="float">
            <text:p>0.01242949</text:p>
          </table:table-cell>
          <table:table-cell office:value-type="float" office:value="1165.011" calcext:value-type="float">
            <text:p>1165.011</text:p>
          </table:table-cell>
          <table:table-cell office:value-type="float" office:value="0.760173" calcext:value-type="float">
            <text:p>0.760173</text:p>
          </table:table-cell>
          <table:table-cell office:value-type="float" office:value="0" calcext:value-type="float">
            <text:p>0</text:p>
          </table:table-cell>
          <table:table-cell office:value-type="float" office:value="0.0191591" calcext:value-type="float">
            <text:p>0.0191591</text:p>
          </table:table-cell>
          <table:table-cell office:value-type="float" office:value="0.0204596" calcext:value-type="float">
            <text:p>0.0204596</text:p>
          </table:table-cell>
          <table:table-cell office:value-type="float" office:value="0.01590383" calcext:value-type="float">
            <text:p>0.01590383</text:p>
          </table:table-cell>
          <table:table-cell office:value-type="float" office:value="0.007663746" calcext:value-type="float">
            <text:p>0.007663746</text:p>
          </table:table-cell>
          <table:table-cell office:value-type="float" office:value="0.006786922" calcext:value-type="float">
            <text:p>0.006786922</text:p>
          </table:table-cell>
          <table:table-cell office:value-type="float" office:value="0.004439191" calcext:value-type="float">
            <text:p>0.004439191</text:p>
          </table:table-cell>
          <table:table-cell office:value-type="float" office:value="0.004565004" calcext:value-type="float">
            <text:p>0.004565004</text:p>
          </table:table-cell>
          <table:table-cell office:value-type="float" office:value="0.01005963" calcext:value-type="float">
            <text:p>0.01005963</text:p>
          </table:table-cell>
          <table:table-cell office:value-type="float" office:value="0.02904263" calcext:value-type="float">
            <text:p>0.02904263</text:p>
          </table:table-cell>
          <table:table-cell office:value-type="float" office:value="0.03778525" calcext:value-type="float">
            <text:p>0.03778525</text:p>
          </table:table-cell>
          <table:table-cell office:value-type="float" office:value="0.06643901" calcext:value-type="float">
            <text:p>0.06643901</text:p>
          </table:table-cell>
          <table:table-cell office:value-type="float" office:value="0.07592177" calcext:value-type="float">
            <text:p>0.07592177</text:p>
          </table:table-cell>
          <table:table-cell office:value-type="float" office:value="0.192325" calcext:value-type="float">
            <text:p>0.192325</text:p>
          </table:table-cell>
          <table:table-cell office:value-type="float" office:value="0.1953613" calcext:value-type="float">
            <text:p>0.1953613</text:p>
          </table:table-cell>
          <table:table-cell office:value-type="float" office:value="0" calcext:value-type="float">
            <text:p>0</text:p>
          </table:table-cell>
          <table:table-cell office:value-type="float" office:value="42.26938" calcext:value-type="float">
            <text:p>42.26938</text:p>
          </table:table-cell>
          <table:table-cell office:value-type="float" office:value="32.07447" calcext:value-type="float">
            <text:p>32.07447</text:p>
          </table:table-cell>
          <table:table-cell office:value-type="float" office:value="26.41625" calcext:value-type="float">
            <text:p>26.41625</text:p>
          </table:table-cell>
          <table:table-cell office:value-type="float" office:value="9.322885" calcext:value-type="float">
            <text:p>9.322885</text:p>
          </table:table-cell>
          <table:table-cell office:value-type="float" office:value="7.665813" calcext:value-type="float">
            <text:p>7.665813</text:p>
          </table:table-cell>
          <table:table-cell office:value-type="float" office:value="3.143369" calcext:value-type="float">
            <text:p>3.143369</text:p>
          </table:table-cell>
          <table:table-cell office:value-type="float" office:value="2.909669" calcext:value-type="float">
            <text:p>2.909669</text:p>
          </table:table-cell>
          <table:table-cell office:value-type="float" office:value="5.593228" calcext:value-type="float">
            <text:p>5.593228</text:p>
          </table:table-cell>
          <table:table-cell office:value-type="float" office:value="8.358612" calcext:value-type="float">
            <text:p>8.358612</text:p>
          </table:table-cell>
          <table:table-cell office:value-type="float" office:value="9.1021" calcext:value-type="float">
            <text:p>9.1021</text:p>
          </table:table-cell>
          <table:table-cell office:value-type="float" office:value="10.00368" calcext:value-type="float">
            <text:p>10.00368</text:p>
          </table:table-cell>
          <table:table-cell office:value-type="float" office:value="10.29505" calcext:value-type="float">
            <text:p>10.29505</text:p>
          </table:table-cell>
          <table:table-cell office:value-type="float" office:value="12.39337" calcext:value-type="float">
            <text:p>12.39337</text:p>
          </table:table-cell>
          <table:table-cell office:value-type="float" office:value="12.62659" calcext:value-type="float">
            <text:p>12.62659</text:p>
          </table:table-cell>
          <table:table-cell office:value-type="float" office:value="0" calcext:value-type="float">
            <text:p>0</text:p>
          </table:table-cell>
          <table:table-cell office:value-type="float" office:value="0.1434822" calcext:value-type="float">
            <text:p>0.14348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8082006" calcext:value-type="float">
            <text:p>28082006</text:p>
          </table:table-cell>
          <table:table-cell office:value-type="float" office:value="0.9255967" calcext:value-type="float">
            <text:p>0.9255967</text:p>
          </table:table-cell>
          <table:table-cell office:value-type="float" office:value="133.591" calcext:value-type="float">
            <text:p>133.591</text:p>
          </table:table-cell>
          <table:table-cell office:value-type="float" office:value="0" calcext:value-type="float">
            <text:p>0</text:p>
          </table:table-cell>
          <table:table-cell office:value-type="float" office:value="-6.351452" calcext:value-type="float">
            <text:p>-6.351452</text:p>
          </table:table-cell>
          <table:table-cell office:value-type="float" office:value="39.94376" calcext:value-type="float">
            <text:p>39.94376</text:p>
          </table:table-cell>
          <table:table-cell office:value-type="float" office:value="0.1382285" calcext:value-type="float">
            <text:p>0.1382285</text:p>
          </table:table-cell>
          <table:table-cell office:value-type="float" office:value="0.000364995" calcext:value-type="float">
            <text:p>0.000364995</text:p>
          </table:table-cell>
          <table:table-cell office:value-type="float" office:value="0.2012032" calcext:value-type="float">
            <text:p>0.2012032</text:p>
          </table:table-cell>
          <table:table-cell office:value-type="float" office:value="0.01242949" calcext:value-type="float">
            <text:p>0.01242949</text:p>
          </table:table-cell>
          <table:table-cell office:value-type="float" office:value="1164.982" calcext:value-type="float">
            <text:p>1164.982</text:p>
          </table:table-cell>
          <table:table-cell office:value-type="float" office:value="0.7606061" calcext:value-type="float">
            <text:p>0.7606061</text:p>
          </table:table-cell>
          <table:table-cell office:value-type="float" office:value="0" calcext:value-type="float">
            <text:p>0</text:p>
          </table:table-cell>
          <table:table-cell office:value-type="float" office:value="0.0191883" calcext:value-type="float">
            <text:p>0.0191883</text:p>
          </table:table-cell>
          <table:table-cell office:value-type="float" office:value="0.01888881" calcext:value-type="float">
            <text:p>0.01888881</text:p>
          </table:table-cell>
          <table:table-cell office:value-type="float" office:value="0.01539513" calcext:value-type="float">
            <text:p>0.01539513</text:p>
          </table:table-cell>
          <table:table-cell office:value-type="float" office:value="0.007343992" calcext:value-type="float">
            <text:p>0.007343992</text:p>
          </table:table-cell>
          <table:table-cell office:value-type="float" office:value="0.006514617" calcext:value-type="float">
            <text:p>0.006514617</text:p>
          </table:table-cell>
          <table:table-cell office:value-type="float" office:value="0.004345101" calcext:value-type="float">
            <text:p>0.004345101</text:p>
          </table:table-cell>
          <table:table-cell office:value-type="float" office:value="0.004517202" calcext:value-type="float">
            <text:p>0.004517202</text:p>
          </table:table-cell>
          <table:table-cell office:value-type="float" office:value="0.0102233" calcext:value-type="float">
            <text:p>0.0102233</text:p>
          </table:table-cell>
          <table:table-cell office:value-type="float" office:value="0.0290172" calcext:value-type="float">
            <text:p>0.0290172</text:p>
          </table:table-cell>
          <table:table-cell office:value-type="float" office:value="0.03746019" calcext:value-type="float">
            <text:p>0.03746019</text:p>
          </table:table-cell>
          <table:table-cell office:value-type="float" office:value="0.06342693" calcext:value-type="float">
            <text:p>0.06342693</text:p>
          </table:table-cell>
          <table:table-cell office:value-type="float" office:value="0.07388538" calcext:value-type="float">
            <text:p>0.07388538</text:p>
          </table:table-cell>
          <table:table-cell office:value-type="float" office:value="0.1923428" calcext:value-type="float">
            <text:p>0.1923428</text:p>
          </table:table-cell>
          <table:table-cell office:value-type="float" office:value="0.1953748" calcext:value-type="float">
            <text:p>0.1953748</text:p>
          </table:table-cell>
          <table:table-cell office:value-type="float" office:value="0" calcext:value-type="float">
            <text:p>0</text:p>
          </table:table-cell>
          <table:table-cell office:value-type="float" office:value="42.18669" calcext:value-type="float">
            <text:p>42.18669</text:p>
          </table:table-cell>
          <table:table-cell office:value-type="float" office:value="32.01574" calcext:value-type="float">
            <text:p>32.01574</text:p>
          </table:table-cell>
          <table:table-cell office:value-type="float" office:value="26.36982" calcext:value-type="float">
            <text:p>26.36982</text:p>
          </table:table-cell>
          <table:table-cell office:value-type="float" office:value="9.307663" calcext:value-type="float">
            <text:p>9.307663</text:p>
          </table:table-cell>
          <table:table-cell office:value-type="float" office:value="7.653485" calcext:value-type="float">
            <text:p>7.653485</text:p>
          </table:table-cell>
          <table:table-cell office:value-type="float" office:value="3.140089" calcext:value-type="float">
            <text:p>3.140089</text:p>
          </table:table-cell>
          <table:table-cell office:value-type="float" office:value="2.906818" calcext:value-type="float">
            <text:p>2.906818</text:p>
          </table:table-cell>
          <table:table-cell office:value-type="float" office:value="5.584364" calcext:value-type="float">
            <text:p>5.584364</text:p>
          </table:table-cell>
          <table:table-cell office:value-type="float" office:value="8.344835" calcext:value-type="float">
            <text:p>8.344835</text:p>
          </table:table-cell>
          <table:table-cell office:value-type="float" office:value="9.081424" calcext:value-type="float">
            <text:p>9.081424</text:p>
          </table:table-cell>
          <table:table-cell office:value-type="float" office:value="9.985069" calcext:value-type="float">
            <text:p>9.985069</text:p>
          </table:table-cell>
          <table:table-cell office:value-type="float" office:value="10.27664" calcext:value-type="float">
            <text:p>10.27664</text:p>
          </table:table-cell>
          <table:table-cell office:value-type="float" office:value="12.39485" calcext:value-type="float">
            <text:p>12.39485</text:p>
          </table:table-cell>
          <table:table-cell office:value-type="float" office:value="12.62787" calcext:value-type="float">
            <text:p>12.62787</text:p>
          </table:table-cell>
          <table:table-cell office:value-type="float" office:value="0" calcext:value-type="float">
            <text:p>0</text:p>
          </table:table-cell>
          <table:table-cell office:value-type="float" office:value="0.07288893" calcext:value-type="float">
            <text:p>0.072888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9082006" calcext:value-type="float">
            <text:p>29082006</text:p>
          </table:table-cell>
          <table:table-cell office:value-type="float" office:value="0.9299012" calcext:value-type="float">
            <text:p>0.9299012</text:p>
          </table:table-cell>
          <table:table-cell office:value-type="float" office:value="133.5875" calcext:value-type="float">
            <text:p>133.5875</text:p>
          </table:table-cell>
          <table:table-cell office:value-type="float" office:value="0" calcext:value-type="float">
            <text:p>0</text:p>
          </table:table-cell>
          <table:table-cell office:value-type="float" office:value="-6.425106" calcext:value-type="float">
            <text:p>-6.425106</text:p>
          </table:table-cell>
          <table:table-cell office:value-type="float" office:value="39.89848" calcext:value-type="float">
            <text:p>39.89848</text:p>
          </table:table-cell>
          <table:table-cell office:value-type="float" office:value="0.1382285" calcext:value-type="float">
            <text:p>0.1382285</text:p>
          </table:table-cell>
          <table:table-cell office:value-type="float" office:value="0.000364995" calcext:value-type="float">
            <text:p>0.000364995</text:p>
          </table:table-cell>
          <table:table-cell office:value-type="float" office:value="0.2012032" calcext:value-type="float">
            <text:p>0.2012032</text:p>
          </table:table-cell>
          <table:table-cell office:value-type="float" office:value="0.01242949" calcext:value-type="float">
            <text:p>0.01242949</text:p>
          </table:table-cell>
          <table:table-cell office:value-type="float" office:value="1164.953" calcext:value-type="float">
            <text:p>1164.953</text:p>
          </table:table-cell>
          <table:table-cell office:value-type="float" office:value="0.7598019" calcext:value-type="float">
            <text:p>0.7598019</text:p>
          </table:table-cell>
          <table:table-cell office:value-type="float" office:value="0" calcext:value-type="float">
            <text:p>0</text:p>
          </table:table-cell>
          <table:table-cell office:value-type="float" office:value="0.02611119" calcext:value-type="float">
            <text:p>0.02611119</text:p>
          </table:table-cell>
          <table:table-cell office:value-type="float" office:value="0.01963854" calcext:value-type="float">
            <text:p>0.01963854</text:p>
          </table:table-cell>
          <table:table-cell office:value-type="float" office:value="0.01606931" calcext:value-type="float">
            <text:p>0.01606931</text:p>
          </table:table-cell>
          <table:table-cell office:value-type="float" office:value="0.007663189" calcext:value-type="float">
            <text:p>0.007663189</text:p>
          </table:table-cell>
          <table:table-cell office:value-type="float" office:value="0.006731605" calcext:value-type="float">
            <text:p>0.006731605</text:p>
          </table:table-cell>
          <table:table-cell office:value-type="float" office:value="0.004372476" calcext:value-type="float">
            <text:p>0.004372476</text:p>
          </table:table-cell>
          <table:table-cell office:value-type="float" office:value="0.004512294" calcext:value-type="float">
            <text:p>0.004512294</text:p>
          </table:table-cell>
          <table:table-cell office:value-type="float" office:value="0.01042035" calcext:value-type="float">
            <text:p>0.01042035</text:p>
          </table:table-cell>
          <table:table-cell office:value-type="float" office:value="0.02926433" calcext:value-type="float">
            <text:p>0.02926433</text:p>
          </table:table-cell>
          <table:table-cell office:value-type="float" office:value="0.03742" calcext:value-type="float">
            <text:p>0.03742</text:p>
          </table:table-cell>
          <table:table-cell office:value-type="float" office:value="0.06174601" calcext:value-type="float">
            <text:p>0.06174601</text:p>
          </table:table-cell>
          <table:table-cell office:value-type="float" office:value="0.07270414" calcext:value-type="float">
            <text:p>0.07270414</text:p>
          </table:table-cell>
          <table:table-cell office:value-type="float" office:value="0.1923583" calcext:value-type="float">
            <text:p>0.1923583</text:p>
          </table:table-cell>
          <table:table-cell office:value-type="float" office:value="0.1953892" calcext:value-type="float">
            <text:p>0.1953892</text:p>
          </table:table-cell>
          <table:table-cell office:value-type="float" office:value="0" calcext:value-type="float">
            <text:p>0</text:p>
          </table:table-cell>
          <table:table-cell office:value-type="float" office:value="42.13814" calcext:value-type="float">
            <text:p>42.13814</text:p>
          </table:table-cell>
          <table:table-cell office:value-type="float" office:value="31.95998" calcext:value-type="float">
            <text:p>31.95998</text:p>
          </table:table-cell>
          <table:table-cell office:value-type="float" office:value="26.32389" calcext:value-type="float">
            <text:p>26.32389</text:p>
          </table:table-cell>
          <table:table-cell office:value-type="float" office:value="9.292454" calcext:value-type="float">
            <text:p>9.292454</text:p>
          </table:table-cell>
          <table:table-cell office:value-type="float" office:value="7.641251" calcext:value-type="float">
            <text:p>7.641251</text:p>
          </table:table-cell>
          <table:table-cell office:value-type="float" office:value="3.136807" calcext:value-type="float">
            <text:p>3.136807</text:p>
          </table:table-cell>
          <table:table-cell office:value-type="float" office:value="2.903969" calcext:value-type="float">
            <text:p>2.903969</text:p>
          </table:table-cell>
          <table:table-cell office:value-type="float" office:value="5.575572" calcext:value-type="float">
            <text:p>5.575572</text:p>
          </table:table-cell>
          <table:table-cell office:value-type="float" office:value="8.331143" calcext:value-type="float">
            <text:p>8.331143</text:p>
          </table:table-cell>
          <table:table-cell office:value-type="float" office:value="9.060854" calcext:value-type="float">
            <text:p>9.060854</text:p>
          </table:table-cell>
          <table:table-cell office:value-type="float" office:value="9.966076" calcext:value-type="float">
            <text:p>9.966076</text:p>
          </table:table-cell>
          <table:table-cell office:value-type="float" office:value="10.25798" calcext:value-type="float">
            <text:p>10.25798</text:p>
          </table:table-cell>
          <table:table-cell office:value-type="float" office:value="12.39632" calcext:value-type="float">
            <text:p>12.39632</text:p>
          </table:table-cell>
          <table:table-cell office:value-type="float" office:value="12.62914" calcext:value-type="float">
            <text:p>12.62914</text:p>
          </table:table-cell>
          <table:table-cell office:value-type="float" office:value="0" calcext:value-type="float">
            <text:p>0</text:p>
          </table:table-cell>
          <table:table-cell office:value-type="float" office:value="0.1207415" calcext:value-type="float">
            <text:p>0.12074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0082006" calcext:value-type="float">
            <text:p>30082006</text:p>
          </table:table-cell>
          <table:table-cell office:value-type="float" office:value="0.9373038" calcext:value-type="float">
            <text:p>0.9373038</text:p>
          </table:table-cell>
          <table:table-cell office:value-type="float" office:value="133.5838" calcext:value-type="float">
            <text:p>133.5838</text:p>
          </table:table-cell>
          <table:table-cell office:value-type="float" office:value="0" calcext:value-type="float">
            <text:p>0</text:p>
          </table:table-cell>
          <table:table-cell office:value-type="float" office:value="-6.495469" calcext:value-type="float">
            <text:p>-6.495469</text:p>
          </table:table-cell>
          <table:table-cell office:value-type="float" office:value="39.85338" calcext:value-type="float">
            <text:p>39.85338</text:p>
          </table:table-cell>
          <table:table-cell office:value-type="float" office:value="0.1382285" calcext:value-type="float">
            <text:p>0.1382285</text:p>
          </table:table-cell>
          <table:table-cell office:value-type="float" office:value="0.000364995" calcext:value-type="float">
            <text:p>0.000364995</text:p>
          </table:table-cell>
          <table:table-cell office:value-type="float" office:value="0.2012032" calcext:value-type="float">
            <text:p>0.2012032</text:p>
          </table:table-cell>
          <table:table-cell office:value-type="float" office:value="0.01232755" calcext:value-type="float">
            <text:p>0.01232755</text:p>
          </table:table-cell>
          <table:table-cell office:value-type="float" office:value="1164.924" calcext:value-type="float">
            <text:p>1164.924</text:p>
          </table:table-cell>
          <table:table-cell office:value-type="float" office:value="0.7586396" calcext:value-type="float">
            <text:p>0.7586396</text:p>
          </table:table-cell>
          <table:table-cell office:value-type="float" office:value="0" calcext:value-type="float">
            <text:p>0</text:p>
          </table:table-cell>
          <table:table-cell office:value-type="float" office:value="0.02591286" calcext:value-type="float">
            <text:p>0.02591286</text:p>
          </table:table-cell>
          <table:table-cell office:value-type="float" office:value="0.01989967" calcext:value-type="float">
            <text:p>0.01989967</text:p>
          </table:table-cell>
          <table:table-cell office:value-type="float" office:value="0.01633625" calcext:value-type="float">
            <text:p>0.01633625</text:p>
          </table:table-cell>
          <table:table-cell office:value-type="float" office:value="0.007822512" calcext:value-type="float">
            <text:p>0.007822512</text:p>
          </table:table-cell>
          <table:table-cell office:value-type="float" office:value="0.006877708" calcext:value-type="float">
            <text:p>0.006877708</text:p>
          </table:table-cell>
          <table:table-cell office:value-type="float" office:value="0.004420153" calcext:value-type="float">
            <text:p>0.004420153</text:p>
          </table:table-cell>
          <table:table-cell office:value-type="float" office:value="0.00453073" calcext:value-type="float">
            <text:p>0.00453073</text:p>
          </table:table-cell>
          <table:table-cell office:value-type="float" office:value="0.01054887" calcext:value-type="float">
            <text:p>0.01054887</text:p>
          </table:table-cell>
          <table:table-cell office:value-type="float" office:value="0.02957092" calcext:value-type="float">
            <text:p>0.02957092</text:p>
          </table:table-cell>
          <table:table-cell office:value-type="float" office:value="0.03756673" calcext:value-type="float">
            <text:p>0.03756673</text:p>
          </table:table-cell>
          <table:table-cell office:value-type="float" office:value="0.0607807" calcext:value-type="float">
            <text:p>0.0607807</text:p>
          </table:table-cell>
          <table:table-cell office:value-type="float" office:value="0.07228561" calcext:value-type="float">
            <text:p>0.07228561</text:p>
          </table:table-cell>
          <table:table-cell office:value-type="float" office:value="0.1924334" calcext:value-type="float">
            <text:p>0.1924334</text:p>
          </table:table-cell>
          <table:table-cell office:value-type="float" office:value="0.1953775" calcext:value-type="float">
            <text:p>0.1953775</text:p>
          </table:table-cell>
          <table:table-cell office:value-type="float" office:value="0" calcext:value-type="float">
            <text:p>0</text:p>
          </table:table-cell>
          <table:table-cell office:value-type="float" office:value="42.09531" calcext:value-type="float">
            <text:p>42.09531</text:p>
          </table:table-cell>
          <table:table-cell office:value-type="float" office:value="31.90503" calcext:value-type="float">
            <text:p>31.90503</text:p>
          </table:table-cell>
          <table:table-cell office:value-type="float" office:value="26.2788" calcext:value-type="float">
            <text:p>26.2788</text:p>
          </table:table-cell>
          <table:table-cell office:value-type="float" office:value="9.277403" calcext:value-type="float">
            <text:p>9.277403</text:p>
          </table:table-cell>
          <table:table-cell office:value-type="float" office:value="7.629187" calcext:value-type="float">
            <text:p>7.629187</text:p>
          </table:table-cell>
          <table:table-cell office:value-type="float" office:value="3.133557" calcext:value-type="float">
            <text:p>3.133557</text:p>
          </table:table-cell>
          <table:table-cell office:value-type="float" office:value="2.901149" calcext:value-type="float">
            <text:p>2.901149</text:p>
          </table:table-cell>
          <table:table-cell office:value-type="float" office:value="5.566838" calcext:value-type="float">
            <text:p>5.566838</text:p>
          </table:table-cell>
          <table:table-cell office:value-type="float" office:value="8.317579" calcext:value-type="float">
            <text:p>8.317579</text:p>
          </table:table-cell>
          <table:table-cell office:value-type="float" office:value="9.04043" calcext:value-type="float">
            <text:p>9.04043</text:p>
          </table:table-cell>
          <table:table-cell office:value-type="float" office:value="9.94695" calcext:value-type="float">
            <text:p>9.94695</text:p>
          </table:table-cell>
          <table:table-cell office:value-type="float" office:value="10.23922" calcext:value-type="float">
            <text:p>10.23922</text:p>
          </table:table-cell>
          <table:table-cell office:value-type="float" office:value="12.39778" calcext:value-type="float">
            <text:p>12.39778</text:p>
          </table:table-cell>
          <table:table-cell office:value-type="float" office:value="12.63038" calcext:value-type="float">
            <text:p>12.63038</text:p>
          </table:table-cell>
          <table:table-cell office:value-type="float" office:value="0" calcext:value-type="float">
            <text:p>0</text:p>
          </table:table-cell>
          <table:table-cell office:value-type="float" office:value="0.1314663" calcext:value-type="float">
            <text:p>0.13146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1082006" calcext:value-type="float">
            <text:p>31082006</text:p>
          </table:table-cell>
          <table:table-cell office:value-type="float" office:value="0.9486551" calcext:value-type="float">
            <text:p>0.9486551</text:p>
          </table:table-cell>
          <table:table-cell office:value-type="float" office:value="133.5798" calcext:value-type="float">
            <text:p>133.5798</text:p>
          </table:table-cell>
          <table:table-cell office:value-type="float" office:value="0" calcext:value-type="float">
            <text:p>0</text:p>
          </table:table-cell>
          <table:table-cell office:value-type="float" office:value="-6.561425" calcext:value-type="float">
            <text:p>-6.561425</text:p>
          </table:table-cell>
          <table:table-cell office:value-type="float" office:value="39.80854" calcext:value-type="float">
            <text:p>39.80854</text:p>
          </table:table-cell>
          <table:table-cell office:value-type="float" office:value="0.1382285" calcext:value-type="float">
            <text:p>0.1382285</text:p>
          </table:table-cell>
          <table:table-cell office:value-type="float" office:value="0.000364995" calcext:value-type="float">
            <text:p>0.000364995</text:p>
          </table:table-cell>
          <table:table-cell office:value-type="float" office:value="0.2012032" calcext:value-type="float">
            <text:p>0.2012032</text:p>
          </table:table-cell>
          <table:table-cell office:value-type="float" office:value="0.01216308" calcext:value-type="float">
            <text:p>0.01216308</text:p>
          </table:table-cell>
          <table:table-cell office:value-type="float" office:value="1164.894" calcext:value-type="float">
            <text:p>1164.894</text:p>
          </table:table-cell>
          <table:table-cell office:value-type="float" office:value="0.7574657" calcext:value-type="float">
            <text:p>0.7574657</text:p>
          </table:table-cell>
          <table:table-cell office:value-type="float" office:value="0" calcext:value-type="float">
            <text:p>0</text:p>
          </table:table-cell>
          <table:table-cell office:value-type="float" office:value="0.02535268" calcext:value-type="float">
            <text:p>0.02535268</text:p>
          </table:table-cell>
          <table:table-cell office:value-type="float" office:value="0.02009743" calcext:value-type="float">
            <text:p>0.02009743</text:p>
          </table:table-cell>
          <table:table-cell office:value-type="float" office:value="0.01653346" calcext:value-type="float">
            <text:p>0.01653346</text:p>
          </table:table-cell>
          <table:table-cell office:value-type="float" office:value="0.007940229" calcext:value-type="float">
            <text:p>0.007940229</text:p>
          </table:table-cell>
          <table:table-cell office:value-type="float" office:value="0.006980496" calcext:value-type="float">
            <text:p>0.006980496</text:p>
          </table:table-cell>
          <table:table-cell office:value-type="float" office:value="0.0044612" calcext:value-type="float">
            <text:p>0.0044612</text:p>
          </table:table-cell>
          <table:table-cell office:value-type="float" office:value="0.004548534" calcext:value-type="float">
            <text:p>0.004548534</text:p>
          </table:table-cell>
          <table:table-cell office:value-type="float" office:value="0.01065402" calcext:value-type="float">
            <text:p>0.01065402</text:p>
          </table:table-cell>
          <table:table-cell office:value-type="float" office:value="0.02985271" calcext:value-type="float">
            <text:p>0.02985271</text:p>
          </table:table-cell>
          <table:table-cell office:value-type="float" office:value="0.03780674" calcext:value-type="float">
            <text:p>0.03780674</text:p>
          </table:table-cell>
          <table:table-cell office:value-type="float" office:value="0.06065499" calcext:value-type="float">
            <text:p>0.06065499</text:p>
          </table:table-cell>
          <table:table-cell office:value-type="float" office:value="0.07271874" calcext:value-type="float">
            <text:p>0.07271874</text:p>
          </table:table-cell>
          <table:table-cell office:value-type="float" office:value="0.1923961" calcext:value-type="float">
            <text:p>0.1923961</text:p>
          </table:table-cell>
          <table:table-cell office:value-type="float" office:value="0.1954097" calcext:value-type="float">
            <text:p>0.1954097</text:p>
          </table:table-cell>
          <table:table-cell office:value-type="float" office:value="0" calcext:value-type="float">
            <text:p>0</text:p>
          </table:table-cell>
          <table:table-cell office:value-type="float" office:value="42.05296" calcext:value-type="float">
            <text:p>42.05296</text:p>
          </table:table-cell>
          <table:table-cell office:value-type="float" office:value="31.85042" calcext:value-type="float">
            <text:p>31.85042</text:p>
          </table:table-cell>
          <table:table-cell office:value-type="float" office:value="26.2341" calcext:value-type="float">
            <text:p>26.2341</text:p>
          </table:table-cell>
          <table:table-cell office:value-type="float" office:value="9.262517" calcext:value-type="float">
            <text:p>9.262517</text:p>
          </table:table-cell>
          <table:table-cell office:value-type="float" office:value="7.617248" calcext:value-type="float">
            <text:p>7.617248</text:p>
          </table:table-cell>
          <table:table-cell office:value-type="float" office:value="3.130335" calcext:value-type="float">
            <text:p>3.130335</text:p>
          </table:table-cell>
          <table:table-cell office:value-type="float" office:value="2.89835" calcext:value-type="float">
            <text:p>2.89835</text:p>
          </table:table-cell>
          <table:table-cell office:value-type="float" office:value="5.558175" calcext:value-type="float">
            <text:p>5.558175</text:p>
          </table:table-cell>
          <table:table-cell office:value-type="float" office:value="8.304142" calcext:value-type="float">
            <text:p>8.304142</text:p>
          </table:table-cell>
          <table:table-cell office:value-type="float" office:value="9.020176" calcext:value-type="float">
            <text:p>9.020176</text:p>
          </table:table-cell>
          <table:table-cell office:value-type="float" office:value="9.927789" calcext:value-type="float">
            <text:p>9.927789</text:p>
          </table:table-cell>
          <table:table-cell office:value-type="float" office:value="10.22055" calcext:value-type="float">
            <text:p>10.22055</text:p>
          </table:table-cell>
          <table:table-cell office:value-type="float" office:value="12.39926" calcext:value-type="float">
            <text:p>12.39926</text:p>
          </table:table-cell>
          <table:table-cell office:value-type="float" office:value="12.63159" calcext:value-type="float">
            <text:p>12.63159</text:p>
          </table:table-cell>
          <table:table-cell office:value-type="float" office:value="0" calcext:value-type="float">
            <text:p>0</text:p>
          </table:table-cell>
          <table:table-cell office:value-type="float" office:value="0.1228878" calcext:value-type="float">
            <text:p>0.12288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92006" calcext:value-type="float">
            <text:p>1092006</text:p>
          </table:table-cell>
          <table:table-cell office:value-type="float" office:value="0.9624524" calcext:value-type="float">
            <text:p>0.9624524</text:p>
          </table:table-cell>
          <table:table-cell office:value-type="float" office:value="133.576" calcext:value-type="float">
            <text:p>133.576</text:p>
          </table:table-cell>
          <table:table-cell office:value-type="float" office:value="0" calcext:value-type="float">
            <text:p>0</text:p>
          </table:table-cell>
          <table:table-cell office:value-type="float" office:value="-6.624372" calcext:value-type="float">
            <text:p>-6.624372</text:p>
          </table:table-cell>
          <table:table-cell office:value-type="float" office:value="39.76414" calcext:value-type="float">
            <text:p>39.76414</text:p>
          </table:table-cell>
          <table:table-cell office:value-type="float" office:value="0.1382285" calcext:value-type="float">
            <text:p>0.1382285</text:p>
          </table:table-cell>
          <table:table-cell office:value-type="float" office:value="0.000364995" calcext:value-type="float">
            <text:p>0.000364995</text:p>
          </table:table-cell>
          <table:table-cell office:value-type="float" office:value="0.2012032" calcext:value-type="float">
            <text:p>0.2012032</text:p>
          </table:table-cell>
          <table:table-cell office:value-type="float" office:value="0.01200478" calcext:value-type="float">
            <text:p>0.01200478</text:p>
          </table:table-cell>
          <table:table-cell office:value-type="float" office:value="1164.864" calcext:value-type="float">
            <text:p>1164.864</text:p>
          </table:table-cell>
          <table:table-cell office:value-type="float" office:value="0.7564306" calcext:value-type="float">
            <text:p>0.7564306</text:p>
          </table:table-cell>
          <table:table-cell office:value-type="float" office:value="0" calcext:value-type="float">
            <text:p>0</text:p>
          </table:table-cell>
          <table:table-cell office:value-type="float" office:value="0.02327844" calcext:value-type="float">
            <text:p>0.02327844</text:p>
          </table:table-cell>
          <table:table-cell office:value-type="float" office:value="0.01979292" calcext:value-type="float">
            <text:p>0.01979292</text:p>
          </table:table-cell>
          <table:table-cell office:value-type="float" office:value="0.01641343" calcext:value-type="float">
            <text:p>0.01641343</text:p>
          </table:table-cell>
          <table:table-cell office:value-type="float" office:value="0.007911622" calcext:value-type="float">
            <text:p>0.007911622</text:p>
          </table:table-cell>
          <table:table-cell office:value-type="float" office:value="0.006973974" calcext:value-type="float">
            <text:p>0.006973974</text:p>
          </table:table-cell>
          <table:table-cell office:value-type="float" office:value="0.004470691" calcext:value-type="float">
            <text:p>0.004470691</text:p>
          </table:table-cell>
          <table:table-cell office:value-type="float" office:value="0.004553824" calcext:value-type="float">
            <text:p>0.004553824</text:p>
          </table:table-cell>
          <table:table-cell office:value-type="float" office:value="0.01075862" calcext:value-type="float">
            <text:p>0.01075862</text:p>
          </table:table-cell>
          <table:table-cell office:value-type="float" office:value="0.03011493" calcext:value-type="float">
            <text:p>0.03011493</text:p>
          </table:table-cell>
          <table:table-cell office:value-type="float" office:value="0.03808585" calcext:value-type="float">
            <text:p>0.03808585</text:p>
          </table:table-cell>
          <table:table-cell office:value-type="float" office:value="0.06093372" calcext:value-type="float">
            <text:p>0.06093372</text:p>
          </table:table-cell>
          <table:table-cell office:value-type="float" office:value="0.07335634" calcext:value-type="float">
            <text:p>0.07335634</text:p>
          </table:table-cell>
          <table:table-cell office:value-type="float" office:value="0.1923972" calcext:value-type="float">
            <text:p>0.1923972</text:p>
          </table:table-cell>
          <table:table-cell office:value-type="float" office:value="0.195431" calcext:value-type="float">
            <text:p>0.195431</text:p>
          </table:table-cell>
          <table:table-cell office:value-type="float" office:value="0" calcext:value-type="float">
            <text:p>0</text:p>
          </table:table-cell>
          <table:table-cell office:value-type="float" office:value="42.01083" calcext:value-type="float">
            <text:p>42.01083</text:p>
          </table:table-cell>
          <table:table-cell office:value-type="float" office:value="31.79586" calcext:value-type="float">
            <text:p>31.79586</text:p>
          </table:table-cell>
          <table:table-cell office:value-type="float" office:value="26.18941" calcext:value-type="float">
            <text:p>26.18941</text:p>
          </table:table-cell>
          <table:table-cell office:value-type="float" office:value="9.247802" calcext:value-type="float">
            <text:p>9.247802</text:p>
          </table:table-cell>
          <table:table-cell office:value-type="float" office:value="7.605332" calcext:value-type="float">
            <text:p>7.605332</text:p>
          </table:table-cell>
          <table:table-cell office:value-type="float" office:value="3.127131" calcext:value-type="float">
            <text:p>3.127131</text:p>
          </table:table-cell>
          <table:table-cell office:value-type="float" office:value="2.895567" calcext:value-type="float">
            <text:p>2.895567</text:p>
          </table:table-cell>
          <table:table-cell office:value-type="float" office:value="5.549572" calcext:value-type="float">
            <text:p>5.549572</text:p>
          </table:table-cell>
          <table:table-cell office:value-type="float" office:value="8.29082" calcext:value-type="float">
            <text:p>8.29082</text:p>
          </table:table-cell>
          <table:table-cell office:value-type="float" office:value="9.000113" calcext:value-type="float">
            <text:p>9.000113</text:p>
          </table:table-cell>
          <table:table-cell office:value-type="float" office:value="9.908792" calcext:value-type="float">
            <text:p>9.908792</text:p>
          </table:table-cell>
          <table:table-cell office:value-type="float" office:value="10.20211" calcext:value-type="float">
            <text:p>10.20211</text:p>
          </table:table-cell>
          <table:table-cell office:value-type="float" office:value="12.40073" calcext:value-type="float">
            <text:p>12.40073</text:p>
          </table:table-cell>
          <table:table-cell office:value-type="float" office:value="12.63284" calcext:value-type="float">
            <text:p>12.63284</text:p>
          </table:table-cell>
          <table:table-cell office:value-type="float" office:value="0" calcext:value-type="float">
            <text:p>0</text:p>
          </table:table-cell>
          <table:table-cell office:value-type="float" office:value="0.1019356" calcext:value-type="float">
            <text:p>0.10193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92006" calcext:value-type="float">
            <text:p>2092006</text:p>
          </table:table-cell>
          <table:table-cell office:value-type="float" office:value="0.9725342" calcext:value-type="float">
            <text:p>0.9725342</text:p>
          </table:table-cell>
          <table:table-cell office:value-type="float" office:value="133.5725" calcext:value-type="float">
            <text:p>133.5725</text:p>
          </table:table-cell>
          <table:table-cell office:value-type="float" office:value="0" calcext:value-type="float">
            <text:p>0</text:p>
          </table:table-cell>
          <table:table-cell office:value-type="float" office:value="-6.690296" calcext:value-type="float">
            <text:p>-6.690296</text:p>
          </table:table-cell>
          <table:table-cell office:value-type="float" office:value="39.72007" calcext:value-type="float">
            <text:p>39.72007</text:p>
          </table:table-cell>
          <table:table-cell office:value-type="float" office:value="0.1382285" calcext:value-type="float">
            <text:p>0.1382285</text:p>
          </table:table-cell>
          <table:table-cell office:value-type="float" office:value="0.0003649951" calcext:value-type="float">
            <text:p>0.0003649951</text:p>
          </table:table-cell>
          <table:table-cell office:value-type="float" office:value="0.2012032" calcext:value-type="float">
            <text:p>0.2012032</text:p>
          </table:table-cell>
          <table:table-cell office:value-type="float" office:value="0.01196919" calcext:value-type="float">
            <text:p>0.01196919</text:p>
          </table:table-cell>
          <table:table-cell office:value-type="float" office:value="1164.835" calcext:value-type="float">
            <text:p>1164.835</text:p>
          </table:table-cell>
          <table:table-cell office:value-type="float" office:value="0.7557701" calcext:value-type="float">
            <text:p>0.7557701</text:p>
          </table:table-cell>
          <table:table-cell office:value-type="float" office:value="0" calcext:value-type="float">
            <text:p>0</text:p>
          </table:table-cell>
          <table:table-cell office:value-type="float" office:value="0.05336291" calcext:value-type="float">
            <text:p>0.05336291</text:p>
          </table:table-cell>
          <table:table-cell office:value-type="float" office:value="0.0230554" calcext:value-type="float">
            <text:p>0.0230554</text:p>
          </table:table-cell>
          <table:table-cell office:value-type="float" office:value="0.0156907" calcext:value-type="float">
            <text:p>0.0156907</text:p>
          </table:table-cell>
          <table:table-cell office:value-type="float" office:value="0.007555542" calcext:value-type="float">
            <text:p>0.007555542</text:p>
          </table:table-cell>
          <table:table-cell office:value-type="float" office:value="0.00668803" calcext:value-type="float">
            <text:p>0.00668803</text:p>
          </table:table-cell>
          <table:table-cell office:value-type="float" office:value="0.004388832" calcext:value-type="float">
            <text:p>0.004388832</text:p>
          </table:table-cell>
          <table:table-cell office:value-type="float" office:value="0.004520621" calcext:value-type="float">
            <text:p>0.004520621</text:p>
          </table:table-cell>
          <table:table-cell office:value-type="float" office:value="0.01089873" calcext:value-type="float">
            <text:p>0.01089873</text:p>
          </table:table-cell>
          <table:table-cell office:value-type="float" office:value="0.03038621" calcext:value-type="float">
            <text:p>0.03038621</text:p>
          </table:table-cell>
          <table:table-cell office:value-type="float" office:value="0.03836995" calcext:value-type="float">
            <text:p>0.03836995</text:p>
          </table:table-cell>
          <table:table-cell office:value-type="float" office:value="0.0612937" calcext:value-type="float">
            <text:p>0.0612937</text:p>
          </table:table-cell>
          <table:table-cell office:value-type="float" office:value="0.07409846" calcext:value-type="float">
            <text:p>0.07409846</text:p>
          </table:table-cell>
          <table:table-cell office:value-type="float" office:value="0.1924112" calcext:value-type="float">
            <text:p>0.1924112</text:p>
          </table:table-cell>
          <table:table-cell office:value-type="float" office:value="0.1954442" calcext:value-type="float">
            <text:p>0.1954442</text:p>
          </table:table-cell>
          <table:table-cell office:value-type="float" office:value="0" calcext:value-type="float">
            <text:p>0</text:p>
          </table:table-cell>
          <table:table-cell office:value-type="float" office:value="41.96676" calcext:value-type="float">
            <text:p>41.96676</text:p>
          </table:table-cell>
          <table:table-cell office:value-type="float" office:value="31.74092" calcext:value-type="float">
            <text:p>31.74092</text:p>
          </table:table-cell>
          <table:table-cell office:value-type="float" office:value="26.14453" calcext:value-type="float">
            <text:p>26.14453</text:p>
          </table:table-cell>
          <table:table-cell office:value-type="float" office:value="9.233006" calcext:value-type="float">
            <text:p>9.233006</text:p>
          </table:table-cell>
          <table:table-cell office:value-type="float" office:value="7.593338" calcext:value-type="float">
            <text:p>7.593338</text:p>
          </table:table-cell>
          <table:table-cell office:value-type="float" office:value="3.123927" calcext:value-type="float">
            <text:p>3.123927</text:p>
          </table:table-cell>
          <table:table-cell office:value-type="float" office:value="2.892789" calcext:value-type="float">
            <text:p>2.892789</text:p>
          </table:table-cell>
          <table:table-cell office:value-type="float" office:value="5.541013" calcext:value-type="float">
            <text:p>5.541013</text:p>
          </table:table-cell>
          <table:table-cell office:value-type="float" office:value="8.277601" calcext:value-type="float">
            <text:p>8.277601</text:p>
          </table:table-cell>
          <table:table-cell office:value-type="float" office:value="8.980232" calcext:value-type="float">
            <text:p>8.980232</text:p>
          </table:table-cell>
          <table:table-cell office:value-type="float" office:value="9.889979" calcext:value-type="float">
            <text:p>9.889979</text:p>
          </table:table-cell>
          <table:table-cell office:value-type="float" office:value="10.18389" calcext:value-type="float">
            <text:p>10.18389</text:p>
          </table:table-cell>
          <table:table-cell office:value-type="float" office:value="12.40218" calcext:value-type="float">
            <text:p>12.40218</text:p>
          </table:table-cell>
          <table:table-cell office:value-type="float" office:value="12.63412" calcext:value-type="float">
            <text:p>12.63412</text:p>
          </table:table-cell>
          <table:table-cell office:value-type="float" office:value="0" calcext:value-type="float">
            <text:p>0</text:p>
          </table:table-cell>
          <table:table-cell office:value-type="float" office:value="0.2658081" calcext:value-type="float">
            <text:p>0.26580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092006" calcext:value-type="float">
            <text:p>3092006</text:p>
          </table:table-cell>
          <table:table-cell office:value-type="float" office:value="0.9748569" calcext:value-type="float">
            <text:p>0.9748569</text:p>
          </table:table-cell>
          <table:table-cell office:value-type="float" office:value="133.5698" calcext:value-type="float">
            <text:p>133.5698</text:p>
          </table:table-cell>
          <table:table-cell office:value-type="float" office:value="0" calcext:value-type="float">
            <text:p>0</text:p>
          </table:table-cell>
          <table:table-cell office:value-type="float" office:value="-6.766445" calcext:value-type="float">
            <text:p>-6.766445</text:p>
          </table:table-cell>
          <table:table-cell office:value-type="float" office:value="39.67338" calcext:value-type="float">
            <text:p>39.67338</text:p>
          </table:table-cell>
          <table:table-cell office:value-type="float" office:value="0.1382285" calcext:value-type="float">
            <text:p>0.1382285</text:p>
          </table:table-cell>
          <table:table-cell office:value-type="float" office:value="0.0003649979" calcext:value-type="float">
            <text:p>0.0003649979</text:p>
          </table:table-cell>
          <table:table-cell office:value-type="float" office:value="0.2012032" calcext:value-type="float">
            <text:p>0.2012032</text:p>
          </table:table-cell>
          <table:table-cell office:value-type="float" office:value="0.01196919" calcext:value-type="float">
            <text:p>0.01196919</text:p>
          </table:table-cell>
          <table:table-cell office:value-type="float" office:value="1164.805" calcext:value-type="float">
            <text:p>1164.805</text:p>
          </table:table-cell>
          <table:table-cell office:value-type="float" office:value="0.7568408" calcext:value-type="float">
            <text:p>0.7568408</text:p>
          </table:table-cell>
          <table:table-cell office:value-type="float" office:value="0" calcext:value-type="float">
            <text:p>0</text:p>
          </table:table-cell>
          <table:table-cell office:value-type="float" office:value="0.01819005" calcext:value-type="float">
            <text:p>0.01819005</text:p>
          </table:table-cell>
          <table:table-cell office:value-type="float" office:value="0.0178033" calcext:value-type="float">
            <text:p>0.0178033</text:p>
          </table:table-cell>
          <table:table-cell office:value-type="float" office:value="0.01500716" calcext:value-type="float">
            <text:p>0.01500716</text:p>
          </table:table-cell>
          <table:table-cell office:value-type="float" office:value="0.007155413" calcext:value-type="float">
            <text:p>0.007155413</text:p>
          </table:table-cell>
          <table:table-cell office:value-type="float" office:value="0.006305253" calcext:value-type="float">
            <text:p>0.006305253</text:p>
          </table:table-cell>
          <table:table-cell office:value-type="float" office:value="0.004266371" calcext:value-type="float">
            <text:p>0.004266371</text:p>
          </table:table-cell>
          <table:table-cell office:value-type="float" office:value="0.00445286" calcext:value-type="float">
            <text:p>0.00445286</text:p>
          </table:table-cell>
          <table:table-cell office:value-type="float" office:value="0.01107425" calcext:value-type="float">
            <text:p>0.01107425</text:p>
          </table:table-cell>
          <table:table-cell office:value-type="float" office:value="0.03067493" calcext:value-type="float">
            <text:p>0.03067493</text:p>
          </table:table-cell>
          <table:table-cell office:value-type="float" office:value="0.03858339" calcext:value-type="float">
            <text:p>0.03858339</text:p>
          </table:table-cell>
          <table:table-cell office:value-type="float" office:value="0.06158423" calcext:value-type="float">
            <text:p>0.06158423</text:p>
          </table:table-cell>
          <table:table-cell office:value-type="float" office:value="0.07469974" calcext:value-type="float">
            <text:p>0.07469974</text:p>
          </table:table-cell>
          <table:table-cell office:value-type="float" office:value="0.1924289" calcext:value-type="float">
            <text:p>0.1924289</text:p>
          </table:table-cell>
          <table:table-cell office:value-type="float" office:value="0.1954588" calcext:value-type="float">
            <text:p>0.1954588</text:p>
          </table:table-cell>
          <table:table-cell office:value-type="float" office:value="0" calcext:value-type="float">
            <text:p>0</text:p>
          </table:table-cell>
          <table:table-cell office:value-type="float" office:value="41.83321" calcext:value-type="float">
            <text:p>41.83321</text:p>
          </table:table-cell>
          <table:table-cell office:value-type="float" office:value="31.63861" calcext:value-type="float">
            <text:p>31.63861</text:p>
          </table:table-cell>
          <table:table-cell office:value-type="float" office:value="26.09846" calcext:value-type="float">
            <text:p>26.09846</text:p>
          </table:table-cell>
          <table:table-cell office:value-type="float" office:value="9.217879" calcext:value-type="float">
            <text:p>9.217879</text:p>
          </table:table-cell>
          <table:table-cell office:value-type="float" office:value="7.581028" calcext:value-type="float">
            <text:p>7.581028</text:p>
          </table:table-cell>
          <table:table-cell office:value-type="float" office:value="3.120689" calcext:value-type="float">
            <text:p>3.120689</text:p>
          </table:table-cell>
          <table:table-cell office:value-type="float" office:value="2.889972" calcext:value-type="float">
            <text:p>2.889972</text:p>
          </table:table-cell>
          <table:table-cell office:value-type="float" office:value="5.53249" calcext:value-type="float">
            <text:p>5.53249</text:p>
          </table:table-cell>
          <table:table-cell office:value-type="float" office:value="8.264469" calcext:value-type="float">
            <text:p>8.264469</text:p>
          </table:table-cell>
          <table:table-cell office:value-type="float" office:value="8.960497" calcext:value-type="float">
            <text:p>8.960497</text:p>
          </table:table-cell>
          <table:table-cell office:value-type="float" office:value="9.871336" calcext:value-type="float">
            <text:p>9.871336</text:p>
          </table:table-cell>
          <table:table-cell office:value-type="float" office:value="10.16591" calcext:value-type="float">
            <text:p>10.16591</text:p>
          </table:table-cell>
          <table:table-cell office:value-type="float" office:value="12.40358" calcext:value-type="float">
            <text:p>12.40358</text:p>
          </table:table-cell>
          <table:table-cell office:value-type="float" office:value="12.63541" calcext:value-type="float">
            <text:p>12.63541</text:p>
          </table:table-cell>
          <table:table-cell office:value-type="float" office:value="0" calcext:value-type="float">
            <text:p>0</text:p>
          </table:table-cell>
          <table:table-cell office:value-type="float" office:value="0.1503125" calcext:value-type="float">
            <text:p>0.1503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092006" calcext:value-type="float">
            <text:p>4092006</text:p>
          </table:table-cell>
          <table:table-cell office:value-type="float" office:value="0.9771276" calcext:value-type="float">
            <text:p>0.9771276</text:p>
          </table:table-cell>
          <table:table-cell office:value-type="float" office:value="133.5672" calcext:value-type="float">
            <text:p>133.5672</text:p>
          </table:table-cell>
          <table:table-cell office:value-type="float" office:value="0" calcext:value-type="float">
            <text:p>0</text:p>
          </table:table-cell>
          <table:table-cell office:value-type="float" office:value="-6.840746" calcext:value-type="float">
            <text:p>-6.840746</text:p>
          </table:table-cell>
          <table:table-cell office:value-type="float" office:value="39.62781" calcext:value-type="float">
            <text:p>39.62781</text:p>
          </table:table-cell>
          <table:table-cell office:value-type="float" office:value="0.1382285" calcext:value-type="float">
            <text:p>0.1382285</text:p>
          </table:table-cell>
          <table:table-cell office:value-type="float" office:value="0.0003649979" calcext:value-type="float">
            <text:p>0.0003649979</text:p>
          </table:table-cell>
          <table:table-cell office:value-type="float" office:value="0.2012032" calcext:value-type="float">
            <text:p>0.2012032</text:p>
          </table:table-cell>
          <table:table-cell office:value-type="float" office:value="0.0118368" calcext:value-type="float">
            <text:p>0.0118368</text:p>
          </table:table-cell>
          <table:table-cell office:value-type="float" office:value="1164.776" calcext:value-type="float">
            <text:p>1164.776</text:p>
          </table:table-cell>
          <table:table-cell office:value-type="float" office:value="0.7579154" calcext:value-type="float">
            <text:p>0.7579154</text:p>
          </table:table-cell>
          <table:table-cell office:value-type="float" office:value="0" calcext:value-type="float">
            <text:p>0</text:p>
          </table:table-cell>
          <table:table-cell office:value-type="float" office:value="0.01837577" calcext:value-type="float">
            <text:p>0.01837577</text:p>
          </table:table-cell>
          <table:table-cell office:value-type="float" office:value="0.01768904" calcext:value-type="float">
            <text:p>0.01768904</text:p>
          </table:table-cell>
          <table:table-cell office:value-type="float" office:value="0.01481481" calcext:value-type="float">
            <text:p>0.01481481</text:p>
          </table:table-cell>
          <table:table-cell office:value-type="float" office:value="0.007035239" calcext:value-type="float">
            <text:p>0.007035239</text:p>
          </table:table-cell>
          <table:table-cell office:value-type="float" office:value="0.006178534" calcext:value-type="float">
            <text:p>0.006178534</text:p>
          </table:table-cell>
          <table:table-cell office:value-type="float" office:value="0.004223901" calcext:value-type="float">
            <text:p>0.004223901</text:p>
          </table:table-cell>
          <table:table-cell office:value-type="float" office:value="0.004425224" calcext:value-type="float">
            <text:p>0.004425224</text:p>
          </table:table-cell>
          <table:table-cell office:value-type="float" office:value="0.0112416" calcext:value-type="float">
            <text:p>0.0112416</text:p>
          </table:table-cell>
          <table:table-cell office:value-type="float" office:value="0.03106818" calcext:value-type="float">
            <text:p>0.03106818</text:p>
          </table:table-cell>
          <table:table-cell office:value-type="float" office:value="0.03883912" calcext:value-type="float">
            <text:p>0.03883912</text:p>
          </table:table-cell>
          <table:table-cell office:value-type="float" office:value="0.06194518" calcext:value-type="float">
            <text:p>0.06194518</text:p>
          </table:table-cell>
          <table:table-cell office:value-type="float" office:value="0.07540211" calcext:value-type="float">
            <text:p>0.07540211</text:p>
          </table:table-cell>
          <table:table-cell office:value-type="float" office:value="0.1925141" calcext:value-type="float">
            <text:p>0.1925141</text:p>
          </table:table-cell>
          <table:table-cell office:value-type="float" office:value="0.1954402" calcext:value-type="float">
            <text:p>0.1954402</text:p>
          </table:table-cell>
          <table:table-cell office:value-type="float" office:value="0" calcext:value-type="float">
            <text:p>0</text:p>
          </table:table-cell>
          <table:table-cell office:value-type="float" office:value="41.73898" calcext:value-type="float">
            <text:p>41.73898</text:p>
          </table:table-cell>
          <table:table-cell office:value-type="float" office:value="31.55076" calcext:value-type="float">
            <text:p>31.55076</text:p>
          </table:table-cell>
          <table:table-cell office:value-type="float" office:value="26.05057" calcext:value-type="float">
            <text:p>26.05057</text:p>
          </table:table-cell>
          <table:table-cell office:value-type="float" office:value="9.202336" calcext:value-type="float">
            <text:p>9.202336</text:p>
          </table:table-cell>
          <table:table-cell office:value-type="float" office:value="7.568307" calcext:value-type="float">
            <text:p>7.568307</text:p>
          </table:table-cell>
          <table:table-cell office:value-type="float" office:value="3.117409" calcext:value-type="float">
            <text:p>3.117409</text:p>
          </table:table-cell>
          <table:table-cell office:value-type="float" office:value="2.887114" calcext:value-type="float">
            <text:p>2.887114</text:p>
          </table:table-cell>
          <table:table-cell office:value-type="float" office:value="5.523992" calcext:value-type="float">
            <text:p>5.523992</text:p>
          </table:table-cell>
          <table:table-cell office:value-type="float" office:value="8.251406" calcext:value-type="float">
            <text:p>8.251406</text:p>
          </table:table-cell>
          <table:table-cell office:value-type="float" office:value="8.940863" calcext:value-type="float">
            <text:p>8.940863</text:p>
          </table:table-cell>
          <table:table-cell office:value-type="float" office:value="9.852806" calcext:value-type="float">
            <text:p>9.852806</text:p>
          </table:table-cell>
          <table:table-cell office:value-type="float" office:value="10.14812" calcext:value-type="float">
            <text:p>10.14812</text:p>
          </table:table-cell>
          <table:table-cell office:value-type="float" office:value="12.40503" calcext:value-type="float">
            <text:p>12.40503</text:p>
          </table:table-cell>
          <table:table-cell office:value-type="float" office:value="12.63665" calcext:value-type="float">
            <text:p>12.63665</text:p>
          </table:table-cell>
          <table:table-cell office:value-type="float" office:value="0" calcext:value-type="float">
            <text:p>0</text:p>
          </table:table-cell>
          <table:table-cell office:value-type="float" office:value="0.07315219" calcext:value-type="float">
            <text:p>0.073152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092006" calcext:value-type="float">
            <text:p>5092006</text:p>
          </table:table-cell>
          <table:table-cell office:value-type="float" office:value="0.9793283" calcext:value-type="float">
            <text:p>0.9793283</text:p>
          </table:table-cell>
          <table:table-cell office:value-type="float" office:value="133.5645" calcext:value-type="float">
            <text:p>133.5645</text:p>
          </table:table-cell>
          <table:table-cell office:value-type="float" office:value="0" calcext:value-type="float">
            <text:p>0</text:p>
          </table:table-cell>
          <table:table-cell office:value-type="float" office:value="-6.913973" calcext:value-type="float">
            <text:p>-6.913973</text:p>
          </table:table-cell>
          <table:table-cell office:value-type="float" office:value="39.58341" calcext:value-type="float">
            <text:p>39.58341</text:p>
          </table:table-cell>
          <table:table-cell office:value-type="float" office:value="0.1382285" calcext:value-type="float">
            <text:p>0.1382285</text:p>
          </table:table-cell>
          <table:table-cell office:value-type="float" office:value="0.0003649979" calcext:value-type="float">
            <text:p>0.0003649979</text:p>
          </table:table-cell>
          <table:table-cell office:value-type="float" office:value="0.2012032" calcext:value-type="float">
            <text:p>0.2012032</text:p>
          </table:table-cell>
          <table:table-cell office:value-type="float" office:value="0.01166859" calcext:value-type="float">
            <text:p>0.01166859</text:p>
          </table:table-cell>
          <table:table-cell office:value-type="float" office:value="1164.748" calcext:value-type="float">
            <text:p>1164.748</text:p>
          </table:table-cell>
          <table:table-cell office:value-type="float" office:value="0.7582688" calcext:value-type="float">
            <text:p>0.7582688</text:p>
          </table:table-cell>
          <table:table-cell office:value-type="float" office:value="0" calcext:value-type="float">
            <text:p>0</text:p>
          </table:table-cell>
          <table:table-cell office:value-type="float" office:value="0.02315429" calcext:value-type="float">
            <text:p>0.02315429</text:p>
          </table:table-cell>
          <table:table-cell office:value-type="float" office:value="0.01810522" calcext:value-type="float">
            <text:p>0.01810522</text:p>
          </table:table-cell>
          <table:table-cell office:value-type="float" office:value="0.01513819" calcext:value-type="float">
            <text:p>0.01513819</text:p>
          </table:table-cell>
          <table:table-cell office:value-type="float" office:value="0.007185608" calcext:value-type="float">
            <text:p>0.007185608</text:p>
          </table:table-cell>
          <table:table-cell office:value-type="float" office:value="0.006265048" calcext:value-type="float">
            <text:p>0.006265048</text:p>
          </table:table-cell>
          <table:table-cell office:value-type="float" office:value="0.004235774" calcext:value-type="float">
            <text:p>0.004235774</text:p>
          </table:table-cell>
          <table:table-cell office:value-type="float" office:value="0.004419642" calcext:value-type="float">
            <text:p>0.004419642</text:p>
          </table:table-cell>
          <table:table-cell office:value-type="float" office:value="0.01137682" calcext:value-type="float">
            <text:p>0.01137682</text:p>
          </table:table-cell>
          <table:table-cell office:value-type="float" office:value="0.03147411" calcext:value-type="float">
            <text:p>0.03147411</text:p>
          </table:table-cell>
          <table:table-cell office:value-type="float" office:value="0.03915142" calcext:value-type="float">
            <text:p>0.03915142</text:p>
          </table:table-cell>
          <table:table-cell office:value-type="float" office:value="0.06237309" calcext:value-type="float">
            <text:p>0.06237309</text:p>
          </table:table-cell>
          <table:table-cell office:value-type="float" office:value="0.07607126" calcext:value-type="float">
            <text:p>0.07607126</text:p>
          </table:table-cell>
          <table:table-cell office:value-type="float" office:value="0.1924746" calcext:value-type="float">
            <text:p>0.1924746</text:p>
          </table:table-cell>
          <table:table-cell office:value-type="float" office:value="0.1954753" calcext:value-type="float">
            <text:p>0.1954753</text:p>
          </table:table-cell>
          <table:table-cell office:value-type="float" office:value="0" calcext:value-type="float">
            <text:p>0</text:p>
          </table:table-cell>
          <table:table-cell office:value-type="float" office:value="41.68097" calcext:value-type="float">
            <text:p>41.68097</text:p>
          </table:table-cell>
          <table:table-cell office:value-type="float" office:value="31.47841" calcext:value-type="float">
            <text:p>31.47841</text:p>
          </table:table-cell>
          <table:table-cell office:value-type="float" office:value="26.00147" calcext:value-type="float">
            <text:p>26.00147</text:p>
          </table:table-cell>
          <table:table-cell office:value-type="float" office:value="9.186511" calcext:value-type="float">
            <text:p>9.186511</text:p>
          </table:table-cell>
          <table:table-cell office:value-type="float" office:value="7.555356" calcext:value-type="float">
            <text:p>7.555356</text:p>
          </table:table-cell>
          <table:table-cell office:value-type="float" office:value="3.114092" calcext:value-type="float">
            <text:p>3.114092</text:p>
          </table:table-cell>
          <table:table-cell office:value-type="float" office:value="2.884224" calcext:value-type="float">
            <text:p>2.884224</text:p>
          </table:table-cell>
          <table:table-cell office:value-type="float" office:value="5.515512" calcext:value-type="float">
            <text:p>5.515512</text:p>
          </table:table-cell>
          <table:table-cell office:value-type="float" office:value="8.238418" calcext:value-type="float">
            <text:p>8.238418</text:p>
          </table:table-cell>
          <table:table-cell office:value-type="float" office:value="8.921345" calcext:value-type="float">
            <text:p>8.921345</text:p>
          </table:table-cell>
          <table:table-cell office:value-type="float" office:value="9.834416" calcext:value-type="float">
            <text:p>9.834416</text:p>
          </table:table-cell>
          <table:table-cell office:value-type="float" office:value="10.13053" calcext:value-type="float">
            <text:p>10.13053</text:p>
          </table:table-cell>
          <table:table-cell office:value-type="float" office:value="12.40651" calcext:value-type="float">
            <text:p>12.40651</text:p>
          </table:table-cell>
          <table:table-cell office:value-type="float" office:value="12.63785" calcext:value-type="float">
            <text:p>12.63785</text:p>
          </table:table-cell>
          <table:table-cell office:value-type="float" office:value="0" calcext:value-type="float">
            <text:p>0</text:p>
          </table:table-cell>
          <table:table-cell office:value-type="float" office:value="0.09869284" calcext:value-type="float">
            <text:p>0.098692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092006" calcext:value-type="float">
            <text:p>6092006</text:p>
          </table:table-cell>
          <table:table-cell office:value-type="float" office:value="0.9813898" calcext:value-type="float">
            <text:p>0.9813898</text:p>
          </table:table-cell>
          <table:table-cell office:value-type="float" office:value="133.5614" calcext:value-type="float">
            <text:p>133.5614</text:p>
          </table:table-cell>
          <table:table-cell office:value-type="float" office:value="0" calcext:value-type="float">
            <text:p>0</text:p>
          </table:table-cell>
          <table:table-cell office:value-type="float" office:value="-6.986709" calcext:value-type="float">
            <text:p>-6.986709</text:p>
          </table:table-cell>
          <table:table-cell office:value-type="float" office:value="39.53984" calcext:value-type="float">
            <text:p>39.53984</text:p>
          </table:table-cell>
          <table:table-cell office:value-type="float" office:value="0.1382285" calcext:value-type="float">
            <text:p>0.1382285</text:p>
          </table:table-cell>
          <table:table-cell office:value-type="float" office:value="0.0003649979" calcext:value-type="float">
            <text:p>0.0003649979</text:p>
          </table:table-cell>
          <table:table-cell office:value-type="float" office:value="0.2012032" calcext:value-type="float">
            <text:p>0.2012032</text:p>
          </table:table-cell>
          <table:table-cell office:value-type="float" office:value="0.01150846" calcext:value-type="float">
            <text:p>0.01150846</text:p>
          </table:table-cell>
          <table:table-cell office:value-type="float" office:value="1164.721" calcext:value-type="float">
            <text:p>1164.721</text:p>
          </table:table-cell>
          <table:table-cell office:value-type="float" office:value="0.7579593" calcext:value-type="float">
            <text:p>0.7579593</text:p>
          </table:table-cell>
          <table:table-cell office:value-type="float" office:value="0" calcext:value-type="float">
            <text:p>0</text:p>
          </table:table-cell>
          <table:table-cell office:value-type="float" office:value="0.02364635" calcext:value-type="float">
            <text:p>0.02364635</text:p>
          </table:table-cell>
          <table:table-cell office:value-type="float" office:value="0.01880232" calcext:value-type="float">
            <text:p>0.01880232</text:p>
          </table:table-cell>
          <table:table-cell office:value-type="float" office:value="0.01557836" calcext:value-type="float">
            <text:p>0.01557836</text:p>
          </table:table-cell>
          <table:table-cell office:value-type="float" office:value="0.007440255" calcext:value-type="float">
            <text:p>0.007440255</text:p>
          </table:table-cell>
          <table:table-cell office:value-type="float" office:value="0.00648161" calcext:value-type="float">
            <text:p>0.00648161</text:p>
          </table:table-cell>
          <table:table-cell office:value-type="float" office:value="0.00429885" calcext:value-type="float">
            <text:p>0.00429885</text:p>
          </table:table-cell>
          <table:table-cell office:value-type="float" office:value="0.004438884" calcext:value-type="float">
            <text:p>0.004438884</text:p>
          </table:table-cell>
          <table:table-cell office:value-type="float" office:value="0.01144195" calcext:value-type="float">
            <text:p>0.01144195</text:p>
          </table:table-cell>
          <table:table-cell office:value-type="float" office:value="0.03182299" calcext:value-type="float">
            <text:p>0.03182299</text:p>
          </table:table-cell>
          <table:table-cell office:value-type="float" office:value="0.03950859" calcext:value-type="float">
            <text:p>0.03950859</text:p>
          </table:table-cell>
          <table:table-cell office:value-type="float" office:value="0.0628689" calcext:value-type="float">
            <text:p>0.0628689</text:p>
          </table:table-cell>
          <table:table-cell office:value-type="float" office:value="0.07676375" calcext:value-type="float">
            <text:p>0.07676375</text:p>
          </table:table-cell>
          <table:table-cell office:value-type="float" office:value="0.1924777" calcext:value-type="float">
            <text:p>0.1924777</text:p>
          </table:table-cell>
          <table:table-cell office:value-type="float" office:value="0.1954971" calcext:value-type="float">
            <text:p>0.1954971</text:p>
          </table:table-cell>
          <table:table-cell office:value-type="float" office:value="0" calcext:value-type="float">
            <text:p>0</text:p>
          </table:table-cell>
          <table:table-cell office:value-type="float" office:value="41.64005" calcext:value-type="float">
            <text:p>41.64005</text:p>
          </table:table-cell>
          <table:table-cell office:value-type="float" office:value="31.4152" calcext:value-type="float">
            <text:p>31.4152</text:p>
          </table:table-cell>
          <table:table-cell office:value-type="float" office:value="25.95214" calcext:value-type="float">
            <text:p>25.95214</text:p>
          </table:table-cell>
          <table:table-cell office:value-type="float" office:value="9.170574" calcext:value-type="float">
            <text:p>9.170574</text:p>
          </table:table-cell>
          <table:table-cell office:value-type="float" office:value="7.542363" calcext:value-type="float">
            <text:p>7.542363</text:p>
          </table:table-cell>
          <table:table-cell office:value-type="float" office:value="3.110764" calcext:value-type="float">
            <text:p>3.110764</text:p>
          </table:table-cell>
          <table:table-cell office:value-type="float" office:value="2.881326" calcext:value-type="float">
            <text:p>2.881326</text:p>
          </table:table-cell>
          <table:table-cell office:value-type="float" office:value="5.507044" calcext:value-type="float">
            <text:p>5.507044</text:p>
          </table:table-cell>
          <table:table-cell office:value-type="float" office:value="8.225501" calcext:value-type="float">
            <text:p>8.225501</text:p>
          </table:table-cell>
          <table:table-cell office:value-type="float" office:value="8.901962" calcext:value-type="float">
            <text:p>8.901962</text:p>
          </table:table-cell>
          <table:table-cell office:value-type="float" office:value="9.816187" calcext:value-type="float">
            <text:p>9.816187</text:p>
          </table:table-cell>
          <table:table-cell office:value-type="float" office:value="10.11315" calcext:value-type="float">
            <text:p>10.11315</text:p>
          </table:table-cell>
          <table:table-cell office:value-type="float" office:value="12.40798" calcext:value-type="float">
            <text:p>12.40798</text:p>
          </table:table-cell>
          <table:table-cell office:value-type="float" office:value="12.63906" calcext:value-type="float">
            <text:p>12.63906</text:p>
          </table:table-cell>
          <table:table-cell office:value-type="float" office:value="0" calcext:value-type="float">
            <text:p>0</text:p>
          </table:table-cell>
          <table:table-cell office:value-type="float" office:value="0.1145717" calcext:value-type="float">
            <text:p>0.11457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092006" calcext:value-type="float">
            <text:p>7092006</text:p>
          </table:table-cell>
          <table:table-cell office:value-type="float" office:value="0.9834155" calcext:value-type="float">
            <text:p>0.9834155</text:p>
          </table:table-cell>
          <table:table-cell office:value-type="float" office:value="133.5581" calcext:value-type="float">
            <text:p>133.5581</text:p>
          </table:table-cell>
          <table:table-cell office:value-type="float" office:value="0" calcext:value-type="float">
            <text:p>0</text:p>
          </table:table-cell>
          <table:table-cell office:value-type="float" office:value="-7.059093" calcext:value-type="float">
            <text:p>-7.059093</text:p>
          </table:table-cell>
          <table:table-cell office:value-type="float" office:value="39.49676" calcext:value-type="float">
            <text:p>39.49676</text:p>
          </table:table-cell>
          <table:table-cell office:value-type="float" office:value="0.1382285" calcext:value-type="float">
            <text:p>0.1382285</text:p>
          </table:table-cell>
          <table:table-cell office:value-type="float" office:value="0.0003649979" calcext:value-type="float">
            <text:p>0.0003649979</text:p>
          </table:table-cell>
          <table:table-cell office:value-type="float" office:value="0.2012032" calcext:value-type="float">
            <text:p>0.2012032</text:p>
          </table:table-cell>
          <table:table-cell office:value-type="float" office:value="0.01144179" calcext:value-type="float">
            <text:p>0.01144179</text:p>
          </table:table-cell>
          <table:table-cell office:value-type="float" office:value="1164.694" calcext:value-type="float">
            <text:p>1164.694</text:p>
          </table:table-cell>
          <table:table-cell office:value-type="float" office:value="0.7576524" calcext:value-type="float">
            <text:p>0.7576524</text:p>
          </table:table-cell>
          <table:table-cell office:value-type="float" office:value="0" calcext:value-type="float">
            <text:p>0</text:p>
          </table:table-cell>
          <table:table-cell office:value-type="float" office:value="0.02335328" calcext:value-type="float">
            <text:p>0.02335328</text:p>
          </table:table-cell>
          <table:table-cell office:value-type="float" office:value="0.01912997" calcext:value-type="float">
            <text:p>0.01912997</text:p>
          </table:table-cell>
          <table:table-cell office:value-type="float" office:value="0.01582678" calcext:value-type="float">
            <text:p>0.01582678</text:p>
          </table:table-cell>
          <table:table-cell office:value-type="float" office:value="0.007581229" calcext:value-type="float">
            <text:p>0.007581229</text:p>
          </table:table-cell>
          <table:table-cell office:value-type="float" office:value="0.00662064" calcext:value-type="float">
            <text:p>0.00662064</text:p>
          </table:table-cell>
          <table:table-cell office:value-type="float" office:value="0.004344505" calcext:value-type="float">
            <text:p>0.004344505</text:p>
          </table:table-cell>
          <table:table-cell office:value-type="float" office:value="0.004458028" calcext:value-type="float">
            <text:p>0.004458028</text:p>
          </table:table-cell>
          <table:table-cell office:value-type="float" office:value="0.01146655" calcext:value-type="float">
            <text:p>0.01146655</text:p>
          </table:table-cell>
          <table:table-cell office:value-type="float" office:value="0.03206973" calcext:value-type="float">
            <text:p>0.03206973</text:p>
          </table:table-cell>
          <table:table-cell office:value-type="float" office:value="0.03987288" calcext:value-type="float">
            <text:p>0.03987288</text:p>
          </table:table-cell>
          <table:table-cell office:value-type="float" office:value="0.06340746" calcext:value-type="float">
            <text:p>0.06340746</text:p>
          </table:table-cell>
          <table:table-cell office:value-type="float" office:value="0.07749378" calcext:value-type="float">
            <text:p>0.07749378</text:p>
          </table:table-cell>
          <table:table-cell office:value-type="float" office:value="0.1924944" calcext:value-type="float">
            <text:p>0.1924944</text:p>
          </table:table-cell>
          <table:table-cell office:value-type="float" office:value="0.1955121" calcext:value-type="float">
            <text:p>0.1955121</text:p>
          </table:table-cell>
          <table:table-cell office:value-type="float" office:value="0" calcext:value-type="float">
            <text:p>0</text:p>
          </table:table-cell>
          <table:table-cell office:value-type="float" office:value="41.60026" calcext:value-type="float">
            <text:p>41.60026</text:p>
          </table:table-cell>
          <table:table-cell office:value-type="float" office:value="31.35544" calcext:value-type="float">
            <text:p>31.35544</text:p>
          </table:table-cell>
          <table:table-cell office:value-type="float" office:value="25.90339" calcext:value-type="float">
            <text:p>25.90339</text:p>
          </table:table-cell>
          <table:table-cell office:value-type="float" office:value="9.154599" calcext:value-type="float">
            <text:p>9.154599</text:p>
          </table:table-cell>
          <table:table-cell office:value-type="float" office:value="7.529428" calcext:value-type="float">
            <text:p>7.529428</text:p>
          </table:table-cell>
          <table:table-cell office:value-type="float" office:value="3.107435" calcext:value-type="float">
            <text:p>3.107435</text:p>
          </table:table-cell>
          <table:table-cell office:value-type="float" office:value="2.878414" calcext:value-type="float">
            <text:p>2.878414</text:p>
          </table:table-cell>
          <table:table-cell office:value-type="float" office:value="5.498587" calcext:value-type="float">
            <text:p>5.498587</text:p>
          </table:table-cell>
          <table:table-cell office:value-type="float" office:value="8.212648" calcext:value-type="float">
            <text:p>8.212648</text:p>
          </table:table-cell>
          <table:table-cell office:value-type="float" office:value="8.882733" calcext:value-type="float">
            <text:p>8.882733</text:p>
          </table:table-cell>
          <table:table-cell office:value-type="float" office:value="9.798142" calcext:value-type="float">
            <text:p>9.798142</text:p>
          </table:table-cell>
          <table:table-cell office:value-type="float" office:value="10.09599" calcext:value-type="float">
            <text:p>10.09599</text:p>
          </table:table-cell>
          <table:table-cell office:value-type="float" office:value="12.4094" calcext:value-type="float">
            <text:p>12.4094</text:p>
          </table:table-cell>
          <table:table-cell office:value-type="float" office:value="12.64034" calcext:value-type="float">
            <text:p>12.64034</text:p>
          </table:table-cell>
          <table:table-cell office:value-type="float" office:value="0" calcext:value-type="float">
            <text:p>0</text:p>
          </table:table-cell>
          <table:table-cell office:value-type="float" office:value="0.1137124" calcext:value-type="float">
            <text:p>0.11371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092006" calcext:value-type="float">
            <text:p>8092006</text:p>
          </table:table-cell>
          <table:table-cell office:value-type="float" office:value="0.9854047" calcext:value-type="float">
            <text:p>0.9854047</text:p>
          </table:table-cell>
          <table:table-cell office:value-type="float" office:value="133.5547" calcext:value-type="float">
            <text:p>133.5547</text:p>
          </table:table-cell>
          <table:table-cell office:value-type="float" office:value="0" calcext:value-type="float">
            <text:p>0</text:p>
          </table:table-cell>
          <table:table-cell office:value-type="float" office:value="-7.131292" calcext:value-type="float">
            <text:p>-7.131292</text:p>
          </table:table-cell>
          <table:table-cell office:value-type="float" office:value="39.45404" calcext:value-type="float">
            <text:p>39.45404</text:p>
          </table:table-cell>
          <table:table-cell office:value-type="float" office:value="0.1382285" calcext:value-type="float">
            <text:p>0.1382285</text:p>
          </table:table-cell>
          <table:table-cell office:value-type="float" office:value="0.000365007" calcext:value-type="float">
            <text:p>0.000365007</text:p>
          </table:table-cell>
          <table:table-cell office:value-type="float" office:value="0.2012032" calcext:value-type="float">
            <text:p>0.2012032</text:p>
          </table:table-cell>
          <table:table-cell office:value-type="float" office:value="0.0114418" calcext:value-type="float">
            <text:p>0.0114418</text:p>
          </table:table-cell>
          <table:table-cell office:value-type="float" office:value="1164.667" calcext:value-type="float">
            <text:p>1164.667</text:p>
          </table:table-cell>
          <table:table-cell office:value-type="float" office:value="0.7574341" calcext:value-type="float">
            <text:p>0.7574341</text:p>
          </table:table-cell>
          <table:table-cell office:value-type="float" office:value="0" calcext:value-type="float">
            <text:p>0</text:p>
          </table:table-cell>
          <table:table-cell office:value-type="float" office:value="0.06630551" calcext:value-type="float">
            <text:p>0.06630551</text:p>
          </table:table-cell>
          <table:table-cell office:value-type="float" office:value="0.03476433" calcext:value-type="float">
            <text:p>0.03476433</text:p>
          </table:table-cell>
          <table:table-cell office:value-type="float" office:value="0.01591861" calcext:value-type="float">
            <text:p>0.01591861</text:p>
          </table:table-cell>
          <table:table-cell office:value-type="float" office:value="0.007584706" calcext:value-type="float">
            <text:p>0.007584706</text:p>
          </table:table-cell>
          <table:table-cell office:value-type="float" office:value="0.006688671" calcext:value-type="float">
            <text:p>0.006688671</text:p>
          </table:table-cell>
          <table:table-cell office:value-type="float" office:value="0.004369479" calcext:value-type="float">
            <text:p>0.004369479</text:p>
          </table:table-cell>
          <table:table-cell office:value-type="float" office:value="0.004330905" calcext:value-type="float">
            <text:p>0.004330905</text:p>
          </table:table-cell>
          <table:table-cell office:value-type="float" office:value="0.01149923" calcext:value-type="float">
            <text:p>0.01149923</text:p>
          </table:table-cell>
          <table:table-cell office:value-type="float" office:value="0.03225769" calcext:value-type="float">
            <text:p>0.03225769</text:p>
          </table:table-cell>
          <table:table-cell office:value-type="float" office:value="0.04022224" calcext:value-type="float">
            <text:p>0.04022224</text:p>
          </table:table-cell>
          <table:table-cell office:value-type="float" office:value="0.06396805" calcext:value-type="float">
            <text:p>0.06396805</text:p>
          </table:table-cell>
          <table:table-cell office:value-type="float" office:value="0.07837258" calcext:value-type="float">
            <text:p>0.07837258</text:p>
          </table:table-cell>
          <table:table-cell office:value-type="float" office:value="0.1925132" calcext:value-type="float">
            <text:p>0.1925132</text:p>
          </table:table-cell>
          <table:table-cell office:value-type="float" office:value="0.195527" calcext:value-type="float">
            <text:p>0.195527</text:p>
          </table:table-cell>
          <table:table-cell office:value-type="float" office:value="0" calcext:value-type="float">
            <text:p>0</text:p>
          </table:table-cell>
          <table:table-cell office:value-type="float" office:value="41.55663" calcext:value-type="float">
            <text:p>41.55663</text:p>
          </table:table-cell>
          <table:table-cell office:value-type="float" office:value="31.29651" calcext:value-type="float">
            <text:p>31.29651</text:p>
          </table:table-cell>
          <table:table-cell office:value-type="float" office:value="25.85512" calcext:value-type="float">
            <text:p>25.85512</text:p>
          </table:table-cell>
          <table:table-cell office:value-type="float" office:value="9.138595" calcext:value-type="float">
            <text:p>9.138595</text:p>
          </table:table-cell>
          <table:table-cell office:value-type="float" office:value="7.516562" calcext:value-type="float">
            <text:p>7.516562</text:p>
          </table:table-cell>
          <table:table-cell office:value-type="float" office:value="3.104099" calcext:value-type="float">
            <text:p>3.104099</text:p>
          </table:table-cell>
          <table:table-cell office:value-type="float" office:value="2.875489" calcext:value-type="float">
            <text:p>2.875489</text:p>
          </table:table-cell>
          <table:table-cell office:value-type="float" office:value="5.49015" calcext:value-type="float">
            <text:p>5.49015</text:p>
          </table:table-cell>
          <table:table-cell office:value-type="float" office:value="8.199851" calcext:value-type="float">
            <text:p>8.199851</text:p>
          </table:table-cell>
          <table:table-cell office:value-type="float" office:value="8.863663" calcext:value-type="float">
            <text:p>8.863663</text:p>
          </table:table-cell>
          <table:table-cell office:value-type="float" office:value="9.780292" calcext:value-type="float">
            <text:p>9.780292</text:p>
          </table:table-cell>
          <table:table-cell office:value-type="float" office:value="10.07907" calcext:value-type="float">
            <text:p>10.07907</text:p>
          </table:table-cell>
          <table:table-cell office:value-type="float" office:value="12.41079" calcext:value-type="float">
            <text:p>12.41079</text:p>
          </table:table-cell>
          <table:table-cell office:value-type="float" office:value="12.64162" calcext:value-type="float">
            <text:p>12.64162</text:p>
          </table:table-cell>
          <table:table-cell office:value-type="float" office:value="0" calcext:value-type="float">
            <text:p>0</text:p>
          </table:table-cell>
          <table:table-cell office:value-type="float" office:value="0.5420685" calcext:value-type="float">
            <text:p>0.54206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092006" calcext:value-type="float">
            <text:p>9092006</text:p>
          </table:table-cell>
          <table:table-cell office:value-type="float" office:value="0.9872616" calcext:value-type="float">
            <text:p>0.9872616</text:p>
          </table:table-cell>
          <table:table-cell office:value-type="float" office:value="133.5517" calcext:value-type="float">
            <text:p>133.5517</text:p>
          </table:table-cell>
          <table:table-cell office:value-type="float" office:value="0" calcext:value-type="float">
            <text:p>0</text:p>
          </table:table-cell>
          <table:table-cell office:value-type="float" office:value="-7.21008" calcext:value-type="float">
            <text:p>-7.21008</text:p>
          </table:table-cell>
          <table:table-cell office:value-type="float" office:value="39.40605" calcext:value-type="float">
            <text:p>39.40605</text:p>
          </table:table-cell>
          <table:table-cell office:value-type="float" office:value="0.1384056" calcext:value-type="float">
            <text:p>0.1384056</text:p>
          </table:table-cell>
          <table:table-cell office:value-type="float" office:value="0.000365407" calcext:value-type="float">
            <text:p>0.000365407</text:p>
          </table:table-cell>
          <table:table-cell office:value-type="float" office:value="0.2017252" calcext:value-type="float">
            <text:p>0.2017252</text:p>
          </table:table-cell>
          <table:table-cell office:value-type="float" office:value="0.01144499" calcext:value-type="float">
            <text:p>0.01144499</text:p>
          </table:table-cell>
          <table:table-cell office:value-type="float" office:value="1164.639" calcext:value-type="float">
            <text:p>1164.639</text:p>
          </table:table-cell>
          <table:table-cell office:value-type="float" office:value="0.7595802" calcext:value-type="float">
            <text:p>0.7595802</text:p>
          </table:table-cell>
          <table:table-cell office:value-type="float" office:value="0" calcext:value-type="float">
            <text:p>0</text:p>
          </table:table-cell>
          <table:table-cell office:value-type="float" office:value="0.03299404" calcext:value-type="float">
            <text:p>0.03299404</text:p>
          </table:table-cell>
          <table:table-cell office:value-type="float" office:value="0.01882632" calcext:value-type="float">
            <text:p>0.01882632</text:p>
          </table:table-cell>
          <table:table-cell office:value-type="float" office:value="0.01427817" calcext:value-type="float">
            <text:p>0.01427817</text:p>
          </table:table-cell>
          <table:table-cell office:value-type="float" office:value="0.006935122" calcext:value-type="float">
            <text:p>0.006935122</text:p>
          </table:table-cell>
          <table:table-cell office:value-type="float" office:value="0.006241834" calcext:value-type="float">
            <text:p>0.006241834</text:p>
          </table:table-cell>
          <table:table-cell office:value-type="float" office:value="0.004253592" calcext:value-type="float">
            <text:p>0.004253592</text:p>
          </table:table-cell>
          <table:table-cell office:value-type="float" office:value="0.004340592" calcext:value-type="float">
            <text:p>0.004340592</text:p>
          </table:table-cell>
          <table:table-cell office:value-type="float" office:value="0.01155887" calcext:value-type="float">
            <text:p>0.01155887</text:p>
          </table:table-cell>
          <table:table-cell office:value-type="float" office:value="0.03243066" calcext:value-type="float">
            <text:p>0.03243066</text:p>
          </table:table-cell>
          <table:table-cell office:value-type="float" office:value="0.04051239" calcext:value-type="float">
            <text:p>0.04051239</text:p>
          </table:table-cell>
          <table:table-cell office:value-type="float" office:value="0.06449056" calcext:value-type="float">
            <text:p>0.06449056</text:p>
          </table:table-cell>
          <table:table-cell office:value-type="float" office:value="0.07906745" calcext:value-type="float">
            <text:p>0.07906745</text:p>
          </table:table-cell>
          <table:table-cell office:value-type="float" office:value="0.1925312" calcext:value-type="float">
            <text:p>0.1925312</text:p>
          </table:table-cell>
          <table:table-cell office:value-type="float" office:value="0.1955415" calcext:value-type="float">
            <text:p>0.1955415</text:p>
          </table:table-cell>
          <table:table-cell office:value-type="float" office:value="0" calcext:value-type="float">
            <text:p>0</text:p>
          </table:table-cell>
          <table:table-cell office:value-type="float" office:value="41.39064" calcext:value-type="float">
            <text:p>41.39064</text:p>
          </table:table-cell>
          <table:table-cell office:value-type="float" office:value="31.15449" calcext:value-type="float">
            <text:p>31.15449</text:p>
          </table:table-cell>
          <table:table-cell office:value-type="float" office:value="25.79237" calcext:value-type="float">
            <text:p>25.79237</text:p>
          </table:table-cell>
          <table:table-cell office:value-type="float" office:value="9.120299" calcext:value-type="float">
            <text:p>9.120299</text:p>
          </table:table-cell>
          <table:table-cell office:value-type="float" office:value="7.503363" calcext:value-type="float">
            <text:p>7.503363</text:p>
          </table:table-cell>
          <table:table-cell office:value-type="float" office:value="3.100736" calcext:value-type="float">
            <text:p>3.100736</text:p>
          </table:table-cell>
          <table:table-cell office:value-type="float" office:value="2.871518" calcext:value-type="float">
            <text:p>2.871518</text:p>
          </table:table-cell>
          <table:table-cell office:value-type="float" office:value="5.481718" calcext:value-type="float">
            <text:p>5.481718</text:p>
          </table:table-cell>
          <table:table-cell office:value-type="float" office:value="8.187093" calcext:value-type="float">
            <text:p>8.187093</text:p>
          </table:table-cell>
          <table:table-cell office:value-type="float" office:value="8.84471" calcext:value-type="float">
            <text:p>8.84471</text:p>
          </table:table-cell>
          <table:table-cell office:value-type="float" office:value="9.762626" calcext:value-type="float">
            <text:p>9.762626</text:p>
          </table:table-cell>
          <table:table-cell office:value-type="float" office:value="10.06238" calcext:value-type="float">
            <text:p>10.06238</text:p>
          </table:table-cell>
          <table:table-cell office:value-type="float" office:value="12.41222" calcext:value-type="float">
            <text:p>12.41222</text:p>
          </table:table-cell>
          <table:table-cell office:value-type="float" office:value="12.64284" calcext:value-type="float">
            <text:p>12.64284</text:p>
          </table:table-cell>
          <table:table-cell office:value-type="float" office:value="0" calcext:value-type="float">
            <text:p>0</text:p>
          </table:table-cell>
          <table:table-cell office:value-type="float" office:value="0.2019564" calcext:value-type="float">
            <text:p>0.20195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092006" calcext:value-type="float">
            <text:p>10092006</text:p>
          </table:table-cell>
          <table:table-cell office:value-type="float" office:value="0.9890704" calcext:value-type="float">
            <text:p>0.9890704</text:p>
          </table:table-cell>
          <table:table-cell office:value-type="float" office:value="133.5493" calcext:value-type="float">
            <text:p>133.5493</text:p>
          </table:table-cell>
          <table:table-cell office:value-type="float" office:value="0" calcext:value-type="float">
            <text:p>0</text:p>
          </table:table-cell>
          <table:table-cell office:value-type="float" office:value="-7.288707" calcext:value-type="float">
            <text:p>-7.288707</text:p>
          </table:table-cell>
          <table:table-cell office:value-type="float" office:value="39.35652" calcext:value-type="float">
            <text:p>39.35652</text:p>
          </table:table-cell>
          <table:table-cell office:value-type="float" office:value="0.1384056" calcext:value-type="float">
            <text:p>0.1384056</text:p>
          </table:table-cell>
          <table:table-cell office:value-type="float" office:value="0.000365407" calcext:value-type="float">
            <text:p>0.000365407</text:p>
          </table:table-cell>
          <table:table-cell office:value-type="float" office:value="0.2017252" calcext:value-type="float">
            <text:p>0.2017252</text:p>
          </table:table-cell>
          <table:table-cell office:value-type="float" office:value="0.01132373" calcext:value-type="float">
            <text:p>0.01132373</text:p>
          </table:table-cell>
          <table:table-cell office:value-type="float" office:value="1164.612" calcext:value-type="float">
            <text:p>1164.612</text:p>
          </table:table-cell>
          <table:table-cell office:value-type="float" office:value="0.7618715" calcext:value-type="float">
            <text:p>0.7618715</text:p>
          </table:table-cell>
          <table:table-cell office:value-type="float" office:value="0" calcext:value-type="float">
            <text:p>0</text:p>
          </table:table-cell>
          <table:table-cell office:value-type="float" office:value="0.01823966" calcext:value-type="float">
            <text:p>0.01823966</text:p>
          </table:table-cell>
          <table:table-cell office:value-type="float" office:value="0.01711603" calcext:value-type="float">
            <text:p>0.01711603</text:p>
          </table:table-cell>
          <table:table-cell office:value-type="float" office:value="0.01338481" calcext:value-type="float">
            <text:p>0.01338481</text:p>
          </table:table-cell>
          <table:table-cell office:value-type="float" office:value="0.006744649" calcext:value-type="float">
            <text:p>0.006744649</text:p>
          </table:table-cell>
          <table:table-cell office:value-type="float" office:value="0.006036487" calcext:value-type="float">
            <text:p>0.006036487</text:p>
          </table:table-cell>
          <table:table-cell office:value-type="float" office:value="0.004182145" calcext:value-type="float">
            <text:p>0.004182145</text:p>
          </table:table-cell>
          <table:table-cell office:value-type="float" office:value="0.004322521" calcext:value-type="float">
            <text:p>0.004322521</text:p>
          </table:table-cell>
          <table:table-cell office:value-type="float" office:value="0.01170259" calcext:value-type="float">
            <text:p>0.01170259</text:p>
          </table:table-cell>
          <table:table-cell office:value-type="float" office:value="0.03274738" calcext:value-type="float">
            <text:p>0.03274738</text:p>
          </table:table-cell>
          <table:table-cell office:value-type="float" office:value="0.04082693" calcext:value-type="float">
            <text:p>0.04082693</text:p>
          </table:table-cell>
          <table:table-cell office:value-type="float" office:value="0.06507968" calcext:value-type="float">
            <text:p>0.06507968</text:p>
          </table:table-cell>
          <table:table-cell office:value-type="float" office:value="0.07990553" calcext:value-type="float">
            <text:p>0.07990553</text:p>
          </table:table-cell>
          <table:table-cell office:value-type="float" office:value="0.1926006" calcext:value-type="float">
            <text:p>0.1926006</text:p>
          </table:table-cell>
          <table:table-cell office:value-type="float" office:value="0.1955332" calcext:value-type="float">
            <text:p>0.1955332</text:p>
          </table:table-cell>
          <table:table-cell office:value-type="float" office:value="0" calcext:value-type="float">
            <text:p>0</text:p>
          </table:table-cell>
          <table:table-cell office:value-type="float" office:value="41.23841" calcext:value-type="float">
            <text:p>41.23841</text:p>
          </table:table-cell>
          <table:table-cell office:value-type="float" office:value="31.01847" calcext:value-type="float">
            <text:p>31.01847</text:p>
          </table:table-cell>
          <table:table-cell office:value-type="float" office:value="25.68717" calcext:value-type="float">
            <text:p>25.68717</text:p>
          </table:table-cell>
          <table:table-cell office:value-type="float" office:value="9.101554" calcext:value-type="float">
            <text:p>9.101554</text:p>
          </table:table-cell>
          <table:table-cell office:value-type="float" office:value="7.489763" calcext:value-type="float">
            <text:p>7.489763</text:p>
          </table:table-cell>
          <table:table-cell office:value-type="float" office:value="3.097321" calcext:value-type="float">
            <text:p>3.097321</text:p>
          </table:table-cell>
          <table:table-cell office:value-type="float" office:value="2.867468" calcext:value-type="float">
            <text:p>2.867468</text:p>
          </table:table-cell>
          <table:table-cell office:value-type="float" office:value="5.47328" calcext:value-type="float">
            <text:p>5.47328</text:p>
          </table:table-cell>
          <table:table-cell office:value-type="float" office:value="8.174389" calcext:value-type="float">
            <text:p>8.174389</text:p>
          </table:table-cell>
          <table:table-cell office:value-type="float" office:value="8.825863" calcext:value-type="float">
            <text:p>8.825863</text:p>
          </table:table-cell>
          <table:table-cell office:value-type="float" office:value="9.745093" calcext:value-type="float">
            <text:p>9.745093</text:p>
          </table:table-cell>
          <table:table-cell office:value-type="float" office:value="10.04592" calcext:value-type="float">
            <text:p>10.04592</text:p>
          </table:table-cell>
          <table:table-cell office:value-type="float" office:value="12.41366" calcext:value-type="float">
            <text:p>12.41366</text:p>
          </table:table-cell>
          <table:table-cell office:value-type="float" office:value="12.64408" calcext:value-type="float">
            <text:p>12.64408</text:p>
          </table:table-cell>
          <table:table-cell office:value-type="float" office:value="0" calcext:value-type="float">
            <text:p>0</text:p>
          </table:table-cell>
          <table:table-cell office:value-type="float" office:value="0.1339686" calcext:value-type="float">
            <text:p>0.13396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092006" calcext:value-type="float">
            <text:p>11092006</text:p>
          </table:table-cell>
          <table:table-cell office:value-type="float" office:value="0.9908491" calcext:value-type="float">
            <text:p>0.9908491</text:p>
          </table:table-cell>
          <table:table-cell office:value-type="float" office:value="133.5469" calcext:value-type="float">
            <text:p>133.5469</text:p>
          </table:table-cell>
          <table:table-cell office:value-type="float" office:value="0" calcext:value-type="float">
            <text:p>0</text:p>
          </table:table-cell>
          <table:table-cell office:value-type="float" office:value="-7.365722" calcext:value-type="float">
            <text:p>-7.365722</text:p>
          </table:table-cell>
          <table:table-cell office:value-type="float" office:value="39.3079" calcext:value-type="float">
            <text:p>39.3079</text:p>
          </table:table-cell>
          <table:table-cell office:value-type="float" office:value="0.1384056" calcext:value-type="float">
            <text:p>0.1384056</text:p>
          </table:table-cell>
          <table:table-cell office:value-type="float" office:value="0.000365407" calcext:value-type="float">
            <text:p>0.000365407</text:p>
          </table:table-cell>
          <table:table-cell office:value-type="float" office:value="0.2017252" calcext:value-type="float">
            <text:p>0.2017252</text:p>
          </table:table-cell>
          <table:table-cell office:value-type="float" office:value="0.01116003" calcext:value-type="float">
            <text:p>0.01116003</text:p>
          </table:table-cell>
          <table:table-cell office:value-type="float" office:value="1164.584" calcext:value-type="float">
            <text:p>1164.584</text:p>
          </table:table-cell>
          <table:table-cell office:value-type="float" office:value="0.7640187" calcext:value-type="float">
            <text:p>0.7640187</text:p>
          </table:table-cell>
          <table:table-cell office:value-type="float" office:value="0" calcext:value-type="float">
            <text:p>0</text:p>
          </table:table-cell>
          <table:table-cell office:value-type="float" office:value="0.01732915" calcext:value-type="float">
            <text:p>0.01732915</text:p>
          </table:table-cell>
          <table:table-cell office:value-type="float" office:value="0.01692576" calcext:value-type="float">
            <text:p>0.01692576</text:p>
          </table:table-cell>
          <table:table-cell office:value-type="float" office:value="0.01327985" calcext:value-type="float">
            <text:p>0.01327985</text:p>
          </table:table-cell>
          <table:table-cell office:value-type="float" office:value="0.006590405" calcext:value-type="float">
            <text:p>0.006590405</text:p>
          </table:table-cell>
          <table:table-cell office:value-type="float" office:value="0.005882291" calcext:value-type="float">
            <text:p>0.005882291</text:p>
          </table:table-cell>
          <table:table-cell office:value-type="float" office:value="0.004125704" calcext:value-type="float">
            <text:p>0.004125704</text:p>
          </table:table-cell>
          <table:table-cell office:value-type="float" office:value="0.00430743" calcext:value-type="float">
            <text:p>0.00430743</text:p>
          </table:table-cell>
          <table:table-cell office:value-type="float" office:value="0.0118624" calcext:value-type="float">
            <text:p>0.0118624</text:p>
          </table:table-cell>
          <table:table-cell office:value-type="float" office:value="0.03317521" calcext:value-type="float">
            <text:p>0.03317521</text:p>
          </table:table-cell>
          <table:table-cell office:value-type="float" office:value="0.0411818" calcext:value-type="float">
            <text:p>0.0411818</text:p>
          </table:table-cell>
          <table:table-cell office:value-type="float" office:value="0.06569298" calcext:value-type="float">
            <text:p>0.06569298</text:p>
          </table:table-cell>
          <table:table-cell office:value-type="float" office:value="0.08076445" calcext:value-type="float">
            <text:p>0.08076445</text:p>
          </table:table-cell>
          <table:table-cell office:value-type="float" office:value="0.1925717" calcext:value-type="float">
            <text:p>0.1925717</text:p>
          </table:table-cell>
          <table:table-cell office:value-type="float" office:value="0.1955628" calcext:value-type="float">
            <text:p>0.1955628</text:p>
          </table:table-cell>
          <table:table-cell office:value-type="float" office:value="0" calcext:value-type="float">
            <text:p>0</text:p>
          </table:table-cell>
          <table:table-cell office:value-type="float" office:value="41.09746" calcext:value-type="float">
            <text:p>41.09746</text:p>
          </table:table-cell>
          <table:table-cell office:value-type="float" office:value="30.89391" calcext:value-type="float">
            <text:p>30.89391</text:p>
          </table:table-cell>
          <table:table-cell office:value-type="float" office:value="25.58307" calcext:value-type="float">
            <text:p>25.58307</text:p>
          </table:table-cell>
          <table:table-cell office:value-type="float" office:value="9.082425" calcext:value-type="float">
            <text:p>9.082425</text:p>
          </table:table-cell>
          <table:table-cell office:value-type="float" office:value="7.475748" calcext:value-type="float">
            <text:p>7.475748</text:p>
          </table:table-cell>
          <table:table-cell office:value-type="float" office:value="3.09386" calcext:value-type="float">
            <text:p>3.09386</text:p>
          </table:table-cell>
          <table:table-cell office:value-type="float" office:value="2.863451" calcext:value-type="float">
            <text:p>2.863451</text:p>
          </table:table-cell>
          <table:table-cell office:value-type="float" office:value="5.464842" calcext:value-type="float">
            <text:p>5.464842</text:p>
          </table:table-cell>
          <table:table-cell office:value-type="float" office:value="8.161755" calcext:value-type="float">
            <text:p>8.161755</text:p>
          </table:table-cell>
          <table:table-cell office:value-type="float" office:value="8.807134" calcext:value-type="float">
            <text:p>8.807134</text:p>
          </table:table-cell>
          <table:table-cell office:value-type="float" office:value="9.72772" calcext:value-type="float">
            <text:p>9.72772</text:p>
          </table:table-cell>
          <table:table-cell office:value-type="float" office:value="10.02972" calcext:value-type="float">
            <text:p>10.02972</text:p>
          </table:table-cell>
          <table:table-cell office:value-type="float" office:value="12.41514" calcext:value-type="float">
            <text:p>12.41514</text:p>
          </table:table-cell>
          <table:table-cell office:value-type="float" office:value="12.64529" calcext:value-type="float">
            <text:p>12.64529</text:p>
          </table:table-cell>
          <table:table-cell office:value-type="float" office:value="0" calcext:value-type="float">
            <text:p>0</text:p>
          </table:table-cell>
          <table:table-cell office:value-type="float" office:value="0.104044" calcext:value-type="float">
            <text:p>0.1040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092006" calcext:value-type="float">
            <text:p>12092006</text:p>
          </table:table-cell>
          <table:table-cell office:value-type="float" office:value="0.9925599" calcext:value-type="float">
            <text:p>0.9925599</text:p>
          </table:table-cell>
          <table:table-cell office:value-type="float" office:value="133.5446" calcext:value-type="float">
            <text:p>133.5446</text:p>
          </table:table-cell>
          <table:table-cell office:value-type="float" office:value="0" calcext:value-type="float">
            <text:p>0</text:p>
          </table:table-cell>
          <table:table-cell office:value-type="float" office:value="-7.441617" calcext:value-type="float">
            <text:p>-7.441617</text:p>
          </table:table-cell>
          <table:table-cell office:value-type="float" office:value="39.26022" calcext:value-type="float">
            <text:p>39.26022</text:p>
          </table:table-cell>
          <table:table-cell office:value-type="float" office:value="0.1384056" calcext:value-type="float">
            <text:p>0.1384056</text:p>
          </table:table-cell>
          <table:table-cell office:value-type="float" office:value="0.000365407" calcext:value-type="float">
            <text:p>0.000365407</text:p>
          </table:table-cell>
          <table:table-cell office:value-type="float" office:value="0.2017252" calcext:value-type="float">
            <text:p>0.2017252</text:p>
          </table:table-cell>
          <table:table-cell office:value-type="float" office:value="0.01100232" calcext:value-type="float">
            <text:p>0.01100232</text:p>
          </table:table-cell>
          <table:table-cell office:value-type="float" office:value="1164.557" calcext:value-type="float">
            <text:p>1164.557</text:p>
          </table:table-cell>
          <table:table-cell office:value-type="float" office:value="0.7661397" calcext:value-type="float">
            <text:p>0.7661397</text:p>
          </table:table-cell>
          <table:table-cell office:value-type="float" office:value="0" calcext:value-type="float">
            <text:p>0</text:p>
          </table:table-cell>
          <table:table-cell office:value-type="float" office:value="0.01748971" calcext:value-type="float">
            <text:p>0.01748971</text:p>
          </table:table-cell>
          <table:table-cell office:value-type="float" office:value="0.01702882" calcext:value-type="float">
            <text:p>0.01702882</text:p>
          </table:table-cell>
          <table:table-cell office:value-type="float" office:value="0.01338694" calcext:value-type="float">
            <text:p>0.01338694</text:p>
          </table:table-cell>
          <table:table-cell office:value-type="float" office:value="0.006616676" calcext:value-type="float">
            <text:p>0.006616676</text:p>
          </table:table-cell>
          <table:table-cell office:value-type="float" office:value="0.00587258" calcext:value-type="float">
            <text:p>0.00587258</text:p>
          </table:table-cell>
          <table:table-cell office:value-type="float" office:value="0.004103941" calcext:value-type="float">
            <text:p>0.004103941</text:p>
          </table:table-cell>
          <table:table-cell office:value-type="float" office:value="0.004297528" calcext:value-type="float">
            <text:p>0.004297528</text:p>
          </table:table-cell>
          <table:table-cell office:value-type="float" office:value="0.01204042" calcext:value-type="float">
            <text:p>0.01204042</text:p>
          </table:table-cell>
          <table:table-cell office:value-type="float" office:value="0.03367346" calcext:value-type="float">
            <text:p>0.03367346</text:p>
          </table:table-cell>
          <table:table-cell office:value-type="float" office:value="0.04158037" calcext:value-type="float">
            <text:p>0.04158037</text:p>
          </table:table-cell>
          <table:table-cell office:value-type="float" office:value="0.06633862" calcext:value-type="float">
            <text:p>0.06633862</text:p>
          </table:table-cell>
          <table:table-cell office:value-type="float" office:value="0.08162194" calcext:value-type="float">
            <text:p>0.08162194</text:p>
          </table:table-cell>
          <table:table-cell office:value-type="float" office:value="0.1925703" calcext:value-type="float">
            <text:p>0.1925703</text:p>
          </table:table-cell>
          <table:table-cell office:value-type="float" office:value="0.1955834" calcext:value-type="float">
            <text:p>0.1955834</text:p>
          </table:table-cell>
          <table:table-cell office:value-type="float" office:value="0" calcext:value-type="float">
            <text:p>0</text:p>
          </table:table-cell>
          <table:table-cell office:value-type="float" office:value="40.96481" calcext:value-type="float">
            <text:p>40.96481</text:p>
          </table:table-cell>
          <table:table-cell office:value-type="float" office:value="30.77692" calcext:value-type="float">
            <text:p>30.77692</text:p>
          </table:table-cell>
          <table:table-cell office:value-type="float" office:value="25.48556" calcext:value-type="float">
            <text:p>25.48556</text:p>
          </table:table-cell>
          <table:table-cell office:value-type="float" office:value="9.062849" calcext:value-type="float">
            <text:p>9.062849</text:p>
          </table:table-cell>
          <table:table-cell office:value-type="float" office:value="7.461385" calcext:value-type="float">
            <text:p>7.461385</text:p>
          </table:table-cell>
          <table:table-cell office:value-type="float" office:value="3.090356" calcext:value-type="float">
            <text:p>3.090356</text:p>
          </table:table-cell>
          <table:table-cell office:value-type="float" office:value="2.859466" calcext:value-type="float">
            <text:p>2.859466</text:p>
          </table:table-cell>
          <table:table-cell office:value-type="float" office:value="5.456418" calcext:value-type="float">
            <text:p>5.456418</text:p>
          </table:table-cell>
          <table:table-cell office:value-type="float" office:value="8.149198" calcext:value-type="float">
            <text:p>8.149198</text:p>
          </table:table-cell>
          <table:table-cell office:value-type="float" office:value="8.788509" calcext:value-type="float">
            <text:p>8.788509</text:p>
          </table:table-cell>
          <table:table-cell office:value-type="float" office:value="9.710502" calcext:value-type="float">
            <text:p>9.710502</text:p>
          </table:table-cell>
          <table:table-cell office:value-type="float" office:value="10.01374" calcext:value-type="float">
            <text:p>10.01374</text:p>
          </table:table-cell>
          <table:table-cell office:value-type="float" office:value="12.41655" calcext:value-type="float">
            <text:p>12.41655</text:p>
          </table:table-cell>
          <table:table-cell office:value-type="float" office:value="12.64652" calcext:value-type="float">
            <text:p>12.64652</text:p>
          </table:table-cell>
          <table:table-cell office:value-type="float" office:value="0" calcext:value-type="float">
            <text:p>0</text:p>
          </table:table-cell>
          <table:table-cell office:value-type="float" office:value="0.09595707" calcext:value-type="float">
            <text:p>0.095957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092006" calcext:value-type="float">
            <text:p>13092006</text:p>
          </table:table-cell>
          <table:table-cell office:value-type="float" office:value="0.9941814" calcext:value-type="float">
            <text:p>0.9941814</text:p>
          </table:table-cell>
          <table:table-cell office:value-type="float" office:value="133.5422" calcext:value-type="float">
            <text:p>133.5422</text:p>
          </table:table-cell>
          <table:table-cell office:value-type="float" office:value="0" calcext:value-type="float">
            <text:p>0</text:p>
          </table:table-cell>
          <table:table-cell office:value-type="float" office:value="-7.516522" calcext:value-type="float">
            <text:p>-7.516522</text:p>
          </table:table-cell>
          <table:table-cell office:value-type="float" office:value="39.21359" calcext:value-type="float">
            <text:p>39.21359</text:p>
          </table:table-cell>
          <table:table-cell office:value-type="float" office:value="0.1384056" calcext:value-type="float">
            <text:p>0.1384056</text:p>
          </table:table-cell>
          <table:table-cell office:value-type="float" office:value="0.000365407" calcext:value-type="float">
            <text:p>0.000365407</text:p>
          </table:table-cell>
          <table:table-cell office:value-type="float" office:value="0.2017252" calcext:value-type="float">
            <text:p>0.2017252</text:p>
          </table:table-cell>
          <table:table-cell office:value-type="float" office:value="0.01099126" calcext:value-type="float">
            <text:p>0.01099126</text:p>
          </table:table-cell>
          <table:table-cell office:value-type="float" office:value="1164.53" calcext:value-type="float">
            <text:p>1164.53</text:p>
          </table:table-cell>
          <table:table-cell office:value-type="float" office:value="0.7684249" calcext:value-type="float">
            <text:p>0.7684249</text:p>
          </table:table-cell>
          <table:table-cell office:value-type="float" office:value="0" calcext:value-type="float">
            <text:p>0</text:p>
          </table:table-cell>
          <table:table-cell office:value-type="float" office:value="0.01779379" calcext:value-type="float">
            <text:p>0.01779379</text:p>
          </table:table-cell>
          <table:table-cell office:value-type="float" office:value="0.01725668" calcext:value-type="float">
            <text:p>0.01725668</text:p>
          </table:table-cell>
          <table:table-cell office:value-type="float" office:value="0.01357311" calcext:value-type="float">
            <text:p>0.01357311</text:p>
          </table:table-cell>
          <table:table-cell office:value-type="float" office:value="0.006677509" calcext:value-type="float">
            <text:p>0.006677509</text:p>
          </table:table-cell>
          <table:table-cell office:value-type="float" office:value="0.005909142" calcext:value-type="float">
            <text:p>0.005909142</text:p>
          </table:table-cell>
          <table:table-cell office:value-type="float" office:value="0.004109893" calcext:value-type="float">
            <text:p>0.004109893</text:p>
          </table:table-cell>
          <table:table-cell office:value-type="float" office:value="0.004298763" calcext:value-type="float">
            <text:p>0.004298763</text:p>
          </table:table-cell>
          <table:table-cell office:value-type="float" office:value="0.01216575" calcext:value-type="float">
            <text:p>0.01216575</text:p>
          </table:table-cell>
          <table:table-cell office:value-type="float" office:value="0.03417418" calcext:value-type="float">
            <text:p>0.03417418</text:p>
          </table:table-cell>
          <table:table-cell office:value-type="float" office:value="0.04201712" calcext:value-type="float">
            <text:p>0.04201712</text:p>
          </table:table-cell>
          <table:table-cell office:value-type="float" office:value="0.06701584" calcext:value-type="float">
            <text:p>0.06701584</text:p>
          </table:table-cell>
          <table:table-cell office:value-type="float" office:value="0.08244106" calcext:value-type="float">
            <text:p>0.08244106</text:p>
          </table:table-cell>
          <table:table-cell office:value-type="float" office:value="0.1925867" calcext:value-type="float">
            <text:p>0.1925867</text:p>
          </table:table-cell>
          <table:table-cell office:value-type="float" office:value="0.1955953" calcext:value-type="float">
            <text:p>0.1955953</text:p>
          </table:table-cell>
          <table:table-cell office:value-type="float" office:value="0" calcext:value-type="float">
            <text:p>0</text:p>
          </table:table-cell>
          <table:table-cell office:value-type="float" office:value="40.84188" calcext:value-type="float">
            <text:p>40.84188</text:p>
          </table:table-cell>
          <table:table-cell office:value-type="float" office:value="30.66797" calcext:value-type="float">
            <text:p>30.66797</text:p>
          </table:table-cell>
          <table:table-cell office:value-type="float" office:value="25.39475" calcext:value-type="float">
            <text:p>25.39475</text:p>
          </table:table-cell>
          <table:table-cell office:value-type="float" office:value="9.042796" calcext:value-type="float">
            <text:p>9.042796</text:p>
          </table:table-cell>
          <table:table-cell office:value-type="float" office:value="7.446711" calcext:value-type="float">
            <text:p>7.446711</text:p>
          </table:table-cell>
          <table:table-cell office:value-type="float" office:value="3.086817" calcext:value-type="float">
            <text:p>3.086817</text:p>
          </table:table-cell>
          <table:table-cell office:value-type="float" office:value="2.855518" calcext:value-type="float">
            <text:p>2.855518</text:p>
          </table:table-cell>
          <table:table-cell office:value-type="float" office:value="5.447996" calcext:value-type="float">
            <text:p>5.447996</text:p>
          </table:table-cell>
          <table:table-cell office:value-type="float" office:value="8.136724" calcext:value-type="float">
            <text:p>8.136724</text:p>
          </table:table-cell>
          <table:table-cell office:value-type="float" office:value="8.770014" calcext:value-type="float">
            <text:p>8.770014</text:p>
          </table:table-cell>
          <table:table-cell office:value-type="float" office:value="9.693443" calcext:value-type="float">
            <text:p>9.693443</text:p>
          </table:table-cell>
          <table:table-cell office:value-type="float" office:value="9.998003" calcext:value-type="float">
            <text:p>9.998003</text:p>
          </table:table-cell>
          <table:table-cell office:value-type="float" office:value="12.41794" calcext:value-type="float">
            <text:p>12.41794</text:p>
          </table:table-cell>
          <table:table-cell office:value-type="float" office:value="12.64775" calcext:value-type="float">
            <text:p>12.64775</text:p>
          </table:table-cell>
          <table:table-cell office:value-type="float" office:value="0" calcext:value-type="float">
            <text:p>0</text:p>
          </table:table-cell>
          <table:table-cell office:value-type="float" office:value="0.08747955" calcext:value-type="float">
            <text:p>0.087479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092006" calcext:value-type="float">
            <text:p>14092006</text:p>
          </table:table-cell>
          <table:table-cell office:value-type="float" office:value="0.9956837" calcext:value-type="float">
            <text:p>0.9956837</text:p>
          </table:table-cell>
          <table:table-cell office:value-type="float" office:value="133.5397" calcext:value-type="float">
            <text:p>133.5397</text:p>
          </table:table-cell>
          <table:table-cell office:value-type="float" office:value="0" calcext:value-type="float">
            <text:p>0</text:p>
          </table:table-cell>
          <table:table-cell office:value-type="float" office:value="-7.590592" calcext:value-type="float">
            <text:p>-7.590592</text:p>
          </table:table-cell>
          <table:table-cell office:value-type="float" office:value="39.16803" calcext:value-type="float">
            <text:p>39.16803</text:p>
          </table:table-cell>
          <table:table-cell office:value-type="float" office:value="0.1384056" calcext:value-type="float">
            <text:p>0.1384056</text:p>
          </table:table-cell>
          <table:table-cell office:value-type="float" office:value="0.0003654071" calcext:value-type="float">
            <text:p>0.0003654071</text:p>
          </table:table-cell>
          <table:table-cell office:value-type="float" office:value="0.2017252" calcext:value-type="float">
            <text:p>0.2017252</text:p>
          </table:table-cell>
          <table:table-cell office:value-type="float" office:value="0.01099126" calcext:value-type="float">
            <text:p>0.01099126</text:p>
          </table:table-cell>
          <table:table-cell office:value-type="float" office:value="1164.502" calcext:value-type="float">
            <text:p>1164.502</text:p>
          </table:table-cell>
          <table:table-cell office:value-type="float" office:value="0.7710133" calcext:value-type="float">
            <text:p>0.7710133</text:p>
          </table:table-cell>
          <table:table-cell office:value-type="float" office:value="0" calcext:value-type="float">
            <text:p>0</text:p>
          </table:table-cell>
          <table:table-cell office:value-type="float" office:value="0.03774732" calcext:value-type="float">
            <text:p>0.03774732</text:p>
          </table:table-cell>
          <table:table-cell office:value-type="float" office:value="0.01989664" calcext:value-type="float">
            <text:p>0.01989664</text:p>
          </table:table-cell>
          <table:table-cell office:value-type="float" office:value="0.01382971" calcext:value-type="float">
            <text:p>0.01382971</text:p>
          </table:table-cell>
          <table:table-cell office:value-type="float" office:value="0.006762406" calcext:value-type="float">
            <text:p>0.006762406</text:p>
          </table:table-cell>
          <table:table-cell office:value-type="float" office:value="0.005985883" calcext:value-type="float">
            <text:p>0.005985883</text:p>
          </table:table-cell>
          <table:table-cell office:value-type="float" office:value="0.004139268" calcext:value-type="float">
            <text:p>0.004139268</text:p>
          </table:table-cell>
          <table:table-cell office:value-type="float" office:value="0.004309903" calcext:value-type="float">
            <text:p>0.004309903</text:p>
          </table:table-cell>
          <table:table-cell office:value-type="float" office:value="0.01222627" calcext:value-type="float">
            <text:p>0.01222627</text:p>
          </table:table-cell>
          <table:table-cell office:value-type="float" office:value="0.03459969" calcext:value-type="float">
            <text:p>0.03459969</text:p>
          </table:table-cell>
          <table:table-cell office:value-type="float" office:value="0.04246758" calcext:value-type="float">
            <text:p>0.04246758</text:p>
          </table:table-cell>
          <table:table-cell office:value-type="float" office:value="0.06772146" calcext:value-type="float">
            <text:p>0.06772146</text:p>
          </table:table-cell>
          <table:table-cell office:value-type="float" office:value="0.08331122" calcext:value-type="float">
            <text:p>0.08331122</text:p>
          </table:table-cell>
          <table:table-cell office:value-type="float" office:value="0.1926061" calcext:value-type="float">
            <text:p>0.1926061</text:p>
          </table:table-cell>
          <table:table-cell office:value-type="float" office:value="0.1956094" calcext:value-type="float">
            <text:p>0.1956094</text:p>
          </table:table-cell>
          <table:table-cell office:value-type="float" office:value="0" calcext:value-type="float">
            <text:p>0</text:p>
          </table:table-cell>
          <table:table-cell office:value-type="float" office:value="40.72965" calcext:value-type="float">
            <text:p>40.72965</text:p>
          </table:table-cell>
          <table:table-cell office:value-type="float" office:value="30.5675" calcext:value-type="float">
            <text:p>30.5675</text:p>
          </table:table-cell>
          <table:table-cell office:value-type="float" office:value="25.3107" calcext:value-type="float">
            <text:p>25.3107</text:p>
          </table:table-cell>
          <table:table-cell office:value-type="float" office:value="9.022244" calcext:value-type="float">
            <text:p>9.022244</text:p>
          </table:table-cell>
          <table:table-cell office:value-type="float" office:value="7.431715" calcext:value-type="float">
            <text:p>7.431715</text:p>
          </table:table-cell>
          <table:table-cell office:value-type="float" office:value="3.08325" calcext:value-type="float">
            <text:p>3.08325</text:p>
          </table:table-cell>
          <table:table-cell office:value-type="float" office:value="2.851606" calcext:value-type="float">
            <text:p>2.851606</text:p>
          </table:table-cell>
          <table:table-cell office:value-type="float" office:value="5.439572" calcext:value-type="float">
            <text:p>5.439572</text:p>
          </table:table-cell>
          <table:table-cell office:value-type="float" office:value="8.124338" calcext:value-type="float">
            <text:p>8.124338</text:p>
          </table:table-cell>
          <table:table-cell office:value-type="float" office:value="8.751645" calcext:value-type="float">
            <text:p>8.751645</text:p>
          </table:table-cell>
          <table:table-cell office:value-type="float" office:value="9.676553" calcext:value-type="float">
            <text:p>9.676553</text:p>
          </table:table-cell>
          <table:table-cell office:value-type="float" office:value="9.982504" calcext:value-type="float">
            <text:p>9.982504</text:p>
          </table:table-cell>
          <table:table-cell office:value-type="float" office:value="12.41934" calcext:value-type="float">
            <text:p>12.41934</text:p>
          </table:table-cell>
          <table:table-cell office:value-type="float" office:value="12.64897" calcext:value-type="float">
            <text:p>12.64897</text:p>
          </table:table-cell>
          <table:table-cell office:value-type="float" office:value="0" calcext:value-type="float">
            <text:p>0</text:p>
          </table:table-cell>
          <table:table-cell office:value-type="float" office:value="0.2025238" calcext:value-type="float">
            <text:p>0.20252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092006" calcext:value-type="float">
            <text:p>15092006</text:p>
          </table:table-cell>
          <table:table-cell office:value-type="float" office:value="0.9970883" calcext:value-type="float">
            <text:p>0.9970883</text:p>
          </table:table-cell>
          <table:table-cell office:value-type="float" office:value="133.5373" calcext:value-type="float">
            <text:p>133.5373</text:p>
          </table:table-cell>
          <table:table-cell office:value-type="float" office:value="0" calcext:value-type="float">
            <text:p>0</text:p>
          </table:table-cell>
          <table:table-cell office:value-type="float" office:value="-7.66706" calcext:value-type="float">
            <text:p>-7.66706</text:p>
          </table:table-cell>
          <table:table-cell office:value-type="float" office:value="39.12086" calcext:value-type="float">
            <text:p>39.12086</text:p>
          </table:table-cell>
          <table:table-cell office:value-type="float" office:value="0.1384056" calcext:value-type="float">
            <text:p>0.1384056</text:p>
          </table:table-cell>
          <table:table-cell office:value-type="float" office:value="0.0003654538" calcext:value-type="float">
            <text:p>0.0003654538</text:p>
          </table:table-cell>
          <table:table-cell office:value-type="float" office:value="0.2017252" calcext:value-type="float">
            <text:p>0.2017252</text:p>
          </table:table-cell>
          <table:table-cell office:value-type="float" office:value="0.01088858" calcext:value-type="float">
            <text:p>0.01088858</text:p>
          </table:table-cell>
          <table:table-cell office:value-type="float" office:value="1164.475" calcext:value-type="float">
            <text:p>1164.475</text:p>
          </table:table-cell>
          <table:table-cell office:value-type="float" office:value="0.7739288" calcext:value-type="float">
            <text:p>0.7739288</text:p>
          </table:table-cell>
          <table:table-cell office:value-type="float" office:value="0" calcext:value-type="float">
            <text:p>0</text:p>
          </table:table-cell>
          <table:table-cell office:value-type="float" office:value="0.05947922" calcext:value-type="float">
            <text:p>0.05947922</text:p>
          </table:table-cell>
          <table:table-cell office:value-type="float" office:value="0.02664099" calcext:value-type="float">
            <text:p>0.02664099</text:p>
          </table:table-cell>
          <table:table-cell office:value-type="float" office:value="0.01411339" calcext:value-type="float">
            <text:p>0.01411339</text:p>
          </table:table-cell>
          <table:table-cell office:value-type="float" office:value="0.006715356" calcext:value-type="float">
            <text:p>0.006715356</text:p>
          </table:table-cell>
          <table:table-cell office:value-type="float" office:value="0.006009024" calcext:value-type="float">
            <text:p>0.006009024</text:p>
          </table:table-cell>
          <table:table-cell office:value-type="float" office:value="0.004158333" calcext:value-type="float">
            <text:p>0.004158333</text:p>
          </table:table-cell>
          <table:table-cell office:value-type="float" office:value="0.004170335" calcext:value-type="float">
            <text:p>0.004170335</text:p>
          </table:table-cell>
          <table:table-cell office:value-type="float" office:value="0.01225791" calcext:value-type="float">
            <text:p>0.01225791</text:p>
          </table:table-cell>
          <table:table-cell office:value-type="float" office:value="0.03491925" calcext:value-type="float">
            <text:p>0.03491925</text:p>
          </table:table-cell>
          <table:table-cell office:value-type="float" office:value="0.04290388" calcext:value-type="float">
            <text:p>0.04290388</text:p>
          </table:table-cell>
          <table:table-cell office:value-type="float" office:value="0.06843826" calcext:value-type="float">
            <text:p>0.06843826</text:p>
          </table:table-cell>
          <table:table-cell office:value-type="float" office:value="0.08423853" calcext:value-type="float">
            <text:p>0.08423853</text:p>
          </table:table-cell>
          <table:table-cell office:value-type="float" office:value="0.192641" calcext:value-type="float">
            <text:p>0.192641</text:p>
          </table:table-cell>
          <table:table-cell office:value-type="float" office:value="0.1956202" calcext:value-type="float">
            <text:p>0.1956202</text:p>
          </table:table-cell>
          <table:table-cell office:value-type="float" office:value="0" calcext:value-type="float">
            <text:p>0</text:p>
          </table:table-cell>
          <table:table-cell office:value-type="float" office:value="40.58598" calcext:value-type="float">
            <text:p>40.58598</text:p>
          </table:table-cell>
          <table:table-cell office:value-type="float" office:value="30.44475" calcext:value-type="float">
            <text:p>30.44475</text:p>
          </table:table-cell>
          <table:table-cell office:value-type="float" office:value="25.21381" calcext:value-type="float">
            <text:p>25.21381</text:p>
          </table:table-cell>
          <table:table-cell office:value-type="float" office:value="9.000983" calcext:value-type="float">
            <text:p>9.000983</text:p>
          </table:table-cell>
          <table:table-cell office:value-type="float" office:value="7.416333" calcext:value-type="float">
            <text:p>7.416333</text:p>
          </table:table-cell>
          <table:table-cell office:value-type="float" office:value="3.07966" calcext:value-type="float">
            <text:p>3.07966</text:p>
          </table:table-cell>
          <table:table-cell office:value-type="float" office:value="2.847728" calcext:value-type="float">
            <text:p>2.847728</text:p>
          </table:table-cell>
          <table:table-cell office:value-type="float" office:value="5.431149" calcext:value-type="float">
            <text:p>5.431149</text:p>
          </table:table-cell>
          <table:table-cell office:value-type="float" office:value="8.112018" calcext:value-type="float">
            <text:p>8.112018</text:p>
          </table:table-cell>
          <table:table-cell office:value-type="float" office:value="8.733392" calcext:value-type="float">
            <text:p>8.733392</text:p>
          </table:table-cell>
          <table:table-cell office:value-type="float" office:value="9.659836" calcext:value-type="float">
            <text:p>9.659836</text:p>
          </table:table-cell>
          <table:table-cell office:value-type="float" office:value="9.96725" calcext:value-type="float">
            <text:p>9.96725</text:p>
          </table:table-cell>
          <table:table-cell office:value-type="float" office:value="12.42074" calcext:value-type="float">
            <text:p>12.42074</text:p>
          </table:table-cell>
          <table:table-cell office:value-type="float" office:value="12.6502" calcext:value-type="float">
            <text:p>12.6502</text:p>
          </table:table-cell>
          <table:table-cell office:value-type="float" office:value="0" calcext:value-type="float">
            <text:p>0</text:p>
          </table:table-cell>
          <table:table-cell office:value-type="float" office:value="0.7429854" calcext:value-type="float">
            <text:p>0.74298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6092006" calcext:value-type="float">
            <text:p>16092006</text:p>
          </table:table-cell>
          <table:table-cell office:value-type="float" office:value="0.9983644" calcext:value-type="float">
            <text:p>0.9983644</text:p>
          </table:table-cell>
          <table:table-cell office:value-type="float" office:value="133.5342" calcext:value-type="float">
            <text:p>133.5342</text:p>
          </table:table-cell>
          <table:table-cell office:value-type="float" office:value="0" calcext:value-type="float">
            <text:p>0</text:p>
          </table:table-cell>
          <table:table-cell office:value-type="float" office:value="-7.748207" calcext:value-type="float">
            <text:p>-7.748207</text:p>
          </table:table-cell>
          <table:table-cell office:value-type="float" office:value="39.07059" calcext:value-type="float">
            <text:p>39.07059</text:p>
          </table:table-cell>
          <table:table-cell office:value-type="float" office:value="0.1391943" calcext:value-type="float">
            <text:p>0.1391943</text:p>
          </table:table-cell>
          <table:table-cell office:value-type="float" office:value="0.0003657181" calcext:value-type="float">
            <text:p>0.0003657181</text:p>
          </table:table-cell>
          <table:table-cell office:value-type="float" office:value="0.2029732" calcext:value-type="float">
            <text:p>0.2029732</text:p>
          </table:table-cell>
          <table:table-cell office:value-type="float" office:value="0.01077606" calcext:value-type="float">
            <text:p>0.01077606</text:p>
          </table:table-cell>
          <table:table-cell office:value-type="float" office:value="1164.447" calcext:value-type="float">
            <text:p>1164.447</text:p>
          </table:table-cell>
          <table:table-cell office:value-type="float" office:value="0.7772498" calcext:value-type="float">
            <text:p>0.7772498</text:p>
          </table:table-cell>
          <table:table-cell office:value-type="float" office:value="0" calcext:value-type="float">
            <text:p>0</text:p>
          </table:table-cell>
          <table:table-cell office:value-type="float" office:value="0.01841387" calcext:value-type="float">
            <text:p>0.01841387</text:p>
          </table:table-cell>
          <table:table-cell office:value-type="float" office:value="0.0170855" calcext:value-type="float">
            <text:p>0.0170855</text:p>
          </table:table-cell>
          <table:table-cell office:value-type="float" office:value="0.01335149" calcext:value-type="float">
            <text:p>0.01335149</text:p>
          </table:table-cell>
          <table:table-cell office:value-type="float" office:value="0.006204976" calcext:value-type="float">
            <text:p>0.006204976</text:p>
          </table:table-cell>
          <table:table-cell office:value-type="float" office:value="0.00540843" calcext:value-type="float">
            <text:p>0.00540843</text:p>
          </table:table-cell>
          <table:table-cell office:value-type="float" office:value="0.00407123" calcext:value-type="float">
            <text:p>0.00407123</text:p>
          </table:table-cell>
          <table:table-cell office:value-type="float" office:value="0.004276251" calcext:value-type="float">
            <text:p>0.004276251</text:p>
          </table:table-cell>
          <table:table-cell office:value-type="float" office:value="0.0123303" calcext:value-type="float">
            <text:p>0.0123303</text:p>
          </table:table-cell>
          <table:table-cell office:value-type="float" office:value="0.03519642" calcext:value-type="float">
            <text:p>0.03519642</text:p>
          </table:table-cell>
          <table:table-cell office:value-type="float" office:value="0.04331532" calcext:value-type="float">
            <text:p>0.04331532</text:p>
          </table:table-cell>
          <table:table-cell office:value-type="float" office:value="0.06915046" calcext:value-type="float">
            <text:p>0.06915046</text:p>
          </table:table-cell>
          <table:table-cell office:value-type="float" office:value="0.08499991" calcext:value-type="float">
            <text:p>0.08499991</text:p>
          </table:table-cell>
          <table:table-cell office:value-type="float" office:value="0.1926456" calcext:value-type="float">
            <text:p>0.1926456</text:p>
          </table:table-cell>
          <table:table-cell office:value-type="float" office:value="0.1956376" calcext:value-type="float">
            <text:p>0.1956376</text:p>
          </table:table-cell>
          <table:table-cell office:value-type="float" office:value="0" calcext:value-type="float">
            <text:p>0</text:p>
          </table:table-cell>
          <table:table-cell office:value-type="float" office:value="40.43379" calcext:value-type="float">
            <text:p>40.43379</text:p>
          </table:table-cell>
          <table:table-cell office:value-type="float" office:value="30.30655" calcext:value-type="float">
            <text:p>30.30655</text:p>
          </table:table-cell>
          <table:table-cell office:value-type="float" office:value="25.09579" calcext:value-type="float">
            <text:p>25.09579</text:p>
          </table:table-cell>
          <table:table-cell office:value-type="float" office:value="8.961293" calcext:value-type="float">
            <text:p>8.961293</text:p>
          </table:table-cell>
          <table:table-cell office:value-type="float" office:value="7.384509" calcext:value-type="float">
            <text:p>7.384509</text:p>
          </table:table-cell>
          <table:table-cell office:value-type="float" office:value="3.075456" calcext:value-type="float">
            <text:p>3.075456</text:p>
          </table:table-cell>
          <table:table-cell office:value-type="float" office:value="2.842978" calcext:value-type="float">
            <text:p>2.842978</text:p>
          </table:table-cell>
          <table:table-cell office:value-type="float" office:value="5.42277" calcext:value-type="float">
            <text:p>5.42277</text:p>
          </table:table-cell>
          <table:table-cell office:value-type="float" office:value="8.099757" calcext:value-type="float">
            <text:p>8.099757</text:p>
          </table:table-cell>
          <table:table-cell office:value-type="float" office:value="8.715278" calcext:value-type="float">
            <text:p>8.715278</text:p>
          </table:table-cell>
          <table:table-cell office:value-type="float" office:value="9.643305" calcext:value-type="float">
            <text:p>9.643305</text:p>
          </table:table-cell>
          <table:table-cell office:value-type="float" office:value="9.952267" calcext:value-type="float">
            <text:p>9.952267</text:p>
          </table:table-cell>
          <table:table-cell office:value-type="float" office:value="12.42213" calcext:value-type="float">
            <text:p>12.42213</text:p>
          </table:table-cell>
          <table:table-cell office:value-type="float" office:value="12.65117" calcext:value-type="float">
            <text:p>12.65117</text:p>
          </table:table-cell>
          <table:table-cell office:value-type="float" office:value="0" calcext:value-type="float">
            <text:p>0</text:p>
          </table:table-cell>
          <table:table-cell office:value-type="float" office:value="0.1056585" calcext:value-type="float">
            <text:p>0.10565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7092006" calcext:value-type="float">
            <text:p>17092006</text:p>
          </table:table-cell>
          <table:table-cell office:value-type="float" office:value="0.9997806" calcext:value-type="float">
            <text:p>0.9997806</text:p>
          </table:table-cell>
          <table:table-cell office:value-type="float" office:value="133.5318" calcext:value-type="float">
            <text:p>133.5318</text:p>
          </table:table-cell>
          <table:table-cell office:value-type="float" office:value="0" calcext:value-type="float">
            <text:p>0</text:p>
          </table:table-cell>
          <table:table-cell office:value-type="float" office:value="-7.82593" calcext:value-type="float">
            <text:p>-7.82593</text:p>
          </table:table-cell>
          <table:table-cell office:value-type="float" office:value="39.02119" calcext:value-type="float">
            <text:p>39.02119</text:p>
          </table:table-cell>
          <table:table-cell office:value-type="float" office:value="0.1391943" calcext:value-type="float">
            <text:p>0.1391943</text:p>
          </table:table-cell>
          <table:table-cell office:value-type="float" office:value="0.0003657181" calcext:value-type="float">
            <text:p>0.0003657181</text:p>
          </table:table-cell>
          <table:table-cell office:value-type="float" office:value="0.2029732" calcext:value-type="float">
            <text:p>0.2029732</text:p>
          </table:table-cell>
          <table:table-cell office:value-type="float" office:value="0.01077607" calcext:value-type="float">
            <text:p>0.01077607</text:p>
          </table:table-cell>
          <table:table-cell office:value-type="float" office:value="1164.419" calcext:value-type="float">
            <text:p>1164.419</text:p>
          </table:table-cell>
          <table:table-cell office:value-type="float" office:value="0.7801346" calcext:value-type="float">
            <text:p>0.7801346</text:p>
          </table:table-cell>
          <table:table-cell office:value-type="float" office:value="0" calcext:value-type="float">
            <text:p>0</text:p>
          </table:table-cell>
          <table:table-cell office:value-type="float" office:value="0.01709609" calcext:value-type="float">
            <text:p>0.01709609</text:p>
          </table:table-cell>
          <table:table-cell office:value-type="float" office:value="0.01655972" calcext:value-type="float">
            <text:p>0.01655972</text:p>
          </table:table-cell>
          <table:table-cell office:value-type="float" office:value="0.01299251" calcext:value-type="float">
            <text:p>0.01299251</text:p>
          </table:table-cell>
          <table:table-cell office:value-type="float" office:value="0.006064215" calcext:value-type="float">
            <text:p>0.006064215</text:p>
          </table:table-cell>
          <table:table-cell office:value-type="float" office:value="0.005314202" calcext:value-type="float">
            <text:p>0.005314202</text:p>
          </table:table-cell>
          <table:table-cell office:value-type="float" office:value="0.004005272" calcext:value-type="float">
            <text:p>0.004005272</text:p>
          </table:table-cell>
          <table:table-cell office:value-type="float" office:value="0.004264179" calcext:value-type="float">
            <text:p>0.004264179</text:p>
          </table:table-cell>
          <table:table-cell office:value-type="float" office:value="0.01243452" calcext:value-type="float">
            <text:p>0.01243452</text:p>
          </table:table-cell>
          <table:table-cell office:value-type="float" office:value="0.0354856" calcext:value-type="float">
            <text:p>0.0354856</text:p>
          </table:table-cell>
          <table:table-cell office:value-type="float" office:value="0.04371152" calcext:value-type="float">
            <text:p>0.04371152</text:p>
          </table:table-cell>
          <table:table-cell office:value-type="float" office:value="0.0698454" calcext:value-type="float">
            <text:p>0.0698454</text:p>
          </table:table-cell>
          <table:table-cell office:value-type="float" office:value="0.08586472" calcext:value-type="float">
            <text:p>0.08586472</text:p>
          </table:table-cell>
          <table:table-cell office:value-type="float" office:value="0.1926603" calcext:value-type="float">
            <text:p>0.1926603</text:p>
          </table:table-cell>
          <table:table-cell office:value-type="float" office:value="0.1956497" calcext:value-type="float">
            <text:p>0.1956497</text:p>
          </table:table-cell>
          <table:table-cell office:value-type="float" office:value="0" calcext:value-type="float">
            <text:p>0</text:p>
          </table:table-cell>
          <table:table-cell office:value-type="float" office:value="40.28661" calcext:value-type="float">
            <text:p>40.28661</text:p>
          </table:table-cell>
          <table:table-cell office:value-type="float" office:value="30.17475" calcext:value-type="float">
            <text:p>30.17475</text:p>
          </table:table-cell>
          <table:table-cell office:value-type="float" office:value="24.98432" calcext:value-type="float">
            <text:p>24.98432</text:p>
          </table:table-cell>
          <table:table-cell office:value-type="float" office:value="8.921581" calcext:value-type="float">
            <text:p>8.921581</text:p>
          </table:table-cell>
          <table:table-cell office:value-type="float" office:value="7.351169" calcext:value-type="float">
            <text:p>7.351169</text:p>
          </table:table-cell>
          <table:table-cell office:value-type="float" office:value="3.07099" calcext:value-type="float">
            <text:p>3.07099</text:p>
          </table:table-cell>
          <table:table-cell office:value-type="float" office:value="2.838086" calcext:value-type="float">
            <text:p>2.838086</text:p>
          </table:table-cell>
          <table:table-cell office:value-type="float" office:value="5.414347" calcext:value-type="float">
            <text:p>5.414347</text:p>
          </table:table-cell>
          <table:table-cell office:value-type="float" office:value="8.087545" calcext:value-type="float">
            <text:p>8.087545</text:p>
          </table:table-cell>
          <table:table-cell office:value-type="float" office:value="8.697271" calcext:value-type="float">
            <text:p>8.697271</text:p>
          </table:table-cell>
          <table:table-cell office:value-type="float" office:value="9.62694" calcext:value-type="float">
            <text:p>9.62694</text:p>
          </table:table-cell>
          <table:table-cell office:value-type="float" office:value="9.937497" calcext:value-type="float">
            <text:p>9.937497</text:p>
          </table:table-cell>
          <table:table-cell office:value-type="float" office:value="12.42352" calcext:value-type="float">
            <text:p>12.42352</text:p>
          </table:table-cell>
          <table:table-cell office:value-type="float" office:value="12.65239" calcext:value-type="float">
            <text:p>12.65239</text:p>
          </table:table-cell>
          <table:table-cell office:value-type="float" office:value="0" calcext:value-type="float">
            <text:p>0</text:p>
          </table:table-cell>
          <table:table-cell office:value-type="float" office:value="0.08397821" calcext:value-type="float">
            <text:p>0.083978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8092006" calcext:value-type="float">
            <text:p>18092006</text:p>
          </table:table-cell>
          <table:table-cell office:value-type="float" office:value="1.001236" calcext:value-type="float">
            <text:p>1.001236</text:p>
          </table:table-cell>
          <table:table-cell office:value-type="float" office:value="133.5299" calcext:value-type="float">
            <text:p>133.5299</text:p>
          </table:table-cell>
          <table:table-cell office:value-type="float" office:value="0" calcext:value-type="float">
            <text:p>0</text:p>
          </table:table-cell>
          <table:table-cell office:value-type="float" office:value="-7.902565" calcext:value-type="float">
            <text:p>-7.902565</text:p>
          </table:table-cell>
          <table:table-cell office:value-type="float" office:value="38.97253" calcext:value-type="float">
            <text:p>38.97253</text:p>
          </table:table-cell>
          <table:table-cell office:value-type="float" office:value="0.1391943" calcext:value-type="float">
            <text:p>0.1391943</text:p>
          </table:table-cell>
          <table:table-cell office:value-type="float" office:value="0.0003657181" calcext:value-type="float">
            <text:p>0.0003657181</text:p>
          </table:table-cell>
          <table:table-cell office:value-type="float" office:value="0.2029732" calcext:value-type="float">
            <text:p>0.2029732</text:p>
          </table:table-cell>
          <table:table-cell office:value-type="float" office:value="0.01065618" calcext:value-type="float">
            <text:p>0.01065618</text:p>
          </table:table-cell>
          <table:table-cell office:value-type="float" office:value="1164.392" calcext:value-type="float">
            <text:p>1164.392</text:p>
          </table:table-cell>
          <table:table-cell office:value-type="float" office:value="0.7825394" calcext:value-type="float">
            <text:p>0.7825394</text:p>
          </table:table-cell>
          <table:table-cell office:value-type="float" office:value="0" calcext:value-type="float">
            <text:p>0</text:p>
          </table:table-cell>
          <table:table-cell office:value-type="float" office:value="0.01677604" calcext:value-type="float">
            <text:p>0.01677604</text:p>
          </table:table-cell>
          <table:table-cell office:value-type="float" office:value="0.01631123" calcext:value-type="float">
            <text:p>0.01631123</text:p>
          </table:table-cell>
          <table:table-cell office:value-type="float" office:value="0.01278825" calcext:value-type="float">
            <text:p>0.01278825</text:p>
          </table:table-cell>
          <table:table-cell office:value-type="float" office:value="0.005965338" calcext:value-type="float">
            <text:p>0.005965338</text:p>
          </table:table-cell>
          <table:table-cell office:value-type="float" office:value="0.005236449" calcext:value-type="float">
            <text:p>0.005236449</text:p>
          </table:table-cell>
          <table:table-cell office:value-type="float" office:value="0.003941481" calcext:value-type="float">
            <text:p>0.003941481</text:p>
          </table:table-cell>
          <table:table-cell office:value-type="float" office:value="0.004245637" calcext:value-type="float">
            <text:p>0.004245637</text:p>
          </table:table-cell>
          <table:table-cell office:value-type="float" office:value="0.01265208" calcext:value-type="float">
            <text:p>0.01265208</text:p>
          </table:table-cell>
          <table:table-cell office:value-type="float" office:value="0.03589749" calcext:value-type="float">
            <text:p>0.03589749</text:p>
          </table:table-cell>
          <table:table-cell office:value-type="float" office:value="0.04411581" calcext:value-type="float">
            <text:p>0.04411581</text:p>
          </table:table-cell>
          <table:table-cell office:value-type="float" office:value="0.07053004" calcext:value-type="float">
            <text:p>0.07053004</text:p>
          </table:table-cell>
          <table:table-cell office:value-type="float" office:value="0.08677348" calcext:value-type="float">
            <text:p>0.08677348</text:p>
          </table:table-cell>
          <table:table-cell office:value-type="float" office:value="0.1927131" calcext:value-type="float">
            <text:p>0.1927131</text:p>
          </table:table-cell>
          <table:table-cell office:value-type="float" office:value="0.1956481" calcext:value-type="float">
            <text:p>0.1956481</text:p>
          </table:table-cell>
          <table:table-cell office:value-type="float" office:value="0" calcext:value-type="float">
            <text:p>0</text:p>
          </table:table-cell>
          <table:table-cell office:value-type="float" office:value="40.14195" calcext:value-type="float">
            <text:p>40.14195</text:p>
          </table:table-cell>
          <table:table-cell office:value-type="float" office:value="30.04601" calcext:value-type="float">
            <text:p>30.04601</text:p>
          </table:table-cell>
          <table:table-cell office:value-type="float" office:value="24.87571" calcext:value-type="float">
            <text:p>24.87571</text:p>
          </table:table-cell>
          <table:table-cell office:value-type="float" office:value="8.883114" calcext:value-type="float">
            <text:p>8.883114</text:p>
          </table:table-cell>
          <table:table-cell office:value-type="float" office:value="7.319109" calcext:value-type="float">
            <text:p>7.319109</text:p>
          </table:table-cell>
          <table:table-cell office:value-type="float" office:value="3.066411" calcext:value-type="float">
            <text:p>3.066411</text:p>
          </table:table-cell>
          <table:table-cell office:value-type="float" office:value="2.833279" calcext:value-type="float">
            <text:p>2.833279</text:p>
          </table:table-cell>
          <table:table-cell office:value-type="float" office:value="5.405934" calcext:value-type="float">
            <text:p>5.405934</text:p>
          </table:table-cell>
          <table:table-cell office:value-type="float" office:value="8.075397" calcext:value-type="float">
            <text:p>8.075397</text:p>
          </table:table-cell>
          <table:table-cell office:value-type="float" office:value="8.679385" calcext:value-type="float">
            <text:p>8.679385</text:p>
          </table:table-cell>
          <table:table-cell office:value-type="float" office:value="9.610742" calcext:value-type="float">
            <text:p>9.610742</text:p>
          </table:table-cell>
          <table:table-cell office:value-type="float" office:value="9.92298" calcext:value-type="float">
            <text:p>9.92298</text:p>
          </table:table-cell>
          <table:table-cell office:value-type="float" office:value="12.42496" calcext:value-type="float">
            <text:p>12.42496</text:p>
          </table:table-cell>
          <table:table-cell office:value-type="float" office:value="12.65363" calcext:value-type="float">
            <text:p>12.65363</text:p>
          </table:table-cell>
          <table:table-cell office:value-type="float" office:value="0" calcext:value-type="float">
            <text:p>0</text:p>
          </table:table-cell>
          <table:table-cell office:value-type="float" office:value="0.07326263" calcext:value-type="float">
            <text:p>0.073262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092006" calcext:value-type="float">
            <text:p>19092006</text:p>
          </table:table-cell>
          <table:table-cell office:value-type="float" office:value="1.002679" calcext:value-type="float">
            <text:p>1.002679</text:p>
          </table:table-cell>
          <table:table-cell office:value-type="float" office:value="133.5281" calcext:value-type="float">
            <text:p>133.5281</text:p>
          </table:table-cell>
          <table:table-cell office:value-type="float" office:value="0" calcext:value-type="float">
            <text:p>0</text:p>
          </table:table-cell>
          <table:table-cell office:value-type="float" office:value="-7.97825" calcext:value-type="float">
            <text:p>-7.97825</text:p>
          </table:table-cell>
          <table:table-cell office:value-type="float" office:value="38.92455" calcext:value-type="float">
            <text:p>38.92455</text:p>
          </table:table-cell>
          <table:table-cell office:value-type="float" office:value="0.1391943" calcext:value-type="float">
            <text:p>0.1391943</text:p>
          </table:table-cell>
          <table:table-cell office:value-type="float" office:value="0.0003657181" calcext:value-type="float">
            <text:p>0.0003657181</text:p>
          </table:table-cell>
          <table:table-cell office:value-type="float" office:value="0.2029732" calcext:value-type="float">
            <text:p>0.2029732</text:p>
          </table:table-cell>
          <table:table-cell office:value-type="float" office:value="0.01049476" calcext:value-type="float">
            <text:p>0.01049476</text:p>
          </table:table-cell>
          <table:table-cell office:value-type="float" office:value="1164.364" calcext:value-type="float">
            <text:p>1164.364</text:p>
          </table:table-cell>
          <table:table-cell office:value-type="float" office:value="0.784745" calcext:value-type="float">
            <text:p>0.784745</text:p>
          </table:table-cell>
          <table:table-cell office:value-type="float" office:value="0" calcext:value-type="float">
            <text:p>0</text:p>
          </table:table-cell>
          <table:table-cell office:value-type="float" office:value="0.0167018" calcext:value-type="float">
            <text:p>0.0167018</text:p>
          </table:table-cell>
          <table:table-cell office:value-type="float" office:value="0.01624426" calcext:value-type="float">
            <text:p>0.01624426</text:p>
          </table:table-cell>
          <table:table-cell office:value-type="float" office:value="0.01272895" calcext:value-type="float">
            <text:p>0.01272895</text:p>
          </table:table-cell>
          <table:table-cell office:value-type="float" office:value="0.005936529" calcext:value-type="float">
            <text:p>0.005936529</text:p>
          </table:table-cell>
          <table:table-cell office:value-type="float" office:value="0.005208672" calcext:value-type="float">
            <text:p>0.005208672</text:p>
          </table:table-cell>
          <table:table-cell office:value-type="float" office:value="0.003904053" calcext:value-type="float">
            <text:p>0.003904053</text:p>
          </table:table-cell>
          <table:table-cell office:value-type="float" office:value="0.004231678" calcext:value-type="float">
            <text:p>0.004231678</text:p>
          </table:table-cell>
          <table:table-cell office:value-type="float" office:value="0.01291916" calcext:value-type="float">
            <text:p>0.01291916</text:p>
          </table:table-cell>
          <table:table-cell office:value-type="float" office:value="0.03646229" calcext:value-type="float">
            <text:p>0.03646229</text:p>
          </table:table-cell>
          <table:table-cell office:value-type="float" office:value="0.04456652" calcext:value-type="float">
            <text:p>0.04456652</text:p>
          </table:table-cell>
          <table:table-cell office:value-type="float" office:value="0.07121433" calcext:value-type="float">
            <text:p>0.07121433</text:p>
          </table:table-cell>
          <table:table-cell office:value-type="float" office:value="0.08764484" calcext:value-type="float">
            <text:p>0.08764484</text:p>
          </table:table-cell>
          <table:table-cell office:value-type="float" office:value="0.1926974" calcext:value-type="float">
            <text:p>0.1926974</text:p>
          </table:table-cell>
          <table:table-cell office:value-type="float" office:value="0.1956743" calcext:value-type="float">
            <text:p>0.1956743</text:p>
          </table:table-cell>
          <table:table-cell office:value-type="float" office:value="0" calcext:value-type="float">
            <text:p>0</text:p>
          </table:table-cell>
          <table:table-cell office:value-type="float" office:value="40.00002" calcext:value-type="float">
            <text:p>40.00002</text:p>
          </table:table-cell>
          <table:table-cell office:value-type="float" office:value="29.9203" calcext:value-type="float">
            <text:p>29.9203</text:p>
          </table:table-cell>
          <table:table-cell office:value-type="float" office:value="24.76984" calcext:value-type="float">
            <text:p>24.76984</text:p>
          </table:table-cell>
          <table:table-cell office:value-type="float" office:value="8.845796" calcext:value-type="float">
            <text:p>8.845796</text:p>
          </table:table-cell>
          <table:table-cell office:value-type="float" office:value="7.288183" calcext:value-type="float">
            <text:p>7.288183</text:p>
          </table:table-cell>
          <table:table-cell office:value-type="float" office:value="3.061704" calcext:value-type="float">
            <text:p>3.061704</text:p>
          </table:table-cell>
          <table:table-cell office:value-type="float" office:value="2.82856" calcext:value-type="float">
            <text:p>2.82856</text:p>
          </table:table-cell>
          <table:table-cell office:value-type="float" office:value="5.397549" calcext:value-type="float">
            <text:p>5.397549</text:p>
          </table:table-cell>
          <table:table-cell office:value-type="float" office:value="8.063332" calcext:value-type="float">
            <text:p>8.063332</text:p>
          </table:table-cell>
          <table:table-cell office:value-type="float" office:value="8.661616" calcext:value-type="float">
            <text:p>8.661616</text:p>
          </table:table-cell>
          <table:table-cell office:value-type="float" office:value="9.594705" calcext:value-type="float">
            <text:p>9.594705</text:p>
          </table:table-cell>
          <table:table-cell office:value-type="float" office:value="9.908714" calcext:value-type="float">
            <text:p>9.908714</text:p>
          </table:table-cell>
          <table:table-cell office:value-type="float" office:value="12.42638" calcext:value-type="float">
            <text:p>12.42638</text:p>
          </table:table-cell>
          <table:table-cell office:value-type="float" office:value="12.65485" calcext:value-type="float">
            <text:p>12.65485</text:p>
          </table:table-cell>
          <table:table-cell office:value-type="float" office:value="0" calcext:value-type="float">
            <text:p>0</text:p>
          </table:table-cell>
          <table:table-cell office:value-type="float" office:value="0.06360016" calcext:value-type="float">
            <text:p>0.063600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092006" calcext:value-type="float">
            <text:p>20092006</text:p>
          </table:table-cell>
          <table:table-cell office:value-type="float" office:value="1.004073" calcext:value-type="float">
            <text:p>1.004073</text:p>
          </table:table-cell>
          <table:table-cell office:value-type="float" office:value="133.5263" calcext:value-type="float">
            <text:p>133.5263</text:p>
          </table:table-cell>
          <table:table-cell office:value-type="float" office:value="0" calcext:value-type="float">
            <text:p>0</text:p>
          </table:table-cell>
          <table:table-cell office:value-type="float" office:value="-8.05327" calcext:value-type="float">
            <text:p>-8.05327</text:p>
          </table:table-cell>
          <table:table-cell office:value-type="float" office:value="38.87724" calcext:value-type="float">
            <text:p>38.87724</text:p>
          </table:table-cell>
          <table:table-cell office:value-type="float" office:value="0.1391943" calcext:value-type="float">
            <text:p>0.1391943</text:p>
          </table:table-cell>
          <table:table-cell office:value-type="float" office:value="0.00036572" calcext:value-type="float">
            <text:p>0.00036572</text:p>
          </table:table-cell>
          <table:table-cell office:value-type="float" office:value="0.2029732" calcext:value-type="float">
            <text:p>0.2029732</text:p>
          </table:table-cell>
          <table:table-cell office:value-type="float" office:value="0.01036523" calcext:value-type="float">
            <text:p>0.01036523</text:p>
          </table:table-cell>
          <table:table-cell office:value-type="float" office:value="1164.336" calcext:value-type="float">
            <text:p>1164.336</text:p>
          </table:table-cell>
          <table:table-cell office:value-type="float" office:value="0.7869977" calcext:value-type="float">
            <text:p>0.7869977</text:p>
          </table:table-cell>
          <table:table-cell office:value-type="float" office:value="0" calcext:value-type="float">
            <text:p>0</text:p>
          </table:table-cell>
          <table:table-cell office:value-type="float" office:value="0.04907214" calcext:value-type="float">
            <text:p>0.04907214</text:p>
          </table:table-cell>
          <table:table-cell office:value-type="float" office:value="0.02557284" calcext:value-type="float">
            <text:p>0.02557284</text:p>
          </table:table-cell>
          <table:table-cell office:value-type="float" office:value="0.01460244" calcext:value-type="float">
            <text:p>0.01460244</text:p>
          </table:table-cell>
          <table:table-cell office:value-type="float" office:value="0.006329251" calcext:value-type="float">
            <text:p>0.006329251</text:p>
          </table:table-cell>
          <table:table-cell office:value-type="float" office:value="0.005237466" calcext:value-type="float">
            <text:p>0.005237466</text:p>
          </table:table-cell>
          <table:table-cell office:value-type="float" office:value="0.003889113" calcext:value-type="float">
            <text:p>0.003889113</text:p>
          </table:table-cell>
          <table:table-cell office:value-type="float" office:value="0.004203955" calcext:value-type="float">
            <text:p>0.004203955</text:p>
          </table:table-cell>
          <table:table-cell office:value-type="float" office:value="0.01314805" calcext:value-type="float">
            <text:p>0.01314805</text:p>
          </table:table-cell>
          <table:table-cell office:value-type="float" office:value="0.03709251" calcext:value-type="float">
            <text:p>0.03709251</text:p>
          </table:table-cell>
          <table:table-cell office:value-type="float" office:value="0.04507668" calcext:value-type="float">
            <text:p>0.04507668</text:p>
          </table:table-cell>
          <table:table-cell office:value-type="float" office:value="0.07192536" calcext:value-type="float">
            <text:p>0.07192536</text:p>
          </table:table-cell>
          <table:table-cell office:value-type="float" office:value="0.08858862" calcext:value-type="float">
            <text:p>0.08858862</text:p>
          </table:table-cell>
          <table:table-cell office:value-type="float" office:value="0.1927063" calcext:value-type="float">
            <text:p>0.1927063</text:p>
          </table:table-cell>
          <table:table-cell office:value-type="float" office:value="0.1956908" calcext:value-type="float">
            <text:p>0.1956908</text:p>
          </table:table-cell>
          <table:table-cell office:value-type="float" office:value="0" calcext:value-type="float">
            <text:p>0</text:p>
          </table:table-cell>
          <table:table-cell office:value-type="float" office:value="39.86019" calcext:value-type="float">
            <text:p>39.86019</text:p>
          </table:table-cell>
          <table:table-cell office:value-type="float" office:value="29.79693" calcext:value-type="float">
            <text:p>29.79693</text:p>
          </table:table-cell>
          <table:table-cell office:value-type="float" office:value="24.6667" calcext:value-type="float">
            <text:p>24.6667</text:p>
          </table:table-cell>
          <table:table-cell office:value-type="float" office:value="8.809641" calcext:value-type="float">
            <text:p>8.809641</text:p>
          </table:table-cell>
          <table:table-cell office:value-type="float" office:value="7.258368" calcext:value-type="float">
            <text:p>7.258368</text:p>
          </table:table-cell>
          <table:table-cell office:value-type="float" office:value="3.056853" calcext:value-type="float">
            <text:p>3.056853</text:p>
          </table:table-cell>
          <table:table-cell office:value-type="float" office:value="2.823926" calcext:value-type="float">
            <text:p>2.823926</text:p>
          </table:table-cell>
          <table:table-cell office:value-type="float" office:value="5.389193" calcext:value-type="float">
            <text:p>5.389193</text:p>
          </table:table-cell>
          <table:table-cell office:value-type="float" office:value="8.051373" calcext:value-type="float">
            <text:p>8.051373</text:p>
          </table:table-cell>
          <table:table-cell office:value-type="float" office:value="8.643974" calcext:value-type="float">
            <text:p>8.643974</text:p>
          </table:table-cell>
          <table:table-cell office:value-type="float" office:value="9.578834" calcext:value-type="float">
            <text:p>9.578834</text:p>
          </table:table-cell>
          <table:table-cell office:value-type="float" office:value="9.894697" calcext:value-type="float">
            <text:p>9.894697</text:p>
          </table:table-cell>
          <table:table-cell office:value-type="float" office:value="12.42778" calcext:value-type="float">
            <text:p>12.42778</text:p>
          </table:table-cell>
          <table:table-cell office:value-type="float" office:value="12.65608" calcext:value-type="float">
            <text:p>12.65608</text:p>
          </table:table-cell>
          <table:table-cell office:value-type="float" office:value="0" calcext:value-type="float">
            <text:p>0</text:p>
          </table:table-cell>
          <table:table-cell office:value-type="float" office:value="0.2619158" calcext:value-type="float">
            <text:p>0.26191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1092006" calcext:value-type="float">
            <text:p>21092006</text:p>
          </table:table-cell>
          <table:table-cell office:value-type="float" office:value="1.005397" calcext:value-type="float">
            <text:p>1.005397</text:p>
          </table:table-cell>
          <table:table-cell office:value-type="float" office:value="133.5245" calcext:value-type="float">
            <text:p>133.5245</text:p>
          </table:table-cell>
          <table:table-cell office:value-type="float" office:value="0" calcext:value-type="float">
            <text:p>0</text:p>
          </table:table-cell>
          <table:table-cell office:value-type="float" office:value="-8.132795" calcext:value-type="float">
            <text:p>-8.132795</text:p>
          </table:table-cell>
          <table:table-cell office:value-type="float" office:value="38.82817" calcext:value-type="float">
            <text:p>38.82817</text:p>
          </table:table-cell>
          <table:table-cell office:value-type="float" office:value="0.1391943" calcext:value-type="float">
            <text:p>0.1391943</text:p>
          </table:table-cell>
          <table:table-cell office:value-type="float" office:value="0.0003657653" calcext:value-type="float">
            <text:p>0.0003657653</text:p>
          </table:table-cell>
          <table:table-cell office:value-type="float" office:value="0.2029732" calcext:value-type="float">
            <text:p>0.2029732</text:p>
          </table:table-cell>
          <table:table-cell office:value-type="float" office:value="0.01036551" calcext:value-type="float">
            <text:p>0.01036551</text:p>
          </table:table-cell>
          <table:table-cell office:value-type="float" office:value="1164.309" calcext:value-type="float">
            <text:p>1164.309</text:p>
          </table:table-cell>
          <table:table-cell office:value-type="float" office:value="0.7894667" calcext:value-type="float">
            <text:p>0.7894667</text:p>
          </table:table-cell>
          <table:table-cell office:value-type="float" office:value="0" calcext:value-type="float">
            <text:p>0</text:p>
          </table:table-cell>
          <table:table-cell office:value-type="float" office:value="0.01670198" calcext:value-type="float">
            <text:p>0.01670198</text:p>
          </table:table-cell>
          <table:table-cell office:value-type="float" office:value="0.01618838" calcext:value-type="float">
            <text:p>0.01618838</text:p>
          </table:table-cell>
          <table:table-cell office:value-type="float" office:value="0.01265319" calcext:value-type="float">
            <text:p>0.01265319</text:p>
          </table:table-cell>
          <table:table-cell office:value-type="float" office:value="0.00590283" calcext:value-type="float">
            <text:p>0.00590283</text:p>
          </table:table-cell>
          <table:table-cell office:value-type="float" office:value="0.005175201" calcext:value-type="float">
            <text:p>0.005175201</text:p>
          </table:table-cell>
          <table:table-cell office:value-type="float" office:value="0.003784423" calcext:value-type="float">
            <text:p>0.003784423</text:p>
          </table:table-cell>
          <table:table-cell office:value-type="float" office:value="0.004168642" calcext:value-type="float">
            <text:p>0.004168642</text:p>
          </table:table-cell>
          <table:table-cell office:value-type="float" office:value="0.01263349" calcext:value-type="float">
            <text:p>0.01263349</text:p>
          </table:table-cell>
          <table:table-cell office:value-type="float" office:value="0.03769282" calcext:value-type="float">
            <text:p>0.03769282</text:p>
          </table:table-cell>
          <table:table-cell office:value-type="float" office:value="0.04562901" calcext:value-type="float">
            <text:p>0.04562901</text:p>
          </table:table-cell>
          <table:table-cell office:value-type="float" office:value="0.07267626" calcext:value-type="float">
            <text:p>0.07267626</text:p>
          </table:table-cell>
          <table:table-cell office:value-type="float" office:value="0.08938395" calcext:value-type="float">
            <text:p>0.08938395</text:p>
          </table:table-cell>
          <table:table-cell office:value-type="float" office:value="0.1927236" calcext:value-type="float">
            <text:p>0.1927236</text:p>
          </table:table-cell>
          <table:table-cell office:value-type="float" office:value="0.1957029" calcext:value-type="float">
            <text:p>0.1957029</text:p>
          </table:table-cell>
          <table:table-cell office:value-type="float" office:value="0" calcext:value-type="float">
            <text:p>0</text:p>
          </table:table-cell>
          <table:table-cell office:value-type="float" office:value="39.71129" calcext:value-type="float">
            <text:p>39.71129</text:p>
          </table:table-cell>
          <table:table-cell office:value-type="float" office:value="29.66396" calcext:value-type="float">
            <text:p>29.66396</text:p>
          </table:table-cell>
          <table:table-cell office:value-type="float" office:value="24.55425" calcext:value-type="float">
            <text:p>24.55425</text:p>
          </table:table-cell>
          <table:table-cell office:value-type="float" office:value="8.770343" calcext:value-type="float">
            <text:p>8.770343</text:p>
          </table:table-cell>
          <table:table-cell office:value-type="float" office:value="7.22594" calcext:value-type="float">
            <text:p>7.22594</text:p>
          </table:table-cell>
          <table:table-cell office:value-type="float" office:value="3.048956" calcext:value-type="float">
            <text:p>3.048956</text:p>
          </table:table-cell>
          <table:table-cell office:value-type="float" office:value="2.817382" calcext:value-type="float">
            <text:p>2.817382</text:p>
          </table:table-cell>
          <table:table-cell office:value-type="float" office:value="5.380004" calcext:value-type="float">
            <text:p>5.380004</text:p>
          </table:table-cell>
          <table:table-cell office:value-type="float" office:value="8.039515" calcext:value-type="float">
            <text:p>8.039515</text:p>
          </table:table-cell>
          <table:table-cell office:value-type="float" office:value="8.626475" calcext:value-type="float">
            <text:p>8.626475</text:p>
          </table:table-cell>
          <table:table-cell office:value-type="float" office:value="9.563141" calcext:value-type="float">
            <text:p>9.563141</text:p>
          </table:table-cell>
          <table:table-cell office:value-type="float" office:value="9.88093" calcext:value-type="float">
            <text:p>9.88093</text:p>
          </table:table-cell>
          <table:table-cell office:value-type="float" office:value="12.42917" calcext:value-type="float">
            <text:p>12.42917</text:p>
          </table:table-cell>
          <table:table-cell office:value-type="float" office:value="12.65731" calcext:value-type="float">
            <text:p>12.65731</text:p>
          </table:table-cell>
          <table:table-cell office:value-type="float" office:value="0" calcext:value-type="float">
            <text:p>0</text:p>
          </table:table-cell>
          <table:table-cell office:value-type="float" office:value="0.06362557" calcext:value-type="float">
            <text:p>0.063625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2092006" calcext:value-type="float">
            <text:p>22092006</text:p>
          </table:table-cell>
          <table:table-cell office:value-type="float" office:value="1.00667" calcext:value-type="float">
            <text:p>1.00667</text:p>
          </table:table-cell>
          <table:table-cell office:value-type="float" office:value="133.5227" calcext:value-type="float">
            <text:p>133.5227</text:p>
          </table:table-cell>
          <table:table-cell office:value-type="float" office:value="0" calcext:value-type="float">
            <text:p>0</text:p>
          </table:table-cell>
          <table:table-cell office:value-type="float" office:value="-8.208937" calcext:value-type="float">
            <text:p>-8.208937</text:p>
          </table:table-cell>
          <table:table-cell office:value-type="float" office:value="38.78021" calcext:value-type="float">
            <text:p>38.78021</text:p>
          </table:table-cell>
          <table:table-cell office:value-type="float" office:value="0.1391943" calcext:value-type="float">
            <text:p>0.1391943</text:p>
          </table:table-cell>
          <table:table-cell office:value-type="float" office:value="0.0003657653" calcext:value-type="float">
            <text:p>0.0003657653</text:p>
          </table:table-cell>
          <table:table-cell office:value-type="float" office:value="0.2029732" calcext:value-type="float">
            <text:p>0.2029732</text:p>
          </table:table-cell>
          <table:table-cell office:value-type="float" office:value="0.01036551" calcext:value-type="float">
            <text:p>0.01036551</text:p>
          </table:table-cell>
          <table:table-cell office:value-type="float" office:value="1164.281" calcext:value-type="float">
            <text:p>1164.281</text:p>
          </table:table-cell>
          <table:table-cell office:value-type="float" office:value="0.7921327" calcext:value-type="float">
            <text:p>0.7921327</text:p>
          </table:table-cell>
          <table:table-cell office:value-type="float" office:value="0" calcext:value-type="float">
            <text:p>0</text:p>
          </table:table-cell>
          <table:table-cell office:value-type="float" office:value="0.01678716" calcext:value-type="float">
            <text:p>0.01678716</text:p>
          </table:table-cell>
          <table:table-cell office:value-type="float" office:value="0.0162642" calcext:value-type="float">
            <text:p>0.0162642</text:p>
          </table:table-cell>
          <table:table-cell office:value-type="float" office:value="0.01271265" calcext:value-type="float">
            <text:p>0.01271265</text:p>
          </table:table-cell>
          <table:table-cell office:value-type="float" office:value="0.00594453" calcext:value-type="float">
            <text:p>0.00594453</text:p>
          </table:table-cell>
          <table:table-cell office:value-type="float" office:value="0.005204765" calcext:value-type="float">
            <text:p>0.005204765</text:p>
          </table:table-cell>
          <table:table-cell office:value-type="float" office:value="0.003790377" calcext:value-type="float">
            <text:p>0.003790377</text:p>
          </table:table-cell>
          <table:table-cell office:value-type="float" office:value="0.004170813" calcext:value-type="float">
            <text:p>0.004170813</text:p>
          </table:table-cell>
          <table:table-cell office:value-type="float" office:value="0.01273266" calcext:value-type="float">
            <text:p>0.01273266</text:p>
          </table:table-cell>
          <table:table-cell office:value-type="float" office:value="0.03821319" calcext:value-type="float">
            <text:p>0.03821319</text:p>
          </table:table-cell>
          <table:table-cell office:value-type="float" office:value="0.04619705" calcext:value-type="float">
            <text:p>0.04619705</text:p>
          </table:table-cell>
          <table:table-cell office:value-type="float" office:value="0.07346141" calcext:value-type="float">
            <text:p>0.07346141</text:p>
          </table:table-cell>
          <table:table-cell office:value-type="float" office:value="0.09028954" calcext:value-type="float">
            <text:p>0.09028954</text:p>
          </table:table-cell>
          <table:table-cell office:value-type="float" office:value="0.1927413" calcext:value-type="float">
            <text:p>0.1927413</text:p>
          </table:table-cell>
          <table:table-cell office:value-type="float" office:value="0.1957163" calcext:value-type="float">
            <text:p>0.1957163</text:p>
          </table:table-cell>
          <table:table-cell office:value-type="float" office:value="0" calcext:value-type="float">
            <text:p>0</text:p>
          </table:table-cell>
          <table:table-cell office:value-type="float" office:value="39.57158" calcext:value-type="float">
            <text:p>39.57158</text:p>
          </table:table-cell>
          <table:table-cell office:value-type="float" office:value="29.53957" calcext:value-type="float">
            <text:p>29.53957</text:p>
          </table:table-cell>
          <table:table-cell office:value-type="float" office:value="24.44962" calcext:value-type="float">
            <text:p>24.44962</text:p>
          </table:table-cell>
          <table:table-cell office:value-type="float" office:value="8.73342" calcext:value-type="float">
            <text:p>8.73342</text:p>
          </table:table-cell>
          <table:table-cell office:value-type="float" office:value="7.195218" calcext:value-type="float">
            <text:p>7.195218</text:p>
          </table:table-cell>
          <table:table-cell office:value-type="float" office:value="3.040925" calcext:value-type="float">
            <text:p>3.040925</text:p>
          </table:table-cell>
          <table:table-cell office:value-type="float" office:value="2.810439" calcext:value-type="float">
            <text:p>2.810439</text:p>
          </table:table-cell>
          <table:table-cell office:value-type="float" office:value="5.370312" calcext:value-type="float">
            <text:p>5.370312</text:p>
          </table:table-cell>
          <table:table-cell office:value-type="float" office:value="8.027748" calcext:value-type="float">
            <text:p>8.027748</text:p>
          </table:table-cell>
          <table:table-cell office:value-type="float" office:value="8.60912" calcext:value-type="float">
            <text:p>8.60912</text:p>
          </table:table-cell>
          <table:table-cell office:value-type="float" office:value="9.547633" calcext:value-type="float">
            <text:p>9.547633</text:p>
          </table:table-cell>
          <table:table-cell office:value-type="float" office:value="9.867421" calcext:value-type="float">
            <text:p>9.867421</text:p>
          </table:table-cell>
          <table:table-cell office:value-type="float" office:value="12.43057" calcext:value-type="float">
            <text:p>12.43057</text:p>
          </table:table-cell>
          <table:table-cell office:value-type="float" office:value="12.65853" calcext:value-type="float">
            <text:p>12.65853</text:p>
          </table:table-cell>
          <table:table-cell office:value-type="float" office:value="0" calcext:value-type="float">
            <text:p>0</text:p>
          </table:table-cell>
          <table:table-cell office:value-type="float" office:value="0.0488925" calcext:value-type="float">
            <text:p>0.04889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3092006" calcext:value-type="float">
            <text:p>23092006</text:p>
          </table:table-cell>
          <table:table-cell office:value-type="float" office:value="1.007962" calcext:value-type="float">
            <text:p>1.007962</text:p>
          </table:table-cell>
          <table:table-cell office:value-type="float" office:value="133.5208" calcext:value-type="float">
            <text:p>133.5208</text:p>
          </table:table-cell>
          <table:table-cell office:value-type="float" office:value="0" calcext:value-type="float">
            <text:p>0</text:p>
          </table:table-cell>
          <table:table-cell office:value-type="float" office:value="-8.284337" calcext:value-type="float">
            <text:p>-8.284337</text:p>
          </table:table-cell>
          <table:table-cell office:value-type="float" office:value="38.73289" calcext:value-type="float">
            <text:p>38.73289</text:p>
          </table:table-cell>
          <table:table-cell office:value-type="float" office:value="0.1391943" calcext:value-type="float">
            <text:p>0.1391943</text:p>
          </table:table-cell>
          <table:table-cell office:value-type="float" office:value="0.0003657653" calcext:value-type="float">
            <text:p>0.0003657653</text:p>
          </table:table-cell>
          <table:table-cell office:value-type="float" office:value="0.2029732" calcext:value-type="float">
            <text:p>0.2029732</text:p>
          </table:table-cell>
          <table:table-cell office:value-type="float" office:value="0.01035477" calcext:value-type="float">
            <text:p>0.01035477</text:p>
          </table:table-cell>
          <table:table-cell office:value-type="float" office:value="1164.254" calcext:value-type="float">
            <text:p>1164.254</text:p>
          </table:table-cell>
          <table:table-cell office:value-type="float" office:value="0.7946224" calcext:value-type="float">
            <text:p>0.7946224</text:p>
          </table:table-cell>
          <table:table-cell office:value-type="float" office:value="0" calcext:value-type="float">
            <text:p>0</text:p>
          </table:table-cell>
          <table:table-cell office:value-type="float" office:value="0.01651876" calcext:value-type="float">
            <text:p>0.01651876</text:p>
          </table:table-cell>
          <table:table-cell office:value-type="float" office:value="0.01604608" calcext:value-type="float">
            <text:p>0.01604608</text:p>
          </table:table-cell>
          <table:table-cell office:value-type="float" office:value="0.01254993" calcext:value-type="float">
            <text:p>0.01254993</text:p>
          </table:table-cell>
          <table:table-cell office:value-type="float" office:value="0.00588038" calcext:value-type="float">
            <text:p>0.00588038</text:p>
          </table:table-cell>
          <table:table-cell office:value-type="float" office:value="0.005164016" calcext:value-type="float">
            <text:p>0.005164016</text:p>
          </table:table-cell>
          <table:table-cell office:value-type="float" office:value="0.003781253" calcext:value-type="float">
            <text:p>0.003781253</text:p>
          </table:table-cell>
          <table:table-cell office:value-type="float" office:value="0.004168862" calcext:value-type="float">
            <text:p>0.004168862</text:p>
          </table:table-cell>
          <table:table-cell office:value-type="float" office:value="0.01282685" calcext:value-type="float">
            <text:p>0.01282685</text:p>
          </table:table-cell>
          <table:table-cell office:value-type="float" office:value="0.03863513" calcext:value-type="float">
            <text:p>0.03863513</text:p>
          </table:table-cell>
          <table:table-cell office:value-type="float" office:value="0.04675485" calcext:value-type="float">
            <text:p>0.04675485</text:p>
          </table:table-cell>
          <table:table-cell office:value-type="float" office:value="0.07427094" calcext:value-type="float">
            <text:p>0.07427094</text:p>
          </table:table-cell>
          <table:table-cell office:value-type="float" office:value="0.09121938" calcext:value-type="float">
            <text:p>0.09121938</text:p>
          </table:table-cell>
          <table:table-cell office:value-type="float" office:value="0.1928391" calcext:value-type="float">
            <text:p>0.1928391</text:p>
          </table:table-cell>
          <table:table-cell office:value-type="float" office:value="0.1956966" calcext:value-type="float">
            <text:p>0.1956966</text:p>
          </table:table-cell>
          <table:table-cell office:value-type="float" office:value="0" calcext:value-type="float">
            <text:p>0</text:p>
          </table:table-cell>
          <table:table-cell office:value-type="float" office:value="39.43407" calcext:value-type="float">
            <text:p>39.43407</text:p>
          </table:table-cell>
          <table:table-cell office:value-type="float" office:value="29.41735" calcext:value-type="float">
            <text:p>29.41735</text:p>
          </table:table-cell>
          <table:table-cell office:value-type="float" office:value="24.34697" calcext:value-type="float">
            <text:p>24.34697</text:p>
          </table:table-cell>
          <table:table-cell office:value-type="float" office:value="8.697324" calcext:value-type="float">
            <text:p>8.697324</text:p>
          </table:table-cell>
          <table:table-cell office:value-type="float" office:value="7.165248" calcext:value-type="float">
            <text:p>7.165248</text:p>
          </table:table-cell>
          <table:table-cell office:value-type="float" office:value="3.033098" calcext:value-type="float">
            <text:p>3.033098</text:p>
          </table:table-cell>
          <table:table-cell office:value-type="float" office:value="2.803517" calcext:value-type="float">
            <text:p>2.803517</text:p>
          </table:table-cell>
          <table:table-cell office:value-type="float" office:value="5.360565" calcext:value-type="float">
            <text:p>5.360565</text:p>
          </table:table-cell>
          <table:table-cell office:value-type="float" office:value="8.016057" calcext:value-type="float">
            <text:p>8.016057</text:p>
          </table:table-cell>
          <table:table-cell office:value-type="float" office:value="8.591914" calcext:value-type="float">
            <text:p>8.591914</text:p>
          </table:table-cell>
          <table:table-cell office:value-type="float" office:value="9.532322" calcext:value-type="float">
            <text:p>9.532322</text:p>
          </table:table-cell>
          <table:table-cell office:value-type="float" office:value="9.854171" calcext:value-type="float">
            <text:p>9.854171</text:p>
          </table:table-cell>
          <table:table-cell office:value-type="float" office:value="12.43196" calcext:value-type="float">
            <text:p>12.43196</text:p>
          </table:table-cell>
          <table:table-cell office:value-type="float" office:value="12.65977" calcext:value-type="float">
            <text:p>12.65977</text:p>
          </table:table-cell>
          <table:table-cell office:value-type="float" office:value="0" calcext:value-type="float">
            <text:p>0</text:p>
          </table:table-cell>
          <table:table-cell office:value-type="float" office:value="0.04963603" calcext:value-type="float">
            <text:p>0.049636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4092006" calcext:value-type="float">
            <text:p>24092006</text:p>
          </table:table-cell>
          <table:table-cell office:value-type="float" office:value="1.009197" calcext:value-type="float">
            <text:p>1.009197</text:p>
          </table:table-cell>
          <table:table-cell office:value-type="float" office:value="133.519" calcext:value-type="float">
            <text:p>133.519</text:p>
          </table:table-cell>
          <table:table-cell office:value-type="float" office:value="0" calcext:value-type="float">
            <text:p>0</text:p>
          </table:table-cell>
          <table:table-cell office:value-type="float" office:value="-8.359056" calcext:value-type="float">
            <text:p>-8.359056</text:p>
          </table:table-cell>
          <table:table-cell office:value-type="float" office:value="38.68619" calcext:value-type="float">
            <text:p>38.68619</text:p>
          </table:table-cell>
          <table:table-cell office:value-type="float" office:value="0.1391943" calcext:value-type="float">
            <text:p>0.1391943</text:p>
          </table:table-cell>
          <table:table-cell office:value-type="float" office:value="0.0003657653" calcext:value-type="float">
            <text:p>0.0003657653</text:p>
          </table:table-cell>
          <table:table-cell office:value-type="float" office:value="0.2029732" calcext:value-type="float">
            <text:p>0.2029732</text:p>
          </table:table-cell>
          <table:table-cell office:value-type="float" office:value="0.01019213" calcext:value-type="float">
            <text:p>0.01019213</text:p>
          </table:table-cell>
          <table:table-cell office:value-type="float" office:value="1164.227" calcext:value-type="float">
            <text:p>1164.227</text:p>
          </table:table-cell>
          <table:table-cell office:value-type="float" office:value="0.7972012" calcext:value-type="float">
            <text:p>0.7972012</text:p>
          </table:table-cell>
          <table:table-cell office:value-type="float" office:value="0" calcext:value-type="float">
            <text:p>0</text:p>
          </table:table-cell>
          <table:table-cell office:value-type="float" office:value="0.01663391" calcext:value-type="float">
            <text:p>0.01663391</text:p>
          </table:table-cell>
          <table:table-cell office:value-type="float" office:value="0.01611728" calcext:value-type="float">
            <text:p>0.01611728</text:p>
          </table:table-cell>
          <table:table-cell office:value-type="float" office:value="0.01259572" calcext:value-type="float">
            <text:p>0.01259572</text:p>
          </table:table-cell>
          <table:table-cell office:value-type="float" office:value="0.00590756" calcext:value-type="float">
            <text:p>0.00590756</text:p>
          </table:table-cell>
          <table:table-cell office:value-type="float" office:value="0.005178567" calcext:value-type="float">
            <text:p>0.005178567</text:p>
          </table:table-cell>
          <table:table-cell office:value-type="float" office:value="0.003781058" calcext:value-type="float">
            <text:p>0.003781058</text:p>
          </table:table-cell>
          <table:table-cell office:value-type="float" office:value="0.004167509" calcext:value-type="float">
            <text:p>0.004167509</text:p>
          </table:table-cell>
          <table:table-cell office:value-type="float" office:value="0.01299783" calcext:value-type="float">
            <text:p>0.01299783</text:p>
          </table:table-cell>
          <table:table-cell office:value-type="float" office:value="0.03904215" calcext:value-type="float">
            <text:p>0.03904215</text:p>
          </table:table-cell>
          <table:table-cell office:value-type="float" office:value="0.0472984" calcext:value-type="float">
            <text:p>0.0472984</text:p>
          </table:table-cell>
          <table:table-cell office:value-type="float" office:value="0.07508065" calcext:value-type="float">
            <text:p>0.07508065</text:p>
          </table:table-cell>
          <table:table-cell office:value-type="float" office:value="0.09219708" calcext:value-type="float">
            <text:p>0.09219708</text:p>
          </table:table-cell>
          <table:table-cell office:value-type="float" office:value="0.1927916" calcext:value-type="float">
            <text:p>0.1927916</text:p>
          </table:table-cell>
          <table:table-cell office:value-type="float" office:value="0.1957373" calcext:value-type="float">
            <text:p>0.1957373</text:p>
          </table:table-cell>
          <table:table-cell office:value-type="float" office:value="0" calcext:value-type="float">
            <text:p>0</text:p>
          </table:table-cell>
          <table:table-cell office:value-type="float" office:value="39.29876" calcext:value-type="float">
            <text:p>39.29876</text:p>
          </table:table-cell>
          <table:table-cell office:value-type="float" office:value="29.29709" calcext:value-type="float">
            <text:p>29.29709</text:p>
          </table:table-cell>
          <table:table-cell office:value-type="float" office:value="24.24612" calcext:value-type="float">
            <text:p>24.24612</text:p>
          </table:table-cell>
          <table:table-cell office:value-type="float" office:value="8.661883" calcext:value-type="float">
            <text:p>8.661883</text:p>
          </table:table-cell>
          <table:table-cell office:value-type="float" office:value="7.135893" calcext:value-type="float">
            <text:p>7.135893</text:p>
          </table:table-cell>
          <table:table-cell office:value-type="float" office:value="3.025427" calcext:value-type="float">
            <text:p>3.025427</text:p>
          </table:table-cell>
          <table:table-cell office:value-type="float" office:value="2.796613" calcext:value-type="float">
            <text:p>2.796613</text:p>
          </table:table-cell>
          <table:table-cell office:value-type="float" office:value="5.350817" calcext:value-type="float">
            <text:p>5.350817</text:p>
          </table:table-cell>
          <table:table-cell office:value-type="float" office:value="8.004438" calcext:value-type="float">
            <text:p>8.004438</text:p>
          </table:table-cell>
          <table:table-cell office:value-type="float" office:value="8.574849" calcext:value-type="float">
            <text:p>8.574849</text:p>
          </table:table-cell>
          <table:table-cell office:value-type="float" office:value="9.5172" calcext:value-type="float">
            <text:p>9.5172</text:p>
          </table:table-cell>
          <table:table-cell office:value-type="float" office:value="9.841188" calcext:value-type="float">
            <text:p>9.841188</text:p>
          </table:table-cell>
          <table:table-cell office:value-type="float" office:value="12.43338" calcext:value-type="float">
            <text:p>12.43338</text:p>
          </table:table-cell>
          <table:table-cell office:value-type="float" office:value="12.66101" calcext:value-type="float">
            <text:p>12.66101</text:p>
          </table:table-cell>
          <table:table-cell office:value-type="float" office:value="0" calcext:value-type="float">
            <text:p>0</text:p>
          </table:table-cell>
          <table:table-cell office:value-type="float" office:value="0.04460228" calcext:value-type="float">
            <text:p>0.044602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092006" calcext:value-type="float">
            <text:p>25092006</text:p>
          </table:table-cell>
          <table:table-cell office:value-type="float" office:value="1.010354" calcext:value-type="float">
            <text:p>1.010354</text:p>
          </table:table-cell>
          <table:table-cell office:value-type="float" office:value="133.5172" calcext:value-type="float">
            <text:p>133.5172</text:p>
          </table:table-cell>
          <table:table-cell office:value-type="float" office:value="0" calcext:value-type="float">
            <text:p>0</text:p>
          </table:table-cell>
          <table:table-cell office:value-type="float" office:value="-8.433211" calcext:value-type="float">
            <text:p>-8.433211</text:p>
          </table:table-cell>
          <table:table-cell office:value-type="float" office:value="38.64009" calcext:value-type="float">
            <text:p>38.64009</text:p>
          </table:table-cell>
          <table:table-cell office:value-type="float" office:value="0.1391943" calcext:value-type="float">
            <text:p>0.1391943</text:p>
          </table:table-cell>
          <table:table-cell office:value-type="float" office:value="0.0003657653" calcext:value-type="float">
            <text:p>0.0003657653</text:p>
          </table:table-cell>
          <table:table-cell office:value-type="float" office:value="0.2029732" calcext:value-type="float">
            <text:p>0.2029732</text:p>
          </table:table-cell>
          <table:table-cell office:value-type="float" office:value="0.01003409" calcext:value-type="float">
            <text:p>0.01003409</text:p>
          </table:table-cell>
          <table:table-cell office:value-type="float" office:value="1164.199" calcext:value-type="float">
            <text:p>1164.199</text:p>
          </table:table-cell>
          <table:table-cell office:value-type="float" office:value="0.8000218" calcext:value-type="float">
            <text:p>0.8000218</text:p>
          </table:table-cell>
          <table:table-cell office:value-type="float" office:value="0" calcext:value-type="float">
            <text:p>0</text:p>
          </table:table-cell>
          <table:table-cell office:value-type="float" office:value="0.01677737" calcext:value-type="float">
            <text:p>0.01677737</text:p>
          </table:table-cell>
          <table:table-cell office:value-type="float" office:value="0.0162098" calcext:value-type="float">
            <text:p>0.0162098</text:p>
          </table:table-cell>
          <table:table-cell office:value-type="float" office:value="0.01265975" calcext:value-type="float">
            <text:p>0.01265975</text:p>
          </table:table-cell>
          <table:table-cell office:value-type="float" office:value="0.005948745" calcext:value-type="float">
            <text:p>0.005948745</text:p>
          </table:table-cell>
          <table:table-cell office:value-type="float" office:value="0.005207222" calcext:value-type="float">
            <text:p>0.005207222</text:p>
          </table:table-cell>
          <table:table-cell office:value-type="float" office:value="0.00379086" calcext:value-type="float">
            <text:p>0.00379086</text:p>
          </table:table-cell>
          <table:table-cell office:value-type="float" office:value="0.004168322" calcext:value-type="float">
            <text:p>0.004168322</text:p>
          </table:table-cell>
          <table:table-cell office:value-type="float" office:value="0.01311027" calcext:value-type="float">
            <text:p>0.01311027</text:p>
          </table:table-cell>
          <table:table-cell office:value-type="float" office:value="0.03940716" calcext:value-type="float">
            <text:p>0.03940716</text:p>
          </table:table-cell>
          <table:table-cell office:value-type="float" office:value="0.04783828" calcext:value-type="float">
            <text:p>0.04783828</text:p>
          </table:table-cell>
          <table:table-cell office:value-type="float" office:value="0.07588416" calcext:value-type="float">
            <text:p>0.07588416</text:p>
          </table:table-cell>
          <table:table-cell office:value-type="float" office:value="0.09314889" calcext:value-type="float">
            <text:p>0.09314889</text:p>
          </table:table-cell>
          <table:table-cell office:value-type="float" office:value="0.1927902" calcext:value-type="float">
            <text:p>0.1927902</text:p>
          </table:table-cell>
          <table:table-cell office:value-type="float" office:value="0.195758" calcext:value-type="float">
            <text:p>0.195758</text:p>
          </table:table-cell>
          <table:table-cell office:value-type="float" office:value="0" calcext:value-type="float">
            <text:p>0</text:p>
          </table:table-cell>
          <table:table-cell office:value-type="float" office:value="39.16592" calcext:value-type="float">
            <text:p>39.16592</text:p>
          </table:table-cell>
          <table:table-cell office:value-type="float" office:value="29.1788" calcext:value-type="float">
            <text:p>29.1788</text:p>
          </table:table-cell>
          <table:table-cell office:value-type="float" office:value="24.14696" calcext:value-type="float">
            <text:p>24.14696</text:p>
          </table:table-cell>
          <table:table-cell office:value-type="float" office:value="8.627084" calcext:value-type="float">
            <text:p>8.627084</text:p>
          </table:table-cell>
          <table:table-cell office:value-type="float" office:value="7.107083" calcext:value-type="float">
            <text:p>7.107083</text:p>
          </table:table-cell>
          <table:table-cell office:value-type="float" office:value="3.017889" calcext:value-type="float">
            <text:p>3.017889</text:p>
          </table:table-cell>
          <table:table-cell office:value-type="float" office:value="2.78979" calcext:value-type="float">
            <text:p>2.78979</text:p>
          </table:table-cell>
          <table:table-cell office:value-type="float" office:value="5.34107" calcext:value-type="float">
            <text:p>5.34107</text:p>
          </table:table-cell>
          <table:table-cell office:value-type="float" office:value="7.992887" calcext:value-type="float">
            <text:p>7.992887</text:p>
          </table:table-cell>
          <table:table-cell office:value-type="float" office:value="8.557922" calcext:value-type="float">
            <text:p>8.557922</text:p>
          </table:table-cell>
          <table:table-cell office:value-type="float" office:value="9.502269" calcext:value-type="float">
            <text:p>9.502269</text:p>
          </table:table-cell>
          <table:table-cell office:value-type="float" office:value="9.828487" calcext:value-type="float">
            <text:p>9.828487</text:p>
          </table:table-cell>
          <table:table-cell office:value-type="float" office:value="12.43478" calcext:value-type="float">
            <text:p>12.43478</text:p>
          </table:table-cell>
          <table:table-cell office:value-type="float" office:value="12.66223" calcext:value-type="float">
            <text:p>12.66223</text:p>
          </table:table-cell>
          <table:table-cell office:value-type="float" office:value="0" calcext:value-type="float">
            <text:p>0</text:p>
          </table:table-cell>
          <table:table-cell office:value-type="float" office:value="0.04377376" calcext:value-type="float">
            <text:p>0.043773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092006" calcext:value-type="float">
            <text:p>26092006</text:p>
          </table:table-cell>
          <table:table-cell office:value-type="float" office:value="1.011417" calcext:value-type="float">
            <text:p>1.011417</text:p>
          </table:table-cell>
          <table:table-cell office:value-type="float" office:value="133.5152" calcext:value-type="float">
            <text:p>133.5152</text:p>
          </table:table-cell>
          <table:table-cell office:value-type="float" office:value="0" calcext:value-type="float">
            <text:p>0</text:p>
          </table:table-cell>
          <table:table-cell office:value-type="float" office:value="-8.506881" calcext:value-type="float">
            <text:p>-8.506881</text:p>
          </table:table-cell>
          <table:table-cell office:value-type="float" office:value="38.59459" calcext:value-type="float">
            <text:p>38.59459</text:p>
          </table:table-cell>
          <table:table-cell office:value-type="float" office:value="0.1391943" calcext:value-type="float">
            <text:p>0.1391943</text:p>
          </table:table-cell>
          <table:table-cell office:value-type="float" office:value="0.0003657848" calcext:value-type="float">
            <text:p>0.0003657848</text:p>
          </table:table-cell>
          <table:table-cell office:value-type="float" office:value="0.2029732" calcext:value-type="float">
            <text:p>0.2029732</text:p>
          </table:table-cell>
          <table:table-cell office:value-type="float" office:value="0.01001298" calcext:value-type="float">
            <text:p>0.01001298</text:p>
          </table:table-cell>
          <table:table-cell office:value-type="float" office:value="1164.172" calcext:value-type="float">
            <text:p>1164.172</text:p>
          </table:table-cell>
          <table:table-cell office:value-type="float" office:value="0.8031395" calcext:value-type="float">
            <text:p>0.8031395</text:p>
          </table:table-cell>
          <table:table-cell office:value-type="float" office:value="0" calcext:value-type="float">
            <text:p>0</text:p>
          </table:table-cell>
          <table:table-cell office:value-type="float" office:value="0.02401546" calcext:value-type="float">
            <text:p>0.02401546</text:p>
          </table:table-cell>
          <table:table-cell office:value-type="float" office:value="0.01663258" calcext:value-type="float">
            <text:p>0.01663258</text:p>
          </table:table-cell>
          <table:table-cell office:value-type="float" office:value="0.01274853" calcext:value-type="float">
            <text:p>0.01274853</text:p>
          </table:table-cell>
          <table:table-cell office:value-type="float" office:value="0.005999926" calcext:value-type="float">
            <text:p>0.005999926</text:p>
          </table:table-cell>
          <table:table-cell office:value-type="float" office:value="0.005247448" calcext:value-type="float">
            <text:p>0.005247448</text:p>
          </table:table-cell>
          <table:table-cell office:value-type="float" office:value="0.003806043" calcext:value-type="float">
            <text:p>0.003806043</text:p>
          </table:table-cell>
          <table:table-cell office:value-type="float" office:value="0.00417269" calcext:value-type="float">
            <text:p>0.00417269</text:p>
          </table:table-cell>
          <table:table-cell office:value-type="float" office:value="0.013162" calcext:value-type="float">
            <text:p>0.013162</text:p>
          </table:table-cell>
          <table:table-cell office:value-type="float" office:value="0.03971137" calcext:value-type="float">
            <text:p>0.03971137</text:p>
          </table:table-cell>
          <table:table-cell office:value-type="float" office:value="0.04836394" calcext:value-type="float">
            <text:p>0.04836394</text:p>
          </table:table-cell>
          <table:table-cell office:value-type="float" office:value="0.07667784" calcext:value-type="float">
            <text:p>0.07667784</text:p>
          </table:table-cell>
          <table:table-cell office:value-type="float" office:value="0.09410411" calcext:value-type="float">
            <text:p>0.09410411</text:p>
          </table:table-cell>
          <table:table-cell office:value-type="float" office:value="0.1928035" calcext:value-type="float">
            <text:p>0.1928035</text:p>
          </table:table-cell>
          <table:table-cell office:value-type="float" office:value="0.1957697" calcext:value-type="float">
            <text:p>0.1957697</text:p>
          </table:table-cell>
          <table:table-cell office:value-type="float" office:value="0" calcext:value-type="float">
            <text:p>0</text:p>
          </table:table-cell>
          <table:table-cell office:value-type="float" office:value="39.03565" calcext:value-type="float">
            <text:p>39.03565</text:p>
          </table:table-cell>
          <table:table-cell office:value-type="float" office:value="29.06232" calcext:value-type="float">
            <text:p>29.06232</text:p>
          </table:table-cell>
          <table:table-cell office:value-type="float" office:value="24.0494" calcext:value-type="float">
            <text:p>24.0494</text:p>
          </table:table-cell>
          <table:table-cell office:value-type="float" office:value="8.592862" calcext:value-type="float">
            <text:p>8.592862</text:p>
          </table:table-cell>
          <table:table-cell office:value-type="float" office:value="7.078776" calcext:value-type="float">
            <text:p>7.078776</text:p>
          </table:table-cell>
          <table:table-cell office:value-type="float" office:value="3.010479" calcext:value-type="float">
            <text:p>3.010479</text:p>
          </table:table-cell>
          <table:table-cell office:value-type="float" office:value="2.783112" calcext:value-type="float">
            <text:p>2.783112</text:p>
          </table:table-cell>
          <table:table-cell office:value-type="float" office:value="5.331323" calcext:value-type="float">
            <text:p>5.331323</text:p>
          </table:table-cell>
          <table:table-cell office:value-type="float" office:value="7.981391" calcext:value-type="float">
            <text:p>7.981391</text:p>
          </table:table-cell>
          <table:table-cell office:value-type="float" office:value="8.54113" calcext:value-type="float">
            <text:p>8.54113</text:p>
          </table:table-cell>
          <table:table-cell office:value-type="float" office:value="9.487531" calcext:value-type="float">
            <text:p>9.487531</text:p>
          </table:table-cell>
          <table:table-cell office:value-type="float" office:value="9.816044" calcext:value-type="float">
            <text:p>9.816044</text:p>
          </table:table-cell>
          <table:table-cell office:value-type="float" office:value="12.43617" calcext:value-type="float">
            <text:p>12.43617</text:p>
          </table:table-cell>
          <table:table-cell office:value-type="float" office:value="12.66347" calcext:value-type="float">
            <text:p>12.66347</text:p>
          </table:table-cell>
          <table:table-cell office:value-type="float" office:value="0" calcext:value-type="float">
            <text:p>0</text:p>
          </table:table-cell>
          <table:table-cell office:value-type="float" office:value="0.05897151" calcext:value-type="float">
            <text:p>0.058971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092006" calcext:value-type="float">
            <text:p>27092006</text:p>
          </table:table-cell>
          <table:table-cell office:value-type="float" office:value="1.012572" calcext:value-type="float">
            <text:p>1.012572</text:p>
          </table:table-cell>
          <table:table-cell office:value-type="float" office:value="133.5134" calcext:value-type="float">
            <text:p>133.5134</text:p>
          </table:table-cell>
          <table:table-cell office:value-type="float" office:value="0" calcext:value-type="float">
            <text:p>0</text:p>
          </table:table-cell>
          <table:table-cell office:value-type="float" office:value="-8.580085" calcext:value-type="float">
            <text:p>-8.580085</text:p>
          </table:table-cell>
          <table:table-cell office:value-type="float" office:value="38.54942" calcext:value-type="float">
            <text:p>38.54942</text:p>
          </table:table-cell>
          <table:table-cell office:value-type="float" office:value="0.1391943" calcext:value-type="float">
            <text:p>0.1391943</text:p>
          </table:table-cell>
          <table:table-cell office:value-type="float" office:value="0.0003657848" calcext:value-type="float">
            <text:p>0.0003657848</text:p>
          </table:table-cell>
          <table:table-cell office:value-type="float" office:value="0.2029732" calcext:value-type="float">
            <text:p>0.2029732</text:p>
          </table:table-cell>
          <table:table-cell office:value-type="float" office:value="0.01001298" calcext:value-type="float">
            <text:p>0.01001298</text:p>
          </table:table-cell>
          <table:table-cell office:value-type="float" office:value="1164.144" calcext:value-type="float">
            <text:p>1164.144</text:p>
          </table:table-cell>
          <table:table-cell office:value-type="float" office:value="0.8057777" calcext:value-type="float">
            <text:p>0.8057777</text:p>
          </table:table-cell>
          <table:table-cell office:value-type="float" office:value="0" calcext:value-type="float">
            <text:p>0</text:p>
          </table:table-cell>
          <table:table-cell office:value-type="float" office:value="0.016437" calcext:value-type="float">
            <text:p>0.016437</text:p>
          </table:table-cell>
          <table:table-cell office:value-type="float" office:value="0.01589001" calcext:value-type="float">
            <text:p>0.01589001</text:p>
          </table:table-cell>
          <table:table-cell office:value-type="float" office:value="0.01243973" calcext:value-type="float">
            <text:p>0.01243973</text:p>
          </table:table-cell>
          <table:table-cell office:value-type="float" office:value="0.005870115" calcext:value-type="float">
            <text:p>0.005870115</text:p>
          </table:table-cell>
          <table:table-cell office:value-type="float" office:value="0.005162548" calcext:value-type="float">
            <text:p>0.005162548</text:p>
          </table:table-cell>
          <table:table-cell office:value-type="float" office:value="0.003784277" calcext:value-type="float">
            <text:p>0.003784277</text:p>
          </table:table-cell>
          <table:table-cell office:value-type="float" office:value="0.004166224" calcext:value-type="float">
            <text:p>0.004166224</text:p>
          </table:table-cell>
          <table:table-cell office:value-type="float" office:value="0.0132464" calcext:value-type="float">
            <text:p>0.0132464</text:p>
          </table:table-cell>
          <table:table-cell office:value-type="float" office:value="0.0400077" calcext:value-type="float">
            <text:p>0.0400077</text:p>
          </table:table-cell>
          <table:table-cell office:value-type="float" office:value="0.04886032" calcext:value-type="float">
            <text:p>0.04886032</text:p>
          </table:table-cell>
          <table:table-cell office:value-type="float" office:value="0.07745136" calcext:value-type="float">
            <text:p>0.07745136</text:p>
          </table:table-cell>
          <table:table-cell office:value-type="float" office:value="0.0950389" calcext:value-type="float">
            <text:p>0.0950389</text:p>
          </table:table-cell>
          <table:table-cell office:value-type="float" office:value="0.1928204" calcext:value-type="float">
            <text:p>0.1928204</text:p>
          </table:table-cell>
          <table:table-cell office:value-type="float" office:value="0.1957831" calcext:value-type="float">
            <text:p>0.1957831</text:p>
          </table:table-cell>
          <table:table-cell office:value-type="float" office:value="0" calcext:value-type="float">
            <text:p>0</text:p>
          </table:table-cell>
          <table:table-cell office:value-type="float" office:value="38.90434" calcext:value-type="float">
            <text:p>38.90434</text:p>
          </table:table-cell>
          <table:table-cell office:value-type="float" office:value="28.94546" calcext:value-type="float">
            <text:p>28.94546</text:p>
          </table:table-cell>
          <table:table-cell office:value-type="float" office:value="23.95195" calcext:value-type="float">
            <text:p>23.95195</text:p>
          </table:table-cell>
          <table:table-cell office:value-type="float" office:value="8.558805" calcext:value-type="float">
            <text:p>8.558805</text:p>
          </table:table-cell>
          <table:table-cell office:value-type="float" office:value="7.050671" calcext:value-type="float">
            <text:p>7.050671</text:p>
          </table:table-cell>
          <table:table-cell office:value-type="float" office:value="3.003136" calcext:value-type="float">
            <text:p>3.003136</text:p>
          </table:table-cell>
          <table:table-cell office:value-type="float" office:value="2.776522" calcext:value-type="float">
            <text:p>2.776522</text:p>
          </table:table-cell>
          <table:table-cell office:value-type="float" office:value="5.321578" calcext:value-type="float">
            <text:p>5.321578</text:p>
          </table:table-cell>
          <table:table-cell office:value-type="float" office:value="7.969949" calcext:value-type="float">
            <text:p>7.969949</text:p>
          </table:table-cell>
          <table:table-cell office:value-type="float" office:value="8.524471" calcext:value-type="float">
            <text:p>8.524471</text:p>
          </table:table-cell>
          <table:table-cell office:value-type="float" office:value="9.472981" calcext:value-type="float">
            <text:p>9.472981</text:p>
          </table:table-cell>
          <table:table-cell office:value-type="float" office:value="9.803861" calcext:value-type="float">
            <text:p>9.803861</text:p>
          </table:table-cell>
          <table:table-cell office:value-type="float" office:value="12.43757" calcext:value-type="float">
            <text:p>12.43757</text:p>
          </table:table-cell>
          <table:table-cell office:value-type="float" office:value="12.66472" calcext:value-type="float">
            <text:p>12.66472</text:p>
          </table:table-cell>
          <table:table-cell office:value-type="float" office:value="0" calcext:value-type="float">
            <text:p>0</text:p>
          </table:table-cell>
          <table:table-cell office:value-type="float" office:value="0.05723447" calcext:value-type="float">
            <text:p>0.057234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8092006" calcext:value-type="float">
            <text:p>28092006</text:p>
          </table:table-cell>
          <table:table-cell office:value-type="float" office:value="1.013744" calcext:value-type="float">
            <text:p>1.013744</text:p>
          </table:table-cell>
          <table:table-cell office:value-type="float" office:value="133.5116" calcext:value-type="float">
            <text:p>133.5116</text:p>
          </table:table-cell>
          <table:table-cell office:value-type="float" office:value="0" calcext:value-type="float">
            <text:p>0</text:p>
          </table:table-cell>
          <table:table-cell office:value-type="float" office:value="-8.652303" calcext:value-type="float">
            <text:p>-8.652303</text:p>
          </table:table-cell>
          <table:table-cell office:value-type="float" office:value="38.50484" calcext:value-type="float">
            <text:p>38.50484</text:p>
          </table:table-cell>
          <table:table-cell office:value-type="float" office:value="0.1391943" calcext:value-type="float">
            <text:p>0.1391943</text:p>
          </table:table-cell>
          <table:table-cell office:value-type="float" office:value="0.0003657848" calcext:value-type="float">
            <text:p>0.0003657848</text:p>
          </table:table-cell>
          <table:table-cell office:value-type="float" office:value="0.2029732" calcext:value-type="float">
            <text:p>0.2029732</text:p>
          </table:table-cell>
          <table:table-cell office:value-type="float" office:value="0.01001298" calcext:value-type="float">
            <text:p>0.01001298</text:p>
          </table:table-cell>
          <table:table-cell office:value-type="float" office:value="1164.117" calcext:value-type="float">
            <text:p>1164.117</text:p>
          </table:table-cell>
          <table:table-cell office:value-type="float" office:value="0.8081805" calcext:value-type="float">
            <text:p>0.8081805</text:p>
          </table:table-cell>
          <table:table-cell office:value-type="float" office:value="0" calcext:value-type="float">
            <text:p>0</text:p>
          </table:table-cell>
          <table:table-cell office:value-type="float" office:value="0.01632086" calcext:value-type="float">
            <text:p>0.01632086</text:p>
          </table:table-cell>
          <table:table-cell office:value-type="float" office:value="0.01579745" calcext:value-type="float">
            <text:p>0.01579745</text:p>
          </table:table-cell>
          <table:table-cell office:value-type="float" office:value="0.01234899" calcext:value-type="float">
            <text:p>0.01234899</text:p>
          </table:table-cell>
          <table:table-cell office:value-type="float" office:value="0.00582422" calcext:value-type="float">
            <text:p>0.00582422</text:p>
          </table:table-cell>
          <table:table-cell office:value-type="float" office:value="0.005122486" calcext:value-type="float">
            <text:p>0.005122486</text:p>
          </table:table-cell>
          <table:table-cell office:value-type="float" office:value="0.003768327" calcext:value-type="float">
            <text:p>0.003768327</text:p>
          </table:table-cell>
          <table:table-cell office:value-type="float" office:value="0.00415829" calcext:value-type="float">
            <text:p>0.00415829</text:p>
          </table:table-cell>
          <table:table-cell office:value-type="float" office:value="0.01347791" calcext:value-type="float">
            <text:p>0.01347791</text:p>
          </table:table-cell>
          <table:table-cell office:value-type="float" office:value="0.04042551" calcext:value-type="float">
            <text:p>0.04042551</text:p>
          </table:table-cell>
          <table:table-cell office:value-type="float" office:value="0.0493405" calcext:value-type="float">
            <text:p>0.0493405</text:p>
          </table:table-cell>
          <table:table-cell office:value-type="float" office:value="0.07820289" calcext:value-type="float">
            <text:p>0.07820289</text:p>
          </table:table-cell>
          <table:table-cell office:value-type="float" office:value="0.09598215" calcext:value-type="float">
            <text:p>0.09598215</text:p>
          </table:table-cell>
          <table:table-cell office:value-type="float" office:value="0.1928363" calcext:value-type="float">
            <text:p>0.1928363</text:p>
          </table:table-cell>
          <table:table-cell office:value-type="float" office:value="0.1957965" calcext:value-type="float">
            <text:p>0.1957965</text:p>
          </table:table-cell>
          <table:table-cell office:value-type="float" office:value="0" calcext:value-type="float">
            <text:p>0</text:p>
          </table:table-cell>
          <table:table-cell office:value-type="float" office:value="38.77504" calcext:value-type="float">
            <text:p>38.77504</text:p>
          </table:table-cell>
          <table:table-cell office:value-type="float" office:value="28.83076" calcext:value-type="float">
            <text:p>28.83076</text:p>
          </table:table-cell>
          <table:table-cell office:value-type="float" office:value="23.85612" calcext:value-type="float">
            <text:p>23.85612</text:p>
          </table:table-cell>
          <table:table-cell office:value-type="float" office:value="8.525277" calcext:value-type="float">
            <text:p>8.525277</text:p>
          </table:table-cell>
          <table:table-cell office:value-type="float" office:value="7.022967" calcext:value-type="float">
            <text:p>7.022967</text:p>
          </table:table-cell>
          <table:table-cell office:value-type="float" office:value="2.995868" calcext:value-type="float">
            <text:p>2.995868</text:p>
          </table:table-cell>
          <table:table-cell office:value-type="float" office:value="2.77001" calcext:value-type="float">
            <text:p>2.77001</text:p>
          </table:table-cell>
          <table:table-cell office:value-type="float" office:value="5.311859" calcext:value-type="float">
            <text:p>5.311859</text:p>
          </table:table-cell>
          <table:table-cell office:value-type="float" office:value="7.958572" calcext:value-type="float">
            <text:p>7.958572</text:p>
          </table:table-cell>
          <table:table-cell office:value-type="float" office:value="8.507948" calcext:value-type="float">
            <text:p>8.507948</text:p>
          </table:table-cell>
          <table:table-cell office:value-type="float" office:value="9.458629" calcext:value-type="float">
            <text:p>9.458629</text:p>
          </table:table-cell>
          <table:table-cell office:value-type="float" office:value="9.791956" calcext:value-type="float">
            <text:p>9.791956</text:p>
          </table:table-cell>
          <table:table-cell office:value-type="float" office:value="12.43896" calcext:value-type="float">
            <text:p>12.43896</text:p>
          </table:table-cell>
          <table:table-cell office:value-type="float" office:value="12.66594" calcext:value-type="float">
            <text:p>12.66594</text:p>
          </table:table-cell>
          <table:table-cell office:value-type="float" office:value="0" calcext:value-type="float">
            <text:p>0</text:p>
          </table:table-cell>
          <table:table-cell office:value-type="float" office:value="0.0442248" calcext:value-type="float">
            <text:p>0.04422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9092006" calcext:value-type="float">
            <text:p>29092006</text:p>
          </table:table-cell>
          <table:table-cell office:value-type="float" office:value="1.014801" calcext:value-type="float">
            <text:p>1.014801</text:p>
          </table:table-cell>
          <table:table-cell office:value-type="float" office:value="133.5098" calcext:value-type="float">
            <text:p>133.5098</text:p>
          </table:table-cell>
          <table:table-cell office:value-type="float" office:value="0" calcext:value-type="float">
            <text:p>0</text:p>
          </table:table-cell>
          <table:table-cell office:value-type="float" office:value="-8.723982" calcext:value-type="float">
            <text:p>-8.723982</text:p>
          </table:table-cell>
          <table:table-cell office:value-type="float" office:value="38.46086" calcext:value-type="float">
            <text:p>38.46086</text:p>
          </table:table-cell>
          <table:table-cell office:value-type="float" office:value="0.1391943" calcext:value-type="float">
            <text:p>0.1391943</text:p>
          </table:table-cell>
          <table:table-cell office:value-type="float" office:value="0.0003657848" calcext:value-type="float">
            <text:p>0.0003657848</text:p>
          </table:table-cell>
          <table:table-cell office:value-type="float" office:value="0.2029732" calcext:value-type="float">
            <text:p>0.2029732</text:p>
          </table:table-cell>
          <table:table-cell office:value-type="float" office:value="0.009879967" calcext:value-type="float">
            <text:p>0.009879967</text:p>
          </table:table-cell>
          <table:table-cell office:value-type="float" office:value="1164.089" calcext:value-type="float">
            <text:p>1164.089</text:p>
          </table:table-cell>
          <table:table-cell office:value-type="float" office:value="0.8110125" calcext:value-type="float">
            <text:p>0.8110125</text:p>
          </table:table-cell>
          <table:table-cell office:value-type="float" office:value="0" calcext:value-type="float">
            <text:p>0</text:p>
          </table:table-cell>
          <table:table-cell office:value-type="float" office:value="0.01662638" calcext:value-type="float">
            <text:p>0.01662638</text:p>
          </table:table-cell>
          <table:table-cell office:value-type="float" office:value="0.0160194" calcext:value-type="float">
            <text:p>0.0160194</text:p>
          </table:table-cell>
          <table:table-cell office:value-type="float" office:value="0.012498" calcext:value-type="float">
            <text:p>0.012498</text:p>
          </table:table-cell>
          <table:table-cell office:value-type="float" office:value="0.005897288" calcext:value-type="float">
            <text:p>0.005897288</text:p>
          </table:table-cell>
          <table:table-cell office:value-type="float" office:value="0.005169866" calcext:value-type="float">
            <text:p>0.005169866</text:p>
          </table:table-cell>
          <table:table-cell office:value-type="float" office:value="0.003779974" calcext:value-type="float">
            <text:p>0.003779974</text:p>
          </table:table-cell>
          <table:table-cell office:value-type="float" office:value="0.004158719" calcext:value-type="float">
            <text:p>0.004158719</text:p>
          </table:table-cell>
          <table:table-cell office:value-type="float" office:value="0.01366859" calcext:value-type="float">
            <text:p>0.01366859</text:p>
          </table:table-cell>
          <table:table-cell office:value-type="float" office:value="0.04096158" calcext:value-type="float">
            <text:p>0.04096158</text:p>
          </table:table-cell>
          <table:table-cell office:value-type="float" office:value="0.04984511" calcext:value-type="float">
            <text:p>0.04984511</text:p>
          </table:table-cell>
          <table:table-cell office:value-type="float" office:value="0.07894546" calcext:value-type="float">
            <text:p>0.07894546</text:p>
          </table:table-cell>
          <table:table-cell office:value-type="float" office:value="0.0969849" calcext:value-type="float">
            <text:p>0.0969849</text:p>
          </table:table-cell>
          <table:table-cell office:value-type="float" office:value="0.1929118" calcext:value-type="float">
            <text:p>0.1929118</text:p>
          </table:table-cell>
          <table:table-cell office:value-type="float" office:value="0.1957801" calcext:value-type="float">
            <text:p>0.1957801</text:p>
          </table:table-cell>
          <table:table-cell office:value-type="float" office:value="0" calcext:value-type="float">
            <text:p>0</text:p>
          </table:table-cell>
          <table:table-cell office:value-type="float" office:value="38.64808" calcext:value-type="float">
            <text:p>38.64808</text:p>
          </table:table-cell>
          <table:table-cell office:value-type="float" office:value="28.71784" calcext:value-type="float">
            <text:p>28.71784</text:p>
          </table:table-cell>
          <table:table-cell office:value-type="float" office:value="23.76171" calcext:value-type="float">
            <text:p>23.76171</text:p>
          </table:table-cell>
          <table:table-cell office:value-type="float" office:value="8.492251" calcext:value-type="float">
            <text:p>8.492251</text:p>
          </table:table-cell>
          <table:table-cell office:value-type="float" office:value="6.995727" calcext:value-type="float">
            <text:p>6.995727</text:p>
          </table:table-cell>
          <table:table-cell office:value-type="float" office:value="2.988704" calcext:value-type="float">
            <text:p>2.988704</text:p>
          </table:table-cell>
          <table:table-cell office:value-type="float" office:value="2.76361" calcext:value-type="float">
            <text:p>2.76361</text:p>
          </table:table-cell>
          <table:table-cell office:value-type="float" office:value="5.302169" calcext:value-type="float">
            <text:p>5.302169</text:p>
          </table:table-cell>
          <table:table-cell office:value-type="float" office:value="7.947277" calcext:value-type="float">
            <text:p>7.947277</text:p>
          </table:table-cell>
          <table:table-cell office:value-type="float" office:value="8.491547" calcext:value-type="float">
            <text:p>8.491547</text:p>
          </table:table-cell>
          <table:table-cell office:value-type="float" office:value="9.444457" calcext:value-type="float">
            <text:p>9.444457</text:p>
          </table:table-cell>
          <table:table-cell office:value-type="float" office:value="9.780306" calcext:value-type="float">
            <text:p>9.780306</text:p>
          </table:table-cell>
          <table:table-cell office:value-type="float" office:value="12.4404" calcext:value-type="float">
            <text:p>12.4404</text:p>
          </table:table-cell>
          <table:table-cell office:value-type="float" office:value="12.66716" calcext:value-type="float">
            <text:p>12.66716</text:p>
          </table:table-cell>
          <table:table-cell office:value-type="float" office:value="0" calcext:value-type="float">
            <text:p>0</text:p>
          </table:table-cell>
          <table:table-cell office:value-type="float" office:value="0.03975554" calcext:value-type="float">
            <text:p>0.039755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0092006" calcext:value-type="float">
            <text:p>30092006</text:p>
          </table:table-cell>
          <table:table-cell office:value-type="float" office:value="1.015721" calcext:value-type="float">
            <text:p>1.015721</text:p>
          </table:table-cell>
          <table:table-cell office:value-type="float" office:value="133.5079" calcext:value-type="float">
            <text:p>133.5079</text:p>
          </table:table-cell>
          <table:table-cell office:value-type="float" office:value="0" calcext:value-type="float">
            <text:p>0</text:p>
          </table:table-cell>
          <table:table-cell office:value-type="float" office:value="-8.795255" calcext:value-type="float">
            <text:p>-8.795255</text:p>
          </table:table-cell>
          <table:table-cell office:value-type="float" office:value="38.4175" calcext:value-type="float">
            <text:p>38.4175</text:p>
          </table:table-cell>
          <table:table-cell office:value-type="float" office:value="0.1391943" calcext:value-type="float">
            <text:p>0.1391943</text:p>
          </table:table-cell>
          <table:table-cell office:value-type="float" office:value="0.0003657848" calcext:value-type="float">
            <text:p>0.0003657848</text:p>
          </table:table-cell>
          <table:table-cell office:value-type="float" office:value="0.2029732" calcext:value-type="float">
            <text:p>0.2029732</text:p>
          </table:table-cell>
          <table:table-cell office:value-type="float" office:value="0.009712728" calcext:value-type="float">
            <text:p>0.009712728</text:p>
          </table:table-cell>
          <table:table-cell office:value-type="float" office:value="1164.062" calcext:value-type="float">
            <text:p>1164.062</text:p>
          </table:table-cell>
          <table:table-cell office:value-type="float" office:value="0.8143538" calcext:value-type="float">
            <text:p>0.8143538</text:p>
          </table:table-cell>
          <table:table-cell office:value-type="float" office:value="0" calcext:value-type="float">
            <text:p>0</text:p>
          </table:table-cell>
          <table:table-cell office:value-type="float" office:value="0.01697939" calcext:value-type="float">
            <text:p>0.01697939</text:p>
          </table:table-cell>
          <table:table-cell office:value-type="float" office:value="0.01626794" calcext:value-type="float">
            <text:p>0.01626794</text:p>
          </table:table-cell>
          <table:table-cell office:value-type="float" office:value="0.01267246" calcext:value-type="float">
            <text:p>0.01267246</text:p>
          </table:table-cell>
          <table:table-cell office:value-type="float" office:value="0.005984523" calcext:value-type="float">
            <text:p>0.005984523</text:p>
          </table:table-cell>
          <table:table-cell office:value-type="float" office:value="0.005235713" calcext:value-type="float">
            <text:p>0.005235713</text:p>
          </table:table-cell>
          <table:table-cell office:value-type="float" office:value="0.003803493" calcext:value-type="float">
            <text:p>0.003803493</text:p>
          </table:table-cell>
          <table:table-cell office:value-type="float" office:value="0.00416522" calcext:value-type="float">
            <text:p>0.00416522</text:p>
          </table:table-cell>
          <table:table-cell office:value-type="float" office:value="0.01371101" calcext:value-type="float">
            <text:p>0.01371101</text:p>
          </table:table-cell>
          <table:table-cell office:value-type="float" office:value="0.04143514" calcext:value-type="float">
            <text:p>0.04143514</text:p>
          </table:table-cell>
          <table:table-cell office:value-type="float" office:value="0.05036685" calcext:value-type="float">
            <text:p>0.05036685</text:p>
          </table:table-cell>
          <table:table-cell office:value-type="float" office:value="0.07968733" calcext:value-type="float">
            <text:p>0.07968733</text:p>
          </table:table-cell>
          <table:table-cell office:value-type="float" office:value="0.09792846" calcext:value-type="float">
            <text:p>0.09792846</text:p>
          </table:table-cell>
          <table:table-cell office:value-type="float" office:value="0.1928746" calcext:value-type="float">
            <text:p>0.1928746</text:p>
          </table:table-cell>
          <table:table-cell office:value-type="float" office:value="0.1958132" calcext:value-type="float">
            <text:p>0.1958132</text:p>
          </table:table-cell>
          <table:table-cell office:value-type="float" office:value="0" calcext:value-type="float">
            <text:p>0</text:p>
          </table:table-cell>
          <table:table-cell office:value-type="float" office:value="38.52414" calcext:value-type="float">
            <text:p>38.52414</text:p>
          </table:table-cell>
          <table:table-cell office:value-type="float" office:value="28.60697" calcext:value-type="float">
            <text:p>28.60697</text:p>
          </table:table-cell>
          <table:table-cell office:value-type="float" office:value="23.66901" calcext:value-type="float">
            <text:p>23.66901</text:p>
          </table:table-cell>
          <table:table-cell office:value-type="float" office:value="8.459808" calcext:value-type="float">
            <text:p>8.459808</text:p>
          </table:table-cell>
          <table:table-cell office:value-type="float" office:value="6.969009" calcext:value-type="float">
            <text:p>6.969009</text:p>
          </table:table-cell>
          <table:table-cell office:value-type="float" office:value="2.98166" calcext:value-type="float">
            <text:p>2.98166</text:p>
          </table:table-cell>
          <table:table-cell office:value-type="float" office:value="2.757329" calcext:value-type="float">
            <text:p>2.757329</text:p>
          </table:table-cell>
          <table:table-cell office:value-type="float" office:value="5.292505" calcext:value-type="float">
            <text:p>5.292505</text:p>
          </table:table-cell>
          <table:table-cell office:value-type="float" office:value="7.936062" calcext:value-type="float">
            <text:p>7.936062</text:p>
          </table:table-cell>
          <table:table-cell office:value-type="float" office:value="8.475273" calcext:value-type="float">
            <text:p>8.475273</text:p>
          </table:table-cell>
          <table:table-cell office:value-type="float" office:value="9.43047" calcext:value-type="float">
            <text:p>9.43047</text:p>
          </table:table-cell>
          <table:table-cell office:value-type="float" office:value="9.768927" calcext:value-type="float">
            <text:p>9.768927</text:p>
          </table:table-cell>
          <table:table-cell office:value-type="float" office:value="12.44182" calcext:value-type="float">
            <text:p>12.44182</text:p>
          </table:table-cell>
          <table:table-cell office:value-type="float" office:value="12.6684" calcext:value-type="float">
            <text:p>12.6684</text:p>
          </table:table-cell>
          <table:table-cell office:value-type="float" office:value="0" calcext:value-type="float">
            <text:p>0</text:p>
          </table:table-cell>
          <table:table-cell office:value-type="float" office:value="0.04581973" calcext:value-type="float">
            <text:p>0.045819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02006" calcext:value-type="float">
            <text:p>1102006</text:p>
          </table:table-cell>
          <table:table-cell office:value-type="float" office:value="1.016453" calcext:value-type="float">
            <text:p>1.016453</text:p>
          </table:table-cell>
          <table:table-cell office:value-type="float" office:value="133.5056" calcext:value-type="float">
            <text:p>133.5056</text:p>
          </table:table-cell>
          <table:table-cell office:value-type="float" office:value="0" calcext:value-type="float">
            <text:p>0</text:p>
          </table:table-cell>
          <table:table-cell office:value-type="float" office:value="-8.866212" calcext:value-type="float">
            <text:p>-8.866212</text:p>
          </table:table-cell>
          <table:table-cell office:value-type="float" office:value="38.37476" calcext:value-type="float">
            <text:p>38.37476</text:p>
          </table:table-cell>
          <table:table-cell office:value-type="float" office:value="0.1391943" calcext:value-type="float">
            <text:p>0.1391943</text:p>
          </table:table-cell>
          <table:table-cell office:value-type="float" office:value="0.0003657848" calcext:value-type="float">
            <text:p>0.0003657848</text:p>
          </table:table-cell>
          <table:table-cell office:value-type="float" office:value="0.2029732" calcext:value-type="float">
            <text:p>0.2029732</text:p>
          </table:table-cell>
          <table:table-cell office:value-type="float" office:value="0.009553223" calcext:value-type="float">
            <text:p>0.009553223</text:p>
          </table:table-cell>
          <table:table-cell office:value-type="float" office:value="1164.034" calcext:value-type="float">
            <text:p>1164.034</text:p>
          </table:table-cell>
          <table:table-cell office:value-type="float" office:value="0.8182791" calcext:value-type="float">
            <text:p>0.8182791</text:p>
          </table:table-cell>
          <table:table-cell office:value-type="float" office:value="0" calcext:value-type="float">
            <text:p>0</text:p>
          </table:table-cell>
          <table:table-cell office:value-type="float" office:value="0.01751344" calcext:value-type="float">
            <text:p>0.01751344</text:p>
          </table:table-cell>
          <table:table-cell office:value-type="float" office:value="0.01658786" calcext:value-type="float">
            <text:p>0.01658786</text:p>
          </table:table-cell>
          <table:table-cell office:value-type="float" office:value="0.01291127" calcext:value-type="float">
            <text:p>0.01291127</text:p>
          </table:table-cell>
          <table:table-cell office:value-type="float" office:value="0.006101547" calcext:value-type="float">
            <text:p>0.006101547</text:p>
          </table:table-cell>
          <table:table-cell office:value-type="float" office:value="0.005326458" calcext:value-type="float">
            <text:p>0.005326458</text:p>
          </table:table-cell>
          <table:table-cell office:value-type="float" office:value="0.003836266" calcext:value-type="float">
            <text:p>0.003836266</text:p>
          </table:table-cell>
          <table:table-cell office:value-type="float" office:value="0.004176357" calcext:value-type="float">
            <text:p>0.004176357</text:p>
          </table:table-cell>
          <table:table-cell office:value-type="float" office:value="0.01365749" calcext:value-type="float">
            <text:p>0.01365749</text:p>
          </table:table-cell>
          <table:table-cell office:value-type="float" office:value="0.04175504" calcext:value-type="float">
            <text:p>0.04175504</text:p>
          </table:table-cell>
          <table:table-cell office:value-type="float" office:value="0.05086616" calcext:value-type="float">
            <text:p>0.05086616</text:p>
          </table:table-cell>
          <table:table-cell office:value-type="float" office:value="0.08042514" calcext:value-type="float">
            <text:p>0.08042514</text:p>
          </table:table-cell>
          <table:table-cell office:value-type="float" office:value="0.09884741" calcext:value-type="float">
            <text:p>0.09884741</text:p>
          </table:table-cell>
          <table:table-cell office:value-type="float" office:value="0.1928778" calcext:value-type="float">
            <text:p>0.1928778</text:p>
          </table:table-cell>
          <table:table-cell office:value-type="float" office:value="0.1958342" calcext:value-type="float">
            <text:p>0.1958342</text:p>
          </table:table-cell>
          <table:table-cell office:value-type="float" office:value="0" calcext:value-type="float">
            <text:p>0</text:p>
          </table:table-cell>
          <table:table-cell office:value-type="float" office:value="38.40381" calcext:value-type="float">
            <text:p>38.40381</text:p>
          </table:table-cell>
          <table:table-cell office:value-type="float" office:value="28.49837" calcext:value-type="float">
            <text:p>28.49837</text:p>
          </table:table-cell>
          <table:table-cell office:value-type="float" office:value="23.57829" calcext:value-type="float">
            <text:p>23.57829</text:p>
          </table:table-cell>
          <table:table-cell office:value-type="float" office:value="8.428061" calcext:value-type="float">
            <text:p>8.428061</text:p>
          </table:table-cell>
          <table:table-cell office:value-type="float" office:value="6.942904" calcext:value-type="float">
            <text:p>6.942904</text:p>
          </table:table-cell>
          <table:table-cell office:value-type="float" office:value="2.974754" calcext:value-type="float">
            <text:p>2.974754</text:p>
          </table:table-cell>
          <table:table-cell office:value-type="float" office:value="2.75118" calcext:value-type="float">
            <text:p>2.75118</text:p>
          </table:table-cell>
          <table:table-cell office:value-type="float" office:value="5.282805" calcext:value-type="float">
            <text:p>5.282805</text:p>
          </table:table-cell>
          <table:table-cell office:value-type="float" office:value="7.92492" calcext:value-type="float">
            <text:p>7.92492</text:p>
          </table:table-cell>
          <table:table-cell office:value-type="float" office:value="8.459134" calcext:value-type="float">
            <text:p>8.459134</text:p>
          </table:table-cell>
          <table:table-cell office:value-type="float" office:value="9.41667" calcext:value-type="float">
            <text:p>9.41667</text:p>
          </table:table-cell>
          <table:table-cell office:value-type="float" office:value="9.757804" calcext:value-type="float">
            <text:p>9.757804</text:p>
          </table:table-cell>
          <table:table-cell office:value-type="float" office:value="12.44322" calcext:value-type="float">
            <text:p>12.44322</text:p>
          </table:table-cell>
          <table:table-cell office:value-type="float" office:value="12.66964" calcext:value-type="float">
            <text:p>12.66964</text:p>
          </table:table-cell>
          <table:table-cell office:value-type="float" office:value="0" calcext:value-type="float">
            <text:p>0</text:p>
          </table:table-cell>
          <table:table-cell office:value-type="float" office:value="0.06122036" calcext:value-type="float">
            <text:p>0.061220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102006" calcext:value-type="float">
            <text:p>2102006</text:p>
          </table:table-cell>
          <table:table-cell office:value-type="float" office:value="1.017067" calcext:value-type="float">
            <text:p>1.017067</text:p>
          </table:table-cell>
          <table:table-cell office:value-type="float" office:value="133.5032" calcext:value-type="float">
            <text:p>133.5032</text:p>
          </table:table-cell>
          <table:table-cell office:value-type="float" office:value="0" calcext:value-type="float">
            <text:p>0</text:p>
          </table:table-cell>
          <table:table-cell office:value-type="float" office:value="-8.936766" calcext:value-type="float">
            <text:p>-8.936766</text:p>
          </table:table-cell>
          <table:table-cell office:value-type="float" office:value="38.33266" calcext:value-type="float">
            <text:p>38.33266</text:p>
          </table:table-cell>
          <table:table-cell office:value-type="float" office:value="0.1391943" calcext:value-type="float">
            <text:p>0.1391943</text:p>
          </table:table-cell>
          <table:table-cell office:value-type="float" office:value="0.0003657848" calcext:value-type="float">
            <text:p>0.0003657848</text:p>
          </table:table-cell>
          <table:table-cell office:value-type="float" office:value="0.2029732" calcext:value-type="float">
            <text:p>0.2029732</text:p>
          </table:table-cell>
          <table:table-cell office:value-type="float" office:value="0.009517202" calcext:value-type="float">
            <text:p>0.009517202</text:p>
          </table:table-cell>
          <table:table-cell office:value-type="float" office:value="1164.007" calcext:value-type="float">
            <text:p>1164.007</text:p>
          </table:table-cell>
          <table:table-cell office:value-type="float" office:value="0.8224546" calcext:value-type="float">
            <text:p>0.8224546</text:p>
          </table:table-cell>
          <table:table-cell office:value-type="float" office:value="0" calcext:value-type="float">
            <text:p>0</text:p>
          </table:table-cell>
          <table:table-cell office:value-type="float" office:value="0.01776204" calcext:value-type="float">
            <text:p>0.01776204</text:p>
          </table:table-cell>
          <table:table-cell office:value-type="float" office:value="0.01666354" calcext:value-type="float">
            <text:p>0.01666354</text:p>
          </table:table-cell>
          <table:table-cell office:value-type="float" office:value="0.01298843" calcext:value-type="float">
            <text:p>0.01298843</text:p>
          </table:table-cell>
          <table:table-cell office:value-type="float" office:value="0.006164751" calcext:value-type="float">
            <text:p>0.006164751</text:p>
          </table:table-cell>
          <table:table-cell office:value-type="float" office:value="0.005380598" calcext:value-type="float">
            <text:p>0.005380598</text:p>
          </table:table-cell>
          <table:table-cell office:value-type="float" office:value="0.003862813" calcext:value-type="float">
            <text:p>0.003862813</text:p>
          </table:table-cell>
          <table:table-cell office:value-type="float" office:value="0.004186881" calcext:value-type="float">
            <text:p>0.004186881</text:p>
          </table:table-cell>
          <table:table-cell office:value-type="float" office:value="0.01357223" calcext:value-type="float">
            <text:p>0.01357223</text:p>
          </table:table-cell>
          <table:table-cell office:value-type="float" office:value="0.04192093" calcext:value-type="float">
            <text:p>0.04192093</text:p>
          </table:table-cell>
          <table:table-cell office:value-type="float" office:value="0.05130922" calcext:value-type="float">
            <text:p>0.05130922</text:p>
          </table:table-cell>
          <table:table-cell office:value-type="float" office:value="0.08113954" calcext:value-type="float">
            <text:p>0.08113954</text:p>
          </table:table-cell>
          <table:table-cell office:value-type="float" office:value="0.09975972" calcext:value-type="float">
            <text:p>0.09975972</text:p>
          </table:table-cell>
          <table:table-cell office:value-type="float" office:value="0.192895" calcext:value-type="float">
            <text:p>0.192895</text:p>
          </table:table-cell>
          <table:table-cell office:value-type="float" office:value="0.1958483" calcext:value-type="float">
            <text:p>0.1958483</text:p>
          </table:table-cell>
          <table:table-cell office:value-type="float" office:value="0" calcext:value-type="float">
            <text:p>0</text:p>
          </table:table-cell>
          <table:table-cell office:value-type="float" office:value="38.28687" calcext:value-type="float">
            <text:p>38.28687</text:p>
          </table:table-cell>
          <table:table-cell office:value-type="float" office:value="28.39231" calcext:value-type="float">
            <text:p>28.39231</text:p>
          </table:table-cell>
          <table:table-cell office:value-type="float" office:value="23.48966" calcext:value-type="float">
            <text:p>23.48966</text:p>
          </table:table-cell>
          <table:table-cell office:value-type="float" office:value="8.397087" calcext:value-type="float">
            <text:p>8.397087</text:p>
          </table:table-cell>
          <table:table-cell office:value-type="float" office:value="6.917457" calcext:value-type="float">
            <text:p>6.917457</text:p>
          </table:table-cell>
          <table:table-cell office:value-type="float" office:value="2.967997" calcext:value-type="float">
            <text:p>2.967997</text:p>
          </table:table-cell>
          <table:table-cell office:value-type="float" office:value="2.745169" calcext:value-type="float">
            <text:p>2.745169</text:p>
          </table:table-cell>
          <table:table-cell office:value-type="float" office:value="5.273077" calcext:value-type="float">
            <text:p>5.273077</text:p>
          </table:table-cell>
          <table:table-cell office:value-type="float" office:value="7.913834" calcext:value-type="float">
            <text:p>7.913834</text:p>
          </table:table-cell>
          <table:table-cell office:value-type="float" office:value="8.443121" calcext:value-type="float">
            <text:p>8.443121</text:p>
          </table:table-cell>
          <table:table-cell office:value-type="float" office:value="9.403057" calcext:value-type="float">
            <text:p>9.403057</text:p>
          </table:table-cell>
          <table:table-cell office:value-type="float" office:value="9.746922" calcext:value-type="float">
            <text:p>9.746922</text:p>
          </table:table-cell>
          <table:table-cell office:value-type="float" office:value="12.44461" calcext:value-type="float">
            <text:p>12.44461</text:p>
          </table:table-cell>
          <table:table-cell office:value-type="float" office:value="12.6709" calcext:value-type="float">
            <text:p>12.6709</text:p>
          </table:table-cell>
          <table:table-cell office:value-type="float" office:value="0" calcext:value-type="float">
            <text:p>0</text:p>
          </table:table-cell>
          <table:table-cell office:value-type="float" office:value="0.08150267" calcext:value-type="float">
            <text:p>0.081502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102006" calcext:value-type="float">
            <text:p>3102006</text:p>
          </table:table-cell>
          <table:table-cell office:value-type="float" office:value="1.017591" calcext:value-type="float">
            <text:p>1.017591</text:p>
          </table:table-cell>
          <table:table-cell office:value-type="float" office:value="133.5007" calcext:value-type="float">
            <text:p>133.5007</text:p>
          </table:table-cell>
          <table:table-cell office:value-type="float" office:value="0" calcext:value-type="float">
            <text:p>0</text:p>
          </table:table-cell>
          <table:table-cell office:value-type="float" office:value="-9.006824" calcext:value-type="float">
            <text:p>-9.006824</text:p>
          </table:table-cell>
          <table:table-cell office:value-type="float" office:value="38.29117" calcext:value-type="float">
            <text:p>38.29117</text:p>
          </table:table-cell>
          <table:table-cell office:value-type="float" office:value="0.1391943" calcext:value-type="float">
            <text:p>0.1391943</text:p>
          </table:table-cell>
          <table:table-cell office:value-type="float" office:value="0.0003657848" calcext:value-type="float">
            <text:p>0.0003657848</text:p>
          </table:table-cell>
          <table:table-cell office:value-type="float" office:value="0.2029732" calcext:value-type="float">
            <text:p>0.2029732</text:p>
          </table:table-cell>
          <table:table-cell office:value-type="float" office:value="0.009517202" calcext:value-type="float">
            <text:p>0.009517202</text:p>
          </table:table-cell>
          <table:table-cell office:value-type="float" office:value="1163.98" calcext:value-type="float">
            <text:p>1163.98</text:p>
          </table:table-cell>
          <table:table-cell office:value-type="float" office:value="0.826723" calcext:value-type="float">
            <text:p>0.826723</text:p>
          </table:table-cell>
          <table:table-cell office:value-type="float" office:value="0" calcext:value-type="float">
            <text:p>0</text:p>
          </table:table-cell>
          <table:table-cell office:value-type="float" office:value="0.01787462" calcext:value-type="float">
            <text:p>0.01787462</text:p>
          </table:table-cell>
          <table:table-cell office:value-type="float" office:value="0.01669088" calcext:value-type="float">
            <text:p>0.01669088</text:p>
          </table:table-cell>
          <table:table-cell office:value-type="float" office:value="0.01305367" calcext:value-type="float">
            <text:p>0.01305367</text:p>
          </table:table-cell>
          <table:table-cell office:value-type="float" office:value="0.006216404" calcext:value-type="float">
            <text:p>0.006216404</text:p>
          </table:table-cell>
          <table:table-cell office:value-type="float" office:value="0.005424982" calcext:value-type="float">
            <text:p>0.005424982</text:p>
          </table:table-cell>
          <table:table-cell office:value-type="float" office:value="0.00388141" calcext:value-type="float">
            <text:p>0.00388141</text:p>
          </table:table-cell>
          <table:table-cell office:value-type="float" office:value="0.00419466" calcext:value-type="float">
            <text:p>0.00419466</text:p>
          </table:table-cell>
          <table:table-cell office:value-type="float" office:value="0.01353582" calcext:value-type="float">
            <text:p>0.01353582</text:p>
          </table:table-cell>
          <table:table-cell office:value-type="float" office:value="0.04201927" calcext:value-type="float">
            <text:p>0.04201927</text:p>
          </table:table-cell>
          <table:table-cell office:value-type="float" office:value="0.05168534" calcext:value-type="float">
            <text:p>0.05168534</text:p>
          </table:table-cell>
          <table:table-cell office:value-type="float" office:value="0.0818093" calcext:value-type="float">
            <text:p>0.0818093</text:p>
          </table:table-cell>
          <table:table-cell office:value-type="float" office:value="0.1006653" calcext:value-type="float">
            <text:p>0.1006653</text:p>
          </table:table-cell>
          <table:table-cell office:value-type="float" office:value="0.1929134" calcext:value-type="float">
            <text:p>0.1929134</text:p>
          </table:table-cell>
          <table:table-cell office:value-type="float" office:value="0.1958628" calcext:value-type="float">
            <text:p>0.1958628</text:p>
          </table:table-cell>
          <table:table-cell office:value-type="float" office:value="0" calcext:value-type="float">
            <text:p>0</text:p>
          </table:table-cell>
          <table:table-cell office:value-type="float" office:value="38.17313" calcext:value-type="float">
            <text:p>38.17313</text:p>
          </table:table-cell>
          <table:table-cell office:value-type="float" office:value="28.28877" calcext:value-type="float">
            <text:p>28.28877</text:p>
          </table:table-cell>
          <table:table-cell office:value-type="float" office:value="23.40308" calcext:value-type="float">
            <text:p>23.40308</text:p>
          </table:table-cell>
          <table:table-cell office:value-type="float" office:value="8.366879" calcext:value-type="float">
            <text:p>8.366879</text:p>
          </table:table-cell>
          <table:table-cell office:value-type="float" office:value="6.892659" calcext:value-type="float">
            <text:p>6.892659</text:p>
          </table:table-cell>
          <table:table-cell office:value-type="float" office:value="2.961386" calcext:value-type="float">
            <text:p>2.961386</text:p>
          </table:table-cell>
          <table:table-cell office:value-type="float" office:value="2.739293" calcext:value-type="float">
            <text:p>2.739293</text:p>
          </table:table-cell>
          <table:table-cell office:value-type="float" office:value="5.263329" calcext:value-type="float">
            <text:p>5.263329</text:p>
          </table:table-cell>
          <table:table-cell office:value-type="float" office:value="7.902759" calcext:value-type="float">
            <text:p>7.902759</text:p>
          </table:table-cell>
          <table:table-cell office:value-type="float" office:value="8.427214" calcext:value-type="float">
            <text:p>8.427214</text:p>
          </table:table-cell>
          <table:table-cell office:value-type="float" office:value="9.389623" calcext:value-type="float">
            <text:p>9.389623</text:p>
          </table:table-cell>
          <table:table-cell office:value-type="float" office:value="9.736297" calcext:value-type="float">
            <text:p>9.736297</text:p>
          </table:table-cell>
          <table:table-cell office:value-type="float" office:value="12.44601" calcext:value-type="float">
            <text:p>12.44601</text:p>
          </table:table-cell>
          <table:table-cell office:value-type="float" office:value="12.67216" calcext:value-type="float">
            <text:p>12.67216</text:p>
          </table:table-cell>
          <table:table-cell office:value-type="float" office:value="0" calcext:value-type="float">
            <text:p>0</text:p>
          </table:table-cell>
          <table:table-cell office:value-type="float" office:value="0.09293455" calcext:value-type="float">
            <text:p>0.092934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102006" calcext:value-type="float">
            <text:p>4102006</text:p>
          </table:table-cell>
          <table:table-cell office:value-type="float" office:value="1.018361" calcext:value-type="float">
            <text:p>1.018361</text:p>
          </table:table-cell>
          <table:table-cell office:value-type="float" office:value="133.4984" calcext:value-type="float">
            <text:p>133.4984</text:p>
          </table:table-cell>
          <table:table-cell office:value-type="float" office:value="0" calcext:value-type="float">
            <text:p>0</text:p>
          </table:table-cell>
          <table:table-cell office:value-type="float" office:value="-9.075848" calcext:value-type="float">
            <text:p>-9.075848</text:p>
          </table:table-cell>
          <table:table-cell office:value-type="float" office:value="38.25022" calcext:value-type="float">
            <text:p>38.25022</text:p>
          </table:table-cell>
          <table:table-cell office:value-type="float" office:value="0.1391943" calcext:value-type="float">
            <text:p>0.1391943</text:p>
          </table:table-cell>
          <table:table-cell office:value-type="float" office:value="0.0003657848" calcext:value-type="float">
            <text:p>0.0003657848</text:p>
          </table:table-cell>
          <table:table-cell office:value-type="float" office:value="0.2029732" calcext:value-type="float">
            <text:p>0.2029732</text:p>
          </table:table-cell>
          <table:table-cell office:value-type="float" office:value="0.009517202" calcext:value-type="float">
            <text:p>0.009517202</text:p>
          </table:table-cell>
          <table:table-cell office:value-type="float" office:value="1163.953" calcext:value-type="float">
            <text:p>1163.953</text:p>
          </table:table-cell>
          <table:table-cell office:value-type="float" office:value="0.8299413" calcext:value-type="float">
            <text:p>0.8299413</text:p>
          </table:table-cell>
          <table:table-cell office:value-type="float" office:value="0" calcext:value-type="float">
            <text:p>0</text:p>
          </table:table-cell>
          <table:table-cell office:value-type="float" office:value="0.0167038" calcext:value-type="float">
            <text:p>0.0167038</text:p>
          </table:table-cell>
          <table:table-cell office:value-type="float" office:value="0.01580514" calcext:value-type="float">
            <text:p>0.01580514</text:p>
          </table:table-cell>
          <table:table-cell office:value-type="float" office:value="0.01242237" calcext:value-type="float">
            <text:p>0.01242237</text:p>
          </table:table-cell>
          <table:table-cell office:value-type="float" office:value="0.005945644" calcext:value-type="float">
            <text:p>0.005945644</text:p>
          </table:table-cell>
          <table:table-cell office:value-type="float" office:value="0.005256853" calcext:value-type="float">
            <text:p>0.005256853</text:p>
          </table:table-cell>
          <table:table-cell office:value-type="float" office:value="0.00384057" calcext:value-type="float">
            <text:p>0.00384057</text:p>
          </table:table-cell>
          <table:table-cell office:value-type="float" office:value="0.004186076" calcext:value-type="float">
            <text:p>0.004186076</text:p>
          </table:table-cell>
          <table:table-cell office:value-type="float" office:value="0.01360131" calcext:value-type="float">
            <text:p>0.01360131</text:p>
          </table:table-cell>
          <table:table-cell office:value-type="float" office:value="0.04213897" calcext:value-type="float">
            <text:p>0.04213897</text:p>
          </table:table-cell>
          <table:table-cell office:value-type="float" office:value="0.05201328" calcext:value-type="float">
            <text:p>0.05201328</text:p>
          </table:table-cell>
          <table:table-cell office:value-type="float" office:value="0.08242586" calcext:value-type="float">
            <text:p>0.08242586</text:p>
          </table:table-cell>
          <table:table-cell office:value-type="float" office:value="0.1015509" calcext:value-type="float">
            <text:p>0.1015509</text:p>
          </table:table-cell>
          <table:table-cell office:value-type="float" office:value="0.1929306" calcext:value-type="float">
            <text:p>0.1929306</text:p>
          </table:table-cell>
          <table:table-cell office:value-type="float" office:value="0.1958764" calcext:value-type="float">
            <text:p>0.1958764</text:p>
          </table:table-cell>
          <table:table-cell office:value-type="float" office:value="0" calcext:value-type="float">
            <text:p>0</text:p>
          </table:table-cell>
          <table:table-cell office:value-type="float" office:value="38.06044" calcext:value-type="float">
            <text:p>38.06044</text:p>
          </table:table-cell>
          <table:table-cell office:value-type="float" office:value="28.1872" calcext:value-type="float">
            <text:p>28.1872</text:p>
          </table:table-cell>
          <table:table-cell office:value-type="float" office:value="23.31831" calcext:value-type="float">
            <text:p>23.31831</text:p>
          </table:table-cell>
          <table:table-cell office:value-type="float" office:value="8.337305" calcext:value-type="float">
            <text:p>8.337305</text:p>
          </table:table-cell>
          <table:table-cell office:value-type="float" office:value="6.868424" calcext:value-type="float">
            <text:p>6.868424</text:p>
          </table:table-cell>
          <table:table-cell office:value-type="float" office:value="2.954907" calcext:value-type="float">
            <text:p>2.954907</text:p>
          </table:table-cell>
          <table:table-cell office:value-type="float" office:value="2.733544" calcext:value-type="float">
            <text:p>2.733544</text:p>
          </table:table-cell>
          <table:table-cell office:value-type="float" office:value="5.253569" calcext:value-type="float">
            <text:p>5.253569</text:p>
          </table:table-cell>
          <table:table-cell office:value-type="float" office:value="7.891731" calcext:value-type="float">
            <text:p>7.891731</text:p>
          </table:table-cell>
          <table:table-cell office:value-type="float" office:value="8.411404" calcext:value-type="float">
            <text:p>8.411404</text:p>
          </table:table-cell>
          <table:table-cell office:value-type="float" office:value="9.376361" calcext:value-type="float">
            <text:p>9.376361</text:p>
          </table:table-cell>
          <table:table-cell office:value-type="float" office:value="9.725921" calcext:value-type="float">
            <text:p>9.725921</text:p>
          </table:table-cell>
          <table:table-cell office:value-type="float" office:value="12.4474" calcext:value-type="float">
            <text:p>12.4474</text:p>
          </table:table-cell>
          <table:table-cell office:value-type="float" office:value="12.6734" calcext:value-type="float">
            <text:p>12.6734</text:p>
          </table:table-cell>
          <table:table-cell office:value-type="float" office:value="0" calcext:value-type="float">
            <text:p>0</text:p>
          </table:table-cell>
          <table:table-cell office:value-type="float" office:value="0.09542476" calcext:value-type="float">
            <text:p>0.095424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102006" calcext:value-type="float">
            <text:p>5102006</text:p>
          </table:table-cell>
          <table:table-cell office:value-type="float" office:value="1.019129" calcext:value-type="float">
            <text:p>1.019129</text:p>
          </table:table-cell>
          <table:table-cell office:value-type="float" office:value="133.4964" calcext:value-type="float">
            <text:p>133.4964</text:p>
          </table:table-cell>
          <table:table-cell office:value-type="float" office:value="0" calcext:value-type="float">
            <text:p>0</text:p>
          </table:table-cell>
          <table:table-cell office:value-type="float" office:value="-9.144079" calcext:value-type="float">
            <text:p>-9.144079</text:p>
          </table:table-cell>
          <table:table-cell office:value-type="float" office:value="38.20975" calcext:value-type="float">
            <text:p>38.20975</text:p>
          </table:table-cell>
          <table:table-cell office:value-type="float" office:value="0.1391943" calcext:value-type="float">
            <text:p>0.1391943</text:p>
          </table:table-cell>
          <table:table-cell office:value-type="float" office:value="0.0003657848" calcext:value-type="float">
            <text:p>0.0003657848</text:p>
          </table:table-cell>
          <table:table-cell office:value-type="float" office:value="0.2029732" calcext:value-type="float">
            <text:p>0.2029732</text:p>
          </table:table-cell>
          <table:table-cell office:value-type="float" office:value="0.009517202" calcext:value-type="float">
            <text:p>0.009517202</text:p>
          </table:table-cell>
          <table:table-cell office:value-type="float" office:value="1163.925" calcext:value-type="float">
            <text:p>1163.925</text:p>
          </table:table-cell>
          <table:table-cell office:value-type="float" office:value="0.8330162" calcext:value-type="float">
            <text:p>0.8330162</text:p>
          </table:table-cell>
          <table:table-cell office:value-type="float" office:value="0" calcext:value-type="float">
            <text:p>0</text:p>
          </table:table-cell>
          <table:table-cell office:value-type="float" office:value="0.01675519" calcext:value-type="float">
            <text:p>0.01675519</text:p>
          </table:table-cell>
          <table:table-cell office:value-type="float" office:value="0.01590647" calcext:value-type="float">
            <text:p>0.01590647</text:p>
          </table:table-cell>
          <table:table-cell office:value-type="float" office:value="0.01248674" calcext:value-type="float">
            <text:p>0.01248674</text:p>
          </table:table-cell>
          <table:table-cell office:value-type="float" office:value="0.00595552" calcext:value-type="float">
            <text:p>0.00595552</text:p>
          </table:table-cell>
          <table:table-cell office:value-type="float" office:value="0.005248307" calcext:value-type="float">
            <text:p>0.005248307</text:p>
          </table:table-cell>
          <table:table-cell office:value-type="float" office:value="0.003825118" calcext:value-type="float">
            <text:p>0.003825118</text:p>
          </table:table-cell>
          <table:table-cell office:value-type="float" office:value="0.004176565" calcext:value-type="float">
            <text:p>0.004176565</text:p>
          </table:table-cell>
          <table:table-cell office:value-type="float" office:value="0.01387165" calcext:value-type="float">
            <text:p>0.01387165</text:p>
          </table:table-cell>
          <table:table-cell office:value-type="float" office:value="0.04247802" calcext:value-type="float">
            <text:p>0.04247802</text:p>
          </table:table-cell>
          <table:table-cell office:value-type="float" office:value="0.05234366" calcext:value-type="float">
            <text:p>0.05234366</text:p>
          </table:table-cell>
          <table:table-cell office:value-type="float" office:value="0.08300376" calcext:value-type="float">
            <text:p>0.08300376</text:p>
          </table:table-cell>
          <table:table-cell office:value-type="float" office:value="0.1024045" calcext:value-type="float">
            <text:p>0.1024045</text:p>
          </table:table-cell>
          <table:table-cell office:value-type="float" office:value="0.1929474" calcext:value-type="float">
            <text:p>0.1929474</text:p>
          </table:table-cell>
          <table:table-cell office:value-type="float" office:value="0.1958897" calcext:value-type="float">
            <text:p>0.1958897</text:p>
          </table:table-cell>
          <table:table-cell office:value-type="float" office:value="0" calcext:value-type="float">
            <text:p>0</text:p>
          </table:table-cell>
          <table:table-cell office:value-type="float" office:value="37.94902" calcext:value-type="float">
            <text:p>37.94902</text:p>
          </table:table-cell>
          <table:table-cell office:value-type="float" office:value="28.08713" calcext:value-type="float">
            <text:p>28.08713</text:p>
          </table:table-cell>
          <table:table-cell office:value-type="float" office:value="23.23484" calcext:value-type="float">
            <text:p>23.23484</text:p>
          </table:table-cell>
          <table:table-cell office:value-type="float" office:value="8.308213" calcext:value-type="float">
            <text:p>8.308213</text:p>
          </table:table-cell>
          <table:table-cell office:value-type="float" office:value="6.844618" calcext:value-type="float">
            <text:p>6.844618</text:p>
          </table:table-cell>
          <table:table-cell office:value-type="float" office:value="2.94853" calcext:value-type="float">
            <text:p>2.94853</text:p>
          </table:table-cell>
          <table:table-cell office:value-type="float" office:value="2.727904" calcext:value-type="float">
            <text:p>2.727904</text:p>
          </table:table-cell>
          <table:table-cell office:value-type="float" office:value="5.243819" calcext:value-type="float">
            <text:p>5.243819</text:p>
          </table:table-cell>
          <table:table-cell office:value-type="float" office:value="7.880738" calcext:value-type="float">
            <text:p>7.880738</text:p>
          </table:table-cell>
          <table:table-cell office:value-type="float" office:value="8.395698" calcext:value-type="float">
            <text:p>8.395698</text:p>
          </table:table-cell>
          <table:table-cell office:value-type="float" office:value="9.363256" calcext:value-type="float">
            <text:p>9.363256</text:p>
          </table:table-cell>
          <table:table-cell office:value-type="float" office:value="9.715788" calcext:value-type="float">
            <text:p>9.715788</text:p>
          </table:table-cell>
          <table:table-cell office:value-type="float" office:value="12.4488" calcext:value-type="float">
            <text:p>12.4488</text:p>
          </table:table-cell>
          <table:table-cell office:value-type="float" office:value="12.67464" calcext:value-type="float">
            <text:p>12.67464</text:p>
          </table:table-cell>
          <table:table-cell office:value-type="float" office:value="0" calcext:value-type="float">
            <text:p>0</text:p>
          </table:table-cell>
          <table:table-cell office:value-type="float" office:value="0.05683988" calcext:value-type="float">
            <text:p>0.056839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102006" calcext:value-type="float">
            <text:p>6102006</text:p>
          </table:table-cell>
          <table:table-cell office:value-type="float" office:value="1.019833" calcext:value-type="float">
            <text:p>1.019833</text:p>
          </table:table-cell>
          <table:table-cell office:value-type="float" office:value="133.4943" calcext:value-type="float">
            <text:p>133.4943</text:p>
          </table:table-cell>
          <table:table-cell office:value-type="float" office:value="0" calcext:value-type="float">
            <text:p>0</text:p>
          </table:table-cell>
          <table:table-cell office:value-type="float" office:value="-9.211735" calcext:value-type="float">
            <text:p>-9.211735</text:p>
          </table:table-cell>
          <table:table-cell office:value-type="float" office:value="38.16985" calcext:value-type="float">
            <text:p>38.16985</text:p>
          </table:table-cell>
          <table:table-cell office:value-type="float" office:value="0.1391943" calcext:value-type="float">
            <text:p>0.1391943</text:p>
          </table:table-cell>
          <table:table-cell office:value-type="float" office:value="0.0003657848" calcext:value-type="float">
            <text:p>0.0003657848</text:p>
          </table:table-cell>
          <table:table-cell office:value-type="float" office:value="0.2029732" calcext:value-type="float">
            <text:p>0.2029732</text:p>
          </table:table-cell>
          <table:table-cell office:value-type="float" office:value="0.009511619" calcext:value-type="float">
            <text:p>0.009511619</text:p>
          </table:table-cell>
          <table:table-cell office:value-type="float" office:value="1163.898" calcext:value-type="float">
            <text:p>1163.898</text:p>
          </table:table-cell>
          <table:table-cell office:value-type="float" office:value="0.8362893" calcext:value-type="float">
            <text:p>0.8362893</text:p>
          </table:table-cell>
          <table:table-cell office:value-type="float" office:value="0" calcext:value-type="float">
            <text:p>0</text:p>
          </table:table-cell>
          <table:table-cell office:value-type="float" office:value="0.01693093" calcext:value-type="float">
            <text:p>0.01693093</text:p>
          </table:table-cell>
          <table:table-cell office:value-type="float" office:value="0.0160286" calcext:value-type="float">
            <text:p>0.0160286</text:p>
          </table:table-cell>
          <table:table-cell office:value-type="float" office:value="0.01256716" calcext:value-type="float">
            <text:p>0.01256716</text:p>
          </table:table-cell>
          <table:table-cell office:value-type="float" office:value="0.0059872" calcext:value-type="float">
            <text:p>0.0059872</text:p>
          </table:table-cell>
          <table:table-cell office:value-type="float" office:value="0.00526923" calcext:value-type="float">
            <text:p>0.00526923</text:p>
          </table:table-cell>
          <table:table-cell office:value-type="float" office:value="0.003828679" calcext:value-type="float">
            <text:p>0.003828679</text:p>
          </table:table-cell>
          <table:table-cell office:value-type="float" office:value="0.00417501" calcext:value-type="float">
            <text:p>0.00417501</text:p>
          </table:table-cell>
          <table:table-cell office:value-type="float" office:value="0.01407531" calcext:value-type="float">
            <text:p>0.01407531</text:p>
          </table:table-cell>
          <table:table-cell office:value-type="float" office:value="0.04297502" calcext:value-type="float">
            <text:p>0.04297502</text:p>
          </table:table-cell>
          <table:table-cell office:value-type="float" office:value="0.05273379" calcext:value-type="float">
            <text:p>0.05273379</text:p>
          </table:table-cell>
          <table:table-cell office:value-type="float" office:value="0.08356483" calcext:value-type="float">
            <text:p>0.08356483</text:p>
          </table:table-cell>
          <table:table-cell office:value-type="float" office:value="0.1032272" calcext:value-type="float">
            <text:p>0.1032272</text:p>
          </table:table-cell>
          <table:table-cell office:value-type="float" office:value="0.1930478" calcext:value-type="float">
            <text:p>0.1930478</text:p>
          </table:table-cell>
          <table:table-cell office:value-type="float" office:value="0.1958681" calcext:value-type="float">
            <text:p>0.1958681</text:p>
          </table:table-cell>
          <table:table-cell office:value-type="float" office:value="0" calcext:value-type="float">
            <text:p>0</text:p>
          </table:table-cell>
          <table:table-cell office:value-type="float" office:value="37.84021" calcext:value-type="float">
            <text:p>37.84021</text:p>
          </table:table-cell>
          <table:table-cell office:value-type="float" office:value="27.98909" calcext:value-type="float">
            <text:p>27.98909</text:p>
          </table:table-cell>
          <table:table-cell office:value-type="float" office:value="23.15303" calcext:value-type="float">
            <text:p>23.15303</text:p>
          </table:table-cell>
          <table:table-cell office:value-type="float" office:value="8.279694" calcext:value-type="float">
            <text:p>8.279694</text:p>
          </table:table-cell>
          <table:table-cell office:value-type="float" office:value="6.821292" calcext:value-type="float">
            <text:p>6.821292</text:p>
          </table:table-cell>
          <table:table-cell office:value-type="float" office:value="2.942257" calcext:value-type="float">
            <text:p>2.942257</text:p>
          </table:table-cell>
          <table:table-cell office:value-type="float" office:value="2.722359" calcext:value-type="float">
            <text:p>2.722359</text:p>
          </table:table-cell>
          <table:table-cell office:value-type="float" office:value="5.23409" calcext:value-type="float">
            <text:p>5.23409</text:p>
          </table:table-cell>
          <table:table-cell office:value-type="float" office:value="7.869817" calcext:value-type="float">
            <text:p>7.869817</text:p>
          </table:table-cell>
          <table:table-cell office:value-type="float" office:value="8.380089" calcext:value-type="float">
            <text:p>8.380089</text:p>
          </table:table-cell>
          <table:table-cell office:value-type="float" office:value="9.350305" calcext:value-type="float">
            <text:p>9.350305</text:p>
          </table:table-cell>
          <table:table-cell office:value-type="float" office:value="9.705892" calcext:value-type="float">
            <text:p>9.705892</text:p>
          </table:table-cell>
          <table:table-cell office:value-type="float" office:value="12.45019" calcext:value-type="float">
            <text:p>12.45019</text:p>
          </table:table-cell>
          <table:table-cell office:value-type="float" office:value="12.67589" calcext:value-type="float">
            <text:p>12.67589</text:p>
          </table:table-cell>
          <table:table-cell office:value-type="float" office:value="0" calcext:value-type="float">
            <text:p>0</text:p>
          </table:table-cell>
          <table:table-cell office:value-type="float" office:value="0.05248738" calcext:value-type="float">
            <text:p>0.052487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102006" calcext:value-type="float">
            <text:p>7102006</text:p>
          </table:table-cell>
          <table:table-cell office:value-type="float" office:value="1.020352" calcext:value-type="float">
            <text:p>1.020352</text:p>
          </table:table-cell>
          <table:table-cell office:value-type="float" office:value="133.4921" calcext:value-type="float">
            <text:p>133.4921</text:p>
          </table:table-cell>
          <table:table-cell office:value-type="float" office:value="0" calcext:value-type="float">
            <text:p>0</text:p>
          </table:table-cell>
          <table:table-cell office:value-type="float" office:value="-9.279025" calcext:value-type="float">
            <text:p>-9.279025</text:p>
          </table:table-cell>
          <table:table-cell office:value-type="float" office:value="38.13055" calcext:value-type="float">
            <text:p>38.13055</text:p>
          </table:table-cell>
          <table:table-cell office:value-type="float" office:value="0.1391943" calcext:value-type="float">
            <text:p>0.1391943</text:p>
          </table:table-cell>
          <table:table-cell office:value-type="float" office:value="0.0003657848" calcext:value-type="float">
            <text:p>0.0003657848</text:p>
          </table:table-cell>
          <table:table-cell office:value-type="float" office:value="0.2029732" calcext:value-type="float">
            <text:p>0.2029732</text:p>
          </table:table-cell>
          <table:table-cell office:value-type="float" office:value="0.009348701" calcext:value-type="float">
            <text:p>0.009348701</text:p>
          </table:table-cell>
          <table:table-cell office:value-type="float" office:value="1163.871" calcext:value-type="float">
            <text:p>1163.871</text:p>
          </table:table-cell>
          <table:table-cell office:value-type="float" office:value="0.8401371" calcext:value-type="float">
            <text:p>0.8401371</text:p>
          </table:table-cell>
          <table:table-cell office:value-type="float" office:value="0" calcext:value-type="float">
            <text:p>0</text:p>
          </table:table-cell>
          <table:table-cell office:value-type="float" office:value="0.01748681" calcext:value-type="float">
            <text:p>0.01748681</text:p>
          </table:table-cell>
          <table:table-cell office:value-type="float" office:value="0.01638065" calcext:value-type="float">
            <text:p>0.01638065</text:p>
          </table:table-cell>
          <table:table-cell office:value-type="float" office:value="0.01283861" calcext:value-type="float">
            <text:p>0.01283861</text:p>
          </table:table-cell>
          <table:table-cell office:value-type="float" office:value="0.00611247" calcext:value-type="float">
            <text:p>0.00611247</text:p>
          </table:table-cell>
          <table:table-cell office:value-type="float" office:value="0.005358485" calcext:value-type="float">
            <text:p>0.005358485</text:p>
          </table:table-cell>
          <table:table-cell office:value-type="float" office:value="0.003855761" calcext:value-type="float">
            <text:p>0.003855761</text:p>
          </table:table-cell>
          <table:table-cell office:value-type="float" office:value="0.004182112" calcext:value-type="float">
            <text:p>0.004182112</text:p>
          </table:table-cell>
          <table:table-cell office:value-type="float" office:value="0.01417608" calcext:value-type="float">
            <text:p>0.01417608</text:p>
          </table:table-cell>
          <table:table-cell office:value-type="float" office:value="0.04345549" calcext:value-type="float">
            <text:p>0.04345549</text:p>
          </table:table-cell>
          <table:table-cell office:value-type="float" office:value="0.05317357" calcext:value-type="float">
            <text:p>0.05317357</text:p>
          </table:table-cell>
          <table:table-cell office:value-type="float" office:value="0.08413608" calcext:value-type="float">
            <text:p>0.08413608</text:p>
          </table:table-cell>
          <table:table-cell office:value-type="float" office:value="0.1040643" calcext:value-type="float">
            <text:p>0.1040643</text:p>
          </table:table-cell>
          <table:table-cell office:value-type="float" office:value="0.1929979" calcext:value-type="float">
            <text:p>0.1929979</text:p>
          </table:table-cell>
          <table:table-cell office:value-type="float" office:value="0.1959104" calcext:value-type="float">
            <text:p>0.1959104</text:p>
          </table:table-cell>
          <table:table-cell office:value-type="float" office:value="0" calcext:value-type="float">
            <text:p>0</text:p>
          </table:table-cell>
          <table:table-cell office:value-type="float" office:value="37.73525" calcext:value-type="float">
            <text:p>37.73525</text:p>
          </table:table-cell>
          <table:table-cell office:value-type="float" office:value="27.89353" calcext:value-type="float">
            <text:p>27.89353</text:p>
          </table:table-cell>
          <table:table-cell office:value-type="float" office:value="23.07309" calcext:value-type="float">
            <text:p>23.07309</text:p>
          </table:table-cell>
          <table:table-cell office:value-type="float" office:value="8.251814" calcext:value-type="float">
            <text:p>8.251814</text:p>
          </table:table-cell>
          <table:table-cell office:value-type="float" office:value="6.798481" calcext:value-type="float">
            <text:p>6.798481</text:p>
          </table:table-cell>
          <table:table-cell office:value-type="float" office:value="2.936094" calcext:value-type="float">
            <text:p>2.936094</text:p>
          </table:table-cell>
          <table:table-cell office:value-type="float" office:value="2.716911" calcext:value-type="float">
            <text:p>2.716911</text:p>
          </table:table-cell>
          <table:table-cell office:value-type="float" office:value="5.224389" calcext:value-type="float">
            <text:p>5.224389</text:p>
          </table:table-cell>
          <table:table-cell office:value-type="float" office:value="7.858985" calcext:value-type="float">
            <text:p>7.858985</text:p>
          </table:table-cell>
          <table:table-cell office:value-type="float" office:value="8.364592" calcext:value-type="float">
            <text:p>8.364592</text:p>
          </table:table-cell>
          <table:table-cell office:value-type="float" office:value="9.337506" calcext:value-type="float">
            <text:p>9.337506</text:p>
          </table:table-cell>
          <table:table-cell office:value-type="float" office:value="9.696214" calcext:value-type="float">
            <text:p>9.696214</text:p>
          </table:table-cell>
          <table:table-cell office:value-type="float" office:value="12.45158" calcext:value-type="float">
            <text:p>12.45158</text:p>
          </table:table-cell>
          <table:table-cell office:value-type="float" office:value="12.67714" calcext:value-type="float">
            <text:p>12.67714</text:p>
          </table:table-cell>
          <table:table-cell office:value-type="float" office:value="0" calcext:value-type="float">
            <text:p>0</text:p>
          </table:table-cell>
          <table:table-cell office:value-type="float" office:value="0.05821397" calcext:value-type="float">
            <text:p>0.058213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102006" calcext:value-type="float">
            <text:p>8102006</text:p>
          </table:table-cell>
          <table:table-cell office:value-type="float" office:value="1.020963" calcext:value-type="float">
            <text:p>1.020963</text:p>
          </table:table-cell>
          <table:table-cell office:value-type="float" office:value="133.4899" calcext:value-type="float">
            <text:p>133.4899</text:p>
          </table:table-cell>
          <table:table-cell office:value-type="float" office:value="0" calcext:value-type="float">
            <text:p>0</text:p>
          </table:table-cell>
          <table:table-cell office:value-type="float" office:value="-9.345552" calcext:value-type="float">
            <text:p>-9.345552</text:p>
          </table:table-cell>
          <table:table-cell office:value-type="float" office:value="38.09182" calcext:value-type="float">
            <text:p>38.09182</text:p>
          </table:table-cell>
          <table:table-cell office:value-type="float" office:value="0.1391943" calcext:value-type="float">
            <text:p>0.1391943</text:p>
          </table:table-cell>
          <table:table-cell office:value-type="float" office:value="0.0003657848" calcext:value-type="float">
            <text:p>0.0003657848</text:p>
          </table:table-cell>
          <table:table-cell office:value-type="float" office:value="0.2029732" calcext:value-type="float">
            <text:p>0.2029732</text:p>
          </table:table-cell>
          <table:table-cell office:value-type="float" office:value="0.009190449" calcext:value-type="float">
            <text:p>0.009190449</text:p>
          </table:table-cell>
          <table:table-cell office:value-type="float" office:value="1163.844" calcext:value-type="float">
            <text:p>1163.844</text:p>
          </table:table-cell>
          <table:table-cell office:value-type="float" office:value="0.843388" calcext:value-type="float">
            <text:p>0.843388</text:p>
          </table:table-cell>
          <table:table-cell office:value-type="float" office:value="0" calcext:value-type="float">
            <text:p>0</text:p>
          </table:table-cell>
          <table:table-cell office:value-type="float" office:value="0.01685761" calcext:value-type="float">
            <text:p>0.01685761</text:p>
          </table:table-cell>
          <table:table-cell office:value-type="float" office:value="0.0158607" calcext:value-type="float">
            <text:p>0.0158607</text:p>
          </table:table-cell>
          <table:table-cell office:value-type="float" office:value="0.01249022" calcext:value-type="float">
            <text:p>0.01249022</text:p>
          </table:table-cell>
          <table:table-cell office:value-type="float" office:value="0.005978087" calcext:value-type="float">
            <text:p>0.005978087</text:p>
          </table:table-cell>
          <table:table-cell office:value-type="float" office:value="0.005281472" calcext:value-type="float">
            <text:p>0.005281472</text:p>
          </table:table-cell>
          <table:table-cell office:value-type="float" office:value="0.00384115" calcext:value-type="float">
            <text:p>0.00384115</text:p>
          </table:table-cell>
          <table:table-cell office:value-type="float" office:value="0.004179808" calcext:value-type="float">
            <text:p>0.004179808</text:p>
          </table:table-cell>
          <table:table-cell office:value-type="float" office:value="0.0142428" calcext:value-type="float">
            <text:p>0.0142428</text:p>
          </table:table-cell>
          <table:table-cell office:value-type="float" office:value="0.04382812" calcext:value-type="float">
            <text:p>0.04382812</text:p>
          </table:table-cell>
          <table:table-cell office:value-type="float" office:value="0.05362419" calcext:value-type="float">
            <text:p>0.05362419</text:p>
          </table:table-cell>
          <table:table-cell office:value-type="float" office:value="0.08472232" calcext:value-type="float">
            <text:p>0.08472232</text:p>
          </table:table-cell>
          <table:table-cell office:value-type="float" office:value="0.1048564" calcext:value-type="float">
            <text:p>0.1048564</text:p>
          </table:table-cell>
          <table:table-cell office:value-type="float" office:value="0.1929956" calcext:value-type="float">
            <text:p>0.1929956</text:p>
          </table:table-cell>
          <table:table-cell office:value-type="float" office:value="0.1959313" calcext:value-type="float">
            <text:p>0.1959313</text:p>
          </table:table-cell>
          <table:table-cell office:value-type="float" office:value="0" calcext:value-type="float">
            <text:p>0</text:p>
          </table:table-cell>
          <table:table-cell office:value-type="float" office:value="37.63286" calcext:value-type="float">
            <text:p>37.63286</text:p>
          </table:table-cell>
          <table:table-cell office:value-type="float" office:value="27.80038" calcext:value-type="float">
            <text:p>27.80038</text:p>
          </table:table-cell>
          <table:table-cell office:value-type="float" office:value="22.99504" calcext:value-type="float">
            <text:p>22.99504</text:p>
          </table:table-cell>
          <table:table-cell office:value-type="float" office:value="8.224559" calcext:value-type="float">
            <text:p>8.224559</text:p>
          </table:table-cell>
          <table:table-cell office:value-type="float" office:value="6.776189" calcext:value-type="float">
            <text:p>6.776189</text:p>
          </table:table-cell>
          <table:table-cell office:value-type="float" office:value="2.930043" calcext:value-type="float">
            <text:p>2.930043</text:p>
          </table:table-cell>
          <table:table-cell office:value-type="float" office:value="2.711564" calcext:value-type="float">
            <text:p>2.711564</text:p>
          </table:table-cell>
          <table:table-cell office:value-type="float" office:value="5.214653" calcext:value-type="float">
            <text:p>5.214653</text:p>
          </table:table-cell>
          <table:table-cell office:value-type="float" office:value="7.848227" calcext:value-type="float">
            <text:p>7.848227</text:p>
          </table:table-cell>
          <table:table-cell office:value-type="float" office:value="8.349212" calcext:value-type="float">
            <text:p>8.349212</text:p>
          </table:table-cell>
          <table:table-cell office:value-type="float" office:value="9.324862" calcext:value-type="float">
            <text:p>9.324862</text:p>
          </table:table-cell>
          <table:table-cell office:value-type="float" office:value="9.686767" calcext:value-type="float">
            <text:p>9.686767</text:p>
          </table:table-cell>
          <table:table-cell office:value-type="float" office:value="12.45298" calcext:value-type="float">
            <text:p>12.45298</text:p>
          </table:table-cell>
          <table:table-cell office:value-type="float" office:value="12.67838" calcext:value-type="float">
            <text:p>12.67838</text:p>
          </table:table-cell>
          <table:table-cell office:value-type="float" office:value="0" calcext:value-type="float">
            <text:p>0</text:p>
          </table:table-cell>
          <table:table-cell office:value-type="float" office:value="0.06373385" calcext:value-type="float">
            <text:p>0.063733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102006" calcext:value-type="float">
            <text:p>9102006</text:p>
          </table:table-cell>
          <table:table-cell office:value-type="float" office:value="8.368296" calcext:value-type="float">
            <text:p>8.368296</text:p>
          </table:table-cell>
          <table:table-cell office:value-type="float" office:value="133.4878" calcext:value-type="float">
            <text:p>133.4878</text:p>
          </table:table-cell>
          <table:table-cell office:value-type="float" office:value="0" calcext:value-type="float">
            <text:p>0</text:p>
          </table:table-cell>
          <table:table-cell office:value-type="float" office:value="-2.025404" calcext:value-type="float">
            <text:p>-2.025404</text:p>
          </table:table-cell>
          <table:table-cell office:value-type="float" office:value="38.06186" calcext:value-type="float">
            <text:p>38.06186</text:p>
          </table:table-cell>
          <table:table-cell office:value-type="float" office:value="0.1391943" calcext:value-type="float">
            <text:p>0.1391943</text:p>
          </table:table-cell>
          <table:table-cell office:value-type="float" office:value="0.0003657848" calcext:value-type="float">
            <text:p>0.0003657848</text:p>
          </table:table-cell>
          <table:table-cell office:value-type="float" office:value="0.2029732" calcext:value-type="float">
            <text:p>0.2029732</text:p>
          </table:table-cell>
          <table:table-cell office:value-type="float" office:value="0.009167854" calcext:value-type="float">
            <text:p>0.009167854</text:p>
          </table:table-cell>
          <table:table-cell office:value-type="float" office:value="1163.82" calcext:value-type="float">
            <text:p>1163.82</text:p>
          </table:table-cell>
          <table:table-cell office:value-type="float" office:value="0.8458913" calcext:value-type="float">
            <text:p>0.8458913</text:p>
          </table:table-cell>
          <table:table-cell office:value-type="float" office:value="0" calcext:value-type="float">
            <text:p>0</text:p>
          </table:table-cell>
          <table:table-cell office:value-type="float" office:value="0.1650054" calcext:value-type="float">
            <text:p>0.1650054</text:p>
          </table:table-cell>
          <table:table-cell office:value-type="float" office:value="0.1718201" calcext:value-type="float">
            <text:p>0.1718201</text:p>
          </table:table-cell>
          <table:table-cell office:value-type="float" office:value="0.1233345" calcext:value-type="float">
            <text:p>0.1233345</text:p>
          </table:table-cell>
          <table:table-cell office:value-type="float" office:value="0.0607402" calcext:value-type="float">
            <text:p>0.0607402</text:p>
          </table:table-cell>
          <table:table-cell office:value-type="float" office:value="0.0671932" calcext:value-type="float">
            <text:p>0.0671932</text:p>
          </table:table-cell>
          <table:table-cell office:value-type="float" office:value="0.02317987" calcext:value-type="float">
            <text:p>0.02317987</text:p>
          </table:table-cell>
          <table:table-cell office:value-type="float" office:value="0.02630305" calcext:value-type="float">
            <text:p>0.02630305</text:p>
          </table:table-cell>
          <table:table-cell office:value-type="float" office:value="0.04888932" calcext:value-type="float">
            <text:p>0.04888932</text:p>
          </table:table-cell>
          <table:table-cell office:value-type="float" office:value="0.09168599" calcext:value-type="float">
            <text:p>0.09168599</text:p>
          </table:table-cell>
          <table:table-cell office:value-type="float" office:value="0.1053036" calcext:value-type="float">
            <text:p>0.1053036</text:p>
          </table:table-cell>
          <table:table-cell office:value-type="float" office:value="0.1199788" calcext:value-type="float">
            <text:p>0.1199788</text:p>
          </table:table-cell>
          <table:table-cell office:value-type="float" office:value="0.1324383" calcext:value-type="float">
            <text:p>0.1324383</text:p>
          </table:table-cell>
          <table:table-cell office:value-type="float" office:value="0.1930105" calcext:value-type="float">
            <text:p>0.1930105</text:p>
          </table:table-cell>
          <table:table-cell office:value-type="float" office:value="0.1959425" calcext:value-type="float">
            <text:p>0.1959425</text:p>
          </table:table-cell>
          <table:table-cell office:value-type="float" office:value="0" calcext:value-type="float">
            <text:p>0</text:p>
          </table:table-cell>
          <table:table-cell office:value-type="float" office:value="36.99564" calcext:value-type="float">
            <text:p>36.99564</text:p>
          </table:table-cell>
          <table:table-cell office:value-type="float" office:value="27.78608" calcext:value-type="float">
            <text:p>27.78608</text:p>
          </table:table-cell>
          <table:table-cell office:value-type="float" office:value="22.95482" calcext:value-type="float">
            <text:p>22.95482</text:p>
          </table:table-cell>
          <table:table-cell office:value-type="float" office:value="8.234275" calcext:value-type="float">
            <text:p>8.234275</text:p>
          </table:table-cell>
          <table:table-cell office:value-type="float" office:value="6.76925" calcext:value-type="float">
            <text:p>6.76925</text:p>
          </table:table-cell>
          <table:table-cell office:value-type="float" office:value="2.926864" calcext:value-type="float">
            <text:p>2.926864</text:p>
          </table:table-cell>
          <table:table-cell office:value-type="float" office:value="2.708234" calcext:value-type="float">
            <text:p>2.708234</text:p>
          </table:table-cell>
          <table:table-cell office:value-type="float" office:value="5.206946" calcext:value-type="float">
            <text:p>5.206946</text:p>
          </table:table-cell>
          <table:table-cell office:value-type="float" office:value="7.839774" calcext:value-type="float">
            <text:p>7.839774</text:p>
          </table:table-cell>
          <table:table-cell office:value-type="float" office:value="8.336974" calcext:value-type="float">
            <text:p>8.336974</text:p>
          </table:table-cell>
          <table:table-cell office:value-type="float" office:value="9.314982" calcext:value-type="float">
            <text:p>9.314982</text:p>
          </table:table-cell>
          <table:table-cell office:value-type="float" office:value="9.679716" calcext:value-type="float">
            <text:p>9.679716</text:p>
          </table:table-cell>
          <table:table-cell office:value-type="float" office:value="12.45438" calcext:value-type="float">
            <text:p>12.45438</text:p>
          </table:table-cell>
          <table:table-cell office:value-type="float" office:value="12.67483" calcext:value-type="float">
            <text:p>12.67483</text:p>
          </table:table-cell>
          <table:table-cell office:value-type="float" office:value="0" calcext:value-type="float">
            <text:p>0</text:p>
          </table:table-cell>
          <table:table-cell office:value-type="float" office:value="0.4093767" calcext:value-type="float">
            <text:p>0.4093767</text:p>
          </table:table-cell>
          <table:table-cell office:value-type="float" office:value="0" calcext:value-type="float">
            <text:p>0</text:p>
          </table:table-cell>
          <table:table-cell office:value-type="float" office:value="2.080981" calcext:value-type="float">
            <text:p>2.08098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102006" calcext:value-type="float">
            <text:p>10102006</text:p>
          </table:table-cell>
          <table:table-cell office:value-type="float" office:value="8.359183" calcext:value-type="float">
            <text:p>8.359183</text:p>
          </table:table-cell>
          <table:table-cell office:value-type="float" office:value="133.4858" calcext:value-type="float">
            <text:p>133.4858</text:p>
          </table:table-cell>
          <table:table-cell office:value-type="float" office:value="0" calcext:value-type="float">
            <text:p>0</text:p>
          </table:table-cell>
          <table:table-cell office:value-type="float" office:value="-2.025404" calcext:value-type="float">
            <text:p>-2.025404</text:p>
          </table:table-cell>
          <table:table-cell office:value-type="float" office:value="38.06238" calcext:value-type="float">
            <text:p>38.06238</text:p>
          </table:table-cell>
          <table:table-cell office:value-type="float" office:value="0.1391943" calcext:value-type="float">
            <text:p>0.1391943</text:p>
          </table:table-cell>
          <table:table-cell office:value-type="float" office:value="0.0003657848" calcext:value-type="float">
            <text:p>0.0003657848</text:p>
          </table:table-cell>
          <table:table-cell office:value-type="float" office:value="0.2029732" calcext:value-type="float">
            <text:p>0.2029732</text:p>
          </table:table-cell>
          <table:table-cell office:value-type="float" office:value="0.009167854" calcext:value-type="float">
            <text:p>0.009167854</text:p>
          </table:table-cell>
          <table:table-cell office:value-type="float" office:value="1163.81" calcext:value-type="float">
            <text:p>1163.81</text:p>
          </table:table-cell>
          <table:table-cell office:value-type="float" office:value="0.8489656" calcext:value-type="float">
            <text:p>0.8489656</text:p>
          </table:table-cell>
          <table:table-cell office:value-type="float" office:value="0" calcext:value-type="float">
            <text:p>0</text:p>
          </table:table-cell>
          <table:table-cell office:value-type="float" office:value="0.2467771" calcext:value-type="float">
            <text:p>0.2467771</text:p>
          </table:table-cell>
          <table:table-cell office:value-type="float" office:value="0.2712744" calcext:value-type="float">
            <text:p>0.2712744</text:p>
          </table:table-cell>
          <table:table-cell office:value-type="float" office:value="0.1900225" calcext:value-type="float">
            <text:p>0.1900225</text:p>
          </table:table-cell>
          <table:table-cell office:value-type="float" office:value="0.09656407" calcext:value-type="float">
            <text:p>0.09656407</text:p>
          </table:table-cell>
          <table:table-cell office:value-type="float" office:value="0.1093767" calcext:value-type="float">
            <text:p>0.1093767</text:p>
          </table:table-cell>
          <table:table-cell office:value-type="float" office:value="0.03553169" calcext:value-type="float">
            <text:p>0.03553169</text:p>
          </table:table-cell>
          <table:table-cell office:value-type="float" office:value="0.04124863" calcext:value-type="float">
            <text:p>0.04124863</text:p>
          </table:table-cell>
          <table:table-cell office:value-type="float" office:value="0.07303072" calcext:value-type="float">
            <text:p>0.07303072</text:p>
          </table:table-cell>
          <table:table-cell office:value-type="float" office:value="0.1286961" calcext:value-type="float">
            <text:p>0.1286961</text:p>
          </table:table-cell>
          <table:table-cell office:value-type="float" office:value="0.1450858" calcext:value-type="float">
            <text:p>0.1450858</text:p>
          </table:table-cell>
          <table:table-cell office:value-type="float" office:value="0.1473651" calcext:value-type="float">
            <text:p>0.1473651</text:p>
          </table:table-cell>
          <table:table-cell office:value-type="float" office:value="0.1538931" calcext:value-type="float">
            <text:p>0.1538931</text:p>
          </table:table-cell>
          <table:table-cell office:value-type="float" office:value="0.1930351" calcext:value-type="float">
            <text:p>0.1930351</text:p>
          </table:table-cell>
          <table:table-cell office:value-type="float" office:value="0.1959563" calcext:value-type="float">
            <text:p>0.1959563</text:p>
          </table:table-cell>
          <table:table-cell office:value-type="float" office:value="0" calcext:value-type="float">
            <text:p>0</text:p>
          </table:table-cell>
          <table:table-cell office:value-type="float" office:value="36.96966" calcext:value-type="float">
            <text:p>36.96966</text:p>
          </table:table-cell>
          <table:table-cell office:value-type="float" office:value="27.77339" calcext:value-type="float">
            <text:p>27.77339</text:p>
          </table:table-cell>
          <table:table-cell office:value-type="float" office:value="22.93981" calcext:value-type="float">
            <text:p>22.93981</text:p>
          </table:table-cell>
          <table:table-cell office:value-type="float" office:value="8.239162" calcext:value-type="float">
            <text:p>8.239162</text:p>
          </table:table-cell>
          <table:table-cell office:value-type="float" office:value="6.784074" calcext:value-type="float">
            <text:p>6.784074</text:p>
          </table:table-cell>
          <table:table-cell office:value-type="float" office:value="2.928" calcext:value-type="float">
            <text:p>2.928</text:p>
          </table:table-cell>
          <table:table-cell office:value-type="float" office:value="2.710344" calcext:value-type="float">
            <text:p>2.710344</text:p>
          </table:table-cell>
          <table:table-cell office:value-type="float" office:value="5.207172" calcext:value-type="float">
            <text:p>5.207172</text:p>
          </table:table-cell>
          <table:table-cell office:value-type="float" office:value="7.839711" calcext:value-type="float">
            <text:p>7.839711</text:p>
          </table:table-cell>
          <table:table-cell office:value-type="float" office:value="8.335793" calcext:value-type="float">
            <text:p>8.335793</text:p>
          </table:table-cell>
          <table:table-cell office:value-type="float" office:value="9.314524" calcext:value-type="float">
            <text:p>9.314524</text:p>
          </table:table-cell>
          <table:table-cell office:value-type="float" office:value="9.680225" calcext:value-type="float">
            <text:p>9.680225</text:p>
          </table:table-cell>
          <table:table-cell office:value-type="float" office:value="12.45577" calcext:value-type="float">
            <text:p>12.45577</text:p>
          </table:table-cell>
          <table:table-cell office:value-type="float" office:value="12.67612" calcext:value-type="float">
            <text:p>12.67612</text:p>
          </table:table-cell>
          <table:table-cell office:value-type="float" office:value="0" calcext:value-type="float">
            <text:p>0</text:p>
          </table:table-cell>
          <table:table-cell office:value-type="float" office:value="1.689106" calcext:value-type="float">
            <text:p>1.689106</text:p>
          </table:table-cell>
          <table:table-cell office:value-type="float" office:value="0" calcext:value-type="float">
            <text:p>0</text:p>
          </table:table-cell>
          <table:table-cell office:value-type="float" office:value="2.080981" calcext:value-type="float">
            <text:p>2.08098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1102006" calcext:value-type="float">
            <text:p>11102006</text:p>
          </table:table-cell>
          <table:table-cell office:value-type="float" office:value="8.350576" calcext:value-type="float">
            <text:p>8.350576</text:p>
          </table:table-cell>
          <table:table-cell office:value-type="float" office:value="133.4839" calcext:value-type="float">
            <text:p>133.4839</text:p>
          </table:table-cell>
          <table:table-cell office:value-type="float" office:value="0" calcext:value-type="float">
            <text:p>0</text:p>
          </table:table-cell>
          <table:table-cell office:value-type="float" office:value="-2.025404" calcext:value-type="float">
            <text:p>-2.025404</text:p>
          </table:table-cell>
          <table:table-cell office:value-type="float" office:value="38.07306" calcext:value-type="float">
            <text:p>38.07306</text:p>
          </table:table-cell>
          <table:table-cell office:value-type="float" office:value="0.1391943" calcext:value-type="float">
            <text:p>0.1391943</text:p>
          </table:table-cell>
          <table:table-cell office:value-type="float" office:value="0.0003657848" calcext:value-type="float">
            <text:p>0.0003657848</text:p>
          </table:table-cell>
          <table:table-cell office:value-type="float" office:value="0.2029732" calcext:value-type="float">
            <text:p>0.2029732</text:p>
          </table:table-cell>
          <table:table-cell office:value-type="float" office:value="0.009167854" calcext:value-type="float">
            <text:p>0.009167854</text:p>
          </table:table-cell>
          <table:table-cell office:value-type="float" office:value="1163.803" calcext:value-type="float">
            <text:p>1163.803</text:p>
          </table:table-cell>
          <table:table-cell office:value-type="float" office:value="0.8517378" calcext:value-type="float">
            <text:p>0.8517378</text:p>
          </table:table-cell>
          <table:table-cell office:value-type="float" office:value="0" calcext:value-type="float">
            <text:p>0</text:p>
          </table:table-cell>
          <table:table-cell office:value-type="float" office:value="0.2673429" calcext:value-type="float">
            <text:p>0.2673429</text:p>
          </table:table-cell>
          <table:table-cell office:value-type="float" office:value="0.2834283" calcext:value-type="float">
            <text:p>0.2834283</text:p>
          </table:table-cell>
          <table:table-cell office:value-type="float" office:value="0.198967" calcext:value-type="float">
            <text:p>0.198967</text:p>
          </table:table-cell>
          <table:table-cell office:value-type="float" office:value="0.102358" calcext:value-type="float">
            <text:p>0.102358</text:p>
          </table:table-cell>
          <table:table-cell office:value-type="float" office:value="0.1162286" calcext:value-type="float">
            <text:p>0.1162286</text:p>
          </table:table-cell>
          <table:table-cell office:value-type="float" office:value="0.03767085" calcext:value-type="float">
            <text:p>0.03767085</text:p>
          </table:table-cell>
          <table:table-cell office:value-type="float" office:value="0.04440448" calcext:value-type="float">
            <text:p>0.04440448</text:p>
          </table:table-cell>
          <table:table-cell office:value-type="float" office:value="0.07921094" calcext:value-type="float">
            <text:p>0.07921094</text:p>
          </table:table-cell>
          <table:table-cell office:value-type="float" office:value="0.1404594" calcext:value-type="float">
            <text:p>0.1404594</text:p>
          </table:table-cell>
          <table:table-cell office:value-type="float" office:value="0.1577276" calcext:value-type="float">
            <text:p>0.1577276</text:p>
          </table:table-cell>
          <table:table-cell office:value-type="float" office:value="0.1562844" calcext:value-type="float">
            <text:p>0.1562844</text:p>
          </table:table-cell>
          <table:table-cell office:value-type="float" office:value="0.1610274" calcext:value-type="float">
            <text:p>0.1610274</text:p>
          </table:table-cell>
          <table:table-cell office:value-type="float" office:value="0.1930567" calcext:value-type="float">
            <text:p>0.1930567</text:p>
          </table:table-cell>
          <table:table-cell office:value-type="float" office:value="0.1959697" calcext:value-type="float">
            <text:p>0.1959697</text:p>
          </table:table-cell>
          <table:table-cell office:value-type="float" office:value="0" calcext:value-type="float">
            <text:p>0</text:p>
          </table:table-cell>
          <table:table-cell office:value-type="float" office:value="36.96507" calcext:value-type="float">
            <text:p>36.96507</text:p>
          </table:table-cell>
          <table:table-cell office:value-type="float" office:value="27.77604" calcext:value-type="float">
            <text:p>27.77604</text:p>
          </table:table-cell>
          <table:table-cell office:value-type="float" office:value="22.93706" calcext:value-type="float">
            <text:p>22.93706</text:p>
          </table:table-cell>
          <table:table-cell office:value-type="float" office:value="8.250961" calcext:value-type="float">
            <text:p>8.250961</text:p>
          </table:table-cell>
          <table:table-cell office:value-type="float" office:value="6.807141" calcext:value-type="float">
            <text:p>6.807141</text:p>
          </table:table-cell>
          <table:table-cell office:value-type="float" office:value="2.930673" calcext:value-type="float">
            <text:p>2.930673</text:p>
          </table:table-cell>
          <table:table-cell office:value-type="float" office:value="2.71418" calcext:value-type="float">
            <text:p>2.71418</text:p>
          </table:table-cell>
          <table:table-cell office:value-type="float" office:value="5.210015" calcext:value-type="float">
            <text:p>5.210015</text:p>
          </table:table-cell>
          <table:table-cell office:value-type="float" office:value="7.842712" calcext:value-type="float">
            <text:p>7.842712</text:p>
          </table:table-cell>
          <table:table-cell office:value-type="float" office:value="8.338637" calcext:value-type="float">
            <text:p>8.338637</text:p>
          </table:table-cell>
          <table:table-cell office:value-type="float" office:value="9.317519" calcext:value-type="float">
            <text:p>9.317519</text:p>
          </table:table-cell>
          <table:table-cell office:value-type="float" office:value="9.683517" calcext:value-type="float">
            <text:p>9.683517</text:p>
          </table:table-cell>
          <table:table-cell office:value-type="float" office:value="12.45717" calcext:value-type="float">
            <text:p>12.45717</text:p>
          </table:table-cell>
          <table:table-cell office:value-type="float" office:value="12.67739" calcext:value-type="float">
            <text:p>12.67739</text:p>
          </table:table-cell>
          <table:table-cell office:value-type="float" office:value="0" calcext:value-type="float">
            <text:p>0</text:p>
          </table:table-cell>
          <table:table-cell office:value-type="float" office:value="2.206098" calcext:value-type="float">
            <text:p>2.206098</text:p>
          </table:table-cell>
          <table:table-cell office:value-type="float" office:value="0" calcext:value-type="float">
            <text:p>0</text:p>
          </table:table-cell>
          <table:table-cell office:value-type="float" office:value="2.080981" calcext:value-type="float">
            <text:p>2.08098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102006" calcext:value-type="float">
            <text:p>12102006</text:p>
          </table:table-cell>
          <table:table-cell office:value-type="float" office:value="8.341697" calcext:value-type="float">
            <text:p>8.341697</text:p>
          </table:table-cell>
          <table:table-cell office:value-type="float" office:value="133.4822" calcext:value-type="float">
            <text:p>133.4822</text:p>
          </table:table-cell>
          <table:table-cell office:value-type="float" office:value="0" calcext:value-type="float">
            <text:p>0</text:p>
          </table:table-cell>
          <table:table-cell office:value-type="float" office:value="-2.025404" calcext:value-type="float">
            <text:p>-2.025404</text:p>
          </table:table-cell>
          <table:table-cell office:value-type="float" office:value="38.08645" calcext:value-type="float">
            <text:p>38.08645</text:p>
          </table:table-cell>
          <table:table-cell office:value-type="float" office:value="0.1391943" calcext:value-type="float">
            <text:p>0.1391943</text:p>
          </table:table-cell>
          <table:table-cell office:value-type="float" office:value="0.0003657848" calcext:value-type="float">
            <text:p>0.0003657848</text:p>
          </table:table-cell>
          <table:table-cell office:value-type="float" office:value="0.2029732" calcext:value-type="float">
            <text:p>0.2029732</text:p>
          </table:table-cell>
          <table:table-cell office:value-type="float" office:value="0.009167854" calcext:value-type="float">
            <text:p>0.009167854</text:p>
          </table:table-cell>
          <table:table-cell office:value-type="float" office:value="1163.797" calcext:value-type="float">
            <text:p>1163.797</text:p>
          </table:table-cell>
          <table:table-cell office:value-type="float" office:value="0.8546605" calcext:value-type="float">
            <text:p>0.8546605</text:p>
          </table:table-cell>
          <table:table-cell office:value-type="float" office:value="0" calcext:value-type="float">
            <text:p>0</text:p>
          </table:table-cell>
          <table:table-cell office:value-type="float" office:value="0.2809522" calcext:value-type="float">
            <text:p>0.2809522</text:p>
          </table:table-cell>
          <table:table-cell office:value-type="float" office:value="0.2899252" calcext:value-type="float">
            <text:p>0.2899252</text:p>
          </table:table-cell>
          <table:table-cell office:value-type="float" office:value="0.2020504" calcext:value-type="float">
            <text:p>0.2020504</text:p>
          </table:table-cell>
          <table:table-cell office:value-type="float" office:value="0.1042453" calcext:value-type="float">
            <text:p>0.1042453</text:p>
          </table:table-cell>
          <table:table-cell office:value-type="float" office:value="0.1180272" calcext:value-type="float">
            <text:p>0.1180272</text:p>
          </table:table-cell>
          <table:table-cell office:value-type="float" office:value="0.0377908" calcext:value-type="float">
            <text:p>0.0377908</text:p>
          </table:table-cell>
          <table:table-cell office:value-type="float" office:value="0.04490495" calcext:value-type="float">
            <text:p>0.04490495</text:p>
          </table:table-cell>
          <table:table-cell office:value-type="float" office:value="0.08075248" calcext:value-type="float">
            <text:p>0.08075248</text:p>
          </table:table-cell>
          <table:table-cell office:value-type="float" office:value="0.144356" calcext:value-type="float">
            <text:p>0.144356</text:p>
          </table:table-cell>
          <table:table-cell office:value-type="float" office:value="0.1619459" calcext:value-type="float">
            <text:p>0.1619459</text:p>
          </table:table-cell>
          <table:table-cell office:value-type="float" office:value="0.1593204" calcext:value-type="float">
            <text:p>0.1593204</text:p>
          </table:table-cell>
          <table:table-cell office:value-type="float" office:value="0.1635429" calcext:value-type="float">
            <text:p>0.1635429</text:p>
          </table:table-cell>
          <table:table-cell office:value-type="float" office:value="0.1930753" calcext:value-type="float">
            <text:p>0.1930753</text:p>
          </table:table-cell>
          <table:table-cell office:value-type="float" office:value="0.1959831" calcext:value-type="float">
            <text:p>0.1959831</text:p>
          </table:table-cell>
          <table:table-cell office:value-type="float" office:value="0" calcext:value-type="float">
            <text:p>0</text:p>
          </table:table-cell>
          <table:table-cell office:value-type="float" office:value="36.96624" calcext:value-type="float">
            <text:p>36.96624</text:p>
          </table:table-cell>
          <table:table-cell office:value-type="float" office:value="27.78052" calcext:value-type="float">
            <text:p>27.78052</text:p>
          </table:table-cell>
          <table:table-cell office:value-type="float" office:value="22.93587" calcext:value-type="float">
            <text:p>22.93587</text:p>
          </table:table-cell>
          <table:table-cell office:value-type="float" office:value="8.263556" calcext:value-type="float">
            <text:p>8.263556</text:p>
          </table:table-cell>
          <table:table-cell office:value-type="float" office:value="6.830907" calcext:value-type="float">
            <text:p>6.830907</text:p>
          </table:table-cell>
          <table:table-cell office:value-type="float" office:value="2.93351" calcext:value-type="float">
            <text:p>2.93351</text:p>
          </table:table-cell>
          <table:table-cell office:value-type="float" office:value="2.718294" calcext:value-type="float">
            <text:p>2.718294</text:p>
          </table:table-cell>
          <table:table-cell office:value-type="float" office:value="5.213533" calcext:value-type="float">
            <text:p>5.213533</text:p>
          </table:table-cell>
          <table:table-cell office:value-type="float" office:value="7.846666" calcext:value-type="float">
            <text:p>7.846666</text:p>
          </table:table-cell>
          <table:table-cell office:value-type="float" office:value="8.34273" calcext:value-type="float">
            <text:p>8.34273</text:p>
          </table:table-cell>
          <table:table-cell office:value-type="float" office:value="9.321614" calcext:value-type="float">
            <text:p>9.321614</text:p>
          </table:table-cell>
          <table:table-cell office:value-type="float" office:value="9.687726" calcext:value-type="float">
            <text:p>9.687726</text:p>
          </table:table-cell>
          <table:table-cell office:value-type="float" office:value="12.45856" calcext:value-type="float">
            <text:p>12.45856</text:p>
          </table:table-cell>
          <table:table-cell office:value-type="float" office:value="12.67864" calcext:value-type="float">
            <text:p>12.67864</text:p>
          </table:table-cell>
          <table:table-cell office:value-type="float" office:value="0" calcext:value-type="float">
            <text:p>0</text:p>
          </table:table-cell>
          <table:table-cell office:value-type="float" office:value="2.668164" calcext:value-type="float">
            <text:p>2.668164</text:p>
          </table:table-cell>
          <table:table-cell office:value-type="float" office:value="0" calcext:value-type="float">
            <text:p>0</text:p>
          </table:table-cell>
          <table:table-cell office:value-type="float" office:value="2.080981" calcext:value-type="float">
            <text:p>2.08098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3102006" calcext:value-type="float">
            <text:p>13102006</text:p>
          </table:table-cell>
          <table:table-cell office:value-type="float" office:value="8.332022" calcext:value-type="float">
            <text:p>8.332022</text:p>
          </table:table-cell>
          <table:table-cell office:value-type="float" office:value="133.4805" calcext:value-type="float">
            <text:p>133.4805</text:p>
          </table:table-cell>
          <table:table-cell office:value-type="float" office:value="0" calcext:value-type="float">
            <text:p>0</text:p>
          </table:table-cell>
          <table:table-cell office:value-type="float" office:value="-2.025404" calcext:value-type="float">
            <text:p>-2.025404</text:p>
          </table:table-cell>
          <table:table-cell office:value-type="float" office:value="38.1009" calcext:value-type="float">
            <text:p>38.1009</text:p>
          </table:table-cell>
          <table:table-cell office:value-type="float" office:value="0.1391943" calcext:value-type="float">
            <text:p>0.1391943</text:p>
          </table:table-cell>
          <table:table-cell office:value-type="float" office:value="0.0003657848" calcext:value-type="float">
            <text:p>0.0003657848</text:p>
          </table:table-cell>
          <table:table-cell office:value-type="float" office:value="0.2029732" calcext:value-type="float">
            <text:p>0.2029732</text:p>
          </table:table-cell>
          <table:table-cell office:value-type="float" office:value="0.009023244" calcext:value-type="float">
            <text:p>0.009023244</text:p>
          </table:table-cell>
          <table:table-cell office:value-type="float" office:value="1163.792" calcext:value-type="float">
            <text:p>1163.792</text:p>
          </table:table-cell>
          <table:table-cell office:value-type="float" office:value="0.8579213" calcext:value-type="float">
            <text:p>0.8579213</text:p>
          </table:table-cell>
          <table:table-cell office:value-type="float" office:value="0" calcext:value-type="float">
            <text:p>0</text:p>
          </table:table-cell>
          <table:table-cell office:value-type="float" office:value="0.2950073" calcext:value-type="float">
            <text:p>0.2950073</text:p>
          </table:table-cell>
          <table:table-cell office:value-type="float" office:value="0.3008576" calcext:value-type="float">
            <text:p>0.3008576</text:p>
          </table:table-cell>
          <table:table-cell office:value-type="float" office:value="0.2075037" calcext:value-type="float">
            <text:p>0.2075037</text:p>
          </table:table-cell>
          <table:table-cell office:value-type="float" office:value="0.1079945" calcext:value-type="float">
            <text:p>0.1079945</text:p>
          </table:table-cell>
          <table:table-cell office:value-type="float" office:value="0.1224058" calcext:value-type="float">
            <text:p>0.1224058</text:p>
          </table:table-cell>
          <table:table-cell office:value-type="float" office:value="0.03799649" calcext:value-type="float">
            <text:p>0.03799649</text:p>
          </table:table-cell>
          <table:table-cell office:value-type="float" office:value="0.04520037" calcext:value-type="float">
            <text:p>0.04520037</text:p>
          </table:table-cell>
          <table:table-cell office:value-type="float" office:value="0.08108944" calcext:value-type="float">
            <text:p>0.08108944</text:p>
          </table:table-cell>
          <table:table-cell office:value-type="float" office:value="0.1456681" calcext:value-type="float">
            <text:p>0.1456681</text:p>
          </table:table-cell>
          <table:table-cell office:value-type="float" office:value="0.1634002" calcext:value-type="float">
            <text:p>0.1634002</text:p>
          </table:table-cell>
          <table:table-cell office:value-type="float" office:value="0.1603947" calcext:value-type="float">
            <text:p>0.1603947</text:p>
          </table:table-cell>
          <table:table-cell office:value-type="float" office:value="0.1645285" calcext:value-type="float">
            <text:p>0.1645285</text:p>
          </table:table-cell>
          <table:table-cell office:value-type="float" office:value="0.1931095" calcext:value-type="float">
            <text:p>0.1931095</text:p>
          </table:table-cell>
          <table:table-cell office:value-type="float" office:value="0.1959924" calcext:value-type="float">
            <text:p>0.1959924</text:p>
          </table:table-cell>
          <table:table-cell office:value-type="float" office:value="0" calcext:value-type="float">
            <text:p>0</text:p>
          </table:table-cell>
          <table:table-cell office:value-type="float" office:value="36.97169" calcext:value-type="float">
            <text:p>36.97169</text:p>
          </table:table-cell>
          <table:table-cell office:value-type="float" office:value="27.78763" calcext:value-type="float">
            <text:p>27.78763</text:p>
          </table:table-cell>
          <table:table-cell office:value-type="float" office:value="22.93623" calcext:value-type="float">
            <text:p>22.93623</text:p>
          </table:table-cell>
          <table:table-cell office:value-type="float" office:value="8.276944" calcext:value-type="float">
            <text:p>8.276944</text:p>
          </table:table-cell>
          <table:table-cell office:value-type="float" office:value="6.855382" calcext:value-type="float">
            <text:p>6.855382</text:p>
          </table:table-cell>
          <table:table-cell office:value-type="float" office:value="2.936334" calcext:value-type="float">
            <text:p>2.936334</text:p>
          </table:table-cell>
          <table:table-cell office:value-type="float" office:value="2.722416" calcext:value-type="float">
            <text:p>2.722416</text:p>
          </table:table-cell>
          <table:table-cell office:value-type="float" office:value="5.217222" calcext:value-type="float">
            <text:p>5.217222</text:p>
          </table:table-cell>
          <table:table-cell office:value-type="float" office:value="7.850928" calcext:value-type="float">
            <text:p>7.850928</text:p>
          </table:table-cell>
          <table:table-cell office:value-type="float" office:value="8.347228" calcext:value-type="float">
            <text:p>8.347228</text:p>
          </table:table-cell>
          <table:table-cell office:value-type="float" office:value="9.326078" calcext:value-type="float">
            <text:p>9.326078</text:p>
          </table:table-cell>
          <table:table-cell office:value-type="float" office:value="9.69225" calcext:value-type="float">
            <text:p>9.69225</text:p>
          </table:table-cell>
          <table:table-cell office:value-type="float" office:value="12.45995" calcext:value-type="float">
            <text:p>12.45995</text:p>
          </table:table-cell>
          <table:table-cell office:value-type="float" office:value="12.67992" calcext:value-type="float">
            <text:p>12.67992</text:p>
          </table:table-cell>
          <table:table-cell office:value-type="float" office:value="0" calcext:value-type="float">
            <text:p>0</text:p>
          </table:table-cell>
          <table:table-cell office:value-type="float" office:value="3.169964" calcext:value-type="float">
            <text:p>3.169964</text:p>
          </table:table-cell>
          <table:table-cell office:value-type="float" office:value="0" calcext:value-type="float">
            <text:p>0</text:p>
          </table:table-cell>
          <table:table-cell office:value-type="float" office:value="2.080981" calcext:value-type="float">
            <text:p>2.08098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102006" calcext:value-type="float">
            <text:p>14102006</text:p>
          </table:table-cell>
          <table:table-cell office:value-type="float" office:value="8.321304" calcext:value-type="float">
            <text:p>8.321304</text:p>
          </table:table-cell>
          <table:table-cell office:value-type="float" office:value="133.4789" calcext:value-type="float">
            <text:p>133.4789</text:p>
          </table:table-cell>
          <table:table-cell office:value-type="float" office:value="0" calcext:value-type="float">
            <text:p>0</text:p>
          </table:table-cell>
          <table:table-cell office:value-type="float" office:value="-2.025404" calcext:value-type="float">
            <text:p>-2.025404</text:p>
          </table:table-cell>
          <table:table-cell office:value-type="float" office:value="38.11607" calcext:value-type="float">
            <text:p>38.11607</text:p>
          </table:table-cell>
          <table:table-cell office:value-type="float" office:value="0.1391943" calcext:value-type="float">
            <text:p>0.1391943</text:p>
          </table:table-cell>
          <table:table-cell office:value-type="float" office:value="0.0003657848" calcext:value-type="float">
            <text:p>0.0003657848</text:p>
          </table:table-cell>
          <table:table-cell office:value-type="float" office:value="0.2029732" calcext:value-type="float">
            <text:p>0.2029732</text:p>
          </table:table-cell>
          <table:table-cell office:value-type="float" office:value="0.008874511" calcext:value-type="float">
            <text:p>0.008874511</text:p>
          </table:table-cell>
          <table:table-cell office:value-type="float" office:value="1163.787" calcext:value-type="float">
            <text:p>1163.787</text:p>
          </table:table-cell>
          <table:table-cell office:value-type="float" office:value="0.8616008" calcext:value-type="float">
            <text:p>0.8616008</text:p>
          </table:table-cell>
          <table:table-cell office:value-type="float" office:value="0" calcext:value-type="float">
            <text:p>0</text:p>
          </table:table-cell>
          <table:table-cell office:value-type="float" office:value="0.3099676" calcext:value-type="float">
            <text:p>0.3099676</text:p>
          </table:table-cell>
          <table:table-cell office:value-type="float" office:value="0.3166493" calcext:value-type="float">
            <text:p>0.3166493</text:p>
          </table:table-cell>
          <table:table-cell office:value-type="float" office:value="0.2153234" calcext:value-type="float">
            <text:p>0.2153234</text:p>
          </table:table-cell>
          <table:table-cell office:value-type="float" office:value="0.1134746" calcext:value-type="float">
            <text:p>0.1134746</text:p>
          </table:table-cell>
          <table:table-cell office:value-type="float" office:value="0.129091" calcext:value-type="float">
            <text:p>0.129091</text:p>
          </table:table-cell>
          <table:table-cell office:value-type="float" office:value="0.03850686" calcext:value-type="float">
            <text:p>0.03850686</text:p>
          </table:table-cell>
          <table:table-cell office:value-type="float" office:value="0.04570097" calcext:value-type="float">
            <text:p>0.04570097</text:p>
          </table:table-cell>
          <table:table-cell office:value-type="float" office:value="0.08119343" calcext:value-type="float">
            <text:p>0.08119343</text:p>
          </table:table-cell>
          <table:table-cell office:value-type="float" office:value="0.1461193" calcext:value-type="float">
            <text:p>0.1461193</text:p>
          </table:table-cell>
          <table:table-cell office:value-type="float" office:value="0.1639231" calcext:value-type="float">
            <text:p>0.1639231</text:p>
          </table:table-cell>
          <table:table-cell office:value-type="float" office:value="0.1608024" calcext:value-type="float">
            <text:p>0.1608024</text:p>
          </table:table-cell>
          <table:table-cell office:value-type="float" office:value="0.1649614" calcext:value-type="float">
            <text:p>0.1649614</text:p>
          </table:table-cell>
          <table:table-cell office:value-type="float" office:value="0.1931094" calcext:value-type="float">
            <text:p>0.1931094</text:p>
          </table:table-cell>
          <table:table-cell office:value-type="float" office:value="0.196012" calcext:value-type="float">
            <text:p>0.196012</text:p>
          </table:table-cell>
          <table:table-cell office:value-type="float" office:value="0" calcext:value-type="float">
            <text:p>0</text:p>
          </table:table-cell>
          <table:table-cell office:value-type="float" office:value="36.98162" calcext:value-type="float">
            <text:p>36.98162</text:p>
          </table:table-cell>
          <table:table-cell office:value-type="float" office:value="27.79859" calcext:value-type="float">
            <text:p>27.79859</text:p>
          </table:table-cell>
          <table:table-cell office:value-type="float" office:value="22.93888" calcext:value-type="float">
            <text:p>22.93888</text:p>
          </table:table-cell>
          <table:table-cell office:value-type="float" office:value="8.291792" calcext:value-type="float">
            <text:p>8.291792</text:p>
          </table:table-cell>
          <table:table-cell office:value-type="float" office:value="6.881547" calcext:value-type="float">
            <text:p>6.881547</text:p>
          </table:table-cell>
          <table:table-cell office:value-type="float" office:value="2.939203" calcext:value-type="float">
            <text:p>2.939203</text:p>
          </table:table-cell>
          <table:table-cell office:value-type="float" office:value="2.726559" calcext:value-type="float">
            <text:p>2.726559</text:p>
          </table:table-cell>
          <table:table-cell office:value-type="float" office:value="5.220958" calcext:value-type="float">
            <text:p>5.220958</text:p>
          </table:table-cell>
          <table:table-cell office:value-type="float" office:value="7.855288" calcext:value-type="float">
            <text:p>7.855288</text:p>
          </table:table-cell>
          <table:table-cell office:value-type="float" office:value="8.351858" calcext:value-type="float">
            <text:p>8.351858</text:p>
          </table:table-cell>
          <table:table-cell office:value-type="float" office:value="9.330673" calcext:value-type="float">
            <text:p>9.330673</text:p>
          </table:table-cell>
          <table:table-cell office:value-type="float" office:value="9.696899" calcext:value-type="float">
            <text:p>9.696899</text:p>
          </table:table-cell>
          <table:table-cell office:value-type="float" office:value="12.46135" calcext:value-type="float">
            <text:p>12.46135</text:p>
          </table:table-cell>
          <table:table-cell office:value-type="float" office:value="12.68119" calcext:value-type="float">
            <text:p>12.68119</text:p>
          </table:table-cell>
          <table:table-cell office:value-type="float" office:value="0" calcext:value-type="float">
            <text:p>0</text:p>
          </table:table-cell>
          <table:table-cell office:value-type="float" office:value="3.75138" calcext:value-type="float">
            <text:p>3.75138</text:p>
          </table:table-cell>
          <table:table-cell office:value-type="float" office:value="0" calcext:value-type="float">
            <text:p>0</text:p>
          </table:table-cell>
          <table:table-cell office:value-type="float" office:value="2.080981" calcext:value-type="float">
            <text:p>2.08098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5102006" calcext:value-type="float">
            <text:p>15102006</text:p>
          </table:table-cell>
          <table:table-cell office:value-type="float" office:value="8.307868" calcext:value-type="float">
            <text:p>8.307868</text:p>
          </table:table-cell>
          <table:table-cell office:value-type="float" office:value="133.4772" calcext:value-type="float">
            <text:p>133.4772</text:p>
          </table:table-cell>
          <table:table-cell office:value-type="float" office:value="0" calcext:value-type="float">
            <text:p>0</text:p>
          </table:table-cell>
          <table:table-cell office:value-type="float" office:value="-2.025404" calcext:value-type="float">
            <text:p>-2.025404</text:p>
          </table:table-cell>
          <table:table-cell office:value-type="float" office:value="38.13247" calcext:value-type="float">
            <text:p>38.13247</text:p>
          </table:table-cell>
          <table:table-cell office:value-type="float" office:value="0.1391943" calcext:value-type="float">
            <text:p>0.1391943</text:p>
          </table:table-cell>
          <table:table-cell office:value-type="float" office:value="0.0003657848" calcext:value-type="float">
            <text:p>0.0003657848</text:p>
          </table:table-cell>
          <table:table-cell office:value-type="float" office:value="0.2029732" calcext:value-type="float">
            <text:p>0.2029732</text:p>
          </table:table-cell>
          <table:table-cell office:value-type="float" office:value="0.008874511" calcext:value-type="float">
            <text:p>0.008874511</text:p>
          </table:table-cell>
          <table:table-cell office:value-type="float" office:value="1163.783" calcext:value-type="float">
            <text:p>1163.783</text:p>
          </table:table-cell>
          <table:table-cell office:value-type="float" office:value="0.8665352" calcext:value-type="float">
            <text:p>0.8665352</text:p>
          </table:table-cell>
          <table:table-cell office:value-type="float" office:value="0" calcext:value-type="float">
            <text:p>0</text:p>
          </table:table-cell>
          <table:table-cell office:value-type="float" office:value="0.3520823" calcext:value-type="float">
            <text:p>0.3520823</text:p>
          </table:table-cell>
          <table:table-cell office:value-type="float" office:value="0.348088" calcext:value-type="float">
            <text:p>0.348088</text:p>
          </table:table-cell>
          <table:table-cell office:value-type="float" office:value="0.2323105" calcext:value-type="float">
            <text:p>0.2323105</text:p>
          </table:table-cell>
          <table:table-cell office:value-type="float" office:value="0.125075" calcext:value-type="float">
            <text:p>0.125075</text:p>
          </table:table-cell>
          <table:table-cell office:value-type="float" office:value="0.1434615" calcext:value-type="float">
            <text:p>0.1434615</text:p>
          </table:table-cell>
          <table:table-cell office:value-type="float" office:value="0.03990245" calcext:value-type="float">
            <text:p>0.03990245</text:p>
          </table:table-cell>
          <table:table-cell office:value-type="float" office:value="0.04685249" calcext:value-type="float">
            <text:p>0.04685249</text:p>
          </table:table-cell>
          <table:table-cell office:value-type="float" office:value="0.08128966" calcext:value-type="float">
            <text:p>0.08128966</text:p>
          </table:table-cell>
          <table:table-cell office:value-type="float" office:value="0.1462929" calcext:value-type="float">
            <text:p>0.1462929</text:p>
          </table:table-cell>
          <table:table-cell office:value-type="float" office:value="0.164129" calcext:value-type="float">
            <text:p>0.164129</text:p>
          </table:table-cell>
          <table:table-cell office:value-type="float" office:value="0.1609783" calcext:value-type="float">
            <text:p>0.1609783</text:p>
          </table:table-cell>
          <table:table-cell office:value-type="float" office:value="0.1652047" calcext:value-type="float">
            <text:p>0.1652047</text:p>
          </table:table-cell>
          <table:table-cell office:value-type="float" office:value="0.1931209" calcext:value-type="float">
            <text:p>0.1931209</text:p>
          </table:table-cell>
          <table:table-cell office:value-type="float" office:value="0.1960231" calcext:value-type="float">
            <text:p>0.1960231</text:p>
          </table:table-cell>
          <table:table-cell office:value-type="float" office:value="0" calcext:value-type="float">
            <text:p>0</text:p>
          </table:table-cell>
          <table:table-cell office:value-type="float" office:value="37.00973" calcext:value-type="float">
            <text:p>37.00973</text:p>
          </table:table-cell>
          <table:table-cell office:value-type="float" office:value="27.81877" calcext:value-type="float">
            <text:p>27.81877</text:p>
          </table:table-cell>
          <table:table-cell office:value-type="float" office:value="22.94644" calcext:value-type="float">
            <text:p>22.94644</text:p>
          </table:table-cell>
          <table:table-cell office:value-type="float" office:value="8.309708" calcext:value-type="float">
            <text:p>8.309708</text:p>
          </table:table-cell>
          <table:table-cell office:value-type="float" office:value="6.911325" calcext:value-type="float">
            <text:p>6.911325</text:p>
          </table:table-cell>
          <table:table-cell office:value-type="float" office:value="2.942252" calcext:value-type="float">
            <text:p>2.942252</text:p>
          </table:table-cell>
          <table:table-cell office:value-type="float" office:value="2.730807" calcext:value-type="float">
            <text:p>2.730807</text:p>
          </table:table-cell>
          <table:table-cell office:value-type="float" office:value="5.224721" calcext:value-type="float">
            <text:p>5.224721</text:p>
          </table:table-cell>
          <table:table-cell office:value-type="float" office:value="7.85968" calcext:value-type="float">
            <text:p>7.85968</text:p>
          </table:table-cell>
          <table:table-cell office:value-type="float" office:value="8.356553" calcext:value-type="float">
            <text:p>8.356553</text:p>
          </table:table-cell>
          <table:table-cell office:value-type="float" office:value="9.335315" calcext:value-type="float">
            <text:p>9.335315</text:p>
          </table:table-cell>
          <table:table-cell office:value-type="float" office:value="9.701623" calcext:value-type="float">
            <text:p>9.701623</text:p>
          </table:table-cell>
          <table:table-cell office:value-type="float" office:value="12.46274" calcext:value-type="float">
            <text:p>12.46274</text:p>
          </table:table-cell>
          <table:table-cell office:value-type="float" office:value="12.68246" calcext:value-type="float">
            <text:p>12.68246</text:p>
          </table:table-cell>
          <table:table-cell office:value-type="float" office:value="0" calcext:value-type="float">
            <text:p>0</text:p>
          </table:table-cell>
          <table:table-cell office:value-type="float" office:value="4.568931" calcext:value-type="float">
            <text:p>4.568931</text:p>
          </table:table-cell>
          <table:table-cell office:value-type="float" office:value="0" calcext:value-type="float">
            <text:p>0</text:p>
          </table:table-cell>
          <table:table-cell office:value-type="float" office:value="2.080981" calcext:value-type="float">
            <text:p>2.08098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6102006" calcext:value-type="float">
            <text:p>16102006</text:p>
          </table:table-cell>
          <table:table-cell office:value-type="float" office:value="8.292446" calcext:value-type="float">
            <text:p>8.292446</text:p>
          </table:table-cell>
          <table:table-cell office:value-type="float" office:value="133.4754" calcext:value-type="float">
            <text:p>133.4754</text:p>
          </table:table-cell>
          <table:table-cell office:value-type="float" office:value="0" calcext:value-type="float">
            <text:p>0</text:p>
          </table:table-cell>
          <table:table-cell office:value-type="float" office:value="-2.025404" calcext:value-type="float">
            <text:p>-2.025404</text:p>
          </table:table-cell>
          <table:table-cell office:value-type="float" office:value="38.15019" calcext:value-type="float">
            <text:p>38.15019</text:p>
          </table:table-cell>
          <table:table-cell office:value-type="float" office:value="0.1391943" calcext:value-type="float">
            <text:p>0.1391943</text:p>
          </table:table-cell>
          <table:table-cell office:value-type="float" office:value="0.0003657848" calcext:value-type="float">
            <text:p>0.0003657848</text:p>
          </table:table-cell>
          <table:table-cell office:value-type="float" office:value="0.2029732" calcext:value-type="float">
            <text:p>0.2029732</text:p>
          </table:table-cell>
          <table:table-cell office:value-type="float" office:value="0.008874511" calcext:value-type="float">
            <text:p>0.008874511</text:p>
          </table:table-cell>
          <table:table-cell office:value-type="float" office:value="1163.78" calcext:value-type="float">
            <text:p>1163.78</text:p>
          </table:table-cell>
          <table:table-cell office:value-type="float" office:value="0.8719883" calcext:value-type="float">
            <text:p>0.8719883</text:p>
          </table:table-cell>
          <table:table-cell office:value-type="float" office:value="0" calcext:value-type="float">
            <text:p>0</text:p>
          </table:table-cell>
          <table:table-cell office:value-type="float" office:value="0.3726991" calcext:value-type="float">
            <text:p>0.3726991</text:p>
          </table:table-cell>
          <table:table-cell office:value-type="float" office:value="0.3762062" calcext:value-type="float">
            <text:p>0.3762062</text:p>
          </table:table-cell>
          <table:table-cell office:value-type="float" office:value="0.2495777" calcext:value-type="float">
            <text:p>0.2495777</text:p>
          </table:table-cell>
          <table:table-cell office:value-type="float" office:value="0.1383508" calcext:value-type="float">
            <text:p>0.1383508</text:p>
          </table:table-cell>
          <table:table-cell office:value-type="float" office:value="0.1609137" calcext:value-type="float">
            <text:p>0.1609137</text:p>
          </table:table-cell>
          <table:table-cell office:value-type="float" office:value="0.04191635" calcext:value-type="float">
            <text:p>0.04191635</text:p>
          </table:table-cell>
          <table:table-cell office:value-type="float" office:value="0.04865785" calcext:value-type="float">
            <text:p>0.04865785</text:p>
          </table:table-cell>
          <table:table-cell office:value-type="float" office:value="0.08149533" calcext:value-type="float">
            <text:p>0.08149533</text:p>
          </table:table-cell>
          <table:table-cell office:value-type="float" office:value="0.1463992" calcext:value-type="float">
            <text:p>0.1463992</text:p>
          </table:table-cell>
          <table:table-cell office:value-type="float" office:value="0.16423" calcext:value-type="float">
            <text:p>0.16423</text:p>
          </table:table-cell>
          <table:table-cell office:value-type="float" office:value="0.1610734" calcext:value-type="float">
            <text:p>0.1610734</text:p>
          </table:table-cell>
          <table:table-cell office:value-type="float" office:value="0.1653863" calcext:value-type="float">
            <text:p>0.1653863</text:p>
          </table:table-cell>
          <table:table-cell office:value-type="float" office:value="0.193136" calcext:value-type="float">
            <text:p>0.193136</text:p>
          </table:table-cell>
          <table:table-cell office:value-type="float" office:value="0.1960365" calcext:value-type="float">
            <text:p>0.1960365</text:p>
          </table:table-cell>
          <table:table-cell office:value-type="float" office:value="0" calcext:value-type="float">
            <text:p>0</text:p>
          </table:table-cell>
          <table:table-cell office:value-type="float" office:value="37.04034" calcext:value-type="float">
            <text:p>37.04034</text:p>
          </table:table-cell>
          <table:table-cell office:value-type="float" office:value="27.84962" calcext:value-type="float">
            <text:p>27.84962</text:p>
          </table:table-cell>
          <table:table-cell office:value-type="float" office:value="22.96075" calcext:value-type="float">
            <text:p>22.96075</text:p>
          </table:table-cell>
          <table:table-cell office:value-type="float" office:value="8.332375" calcext:value-type="float">
            <text:p>8.332375</text:p>
          </table:table-cell>
          <table:table-cell office:value-type="float" office:value="6.94709" calcext:value-type="float">
            <text:p>6.94709</text:p>
          </table:table-cell>
          <table:table-cell office:value-type="float" office:value="2.945691" calcext:value-type="float">
            <text:p>2.945691</text:p>
          </table:table-cell>
          <table:table-cell office:value-type="float" office:value="2.735313" calcext:value-type="float">
            <text:p>2.735313</text:p>
          </table:table-cell>
          <table:table-cell office:value-type="float" office:value="5.228531" calcext:value-type="float">
            <text:p>5.228531</text:p>
          </table:table-cell>
          <table:table-cell office:value-type="float" office:value="7.864071" calcext:value-type="float">
            <text:p>7.864071</text:p>
          </table:table-cell>
          <table:table-cell office:value-type="float" office:value="8.361264" calcext:value-type="float">
            <text:p>8.361264</text:p>
          </table:table-cell>
          <table:table-cell office:value-type="float" office:value="9.339955" calcext:value-type="float">
            <text:p>9.339955</text:p>
          </table:table-cell>
          <table:table-cell office:value-type="float" office:value="9.706349" calcext:value-type="float">
            <text:p>9.706349</text:p>
          </table:table-cell>
          <table:table-cell office:value-type="float" office:value="12.46414" calcext:value-type="float">
            <text:p>12.46414</text:p>
          </table:table-cell>
          <table:table-cell office:value-type="float" office:value="12.68375" calcext:value-type="float">
            <text:p>12.68375</text:p>
          </table:table-cell>
          <table:table-cell office:value-type="float" office:value="0" calcext:value-type="float">
            <text:p>0</text:p>
          </table:table-cell>
          <table:table-cell office:value-type="float" office:value="5.219503" calcext:value-type="float">
            <text:p>5.219503</text:p>
          </table:table-cell>
          <table:table-cell office:value-type="float" office:value="0" calcext:value-type="float">
            <text:p>0</text:p>
          </table:table-cell>
          <table:table-cell office:value-type="float" office:value="2.080981" calcext:value-type="float">
            <text:p>2.08098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102006" calcext:value-type="float">
            <text:p>17102006</text:p>
          </table:table-cell>
          <table:table-cell office:value-type="float" office:value="8.276844" calcext:value-type="float">
            <text:p>8.276844</text:p>
          </table:table-cell>
          <table:table-cell office:value-type="float" office:value="133.4738" calcext:value-type="float">
            <text:p>133.4738</text:p>
          </table:table-cell>
          <table:table-cell office:value-type="float" office:value="0" calcext:value-type="float">
            <text:p>0</text:p>
          </table:table-cell>
          <table:table-cell office:value-type="float" office:value="-2.025404" calcext:value-type="float">
            <text:p>-2.025404</text:p>
          </table:table-cell>
          <table:table-cell office:value-type="float" office:value="38.16912" calcext:value-type="float">
            <text:p>38.16912</text:p>
          </table:table-cell>
          <table:table-cell office:value-type="float" office:value="0.1391943" calcext:value-type="float">
            <text:p>0.1391943</text:p>
          </table:table-cell>
          <table:table-cell office:value-type="float" office:value="0.0003657848" calcext:value-type="float">
            <text:p>0.0003657848</text:p>
          </table:table-cell>
          <table:table-cell office:value-type="float" office:value="0.2029732" calcext:value-type="float">
            <text:p>0.2029732</text:p>
          </table:table-cell>
          <table:table-cell office:value-type="float" office:value="0.008829992" calcext:value-type="float">
            <text:p>0.008829992</text:p>
          </table:table-cell>
          <table:table-cell office:value-type="float" office:value="1163.777" calcext:value-type="float">
            <text:p>1163.777</text:p>
          </table:table-cell>
          <table:table-cell office:value-type="float" office:value="0.8777393" calcext:value-type="float">
            <text:p>0.8777393</text:p>
          </table:table-cell>
          <table:table-cell office:value-type="float" office:value="0" calcext:value-type="float">
            <text:p>0</text:p>
          </table:table-cell>
          <table:table-cell office:value-type="float" office:value="0.4219303" calcext:value-type="float">
            <text:p>0.4219303</text:p>
          </table:table-cell>
          <table:table-cell office:value-type="float" office:value="0.3798421" calcext:value-type="float">
            <text:p>0.3798421</text:p>
          </table:table-cell>
          <table:table-cell office:value-type="float" office:value="0.2518768" calcext:value-type="float">
            <text:p>0.2518768</text:p>
          </table:table-cell>
          <table:table-cell office:value-type="float" office:value="0.141354" calcext:value-type="float">
            <text:p>0.141354</text:p>
          </table:table-cell>
          <table:table-cell office:value-type="float" office:value="0.1674352" calcext:value-type="float">
            <text:p>0.1674352</text:p>
          </table:table-cell>
          <table:table-cell office:value-type="float" office:value="0.04290491" calcext:value-type="float">
            <text:p>0.04290491</text:p>
          </table:table-cell>
          <table:table-cell office:value-type="float" office:value="0.04993302" calcext:value-type="float">
            <text:p>0.04993302</text:p>
          </table:table-cell>
          <table:table-cell office:value-type="float" office:value="0.081738" calcext:value-type="float">
            <text:p>0.081738</text:p>
          </table:table-cell>
          <table:table-cell office:value-type="float" office:value="0.1465073" calcext:value-type="float">
            <text:p>0.1465073</text:p>
          </table:table-cell>
          <table:table-cell office:value-type="float" office:value="0.1642993" calcext:value-type="float">
            <text:p>0.1642993</text:p>
          </table:table-cell>
          <table:table-cell office:value-type="float" office:value="0.1611404" calcext:value-type="float">
            <text:p>0.1611404</text:p>
          </table:table-cell>
          <table:table-cell office:value-type="float" office:value="0.1655633" calcext:value-type="float">
            <text:p>0.1655633</text:p>
          </table:table-cell>
          <table:table-cell office:value-type="float" office:value="0.1932605" calcext:value-type="float">
            <text:p>0.1932605</text:p>
          </table:table-cell>
          <table:table-cell office:value-type="float" office:value="0.1960024" calcext:value-type="float">
            <text:p>0.1960024</text:p>
          </table:table-cell>
          <table:table-cell office:value-type="float" office:value="0" calcext:value-type="float">
            <text:p>0</text:p>
          </table:table-cell>
          <table:table-cell office:value-type="float" office:value="37.10888" calcext:value-type="float">
            <text:p>37.10888</text:p>
          </table:table-cell>
          <table:table-cell office:value-type="float" office:value="27.88737" calcext:value-type="float">
            <text:p>27.88737</text:p>
          </table:table-cell>
          <table:table-cell office:value-type="float" office:value="22.97843" calcext:value-type="float">
            <text:p>22.97843</text:p>
          </table:table-cell>
          <table:table-cell office:value-type="float" office:value="8.357751" calcext:value-type="float">
            <text:p>8.357751</text:p>
          </table:table-cell>
          <table:table-cell office:value-type="float" office:value="6.986905" calcext:value-type="float">
            <text:p>6.986905</text:p>
          </table:table-cell>
          <table:table-cell office:value-type="float" office:value="2.949469" calcext:value-type="float">
            <text:p>2.949469</text:p>
          </table:table-cell>
          <table:table-cell office:value-type="float" office:value="2.740108" calcext:value-type="float">
            <text:p>2.740108</text:p>
          </table:table-cell>
          <table:table-cell office:value-type="float" office:value="5.232406" calcext:value-type="float">
            <text:p>5.232406</text:p>
          </table:table-cell>
          <table:table-cell office:value-type="float" office:value="7.868473" calcext:value-type="float">
            <text:p>7.868473</text:p>
          </table:table-cell>
          <table:table-cell office:value-type="float" office:value="8.365973" calcext:value-type="float">
            <text:p>8.365973</text:p>
          </table:table-cell>
          <table:table-cell office:value-type="float" office:value="9.344595" calcext:value-type="float">
            <text:p>9.344595</text:p>
          </table:table-cell>
          <table:table-cell office:value-type="float" office:value="9.711099" calcext:value-type="float">
            <text:p>9.711099</text:p>
          </table:table-cell>
          <table:table-cell office:value-type="float" office:value="12.46554" calcext:value-type="float">
            <text:p>12.46554</text:p>
          </table:table-cell>
          <table:table-cell office:value-type="float" office:value="12.68501" calcext:value-type="float">
            <text:p>12.68501</text:p>
          </table:table-cell>
          <table:table-cell office:value-type="float" office:value="0" calcext:value-type="float">
            <text:p>0</text:p>
          </table:table-cell>
          <table:table-cell office:value-type="float" office:value="4.502685" calcext:value-type="float">
            <text:p>4.502685</text:p>
          </table:table-cell>
          <table:table-cell office:value-type="float" office:value="0" calcext:value-type="float">
            <text:p>0</text:p>
          </table:table-cell>
          <table:table-cell office:value-type="float" office:value="2.080981" calcext:value-type="float">
            <text:p>2.08098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8102006" calcext:value-type="float">
            <text:p>18102006</text:p>
          </table:table-cell>
          <table:table-cell office:value-type="float" office:value="8.264672" calcext:value-type="float">
            <text:p>8.264672</text:p>
          </table:table-cell>
          <table:table-cell office:value-type="float" office:value="133.4723" calcext:value-type="float">
            <text:p>133.4723</text:p>
          </table:table-cell>
          <table:table-cell office:value-type="float" office:value="0" calcext:value-type="float">
            <text:p>0</text:p>
          </table:table-cell>
          <table:table-cell office:value-type="float" office:value="-2.025404" calcext:value-type="float">
            <text:p>-2.025404</text:p>
          </table:table-cell>
          <table:table-cell office:value-type="float" office:value="38.18754" calcext:value-type="float">
            <text:p>38.18754</text:p>
          </table:table-cell>
          <table:table-cell office:value-type="float" office:value="0.1391943" calcext:value-type="float">
            <text:p>0.1391943</text:p>
          </table:table-cell>
          <table:table-cell office:value-type="float" office:value="0.0003657848" calcext:value-type="float">
            <text:p>0.0003657848</text:p>
          </table:table-cell>
          <table:table-cell office:value-type="float" office:value="0.2029732" calcext:value-type="float">
            <text:p>0.2029732</text:p>
          </table:table-cell>
          <table:table-cell office:value-type="float" office:value="0.008660804" calcext:value-type="float">
            <text:p>0.008660804</text:p>
          </table:table-cell>
          <table:table-cell office:value-type="float" office:value="1163.774" calcext:value-type="float">
            <text:p>1163.774</text:p>
          </table:table-cell>
          <table:table-cell office:value-type="float" office:value="0.881561" calcext:value-type="float">
            <text:p>0.881561</text:p>
          </table:table-cell>
          <table:table-cell office:value-type="float" office:value="0" calcext:value-type="float">
            <text:p>0</text:p>
          </table:table-cell>
          <table:table-cell office:value-type="float" office:value="0.3576946" calcext:value-type="float">
            <text:p>0.3576946</text:p>
          </table:table-cell>
          <table:table-cell office:value-type="float" office:value="0.3260012" calcext:value-type="float">
            <text:p>0.3260012</text:p>
          </table:table-cell>
          <table:table-cell office:value-type="float" office:value="0.2330443" calcext:value-type="float">
            <text:p>0.2330443</text:p>
          </table:table-cell>
          <table:table-cell office:value-type="float" office:value="0.1321235" calcext:value-type="float">
            <text:p>0.1321235</text:p>
          </table:table-cell>
          <table:table-cell office:value-type="float" office:value="0.1577355" calcext:value-type="float">
            <text:p>0.1577355</text:p>
          </table:table-cell>
          <table:table-cell office:value-type="float" office:value="0.04261008" calcext:value-type="float">
            <text:p>0.04261008</text:p>
          </table:table-cell>
          <table:table-cell office:value-type="float" office:value="0.05017031" calcext:value-type="float">
            <text:p>0.05017031</text:p>
          </table:table-cell>
          <table:table-cell office:value-type="float" office:value="0.08186839" calcext:value-type="float">
            <text:p>0.08186839</text:p>
          </table:table-cell>
          <table:table-cell office:value-type="float" office:value="0.1466105" calcext:value-type="float">
            <text:p>0.1466105</text:p>
          </table:table-cell>
          <table:table-cell office:value-type="float" office:value="0.1643611" calcext:value-type="float">
            <text:p>0.1643611</text:p>
          </table:table-cell>
          <table:table-cell office:value-type="float" office:value="0.1611985" calcext:value-type="float">
            <text:p>0.1611985</text:p>
          </table:table-cell>
          <table:table-cell office:value-type="float" office:value="0.1657176" calcext:value-type="float">
            <text:p>0.1657176</text:p>
          </table:table-cell>
          <table:table-cell office:value-type="float" office:value="0.1931933" calcext:value-type="float">
            <text:p>0.1931933</text:p>
          </table:table-cell>
          <table:table-cell office:value-type="float" office:value="0.1960498" calcext:value-type="float">
            <text:p>0.1960498</text:p>
          </table:table-cell>
          <table:table-cell office:value-type="float" office:value="0" calcext:value-type="float">
            <text:p>0</text:p>
          </table:table-cell>
          <table:table-cell office:value-type="float" office:value="37.16906" calcext:value-type="float">
            <text:p>37.16906</text:p>
          </table:table-cell>
          <table:table-cell office:value-type="float" office:value="27.91729" calcext:value-type="float">
            <text:p>27.91729</text:p>
          </table:table-cell>
          <table:table-cell office:value-type="float" office:value="22.9937" calcext:value-type="float">
            <text:p>22.9937</text:p>
          </table:table-cell>
          <table:table-cell office:value-type="float" office:value="8.382413" calcext:value-type="float">
            <text:p>8.382413</text:p>
          </table:table-cell>
          <table:table-cell office:value-type="float" office:value="7.026707" calcext:value-type="float">
            <text:p>7.026707</text:p>
          </table:table-cell>
          <table:table-cell office:value-type="float" office:value="2.953321" calcext:value-type="float">
            <text:p>2.953321</text:p>
          </table:table-cell>
          <table:table-cell office:value-type="float" office:value="2.745013" calcext:value-type="float">
            <text:p>2.745013</text:p>
          </table:table-cell>
          <table:table-cell office:value-type="float" office:value="5.236332" calcext:value-type="float">
            <text:p>5.236332</text:p>
          </table:table-cell>
          <table:table-cell office:value-type="float" office:value="7.872875" calcext:value-type="float">
            <text:p>7.872875</text:p>
          </table:table-cell>
          <table:table-cell office:value-type="float" office:value="8.370683" calcext:value-type="float">
            <text:p>8.370683</text:p>
          </table:table-cell>
          <table:table-cell office:value-type="float" office:value="9.349282" calcext:value-type="float">
            <text:p>9.349282</text:p>
          </table:table-cell>
          <table:table-cell office:value-type="float" office:value="9.715907" calcext:value-type="float">
            <text:p>9.715907</text:p>
          </table:table-cell>
          <table:table-cell office:value-type="float" office:value="12.46694" calcext:value-type="float">
            <text:p>12.46694</text:p>
          </table:table-cell>
          <table:table-cell office:value-type="float" office:value="12.6862" calcext:value-type="float">
            <text:p>12.6862</text:p>
          </table:table-cell>
          <table:table-cell office:value-type="float" office:value="0" calcext:value-type="float">
            <text:p>0</text:p>
          </table:table-cell>
          <table:table-cell office:value-type="float" office:value="2.483331" calcext:value-type="float">
            <text:p>2.483331</text:p>
          </table:table-cell>
          <table:table-cell office:value-type="float" office:value="0" calcext:value-type="float">
            <text:p>0</text:p>
          </table:table-cell>
          <table:table-cell office:value-type="float" office:value="2.080981" calcext:value-type="float">
            <text:p>2.08098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9102006" calcext:value-type="float">
            <text:p>19102006</text:p>
          </table:table-cell>
          <table:table-cell office:value-type="float" office:value="8.251674" calcext:value-type="float">
            <text:p>8.251674</text:p>
          </table:table-cell>
          <table:table-cell office:value-type="float" office:value="133.471" calcext:value-type="float">
            <text:p>133.471</text:p>
          </table:table-cell>
          <table:table-cell office:value-type="float" office:value="0" calcext:value-type="float">
            <text:p>0</text:p>
          </table:table-cell>
          <table:table-cell office:value-type="float" office:value="-2.025404" calcext:value-type="float">
            <text:p>-2.025404</text:p>
          </table:table-cell>
          <table:table-cell office:value-type="float" office:value="38.20435" calcext:value-type="float">
            <text:p>38.20435</text:p>
          </table:table-cell>
          <table:table-cell office:value-type="float" office:value="0.1391943" calcext:value-type="float">
            <text:p>0.1391943</text:p>
          </table:table-cell>
          <table:table-cell office:value-type="float" office:value="0.0003657941" calcext:value-type="float">
            <text:p>0.0003657941</text:p>
          </table:table-cell>
          <table:table-cell office:value-type="float" office:value="0.2029732" calcext:value-type="float">
            <text:p>0.2029732</text:p>
          </table:table-cell>
          <table:table-cell office:value-type="float" office:value="0.008499452" calcext:value-type="float">
            <text:p>0.008499452</text:p>
          </table:table-cell>
          <table:table-cell office:value-type="float" office:value="1163.769" calcext:value-type="float">
            <text:p>1163.769</text:p>
          </table:table-cell>
          <table:table-cell office:value-type="float" office:value="0.8862971" calcext:value-type="float">
            <text:p>0.8862971</text:p>
          </table:table-cell>
          <table:table-cell office:value-type="float" office:value="0" calcext:value-type="float">
            <text:p>0</text:p>
          </table:table-cell>
          <table:table-cell office:value-type="float" office:value="0.3544797" calcext:value-type="float">
            <text:p>0.3544797</text:p>
          </table:table-cell>
          <table:table-cell office:value-type="float" office:value="0.3284845" calcext:value-type="float">
            <text:p>0.3284845</text:p>
          </table:table-cell>
          <table:table-cell office:value-type="float" office:value="0.2274817" calcext:value-type="float">
            <text:p>0.2274817</text:p>
          </table:table-cell>
          <table:table-cell office:value-type="float" office:value="0.1262305" calcext:value-type="float">
            <text:p>0.1262305</text:p>
          </table:table-cell>
          <table:table-cell office:value-type="float" office:value="0.1497542" calcext:value-type="float">
            <text:p>0.1497542</text:p>
          </table:table-cell>
          <table:table-cell office:value-type="float" office:value="0.04175871" calcext:value-type="float">
            <text:p>0.04175871</text:p>
          </table:table-cell>
          <table:table-cell office:value-type="float" office:value="0.04909389" calcext:value-type="float">
            <text:p>0.04909389</text:p>
          </table:table-cell>
          <table:table-cell office:value-type="float" office:value="0.08181617" calcext:value-type="float">
            <text:p>0.08181617</text:p>
          </table:table-cell>
          <table:table-cell office:value-type="float" office:value="0.1466775" calcext:value-type="float">
            <text:p>0.1466775</text:p>
          </table:table-cell>
          <table:table-cell office:value-type="float" office:value="0.1644195" calcext:value-type="float">
            <text:p>0.1644195</text:p>
          </table:table-cell>
          <table:table-cell office:value-type="float" office:value="0.1612541" calcext:value-type="float">
            <text:p>0.1612541</text:p>
          </table:table-cell>
          <table:table-cell office:value-type="float" office:value="0.1658626" calcext:value-type="float">
            <text:p>0.1658626</text:p>
          </table:table-cell>
          <table:table-cell office:value-type="float" office:value="0.193185" calcext:value-type="float">
            <text:p>0.193185</text:p>
          </table:table-cell>
          <table:table-cell office:value-type="float" office:value="0.1960727" calcext:value-type="float">
            <text:p>0.1960727</text:p>
          </table:table-cell>
          <table:table-cell office:value-type="float" office:value="0" calcext:value-type="float">
            <text:p>0</text:p>
          </table:table-cell>
          <table:table-cell office:value-type="float" office:value="37.18982" calcext:value-type="float">
            <text:p>37.18982</text:p>
          </table:table-cell>
          <table:table-cell office:value-type="float" office:value="27.93384" calcext:value-type="float">
            <text:p>27.93384</text:p>
          </table:table-cell>
          <table:table-cell office:value-type="float" office:value="23.00251" calcext:value-type="float">
            <text:p>23.00251</text:p>
          </table:table-cell>
          <table:table-cell office:value-type="float" office:value="8.40338" calcext:value-type="float">
            <text:p>8.40338</text:p>
          </table:table-cell>
          <table:table-cell office:value-type="float" office:value="7.06173" calcext:value-type="float">
            <text:p>7.06173</text:p>
          </table:table-cell>
          <table:table-cell office:value-type="float" office:value="2.956942" calcext:value-type="float">
            <text:p>2.956942</text:p>
          </table:table-cell>
          <table:table-cell office:value-type="float" office:value="2.749721" calcext:value-type="float">
            <text:p>2.749721</text:p>
          </table:table-cell>
          <table:table-cell office:value-type="float" office:value="5.240284" calcext:value-type="float">
            <text:p>5.240284</text:p>
          </table:table-cell>
          <table:table-cell office:value-type="float" office:value="7.877276" calcext:value-type="float">
            <text:p>7.877276</text:p>
          </table:table-cell>
          <table:table-cell office:value-type="float" office:value="8.375395" calcext:value-type="float">
            <text:p>8.375395</text:p>
          </table:table-cell>
          <table:table-cell office:value-type="float" office:value="9.353978" calcext:value-type="float">
            <text:p>9.353978</text:p>
          </table:table-cell>
          <table:table-cell office:value-type="float" office:value="9.720709" calcext:value-type="float">
            <text:p>9.720709</text:p>
          </table:table-cell>
          <table:table-cell office:value-type="float" office:value="12.46834" calcext:value-type="float">
            <text:p>12.46834</text:p>
          </table:table-cell>
          <table:table-cell office:value-type="float" office:value="12.68744" calcext:value-type="float">
            <text:p>12.68744</text:p>
          </table:table-cell>
          <table:table-cell office:value-type="float" office:value="0" calcext:value-type="float">
            <text:p>0</text:p>
          </table:table-cell>
          <table:table-cell office:value-type="float" office:value="3.961465" calcext:value-type="float">
            <text:p>3.961465</text:p>
          </table:table-cell>
          <table:table-cell office:value-type="float" office:value="0" calcext:value-type="float">
            <text:p>0</text:p>
          </table:table-cell>
          <table:table-cell office:value-type="float" office:value="2.080981" calcext:value-type="float">
            <text:p>2.08098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0102006" calcext:value-type="float">
            <text:p>20102006</text:p>
          </table:table-cell>
          <table:table-cell office:value-type="float" office:value="8.235489" calcext:value-type="float">
            <text:p>8.235489</text:p>
          </table:table-cell>
          <table:table-cell office:value-type="float" office:value="133.4697" calcext:value-type="float">
            <text:p>133.4697</text:p>
          </table:table-cell>
          <table:table-cell office:value-type="float" office:value="0" calcext:value-type="float">
            <text:p>0</text:p>
          </table:table-cell>
          <table:table-cell office:value-type="float" office:value="-2.025404" calcext:value-type="float">
            <text:p>-2.025404</text:p>
          </table:table-cell>
          <table:table-cell office:value-type="float" office:value="38.22193" calcext:value-type="float">
            <text:p>38.22193</text:p>
          </table:table-cell>
          <table:table-cell office:value-type="float" office:value="0.1391943" calcext:value-type="float">
            <text:p>0.1391943</text:p>
          </table:table-cell>
          <table:table-cell office:value-type="float" office:value="0.0003657941" calcext:value-type="float">
            <text:p>0.0003657941</text:p>
          </table:table-cell>
          <table:table-cell office:value-type="float" office:value="0.2029732" calcext:value-type="float">
            <text:p>0.2029732</text:p>
          </table:table-cell>
          <table:table-cell office:value-type="float" office:value="0.008414465" calcext:value-type="float">
            <text:p>0.008414465</text:p>
          </table:table-cell>
          <table:table-cell office:value-type="float" office:value="1163.766" calcext:value-type="float">
            <text:p>1163.766</text:p>
          </table:table-cell>
          <table:table-cell office:value-type="float" office:value="0.892756" calcext:value-type="float">
            <text:p>0.892756</text:p>
          </table:table-cell>
          <table:table-cell office:value-type="float" office:value="0" calcext:value-type="float">
            <text:p>0</text:p>
          </table:table-cell>
          <table:table-cell office:value-type="float" office:value="0.3775909" calcext:value-type="float">
            <text:p>0.3775909</text:p>
          </table:table-cell>
          <table:table-cell office:value-type="float" office:value="0.3565114" calcext:value-type="float">
            <text:p>0.3565114</text:p>
          </table:table-cell>
          <table:table-cell office:value-type="float" office:value="0.2405681" calcext:value-type="float">
            <text:p>0.2405681</text:p>
          </table:table-cell>
          <table:table-cell office:value-type="float" office:value="0.1349305" calcext:value-type="float">
            <text:p>0.1349305</text:p>
          </table:table-cell>
          <table:table-cell office:value-type="float" office:value="0.15739" calcext:value-type="float">
            <text:p>0.15739</text:p>
          </table:table-cell>
          <table:table-cell office:value-type="float" office:value="0.04253788" calcext:value-type="float">
            <text:p>0.04253788</text:p>
          </table:table-cell>
          <table:table-cell office:value-type="float" office:value="0.0495815" calcext:value-type="float">
            <text:p>0.0495815</text:p>
          </table:table-cell>
          <table:table-cell office:value-type="float" office:value="0.08176415" calcext:value-type="float">
            <text:p>0.08176415</text:p>
          </table:table-cell>
          <table:table-cell office:value-type="float" office:value="0.1467078" calcext:value-type="float">
            <text:p>0.1467078</text:p>
          </table:table-cell>
          <table:table-cell office:value-type="float" office:value="0.1644721" calcext:value-type="float">
            <text:p>0.1644721</text:p>
          </table:table-cell>
          <table:table-cell office:value-type="float" office:value="0.1613092" calcext:value-type="float">
            <text:p>0.1613092</text:p>
          </table:table-cell>
          <table:table-cell office:value-type="float" office:value="0.1659993" calcext:value-type="float">
            <text:p>0.1659993</text:p>
          </table:table-cell>
          <table:table-cell office:value-type="float" office:value="0.1931957" calcext:value-type="float">
            <text:p>0.1931957</text:p>
          </table:table-cell>
          <table:table-cell office:value-type="float" office:value="0.1960877" calcext:value-type="float">
            <text:p>0.1960877</text:p>
          </table:table-cell>
          <table:table-cell office:value-type="float" office:value="0" calcext:value-type="float">
            <text:p>0</text:p>
          </table:table-cell>
          <table:table-cell office:value-type="float" office:value="37.23554" calcext:value-type="float">
            <text:p>37.23554</text:p>
          </table:table-cell>
          <table:table-cell office:value-type="float" office:value="27.95884" calcext:value-type="float">
            <text:p>27.95884</text:p>
          </table:table-cell>
          <table:table-cell office:value-type="float" office:value="23.01388" calcext:value-type="float">
            <text:p>23.01388</text:p>
          </table:table-cell>
          <table:table-cell office:value-type="float" office:value="8.425219" calcext:value-type="float">
            <text:p>8.425219</text:p>
          </table:table-cell>
          <table:table-cell office:value-type="float" office:value="7.097033" calcext:value-type="float">
            <text:p>7.097033</text:p>
          </table:table-cell>
          <table:table-cell office:value-type="float" office:value="2.960527" calcext:value-type="float">
            <text:p>2.960527</text:p>
          </table:table-cell>
          <table:table-cell office:value-type="float" office:value="2.754358" calcext:value-type="float">
            <text:p>2.754358</text:p>
          </table:table-cell>
          <table:table-cell office:value-type="float" office:value="5.244227" calcext:value-type="float">
            <text:p>5.244227</text:p>
          </table:table-cell>
          <table:table-cell office:value-type="float" office:value="7.881677" calcext:value-type="float">
            <text:p>7.881677</text:p>
          </table:table-cell>
          <table:table-cell office:value-type="float" office:value="8.380104" calcext:value-type="float">
            <text:p>8.380104</text:p>
          </table:table-cell>
          <table:table-cell office:value-type="float" office:value="9.358673" calcext:value-type="float">
            <text:p>9.358673</text:p>
          </table:table-cell>
          <table:table-cell office:value-type="float" office:value="9.725516" calcext:value-type="float">
            <text:p>9.725516</text:p>
          </table:table-cell>
          <table:table-cell office:value-type="float" office:value="12.46973" calcext:value-type="float">
            <text:p>12.46973</text:p>
          </table:table-cell>
          <table:table-cell office:value-type="float" office:value="12.68871" calcext:value-type="float">
            <text:p>12.68871</text:p>
          </table:table-cell>
          <table:table-cell office:value-type="float" office:value="0" calcext:value-type="float">
            <text:p>0</text:p>
          </table:table-cell>
          <table:table-cell office:value-type="float" office:value="5.515111" calcext:value-type="float">
            <text:p>5.515111</text:p>
          </table:table-cell>
          <table:table-cell office:value-type="float" office:value="0" calcext:value-type="float">
            <text:p>0</text:p>
          </table:table-cell>
          <table:table-cell office:value-type="float" office:value="2.080981" calcext:value-type="float">
            <text:p>2.08098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1102006" calcext:value-type="float">
            <text:p>21102006</text:p>
          </table:table-cell>
          <table:table-cell office:value-type="float" office:value="8.221643" calcext:value-type="float">
            <text:p>8.221643</text:p>
          </table:table-cell>
          <table:table-cell office:value-type="float" office:value="133.4684" calcext:value-type="float">
            <text:p>133.4684</text:p>
          </table:table-cell>
          <table:table-cell office:value-type="float" office:value="0" calcext:value-type="float">
            <text:p>0</text:p>
          </table:table-cell>
          <table:table-cell office:value-type="float" office:value="-2.025404" calcext:value-type="float">
            <text:p>-2.025404</text:p>
          </table:table-cell>
          <table:table-cell office:value-type="float" office:value="38.23995" calcext:value-type="float">
            <text:p>38.23995</text:p>
          </table:table-cell>
          <table:table-cell office:value-type="float" office:value="0.1391943" calcext:value-type="float">
            <text:p>0.1391943</text:p>
          </table:table-cell>
          <table:table-cell office:value-type="float" office:value="0.0003657941" calcext:value-type="float">
            <text:p>0.0003657941</text:p>
          </table:table-cell>
          <table:table-cell office:value-type="float" office:value="0.2029732" calcext:value-type="float">
            <text:p>0.2029732</text:p>
          </table:table-cell>
          <table:table-cell office:value-type="float" office:value="0.008414465" calcext:value-type="float">
            <text:p>0.008414465</text:p>
          </table:table-cell>
          <table:table-cell office:value-type="float" office:value="1163.763" calcext:value-type="float">
            <text:p>1163.763</text:p>
          </table:table-cell>
          <table:table-cell office:value-type="float" office:value="0.8973714" calcext:value-type="float">
            <text:p>0.8973714</text:p>
          </table:table-cell>
          <table:table-cell office:value-type="float" office:value="0" calcext:value-type="float">
            <text:p>0</text:p>
          </table:table-cell>
          <table:table-cell office:value-type="float" office:value="0.3462659" calcext:value-type="float">
            <text:p>0.3462659</text:p>
          </table:table-cell>
          <table:table-cell office:value-type="float" office:value="0.3325153" calcext:value-type="float">
            <text:p>0.3325153</text:p>
          </table:table-cell>
          <table:table-cell office:value-type="float" office:value="0.2341283" calcext:value-type="float">
            <text:p>0.2341283</text:p>
          </table:table-cell>
          <table:table-cell office:value-type="float" office:value="0.133084" calcext:value-type="float">
            <text:p>0.133084</text:p>
          </table:table-cell>
          <table:table-cell office:value-type="float" office:value="0.1589501" calcext:value-type="float">
            <text:p>0.1589501</text:p>
          </table:table-cell>
          <table:table-cell office:value-type="float" office:value="0.04313497" calcext:value-type="float">
            <text:p>0.04313497</text:p>
          </table:table-cell>
          <table:table-cell office:value-type="float" office:value="0.05034269" calcext:value-type="float">
            <text:p>0.05034269</text:p>
          </table:table-cell>
          <table:table-cell office:value-type="float" office:value="0.08184815" calcext:value-type="float">
            <text:p>0.08184815</text:p>
          </table:table-cell>
          <table:table-cell office:value-type="float" office:value="0.1467406" calcext:value-type="float">
            <text:p>0.1467406</text:p>
          </table:table-cell>
          <table:table-cell office:value-type="float" office:value="0.1645198" calcext:value-type="float">
            <text:p>0.1645198</text:p>
          </table:table-cell>
          <table:table-cell office:value-type="float" office:value="0.1613633" calcext:value-type="float">
            <text:p>0.1613633</text:p>
          </table:table-cell>
          <table:table-cell office:value-type="float" office:value="0.1661338" calcext:value-type="float">
            <text:p>0.1661338</text:p>
          </table:table-cell>
          <table:table-cell office:value-type="float" office:value="0.1932122" calcext:value-type="float">
            <text:p>0.1932122</text:p>
          </table:table-cell>
          <table:table-cell office:value-type="float" office:value="0.1961018" calcext:value-type="float">
            <text:p>0.1961018</text:p>
          </table:table-cell>
          <table:table-cell office:value-type="float" office:value="0" calcext:value-type="float">
            <text:p>0</text:p>
          </table:table-cell>
          <table:table-cell office:value-type="float" office:value="37.28092" calcext:value-type="float">
            <text:p>37.28092</text:p>
          </table:table-cell>
          <table:table-cell office:value-type="float" office:value="27.98463" calcext:value-type="float">
            <text:p>27.98463</text:p>
          </table:table-cell>
          <table:table-cell office:value-type="float" office:value="23.02742" calcext:value-type="float">
            <text:p>23.02742</text:p>
          </table:table-cell>
          <table:table-cell office:value-type="float" office:value="8.449247" calcext:value-type="float">
            <text:p>8.449247</text:p>
          </table:table-cell>
          <table:table-cell office:value-type="float" office:value="7.135307" calcext:value-type="float">
            <text:p>7.135307</text:p>
          </table:table-cell>
          <table:table-cell office:value-type="float" office:value="2.964367" calcext:value-type="float">
            <text:p>2.964367</text:p>
          </table:table-cell>
          <table:table-cell office:value-type="float" office:value="2.759126" calcext:value-type="float">
            <text:p>2.759126</text:p>
          </table:table-cell>
          <table:table-cell office:value-type="float" office:value="5.248184" calcext:value-type="float">
            <text:p>5.248184</text:p>
          </table:table-cell>
          <table:table-cell office:value-type="float" office:value="7.886077" calcext:value-type="float">
            <text:p>7.886077</text:p>
          </table:table-cell>
          <table:table-cell office:value-type="float" office:value="8.384813" calcext:value-type="float">
            <text:p>8.384813</text:p>
          </table:table-cell>
          <table:table-cell office:value-type="float" office:value="9.363369" calcext:value-type="float">
            <text:p>9.363369</text:p>
          </table:table-cell>
          <table:table-cell office:value-type="float" office:value="9.730387" calcext:value-type="float">
            <text:p>9.730387</text:p>
          </table:table-cell>
          <table:table-cell office:value-type="float" office:value="12.47113" calcext:value-type="float">
            <text:p>12.47113</text:p>
          </table:table-cell>
          <table:table-cell office:value-type="float" office:value="12.68999" calcext:value-type="float">
            <text:p>12.68999</text:p>
          </table:table-cell>
          <table:table-cell office:value-type="float" office:value="0" calcext:value-type="float">
            <text:p>0</text:p>
          </table:table-cell>
          <table:table-cell office:value-type="float" office:value="4.81774" calcext:value-type="float">
            <text:p>4.81774</text:p>
          </table:table-cell>
          <table:table-cell office:value-type="float" office:value="0" calcext:value-type="float">
            <text:p>0</text:p>
          </table:table-cell>
          <table:table-cell office:value-type="float" office:value="2.080981" calcext:value-type="float">
            <text:p>2.08098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2102006" calcext:value-type="float">
            <text:p>22102006</text:p>
          </table:table-cell>
          <table:table-cell office:value-type="float" office:value="8.20851" calcext:value-type="float">
            <text:p>8.20851</text:p>
          </table:table-cell>
          <table:table-cell office:value-type="float" office:value="133.4671" calcext:value-type="float">
            <text:p>133.4671</text:p>
          </table:table-cell>
          <table:table-cell office:value-type="float" office:value="0" calcext:value-type="float">
            <text:p>0</text:p>
          </table:table-cell>
          <table:table-cell office:value-type="float" office:value="-2.025404" calcext:value-type="float">
            <text:p>-2.025404</text:p>
          </table:table-cell>
          <table:table-cell office:value-type="float" office:value="38.25701" calcext:value-type="float">
            <text:p>38.25701</text:p>
          </table:table-cell>
          <table:table-cell office:value-type="float" office:value="0.1391943" calcext:value-type="float">
            <text:p>0.1391943</text:p>
          </table:table-cell>
          <table:table-cell office:value-type="float" office:value="0.0003657987" calcext:value-type="float">
            <text:p>0.0003657987</text:p>
          </table:table-cell>
          <table:table-cell office:value-type="float" office:value="0.2029732" calcext:value-type="float">
            <text:p>0.2029732</text:p>
          </table:table-cell>
          <table:table-cell office:value-type="float" office:value="0.008414497" calcext:value-type="float">
            <text:p>0.008414497</text:p>
          </table:table-cell>
          <table:table-cell office:value-type="float" office:value="1163.761" calcext:value-type="float">
            <text:p>1163.761</text:p>
          </table:table-cell>
          <table:table-cell office:value-type="float" office:value="0.9018975" calcext:value-type="float">
            <text:p>0.9018975</text:p>
          </table:table-cell>
          <table:table-cell office:value-type="float" office:value="0" calcext:value-type="float">
            <text:p>0</text:p>
          </table:table-cell>
          <table:table-cell office:value-type="float" office:value="0.339269" calcext:value-type="float">
            <text:p>0.339269</text:p>
          </table:table-cell>
          <table:table-cell office:value-type="float" office:value="0.3238702" calcext:value-type="float">
            <text:p>0.3238702</text:p>
          </table:table-cell>
          <table:table-cell office:value-type="float" office:value="0.2279657" calcext:value-type="float">
            <text:p>0.2279657</text:p>
          </table:table-cell>
          <table:table-cell office:value-type="float" office:value="0.1277099" calcext:value-type="float">
            <text:p>0.1277099</text:p>
          </table:table-cell>
          <table:table-cell office:value-type="float" office:value="0.1535142" calcext:value-type="float">
            <text:p>0.1535142</text:p>
          </table:table-cell>
          <table:table-cell office:value-type="float" office:value="0.04213673" calcext:value-type="float">
            <text:p>0.04213673</text:p>
          </table:table-cell>
          <table:table-cell office:value-type="float" office:value="0.04984243" calcext:value-type="float">
            <text:p>0.04984243</text:p>
          </table:table-cell>
          <table:table-cell office:value-type="float" office:value="0.08184323" calcext:value-type="float">
            <text:p>0.08184323</text:p>
          </table:table-cell>
          <table:table-cell office:value-type="float" office:value="0.146776" calcext:value-type="float">
            <text:p>0.146776</text:p>
          </table:table-cell>
          <table:table-cell office:value-type="float" office:value="0.1645648" calcext:value-type="float">
            <text:p>0.1645648</text:p>
          </table:table-cell>
          <table:table-cell office:value-type="float" office:value="0.1614169" calcext:value-type="float">
            <text:p>0.1614169</text:p>
          </table:table-cell>
          <table:table-cell office:value-type="float" office:value="0.1662759" calcext:value-type="float">
            <text:p>0.1662759</text:p>
          </table:table-cell>
          <table:table-cell office:value-type="float" office:value="0.1932281" calcext:value-type="float">
            <text:p>0.1932281</text:p>
          </table:table-cell>
          <table:table-cell office:value-type="float" office:value="0.1961154" calcext:value-type="float">
            <text:p>0.1961154</text:p>
          </table:table-cell>
          <table:table-cell office:value-type="float" office:value="0" calcext:value-type="float">
            <text:p>0</text:p>
          </table:table-cell>
          <table:table-cell office:value-type="float" office:value="37.30678" calcext:value-type="float">
            <text:p>37.30678</text:p>
          </table:table-cell>
          <table:table-cell office:value-type="float" office:value="28.00179" calcext:value-type="float">
            <text:p>28.00179</text:p>
          </table:table-cell>
          <table:table-cell office:value-type="float" office:value="23.03691" calcext:value-type="float">
            <text:p>23.03691</text:p>
          </table:table-cell>
          <table:table-cell office:value-type="float" office:value="8.470574" calcext:value-type="float">
            <text:p>8.470574</text:p>
          </table:table-cell>
          <table:table-cell office:value-type="float" office:value="7.171357" calcext:value-type="float">
            <text:p>7.171357</text:p>
          </table:table-cell>
          <table:table-cell office:value-type="float" office:value="2.968086" calcext:value-type="float">
            <text:p>2.968086</text:p>
          </table:table-cell>
          <table:table-cell office:value-type="float" office:value="2.763875" calcext:value-type="float">
            <text:p>2.763875</text:p>
          </table:table-cell>
          <table:table-cell office:value-type="float" office:value="5.252172" calcext:value-type="float">
            <text:p>5.252172</text:p>
          </table:table-cell>
          <table:table-cell office:value-type="float" office:value="7.890479" calcext:value-type="float">
            <text:p>7.890479</text:p>
          </table:table-cell>
          <table:table-cell office:value-type="float" office:value="8.38952" calcext:value-type="float">
            <text:p>8.38952</text:p>
          </table:table-cell>
          <table:table-cell office:value-type="float" office:value="9.368064" calcext:value-type="float">
            <text:p>9.368064</text:p>
          </table:table-cell>
          <table:table-cell office:value-type="float" office:value="9.735271" calcext:value-type="float">
            <text:p>9.735271</text:p>
          </table:table-cell>
          <table:table-cell office:value-type="float" office:value="12.47252" calcext:value-type="float">
            <text:p>12.47252</text:p>
          </table:table-cell>
          <table:table-cell office:value-type="float" office:value="12.69126" calcext:value-type="float">
            <text:p>12.69126</text:p>
          </table:table-cell>
          <table:table-cell office:value-type="float" office:value="0" calcext:value-type="float">
            <text:p>0</text:p>
          </table:table-cell>
          <table:table-cell office:value-type="float" office:value="5.08068" calcext:value-type="float">
            <text:p>5.08068</text:p>
          </table:table-cell>
          <table:table-cell office:value-type="float" office:value="0" calcext:value-type="float">
            <text:p>0</text:p>
          </table:table-cell>
          <table:table-cell office:value-type="float" office:value="2.080981" calcext:value-type="float">
            <text:p>2.08098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3102006" calcext:value-type="float">
            <text:p>23102006</text:p>
          </table:table-cell>
          <table:table-cell office:value-type="float" office:value="8.19483" calcext:value-type="float">
            <text:p>8.19483</text:p>
          </table:table-cell>
          <table:table-cell office:value-type="float" office:value="133.466" calcext:value-type="float">
            <text:p>133.466</text:p>
          </table:table-cell>
          <table:table-cell office:value-type="float" office:value="0" calcext:value-type="float">
            <text:p>0</text:p>
          </table:table-cell>
          <table:table-cell office:value-type="float" office:value="-2.025404" calcext:value-type="float">
            <text:p>-2.025404</text:p>
          </table:table-cell>
          <table:table-cell office:value-type="float" office:value="38.27377" calcext:value-type="float">
            <text:p>38.27377</text:p>
          </table:table-cell>
          <table:table-cell office:value-type="float" office:value="0.1391943" calcext:value-type="float">
            <text:p>0.1391943</text:p>
          </table:table-cell>
          <table:table-cell office:value-type="float" office:value="0.0003657987" calcext:value-type="float">
            <text:p>0.0003657987</text:p>
          </table:table-cell>
          <table:table-cell office:value-type="float" office:value="0.2029732" calcext:value-type="float">
            <text:p>0.2029732</text:p>
          </table:table-cell>
          <table:table-cell office:value-type="float" office:value="0.008414497" calcext:value-type="float">
            <text:p>0.008414497</text:p>
          </table:table-cell>
          <table:table-cell office:value-type="float" office:value="1163.759" calcext:value-type="float">
            <text:p>1163.759</text:p>
          </table:table-cell>
          <table:table-cell office:value-type="float" office:value="0.9068208" calcext:value-type="float">
            <text:p>0.9068208</text:p>
          </table:table-cell>
          <table:table-cell office:value-type="float" office:value="0" calcext:value-type="float">
            <text:p>0</text:p>
          </table:table-cell>
          <table:table-cell office:value-type="float" office:value="0.3516891" calcext:value-type="float">
            <text:p>0.3516891</text:p>
          </table:table-cell>
          <table:table-cell office:value-type="float" office:value="0.3287211" calcext:value-type="float">
            <text:p>0.3287211</text:p>
          </table:table-cell>
          <table:table-cell office:value-type="float" office:value="0.2289077" calcext:value-type="float">
            <text:p>0.2289077</text:p>
          </table:table-cell>
          <table:table-cell office:value-type="float" office:value="0.1277638" calcext:value-type="float">
            <text:p>0.1277638</text:p>
          </table:table-cell>
          <table:table-cell office:value-type="float" office:value="0.1533778" calcext:value-type="float">
            <text:p>0.1533778</text:p>
          </table:table-cell>
          <table:table-cell office:value-type="float" office:value="0.04147991" calcext:value-type="float">
            <text:p>0.04147991</text:p>
          </table:table-cell>
          <table:table-cell office:value-type="float" office:value="0.04960312" calcext:value-type="float">
            <text:p>0.04960312</text:p>
          </table:table-cell>
          <table:table-cell office:value-type="float" office:value="0.08179689" calcext:value-type="float">
            <text:p>0.08179689</text:p>
          </table:table-cell>
          <table:table-cell office:value-type="float" office:value="0.1467955" calcext:value-type="float">
            <text:p>0.1467955</text:p>
          </table:table-cell>
          <table:table-cell office:value-type="float" office:value="0.1646063" calcext:value-type="float">
            <text:p>0.1646063</text:p>
          </table:table-cell>
          <table:table-cell office:value-type="float" office:value="0.16147" calcext:value-type="float">
            <text:p>0.16147</text:p>
          </table:table-cell>
          <table:table-cell office:value-type="float" office:value="0.1664196" calcext:value-type="float">
            <text:p>0.1664196</text:p>
          </table:table-cell>
          <table:table-cell office:value-type="float" office:value="0.1932438" calcext:value-type="float">
            <text:p>0.1932438</text:p>
          </table:table-cell>
          <table:table-cell office:value-type="float" office:value="0.1961287" calcext:value-type="float">
            <text:p>0.1961287</text:p>
          </table:table-cell>
          <table:table-cell office:value-type="float" office:value="0" calcext:value-type="float">
            <text:p>0</text:p>
          </table:table-cell>
          <table:table-cell office:value-type="float" office:value="37.33306" calcext:value-type="float">
            <text:p>37.33306</text:p>
          </table:table-cell>
          <table:table-cell office:value-type="float" office:value="28.01733" calcext:value-type="float">
            <text:p>28.01733</text:p>
          </table:table-cell>
          <table:table-cell office:value-type="float" office:value="23.04505" calcext:value-type="float">
            <text:p>23.04505</text:p>
          </table:table-cell>
          <table:table-cell office:value-type="float" office:value="8.490491" calcext:value-type="float">
            <text:p>8.490491</text:p>
          </table:table-cell>
          <table:table-cell office:value-type="float" office:value="7.205699" calcext:value-type="float">
            <text:p>7.205699</text:p>
          </table:table-cell>
          <table:table-cell office:value-type="float" office:value="2.971572" calcext:value-type="float">
            <text:p>2.971572</text:p>
          </table:table-cell>
          <table:table-cell office:value-type="float" office:value="2.768517" calcext:value-type="float">
            <text:p>2.768517</text:p>
          </table:table-cell>
          <table:table-cell office:value-type="float" office:value="5.25616" calcext:value-type="float">
            <text:p>5.25616</text:p>
          </table:table-cell>
          <table:table-cell office:value-type="float" office:value="7.894878" calcext:value-type="float">
            <text:p>7.894878</text:p>
          </table:table-cell>
          <table:table-cell office:value-type="float" office:value="8.394231" calcext:value-type="float">
            <text:p>8.394231</text:p>
          </table:table-cell>
          <table:table-cell office:value-type="float" office:value="9.372759" calcext:value-type="float">
            <text:p>9.372759</text:p>
          </table:table-cell>
          <table:table-cell office:value-type="float" office:value="9.740161" calcext:value-type="float">
            <text:p>9.740161</text:p>
          </table:table-cell>
          <table:table-cell office:value-type="float" office:value="12.47392" calcext:value-type="float">
            <text:p>12.47392</text:p>
          </table:table-cell>
          <table:table-cell office:value-type="float" office:value="12.69251" calcext:value-type="float">
            <text:p>12.69251</text:p>
          </table:table-cell>
          <table:table-cell office:value-type="float" office:value="0" calcext:value-type="float">
            <text:p>0</text:p>
          </table:table-cell>
          <table:table-cell office:value-type="float" office:value="5.653947" calcext:value-type="float">
            <text:p>5.653947</text:p>
          </table:table-cell>
          <table:table-cell office:value-type="float" office:value="0" calcext:value-type="float">
            <text:p>0</text:p>
          </table:table-cell>
          <table:table-cell office:value-type="float" office:value="2.080981" calcext:value-type="float">
            <text:p>2.08098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4102006" calcext:value-type="float">
            <text:p>24102006</text:p>
          </table:table-cell>
          <table:table-cell office:value-type="float" office:value="8.179583" calcext:value-type="float">
            <text:p>8.179583</text:p>
          </table:table-cell>
          <table:table-cell office:value-type="float" office:value="133.4649" calcext:value-type="float">
            <text:p>133.4649</text:p>
          </table:table-cell>
          <table:table-cell office:value-type="float" office:value="0" calcext:value-type="float">
            <text:p>0</text:p>
          </table:table-cell>
          <table:table-cell office:value-type="float" office:value="-2.025404" calcext:value-type="float">
            <text:p>-2.025404</text:p>
          </table:table-cell>
          <table:table-cell office:value-type="float" office:value="38.29073" calcext:value-type="float">
            <text:p>38.29073</text:p>
          </table:table-cell>
          <table:table-cell office:value-type="float" office:value="0.1391943" calcext:value-type="float">
            <text:p>0.1391943</text:p>
          </table:table-cell>
          <table:table-cell office:value-type="float" office:value="0.0003657987" calcext:value-type="float">
            <text:p>0.0003657987</text:p>
          </table:table-cell>
          <table:table-cell office:value-type="float" office:value="0.2029732" calcext:value-type="float">
            <text:p>0.2029732</text:p>
          </table:table-cell>
          <table:table-cell office:value-type="float" office:value="0.008414497" calcext:value-type="float">
            <text:p>0.008414497</text:p>
          </table:table-cell>
          <table:table-cell office:value-type="float" office:value="1163.757" calcext:value-type="float">
            <text:p>1163.757</text:p>
          </table:table-cell>
          <table:table-cell office:value-type="float" office:value="0.9126396" calcext:value-type="float">
            <text:p>0.9126396</text:p>
          </table:table-cell>
          <table:table-cell office:value-type="float" office:value="0" calcext:value-type="float">
            <text:p>0</text:p>
          </table:table-cell>
          <table:table-cell office:value-type="float" office:value="0.3896049" calcext:value-type="float">
            <text:p>0.3896049</text:p>
          </table:table-cell>
          <table:table-cell office:value-type="float" office:value="0.34786" calcext:value-type="float">
            <text:p>0.34786</text:p>
          </table:table-cell>
          <table:table-cell office:value-type="float" office:value="0.2363734" calcext:value-type="float">
            <text:p>0.2363734</text:p>
          </table:table-cell>
          <table:table-cell office:value-type="float" office:value="0.1323179" calcext:value-type="float">
            <text:p>0.1323179</text:p>
          </table:table-cell>
          <table:table-cell office:value-type="float" office:value="0.1583004" calcext:value-type="float">
            <text:p>0.1583004</text:p>
          </table:table-cell>
          <table:table-cell office:value-type="float" office:value="0.04149168" calcext:value-type="float">
            <text:p>0.04149168</text:p>
          </table:table-cell>
          <table:table-cell office:value-type="float" office:value="0.04973656" calcext:value-type="float">
            <text:p>0.04973656</text:p>
          </table:table-cell>
          <table:table-cell office:value-type="float" office:value="0.081781" calcext:value-type="float">
            <text:p>0.081781</text:p>
          </table:table-cell>
          <table:table-cell office:value-type="float" office:value="0.1468055" calcext:value-type="float">
            <text:p>0.1468055</text:p>
          </table:table-cell>
          <table:table-cell office:value-type="float" office:value="0.1646317" calcext:value-type="float">
            <text:p>0.1646317</text:p>
          </table:table-cell>
          <table:table-cell office:value-type="float" office:value="0.1615223" calcext:value-type="float">
            <text:p>0.1615223</text:p>
          </table:table-cell>
          <table:table-cell office:value-type="float" office:value="0.166568" calcext:value-type="float">
            <text:p>0.166568</text:p>
          </table:table-cell>
          <table:table-cell office:value-type="float" office:value="0.1932592" calcext:value-type="float">
            <text:p>0.1932592</text:p>
          </table:table-cell>
          <table:table-cell office:value-type="float" office:value="0.1961421" calcext:value-type="float">
            <text:p>0.1961421</text:p>
          </table:table-cell>
          <table:table-cell office:value-type="float" office:value="0" calcext:value-type="float">
            <text:p>0</text:p>
          </table:table-cell>
          <table:table-cell office:value-type="float" office:value="37.36295" calcext:value-type="float">
            <text:p>37.36295</text:p>
          </table:table-cell>
          <table:table-cell office:value-type="float" office:value="28.03528" calcext:value-type="float">
            <text:p>28.03528</text:p>
          </table:table-cell>
          <table:table-cell office:value-type="float" office:value="23.05422" calcext:value-type="float">
            <text:p>23.05422</text:p>
          </table:table-cell>
          <table:table-cell office:value-type="float" office:value="8.510767" calcext:value-type="float">
            <text:p>8.510767</text:p>
          </table:table-cell>
          <table:table-cell office:value-type="float" office:value="7.240296" calcext:value-type="float">
            <text:p>7.240296</text:p>
          </table:table-cell>
          <table:table-cell office:value-type="float" office:value="2.974944" calcext:value-type="float">
            <text:p>2.974944</text:p>
          </table:table-cell>
          <table:table-cell office:value-type="float" office:value="2.773117" calcext:value-type="float">
            <text:p>2.773117</text:p>
          </table:table-cell>
          <table:table-cell office:value-type="float" office:value="5.260149" calcext:value-type="float">
            <text:p>5.260149</text:p>
          </table:table-cell>
          <table:table-cell office:value-type="float" office:value="7.899278" calcext:value-type="float">
            <text:p>7.899278</text:p>
          </table:table-cell>
          <table:table-cell office:value-type="float" office:value="8.398937" calcext:value-type="float">
            <text:p>8.398937</text:p>
          </table:table-cell>
          <table:table-cell office:value-type="float" office:value="9.377455" calcext:value-type="float">
            <text:p>9.377455</text:p>
          </table:table-cell>
          <table:table-cell office:value-type="float" office:value="9.745046" calcext:value-type="float">
            <text:p>9.745046</text:p>
          </table:table-cell>
          <table:table-cell office:value-type="float" office:value="12.47531" calcext:value-type="float">
            <text:p>12.47531</text:p>
          </table:table-cell>
          <table:table-cell office:value-type="float" office:value="12.69378" calcext:value-type="float">
            <text:p>12.69378</text:p>
          </table:table-cell>
          <table:table-cell office:value-type="float" office:value="0" calcext:value-type="float">
            <text:p>0</text:p>
          </table:table-cell>
          <table:table-cell office:value-type="float" office:value="6.802722" calcext:value-type="float">
            <text:p>6.802722</text:p>
          </table:table-cell>
          <table:table-cell office:value-type="float" office:value="0" calcext:value-type="float">
            <text:p>0</text:p>
          </table:table-cell>
          <table:table-cell office:value-type="float" office:value="2.080981" calcext:value-type="float">
            <text:p>2.08098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102006" calcext:value-type="float">
            <text:p>25102006</text:p>
          </table:table-cell>
          <table:table-cell office:value-type="float" office:value="8.162654" calcext:value-type="float">
            <text:p>8.162654</text:p>
          </table:table-cell>
          <table:table-cell office:value-type="float" office:value="133.4638" calcext:value-type="float">
            <text:p>133.4638</text:p>
          </table:table-cell>
          <table:table-cell office:value-type="float" office:value="0" calcext:value-type="float">
            <text:p>0</text:p>
          </table:table-cell>
          <table:table-cell office:value-type="float" office:value="-2.025404" calcext:value-type="float">
            <text:p>-2.025404</text:p>
          </table:table-cell>
          <table:table-cell office:value-type="float" office:value="38.30902" calcext:value-type="float">
            <text:p>38.30902</text:p>
          </table:table-cell>
          <table:table-cell office:value-type="float" office:value="0.1391943" calcext:value-type="float">
            <text:p>0.1391943</text:p>
          </table:table-cell>
          <table:table-cell office:value-type="float" office:value="0.0003658055" calcext:value-type="float">
            <text:p>0.0003658055</text:p>
          </table:table-cell>
          <table:table-cell office:value-type="float" office:value="0.2029732" calcext:value-type="float">
            <text:p>0.2029732</text:p>
          </table:table-cell>
          <table:table-cell office:value-type="float" office:value="0.008414543" calcext:value-type="float">
            <text:p>0.008414543</text:p>
          </table:table-cell>
          <table:table-cell office:value-type="float" office:value="1163.756" calcext:value-type="float">
            <text:p>1163.756</text:p>
          </table:table-cell>
          <table:table-cell office:value-type="float" office:value="0.919318" calcext:value-type="float">
            <text:p>0.919318</text:p>
          </table:table-cell>
          <table:table-cell office:value-type="float" office:value="0" calcext:value-type="float">
            <text:p>0</text:p>
          </table:table-cell>
          <table:table-cell office:value-type="float" office:value="0.4089844" calcext:value-type="float">
            <text:p>0.4089844</text:p>
          </table:table-cell>
          <table:table-cell office:value-type="float" office:value="0.361598" calcext:value-type="float">
            <text:p>0.361598</text:p>
          </table:table-cell>
          <table:table-cell office:value-type="float" office:value="0.2447207" calcext:value-type="float">
            <text:p>0.2447207</text:p>
          </table:table-cell>
          <table:table-cell office:value-type="float" office:value="0.1391499" calcext:value-type="float">
            <text:p>0.1391499</text:p>
          </table:table-cell>
          <table:table-cell office:value-type="float" office:value="0.1667776" calcext:value-type="float">
            <text:p>0.1667776</text:p>
          </table:table-cell>
          <table:table-cell office:value-type="float" office:value="0.04223987" calcext:value-type="float">
            <text:p>0.04223987</text:p>
          </table:table-cell>
          <table:table-cell office:value-type="float" office:value="0.050144" calcext:value-type="float">
            <text:p>0.050144</text:p>
          </table:table-cell>
          <table:table-cell office:value-type="float" office:value="0.08180887" calcext:value-type="float">
            <text:p>0.08180887</text:p>
          </table:table-cell>
          <table:table-cell office:value-type="float" office:value="0.1468228" calcext:value-type="float">
            <text:p>0.1468228</text:p>
          </table:table-cell>
          <table:table-cell office:value-type="float" office:value="0.1646405" calcext:value-type="float">
            <text:p>0.1646405</text:p>
          </table:table-cell>
          <table:table-cell office:value-type="float" office:value="0.1615745" calcext:value-type="float">
            <text:p>0.1615745</text:p>
          </table:table-cell>
          <table:table-cell office:value-type="float" office:value="0.16671" calcext:value-type="float">
            <text:p>0.16671</text:p>
          </table:table-cell>
          <table:table-cell office:value-type="float" office:value="0.1932749" calcext:value-type="float">
            <text:p>0.1932749</text:p>
          </table:table-cell>
          <table:table-cell office:value-type="float" office:value="0.1961555" calcext:value-type="float">
            <text:p>0.1961555</text:p>
          </table:table-cell>
          <table:table-cell office:value-type="float" office:value="0" calcext:value-type="float">
            <text:p>0</text:p>
          </table:table-cell>
          <table:table-cell office:value-type="float" office:value="37.44453" calcext:value-type="float">
            <text:p>37.44453</text:p>
          </table:table-cell>
          <table:table-cell office:value-type="float" office:value="28.06337" calcext:value-type="float">
            <text:p>28.06337</text:p>
          </table:table-cell>
          <table:table-cell office:value-type="float" office:value="23.06705" calcext:value-type="float">
            <text:p>23.06705</text:p>
          </table:table-cell>
          <table:table-cell office:value-type="float" office:value="8.533214" calcext:value-type="float">
            <text:p>8.533214</text:p>
          </table:table-cell>
          <table:table-cell office:value-type="float" office:value="7.277247" calcext:value-type="float">
            <text:p>7.277247</text:p>
          </table:table-cell>
          <table:table-cell office:value-type="float" office:value="2.978387" calcext:value-type="float">
            <text:p>2.978387</text:p>
          </table:table-cell>
          <table:table-cell office:value-type="float" office:value="2.777727" calcext:value-type="float">
            <text:p>2.777727</text:p>
          </table:table-cell>
          <table:table-cell office:value-type="float" office:value="5.264153" calcext:value-type="float">
            <text:p>5.264153</text:p>
          </table:table-cell>
          <table:table-cell office:value-type="float" office:value="7.903678" calcext:value-type="float">
            <text:p>7.903678</text:p>
          </table:table-cell>
          <table:table-cell office:value-type="float" office:value="8.403646" calcext:value-type="float">
            <text:p>8.403646</text:p>
          </table:table-cell>
          <table:table-cell office:value-type="float" office:value="9.382149" calcext:value-type="float">
            <text:p>9.382149</text:p>
          </table:table-cell>
          <table:table-cell office:value-type="float" office:value="9.749959" calcext:value-type="float">
            <text:p>9.749959</text:p>
          </table:table-cell>
          <table:table-cell office:value-type="float" office:value="12.47671" calcext:value-type="float">
            <text:p>12.47671</text:p>
          </table:table-cell>
          <table:table-cell office:value-type="float" office:value="12.69505" calcext:value-type="float">
            <text:p>12.69505</text:p>
          </table:table-cell>
          <table:table-cell office:value-type="float" office:value="0" calcext:value-type="float">
            <text:p>0</text:p>
          </table:table-cell>
          <table:table-cell office:value-type="float" office:value="7.11415" calcext:value-type="float">
            <text:p>7.11415</text:p>
          </table:table-cell>
          <table:table-cell office:value-type="float" office:value="0" calcext:value-type="float">
            <text:p>0</text:p>
          </table:table-cell>
          <table:table-cell office:value-type="float" office:value="2.080981" calcext:value-type="float">
            <text:p>2.08098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6102006" calcext:value-type="float">
            <text:p>26102006</text:p>
          </table:table-cell>
          <table:table-cell office:value-type="float" office:value="8.143859" calcext:value-type="float">
            <text:p>8.143859</text:p>
          </table:table-cell>
          <table:table-cell office:value-type="float" office:value="133.4628" calcext:value-type="float">
            <text:p>133.4628</text:p>
          </table:table-cell>
          <table:table-cell office:value-type="float" office:value="0" calcext:value-type="float">
            <text:p>0</text:p>
          </table:table-cell>
          <table:table-cell office:value-type="float" office:value="-2.025404" calcext:value-type="float">
            <text:p>-2.025404</text:p>
          </table:table-cell>
          <table:table-cell office:value-type="float" office:value="38.32754" calcext:value-type="float">
            <text:p>38.32754</text:p>
          </table:table-cell>
          <table:table-cell office:value-type="float" office:value="0.1391943" calcext:value-type="float">
            <text:p>0.1391943</text:p>
          </table:table-cell>
          <table:table-cell office:value-type="float" office:value="0.0003658055" calcext:value-type="float">
            <text:p>0.0003658055</text:p>
          </table:table-cell>
          <table:table-cell office:value-type="float" office:value="0.2029732" calcext:value-type="float">
            <text:p>0.2029732</text:p>
          </table:table-cell>
          <table:table-cell office:value-type="float" office:value="0.008389032" calcext:value-type="float">
            <text:p>0.008389032</text:p>
          </table:table-cell>
          <table:table-cell office:value-type="float" office:value="1163.755" calcext:value-type="float">
            <text:p>1163.755</text:p>
          </table:table-cell>
          <table:table-cell office:value-type="float" office:value="0.9265757" calcext:value-type="float">
            <text:p>0.9265757</text:p>
          </table:table-cell>
          <table:table-cell office:value-type="float" office:value="0" calcext:value-type="float">
            <text:p>0</text:p>
          </table:table-cell>
          <table:table-cell office:value-type="float" office:value="0.3912711" calcext:value-type="float">
            <text:p>0.3912711</text:p>
          </table:table-cell>
          <table:table-cell office:value-type="float" office:value="0.3764995" calcext:value-type="float">
            <text:p>0.3764995</text:p>
          </table:table-cell>
          <table:table-cell office:value-type="float" office:value="0.2562824" calcext:value-type="float">
            <text:p>0.2562824</text:p>
          </table:table-cell>
          <table:table-cell office:value-type="float" office:value="0.1481493" calcext:value-type="float">
            <text:p>0.1481493</text:p>
          </table:table-cell>
          <table:table-cell office:value-type="float" office:value="0.1783698" calcext:value-type="float">
            <text:p>0.1783698</text:p>
          </table:table-cell>
          <table:table-cell office:value-type="float" office:value="0.04357528" calcext:value-type="float">
            <text:p>0.04357528</text:p>
          </table:table-cell>
          <table:table-cell office:value-type="float" office:value="0.051411" calcext:value-type="float">
            <text:p>0.051411</text:p>
          </table:table-cell>
          <table:table-cell office:value-type="float" office:value="0.08193796" calcext:value-type="float">
            <text:p>0.08193796</text:p>
          </table:table-cell>
          <table:table-cell office:value-type="float" office:value="0.1468572" calcext:value-type="float">
            <text:p>0.1468572</text:p>
          </table:table-cell>
          <table:table-cell office:value-type="float" office:value="0.1646448" calcext:value-type="float">
            <text:p>0.1646448</text:p>
          </table:table-cell>
          <table:table-cell office:value-type="float" office:value="0.1616274" calcext:value-type="float">
            <text:p>0.1616274</text:p>
          </table:table-cell>
          <table:table-cell office:value-type="float" office:value="0.1668589" calcext:value-type="float">
            <text:p>0.1668589</text:p>
          </table:table-cell>
          <table:table-cell office:value-type="float" office:value="0.1933906" calcext:value-type="float">
            <text:p>0.1933906</text:p>
          </table:table-cell>
          <table:table-cell office:value-type="float" office:value="0.1961256" calcext:value-type="float">
            <text:p>0.1961256</text:p>
          </table:table-cell>
          <table:table-cell office:value-type="float" office:value="0" calcext:value-type="float">
            <text:p>0</text:p>
          </table:table-cell>
          <table:table-cell office:value-type="float" office:value="37.48618" calcext:value-type="float">
            <text:p>37.48618</text:p>
          </table:table-cell>
          <table:table-cell office:value-type="float" office:value="28.09431" calcext:value-type="float">
            <text:p>28.09431</text:p>
          </table:table-cell>
          <table:table-cell office:value-type="float" office:value="23.08371" calcext:value-type="float">
            <text:p>23.08371</text:p>
          </table:table-cell>
          <table:table-cell office:value-type="float" office:value="8.558611" calcext:value-type="float">
            <text:p>8.558611</text:p>
          </table:table-cell>
          <table:table-cell office:value-type="float" office:value="7.317668" calcext:value-type="float">
            <text:p>7.317668</text:p>
          </table:table-cell>
          <table:table-cell office:value-type="float" office:value="2.982047" calcext:value-type="float">
            <text:p>2.982047</text:p>
          </table:table-cell>
          <table:table-cell office:value-type="float" office:value="2.782508" calcext:value-type="float">
            <text:p>2.782508</text:p>
          </table:table-cell>
          <table:table-cell office:value-type="float" office:value="5.268181" calcext:value-type="float">
            <text:p>5.268181</text:p>
          </table:table-cell>
          <table:table-cell office:value-type="float" office:value="7.908067" calcext:value-type="float">
            <text:p>7.908067</text:p>
          </table:table-cell>
          <table:table-cell office:value-type="float" office:value="8.408356" calcext:value-type="float">
            <text:p>8.408356</text:p>
          </table:table-cell>
          <table:table-cell office:value-type="float" office:value="9.386844" calcext:value-type="float">
            <text:p>9.386844</text:p>
          </table:table-cell>
          <table:table-cell office:value-type="float" office:value="9.754921" calcext:value-type="float">
            <text:p>9.754921</text:p>
          </table:table-cell>
          <table:table-cell office:value-type="float" office:value="12.4781" calcext:value-type="float">
            <text:p>12.4781</text:p>
          </table:table-cell>
          <table:table-cell office:value-type="float" office:value="12.69632" calcext:value-type="float">
            <text:p>12.69632</text:p>
          </table:table-cell>
          <table:table-cell office:value-type="float" office:value="0" calcext:value-type="float">
            <text:p>0</text:p>
          </table:table-cell>
          <table:table-cell office:value-type="float" office:value="8.735177" calcext:value-type="float">
            <text:p>8.735177</text:p>
          </table:table-cell>
          <table:table-cell office:value-type="float" office:value="0" calcext:value-type="float">
            <text:p>0</text:p>
          </table:table-cell>
          <table:table-cell office:value-type="float" office:value="2.080981" calcext:value-type="float">
            <text:p>2.08098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7102006" calcext:value-type="float">
            <text:p>27102006</text:p>
          </table:table-cell>
          <table:table-cell office:value-type="float" office:value="8.12194" calcext:value-type="float">
            <text:p>8.12194</text:p>
          </table:table-cell>
          <table:table-cell office:value-type="float" office:value="133.4618" calcext:value-type="float">
            <text:p>133.4618</text:p>
          </table:table-cell>
          <table:table-cell office:value-type="float" office:value="0" calcext:value-type="float">
            <text:p>0</text:p>
          </table:table-cell>
          <table:table-cell office:value-type="float" office:value="-2.025404" calcext:value-type="float">
            <text:p>-2.025404</text:p>
          </table:table-cell>
          <table:table-cell office:value-type="float" office:value="38.3467" calcext:value-type="float">
            <text:p>38.3467</text:p>
          </table:table-cell>
          <table:table-cell office:value-type="float" office:value="0.1391943" calcext:value-type="float">
            <text:p>0.1391943</text:p>
          </table:table-cell>
          <table:table-cell office:value-type="float" office:value="0.0003658055" calcext:value-type="float">
            <text:p>0.0003658055</text:p>
          </table:table-cell>
          <table:table-cell office:value-type="float" office:value="0.2029732" calcext:value-type="float">
            <text:p>0.2029732</text:p>
          </table:table-cell>
          <table:table-cell office:value-type="float" office:value="0.008222488" calcext:value-type="float">
            <text:p>0.008222488</text:p>
          </table:table-cell>
          <table:table-cell office:value-type="float" office:value="1163.755" calcext:value-type="float">
            <text:p>1163.755</text:p>
          </table:table-cell>
          <table:table-cell office:value-type="float" office:value="0.935489" calcext:value-type="float">
            <text:p>0.935489</text:p>
          </table:table-cell>
          <table:table-cell office:value-type="float" office:value="0" calcext:value-type="float">
            <text:p>0</text:p>
          </table:table-cell>
          <table:table-cell office:value-type="float" office:value="0.4365622" calcext:value-type="float">
            <text:p>0.4365622</text:p>
          </table:table-cell>
          <table:table-cell office:value-type="float" office:value="0.4125483" calcext:value-type="float">
            <text:p>0.4125483</text:p>
          </table:table-cell>
          <table:table-cell office:value-type="float" office:value="0.274227" calcext:value-type="float">
            <text:p>0.274227</text:p>
          </table:table-cell>
          <table:table-cell office:value-type="float" office:value="0.1594148" calcext:value-type="float">
            <text:p>0.1594148</text:p>
          </table:table-cell>
          <table:table-cell office:value-type="float" office:value="0.1912473" calcext:value-type="float">
            <text:p>0.1912473</text:p>
          </table:table-cell>
          <table:table-cell office:value-type="float" office:value="0.04481356" calcext:value-type="float">
            <text:p>0.04481356</text:p>
          </table:table-cell>
          <table:table-cell office:value-type="float" office:value="0.05254704" calcext:value-type="float">
            <text:p>0.05254704</text:p>
          </table:table-cell>
          <table:table-cell office:value-type="float" office:value="0.0821029" calcext:value-type="float">
            <text:p>0.0821029</text:p>
          </table:table-cell>
          <table:table-cell office:value-type="float" office:value="0.1469094" calcext:value-type="float">
            <text:p>0.1469094</text:p>
          </table:table-cell>
          <table:table-cell office:value-type="float" office:value="0.1646503" calcext:value-type="float">
            <text:p>0.1646503</text:p>
          </table:table-cell>
          <table:table-cell office:value-type="float" office:value="0.161679" calcext:value-type="float">
            <text:p>0.161679</text:p>
          </table:table-cell>
          <table:table-cell office:value-type="float" office:value="0.1670192" calcext:value-type="float">
            <text:p>0.1670192</text:p>
          </table:table-cell>
          <table:table-cell office:value-type="float" office:value="0.19333" calcext:value-type="float">
            <text:p>0.19333</text:p>
          </table:table-cell>
          <table:table-cell office:value-type="float" office:value="0.1961715" calcext:value-type="float">
            <text:p>0.1961715</text:p>
          </table:table-cell>
          <table:table-cell office:value-type="float" office:value="0" calcext:value-type="float">
            <text:p>0</text:p>
          </table:table-cell>
          <table:table-cell office:value-type="float" office:value="37.52858" calcext:value-type="float">
            <text:p>37.52858</text:p>
          </table:table-cell>
          <table:table-cell office:value-type="float" office:value="28.1301" calcext:value-type="float">
            <text:p>28.1301</text:p>
          </table:table-cell>
          <table:table-cell office:value-type="float" office:value="23.10385" calcext:value-type="float">
            <text:p>23.10385</text:p>
          </table:table-cell>
          <table:table-cell office:value-type="float" office:value="8.58664" calcext:value-type="float">
            <text:p>8.58664</text:p>
          </table:table-cell>
          <table:table-cell office:value-type="float" office:value="7.361561" calcext:value-type="float">
            <text:p>7.361561</text:p>
          </table:table-cell>
          <table:table-cell office:value-type="float" office:value="2.985961" calcext:value-type="float">
            <text:p>2.985961</text:p>
          </table:table-cell>
          <table:table-cell office:value-type="float" office:value="2.787489" calcext:value-type="float">
            <text:p>2.787489</text:p>
          </table:table-cell>
          <table:table-cell office:value-type="float" office:value="5.272249" calcext:value-type="float">
            <text:p>5.272249</text:p>
          </table:table-cell>
          <table:table-cell office:value-type="float" office:value="7.912458" calcext:value-type="float">
            <text:p>7.912458</text:p>
          </table:table-cell>
          <table:table-cell office:value-type="float" office:value="8.413062" calcext:value-type="float">
            <text:p>8.413062</text:p>
          </table:table-cell>
          <table:table-cell office:value-type="float" office:value="9.391539" calcext:value-type="float">
            <text:p>9.391539</text:p>
          </table:table-cell>
          <table:table-cell office:value-type="float" office:value="9.759886" calcext:value-type="float">
            <text:p>9.759886</text:p>
          </table:table-cell>
          <table:table-cell office:value-type="float" office:value="12.47949" calcext:value-type="float">
            <text:p>12.47949</text:p>
          </table:table-cell>
          <table:table-cell office:value-type="float" office:value="12.69752" calcext:value-type="float">
            <text:p>12.69752</text:p>
          </table:table-cell>
          <table:table-cell office:value-type="float" office:value="0" calcext:value-type="float">
            <text:p>0</text:p>
          </table:table-cell>
          <table:table-cell office:value-type="float" office:value="11.41312" calcext:value-type="float">
            <text:p>11.41312</text:p>
          </table:table-cell>
          <table:table-cell office:value-type="float" office:value="0" calcext:value-type="float">
            <text:p>0</text:p>
          </table:table-cell>
          <table:table-cell office:value-type="float" office:value="2.080981" calcext:value-type="float">
            <text:p>2.08098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8102006" calcext:value-type="float">
            <text:p>28102006</text:p>
          </table:table-cell>
          <table:table-cell office:value-type="float" office:value="8.098952" calcext:value-type="float">
            <text:p>8.098952</text:p>
          </table:table-cell>
          <table:table-cell office:value-type="float" office:value="133.4609" calcext:value-type="float">
            <text:p>133.4609</text:p>
          </table:table-cell>
          <table:table-cell office:value-type="float" office:value="0" calcext:value-type="float">
            <text:p>0</text:p>
          </table:table-cell>
          <table:table-cell office:value-type="float" office:value="-2.025404" calcext:value-type="float">
            <text:p>-2.025404</text:p>
          </table:table-cell>
          <table:table-cell office:value-type="float" office:value="38.36706" calcext:value-type="float">
            <text:p>38.36706</text:p>
          </table:table-cell>
          <table:table-cell office:value-type="float" office:value="0.1391943" calcext:value-type="float">
            <text:p>0.1391943</text:p>
          </table:table-cell>
          <table:table-cell office:value-type="float" office:value="0.0003658055" calcext:value-type="float">
            <text:p>0.0003658055</text:p>
          </table:table-cell>
          <table:table-cell office:value-type="float" office:value="0.2029732" calcext:value-type="float">
            <text:p>0.2029732</text:p>
          </table:table-cell>
          <table:table-cell office:value-type="float" office:value="0.008062526" calcext:value-type="float">
            <text:p>0.008062526</text:p>
          </table:table-cell>
          <table:table-cell office:value-type="float" office:value="1163.757" calcext:value-type="float">
            <text:p>1163.757</text:p>
          </table:table-cell>
          <table:table-cell office:value-type="float" office:value="0.9441019" calcext:value-type="float">
            <text:p>0.9441019</text:p>
          </table:table-cell>
          <table:table-cell office:value-type="float" office:value="0" calcext:value-type="float">
            <text:p>0</text:p>
          </table:table-cell>
          <table:table-cell office:value-type="float" office:value="0.4755428" calcext:value-type="float">
            <text:p>0.4755428</text:p>
          </table:table-cell>
          <table:table-cell office:value-type="float" office:value="0.435823" calcext:value-type="float">
            <text:p>0.435823</text:p>
          </table:table-cell>
          <table:table-cell office:value-type="float" office:value="0.2911269" calcext:value-type="float">
            <text:p>0.2911269</text:p>
          </table:table-cell>
          <table:table-cell office:value-type="float" office:value="0.1722062" calcext:value-type="float">
            <text:p>0.1722062</text:p>
          </table:table-cell>
          <table:table-cell office:value-type="float" office:value="0.2072073" calcext:value-type="float">
            <text:p>0.2072073</text:p>
          </table:table-cell>
          <table:table-cell office:value-type="float" office:value="0.04650326" calcext:value-type="float">
            <text:p>0.04650326</text:p>
          </table:table-cell>
          <table:table-cell office:value-type="float" office:value="0.05410273" calcext:value-type="float">
            <text:p>0.05410273</text:p>
          </table:table-cell>
          <table:table-cell office:value-type="float" office:value="0.08233113" calcext:value-type="float">
            <text:p>0.08233113</text:p>
          </table:table-cell>
          <table:table-cell office:value-type="float" office:value="0.1469841" calcext:value-type="float">
            <text:p>0.1469841</text:p>
          </table:table-cell>
          <table:table-cell office:value-type="float" office:value="0.1646594" calcext:value-type="float">
            <text:p>0.1646594</text:p>
          </table:table-cell>
          <table:table-cell office:value-type="float" office:value="0.1617303" calcext:value-type="float">
            <text:p>0.1617303</text:p>
          </table:table-cell>
          <table:table-cell office:value-type="float" office:value="0.1671567" calcext:value-type="float">
            <text:p>0.1671567</text:p>
          </table:table-cell>
          <table:table-cell office:value-type="float" office:value="0.1933233" calcext:value-type="float">
            <text:p>0.1933233</text:p>
          </table:table-cell>
          <table:table-cell office:value-type="float" office:value="0.1961933" calcext:value-type="float">
            <text:p>0.1961933</text:p>
          </table:table-cell>
          <table:table-cell office:value-type="float" office:value="0" calcext:value-type="float">
            <text:p>0</text:p>
          </table:table-cell>
          <table:table-cell office:value-type="float" office:value="37.58142" calcext:value-type="float">
            <text:p>37.58142</text:p>
          </table:table-cell>
          <table:table-cell office:value-type="float" office:value="28.17394" calcext:value-type="float">
            <text:p>28.17394</text:p>
          </table:table-cell>
          <table:table-cell office:value-type="float" office:value="23.12982" calcext:value-type="float">
            <text:p>23.12982</text:p>
          </table:table-cell>
          <table:table-cell office:value-type="float" office:value="8.618869" calcext:value-type="float">
            <text:p>8.618869</text:p>
          </table:table-cell>
          <table:table-cell office:value-type="float" office:value="7.410589" calcext:value-type="float">
            <text:p>7.410589</text:p>
          </table:table-cell>
          <table:table-cell office:value-type="float" office:value="2.990212" calcext:value-type="float">
            <text:p>2.990212</text:p>
          </table:table-cell>
          <table:table-cell office:value-type="float" office:value="2.792719" calcext:value-type="float">
            <text:p>2.792719</text:p>
          </table:table-cell>
          <table:table-cell office:value-type="float" office:value="5.276365" calcext:value-type="float">
            <text:p>5.276365</text:p>
          </table:table-cell>
          <table:table-cell office:value-type="float" office:value="7.916858" calcext:value-type="float">
            <text:p>7.916858</text:p>
          </table:table-cell>
          <table:table-cell office:value-type="float" office:value="8.417772" calcext:value-type="float">
            <text:p>8.417772</text:p>
          </table:table-cell>
          <table:table-cell office:value-type="float" office:value="9.396234" calcext:value-type="float">
            <text:p>9.396234</text:p>
          </table:table-cell>
          <table:table-cell office:value-type="float" office:value="9.764848" calcext:value-type="float">
            <text:p>9.764848</text:p>
          </table:table-cell>
          <table:table-cell office:value-type="float" office:value="12.48089" calcext:value-type="float">
            <text:p>12.48089</text:p>
          </table:table-cell>
          <table:table-cell office:value-type="float" office:value="12.69871" calcext:value-type="float">
            <text:p>12.69871</text:p>
          </table:table-cell>
          <table:table-cell office:value-type="float" office:value="0" calcext:value-type="float">
            <text:p>0</text:p>
          </table:table-cell>
          <table:table-cell office:value-type="float" office:value="12.52857" calcext:value-type="float">
            <text:p>12.52857</text:p>
          </table:table-cell>
          <table:table-cell office:value-type="float" office:value="0" calcext:value-type="float">
            <text:p>0</text:p>
          </table:table-cell>
          <table:table-cell office:value-type="float" office:value="2.080981" calcext:value-type="float">
            <text:p>2.08098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9102006" calcext:value-type="float">
            <text:p>29102006</text:p>
          </table:table-cell>
          <table:table-cell office:value-type="float" office:value="8.074456" calcext:value-type="float">
            <text:p>8.074456</text:p>
          </table:table-cell>
          <table:table-cell office:value-type="float" office:value="133.4599" calcext:value-type="float">
            <text:p>133.4599</text:p>
          </table:table-cell>
          <table:table-cell office:value-type="float" office:value="0" calcext:value-type="float">
            <text:p>0</text:p>
          </table:table-cell>
          <table:table-cell office:value-type="float" office:value="-2.025404" calcext:value-type="float">
            <text:p>-2.025404</text:p>
          </table:table-cell>
          <table:table-cell office:value-type="float" office:value="38.3885" calcext:value-type="float">
            <text:p>38.3885</text:p>
          </table:table-cell>
          <table:table-cell office:value-type="float" office:value="0.1391943" calcext:value-type="float">
            <text:p>0.1391943</text:p>
          </table:table-cell>
          <table:table-cell office:value-type="float" office:value="0.0003658055" calcext:value-type="float">
            <text:p>0.0003658055</text:p>
          </table:table-cell>
          <table:table-cell office:value-type="float" office:value="0.2029732" calcext:value-type="float">
            <text:p>0.2029732</text:p>
          </table:table-cell>
          <table:table-cell office:value-type="float" office:value="0.008009678" calcext:value-type="float">
            <text:p>0.008009678</text:p>
          </table:table-cell>
          <table:table-cell office:value-type="float" office:value="1163.759" calcext:value-type="float">
            <text:p>1163.759</text:p>
          </table:table-cell>
          <table:table-cell office:value-type="float" office:value="0.9522014" calcext:value-type="float">
            <text:p>0.9522014</text:p>
          </table:table-cell>
          <table:table-cell office:value-type="float" office:value="0" calcext:value-type="float">
            <text:p>0</text:p>
          </table:table-cell>
          <table:table-cell office:value-type="float" office:value="0.5158369" calcext:value-type="float">
            <text:p>0.5158369</text:p>
          </table:table-cell>
          <table:table-cell office:value-type="float" office:value="0.4679502" calcext:value-type="float">
            <text:p>0.4679502</text:p>
          </table:table-cell>
          <table:table-cell office:value-type="float" office:value="0.312842" calcext:value-type="float">
            <text:p>0.312842</text:p>
          </table:table-cell>
          <table:table-cell office:value-type="float" office:value="0.1885002" calcext:value-type="float">
            <text:p>0.1885002</text:p>
          </table:table-cell>
          <table:table-cell office:value-type="float" office:value="0.2263685" calcext:value-type="float">
            <text:p>0.2263685</text:p>
          </table:table-cell>
          <table:table-cell office:value-type="float" office:value="0.04836129" calcext:value-type="float">
            <text:p>0.04836129</text:p>
          </table:table-cell>
          <table:table-cell office:value-type="float" office:value="0.0558317" calcext:value-type="float">
            <text:p>0.0558317</text:p>
          </table:table-cell>
          <table:table-cell office:value-type="float" office:value="0.08260752" calcext:value-type="float">
            <text:p>0.08260752</text:p>
          </table:table-cell>
          <table:table-cell office:value-type="float" office:value="0.1470813" calcext:value-type="float">
            <text:p>0.1470813</text:p>
          </table:table-cell>
          <table:table-cell office:value-type="float" office:value="0.1646732" calcext:value-type="float">
            <text:p>0.1646732</text:p>
          </table:table-cell>
          <table:table-cell office:value-type="float" office:value="0.1617819" calcext:value-type="float">
            <text:p>0.1617819</text:p>
          </table:table-cell>
          <table:table-cell office:value-type="float" office:value="0.1672858" calcext:value-type="float">
            <text:p>0.1672858</text:p>
          </table:table-cell>
          <table:table-cell office:value-type="float" office:value="0.193334" calcext:value-type="float">
            <text:p>0.193334</text:p>
          </table:table-cell>
          <table:table-cell office:value-type="float" office:value="0.1962065" calcext:value-type="float">
            <text:p>0.1962065</text:p>
          </table:table-cell>
          <table:table-cell office:value-type="float" office:value="0" calcext:value-type="float">
            <text:p>0</text:p>
          </table:table-cell>
          <table:table-cell office:value-type="float" office:value="37.63849" calcext:value-type="float">
            <text:p>37.63849</text:p>
          </table:table-cell>
          <table:table-cell office:value-type="float" office:value="28.22541" calcext:value-type="float">
            <text:p>28.22541</text:p>
          </table:table-cell>
          <table:table-cell office:value-type="float" office:value="23.16117" calcext:value-type="float">
            <text:p>23.16117</text:p>
          </table:table-cell>
          <table:table-cell office:value-type="float" office:value="8.655316" calcext:value-type="float">
            <text:p>8.655316</text:p>
          </table:table-cell>
          <table:table-cell office:value-type="float" office:value="7.464836" calcext:value-type="float">
            <text:p>7.464836</text:p>
          </table:table-cell>
          <table:table-cell office:value-type="float" office:value="2.994818" calcext:value-type="float">
            <text:p>2.994818</text:p>
          </table:table-cell>
          <table:table-cell office:value-type="float" office:value="2.798243" calcext:value-type="float">
            <text:p>2.798243</text:p>
          </table:table-cell>
          <table:table-cell office:value-type="float" office:value="5.280539" calcext:value-type="float">
            <text:p>5.280539</text:p>
          </table:table-cell>
          <table:table-cell office:value-type="float" office:value="7.921257" calcext:value-type="float">
            <text:p>7.921257</text:p>
          </table:table-cell>
          <table:table-cell office:value-type="float" office:value="8.422407" calcext:value-type="float">
            <text:p>8.422407</text:p>
          </table:table-cell>
          <table:table-cell office:value-type="float" office:value="9.400928" calcext:value-type="float">
            <text:p>9.400928</text:p>
          </table:table-cell>
          <table:table-cell office:value-type="float" office:value="9.769829" calcext:value-type="float">
            <text:p>9.769829</text:p>
          </table:table-cell>
          <table:table-cell office:value-type="float" office:value="12.48228" calcext:value-type="float">
            <text:p>12.48228</text:p>
          </table:table-cell>
          <table:table-cell office:value-type="float" office:value="12.69997" calcext:value-type="float">
            <text:p>12.69997</text:p>
          </table:table-cell>
          <table:table-cell office:value-type="float" office:value="0" calcext:value-type="float">
            <text:p>0</text:p>
          </table:table-cell>
          <table:table-cell office:value-type="float" office:value="12.87663" calcext:value-type="float">
            <text:p>12.87663</text:p>
          </table:table-cell>
          <table:table-cell office:value-type="float" office:value="0" calcext:value-type="float">
            <text:p>0</text:p>
          </table:table-cell>
          <table:table-cell office:value-type="float" office:value="2.080981" calcext:value-type="float">
            <text:p>2.08098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102006" calcext:value-type="float">
            <text:p>30102006</text:p>
          </table:table-cell>
          <table:table-cell office:value-type="float" office:value="8.052831" calcext:value-type="float">
            <text:p>8.052831</text:p>
          </table:table-cell>
          <table:table-cell office:value-type="float" office:value="133.4589" calcext:value-type="float">
            <text:p>133.4589</text:p>
          </table:table-cell>
          <table:table-cell office:value-type="float" office:value="0" calcext:value-type="float">
            <text:p>0</text:p>
          </table:table-cell>
          <table:table-cell office:value-type="float" office:value="-2.025404" calcext:value-type="float">
            <text:p>-2.025404</text:p>
          </table:table-cell>
          <table:table-cell office:value-type="float" office:value="38.41101" calcext:value-type="float">
            <text:p>38.41101</text:p>
          </table:table-cell>
          <table:table-cell office:value-type="float" office:value="0.1391943" calcext:value-type="float">
            <text:p>0.1391943</text:p>
          </table:table-cell>
          <table:table-cell office:value-type="float" office:value="0.0003658055" calcext:value-type="float">
            <text:p>0.0003658055</text:p>
          </table:table-cell>
          <table:table-cell office:value-type="float" office:value="0.2029732" calcext:value-type="float">
            <text:p>0.2029732</text:p>
          </table:table-cell>
          <table:table-cell office:value-type="float" office:value="0.008009678" calcext:value-type="float">
            <text:p>0.008009678</text:p>
          </table:table-cell>
          <table:table-cell office:value-type="float" office:value="1163.761" calcext:value-type="float">
            <text:p>1163.761</text:p>
          </table:table-cell>
          <table:table-cell office:value-type="float" office:value="0.955326" calcext:value-type="float">
            <text:p>0.955326</text:p>
          </table:table-cell>
          <table:table-cell office:value-type="float" office:value="0" calcext:value-type="float">
            <text:p>0</text:p>
          </table:table-cell>
          <table:table-cell office:value-type="float" office:value="0.4725311" calcext:value-type="float">
            <text:p>0.4725311</text:p>
          </table:table-cell>
          <table:table-cell office:value-type="float" office:value="0.4610972" calcext:value-type="float">
            <text:p>0.4610972</text:p>
          </table:table-cell>
          <table:table-cell office:value-type="float" office:value="0.317858" calcext:value-type="float">
            <text:p>0.317858</text:p>
          </table:table-cell>
          <table:table-cell office:value-type="float" office:value="0.1965669" calcext:value-type="float">
            <text:p>0.1965669</text:p>
          </table:table-cell>
          <table:table-cell office:value-type="float" office:value="0.2397449" calcext:value-type="float">
            <text:p>0.2397449</text:p>
          </table:table-cell>
          <table:table-cell office:value-type="float" office:value="0.05012624" calcext:value-type="float">
            <text:p>0.05012624</text:p>
          </table:table-cell>
          <table:table-cell office:value-type="float" office:value="0.0576928" calcext:value-type="float">
            <text:p>0.0576928</text:p>
          </table:table-cell>
          <table:table-cell office:value-type="float" office:value="0.08293758" calcext:value-type="float">
            <text:p>0.08293758</text:p>
          </table:table-cell>
          <table:table-cell office:value-type="float" office:value="0.1471999" calcext:value-type="float">
            <text:p>0.1471999</text:p>
          </table:table-cell>
          <table:table-cell office:value-type="float" office:value="0.1646921" calcext:value-type="float">
            <text:p>0.1646921</text:p>
          </table:table-cell>
          <table:table-cell office:value-type="float" office:value="0.1618342" calcext:value-type="float">
            <text:p>0.1618342</text:p>
          </table:table-cell>
          <table:table-cell office:value-type="float" office:value="0.1674166" calcext:value-type="float">
            <text:p>0.1674166</text:p>
          </table:table-cell>
          <table:table-cell office:value-type="float" office:value="0.1933495" calcext:value-type="float">
            <text:p>0.1933495</text:p>
          </table:table-cell>
          <table:table-cell office:value-type="float" office:value="0.1962203" calcext:value-type="float">
            <text:p>0.1962203</text:p>
          </table:table-cell>
          <table:table-cell office:value-type="float" office:value="0" calcext:value-type="float">
            <text:p>0</text:p>
          </table:table-cell>
          <table:table-cell office:value-type="float" office:value="37.68665" calcext:value-type="float">
            <text:p>37.68665</text:p>
          </table:table-cell>
          <table:table-cell office:value-type="float" office:value="28.28438" calcext:value-type="float">
            <text:p>28.28438</text:p>
          </table:table-cell>
          <table:table-cell office:value-type="float" office:value="23.19762" calcext:value-type="float">
            <text:p>23.19762</text:p>
          </table:table-cell>
          <table:table-cell office:value-type="float" office:value="8.696388" calcext:value-type="float">
            <text:p>8.696388</text:p>
          </table:table-cell>
          <table:table-cell office:value-type="float" office:value="7.525094" calcext:value-type="float">
            <text:p>7.525094</text:p>
          </table:table-cell>
          <table:table-cell office:value-type="float" office:value="2.999852" calcext:value-type="float">
            <text:p>2.999852</text:p>
          </table:table-cell>
          <table:table-cell office:value-type="float" office:value="2.804123" calcext:value-type="float">
            <text:p>2.804123</text:p>
          </table:table-cell>
          <table:table-cell office:value-type="float" office:value="5.284783" calcext:value-type="float">
            <text:p>5.284783</text:p>
          </table:table-cell>
          <table:table-cell office:value-type="float" office:value="7.925681" calcext:value-type="float">
            <text:p>7.925681</text:p>
          </table:table-cell>
          <table:table-cell office:value-type="float" office:value="8.427043" calcext:value-type="float">
            <text:p>8.427043</text:p>
          </table:table-cell>
          <table:table-cell office:value-type="float" office:value="9.405623" calcext:value-type="float">
            <text:p>9.405623</text:p>
          </table:table-cell>
          <table:table-cell office:value-type="float" office:value="9.774873" calcext:value-type="float">
            <text:p>9.774873</text:p>
          </table:table-cell>
          <table:table-cell office:value-type="float" office:value="12.48368" calcext:value-type="float">
            <text:p>12.48368</text:p>
          </table:table-cell>
          <table:table-cell office:value-type="float" office:value="12.70124" calcext:value-type="float">
            <text:p>12.70124</text:p>
          </table:table-cell>
          <table:table-cell office:value-type="float" office:value="0" calcext:value-type="float">
            <text:p>0</text:p>
          </table:table-cell>
          <table:table-cell office:value-type="float" office:value="9.656627" calcext:value-type="float">
            <text:p>9.656627</text:p>
          </table:table-cell>
          <table:table-cell office:value-type="float" office:value="0" calcext:value-type="float">
            <text:p>0</text:p>
          </table:table-cell>
          <table:table-cell office:value-type="float" office:value="2.080981" calcext:value-type="float">
            <text:p>2.08098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1102006" calcext:value-type="float">
            <text:p>31102006</text:p>
          </table:table-cell>
          <table:table-cell office:value-type="float" office:value="8.035888" calcext:value-type="float">
            <text:p>8.035888</text:p>
          </table:table-cell>
          <table:table-cell office:value-type="float" office:value="133.4578" calcext:value-type="float">
            <text:p>133.4578</text:p>
          </table:table-cell>
          <table:table-cell office:value-type="float" office:value="0" calcext:value-type="float">
            <text:p>0</text:p>
          </table:table-cell>
          <table:table-cell office:value-type="float" office:value="-2.025404" calcext:value-type="float">
            <text:p>-2.025404</text:p>
          </table:table-cell>
          <table:table-cell office:value-type="float" office:value="38.43292" calcext:value-type="float">
            <text:p>38.43292</text:p>
          </table:table-cell>
          <table:table-cell office:value-type="float" office:value="0.1391943" calcext:value-type="float">
            <text:p>0.1391943</text:p>
          </table:table-cell>
          <table:table-cell office:value-type="float" office:value="0.0003658055" calcext:value-type="float">
            <text:p>0.0003658055</text:p>
          </table:table-cell>
          <table:table-cell office:value-type="float" office:value="0.2029732" calcext:value-type="float">
            <text:p>0.2029732</text:p>
          </table:table-cell>
          <table:table-cell office:value-type="float" office:value="0.008009678" calcext:value-type="float">
            <text:p>0.008009678</text:p>
          </table:table-cell>
          <table:table-cell office:value-type="float" office:value="1163.761" calcext:value-type="float">
            <text:p>1163.761</text:p>
          </table:table-cell>
          <table:table-cell office:value-type="float" office:value="0.9584808" calcext:value-type="float">
            <text:p>0.9584808</text:p>
          </table:table-cell>
          <table:table-cell office:value-type="float" office:value="0" calcext:value-type="float">
            <text:p>0</text:p>
          </table:table-cell>
          <table:table-cell office:value-type="float" office:value="0.3921531" calcext:value-type="float">
            <text:p>0.3921531</text:p>
          </table:table-cell>
          <table:table-cell office:value-type="float" office:value="0.3951224" calcext:value-type="float">
            <text:p>0.3951224</text:p>
          </table:table-cell>
          <table:table-cell office:value-type="float" office:value="0.2898151" calcext:value-type="float">
            <text:p>0.2898151</text:p>
          </table:table-cell>
          <table:table-cell office:value-type="float" office:value="0.1827803" calcext:value-type="float">
            <text:p>0.1827803</text:p>
          </table:table-cell>
          <table:table-cell office:value-type="float" office:value="0.2289511" calcext:value-type="float">
            <text:p>0.2289511</text:p>
          </table:table-cell>
          <table:table-cell office:value-type="float" office:value="0.04995612" calcext:value-type="float">
            <text:p>0.04995612</text:p>
          </table:table-cell>
          <table:table-cell office:value-type="float" office:value="0.05825508" calcext:value-type="float">
            <text:p>0.05825508</text:p>
          </table:table-cell>
          <table:table-cell office:value-type="float" office:value="0.0832062" calcext:value-type="float">
            <text:p>0.0832062</text:p>
          </table:table-cell>
          <table:table-cell office:value-type="float" office:value="0.1473294" calcext:value-type="float">
            <text:p>0.1473294</text:p>
          </table:table-cell>
          <table:table-cell office:value-type="float" office:value="0.1647161" calcext:value-type="float">
            <text:p>0.1647161</text:p>
          </table:table-cell>
          <table:table-cell office:value-type="float" office:value="0.1618875" calcext:value-type="float">
            <text:p>0.1618875</text:p>
          </table:table-cell>
          <table:table-cell office:value-type="float" office:value="0.1675545" calcext:value-type="float">
            <text:p>0.1675545</text:p>
          </table:table-cell>
          <table:table-cell office:value-type="float" office:value="0.193365" calcext:value-type="float">
            <text:p>0.193365</text:p>
          </table:table-cell>
          <table:table-cell office:value-type="float" office:value="0.1962334" calcext:value-type="float">
            <text:p>0.1962334</text:p>
          </table:table-cell>
          <table:table-cell office:value-type="float" office:value="0" calcext:value-type="float">
            <text:p>0</text:p>
          </table:table-cell>
          <table:table-cell office:value-type="float" office:value="37.71626" calcext:value-type="float">
            <text:p>37.71626</text:p>
          </table:table-cell>
          <table:table-cell office:value-type="float" office:value="28.3357" calcext:value-type="float">
            <text:p>28.3357</text:p>
          </table:table-cell>
          <table:table-cell office:value-type="float" office:value="23.23137" calcext:value-type="float">
            <text:p>23.23137</text:p>
          </table:table-cell>
          <table:table-cell office:value-type="float" office:value="8.736762" calcext:value-type="float">
            <text:p>8.736762</text:p>
          </table:table-cell>
          <table:table-cell office:value-type="float" office:value="7.585977" calcext:value-type="float">
            <text:p>7.585977</text:p>
          </table:table-cell>
          <table:table-cell office:value-type="float" office:value="3.005067" calcext:value-type="float">
            <text:p>3.005067</text:p>
          </table:table-cell>
          <table:table-cell office:value-type="float" office:value="2.810238" calcext:value-type="float">
            <text:p>2.810238</text:p>
          </table:table-cell>
          <table:table-cell office:value-type="float" office:value="5.289094" calcext:value-type="float">
            <text:p>5.289094</text:p>
          </table:table-cell>
          <table:table-cell office:value-type="float" office:value="7.930126" calcext:value-type="float">
            <text:p>7.930126</text:p>
          </table:table-cell>
          <table:table-cell office:value-type="float" office:value="8.431674" calcext:value-type="float">
            <text:p>8.431674</text:p>
          </table:table-cell>
          <table:table-cell office:value-type="float" office:value="9.410318" calcext:value-type="float">
            <text:p>9.410318</text:p>
          </table:table-cell>
          <table:table-cell office:value-type="float" office:value="9.779909" calcext:value-type="float">
            <text:p>9.779909</text:p>
          </table:table-cell>
          <table:table-cell office:value-type="float" office:value="12.48507" calcext:value-type="float">
            <text:p>12.48507</text:p>
          </table:table-cell>
          <table:table-cell office:value-type="float" office:value="12.70246" calcext:value-type="float">
            <text:p>12.70246</text:p>
          </table:table-cell>
          <table:table-cell office:value-type="float" office:value="0" calcext:value-type="float">
            <text:p>0</text:p>
          </table:table-cell>
          <table:table-cell office:value-type="float" office:value="5.908698" calcext:value-type="float">
            <text:p>5.908698</text:p>
          </table:table-cell>
          <table:table-cell office:value-type="float" office:value="0" calcext:value-type="float">
            <text:p>0</text:p>
          </table:table-cell>
          <table:table-cell office:value-type="float" office:value="2.080981" calcext:value-type="float">
            <text:p>2.08098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112006" calcext:value-type="float">
            <text:p>1112006</text:p>
          </table:table-cell>
          <table:table-cell office:value-type="float" office:value="8.020958" calcext:value-type="float">
            <text:p>8.020958</text:p>
          </table:table-cell>
          <table:table-cell office:value-type="float" office:value="133.4567" calcext:value-type="float">
            <text:p>133.4567</text:p>
          </table:table-cell>
          <table:table-cell office:value-type="float" office:value="0" calcext:value-type="float">
            <text:p>0</text:p>
          </table:table-cell>
          <table:table-cell office:value-type="float" office:value="-2.025404" calcext:value-type="float">
            <text:p>-2.025404</text:p>
          </table:table-cell>
          <table:table-cell office:value-type="float" office:value="38.45281" calcext:value-type="float">
            <text:p>38.45281</text:p>
          </table:table-cell>
          <table:table-cell office:value-type="float" office:value="0.1391943" calcext:value-type="float">
            <text:p>0.1391943</text:p>
          </table:table-cell>
          <table:table-cell office:value-type="float" office:value="0.0003658055" calcext:value-type="float">
            <text:p>0.0003658055</text:p>
          </table:table-cell>
          <table:table-cell office:value-type="float" office:value="0.2029732" calcext:value-type="float">
            <text:p>0.2029732</text:p>
          </table:table-cell>
          <table:table-cell office:value-type="float" office:value="0.008009678" calcext:value-type="float">
            <text:p>0.008009678</text:p>
          </table:table-cell>
          <table:table-cell office:value-type="float" office:value="1163.76" calcext:value-type="float">
            <text:p>1163.76</text:p>
          </table:table-cell>
          <table:table-cell office:value-type="float" office:value="0.9603019" calcext:value-type="float">
            <text:p>0.9603019</text:p>
          </table:table-cell>
          <table:table-cell office:value-type="float" office:value="0" calcext:value-type="float">
            <text:p>0</text:p>
          </table:table-cell>
          <table:table-cell office:value-type="float" office:value="0.3589742" calcext:value-type="float">
            <text:p>0.3589742</text:p>
          </table:table-cell>
          <table:table-cell office:value-type="float" office:value="0.36634" calcext:value-type="float">
            <text:p>0.36634</text:p>
          </table:table-cell>
          <table:table-cell office:value-type="float" office:value="0.2707189" calcext:value-type="float">
            <text:p>0.2707189</text:p>
          </table:table-cell>
          <table:table-cell office:value-type="float" office:value="0.1675553" calcext:value-type="float">
            <text:p>0.1675553</text:p>
          </table:table-cell>
          <table:table-cell office:value-type="float" office:value="0.2100858" calcext:value-type="float">
            <text:p>0.2100858</text:p>
          </table:table-cell>
          <table:table-cell office:value-type="float" office:value="0.047955" calcext:value-type="float">
            <text:p>0.047955</text:p>
          </table:table-cell>
          <table:table-cell office:value-type="float" office:value="0.05698932" calcext:value-type="float">
            <text:p>0.05698932</text:p>
          </table:table-cell>
          <table:table-cell office:value-type="float" office:value="0.08324441" calcext:value-type="float">
            <text:p>0.08324441</text:p>
          </table:table-cell>
          <table:table-cell office:value-type="float" office:value="0.1474329" calcext:value-type="float">
            <text:p>0.1474329</text:p>
          </table:table-cell>
          <table:table-cell office:value-type="float" office:value="0.1647428" calcext:value-type="float">
            <text:p>0.1647428</text:p>
          </table:table-cell>
          <table:table-cell office:value-type="float" office:value="0.1619395" calcext:value-type="float">
            <text:p>0.1619395</text:p>
          </table:table-cell>
          <table:table-cell office:value-type="float" office:value="0.1676976" calcext:value-type="float">
            <text:p>0.1676976</text:p>
          </table:table-cell>
          <table:table-cell office:value-type="float" office:value="0.1933798" calcext:value-type="float">
            <text:p>0.1933798</text:p>
          </table:table-cell>
          <table:table-cell office:value-type="float" office:value="0.1962464" calcext:value-type="float">
            <text:p>0.1962464</text:p>
          </table:table-cell>
          <table:table-cell office:value-type="float" office:value="0" calcext:value-type="float">
            <text:p>0</text:p>
          </table:table-cell>
          <table:table-cell office:value-type="float" office:value="37.7333" calcext:value-type="float">
            <text:p>37.7333</text:p>
          </table:table-cell>
          <table:table-cell office:value-type="float" office:value="28.36986" calcext:value-type="float">
            <text:p>28.36986</text:p>
          </table:table-cell>
          <table:table-cell office:value-type="float" office:value="23.25495" calcext:value-type="float">
            <text:p>23.25495</text:p>
          </table:table-cell>
          <table:table-cell office:value-type="float" office:value="8.770239" calcext:value-type="float">
            <text:p>8.770239</text:p>
          </table:table-cell>
          <table:table-cell office:value-type="float" office:value="7.639304" calcext:value-type="float">
            <text:p>7.639304</text:p>
          </table:table-cell>
          <table:table-cell office:value-type="float" office:value="3.009899" calcext:value-type="float">
            <text:p>3.009899</text:p>
          </table:table-cell>
          <table:table-cell office:value-type="float" office:value="2.816204" calcext:value-type="float">
            <text:p>2.816204</text:p>
          </table:table-cell>
          <table:table-cell office:value-type="float" office:value="5.293421" calcext:value-type="float">
            <text:p>5.293421</text:p>
          </table:table-cell>
          <table:table-cell office:value-type="float" office:value="7.934577" calcext:value-type="float">
            <text:p>7.934577</text:p>
          </table:table-cell>
          <table:table-cell office:value-type="float" office:value="8.436306" calcext:value-type="float">
            <text:p>8.436306</text:p>
          </table:table-cell>
          <table:table-cell office:value-type="float" office:value="9.415013" calcext:value-type="float">
            <text:p>9.415013</text:p>
          </table:table-cell>
          <table:table-cell office:value-type="float" office:value="9.784952" calcext:value-type="float">
            <text:p>9.784952</text:p>
          </table:table-cell>
          <table:table-cell office:value-type="float" office:value="12.48639" calcext:value-type="float">
            <text:p>12.48639</text:p>
          </table:table-cell>
          <table:table-cell office:value-type="float" office:value="12.70364" calcext:value-type="float">
            <text:p>12.70364</text:p>
          </table:table-cell>
          <table:table-cell office:value-type="float" office:value="0" calcext:value-type="float">
            <text:p>0</text:p>
          </table:table-cell>
          <table:table-cell office:value-type="float" office:value="3.985669" calcext:value-type="float">
            <text:p>3.985669</text:p>
          </table:table-cell>
          <table:table-cell office:value-type="float" office:value="0" calcext:value-type="float">
            <text:p>0</text:p>
          </table:table-cell>
          <table:table-cell office:value-type="float" office:value="2.080981" calcext:value-type="float">
            <text:p>2.08098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112006" calcext:value-type="float">
            <text:p>2112006</text:p>
          </table:table-cell>
          <table:table-cell office:value-type="float" office:value="8.00762" calcext:value-type="float">
            <text:p>8.00762</text:p>
          </table:table-cell>
          <table:table-cell office:value-type="float" office:value="133.4556" calcext:value-type="float">
            <text:p>133.4556</text:p>
          </table:table-cell>
          <table:table-cell office:value-type="float" office:value="0" calcext:value-type="float">
            <text:p>0</text:p>
          </table:table-cell>
          <table:table-cell office:value-type="float" office:value="-2.025404" calcext:value-type="float">
            <text:p>-2.025404</text:p>
          </table:table-cell>
          <table:table-cell office:value-type="float" office:value="38.48048" calcext:value-type="float">
            <text:p>38.48048</text:p>
          </table:table-cell>
          <table:table-cell office:value-type="float" office:value="0.1391943" calcext:value-type="float">
            <text:p>0.1391943</text:p>
          </table:table-cell>
          <table:table-cell office:value-type="float" office:value="0.0003658055" calcext:value-type="float">
            <text:p>0.0003658055</text:p>
          </table:table-cell>
          <table:table-cell office:value-type="float" office:value="0.2029732" calcext:value-type="float">
            <text:p>0.2029732</text:p>
          </table:table-cell>
          <table:table-cell office:value-type="float" office:value="0.008009678" calcext:value-type="float">
            <text:p>0.008009678</text:p>
          </table:table-cell>
          <table:table-cell office:value-type="float" office:value="1163.74" calcext:value-type="float">
            <text:p>1163.74</text:p>
          </table:table-cell>
          <table:table-cell office:value-type="float" office:value="0.9632873" calcext:value-type="float">
            <text:p>0.9632873</text:p>
          </table:table-cell>
          <table:table-cell office:value-type="float" office:value="0" calcext:value-type="float">
            <text:p>0</text:p>
          </table:table-cell>
          <table:table-cell office:value-type="float" office:value="0.7604868" calcext:value-type="float">
            <text:p>0.7604868</text:p>
          </table:table-cell>
          <table:table-cell office:value-type="float" office:value="0.6387159" calcext:value-type="float">
            <text:p>0.6387159</text:p>
          </table:table-cell>
          <table:table-cell office:value-type="float" office:value="0.5904326" calcext:value-type="float">
            <text:p>0.5904326</text:p>
          </table:table-cell>
          <table:table-cell office:value-type="float" office:value="0.1608436" calcext:value-type="float">
            <text:p>0.1608436</text:p>
          </table:table-cell>
          <table:table-cell office:value-type="float" office:value="0.2017305" calcext:value-type="float">
            <text:p>0.2017305</text:p>
          </table:table-cell>
          <table:table-cell office:value-type="float" office:value="0.04693529" calcext:value-type="float">
            <text:p>0.04693529</text:p>
          </table:table-cell>
          <table:table-cell office:value-type="float" office:value="0.05611569" calcext:value-type="float">
            <text:p>0.05611569</text:p>
          </table:table-cell>
          <table:table-cell office:value-type="float" office:value="0.08319265" calcext:value-type="float">
            <text:p>0.08319265</text:p>
          </table:table-cell>
          <table:table-cell office:value-type="float" office:value="0.1474906" calcext:value-type="float">
            <text:p>0.1474906</text:p>
          </table:table-cell>
          <table:table-cell office:value-type="float" office:value="0.1647668" calcext:value-type="float">
            <text:p>0.1647668</text:p>
          </table:table-cell>
          <table:table-cell office:value-type="float" office:value="0.1619857" calcext:value-type="float">
            <text:p>0.1619857</text:p>
          </table:table-cell>
          <table:table-cell office:value-type="float" office:value="0.1678541" calcext:value-type="float">
            <text:p>0.1678541</text:p>
          </table:table-cell>
          <table:table-cell office:value-type="float" office:value="0.1933946" calcext:value-type="float">
            <text:p>0.1933946</text:p>
          </table:table-cell>
          <table:table-cell office:value-type="float" office:value="0.1962592" calcext:value-type="float">
            <text:p>0.1962592</text:p>
          </table:table-cell>
          <table:table-cell office:value-type="float" office:value="0" calcext:value-type="float">
            <text:p>0</text:p>
          </table:table-cell>
          <table:table-cell office:value-type="float" office:value="30.15098" calcext:value-type="float">
            <text:p>30.15098</text:p>
          </table:table-cell>
          <table:table-cell office:value-type="float" office:value="27.34479" calcext:value-type="float">
            <text:p>27.34479</text:p>
          </table:table-cell>
          <table:table-cell office:value-type="float" office:value="25.80805" calcext:value-type="float">
            <text:p>25.80805</text:p>
          </table:table-cell>
          <table:table-cell office:value-type="float" office:value="8.800214" calcext:value-type="float">
            <text:p>8.800214</text:p>
          </table:table-cell>
          <table:table-cell office:value-type="float" office:value="7.6878" calcext:value-type="float">
            <text:p>7.6878</text:p>
          </table:table-cell>
          <table:table-cell office:value-type="float" office:value="3.014363" calcext:value-type="float">
            <text:p>3.014363</text:p>
          </table:table-cell>
          <table:table-cell office:value-type="float" office:value="2.821916" calcext:value-type="float">
            <text:p>2.821916</text:p>
          </table:table-cell>
          <table:table-cell office:value-type="float" office:value="5.297748" calcext:value-type="float">
            <text:p>5.297748</text:p>
          </table:table-cell>
          <table:table-cell office:value-type="float" office:value="7.939034" calcext:value-type="float">
            <text:p>7.939034</text:p>
          </table:table-cell>
          <table:table-cell office:value-type="float" office:value="8.440936" calcext:value-type="float">
            <text:p>8.440936</text:p>
          </table:table-cell>
          <table:table-cell office:value-type="float" office:value="9.41967" calcext:value-type="float">
            <text:p>9.41967</text:p>
          </table:table-cell>
          <table:table-cell office:value-type="float" office:value="9.789991" calcext:value-type="float">
            <text:p>9.789991</text:p>
          </table:table-cell>
          <table:table-cell office:value-type="float" office:value="12.48771" calcext:value-type="float">
            <text:p>12.48771</text:p>
          </table:table-cell>
          <table:table-cell office:value-type="float" office:value="12.70484" calcext:value-type="float">
            <text:p>12.70484</text:p>
          </table:table-cell>
          <table:table-cell office:value-type="float" office:value="0" calcext:value-type="float">
            <text:p>0</text:p>
          </table:table-cell>
          <table:table-cell office:value-type="float" office:value="4.657627" calcext:value-type="float">
            <text:p>4.657627</text:p>
          </table:table-cell>
          <table:table-cell office:value-type="float" office:value="0" calcext:value-type="float">
            <text:p>0</text:p>
          </table:table-cell>
          <table:table-cell office:value-type="float" office:value="2.080981" calcext:value-type="float">
            <text:p>2.08098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112006" calcext:value-type="float">
            <text:p>3112006</text:p>
          </table:table-cell>
          <table:table-cell office:value-type="float" office:value="7.993355" calcext:value-type="float">
            <text:p>7.993355</text:p>
          </table:table-cell>
          <table:table-cell office:value-type="float" office:value="133.4545" calcext:value-type="float">
            <text:p>133.4545</text:p>
          </table:table-cell>
          <table:table-cell office:value-type="float" office:value="0" calcext:value-type="float">
            <text:p>0</text:p>
          </table:table-cell>
          <table:table-cell office:value-type="float" office:value="-2.025404" calcext:value-type="float">
            <text:p>-2.025404</text:p>
          </table:table-cell>
          <table:table-cell office:value-type="float" office:value="38.50376" calcext:value-type="float">
            <text:p>38.50376</text:p>
          </table:table-cell>
          <table:table-cell office:value-type="float" office:value="0.1391943" calcext:value-type="float">
            <text:p>0.1391943</text:p>
          </table:table-cell>
          <table:table-cell office:value-type="float" office:value="0.0003658055" calcext:value-type="float">
            <text:p>0.0003658055</text:p>
          </table:table-cell>
          <table:table-cell office:value-type="float" office:value="0.2029732" calcext:value-type="float">
            <text:p>0.2029732</text:p>
          </table:table-cell>
          <table:table-cell office:value-type="float" office:value="0.008009678" calcext:value-type="float">
            <text:p>0.008009678</text:p>
          </table:table-cell>
          <table:table-cell office:value-type="float" office:value="1163.739" calcext:value-type="float">
            <text:p>1163.739</text:p>
          </table:table-cell>
          <table:table-cell office:value-type="float" office:value="0.9674639" calcext:value-type="float">
            <text:p>0.9674639</text:p>
          </table:table-cell>
          <table:table-cell office:value-type="float" office:value="0" calcext:value-type="float">
            <text:p>0</text:p>
          </table:table-cell>
          <table:table-cell office:value-type="float" office:value="0.4964563" calcext:value-type="float">
            <text:p>0.4964563</text:p>
          </table:table-cell>
          <table:table-cell office:value-type="float" office:value="0.3985394" calcext:value-type="float">
            <text:p>0.3985394</text:p>
          </table:table-cell>
          <table:table-cell office:value-type="float" office:value="0.348618" calcext:value-type="float">
            <text:p>0.348618</text:p>
          </table:table-cell>
          <table:table-cell office:value-type="float" office:value="0.1658307" calcext:value-type="float">
            <text:p>0.1658307</text:p>
          </table:table-cell>
          <table:table-cell office:value-type="float" office:value="0.206092" calcext:value-type="float">
            <text:p>0.206092</text:p>
          </table:table-cell>
          <table:table-cell office:value-type="float" office:value="0.04702215" calcext:value-type="float">
            <text:p>0.04702215</text:p>
          </table:table-cell>
          <table:table-cell office:value-type="float" office:value="0.05576723" calcext:value-type="float">
            <text:p>0.05576723</text:p>
          </table:table-cell>
          <table:table-cell office:value-type="float" office:value="0.08313114" calcext:value-type="float">
            <text:p>0.08313114</text:p>
          </table:table-cell>
          <table:table-cell office:value-type="float" office:value="0.1475178" calcext:value-type="float">
            <text:p>0.1475178</text:p>
          </table:table-cell>
          <table:table-cell office:value-type="float" office:value="0.1647854" calcext:value-type="float">
            <text:p>0.1647854</text:p>
          </table:table-cell>
          <table:table-cell office:value-type="float" office:value="0.162029" calcext:value-type="float">
            <text:p>0.162029</text:p>
          </table:table-cell>
          <table:table-cell office:value-type="float" office:value="0.1679999" calcext:value-type="float">
            <text:p>0.1679999</text:p>
          </table:table-cell>
          <table:table-cell office:value-type="float" office:value="0.1934088" calcext:value-type="float">
            <text:p>0.1934088</text:p>
          </table:table-cell>
          <table:table-cell office:value-type="float" office:value="0.1962719" calcext:value-type="float">
            <text:p>0.1962719</text:p>
          </table:table-cell>
          <table:table-cell office:value-type="float" office:value="0" calcext:value-type="float">
            <text:p>0</text:p>
          </table:table-cell>
          <table:table-cell office:value-type="float" office:value="30.23445" calcext:value-type="float">
            <text:p>30.23445</text:p>
          </table:table-cell>
          <table:table-cell office:value-type="float" office:value="27.41111" calcext:value-type="float">
            <text:p>27.41111</text:p>
          </table:table-cell>
          <table:table-cell office:value-type="float" office:value="25.87311" calcext:value-type="float">
            <text:p>25.87311</text:p>
          </table:table-cell>
          <table:table-cell office:value-type="float" office:value="8.827754" calcext:value-type="float">
            <text:p>8.827754</text:p>
          </table:table-cell>
          <table:table-cell office:value-type="float" office:value="7.733286" calcext:value-type="float">
            <text:p>7.733286</text:p>
          </table:table-cell>
          <table:table-cell office:value-type="float" office:value="3.018595" calcext:value-type="float">
            <text:p>3.018595</text:p>
          </table:table-cell>
          <table:table-cell office:value-type="float" office:value="2.827436" calcext:value-type="float">
            <text:p>2.827436</text:p>
          </table:table-cell>
          <table:table-cell office:value-type="float" office:value="5.302065" calcext:value-type="float">
            <text:p>5.302065</text:p>
          </table:table-cell>
          <table:table-cell office:value-type="float" office:value="7.94349" calcext:value-type="float">
            <text:p>7.94349</text:p>
          </table:table-cell>
          <table:table-cell office:value-type="float" office:value="8.445568" calcext:value-type="float">
            <text:p>8.445568</text:p>
          </table:table-cell>
          <table:table-cell office:value-type="float" office:value="9.424309" calcext:value-type="float">
            <text:p>9.424309</text:p>
          </table:table-cell>
          <table:table-cell office:value-type="float" office:value="9.795078" calcext:value-type="float">
            <text:p>9.795078</text:p>
          </table:table-cell>
          <table:table-cell office:value-type="float" office:value="12.48903" calcext:value-type="float">
            <text:p>12.48903</text:p>
          </table:table-cell>
          <table:table-cell office:value-type="float" office:value="12.70603" calcext:value-type="float">
            <text:p>12.70603</text:p>
          </table:table-cell>
          <table:table-cell office:value-type="float" office:value="0" calcext:value-type="float">
            <text:p>0</text:p>
          </table:table-cell>
          <table:table-cell office:value-type="float" office:value="5.384863" calcext:value-type="float">
            <text:p>5.384863</text:p>
          </table:table-cell>
          <table:table-cell office:value-type="float" office:value="0" calcext:value-type="float">
            <text:p>0</text:p>
          </table:table-cell>
          <table:table-cell office:value-type="float" office:value="2.080981" calcext:value-type="float">
            <text:p>2.08098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112006" calcext:value-type="float">
            <text:p>4112006</text:p>
          </table:table-cell>
          <table:table-cell office:value-type="float" office:value="7.979347" calcext:value-type="float">
            <text:p>7.979347</text:p>
          </table:table-cell>
          <table:table-cell office:value-type="float" office:value="133.4534" calcext:value-type="float">
            <text:p>133.4534</text:p>
          </table:table-cell>
          <table:table-cell office:value-type="float" office:value="0" calcext:value-type="float">
            <text:p>0</text:p>
          </table:table-cell>
          <table:table-cell office:value-type="float" office:value="-2.025404" calcext:value-type="float">
            <text:p>-2.025404</text:p>
          </table:table-cell>
          <table:table-cell office:value-type="float" office:value="38.52338" calcext:value-type="float">
            <text:p>38.52338</text:p>
          </table:table-cell>
          <table:table-cell office:value-type="float" office:value="0.1391943" calcext:value-type="float">
            <text:p>0.1391943</text:p>
          </table:table-cell>
          <table:table-cell office:value-type="float" office:value="0.0003658055" calcext:value-type="float">
            <text:p>0.0003658055</text:p>
          </table:table-cell>
          <table:table-cell office:value-type="float" office:value="0.2029732" calcext:value-type="float">
            <text:p>0.2029732</text:p>
          </table:table-cell>
          <table:table-cell office:value-type="float" office:value="0.008009678" calcext:value-type="float">
            <text:p>0.008009678</text:p>
          </table:table-cell>
          <table:table-cell office:value-type="float" office:value="1163.735" calcext:value-type="float">
            <text:p>1163.735</text:p>
          </table:table-cell>
          <table:table-cell office:value-type="float" office:value="0.9709435" calcext:value-type="float">
            <text:p>0.9709435</text:p>
          </table:table-cell>
          <table:table-cell office:value-type="float" office:value="0" calcext:value-type="float">
            <text:p>0</text:p>
          </table:table-cell>
          <table:table-cell office:value-type="float" office:value="0.4464054" calcext:value-type="float">
            <text:p>0.4464054</text:p>
          </table:table-cell>
          <table:table-cell office:value-type="float" office:value="0.3521709" calcext:value-type="float">
            <text:p>0.3521709</text:p>
          </table:table-cell>
          <table:table-cell office:value-type="float" office:value="0.3074164" calcext:value-type="float">
            <text:p>0.3074164</text:p>
          </table:table-cell>
          <table:table-cell office:value-type="float" office:value="0.1646039" calcext:value-type="float">
            <text:p>0.1646039</text:p>
          </table:table-cell>
          <table:table-cell office:value-type="float" office:value="0.2047972" calcext:value-type="float">
            <text:p>0.2047972</text:p>
          </table:table-cell>
          <table:table-cell office:value-type="float" office:value="0.04781441" calcext:value-type="float">
            <text:p>0.04781441</text:p>
          </table:table-cell>
          <table:table-cell office:value-type="float" office:value="0.05640913" calcext:value-type="float">
            <text:p>0.05640913</text:p>
          </table:table-cell>
          <table:table-cell office:value-type="float" office:value="0.0832046" calcext:value-type="float">
            <text:p>0.0832046</text:p>
          </table:table-cell>
          <table:table-cell office:value-type="float" office:value="0.1475447" calcext:value-type="float">
            <text:p>0.1475447</text:p>
          </table:table-cell>
          <table:table-cell office:value-type="float" office:value="0.1647995" calcext:value-type="float">
            <text:p>0.1647995</text:p>
          </table:table-cell>
          <table:table-cell office:value-type="float" office:value="0.1620709" calcext:value-type="float">
            <text:p>0.1620709</text:p>
          </table:table-cell>
          <table:table-cell office:value-type="float" office:value="0.1681485" calcext:value-type="float">
            <text:p>0.1681485</text:p>
          </table:table-cell>
          <table:table-cell office:value-type="float" office:value="0.1934234" calcext:value-type="float">
            <text:p>0.1934234</text:p>
          </table:table-cell>
          <table:table-cell office:value-type="float" office:value="0.1962844" calcext:value-type="float">
            <text:p>0.1962844</text:p>
          </table:table-cell>
          <table:table-cell office:value-type="float" office:value="0" calcext:value-type="float">
            <text:p>0</text:p>
          </table:table-cell>
          <table:table-cell office:value-type="float" office:value="30.28015" calcext:value-type="float">
            <text:p>30.28015</text:p>
          </table:table-cell>
          <table:table-cell office:value-type="float" office:value="27.44027" calcext:value-type="float">
            <text:p>27.44027</text:p>
          </table:table-cell>
          <table:table-cell office:value-type="float" office:value="25.90031" calcext:value-type="float">
            <text:p>25.90031</text:p>
          </table:table-cell>
          <table:table-cell office:value-type="float" office:value="8.856295" calcext:value-type="float">
            <text:p>8.856295</text:p>
          </table:table-cell>
          <table:table-cell office:value-type="float" office:value="7.779938" calcext:value-type="float">
            <text:p>7.779938</text:p>
          </table:table-cell>
          <table:table-cell office:value-type="float" office:value="3.022999" calcext:value-type="float">
            <text:p>3.022999</text:p>
          </table:table-cell>
          <table:table-cell office:value-type="float" office:value="2.833028" calcext:value-type="float">
            <text:p>2.833028</text:p>
          </table:table-cell>
          <table:table-cell office:value-type="float" office:value="5.306376" calcext:value-type="float">
            <text:p>5.306376</text:p>
          </table:table-cell>
          <table:table-cell office:value-type="float" office:value="7.947942" calcext:value-type="float">
            <text:p>7.947942</text:p>
          </table:table-cell>
          <table:table-cell office:value-type="float" office:value="8.450203" calcext:value-type="float">
            <text:p>8.450203</text:p>
          </table:table-cell>
          <table:table-cell office:value-type="float" office:value="9.428946" calcext:value-type="float">
            <text:p>9.428946</text:p>
          </table:table-cell>
          <table:table-cell office:value-type="float" office:value="9.800195" calcext:value-type="float">
            <text:p>9.800195</text:p>
          </table:table-cell>
          <table:table-cell office:value-type="float" office:value="12.49035" calcext:value-type="float">
            <text:p>12.49035</text:p>
          </table:table-cell>
          <table:table-cell office:value-type="float" office:value="12.70722" calcext:value-type="float">
            <text:p>12.70722</text:p>
          </table:table-cell>
          <table:table-cell office:value-type="float" office:value="0" calcext:value-type="float">
            <text:p>0</text:p>
          </table:table-cell>
          <table:table-cell office:value-type="float" office:value="4.278898" calcext:value-type="float">
            <text:p>4.278898</text:p>
          </table:table-cell>
          <table:table-cell office:value-type="float" office:value="0" calcext:value-type="float">
            <text:p>0</text:p>
          </table:table-cell>
          <table:table-cell office:value-type="float" office:value="2.080981" calcext:value-type="float">
            <text:p>2.08098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112006" calcext:value-type="float">
            <text:p>5112006</text:p>
          </table:table-cell>
          <table:table-cell office:value-type="float" office:value="7.961503" calcext:value-type="float">
            <text:p>7.961503</text:p>
          </table:table-cell>
          <table:table-cell office:value-type="float" office:value="133.4523" calcext:value-type="float">
            <text:p>133.4523</text:p>
          </table:table-cell>
          <table:table-cell office:value-type="float" office:value="0" calcext:value-type="float">
            <text:p>0</text:p>
          </table:table-cell>
          <table:table-cell office:value-type="float" office:value="-2.025404" calcext:value-type="float">
            <text:p>-2.025404</text:p>
          </table:table-cell>
          <table:table-cell office:value-type="float" office:value="38.54342" calcext:value-type="float">
            <text:p>38.54342</text:p>
          </table:table-cell>
          <table:table-cell office:value-type="float" office:value="0.1391943" calcext:value-type="float">
            <text:p>0.1391943</text:p>
          </table:table-cell>
          <table:table-cell office:value-type="float" office:value="0.0003658055" calcext:value-type="float">
            <text:p>0.0003658055</text:p>
          </table:table-cell>
          <table:table-cell office:value-type="float" office:value="0.2029732" calcext:value-type="float">
            <text:p>0.2029732</text:p>
          </table:table-cell>
          <table:table-cell office:value-type="float" office:value="0.008009678" calcext:value-type="float">
            <text:p>0.008009678</text:p>
          </table:table-cell>
          <table:table-cell office:value-type="float" office:value="1163.732" calcext:value-type="float">
            <text:p>1163.732</text:p>
          </table:table-cell>
          <table:table-cell office:value-type="float" office:value="0.9750426" calcext:value-type="float">
            <text:p>0.9750426</text:p>
          </table:table-cell>
          <table:table-cell office:value-type="float" office:value="0" calcext:value-type="float">
            <text:p>0</text:p>
          </table:table-cell>
          <table:table-cell office:value-type="float" office:value="0.5688115" calcext:value-type="float">
            <text:p>0.5688115</text:p>
          </table:table-cell>
          <table:table-cell office:value-type="float" office:value="0.4094629" calcext:value-type="float">
            <text:p>0.4094629</text:p>
          </table:table-cell>
          <table:table-cell office:value-type="float" office:value="0.3457989" calcext:value-type="float">
            <text:p>0.3457989</text:p>
          </table:table-cell>
          <table:table-cell office:value-type="float" office:value="0.1843885" calcext:value-type="float">
            <text:p>0.1843885</text:p>
          </table:table-cell>
          <table:table-cell office:value-type="float" office:value="0.2250114" calcext:value-type="float">
            <text:p>0.2250114</text:p>
          </table:table-cell>
          <table:table-cell office:value-type="float" office:value="0.05064717" calcext:value-type="float">
            <text:p>0.05064717</text:p>
          </table:table-cell>
          <table:table-cell office:value-type="float" office:value="0.05834281" calcext:value-type="float">
            <text:p>0.05834281</text:p>
          </table:table-cell>
          <table:table-cell office:value-type="float" office:value="0.08337598" calcext:value-type="float">
            <text:p>0.08337598</text:p>
          </table:table-cell>
          <table:table-cell office:value-type="float" office:value="0.1475887" calcext:value-type="float">
            <text:p>0.1475887</text:p>
          </table:table-cell>
          <table:table-cell office:value-type="float" office:value="0.1648124" calcext:value-type="float">
            <text:p>0.1648124</text:p>
          </table:table-cell>
          <table:table-cell office:value-type="float" office:value="0.1621118" calcext:value-type="float">
            <text:p>0.1621118</text:p>
          </table:table-cell>
          <table:table-cell office:value-type="float" office:value="0.1683008" calcext:value-type="float">
            <text:p>0.1683008</text:p>
          </table:table-cell>
          <table:table-cell office:value-type="float" office:value="0.1934379" calcext:value-type="float">
            <text:p>0.1934379</text:p>
          </table:table-cell>
          <table:table-cell office:value-type="float" office:value="0.1962969" calcext:value-type="float">
            <text:p>0.1962969</text:p>
          </table:table-cell>
          <table:table-cell office:value-type="float" office:value="0" calcext:value-type="float">
            <text:p>0</text:p>
          </table:table-cell>
          <table:table-cell office:value-type="float" office:value="30.33013" calcext:value-type="float">
            <text:p>30.33013</text:p>
          </table:table-cell>
          <table:table-cell office:value-type="float" office:value="27.47243" calcext:value-type="float">
            <text:p>27.47243</text:p>
          </table:table-cell>
          <table:table-cell office:value-type="float" office:value="25.92789" calcext:value-type="float">
            <text:p>25.92789</text:p>
          </table:table-cell>
          <table:table-cell office:value-type="float" office:value="8.887115" calcext:value-type="float">
            <text:p>8.887115</text:p>
          </table:table-cell>
          <table:table-cell office:value-type="float" office:value="7.828549" calcext:value-type="float">
            <text:p>7.828549</text:p>
          </table:table-cell>
          <table:table-cell office:value-type="float" office:value="3.027682" calcext:value-type="float">
            <text:p>3.027682</text:p>
          </table:table-cell>
          <table:table-cell office:value-type="float" office:value="2.838793" calcext:value-type="float">
            <text:p>2.838793</text:p>
          </table:table-cell>
          <table:table-cell office:value-type="float" office:value="5.310697" calcext:value-type="float">
            <text:p>5.310697</text:p>
          </table:table-cell>
          <table:table-cell office:value-type="float" office:value="7.952387" calcext:value-type="float">
            <text:p>7.952387</text:p>
          </table:table-cell>
          <table:table-cell office:value-type="float" office:value="8.454832" calcext:value-type="float">
            <text:p>8.454832</text:p>
          </table:table-cell>
          <table:table-cell office:value-type="float" office:value="9.433585" calcext:value-type="float">
            <text:p>9.433585</text:p>
          </table:table-cell>
          <table:table-cell office:value-type="float" office:value="9.805312" calcext:value-type="float">
            <text:p>9.805312</text:p>
          </table:table-cell>
          <table:table-cell office:value-type="float" office:value="12.49166" calcext:value-type="float">
            <text:p>12.49166</text:p>
          </table:table-cell>
          <table:table-cell office:value-type="float" office:value="12.70843" calcext:value-type="float">
            <text:p>12.70843</text:p>
          </table:table-cell>
          <table:table-cell office:value-type="float" office:value="0" calcext:value-type="float">
            <text:p>0</text:p>
          </table:table-cell>
          <table:table-cell office:value-type="float" office:value="4.329099" calcext:value-type="float">
            <text:p>4.329099</text:p>
          </table:table-cell>
          <table:table-cell office:value-type="float" office:value="0" calcext:value-type="float">
            <text:p>0</text:p>
          </table:table-cell>
          <table:table-cell office:value-type="float" office:value="2.080981" calcext:value-type="float">
            <text:p>2.08098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112006" calcext:value-type="float">
            <text:p>6112006</text:p>
          </table:table-cell>
          <table:table-cell office:value-type="float" office:value="7.942066" calcext:value-type="float">
            <text:p>7.942066</text:p>
          </table:table-cell>
          <table:table-cell office:value-type="float" office:value="133.4511" calcext:value-type="float">
            <text:p>133.4511</text:p>
          </table:table-cell>
          <table:table-cell office:value-type="float" office:value="0" calcext:value-type="float">
            <text:p>0</text:p>
          </table:table-cell>
          <table:table-cell office:value-type="float" office:value="-2.025404" calcext:value-type="float">
            <text:p>-2.025404</text:p>
          </table:table-cell>
          <table:table-cell office:value-type="float" office:value="38.56527" calcext:value-type="float">
            <text:p>38.56527</text:p>
          </table:table-cell>
          <table:table-cell office:value-type="float" office:value="0.1391943" calcext:value-type="float">
            <text:p>0.1391943</text:p>
          </table:table-cell>
          <table:table-cell office:value-type="float" office:value="0.0003658055" calcext:value-type="float">
            <text:p>0.0003658055</text:p>
          </table:table-cell>
          <table:table-cell office:value-type="float" office:value="0.2029732" calcext:value-type="float">
            <text:p>0.2029732</text:p>
          </table:table-cell>
          <table:table-cell office:value-type="float" office:value="0.007879202" calcext:value-type="float">
            <text:p>0.007879202</text:p>
          </table:table-cell>
          <table:table-cell office:value-type="float" office:value="1163.73" calcext:value-type="float">
            <text:p>1163.73</text:p>
          </table:table-cell>
          <table:table-cell office:value-type="float" office:value="0.9787741" calcext:value-type="float">
            <text:p>0.9787741</text:p>
          </table:table-cell>
          <table:table-cell office:value-type="float" office:value="0" calcext:value-type="float">
            <text:p>0</text:p>
          </table:table-cell>
          <table:table-cell office:value-type="float" office:value="0.6288698" calcext:value-type="float">
            <text:p>0.6288698</text:p>
          </table:table-cell>
          <table:table-cell office:value-type="float" office:value="0.4371155" calcext:value-type="float">
            <text:p>0.4371155</text:p>
          </table:table-cell>
          <table:table-cell office:value-type="float" office:value="0.3721871" calcext:value-type="float">
            <text:p>0.3721871</text:p>
          </table:table-cell>
          <table:table-cell office:value-type="float" office:value="0.1953904" calcext:value-type="float">
            <text:p>0.1953904</text:p>
          </table:table-cell>
          <table:table-cell office:value-type="float" office:value="0.2390313" calcext:value-type="float">
            <text:p>0.2390313</text:p>
          </table:table-cell>
          <table:table-cell office:value-type="float" office:value="0.05403321" calcext:value-type="float">
            <text:p>0.05403321</text:p>
          </table:table-cell>
          <table:table-cell office:value-type="float" office:value="0.06132052" calcext:value-type="float">
            <text:p>0.06132052</text:p>
          </table:table-cell>
          <table:table-cell office:value-type="float" office:value="0.08375788" calcext:value-type="float">
            <text:p>0.08375788</text:p>
          </table:table-cell>
          <table:table-cell office:value-type="float" office:value="0.1476665" calcext:value-type="float">
            <text:p>0.1476665</text:p>
          </table:table-cell>
          <table:table-cell office:value-type="float" office:value="0.1648275" calcext:value-type="float">
            <text:p>0.1648275</text:p>
          </table:table-cell>
          <table:table-cell office:value-type="float" office:value="0.1621525" calcext:value-type="float">
            <text:p>0.1621525</text:p>
          </table:table-cell>
          <table:table-cell office:value-type="float" office:value="0.1684438" calcext:value-type="float">
            <text:p>0.1684438</text:p>
          </table:table-cell>
          <table:table-cell office:value-type="float" office:value="0.1934952" calcext:value-type="float">
            <text:p>0.1934952</text:p>
          </table:table-cell>
          <table:table-cell office:value-type="float" office:value="0.1962922" calcext:value-type="float">
            <text:p>0.1962922</text:p>
          </table:table-cell>
          <table:table-cell office:value-type="float" office:value="0" calcext:value-type="float">
            <text:p>0</text:p>
          </table:table-cell>
          <table:table-cell office:value-type="float" office:value="30.38885" calcext:value-type="float">
            <text:p>30.38885</text:p>
          </table:table-cell>
          <table:table-cell office:value-type="float" office:value="27.51679" calcext:value-type="float">
            <text:p>27.51679</text:p>
          </table:table-cell>
          <table:table-cell office:value-type="float" office:value="25.96602" calcext:value-type="float">
            <text:p>25.96602</text:p>
          </table:table-cell>
          <table:table-cell office:value-type="float" office:value="8.923505" calcext:value-type="float">
            <text:p>8.923505</text:p>
          </table:table-cell>
          <table:table-cell office:value-type="float" office:value="7.883712" calcext:value-type="float">
            <text:p>7.883712</text:p>
          </table:table-cell>
          <table:table-cell office:value-type="float" office:value="3.033119" calcext:value-type="float">
            <text:p>3.033119</text:p>
          </table:table-cell>
          <table:table-cell office:value-type="float" office:value="2.845081" calcext:value-type="float">
            <text:p>2.845081</text:p>
          </table:table-cell>
          <table:table-cell office:value-type="float" office:value="5.315074" calcext:value-type="float">
            <text:p>5.315074</text:p>
          </table:table-cell>
          <table:table-cell office:value-type="float" office:value="7.956843" calcext:value-type="float">
            <text:p>7.956843</text:p>
          </table:table-cell>
          <table:table-cell office:value-type="float" office:value="8.459467" calcext:value-type="float">
            <text:p>8.459467</text:p>
          </table:table-cell>
          <table:table-cell office:value-type="float" office:value="9.438223" calcext:value-type="float">
            <text:p>9.438223</text:p>
          </table:table-cell>
          <table:table-cell office:value-type="float" office:value="9.810424" calcext:value-type="float">
            <text:p>9.810424</text:p>
          </table:table-cell>
          <table:table-cell office:value-type="float" office:value="12.49303" calcext:value-type="float">
            <text:p>12.49303</text:p>
          </table:table-cell>
          <table:table-cell office:value-type="float" office:value="12.70965" calcext:value-type="float">
            <text:p>12.70965</text:p>
          </table:table-cell>
          <table:table-cell office:value-type="float" office:value="0" calcext:value-type="float">
            <text:p>0</text:p>
          </table:table-cell>
          <table:table-cell office:value-type="float" office:value="3.521233" calcext:value-type="float">
            <text:p>3.521233</text:p>
          </table:table-cell>
          <table:table-cell office:value-type="float" office:value="0" calcext:value-type="float">
            <text:p>0</text:p>
          </table:table-cell>
          <table:table-cell office:value-type="float" office:value="2.080981" calcext:value-type="float">
            <text:p>2.08098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112006" calcext:value-type="float">
            <text:p>7112006</text:p>
          </table:table-cell>
          <table:table-cell office:value-type="float" office:value="7.920232" calcext:value-type="float">
            <text:p>7.920232</text:p>
          </table:table-cell>
          <table:table-cell office:value-type="float" office:value="133.4499" calcext:value-type="float">
            <text:p>133.4499</text:p>
          </table:table-cell>
          <table:table-cell office:value-type="float" office:value="0" calcext:value-type="float">
            <text:p>0</text:p>
          </table:table-cell>
          <table:table-cell office:value-type="float" office:value="-2.025404" calcext:value-type="float">
            <text:p>-2.025404</text:p>
          </table:table-cell>
          <table:table-cell office:value-type="float" office:value="38.58845" calcext:value-type="float">
            <text:p>38.58845</text:p>
          </table:table-cell>
          <table:table-cell office:value-type="float" office:value="0.1391943" calcext:value-type="float">
            <text:p>0.1391943</text:p>
          </table:table-cell>
          <table:table-cell office:value-type="float" office:value="0.0003658055" calcext:value-type="float">
            <text:p>0.0003658055</text:p>
          </table:table-cell>
          <table:table-cell office:value-type="float" office:value="0.2029732" calcext:value-type="float">
            <text:p>0.2029732</text:p>
          </table:table-cell>
          <table:table-cell office:value-type="float" office:value="0.00771683" calcext:value-type="float">
            <text:p>0.00771683</text:p>
          </table:table-cell>
          <table:table-cell office:value-type="float" office:value="1163.728" calcext:value-type="float">
            <text:p>1163.728</text:p>
          </table:table-cell>
          <table:table-cell office:value-type="float" office:value="0.9829922" calcext:value-type="float">
            <text:p>0.9829922</text:p>
          </table:table-cell>
          <table:table-cell office:value-type="float" office:value="0" calcext:value-type="float">
            <text:p>0</text:p>
          </table:table-cell>
          <table:table-cell office:value-type="float" office:value="0.6705469" calcext:value-type="float">
            <text:p>0.6705469</text:p>
          </table:table-cell>
          <table:table-cell office:value-type="float" office:value="0.4873256" calcext:value-type="float">
            <text:p>0.4873256</text:p>
          </table:table-cell>
          <table:table-cell office:value-type="float" office:value="0.4098298" calcext:value-type="float">
            <text:p>0.4098298</text:p>
          </table:table-cell>
          <table:table-cell office:value-type="float" office:value="0.2070761" calcext:value-type="float">
            <text:p>0.2070761</text:p>
          </table:table-cell>
          <table:table-cell office:value-type="float" office:value="0.2518437" calcext:value-type="float">
            <text:p>0.2518437</text:p>
          </table:table-cell>
          <table:table-cell office:value-type="float" office:value="0.05726211" calcext:value-type="float">
            <text:p>0.05726211</text:p>
          </table:table-cell>
          <table:table-cell office:value-type="float" office:value="0.06421763" calcext:value-type="float">
            <text:p>0.06421763</text:p>
          </table:table-cell>
          <table:table-cell office:value-type="float" office:value="0.08420422" calcext:value-type="float">
            <text:p>0.08420422</text:p>
          </table:table-cell>
          <table:table-cell office:value-type="float" office:value="0.1477547" calcext:value-type="float">
            <text:p>0.1477547</text:p>
          </table:table-cell>
          <table:table-cell office:value-type="float" office:value="0.1648483" calcext:value-type="float">
            <text:p>0.1648483</text:p>
          </table:table-cell>
          <table:table-cell office:value-type="float" office:value="0.1621939" calcext:value-type="float">
            <text:p>0.1621939</text:p>
          </table:table-cell>
          <table:table-cell office:value-type="float" office:value="0.168507" calcext:value-type="float">
            <text:p>0.168507</text:p>
          </table:table-cell>
          <table:table-cell office:value-type="float" office:value="0.1934752" calcext:value-type="float">
            <text:p>0.1934752</text:p>
          </table:table-cell>
          <table:table-cell office:value-type="float" office:value="0.1963178" calcext:value-type="float">
            <text:p>0.1963178</text:p>
          </table:table-cell>
          <table:table-cell office:value-type="float" office:value="0" calcext:value-type="float">
            <text:p>0</text:p>
          </table:table-cell>
          <table:table-cell office:value-type="float" office:value="30.45026" calcext:value-type="float">
            <text:p>30.45026</text:p>
          </table:table-cell>
          <table:table-cell office:value-type="float" office:value="27.57202" calcext:value-type="float">
            <text:p>27.57202</text:p>
          </table:table-cell>
          <table:table-cell office:value-type="float" office:value="26.01267" calcext:value-type="float">
            <text:p>26.01267</text:p>
          </table:table-cell>
          <table:table-cell office:value-type="float" office:value="8.962705" calcext:value-type="float">
            <text:p>8.962705</text:p>
          </table:table-cell>
          <table:table-cell office:value-type="float" office:value="7.942298" calcext:value-type="float">
            <text:p>7.942298</text:p>
          </table:table-cell>
          <table:table-cell office:value-type="float" office:value="3.039202" calcext:value-type="float">
            <text:p>3.039202</text:p>
          </table:table-cell>
          <table:table-cell office:value-type="float" office:value="2.851905" calcext:value-type="float">
            <text:p>2.851905</text:p>
          </table:table-cell>
          <table:table-cell office:value-type="float" office:value="5.319537" calcext:value-type="float">
            <text:p>5.319537</text:p>
          </table:table-cell>
          <table:table-cell office:value-type="float" office:value="7.961299" calcext:value-type="float">
            <text:p>7.961299</text:p>
          </table:table-cell>
          <table:table-cell office:value-type="float" office:value="8.464098" calcext:value-type="float">
            <text:p>8.464098</text:p>
          </table:table-cell>
          <table:table-cell office:value-type="float" office:value="9.442862" calcext:value-type="float">
            <text:p>9.442862</text:p>
          </table:table-cell>
          <table:table-cell office:value-type="float" office:value="9.81554" calcext:value-type="float">
            <text:p>9.81554</text:p>
          </table:table-cell>
          <table:table-cell office:value-type="float" office:value="12.49443" calcext:value-type="float">
            <text:p>12.49443</text:p>
          </table:table-cell>
          <table:table-cell office:value-type="float" office:value="12.71086" calcext:value-type="float">
            <text:p>12.71086</text:p>
          </table:table-cell>
          <table:table-cell office:value-type="float" office:value="0" calcext:value-type="float">
            <text:p>0</text:p>
          </table:table-cell>
          <table:table-cell office:value-type="float" office:value="3.359161" calcext:value-type="float">
            <text:p>3.359161</text:p>
          </table:table-cell>
          <table:table-cell office:value-type="float" office:value="0" calcext:value-type="float">
            <text:p>0</text:p>
          </table:table-cell>
          <table:table-cell office:value-type="float" office:value="2.080981" calcext:value-type="float">
            <text:p>2.08098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112006" calcext:value-type="float">
            <text:p>8112006</text:p>
          </table:table-cell>
          <table:table-cell office:value-type="float" office:value="7.892474" calcext:value-type="float">
            <text:p>7.892474</text:p>
          </table:table-cell>
          <table:table-cell office:value-type="float" office:value="133.4487" calcext:value-type="float">
            <text:p>133.4487</text:p>
          </table:table-cell>
          <table:table-cell office:value-type="float" office:value="0" calcext:value-type="float">
            <text:p>0</text:p>
          </table:table-cell>
          <table:table-cell office:value-type="float" office:value="-2.025404" calcext:value-type="float">
            <text:p>-2.025404</text:p>
          </table:table-cell>
          <table:table-cell office:value-type="float" office:value="38.61427" calcext:value-type="float">
            <text:p>38.61427</text:p>
          </table:table-cell>
          <table:table-cell office:value-type="float" office:value="0.1391943" calcext:value-type="float">
            <text:p>0.1391943</text:p>
          </table:table-cell>
          <table:table-cell office:value-type="float" office:value="0.0003658056" calcext:value-type="float">
            <text:p>0.0003658056</text:p>
          </table:table-cell>
          <table:table-cell office:value-type="float" office:value="0.2029732" calcext:value-type="float">
            <text:p>0.2029732</text:p>
          </table:table-cell>
          <table:table-cell office:value-type="float" office:value="0.007612089" calcext:value-type="float">
            <text:p>0.007612089</text:p>
          </table:table-cell>
          <table:table-cell office:value-type="float" office:value="1163.727" calcext:value-type="float">
            <text:p>1163.727</text:p>
          </table:table-cell>
          <table:table-cell office:value-type="float" office:value="0.9888758" calcext:value-type="float">
            <text:p>0.9888758</text:p>
          </table:table-cell>
          <table:table-cell office:value-type="float" office:value="0" calcext:value-type="float">
            <text:p>0</text:p>
          </table:table-cell>
          <table:table-cell office:value-type="float" office:value="0.5944871" calcext:value-type="float">
            <text:p>0.5944871</text:p>
          </table:table-cell>
          <table:table-cell office:value-type="float" office:value="0.6029952" calcext:value-type="float">
            <text:p>0.6029952</text:p>
          </table:table-cell>
          <table:table-cell office:value-type="float" office:value="0.4907802" calcext:value-type="float">
            <text:p>0.4907802</text:p>
          </table:table-cell>
          <table:table-cell office:value-type="float" office:value="0.2355874" calcext:value-type="float">
            <text:p>0.2355874</text:p>
          </table:table-cell>
          <table:table-cell office:value-type="float" office:value="0.2822184" calcext:value-type="float">
            <text:p>0.2822184</text:p>
          </table:table-cell>
          <table:table-cell office:value-type="float" office:value="0.06290389" calcext:value-type="float">
            <text:p>0.06290389</text:p>
          </table:table-cell>
          <table:table-cell office:value-type="float" office:value="0.06869815" calcext:value-type="float">
            <text:p>0.06869815</text:p>
          </table:table-cell>
          <table:table-cell office:value-type="float" office:value="0.0847709" calcext:value-type="float">
            <text:p>0.0847709</text:p>
          </table:table-cell>
          <table:table-cell office:value-type="float" office:value="0.1478634" calcext:value-type="float">
            <text:p>0.1478634</text:p>
          </table:table-cell>
          <table:table-cell office:value-type="float" office:value="0.164876" calcext:value-type="float">
            <text:p>0.164876</text:p>
          </table:table-cell>
          <table:table-cell office:value-type="float" office:value="0.162236" calcext:value-type="float">
            <text:p>0.162236</text:p>
          </table:table-cell>
          <table:table-cell office:value-type="float" office:value="0.1685545" calcext:value-type="float">
            <text:p>0.1685545</text:p>
          </table:table-cell>
          <table:table-cell office:value-type="float" office:value="0.193481" calcext:value-type="float">
            <text:p>0.193481</text:p>
          </table:table-cell>
          <table:table-cell office:value-type="float" office:value="0.1963332" calcext:value-type="float">
            <text:p>0.1963332</text:p>
          </table:table-cell>
          <table:table-cell office:value-type="float" office:value="0" calcext:value-type="float">
            <text:p>0</text:p>
          </table:table-cell>
          <table:table-cell office:value-type="float" office:value="30.52357" calcext:value-type="float">
            <text:p>30.52357</text:p>
          </table:table-cell>
          <table:table-cell office:value-type="float" office:value="27.65132" calcext:value-type="float">
            <text:p>27.65132</text:p>
          </table:table-cell>
          <table:table-cell office:value-type="float" office:value="26.07668" calcext:value-type="float">
            <text:p>26.07668</text:p>
          </table:table-cell>
          <table:table-cell office:value-type="float" office:value="9.007806" calcext:value-type="float">
            <text:p>9.007806</text:p>
          </table:table-cell>
          <table:table-cell office:value-type="float" office:value="8.007245" calcext:value-type="float">
            <text:p>8.007245</text:p>
          </table:table-cell>
          <table:table-cell office:value-type="float" office:value="3.046165" calcext:value-type="float">
            <text:p>3.046165</text:p>
          </table:table-cell>
          <table:table-cell office:value-type="float" office:value="2.859395" calcext:value-type="float">
            <text:p>2.859395</text:p>
          </table:table-cell>
          <table:table-cell office:value-type="float" office:value="5.3241" calcext:value-type="float">
            <text:p>5.3241</text:p>
          </table:table-cell>
          <table:table-cell office:value-type="float" office:value="7.965756" calcext:value-type="float">
            <text:p>7.965756</text:p>
          </table:table-cell>
          <table:table-cell office:value-type="float" office:value="8.468728" calcext:value-type="float">
            <text:p>8.468728</text:p>
          </table:table-cell>
          <table:table-cell office:value-type="float" office:value="9.447499" calcext:value-type="float">
            <text:p>9.447499</text:p>
          </table:table-cell>
          <table:table-cell office:value-type="float" office:value="9.820662" calcext:value-type="float">
            <text:p>9.820662</text:p>
          </table:table-cell>
          <table:table-cell office:value-type="float" office:value="12.49577" calcext:value-type="float">
            <text:p>12.49577</text:p>
          </table:table-cell>
          <table:table-cell office:value-type="float" office:value="12.71209" calcext:value-type="float">
            <text:p>12.71209</text:p>
          </table:table-cell>
          <table:table-cell office:value-type="float" office:value="0" calcext:value-type="float">
            <text:p>0</text:p>
          </table:table-cell>
          <table:table-cell office:value-type="float" office:value="4.060071" calcext:value-type="float">
            <text:p>4.060071</text:p>
          </table:table-cell>
          <table:table-cell office:value-type="float" office:value="0" calcext:value-type="float">
            <text:p>0</text:p>
          </table:table-cell>
          <table:table-cell office:value-type="float" office:value="2.080981" calcext:value-type="float">
            <text:p>2.08098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112006" calcext:value-type="float">
            <text:p>9112006</text:p>
          </table:table-cell>
          <table:table-cell office:value-type="float" office:value="7.865844" calcext:value-type="float">
            <text:p>7.865844</text:p>
          </table:table-cell>
          <table:table-cell office:value-type="float" office:value="133.4477" calcext:value-type="float">
            <text:p>133.4477</text:p>
          </table:table-cell>
          <table:table-cell office:value-type="float" office:value="0" calcext:value-type="float">
            <text:p>0</text:p>
          </table:table-cell>
          <table:table-cell office:value-type="float" office:value="-2.025404" calcext:value-type="float">
            <text:p>-2.025404</text:p>
          </table:table-cell>
          <table:table-cell office:value-type="float" office:value="38.64174" calcext:value-type="float">
            <text:p>38.64174</text:p>
          </table:table-cell>
          <table:table-cell office:value-type="float" office:value="0.1391943" calcext:value-type="float">
            <text:p>0.1391943</text:p>
          </table:table-cell>
          <table:table-cell office:value-type="float" office:value="0.0003658058" calcext:value-type="float">
            <text:p>0.0003658058</text:p>
          </table:table-cell>
          <table:table-cell office:value-type="float" office:value="0.2029732" calcext:value-type="float">
            <text:p>0.2029732</text:p>
          </table:table-cell>
          <table:table-cell office:value-type="float" office:value="0.007612089" calcext:value-type="float">
            <text:p>0.007612089</text:p>
          </table:table-cell>
          <table:table-cell office:value-type="float" office:value="1163.727" calcext:value-type="float">
            <text:p>1163.727</text:p>
          </table:table-cell>
          <table:table-cell office:value-type="float" office:value="0.9995751" calcext:value-type="float">
            <text:p>0.9995751</text:p>
          </table:table-cell>
          <table:table-cell office:value-type="float" office:value="0" calcext:value-type="float">
            <text:p>0</text:p>
          </table:table-cell>
          <table:table-cell office:value-type="float" office:value="0.5012791" calcext:value-type="float">
            <text:p>0.5012791</text:p>
          </table:table-cell>
          <table:table-cell office:value-type="float" office:value="0.5138248" calcext:value-type="float">
            <text:p>0.5138248</text:p>
          </table:table-cell>
          <table:table-cell office:value-type="float" office:value="0.4444468" calcext:value-type="float">
            <text:p>0.4444468</text:p>
          </table:table-cell>
          <table:table-cell office:value-type="float" office:value="0.2164297" calcext:value-type="float">
            <text:p>0.2164297</text:p>
          </table:table-cell>
          <table:table-cell office:value-type="float" office:value="0.2698805" calcext:value-type="float">
            <text:p>0.2698805</text:p>
          </table:table-cell>
          <table:table-cell office:value-type="float" office:value="0.06549508" calcext:value-type="float">
            <text:p>0.06549508</text:p>
          </table:table-cell>
          <table:table-cell office:value-type="float" office:value="0.07238996" calcext:value-type="float">
            <text:p>0.07238996</text:p>
          </table:table-cell>
          <table:table-cell office:value-type="float" office:value="0.08539315" calcext:value-type="float">
            <text:p>0.08539315</text:p>
          </table:table-cell>
          <table:table-cell office:value-type="float" office:value="0.1480129" calcext:value-type="float">
            <text:p>0.1480129</text:p>
          </table:table-cell>
          <table:table-cell office:value-type="float" office:value="0.1649122" calcext:value-type="float">
            <text:p>0.1649122</text:p>
          </table:table-cell>
          <table:table-cell office:value-type="float" office:value="0.1622791" calcext:value-type="float">
            <text:p>0.1622791</text:p>
          </table:table-cell>
          <table:table-cell office:value-type="float" office:value="0.1685851" calcext:value-type="float">
            <text:p>0.1685851</text:p>
          </table:table-cell>
          <table:table-cell office:value-type="float" office:value="0.1934948" calcext:value-type="float">
            <text:p>0.1934948</text:p>
          </table:table-cell>
          <table:table-cell office:value-type="float" office:value="0.1963463" calcext:value-type="float">
            <text:p>0.1963463</text:p>
          </table:table-cell>
          <table:table-cell office:value-type="float" office:value="0" calcext:value-type="float">
            <text:p>0</text:p>
          </table:table-cell>
          <table:table-cell office:value-type="float" office:value="30.60186" calcext:value-type="float">
            <text:p>30.60186</text:p>
          </table:table-cell>
          <table:table-cell office:value-type="float" office:value="27.73905" calcext:value-type="float">
            <text:p>27.73905</text:p>
          </table:table-cell>
          <table:table-cell office:value-type="float" office:value="26.15157" calcext:value-type="float">
            <text:p>26.15157</text:p>
          </table:table-cell>
          <table:table-cell office:value-type="float" office:value="9.057168" calcext:value-type="float">
            <text:p>9.057168</text:p>
          </table:table-cell>
          <table:table-cell office:value-type="float" office:value="8.078179" calcext:value-type="float">
            <text:p>8.078179</text:p>
          </table:table-cell>
          <table:table-cell office:value-type="float" office:value="3.054273" calcext:value-type="float">
            <text:p>3.054273</text:p>
          </table:table-cell>
          <table:table-cell office:value-type="float" office:value="2.867816" calcext:value-type="float">
            <text:p>2.867816</text:p>
          </table:table-cell>
          <table:table-cell office:value-type="float" office:value="5.328798" calcext:value-type="float">
            <text:p>5.328798</text:p>
          </table:table-cell>
          <table:table-cell office:value-type="float" office:value="7.970228" calcext:value-type="float">
            <text:p>7.970228</text:p>
          </table:table-cell>
          <table:table-cell office:value-type="float" office:value="8.47336" calcext:value-type="float">
            <text:p>8.47336</text:p>
          </table:table-cell>
          <table:table-cell office:value-type="float" office:value="9.452138" calcext:value-type="float">
            <text:p>9.452138</text:p>
          </table:table-cell>
          <table:table-cell office:value-type="float" office:value="9.825779" calcext:value-type="float">
            <text:p>9.825779</text:p>
          </table:table-cell>
          <table:table-cell office:value-type="float" office:value="12.49709" calcext:value-type="float">
            <text:p>12.49709</text:p>
          </table:table-cell>
          <table:table-cell office:value-type="float" office:value="12.71331" calcext:value-type="float">
            <text:p>12.71331</text:p>
          </table:table-cell>
          <table:table-cell office:value-type="float" office:value="0" calcext:value-type="float">
            <text:p>0</text:p>
          </table:table-cell>
          <table:table-cell office:value-type="float" office:value="8.986161" calcext:value-type="float">
            <text:p>8.986161</text:p>
          </table:table-cell>
          <table:table-cell office:value-type="float" office:value="0" calcext:value-type="float">
            <text:p>0</text:p>
          </table:table-cell>
          <table:table-cell office:value-type="float" office:value="2.080981" calcext:value-type="float">
            <text:p>2.08098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112006" calcext:value-type="float">
            <text:p>10112006</text:p>
          </table:table-cell>
          <table:table-cell office:value-type="float" office:value="7.849913" calcext:value-type="float">
            <text:p>7.849913</text:p>
          </table:table-cell>
          <table:table-cell office:value-type="float" office:value="133.4467" calcext:value-type="float">
            <text:p>133.4467</text:p>
          </table:table-cell>
          <table:table-cell office:value-type="float" office:value="0" calcext:value-type="float">
            <text:p>0</text:p>
          </table:table-cell>
          <table:table-cell office:value-type="float" office:value="-2.025404" calcext:value-type="float">
            <text:p>-2.025404</text:p>
          </table:table-cell>
          <table:table-cell office:value-type="float" office:value="38.66517" calcext:value-type="float">
            <text:p>38.66517</text:p>
          </table:table-cell>
          <table:table-cell office:value-type="float" office:value="0.1391943" calcext:value-type="float">
            <text:p>0.1391943</text:p>
          </table:table-cell>
          <table:table-cell office:value-type="float" office:value="0.0003658058" calcext:value-type="float">
            <text:p>0.0003658058</text:p>
          </table:table-cell>
          <table:table-cell office:value-type="float" office:value="0.2029732" calcext:value-type="float">
            <text:p>0.2029732</text:p>
          </table:table-cell>
          <table:table-cell office:value-type="float" office:value="0.007612089" calcext:value-type="float">
            <text:p>0.007612089</text:p>
          </table:table-cell>
          <table:table-cell office:value-type="float" office:value="1163.726" calcext:value-type="float">
            <text:p>1163.726</text:p>
          </table:table-cell>
          <table:table-cell office:value-type="float" office:value="1.004572" calcext:value-type="float">
            <text:p>1.004572</text:p>
          </table:table-cell>
          <table:table-cell office:value-type="float" office:value="0" calcext:value-type="float">
            <text:p>0</text:p>
          </table:table-cell>
          <table:table-cell office:value-type="float" office:value="0.431803" calcext:value-type="float">
            <text:p>0.431803</text:p>
          </table:table-cell>
          <table:table-cell office:value-type="float" office:value="0.370604" calcext:value-type="float">
            <text:p>0.370604</text:p>
          </table:table-cell>
          <table:table-cell office:value-type="float" office:value="0.3401613" calcext:value-type="float">
            <text:p>0.3401613</text:p>
          </table:table-cell>
          <table:table-cell office:value-type="float" office:value="0.1651335" calcext:value-type="float">
            <text:p>0.1651335</text:p>
          </table:table-cell>
          <table:table-cell office:value-type="float" office:value="0.2120966" calcext:value-type="float">
            <text:p>0.2120966</text:p>
          </table:table-cell>
          <table:table-cell office:value-type="float" office:value="0.05955307" calcext:value-type="float">
            <text:p>0.05955307</text:p>
          </table:table-cell>
          <table:table-cell office:value-type="float" office:value="0.06952392" calcext:value-type="float">
            <text:p>0.06952392</text:p>
          </table:table-cell>
          <table:table-cell office:value-type="float" office:value="0.08547824" calcext:value-type="float">
            <text:p>0.08547824</text:p>
          </table:table-cell>
          <table:table-cell office:value-type="float" office:value="0.1481516" calcext:value-type="float">
            <text:p>0.1481516</text:p>
          </table:table-cell>
          <table:table-cell office:value-type="float" office:value="0.1649555" calcext:value-type="float">
            <text:p>0.1649555</text:p>
          </table:table-cell>
          <table:table-cell office:value-type="float" office:value="0.162324" calcext:value-type="float">
            <text:p>0.162324</text:p>
          </table:table-cell>
          <table:table-cell office:value-type="float" office:value="0.1686114" calcext:value-type="float">
            <text:p>0.1686114</text:p>
          </table:table-cell>
          <table:table-cell office:value-type="float" office:value="0.1935093" calcext:value-type="float">
            <text:p>0.1935093</text:p>
          </table:table-cell>
          <table:table-cell office:value-type="float" office:value="0.196359" calcext:value-type="float">
            <text:p>0.196359</text:p>
          </table:table-cell>
          <table:table-cell office:value-type="float" office:value="0" calcext:value-type="float">
            <text:p>0</text:p>
          </table:table-cell>
          <table:table-cell office:value-type="float" office:value="30.67473" calcext:value-type="float">
            <text:p>30.67473</text:p>
          </table:table-cell>
          <table:table-cell office:value-type="float" office:value="27.78731" calcext:value-type="float">
            <text:p>27.78731</text:p>
          </table:table-cell>
          <table:table-cell office:value-type="float" office:value="26.20099" calcext:value-type="float">
            <text:p>26.20099</text:p>
          </table:table-cell>
          <table:table-cell office:value-type="float" office:value="9.093617" calcext:value-type="float">
            <text:p>9.093617</text:p>
          </table:table-cell>
          <table:table-cell office:value-type="float" office:value="8.135534" calcext:value-type="float">
            <text:p>8.135534</text:p>
          </table:table-cell>
          <table:table-cell office:value-type="float" office:value="3.061874" calcext:value-type="float">
            <text:p>3.061874</text:p>
          </table:table-cell>
          <table:table-cell office:value-type="float" office:value="2.876254" calcext:value-type="float">
            <text:p>2.876254</text:p>
          </table:table-cell>
          <table:table-cell office:value-type="float" office:value="5.33357" calcext:value-type="float">
            <text:p>5.33357</text:p>
          </table:table-cell>
          <table:table-cell office:value-type="float" office:value="7.974737" calcext:value-type="float">
            <text:p>7.974737</text:p>
          </table:table-cell>
          <table:table-cell office:value-type="float" office:value="8.477995" calcext:value-type="float">
            <text:p>8.477995</text:p>
          </table:table-cell>
          <table:table-cell office:value-type="float" office:value="9.456776" calcext:value-type="float">
            <text:p>9.456776</text:p>
          </table:table-cell>
          <table:table-cell office:value-type="float" office:value="9.830891" calcext:value-type="float">
            <text:p>9.830891</text:p>
          </table:table-cell>
          <table:table-cell office:value-type="float" office:value="12.49841" calcext:value-type="float">
            <text:p>12.49841</text:p>
          </table:table-cell>
          <table:table-cell office:value-type="float" office:value="12.71443" calcext:value-type="float">
            <text:p>12.71443</text:p>
          </table:table-cell>
          <table:table-cell office:value-type="float" office:value="0" calcext:value-type="float">
            <text:p>0</text:p>
          </table:table-cell>
          <table:table-cell office:value-type="float" office:value="6.031775" calcext:value-type="float">
            <text:p>6.031775</text:p>
          </table:table-cell>
          <table:table-cell office:value-type="float" office:value="0" calcext:value-type="float">
            <text:p>0</text:p>
          </table:table-cell>
          <table:table-cell office:value-type="float" office:value="2.080981" calcext:value-type="float">
            <text:p>2.08098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112006" calcext:value-type="float">
            <text:p>11112006</text:p>
          </table:table-cell>
          <table:table-cell office:value-type="float" office:value="7.836614" calcext:value-type="float">
            <text:p>7.836614</text:p>
          </table:table-cell>
          <table:table-cell office:value-type="float" office:value="133.4457" calcext:value-type="float">
            <text:p>133.4457</text:p>
          </table:table-cell>
          <table:table-cell office:value-type="float" office:value="0" calcext:value-type="float">
            <text:p>0</text:p>
          </table:table-cell>
          <table:table-cell office:value-type="float" office:value="-2.025404" calcext:value-type="float">
            <text:p>-2.025404</text:p>
          </table:table-cell>
          <table:table-cell office:value-type="float" office:value="38.68443" calcext:value-type="float">
            <text:p>38.68443</text:p>
          </table:table-cell>
          <table:table-cell office:value-type="float" office:value="0.1391943" calcext:value-type="float">
            <text:p>0.1391943</text:p>
          </table:table-cell>
          <table:table-cell office:value-type="float" office:value="0.0003658058" calcext:value-type="float">
            <text:p>0.0003658058</text:p>
          </table:table-cell>
          <table:table-cell office:value-type="float" office:value="0.2029732" calcext:value-type="float">
            <text:p>0.2029732</text:p>
          </table:table-cell>
          <table:table-cell office:value-type="float" office:value="0.007612089" calcext:value-type="float">
            <text:p>0.007612089</text:p>
          </table:table-cell>
          <table:table-cell office:value-type="float" office:value="1163.723" calcext:value-type="float">
            <text:p>1163.723</text:p>
          </table:table-cell>
          <table:table-cell office:value-type="float" office:value="1.008687" calcext:value-type="float">
            <text:p>1.008687</text:p>
          </table:table-cell>
          <table:table-cell office:value-type="float" office:value="0" calcext:value-type="float">
            <text:p>0</text:p>
          </table:table-cell>
          <table:table-cell office:value-type="float" office:value="0.3773893" calcext:value-type="float">
            <text:p>0.3773893</text:p>
          </table:table-cell>
          <table:table-cell office:value-type="float" office:value="0.3409225" calcext:value-type="float">
            <text:p>0.3409225</text:p>
          </table:table-cell>
          <table:table-cell office:value-type="float" office:value="0.3071992" calcext:value-type="float">
            <text:p>0.3071992</text:p>
          </table:table-cell>
          <table:table-cell office:value-type="float" office:value="0.1392601" calcext:value-type="float">
            <text:p>0.1392601</text:p>
          </table:table-cell>
          <table:table-cell office:value-type="float" office:value="0.1747969" calcext:value-type="float">
            <text:p>0.1747969</text:p>
          </table:table-cell>
          <table:table-cell office:value-type="float" office:value="0.05339124" calcext:value-type="float">
            <text:p>0.05339124</text:p>
          </table:table-cell>
          <table:table-cell office:value-type="float" office:value="0.064496" calcext:value-type="float">
            <text:p>0.064496</text:p>
          </table:table-cell>
          <table:table-cell office:value-type="float" office:value="0.08498024" calcext:value-type="float">
            <text:p>0.08498024</text:p>
          </table:table-cell>
          <table:table-cell office:value-type="float" office:value="0.1481863" calcext:value-type="float">
            <text:p>0.1481863</text:p>
          </table:table-cell>
          <table:table-cell office:value-type="float" office:value="0.1649977" calcext:value-type="float">
            <text:p>0.1649977</text:p>
          </table:table-cell>
          <table:table-cell office:value-type="float" office:value="0.1623702" calcext:value-type="float">
            <text:p>0.1623702</text:p>
          </table:table-cell>
          <table:table-cell office:value-type="float" office:value="0.1686425" calcext:value-type="float">
            <text:p>0.1686425</text:p>
          </table:table-cell>
          <table:table-cell office:value-type="float" office:value="0.1935242" calcext:value-type="float">
            <text:p>0.1935242</text:p>
          </table:table-cell>
          <table:table-cell office:value-type="float" office:value="0.1963714" calcext:value-type="float">
            <text:p>0.1963714</text:p>
          </table:table-cell>
          <table:table-cell office:value-type="float" office:value="0" calcext:value-type="float">
            <text:p>0</text:p>
          </table:table-cell>
          <table:table-cell office:value-type="float" office:value="30.72343" calcext:value-type="float">
            <text:p>30.72343</text:p>
          </table:table-cell>
          <table:table-cell office:value-type="float" office:value="27.80837" calcext:value-type="float">
            <text:p>27.80837</text:p>
          </table:table-cell>
          <table:table-cell office:value-type="float" office:value="26.22583" calcext:value-type="float">
            <text:p>26.22583</text:p>
          </table:table-cell>
          <table:table-cell office:value-type="float" office:value="9.115937" calcext:value-type="float">
            <text:p>9.115937</text:p>
          </table:table-cell>
          <table:table-cell office:value-type="float" office:value="8.17483" calcext:value-type="float">
            <text:p>8.17483</text:p>
          </table:table-cell>
          <table:table-cell office:value-type="float" office:value="3.067906" calcext:value-type="float">
            <text:p>3.067906</text:p>
          </table:table-cell>
          <table:table-cell office:value-type="float" office:value="2.883743" calcext:value-type="float">
            <text:p>2.883743</text:p>
          </table:table-cell>
          <table:table-cell office:value-type="float" office:value="5.338268" calcext:value-type="float">
            <text:p>5.338268</text:p>
          </table:table-cell>
          <table:table-cell office:value-type="float" office:value="7.979251" calcext:value-type="float">
            <text:p>7.979251</text:p>
          </table:table-cell>
          <table:table-cell office:value-type="float" office:value="8.482627" calcext:value-type="float">
            <text:p>8.482627</text:p>
          </table:table-cell>
          <table:table-cell office:value-type="float" office:value="9.461414" calcext:value-type="float">
            <text:p>9.461414</text:p>
          </table:table-cell>
          <table:table-cell office:value-type="float" office:value="9.836013" calcext:value-type="float">
            <text:p>9.836013</text:p>
          </table:table-cell>
          <table:table-cell office:value-type="float" office:value="12.49972" calcext:value-type="float">
            <text:p>12.49972</text:p>
          </table:table-cell>
          <table:table-cell office:value-type="float" office:value="12.7157" calcext:value-type="float">
            <text:p>12.7157</text:p>
          </table:table-cell>
          <table:table-cell office:value-type="float" office:value="0" calcext:value-type="float">
            <text:p>0</text:p>
          </table:table-cell>
          <table:table-cell office:value-type="float" office:value="5.512184" calcext:value-type="float">
            <text:p>5.512184</text:p>
          </table:table-cell>
          <table:table-cell office:value-type="float" office:value="0" calcext:value-type="float">
            <text:p>0</text:p>
          </table:table-cell>
          <table:table-cell office:value-type="float" office:value="2.080981" calcext:value-type="float">
            <text:p>2.08098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2112006" calcext:value-type="float">
            <text:p>12112006</text:p>
          </table:table-cell>
          <table:table-cell office:value-type="float" office:value="7.821686" calcext:value-type="float">
            <text:p>7.821686</text:p>
          </table:table-cell>
          <table:table-cell office:value-type="float" office:value="133.4447" calcext:value-type="float">
            <text:p>133.4447</text:p>
          </table:table-cell>
          <table:table-cell office:value-type="float" office:value="0" calcext:value-type="float">
            <text:p>0</text:p>
          </table:table-cell>
          <table:table-cell office:value-type="float" office:value="-2.025404" calcext:value-type="float">
            <text:p>-2.025404</text:p>
          </table:table-cell>
          <table:table-cell office:value-type="float" office:value="38.70291" calcext:value-type="float">
            <text:p>38.70291</text:p>
          </table:table-cell>
          <table:table-cell office:value-type="float" office:value="0.1391943" calcext:value-type="float">
            <text:p>0.1391943</text:p>
          </table:table-cell>
          <table:table-cell office:value-type="float" office:value="0.0003658058" calcext:value-type="float">
            <text:p>0.0003658058</text:p>
          </table:table-cell>
          <table:table-cell office:value-type="float" office:value="0.2029732" calcext:value-type="float">
            <text:p>0.2029732</text:p>
          </table:table-cell>
          <table:table-cell office:value-type="float" office:value="0.007612089" calcext:value-type="float">
            <text:p>0.007612089</text:p>
          </table:table-cell>
          <table:table-cell office:value-type="float" office:value="1163.719" calcext:value-type="float">
            <text:p>1163.719</text:p>
          </table:table-cell>
          <table:table-cell office:value-type="float" office:value="1.013577" calcext:value-type="float">
            <text:p>1.013577</text:p>
          </table:table-cell>
          <table:table-cell office:value-type="float" office:value="0" calcext:value-type="float">
            <text:p>0</text:p>
          </table:table-cell>
          <table:table-cell office:value-type="float" office:value="0.421049" calcext:value-type="float">
            <text:p>0.421049</text:p>
          </table:table-cell>
          <table:table-cell office:value-type="float" office:value="0.3734689" calcext:value-type="float">
            <text:p>0.3734689</text:p>
          </table:table-cell>
          <table:table-cell office:value-type="float" office:value="0.3268353" calcext:value-type="float">
            <text:p>0.3268353</text:p>
          </table:table-cell>
          <table:table-cell office:value-type="float" office:value="0.1389697" calcext:value-type="float">
            <text:p>0.1389697</text:p>
          </table:table-cell>
          <table:table-cell office:value-type="float" office:value="0.1691904" calcext:value-type="float">
            <text:p>0.1691904</text:p>
          </table:table-cell>
          <table:table-cell office:value-type="float" office:value="0.0519557" calcext:value-type="float">
            <text:p>0.0519557</text:p>
          </table:table-cell>
          <table:table-cell office:value-type="float" office:value="0.06255634" calcext:value-type="float">
            <text:p>0.06255634</text:p>
          </table:table-cell>
          <table:table-cell office:value-type="float" office:value="0.08447785" calcext:value-type="float">
            <text:p>0.08447785</text:p>
          </table:table-cell>
          <table:table-cell office:value-type="float" office:value="0.1481266" calcext:value-type="float">
            <text:p>0.1481266</text:p>
          </table:table-cell>
          <table:table-cell office:value-type="float" office:value="0.1650295" calcext:value-type="float">
            <text:p>0.1650295</text:p>
          </table:table-cell>
          <table:table-cell office:value-type="float" office:value="0.1624162" calcext:value-type="float">
            <text:p>0.1624162</text:p>
          </table:table-cell>
          <table:table-cell office:value-type="float" office:value="0.1686797" calcext:value-type="float">
            <text:p>0.1686797</text:p>
          </table:table-cell>
          <table:table-cell office:value-type="float" office:value="0.1935383" calcext:value-type="float">
            <text:p>0.1935383</text:p>
          </table:table-cell>
          <table:table-cell office:value-type="float" office:value="0.1963843" calcext:value-type="float">
            <text:p>0.1963843</text:p>
          </table:table-cell>
          <table:table-cell office:value-type="float" office:value="0" calcext:value-type="float">
            <text:p>0</text:p>
          </table:table-cell>
          <table:table-cell office:value-type="float" office:value="30.76839" calcext:value-type="float">
            <text:p>30.76839</text:p>
          </table:table-cell>
          <table:table-cell office:value-type="float" office:value="27.83" calcext:value-type="float">
            <text:p>27.83</text:p>
          </table:table-cell>
          <table:table-cell office:value-type="float" office:value="26.24861" calcext:value-type="float">
            <text:p>26.24861</text:p>
          </table:table-cell>
          <table:table-cell office:value-type="float" office:value="9.134223" calcext:value-type="float">
            <text:p>9.134223</text:p>
          </table:table-cell>
          <table:table-cell office:value-type="float" office:value="8.207182" calcext:value-type="float">
            <text:p>8.207182</text:p>
          </table:table-cell>
          <table:table-cell office:value-type="float" office:value="3.07312" calcext:value-type="float">
            <text:p>3.07312</text:p>
          </table:table-cell>
          <table:table-cell office:value-type="float" office:value="2.890516" calcext:value-type="float">
            <text:p>2.890516</text:p>
          </table:table-cell>
          <table:table-cell office:value-type="float" office:value="5.342824" calcext:value-type="float">
            <text:p>5.342824</text:p>
          </table:table-cell>
          <table:table-cell office:value-type="float" office:value="7.983755" calcext:value-type="float">
            <text:p>7.983755</text:p>
          </table:table-cell>
          <table:table-cell office:value-type="float" office:value="8.487256" calcext:value-type="float">
            <text:p>8.487256</text:p>
          </table:table-cell>
          <table:table-cell office:value-type="float" office:value="9.466052" calcext:value-type="float">
            <text:p>9.466052</text:p>
          </table:table-cell>
          <table:table-cell office:value-type="float" office:value="9.841125" calcext:value-type="float">
            <text:p>9.841125</text:p>
          </table:table-cell>
          <table:table-cell office:value-type="float" office:value="12.50104" calcext:value-type="float">
            <text:p>12.50104</text:p>
          </table:table-cell>
          <table:table-cell office:value-type="float" office:value="12.7169" calcext:value-type="float">
            <text:p>12.7169</text:p>
          </table:table-cell>
          <table:table-cell office:value-type="float" office:value="0" calcext:value-type="float">
            <text:p>0</text:p>
          </table:table-cell>
          <table:table-cell office:value-type="float" office:value="6.504675" calcext:value-type="float">
            <text:p>6.504675</text:p>
          </table:table-cell>
          <table:table-cell office:value-type="float" office:value="0" calcext:value-type="float">
            <text:p>0</text:p>
          </table:table-cell>
          <table:table-cell office:value-type="float" office:value="2.080981" calcext:value-type="float">
            <text:p>2.08098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3112006" calcext:value-type="float">
            <text:p>13112006</text:p>
          </table:table-cell>
          <table:table-cell office:value-type="float" office:value="7.805994" calcext:value-type="float">
            <text:p>7.805994</text:p>
          </table:table-cell>
          <table:table-cell office:value-type="float" office:value="133.4438" calcext:value-type="float">
            <text:p>133.4438</text:p>
          </table:table-cell>
          <table:table-cell office:value-type="float" office:value="0" calcext:value-type="float">
            <text:p>0</text:p>
          </table:table-cell>
          <table:table-cell office:value-type="float" office:value="-2.025404" calcext:value-type="float">
            <text:p>-2.025404</text:p>
          </table:table-cell>
          <table:table-cell office:value-type="float" office:value="38.72204" calcext:value-type="float">
            <text:p>38.72204</text:p>
          </table:table-cell>
          <table:table-cell office:value-type="float" office:value="0.1391943" calcext:value-type="float">
            <text:p>0.1391943</text:p>
          </table:table-cell>
          <table:table-cell office:value-type="float" office:value="0.0003658058" calcext:value-type="float">
            <text:p>0.0003658058</text:p>
          </table:table-cell>
          <table:table-cell office:value-type="float" office:value="0.2029732" calcext:value-type="float">
            <text:p>0.2029732</text:p>
          </table:table-cell>
          <table:table-cell office:value-type="float" office:value="0.007612089" calcext:value-type="float">
            <text:p>0.007612089</text:p>
          </table:table-cell>
          <table:table-cell office:value-type="float" office:value="1163.716" calcext:value-type="float">
            <text:p>1163.716</text:p>
          </table:table-cell>
          <table:table-cell office:value-type="float" office:value="1.018525" calcext:value-type="float">
            <text:p>1.018525</text:p>
          </table:table-cell>
          <table:table-cell office:value-type="float" office:value="0" calcext:value-type="float">
            <text:p>0</text:p>
          </table:table-cell>
          <table:table-cell office:value-type="float" office:value="0.4359228" calcext:value-type="float">
            <text:p>0.4359228</text:p>
          </table:table-cell>
          <table:table-cell office:value-type="float" office:value="0.3961129" calcext:value-type="float">
            <text:p>0.3961129</text:p>
          </table:table-cell>
          <table:table-cell office:value-type="float" office:value="0.3466555" calcext:value-type="float">
            <text:p>0.3466555</text:p>
          </table:table-cell>
          <table:table-cell office:value-type="float" office:value="0.14239" calcext:value-type="float">
            <text:p>0.14239</text:p>
          </table:table-cell>
          <table:table-cell office:value-type="float" office:value="0.1714247" calcext:value-type="float">
            <text:p>0.1714247</text:p>
          </table:table-cell>
          <table:table-cell office:value-type="float" office:value="0.0522835" calcext:value-type="float">
            <text:p>0.0522835</text:p>
          </table:table-cell>
          <table:table-cell office:value-type="float" office:value="0.06291805" calcext:value-type="float">
            <text:p>0.06291805</text:p>
          </table:table-cell>
          <table:table-cell office:value-type="float" office:value="0.0842317" calcext:value-type="float">
            <text:p>0.0842317</text:p>
          </table:table-cell>
          <table:table-cell office:value-type="float" office:value="0.1480481" calcext:value-type="float">
            <text:p>0.1480481</text:p>
          </table:table-cell>
          <table:table-cell office:value-type="float" office:value="0.1650502" calcext:value-type="float">
            <text:p>0.1650502</text:p>
          </table:table-cell>
          <table:table-cell office:value-type="float" office:value="0.1624606" calcext:value-type="float">
            <text:p>0.1624606</text:p>
          </table:table-cell>
          <table:table-cell office:value-type="float" office:value="0.1687174" calcext:value-type="float">
            <text:p>0.1687174</text:p>
          </table:table-cell>
          <table:table-cell office:value-type="float" office:value="0.1935526" calcext:value-type="float">
            <text:p>0.1935526</text:p>
          </table:table-cell>
          <table:table-cell office:value-type="float" office:value="0.1963972" calcext:value-type="float">
            <text:p>0.1963972</text:p>
          </table:table-cell>
          <table:table-cell office:value-type="float" office:value="0" calcext:value-type="float">
            <text:p>0</text:p>
          </table:table-cell>
          <table:table-cell office:value-type="float" office:value="30.81747" calcext:value-type="float">
            <text:p>30.81747</text:p>
          </table:table-cell>
          <table:table-cell office:value-type="float" office:value="27.85923" calcext:value-type="float">
            <text:p>27.85923</text:p>
          </table:table-cell>
          <table:table-cell office:value-type="float" office:value="26.27798" calcext:value-type="float">
            <text:p>26.27798</text:p>
          </table:table-cell>
          <table:table-cell office:value-type="float" office:value="9.153372" calcext:value-type="float">
            <text:p>9.153372</text:p>
          </table:table-cell>
          <table:table-cell office:value-type="float" office:value="8.239511" calcext:value-type="float">
            <text:p>8.239511</text:p>
          </table:table-cell>
          <table:table-cell office:value-type="float" office:value="3.078269" calcext:value-type="float">
            <text:p>3.078269</text:p>
          </table:table-cell>
          <table:table-cell office:value-type="float" office:value="2.897163" calcext:value-type="float">
            <text:p>2.897163</text:p>
          </table:table-cell>
          <table:table-cell office:value-type="float" office:value="5.347282" calcext:value-type="float">
            <text:p>5.347282</text:p>
          </table:table-cell>
          <table:table-cell office:value-type="float" office:value="7.988211" calcext:value-type="float">
            <text:p>7.988211</text:p>
          </table:table-cell>
          <table:table-cell office:value-type="float" office:value="8.491891" calcext:value-type="float">
            <text:p>8.491891</text:p>
          </table:table-cell>
          <table:table-cell office:value-type="float" office:value="9.470691" calcext:value-type="float">
            <text:p>9.470691</text:p>
          </table:table-cell>
          <table:table-cell office:value-type="float" office:value="9.846242" calcext:value-type="float">
            <text:p>9.846242</text:p>
          </table:table-cell>
          <table:table-cell office:value-type="float" office:value="12.50236" calcext:value-type="float">
            <text:p>12.50236</text:p>
          </table:table-cell>
          <table:table-cell office:value-type="float" office:value="12.7181" calcext:value-type="float">
            <text:p>12.7181</text:p>
          </table:table-cell>
          <table:table-cell office:value-type="float" office:value="0" calcext:value-type="float">
            <text:p>0</text:p>
          </table:table-cell>
          <table:table-cell office:value-type="float" office:value="6.480856" calcext:value-type="float">
            <text:p>6.480856</text:p>
          </table:table-cell>
          <table:table-cell office:value-type="float" office:value="0" calcext:value-type="float">
            <text:p>0</text:p>
          </table:table-cell>
          <table:table-cell office:value-type="float" office:value="2.080981" calcext:value-type="float">
            <text:p>2.08098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112006" calcext:value-type="float">
            <text:p>14112006</text:p>
          </table:table-cell>
          <table:table-cell office:value-type="float" office:value="7.788934" calcext:value-type="float">
            <text:p>7.788934</text:p>
          </table:table-cell>
          <table:table-cell office:value-type="float" office:value="133.4428" calcext:value-type="float">
            <text:p>133.4428</text:p>
          </table:table-cell>
          <table:table-cell office:value-type="float" office:value="0" calcext:value-type="float">
            <text:p>0</text:p>
          </table:table-cell>
          <table:table-cell office:value-type="float" office:value="-2.025404" calcext:value-type="float">
            <text:p>-2.025404</text:p>
          </table:table-cell>
          <table:table-cell office:value-type="float" office:value="38.7419" calcext:value-type="float">
            <text:p>38.7419</text:p>
          </table:table-cell>
          <table:table-cell office:value-type="float" office:value="0.1391943" calcext:value-type="float">
            <text:p>0.1391943</text:p>
          </table:table-cell>
          <table:table-cell office:value-type="float" office:value="0.0003658058" calcext:value-type="float">
            <text:p>0.0003658058</text:p>
          </table:table-cell>
          <table:table-cell office:value-type="float" office:value="0.2029732" calcext:value-type="float">
            <text:p>0.2029732</text:p>
          </table:table-cell>
          <table:table-cell office:value-type="float" office:value="0.007612089" calcext:value-type="float">
            <text:p>0.007612089</text:p>
          </table:table-cell>
          <table:table-cell office:value-type="float" office:value="1163.713" calcext:value-type="float">
            <text:p>1163.713</text:p>
          </table:table-cell>
          <table:table-cell office:value-type="float" office:value="1.024101" calcext:value-type="float">
            <text:p>1.024101</text:p>
          </table:table-cell>
          <table:table-cell office:value-type="float" office:value="0" calcext:value-type="float">
            <text:p>0</text:p>
          </table:table-cell>
          <table:table-cell office:value-type="float" office:value="0.4773237" calcext:value-type="float">
            <text:p>0.4773237</text:p>
          </table:table-cell>
          <table:table-cell office:value-type="float" office:value="0.4208677" calcext:value-type="float">
            <text:p>0.4208677</text:p>
          </table:table-cell>
          <table:table-cell office:value-type="float" office:value="0.3677449" calcext:value-type="float">
            <text:p>0.3677449</text:p>
          </table:table-cell>
          <table:table-cell office:value-type="float" office:value="0.1462489" calcext:value-type="float">
            <text:p>0.1462489</text:p>
          </table:table-cell>
          <table:table-cell office:value-type="float" office:value="0.1750365" calcext:value-type="float">
            <text:p>0.1750365</text:p>
          </table:table-cell>
          <table:table-cell office:value-type="float" office:value="0.05301608" calcext:value-type="float">
            <text:p>0.05301608</text:p>
          </table:table-cell>
          <table:table-cell office:value-type="float" office:value="0.06409907" calcext:value-type="float">
            <text:p>0.06409907</text:p>
          </table:table-cell>
          <table:table-cell office:value-type="float" office:value="0.08415884" calcext:value-type="float">
            <text:p>0.08415884</text:p>
          </table:table-cell>
          <table:table-cell office:value-type="float" office:value="0.1479943" calcext:value-type="float">
            <text:p>0.1479943</text:p>
          </table:table-cell>
          <table:table-cell office:value-type="float" office:value="0.1650641" calcext:value-type="float">
            <text:p>0.1650641</text:p>
          </table:table-cell>
          <table:table-cell office:value-type="float" office:value="0.1625032" calcext:value-type="float">
            <text:p>0.1625032</text:p>
          </table:table-cell>
          <table:table-cell office:value-type="float" office:value="0.1687525" calcext:value-type="float">
            <text:p>0.1687525</text:p>
          </table:table-cell>
          <table:table-cell office:value-type="float" office:value="0.1935667" calcext:value-type="float">
            <text:p>0.1935667</text:p>
          </table:table-cell>
          <table:table-cell office:value-type="float" office:value="0.1964097" calcext:value-type="float">
            <text:p>0.1964097</text:p>
          </table:table-cell>
          <table:table-cell office:value-type="float" office:value="0" calcext:value-type="float">
            <text:p>0</text:p>
          </table:table-cell>
          <table:table-cell office:value-type="float" office:value="30.87576" calcext:value-type="float">
            <text:p>30.87576</text:p>
          </table:table-cell>
          <table:table-cell office:value-type="float" office:value="27.89499" calcext:value-type="float">
            <text:p>27.89499</text:p>
          </table:table-cell>
          <table:table-cell office:value-type="float" office:value="26.31365" calcext:value-type="float">
            <text:p>26.31365</text:p>
          </table:table-cell>
          <table:table-cell office:value-type="float" office:value="9.17367" calcext:value-type="float">
            <text:p>9.17367</text:p>
          </table:table-cell>
          <table:table-cell office:value-type="float" office:value="8.272701" calcext:value-type="float">
            <text:p>8.272701</text:p>
          </table:table-cell>
          <table:table-cell office:value-type="float" office:value="3.083509" calcext:value-type="float">
            <text:p>3.083509</text:p>
          </table:table-cell>
          <table:table-cell office:value-type="float" office:value="2.903944" calcext:value-type="float">
            <text:p>2.903944</text:p>
          </table:table-cell>
          <table:table-cell office:value-type="float" office:value="5.351693" calcext:value-type="float">
            <text:p>5.351693</text:p>
          </table:table-cell>
          <table:table-cell office:value-type="float" office:value="7.992666" calcext:value-type="float">
            <text:p>7.992666</text:p>
          </table:table-cell>
          <table:table-cell office:value-type="float" office:value="8.49652" calcext:value-type="float">
            <text:p>8.49652</text:p>
          </table:table-cell>
          <table:table-cell office:value-type="float" office:value="9.475326" calcext:value-type="float">
            <text:p>9.475326</text:p>
          </table:table-cell>
          <table:table-cell office:value-type="float" office:value="9.851296" calcext:value-type="float">
            <text:p>9.851296</text:p>
          </table:table-cell>
          <table:table-cell office:value-type="float" office:value="12.50368" calcext:value-type="float">
            <text:p>12.50368</text:p>
          </table:table-cell>
          <table:table-cell office:value-type="float" office:value="12.71931" calcext:value-type="float">
            <text:p>12.71931</text:p>
          </table:table-cell>
          <table:table-cell office:value-type="float" office:value="0" calcext:value-type="float">
            <text:p>0</text:p>
          </table:table-cell>
          <table:table-cell office:value-type="float" office:value="6.88058" calcext:value-type="float">
            <text:p>6.88058</text:p>
          </table:table-cell>
          <table:table-cell office:value-type="float" office:value="0" calcext:value-type="float">
            <text:p>0</text:p>
          </table:table-cell>
          <table:table-cell office:value-type="float" office:value="2.080981" calcext:value-type="float">
            <text:p>2.08098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112006" calcext:value-type="float">
            <text:p>15112006</text:p>
          </table:table-cell>
          <table:table-cell office:value-type="float" office:value="7.775223" calcext:value-type="float">
            <text:p>7.775223</text:p>
          </table:table-cell>
          <table:table-cell office:value-type="float" office:value="133.4418" calcext:value-type="float">
            <text:p>133.4418</text:p>
          </table:table-cell>
          <table:table-cell office:value-type="float" office:value="0" calcext:value-type="float">
            <text:p>0</text:p>
          </table:table-cell>
          <table:table-cell office:value-type="float" office:value="-2.025404" calcext:value-type="float">
            <text:p>-2.025404</text:p>
          </table:table-cell>
          <table:table-cell office:value-type="float" office:value="38.76141" calcext:value-type="float">
            <text:p>38.76141</text:p>
          </table:table-cell>
          <table:table-cell office:value-type="float" office:value="0.1391943" calcext:value-type="float">
            <text:p>0.1391943</text:p>
          </table:table-cell>
          <table:table-cell office:value-type="float" office:value="0.0003658058" calcext:value-type="float">
            <text:p>0.0003658058</text:p>
          </table:table-cell>
          <table:table-cell office:value-type="float" office:value="0.2029732" calcext:value-type="float">
            <text:p>0.2029732</text:p>
          </table:table-cell>
          <table:table-cell office:value-type="float" office:value="0.007612089" calcext:value-type="float">
            <text:p>0.007612089</text:p>
          </table:table-cell>
          <table:table-cell office:value-type="float" office:value="1163.71" calcext:value-type="float">
            <text:p>1163.71</text:p>
          </table:table-cell>
          <table:table-cell office:value-type="float" office:value="1.027954" calcext:value-type="float">
            <text:p>1.027954</text:p>
          </table:table-cell>
          <table:table-cell office:value-type="float" office:value="0" calcext:value-type="float">
            <text:p>0</text:p>
          </table:table-cell>
          <table:table-cell office:value-type="float" office:value="0.3964853" calcext:value-type="float">
            <text:p>0.3964853</text:p>
          </table:table-cell>
          <table:table-cell office:value-type="float" office:value="0.3618493" calcext:value-type="float">
            <text:p>0.3618493</text:p>
          </table:table-cell>
          <table:table-cell office:value-type="float" office:value="0.3332464" calcext:value-type="float">
            <text:p>0.3332464</text:p>
          </table:table-cell>
          <table:table-cell office:value-type="float" office:value="0.1343253" calcext:value-type="float">
            <text:p>0.1343253</text:p>
          </table:table-cell>
          <table:table-cell office:value-type="float" office:value="0.1629664" calcext:value-type="float">
            <text:p>0.1629664</text:p>
          </table:table-cell>
          <table:table-cell office:value-type="float" office:value="0.05180896" calcext:value-type="float">
            <text:p>0.05180896</text:p>
          </table:table-cell>
          <table:table-cell office:value-type="float" office:value="0.06437314" calcext:value-type="float">
            <text:p>0.06437314</text:p>
          </table:table-cell>
          <table:table-cell office:value-type="float" office:value="0.08414266" calcext:value-type="float">
            <text:p>0.08414266</text:p>
          </table:table-cell>
          <table:table-cell office:value-type="float" office:value="0.1479705" calcext:value-type="float">
            <text:p>0.1479705</text:p>
          </table:table-cell>
          <table:table-cell office:value-type="float" office:value="0.1650752" calcext:value-type="float">
            <text:p>0.1650752</text:p>
          </table:table-cell>
          <table:table-cell office:value-type="float" office:value="0.1625448" calcext:value-type="float">
            <text:p>0.1625448</text:p>
          </table:table-cell>
          <table:table-cell office:value-type="float" office:value="0.1687801" calcext:value-type="float">
            <text:p>0.1687801</text:p>
          </table:table-cell>
          <table:table-cell office:value-type="float" office:value="0.1935809" calcext:value-type="float">
            <text:p>0.1935809</text:p>
          </table:table-cell>
          <table:table-cell office:value-type="float" office:value="0.1964222" calcext:value-type="float">
            <text:p>0.1964222</text:p>
          </table:table-cell>
          <table:table-cell office:value-type="float" office:value="0" calcext:value-type="float">
            <text:p>0</text:p>
          </table:table-cell>
          <table:table-cell office:value-type="float" office:value="30.92313" calcext:value-type="float">
            <text:p>30.92313</text:p>
          </table:table-cell>
          <table:table-cell office:value-type="float" office:value="27.92729" calcext:value-type="float">
            <text:p>27.92729</text:p>
          </table:table-cell>
          <table:table-cell office:value-type="float" office:value="26.34894" calcext:value-type="float">
            <text:p>26.34894</text:p>
          </table:table-cell>
          <table:table-cell office:value-type="float" office:value="9.193338" calcext:value-type="float">
            <text:p>9.193338</text:p>
          </table:table-cell>
          <table:table-cell office:value-type="float" office:value="8.305182" calcext:value-type="float">
            <text:p>8.305182</text:p>
          </table:table-cell>
          <table:table-cell office:value-type="float" office:value="3.08877" calcext:value-type="float">
            <text:p>3.08877</text:p>
          </table:table-cell>
          <table:table-cell office:value-type="float" office:value="2.910906" calcext:value-type="float">
            <text:p>2.910906</text:p>
          </table:table-cell>
          <table:table-cell office:value-type="float" office:value="5.356088" calcext:value-type="float">
            <text:p>5.356088</text:p>
          </table:table-cell>
          <table:table-cell office:value-type="float" office:value="7.997111" calcext:value-type="float">
            <text:p>7.997111</text:p>
          </table:table-cell>
          <table:table-cell office:value-type="float" office:value="8.501155" calcext:value-type="float">
            <text:p>8.501155</text:p>
          </table:table-cell>
          <table:table-cell office:value-type="float" office:value="9.479907" calcext:value-type="float">
            <text:p>9.479907</text:p>
          </table:table-cell>
          <table:table-cell office:value-type="float" office:value="9.856341" calcext:value-type="float">
            <text:p>9.856341</text:p>
          </table:table-cell>
          <table:table-cell office:value-type="float" office:value="12.505" calcext:value-type="float">
            <text:p>12.505</text:p>
          </table:table-cell>
          <table:table-cell office:value-type="float" office:value="12.72048" calcext:value-type="float">
            <text:p>12.72048</text:p>
          </table:table-cell>
          <table:table-cell office:value-type="float" office:value="0" calcext:value-type="float">
            <text:p>0</text:p>
          </table:table-cell>
          <table:table-cell office:value-type="float" office:value="4.925843" calcext:value-type="float">
            <text:p>4.925843</text:p>
          </table:table-cell>
          <table:table-cell office:value-type="float" office:value="0" calcext:value-type="float">
            <text:p>0</text:p>
          </table:table-cell>
          <table:table-cell office:value-type="float" office:value="2.080981" calcext:value-type="float">
            <text:p>2.08098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112006" calcext:value-type="float">
            <text:p>16112006</text:p>
          </table:table-cell>
          <table:table-cell office:value-type="float" office:value="7.763035" calcext:value-type="float">
            <text:p>7.763035</text:p>
          </table:table-cell>
          <table:table-cell office:value-type="float" office:value="133.4409" calcext:value-type="float">
            <text:p>133.4409</text:p>
          </table:table-cell>
          <table:table-cell office:value-type="float" office:value="0" calcext:value-type="float">
            <text:p>0</text:p>
          </table:table-cell>
          <table:table-cell office:value-type="float" office:value="-2.025404" calcext:value-type="float">
            <text:p>-2.025404</text:p>
          </table:table-cell>
          <table:table-cell office:value-type="float" office:value="38.77929" calcext:value-type="float">
            <text:p>38.77929</text:p>
          </table:table-cell>
          <table:table-cell office:value-type="float" office:value="0.1391943" calcext:value-type="float">
            <text:p>0.1391943</text:p>
          </table:table-cell>
          <table:table-cell office:value-type="float" office:value="0.0003658058" calcext:value-type="float">
            <text:p>0.0003658058</text:p>
          </table:table-cell>
          <table:table-cell office:value-type="float" office:value="0.2029732" calcext:value-type="float">
            <text:p>0.2029732</text:p>
          </table:table-cell>
          <table:table-cell office:value-type="float" office:value="0.007612089" calcext:value-type="float">
            <text:p>0.007612089</text:p>
          </table:table-cell>
          <table:table-cell office:value-type="float" office:value="1163.706" calcext:value-type="float">
            <text:p>1163.706</text:p>
          </table:table-cell>
          <table:table-cell office:value-type="float" office:value="1.031248" calcext:value-type="float">
            <text:p>1.031248</text:p>
          </table:table-cell>
          <table:table-cell office:value-type="float" office:value="0" calcext:value-type="float">
            <text:p>0</text:p>
          </table:table-cell>
          <table:table-cell office:value-type="float" office:value="0.3625795" calcext:value-type="float">
            <text:p>0.3625795</text:p>
          </table:table-cell>
          <table:table-cell office:value-type="float" office:value="0.3467208" calcext:value-type="float">
            <text:p>0.3467208</text:p>
          </table:table-cell>
          <table:table-cell office:value-type="float" office:value="0.3182891" calcext:value-type="float">
            <text:p>0.3182891</text:p>
          </table:table-cell>
          <table:table-cell office:value-type="float" office:value="0.1242956" calcext:value-type="float">
            <text:p>0.1242956</text:p>
          </table:table-cell>
          <table:table-cell office:value-type="float" office:value="0.1489442" calcext:value-type="float">
            <text:p>0.1489442</text:p>
          </table:table-cell>
          <table:table-cell office:value-type="float" office:value="0.0489857" calcext:value-type="float">
            <text:p>0.0489857</text:p>
          </table:table-cell>
          <table:table-cell office:value-type="float" office:value="0.06262079" calcext:value-type="float">
            <text:p>0.06262079</text:p>
          </table:table-cell>
          <table:table-cell office:value-type="float" office:value="0.0839531" calcext:value-type="float">
            <text:p>0.0839531</text:p>
          </table:table-cell>
          <table:table-cell office:value-type="float" office:value="0.1479463" calcext:value-type="float">
            <text:p>0.1479463</text:p>
          </table:table-cell>
          <table:table-cell office:value-type="float" office:value="0.1650864" calcext:value-type="float">
            <text:p>0.1650864</text:p>
          </table:table-cell>
          <table:table-cell office:value-type="float" office:value="0.162586" calcext:value-type="float">
            <text:p>0.162586</text:p>
          </table:table-cell>
          <table:table-cell office:value-type="float" office:value="0.1688072" calcext:value-type="float">
            <text:p>0.1688072</text:p>
          </table:table-cell>
          <table:table-cell office:value-type="float" office:value="0.193595" calcext:value-type="float">
            <text:p>0.193595</text:p>
          </table:table-cell>
          <table:table-cell office:value-type="float" office:value="0.1964348" calcext:value-type="float">
            <text:p>0.1964348</text:p>
          </table:table-cell>
          <table:table-cell office:value-type="float" office:value="0" calcext:value-type="float">
            <text:p>0</text:p>
          </table:table-cell>
          <table:table-cell office:value-type="float" office:value="30.95517" calcext:value-type="float">
            <text:p>30.95517</text:p>
          </table:table-cell>
          <table:table-cell office:value-type="float" office:value="27.94837" calcext:value-type="float">
            <text:p>27.94837</text:p>
          </table:table-cell>
          <table:table-cell office:value-type="float" office:value="26.37416" calcext:value-type="float">
            <text:p>26.37416</text:p>
          </table:table-cell>
          <table:table-cell office:value-type="float" office:value="9.208406" calcext:value-type="float">
            <text:p>9.208406</text:p>
          </table:table-cell>
          <table:table-cell office:value-type="float" office:value="8.332069" calcext:value-type="float">
            <text:p>8.332069</text:p>
          </table:table-cell>
          <table:table-cell office:value-type="float" office:value="3.093454" calcext:value-type="float">
            <text:p>3.093454</text:p>
          </table:table-cell>
          <table:table-cell office:value-type="float" office:value="2.917629" calcext:value-type="float">
            <text:p>2.917629</text:p>
          </table:table-cell>
          <table:table-cell office:value-type="float" office:value="5.360441" calcext:value-type="float">
            <text:p>5.360441</text:p>
          </table:table-cell>
          <table:table-cell office:value-type="float" office:value="8.001556" calcext:value-type="float">
            <text:p>8.001556</text:p>
          </table:table-cell>
          <table:table-cell office:value-type="float" office:value="8.505787" calcext:value-type="float">
            <text:p>8.505787</text:p>
          </table:table-cell>
          <table:table-cell office:value-type="float" office:value="9.484488" calcext:value-type="float">
            <text:p>9.484488</text:p>
          </table:table-cell>
          <table:table-cell office:value-type="float" office:value="9.861376" calcext:value-type="float">
            <text:p>9.861376</text:p>
          </table:table-cell>
          <table:table-cell office:value-type="float" office:value="12.50631" calcext:value-type="float">
            <text:p>12.50631</text:p>
          </table:table-cell>
          <table:table-cell office:value-type="float" office:value="12.72168" calcext:value-type="float">
            <text:p>12.72168</text:p>
          </table:table-cell>
          <table:table-cell office:value-type="float" office:value="0" calcext:value-type="float">
            <text:p>0</text:p>
          </table:table-cell>
          <table:table-cell office:value-type="float" office:value="4.121579" calcext:value-type="float">
            <text:p>4.121579</text:p>
          </table:table-cell>
          <table:table-cell office:value-type="float" office:value="0" calcext:value-type="float">
            <text:p>0</text:p>
          </table:table-cell>
          <table:table-cell office:value-type="float" office:value="2.080981" calcext:value-type="float">
            <text:p>2.08098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7112006" calcext:value-type="float">
            <text:p>17112006</text:p>
          </table:table-cell>
          <table:table-cell office:value-type="float" office:value="7.751486" calcext:value-type="float">
            <text:p>7.751486</text:p>
          </table:table-cell>
          <table:table-cell office:value-type="float" office:value="133.4399" calcext:value-type="float">
            <text:p>133.4399</text:p>
          </table:table-cell>
          <table:table-cell office:value-type="float" office:value="0" calcext:value-type="float">
            <text:p>0</text:p>
          </table:table-cell>
          <table:table-cell office:value-type="float" office:value="-2.025404" calcext:value-type="float">
            <text:p>-2.025404</text:p>
          </table:table-cell>
          <table:table-cell office:value-type="float" office:value="38.7964" calcext:value-type="float">
            <text:p>38.7964</text:p>
          </table:table-cell>
          <table:table-cell office:value-type="float" office:value="0.1391943" calcext:value-type="float">
            <text:p>0.1391943</text:p>
          </table:table-cell>
          <table:table-cell office:value-type="float" office:value="0.0003658058" calcext:value-type="float">
            <text:p>0.0003658058</text:p>
          </table:table-cell>
          <table:table-cell office:value-type="float" office:value="0.2029732" calcext:value-type="float">
            <text:p>0.2029732</text:p>
          </table:table-cell>
          <table:table-cell office:value-type="float" office:value="0.007612089" calcext:value-type="float">
            <text:p>0.007612089</text:p>
          </table:table-cell>
          <table:table-cell office:value-type="float" office:value="1163.702" calcext:value-type="float">
            <text:p>1163.702</text:p>
          </table:table-cell>
          <table:table-cell office:value-type="float" office:value="1.034293" calcext:value-type="float">
            <text:p>1.034293</text:p>
          </table:table-cell>
          <table:table-cell office:value-type="float" office:value="0" calcext:value-type="float">
            <text:p>0</text:p>
          </table:table-cell>
          <table:table-cell office:value-type="float" office:value="0.3488413" calcext:value-type="float">
            <text:p>0.3488413</text:p>
          </table:table-cell>
          <table:table-cell office:value-type="float" office:value="0.3455536" calcext:value-type="float">
            <text:p>0.3455536</text:p>
          </table:table-cell>
          <table:table-cell office:value-type="float" office:value="0.3150574" calcext:value-type="float">
            <text:p>0.3150574</text:p>
          </table:table-cell>
          <table:table-cell office:value-type="float" office:value="0.1188665" calcext:value-type="float">
            <text:p>0.1188665</text:p>
          </table:table-cell>
          <table:table-cell office:value-type="float" office:value="0.1404209" calcext:value-type="float">
            <text:p>0.1404209</text:p>
          </table:table-cell>
          <table:table-cell office:value-type="float" office:value="0.04700355" calcext:value-type="float">
            <text:p>0.04700355</text:p>
          </table:table-cell>
          <table:table-cell office:value-type="float" office:value="0.06115652" calcext:value-type="float">
            <text:p>0.06115652</text:p>
          </table:table-cell>
          <table:table-cell office:value-type="float" office:value="0.08370778" calcext:value-type="float">
            <text:p>0.08370778</text:p>
          </table:table-cell>
          <table:table-cell office:value-type="float" office:value="0.1478973" calcext:value-type="float">
            <text:p>0.1478973</text:p>
          </table:table-cell>
          <table:table-cell office:value-type="float" office:value="0.165096" calcext:value-type="float">
            <text:p>0.165096</text:p>
          </table:table-cell>
          <table:table-cell office:value-type="float" office:value="0.1626266" calcext:value-type="float">
            <text:p>0.1626266</text:p>
          </table:table-cell>
          <table:table-cell office:value-type="float" office:value="0.1688323" calcext:value-type="float">
            <text:p>0.1688323</text:p>
          </table:table-cell>
          <table:table-cell office:value-type="float" office:value="0.1936094" calcext:value-type="float">
            <text:p>0.1936094</text:p>
          </table:table-cell>
          <table:table-cell office:value-type="float" office:value="0.1964473" calcext:value-type="float">
            <text:p>0.1964473</text:p>
          </table:table-cell>
          <table:table-cell office:value-type="float" office:value="0" calcext:value-type="float">
            <text:p>0</text:p>
          </table:table-cell>
          <table:table-cell office:value-type="float" office:value="30.98103" calcext:value-type="float">
            <text:p>30.98103</text:p>
          </table:table-cell>
          <table:table-cell office:value-type="float" office:value="27.96619" calcext:value-type="float">
            <text:p>27.96619</text:p>
          </table:table-cell>
          <table:table-cell office:value-type="float" office:value="26.39572" calcext:value-type="float">
            <text:p>26.39572</text:p>
          </table:table-cell>
          <table:table-cell office:value-type="float" office:value="9.220853" calcext:value-type="float">
            <text:p>9.220853</text:p>
          </table:table-cell>
          <table:table-cell office:value-type="float" office:value="8.355166" calcext:value-type="float">
            <text:p>8.355166</text:p>
          </table:table-cell>
          <table:table-cell office:value-type="float" office:value="3.097622" calcext:value-type="float">
            <text:p>3.097622</text:p>
          </table:table-cell>
          <table:table-cell office:value-type="float" office:value="2.92403" calcext:value-type="float">
            <text:p>2.92403</text:p>
          </table:table-cell>
          <table:table-cell office:value-type="float" office:value="5.364728" calcext:value-type="float">
            <text:p>5.364728</text:p>
          </table:table-cell>
          <table:table-cell office:value-type="float" office:value="8.005969" calcext:value-type="float">
            <text:p>8.005969</text:p>
          </table:table-cell>
          <table:table-cell office:value-type="float" office:value="8.510419" calcext:value-type="float">
            <text:p>8.510419</text:p>
          </table:table-cell>
          <table:table-cell office:value-type="float" office:value="9.48907" calcext:value-type="float">
            <text:p>9.48907</text:p>
          </table:table-cell>
          <table:table-cell office:value-type="float" office:value="9.866421" calcext:value-type="float">
            <text:p>9.866421</text:p>
          </table:table-cell>
          <table:table-cell office:value-type="float" office:value="12.50763" calcext:value-type="float">
            <text:p>12.50763</text:p>
          </table:table-cell>
          <table:table-cell office:value-type="float" office:value="12.72286" calcext:value-type="float">
            <text:p>12.72286</text:p>
          </table:table-cell>
          <table:table-cell office:value-type="float" office:value="0" calcext:value-type="float">
            <text:p>0</text:p>
          </table:table-cell>
          <table:table-cell office:value-type="float" office:value="3.682802" calcext:value-type="float">
            <text:p>3.682802</text:p>
          </table:table-cell>
          <table:table-cell office:value-type="float" office:value="0" calcext:value-type="float">
            <text:p>0</text:p>
          </table:table-cell>
          <table:table-cell office:value-type="float" office:value="2.080981" calcext:value-type="float">
            <text:p>2.08098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8112006" calcext:value-type="float">
            <text:p>18112006</text:p>
          </table:table-cell>
          <table:table-cell office:value-type="float" office:value="7.741223" calcext:value-type="float">
            <text:p>7.741223</text:p>
          </table:table-cell>
          <table:table-cell office:value-type="float" office:value="133.439" calcext:value-type="float">
            <text:p>133.439</text:p>
          </table:table-cell>
          <table:table-cell office:value-type="float" office:value="0" calcext:value-type="float">
            <text:p>0</text:p>
          </table:table-cell>
          <table:table-cell office:value-type="float" office:value="-2.025404" calcext:value-type="float">
            <text:p>-2.025404</text:p>
          </table:table-cell>
          <table:table-cell office:value-type="float" office:value="38.81297" calcext:value-type="float">
            <text:p>38.81297</text:p>
          </table:table-cell>
          <table:table-cell office:value-type="float" office:value="0.1391943" calcext:value-type="float">
            <text:p>0.1391943</text:p>
          </table:table-cell>
          <table:table-cell office:value-type="float" office:value="0.0003658058" calcext:value-type="float">
            <text:p>0.0003658058</text:p>
          </table:table-cell>
          <table:table-cell office:value-type="float" office:value="0.2029732" calcext:value-type="float">
            <text:p>0.2029732</text:p>
          </table:table-cell>
          <table:table-cell office:value-type="float" office:value="0.007612089" calcext:value-type="float">
            <text:p>0.007612089</text:p>
          </table:table-cell>
          <table:table-cell office:value-type="float" office:value="1163.697" calcext:value-type="float">
            <text:p>1163.697</text:p>
          </table:table-cell>
          <table:table-cell office:value-type="float" office:value="1.03682" calcext:value-type="float">
            <text:p>1.03682</text:p>
          </table:table-cell>
          <table:table-cell office:value-type="float" office:value="0" calcext:value-type="float">
            <text:p>0</text:p>
          </table:table-cell>
          <table:table-cell office:value-type="float" office:value="0.3205595" calcext:value-type="float">
            <text:p>0.3205595</text:p>
          </table:table-cell>
          <table:table-cell office:value-type="float" office:value="0.3239397" calcext:value-type="float">
            <text:p>0.3239397</text:p>
          </table:table-cell>
          <table:table-cell office:value-type="float" office:value="0.2996364" calcext:value-type="float">
            <text:p>0.2996364</text:p>
          </table:table-cell>
          <table:table-cell office:value-type="float" office:value="0.1120599" calcext:value-type="float">
            <text:p>0.1120599</text:p>
          </table:table-cell>
          <table:table-cell office:value-type="float" office:value="0.1316798" calcext:value-type="float">
            <text:p>0.1316798</text:p>
          </table:table-cell>
          <table:table-cell office:value-type="float" office:value="0.04532295" calcext:value-type="float">
            <text:p>0.04532295</text:p>
          </table:table-cell>
          <table:table-cell office:value-type="float" office:value="0.05949404" calcext:value-type="float">
            <text:p>0.05949404</text:p>
          </table:table-cell>
          <table:table-cell office:value-type="float" office:value="0.08348341" calcext:value-type="float">
            <text:p>0.08348341</text:p>
          </table:table-cell>
          <table:table-cell office:value-type="float" office:value="0.1478392" calcext:value-type="float">
            <text:p>0.1478392</text:p>
          </table:table-cell>
          <table:table-cell office:value-type="float" office:value="0.1651034" calcext:value-type="float">
            <text:p>0.1651034</text:p>
          </table:table-cell>
          <table:table-cell office:value-type="float" office:value="0.1626666" calcext:value-type="float">
            <text:p>0.1626666</text:p>
          </table:table-cell>
          <table:table-cell office:value-type="float" office:value="0.1688555" calcext:value-type="float">
            <text:p>0.1688555</text:p>
          </table:table-cell>
          <table:table-cell office:value-type="float" office:value="0.1936237" calcext:value-type="float">
            <text:p>0.1936237</text:p>
          </table:table-cell>
          <table:table-cell office:value-type="float" office:value="0.1964598" calcext:value-type="float">
            <text:p>0.1964598</text:p>
          </table:table-cell>
          <table:table-cell office:value-type="float" office:value="0" calcext:value-type="float">
            <text:p>0</text:p>
          </table:table-cell>
          <table:table-cell office:value-type="float" office:value="31.00181" calcext:value-type="float">
            <text:p>31.00181</text:p>
          </table:table-cell>
          <table:table-cell office:value-type="float" office:value="27.98151" calcext:value-type="float">
            <text:p>27.98151</text:p>
          </table:table-cell>
          <table:table-cell office:value-type="float" office:value="26.41506" calcext:value-type="float">
            <text:p>26.41506</text:p>
          </table:table-cell>
          <table:table-cell office:value-type="float" office:value="9.231643" calcext:value-type="float">
            <text:p>9.231643</text:p>
          </table:table-cell>
          <table:table-cell office:value-type="float" office:value="8.375694" calcext:value-type="float">
            <text:p>8.375694</text:p>
          </table:table-cell>
          <table:table-cell office:value-type="float" office:value="3.101429" calcext:value-type="float">
            <text:p>3.101429</text:p>
          </table:table-cell>
          <table:table-cell office:value-type="float" office:value="2.930138" calcext:value-type="float">
            <text:p>2.930138</text:p>
          </table:table-cell>
          <table:table-cell office:value-type="float" office:value="5.368944" calcext:value-type="float">
            <text:p>5.368944</text:p>
          </table:table-cell>
          <table:table-cell office:value-type="float" office:value="8.010365" calcext:value-type="float">
            <text:p>8.010365</text:p>
          </table:table-cell>
          <table:table-cell office:value-type="float" office:value="8.515038" calcext:value-type="float">
            <text:p>8.515038</text:p>
          </table:table-cell>
          <table:table-cell office:value-type="float" office:value="9.493651" calcext:value-type="float">
            <text:p>9.493651</text:p>
          </table:table-cell>
          <table:table-cell office:value-type="float" office:value="9.871457" calcext:value-type="float">
            <text:p>9.871457</text:p>
          </table:table-cell>
          <table:table-cell office:value-type="float" office:value="12.50895" calcext:value-type="float">
            <text:p>12.50895</text:p>
          </table:table-cell>
          <table:table-cell office:value-type="float" office:value="12.72404" calcext:value-type="float">
            <text:p>12.72404</text:p>
          </table:table-cell>
          <table:table-cell office:value-type="float" office:value="0" calcext:value-type="float">
            <text:p>0</text:p>
          </table:table-cell>
          <table:table-cell office:value-type="float" office:value="3.005981" calcext:value-type="float">
            <text:p>3.005981</text:p>
          </table:table-cell>
          <table:table-cell office:value-type="float" office:value="0" calcext:value-type="float">
            <text:p>0</text:p>
          </table:table-cell>
          <table:table-cell office:value-type="float" office:value="2.080981" calcext:value-type="float">
            <text:p>2.08098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9112006" calcext:value-type="float">
            <text:p>19112006</text:p>
          </table:table-cell>
          <table:table-cell office:value-type="float" office:value="7.730872" calcext:value-type="float">
            <text:p>7.730872</text:p>
          </table:table-cell>
          <table:table-cell office:value-type="float" office:value="133.4382" calcext:value-type="float">
            <text:p>133.4382</text:p>
          </table:table-cell>
          <table:table-cell office:value-type="float" office:value="0" calcext:value-type="float">
            <text:p>0</text:p>
          </table:table-cell>
          <table:table-cell office:value-type="float" office:value="-2.025404" calcext:value-type="float">
            <text:p>-2.025404</text:p>
          </table:table-cell>
          <table:table-cell office:value-type="float" office:value="38.82892" calcext:value-type="float">
            <text:p>38.82892</text:p>
          </table:table-cell>
          <table:table-cell office:value-type="float" office:value="0.1391943" calcext:value-type="float">
            <text:p>0.1391943</text:p>
          </table:table-cell>
          <table:table-cell office:value-type="float" office:value="0.0003658058" calcext:value-type="float">
            <text:p>0.0003658058</text:p>
          </table:table-cell>
          <table:table-cell office:value-type="float" office:value="0.2029732" calcext:value-type="float">
            <text:p>0.2029732</text:p>
          </table:table-cell>
          <table:table-cell office:value-type="float" office:value="0.007471025" calcext:value-type="float">
            <text:p>0.007471025</text:p>
          </table:table-cell>
          <table:table-cell office:value-type="float" office:value="1163.692" calcext:value-type="float">
            <text:p>1163.692</text:p>
          </table:table-cell>
          <table:table-cell office:value-type="float" office:value="1.039296" calcext:value-type="float">
            <text:p>1.039296</text:p>
          </table:table-cell>
          <table:table-cell office:value-type="float" office:value="0" calcext:value-type="float">
            <text:p>0</text:p>
          </table:table-cell>
          <table:table-cell office:value-type="float" office:value="0.3311636" calcext:value-type="float">
            <text:p>0.3311636</text:p>
          </table:table-cell>
          <table:table-cell office:value-type="float" office:value="0.3387767" calcext:value-type="float">
            <text:p>0.3387767</text:p>
          </table:table-cell>
          <table:table-cell office:value-type="float" office:value="0.3079327" calcext:value-type="float">
            <text:p>0.3079327</text:p>
          </table:table-cell>
          <table:table-cell office:value-type="float" office:value="0.110106" calcext:value-type="float">
            <text:p>0.110106</text:p>
          </table:table-cell>
          <table:table-cell office:value-type="float" office:value="0.126921" calcext:value-type="float">
            <text:p>0.126921</text:p>
          </table:table-cell>
          <table:table-cell office:value-type="float" office:value="0.04390401" calcext:value-type="float">
            <text:p>0.04390401</text:p>
          </table:table-cell>
          <table:table-cell office:value-type="float" office:value="0.0576055" calcext:value-type="float">
            <text:p>0.0576055</text:p>
          </table:table-cell>
          <table:table-cell office:value-type="float" office:value="0.08324723" calcext:value-type="float">
            <text:p>0.08324723</text:p>
          </table:table-cell>
          <table:table-cell office:value-type="float" office:value="0.1477758" calcext:value-type="float">
            <text:p>0.1477758</text:p>
          </table:table-cell>
          <table:table-cell office:value-type="float" office:value="0.1651081" calcext:value-type="float">
            <text:p>0.1651081</text:p>
          </table:table-cell>
          <table:table-cell office:value-type="float" office:value="0.1627062" calcext:value-type="float">
            <text:p>0.1627062</text:p>
          </table:table-cell>
          <table:table-cell office:value-type="float" office:value="0.168885" calcext:value-type="float">
            <text:p>0.168885</text:p>
          </table:table-cell>
          <table:table-cell office:value-type="float" office:value="0.1936503" calcext:value-type="float">
            <text:p>0.1936503</text:p>
          </table:table-cell>
          <table:table-cell office:value-type="float" office:value="0.1964718" calcext:value-type="float">
            <text:p>0.1964718</text:p>
          </table:table-cell>
          <table:table-cell office:value-type="float" office:value="0" calcext:value-type="float">
            <text:p>0</text:p>
          </table:table-cell>
          <table:table-cell office:value-type="float" office:value="31.01952" calcext:value-type="float">
            <text:p>31.01952</text:p>
          </table:table-cell>
          <table:table-cell office:value-type="float" office:value="27.99459" calcext:value-type="float">
            <text:p>27.99459</text:p>
          </table:table-cell>
          <table:table-cell office:value-type="float" office:value="26.43153" calcext:value-type="float">
            <text:p>26.43153</text:p>
          </table:table-cell>
          <table:table-cell office:value-type="float" office:value="9.240503" calcext:value-type="float">
            <text:p>9.240503</text:p>
          </table:table-cell>
          <table:table-cell office:value-type="float" office:value="8.393364" calcext:value-type="float">
            <text:p>8.393364</text:p>
          </table:table-cell>
          <table:table-cell office:value-type="float" office:value="3.104842" calcext:value-type="float">
            <text:p>3.104842</text:p>
          </table:table-cell>
          <table:table-cell office:value-type="float" office:value="2.935847" calcext:value-type="float">
            <text:p>2.935847</text:p>
          </table:table-cell>
          <table:table-cell office:value-type="float" office:value="5.373095" calcext:value-type="float">
            <text:p>5.373095</text:p>
          </table:table-cell>
          <table:table-cell office:value-type="float" office:value="8.014753" calcext:value-type="float">
            <text:p>8.014753</text:p>
          </table:table-cell>
          <table:table-cell office:value-type="float" office:value="8.519596" calcext:value-type="float">
            <text:p>8.519596</text:p>
          </table:table-cell>
          <table:table-cell office:value-type="float" office:value="9.498234" calcext:value-type="float">
            <text:p>9.498234</text:p>
          </table:table-cell>
          <table:table-cell office:value-type="float" office:value="9.876494" calcext:value-type="float">
            <text:p>9.876494</text:p>
          </table:table-cell>
          <table:table-cell office:value-type="float" office:value="12.51026" calcext:value-type="float">
            <text:p>12.51026</text:p>
          </table:table-cell>
          <table:table-cell office:value-type="float" office:value="12.72523" calcext:value-type="float">
            <text:p>12.72523</text:p>
          </table:table-cell>
          <table:table-cell office:value-type="float" office:value="0" calcext:value-type="float">
            <text:p>0</text:p>
          </table:table-cell>
          <table:table-cell office:value-type="float" office:value="2.944118" calcext:value-type="float">
            <text:p>2.944118</text:p>
          </table:table-cell>
          <table:table-cell office:value-type="float" office:value="0" calcext:value-type="float">
            <text:p>0</text:p>
          </table:table-cell>
          <table:table-cell office:value-type="float" office:value="2.080981" calcext:value-type="float">
            <text:p>2.08098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112006" calcext:value-type="float">
            <text:p>20112006</text:p>
          </table:table-cell>
          <table:table-cell office:value-type="float" office:value="7.719826" calcext:value-type="float">
            <text:p>7.719826</text:p>
          </table:table-cell>
          <table:table-cell office:value-type="float" office:value="133.4374" calcext:value-type="float">
            <text:p>133.4374</text:p>
          </table:table-cell>
          <table:table-cell office:value-type="float" office:value="0" calcext:value-type="float">
            <text:p>0</text:p>
          </table:table-cell>
          <table:table-cell office:value-type="float" office:value="-2.025404" calcext:value-type="float">
            <text:p>-2.025404</text:p>
          </table:table-cell>
          <table:table-cell office:value-type="float" office:value="38.84517" calcext:value-type="float">
            <text:p>38.84517</text:p>
          </table:table-cell>
          <table:table-cell office:value-type="float" office:value="0.1391943" calcext:value-type="float">
            <text:p>0.1391943</text:p>
          </table:table-cell>
          <table:table-cell office:value-type="float" office:value="0.0003658058" calcext:value-type="float">
            <text:p>0.0003658058</text:p>
          </table:table-cell>
          <table:table-cell office:value-type="float" office:value="0.2029732" calcext:value-type="float">
            <text:p>0.2029732</text:p>
          </table:table-cell>
          <table:table-cell office:value-type="float" office:value="0.00740393" calcext:value-type="float">
            <text:p>0.00740393</text:p>
          </table:table-cell>
          <table:table-cell office:value-type="float" office:value="1163.687" calcext:value-type="float">
            <text:p>1163.687</text:p>
          </table:table-cell>
          <table:table-cell office:value-type="float" office:value="1.041951" calcext:value-type="float">
            <text:p>1.041951</text:p>
          </table:table-cell>
          <table:table-cell office:value-type="float" office:value="0" calcext:value-type="float">
            <text:p>0</text:p>
          </table:table-cell>
          <table:table-cell office:value-type="float" office:value="0.3451437" calcext:value-type="float">
            <text:p>0.3451437</text:p>
          </table:table-cell>
          <table:table-cell office:value-type="float" office:value="0.3583322" calcext:value-type="float">
            <text:p>0.3583322</text:p>
          </table:table-cell>
          <table:table-cell office:value-type="float" office:value="0.3249588" calcext:value-type="float">
            <text:p>0.3249588</text:p>
          </table:table-cell>
          <table:table-cell office:value-type="float" office:value="0.1123041" calcext:value-type="float">
            <text:p>0.1123041</text:p>
          </table:table-cell>
          <table:table-cell office:value-type="float" office:value="0.1284429" calcext:value-type="float">
            <text:p>0.1284429</text:p>
          </table:table-cell>
          <table:table-cell office:value-type="float" office:value="0.04394253" calcext:value-type="float">
            <text:p>0.04394253</text:p>
          </table:table-cell>
          <table:table-cell office:value-type="float" office:value="0.05709053" calcext:value-type="float">
            <text:p>0.05709053</text:p>
          </table:table-cell>
          <table:table-cell office:value-type="float" office:value="0.08309752" calcext:value-type="float">
            <text:p>0.08309752</text:p>
          </table:table-cell>
          <table:table-cell office:value-type="float" office:value="0.1477156" calcext:value-type="float">
            <text:p>0.1477156</text:p>
          </table:table-cell>
          <table:table-cell office:value-type="float" office:value="0.1651107" calcext:value-type="float">
            <text:p>0.1651107</text:p>
          </table:table-cell>
          <table:table-cell office:value-type="float" office:value="0.1627448" calcext:value-type="float">
            <text:p>0.1627448</text:p>
          </table:table-cell>
          <table:table-cell office:value-type="float" office:value="0.1689039" calcext:value-type="float">
            <text:p>0.1689039</text:p>
          </table:table-cell>
          <table:table-cell office:value-type="float" office:value="0.1936543" calcext:value-type="float">
            <text:p>0.1936543</text:p>
          </table:table-cell>
          <table:table-cell office:value-type="float" office:value="0.1964849" calcext:value-type="float">
            <text:p>0.1964849</text:p>
          </table:table-cell>
          <table:table-cell office:value-type="float" office:value="0" calcext:value-type="float">
            <text:p>0</text:p>
          </table:table-cell>
          <table:table-cell office:value-type="float" office:value="31.0386" calcext:value-type="float">
            <text:p>31.0386</text:p>
          </table:table-cell>
          <table:table-cell office:value-type="float" office:value="28.01146" calcext:value-type="float">
            <text:p>28.01146</text:p>
          </table:table-cell>
          <table:table-cell office:value-type="float" office:value="26.45212" calcext:value-type="float">
            <text:p>26.45212</text:p>
          </table:table-cell>
          <table:table-cell office:value-type="float" office:value="9.249597" calcext:value-type="float">
            <text:p>9.249597</text:p>
          </table:table-cell>
          <table:table-cell office:value-type="float" office:value="8.41072" calcext:value-type="float">
            <text:p>8.41072</text:p>
          </table:table-cell>
          <table:table-cell office:value-type="float" office:value="3.108124" calcext:value-type="float">
            <text:p>3.108124</text:p>
          </table:table-cell>
          <table:table-cell office:value-type="float" office:value="2.94132" calcext:value-type="float">
            <text:p>2.94132</text:p>
          </table:table-cell>
          <table:table-cell office:value-type="float" office:value="5.377187" calcext:value-type="float">
            <text:p>5.377187</text:p>
          </table:table-cell>
          <table:table-cell office:value-type="float" office:value="8.019141" calcext:value-type="float">
            <text:p>8.019141</text:p>
          </table:table-cell>
          <table:table-cell office:value-type="float" office:value="8.524149" calcext:value-type="float">
            <text:p>8.524149</text:p>
          </table:table-cell>
          <table:table-cell office:value-type="float" office:value="9.502815" calcext:value-type="float">
            <text:p>9.502815</text:p>
          </table:table-cell>
          <table:table-cell office:value-type="float" office:value="9.881511" calcext:value-type="float">
            <text:p>9.881511</text:p>
          </table:table-cell>
          <table:table-cell office:value-type="float" office:value="12.51158" calcext:value-type="float">
            <text:p>12.51158</text:p>
          </table:table-cell>
          <table:table-cell office:value-type="float" office:value="12.72641" calcext:value-type="float">
            <text:p>12.72641</text:p>
          </table:table-cell>
          <table:table-cell office:value-type="float" office:value="0" calcext:value-type="float">
            <text:p>0</text:p>
          </table:table-cell>
          <table:table-cell office:value-type="float" office:value="2.712227" calcext:value-type="float">
            <text:p>2.712227</text:p>
          </table:table-cell>
          <table:table-cell office:value-type="float" office:value="0" calcext:value-type="float">
            <text:p>0</text:p>
          </table:table-cell>
          <table:table-cell office:value-type="float" office:value="2.080981" calcext:value-type="float">
            <text:p>2.08098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1112006" calcext:value-type="float">
            <text:p>21112006</text:p>
          </table:table-cell>
          <table:table-cell office:value-type="float" office:value="7.70595" calcext:value-type="float">
            <text:p>7.70595</text:p>
          </table:table-cell>
          <table:table-cell office:value-type="float" office:value="133.4365" calcext:value-type="float">
            <text:p>133.4365</text:p>
          </table:table-cell>
          <table:table-cell office:value-type="float" office:value="0" calcext:value-type="float">
            <text:p>0</text:p>
          </table:table-cell>
          <table:table-cell office:value-type="float" office:value="-2.025404" calcext:value-type="float">
            <text:p>-2.025404</text:p>
          </table:table-cell>
          <table:table-cell office:value-type="float" office:value="38.86246" calcext:value-type="float">
            <text:p>38.86246</text:p>
          </table:table-cell>
          <table:table-cell office:value-type="float" office:value="0.1391943" calcext:value-type="float">
            <text:p>0.1391943</text:p>
          </table:table-cell>
          <table:table-cell office:value-type="float" office:value="0.0003658058" calcext:value-type="float">
            <text:p>0.0003658058</text:p>
          </table:table-cell>
          <table:table-cell office:value-type="float" office:value="0.2029732" calcext:value-type="float">
            <text:p>0.2029732</text:p>
          </table:table-cell>
          <table:table-cell office:value-type="float" office:value="0.00740393" calcext:value-type="float">
            <text:p>0.00740393</text:p>
          </table:table-cell>
          <table:table-cell office:value-type="float" office:value="1163.682" calcext:value-type="float">
            <text:p>1163.682</text:p>
          </table:table-cell>
          <table:table-cell office:value-type="float" office:value="1.045339" calcext:value-type="float">
            <text:p>1.045339</text:p>
          </table:table-cell>
          <table:table-cell office:value-type="float" office:value="0" calcext:value-type="float">
            <text:p>0</text:p>
          </table:table-cell>
          <table:table-cell office:value-type="float" office:value="0.4051671" calcext:value-type="float">
            <text:p>0.4051671</text:p>
          </table:table-cell>
          <table:table-cell office:value-type="float" office:value="0.4247907" calcext:value-type="float">
            <text:p>0.4247907</text:p>
          </table:table-cell>
          <table:table-cell office:value-type="float" office:value="0.3795392" calcext:value-type="float">
            <text:p>0.3795392</text:p>
          </table:table-cell>
          <table:table-cell office:value-type="float" office:value="0.1230309" calcext:value-type="float">
            <text:p>0.1230309</text:p>
          </table:table-cell>
          <table:table-cell office:value-type="float" office:value="0.1393413" calcext:value-type="float">
            <text:p>0.1393413</text:p>
          </table:table-cell>
          <table:table-cell office:value-type="float" office:value="0.0455956" calcext:value-type="float">
            <text:p>0.0455956</text:p>
          </table:table-cell>
          <table:table-cell office:value-type="float" office:value="0.05804443" calcext:value-type="float">
            <text:p>0.05804443</text:p>
          </table:table-cell>
          <table:table-cell office:value-type="float" office:value="0.08307832" calcext:value-type="float">
            <text:p>0.08307832</text:p>
          </table:table-cell>
          <table:table-cell office:value-type="float" office:value="0.1476762" calcext:value-type="float">
            <text:p>0.1476762</text:p>
          </table:table-cell>
          <table:table-cell office:value-type="float" office:value="0.1651138" calcext:value-type="float">
            <text:p>0.1651138</text:p>
          </table:table-cell>
          <table:table-cell office:value-type="float" office:value="0.162783" calcext:value-type="float">
            <text:p>0.162783</text:p>
          </table:table-cell>
          <table:table-cell office:value-type="float" office:value="0.1689188" calcext:value-type="float">
            <text:p>0.1689188</text:p>
          </table:table-cell>
          <table:table-cell office:value-type="float" office:value="0.1936661" calcext:value-type="float">
            <text:p>0.1936661</text:p>
          </table:table-cell>
          <table:table-cell office:value-type="float" office:value="0.196497" calcext:value-type="float">
            <text:p>0.196497</text:p>
          </table:table-cell>
          <table:table-cell office:value-type="float" office:value="0" calcext:value-type="float">
            <text:p>0</text:p>
          </table:table-cell>
          <table:table-cell office:value-type="float" office:value="31.06461" calcext:value-type="float">
            <text:p>31.06461</text:p>
          </table:table-cell>
          <table:table-cell office:value-type="float" office:value="28.03768" calcext:value-type="float">
            <text:p>28.03768</text:p>
          </table:table-cell>
          <table:table-cell office:value-type="float" office:value="26.48236" calcext:value-type="float">
            <text:p>26.48236</text:p>
          </table:table-cell>
          <table:table-cell office:value-type="float" office:value="9.260467" calcext:value-type="float">
            <text:p>9.260467</text:p>
          </table:table-cell>
          <table:table-cell office:value-type="float" office:value="8.429726" calcext:value-type="float">
            <text:p>8.429726</text:p>
          </table:table-cell>
          <table:table-cell office:value-type="float" office:value="3.111534" calcext:value-type="float">
            <text:p>3.111534</text:p>
          </table:table-cell>
          <table:table-cell office:value-type="float" office:value="2.946788" calcext:value-type="float">
            <text:p>2.946788</text:p>
          </table:table-cell>
          <table:table-cell office:value-type="float" office:value="5.381241" calcext:value-type="float">
            <text:p>5.381241</text:p>
          </table:table-cell>
          <table:table-cell office:value-type="float" office:value="8.023489" calcext:value-type="float">
            <text:p>8.023489</text:p>
          </table:table-cell>
          <table:table-cell office:value-type="float" office:value="8.528708" calcext:value-type="float">
            <text:p>8.528708</text:p>
          </table:table-cell>
          <table:table-cell office:value-type="float" office:value="9.507398" calcext:value-type="float">
            <text:p>9.507398</text:p>
          </table:table-cell>
          <table:table-cell office:value-type="float" office:value="9.88647" calcext:value-type="float">
            <text:p>9.88647</text:p>
          </table:table-cell>
          <table:table-cell office:value-type="float" office:value="12.5129" calcext:value-type="float">
            <text:p>12.5129</text:p>
          </table:table-cell>
          <table:table-cell office:value-type="float" office:value="12.7276" calcext:value-type="float">
            <text:p>12.7276</text:p>
          </table:table-cell>
          <table:table-cell office:value-type="float" office:value="0" calcext:value-type="float">
            <text:p>0</text:p>
          </table:table-cell>
          <table:table-cell office:value-type="float" office:value="2.88941" calcext:value-type="float">
            <text:p>2.88941</text:p>
          </table:table-cell>
          <table:table-cell office:value-type="float" office:value="0" calcext:value-type="float">
            <text:p>0</text:p>
          </table:table-cell>
          <table:table-cell office:value-type="float" office:value="2.080981" calcext:value-type="float">
            <text:p>2.08098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2112006" calcext:value-type="float">
            <text:p>22112006</text:p>
          </table:table-cell>
          <table:table-cell office:value-type="float" office:value="7.68985" calcext:value-type="float">
            <text:p>7.68985</text:p>
          </table:table-cell>
          <table:table-cell office:value-type="float" office:value="133.4356" calcext:value-type="float">
            <text:p>133.4356</text:p>
          </table:table-cell>
          <table:table-cell office:value-type="float" office:value="0" calcext:value-type="float">
            <text:p>0</text:p>
          </table:table-cell>
          <table:table-cell office:value-type="float" office:value="-2.025404" calcext:value-type="float">
            <text:p>-2.025404</text:p>
          </table:table-cell>
          <table:table-cell office:value-type="float" office:value="38.88144" calcext:value-type="float">
            <text:p>38.88144</text:p>
          </table:table-cell>
          <table:table-cell office:value-type="float" office:value="0.1391943" calcext:value-type="float">
            <text:p>0.1391943</text:p>
          </table:table-cell>
          <table:table-cell office:value-type="float" office:value="0.0003658058" calcext:value-type="float">
            <text:p>0.0003658058</text:p>
          </table:table-cell>
          <table:table-cell office:value-type="float" office:value="0.2029732" calcext:value-type="float">
            <text:p>0.2029732</text:p>
          </table:table-cell>
          <table:table-cell office:value-type="float" office:value="0.00740393" calcext:value-type="float">
            <text:p>0.00740393</text:p>
          </table:table-cell>
          <table:table-cell office:value-type="float" office:value="1163.677" calcext:value-type="float">
            <text:p>1163.677</text:p>
          </table:table-cell>
          <table:table-cell office:value-type="float" office:value="1.049072" calcext:value-type="float">
            <text:p>1.049072</text:p>
          </table:table-cell>
          <table:table-cell office:value-type="float" office:value="0" calcext:value-type="float">
            <text:p>0</text:p>
          </table:table-cell>
          <table:table-cell office:value-type="float" office:value="0.4723752" calcext:value-type="float">
            <text:p>0.4723752</text:p>
          </table:table-cell>
          <table:table-cell office:value-type="float" office:value="0.4801558" calcext:value-type="float">
            <text:p>0.4801558</text:p>
          </table:table-cell>
          <table:table-cell office:value-type="float" office:value="0.4286202" calcext:value-type="float">
            <text:p>0.4286202</text:p>
          </table:table-cell>
          <table:table-cell office:value-type="float" office:value="0.1328799" calcext:value-type="float">
            <text:p>0.1328799</text:p>
          </table:table-cell>
          <table:table-cell office:value-type="float" office:value="0.150551" calcext:value-type="float">
            <text:p>0.150551</text:p>
          </table:table-cell>
          <table:table-cell office:value-type="float" office:value="0.04788899" calcext:value-type="float">
            <text:p>0.04788899</text:p>
          </table:table-cell>
          <table:table-cell office:value-type="float" office:value="0.06004886" calcext:value-type="float">
            <text:p>0.06004886</text:p>
          </table:table-cell>
          <table:table-cell office:value-type="float" office:value="0.08322953" calcext:value-type="float">
            <text:p>0.08322953</text:p>
          </table:table-cell>
          <table:table-cell office:value-type="float" office:value="0.1476755" calcext:value-type="float">
            <text:p>0.1476755</text:p>
          </table:table-cell>
          <table:table-cell office:value-type="float" office:value="0.1651199" calcext:value-type="float">
            <text:p>0.1651199</text:p>
          </table:table-cell>
          <table:table-cell office:value-type="float" office:value="0.1628209" calcext:value-type="float">
            <text:p>0.1628209</text:p>
          </table:table-cell>
          <table:table-cell office:value-type="float" office:value="0.1689324" calcext:value-type="float">
            <text:p>0.1689324</text:p>
          </table:table-cell>
          <table:table-cell office:value-type="float" office:value="0.1936799" calcext:value-type="float">
            <text:p>0.1936799</text:p>
          </table:table-cell>
          <table:table-cell office:value-type="float" office:value="0.1965098" calcext:value-type="float">
            <text:p>0.1965098</text:p>
          </table:table-cell>
          <table:table-cell office:value-type="float" office:value="0" calcext:value-type="float">
            <text:p>0</text:p>
          </table:table-cell>
          <table:table-cell office:value-type="float" office:value="31.0999" calcext:value-type="float">
            <text:p>31.0999</text:p>
          </table:table-cell>
          <table:table-cell office:value-type="float" office:value="28.07638" calcext:value-type="float">
            <text:p>28.07638</text:p>
          </table:table-cell>
          <table:table-cell office:value-type="float" office:value="26.52718" calcext:value-type="float">
            <text:p>26.52718</text:p>
          </table:table-cell>
          <table:table-cell office:value-type="float" office:value="9.274637" calcext:value-type="float">
            <text:p>9.274637</text:p>
          </table:table-cell>
          <table:table-cell office:value-type="float" office:value="8.452426" calcext:value-type="float">
            <text:p>8.452426</text:p>
          </table:table-cell>
          <table:table-cell office:value-type="float" office:value="3.115392" calcext:value-type="float">
            <text:p>3.115392</text:p>
          </table:table-cell>
          <table:table-cell office:value-type="float" office:value="2.952564" calcext:value-type="float">
            <text:p>2.952564</text:p>
          </table:table-cell>
          <table:table-cell office:value-type="float" office:value="5.385305" calcext:value-type="float">
            <text:p>5.385305</text:p>
          </table:table-cell>
          <table:table-cell office:value-type="float" office:value="8.02782" calcext:value-type="float">
            <text:p>8.02782</text:p>
          </table:table-cell>
          <table:table-cell office:value-type="float" office:value="8.533261" calcext:value-type="float">
            <text:p>8.533261</text:p>
          </table:table-cell>
          <table:table-cell office:value-type="float" office:value="9.511979" calcext:value-type="float">
            <text:p>9.511979</text:p>
          </table:table-cell>
          <table:table-cell office:value-type="float" office:value="9.891435" calcext:value-type="float">
            <text:p>9.891435</text:p>
          </table:table-cell>
          <table:table-cell office:value-type="float" office:value="12.51422" calcext:value-type="float">
            <text:p>12.51422</text:p>
          </table:table-cell>
          <table:table-cell office:value-type="float" office:value="12.7288" calcext:value-type="float">
            <text:p>12.7288</text:p>
          </table:table-cell>
          <table:table-cell office:value-type="float" office:value="0" calcext:value-type="float">
            <text:p>0</text:p>
          </table:table-cell>
          <table:table-cell office:value-type="float" office:value="2.87754" calcext:value-type="float">
            <text:p>2.87754</text:p>
          </table:table-cell>
          <table:table-cell office:value-type="float" office:value="0" calcext:value-type="float">
            <text:p>0</text:p>
          </table:table-cell>
          <table:table-cell office:value-type="float" office:value="2.080981" calcext:value-type="float">
            <text:p>2.08098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3112006" calcext:value-type="float">
            <text:p>23112006</text:p>
          </table:table-cell>
          <table:table-cell office:value-type="float" office:value="7.671809" calcext:value-type="float">
            <text:p>7.671809</text:p>
          </table:table-cell>
          <table:table-cell office:value-type="float" office:value="133.4347" calcext:value-type="float">
            <text:p>133.4347</text:p>
          </table:table-cell>
          <table:table-cell office:value-type="float" office:value="0" calcext:value-type="float">
            <text:p>0</text:p>
          </table:table-cell>
          <table:table-cell office:value-type="float" office:value="-2.025404" calcext:value-type="float">
            <text:p>-2.025404</text:p>
          </table:table-cell>
          <table:table-cell office:value-type="float" office:value="38.90199" calcext:value-type="float">
            <text:p>38.90199</text:p>
          </table:table-cell>
          <table:table-cell office:value-type="float" office:value="0.1391943" calcext:value-type="float">
            <text:p>0.1391943</text:p>
          </table:table-cell>
          <table:table-cell office:value-type="float" office:value="0.0003658058" calcext:value-type="float">
            <text:p>0.0003658058</text:p>
          </table:table-cell>
          <table:table-cell office:value-type="float" office:value="0.2029732" calcext:value-type="float">
            <text:p>0.2029732</text:p>
          </table:table-cell>
          <table:table-cell office:value-type="float" office:value="0.00740393" calcext:value-type="float">
            <text:p>0.00740393</text:p>
          </table:table-cell>
          <table:table-cell office:value-type="float" office:value="1163.674" calcext:value-type="float">
            <text:p>1163.674</text:p>
          </table:table-cell>
          <table:table-cell office:value-type="float" office:value="1.053348" calcext:value-type="float">
            <text:p>1.053348</text:p>
          </table:table-cell>
          <table:table-cell office:value-type="float" office:value="0" calcext:value-type="float">
            <text:p>0</text:p>
          </table:table-cell>
          <table:table-cell office:value-type="float" office:value="0.5046043" calcext:value-type="float">
            <text:p>0.5046043</text:p>
          </table:table-cell>
          <table:table-cell office:value-type="float" office:value="0.5217125" calcext:value-type="float">
            <text:p>0.5217125</text:p>
          </table:table-cell>
          <table:table-cell office:value-type="float" office:value="0.4709618" calcext:value-type="float">
            <text:p>0.4709618</text:p>
          </table:table-cell>
          <table:table-cell office:value-type="float" office:value="0.1410596" calcext:value-type="float">
            <text:p>0.1410596</text:p>
          </table:table-cell>
          <table:table-cell office:value-type="float" office:value="0.1605047" calcext:value-type="float">
            <text:p>0.1605047</text:p>
          </table:table-cell>
          <table:table-cell office:value-type="float" office:value="0.05024357" calcext:value-type="float">
            <text:p>0.05024357</text:p>
          </table:table-cell>
          <table:table-cell office:value-type="float" office:value="0.06235104" calcext:value-type="float">
            <text:p>0.06235104</text:p>
          </table:table-cell>
          <table:table-cell office:value-type="float" office:value="0.08347707" calcext:value-type="float">
            <text:p>0.08347707</text:p>
          </table:table-cell>
          <table:table-cell office:value-type="float" office:value="0.1477164" calcext:value-type="float">
            <text:p>0.1477164</text:p>
          </table:table-cell>
          <table:table-cell office:value-type="float" office:value="0.1651315" calcext:value-type="float">
            <text:p>0.1651315</text:p>
          </table:table-cell>
          <table:table-cell office:value-type="float" office:value="0.1628586" calcext:value-type="float">
            <text:p>0.1628586</text:p>
          </table:table-cell>
          <table:table-cell office:value-type="float" office:value="0.1689437" calcext:value-type="float">
            <text:p>0.1689437</text:p>
          </table:table-cell>
          <table:table-cell office:value-type="float" office:value="0.1936939" calcext:value-type="float">
            <text:p>0.1936939</text:p>
          </table:table-cell>
          <table:table-cell office:value-type="float" office:value="0.1965224" calcext:value-type="float">
            <text:p>0.1965224</text:p>
          </table:table-cell>
          <table:table-cell office:value-type="float" office:value="0" calcext:value-type="float">
            <text:p>0</text:p>
          </table:table-cell>
          <table:table-cell office:value-type="float" office:value="31.14176" calcext:value-type="float">
            <text:p>31.14176</text:p>
          </table:table-cell>
          <table:table-cell office:value-type="float" office:value="28.1263" calcext:value-type="float">
            <text:p>28.1263</text:p>
          </table:table-cell>
          <table:table-cell office:value-type="float" office:value="26.58575" calcext:value-type="float">
            <text:p>26.58575</text:p>
          </table:table-cell>
          <table:table-cell office:value-type="float" office:value="9.291715" calcext:value-type="float">
            <text:p>9.291715</text:p>
          </table:table-cell>
          <table:table-cell office:value-type="float" office:value="8.478577" calcext:value-type="float">
            <text:p>8.478577</text:p>
          </table:table-cell>
          <table:table-cell office:value-type="float" office:value="3.119738" calcext:value-type="float">
            <text:p>3.119738</text:p>
          </table:table-cell>
          <table:table-cell office:value-type="float" office:value="2.958745" calcext:value-type="float">
            <text:p>2.958745</text:p>
          </table:table-cell>
          <table:table-cell office:value-type="float" office:value="5.389395" calcext:value-type="float">
            <text:p>5.389395</text:p>
          </table:table-cell>
          <table:table-cell office:value-type="float" office:value="8.032151" calcext:value-type="float">
            <text:p>8.032151</text:p>
          </table:table-cell>
          <table:table-cell office:value-type="float" office:value="8.537819" calcext:value-type="float">
            <text:p>8.537819</text:p>
          </table:table-cell>
          <table:table-cell office:value-type="float" office:value="9.516514" calcext:value-type="float">
            <text:p>9.516514</text:p>
          </table:table-cell>
          <table:table-cell office:value-type="float" office:value="9.896393" calcext:value-type="float">
            <text:p>9.896393</text:p>
          </table:table-cell>
          <table:table-cell office:value-type="float" office:value="12.51554" calcext:value-type="float">
            <text:p>12.51554</text:p>
          </table:table-cell>
          <table:table-cell office:value-type="float" office:value="12.73" calcext:value-type="float">
            <text:p>12.73</text:p>
          </table:table-cell>
          <table:table-cell office:value-type="float" office:value="0" calcext:value-type="float">
            <text:p>0</text:p>
          </table:table-cell>
          <table:table-cell office:value-type="float" office:value="2.733335" calcext:value-type="float">
            <text:p>2.733335</text:p>
          </table:table-cell>
          <table:table-cell office:value-type="float" office:value="0" calcext:value-type="float">
            <text:p>0</text:p>
          </table:table-cell>
          <table:table-cell office:value-type="float" office:value="2.080981" calcext:value-type="float">
            <text:p>2.08098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4112006" calcext:value-type="float">
            <text:p>24112006</text:p>
          </table:table-cell>
          <table:table-cell office:value-type="float" office:value="7.654705" calcext:value-type="float">
            <text:p>7.654705</text:p>
          </table:table-cell>
          <table:table-cell office:value-type="float" office:value="133.4337" calcext:value-type="float">
            <text:p>133.4337</text:p>
          </table:table-cell>
          <table:table-cell office:value-type="float" office:value="0" calcext:value-type="float">
            <text:p>0</text:p>
          </table:table-cell>
          <table:table-cell office:value-type="float" office:value="-2.025404" calcext:value-type="float">
            <text:p>-2.025404</text:p>
          </table:table-cell>
          <table:table-cell office:value-type="float" office:value="38.92316" calcext:value-type="float">
            <text:p>38.92316</text:p>
          </table:table-cell>
          <table:table-cell office:value-type="float" office:value="0.1391943" calcext:value-type="float">
            <text:p>0.1391943</text:p>
          </table:table-cell>
          <table:table-cell office:value-type="float" office:value="0.0003658058" calcext:value-type="float">
            <text:p>0.0003658058</text:p>
          </table:table-cell>
          <table:table-cell office:value-type="float" office:value="0.2029732" calcext:value-type="float">
            <text:p>0.2029732</text:p>
          </table:table-cell>
          <table:table-cell office:value-type="float" office:value="0.00740393" calcext:value-type="float">
            <text:p>0.00740393</text:p>
          </table:table-cell>
          <table:table-cell office:value-type="float" office:value="1163.671" calcext:value-type="float">
            <text:p>1163.671</text:p>
          </table:table-cell>
          <table:table-cell office:value-type="float" office:value="1.057529" calcext:value-type="float">
            <text:p>1.057529</text:p>
          </table:table-cell>
          <table:table-cell office:value-type="float" office:value="0" calcext:value-type="float">
            <text:p>0</text:p>
          </table:table-cell>
          <table:table-cell office:value-type="float" office:value="0.4539595" calcext:value-type="float">
            <text:p>0.4539595</text:p>
          </table:table-cell>
          <table:table-cell office:value-type="float" office:value="0.4927453" calcext:value-type="float">
            <text:p>0.4927453</text:p>
          </table:table-cell>
          <table:table-cell office:value-type="float" office:value="0.4614643" calcext:value-type="float">
            <text:p>0.4614643</text:p>
          </table:table-cell>
          <table:table-cell office:value-type="float" office:value="0.1388936" calcext:value-type="float">
            <text:p>0.1388936</text:p>
          </table:table-cell>
          <table:table-cell office:value-type="float" office:value="0.1601446" calcext:value-type="float">
            <text:p>0.1601446</text:p>
          </table:table-cell>
          <table:table-cell office:value-type="float" office:value="0.05112124" calcext:value-type="float">
            <text:p>0.05112124</text:p>
          </table:table-cell>
          <table:table-cell office:value-type="float" office:value="0.06372587" calcext:value-type="float">
            <text:p>0.06372587</text:p>
          </table:table-cell>
          <table:table-cell office:value-type="float" office:value="0.08373709" calcext:value-type="float">
            <text:p>0.08373709</text:p>
          </table:table-cell>
          <table:table-cell office:value-type="float" office:value="0.1477887" calcext:value-type="float">
            <text:p>0.1477887</text:p>
          </table:table-cell>
          <table:table-cell office:value-type="float" office:value="0.1651501" calcext:value-type="float">
            <text:p>0.1651501</text:p>
          </table:table-cell>
          <table:table-cell office:value-type="float" office:value="0.1628972" calcext:value-type="float">
            <text:p>0.1628972</text:p>
          </table:table-cell>
          <table:table-cell office:value-type="float" office:value="0.1689534" calcext:value-type="float">
            <text:p>0.1689534</text:p>
          </table:table-cell>
          <table:table-cell office:value-type="float" office:value="0.193708" calcext:value-type="float">
            <text:p>0.193708</text:p>
          </table:table-cell>
          <table:table-cell office:value-type="float" office:value="0.196535" calcext:value-type="float">
            <text:p>0.196535</text:p>
          </table:table-cell>
          <table:table-cell office:value-type="float" office:value="0" calcext:value-type="float">
            <text:p>0</text:p>
          </table:table-cell>
          <table:table-cell office:value-type="float" office:value="31.18166" calcext:value-type="float">
            <text:p>31.18166</text:p>
          </table:table-cell>
          <table:table-cell office:value-type="float" office:value="28.17869" calcext:value-type="float">
            <text:p>28.17869</text:p>
          </table:table-cell>
          <table:table-cell office:value-type="float" office:value="26.65074" calcext:value-type="float">
            <text:p>26.65074</text:p>
          </table:table-cell>
          <table:table-cell office:value-type="float" office:value="9.310048" calcext:value-type="float">
            <text:p>9.310048</text:p>
          </table:table-cell>
          <table:table-cell office:value-type="float" office:value="8.506683" calcext:value-type="float">
            <text:p>8.506683</text:p>
          </table:table-cell>
          <table:table-cell office:value-type="float" office:value="3.124456" calcext:value-type="float">
            <text:p>3.124456</text:p>
          </table:table-cell>
          <table:table-cell office:value-type="float" office:value="2.965292" calcext:value-type="float">
            <text:p>2.965292</text:p>
          </table:table-cell>
          <table:table-cell office:value-type="float" office:value="5.39353" calcext:value-type="float">
            <text:p>5.39353</text:p>
          </table:table-cell>
          <table:table-cell office:value-type="float" office:value="8.036482" calcext:value-type="float">
            <text:p>8.036482</text:p>
          </table:table-cell>
          <table:table-cell office:value-type="float" office:value="8.542377" calcext:value-type="float">
            <text:p>8.542377</text:p>
          </table:table-cell>
          <table:table-cell office:value-type="float" office:value="9.521039" calcext:value-type="float">
            <text:p>9.521039</text:p>
          </table:table-cell>
          <table:table-cell office:value-type="float" office:value="9.901353" calcext:value-type="float">
            <text:p>9.901353</text:p>
          </table:table-cell>
          <table:table-cell office:value-type="float" office:value="12.51685" calcext:value-type="float">
            <text:p>12.51685</text:p>
          </table:table-cell>
          <table:table-cell office:value-type="float" office:value="12.7312" calcext:value-type="float">
            <text:p>12.7312</text:p>
          </table:table-cell>
          <table:table-cell office:value-type="float" office:value="0" calcext:value-type="float">
            <text:p>0</text:p>
          </table:table-cell>
          <table:table-cell office:value-type="float" office:value="2.063873" calcext:value-type="float">
            <text:p>2.063873</text:p>
          </table:table-cell>
          <table:table-cell office:value-type="float" office:value="0" calcext:value-type="float">
            <text:p>0</text:p>
          </table:table-cell>
          <table:table-cell office:value-type="float" office:value="2.080981" calcext:value-type="float">
            <text:p>2.08098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5112006" calcext:value-type="float">
            <text:p>25112006</text:p>
          </table:table-cell>
          <table:table-cell office:value-type="float" office:value="7.638809" calcext:value-type="float">
            <text:p>7.638809</text:p>
          </table:table-cell>
          <table:table-cell office:value-type="float" office:value="133.4328" calcext:value-type="float">
            <text:p>133.4328</text:p>
          </table:table-cell>
          <table:table-cell office:value-type="float" office:value="0" calcext:value-type="float">
            <text:p>0</text:p>
          </table:table-cell>
          <table:table-cell office:value-type="float" office:value="-2.025404" calcext:value-type="float">
            <text:p>-2.025404</text:p>
          </table:table-cell>
          <table:table-cell office:value-type="float" office:value="38.94363" calcext:value-type="float">
            <text:p>38.94363</text:p>
          </table:table-cell>
          <table:table-cell office:value-type="float" office:value="0.1391943" calcext:value-type="float">
            <text:p>0.1391943</text:p>
          </table:table-cell>
          <table:table-cell office:value-type="float" office:value="0.0003658058" calcext:value-type="float">
            <text:p>0.0003658058</text:p>
          </table:table-cell>
          <table:table-cell office:value-type="float" office:value="0.2029732" calcext:value-type="float">
            <text:p>0.2029732</text:p>
          </table:table-cell>
          <table:table-cell office:value-type="float" office:value="0.00740393" calcext:value-type="float">
            <text:p>0.00740393</text:p>
          </table:table-cell>
          <table:table-cell office:value-type="float" office:value="1163.668" calcext:value-type="float">
            <text:p>1163.668</text:p>
          </table:table-cell>
          <table:table-cell office:value-type="float" office:value="1.061443" calcext:value-type="float">
            <text:p>1.061443</text:p>
          </table:table-cell>
          <table:table-cell office:value-type="float" office:value="0" calcext:value-type="float">
            <text:p>0</text:p>
          </table:table-cell>
          <table:table-cell office:value-type="float" office:value="0.4074068" calcext:value-type="float">
            <text:p>0.4074068</text:p>
          </table:table-cell>
          <table:table-cell office:value-type="float" office:value="0.4680562" calcext:value-type="float">
            <text:p>0.4680562</text:p>
          </table:table-cell>
          <table:table-cell office:value-type="float" office:value="0.4453667" calcext:value-type="float">
            <text:p>0.4453667</text:p>
          </table:table-cell>
          <table:table-cell office:value-type="float" office:value="0.1332617" calcext:value-type="float">
            <text:p>0.1332617</text:p>
          </table:table-cell>
          <table:table-cell office:value-type="float" office:value="0.1540303" calcext:value-type="float">
            <text:p>0.1540303</text:p>
          </table:table-cell>
          <table:table-cell office:value-type="float" office:value="0.05037253" calcext:value-type="float">
            <text:p>0.05037253</text:p>
          </table:table-cell>
          <table:table-cell office:value-type="float" office:value="0.06339787" calcext:value-type="float">
            <text:p>0.06339787</text:p>
          </table:table-cell>
          <table:table-cell office:value-type="float" office:value="0.08386612" calcext:value-type="float">
            <text:p>0.08386612</text:p>
          </table:table-cell>
          <table:table-cell office:value-type="float" office:value="0.1478661" calcext:value-type="float">
            <text:p>0.1478661</text:p>
          </table:table-cell>
          <table:table-cell office:value-type="float" office:value="0.1651751" calcext:value-type="float">
            <text:p>0.1651751</text:p>
          </table:table-cell>
          <table:table-cell office:value-type="float" office:value="0.1629372" calcext:value-type="float">
            <text:p>0.1629372</text:p>
          </table:table-cell>
          <table:table-cell office:value-type="float" office:value="0.1689648" calcext:value-type="float">
            <text:p>0.1689648</text:p>
          </table:table-cell>
          <table:table-cell office:value-type="float" office:value="0.1937222" calcext:value-type="float">
            <text:p>0.1937222</text:p>
          </table:table-cell>
          <table:table-cell office:value-type="float" office:value="0.1965475" calcext:value-type="float">
            <text:p>0.1965475</text:p>
          </table:table-cell>
          <table:table-cell office:value-type="float" office:value="0" calcext:value-type="float">
            <text:p>0</text:p>
          </table:table-cell>
          <table:table-cell office:value-type="float" office:value="31.21383" calcext:value-type="float">
            <text:p>31.21383</text:p>
          </table:table-cell>
          <table:table-cell office:value-type="float" office:value="28.22476" calcext:value-type="float">
            <text:p>28.22476</text:p>
          </table:table-cell>
          <table:table-cell office:value-type="float" office:value="26.71084" calcext:value-type="float">
            <text:p>26.71084</text:p>
          </table:table-cell>
          <table:table-cell office:value-type="float" office:value="9.326843" calcext:value-type="float">
            <text:p>9.326843</text:p>
          </table:table-cell>
          <table:table-cell office:value-type="float" office:value="8.533273" calcext:value-type="float">
            <text:p>8.533273</text:p>
          </table:table-cell>
          <table:table-cell office:value-type="float" office:value="3.129124" calcext:value-type="float">
            <text:p>3.129124</text:p>
          </table:table-cell>
          <table:table-cell office:value-type="float" office:value="2.971885" calcext:value-type="float">
            <text:p>2.971885</text:p>
          </table:table-cell>
          <table:table-cell office:value-type="float" office:value="5.397704" calcext:value-type="float">
            <text:p>5.397704</text:p>
          </table:table-cell>
          <table:table-cell office:value-type="float" office:value="8.040821" calcext:value-type="float">
            <text:p>8.040821</text:p>
          </table:table-cell>
          <table:table-cell office:value-type="float" office:value="8.546932" calcext:value-type="float">
            <text:p>8.546932</text:p>
          </table:table-cell>
          <table:table-cell office:value-type="float" office:value="9.525564" calcext:value-type="float">
            <text:p>9.525564</text:p>
          </table:table-cell>
          <table:table-cell office:value-type="float" office:value="9.906285" calcext:value-type="float">
            <text:p>9.906285</text:p>
          </table:table-cell>
          <table:table-cell office:value-type="float" office:value="12.51817" calcext:value-type="float">
            <text:p>12.51817</text:p>
          </table:table-cell>
          <table:table-cell office:value-type="float" office:value="12.73239" calcext:value-type="float">
            <text:p>12.73239</text:p>
          </table:table-cell>
          <table:table-cell office:value-type="float" office:value="0" calcext:value-type="float">
            <text:p>0</text:p>
          </table:table-cell>
          <table:table-cell office:value-type="float" office:value="1.654817" calcext:value-type="float">
            <text:p>1.654817</text:p>
          </table:table-cell>
          <table:table-cell office:value-type="float" office:value="0" calcext:value-type="float">
            <text:p>0</text:p>
          </table:table-cell>
          <table:table-cell office:value-type="float" office:value="2.080981" calcext:value-type="float">
            <text:p>2.08098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112006" calcext:value-type="float">
            <text:p>26112006</text:p>
          </table:table-cell>
          <table:table-cell office:value-type="float" office:value="7.625375" calcext:value-type="float">
            <text:p>7.625375</text:p>
          </table:table-cell>
          <table:table-cell office:value-type="float" office:value="133.4318" calcext:value-type="float">
            <text:p>133.4318</text:p>
          </table:table-cell>
          <table:table-cell office:value-type="float" office:value="0" calcext:value-type="float">
            <text:p>0</text:p>
          </table:table-cell>
          <table:table-cell office:value-type="float" office:value="-2.025404" calcext:value-type="float">
            <text:p>-2.025404</text:p>
          </table:table-cell>
          <table:table-cell office:value-type="float" office:value="38.96304" calcext:value-type="float">
            <text:p>38.96304</text:p>
          </table:table-cell>
          <table:table-cell office:value-type="float" office:value="0.1391943" calcext:value-type="float">
            <text:p>0.1391943</text:p>
          </table:table-cell>
          <table:table-cell office:value-type="float" office:value="0.0003658058" calcext:value-type="float">
            <text:p>0.0003658058</text:p>
          </table:table-cell>
          <table:table-cell office:value-type="float" office:value="0.2029732" calcext:value-type="float">
            <text:p>0.2029732</text:p>
          </table:table-cell>
          <table:table-cell office:value-type="float" office:value="0.00740393" calcext:value-type="float">
            <text:p>0.00740393</text:p>
          </table:table-cell>
          <table:table-cell office:value-type="float" office:value="1163.664" calcext:value-type="float">
            <text:p>1163.664</text:p>
          </table:table-cell>
          <table:table-cell office:value-type="float" office:value="1.064754" calcext:value-type="float">
            <text:p>1.064754</text:p>
          </table:table-cell>
          <table:table-cell office:value-type="float" office:value="0" calcext:value-type="float">
            <text:p>0</text:p>
          </table:table-cell>
          <table:table-cell office:value-type="float" office:value="0.3421986" calcext:value-type="float">
            <text:p>0.3421986</text:p>
          </table:table-cell>
          <table:table-cell office:value-type="float" office:value="0.4054362" calcext:value-type="float">
            <text:p>0.4054362</text:p>
          </table:table-cell>
          <table:table-cell office:value-type="float" office:value="0.3991657" calcext:value-type="float">
            <text:p>0.3991657</text:p>
          </table:table-cell>
          <table:table-cell office:value-type="float" office:value="0.1227614" calcext:value-type="float">
            <text:p>0.1227614</text:p>
          </table:table-cell>
          <table:table-cell office:value-type="float" office:value="0.1428149" calcext:value-type="float">
            <text:p>0.1428149</text:p>
          </table:table-cell>
          <table:table-cell office:value-type="float" office:value="0.04867194" calcext:value-type="float">
            <text:p>0.04867194</text:p>
          </table:table-cell>
          <table:table-cell office:value-type="float" office:value="0.06211216" calcext:value-type="float">
            <text:p>0.06211216</text:p>
          </table:table-cell>
          <table:table-cell office:value-type="float" office:value="0.08387396" calcext:value-type="float">
            <text:p>0.08387396</text:p>
          </table:table-cell>
          <table:table-cell office:value-type="float" office:value="0.1479262" calcext:value-type="float">
            <text:p>0.1479262</text:p>
          </table:table-cell>
          <table:table-cell office:value-type="float" office:value="0.1652028" calcext:value-type="float">
            <text:p>0.1652028</text:p>
          </table:table-cell>
          <table:table-cell office:value-type="float" office:value="0.1629784" calcext:value-type="float">
            <text:p>0.1629784</text:p>
          </table:table-cell>
          <table:table-cell office:value-type="float" office:value="0.1689778" calcext:value-type="float">
            <text:p>0.1689778</text:p>
          </table:table-cell>
          <table:table-cell office:value-type="float" office:value="0.1937365" calcext:value-type="float">
            <text:p>0.1937365</text:p>
          </table:table-cell>
          <table:table-cell office:value-type="float" office:value="0.19656" calcext:value-type="float">
            <text:p>0.19656</text:p>
          </table:table-cell>
          <table:table-cell office:value-type="float" office:value="0" calcext:value-type="float">
            <text:p>0</text:p>
          </table:table-cell>
          <table:table-cell office:value-type="float" office:value="31.23774" calcext:value-type="float">
            <text:p>31.23774</text:p>
          </table:table-cell>
          <table:table-cell office:value-type="float" office:value="28.26243" calcext:value-type="float">
            <text:p>28.26243</text:p>
          </table:table-cell>
          <table:table-cell office:value-type="float" office:value="26.76347" calcext:value-type="float">
            <text:p>26.76347</text:p>
          </table:table-cell>
          <table:table-cell office:value-type="float" office:value="9.341446" calcext:value-type="float">
            <text:p>9.341446</text:p>
          </table:table-cell>
          <table:table-cell office:value-type="float" office:value="8.557342" calcext:value-type="float">
            <text:p>8.557342</text:p>
          </table:table-cell>
          <table:table-cell office:value-type="float" office:value="3.133548" calcext:value-type="float">
            <text:p>3.133548</text:p>
          </table:table-cell>
          <table:table-cell office:value-type="float" office:value="2.978313" calcext:value-type="float">
            <text:p>2.978313</text:p>
          </table:table-cell>
          <table:table-cell office:value-type="float" office:value="5.401875" calcext:value-type="float">
            <text:p>5.401875</text:p>
          </table:table-cell>
          <table:table-cell office:value-type="float" office:value="8.045163" calcext:value-type="float">
            <text:p>8.045163</text:p>
          </table:table-cell>
          <table:table-cell office:value-type="float" office:value="8.551488" calcext:value-type="float">
            <text:p>8.551488</text:p>
          </table:table-cell>
          <table:table-cell office:value-type="float" office:value="9.530089" calcext:value-type="float">
            <text:p>9.530089</text:p>
          </table:table-cell>
          <table:table-cell office:value-type="float" office:value="9.91117" calcext:value-type="float">
            <text:p>9.91117</text:p>
          </table:table-cell>
          <table:table-cell office:value-type="float" office:value="12.51949" calcext:value-type="float">
            <text:p>12.51949</text:p>
          </table:table-cell>
          <table:table-cell office:value-type="float" office:value="12.73359" calcext:value-type="float">
            <text:p>12.73359</text:p>
          </table:table-cell>
          <table:table-cell office:value-type="float" office:value="0" calcext:value-type="float">
            <text:p>0</text:p>
          </table:table-cell>
          <table:table-cell office:value-type="float" office:value="1.130775" calcext:value-type="float">
            <text:p>1.130775</text:p>
          </table:table-cell>
          <table:table-cell office:value-type="float" office:value="0" calcext:value-type="float">
            <text:p>0</text:p>
          </table:table-cell>
          <table:table-cell office:value-type="float" office:value="2.080981" calcext:value-type="float">
            <text:p>2.08098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7112006" calcext:value-type="float">
            <text:p>27112006</text:p>
          </table:table-cell>
          <table:table-cell office:value-type="float" office:value="7.611348" calcext:value-type="float">
            <text:p>7.611348</text:p>
          </table:table-cell>
          <table:table-cell office:value-type="float" office:value="133.4309" calcext:value-type="float">
            <text:p>133.4309</text:p>
          </table:table-cell>
          <table:table-cell office:value-type="float" office:value="0" calcext:value-type="float">
            <text:p>0</text:p>
          </table:table-cell>
          <table:table-cell office:value-type="float" office:value="-2.025404" calcext:value-type="float">
            <text:p>-2.025404</text:p>
          </table:table-cell>
          <table:table-cell office:value-type="float" office:value="38.98111" calcext:value-type="float">
            <text:p>38.98111</text:p>
          </table:table-cell>
          <table:table-cell office:value-type="float" office:value="0.1391943" calcext:value-type="float">
            <text:p>0.1391943</text:p>
          </table:table-cell>
          <table:table-cell office:value-type="float" office:value="0.0003658058" calcext:value-type="float">
            <text:p>0.0003658058</text:p>
          </table:table-cell>
          <table:table-cell office:value-type="float" office:value="0.2029732" calcext:value-type="float">
            <text:p>0.2029732</text:p>
          </table:table-cell>
          <table:table-cell office:value-type="float" office:value="0.007256027" calcext:value-type="float">
            <text:p>0.007256027</text:p>
          </table:table-cell>
          <table:table-cell office:value-type="float" office:value="1163.66" calcext:value-type="float">
            <text:p>1163.66</text:p>
          </table:table-cell>
          <table:table-cell office:value-type="float" office:value="1.069072" calcext:value-type="float">
            <text:p>1.069072</text:p>
          </table:table-cell>
          <table:table-cell office:value-type="float" office:value="0" calcext:value-type="float">
            <text:p>0</text:p>
          </table:table-cell>
          <table:table-cell office:value-type="float" office:value="0.3451229" calcext:value-type="float">
            <text:p>0.3451229</text:p>
          </table:table-cell>
          <table:table-cell office:value-type="float" office:value="0.4191623" calcext:value-type="float">
            <text:p>0.4191623</text:p>
          </table:table-cell>
          <table:table-cell office:value-type="float" office:value="0.3982767" calcext:value-type="float">
            <text:p>0.3982767</text:p>
          </table:table-cell>
          <table:table-cell office:value-type="float" office:value="0.1179836" calcext:value-type="float">
            <text:p>0.1179836</text:p>
          </table:table-cell>
          <table:table-cell office:value-type="float" office:value="0.1351056" calcext:value-type="float">
            <text:p>0.1351056</text:p>
          </table:table-cell>
          <table:table-cell office:value-type="float" office:value="0.04668278" calcext:value-type="float">
            <text:p>0.04668278</text:p>
          </table:table-cell>
          <table:table-cell office:value-type="float" office:value="0.05995931" calcext:value-type="float">
            <text:p>0.05995931</text:p>
          </table:table-cell>
          <table:table-cell office:value-type="float" office:value="0.08373271" calcext:value-type="float">
            <text:p>0.08373271</text:p>
          </table:table-cell>
          <table:table-cell office:value-type="float" office:value="0.1479551" calcext:value-type="float">
            <text:p>0.1479551</text:p>
          </table:table-cell>
          <table:table-cell office:value-type="float" office:value="0.1652309" calcext:value-type="float">
            <text:p>0.1652309</text:p>
          </table:table-cell>
          <table:table-cell office:value-type="float" office:value="0.1630204" calcext:value-type="float">
            <text:p>0.1630204</text:p>
          </table:table-cell>
          <table:table-cell office:value-type="float" office:value="0.1690166" calcext:value-type="float">
            <text:p>0.1690166</text:p>
          </table:table-cell>
          <table:table-cell office:value-type="float" office:value="0.1937874" calcext:value-type="float">
            <text:p>0.1937874</text:p>
          </table:table-cell>
          <table:table-cell office:value-type="float" office:value="0.1965576" calcext:value-type="float">
            <text:p>0.1965576</text:p>
          </table:table-cell>
          <table:table-cell office:value-type="float" office:value="0" calcext:value-type="float">
            <text:p>0</text:p>
          </table:table-cell>
          <table:table-cell office:value-type="float" office:value="31.25603" calcext:value-type="float">
            <text:p>31.25603</text:p>
          </table:table-cell>
          <table:table-cell office:value-type="float" office:value="28.29156" calcext:value-type="float">
            <text:p>28.29156</text:p>
          </table:table-cell>
          <table:table-cell office:value-type="float" office:value="26.80548" calcext:value-type="float">
            <text:p>26.80548</text:p>
          </table:table-cell>
          <table:table-cell office:value-type="float" office:value="9.352861" calcext:value-type="float">
            <text:p>9.352861</text:p>
          </table:table-cell>
          <table:table-cell office:value-type="float" office:value="8.577444" calcext:value-type="float">
            <text:p>8.577444</text:p>
          </table:table-cell>
          <table:table-cell office:value-type="float" office:value="3.13748" calcext:value-type="float">
            <text:p>3.13748</text:p>
          </table:table-cell>
          <table:table-cell office:value-type="float" office:value="2.984335" calcext:value-type="float">
            <text:p>2.984335</text:p>
          </table:table-cell>
          <table:table-cell office:value-type="float" office:value="5.406012" calcext:value-type="float">
            <text:p>5.406012</text:p>
          </table:table-cell>
          <table:table-cell office:value-type="float" office:value="8.049505" calcext:value-type="float">
            <text:p>8.049505</text:p>
          </table:table-cell>
          <table:table-cell office:value-type="float" office:value="8.556044" calcext:value-type="float">
            <text:p>8.556044</text:p>
          </table:table-cell>
          <table:table-cell office:value-type="float" office:value="9.534615" calcext:value-type="float">
            <text:p>9.534615</text:p>
          </table:table-cell>
          <table:table-cell office:value-type="float" office:value="9.916054" calcext:value-type="float">
            <text:p>9.916054</text:p>
          </table:table-cell>
          <table:table-cell office:value-type="float" office:value="12.52083" calcext:value-type="float">
            <text:p>12.52083</text:p>
          </table:table-cell>
          <table:table-cell office:value-type="float" office:value="12.73478" calcext:value-type="float">
            <text:p>12.73478</text:p>
          </table:table-cell>
          <table:table-cell office:value-type="float" office:value="0" calcext:value-type="float">
            <text:p>0</text:p>
          </table:table-cell>
          <table:table-cell office:value-type="float" office:value="3.928532" calcext:value-type="float">
            <text:p>3.928532</text:p>
          </table:table-cell>
          <table:table-cell office:value-type="float" office:value="0" calcext:value-type="float">
            <text:p>0</text:p>
          </table:table-cell>
          <table:table-cell office:value-type="float" office:value="2.080981" calcext:value-type="float">
            <text:p>2.08098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8112006" calcext:value-type="float">
            <text:p>28112006</text:p>
          </table:table-cell>
          <table:table-cell office:value-type="float" office:value="7.597102" calcext:value-type="float">
            <text:p>7.597102</text:p>
          </table:table-cell>
          <table:table-cell office:value-type="float" office:value="133.4301" calcext:value-type="float">
            <text:p>133.4301</text:p>
          </table:table-cell>
          <table:table-cell office:value-type="float" office:value="0" calcext:value-type="float">
            <text:p>0</text:p>
          </table:table-cell>
          <table:table-cell office:value-type="float" office:value="-2.025404" calcext:value-type="float">
            <text:p>-2.025404</text:p>
          </table:table-cell>
          <table:table-cell office:value-type="float" office:value="38.99923" calcext:value-type="float">
            <text:p>38.99923</text:p>
          </table:table-cell>
          <table:table-cell office:value-type="float" office:value="0.1391943" calcext:value-type="float">
            <text:p>0.1391943</text:p>
          </table:table-cell>
          <table:table-cell office:value-type="float" office:value="0.0003658058" calcext:value-type="float">
            <text:p>0.0003658058</text:p>
          </table:table-cell>
          <table:table-cell office:value-type="float" office:value="0.2029732" calcext:value-type="float">
            <text:p>0.2029732</text:p>
          </table:table-cell>
          <table:table-cell office:value-type="float" office:value="0.007094168" calcext:value-type="float">
            <text:p>0.007094168</text:p>
          </table:table-cell>
          <table:table-cell office:value-type="float" office:value="1163.655" calcext:value-type="float">
            <text:p>1163.655</text:p>
          </table:table-cell>
          <table:table-cell office:value-type="float" office:value="1.073319" calcext:value-type="float">
            <text:p>1.073319</text:p>
          </table:table-cell>
          <table:table-cell office:value-type="float" office:value="0" calcext:value-type="float">
            <text:p>0</text:p>
          </table:table-cell>
          <table:table-cell office:value-type="float" office:value="0.4038517" calcext:value-type="float">
            <text:p>0.4038517</text:p>
          </table:table-cell>
          <table:table-cell office:value-type="float" office:value="0.4465796" calcext:value-type="float">
            <text:p>0.4465796</text:p>
          </table:table-cell>
          <table:table-cell office:value-type="float" office:value="0.4165054" calcext:value-type="float">
            <text:p>0.4165054</text:p>
          </table:table-cell>
          <table:table-cell office:value-type="float" office:value="0.1178892" calcext:value-type="float">
            <text:p>0.1178892</text:p>
          </table:table-cell>
          <table:table-cell office:value-type="float" office:value="0.133371" calcext:value-type="float">
            <text:p>0.133371</text:p>
          </table:table-cell>
          <table:table-cell office:value-type="float" office:value="0.0459426" calcext:value-type="float">
            <text:p>0.0459426</text:p>
          </table:table-cell>
          <table:table-cell office:value-type="float" office:value="0.05881852" calcext:value-type="float">
            <text:p>0.05881852</text:p>
          </table:table-cell>
          <table:table-cell office:value-type="float" office:value="0.0835965" calcext:value-type="float">
            <text:p>0.0835965</text:p>
          </table:table-cell>
          <table:table-cell office:value-type="float" office:value="0.1479577" calcext:value-type="float">
            <text:p>0.1479577</text:p>
          </table:table-cell>
          <table:table-cell office:value-type="float" office:value="0.1652561" calcext:value-type="float">
            <text:p>0.1652561</text:p>
          </table:table-cell>
          <table:table-cell office:value-type="float" office:value="0.1630628" calcext:value-type="float">
            <text:p>0.1630628</text:p>
          </table:table-cell>
          <table:table-cell office:value-type="float" office:value="0.1690335" calcext:value-type="float">
            <text:p>0.1690335</text:p>
          </table:table-cell>
          <table:table-cell office:value-type="float" office:value="0.1937713" calcext:value-type="float">
            <text:p>0.1937713</text:p>
          </table:table-cell>
          <table:table-cell office:value-type="float" office:value="0.1965815" calcext:value-type="float">
            <text:p>0.1965815</text:p>
          </table:table-cell>
          <table:table-cell office:value-type="float" office:value="0" calcext:value-type="float">
            <text:p>0</text:p>
          </table:table-cell>
          <table:table-cell office:value-type="float" office:value="31.28416" calcext:value-type="float">
            <text:p>31.28416</text:p>
          </table:table-cell>
          <table:table-cell office:value-type="float" office:value="28.32294" calcext:value-type="float">
            <text:p>28.32294</text:p>
          </table:table-cell>
          <table:table-cell office:value-type="float" office:value="26.84834" calcext:value-type="float">
            <text:p>26.84834</text:p>
          </table:table-cell>
          <table:table-cell office:value-type="float" office:value="9.363412" calcext:value-type="float">
            <text:p>9.363412</text:p>
          </table:table-cell>
          <table:table-cell office:value-type="float" office:value="8.595966" calcext:value-type="float">
            <text:p>8.595966</text:p>
          </table:table-cell>
          <table:table-cell office:value-type="float" office:value="3.14114" calcext:value-type="float">
            <text:p>3.14114</text:p>
          </table:table-cell>
          <table:table-cell office:value-type="float" office:value="2.990043" calcext:value-type="float">
            <text:p>2.990043</text:p>
          </table:table-cell>
          <table:table-cell office:value-type="float" office:value="5.410096" calcext:value-type="float">
            <text:p>5.410096</text:p>
          </table:table-cell>
          <table:table-cell office:value-type="float" office:value="8.053843" calcext:value-type="float">
            <text:p>8.053843</text:p>
          </table:table-cell>
          <table:table-cell office:value-type="float" office:value="8.560597" calcext:value-type="float">
            <text:p>8.560597</text:p>
          </table:table-cell>
          <table:table-cell office:value-type="float" office:value="9.53914" calcext:value-type="float">
            <text:p>9.53914</text:p>
          </table:table-cell>
          <table:table-cell office:value-type="float" office:value="9.920938" calcext:value-type="float">
            <text:p>9.920938</text:p>
          </table:table-cell>
          <table:table-cell office:value-type="float" office:value="12.52215" calcext:value-type="float">
            <text:p>12.52215</text:p>
          </table:table-cell>
          <table:table-cell office:value-type="float" office:value="12.73597" calcext:value-type="float">
            <text:p>12.73597</text:p>
          </table:table-cell>
          <table:table-cell office:value-type="float" office:value="0" calcext:value-type="float">
            <text:p>0</text:p>
          </table:table-cell>
          <table:table-cell office:value-type="float" office:value="4.590613" calcext:value-type="float">
            <text:p>4.590613</text:p>
          </table:table-cell>
          <table:table-cell office:value-type="float" office:value="0" calcext:value-type="float">
            <text:p>0</text:p>
          </table:table-cell>
          <table:table-cell office:value-type="float" office:value="2.080981" calcext:value-type="float">
            <text:p>2.08098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9112006" calcext:value-type="float">
            <text:p>29112006</text:p>
          </table:table-cell>
          <table:table-cell office:value-type="float" office:value="7.589453" calcext:value-type="float">
            <text:p>7.589453</text:p>
          </table:table-cell>
          <table:table-cell office:value-type="float" office:value="133.4294" calcext:value-type="float">
            <text:p>133.4294</text:p>
          </table:table-cell>
          <table:table-cell office:value-type="float" office:value="0" calcext:value-type="float">
            <text:p>0</text:p>
          </table:table-cell>
          <table:table-cell office:value-type="float" office:value="-2.025404" calcext:value-type="float">
            <text:p>-2.025404</text:p>
          </table:table-cell>
          <table:table-cell office:value-type="float" office:value="39.01619" calcext:value-type="float">
            <text:p>39.01619</text:p>
          </table:table-cell>
          <table:table-cell office:value-type="float" office:value="0.1391943" calcext:value-type="float">
            <text:p>0.1391943</text:p>
          </table:table-cell>
          <table:table-cell office:value-type="float" office:value="0.0003658058" calcext:value-type="float">
            <text:p>0.0003658058</text:p>
          </table:table-cell>
          <table:table-cell office:value-type="float" office:value="0.2029732" calcext:value-type="float">
            <text:p>0.2029732</text:p>
          </table:table-cell>
          <table:table-cell office:value-type="float" office:value="0.007011044" calcext:value-type="float">
            <text:p>0.007011044</text:p>
          </table:table-cell>
          <table:table-cell office:value-type="float" office:value="1163.65" calcext:value-type="float">
            <text:p>1163.65</text:p>
          </table:table-cell>
          <table:table-cell office:value-type="float" office:value="1.074865" calcext:value-type="float">
            <text:p>1.074865</text:p>
          </table:table-cell>
          <table:table-cell office:value-type="float" office:value="0" calcext:value-type="float">
            <text:p>0</text:p>
          </table:table-cell>
          <table:table-cell office:value-type="float" office:value="0.2982436" calcext:value-type="float">
            <text:p>0.2982436</text:p>
          </table:table-cell>
          <table:table-cell office:value-type="float" office:value="0.3108306" calcext:value-type="float">
            <text:p>0.3108306</text:p>
          </table:table-cell>
          <table:table-cell office:value-type="float" office:value="0.291454" calcext:value-type="float">
            <text:p>0.291454</text:p>
          </table:table-cell>
          <table:table-cell office:value-type="float" office:value="0.09676345" calcext:value-type="float">
            <text:p>0.09676345</text:p>
          </table:table-cell>
          <table:table-cell office:value-type="float" office:value="0.1121092" calcext:value-type="float">
            <text:p>0.1121092</text:p>
          </table:table-cell>
          <table:table-cell office:value-type="float" office:value="0.04289107" calcext:value-type="float">
            <text:p>0.04289107</text:p>
          </table:table-cell>
          <table:table-cell office:value-type="float" office:value="0.0565709" calcext:value-type="float">
            <text:p>0.0565709</text:p>
          </table:table-cell>
          <table:table-cell office:value-type="float" office:value="0.08347425" calcext:value-type="float">
            <text:p>0.08347425</text:p>
          </table:table-cell>
          <table:table-cell office:value-type="float" office:value="0.1479522" calcext:value-type="float">
            <text:p>0.1479522</text:p>
          </table:table-cell>
          <table:table-cell office:value-type="float" office:value="0.1652787" calcext:value-type="float">
            <text:p>0.1652787</text:p>
          </table:table-cell>
          <table:table-cell office:value-type="float" office:value="0.1631047" calcext:value-type="float">
            <text:p>0.1631047</text:p>
          </table:table-cell>
          <table:table-cell office:value-type="float" office:value="0.1690409" calcext:value-type="float">
            <text:p>0.1690409</text:p>
          </table:table-cell>
          <table:table-cell office:value-type="float" office:value="0.193778" calcext:value-type="float">
            <text:p>0.193778</text:p>
          </table:table-cell>
          <table:table-cell office:value-type="float" office:value="0.1965959" calcext:value-type="float">
            <text:p>0.1965959</text:p>
          </table:table-cell>
          <table:table-cell office:value-type="float" office:value="0" calcext:value-type="float">
            <text:p>0</text:p>
          </table:table-cell>
          <table:table-cell office:value-type="float" office:value="31.30512" calcext:value-type="float">
            <text:p>31.30512</text:p>
          </table:table-cell>
          <table:table-cell office:value-type="float" office:value="28.34412" calcext:value-type="float">
            <text:p>28.34412</text:p>
          </table:table-cell>
          <table:table-cell office:value-type="float" office:value="26.8823" calcext:value-type="float">
            <text:p>26.8823</text:p>
          </table:table-cell>
          <table:table-cell office:value-type="float" office:value="9.372131" calcext:value-type="float">
            <text:p>9.372131</text:p>
          </table:table-cell>
          <table:table-cell office:value-type="float" office:value="8.612478" calcext:value-type="float">
            <text:p>8.612478</text:p>
          </table:table-cell>
          <table:table-cell office:value-type="float" office:value="3.144583" calcext:value-type="float">
            <text:p>3.144583</text:p>
          </table:table-cell>
          <table:table-cell office:value-type="float" office:value="2.995535" calcext:value-type="float">
            <text:p>2.995535</text:p>
          </table:table-cell>
          <table:table-cell office:value-type="float" office:value="5.414142" calcext:value-type="float">
            <text:p>5.414142</text:p>
          </table:table-cell>
          <table:table-cell office:value-type="float" office:value="8.058175" calcext:value-type="float">
            <text:p>8.058175</text:p>
          </table:table-cell>
          <table:table-cell office:value-type="float" office:value="8.565157" calcext:value-type="float">
            <text:p>8.565157</text:p>
          </table:table-cell>
          <table:table-cell office:value-type="float" office:value="9.543664" calcext:value-type="float">
            <text:p>9.543664</text:p>
          </table:table-cell>
          <table:table-cell office:value-type="float" office:value="9.925822" calcext:value-type="float">
            <text:p>9.925822</text:p>
          </table:table-cell>
          <table:table-cell office:value-type="float" office:value="12.52347" calcext:value-type="float">
            <text:p>12.52347</text:p>
          </table:table-cell>
          <table:table-cell office:value-type="float" office:value="12.73542" calcext:value-type="float">
            <text:p>12.73542</text:p>
          </table:table-cell>
          <table:table-cell office:value-type="float" office:value="0" calcext:value-type="float">
            <text:p>0</text:p>
          </table:table-cell>
          <table:table-cell office:value-type="float" office:value="2.448235" calcext:value-type="float">
            <text:p>2.448235</text:p>
          </table:table-cell>
          <table:table-cell office:value-type="float" office:value="0" calcext:value-type="float">
            <text:p>0</text:p>
          </table:table-cell>
          <table:table-cell office:value-type="float" office:value="2.080981" calcext:value-type="float">
            <text:p>2.08098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0112006" calcext:value-type="float">
            <text:p>30112006</text:p>
          </table:table-cell>
          <table:table-cell office:value-type="float" office:value="7.584519" calcext:value-type="float">
            <text:p>7.584519</text:p>
          </table:table-cell>
          <table:table-cell office:value-type="float" office:value="133.4288" calcext:value-type="float">
            <text:p>133.4288</text:p>
          </table:table-cell>
          <table:table-cell office:value-type="float" office:value="0" calcext:value-type="float">
            <text:p>0</text:p>
          </table:table-cell>
          <table:table-cell office:value-type="float" office:value="-2.025404" calcext:value-type="float">
            <text:p>-2.025404</text:p>
          </table:table-cell>
          <table:table-cell office:value-type="float" office:value="39.03011" calcext:value-type="float">
            <text:p>39.03011</text:p>
          </table:table-cell>
          <table:table-cell office:value-type="float" office:value="0.1391943" calcext:value-type="float">
            <text:p>0.1391943</text:p>
          </table:table-cell>
          <table:table-cell office:value-type="float" office:value="0.0003658058" calcext:value-type="float">
            <text:p>0.0003658058</text:p>
          </table:table-cell>
          <table:table-cell office:value-type="float" office:value="0.2029732" calcext:value-type="float">
            <text:p>0.2029732</text:p>
          </table:table-cell>
          <table:table-cell office:value-type="float" office:value="0.007011044" calcext:value-type="float">
            <text:p>0.007011044</text:p>
          </table:table-cell>
          <table:table-cell office:value-type="float" office:value="1163.643" calcext:value-type="float">
            <text:p>1163.643</text:p>
          </table:table-cell>
          <table:table-cell office:value-type="float" office:value="1.075573" calcext:value-type="float">
            <text:p>1.075573</text:p>
          </table:table-cell>
          <table:table-cell office:value-type="float" office:value="0" calcext:value-type="float">
            <text:p>0</text:p>
          </table:table-cell>
          <table:table-cell office:value-type="float" office:value="0.2360536" calcext:value-type="float">
            <text:p>0.2360536</text:p>
          </table:table-cell>
          <table:table-cell office:value-type="float" office:value="0.2566976" calcext:value-type="float">
            <text:p>0.2566976</text:p>
          </table:table-cell>
          <table:table-cell office:value-type="float" office:value="0.2430265" calcext:value-type="float">
            <text:p>0.2430265</text:p>
          </table:table-cell>
          <table:table-cell office:value-type="float" office:value="0.08258507" calcext:value-type="float">
            <text:p>0.08258507</text:p>
          </table:table-cell>
          <table:table-cell office:value-type="float" office:value="0.09251884" calcext:value-type="float">
            <text:p>0.09251884</text:p>
          </table:table-cell>
          <table:table-cell office:value-type="float" office:value="0.03810207" calcext:value-type="float">
            <text:p>0.03810207</text:p>
          </table:table-cell>
          <table:table-cell office:value-type="float" office:value="0.05153442" calcext:value-type="float">
            <text:p>0.05153442</text:p>
          </table:table-cell>
          <table:table-cell office:value-type="float" office:value="0.08303258" calcext:value-type="float">
            <text:p>0.08303258</text:p>
          </table:table-cell>
          <table:table-cell office:value-type="float" office:value="0.1479076" calcext:value-type="float">
            <text:p>0.1479076</text:p>
          </table:table-cell>
          <table:table-cell office:value-type="float" office:value="0.1652979" calcext:value-type="float">
            <text:p>0.1652979</text:p>
          </table:table-cell>
          <table:table-cell office:value-type="float" office:value="0.1631461" calcext:value-type="float">
            <text:p>0.1631461</text:p>
          </table:table-cell>
          <table:table-cell office:value-type="float" office:value="0.1690511" calcext:value-type="float">
            <text:p>0.1690511</text:p>
          </table:table-cell>
          <table:table-cell office:value-type="float" office:value="0.1937929" calcext:value-type="float">
            <text:p>0.1937929</text:p>
          </table:table-cell>
          <table:table-cell office:value-type="float" office:value="0.1966081" calcext:value-type="float">
            <text:p>0.1966081</text:p>
          </table:table-cell>
          <table:table-cell office:value-type="float" office:value="0" calcext:value-type="float">
            <text:p>0</text:p>
          </table:table-cell>
          <table:table-cell office:value-type="float" office:value="31.3099" calcext:value-type="float">
            <text:p>31.3099</text:p>
          </table:table-cell>
          <table:table-cell office:value-type="float" office:value="28.34614" calcext:value-type="float">
            <text:p>28.34614</text:p>
          </table:table-cell>
          <table:table-cell office:value-type="float" office:value="26.89027" calcext:value-type="float">
            <text:p>26.89027</text:p>
          </table:table-cell>
          <table:table-cell office:value-type="float" office:value="9.37468" calcext:value-type="float">
            <text:p>9.37468</text:p>
          </table:table-cell>
          <table:table-cell office:value-type="float" office:value="8.621318" calcext:value-type="float">
            <text:p>8.621318</text:p>
          </table:table-cell>
          <table:table-cell office:value-type="float" office:value="3.147015" calcext:value-type="float">
            <text:p>3.147015</text:p>
          </table:table-cell>
          <table:table-cell office:value-type="float" office:value="3.000179" calcext:value-type="float">
            <text:p>3.000179</text:p>
          </table:table-cell>
          <table:table-cell office:value-type="float" office:value="5.418107" calcext:value-type="float">
            <text:p>5.418107</text:p>
          </table:table-cell>
          <table:table-cell office:value-type="float" office:value="8.062506" calcext:value-type="float">
            <text:p>8.062506</text:p>
          </table:table-cell>
          <table:table-cell office:value-type="float" office:value="8.56971" calcext:value-type="float">
            <text:p>8.56971</text:p>
          </table:table-cell>
          <table:table-cell office:value-type="float" office:value="9.548189" calcext:value-type="float">
            <text:p>9.548189</text:p>
          </table:table-cell>
          <table:table-cell office:value-type="float" office:value="9.930707" calcext:value-type="float">
            <text:p>9.930707</text:p>
          </table:table-cell>
          <table:table-cell office:value-type="float" office:value="12.52479" calcext:value-type="float">
            <text:p>12.52479</text:p>
          </table:table-cell>
          <table:table-cell office:value-type="float" office:value="12.73309" calcext:value-type="float">
            <text:p>12.73309</text:p>
          </table:table-cell>
          <table:table-cell office:value-type="float" office:value="0" calcext:value-type="float">
            <text:p>0</text:p>
          </table:table-cell>
          <table:table-cell office:value-type="float" office:value="1.346298" calcext:value-type="float">
            <text:p>1.346298</text:p>
          </table:table-cell>
          <table:table-cell office:value-type="float" office:value="0" calcext:value-type="float">
            <text:p>0</text:p>
          </table:table-cell>
          <table:table-cell office:value-type="float" office:value="2.080981" calcext:value-type="float">
            <text:p>2.08098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22006" calcext:value-type="float">
            <text:p>1122006</text:p>
          </table:table-cell>
          <table:table-cell office:value-type="float" office:value="7.579834" calcext:value-type="float">
            <text:p>7.579834</text:p>
          </table:table-cell>
          <table:table-cell office:value-type="float" office:value="133.4282" calcext:value-type="float">
            <text:p>133.4282</text:p>
          </table:table-cell>
          <table:table-cell office:value-type="float" office:value="0" calcext:value-type="float">
            <text:p>0</text:p>
          </table:table-cell>
          <table:table-cell office:value-type="float" office:value="-2.025404" calcext:value-type="float">
            <text:p>-2.025404</text:p>
          </table:table-cell>
          <table:table-cell office:value-type="float" office:value="39.04277" calcext:value-type="float">
            <text:p>39.04277</text:p>
          </table:table-cell>
          <table:table-cell office:value-type="float" office:value="0.1391943" calcext:value-type="float">
            <text:p>0.1391943</text:p>
          </table:table-cell>
          <table:table-cell office:value-type="float" office:value="0.0003658058" calcext:value-type="float">
            <text:p>0.0003658058</text:p>
          </table:table-cell>
          <table:table-cell office:value-type="float" office:value="0.2029732" calcext:value-type="float">
            <text:p>0.2029732</text:p>
          </table:table-cell>
          <table:table-cell office:value-type="float" office:value="0.007011044" calcext:value-type="float">
            <text:p>0.007011044</text:p>
          </table:table-cell>
          <table:table-cell office:value-type="float" office:value="1163.635" calcext:value-type="float">
            <text:p>1163.635</text:p>
          </table:table-cell>
          <table:table-cell office:value-type="float" office:value="1.076137" calcext:value-type="float">
            <text:p>1.076137</text:p>
          </table:table-cell>
          <table:table-cell office:value-type="float" office:value="0" calcext:value-type="float">
            <text:p>0</text:p>
          </table:table-cell>
          <table:table-cell office:value-type="float" office:value="0.2253087" calcext:value-type="float">
            <text:p>0.2253087</text:p>
          </table:table-cell>
          <table:table-cell office:value-type="float" office:value="0.2387469" calcext:value-type="float">
            <text:p>0.2387469</text:p>
          </table:table-cell>
          <table:table-cell office:value-type="float" office:value="0.2251989" calcext:value-type="float">
            <text:p>0.2251989</text:p>
          </table:table-cell>
          <table:table-cell office:value-type="float" office:value="0.07848458" calcext:value-type="float">
            <text:p>0.07848458</text:p>
          </table:table-cell>
          <table:table-cell office:value-type="float" office:value="0.085437" calcext:value-type="float">
            <text:p>0.085437</text:p>
          </table:table-cell>
          <table:table-cell office:value-type="float" office:value="0.03573208" calcext:value-type="float">
            <text:p>0.03573208</text:p>
          </table:table-cell>
          <table:table-cell office:value-type="float" office:value="0.04819823" calcext:value-type="float">
            <text:p>0.04819823</text:p>
          </table:table-cell>
          <table:table-cell office:value-type="float" office:value="0.08253128" calcext:value-type="float">
            <text:p>0.08253128</text:p>
          </table:table-cell>
          <table:table-cell office:value-type="float" office:value="0.1478078" calcext:value-type="float">
            <text:p>0.1478078</text:p>
          </table:table-cell>
          <table:table-cell office:value-type="float" office:value="0.1653096" calcext:value-type="float">
            <text:p>0.1653096</text:p>
          </table:table-cell>
          <table:table-cell office:value-type="float" office:value="0.1631864" calcext:value-type="float">
            <text:p>0.1631864</text:p>
          </table:table-cell>
          <table:table-cell office:value-type="float" office:value="0.169066" calcext:value-type="float">
            <text:p>0.169066</text:p>
          </table:table-cell>
          <table:table-cell office:value-type="float" office:value="0.1938085" calcext:value-type="float">
            <text:p>0.1938085</text:p>
          </table:table-cell>
          <table:table-cell office:value-type="float" office:value="0.1966204" calcext:value-type="float">
            <text:p>0.1966204</text:p>
          </table:table-cell>
          <table:table-cell office:value-type="float" office:value="0" calcext:value-type="float">
            <text:p>0</text:p>
          </table:table-cell>
          <table:table-cell office:value-type="float" office:value="31.30923" calcext:value-type="float">
            <text:p>31.30923</text:p>
          </table:table-cell>
          <table:table-cell office:value-type="float" office:value="28.33987" calcext:value-type="float">
            <text:p>28.33987</text:p>
          </table:table-cell>
          <table:table-cell office:value-type="float" office:value="26.89117" calcext:value-type="float">
            <text:p>26.89117</text:p>
          </table:table-cell>
          <table:table-cell office:value-type="float" office:value="9.374573" calcext:value-type="float">
            <text:p>9.374573</text:p>
          </table:table-cell>
          <table:table-cell office:value-type="float" office:value="8.626139" calcext:value-type="float">
            <text:p>8.626139</text:p>
          </table:table-cell>
          <table:table-cell office:value-type="float" office:value="3.148694" calcext:value-type="float">
            <text:p>3.148694</text:p>
          </table:table-cell>
          <table:table-cell office:value-type="float" office:value="3.00399" calcext:value-type="float">
            <text:p>3.00399</text:p>
          </table:table-cell>
          <table:table-cell office:value-type="float" office:value="5.421948" calcext:value-type="float">
            <text:p>5.421948</text:p>
          </table:table-cell>
          <table:table-cell office:value-type="float" office:value="8.066836" calcext:value-type="float">
            <text:p>8.066836</text:p>
          </table:table-cell>
          <table:table-cell office:value-type="float" office:value="8.574268" calcext:value-type="float">
            <text:p>8.574268</text:p>
          </table:table-cell>
          <table:table-cell office:value-type="float" office:value="9.552714" calcext:value-type="float">
            <text:p>9.552714</text:p>
          </table:table-cell>
          <table:table-cell office:value-type="float" office:value="9.935569" calcext:value-type="float">
            <text:p>9.935569</text:p>
          </table:table-cell>
          <table:table-cell office:value-type="float" office:value="12.52611" calcext:value-type="float">
            <text:p>12.52611</text:p>
          </table:table-cell>
          <table:table-cell office:value-type="float" office:value="12.73483" calcext:value-type="float">
            <text:p>12.73483</text:p>
          </table:table-cell>
          <table:table-cell office:value-type="float" office:value="0" calcext:value-type="float">
            <text:p>0</text:p>
          </table:table-cell>
          <table:table-cell office:value-type="float" office:value="1.10859" calcext:value-type="float">
            <text:p>1.10859</text:p>
          </table:table-cell>
          <table:table-cell office:value-type="float" office:value="0" calcext:value-type="float">
            <text:p>0</text:p>
          </table:table-cell>
          <table:table-cell office:value-type="float" office:value="2.080981" calcext:value-type="float">
            <text:p>2.08098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122006" calcext:value-type="float">
            <text:p>2122006</text:p>
          </table:table-cell>
          <table:table-cell office:value-type="float" office:value="7.57558" calcext:value-type="float">
            <text:p>7.57558</text:p>
          </table:table-cell>
          <table:table-cell office:value-type="float" office:value="133.4278" calcext:value-type="float">
            <text:p>133.4278</text:p>
          </table:table-cell>
          <table:table-cell office:value-type="float" office:value="0" calcext:value-type="float">
            <text:p>0</text:p>
          </table:table-cell>
          <table:table-cell office:value-type="float" office:value="-2.025404" calcext:value-type="float">
            <text:p>-2.025404</text:p>
          </table:table-cell>
          <table:table-cell office:value-type="float" office:value="39.05506" calcext:value-type="float">
            <text:p>39.05506</text:p>
          </table:table-cell>
          <table:table-cell office:value-type="float" office:value="0.1391943" calcext:value-type="float">
            <text:p>0.1391943</text:p>
          </table:table-cell>
          <table:table-cell office:value-type="float" office:value="0.0003658058" calcext:value-type="float">
            <text:p>0.0003658058</text:p>
          </table:table-cell>
          <table:table-cell office:value-type="float" office:value="0.2029732" calcext:value-type="float">
            <text:p>0.2029732</text:p>
          </table:table-cell>
          <table:table-cell office:value-type="float" office:value="0.007011044" calcext:value-type="float">
            <text:p>0.007011044</text:p>
          </table:table-cell>
          <table:table-cell office:value-type="float" office:value="1163.628" calcext:value-type="float">
            <text:p>1163.628</text:p>
          </table:table-cell>
          <table:table-cell office:value-type="float" office:value="1.076624" calcext:value-type="float">
            <text:p>1.076624</text:p>
          </table:table-cell>
          <table:table-cell office:value-type="float" office:value="0" calcext:value-type="float">
            <text:p>0</text:p>
          </table:table-cell>
          <table:table-cell office:value-type="float" office:value="0.2122552" calcext:value-type="float">
            <text:p>0.2122552</text:p>
          </table:table-cell>
          <table:table-cell office:value-type="float" office:value="0.2402944" calcext:value-type="float">
            <text:p>0.2402944</text:p>
          </table:table-cell>
          <table:table-cell office:value-type="float" office:value="0.2299654" calcext:value-type="float">
            <text:p>0.2299654</text:p>
          </table:table-cell>
          <table:table-cell office:value-type="float" office:value="0.07677519" calcext:value-type="float">
            <text:p>0.07677519</text:p>
          </table:table-cell>
          <table:table-cell office:value-type="float" office:value="0.08238038" calcext:value-type="float">
            <text:p>0.08238038</text:p>
          </table:table-cell>
          <table:table-cell office:value-type="float" office:value="0.03461707" calcext:value-type="float">
            <text:p>0.03461707</text:p>
          </table:table-cell>
          <table:table-cell office:value-type="float" office:value="0.04634996" calcext:value-type="float">
            <text:p>0.04634996</text:p>
          </table:table-cell>
          <table:table-cell office:value-type="float" office:value="0.08215932" calcext:value-type="float">
            <text:p>0.08215932</text:p>
          </table:table-cell>
          <table:table-cell office:value-type="float" office:value="0.1476893" calcext:value-type="float">
            <text:p>0.1476893</text:p>
          </table:table-cell>
          <table:table-cell office:value-type="float" office:value="0.1653127" calcext:value-type="float">
            <text:p>0.1653127</text:p>
          </table:table-cell>
          <table:table-cell office:value-type="float" office:value="0.1632244" calcext:value-type="float">
            <text:p>0.1632244</text:p>
          </table:table-cell>
          <table:table-cell office:value-type="float" office:value="0.1690795" calcext:value-type="float">
            <text:p>0.1690795</text:p>
          </table:table-cell>
          <table:table-cell office:value-type="float" office:value="0.1938223" calcext:value-type="float">
            <text:p>0.1938223</text:p>
          </table:table-cell>
          <table:table-cell office:value-type="float" office:value="0.196633" calcext:value-type="float">
            <text:p>0.196633</text:p>
          </table:table-cell>
          <table:table-cell office:value-type="float" office:value="0" calcext:value-type="float">
            <text:p>0</text:p>
          </table:table-cell>
          <table:table-cell office:value-type="float" office:value="31.30693" calcext:value-type="float">
            <text:p>31.30693</text:p>
          </table:table-cell>
          <table:table-cell office:value-type="float" office:value="28.33435" calcext:value-type="float">
            <text:p>28.33435</text:p>
          </table:table-cell>
          <table:table-cell office:value-type="float" office:value="26.89004" calcext:value-type="float">
            <text:p>26.89004</text:p>
          </table:table-cell>
          <table:table-cell office:value-type="float" office:value="9.373719" calcext:value-type="float">
            <text:p>9.373719</text:p>
          </table:table-cell>
          <table:table-cell office:value-type="float" office:value="8.629551" calcext:value-type="float">
            <text:p>8.629551</text:p>
          </table:table-cell>
          <table:table-cell office:value-type="float" office:value="3.150037" calcext:value-type="float">
            <text:p>3.150037</text:p>
          </table:table-cell>
          <table:table-cell office:value-type="float" office:value="3.007321" calcext:value-type="float">
            <text:p>3.007321</text:p>
          </table:table-cell>
          <table:table-cell office:value-type="float" office:value="5.425675" calcext:value-type="float">
            <text:p>5.425675</text:p>
          </table:table-cell>
          <table:table-cell office:value-type="float" office:value="8.071118" calcext:value-type="float">
            <text:p>8.071118</text:p>
          </table:table-cell>
          <table:table-cell office:value-type="float" office:value="8.578824" calcext:value-type="float">
            <text:p>8.578824</text:p>
          </table:table-cell>
          <table:table-cell office:value-type="float" office:value="9.557218" calcext:value-type="float">
            <text:p>9.557218</text:p>
          </table:table-cell>
          <table:table-cell office:value-type="float" office:value="9.940378" calcext:value-type="float">
            <text:p>9.940378</text:p>
          </table:table-cell>
          <table:table-cell office:value-type="float" office:value="12.52742" calcext:value-type="float">
            <text:p>12.52742</text:p>
          </table:table-cell>
          <table:table-cell office:value-type="float" office:value="12.73207" calcext:value-type="float">
            <text:p>12.73207</text:p>
          </table:table-cell>
          <table:table-cell office:value-type="float" office:value="0" calcext:value-type="float">
            <text:p>0</text:p>
          </table:table-cell>
          <table:table-cell office:value-type="float" office:value="0.7632822" calcext:value-type="float">
            <text:p>0.7632822</text:p>
          </table:table-cell>
          <table:table-cell office:value-type="float" office:value="0" calcext:value-type="float">
            <text:p>0</text:p>
          </table:table-cell>
          <table:table-cell office:value-type="float" office:value="2.080981" calcext:value-type="float">
            <text:p>2.08098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122006" calcext:value-type="float">
            <text:p>3122006</text:p>
          </table:table-cell>
          <table:table-cell office:value-type="float" office:value="7.571743" calcext:value-type="float">
            <text:p>7.571743</text:p>
          </table:table-cell>
          <table:table-cell office:value-type="float" office:value="133.4274" calcext:value-type="float">
            <text:p>133.4274</text:p>
          </table:table-cell>
          <table:table-cell office:value-type="float" office:value="0" calcext:value-type="float">
            <text:p>0</text:p>
          </table:table-cell>
          <table:table-cell office:value-type="float" office:value="-2.025404" calcext:value-type="float">
            <text:p>-2.025404</text:p>
          </table:table-cell>
          <table:table-cell office:value-type="float" office:value="39.06716" calcext:value-type="float">
            <text:p>39.06716</text:p>
          </table:table-cell>
          <table:table-cell office:value-type="float" office:value="0.1391943" calcext:value-type="float">
            <text:p>0.1391943</text:p>
          </table:table-cell>
          <table:table-cell office:value-type="float" office:value="0.0003658058" calcext:value-type="float">
            <text:p>0.0003658058</text:p>
          </table:table-cell>
          <table:table-cell office:value-type="float" office:value="0.2029732" calcext:value-type="float">
            <text:p>0.2029732</text:p>
          </table:table-cell>
          <table:table-cell office:value-type="float" office:value="0.007011044" calcext:value-type="float">
            <text:p>0.007011044</text:p>
          </table:table-cell>
          <table:table-cell office:value-type="float" office:value="1163.62" calcext:value-type="float">
            <text:p>1163.62</text:p>
          </table:table-cell>
          <table:table-cell office:value-type="float" office:value="1.076964" calcext:value-type="float">
            <text:p>1.076964</text:p>
          </table:table-cell>
          <table:table-cell office:value-type="float" office:value="0" calcext:value-type="float">
            <text:p>0</text:p>
          </table:table-cell>
          <table:table-cell office:value-type="float" office:value="0.2027821" calcext:value-type="float">
            <text:p>0.2027821</text:p>
          </table:table-cell>
          <table:table-cell office:value-type="float" office:value="0.2327471" calcext:value-type="float">
            <text:p>0.2327471</text:p>
          </table:table-cell>
          <table:table-cell office:value-type="float" office:value="0.2256114" calcext:value-type="float">
            <text:p>0.2256114</text:p>
          </table:table-cell>
          <table:table-cell office:value-type="float" office:value="0.07518693" calcext:value-type="float">
            <text:p>0.07518693</text:p>
          </table:table-cell>
          <table:table-cell office:value-type="float" office:value="0.07973409" calcext:value-type="float">
            <text:p>0.07973409</text:p>
          </table:table-cell>
          <table:table-cell office:value-type="float" office:value="0.03375665" calcext:value-type="float">
            <text:p>0.03375665</text:p>
          </table:table-cell>
          <table:table-cell office:value-type="float" office:value="0.0449842" calcext:value-type="float">
            <text:p>0.0449842</text:p>
          </table:table-cell>
          <table:table-cell office:value-type="float" office:value="0.08188722" calcext:value-type="float">
            <text:p>0.08188722</text:p>
          </table:table-cell>
          <table:table-cell office:value-type="float" office:value="0.1475793" calcext:value-type="float">
            <text:p>0.1475793</text:p>
          </table:table-cell>
          <table:table-cell office:value-type="float" office:value="0.1653085" calcext:value-type="float">
            <text:p>0.1653085</text:p>
          </table:table-cell>
          <table:table-cell office:value-type="float" office:value="0.1632612" calcext:value-type="float">
            <text:p>0.1632612</text:p>
          </table:table-cell>
          <table:table-cell office:value-type="float" office:value="0.1690904" calcext:value-type="float">
            <text:p>0.1690904</text:p>
          </table:table-cell>
          <table:table-cell office:value-type="float" office:value="0.1938366" calcext:value-type="float">
            <text:p>0.1938366</text:p>
          </table:table-cell>
          <table:table-cell office:value-type="float" office:value="0.1966454" calcext:value-type="float">
            <text:p>0.1966454</text:p>
          </table:table-cell>
          <table:table-cell office:value-type="float" office:value="0" calcext:value-type="float">
            <text:p>0</text:p>
          </table:table-cell>
          <table:table-cell office:value-type="float" office:value="31.30306" calcext:value-type="float">
            <text:p>31.30306</text:p>
          </table:table-cell>
          <table:table-cell office:value-type="float" office:value="28.32759" calcext:value-type="float">
            <text:p>28.32759</text:p>
          </table:table-cell>
          <table:table-cell office:value-type="float" office:value="26.88945" calcext:value-type="float">
            <text:p>26.88945</text:p>
          </table:table-cell>
          <table:table-cell office:value-type="float" office:value="9.372348" calcext:value-type="float">
            <text:p>9.372348</text:p>
          </table:table-cell>
          <table:table-cell office:value-type="float" office:value="8.63208" calcext:value-type="float">
            <text:p>8.63208</text:p>
          </table:table-cell>
          <table:table-cell office:value-type="float" office:value="3.151177" calcext:value-type="float">
            <text:p>3.151177</text:p>
          </table:table-cell>
          <table:table-cell office:value-type="float" office:value="3.010347" calcext:value-type="float">
            <text:p>3.010347</text:p>
          </table:table-cell>
          <table:table-cell office:value-type="float" office:value="5.429317" calcext:value-type="float">
            <text:p>5.429317</text:p>
          </table:table-cell>
          <table:table-cell office:value-type="float" office:value="8.075391" calcext:value-type="float">
            <text:p>8.075391</text:p>
          </table:table-cell>
          <table:table-cell office:value-type="float" office:value="8.583378" calcext:value-type="float">
            <text:p>8.583378</text:p>
          </table:table-cell>
          <table:table-cell office:value-type="float" office:value="9.561687" calcext:value-type="float">
            <text:p>9.561687</text:p>
          </table:table-cell>
          <table:table-cell office:value-type="float" office:value="9.945183" calcext:value-type="float">
            <text:p>9.945183</text:p>
          </table:table-cell>
          <table:table-cell office:value-type="float" office:value="12.52874" calcext:value-type="float">
            <text:p>12.52874</text:p>
          </table:table-cell>
          <table:table-cell office:value-type="float" office:value="12.73055" calcext:value-type="float">
            <text:p>12.73055</text:p>
          </table:table-cell>
          <table:table-cell office:value-type="float" office:value="0" calcext:value-type="float">
            <text:p>0</text:p>
          </table:table-cell>
          <table:table-cell office:value-type="float" office:value="0.5867446" calcext:value-type="float">
            <text:p>0.5867446</text:p>
          </table:table-cell>
          <table:table-cell office:value-type="float" office:value="0" calcext:value-type="float">
            <text:p>0</text:p>
          </table:table-cell>
          <table:table-cell office:value-type="float" office:value="2.080981" calcext:value-type="float">
            <text:p>2.08098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122006" calcext:value-type="float">
            <text:p>4122006</text:p>
          </table:table-cell>
          <table:table-cell office:value-type="float" office:value="7.56754" calcext:value-type="float">
            <text:p>7.56754</text:p>
          </table:table-cell>
          <table:table-cell office:value-type="float" office:value="133.4271" calcext:value-type="float">
            <text:p>133.4271</text:p>
          </table:table-cell>
          <table:table-cell office:value-type="float" office:value="0" calcext:value-type="float">
            <text:p>0</text:p>
          </table:table-cell>
          <table:table-cell office:value-type="float" office:value="-2.025404" calcext:value-type="float">
            <text:p>-2.025404</text:p>
          </table:table-cell>
          <table:table-cell office:value-type="float" office:value="39.07893" calcext:value-type="float">
            <text:p>39.07893</text:p>
          </table:table-cell>
          <table:table-cell office:value-type="float" office:value="0.1391943" calcext:value-type="float">
            <text:p>0.1391943</text:p>
          </table:table-cell>
          <table:table-cell office:value-type="float" office:value="0.0003658058" calcext:value-type="float">
            <text:p>0.0003658058</text:p>
          </table:table-cell>
          <table:table-cell office:value-type="float" office:value="0.2029732" calcext:value-type="float">
            <text:p>0.2029732</text:p>
          </table:table-cell>
          <table:table-cell office:value-type="float" office:value="0.007011044" calcext:value-type="float">
            <text:p>0.007011044</text:p>
          </table:table-cell>
          <table:table-cell office:value-type="float" office:value="1163.612" calcext:value-type="float">
            <text:p>1163.612</text:p>
          </table:table-cell>
          <table:table-cell office:value-type="float" office:value="1.077322" calcext:value-type="float">
            <text:p>1.077322</text:p>
          </table:table-cell>
          <table:table-cell office:value-type="float" office:value="0" calcext:value-type="float">
            <text:p>0</text:p>
          </table:table-cell>
          <table:table-cell office:value-type="float" office:value="0.2190751" calcext:value-type="float">
            <text:p>0.2190751</text:p>
          </table:table-cell>
          <table:table-cell office:value-type="float" office:value="0.2375169" calcext:value-type="float">
            <text:p>0.2375169</text:p>
          </table:table-cell>
          <table:table-cell office:value-type="float" office:value="0.2089255" calcext:value-type="float">
            <text:p>0.2089255</text:p>
          </table:table-cell>
          <table:table-cell office:value-type="float" office:value="0.07490882" calcext:value-type="float">
            <text:p>0.07490882</text:p>
          </table:table-cell>
          <table:table-cell office:value-type="float" office:value="0.07871276" calcext:value-type="float">
            <text:p>0.07871276</text:p>
          </table:table-cell>
          <table:table-cell office:value-type="float" office:value="0.03324776" calcext:value-type="float">
            <text:p>0.03324776</text:p>
          </table:table-cell>
          <table:table-cell office:value-type="float" office:value="0.04401806" calcext:value-type="float">
            <text:p>0.04401806</text:p>
          </table:table-cell>
          <table:table-cell office:value-type="float" office:value="0.08167519" calcext:value-type="float">
            <text:p>0.08167519</text:p>
          </table:table-cell>
          <table:table-cell office:value-type="float" office:value="0.1474839" calcext:value-type="float">
            <text:p>0.1474839</text:p>
          </table:table-cell>
          <table:table-cell office:value-type="float" office:value="0.1653014" calcext:value-type="float">
            <text:p>0.1653014</text:p>
          </table:table-cell>
          <table:table-cell office:value-type="float" office:value="0.1632967" calcext:value-type="float">
            <text:p>0.1632967</text:p>
          </table:table-cell>
          <table:table-cell office:value-type="float" office:value="0.1690998" calcext:value-type="float">
            <text:p>0.1690998</text:p>
          </table:table-cell>
          <table:table-cell office:value-type="float" office:value="0.1938522" calcext:value-type="float">
            <text:p>0.1938522</text:p>
          </table:table-cell>
          <table:table-cell office:value-type="float" office:value="0.1966577" calcext:value-type="float">
            <text:p>0.1966577</text:p>
          </table:table-cell>
          <table:table-cell office:value-type="float" office:value="0" calcext:value-type="float">
            <text:p>0</text:p>
          </table:table-cell>
          <table:table-cell office:value-type="float" office:value="31.29967" calcext:value-type="float">
            <text:p>31.29967</text:p>
          </table:table-cell>
          <table:table-cell office:value-type="float" office:value="28.32044" calcext:value-type="float">
            <text:p>28.32044</text:p>
          </table:table-cell>
          <table:table-cell office:value-type="float" office:value="26.88507" calcext:value-type="float">
            <text:p>26.88507</text:p>
          </table:table-cell>
          <table:table-cell office:value-type="float" office:value="9.37065" calcext:value-type="float">
            <text:p>9.37065</text:p>
          </table:table-cell>
          <table:table-cell office:value-type="float" office:value="8.633932" calcext:value-type="float">
            <text:p>8.633932</text:p>
          </table:table-cell>
          <table:table-cell office:value-type="float" office:value="3.152162" calcext:value-type="float">
            <text:p>3.152162</text:p>
          </table:table-cell>
          <table:table-cell office:value-type="float" office:value="3.013136" calcext:value-type="float">
            <text:p>3.013136</text:p>
          </table:table-cell>
          <table:table-cell office:value-type="float" office:value="5.432894" calcext:value-type="float">
            <text:p>5.432894</text:p>
          </table:table-cell>
          <table:table-cell office:value-type="float" office:value="8.079638" calcext:value-type="float">
            <text:p>8.079638</text:p>
          </table:table-cell>
          <table:table-cell office:value-type="float" office:value="8.587937" calcext:value-type="float">
            <text:p>8.587937</text:p>
          </table:table-cell>
          <table:table-cell office:value-type="float" office:value="9.566154" calcext:value-type="float">
            <text:p>9.566154</text:p>
          </table:table-cell>
          <table:table-cell office:value-type="float" office:value="9.949995" calcext:value-type="float">
            <text:p>9.949995</text:p>
          </table:table-cell>
          <table:table-cell office:value-type="float" office:value="12.53006" calcext:value-type="float">
            <text:p>12.53006</text:p>
          </table:table-cell>
          <table:table-cell office:value-type="float" office:value="12.73624" calcext:value-type="float">
            <text:p>12.73624</text:p>
          </table:table-cell>
          <table:table-cell office:value-type="float" office:value="0" calcext:value-type="float">
            <text:p>0</text:p>
          </table:table-cell>
          <table:table-cell office:value-type="float" office:value="0.8937441" calcext:value-type="float">
            <text:p>0.8937441</text:p>
          </table:table-cell>
          <table:table-cell office:value-type="float" office:value="0" calcext:value-type="float">
            <text:p>0</text:p>
          </table:table-cell>
          <table:table-cell office:value-type="float" office:value="2.080981" calcext:value-type="float">
            <text:p>2.08098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122006" calcext:value-type="float">
            <text:p>5122006</text:p>
          </table:table-cell>
          <table:table-cell office:value-type="float" office:value="7.5616" calcext:value-type="float">
            <text:p>7.5616</text:p>
          </table:table-cell>
          <table:table-cell office:value-type="float" office:value="133.4269" calcext:value-type="float">
            <text:p>133.4269</text:p>
          </table:table-cell>
          <table:table-cell office:value-type="float" office:value="0" calcext:value-type="float">
            <text:p>0</text:p>
          </table:table-cell>
          <table:table-cell office:value-type="float" office:value="-2.025404" calcext:value-type="float">
            <text:p>-2.025404</text:p>
          </table:table-cell>
          <table:table-cell office:value-type="float" office:value="39.09081" calcext:value-type="float">
            <text:p>39.09081</text:p>
          </table:table-cell>
          <table:table-cell office:value-type="float" office:value="0.1391943" calcext:value-type="float">
            <text:p>0.1391943</text:p>
          </table:table-cell>
          <table:table-cell office:value-type="float" office:value="0.0003658058" calcext:value-type="float">
            <text:p>0.0003658058</text:p>
          </table:table-cell>
          <table:table-cell office:value-type="float" office:value="0.2029732" calcext:value-type="float">
            <text:p>0.2029732</text:p>
          </table:table-cell>
          <table:table-cell office:value-type="float" office:value="0.007011044" calcext:value-type="float">
            <text:p>0.007011044</text:p>
          </table:table-cell>
          <table:table-cell office:value-type="float" office:value="1163.604" calcext:value-type="float">
            <text:p>1163.604</text:p>
          </table:table-cell>
          <table:table-cell office:value-type="float" office:value="1.078215" calcext:value-type="float">
            <text:p>1.078215</text:p>
          </table:table-cell>
          <table:table-cell office:value-type="float" office:value="0" calcext:value-type="float">
            <text:p>0</text:p>
          </table:table-cell>
          <table:table-cell office:value-type="float" office:value="0.2721691" calcext:value-type="float">
            <text:p>0.2721691</text:p>
          </table:table-cell>
          <table:table-cell office:value-type="float" office:value="0.2890927" calcext:value-type="float">
            <text:p>0.2890927</text:p>
          </table:table-cell>
          <table:table-cell office:value-type="float" office:value="0.2233441" calcext:value-type="float">
            <text:p>0.2233441</text:p>
          </table:table-cell>
          <table:table-cell office:value-type="float" office:value="0.0776306" calcext:value-type="float">
            <text:p>0.0776306</text:p>
          </table:table-cell>
          <table:table-cell office:value-type="float" office:value="0.08117459" calcext:value-type="float">
            <text:p>0.08117459</text:p>
          </table:table-cell>
          <table:table-cell office:value-type="float" office:value="0.03346801" calcext:value-type="float">
            <text:p>0.03346801</text:p>
          </table:table-cell>
          <table:table-cell office:value-type="float" office:value="0.04382022" calcext:value-type="float">
            <text:p>0.04382022</text:p>
          </table:table-cell>
          <table:table-cell office:value-type="float" office:value="0.08154897" calcext:value-type="float">
            <text:p>0.08154897</text:p>
          </table:table-cell>
          <table:table-cell office:value-type="float" office:value="0.1474074" calcext:value-type="float">
            <text:p>0.1474074</text:p>
          </table:table-cell>
          <table:table-cell office:value-type="float" office:value="0.1652938" calcext:value-type="float">
            <text:p>0.1652938</text:p>
          </table:table-cell>
          <table:table-cell office:value-type="float" office:value="0.1633313" calcext:value-type="float">
            <text:p>0.1633313</text:p>
          </table:table-cell>
          <table:table-cell office:value-type="float" office:value="0.1691069" calcext:value-type="float">
            <text:p>0.1691069</text:p>
          </table:table-cell>
          <table:table-cell office:value-type="float" office:value="0.1938672" calcext:value-type="float">
            <text:p>0.1938672</text:p>
          </table:table-cell>
          <table:table-cell office:value-type="float" office:value="0.1966704" calcext:value-type="float">
            <text:p>0.1966704</text:p>
          </table:table-cell>
          <table:table-cell office:value-type="float" office:value="0" calcext:value-type="float">
            <text:p>0</text:p>
          </table:table-cell>
          <table:table-cell office:value-type="float" office:value="31.302" calcext:value-type="float">
            <text:p>31.302</text:p>
          </table:table-cell>
          <table:table-cell office:value-type="float" office:value="28.31978" calcext:value-type="float">
            <text:p>28.31978</text:p>
          </table:table-cell>
          <table:table-cell office:value-type="float" office:value="26.87781" calcext:value-type="float">
            <text:p>26.87781</text:p>
          </table:table-cell>
          <table:table-cell office:value-type="float" office:value="9.3692" calcext:value-type="float">
            <text:p>9.3692</text:p>
          </table:table-cell>
          <table:table-cell office:value-type="float" office:value="8.635888" calcext:value-type="float">
            <text:p>8.635888</text:p>
          </table:table-cell>
          <table:table-cell office:value-type="float" office:value="3.153106" calcext:value-type="float">
            <text:p>3.153106</text:p>
          </table:table-cell>
          <table:table-cell office:value-type="float" office:value="3.015805" calcext:value-type="float">
            <text:p>3.015805</text:p>
          </table:table-cell>
          <table:table-cell office:value-type="float" office:value="5.436418" calcext:value-type="float">
            <text:p>5.436418</text:p>
          </table:table-cell>
          <table:table-cell office:value-type="float" office:value="8.083855" calcext:value-type="float">
            <text:p>8.083855</text:p>
          </table:table-cell>
          <table:table-cell office:value-type="float" office:value="8.59242" calcext:value-type="float">
            <text:p>8.59242</text:p>
          </table:table-cell>
          <table:table-cell office:value-type="float" office:value="9.570623" calcext:value-type="float">
            <text:p>9.570623</text:p>
          </table:table-cell>
          <table:table-cell office:value-type="float" office:value="9.954802" calcext:value-type="float">
            <text:p>9.954802</text:p>
          </table:table-cell>
          <table:table-cell office:value-type="float" office:value="12.53138" calcext:value-type="float">
            <text:p>12.53138</text:p>
          </table:table-cell>
          <table:table-cell office:value-type="float" office:value="12.74416" calcext:value-type="float">
            <text:p>12.74416</text:p>
          </table:table-cell>
          <table:table-cell office:value-type="float" office:value="0" calcext:value-type="float">
            <text:p>0</text:p>
          </table:table-cell>
          <table:table-cell office:value-type="float" office:value="1.948246" calcext:value-type="float">
            <text:p>1.948246</text:p>
          </table:table-cell>
          <table:table-cell office:value-type="float" office:value="0" calcext:value-type="float">
            <text:p>0</text:p>
          </table:table-cell>
          <table:table-cell office:value-type="float" office:value="2.080981" calcext:value-type="float">
            <text:p>2.08098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122006" calcext:value-type="float">
            <text:p>6122006</text:p>
          </table:table-cell>
          <table:table-cell office:value-type="float" office:value="7.555931" calcext:value-type="float">
            <text:p>7.555931</text:p>
          </table:table-cell>
          <table:table-cell office:value-type="float" office:value="133.4268" calcext:value-type="float">
            <text:p>133.4268</text:p>
          </table:table-cell>
          <table:table-cell office:value-type="float" office:value="0" calcext:value-type="float">
            <text:p>0</text:p>
          </table:table-cell>
          <table:table-cell office:value-type="float" office:value="-2.025404" calcext:value-type="float">
            <text:p>-2.025404</text:p>
          </table:table-cell>
          <table:table-cell office:value-type="float" office:value="39.10327" calcext:value-type="float">
            <text:p>39.10327</text:p>
          </table:table-cell>
          <table:table-cell office:value-type="float" office:value="0.1391943" calcext:value-type="float">
            <text:p>0.1391943</text:p>
          </table:table-cell>
          <table:table-cell office:value-type="float" office:value="0.0003658058" calcext:value-type="float">
            <text:p>0.0003658058</text:p>
          </table:table-cell>
          <table:table-cell office:value-type="float" office:value="0.2029732" calcext:value-type="float">
            <text:p>0.2029732</text:p>
          </table:table-cell>
          <table:table-cell office:value-type="float" office:value="0.007011044" calcext:value-type="float">
            <text:p>0.007011044</text:p>
          </table:table-cell>
          <table:table-cell office:value-type="float" office:value="1163.596" calcext:value-type="float">
            <text:p>1163.596</text:p>
          </table:table-cell>
          <table:table-cell office:value-type="float" office:value="1.079206" calcext:value-type="float">
            <text:p>1.079206</text:p>
          </table:table-cell>
          <table:table-cell office:value-type="float" office:value="0" calcext:value-type="float">
            <text:p>0</text:p>
          </table:table-cell>
          <table:table-cell office:value-type="float" office:value="0.2633498" calcext:value-type="float">
            <text:p>0.2633498</text:p>
          </table:table-cell>
          <table:table-cell office:value-type="float" office:value="0.2796616" calcext:value-type="float">
            <text:p>0.2796616</text:p>
          </table:table-cell>
          <table:table-cell office:value-type="float" office:value="0.2504283" calcext:value-type="float">
            <text:p>0.2504283</text:p>
          </table:table-cell>
          <table:table-cell office:value-type="float" office:value="0.07924864" calcext:value-type="float">
            <text:p>0.07924864</text:p>
          </table:table-cell>
          <table:table-cell office:value-type="float" office:value="0.0832203" calcext:value-type="float">
            <text:p>0.0832203</text:p>
          </table:table-cell>
          <table:table-cell office:value-type="float" office:value="0.03391973" calcext:value-type="float">
            <text:p>0.03391973</text:p>
          </table:table-cell>
          <table:table-cell office:value-type="float" office:value="0.04411109" calcext:value-type="float">
            <text:p>0.04411109</text:p>
          </table:table-cell>
          <table:table-cell office:value-type="float" office:value="0.08152745" calcext:value-type="float">
            <text:p>0.08152745</text:p>
          </table:table-cell>
          <table:table-cell office:value-type="float" office:value="0.1473576" calcext:value-type="float">
            <text:p>0.1473576</text:p>
          </table:table-cell>
          <table:table-cell office:value-type="float" office:value="0.1652878" calcext:value-type="float">
            <text:p>0.1652878</text:p>
          </table:table-cell>
          <table:table-cell office:value-type="float" office:value="0.1633652" calcext:value-type="float">
            <text:p>0.1633652</text:p>
          </table:table-cell>
          <table:table-cell office:value-type="float" office:value="0.1691081" calcext:value-type="float">
            <text:p>0.1691081</text:p>
          </table:table-cell>
          <table:table-cell office:value-type="float" office:value="0.1938801" calcext:value-type="float">
            <text:p>0.1938801</text:p>
          </table:table-cell>
          <table:table-cell office:value-type="float" office:value="0.1966834" calcext:value-type="float">
            <text:p>0.1966834</text:p>
          </table:table-cell>
          <table:table-cell office:value-type="float" office:value="0" calcext:value-type="float">
            <text:p>0</text:p>
          </table:table-cell>
          <table:table-cell office:value-type="float" office:value="31.3078" calcext:value-type="float">
            <text:p>31.3078</text:p>
          </table:table-cell>
          <table:table-cell office:value-type="float" office:value="28.32277" calcext:value-type="float">
            <text:p>28.32277</text:p>
          </table:table-cell>
          <table:table-cell office:value-type="float" office:value="26.87799" calcext:value-type="float">
            <text:p>26.87799</text:p>
          </table:table-cell>
          <table:table-cell office:value-type="float" office:value="9.368463" calcext:value-type="float">
            <text:p>9.368463</text:p>
          </table:table-cell>
          <table:table-cell office:value-type="float" office:value="8.638659" calcext:value-type="float">
            <text:p>8.638659</text:p>
          </table:table-cell>
          <table:table-cell office:value-type="float" office:value="3.154144" calcext:value-type="float">
            <text:p>3.154144</text:p>
          </table:table-cell>
          <table:table-cell office:value-type="float" office:value="3.018498" calcext:value-type="float">
            <text:p>3.018498</text:p>
          </table:table-cell>
          <table:table-cell office:value-type="float" office:value="5.439918" calcext:value-type="float">
            <text:p>5.439918</text:p>
          </table:table-cell>
          <table:table-cell office:value-type="float" office:value="8.088063" calcext:value-type="float">
            <text:p>8.088063</text:p>
          </table:table-cell>
          <table:table-cell office:value-type="float" office:value="8.596901" calcext:value-type="float">
            <text:p>8.596901</text:p>
          </table:table-cell>
          <table:table-cell office:value-type="float" office:value="9.575091" calcext:value-type="float">
            <text:p>9.575091</text:p>
          </table:table-cell>
          <table:table-cell office:value-type="float" office:value="9.959569" calcext:value-type="float">
            <text:p>9.959569</text:p>
          </table:table-cell>
          <table:table-cell office:value-type="float" office:value="12.5327" calcext:value-type="float">
            <text:p>12.5327</text:p>
          </table:table-cell>
          <table:table-cell office:value-type="float" office:value="12.74493" calcext:value-type="float">
            <text:p>12.74493</text:p>
          </table:table-cell>
          <table:table-cell office:value-type="float" office:value="0" calcext:value-type="float">
            <text:p>0</text:p>
          </table:table-cell>
          <table:table-cell office:value-type="float" office:value="1.700861" calcext:value-type="float">
            <text:p>1.700861</text:p>
          </table:table-cell>
          <table:table-cell office:value-type="float" office:value="0" calcext:value-type="float">
            <text:p>0</text:p>
          </table:table-cell>
          <table:table-cell office:value-type="float" office:value="2.080981" calcext:value-type="float">
            <text:p>2.08098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122006" calcext:value-type="float">
            <text:p>7122006</text:p>
          </table:table-cell>
          <table:table-cell office:value-type="float" office:value="7.551866" calcext:value-type="float">
            <text:p>7.551866</text:p>
          </table:table-cell>
          <table:table-cell office:value-type="float" office:value="133.4266" calcext:value-type="float">
            <text:p>133.4266</text:p>
          </table:table-cell>
          <table:table-cell office:value-type="float" office:value="0" calcext:value-type="float">
            <text:p>0</text:p>
          </table:table-cell>
          <table:table-cell office:value-type="float" office:value="-2.025404" calcext:value-type="float">
            <text:p>-2.025404</text:p>
          </table:table-cell>
          <table:table-cell office:value-type="float" office:value="39.11577" calcext:value-type="float">
            <text:p>39.11577</text:p>
          </table:table-cell>
          <table:table-cell office:value-type="float" office:value="0.1391943" calcext:value-type="float">
            <text:p>0.1391943</text:p>
          </table:table-cell>
          <table:table-cell office:value-type="float" office:value="0.0003658058" calcext:value-type="float">
            <text:p>0.0003658058</text:p>
          </table:table-cell>
          <table:table-cell office:value-type="float" office:value="0.2029732" calcext:value-type="float">
            <text:p>0.2029732</text:p>
          </table:table-cell>
          <table:table-cell office:value-type="float" office:value="0.007011044" calcext:value-type="float">
            <text:p>0.007011044</text:p>
          </table:table-cell>
          <table:table-cell office:value-type="float" office:value="1163.589" calcext:value-type="float">
            <text:p>1163.589</text:p>
          </table:table-cell>
          <table:table-cell office:value-type="float" office:value="1.079739" calcext:value-type="float">
            <text:p>1.079739</text:p>
          </table:table-cell>
          <table:table-cell office:value-type="float" office:value="0" calcext:value-type="float">
            <text:p>0</text:p>
          </table:table-cell>
          <table:table-cell office:value-type="float" office:value="0.216884" calcext:value-type="float">
            <text:p>0.216884</text:p>
          </table:table-cell>
          <table:table-cell office:value-type="float" office:value="0.2477312" calcext:value-type="float">
            <text:p>0.2477312</text:p>
          </table:table-cell>
          <table:table-cell office:value-type="float" office:value="0.2523696" calcext:value-type="float">
            <text:p>0.2523696</text:p>
          </table:table-cell>
          <table:table-cell office:value-type="float" office:value="0.07617717" calcext:value-type="float">
            <text:p>0.07617717</text:p>
          </table:table-cell>
          <table:table-cell office:value-type="float" office:value="0.08005036" calcext:value-type="float">
            <text:p>0.08005036</text:p>
          </table:table-cell>
          <table:table-cell office:value-type="float" office:value="0.03353383" calcext:value-type="float">
            <text:p>0.03353383</text:p>
          </table:table-cell>
          <table:table-cell office:value-type="float" office:value="0.04386027" calcext:value-type="float">
            <text:p>0.04386027</text:p>
          </table:table-cell>
          <table:table-cell office:value-type="float" office:value="0.08152241" calcext:value-type="float">
            <text:p>0.08152241</text:p>
          </table:table-cell>
          <table:table-cell office:value-type="float" office:value="0.1473328" calcext:value-type="float">
            <text:p>0.1473328</text:p>
          </table:table-cell>
          <table:table-cell office:value-type="float" office:value="0.1652856" calcext:value-type="float">
            <text:p>0.1652856</text:p>
          </table:table-cell>
          <table:table-cell office:value-type="float" office:value="0.1633991" calcext:value-type="float">
            <text:p>0.1633991</text:p>
          </table:table-cell>
          <table:table-cell office:value-type="float" office:value="0.1691046" calcext:value-type="float">
            <text:p>0.1691046</text:p>
          </table:table-cell>
          <table:table-cell office:value-type="float" office:value="0.193893" calcext:value-type="float">
            <text:p>0.193893</text:p>
          </table:table-cell>
          <table:table-cell office:value-type="float" office:value="0.1966962" calcext:value-type="float">
            <text:p>0.1966962</text:p>
          </table:table-cell>
          <table:table-cell office:value-type="float" office:value="0" calcext:value-type="float">
            <text:p>0</text:p>
          </table:table-cell>
          <table:table-cell office:value-type="float" office:value="31.30902" calcext:value-type="float">
            <text:p>31.30902</text:p>
          </table:table-cell>
          <table:table-cell office:value-type="float" office:value="28.32235" calcext:value-type="float">
            <text:p>28.32235</text:p>
          </table:table-cell>
          <table:table-cell office:value-type="float" office:value="26.88297" calcext:value-type="float">
            <text:p>26.88297</text:p>
          </table:table-cell>
          <table:table-cell office:value-type="float" office:value="9.367679" calcext:value-type="float">
            <text:p>9.367679</text:p>
          </table:table-cell>
          <table:table-cell office:value-type="float" office:value="8.641443" calcext:value-type="float">
            <text:p>8.641443</text:p>
          </table:table-cell>
          <table:table-cell office:value-type="float" office:value="3.155206" calcext:value-type="float">
            <text:p>3.155206</text:p>
          </table:table-cell>
          <table:table-cell office:value-type="float" office:value="3.021204" calcext:value-type="float">
            <text:p>3.021204</text:p>
          </table:table-cell>
          <table:table-cell office:value-type="float" office:value="5.443398" calcext:value-type="float">
            <text:p>5.443398</text:p>
          </table:table-cell>
          <table:table-cell office:value-type="float" office:value="8.092268" calcext:value-type="float">
            <text:p>8.092268</text:p>
          </table:table-cell>
          <table:table-cell office:value-type="float" office:value="8.601379" calcext:value-type="float">
            <text:p>8.601379</text:p>
          </table:table-cell>
          <table:table-cell office:value-type="float" office:value="9.57956" calcext:value-type="float">
            <text:p>9.57956</text:p>
          </table:table-cell>
          <table:table-cell office:value-type="float" office:value="9.964293" calcext:value-type="float">
            <text:p>9.964293</text:p>
          </table:table-cell>
          <table:table-cell office:value-type="float" office:value="12.53401" calcext:value-type="float">
            <text:p>12.53401</text:p>
          </table:table-cell>
          <table:table-cell office:value-type="float" office:value="12.73859" calcext:value-type="float">
            <text:p>12.73859</text:p>
          </table:table-cell>
          <table:table-cell office:value-type="float" office:value="0" calcext:value-type="float">
            <text:p>0</text:p>
          </table:table-cell>
          <table:table-cell office:value-type="float" office:value="0.928301" calcext:value-type="float">
            <text:p>0.928301</text:p>
          </table:table-cell>
          <table:table-cell office:value-type="float" office:value="0" calcext:value-type="float">
            <text:p>0</text:p>
          </table:table-cell>
          <table:table-cell office:value-type="float" office:value="2.080981" calcext:value-type="float">
            <text:p>2.08098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122006" calcext:value-type="float">
            <text:p>8122006</text:p>
          </table:table-cell>
          <table:table-cell office:value-type="float" office:value="7.547617" calcext:value-type="float">
            <text:p>7.547617</text:p>
          </table:table-cell>
          <table:table-cell office:value-type="float" office:value="133.4265" calcext:value-type="float">
            <text:p>133.4265</text:p>
          </table:table-cell>
          <table:table-cell office:value-type="float" office:value="0" calcext:value-type="float">
            <text:p>0</text:p>
          </table:table-cell>
          <table:table-cell office:value-type="float" office:value="-2.025404" calcext:value-type="float">
            <text:p>-2.025404</text:p>
          </table:table-cell>
          <table:table-cell office:value-type="float" office:value="39.12774" calcext:value-type="float">
            <text:p>39.12774</text:p>
          </table:table-cell>
          <table:table-cell office:value-type="float" office:value="0.1391943" calcext:value-type="float">
            <text:p>0.1391943</text:p>
          </table:table-cell>
          <table:table-cell office:value-type="float" office:value="0.0003658058" calcext:value-type="float">
            <text:p>0.0003658058</text:p>
          </table:table-cell>
          <table:table-cell office:value-type="float" office:value="0.2029732" calcext:value-type="float">
            <text:p>0.2029732</text:p>
          </table:table-cell>
          <table:table-cell office:value-type="float" office:value="0.007011044" calcext:value-type="float">
            <text:p>0.007011044</text:p>
          </table:table-cell>
          <table:table-cell office:value-type="float" office:value="1163.581" calcext:value-type="float">
            <text:p>1163.581</text:p>
          </table:table-cell>
          <table:table-cell office:value-type="float" office:value="1.080183" calcext:value-type="float">
            <text:p>1.080183</text:p>
          </table:table-cell>
          <table:table-cell office:value-type="float" office:value="0" calcext:value-type="float">
            <text:p>0</text:p>
          </table:table-cell>
          <table:table-cell office:value-type="float" office:value="0.2257844" calcext:value-type="float">
            <text:p>0.2257844</text:p>
          </table:table-cell>
          <table:table-cell office:value-type="float" office:value="0.2422705" calcext:value-type="float">
            <text:p>0.2422705</text:p>
          </table:table-cell>
          <table:table-cell office:value-type="float" office:value="0.2250246" calcext:value-type="float">
            <text:p>0.2250246</text:p>
          </table:table-cell>
          <table:table-cell office:value-type="float" office:value="0.07502361" calcext:value-type="float">
            <text:p>0.07502361</text:p>
          </table:table-cell>
          <table:table-cell office:value-type="float" office:value="0.07818761" calcext:value-type="float">
            <text:p>0.07818761</text:p>
          </table:table-cell>
          <table:table-cell office:value-type="float" office:value="0.03296632" calcext:value-type="float">
            <text:p>0.03296632</text:p>
          </table:table-cell>
          <table:table-cell office:value-type="float" office:value="0.04313162" calcext:value-type="float">
            <text:p>0.04313162</text:p>
          </table:table-cell>
          <table:table-cell office:value-type="float" office:value="0.08144689" calcext:value-type="float">
            <text:p>0.08144689</text:p>
          </table:table-cell>
          <table:table-cell office:value-type="float" office:value="0.1473149" calcext:value-type="float">
            <text:p>0.1473149</text:p>
          </table:table-cell>
          <table:table-cell office:value-type="float" office:value="0.1652873" calcext:value-type="float">
            <text:p>0.1652873</text:p>
          </table:table-cell>
          <table:table-cell office:value-type="float" office:value="0.1634335" calcext:value-type="float">
            <text:p>0.1634335</text:p>
          </table:table-cell>
          <table:table-cell office:value-type="float" office:value="0.1691026" calcext:value-type="float">
            <text:p>0.1691026</text:p>
          </table:table-cell>
          <table:table-cell office:value-type="float" office:value="0.1939082" calcext:value-type="float">
            <text:p>0.1939082</text:p>
          </table:table-cell>
          <table:table-cell office:value-type="float" office:value="0.1967085" calcext:value-type="float">
            <text:p>0.1967085</text:p>
          </table:table-cell>
          <table:table-cell office:value-type="float" office:value="0" calcext:value-type="float">
            <text:p>0</text:p>
          </table:table-cell>
          <table:table-cell office:value-type="float" office:value="31.30729" calcext:value-type="float">
            <text:p>31.30729</text:p>
          </table:table-cell>
          <table:table-cell office:value-type="float" office:value="28.31674" calcext:value-type="float">
            <text:p>28.31674</text:p>
          </table:table-cell>
          <table:table-cell office:value-type="float" office:value="26.8842" calcext:value-type="float">
            <text:p>26.8842</text:p>
          </table:table-cell>
          <table:table-cell office:value-type="float" office:value="9.366171" calcext:value-type="float">
            <text:p>9.366171</text:p>
          </table:table-cell>
          <table:table-cell office:value-type="float" office:value="8.643226" calcext:value-type="float">
            <text:p>8.643226</text:p>
          </table:table-cell>
          <table:table-cell office:value-type="float" office:value="3.156127" calcext:value-type="float">
            <text:p>3.156127</text:p>
          </table:table-cell>
          <table:table-cell office:value-type="float" office:value="3.023773" calcext:value-type="float">
            <text:p>3.023773</text:p>
          </table:table-cell>
          <table:table-cell office:value-type="float" office:value="5.446859" calcext:value-type="float">
            <text:p>5.446859</text:p>
          </table:table-cell>
          <table:table-cell office:value-type="float" office:value="8.096474" calcext:value-type="float">
            <text:p>8.096474</text:p>
          </table:table-cell>
          <table:table-cell office:value-type="float" office:value="8.60586" calcext:value-type="float">
            <text:p>8.60586</text:p>
          </table:table-cell>
          <table:table-cell office:value-type="float" office:value="9.584029" calcext:value-type="float">
            <text:p>9.584029</text:p>
          </table:table-cell>
          <table:table-cell office:value-type="float" office:value="9.969028" calcext:value-type="float">
            <text:p>9.969028</text:p>
          </table:table-cell>
          <table:table-cell office:value-type="float" office:value="12.53533" calcext:value-type="float">
            <text:p>12.53533</text:p>
          </table:table-cell>
          <table:table-cell office:value-type="float" office:value="12.74242" calcext:value-type="float">
            <text:p>12.74242</text:p>
          </table:table-cell>
          <table:table-cell office:value-type="float" office:value="0" calcext:value-type="float">
            <text:p>0</text:p>
          </table:table-cell>
          <table:table-cell office:value-type="float" office:value="0.9833472" calcext:value-type="float">
            <text:p>0.9833472</text:p>
          </table:table-cell>
          <table:table-cell office:value-type="float" office:value="0" calcext:value-type="float">
            <text:p>0</text:p>
          </table:table-cell>
          <table:table-cell office:value-type="float" office:value="2.080981" calcext:value-type="float">
            <text:p>2.08098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122006" calcext:value-type="float">
            <text:p>9122006</text:p>
          </table:table-cell>
          <table:table-cell office:value-type="float" office:value="7.541218" calcext:value-type="float">
            <text:p>7.541218</text:p>
          </table:table-cell>
          <table:table-cell office:value-type="float" office:value="133.4264" calcext:value-type="float">
            <text:p>133.4264</text:p>
          </table:table-cell>
          <table:table-cell office:value-type="float" office:value="0" calcext:value-type="float">
            <text:p>0</text:p>
          </table:table-cell>
          <table:table-cell office:value-type="float" office:value="-2.025404" calcext:value-type="float">
            <text:p>-2.025404</text:p>
          </table:table-cell>
          <table:table-cell office:value-type="float" office:value="39.13976" calcext:value-type="float">
            <text:p>39.13976</text:p>
          </table:table-cell>
          <table:table-cell office:value-type="float" office:value="0.1391943" calcext:value-type="float">
            <text:p>0.1391943</text:p>
          </table:table-cell>
          <table:table-cell office:value-type="float" office:value="0.0003658058" calcext:value-type="float">
            <text:p>0.0003658058</text:p>
          </table:table-cell>
          <table:table-cell office:value-type="float" office:value="0.2029732" calcext:value-type="float">
            <text:p>0.2029732</text:p>
          </table:table-cell>
          <table:table-cell office:value-type="float" office:value="0.007011044" calcext:value-type="float">
            <text:p>0.007011044</text:p>
          </table:table-cell>
          <table:table-cell office:value-type="float" office:value="1163.573" calcext:value-type="float">
            <text:p>1163.573</text:p>
          </table:table-cell>
          <table:table-cell office:value-type="float" office:value="1.08134" calcext:value-type="float">
            <text:p>1.08134</text:p>
          </table:table-cell>
          <table:table-cell office:value-type="float" office:value="0" calcext:value-type="float">
            <text:p>0</text:p>
          </table:table-cell>
          <table:table-cell office:value-type="float" office:value="0.2795701" calcext:value-type="float">
            <text:p>0.2795701</text:p>
          </table:table-cell>
          <table:table-cell office:value-type="float" office:value="0.3074094" calcext:value-type="float">
            <text:p>0.3074094</text:p>
          </table:table-cell>
          <table:table-cell office:value-type="float" office:value="0.2503364" calcext:value-type="float">
            <text:p>0.2503364</text:p>
          </table:table-cell>
          <table:table-cell office:value-type="float" office:value="0.07848353" calcext:value-type="float">
            <text:p>0.07848353</text:p>
          </table:table-cell>
          <table:table-cell office:value-type="float" office:value="0.08116762" calcext:value-type="float">
            <text:p>0.08116762</text:p>
          </table:table-cell>
          <table:table-cell office:value-type="float" office:value="0.03322163" calcext:value-type="float">
            <text:p>0.03322163</text:p>
          </table:table-cell>
          <table:table-cell office:value-type="float" office:value="0.04304089" calcext:value-type="float">
            <text:p>0.04304089</text:p>
          </table:table-cell>
          <table:table-cell office:value-type="float" office:value="0.08138792" calcext:value-type="float">
            <text:p>0.08138792</text:p>
          </table:table-cell>
          <table:table-cell office:value-type="float" office:value="0.1472967" calcext:value-type="float">
            <text:p>0.1472967</text:p>
          </table:table-cell>
          <table:table-cell office:value-type="float" office:value="0.1652911" calcext:value-type="float">
            <text:p>0.1652911</text:p>
          </table:table-cell>
          <table:table-cell office:value-type="float" office:value="0.1634682" calcext:value-type="float">
            <text:p>0.1634682</text:p>
          </table:table-cell>
          <table:table-cell office:value-type="float" office:value="0.1691018" calcext:value-type="float">
            <text:p>0.1691018</text:p>
          </table:table-cell>
          <table:table-cell office:value-type="float" office:value="0.1939233" calcext:value-type="float">
            <text:p>0.1939233</text:p>
          </table:table-cell>
          <table:table-cell office:value-type="float" office:value="0.1967209" calcext:value-type="float">
            <text:p>0.1967209</text:p>
          </table:table-cell>
          <table:table-cell office:value-type="float" office:value="0" calcext:value-type="float">
            <text:p>0</text:p>
          </table:table-cell>
          <table:table-cell office:value-type="float" office:value="31.31089" calcext:value-type="float">
            <text:p>31.31089</text:p>
          </table:table-cell>
          <table:table-cell office:value-type="float" office:value="28.3177" calcext:value-type="float">
            <text:p>28.3177</text:p>
          </table:table-cell>
          <table:table-cell office:value-type="float" office:value="26.8813" calcext:value-type="float">
            <text:p>26.8813</text:p>
          </table:table-cell>
          <table:table-cell office:value-type="float" office:value="9.364754" calcext:value-type="float">
            <text:p>9.364754</text:p>
          </table:table-cell>
          <table:table-cell office:value-type="float" office:value="8.644932" calcext:value-type="float">
            <text:p>8.644932</text:p>
          </table:table-cell>
          <table:table-cell office:value-type="float" office:value="3.156992" calcext:value-type="float">
            <text:p>3.156992</text:p>
          </table:table-cell>
          <table:table-cell office:value-type="float" office:value="3.026246" calcext:value-type="float">
            <text:p>3.026246</text:p>
          </table:table-cell>
          <table:table-cell office:value-type="float" office:value="5.450289" calcext:value-type="float">
            <text:p>5.450289</text:p>
          </table:table-cell>
          <table:table-cell office:value-type="float" office:value="8.100648" calcext:value-type="float">
            <text:p>8.100648</text:p>
          </table:table-cell>
          <table:table-cell office:value-type="float" office:value="8.610343" calcext:value-type="float">
            <text:p>8.610343</text:p>
          </table:table-cell>
          <table:table-cell office:value-type="float" office:value="9.588472" calcext:value-type="float">
            <text:p>9.588472</text:p>
          </table:table-cell>
          <table:table-cell office:value-type="float" office:value="9.973757" calcext:value-type="float">
            <text:p>9.973757</text:p>
          </table:table-cell>
          <table:table-cell office:value-type="float" office:value="12.53665" calcext:value-type="float">
            <text:p>12.53665</text:p>
          </table:table-cell>
          <table:table-cell office:value-type="float" office:value="12.74884" calcext:value-type="float">
            <text:p>12.74884</text:p>
          </table:table-cell>
          <table:table-cell office:value-type="float" office:value="0" calcext:value-type="float">
            <text:p>0</text:p>
          </table:table-cell>
          <table:table-cell office:value-type="float" office:value="1.95352" calcext:value-type="float">
            <text:p>1.95352</text:p>
          </table:table-cell>
          <table:table-cell office:value-type="float" office:value="0" calcext:value-type="float">
            <text:p>0</text:p>
          </table:table-cell>
          <table:table-cell office:value-type="float" office:value="2.080981" calcext:value-type="float">
            <text:p>2.08098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122006" calcext:value-type="float">
            <text:p>10122006</text:p>
          </table:table-cell>
          <table:table-cell office:value-type="float" office:value="7.531628" calcext:value-type="float">
            <text:p>7.531628</text:p>
          </table:table-cell>
          <table:table-cell office:value-type="float" office:value="133.4264" calcext:value-type="float">
            <text:p>133.4264</text:p>
          </table:table-cell>
          <table:table-cell office:value-type="float" office:value="0" calcext:value-type="float">
            <text:p>0</text:p>
          </table:table-cell>
          <table:table-cell office:value-type="float" office:value="-2.025404" calcext:value-type="float">
            <text:p>-2.025404</text:p>
          </table:table-cell>
          <table:table-cell office:value-type="float" office:value="39.15339" calcext:value-type="float">
            <text:p>39.15339</text:p>
          </table:table-cell>
          <table:table-cell office:value-type="float" office:value="0.1391943" calcext:value-type="float">
            <text:p>0.1391943</text:p>
          </table:table-cell>
          <table:table-cell office:value-type="float" office:value="0.0003658058" calcext:value-type="float">
            <text:p>0.0003658058</text:p>
          </table:table-cell>
          <table:table-cell office:value-type="float" office:value="0.2029732" calcext:value-type="float">
            <text:p>0.2029732</text:p>
          </table:table-cell>
          <table:table-cell office:value-type="float" office:value="0.007011044" calcext:value-type="float">
            <text:p>0.007011044</text:p>
          </table:table-cell>
          <table:table-cell office:value-type="float" office:value="1163.567" calcext:value-type="float">
            <text:p>1163.567</text:p>
          </table:table-cell>
          <table:table-cell office:value-type="float" office:value="1.083912" calcext:value-type="float">
            <text:p>1.083912</text:p>
          </table:table-cell>
          <table:table-cell office:value-type="float" office:value="0" calcext:value-type="float">
            <text:p>0</text:p>
          </table:table-cell>
          <table:table-cell office:value-type="float" office:value="0.2875361" calcext:value-type="float">
            <text:p>0.2875361</text:p>
          </table:table-cell>
          <table:table-cell office:value-type="float" office:value="0.3780578" calcext:value-type="float">
            <text:p>0.3780578</text:p>
          </table:table-cell>
          <table:table-cell office:value-type="float" office:value="0.3547978" calcext:value-type="float">
            <text:p>0.3547978</text:p>
          </table:table-cell>
          <table:table-cell office:value-type="float" office:value="0.0888824" calcext:value-type="float">
            <text:p>0.0888824</text:p>
          </table:table-cell>
          <table:table-cell office:value-type="float" office:value="0.09195591" calcext:value-type="float">
            <text:p>0.09195591</text:p>
          </table:table-cell>
          <table:table-cell office:value-type="float" office:value="0.03508655" calcext:value-type="float">
            <text:p>0.03508655</text:p>
          </table:table-cell>
          <table:table-cell office:value-type="float" office:value="0.04442839" calcext:value-type="float">
            <text:p>0.04442839</text:p>
          </table:table-cell>
          <table:table-cell office:value-type="float" office:value="0.0814542" calcext:value-type="float">
            <text:p>0.0814542</text:p>
          </table:table-cell>
          <table:table-cell office:value-type="float" office:value="0.147294" calcext:value-type="float">
            <text:p>0.147294</text:p>
          </table:table-cell>
          <table:table-cell office:value-type="float" office:value="0.1652971" calcext:value-type="float">
            <text:p>0.1652971</text:p>
          </table:table-cell>
          <table:table-cell office:value-type="float" office:value="0.1635029" calcext:value-type="float">
            <text:p>0.1635029</text:p>
          </table:table-cell>
          <table:table-cell office:value-type="float" office:value="0.1691059" calcext:value-type="float">
            <text:p>0.1691059</text:p>
          </table:table-cell>
          <table:table-cell office:value-type="float" office:value="0.1939359" calcext:value-type="float">
            <text:p>0.1939359</text:p>
          </table:table-cell>
          <table:table-cell office:value-type="float" office:value="0.1967343" calcext:value-type="float">
            <text:p>0.1967343</text:p>
          </table:table-cell>
          <table:table-cell office:value-type="float" office:value="0" calcext:value-type="float">
            <text:p>0</text:p>
          </table:table-cell>
          <table:table-cell office:value-type="float" office:value="31.32307" calcext:value-type="float">
            <text:p>31.32307</text:p>
          </table:table-cell>
          <table:table-cell office:value-type="float" office:value="28.33048" calcext:value-type="float">
            <text:p>28.33048</text:p>
          </table:table-cell>
          <table:table-cell office:value-type="float" office:value="26.89641" calcext:value-type="float">
            <text:p>26.89641</text:p>
          </table:table-cell>
          <table:table-cell office:value-type="float" office:value="9.365104" calcext:value-type="float">
            <text:p>9.365104</text:p>
          </table:table-cell>
          <table:table-cell office:value-type="float" office:value="8.648527" calcext:value-type="float">
            <text:p>8.648527</text:p>
          </table:table-cell>
          <table:table-cell office:value-type="float" office:value="3.158058" calcext:value-type="float">
            <text:p>3.158058</text:p>
          </table:table-cell>
          <table:table-cell office:value-type="float" office:value="3.028828" calcext:value-type="float">
            <text:p>3.028828</text:p>
          </table:table-cell>
          <table:table-cell office:value-type="float" office:value="5.453707" calcext:value-type="float">
            <text:p>5.453707</text:p>
          </table:table-cell>
          <table:table-cell office:value-type="float" office:value="8.104807" calcext:value-type="float">
            <text:p>8.104807</text:p>
          </table:table-cell>
          <table:table-cell office:value-type="float" office:value="8.61482" calcext:value-type="float">
            <text:p>8.61482</text:p>
          </table:table-cell>
          <table:table-cell office:value-type="float" office:value="9.592884" calcext:value-type="float">
            <text:p>9.592884</text:p>
          </table:table-cell>
          <table:table-cell office:value-type="float" office:value="9.978447" calcext:value-type="float">
            <text:p>9.978447</text:p>
          </table:table-cell>
          <table:table-cell office:value-type="float" office:value="12.53797" calcext:value-type="float">
            <text:p>12.53797</text:p>
          </table:table-cell>
          <table:table-cell office:value-type="float" office:value="12.75004" calcext:value-type="float">
            <text:p>12.75004</text:p>
          </table:table-cell>
          <table:table-cell office:value-type="float" office:value="0" calcext:value-type="float">
            <text:p>0</text:p>
          </table:table-cell>
          <table:table-cell office:value-type="float" office:value="2.174803" calcext:value-type="float">
            <text:p>2.174803</text:p>
          </table:table-cell>
          <table:table-cell office:value-type="float" office:value="0" calcext:value-type="float">
            <text:p>0</text:p>
          </table:table-cell>
          <table:table-cell office:value-type="float" office:value="2.080981" calcext:value-type="float">
            <text:p>2.08098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122006" calcext:value-type="float">
            <text:p>11122006</text:p>
          </table:table-cell>
          <table:table-cell office:value-type="float" office:value="7.517745" calcext:value-type="float">
            <text:p>7.517745</text:p>
          </table:table-cell>
          <table:table-cell office:value-type="float" office:value="133.4264" calcext:value-type="float">
            <text:p>133.4264</text:p>
          </table:table-cell>
          <table:table-cell office:value-type="float" office:value="0" calcext:value-type="float">
            <text:p>0</text:p>
          </table:table-cell>
          <table:table-cell office:value-type="float" office:value="-2.025404" calcext:value-type="float">
            <text:p>-2.025404</text:p>
          </table:table-cell>
          <table:table-cell office:value-type="float" office:value="39.16908" calcext:value-type="float">
            <text:p>39.16908</text:p>
          </table:table-cell>
          <table:table-cell office:value-type="float" office:value="0.1391943" calcext:value-type="float">
            <text:p>0.1391943</text:p>
          </table:table-cell>
          <table:table-cell office:value-type="float" office:value="0.0003658065" calcext:value-type="float">
            <text:p>0.0003658065</text:p>
          </table:table-cell>
          <table:table-cell office:value-type="float" office:value="0.2029732" calcext:value-type="float">
            <text:p>0.2029732</text:p>
          </table:table-cell>
          <table:table-cell office:value-type="float" office:value="0.006899621" calcext:value-type="float">
            <text:p>0.006899621</text:p>
          </table:table-cell>
          <table:table-cell office:value-type="float" office:value="1163.561" calcext:value-type="float">
            <text:p>1163.561</text:p>
          </table:table-cell>
          <table:table-cell office:value-type="float" office:value="1.0893" calcext:value-type="float">
            <text:p>1.0893</text:p>
          </table:table-cell>
          <table:table-cell office:value-type="float" office:value="0" calcext:value-type="float">
            <text:p>0</text:p>
          </table:table-cell>
          <table:table-cell office:value-type="float" office:value="0.412136" calcext:value-type="float">
            <text:p>0.412136</text:p>
          </table:table-cell>
          <table:table-cell office:value-type="float" office:value="0.4275467" calcext:value-type="float">
            <text:p>0.4275467</text:p>
          </table:table-cell>
          <table:table-cell office:value-type="float" office:value="0.4065777" calcext:value-type="float">
            <text:p>0.4065777</text:p>
          </table:table-cell>
          <table:table-cell office:value-type="float" office:value="0.09607266" calcext:value-type="float">
            <text:p>0.09607266</text:p>
          </table:table-cell>
          <table:table-cell office:value-type="float" office:value="0.1010481" calcext:value-type="float">
            <text:p>0.1010481</text:p>
          </table:table-cell>
          <table:table-cell office:value-type="float" office:value="0.03726891" calcext:value-type="float">
            <text:p>0.03726891</text:p>
          </table:table-cell>
          <table:table-cell office:value-type="float" office:value="0.04657433" calcext:value-type="float">
            <text:p>0.04657433</text:p>
          </table:table-cell>
          <table:table-cell office:value-type="float" office:value="0.08167923" calcext:value-type="float">
            <text:p>0.08167923</text:p>
          </table:table-cell>
          <table:table-cell office:value-type="float" office:value="0.1473297" calcext:value-type="float">
            <text:p>0.1473297</text:p>
          </table:table-cell>
          <table:table-cell office:value-type="float" office:value="0.1653075" calcext:value-type="float">
            <text:p>0.1653075</text:p>
          </table:table-cell>
          <table:table-cell office:value-type="float" office:value="0.1635381" calcext:value-type="float">
            <text:p>0.1635381</text:p>
          </table:table-cell>
          <table:table-cell office:value-type="float" office:value="0.1691271" calcext:value-type="float">
            <text:p>0.1691271</text:p>
          </table:table-cell>
          <table:table-cell office:value-type="float" office:value="0.1940058" calcext:value-type="float">
            <text:p>0.1940058</text:p>
          </table:table-cell>
          <table:table-cell office:value-type="float" office:value="0.1967234" calcext:value-type="float">
            <text:p>0.1967234</text:p>
          </table:table-cell>
          <table:table-cell office:value-type="float" office:value="0" calcext:value-type="float">
            <text:p>0</text:p>
          </table:table-cell>
          <table:table-cell office:value-type="float" office:value="31.34912" calcext:value-type="float">
            <text:p>31.34912</text:p>
          </table:table-cell>
          <table:table-cell office:value-type="float" office:value="28.3546" calcext:value-type="float">
            <text:p>28.3546</text:p>
          </table:table-cell>
          <table:table-cell office:value-type="float" office:value="26.93432" calcext:value-type="float">
            <text:p>26.93432</text:p>
          </table:table-cell>
          <table:table-cell office:value-type="float" office:value="9.36828" calcext:value-type="float">
            <text:p>9.36828</text:p>
          </table:table-cell>
          <table:table-cell office:value-type="float" office:value="8.655407" calcext:value-type="float">
            <text:p>8.655407</text:p>
          </table:table-cell>
          <table:table-cell office:value-type="float" office:value="3.159575" calcext:value-type="float">
            <text:p>3.159575</text:p>
          </table:table-cell>
          <table:table-cell office:value-type="float" office:value="3.03177" calcext:value-type="float">
            <text:p>3.03177</text:p>
          </table:table-cell>
          <table:table-cell office:value-type="float" office:value="5.457148" calcext:value-type="float">
            <text:p>5.457148</text:p>
          </table:table-cell>
          <table:table-cell office:value-type="float" office:value="8.108967" calcext:value-type="float">
            <text:p>8.108967</text:p>
          </table:table-cell>
          <table:table-cell office:value-type="float" office:value="8.619302" calcext:value-type="float">
            <text:p>8.619302</text:p>
          </table:table-cell>
          <table:table-cell office:value-type="float" office:value="9.597297" calcext:value-type="float">
            <text:p>9.597297</text:p>
          </table:table-cell>
          <table:table-cell office:value-type="float" office:value="9.983104" calcext:value-type="float">
            <text:p>9.983104</text:p>
          </table:table-cell>
          <table:table-cell office:value-type="float" office:value="12.53929" calcext:value-type="float">
            <text:p>12.53929</text:p>
          </table:table-cell>
          <table:table-cell office:value-type="float" office:value="12.75117" calcext:value-type="float">
            <text:p>12.75117</text:p>
          </table:table-cell>
          <table:table-cell office:value-type="float" office:value="0" calcext:value-type="float">
            <text:p>0</text:p>
          </table:table-cell>
          <table:table-cell office:value-type="float" office:value="7.739658" calcext:value-type="float">
            <text:p>7.739658</text:p>
          </table:table-cell>
          <table:table-cell office:value-type="float" office:value="0" calcext:value-type="float">
            <text:p>0</text:p>
          </table:table-cell>
          <table:table-cell office:value-type="float" office:value="2.080981" calcext:value-type="float">
            <text:p>2.08098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122006" calcext:value-type="float">
            <text:p>12122006</text:p>
          </table:table-cell>
          <table:table-cell office:value-type="float" office:value="7.5084" calcext:value-type="float">
            <text:p>7.5084</text:p>
          </table:table-cell>
          <table:table-cell office:value-type="float" office:value="133.4263" calcext:value-type="float">
            <text:p>133.4263</text:p>
          </table:table-cell>
          <table:table-cell office:value-type="float" office:value="0" calcext:value-type="float">
            <text:p>0</text:p>
          </table:table-cell>
          <table:table-cell office:value-type="float" office:value="-2.025404" calcext:value-type="float">
            <text:p>-2.025404</text:p>
          </table:table-cell>
          <table:table-cell office:value-type="float" office:value="39.18505" calcext:value-type="float">
            <text:p>39.18505</text:p>
          </table:table-cell>
          <table:table-cell office:value-type="float" office:value="0.1391943" calcext:value-type="float">
            <text:p>0.1391943</text:p>
          </table:table-cell>
          <table:table-cell office:value-type="float" office:value="0.0003658065" calcext:value-type="float">
            <text:p>0.0003658065</text:p>
          </table:table-cell>
          <table:table-cell office:value-type="float" office:value="0.2029732" calcext:value-type="float">
            <text:p>0.2029732</text:p>
          </table:table-cell>
          <table:table-cell office:value-type="float" office:value="0.006734638" calcext:value-type="float">
            <text:p>0.006734638</text:p>
          </table:table-cell>
          <table:table-cell office:value-type="float" office:value="1163.556" calcext:value-type="float">
            <text:p>1163.556</text:p>
          </table:table-cell>
          <table:table-cell office:value-type="float" office:value="1.092025" calcext:value-type="float">
            <text:p>1.092025</text:p>
          </table:table-cell>
          <table:table-cell office:value-type="float" office:value="0" calcext:value-type="float">
            <text:p>0</text:p>
          </table:table-cell>
          <table:table-cell office:value-type="float" office:value="0.4067746" calcext:value-type="float">
            <text:p>0.4067746</text:p>
          </table:table-cell>
          <table:table-cell office:value-type="float" office:value="0.3490068" calcext:value-type="float">
            <text:p>0.3490068</text:p>
          </table:table-cell>
          <table:table-cell office:value-type="float" office:value="0.3469679" calcext:value-type="float">
            <text:p>0.3469679</text:p>
          </table:table-cell>
          <table:table-cell office:value-type="float" office:value="0.09060365" calcext:value-type="float">
            <text:p>0.09060365</text:p>
          </table:table-cell>
          <table:table-cell office:value-type="float" office:value="0.09726173" calcext:value-type="float">
            <text:p>0.09726173</text:p>
          </table:table-cell>
          <table:table-cell office:value-type="float" office:value="0.03738053" calcext:value-type="float">
            <text:p>0.03738053</text:p>
          </table:table-cell>
          <table:table-cell office:value-type="float" office:value="0.04737471" calcext:value-type="float">
            <text:p>0.04737471</text:p>
          </table:table-cell>
          <table:table-cell office:value-type="float" office:value="0.08190592" calcext:value-type="float">
            <text:p>0.08190592</text:p>
          </table:table-cell>
          <table:table-cell office:value-type="float" office:value="0.1473996" calcext:value-type="float">
            <text:p>0.1473996</text:p>
          </table:table-cell>
          <table:table-cell office:value-type="float" office:value="0.1653245" calcext:value-type="float">
            <text:p>0.1653245</text:p>
          </table:table-cell>
          <table:table-cell office:value-type="float" office:value="0.1635748" calcext:value-type="float">
            <text:p>0.1635748</text:p>
          </table:table-cell>
          <table:table-cell office:value-type="float" office:value="0.1691228" calcext:value-type="float">
            <text:p>0.1691228</text:p>
          </table:table-cell>
          <table:table-cell office:value-type="float" office:value="0.1939746" calcext:value-type="float">
            <text:p>0.1939746</text:p>
          </table:table-cell>
          <table:table-cell office:value-type="float" office:value="0.1967529" calcext:value-type="float">
            <text:p>0.1967529</text:p>
          </table:table-cell>
          <table:table-cell office:value-type="float" office:value="0" calcext:value-type="float">
            <text:p>0</text:p>
          </table:table-cell>
          <table:table-cell office:value-type="float" office:value="31.39395" calcext:value-type="float">
            <text:p>31.39395</text:p>
          </table:table-cell>
          <table:table-cell office:value-type="float" office:value="28.37655" calcext:value-type="float">
            <text:p>28.37655</text:p>
          </table:table-cell>
          <table:table-cell office:value-type="float" office:value="26.97311" calcext:value-type="float">
            <text:p>26.97311</text:p>
          </table:table-cell>
          <table:table-cell office:value-type="float" office:value="9.372069" calcext:value-type="float">
            <text:p>9.372069</text:p>
          </table:table-cell>
          <table:table-cell office:value-type="float" office:value="8.663543" calcext:value-type="float">
            <text:p>8.663543</text:p>
          </table:table-cell>
          <table:table-cell office:value-type="float" office:value="3.161375" calcext:value-type="float">
            <text:p>3.161375</text:p>
          </table:table-cell>
          <table:table-cell office:value-type="float" office:value="3.035022" calcext:value-type="float">
            <text:p>3.035022</text:p>
          </table:table-cell>
          <table:table-cell office:value-type="float" office:value="5.460628" calcext:value-type="float">
            <text:p>5.460628</text:p>
          </table:table-cell>
          <table:table-cell office:value-type="float" office:value="8.113126" calcext:value-type="float">
            <text:p>8.113126</text:p>
          </table:table-cell>
          <table:table-cell office:value-type="float" office:value="8.623783" calcext:value-type="float">
            <text:p>8.623783</text:p>
          </table:table-cell>
          <table:table-cell office:value-type="float" office:value="9.601708" calcext:value-type="float">
            <text:p>9.601708</text:p>
          </table:table-cell>
          <table:table-cell office:value-type="float" office:value="9.987756" calcext:value-type="float">
            <text:p>9.987756</text:p>
          </table:table-cell>
          <table:table-cell office:value-type="float" office:value="12.5406" calcext:value-type="float">
            <text:p>12.5406</text:p>
          </table:table-cell>
          <table:table-cell office:value-type="float" office:value="12.75175" calcext:value-type="float">
            <text:p>12.75175</text:p>
          </table:table-cell>
          <table:table-cell office:value-type="float" office:value="0" calcext:value-type="float">
            <text:p>0</text:p>
          </table:table-cell>
          <table:table-cell office:value-type="float" office:value="5.589544" calcext:value-type="float">
            <text:p>5.589544</text:p>
          </table:table-cell>
          <table:table-cell office:value-type="float" office:value="0" calcext:value-type="float">
            <text:p>0</text:p>
          </table:table-cell>
          <table:table-cell office:value-type="float" office:value="2.080981" calcext:value-type="float">
            <text:p>2.08098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3122006" calcext:value-type="float">
            <text:p>13122006</text:p>
          </table:table-cell>
          <table:table-cell office:value-type="float" office:value="7.49526" calcext:value-type="float">
            <text:p>7.49526</text:p>
          </table:table-cell>
          <table:table-cell office:value-type="float" office:value="133.4264" calcext:value-type="float">
            <text:p>133.4264</text:p>
          </table:table-cell>
          <table:table-cell office:value-type="float" office:value="0" calcext:value-type="float">
            <text:p>0</text:p>
          </table:table-cell>
          <table:table-cell office:value-type="float" office:value="-2.025404" calcext:value-type="float">
            <text:p>-2.025404</text:p>
          </table:table-cell>
          <table:table-cell office:value-type="float" office:value="39.20051" calcext:value-type="float">
            <text:p>39.20051</text:p>
          </table:table-cell>
          <table:table-cell office:value-type="float" office:value="0.1391943" calcext:value-type="float">
            <text:p>0.1391943</text:p>
          </table:table-cell>
          <table:table-cell office:value-type="float" office:value="0.0003658065" calcext:value-type="float">
            <text:p>0.0003658065</text:p>
          </table:table-cell>
          <table:table-cell office:value-type="float" office:value="0.2029732" calcext:value-type="float">
            <text:p>0.2029732</text:p>
          </table:table-cell>
          <table:table-cell office:value-type="float" office:value="0.006596137" calcext:value-type="float">
            <text:p>0.006596137</text:p>
          </table:table-cell>
          <table:table-cell office:value-type="float" office:value="1163.551" calcext:value-type="float">
            <text:p>1163.551</text:p>
          </table:table-cell>
          <table:table-cell office:value-type="float" office:value="1.096824" calcext:value-type="float">
            <text:p>1.096824</text:p>
          </table:table-cell>
          <table:table-cell office:value-type="float" office:value="0" calcext:value-type="float">
            <text:p>0</text:p>
          </table:table-cell>
          <table:table-cell office:value-type="float" office:value="0.4500876" calcext:value-type="float">
            <text:p>0.4500876</text:p>
          </table:table-cell>
          <table:table-cell office:value-type="float" office:value="0.4414521" calcext:value-type="float">
            <text:p>0.4414521</text:p>
          </table:table-cell>
          <table:table-cell office:value-type="float" office:value="0.4143451" calcext:value-type="float">
            <text:p>0.4143451</text:p>
          </table:table-cell>
          <table:table-cell office:value-type="float" office:value="0.09491736" calcext:value-type="float">
            <text:p>0.09491736</text:p>
          </table:table-cell>
          <table:table-cell office:value-type="float" office:value="0.0997288" calcext:value-type="float">
            <text:p>0.0997288</text:p>
          </table:table-cell>
          <table:table-cell office:value-type="float" office:value="0.0372888" calcext:value-type="float">
            <text:p>0.0372888</text:p>
          </table:table-cell>
          <table:table-cell office:value-type="float" office:value="0.04712986" calcext:value-type="float">
            <text:p>0.04712986</text:p>
          </table:table-cell>
          <table:table-cell office:value-type="float" office:value="0.08196681" calcext:value-type="float">
            <text:p>0.08196681</text:p>
          </table:table-cell>
          <table:table-cell office:value-type="float" office:value="0.1474671" calcext:value-type="float">
            <text:p>0.1474671</text:p>
          </table:table-cell>
          <table:table-cell office:value-type="float" office:value="0.1653475" calcext:value-type="float">
            <text:p>0.1653475</text:p>
          </table:table-cell>
          <table:table-cell office:value-type="float" office:value="0.1636125" calcext:value-type="float">
            <text:p>0.1636125</text:p>
          </table:table-cell>
          <table:table-cell office:value-type="float" office:value="0.1691171" calcext:value-type="float">
            <text:p>0.1691171</text:p>
          </table:table-cell>
          <table:table-cell office:value-type="float" office:value="0.1939761" calcext:value-type="float">
            <text:p>0.1939761</text:p>
          </table:table-cell>
          <table:table-cell office:value-type="float" office:value="0.1967703" calcext:value-type="float">
            <text:p>0.1967703</text:p>
          </table:table-cell>
          <table:table-cell office:value-type="float" office:value="0" calcext:value-type="float">
            <text:p>0</text:p>
          </table:table-cell>
          <table:table-cell office:value-type="float" office:value="31.43345" calcext:value-type="float">
            <text:p>31.43345</text:p>
          </table:table-cell>
          <table:table-cell office:value-type="float" office:value="28.3974" calcext:value-type="float">
            <text:p>28.3974</text:p>
          </table:table-cell>
          <table:table-cell office:value-type="float" office:value="27.00528" calcext:value-type="float">
            <text:p>27.00528</text:p>
          </table:table-cell>
          <table:table-cell office:value-type="float" office:value="9.374649" calcext:value-type="float">
            <text:p>9.374649</text:p>
          </table:table-cell>
          <table:table-cell office:value-type="float" office:value="8.670272" calcext:value-type="float">
            <text:p>8.670272</text:p>
          </table:table-cell>
          <table:table-cell office:value-type="float" office:value="3.163035" calcext:value-type="float">
            <text:p>3.163035</text:p>
          </table:table-cell>
          <table:table-cell office:value-type="float" office:value="3.038232" calcext:value-type="float">
            <text:p>3.038232</text:p>
          </table:table-cell>
          <table:table-cell office:value-type="float" office:value="5.464139" calcext:value-type="float">
            <text:p>5.464139</text:p>
          </table:table-cell>
          <table:table-cell office:value-type="float" office:value="8.117286" calcext:value-type="float">
            <text:p>8.117286</text:p>
          </table:table-cell>
          <table:table-cell office:value-type="float" office:value="8.628263" calcext:value-type="float">
            <text:p>8.628263</text:p>
          </table:table-cell>
          <table:table-cell office:value-type="float" office:value="9.60612" calcext:value-type="float">
            <text:p>9.60612</text:p>
          </table:table-cell>
          <table:table-cell office:value-type="float" office:value="9.992402" calcext:value-type="float">
            <text:p>9.992402</text:p>
          </table:table-cell>
          <table:table-cell office:value-type="float" office:value="12.54192" calcext:value-type="float">
            <text:p>12.54192</text:p>
          </table:table-cell>
          <table:table-cell office:value-type="float" office:value="12.75348" calcext:value-type="float">
            <text:p>12.75348</text:p>
          </table:table-cell>
          <table:table-cell office:value-type="float" office:value="0" calcext:value-type="float">
            <text:p>0</text:p>
          </table:table-cell>
          <table:table-cell office:value-type="float" office:value="8.390583" calcext:value-type="float">
            <text:p>8.390583</text:p>
          </table:table-cell>
          <table:table-cell office:value-type="float" office:value="0" calcext:value-type="float">
            <text:p>0</text:p>
          </table:table-cell>
          <table:table-cell office:value-type="float" office:value="2.080981" calcext:value-type="float">
            <text:p>2.08098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122006" calcext:value-type="float">
            <text:p>14122006</text:p>
          </table:table-cell>
          <table:table-cell office:value-type="float" office:value="7.480436" calcext:value-type="float">
            <text:p>7.480436</text:p>
          </table:table-cell>
          <table:table-cell office:value-type="float" office:value="133.4264" calcext:value-type="float">
            <text:p>133.4264</text:p>
          </table:table-cell>
          <table:table-cell office:value-type="float" office:value="0" calcext:value-type="float">
            <text:p>0</text:p>
          </table:table-cell>
          <table:table-cell office:value-type="float" office:value="-2.025404" calcext:value-type="float">
            <text:p>-2.025404</text:p>
          </table:table-cell>
          <table:table-cell office:value-type="float" office:value="39.21789" calcext:value-type="float">
            <text:p>39.21789</text:p>
          </table:table-cell>
          <table:table-cell office:value-type="float" office:value="0.1391943" calcext:value-type="float">
            <text:p>0.1391943</text:p>
          </table:table-cell>
          <table:table-cell office:value-type="float" office:value="0.0003658065" calcext:value-type="float">
            <text:p>0.0003658065</text:p>
          </table:table-cell>
          <table:table-cell office:value-type="float" office:value="0.2029732" calcext:value-type="float">
            <text:p>0.2029732</text:p>
          </table:table-cell>
          <table:table-cell office:value-type="float" office:value="0.006596137" calcext:value-type="float">
            <text:p>0.006596137</text:p>
          </table:table-cell>
          <table:table-cell office:value-type="float" office:value="1163.546" calcext:value-type="float">
            <text:p>1163.546</text:p>
          </table:table-cell>
          <table:table-cell office:value-type="float" office:value="1.101988" calcext:value-type="float">
            <text:p>1.101988</text:p>
          </table:table-cell>
          <table:table-cell office:value-type="float" office:value="0" calcext:value-type="float">
            <text:p>0</text:p>
          </table:table-cell>
          <table:table-cell office:value-type="float" office:value="0.5049948" calcext:value-type="float">
            <text:p>0.5049948</text:p>
          </table:table-cell>
          <table:table-cell office:value-type="float" office:value="0.4958574" calcext:value-type="float">
            <text:p>0.4958574</text:p>
          </table:table-cell>
          <table:table-cell office:value-type="float" office:value="0.4712977" calcext:value-type="float">
            <text:p>0.4712977</text:p>
          </table:table-cell>
          <table:table-cell office:value-type="float" office:value="0.1013904" calcext:value-type="float">
            <text:p>0.1013904</text:p>
          </table:table-cell>
          <table:table-cell office:value-type="float" office:value="0.107101" calcext:value-type="float">
            <text:p>0.107101</text:p>
          </table:table-cell>
          <table:table-cell office:value-type="float" office:value="0.03889459" calcext:value-type="float">
            <text:p>0.03889459</text:p>
          </table:table-cell>
          <table:table-cell office:value-type="float" office:value="0.04853949" calcext:value-type="float">
            <text:p>0.04853949</text:p>
          </table:table-cell>
          <table:table-cell office:value-type="float" office:value="0.08210664" calcext:value-type="float">
            <text:p>0.08210664</text:p>
          </table:table-cell>
          <table:table-cell office:value-type="float" office:value="0.1475294" calcext:value-type="float">
            <text:p>0.1475294</text:p>
          </table:table-cell>
          <table:table-cell office:value-type="float" office:value="0.1653735" calcext:value-type="float">
            <text:p>0.1653735</text:p>
          </table:table-cell>
          <table:table-cell office:value-type="float" office:value="0.163651" calcext:value-type="float">
            <text:p>0.163651</text:p>
          </table:table-cell>
          <table:table-cell office:value-type="float" office:value="0.1691141" calcext:value-type="float">
            <text:p>0.1691141</text:p>
          </table:table-cell>
          <table:table-cell office:value-type="float" office:value="0.1939894" calcext:value-type="float">
            <text:p>0.1939894</text:p>
          </table:table-cell>
          <table:table-cell office:value-type="float" office:value="0.1967829" calcext:value-type="float">
            <text:p>0.1967829</text:p>
          </table:table-cell>
          <table:table-cell office:value-type="float" office:value="0" calcext:value-type="float">
            <text:p>0</text:p>
          </table:table-cell>
          <table:table-cell office:value-type="float" office:value="31.48256" calcext:value-type="float">
            <text:p>31.48256</text:p>
          </table:table-cell>
          <table:table-cell office:value-type="float" office:value="28.4342" calcext:value-type="float">
            <text:p>28.4342</text:p>
          </table:table-cell>
          <table:table-cell office:value-type="float" office:value="27.05634" calcext:value-type="float">
            <text:p>27.05634</text:p>
          </table:table-cell>
          <table:table-cell office:value-type="float" office:value="9.379242" calcext:value-type="float">
            <text:p>9.379242</text:p>
          </table:table-cell>
          <table:table-cell office:value-type="float" office:value="8.679002" calcext:value-type="float">
            <text:p>8.679002</text:p>
          </table:table-cell>
          <table:table-cell office:value-type="float" office:value="3.164919" calcext:value-type="float">
            <text:p>3.164919</text:p>
          </table:table-cell>
          <table:table-cell office:value-type="float" office:value="3.041584" calcext:value-type="float">
            <text:p>3.041584</text:p>
          </table:table-cell>
          <table:table-cell office:value-type="float" office:value="5.467651" calcext:value-type="float">
            <text:p>5.467651</text:p>
          </table:table-cell>
          <table:table-cell office:value-type="float" office:value="8.121471" calcext:value-type="float">
            <text:p>8.121471</text:p>
          </table:table-cell>
          <table:table-cell office:value-type="float" office:value="8.632743" calcext:value-type="float">
            <text:p>8.632743</text:p>
          </table:table-cell>
          <table:table-cell office:value-type="float" office:value="9.610532" calcext:value-type="float">
            <text:p>9.610532</text:p>
          </table:table-cell>
          <table:table-cell office:value-type="float" office:value="9.997054" calcext:value-type="float">
            <text:p>9.997054</text:p>
          </table:table-cell>
          <table:table-cell office:value-type="float" office:value="12.54324" calcext:value-type="float">
            <text:p>12.54324</text:p>
          </table:table-cell>
          <table:table-cell office:value-type="float" office:value="12.75467" calcext:value-type="float">
            <text:p>12.75467</text:p>
          </table:table-cell>
          <table:table-cell office:value-type="float" office:value="0" calcext:value-type="float">
            <text:p>0</text:p>
          </table:table-cell>
          <table:table-cell office:value-type="float" office:value="7.911613" calcext:value-type="float">
            <text:p>7.911613</text:p>
          </table:table-cell>
          <table:table-cell office:value-type="float" office:value="0" calcext:value-type="float">
            <text:p>0</text:p>
          </table:table-cell>
          <table:table-cell office:value-type="float" office:value="2.080981" calcext:value-type="float">
            <text:p>2.08098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5122006" calcext:value-type="float">
            <text:p>15122006</text:p>
          </table:table-cell>
          <table:table-cell office:value-type="float" office:value="7.467306" calcext:value-type="float">
            <text:p>7.467306</text:p>
          </table:table-cell>
          <table:table-cell office:value-type="float" office:value="133.4265" calcext:value-type="float">
            <text:p>133.4265</text:p>
          </table:table-cell>
          <table:table-cell office:value-type="float" office:value="0" calcext:value-type="float">
            <text:p>0</text:p>
          </table:table-cell>
          <table:table-cell office:value-type="float" office:value="-2.025404" calcext:value-type="float">
            <text:p>-2.025404</text:p>
          </table:table-cell>
          <table:table-cell office:value-type="float" office:value="39.23596" calcext:value-type="float">
            <text:p>39.23596</text:p>
          </table:table-cell>
          <table:table-cell office:value-type="float" office:value="0.1391943" calcext:value-type="float">
            <text:p>0.1391943</text:p>
          </table:table-cell>
          <table:table-cell office:value-type="float" office:value="0.0003658065" calcext:value-type="float">
            <text:p>0.0003658065</text:p>
          </table:table-cell>
          <table:table-cell office:value-type="float" office:value="0.2029732" calcext:value-type="float">
            <text:p>0.2029732</text:p>
          </table:table-cell>
          <table:table-cell office:value-type="float" office:value="0.006596137" calcext:value-type="float">
            <text:p>0.006596137</text:p>
          </table:table-cell>
          <table:table-cell office:value-type="float" office:value="1163.542" calcext:value-type="float">
            <text:p>1163.542</text:p>
          </table:table-cell>
          <table:table-cell office:value-type="float" office:value="1.106085" calcext:value-type="float">
            <text:p>1.106085</text:p>
          </table:table-cell>
          <table:table-cell office:value-type="float" office:value="0" calcext:value-type="float">
            <text:p>0</text:p>
          </table:table-cell>
          <table:table-cell office:value-type="float" office:value="0.4604439" calcext:value-type="float">
            <text:p>0.4604439</text:p>
          </table:table-cell>
          <table:table-cell office:value-type="float" office:value="0.4571066" calcext:value-type="float">
            <text:p>0.4571066</text:p>
          </table:table-cell>
          <table:table-cell office:value-type="float" office:value="0.4528518" calcext:value-type="float">
            <text:p>0.4528518</text:p>
          </table:table-cell>
          <table:table-cell office:value-type="float" office:value="0.1006861" calcext:value-type="float">
            <text:p>0.1006861</text:p>
          </table:table-cell>
          <table:table-cell office:value-type="float" office:value="0.1079315" calcext:value-type="float">
            <text:p>0.1079315</text:p>
          </table:table-cell>
          <table:table-cell office:value-type="float" office:value="0.03968512" calcext:value-type="float">
            <text:p>0.03968512</text:p>
          </table:table-cell>
          <table:table-cell office:value-type="float" office:value="0.04963779" calcext:value-type="float">
            <text:p>0.04963779</text:p>
          </table:table-cell>
          <table:table-cell office:value-type="float" office:value="0.08230032" calcext:value-type="float">
            <text:p>0.08230032</text:p>
          </table:table-cell>
          <table:table-cell office:value-type="float" office:value="0.147605" calcext:value-type="float">
            <text:p>0.147605</text:p>
          </table:table-cell>
          <table:table-cell office:value-type="float" office:value="0.1654022" calcext:value-type="float">
            <text:p>0.1654022</text:p>
          </table:table-cell>
          <table:table-cell office:value-type="float" office:value="0.1636907" calcext:value-type="float">
            <text:p>0.1636907</text:p>
          </table:table-cell>
          <table:table-cell office:value-type="float" office:value="0.1691137" calcext:value-type="float">
            <text:p>0.1691137</text:p>
          </table:table-cell>
          <table:table-cell office:value-type="float" office:value="0.1940038" calcext:value-type="float">
            <text:p>0.1940038</text:p>
          </table:table-cell>
          <table:table-cell office:value-type="float" office:value="0.1967959" calcext:value-type="float">
            <text:p>0.1967959</text:p>
          </table:table-cell>
          <table:table-cell office:value-type="float" office:value="0" calcext:value-type="float">
            <text:p>0</text:p>
          </table:table-cell>
          <table:table-cell office:value-type="float" office:value="31.52813" calcext:value-type="float">
            <text:p>31.52813</text:p>
          </table:table-cell>
          <table:table-cell office:value-type="float" office:value="28.47466" calcext:value-type="float">
            <text:p>28.47466</text:p>
          </table:table-cell>
          <table:table-cell office:value-type="float" office:value="27.11552" calcext:value-type="float">
            <text:p>27.11552</text:p>
          </table:table-cell>
          <table:table-cell office:value-type="float" office:value="9.38502" calcext:value-type="float">
            <text:p>9.38502</text:p>
          </table:table-cell>
          <table:table-cell office:value-type="float" office:value="8.689342" calcext:value-type="float">
            <text:p>8.689342</text:p>
          </table:table-cell>
          <table:table-cell office:value-type="float" office:value="3.167083" calcext:value-type="float">
            <text:p>3.167083</text:p>
          </table:table-cell>
          <table:table-cell office:value-type="float" office:value="3.04519" calcext:value-type="float">
            <text:p>3.04519</text:p>
          </table:table-cell>
          <table:table-cell office:value-type="float" office:value="5.471184" calcext:value-type="float">
            <text:p>5.471184</text:p>
          </table:table-cell>
          <table:table-cell office:value-type="float" office:value="8.125677" calcext:value-type="float">
            <text:p>8.125677</text:p>
          </table:table-cell>
          <table:table-cell office:value-type="float" office:value="8.637222" calcext:value-type="float">
            <text:p>8.637222</text:p>
          </table:table-cell>
          <table:table-cell office:value-type="float" office:value="9.614944" calcext:value-type="float">
            <text:p>9.614944</text:p>
          </table:table-cell>
          <table:table-cell office:value-type="float" office:value="10.00167" calcext:value-type="float">
            <text:p>10.00167</text:p>
          </table:table-cell>
          <table:table-cell office:value-type="float" office:value="12.54456" calcext:value-type="float">
            <text:p>12.54456</text:p>
          </table:table-cell>
          <table:table-cell office:value-type="float" office:value="12.75586" calcext:value-type="float">
            <text:p>12.75586</text:p>
          </table:table-cell>
          <table:table-cell office:value-type="float" office:value="0" calcext:value-type="float">
            <text:p>0</text:p>
          </table:table-cell>
          <table:table-cell office:value-type="float" office:value="5.542165" calcext:value-type="float">
            <text:p>5.542165</text:p>
          </table:table-cell>
          <table:table-cell office:value-type="float" office:value="0" calcext:value-type="float">
            <text:p>0</text:p>
          </table:table-cell>
          <table:table-cell office:value-type="float" office:value="2.080981" calcext:value-type="float">
            <text:p>2.08098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122006" calcext:value-type="float">
            <text:p>16122006</text:p>
          </table:table-cell>
          <table:table-cell office:value-type="float" office:value="7.454372" calcext:value-type="float">
            <text:p>7.454372</text:p>
          </table:table-cell>
          <table:table-cell office:value-type="float" office:value="133.4265" calcext:value-type="float">
            <text:p>133.4265</text:p>
          </table:table-cell>
          <table:table-cell office:value-type="float" office:value="0" calcext:value-type="float">
            <text:p>0</text:p>
          </table:table-cell>
          <table:table-cell office:value-type="float" office:value="-2.025404" calcext:value-type="float">
            <text:p>-2.025404</text:p>
          </table:table-cell>
          <table:table-cell office:value-type="float" office:value="39.25349" calcext:value-type="float">
            <text:p>39.25349</text:p>
          </table:table-cell>
          <table:table-cell office:value-type="float" office:value="0.1391943" calcext:value-type="float">
            <text:p>0.1391943</text:p>
          </table:table-cell>
          <table:table-cell office:value-type="float" office:value="0.0003658065" calcext:value-type="float">
            <text:p>0.0003658065</text:p>
          </table:table-cell>
          <table:table-cell office:value-type="float" office:value="0.2029732" calcext:value-type="float">
            <text:p>0.2029732</text:p>
          </table:table-cell>
          <table:table-cell office:value-type="float" office:value="0.006596137" calcext:value-type="float">
            <text:p>0.006596137</text:p>
          </table:table-cell>
          <table:table-cell office:value-type="float" office:value="1163.537" calcext:value-type="float">
            <text:p>1163.537</text:p>
          </table:table-cell>
          <table:table-cell office:value-type="float" office:value="1.10997" calcext:value-type="float">
            <text:p>1.10997</text:p>
          </table:table-cell>
          <table:table-cell office:value-type="float" office:value="0" calcext:value-type="float">
            <text:p>0</text:p>
          </table:table-cell>
          <table:table-cell office:value-type="float" office:value="0.4290056" calcext:value-type="float">
            <text:p>0.4290056</text:p>
          </table:table-cell>
          <table:table-cell office:value-type="float" office:value="0.4574437" calcext:value-type="float">
            <text:p>0.4574437</text:p>
          </table:table-cell>
          <table:table-cell office:value-type="float" office:value="0.4569235" calcext:value-type="float">
            <text:p>0.4569235</text:p>
          </table:table-cell>
          <table:table-cell office:value-type="float" office:value="0.1001055" calcext:value-type="float">
            <text:p>0.1001055</text:p>
          </table:table-cell>
          <table:table-cell office:value-type="float" office:value="0.1071983" calcext:value-type="float">
            <text:p>0.1071983</text:p>
          </table:table-cell>
          <table:table-cell office:value-type="float" office:value="0.03964153" calcext:value-type="float">
            <text:p>0.03964153</text:p>
          </table:table-cell>
          <table:table-cell office:value-type="float" office:value="0.04977812" calcext:value-type="float">
            <text:p>0.04977812</text:p>
          </table:table-cell>
          <table:table-cell office:value-type="float" office:value="0.08241697" calcext:value-type="float">
            <text:p>0.08241697</text:p>
          </table:table-cell>
          <table:table-cell office:value-type="float" office:value="0.1476832" calcext:value-type="float">
            <text:p>0.1476832</text:p>
          </table:table-cell>
          <table:table-cell office:value-type="float" office:value="0.1654336" calcext:value-type="float">
            <text:p>0.1654336</text:p>
          </table:table-cell>
          <table:table-cell office:value-type="float" office:value="0.163731" calcext:value-type="float">
            <text:p>0.163731</text:p>
          </table:table-cell>
          <table:table-cell office:value-type="float" office:value="0.1691182" calcext:value-type="float">
            <text:p>0.1691182</text:p>
          </table:table-cell>
          <table:table-cell office:value-type="float" office:value="0.1940181" calcext:value-type="float">
            <text:p>0.1940181</text:p>
          </table:table-cell>
          <table:table-cell office:value-type="float" office:value="0.1968088" calcext:value-type="float">
            <text:p>0.1968088</text:p>
          </table:table-cell>
          <table:table-cell office:value-type="float" office:value="0" calcext:value-type="float">
            <text:p>0</text:p>
          </table:table-cell>
          <table:table-cell office:value-type="float" office:value="31.56519" calcext:value-type="float">
            <text:p>31.56519</text:p>
          </table:table-cell>
          <table:table-cell office:value-type="float" office:value="28.51035" calcext:value-type="float">
            <text:p>28.51035</text:p>
          </table:table-cell>
          <table:table-cell office:value-type="float" office:value="27.17043" calcext:value-type="float">
            <text:p>27.17043</text:p>
          </table:table-cell>
          <table:table-cell office:value-type="float" office:value="9.390243" calcext:value-type="float">
            <text:p>9.390243</text:p>
          </table:table-cell>
          <table:table-cell office:value-type="float" office:value="8.699276" calcext:value-type="float">
            <text:p>8.699276</text:p>
          </table:table-cell>
          <table:table-cell office:value-type="float" office:value="3.169265" calcext:value-type="float">
            <text:p>3.169265</text:p>
          </table:table-cell>
          <table:table-cell office:value-type="float" office:value="3.04887" calcext:value-type="float">
            <text:p>3.04887</text:p>
          </table:table-cell>
          <table:table-cell office:value-type="float" office:value="5.474741" calcext:value-type="float">
            <text:p>5.474741</text:p>
          </table:table-cell>
          <table:table-cell office:value-type="float" office:value="8.129882" calcext:value-type="float">
            <text:p>8.129882</text:p>
          </table:table-cell>
          <table:table-cell office:value-type="float" office:value="8.641701" calcext:value-type="float">
            <text:p>8.641701</text:p>
          </table:table-cell>
          <table:table-cell office:value-type="float" office:value="9.619356" calcext:value-type="float">
            <text:p>9.619356</text:p>
          </table:table-cell>
          <table:table-cell office:value-type="float" office:value="10.00625" calcext:value-type="float">
            <text:p>10.00625</text:p>
          </table:table-cell>
          <table:table-cell office:value-type="float" office:value="12.54588" calcext:value-type="float">
            <text:p>12.54588</text:p>
          </table:table-cell>
          <table:table-cell office:value-type="float" office:value="12.75704" calcext:value-type="float">
            <text:p>12.75704</text:p>
          </table:table-cell>
          <table:table-cell office:value-type="float" office:value="0" calcext:value-type="float">
            <text:p>0</text:p>
          </table:table-cell>
          <table:table-cell office:value-type="float" office:value="4.069128" calcext:value-type="float">
            <text:p>4.069128</text:p>
          </table:table-cell>
          <table:table-cell office:value-type="float" office:value="0" calcext:value-type="float">
            <text:p>0</text:p>
          </table:table-cell>
          <table:table-cell office:value-type="float" office:value="2.080981" calcext:value-type="float">
            <text:p>2.08098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7122006" calcext:value-type="float">
            <text:p>17122006</text:p>
          </table:table-cell>
          <table:table-cell office:value-type="float" office:value="7.445214" calcext:value-type="float">
            <text:p>7.445214</text:p>
          </table:table-cell>
          <table:table-cell office:value-type="float" office:value="133.4265" calcext:value-type="float">
            <text:p>133.4265</text:p>
          </table:table-cell>
          <table:table-cell office:value-type="float" office:value="0" calcext:value-type="float">
            <text:p>0</text:p>
          </table:table-cell>
          <table:table-cell office:value-type="float" office:value="-2.025404" calcext:value-type="float">
            <text:p>-2.025404</text:p>
          </table:table-cell>
          <table:table-cell office:value-type="float" office:value="39.27002" calcext:value-type="float">
            <text:p>39.27002</text:p>
          </table:table-cell>
          <table:table-cell office:value-type="float" office:value="0.1391943" calcext:value-type="float">
            <text:p>0.1391943</text:p>
          </table:table-cell>
          <table:table-cell office:value-type="float" office:value="0.0003658065" calcext:value-type="float">
            <text:p>0.0003658065</text:p>
          </table:table-cell>
          <table:table-cell office:value-type="float" office:value="0.2029732" calcext:value-type="float">
            <text:p>0.2029732</text:p>
          </table:table-cell>
          <table:table-cell office:value-type="float" office:value="0.006596137" calcext:value-type="float">
            <text:p>0.006596137</text:p>
          </table:table-cell>
          <table:table-cell office:value-type="float" office:value="1163.532" calcext:value-type="float">
            <text:p>1163.532</text:p>
          </table:table-cell>
          <table:table-cell office:value-type="float" office:value="1.112264" calcext:value-type="float">
            <text:p>1.112264</text:p>
          </table:table-cell>
          <table:table-cell office:value-type="float" office:value="0" calcext:value-type="float">
            <text:p>0</text:p>
          </table:table-cell>
          <table:table-cell office:value-type="float" office:value="0.3378079" calcext:value-type="float">
            <text:p>0.3378079</text:p>
          </table:table-cell>
          <table:table-cell office:value-type="float" office:value="0.3645225" calcext:value-type="float">
            <text:p>0.3645225</text:p>
          </table:table-cell>
          <table:table-cell office:value-type="float" office:value="0.3764503" calcext:value-type="float">
            <text:p>0.3764503</text:p>
          </table:table-cell>
          <table:table-cell office:value-type="float" office:value="0.0917675" calcext:value-type="float">
            <text:p>0.0917675</text:p>
          </table:table-cell>
          <table:table-cell office:value-type="float" office:value="0.09902913" calcext:value-type="float">
            <text:p>0.09902913</text:p>
          </table:table-cell>
          <table:table-cell office:value-type="float" office:value="0.03843705" calcext:value-type="float">
            <text:p>0.03843705</text:p>
          </table:table-cell>
          <table:table-cell office:value-type="float" office:value="0.04906244" calcext:value-type="float">
            <text:p>0.04906244</text:p>
          </table:table-cell>
          <table:table-cell office:value-type="float" office:value="0.08246465" calcext:value-type="float">
            <text:p>0.08246465</text:p>
          </table:table-cell>
          <table:table-cell office:value-type="float" office:value="0.1477517" calcext:value-type="float">
            <text:p>0.1477517</text:p>
          </table:table-cell>
          <table:table-cell office:value-type="float" office:value="0.1654668" calcext:value-type="float">
            <text:p>0.1654668</text:p>
          </table:table-cell>
          <table:table-cell office:value-type="float" office:value="0.1637721" calcext:value-type="float">
            <text:p>0.1637721</text:p>
          </table:table-cell>
          <table:table-cell office:value-type="float" office:value="0.1691253" calcext:value-type="float">
            <text:p>0.1691253</text:p>
          </table:table-cell>
          <table:table-cell office:value-type="float" office:value="0.1940324" calcext:value-type="float">
            <text:p>0.1940324</text:p>
          </table:table-cell>
          <table:table-cell office:value-type="float" office:value="0.1968214" calcext:value-type="float">
            <text:p>0.1968214</text:p>
          </table:table-cell>
          <table:table-cell office:value-type="float" office:value="0" calcext:value-type="float">
            <text:p>0</text:p>
          </table:table-cell>
          <table:table-cell office:value-type="float" office:value="31.58994" calcext:value-type="float">
            <text:p>31.58994</text:p>
          </table:table-cell>
          <table:table-cell office:value-type="float" office:value="28.53736" calcext:value-type="float">
            <text:p>28.53736</text:p>
          </table:table-cell>
          <table:table-cell office:value-type="float" office:value="27.21675" calcext:value-type="float">
            <text:p>27.21675</text:p>
          </table:table-cell>
          <table:table-cell office:value-type="float" office:value="9.394492" calcext:value-type="float">
            <text:p>9.394492</text:p>
          </table:table-cell>
          <table:table-cell office:value-type="float" office:value="8.708248" calcext:value-type="float">
            <text:p>8.708248</text:p>
          </table:table-cell>
          <table:table-cell office:value-type="float" office:value="3.171373" calcext:value-type="float">
            <text:p>3.171373</text:p>
          </table:table-cell>
          <table:table-cell office:value-type="float" office:value="3.052525" calcext:value-type="float">
            <text:p>3.052525</text:p>
          </table:table-cell>
          <table:table-cell office:value-type="float" office:value="5.478311" calcext:value-type="float">
            <text:p>5.478311</text:p>
          </table:table-cell>
          <table:table-cell office:value-type="float" office:value="8.134087" calcext:value-type="float">
            <text:p>8.134087</text:p>
          </table:table-cell>
          <table:table-cell office:value-type="float" office:value="8.646181" calcext:value-type="float">
            <text:p>8.646181</text:p>
          </table:table-cell>
          <table:table-cell office:value-type="float" office:value="9.623769" calcext:value-type="float">
            <text:p>9.623769</text:p>
          </table:table-cell>
          <table:table-cell office:value-type="float" office:value="10.01082" calcext:value-type="float">
            <text:p>10.01082</text:p>
          </table:table-cell>
          <table:table-cell office:value-type="float" office:value="12.54719" calcext:value-type="float">
            <text:p>12.54719</text:p>
          </table:table-cell>
          <table:table-cell office:value-type="float" office:value="12.75822" calcext:value-type="float">
            <text:p>12.75822</text:p>
          </table:table-cell>
          <table:table-cell office:value-type="float" office:value="0" calcext:value-type="float">
            <text:p>0</text:p>
          </table:table-cell>
          <table:table-cell office:value-type="float" office:value="2.623335" calcext:value-type="float">
            <text:p>2.623335</text:p>
          </table:table-cell>
          <table:table-cell office:value-type="float" office:value="0" calcext:value-type="float">
            <text:p>0</text:p>
          </table:table-cell>
          <table:table-cell office:value-type="float" office:value="2.080981" calcext:value-type="float">
            <text:p>2.08098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8122006" calcext:value-type="float">
            <text:p>18122006</text:p>
          </table:table-cell>
          <table:table-cell office:value-type="float" office:value="7.437928" calcext:value-type="float">
            <text:p>7.437928</text:p>
          </table:table-cell>
          <table:table-cell office:value-type="float" office:value="133.4265" calcext:value-type="float">
            <text:p>133.4265</text:p>
          </table:table-cell>
          <table:table-cell office:value-type="float" office:value="0" calcext:value-type="float">
            <text:p>0</text:p>
          </table:table-cell>
          <table:table-cell office:value-type="float" office:value="-2.025404" calcext:value-type="float">
            <text:p>-2.025404</text:p>
          </table:table-cell>
          <table:table-cell office:value-type="float" office:value="39.28463" calcext:value-type="float">
            <text:p>39.28463</text:p>
          </table:table-cell>
          <table:table-cell office:value-type="float" office:value="0.1391943" calcext:value-type="float">
            <text:p>0.1391943</text:p>
          </table:table-cell>
          <table:table-cell office:value-type="float" office:value="0.0003658065" calcext:value-type="float">
            <text:p>0.0003658065</text:p>
          </table:table-cell>
          <table:table-cell office:value-type="float" office:value="0.2029732" calcext:value-type="float">
            <text:p>0.2029732</text:p>
          </table:table-cell>
          <table:table-cell office:value-type="float" office:value="0.006596137" calcext:value-type="float">
            <text:p>0.006596137</text:p>
          </table:table-cell>
          <table:table-cell office:value-type="float" office:value="1163.526" calcext:value-type="float">
            <text:p>1163.526</text:p>
          </table:table-cell>
          <table:table-cell office:value-type="float" office:value="1.113823" calcext:value-type="float">
            <text:p>1.113823</text:p>
          </table:table-cell>
          <table:table-cell office:value-type="float" office:value="0" calcext:value-type="float">
            <text:p>0</text:p>
          </table:table-cell>
          <table:table-cell office:value-type="float" office:value="0.2940379" calcext:value-type="float">
            <text:p>0.2940379</text:p>
          </table:table-cell>
          <table:table-cell office:value-type="float" office:value="0.3193686" calcext:value-type="float">
            <text:p>0.3193686</text:p>
          </table:table-cell>
          <table:table-cell office:value-type="float" office:value="0.3286261" calcext:value-type="float">
            <text:p>0.3286261</text:p>
          </table:table-cell>
          <table:table-cell office:value-type="float" office:value="0.08501423" calcext:value-type="float">
            <text:p>0.08501423</text:p>
          </table:table-cell>
          <table:table-cell office:value-type="float" office:value="0.09076501" calcext:value-type="float">
            <text:p>0.09076501</text:p>
          </table:table-cell>
          <table:table-cell office:value-type="float" office:value="0.03654073" calcext:value-type="float">
            <text:p>0.03654073</text:p>
          </table:table-cell>
          <table:table-cell office:value-type="float" office:value="0.04727618" calcext:value-type="float">
            <text:p>0.04727618</text:p>
          </table:table-cell>
          <table:table-cell office:value-type="float" office:value="0.0823563" calcext:value-type="float">
            <text:p>0.0823563</text:p>
          </table:table-cell>
          <table:table-cell office:value-type="float" office:value="0.1477941" calcext:value-type="float">
            <text:p>0.1477941</text:p>
          </table:table-cell>
          <table:table-cell office:value-type="float" office:value="0.1654977" calcext:value-type="float">
            <text:p>0.1654977</text:p>
          </table:table-cell>
          <table:table-cell office:value-type="float" office:value="0.163813" calcext:value-type="float">
            <text:p>0.163813</text:p>
          </table:table-cell>
          <table:table-cell office:value-type="float" office:value="0.1691366" calcext:value-type="float">
            <text:p>0.1691366</text:p>
          </table:table-cell>
          <table:table-cell office:value-type="float" office:value="0.1940472" calcext:value-type="float">
            <text:p>0.1940472</text:p>
          </table:table-cell>
          <table:table-cell office:value-type="float" office:value="0.1968335" calcext:value-type="float">
            <text:p>0.1968335</text:p>
          </table:table-cell>
          <table:table-cell office:value-type="float" office:value="0" calcext:value-type="float">
            <text:p>0</text:p>
          </table:table-cell>
          <table:table-cell office:value-type="float" office:value="31.60285" calcext:value-type="float">
            <text:p>31.60285</text:p>
          </table:table-cell>
          <table:table-cell office:value-type="float" office:value="28.55085" calcext:value-type="float">
            <text:p>28.55085</text:p>
          </table:table-cell>
          <table:table-cell office:value-type="float" office:value="27.24414" calcext:value-type="float">
            <text:p>27.24414</text:p>
          </table:table-cell>
          <table:table-cell office:value-type="float" office:value="9.396304" calcext:value-type="float">
            <text:p>9.396304</text:p>
          </table:table-cell>
          <table:table-cell office:value-type="float" office:value="8.714365" calcext:value-type="float">
            <text:p>8.714365</text:p>
          </table:table-cell>
          <table:table-cell office:value-type="float" office:value="3.173108" calcext:value-type="float">
            <text:p>3.173108</text:p>
          </table:table-cell>
          <table:table-cell office:value-type="float" office:value="3.055897" calcext:value-type="float">
            <text:p>3.055897</text:p>
          </table:table-cell>
          <table:table-cell office:value-type="float" office:value="5.481854" calcext:value-type="float">
            <text:p>5.481854</text:p>
          </table:table-cell>
          <table:table-cell office:value-type="float" office:value="8.138292" calcext:value-type="float">
            <text:p>8.138292</text:p>
          </table:table-cell>
          <table:table-cell office:value-type="float" office:value="8.650663" calcext:value-type="float">
            <text:p>8.650663</text:p>
          </table:table-cell>
          <table:table-cell office:value-type="float" office:value="9.628144" calcext:value-type="float">
            <text:p>9.628144</text:p>
          </table:table-cell>
          <table:table-cell office:value-type="float" office:value="10.01539" calcext:value-type="float">
            <text:p>10.01539</text:p>
          </table:table-cell>
          <table:table-cell office:value-type="float" office:value="12.54851" calcext:value-type="float">
            <text:p>12.54851</text:p>
          </table:table-cell>
          <table:table-cell office:value-type="float" office:value="12.7594" calcext:value-type="float">
            <text:p>12.7594</text:p>
          </table:table-cell>
          <table:table-cell office:value-type="float" office:value="0" calcext:value-type="float">
            <text:p>0</text:p>
          </table:table-cell>
          <table:table-cell office:value-type="float" office:value="1.926318" calcext:value-type="float">
            <text:p>1.926318</text:p>
          </table:table-cell>
          <table:table-cell office:value-type="float" office:value="0" calcext:value-type="float">
            <text:p>0</text:p>
          </table:table-cell>
          <table:table-cell office:value-type="float" office:value="2.080981" calcext:value-type="float">
            <text:p>2.08098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9122006" calcext:value-type="float">
            <text:p>19122006</text:p>
          </table:table-cell>
          <table:table-cell office:value-type="float" office:value="7.428653" calcext:value-type="float">
            <text:p>7.428653</text:p>
          </table:table-cell>
          <table:table-cell office:value-type="float" office:value="133.4265" calcext:value-type="float">
            <text:p>133.4265</text:p>
          </table:table-cell>
          <table:table-cell office:value-type="float" office:value="0" calcext:value-type="float">
            <text:p>0</text:p>
          </table:table-cell>
          <table:table-cell office:value-type="float" office:value="-2.025404" calcext:value-type="float">
            <text:p>-2.025404</text:p>
          </table:table-cell>
          <table:table-cell office:value-type="float" office:value="39.29875" calcext:value-type="float">
            <text:p>39.29875</text:p>
          </table:table-cell>
          <table:table-cell office:value-type="float" office:value="0.1391943" calcext:value-type="float">
            <text:p>0.1391943</text:p>
          </table:table-cell>
          <table:table-cell office:value-type="float" office:value="0.0003658067" calcext:value-type="float">
            <text:p>0.0003658067</text:p>
          </table:table-cell>
          <table:table-cell office:value-type="float" office:value="0.2029732" calcext:value-type="float">
            <text:p>0.2029732</text:p>
          </table:table-cell>
          <table:table-cell office:value-type="float" office:value="0.006596137" calcext:value-type="float">
            <text:p>0.006596137</text:p>
          </table:table-cell>
          <table:table-cell office:value-type="float" office:value="1163.519" calcext:value-type="float">
            <text:p>1163.519</text:p>
          </table:table-cell>
          <table:table-cell office:value-type="float" office:value="1.116471" calcext:value-type="float">
            <text:p>1.116471</text:p>
          </table:table-cell>
          <table:table-cell office:value-type="float" office:value="0" calcext:value-type="float">
            <text:p>0</text:p>
          </table:table-cell>
          <table:table-cell office:value-type="float" office:value="0.2838192" calcext:value-type="float">
            <text:p>0.2838192</text:p>
          </table:table-cell>
          <table:table-cell office:value-type="float" office:value="0.3676513" calcext:value-type="float">
            <text:p>0.3676513</text:p>
          </table:table-cell>
          <table:table-cell office:value-type="float" office:value="0.3546051" calcext:value-type="float">
            <text:p>0.3546051</text:p>
          </table:table-cell>
          <table:table-cell office:value-type="float" office:value="0.0858608" calcext:value-type="float">
            <text:p>0.0858608</text:p>
          </table:table-cell>
          <table:table-cell office:value-type="float" office:value="0.09042168" calcext:value-type="float">
            <text:p>0.09042168</text:p>
          </table:table-cell>
          <table:table-cell office:value-type="float" office:value="0.03599555" calcext:value-type="float">
            <text:p>0.03599555</text:p>
          </table:table-cell>
          <table:table-cell office:value-type="float" office:value="0.04632337" calcext:value-type="float">
            <text:p>0.04632337</text:p>
          </table:table-cell>
          <table:table-cell office:value-type="float" office:value="0.08221102" calcext:value-type="float">
            <text:p>0.08221102</text:p>
          </table:table-cell>
          <table:table-cell office:value-type="float" office:value="0.1478054" calcext:value-type="float">
            <text:p>0.1478054</text:p>
          </table:table-cell>
          <table:table-cell office:value-type="float" office:value="0.1655237" calcext:value-type="float">
            <text:p>0.1655237</text:p>
          </table:table-cell>
          <table:table-cell office:value-type="float" office:value="0.1638546" calcext:value-type="float">
            <text:p>0.1638546</text:p>
          </table:table-cell>
          <table:table-cell office:value-type="float" office:value="0.1691963" calcext:value-type="float">
            <text:p>0.1691963</text:p>
          </table:table-cell>
          <table:table-cell office:value-type="float" office:value="0.1940611" calcext:value-type="float">
            <text:p>0.1940611</text:p>
          </table:table-cell>
          <table:table-cell office:value-type="float" office:value="0.1968462" calcext:value-type="float">
            <text:p>0.1968462</text:p>
          </table:table-cell>
          <table:table-cell office:value-type="float" office:value="0" calcext:value-type="float">
            <text:p>0</text:p>
          </table:table-cell>
          <table:table-cell office:value-type="float" office:value="31.61334" calcext:value-type="float">
            <text:p>31.61334</text:p>
          </table:table-cell>
          <table:table-cell office:value-type="float" office:value="28.56263" calcext:value-type="float">
            <text:p>28.56263</text:p>
          </table:table-cell>
          <table:table-cell office:value-type="float" office:value="27.26774" calcext:value-type="float">
            <text:p>27.26774</text:p>
          </table:table-cell>
          <table:table-cell office:value-type="float" office:value="9.397132" calcext:value-type="float">
            <text:p>9.397132</text:p>
          </table:table-cell>
          <table:table-cell office:value-type="float" office:value="8.718986" calcext:value-type="float">
            <text:p>8.718986</text:p>
          </table:table-cell>
          <table:table-cell office:value-type="float" office:value="3.174562" calcext:value-type="float">
            <text:p>3.174562</text:p>
          </table:table-cell>
          <table:table-cell office:value-type="float" office:value="3.058974" calcext:value-type="float">
            <text:p>3.058974</text:p>
          </table:table-cell>
          <table:table-cell office:value-type="float" office:value="5.485352" calcext:value-type="float">
            <text:p>5.485352</text:p>
          </table:table-cell>
          <table:table-cell office:value-type="float" office:value="8.142497" calcext:value-type="float">
            <text:p>8.142497</text:p>
          </table:table-cell>
          <table:table-cell office:value-type="float" office:value="8.655144" calcext:value-type="float">
            <text:p>8.655144</text:p>
          </table:table-cell>
          <table:table-cell office:value-type="float" office:value="9.6325" calcext:value-type="float">
            <text:p>9.6325</text:p>
          </table:table-cell>
          <table:table-cell office:value-type="float" office:value="10.01996" calcext:value-type="float">
            <text:p>10.01996</text:p>
          </table:table-cell>
          <table:table-cell office:value-type="float" office:value="12.54983" calcext:value-type="float">
            <text:p>12.54983</text:p>
          </table:table-cell>
          <table:table-cell office:value-type="float" office:value="12.76056" calcext:value-type="float">
            <text:p>12.76056</text:p>
          </table:table-cell>
          <table:table-cell office:value-type="float" office:value="0" calcext:value-type="float">
            <text:p>0</text:p>
          </table:table-cell>
          <table:table-cell office:value-type="float" office:value="2.306239" calcext:value-type="float">
            <text:p>2.306239</text:p>
          </table:table-cell>
          <table:table-cell office:value-type="float" office:value="0" calcext:value-type="float">
            <text:p>0</text:p>
          </table:table-cell>
          <table:table-cell office:value-type="float" office:value="2.080981" calcext:value-type="float">
            <text:p>2.08098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122006" calcext:value-type="float">
            <text:p>20122006</text:p>
          </table:table-cell>
          <table:table-cell office:value-type="float" office:value="7.415772" calcext:value-type="float">
            <text:p>7.415772</text:p>
          </table:table-cell>
          <table:table-cell office:value-type="float" office:value="133.4267" calcext:value-type="float">
            <text:p>133.4267</text:p>
          </table:table-cell>
          <table:table-cell office:value-type="float" office:value="0" calcext:value-type="float">
            <text:p>0</text:p>
          </table:table-cell>
          <table:table-cell office:value-type="float" office:value="-2.025404" calcext:value-type="float">
            <text:p>-2.025404</text:p>
          </table:table-cell>
          <table:table-cell office:value-type="float" office:value="39.31355" calcext:value-type="float">
            <text:p>39.31355</text:p>
          </table:table-cell>
          <table:table-cell office:value-type="float" office:value="0.1391943" calcext:value-type="float">
            <text:p>0.1391943</text:p>
          </table:table-cell>
          <table:table-cell office:value-type="float" office:value="0.0003658346" calcext:value-type="float">
            <text:p>0.0003658346</text:p>
          </table:table-cell>
          <table:table-cell office:value-type="float" office:value="0.2029732" calcext:value-type="float">
            <text:p>0.2029732</text:p>
          </table:table-cell>
          <table:table-cell office:value-type="float" office:value="0.00659633" calcext:value-type="float">
            <text:p>0.00659633</text:p>
          </table:table-cell>
          <table:table-cell office:value-type="float" office:value="1163.514" calcext:value-type="float">
            <text:p>1163.514</text:p>
          </table:table-cell>
          <table:table-cell office:value-type="float" office:value="1.121541" calcext:value-type="float">
            <text:p>1.121541</text:p>
          </table:table-cell>
          <table:table-cell office:value-type="float" office:value="0" calcext:value-type="float">
            <text:p>0</text:p>
          </table:table-cell>
          <table:table-cell office:value-type="float" office:value="0.3086322" calcext:value-type="float">
            <text:p>0.3086322</text:p>
          </table:table-cell>
          <table:table-cell office:value-type="float" office:value="0.3553478" calcext:value-type="float">
            <text:p>0.3553478</text:p>
          </table:table-cell>
          <table:table-cell office:value-type="float" office:value="0.3655906" calcext:value-type="float">
            <text:p>0.3655906</text:p>
          </table:table-cell>
          <table:table-cell office:value-type="float" office:value="0.08707675" calcext:value-type="float">
            <text:p>0.08707675</text:p>
          </table:table-cell>
          <table:table-cell office:value-type="float" office:value="0.09209842" calcext:value-type="float">
            <text:p>0.09209842</text:p>
          </table:table-cell>
          <table:table-cell office:value-type="float" office:value="0.03644333" calcext:value-type="float">
            <text:p>0.03644333</text:p>
          </table:table-cell>
          <table:table-cell office:value-type="float" office:value="0.04518647" calcext:value-type="float">
            <text:p>0.04518647</text:p>
          </table:table-cell>
          <table:table-cell office:value-type="float" office:value="0.08207262" calcext:value-type="float">
            <text:p>0.08207262</text:p>
          </table:table-cell>
          <table:table-cell office:value-type="float" office:value="0.1478106" calcext:value-type="float">
            <text:p>0.1478106</text:p>
          </table:table-cell>
          <table:table-cell office:value-type="float" office:value="0.1655462" calcext:value-type="float">
            <text:p>0.1655462</text:p>
          </table:table-cell>
          <table:table-cell office:value-type="float" office:value="0.1638957" calcext:value-type="float">
            <text:p>0.1638957</text:p>
          </table:table-cell>
          <table:table-cell office:value-type="float" office:value="0.1691839" calcext:value-type="float">
            <text:p>0.1691839</text:p>
          </table:table-cell>
          <table:table-cell office:value-type="float" office:value="0.1940754" calcext:value-type="float">
            <text:p>0.1940754</text:p>
          </table:table-cell>
          <table:table-cell office:value-type="float" office:value="0.1968586" calcext:value-type="float">
            <text:p>0.1968586</text:p>
          </table:table-cell>
          <table:table-cell office:value-type="float" office:value="0" calcext:value-type="float">
            <text:p>0</text:p>
          </table:table-cell>
          <table:table-cell office:value-type="float" office:value="31.61497" calcext:value-type="float">
            <text:p>31.61497</text:p>
          </table:table-cell>
          <table:table-cell office:value-type="float" office:value="28.58225" calcext:value-type="float">
            <text:p>28.58225</text:p>
          </table:table-cell>
          <table:table-cell office:value-type="float" office:value="27.30012" calcext:value-type="float">
            <text:p>27.30012</text:p>
          </table:table-cell>
          <table:table-cell office:value-type="float" office:value="9.398606" calcext:value-type="float">
            <text:p>9.398606</text:p>
          </table:table-cell>
          <table:table-cell office:value-type="float" office:value="8.724185" calcext:value-type="float">
            <text:p>8.724185</text:p>
          </table:table-cell>
          <table:table-cell office:value-type="float" office:value="3.176048" calcext:value-type="float">
            <text:p>3.176048</text:p>
          </table:table-cell>
          <table:table-cell office:value-type="float" office:value="3.061788" calcext:value-type="float">
            <text:p>3.061788</text:p>
          </table:table-cell>
          <table:table-cell office:value-type="float" office:value="5.488811" calcext:value-type="float">
            <text:p>5.488811</text:p>
          </table:table-cell>
          <table:table-cell office:value-type="float" office:value="8.146703" calcext:value-type="float">
            <text:p>8.146703</text:p>
          </table:table-cell>
          <table:table-cell office:value-type="float" office:value="8.659621" calcext:value-type="float">
            <text:p>8.659621</text:p>
          </table:table-cell>
          <table:table-cell office:value-type="float" office:value="9.636855" calcext:value-type="float">
            <text:p>9.636855</text:p>
          </table:table-cell>
          <table:table-cell office:value-type="float" office:value="10.02452" calcext:value-type="float">
            <text:p>10.02452</text:p>
          </table:table-cell>
          <table:table-cell office:value-type="float" office:value="12.55115" calcext:value-type="float">
            <text:p>12.55115</text:p>
          </table:table-cell>
          <table:table-cell office:value-type="float" office:value="12.76168" calcext:value-type="float">
            <text:p>12.76168</text:p>
          </table:table-cell>
          <table:table-cell office:value-type="float" office:value="0" calcext:value-type="float">
            <text:p>0</text:p>
          </table:table-cell>
          <table:table-cell office:value-type="float" office:value="6.103636" calcext:value-type="float">
            <text:p>6.103636</text:p>
          </table:table-cell>
          <table:table-cell office:value-type="float" office:value="0" calcext:value-type="float">
            <text:p>0</text:p>
          </table:table-cell>
          <table:table-cell office:value-type="float" office:value="2.080981" calcext:value-type="float">
            <text:p>2.08098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1122006" calcext:value-type="float">
            <text:p>21122006</text:p>
          </table:table-cell>
          <table:table-cell office:value-type="float" office:value="7.398866" calcext:value-type="float">
            <text:p>7.398866</text:p>
          </table:table-cell>
          <table:table-cell office:value-type="float" office:value="133.4271" calcext:value-type="float">
            <text:p>133.4271</text:p>
          </table:table-cell>
          <table:table-cell office:value-type="float" office:value="0" calcext:value-type="float">
            <text:p>0</text:p>
          </table:table-cell>
          <table:table-cell office:value-type="float" office:value="-2.025404" calcext:value-type="float">
            <text:p>-2.025404</text:p>
          </table:table-cell>
          <table:table-cell office:value-type="float" office:value="39.33009" calcext:value-type="float">
            <text:p>39.33009</text:p>
          </table:table-cell>
          <table:table-cell office:value-type="float" office:value="0.1391943" calcext:value-type="float">
            <text:p>0.1391943</text:p>
          </table:table-cell>
          <table:table-cell office:value-type="float" office:value="0.0003658537" calcext:value-type="float">
            <text:p>0.0003658537</text:p>
          </table:table-cell>
          <table:table-cell office:value-type="float" office:value="0.2029732" calcext:value-type="float">
            <text:p>0.2029732</text:p>
          </table:table-cell>
          <table:table-cell office:value-type="float" office:value="0.006596455" calcext:value-type="float">
            <text:p>0.006596455</text:p>
          </table:table-cell>
          <table:table-cell office:value-type="float" office:value="1163.51" calcext:value-type="float">
            <text:p>1163.51</text:p>
          </table:table-cell>
          <table:table-cell office:value-type="float" office:value="1.129071" calcext:value-type="float">
            <text:p>1.129071</text:p>
          </table:table-cell>
          <table:table-cell office:value-type="float" office:value="0" calcext:value-type="float">
            <text:p>0</text:p>
          </table:table-cell>
          <table:table-cell office:value-type="float" office:value="0.4475928" calcext:value-type="float">
            <text:p>0.4475928</text:p>
          </table:table-cell>
          <table:table-cell office:value-type="float" office:value="0.4425918" calcext:value-type="float">
            <text:p>0.4425918</text:p>
          </table:table-cell>
          <table:table-cell office:value-type="float" office:value="0.4186251" calcext:value-type="float">
            <text:p>0.4186251</text:p>
          </table:table-cell>
          <table:table-cell office:value-type="float" office:value="0.09213307" calcext:value-type="float">
            <text:p>0.09213307</text:p>
          </table:table-cell>
          <table:table-cell office:value-type="float" office:value="0.09528407" calcext:value-type="float">
            <text:p>0.09528407</text:p>
          </table:table-cell>
          <table:table-cell office:value-type="float" office:value="0.0369692" calcext:value-type="float">
            <text:p>0.0369692</text:p>
          </table:table-cell>
          <table:table-cell office:value-type="float" office:value="0.04600194" calcext:value-type="float">
            <text:p>0.04600194</text:p>
          </table:table-cell>
          <table:table-cell office:value-type="float" office:value="0.08205847" calcext:value-type="float">
            <text:p>0.08205847</text:p>
          </table:table-cell>
          <table:table-cell office:value-type="float" office:value="0.1478257" calcext:value-type="float">
            <text:p>0.1478257</text:p>
          </table:table-cell>
          <table:table-cell office:value-type="float" office:value="0.1655671" calcext:value-type="float">
            <text:p>0.1655671</text:p>
          </table:table-cell>
          <table:table-cell office:value-type="float" office:value="0.1639364" calcext:value-type="float">
            <text:p>0.1639364</text:p>
          </table:table-cell>
          <table:table-cell office:value-type="float" office:value="0.1692061" calcext:value-type="float">
            <text:p>0.1692061</text:p>
          </table:table-cell>
          <table:table-cell office:value-type="float" office:value="0.1940896" calcext:value-type="float">
            <text:p>0.1940896</text:p>
          </table:table-cell>
          <table:table-cell office:value-type="float" office:value="0.1968713" calcext:value-type="float">
            <text:p>0.1968713</text:p>
          </table:table-cell>
          <table:table-cell office:value-type="float" office:value="0" calcext:value-type="float">
            <text:p>0</text:p>
          </table:table-cell>
          <table:table-cell office:value-type="float" office:value="31.66337" calcext:value-type="float">
            <text:p>31.66337</text:p>
          </table:table-cell>
          <table:table-cell office:value-type="float" office:value="28.62175" calcext:value-type="float">
            <text:p>28.62175</text:p>
          </table:table-cell>
          <table:table-cell office:value-type="float" office:value="27.34102" calcext:value-type="float">
            <text:p>27.34102</text:p>
          </table:table-cell>
          <table:table-cell office:value-type="float" office:value="9.40068" calcext:value-type="float">
            <text:p>9.40068</text:p>
          </table:table-cell>
          <table:table-cell office:value-type="float" office:value="8.729782" calcext:value-type="float">
            <text:p>8.729782</text:p>
          </table:table-cell>
          <table:table-cell office:value-type="float" office:value="3.1776" calcext:value-type="float">
            <text:p>3.1776</text:p>
          </table:table-cell>
          <table:table-cell office:value-type="float" office:value="3.064813" calcext:value-type="float">
            <text:p>3.064813</text:p>
          </table:table-cell>
          <table:table-cell office:value-type="float" office:value="5.492244" calcext:value-type="float">
            <text:p>5.492244</text:p>
          </table:table-cell>
          <table:table-cell office:value-type="float" office:value="8.150908" calcext:value-type="float">
            <text:p>8.150908</text:p>
          </table:table-cell>
          <table:table-cell office:value-type="float" office:value="8.664104" calcext:value-type="float">
            <text:p>8.664104</text:p>
          </table:table-cell>
          <table:table-cell office:value-type="float" office:value="9.641211" calcext:value-type="float">
            <text:p>9.641211</text:p>
          </table:table-cell>
          <table:table-cell office:value-type="float" office:value="10.02902" calcext:value-type="float">
            <text:p>10.02902</text:p>
          </table:table-cell>
          <table:table-cell office:value-type="float" office:value="12.55247" calcext:value-type="float">
            <text:p>12.55247</text:p>
          </table:table-cell>
          <table:table-cell office:value-type="float" office:value="12.76295" calcext:value-type="float">
            <text:p>12.76295</text:p>
          </table:table-cell>
          <table:table-cell office:value-type="float" office:value="0" calcext:value-type="float">
            <text:p>0</text:p>
          </table:table-cell>
          <table:table-cell office:value-type="float" office:value="11.25386" calcext:value-type="float">
            <text:p>11.25386</text:p>
          </table:table-cell>
          <table:table-cell office:value-type="float" office:value="0" calcext:value-type="float">
            <text:p>0</text:p>
          </table:table-cell>
          <table:table-cell office:value-type="float" office:value="2.080981" calcext:value-type="float">
            <text:p>2.08098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2122006" calcext:value-type="float">
            <text:p>22122006</text:p>
          </table:table-cell>
          <table:table-cell office:value-type="float" office:value="7.386692" calcext:value-type="float">
            <text:p>7.386692</text:p>
          </table:table-cell>
          <table:table-cell office:value-type="float" office:value="133.4272" calcext:value-type="float">
            <text:p>133.4272</text:p>
          </table:table-cell>
          <table:table-cell office:value-type="float" office:value="0" calcext:value-type="float">
            <text:p>0</text:p>
          </table:table-cell>
          <table:table-cell office:value-type="float" office:value="-2.025404" calcext:value-type="float">
            <text:p>-2.025404</text:p>
          </table:table-cell>
          <table:table-cell office:value-type="float" office:value="39.34736" calcext:value-type="float">
            <text:p>39.34736</text:p>
          </table:table-cell>
          <table:table-cell office:value-type="float" office:value="0.1391943" calcext:value-type="float">
            <text:p>0.1391943</text:p>
          </table:table-cell>
          <table:table-cell office:value-type="float" office:value="0.0003658539" calcext:value-type="float">
            <text:p>0.0003658539</text:p>
          </table:table-cell>
          <table:table-cell office:value-type="float" office:value="0.2029732" calcext:value-type="float">
            <text:p>0.2029732</text:p>
          </table:table-cell>
          <table:table-cell office:value-type="float" office:value="0.006596456" calcext:value-type="float">
            <text:p>0.006596456</text:p>
          </table:table-cell>
          <table:table-cell office:value-type="float" office:value="1163.506" calcext:value-type="float">
            <text:p>1163.506</text:p>
          </table:table-cell>
          <table:table-cell office:value-type="float" office:value="1.133619" calcext:value-type="float">
            <text:p>1.133619</text:p>
          </table:table-cell>
          <table:table-cell office:value-type="float" office:value="0" calcext:value-type="float">
            <text:p>0</text:p>
          </table:table-cell>
          <table:table-cell office:value-type="float" office:value="0.486306" calcext:value-type="float">
            <text:p>0.486306</text:p>
          </table:table-cell>
          <table:table-cell office:value-type="float" office:value="0.3866952" calcext:value-type="float">
            <text:p>0.3866952</text:p>
          </table:table-cell>
          <table:table-cell office:value-type="float" office:value="0.3716749" calcext:value-type="float">
            <text:p>0.3716749</text:p>
          </table:table-cell>
          <table:table-cell office:value-type="float" office:value="0.08970195" calcext:value-type="float">
            <text:p>0.08970195</text:p>
          </table:table-cell>
          <table:table-cell office:value-type="float" office:value="0.09245007" calcext:value-type="float">
            <text:p>0.09245007</text:p>
          </table:table-cell>
          <table:table-cell office:value-type="float" office:value="0.03682484" calcext:value-type="float">
            <text:p>0.03682484</text:p>
          </table:table-cell>
          <table:table-cell office:value-type="float" office:value="0.04668595" calcext:value-type="float">
            <text:p>0.04668595</text:p>
          </table:table-cell>
          <table:table-cell office:value-type="float" office:value="0.08215322" calcext:value-type="float">
            <text:p>0.08215322</text:p>
          </table:table-cell>
          <table:table-cell office:value-type="float" office:value="0.1478546" calcext:value-type="float">
            <text:p>0.1478546</text:p>
          </table:table-cell>
          <table:table-cell office:value-type="float" office:value="0.1655885" calcext:value-type="float">
            <text:p>0.1655885</text:p>
          </table:table-cell>
          <table:table-cell office:value-type="float" office:value="0.1639769" calcext:value-type="float">
            <text:p>0.1639769</text:p>
          </table:table-cell>
          <table:table-cell office:value-type="float" office:value="0.1692229" calcext:value-type="float">
            <text:p>0.1692229</text:p>
          </table:table-cell>
          <table:table-cell office:value-type="float" office:value="0.194104" calcext:value-type="float">
            <text:p>0.194104</text:p>
          </table:table-cell>
          <table:table-cell office:value-type="float" office:value="0.1968834" calcext:value-type="float">
            <text:p>0.1968834</text:p>
          </table:table-cell>
          <table:table-cell office:value-type="float" office:value="0" calcext:value-type="float">
            <text:p>0</text:p>
          </table:table-cell>
          <table:table-cell office:value-type="float" office:value="31.73941" calcext:value-type="float">
            <text:p>31.73941</text:p>
          </table:table-cell>
          <table:table-cell office:value-type="float" office:value="28.66339" calcext:value-type="float">
            <text:p>28.66339</text:p>
          </table:table-cell>
          <table:table-cell office:value-type="float" office:value="27.38742" calcext:value-type="float">
            <text:p>27.38742</text:p>
          </table:table-cell>
          <table:table-cell office:value-type="float" office:value="9.403784" calcext:value-type="float">
            <text:p>9.403784</text:p>
          </table:table-cell>
          <table:table-cell office:value-type="float" office:value="8.735991" calcext:value-type="float">
            <text:p>8.735991</text:p>
          </table:table-cell>
          <table:table-cell office:value-type="float" office:value="3.179271" calcext:value-type="float">
            <text:p>3.179271</text:p>
          </table:table-cell>
          <table:table-cell office:value-type="float" office:value="3.068048" calcext:value-type="float">
            <text:p>3.068048</text:p>
          </table:table-cell>
          <table:table-cell office:value-type="float" office:value="5.495712" calcext:value-type="float">
            <text:p>5.495712</text:p>
          </table:table-cell>
          <table:table-cell office:value-type="float" office:value="8.155112" calcext:value-type="float">
            <text:p>8.155112</text:p>
          </table:table-cell>
          <table:table-cell office:value-type="float" office:value="8.668585" calcext:value-type="float">
            <text:p>8.668585</text:p>
          </table:table-cell>
          <table:table-cell office:value-type="float" office:value="9.645566" calcext:value-type="float">
            <text:p>9.645566</text:p>
          </table:table-cell>
          <table:table-cell office:value-type="float" office:value="10.03352" calcext:value-type="float">
            <text:p>10.03352</text:p>
          </table:table-cell>
          <table:table-cell office:value-type="float" office:value="12.55373" calcext:value-type="float">
            <text:p>12.55373</text:p>
          </table:table-cell>
          <table:table-cell office:value-type="float" office:value="12.76326" calcext:value-type="float">
            <text:p>12.76326</text:p>
          </table:table-cell>
          <table:table-cell office:value-type="float" office:value="0" calcext:value-type="float">
            <text:p>0</text:p>
          </table:table-cell>
          <table:table-cell office:value-type="float" office:value="8.103842" calcext:value-type="float">
            <text:p>8.103842</text:p>
          </table:table-cell>
          <table:table-cell office:value-type="float" office:value="0" calcext:value-type="float">
            <text:p>0</text:p>
          </table:table-cell>
          <table:table-cell office:value-type="float" office:value="2.080981" calcext:value-type="float">
            <text:p>2.08098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3122006" calcext:value-type="float">
            <text:p>23122006</text:p>
          </table:table-cell>
          <table:table-cell office:value-type="float" office:value="7.374719" calcext:value-type="float">
            <text:p>7.374719</text:p>
          </table:table-cell>
          <table:table-cell office:value-type="float" office:value="133.4274" calcext:value-type="float">
            <text:p>133.4274</text:p>
          </table:table-cell>
          <table:table-cell office:value-type="float" office:value="0" calcext:value-type="float">
            <text:p>0</text:p>
          </table:table-cell>
          <table:table-cell office:value-type="float" office:value="-2.025404" calcext:value-type="float">
            <text:p>-2.025404</text:p>
          </table:table-cell>
          <table:table-cell office:value-type="float" office:value="39.3633" calcext:value-type="float">
            <text:p>39.3633</text:p>
          </table:table-cell>
          <table:table-cell office:value-type="float" office:value="0.1391943" calcext:value-type="float">
            <text:p>0.1391943</text:p>
          </table:table-cell>
          <table:table-cell office:value-type="float" office:value="0.0003658539" calcext:value-type="float">
            <text:p>0.0003658539</text:p>
          </table:table-cell>
          <table:table-cell office:value-type="float" office:value="0.2029732" calcext:value-type="float">
            <text:p>0.2029732</text:p>
          </table:table-cell>
          <table:table-cell office:value-type="float" office:value="0.006596456" calcext:value-type="float">
            <text:p>0.006596456</text:p>
          </table:table-cell>
          <table:table-cell office:value-type="float" office:value="1163.502" calcext:value-type="float">
            <text:p>1163.502</text:p>
          </table:table-cell>
          <table:table-cell office:value-type="float" office:value="1.13817" calcext:value-type="float">
            <text:p>1.13817</text:p>
          </table:table-cell>
          <table:table-cell office:value-type="float" office:value="0" calcext:value-type="float">
            <text:p>0</text:p>
          </table:table-cell>
          <table:table-cell office:value-type="float" office:value="0.4516045" calcext:value-type="float">
            <text:p>0.4516045</text:p>
          </table:table-cell>
          <table:table-cell office:value-type="float" office:value="0.3825142" calcext:value-type="float">
            <text:p>0.3825142</text:p>
          </table:table-cell>
          <table:table-cell office:value-type="float" office:value="0.3620368" calcext:value-type="float">
            <text:p>0.3620368</text:p>
          </table:table-cell>
          <table:table-cell office:value-type="float" office:value="0.08684909" calcext:value-type="float">
            <text:p>0.08684909</text:p>
          </table:table-cell>
          <table:table-cell office:value-type="float" office:value="0.08954285" calcext:value-type="float">
            <text:p>0.08954285</text:p>
          </table:table-cell>
          <table:table-cell office:value-type="float" office:value="0.03601562" calcext:value-type="float">
            <text:p>0.03601562</text:p>
          </table:table-cell>
          <table:table-cell office:value-type="float" office:value="0.04605509" calcext:value-type="float">
            <text:p>0.04605509</text:p>
          </table:table-cell>
          <table:table-cell office:value-type="float" office:value="0.08216095" calcext:value-type="float">
            <text:p>0.08216095</text:p>
          </table:table-cell>
          <table:table-cell office:value-type="float" office:value="0.1478843" calcext:value-type="float">
            <text:p>0.1478843</text:p>
          </table:table-cell>
          <table:table-cell office:value-type="float" office:value="0.1656109" calcext:value-type="float">
            <text:p>0.1656109</text:p>
          </table:table-cell>
          <table:table-cell office:value-type="float" office:value="0.1640174" calcext:value-type="float">
            <text:p>0.1640174</text:p>
          </table:table-cell>
          <table:table-cell office:value-type="float" office:value="0.1692377" calcext:value-type="float">
            <text:p>0.1692377</text:p>
          </table:table-cell>
          <table:table-cell office:value-type="float" office:value="0.194118" calcext:value-type="float">
            <text:p>0.194118</text:p>
          </table:table-cell>
          <table:table-cell office:value-type="float" office:value="0.1968958" calcext:value-type="float">
            <text:p>0.1968958</text:p>
          </table:table-cell>
          <table:table-cell office:value-type="float" office:value="0" calcext:value-type="float">
            <text:p>0</text:p>
          </table:table-cell>
          <table:table-cell office:value-type="float" office:value="31.80518" calcext:value-type="float">
            <text:p>31.80518</text:p>
          </table:table-cell>
          <table:table-cell office:value-type="float" office:value="28.69247" calcext:value-type="float">
            <text:p>28.69247</text:p>
          </table:table-cell>
          <table:table-cell office:value-type="float" office:value="27.4224" calcext:value-type="float">
            <text:p>27.4224</text:p>
          </table:table-cell>
          <table:table-cell office:value-type="float" office:value="9.405692" calcext:value-type="float">
            <text:p>9.405692</text:p>
          </table:table-cell>
          <table:table-cell office:value-type="float" office:value="8.740963" calcext:value-type="float">
            <text:p>8.740963</text:p>
          </table:table-cell>
          <table:table-cell office:value-type="float" office:value="3.18079" calcext:value-type="float">
            <text:p>3.18079</text:p>
          </table:table-cell>
          <table:table-cell office:value-type="float" office:value="3.071179" calcext:value-type="float">
            <text:p>3.071179</text:p>
          </table:table-cell>
          <table:table-cell office:value-type="float" office:value="5.499189" calcext:value-type="float">
            <text:p>5.499189</text:p>
          </table:table-cell>
          <table:table-cell office:value-type="float" office:value="8.159318" calcext:value-type="float">
            <text:p>8.159318</text:p>
          </table:table-cell>
          <table:table-cell office:value-type="float" office:value="8.673062" calcext:value-type="float">
            <text:p>8.673062</text:p>
          </table:table-cell>
          <table:table-cell office:value-type="float" office:value="9.649921" calcext:value-type="float">
            <text:p>9.649921</text:p>
          </table:table-cell>
          <table:table-cell office:value-type="float" office:value="10.03802" calcext:value-type="float">
            <text:p>10.03802</text:p>
          </table:table-cell>
          <table:table-cell office:value-type="float" office:value="12.55497" calcext:value-type="float">
            <text:p>12.55497</text:p>
          </table:table-cell>
          <table:table-cell office:value-type="float" office:value="12.76497" calcext:value-type="float">
            <text:p>12.76497</text:p>
          </table:table-cell>
          <table:table-cell office:value-type="float" office:value="0" calcext:value-type="float">
            <text:p>0</text:p>
          </table:table-cell>
          <table:table-cell office:value-type="float" office:value="7.964503" calcext:value-type="float">
            <text:p>7.964503</text:p>
          </table:table-cell>
          <table:table-cell office:value-type="float" office:value="0" calcext:value-type="float">
            <text:p>0</text:p>
          </table:table-cell>
          <table:table-cell office:value-type="float" office:value="2.080981" calcext:value-type="float">
            <text:p>2.08098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4122006" calcext:value-type="float">
            <text:p>24122006</text:p>
          </table:table-cell>
          <table:table-cell office:value-type="float" office:value="7.35884" calcext:value-type="float">
            <text:p>7.35884</text:p>
          </table:table-cell>
          <table:table-cell office:value-type="float" office:value="133.4277" calcext:value-type="float">
            <text:p>133.4277</text:p>
          </table:table-cell>
          <table:table-cell office:value-type="float" office:value="0" calcext:value-type="float">
            <text:p>0</text:p>
          </table:table-cell>
          <table:table-cell office:value-type="float" office:value="-2.025404" calcext:value-type="float">
            <text:p>-2.025404</text:p>
          </table:table-cell>
          <table:table-cell office:value-type="float" office:value="39.3796" calcext:value-type="float">
            <text:p>39.3796</text:p>
          </table:table-cell>
          <table:table-cell office:value-type="float" office:value="0.1391943" calcext:value-type="float">
            <text:p>0.1391943</text:p>
          </table:table-cell>
          <table:table-cell office:value-type="float" office:value="0.0003658539" calcext:value-type="float">
            <text:p>0.0003658539</text:p>
          </table:table-cell>
          <table:table-cell office:value-type="float" office:value="0.2029732" calcext:value-type="float">
            <text:p>0.2029732</text:p>
          </table:table-cell>
          <table:table-cell office:value-type="float" office:value="0.006596456" calcext:value-type="float">
            <text:p>0.006596456</text:p>
          </table:table-cell>
          <table:table-cell office:value-type="float" office:value="1163.498" calcext:value-type="float">
            <text:p>1163.498</text:p>
          </table:table-cell>
          <table:table-cell office:value-type="float" office:value="1.145035" calcext:value-type="float">
            <text:p>1.145035</text:p>
          </table:table-cell>
          <table:table-cell office:value-type="float" office:value="0" calcext:value-type="float">
            <text:p>0</text:p>
          </table:table-cell>
          <table:table-cell office:value-type="float" office:value="0.5088605" calcext:value-type="float">
            <text:p>0.5088605</text:p>
          </table:table-cell>
          <table:table-cell office:value-type="float" office:value="0.4509063" calcext:value-type="float">
            <text:p>0.4509063</text:p>
          </table:table-cell>
          <table:table-cell office:value-type="float" office:value="0.408884" calcext:value-type="float">
            <text:p>0.408884</text:p>
          </table:table-cell>
          <table:table-cell office:value-type="float" office:value="0.08901159" calcext:value-type="float">
            <text:p>0.08901159</text:p>
          </table:table-cell>
          <table:table-cell office:value-type="float" office:value="0.09197236" calcext:value-type="float">
            <text:p>0.09197236</text:p>
          </table:table-cell>
          <table:table-cell office:value-type="float" office:value="0.0361669" calcext:value-type="float">
            <text:p>0.0361669</text:p>
          </table:table-cell>
          <table:table-cell office:value-type="float" office:value="0.04596508" calcext:value-type="float">
            <text:p>0.04596508</text:p>
          </table:table-cell>
          <table:table-cell office:value-type="float" office:value="0.08215151" calcext:value-type="float">
            <text:p>0.08215151</text:p>
          </table:table-cell>
          <table:table-cell office:value-type="float" office:value="0.1479038" calcext:value-type="float">
            <text:p>0.1479038</text:p>
          </table:table-cell>
          <table:table-cell office:value-type="float" office:value="0.1656333" calcext:value-type="float">
            <text:p>0.1656333</text:p>
          </table:table-cell>
          <table:table-cell office:value-type="float" office:value="0.1640577" calcext:value-type="float">
            <text:p>0.1640577</text:p>
          </table:table-cell>
          <table:table-cell office:value-type="float" office:value="0.1692581" calcext:value-type="float">
            <text:p>0.1692581</text:p>
          </table:table-cell>
          <table:table-cell office:value-type="float" office:value="0.1941313" calcext:value-type="float">
            <text:p>0.1941313</text:p>
          </table:table-cell>
          <table:table-cell office:value-type="float" office:value="0.196908" calcext:value-type="float">
            <text:p>0.196908</text:p>
          </table:table-cell>
          <table:table-cell office:value-type="float" office:value="0" calcext:value-type="float">
            <text:p>0</text:p>
          </table:table-cell>
          <table:table-cell office:value-type="float" office:value="31.87303" calcext:value-type="float">
            <text:p>31.87303</text:p>
          </table:table-cell>
          <table:table-cell office:value-type="float" office:value="28.7285" calcext:value-type="float">
            <text:p>28.7285</text:p>
          </table:table-cell>
          <table:table-cell office:value-type="float" office:value="27.46052" calcext:value-type="float">
            <text:p>27.46052</text:p>
          </table:table-cell>
          <table:table-cell office:value-type="float" office:value="9.407327" calcext:value-type="float">
            <text:p>9.407327</text:p>
          </table:table-cell>
          <table:table-cell office:value-type="float" office:value="8.745733" calcext:value-type="float">
            <text:p>8.745733</text:p>
          </table:table-cell>
          <table:table-cell office:value-type="float" office:value="3.182229" calcext:value-type="float">
            <text:p>3.182229</text:p>
          </table:table-cell>
          <table:table-cell office:value-type="float" office:value="3.074186" calcext:value-type="float">
            <text:p>3.074186</text:p>
          </table:table-cell>
          <table:table-cell office:value-type="float" office:value="5.502655" calcext:value-type="float">
            <text:p>5.502655</text:p>
          </table:table-cell>
          <table:table-cell office:value-type="float" office:value="8.163487" calcext:value-type="float">
            <text:p>8.163487</text:p>
          </table:table-cell>
          <table:table-cell office:value-type="float" office:value="8.677542" calcext:value-type="float">
            <text:p>8.677542</text:p>
          </table:table-cell>
          <table:table-cell office:value-type="float" office:value="9.654277" calcext:value-type="float">
            <text:p>9.654277</text:p>
          </table:table-cell>
          <table:table-cell office:value-type="float" office:value="10.04251" calcext:value-type="float">
            <text:p>10.04251</text:p>
          </table:table-cell>
          <table:table-cell office:value-type="float" office:value="12.55622" calcext:value-type="float">
            <text:p>12.55622</text:p>
          </table:table-cell>
          <table:table-cell office:value-type="float" office:value="12.76629" calcext:value-type="float">
            <text:p>12.76629</text:p>
          </table:table-cell>
          <table:table-cell office:value-type="float" office:value="0" calcext:value-type="float">
            <text:p>0</text:p>
          </table:table-cell>
          <table:table-cell office:value-type="float" office:value="12.69455" calcext:value-type="float">
            <text:p>12.69455</text:p>
          </table:table-cell>
          <table:table-cell office:value-type="float" office:value="0" calcext:value-type="float">
            <text:p>0</text:p>
          </table:table-cell>
          <table:table-cell office:value-type="float" office:value="2.080981" calcext:value-type="float">
            <text:p>2.08098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5122006" calcext:value-type="float">
            <text:p>25122006</text:p>
          </table:table-cell>
          <table:table-cell office:value-type="float" office:value="7.349322" calcext:value-type="float">
            <text:p>7.349322</text:p>
          </table:table-cell>
          <table:table-cell office:value-type="float" office:value="133.4279" calcext:value-type="float">
            <text:p>133.4279</text:p>
          </table:table-cell>
          <table:table-cell office:value-type="float" office:value="0" calcext:value-type="float">
            <text:p>0</text:p>
          </table:table-cell>
          <table:table-cell office:value-type="float" office:value="-2.025404" calcext:value-type="float">
            <text:p>-2.025404</text:p>
          </table:table-cell>
          <table:table-cell office:value-type="float" office:value="39.39596" calcext:value-type="float">
            <text:p>39.39596</text:p>
          </table:table-cell>
          <table:table-cell office:value-type="float" office:value="0.1391943" calcext:value-type="float">
            <text:p>0.1391943</text:p>
          </table:table-cell>
          <table:table-cell office:value-type="float" office:value="0.0003658539" calcext:value-type="float">
            <text:p>0.0003658539</text:p>
          </table:table-cell>
          <table:table-cell office:value-type="float" office:value="0.2029732" calcext:value-type="float">
            <text:p>0.2029732</text:p>
          </table:table-cell>
          <table:table-cell office:value-type="float" office:value="0.006517366" calcext:value-type="float">
            <text:p>0.006517366</text:p>
          </table:table-cell>
          <table:table-cell office:value-type="float" office:value="1163.494" calcext:value-type="float">
            <text:p>1163.494</text:p>
          </table:table-cell>
          <table:table-cell office:value-type="float" office:value="1.148" calcext:value-type="float">
            <text:p>1.148</text:p>
          </table:table-cell>
          <table:table-cell office:value-type="float" office:value="0" calcext:value-type="float">
            <text:p>0</text:p>
          </table:table-cell>
          <table:table-cell office:value-type="float" office:value="0.515178" calcext:value-type="float">
            <text:p>0.515178</text:p>
          </table:table-cell>
          <table:table-cell office:value-type="float" office:value="0.3547382" calcext:value-type="float">
            <text:p>0.3547382</text:p>
          </table:table-cell>
          <table:table-cell office:value-type="float" office:value="0.3375305" calcext:value-type="float">
            <text:p>0.3375305</text:p>
          </table:table-cell>
          <table:table-cell office:value-type="float" office:value="0.08309796" calcext:value-type="float">
            <text:p>0.08309796</text:p>
          </table:table-cell>
          <table:table-cell office:value-type="float" office:value="0.08783137" calcext:value-type="float">
            <text:p>0.08783137</text:p>
          </table:table-cell>
          <table:table-cell office:value-type="float" office:value="0.0357836" calcext:value-type="float">
            <text:p>0.0357836</text:p>
          </table:table-cell>
          <table:table-cell office:value-type="float" office:value="0.0458778" calcext:value-type="float">
            <text:p>0.0458778</text:p>
          </table:table-cell>
          <table:table-cell office:value-type="float" office:value="0.08219102" calcext:value-type="float">
            <text:p>0.08219102</text:p>
          </table:table-cell>
          <table:table-cell office:value-type="float" office:value="0.1479249" calcext:value-type="float">
            <text:p>0.1479249</text:p>
          </table:table-cell>
          <table:table-cell office:value-type="float" office:value="0.1656557" calcext:value-type="float">
            <text:p>0.1656557</text:p>
          </table:table-cell>
          <table:table-cell office:value-type="float" office:value="0.1640981" calcext:value-type="float">
            <text:p>0.1640981</text:p>
          </table:table-cell>
          <table:table-cell office:value-type="float" office:value="0.169285" calcext:value-type="float">
            <text:p>0.169285</text:p>
          </table:table-cell>
          <table:table-cell office:value-type="float" office:value="0.1941983" calcext:value-type="float">
            <text:p>0.1941983</text:p>
          </table:table-cell>
          <table:table-cell office:value-type="float" office:value="0.1968991" calcext:value-type="float">
            <text:p>0.1968991</text:p>
          </table:table-cell>
          <table:table-cell office:value-type="float" office:value="0" calcext:value-type="float">
            <text:p>0</text:p>
          </table:table-cell>
          <table:table-cell office:value-type="float" office:value="31.94421" calcext:value-type="float">
            <text:p>31.94421</text:p>
          </table:table-cell>
          <table:table-cell office:value-type="float" office:value="28.76279" calcext:value-type="float">
            <text:p>28.76279</text:p>
          </table:table-cell>
          <table:table-cell office:value-type="float" office:value="27.49995" calcext:value-type="float">
            <text:p>27.49995</text:p>
          </table:table-cell>
          <table:table-cell office:value-type="float" office:value="9.409011" calcext:value-type="float">
            <text:p>9.409011</text:p>
          </table:table-cell>
          <table:table-cell office:value-type="float" office:value="8.750955" calcext:value-type="float">
            <text:p>8.750955</text:p>
          </table:table-cell>
          <table:table-cell office:value-type="float" office:value="3.183733" calcext:value-type="float">
            <text:p>3.183733</text:p>
          </table:table-cell>
          <table:table-cell office:value-type="float" office:value="3.07721" calcext:value-type="float">
            <text:p>3.07721</text:p>
          </table:table-cell>
          <table:table-cell office:value-type="float" office:value="5.506119" calcext:value-type="float">
            <text:p>5.506119</text:p>
          </table:table-cell>
          <table:table-cell office:value-type="float" office:value="8.167646" calcext:value-type="float">
            <text:p>8.167646</text:p>
          </table:table-cell>
          <table:table-cell office:value-type="float" office:value="8.682024" calcext:value-type="float">
            <text:p>8.682024</text:p>
          </table:table-cell>
          <table:table-cell office:value-type="float" office:value="9.658632" calcext:value-type="float">
            <text:p>9.658632</text:p>
          </table:table-cell>
          <table:table-cell office:value-type="float" office:value="10.04701" calcext:value-type="float">
            <text:p>10.04701</text:p>
          </table:table-cell>
          <table:table-cell office:value-type="float" office:value="12.55748" calcext:value-type="float">
            <text:p>12.55748</text:p>
          </table:table-cell>
          <table:table-cell office:value-type="float" office:value="12.76585" calcext:value-type="float">
            <text:p>12.76585</text:p>
          </table:table-cell>
          <table:table-cell office:value-type="float" office:value="0" calcext:value-type="float">
            <text:p>0</text:p>
          </table:table-cell>
          <table:table-cell office:value-type="float" office:value="7.89007" calcext:value-type="float">
            <text:p>7.89007</text:p>
          </table:table-cell>
          <table:table-cell office:value-type="float" office:value="0" calcext:value-type="float">
            <text:p>0</text:p>
          </table:table-cell>
          <table:table-cell office:value-type="float" office:value="2.080981" calcext:value-type="float">
            <text:p>2.08098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122006" calcext:value-type="float">
            <text:p>26122006</text:p>
          </table:table-cell>
          <table:table-cell office:value-type="float" office:value="7.33775" calcext:value-type="float">
            <text:p>7.33775</text:p>
          </table:table-cell>
          <table:table-cell office:value-type="float" office:value="133.428" calcext:value-type="float">
            <text:p>133.428</text:p>
          </table:table-cell>
          <table:table-cell office:value-type="float" office:value="0" calcext:value-type="float">
            <text:p>0</text:p>
          </table:table-cell>
          <table:table-cell office:value-type="float" office:value="-2.025404" calcext:value-type="float">
            <text:p>-2.025404</text:p>
          </table:table-cell>
          <table:table-cell office:value-type="float" office:value="39.4108" calcext:value-type="float">
            <text:p>39.4108</text:p>
          </table:table-cell>
          <table:table-cell office:value-type="float" office:value="0.1391943" calcext:value-type="float">
            <text:p>0.1391943</text:p>
          </table:table-cell>
          <table:table-cell office:value-type="float" office:value="0.0003658539" calcext:value-type="float">
            <text:p>0.0003658539</text:p>
          </table:table-cell>
          <table:table-cell office:value-type="float" office:value="0.2029732" calcext:value-type="float">
            <text:p>0.2029732</text:p>
          </table:table-cell>
          <table:table-cell office:value-type="float" office:value="0.006353948" calcext:value-type="float">
            <text:p>0.006353948</text:p>
          </table:table-cell>
          <table:table-cell office:value-type="float" office:value="1163.489" calcext:value-type="float">
            <text:p>1163.489</text:p>
          </table:table-cell>
          <table:table-cell office:value-type="float" office:value="1.152349" calcext:value-type="float">
            <text:p>1.152349</text:p>
          </table:table-cell>
          <table:table-cell office:value-type="float" office:value="0" calcext:value-type="float">
            <text:p>0</text:p>
          </table:table-cell>
          <table:table-cell office:value-type="float" office:value="0.445169" calcext:value-type="float">
            <text:p>0.445169</text:p>
          </table:table-cell>
          <table:table-cell office:value-type="float" office:value="0.3703102" calcext:value-type="float">
            <text:p>0.3703102</text:p>
          </table:table-cell>
          <table:table-cell office:value-type="float" office:value="0.3428516" calcext:value-type="float">
            <text:p>0.3428516</text:p>
          </table:table-cell>
          <table:table-cell office:value-type="float" office:value="0.08206484" calcext:value-type="float">
            <text:p>0.08206484</text:p>
          </table:table-cell>
          <table:table-cell office:value-type="float" office:value="0.0858608" calcext:value-type="float">
            <text:p>0.0858608</text:p>
          </table:table-cell>
          <table:table-cell office:value-type="float" office:value="0.03501466" calcext:value-type="float">
            <text:p>0.03501466</text:p>
          </table:table-cell>
          <table:table-cell office:value-type="float" office:value="0.04499763" calcext:value-type="float">
            <text:p>0.04499763</text:p>
          </table:table-cell>
          <table:table-cell office:value-type="float" office:value="0.0821334" calcext:value-type="float">
            <text:p>0.0821334</text:p>
          </table:table-cell>
          <table:table-cell office:value-type="float" office:value="0.1479439" calcext:value-type="float">
            <text:p>0.1479439</text:p>
          </table:table-cell>
          <table:table-cell office:value-type="float" office:value="0.1656782" calcext:value-type="float">
            <text:p>0.1656782</text:p>
          </table:table-cell>
          <table:table-cell office:value-type="float" office:value="0.1641387" calcext:value-type="float">
            <text:p>0.1641387</text:p>
          </table:table-cell>
          <table:table-cell office:value-type="float" office:value="0.1693087" calcext:value-type="float">
            <text:p>0.1693087</text:p>
          </table:table-cell>
          <table:table-cell office:value-type="float" office:value="0.1941696" calcext:value-type="float">
            <text:p>0.1941696</text:p>
          </table:table-cell>
          <table:table-cell office:value-type="float" office:value="0.1969281" calcext:value-type="float">
            <text:p>0.1969281</text:p>
          </table:table-cell>
          <table:table-cell office:value-type="float" office:value="0" calcext:value-type="float">
            <text:p>0</text:p>
          </table:table-cell>
          <table:table-cell office:value-type="float" office:value="31.99914" calcext:value-type="float">
            <text:p>31.99914</text:p>
          </table:table-cell>
          <table:table-cell office:value-type="float" office:value="28.78423" calcext:value-type="float">
            <text:p>28.78423</text:p>
          </table:table-cell>
          <table:table-cell office:value-type="float" office:value="27.52567" calcext:value-type="float">
            <text:p>27.52567</text:p>
          </table:table-cell>
          <table:table-cell office:value-type="float" office:value="9.40915" calcext:value-type="float">
            <text:p>9.40915</text:p>
          </table:table-cell>
          <table:table-cell office:value-type="float" office:value="8.754622" calcext:value-type="float">
            <text:p>8.754622</text:p>
          </table:table-cell>
          <table:table-cell office:value-type="float" office:value="3.185031" calcext:value-type="float">
            <text:p>3.185031</text:p>
          </table:table-cell>
          <table:table-cell office:value-type="float" office:value="3.080065" calcext:value-type="float">
            <text:p>3.080065</text:p>
          </table:table-cell>
          <table:table-cell office:value-type="float" office:value="5.509554" calcext:value-type="float">
            <text:p>5.509554</text:p>
          </table:table-cell>
          <table:table-cell office:value-type="float" office:value="8.171805" calcext:value-type="float">
            <text:p>8.171805</text:p>
          </table:table-cell>
          <table:table-cell office:value-type="float" office:value="8.686502" calcext:value-type="float">
            <text:p>8.686502</text:p>
          </table:table-cell>
          <table:table-cell office:value-type="float" office:value="9.662988" calcext:value-type="float">
            <text:p>9.662988</text:p>
          </table:table-cell>
          <table:table-cell office:value-type="float" office:value="10.0515" calcext:value-type="float">
            <text:p>10.0515</text:p>
          </table:table-cell>
          <table:table-cell office:value-type="float" office:value="12.5588" calcext:value-type="float">
            <text:p>12.5588</text:p>
          </table:table-cell>
          <table:table-cell office:value-type="float" office:value="12.76842" calcext:value-type="float">
            <text:p>12.76842</text:p>
          </table:table-cell>
          <table:table-cell office:value-type="float" office:value="0" calcext:value-type="float">
            <text:p>0</text:p>
          </table:table-cell>
          <table:table-cell office:value-type="float" office:value="10.26898" calcext:value-type="float">
            <text:p>10.26898</text:p>
          </table:table-cell>
          <table:table-cell office:value-type="float" office:value="0" calcext:value-type="float">
            <text:p>0</text:p>
          </table:table-cell>
          <table:table-cell office:value-type="float" office:value="2.080981" calcext:value-type="float">
            <text:p>2.08098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7122006" calcext:value-type="float">
            <text:p>27122006</text:p>
          </table:table-cell>
          <table:table-cell office:value-type="float" office:value="7.320576" calcext:value-type="float">
            <text:p>7.320576</text:p>
          </table:table-cell>
          <table:table-cell office:value-type="float" office:value="133.4285" calcext:value-type="float">
            <text:p>133.4285</text:p>
          </table:table-cell>
          <table:table-cell office:value-type="float" office:value="0" calcext:value-type="float">
            <text:p>0</text:p>
          </table:table-cell>
          <table:table-cell office:value-type="float" office:value="-2.025404" calcext:value-type="float">
            <text:p>-2.025404</text:p>
          </table:table-cell>
          <table:table-cell office:value-type="float" office:value="39.42687" calcext:value-type="float">
            <text:p>39.42687</text:p>
          </table:table-cell>
          <table:table-cell office:value-type="float" office:value="0.1391943" calcext:value-type="float">
            <text:p>0.1391943</text:p>
          </table:table-cell>
          <table:table-cell office:value-type="float" office:value="0.0003658539" calcext:value-type="float">
            <text:p>0.0003658539</text:p>
          </table:table-cell>
          <table:table-cell office:value-type="float" office:value="0.2029732" calcext:value-type="float">
            <text:p>0.2029732</text:p>
          </table:table-cell>
          <table:table-cell office:value-type="float" office:value="0.006224834" calcext:value-type="float">
            <text:p>0.006224834</text:p>
          </table:table-cell>
          <table:table-cell office:value-type="float" office:value="1163.485" calcext:value-type="float">
            <text:p>1163.485</text:p>
          </table:table-cell>
          <table:table-cell office:value-type="float" office:value="1.159815" calcext:value-type="float">
            <text:p>1.159815</text:p>
          </table:table-cell>
          <table:table-cell office:value-type="float" office:value="0" calcext:value-type="float">
            <text:p>0</text:p>
          </table:table-cell>
          <table:table-cell office:value-type="float" office:value="0.5333344" calcext:value-type="float">
            <text:p>0.5333344</text:p>
          </table:table-cell>
          <table:table-cell office:value-type="float" office:value="0.4853893" calcext:value-type="float">
            <text:p>0.4853893</text:p>
          </table:table-cell>
          <table:table-cell office:value-type="float" office:value="0.4179091" calcext:value-type="float">
            <text:p>0.4179091</text:p>
          </table:table-cell>
          <table:table-cell office:value-type="float" office:value="0.08771648" calcext:value-type="float">
            <text:p>0.08771648</text:p>
          </table:table-cell>
          <table:table-cell office:value-type="float" office:value="0.09099742" calcext:value-type="float">
            <text:p>0.09099742</text:p>
          </table:table-cell>
          <table:table-cell office:value-type="float" office:value="0.03571906" calcext:value-type="float">
            <text:p>0.03571906</text:p>
          </table:table-cell>
          <table:table-cell office:value-type="float" office:value="0.04527494" calcext:value-type="float">
            <text:p>0.04527494</text:p>
          </table:table-cell>
          <table:table-cell office:value-type="float" office:value="0.08211205" calcext:value-type="float">
            <text:p>0.08211205</text:p>
          </table:table-cell>
          <table:table-cell office:value-type="float" office:value="0.1479568" calcext:value-type="float">
            <text:p>0.1479568</text:p>
          </table:table-cell>
          <table:table-cell office:value-type="float" office:value="0.1657004" calcext:value-type="float">
            <text:p>0.1657004</text:p>
          </table:table-cell>
          <table:table-cell office:value-type="float" office:value="0.1641788" calcext:value-type="float">
            <text:p>0.1641788</text:p>
          </table:table-cell>
          <table:table-cell office:value-type="float" office:value="0.1693303" calcext:value-type="float">
            <text:p>0.1693303</text:p>
          </table:table-cell>
          <table:table-cell office:value-type="float" office:value="0.1941717" calcext:value-type="float">
            <text:p>0.1941717</text:p>
          </table:table-cell>
          <table:table-cell office:value-type="float" office:value="0.1969443" calcext:value-type="float">
            <text:p>0.1969443</text:p>
          </table:table-cell>
          <table:table-cell office:value-type="float" office:value="0" calcext:value-type="float">
            <text:p>0</text:p>
          </table:table-cell>
          <table:table-cell office:value-type="float" office:value="32.07004" calcext:value-type="float">
            <text:p>32.07004</text:p>
          </table:table-cell>
          <table:table-cell office:value-type="float" office:value="28.82118" calcext:value-type="float">
            <text:p>28.82118</text:p>
          </table:table-cell>
          <table:table-cell office:value-type="float" office:value="27.56098" calcext:value-type="float">
            <text:p>27.56098</text:p>
          </table:table-cell>
          <table:table-cell office:value-type="float" office:value="9.409809" calcext:value-type="float">
            <text:p>9.409809</text:p>
          </table:table-cell>
          <table:table-cell office:value-type="float" office:value="8.758613" calcext:value-type="float">
            <text:p>8.758613</text:p>
          </table:table-cell>
          <table:table-cell office:value-type="float" office:value="3.186311" calcext:value-type="float">
            <text:p>3.186311</text:p>
          </table:table-cell>
          <table:table-cell office:value-type="float" office:value="3.082841" calcext:value-type="float">
            <text:p>3.082841</text:p>
          </table:table-cell>
          <table:table-cell office:value-type="float" office:value="5.512973" calcext:value-type="float">
            <text:p>5.512973</text:p>
          </table:table-cell>
          <table:table-cell office:value-type="float" office:value="8.175965" calcext:value-type="float">
            <text:p>8.175965</text:p>
          </table:table-cell>
          <table:table-cell office:value-type="float" office:value="8.690986" calcext:value-type="float">
            <text:p>8.690986</text:p>
          </table:table-cell>
          <table:table-cell office:value-type="float" office:value="9.667296" calcext:value-type="float">
            <text:p>9.667296</text:p>
          </table:table-cell>
          <table:table-cell office:value-type="float" office:value="10.05595" calcext:value-type="float">
            <text:p>10.05595</text:p>
          </table:table-cell>
          <table:table-cell office:value-type="float" office:value="12.56012" calcext:value-type="float">
            <text:p>12.56012</text:p>
          </table:table-cell>
          <table:table-cell office:value-type="float" office:value="12.76977" calcext:value-type="float">
            <text:p>12.76977</text:p>
          </table:table-cell>
          <table:table-cell office:value-type="float" office:value="0" calcext:value-type="float">
            <text:p>0</text:p>
          </table:table-cell>
          <table:table-cell office:value-type="float" office:value="15.94879" calcext:value-type="float">
            <text:p>15.94879</text:p>
          </table:table-cell>
          <table:table-cell office:value-type="float" office:value="0" calcext:value-type="float">
            <text:p>0</text:p>
          </table:table-cell>
          <table:table-cell office:value-type="float" office:value="2.080981" calcext:value-type="float">
            <text:p>2.08098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8122006" calcext:value-type="float">
            <text:p>28122006</text:p>
          </table:table-cell>
          <table:table-cell office:value-type="float" office:value="7.304998" calcext:value-type="float">
            <text:p>7.304998</text:p>
          </table:table-cell>
          <table:table-cell office:value-type="float" office:value="133.4288" calcext:value-type="float">
            <text:p>133.4288</text:p>
          </table:table-cell>
          <table:table-cell office:value-type="float" office:value="0" calcext:value-type="float">
            <text:p>0</text:p>
          </table:table-cell>
          <table:table-cell office:value-type="float" office:value="-2.025404" calcext:value-type="float">
            <text:p>-2.025404</text:p>
          </table:table-cell>
          <table:table-cell office:value-type="float" office:value="39.44465" calcext:value-type="float">
            <text:p>39.44465</text:p>
          </table:table-cell>
          <table:table-cell office:value-type="float" office:value="0.1391943" calcext:value-type="float">
            <text:p>0.1391943</text:p>
          </table:table-cell>
          <table:table-cell office:value-type="float" office:value="0.0003658559" calcext:value-type="float">
            <text:p>0.0003658559</text:p>
          </table:table-cell>
          <table:table-cell office:value-type="float" office:value="0.2029732" calcext:value-type="float">
            <text:p>0.2029732</text:p>
          </table:table-cell>
          <table:table-cell office:value-type="float" office:value="0.006224846" calcext:value-type="float">
            <text:p>0.006224846</text:p>
          </table:table-cell>
          <table:table-cell office:value-type="float" office:value="1163.482" calcext:value-type="float">
            <text:p>1163.482</text:p>
          </table:table-cell>
          <table:table-cell office:value-type="float" office:value="1.166085" calcext:value-type="float">
            <text:p>1.166085</text:p>
          </table:table-cell>
          <table:table-cell office:value-type="float" office:value="0" calcext:value-type="float">
            <text:p>0</text:p>
          </table:table-cell>
          <table:table-cell office:value-type="float" office:value="0.6867411" calcext:value-type="float">
            <text:p>0.6867411</text:p>
          </table:table-cell>
          <table:table-cell office:value-type="float" office:value="0.5111173" calcext:value-type="float">
            <text:p>0.5111173</text:p>
          </table:table-cell>
          <table:table-cell office:value-type="float" office:value="0.4101071" calcext:value-type="float">
            <text:p>0.4101071</text:p>
          </table:table-cell>
          <table:table-cell office:value-type="float" office:value="0.08842806" calcext:value-type="float">
            <text:p>0.08842806</text:p>
          </table:table-cell>
          <table:table-cell office:value-type="float" office:value="0.09280403" calcext:value-type="float">
            <text:p>0.09280403</text:p>
          </table:table-cell>
          <table:table-cell office:value-type="float" office:value="0.03647647" calcext:value-type="float">
            <text:p>0.03647647</text:p>
          </table:table-cell>
          <table:table-cell office:value-type="float" office:value="0.04578294" calcext:value-type="float">
            <text:p>0.04578294</text:p>
          </table:table-cell>
          <table:table-cell office:value-type="float" office:value="0.08220155" calcext:value-type="float">
            <text:p>0.08220155</text:p>
          </table:table-cell>
          <table:table-cell office:value-type="float" office:value="0.1479841" calcext:value-type="float">
            <text:p>0.1479841</text:p>
          </table:table-cell>
          <table:table-cell office:value-type="float" office:value="0.1657229" calcext:value-type="float">
            <text:p>0.1657229</text:p>
          </table:table-cell>
          <table:table-cell office:value-type="float" office:value="0.1642184" calcext:value-type="float">
            <text:p>0.1642184</text:p>
          </table:table-cell>
          <table:table-cell office:value-type="float" office:value="0.1694285" calcext:value-type="float">
            <text:p>0.1694285</text:p>
          </table:table-cell>
          <table:table-cell office:value-type="float" office:value="0.1941845" calcext:value-type="float">
            <text:p>0.1941845</text:p>
          </table:table-cell>
          <table:table-cell office:value-type="float" office:value="0.1969551" calcext:value-type="float">
            <text:p>0.1969551</text:p>
          </table:table-cell>
          <table:table-cell office:value-type="float" office:value="0" calcext:value-type="float">
            <text:p>0</text:p>
          </table:table-cell>
          <table:table-cell office:value-type="float" office:value="32.17366" calcext:value-type="float">
            <text:p>32.17366</text:p>
          </table:table-cell>
          <table:table-cell office:value-type="float" office:value="28.87278" calcext:value-type="float">
            <text:p>28.87278</text:p>
          </table:table-cell>
          <table:table-cell office:value-type="float" office:value="27.60967" calcext:value-type="float">
            <text:p>27.60967</text:p>
          </table:table-cell>
          <table:table-cell office:value-type="float" office:value="9.41185" calcext:value-type="float">
            <text:p>9.41185</text:p>
          </table:table-cell>
          <table:table-cell office:value-type="float" office:value="8.76418" calcext:value-type="float">
            <text:p>8.76418</text:p>
          </table:table-cell>
          <table:table-cell office:value-type="float" office:value="3.187806" calcext:value-type="float">
            <text:p>3.187806</text:p>
          </table:table-cell>
          <table:table-cell office:value-type="float" office:value="3.085755" calcext:value-type="float">
            <text:p>3.085755</text:p>
          </table:table-cell>
          <table:table-cell office:value-type="float" office:value="5.516392" calcext:value-type="float">
            <text:p>5.516392</text:p>
          </table:table-cell>
          <table:table-cell office:value-type="float" office:value="8.180124" calcext:value-type="float">
            <text:p>8.180124</text:p>
          </table:table-cell>
          <table:table-cell office:value-type="float" office:value="8.695463" calcext:value-type="float">
            <text:p>8.695463</text:p>
          </table:table-cell>
          <table:table-cell office:value-type="float" office:value="9.671595" calcext:value-type="float">
            <text:p>9.671595</text:p>
          </table:table-cell>
          <table:table-cell office:value-type="float" office:value="10.06036" calcext:value-type="float">
            <text:p>10.06036</text:p>
          </table:table-cell>
          <table:table-cell office:value-type="float" office:value="12.56138" calcext:value-type="float">
            <text:p>12.56138</text:p>
          </table:table-cell>
          <table:table-cell office:value-type="float" office:value="12.77088" calcext:value-type="float">
            <text:p>12.77088</text:p>
          </table:table-cell>
          <table:table-cell office:value-type="float" office:value="0" calcext:value-type="float">
            <text:p>0</text:p>
          </table:table-cell>
          <table:table-cell office:value-type="float" office:value="5.473759" calcext:value-type="float">
            <text:p>5.473759</text:p>
          </table:table-cell>
          <table:table-cell office:value-type="float" office:value="0" calcext:value-type="float">
            <text:p>0</text:p>
          </table:table-cell>
          <table:table-cell office:value-type="float" office:value="2.080981" calcext:value-type="float">
            <text:p>2.08098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122006" calcext:value-type="float">
            <text:p>29122006</text:p>
          </table:table-cell>
          <table:table-cell office:value-type="float" office:value="7.28543" calcext:value-type="float">
            <text:p>7.28543</text:p>
          </table:table-cell>
          <table:table-cell office:value-type="float" office:value="133.4293" calcext:value-type="float">
            <text:p>133.4293</text:p>
          </table:table-cell>
          <table:table-cell office:value-type="float" office:value="0" calcext:value-type="float">
            <text:p>0</text:p>
          </table:table-cell>
          <table:table-cell office:value-type="float" office:value="-2.025404" calcext:value-type="float">
            <text:p>-2.025404</text:p>
          </table:table-cell>
          <table:table-cell office:value-type="float" office:value="39.46304" calcext:value-type="float">
            <text:p>39.46304</text:p>
          </table:table-cell>
          <table:table-cell office:value-type="float" office:value="0.1391943" calcext:value-type="float">
            <text:p>0.1391943</text:p>
          </table:table-cell>
          <table:table-cell office:value-type="float" office:value="0.0003658867" calcext:value-type="float">
            <text:p>0.0003658867</text:p>
          </table:table-cell>
          <table:table-cell office:value-type="float" office:value="0.2029732" calcext:value-type="float">
            <text:p>0.2029732</text:p>
          </table:table-cell>
          <table:table-cell office:value-type="float" office:value="0.006225057" calcext:value-type="float">
            <text:p>0.006225057</text:p>
          </table:table-cell>
          <table:table-cell office:value-type="float" office:value="1163.479" calcext:value-type="float">
            <text:p>1163.479</text:p>
          </table:table-cell>
          <table:table-cell office:value-type="float" office:value="1.174964" calcext:value-type="float">
            <text:p>1.174964</text:p>
          </table:table-cell>
          <table:table-cell office:value-type="float" office:value="0" calcext:value-type="float">
            <text:p>0</text:p>
          </table:table-cell>
          <table:table-cell office:value-type="float" office:value="0.3587395" calcext:value-type="float">
            <text:p>0.3587395</text:p>
          </table:table-cell>
          <table:table-cell office:value-type="float" office:value="0.4301065" calcext:value-type="float">
            <text:p>0.4301065</text:p>
          </table:table-cell>
          <table:table-cell office:value-type="float" office:value="0.4339111" calcext:value-type="float">
            <text:p>0.4339111</text:p>
          </table:table-cell>
          <table:table-cell office:value-type="float" office:value="0.0955593" calcext:value-type="float">
            <text:p>0.0955593</text:p>
          </table:table-cell>
          <table:table-cell office:value-type="float" office:value="0.09460445" calcext:value-type="float">
            <text:p>0.09460445</text:p>
          </table:table-cell>
          <table:table-cell office:value-type="float" office:value="0.03689318" calcext:value-type="float">
            <text:p>0.03689318</text:p>
          </table:table-cell>
          <table:table-cell office:value-type="float" office:value="0.04483766" calcext:value-type="float">
            <text:p>0.04483766</text:p>
          </table:table-cell>
          <table:table-cell office:value-type="float" office:value="0.08218279" calcext:value-type="float">
            <text:p>0.08218279</text:p>
          </table:table-cell>
          <table:table-cell office:value-type="float" office:value="0.1480254" calcext:value-type="float">
            <text:p>0.1480254</text:p>
          </table:table-cell>
          <table:table-cell office:value-type="float" office:value="0.1657471" calcext:value-type="float">
            <text:p>0.1657471</text:p>
          </table:table-cell>
          <table:table-cell office:value-type="float" office:value="0.164258" calcext:value-type="float">
            <text:p>0.164258</text:p>
          </table:table-cell>
          <table:table-cell office:value-type="float" office:value="0.1694278" calcext:value-type="float">
            <text:p>0.1694278</text:p>
          </table:table-cell>
          <table:table-cell office:value-type="float" office:value="0.1941975" calcext:value-type="float">
            <text:p>0.1941975</text:p>
          </table:table-cell>
          <table:table-cell office:value-type="float" office:value="0.1969672" calcext:value-type="float">
            <text:p>0.1969672</text:p>
          </table:table-cell>
          <table:table-cell office:value-type="float" office:value="0" calcext:value-type="float">
            <text:p>0</text:p>
          </table:table-cell>
          <table:table-cell office:value-type="float" office:value="32.23925" calcext:value-type="float">
            <text:p>32.23925</text:p>
          </table:table-cell>
          <table:table-cell office:value-type="float" office:value="28.94383" calcext:value-type="float">
            <text:p>28.94383</text:p>
          </table:table-cell>
          <table:table-cell office:value-type="float" office:value="27.66223" calcext:value-type="float">
            <text:p>27.66223</text:p>
          </table:table-cell>
          <table:table-cell office:value-type="float" office:value="9.414423" calcext:value-type="float">
            <text:p>9.414423</text:p>
          </table:table-cell>
          <table:table-cell office:value-type="float" office:value="8.76994" calcext:value-type="float">
            <text:p>8.76994</text:p>
          </table:table-cell>
          <table:table-cell office:value-type="float" office:value="3.18937" calcext:value-type="float">
            <text:p>3.18937</text:p>
          </table:table-cell>
          <table:table-cell office:value-type="float" office:value="3.088542" calcext:value-type="float">
            <text:p>3.088542</text:p>
          </table:table-cell>
          <table:table-cell office:value-type="float" office:value="5.51981" calcext:value-type="float">
            <text:p>5.51981</text:p>
          </table:table-cell>
          <table:table-cell office:value-type="float" office:value="8.184284" calcext:value-type="float">
            <text:p>8.184284</text:p>
          </table:table-cell>
          <table:table-cell office:value-type="float" office:value="8.699945" calcext:value-type="float">
            <text:p>8.699945</text:p>
          </table:table-cell>
          <table:table-cell office:value-type="float" office:value="9.675894" calcext:value-type="float">
            <text:p>9.675894</text:p>
          </table:table-cell>
          <table:table-cell office:value-type="float" office:value="10.06478" calcext:value-type="float">
            <text:p>10.06478</text:p>
          </table:table-cell>
          <table:table-cell office:value-type="float" office:value="12.56262" calcext:value-type="float">
            <text:p>12.56262</text:p>
          </table:table-cell>
          <table:table-cell office:value-type="float" office:value="12.772" calcext:value-type="float">
            <text:p>12.772</text:p>
          </table:table-cell>
          <table:table-cell office:value-type="float" office:value="0" calcext:value-type="float">
            <text:p>0</text:p>
          </table:table-cell>
          <table:table-cell office:value-type="float" office:value="0.7889563" calcext:value-type="float">
            <text:p>0.7889563</text:p>
          </table:table-cell>
          <table:table-cell office:value-type="float" office:value="0" calcext:value-type="float">
            <text:p>0</text:p>
          </table:table-cell>
          <table:table-cell office:value-type="float" office:value="2.080981" calcext:value-type="float">
            <text:p>2.08098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0122006" calcext:value-type="float">
            <text:p>30122006</text:p>
          </table:table-cell>
          <table:table-cell office:value-type="float" office:value="7.26952" calcext:value-type="float">
            <text:p>7.26952</text:p>
          </table:table-cell>
          <table:table-cell office:value-type="float" office:value="133.4298" calcext:value-type="float">
            <text:p>133.4298</text:p>
          </table:table-cell>
          <table:table-cell office:value-type="float" office:value="0" calcext:value-type="float">
            <text:p>0</text:p>
          </table:table-cell>
          <table:table-cell office:value-type="float" office:value="-2.025404" calcext:value-type="float">
            <text:p>-2.025404</text:p>
          </table:table-cell>
          <table:table-cell office:value-type="float" office:value="39.48106" calcext:value-type="float">
            <text:p>39.48106</text:p>
          </table:table-cell>
          <table:table-cell office:value-type="float" office:value="0.1391943" calcext:value-type="float">
            <text:p>0.1391943</text:p>
          </table:table-cell>
          <table:table-cell office:value-type="float" office:value="0.0003659208" calcext:value-type="float">
            <text:p>0.0003659208</text:p>
          </table:table-cell>
          <table:table-cell office:value-type="float" office:value="0.2029732" calcext:value-type="float">
            <text:p>0.2029732</text:p>
          </table:table-cell>
          <table:table-cell office:value-type="float" office:value="0.006225282" calcext:value-type="float">
            <text:p>0.006225282</text:p>
          </table:table-cell>
          <table:table-cell office:value-type="float" office:value="1163.478" calcext:value-type="float">
            <text:p>1163.478</text:p>
          </table:table-cell>
          <table:table-cell office:value-type="float" office:value="1.181575" calcext:value-type="float">
            <text:p>1.181575</text:p>
          </table:table-cell>
          <table:table-cell office:value-type="float" office:value="0" calcext:value-type="float">
            <text:p>0</text:p>
          </table:table-cell>
          <table:table-cell office:value-type="float" office:value="0.34614" calcext:value-type="float">
            <text:p>0.34614</text:p>
          </table:table-cell>
          <table:table-cell office:value-type="float" office:value="0.3444002" calcext:value-type="float">
            <text:p>0.3444002</text:p>
          </table:table-cell>
          <table:table-cell office:value-type="float" office:value="0.3228928" calcext:value-type="float">
            <text:p>0.3228928</text:p>
          </table:table-cell>
          <table:table-cell office:value-type="float" office:value="0.131324" calcext:value-type="float">
            <text:p>0.131324</text:p>
          </table:table-cell>
          <table:table-cell office:value-type="float" office:value="0.1001629" calcext:value-type="float">
            <text:p>0.1001629</text:p>
          </table:table-cell>
          <table:table-cell office:value-type="float" office:value="0.03750152" calcext:value-type="float">
            <text:p>0.03750152</text:p>
          </table:table-cell>
          <table:table-cell office:value-type="float" office:value="0.04371439" calcext:value-type="float">
            <text:p>0.04371439</text:p>
          </table:table-cell>
          <table:table-cell office:value-type="float" office:value="0.08207048" calcext:value-type="float">
            <text:p>0.08207048</text:p>
          </table:table-cell>
          <table:table-cell office:value-type="float" office:value="0.1480714" calcext:value-type="float">
            <text:p>0.1480714</text:p>
          </table:table-cell>
          <table:table-cell office:value-type="float" office:value="0.1657733" calcext:value-type="float">
            <text:p>0.1657733</text:p>
          </table:table-cell>
          <table:table-cell office:value-type="float" office:value="0.1642978" calcext:value-type="float">
            <text:p>0.1642978</text:p>
          </table:table-cell>
          <table:table-cell office:value-type="float" office:value="0.1693738" calcext:value-type="float">
            <text:p>0.1693738</text:p>
          </table:table-cell>
          <table:table-cell office:value-type="float" office:value="0.194211" calcext:value-type="float">
            <text:p>0.194211</text:p>
          </table:table-cell>
          <table:table-cell office:value-type="float" office:value="0.1969788" calcext:value-type="float">
            <text:p>0.1969788</text:p>
          </table:table-cell>
          <table:table-cell office:value-type="float" office:value="0" calcext:value-type="float">
            <text:p>0</text:p>
          </table:table-cell>
          <table:table-cell office:value-type="float" office:value="32.24397" calcext:value-type="float">
            <text:p>32.24397</text:p>
          </table:table-cell>
          <table:table-cell office:value-type="float" office:value="28.97178" calcext:value-type="float">
            <text:p>28.97178</text:p>
          </table:table-cell>
          <table:table-cell office:value-type="float" office:value="27.71054" calcext:value-type="float">
            <text:p>27.71054</text:p>
          </table:table-cell>
          <table:table-cell office:value-type="float" office:value="9.455003" calcext:value-type="float">
            <text:p>9.455003</text:p>
          </table:table-cell>
          <table:table-cell office:value-type="float" office:value="8.784006" calcext:value-type="float">
            <text:p>8.784006</text:p>
          </table:table-cell>
          <table:table-cell office:value-type="float" office:value="3.191093" calcext:value-type="float">
            <text:p>3.191093</text:p>
          </table:table-cell>
          <table:table-cell office:value-type="float" office:value="3.091271" calcext:value-type="float">
            <text:p>3.091271</text:p>
          </table:table-cell>
          <table:table-cell office:value-type="float" office:value="5.523235" calcext:value-type="float">
            <text:p>5.523235</text:p>
          </table:table-cell>
          <table:table-cell office:value-type="float" office:value="8.188443" calcext:value-type="float">
            <text:p>8.188443</text:p>
          </table:table-cell>
          <table:table-cell office:value-type="float" office:value="8.704423" calcext:value-type="float">
            <text:p>8.704423</text:p>
          </table:table-cell>
          <table:table-cell office:value-type="float" office:value="9.680192" calcext:value-type="float">
            <text:p>9.680192</text:p>
          </table:table-cell>
          <table:table-cell office:value-type="float" office:value="10.0692" calcext:value-type="float">
            <text:p>10.0692</text:p>
          </table:table-cell>
          <table:table-cell office:value-type="float" office:value="12.56386" calcext:value-type="float">
            <text:p>12.56386</text:p>
          </table:table-cell>
          <table:table-cell office:value-type="float" office:value="12.77312" calcext:value-type="float">
            <text:p>12.77312</text:p>
          </table:table-cell>
          <table:table-cell office:value-type="float" office:value="0" calcext:value-type="float">
            <text:p>0</text:p>
          </table:table-cell>
          <table:table-cell office:value-type="float" office:value="4.925683" calcext:value-type="float">
            <text:p>4.925683</text:p>
          </table:table-cell>
          <table:table-cell office:value-type="float" office:value="0" calcext:value-type="float">
            <text:p>0</text:p>
          </table:table-cell>
          <table:table-cell office:value-type="float" office:value="2.080981" calcext:value-type="float">
            <text:p>2.08098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1122006" calcext:value-type="float">
            <text:p>31122006</text:p>
          </table:table-cell>
          <table:table-cell office:value-type="float" office:value="7.25844" calcext:value-type="float">
            <text:p>7.25844</text:p>
          </table:table-cell>
          <table:table-cell office:value-type="float" office:value="133.43" calcext:value-type="float">
            <text:p>133.43</text:p>
          </table:table-cell>
          <table:table-cell office:value-type="float" office:value="0" calcext:value-type="float">
            <text:p>0</text:p>
          </table:table-cell>
          <table:table-cell office:value-type="float" office:value="-2.025404" calcext:value-type="float">
            <text:p>-2.025404</text:p>
          </table:table-cell>
          <table:table-cell office:value-type="float" office:value="39.49632" calcext:value-type="float">
            <text:p>39.49632</text:p>
          </table:table-cell>
          <table:table-cell office:value-type="float" office:value="0.1391943" calcext:value-type="float">
            <text:p>0.1391943</text:p>
          </table:table-cell>
          <table:table-cell office:value-type="float" office:value="0.0003659959" calcext:value-type="float">
            <text:p>0.0003659959</text:p>
          </table:table-cell>
          <table:table-cell office:value-type="float" office:value="0.2029732" calcext:value-type="float">
            <text:p>0.2029732</text:p>
          </table:table-cell>
          <table:table-cell office:value-type="float" office:value="0.006225788" calcext:value-type="float">
            <text:p>0.006225788</text:p>
          </table:table-cell>
          <table:table-cell office:value-type="float" office:value="1163.477" calcext:value-type="float">
            <text:p>1163.477</text:p>
          </table:table-cell>
          <table:table-cell office:value-type="float" office:value="1.185405" calcext:value-type="float">
            <text:p>1.185405</text:p>
          </table:table-cell>
          <table:table-cell office:value-type="float" office:value="0" calcext:value-type="float">
            <text:p>0</text:p>
          </table:table-cell>
          <table:table-cell office:value-type="float" office:value="0.3772109" calcext:value-type="float">
            <text:p>0.3772109</text:p>
          </table:table-cell>
          <table:table-cell office:value-type="float" office:value="0.322897" calcext:value-type="float">
            <text:p>0.322897</text:p>
          </table:table-cell>
          <table:table-cell office:value-type="float" office:value="0.2749695" calcext:value-type="float">
            <text:p>0.2749695</text:p>
          </table:table-cell>
          <table:table-cell office:value-type="float" office:value="0.08823981" calcext:value-type="float">
            <text:p>0.08823981</text:p>
          </table:table-cell>
          <table:table-cell office:value-type="float" office:value="0.08126947" calcext:value-type="float">
            <text:p>0.08126947</text:p>
          </table:table-cell>
          <table:table-cell office:value-type="float" office:value="0.0370701" calcext:value-type="float">
            <text:p>0.0370701</text:p>
          </table:table-cell>
          <table:table-cell office:value-type="float" office:value="0.03644749" calcext:value-type="float">
            <text:p>0.03644749</text:p>
          </table:table-cell>
          <table:table-cell office:value-type="float" office:value="0.08176555" calcext:value-type="float">
            <text:p>0.08176555</text:p>
          </table:table-cell>
          <table:table-cell office:value-type="float" office:value="0.1481097" calcext:value-type="float">
            <text:p>0.1481097</text:p>
          </table:table-cell>
          <table:table-cell office:value-type="float" office:value="0.1658006" calcext:value-type="float">
            <text:p>0.1658006</text:p>
          </table:table-cell>
          <table:table-cell office:value-type="float" office:value="0.1643378" calcext:value-type="float">
            <text:p>0.1643378</text:p>
          </table:table-cell>
          <table:table-cell office:value-type="float" office:value="0.1694035" calcext:value-type="float">
            <text:p>0.1694035</text:p>
          </table:table-cell>
          <table:table-cell office:value-type="float" office:value="0.1942248" calcext:value-type="float">
            <text:p>0.1942248</text:p>
          </table:table-cell>
          <table:table-cell office:value-type="float" office:value="0.1969904" calcext:value-type="float">
            <text:p>0.1969904</text:p>
          </table:table-cell>
          <table:table-cell office:value-type="float" office:value="0" calcext:value-type="float">
            <text:p>0</text:p>
          </table:table-cell>
          <table:table-cell office:value-type="float" office:value="32.2831" calcext:value-type="float">
            <text:p>32.2831</text:p>
          </table:table-cell>
          <table:table-cell office:value-type="float" office:value="28.99513" calcext:value-type="float">
            <text:p>28.99513</text:p>
          </table:table-cell>
          <table:table-cell office:value-type="float" office:value="27.73491" calcext:value-type="float">
            <text:p>27.73491</text:p>
          </table:table-cell>
          <table:table-cell office:value-type="float" office:value="9.466875" calcext:value-type="float">
            <text:p>9.466875</text:p>
          </table:table-cell>
          <table:table-cell office:value-type="float" office:value="8.79132" calcext:value-type="float">
            <text:p>8.79132</text:p>
          </table:table-cell>
          <table:table-cell office:value-type="float" office:value="3.192993" calcext:value-type="float">
            <text:p>3.192993</text:p>
          </table:table-cell>
          <table:table-cell office:value-type="float" office:value="3.093263" calcext:value-type="float">
            <text:p>3.093263</text:p>
          </table:table-cell>
          <table:table-cell office:value-type="float" office:value="5.526637" calcext:value-type="float">
            <text:p>5.526637</text:p>
          </table:table-cell>
          <table:table-cell office:value-type="float" office:value="8.192603" calcext:value-type="float">
            <text:p>8.192603</text:p>
          </table:table-cell>
          <table:table-cell office:value-type="float" office:value="8.708905" calcext:value-type="float">
            <text:p>8.708905</text:p>
          </table:table-cell>
          <table:table-cell office:value-type="float" office:value="9.684491" calcext:value-type="float">
            <text:p>9.684491</text:p>
          </table:table-cell>
          <table:table-cell office:value-type="float" office:value="10.07362" calcext:value-type="float">
            <text:p>10.07362</text:p>
          </table:table-cell>
          <table:table-cell office:value-type="float" office:value="12.5651" calcext:value-type="float">
            <text:p>12.5651</text:p>
          </table:table-cell>
          <table:table-cell office:value-type="float" office:value="12.77271" calcext:value-type="float">
            <text:p>12.77271</text:p>
          </table:table-cell>
          <table:table-cell office:value-type="float" office:value="0" calcext:value-type="float">
            <text:p>0</text:p>
          </table:table-cell>
          <table:table-cell office:value-type="float" office:value="15.01149" calcext:value-type="float">
            <text:p>15.01149</text:p>
          </table:table-cell>
          <table:table-cell office:value-type="float" office:value="0" calcext:value-type="float">
            <text:p>0</text:p>
          </table:table-cell>
          <table:table-cell office:value-type="float" office:value="2.080981" calcext:value-type="float">
            <text:p>2.0809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3-06T17:58:34.207958540</dc:date>
    <meta:editing-duration>PT7S</meta:editing-duration>
    <meta:editing-cycles>1</meta:editing-cycles>
    <meta:document-statistic meta:table-count="1" meta:cell-count="17202" meta:object-count="0"/>
    <meta:generator>LibreOffice/6.4.7.2$Linux_X86_64 LibreOffice_project/40$Build-2</meta:generator>
  </office:meta>
</office:document-meta>
</file>